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nswer_2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実績</text:p>
          </table:table-cell>
          <table:table-cell office:value-type="string" calcext:value-type="string">
            <text:p>予測値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12950342" calcext:value-type="float">
            <text:p>1.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297996" calcext:value-type="float">
            <text:p>0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2971468" calcext:value-type="float">
            <text:p>0.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75265455" calcext:value-type="float">
            <text:p>4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669357965" calcext:value-type="float">
            <text:p>8.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5218894" calcext:value-type="float">
            <text:p>0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97917273" calcext:value-type="float">
            <text:p>1.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68513168" calcext:value-type="float">
            <text:p>1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3176739" calcext:value-type="float">
            <text:p>0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5091596" calcext:value-type="float">
            <text:p>0.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41978547" calcext:value-type="float">
            <text:p>1.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2752003" calcext:value-type="float">
            <text:p>0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442731" calcext:value-type="float">
            <text:p>0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22926164" calcext:value-type="float">
            <text:p>1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923831" calcext:value-type="float">
            <text:p>0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1193802" calcext:value-type="float">
            <text:p>0.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987542" calcext:value-type="float">
            <text:p>0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9638123" calcext:value-type="float">
            <text:p>0.65</text:p>
          </table:table-cell>
        </table:table-row>
        <table:table-row table:style-name="ro1" table:number-rows-repeated="104855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nswer" table:style-name="ta1"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12950342" calcext:value-type="float">
            <text:p>1.212950342</text:p>
          </table:table-cell>
          <table:table-cell table:formula="of:=[.A1]-[.B1]" office:value-type="float" office:value="-1.212950342" calcext:value-type="float">
            <text:p>-1.212950342</text:p>
          </table:table-cell>
          <table:table-cell table:formula="of:=ABS([.C1])" office:value-type="float" office:value="1.212950342" calcext:value-type="float">
            <text:p>1.212950342</text:p>
          </table:table-cell>
          <table:table-cell table:formula="of:=[.C1]^2" office:value-type="float" office:value="1.47124853215792" calcext:value-type="float">
            <text:p>1.47124853215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297996" calcext:value-type="float">
            <text:p>0.059297996</text:p>
          </table:table-cell>
          <table:table-cell table:formula="of:=[.A2]-[.B2]" office:value-type="float" office:value="-0.059297996" calcext:value-type="float">
            <text:p>-0.059297996</text:p>
          </table:table-cell>
          <table:table-cell table:formula="of:=ABS([.C2])" office:value-type="float" office:value="0.059297996" calcext:value-type="float">
            <text:p>0.059297996</text:p>
          </table:table-cell>
          <table:table-cell table:formula="of:=[.C2]^2" office:value-type="float" office:value="0.00351625232961602" calcext:value-type="float">
            <text:p>0.00351625232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2971468" calcext:value-type="float">
            <text:p>0.802971468</text:p>
          </table:table-cell>
          <table:table-cell table:formula="of:=[.A3]-[.B3]" office:value-type="float" office:value="-0.802971468" calcext:value-type="float">
            <text:p>-0.802971468</text:p>
          </table:table-cell>
          <table:table-cell table:formula="of:=ABS([.C3])" office:value-type="float" office:value="0.802971468" calcext:value-type="float">
            <text:p>0.802971468</text:p>
          </table:table-cell>
          <table:table-cell table:formula="of:=[.C3]^2" office:value-type="float" office:value="0.644763178422075" calcext:value-type="float">
            <text:p>0.644763178422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75265455" calcext:value-type="float">
            <text:p>4.375265455</text:p>
          </table:table-cell>
          <table:table-cell table:formula="of:=[.A4]-[.B4]" office:value-type="float" office:value="-1.375265455" calcext:value-type="float">
            <text:p>-1.375265455</text:p>
          </table:table-cell>
          <table:table-cell table:formula="of:=ABS([.C4])" office:value-type="float" office:value="1.375265455" calcext:value-type="float">
            <text:p>1.375265455</text:p>
          </table:table-cell>
          <table:table-cell table:formula="of:=[.C4]^2" office:value-type="float" office:value="1.89135507171636" calcext:value-type="float">
            <text:p>1.891355071716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669357965" calcext:value-type="float">
            <text:p>8.669357965</text:p>
          </table:table-cell>
          <table:table-cell table:formula="of:=[.A5]-[.B5]" office:value-type="float" office:value="-1.669357965" calcext:value-type="float">
            <text:p>-1.669357965</text:p>
          </table:table-cell>
          <table:table-cell table:formula="of:=ABS([.C5])" office:value-type="float" office:value="1.669357965" calcext:value-type="float">
            <text:p>1.669357965</text:p>
          </table:table-cell>
          <table:table-cell table:formula="of:=[.C5]^2" office:value-type="float" office:value="2.78675601530894" calcext:value-type="float">
            <text:p>2.78675601530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5218894" calcext:value-type="float">
            <text:p>0.555218894</text:p>
          </table:table-cell>
          <table:table-cell table:formula="of:=[.A6]-[.B6]" office:value-type="float" office:value="-0.555218894" calcext:value-type="float">
            <text:p>-0.555218894</text:p>
          </table:table-cell>
          <table:table-cell table:formula="of:=ABS([.C6])" office:value-type="float" office:value="0.555218894" calcext:value-type="float">
            <text:p>0.555218894</text:p>
          </table:table-cell>
          <table:table-cell table:formula="of:=[.C6]^2" office:value-type="float" office:value="0.308268020254583" calcext:value-type="float">
            <text:p>0.308268020254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97917273" calcext:value-type="float">
            <text:p>1.197917273</text:p>
          </table:table-cell>
          <table:table-cell table:formula="of:=[.A7]-[.B7]" office:value-type="float" office:value="-0.197917273" calcext:value-type="float">
            <text:p>-0.197917273</text:p>
          </table:table-cell>
          <table:table-cell table:formula="of:=ABS([.C7])" office:value-type="float" office:value="0.197917273" calcext:value-type="float">
            <text:p>0.197917273</text:p>
          </table:table-cell>
          <table:table-cell table:formula="of:=[.C7]^2" office:value-type="float" office:value="0.0391712469517566" calcext:value-type="float">
            <text:p>0.039171246951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68513168" calcext:value-type="float">
            <text:p>1.768513168</text:p>
          </table:table-cell>
          <table:table-cell table:formula="of:=[.A8]-[.B8]" office:value-type="float" office:value="0.231486832" calcext:value-type="float">
            <text:p>0.231486832</text:p>
          </table:table-cell>
          <table:table-cell table:formula="of:=ABS([.C8])" office:value-type="float" office:value="0.231486832" calcext:value-type="float">
            <text:p>0.231486832</text:p>
          </table:table-cell>
          <table:table-cell table:formula="of:=[.C8]^2" office:value-type="float" office:value="0.0535861533893962" calcext:value-type="float">
            <text:p>0.053586153389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3176739" calcext:value-type="float">
            <text:p>0.613176739</text:p>
          </table:table-cell>
          <table:table-cell table:formula="of:=[.A9]-[.B9]" office:value-type="float" office:value="0.386823261" calcext:value-type="float">
            <text:p>0.386823261</text:p>
          </table:table-cell>
          <table:table-cell table:formula="of:=ABS([.C9])" office:value-type="float" office:value="0.386823261" calcext:value-type="float">
            <text:p>0.386823261</text:p>
          </table:table-cell>
          <table:table-cell table:formula="of:=[.C9]^2" office:value-type="float" office:value="0.149632235250674" calcext:value-type="float">
            <text:p>0.149632235250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5091596" calcext:value-type="float">
            <text:p>0.675091596</text:p>
          </table:table-cell>
          <table:table-cell table:formula="of:=[.A10]-[.B10]" office:value-type="float" office:value="0.324908404" calcext:value-type="float">
            <text:p>0.324908404</text:p>
          </table:table-cell>
          <table:table-cell table:formula="of:=ABS([.C10])" office:value-type="float" office:value="0.324908404" calcext:value-type="float">
            <text:p>0.324908404</text:p>
          </table:table-cell>
          <table:table-cell table:formula="of:=[.C10]^2" office:value-type="float" office:value="0.105565470989827" calcext:value-type="float">
            <text:p>0.105565470989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41978547" calcext:value-type="float">
            <text:p>1.241978547</text:p>
          </table:table-cell>
          <table:table-cell table:formula="of:=[.A11]-[.B11]" office:value-type="float" office:value="-1.241978547" calcext:value-type="float">
            <text:p>-1.241978547</text:p>
          </table:table-cell>
          <table:table-cell table:formula="of:=ABS([.C11])" office:value-type="float" office:value="1.241978547" calcext:value-type="float">
            <text:p>1.241978547</text:p>
          </table:table-cell>
          <table:table-cell table:formula="of:=[.C11]^2" office:value-type="float" office:value="1.54251071120823" calcext:value-type="float">
            <text:p>1.54251071120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2752003" calcext:value-type="float">
            <text:p>0.722752003</text:p>
          </table:table-cell>
          <table:table-cell table:formula="of:=[.A12]-[.B12]" office:value-type="float" office:value="-0.722752003" calcext:value-type="float">
            <text:p>-0.722752003</text:p>
          </table:table-cell>
          <table:table-cell table:formula="of:=ABS([.C12])" office:value-type="float" office:value="0.722752003" calcext:value-type="float">
            <text:p>0.722752003</text:p>
          </table:table-cell>
          <table:table-cell table:formula="of:=[.C12]^2" office:value-type="float" office:value="0.522370457840512" calcext:value-type="float">
            <text:p>0.522370457840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442731" calcext:value-type="float">
            <text:p>0.633442731</text:p>
          </table:table-cell>
          <table:table-cell table:formula="of:=[.A13]-[.B13]" office:value-type="float" office:value="-0.633442731" calcext:value-type="float">
            <text:p>-0.633442731</text:p>
          </table:table-cell>
          <table:table-cell table:formula="of:=ABS([.C13])" office:value-type="float" office:value="0.633442731" calcext:value-type="float">
            <text:p>0.633442731</text:p>
          </table:table-cell>
          <table:table-cell table:formula="of:=[.C13]^2" office:value-type="float" office:value="0.401249693456738" calcext:value-type="float">
            <text:p>0.401249693456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22926164" calcext:value-type="float">
            <text:p>1.822926164</text:p>
          </table:table-cell>
          <table:table-cell table:formula="of:=[.A14]-[.B14]" office:value-type="float" office:value="0.177073836" calcext:value-type="float">
            <text:p>0.177073836</text:p>
          </table:table-cell>
          <table:table-cell table:formula="of:=ABS([.C14])" office:value-type="float" office:value="0.177073836" calcext:value-type="float">
            <text:p>0.177073836</text:p>
          </table:table-cell>
          <table:table-cell table:formula="of:=[.C14]^2" office:value-type="float" office:value="0.0313551433957549" calcext:value-type="float">
            <text:p>0.031355143395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923831" calcext:value-type="float">
            <text:p>0.51923831</text:p>
          </table:table-cell>
          <table:table-cell table:formula="of:=[.A15]-[.B15]" office:value-type="float" office:value="-0.51923831" calcext:value-type="float">
            <text:p>-0.51923831</text:p>
          </table:table-cell>
          <table:table-cell table:formula="of:=ABS([.C15])" office:value-type="float" office:value="0.51923831" calcext:value-type="float">
            <text:p>0.51923831</text:p>
          </table:table-cell>
          <table:table-cell table:formula="of:=[.C15]^2" office:value-type="float" office:value="0.269608422571656" calcext:value-type="float">
            <text:p>0.269608422571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1193802" calcext:value-type="float">
            <text:p>0.191193802</text:p>
          </table:table-cell>
          <table:table-cell table:formula="of:=[.A16]-[.B16]" office:value-type="float" office:value="1.808806198" calcext:value-type="float">
            <text:p>1.808806198</text:p>
          </table:table-cell>
          <table:table-cell table:formula="of:=ABS([.C16])" office:value-type="float" office:value="1.808806198" calcext:value-type="float">
            <text:p>1.808806198</text:p>
          </table:table-cell>
          <table:table-cell table:formula="of:=[.C16]^2" office:value-type="float" office:value="3.27177986192322" calcext:value-type="float">
            <text:p>3.27177986192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987542" calcext:value-type="float">
            <text:p>0.658987542</text:p>
          </table:table-cell>
          <table:table-cell table:formula="of:=[.A17]-[.B17]" office:value-type="float" office:value="0.341012458" calcext:value-type="float">
            <text:p>0.341012458</text:p>
          </table:table-cell>
          <table:table-cell table:formula="of:=ABS([.C17])" office:value-type="float" office:value="0.341012458" calcext:value-type="float">
            <text:p>0.341012458</text:p>
          </table:table-cell>
          <table:table-cell table:formula="of:=[.C17]^2" office:value-type="float" office:value="0.116289496511202" calcext:value-type="float">
            <text:p>0.116289496511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9638123" calcext:value-type="float">
            <text:p>0.649638123</text:p>
          </table:table-cell>
          <table:table-cell table:formula="of:=[.A18]-[.B18]" office:value-type="float" office:value="-0.649638123" calcext:value-type="float">
            <text:p>-0.649638123</text:p>
          </table:table-cell>
          <table:table-cell table:formula="of:=ABS([.C18])" office:value-type="float" office:value="0.649638123" calcext:value-type="float">
            <text:p>0.649638123</text:p>
          </table:table-cell>
          <table:table-cell table:formula="of:=[.C18]^2" office:value-type="float" office:value="0.422029690854963" calcext:value-type="float">
            <text:p>0.422029690854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5662922" calcext:value-type="float">
            <text:p>0.125662922</text:p>
          </table:table-cell>
          <table:table-cell table:formula="of:=[.A19]-[.B19]" office:value-type="float" office:value="-0.125662922" calcext:value-type="float">
            <text:p>-0.125662922</text:p>
          </table:table-cell>
          <table:table-cell table:formula="of:=ABS([.C19])" office:value-type="float" office:value="0.125662922" calcext:value-type="float">
            <text:p>0.125662922</text:p>
          </table:table-cell>
          <table:table-cell table:formula="of:=[.C19]^2" office:value-type="float" office:value="0.0157911699655781" calcext:value-type="float">
            <text:p>0.015791169965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297996" calcext:value-type="float">
            <text:p>0.059297996</text:p>
          </table:table-cell>
          <table:table-cell table:formula="of:=[.A20]-[.B20]" office:value-type="float" office:value="-0.059297996" calcext:value-type="float">
            <text:p>-0.059297996</text:p>
          </table:table-cell>
          <table:table-cell table:formula="of:=ABS([.C20])" office:value-type="float" office:value="0.059297996" calcext:value-type="float">
            <text:p>0.059297996</text:p>
          </table:table-cell>
          <table:table-cell table:formula="of:=[.C20]^2" office:value-type="float" office:value="0.00351625232961602" calcext:value-type="float">
            <text:p>0.00351625232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4490191" calcext:value-type="float">
            <text:p>0.914490191</text:p>
          </table:table-cell>
          <table:table-cell table:formula="of:=[.A21]-[.B21]" office:value-type="float" office:value="-0.914490191" calcext:value-type="float">
            <text:p>-0.914490191</text:p>
          </table:table-cell>
          <table:table-cell table:formula="of:=ABS([.C21])" office:value-type="float" office:value="0.914490191" calcext:value-type="float">
            <text:p>0.914490191</text:p>
          </table:table-cell>
          <table:table-cell table:formula="of:=[.C21]^2" office:value-type="float" office:value="0.836292309435217" calcext:value-type="float">
            <text:p>0.836292309435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8094049" calcext:value-type="float">
            <text:p>0.978094049</text:p>
          </table:table-cell>
          <table:table-cell table:formula="of:=[.A22]-[.B22]" office:value-type="float" office:value="-0.978094049" calcext:value-type="float">
            <text:p>-0.978094049</text:p>
          </table:table-cell>
          <table:table-cell table:formula="of:=ABS([.C22])" office:value-type="float" office:value="0.978094049" calcext:value-type="float">
            <text:p>0.978094049</text:p>
          </table:table-cell>
          <table:table-cell table:formula="of:=[.C22]^2" office:value-type="float" office:value="0.956667968689215" calcext:value-type="float">
            <text:p>0.956667968689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8068016" calcext:value-type="float">
            <text:p>0.758068016</text:p>
          </table:table-cell>
          <table:table-cell table:formula="of:=[.A23]-[.B23]" office:value-type="float" office:value="-0.758068016" calcext:value-type="float">
            <text:p>-0.758068016</text:p>
          </table:table-cell>
          <table:table-cell table:formula="of:=ABS([.C23])" office:value-type="float" office:value="0.758068016" calcext:value-type="float">
            <text:p>0.758068016</text:p>
          </table:table-cell>
          <table:table-cell table:formula="of:=[.C23]^2" office:value-type="float" office:value="0.574667116882176" calcext:value-type="float">
            <text:p>0.574667116882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5218894" calcext:value-type="float">
            <text:p>0.555218894</text:p>
          </table:table-cell>
          <table:table-cell table:formula="of:=[.A24]-[.B24]" office:value-type="float" office:value="-0.555218894" calcext:value-type="float">
            <text:p>-0.555218894</text:p>
          </table:table-cell>
          <table:table-cell table:formula="of:=ABS([.C24])" office:value-type="float" office:value="0.555218894" calcext:value-type="float">
            <text:p>0.555218894</text:p>
          </table:table-cell>
          <table:table-cell table:formula="of:=[.C24]^2" office:value-type="float" office:value="0.308268020254583" calcext:value-type="float">
            <text:p>0.308268020254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0717811" calcext:value-type="float">
            <text:p>0.760717811</text:p>
          </table:table-cell>
          <table:table-cell table:formula="of:=[.A25]-[.B25]" office:value-type="float" office:value="0.239282189" calcext:value-type="float">
            <text:p>0.239282189</text:p>
          </table:table-cell>
          <table:table-cell table:formula="of:=ABS([.C25])" office:value-type="float" office:value="0.239282189" calcext:value-type="float">
            <text:p>0.239282189</text:p>
          </table:table-cell>
          <table:table-cell table:formula="of:=[.C25]^2" office:value-type="float" office:value="0.0572559659726317" calcext:value-type="float">
            <text:p>0.057255965972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8190569" calcext:value-type="float">
            <text:p>0.418190569</text:p>
          </table:table-cell>
          <table:table-cell table:formula="of:=[.A26]-[.B26]" office:value-type="float" office:value="1.581809431" calcext:value-type="float">
            <text:p>1.581809431</text:p>
          </table:table-cell>
          <table:table-cell table:formula="of:=ABS([.C26])" office:value-type="float" office:value="1.581809431" calcext:value-type="float">
            <text:p>1.581809431</text:p>
          </table:table-cell>
          <table:table-cell table:formula="of:=[.C26]^2" office:value-type="float" office:value="2.50212107600054" calcext:value-type="float">
            <text:p>2.50212107600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8847849" calcext:value-type="float">
            <text:p>0.228847849</text:p>
          </table:table-cell>
          <table:table-cell table:formula="of:=[.A27]-[.B27]" office:value-type="float" office:value="0.771152151" calcext:value-type="float">
            <text:p>0.771152151</text:p>
          </table:table-cell>
          <table:table-cell table:formula="of:=ABS([.C27])" office:value-type="float" office:value="0.771152151" calcext:value-type="float">
            <text:p>0.771152151</text:p>
          </table:table-cell>
          <table:table-cell table:formula="of:=[.C27]^2" office:value-type="float" office:value="0.594675639991927" calcext:value-type="float">
            <text:p>0.594675639991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9019483" calcext:value-type="float">
            <text:p>0.719019483</text:p>
          </table:table-cell>
          <table:table-cell table:formula="of:=[.A28]-[.B28]" office:value-type="float" office:value="-0.719019483" calcext:value-type="float">
            <text:p>-0.719019483</text:p>
          </table:table-cell>
          <table:table-cell table:formula="of:=ABS([.C28])" office:value-type="float" office:value="0.719019483" calcext:value-type="float">
            <text:p>0.719019483</text:p>
          </table:table-cell>
          <table:table-cell table:formula="of:=[.C28]^2" office:value-type="float" office:value="0.516989016933587" calcext:value-type="float">
            <text:p>0.516989016933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7501532" calcext:value-type="float">
            <text:p>1.017501532</text:p>
          </table:table-cell>
          <table:table-cell table:formula="of:=[.A29]-[.B29]" office:value-type="float" office:value="-1.017501532" calcext:value-type="float">
            <text:p>-1.017501532</text:p>
          </table:table-cell>
          <table:table-cell table:formula="of:=ABS([.C29])" office:value-type="float" office:value="1.017501532" calcext:value-type="float">
            <text:p>1.017501532</text:p>
          </table:table-cell>
          <table:table-cell table:formula="of:=[.C29]^2" office:value-type="float" office:value="1.03530936762235" calcext:value-type="float">
            <text:p>1.03530936762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0431364" calcext:value-type="float">
            <text:p>0.530431364</text:p>
          </table:table-cell>
          <table:table-cell table:formula="of:=[.A30]-[.B30]" office:value-type="float" office:value="0.469568636" calcext:value-type="float">
            <text:p>0.469568636</text:p>
          </table:table-cell>
          <table:table-cell table:formula="of:=ABS([.C30])" office:value-type="float" office:value="0.469568636" calcext:value-type="float">
            <text:p>0.469568636</text:p>
          </table:table-cell>
          <table:table-cell table:formula="of:=[.C30]^2" office:value-type="float" office:value="0.2204947039149" calcext:value-type="float">
            <text:p>0.2204947039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2399652" calcext:value-type="float">
            <text:p>0.572399652</text:p>
          </table:table-cell>
          <table:table-cell table:formula="of:=[.A31]-[.B31]" office:value-type="float" office:value="-0.572399652" calcext:value-type="float">
            <text:p>-0.572399652</text:p>
          </table:table-cell>
          <table:table-cell table:formula="of:=ABS([.C31])" office:value-type="float" office:value="0.572399652" calcext:value-type="float">
            <text:p>0.572399652</text:p>
          </table:table-cell>
          <table:table-cell table:formula="of:=[.C31]^2" office:value-type="float" office:value="0.327641361609721" calcext:value-type="float">
            <text:p>0.3276413616097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85118834" calcext:value-type="float">
            <text:p>1.585118834</text:p>
          </table:table-cell>
          <table:table-cell table:formula="of:=[.A32]-[.B32]" office:value-type="float" office:value="1.414881166" calcext:value-type="float">
            <text:p>1.414881166</text:p>
          </table:table-cell>
          <table:table-cell table:formula="of:=ABS([.C32])" office:value-type="float" office:value="1.414881166" calcext:value-type="float">
            <text:p>1.414881166</text:p>
          </table:table-cell>
          <table:table-cell table:formula="of:=[.C32]^2" office:value-type="float" office:value="2.00188871390152" calcext:value-type="float">
            <text:p>2.00188871390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0677787" calcext:value-type="float">
            <text:p>0.460677787</text:p>
          </table:table-cell>
          <table:table-cell table:formula="of:=[.A33]-[.B33]" office:value-type="float" office:value="0.539322213" calcext:value-type="float">
            <text:p>0.539322213</text:p>
          </table:table-cell>
          <table:table-cell table:formula="of:=ABS([.C33])" office:value-type="float" office:value="0.539322213" calcext:value-type="float">
            <text:p>0.539322213</text:p>
          </table:table-cell>
          <table:table-cell table:formula="of:=[.C33]^2" office:value-type="float" office:value="0.290868449435217" calcext:value-type="float">
            <text:p>0.290868449435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3083628" calcext:value-type="float">
            <text:p>0.563083628</text:p>
          </table:table-cell>
          <table:table-cell table:formula="of:=[.A34]-[.B34]" office:value-type="float" office:value="-0.563083628" calcext:value-type="float">
            <text:p>-0.563083628</text:p>
          </table:table-cell>
          <table:table-cell table:formula="of:=ABS([.C34])" office:value-type="float" office:value="0.563083628" calcext:value-type="float">
            <text:p>0.563083628</text:p>
          </table:table-cell>
          <table:table-cell table:formula="of:=[.C34]^2" office:value-type="float" office:value="0.317063172121642" calcext:value-type="float">
            <text:p>0.3170631721216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1487308" calcext:value-type="float">
            <text:p>0.111487308</text:p>
          </table:table-cell>
          <table:table-cell table:formula="of:=[.A35]-[.B35]" office:value-type="float" office:value="0.888512692" calcext:value-type="float">
            <text:p>0.888512692</text:p>
          </table:table-cell>
          <table:table-cell table:formula="of:=ABS([.C35])" office:value-type="float" office:value="0.888512692" calcext:value-type="float">
            <text:p>0.888512692</text:p>
          </table:table-cell>
          <table:table-cell table:formula="of:=[.C35]^2" office:value-type="float" office:value="0.789454803845087" calcext:value-type="float">
            <text:p>0.7894548038450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0562676" calcext:value-type="float">
            <text:p>0.150562676</text:p>
          </table:table-cell>
          <table:table-cell table:formula="of:=[.A36]-[.B36]" office:value-type="float" office:value="0.849437324" calcext:value-type="float">
            <text:p>0.849437324</text:p>
          </table:table-cell>
          <table:table-cell table:formula="of:=ABS([.C36])" office:value-type="float" office:value="0.849437324" calcext:value-type="float">
            <text:p>0.849437324</text:p>
          </table:table-cell>
          <table:table-cell table:formula="of:=[.C36]^2" office:value-type="float" office:value="0.721543767404281" calcext:value-type="float">
            <text:p>0.721543767404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5662922" calcext:value-type="float">
            <text:p>0.125662922</text:p>
          </table:table-cell>
          <table:table-cell table:formula="of:=[.A37]-[.B37]" office:value-type="float" office:value="-0.125662922" calcext:value-type="float">
            <text:p>-0.125662922</text:p>
          </table:table-cell>
          <table:table-cell table:formula="of:=ABS([.C37])" office:value-type="float" office:value="0.125662922" calcext:value-type="float">
            <text:p>0.125662922</text:p>
          </table:table-cell>
          <table:table-cell table:formula="of:=[.C37]^2" office:value-type="float" office:value="0.0157911699655781" calcext:value-type="float">
            <text:p>0.015791169965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297996" calcext:value-type="float">
            <text:p>0.059297996</text:p>
          </table:table-cell>
          <table:table-cell table:formula="of:=[.A38]-[.B38]" office:value-type="float" office:value="-0.059297996" calcext:value-type="float">
            <text:p>-0.059297996</text:p>
          </table:table-cell>
          <table:table-cell table:formula="of:=ABS([.C38])" office:value-type="float" office:value="0.059297996" calcext:value-type="float">
            <text:p>0.059297996</text:p>
          </table:table-cell>
          <table:table-cell table:formula="of:=[.C38]^2" office:value-type="float" office:value="0.00351625232961602" calcext:value-type="float">
            <text:p>0.00351625232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1024048" calcext:value-type="float">
            <text:p>0.121024048</text:p>
          </table:table-cell>
          <table:table-cell table:formula="of:=[.A39]-[.B39]" office:value-type="float" office:value="-0.121024048" calcext:value-type="float">
            <text:p>-0.121024048</text:p>
          </table:table-cell>
          <table:table-cell table:formula="of:=ABS([.C39])" office:value-type="float" office:value="0.121024048" calcext:value-type="float">
            <text:p>0.121024048</text:p>
          </table:table-cell>
          <table:table-cell table:formula="of:=[.C39]^2" office:value-type="float" office:value="0.0146468201943063" calcext:value-type="float">
            <text:p>0.014646820194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4460618" calcext:value-type="float">
            <text:p>1.254460618</text:p>
          </table:table-cell>
          <table:table-cell table:formula="of:=[.A40]-[.B40]" office:value-type="float" office:value="-0.254460618" calcext:value-type="float">
            <text:p>-0.254460618</text:p>
          </table:table-cell>
          <table:table-cell table:formula="of:=ABS([.C40])" office:value-type="float" office:value="0.254460618" calcext:value-type="float">
            <text:p>0.254460618</text:p>
          </table:table-cell>
          <table:table-cell table:formula="of:=[.C40]^2" office:value-type="float" office:value="0.0647502061129419" calcext:value-type="float">
            <text:p>0.064750206112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150269" calcext:value-type="float">
            <text:p>0.17150269</text:p>
          </table:table-cell>
          <table:table-cell table:formula="of:=[.A41]-[.B41]" office:value-type="float" office:value="-0.17150269" calcext:value-type="float">
            <text:p>-0.17150269</text:p>
          </table:table-cell>
          <table:table-cell table:formula="of:=ABS([.C41])" office:value-type="float" office:value="0.17150269" calcext:value-type="float">
            <text:p>0.17150269</text:p>
          </table:table-cell>
          <table:table-cell table:formula="of:=[.C41]^2" office:value-type="float" office:value="0.0294131726772361" calcext:value-type="float">
            <text:p>0.029413172677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585864" calcext:value-type="float">
            <text:p>0.115585864</text:p>
          </table:table-cell>
          <table:table-cell table:formula="of:=[.A42]-[.B42]" office:value-type="float" office:value="-0.115585864" calcext:value-type="float">
            <text:p>-0.115585864</text:p>
          </table:table-cell>
          <table:table-cell table:formula="of:=ABS([.C42])" office:value-type="float" office:value="0.115585864" calcext:value-type="float">
            <text:p>0.115585864</text:p>
          </table:table-cell>
          <table:table-cell table:formula="of:=[.C42]^2" office:value-type="float" office:value="0.0133600919566265" calcext:value-type="float">
            <text:p>0.013360091956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6846932" calcext:value-type="float">
            <text:p>0.756846932</text:p>
          </table:table-cell>
          <table:table-cell table:formula="of:=[.A43]-[.B43]" office:value-type="float" office:value="-0.756846932" calcext:value-type="float">
            <text:p>-0.756846932</text:p>
          </table:table-cell>
          <table:table-cell table:formula="of:=ABS([.C43])" office:value-type="float" office:value="0.756846932" calcext:value-type="float">
            <text:p>0.756846932</text:p>
          </table:table-cell>
          <table:table-cell table:formula="of:=[.C43]^2" office:value-type="float" office:value="0.572817278477813" calcext:value-type="float">
            <text:p>0.572817278477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129307" calcext:value-type="float">
            <text:p>1.00129307</text:p>
          </table:table-cell>
          <table:table-cell table:formula="of:=[.A44]-[.B44]" office:value-type="float" office:value="-1.00129307" calcext:value-type="float">
            <text:p>-1.00129307</text:p>
          </table:table-cell>
          <table:table-cell table:formula="of:=ABS([.C44])" office:value-type="float" office:value="1.00129307" calcext:value-type="float">
            <text:p>1.00129307</text:p>
          </table:table-cell>
          <table:table-cell table:formula="of:=[.C44]^2" office:value-type="float" office:value="1.00258781203003" calcext:value-type="float">
            <text:p>1.00258781203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8847849" calcext:value-type="float">
            <text:p>0.228847849</text:p>
          </table:table-cell>
          <table:table-cell table:formula="of:=[.A45]-[.B45]" office:value-type="float" office:value="-0.228847849" calcext:value-type="float">
            <text:p>-0.228847849</text:p>
          </table:table-cell>
          <table:table-cell table:formula="of:=ABS([.C45])" office:value-type="float" office:value="0.228847849" calcext:value-type="float">
            <text:p>0.228847849</text:p>
          </table:table-cell>
          <table:table-cell table:formula="of:=[.C45]^2" office:value-type="float" office:value="0.0523713379919268" calcext:value-type="float">
            <text:p>0.052371337991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2828615" calcext:value-type="float">
            <text:p>0.172828615</text:p>
          </table:table-cell>
          <table:table-cell table:formula="of:=[.A46]-[.B46]" office:value-type="float" office:value="-0.172828615" calcext:value-type="float">
            <text:p>-0.172828615</text:p>
          </table:table-cell>
          <table:table-cell table:formula="of:=ABS([.C46])" office:value-type="float" office:value="0.172828615" calcext:value-type="float">
            <text:p>0.172828615</text:p>
          </table:table-cell>
          <table:table-cell table:formula="of:=[.C46]^2" office:value-type="float" office:value="0.0298697301628182" calcext:value-type="float">
            <text:p>0.029869730162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260163" calcext:value-type="float">
            <text:p>0.95260163</text:p>
          </table:table-cell>
          <table:table-cell table:formula="of:=[.A47]-[.B47]" office:value-type="float" office:value="-0.95260163" calcext:value-type="float">
            <text:p>-0.95260163</text:p>
          </table:table-cell>
          <table:table-cell table:formula="of:=ABS([.C47])" office:value-type="float" office:value="0.95260163" calcext:value-type="float">
            <text:p>0.95260163</text:p>
          </table:table-cell>
          <table:table-cell table:formula="of:=[.C47]^2" office:value-type="float" office:value="0.907449865478657" calcext:value-type="float">
            <text:p>0.907449865478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874804" calcext:value-type="float">
            <text:p>0.15874804</text:p>
          </table:table-cell>
          <table:table-cell table:formula="of:=[.A48]-[.B48]" office:value-type="float" office:value="-0.15874804" calcext:value-type="float">
            <text:p>-0.15874804</text:p>
          </table:table-cell>
          <table:table-cell table:formula="of:=ABS([.C48])" office:value-type="float" office:value="0.15874804" calcext:value-type="float">
            <text:p>0.15874804</text:p>
          </table:table-cell>
          <table:table-cell table:formula="of:=[.C48]^2" office:value-type="float" office:value="0.0252009402038416" calcext:value-type="float">
            <text:p>0.025200940203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11482" calcext:value-type="float">
            <text:p>0.13711482</text:p>
          </table:table-cell>
          <table:table-cell table:formula="of:=[.A49]-[.B49]" office:value-type="float" office:value="-0.13711482" calcext:value-type="float">
            <text:p>-0.13711482</text:p>
          </table:table-cell>
          <table:table-cell table:formula="of:=ABS([.C49])" office:value-type="float" office:value="0.13711482" calcext:value-type="float">
            <text:p>0.13711482</text:p>
          </table:table-cell>
          <table:table-cell table:formula="of:=[.C49]^2" office:value-type="float" office:value="0.0188004738636324" calcext:value-type="float">
            <text:p>0.0188004738636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8304177" calcext:value-type="float">
            <text:p>1.58304177</text:p>
          </table:table-cell>
          <table:table-cell table:formula="of:=[.A50]-[.B50]" office:value-type="float" office:value="-0.58304177" calcext:value-type="float">
            <text:p>-0.58304177</text:p>
          </table:table-cell>
          <table:table-cell table:formula="of:=ABS([.C50])" office:value-type="float" office:value="0.58304177" calcext:value-type="float">
            <text:p>0.58304177</text:p>
          </table:table-cell>
          <table:table-cell table:formula="of:=[.C50]^2" office:value-type="float" office:value="0.339937705564733" calcext:value-type="float">
            <text:p>0.339937705564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761596" calcext:value-type="float">
            <text:p>0.115761596</text:p>
          </table:table-cell>
          <table:table-cell table:formula="of:=[.A51]-[.B51]" office:value-type="float" office:value="-0.115761596" calcext:value-type="float">
            <text:p>-0.115761596</text:p>
          </table:table-cell>
          <table:table-cell table:formula="of:=ABS([.C51])" office:value-type="float" office:value="0.115761596" calcext:value-type="float">
            <text:p>0.115761596</text:p>
          </table:table-cell>
          <table:table-cell table:formula="of:=[.C51]^2" office:value-type="float" office:value="0.0134007471084672" calcext:value-type="float">
            <text:p>0.013400747108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1193802" calcext:value-type="float">
            <text:p>0.191193802</text:p>
          </table:table-cell>
          <table:table-cell table:formula="of:=[.A52]-[.B52]" office:value-type="float" office:value="-0.191193802" calcext:value-type="float">
            <text:p>-0.191193802</text:p>
          </table:table-cell>
          <table:table-cell table:formula="of:=ABS([.C52])" office:value-type="float" office:value="0.191193802" calcext:value-type="float">
            <text:p>0.191193802</text:p>
          </table:table-cell>
          <table:table-cell table:formula="of:=[.C52]^2" office:value-type="float" office:value="0.0365550699232152" calcext:value-type="float">
            <text:p>0.036555069923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1487308" calcext:value-type="float">
            <text:p>0.111487308</text:p>
          </table:table-cell>
          <table:table-cell table:formula="of:=[.A53]-[.B53]" office:value-type="float" office:value="-0.111487308" calcext:value-type="float">
            <text:p>-0.111487308</text:p>
          </table:table-cell>
          <table:table-cell table:formula="of:=ABS([.C53])" office:value-type="float" office:value="0.111487308" calcext:value-type="float">
            <text:p>0.111487308</text:p>
          </table:table-cell>
          <table:table-cell table:formula="of:=[.C53]^2" office:value-type="float" office:value="0.0124294198450869" calcext:value-type="float">
            <text:p>0.012429419845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0562676" calcext:value-type="float">
            <text:p>0.150562676</text:p>
          </table:table-cell>
          <table:table-cell table:formula="of:=[.A54]-[.B54]" office:value-type="float" office:value="-0.150562676" calcext:value-type="float">
            <text:p>-0.150562676</text:p>
          </table:table-cell>
          <table:table-cell table:formula="of:=ABS([.C54])" office:value-type="float" office:value="0.150562676" calcext:value-type="float">
            <text:p>0.150562676</text:p>
          </table:table-cell>
          <table:table-cell table:formula="of:=[.C54]^2" office:value-type="float" office:value="0.022669119404281" calcext:value-type="float">
            <text:p>0.022669119404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1065704" calcext:value-type="float">
            <text:p>1.281065704</text:p>
          </table:table-cell>
          <table:table-cell table:formula="of:=[.A55]-[.B55]" office:value-type="float" office:value="-1.281065704" calcext:value-type="float">
            <text:p>-1.281065704</text:p>
          </table:table-cell>
          <table:table-cell table:formula="of:=ABS([.C55])" office:value-type="float" office:value="1.281065704" calcext:value-type="float">
            <text:p>1.281065704</text:p>
          </table:table-cell>
          <table:table-cell table:formula="of:=[.C55]^2" office:value-type="float" office:value="1.64112933796502" calcext:value-type="float">
            <text:p>1.64112933796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297996" calcext:value-type="float">
            <text:p>0.059297996</text:p>
          </table:table-cell>
          <table:table-cell table:formula="of:=[.A56]-[.B56]" office:value-type="float" office:value="-0.059297996" calcext:value-type="float">
            <text:p>-0.059297996</text:p>
          </table:table-cell>
          <table:table-cell table:formula="of:=ABS([.C56])" office:value-type="float" office:value="0.059297996" calcext:value-type="float">
            <text:p>0.059297996</text:p>
          </table:table-cell>
          <table:table-cell table:formula="of:=[.C56]^2" office:value-type="float" office:value="0.00351625232961602" calcext:value-type="float">
            <text:p>0.00351625232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1024048" calcext:value-type="float">
            <text:p>0.121024048</text:p>
          </table:table-cell>
          <table:table-cell table:formula="of:=[.A57]-[.B57]" office:value-type="float" office:value="-0.121024048" calcext:value-type="float">
            <text:p>-0.121024048</text:p>
          </table:table-cell>
          <table:table-cell table:formula="of:=ABS([.C57])" office:value-type="float" office:value="0.121024048" calcext:value-type="float">
            <text:p>0.121024048</text:p>
          </table:table-cell>
          <table:table-cell table:formula="of:=[.C57]^2" office:value-type="float" office:value="0.0146468201943063" calcext:value-type="float">
            <text:p>0.014646820194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0547229" calcext:value-type="float">
            <text:p>1.070547229</text:p>
          </table:table-cell>
          <table:table-cell table:formula="of:=[.A58]-[.B58]" office:value-type="float" office:value="-0.070547229" calcext:value-type="float">
            <text:p>-0.070547229</text:p>
          </table:table-cell>
          <table:table-cell table:formula="of:=ABS([.C58])" office:value-type="float" office:value="0.070547229" calcext:value-type="float">
            <text:p>0.070547229</text:p>
          </table:table-cell>
          <table:table-cell table:formula="of:=[.C58]^2" office:value-type="float" office:value="0.00497691151957844" calcext:value-type="float">
            <text:p>0.004976911519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150269" calcext:value-type="float">
            <text:p>0.17150269</text:p>
          </table:table-cell>
          <table:table-cell table:formula="of:=[.A59]-[.B59]" office:value-type="float" office:value="-0.17150269" calcext:value-type="float">
            <text:p>-0.17150269</text:p>
          </table:table-cell>
          <table:table-cell table:formula="of:=ABS([.C59])" office:value-type="float" office:value="0.17150269" calcext:value-type="float">
            <text:p>0.17150269</text:p>
          </table:table-cell>
          <table:table-cell table:formula="of:=[.C59]^2" office:value-type="float" office:value="0.0294131726772361" calcext:value-type="float">
            <text:p>0.029413172677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585864" calcext:value-type="float">
            <text:p>0.115585864</text:p>
          </table:table-cell>
          <table:table-cell table:formula="of:=[.A60]-[.B60]" office:value-type="float" office:value="-0.115585864" calcext:value-type="float">
            <text:p>-0.115585864</text:p>
          </table:table-cell>
          <table:table-cell table:formula="of:=ABS([.C60])" office:value-type="float" office:value="0.115585864" calcext:value-type="float">
            <text:p>0.115585864</text:p>
          </table:table-cell>
          <table:table-cell table:formula="of:=[.C60]^2" office:value-type="float" office:value="0.0133600919566265" calcext:value-type="float">
            <text:p>0.013360091956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8688756" calcext:value-type="float">
            <text:p>0.808688756</text:p>
          </table:table-cell>
          <table:table-cell table:formula="of:=[.A61]-[.B61]" office:value-type="float" office:value="-0.808688756" calcext:value-type="float">
            <text:p>-0.808688756</text:p>
          </table:table-cell>
          <table:table-cell table:formula="of:=ABS([.C61])" office:value-type="float" office:value="0.808688756" calcext:value-type="float">
            <text:p>0.808688756</text:p>
          </table:table-cell>
          <table:table-cell table:formula="of:=[.C61]^2" office:value-type="float" office:value="0.653977504080828" calcext:value-type="float">
            <text:p>0.653977504080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10014589" calcext:value-type="float">
            <text:p>1.310014589</text:p>
          </table:table-cell>
          <table:table-cell table:formula="of:=[.A62]-[.B62]" office:value-type="float" office:value="-1.310014589" calcext:value-type="float">
            <text:p>-1.310014589</text:p>
          </table:table-cell>
          <table:table-cell table:formula="of:=ABS([.C62])" office:value-type="float" office:value="1.310014589" calcext:value-type="float">
            <text:p>1.310014589</text:p>
          </table:table-cell>
          <table:table-cell table:formula="of:=[.C62]^2" office:value-type="float" office:value="1.71613822339284" calcext:value-type="float">
            <text:p>1.71613822339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034787" calcext:value-type="float">
            <text:p>0.584034787</text:p>
          </table:table-cell>
          <table:table-cell table:formula="of:=[.A63]-[.B63]" office:value-type="float" office:value="-0.584034787" calcext:value-type="float">
            <text:p>-0.584034787</text:p>
          </table:table-cell>
          <table:table-cell table:formula="of:=ABS([.C63])" office:value-type="float" office:value="0.584034787" calcext:value-type="float">
            <text:p>0.584034787</text:p>
          </table:table-cell>
          <table:table-cell table:formula="of:=[.C63]^2" office:value-type="float" office:value="0.341096632426135" calcext:value-type="float">
            <text:p>0.341096632426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3817073" calcext:value-type="float">
            <text:p>1.143817073</text:p>
          </table:table-cell>
          <table:table-cell table:formula="of:=[.A64]-[.B64]" office:value-type="float" office:value="-0.143817073" calcext:value-type="float">
            <text:p>-0.143817073</text:p>
          </table:table-cell>
          <table:table-cell table:formula="of:=ABS([.C64])" office:value-type="float" office:value="0.143817073" calcext:value-type="float">
            <text:p>0.143817073</text:p>
          </table:table-cell>
          <table:table-cell table:formula="of:=[.C64]^2" office:value-type="float" office:value="0.0206833504862874" calcext:value-type="float">
            <text:p>0.02068335048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2402999" calcext:value-type="float">
            <text:p>0.242402999</text:p>
          </table:table-cell>
          <table:table-cell table:formula="of:=[.A65]-[.B65]" office:value-type="float" office:value="-0.242402999" calcext:value-type="float">
            <text:p>-0.242402999</text:p>
          </table:table-cell>
          <table:table-cell table:formula="of:=ABS([.C65])" office:value-type="float" office:value="0.242402999" calcext:value-type="float">
            <text:p>0.242402999</text:p>
          </table:table-cell>
          <table:table-cell table:formula="of:=[.C65]^2" office:value-type="float" office:value="0.058759213924194" calcext:value-type="float">
            <text:p>0.058759213924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874804" calcext:value-type="float">
            <text:p>0.15874804</text:p>
          </table:table-cell>
          <table:table-cell table:formula="of:=[.A66]-[.B66]" office:value-type="float" office:value="-0.15874804" calcext:value-type="float">
            <text:p>-0.15874804</text:p>
          </table:table-cell>
          <table:table-cell table:formula="of:=ABS([.C66])" office:value-type="float" office:value="0.15874804" calcext:value-type="float">
            <text:p>0.15874804</text:p>
          </table:table-cell>
          <table:table-cell table:formula="of:=[.C66]^2" office:value-type="float" office:value="0.0252009402038416" calcext:value-type="float">
            <text:p>0.025200940203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3551435" calcext:value-type="float">
            <text:p>0.543551435</text:p>
          </table:table-cell>
          <table:table-cell table:formula="of:=[.A67]-[.B67]" office:value-type="float" office:value="-0.543551435" calcext:value-type="float">
            <text:p>-0.543551435</text:p>
          </table:table-cell>
          <table:table-cell table:formula="of:=ABS([.C67])" office:value-type="float" office:value="0.543551435" calcext:value-type="float">
            <text:p>0.543551435</text:p>
          </table:table-cell>
          <table:table-cell table:formula="of:=[.C67]^2" office:value-type="float" office:value="0.295448162490559" calcext:value-type="float">
            <text:p>0.295448162490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66114725" calcext:value-type="float">
            <text:p>1.766114725</text:p>
          </table:table-cell>
          <table:table-cell table:formula="of:=[.A68]-[.B68]" office:value-type="float" office:value="-1.766114725" calcext:value-type="float">
            <text:p>-1.766114725</text:p>
          </table:table-cell>
          <table:table-cell table:formula="of:=ABS([.C68])" office:value-type="float" office:value="1.766114725" calcext:value-type="float">
            <text:p>1.766114725</text:p>
          </table:table-cell>
          <table:table-cell table:formula="of:=[.C68]^2" office:value-type="float" office:value="3.11916122186183" calcext:value-type="float">
            <text:p>3.11916122186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761596" calcext:value-type="float">
            <text:p>0.115761596</text:p>
          </table:table-cell>
          <table:table-cell table:formula="of:=[.A69]-[.B69]" office:value-type="float" office:value="-0.115761596" calcext:value-type="float">
            <text:p>-0.115761596</text:p>
          </table:table-cell>
          <table:table-cell table:formula="of:=ABS([.C69])" office:value-type="float" office:value="0.115761596" calcext:value-type="float">
            <text:p>0.115761596</text:p>
          </table:table-cell>
          <table:table-cell table:formula="of:=[.C69]^2" office:value-type="float" office:value="0.0134007471084672" calcext:value-type="float">
            <text:p>0.013400747108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1193802" calcext:value-type="float">
            <text:p>0.191193802</text:p>
          </table:table-cell>
          <table:table-cell table:formula="of:=[.A70]-[.B70]" office:value-type="float" office:value="0.808806198" calcext:value-type="float">
            <text:p>0.808806198</text:p>
          </table:table-cell>
          <table:table-cell table:formula="of:=ABS([.C70])" office:value-type="float" office:value="0.808806198" calcext:value-type="float">
            <text:p>0.808806198</text:p>
          </table:table-cell>
          <table:table-cell table:formula="of:=[.C70]^2" office:value-type="float" office:value="0.654167465923215" calcext:value-type="float">
            <text:p>0.654167465923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1487308" calcext:value-type="float">
            <text:p>0.111487308</text:p>
          </table:table-cell>
          <table:table-cell table:formula="of:=[.A71]-[.B71]" office:value-type="float" office:value="-0.111487308" calcext:value-type="float">
            <text:p>-0.111487308</text:p>
          </table:table-cell>
          <table:table-cell table:formula="of:=ABS([.C71])" office:value-type="float" office:value="0.111487308" calcext:value-type="float">
            <text:p>0.111487308</text:p>
          </table:table-cell>
          <table:table-cell table:formula="of:=[.C71]^2" office:value-type="float" office:value="0.0124294198450869" calcext:value-type="float">
            <text:p>0.012429419845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0562676" calcext:value-type="float">
            <text:p>0.150562676</text:p>
          </table:table-cell>
          <table:table-cell table:formula="of:=[.A72]-[.B72]" office:value-type="float" office:value="-0.150562676" calcext:value-type="float">
            <text:p>-0.150562676</text:p>
          </table:table-cell>
          <table:table-cell table:formula="of:=ABS([.C72])" office:value-type="float" office:value="0.150562676" calcext:value-type="float">
            <text:p>0.150562676</text:p>
          </table:table-cell>
          <table:table-cell table:formula="of:=[.C72]^2" office:value-type="float" office:value="0.022669119404281" calcext:value-type="float">
            <text:p>0.022669119404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854544" calcext:value-type="float">
            <text:p>1.20854544</text:p>
          </table:table-cell>
          <table:table-cell table:formula="of:=[.A73]-[.B73]" office:value-type="float" office:value="-0.20854544" calcext:value-type="float">
            <text:p>-0.20854544</text:p>
          </table:table-cell>
          <table:table-cell table:formula="of:=ABS([.C73])" office:value-type="float" office:value="0.20854544" calcext:value-type="float">
            <text:p>0.20854544</text:p>
          </table:table-cell>
          <table:table-cell table:formula="of:=[.C73]^2" office:value-type="float" office:value="0.0434912005447936" calcext:value-type="float">
            <text:p>0.0434912005447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7001406" calcext:value-type="float">
            <text:p>0.547001406</text:p>
          </table:table-cell>
          <table:table-cell table:formula="of:=[.A74]-[.B74]" office:value-type="float" office:value="1.452998594" calcext:value-type="float">
            <text:p>1.452998594</text:p>
          </table:table-cell>
          <table:table-cell table:formula="of:=ABS([.C74])" office:value-type="float" office:value="1.452998594" calcext:value-type="float">
            <text:p>1.452998594</text:p>
          </table:table-cell>
          <table:table-cell table:formula="of:=[.C74]^2" office:value-type="float" office:value="2.11120491416598" calcext:value-type="float">
            <text:p>2.11120491416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029295" calcext:value-type="float">
            <text:p>0.601029295</text:p>
          </table:table-cell>
          <table:table-cell table:formula="of:=[.A75]-[.B75]" office:value-type="float" office:value="-0.601029295" calcext:value-type="float">
            <text:p>-0.601029295</text:p>
          </table:table-cell>
          <table:table-cell table:formula="of:=ABS([.C75])" office:value-type="float" office:value="0.601029295" calcext:value-type="float">
            <text:p>0.601029295</text:p>
          </table:table-cell>
          <table:table-cell table:formula="of:=[.C75]^2" office:value-type="float" office:value="0.361236213448197" calcext:value-type="float">
            <text:p>0.361236213448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4276224" calcext:value-type="float">
            <text:p>0.994276224</text:p>
          </table:table-cell>
          <table:table-cell table:formula="of:=[.A76]-[.B76]" office:value-type="float" office:value="0.00572377599999996" calcext:value-type="float">
            <text:p>0.005723776</text:p>
          </table:table-cell>
          <table:table-cell table:formula="of:=ABS([.C76])" office:value-type="float" office:value="0.00572377599999996" calcext:value-type="float">
            <text:p>0.005723776</text:p>
          </table:table-cell>
          <table:table-cell table:formula="of:=[.C76]^2" office:value-type="float" office:value="0.0000327616116981755" calcext:value-type="float">
            <text:p>3.27616116981755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9993588" calcext:value-type="float">
            <text:p>0.849993588</text:p>
          </table:table-cell>
          <table:table-cell table:formula="of:=[.A77]-[.B77]" office:value-type="float" office:value="0.150006412" calcext:value-type="float">
            <text:p>0.150006412</text:p>
          </table:table-cell>
          <table:table-cell table:formula="of:=ABS([.C77])" office:value-type="float" office:value="0.150006412" calcext:value-type="float">
            <text:p>0.150006412</text:p>
          </table:table-cell>
          <table:table-cell table:formula="of:=[.C77]^2" office:value-type="float" office:value="0.0225019236411137" calcext:value-type="float">
            <text:p>0.022501923641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5218894" calcext:value-type="float">
            <text:p>0.555218894</text:p>
          </table:table-cell>
          <table:table-cell table:formula="of:=[.A78]-[.B78]" office:value-type="float" office:value="3.444781106" calcext:value-type="float">
            <text:p>3.444781106</text:p>
          </table:table-cell>
          <table:table-cell table:formula="of:=ABS([.C78])" office:value-type="float" office:value="3.444781106" calcext:value-type="float">
            <text:p>3.444781106</text:p>
          </table:table-cell>
          <table:table-cell table:formula="of:=[.C78]^2" office:value-type="float" office:value="11.8665168682546" calcext:value-type="float">
            <text:p>11.86651686825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6204178" calcext:value-type="float">
            <text:p>0.996204178</text:p>
          </table:table-cell>
          <table:table-cell table:formula="of:=[.A79]-[.B79]" office:value-type="float" office:value="4.003795822" calcext:value-type="float">
            <text:p>4.003795822</text:p>
          </table:table-cell>
          <table:table-cell table:formula="of:=ABS([.C79])" office:value-type="float" office:value="4.003795822" calcext:value-type="float">
            <text:p>4.003795822</text:p>
          </table:table-cell>
          <table:table-cell table:formula="of:=[.C79]^2" office:value-type="float" office:value="16.0303809842647" calcext:value-type="float">
            <text:p>16.03038098426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2725124" calcext:value-type="float">
            <text:p>0.922725124</text:p>
          </table:table-cell>
          <table:table-cell table:formula="of:=[.A80]-[.B80]" office:value-type="float" office:value="3.077274876" calcext:value-type="float">
            <text:p>3.077274876</text:p>
          </table:table-cell>
          <table:table-cell table:formula="of:=ABS([.C80])" office:value-type="float" office:value="3.077274876" calcext:value-type="float">
            <text:p>3.077274876</text:p>
          </table:table-cell>
          <table:table-cell table:formula="of:=[.C80]^2" office:value-type="float" office:value="9.46962066246081" calcext:value-type="float">
            <text:p>9.469620662460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176739" calcext:value-type="float">
            <text:p>0.613176739</text:p>
          </table:table-cell>
          <table:table-cell table:formula="of:=[.A81]-[.B81]" office:value-type="float" office:value="-0.613176739" calcext:value-type="float">
            <text:p>-0.613176739</text:p>
          </table:table-cell>
          <table:table-cell table:formula="of:=ABS([.C81])" office:value-type="float" office:value="0.613176739" calcext:value-type="float">
            <text:p>0.613176739</text:p>
          </table:table-cell>
          <table:table-cell table:formula="of:=[.C81]^2" office:value-type="float" office:value="0.375985713250674" calcext:value-type="float">
            <text:p>0.3759857132506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69878315" calcext:value-type="float">
            <text:p>0.769878315</text:p>
          </table:table-cell>
          <table:table-cell table:formula="of:=[.A82]-[.B82]" office:value-type="float" office:value="2.230121685" calcext:value-type="float">
            <text:p>2.230121685</text:p>
          </table:table-cell>
          <table:table-cell table:formula="of:=ABS([.C82])" office:value-type="float" office:value="2.230121685" calcext:value-type="float">
            <text:p>2.230121685</text:p>
          </table:table-cell>
          <table:table-cell table:formula="of:=[.C82]^2" office:value-type="float" office:value="4.97344272990724" calcext:value-type="float">
            <text:p>4.97344272990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69855829" calcext:value-type="float">
            <text:p>1.269855829</text:p>
          </table:table-cell>
          <table:table-cell table:formula="of:=[.A83]-[.B83]" office:value-type="float" office:value="0.730144171" calcext:value-type="float">
            <text:p>0.730144171</text:p>
          </table:table-cell>
          <table:table-cell table:formula="of:=ABS([.C83])" office:value-type="float" office:value="0.730144171" calcext:value-type="float">
            <text:p>0.730144171</text:p>
          </table:table-cell>
          <table:table-cell table:formula="of:=[.C83]^2" office:value-type="float" office:value="0.533110510445277" calcext:value-type="float">
            <text:p>0.533110510445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989072" calcext:value-type="float">
            <text:p>0.639989072</text:p>
          </table:table-cell>
          <table:table-cell table:formula="of:=[.A84]-[.B84]" office:value-type="float" office:value="-0.639989072" calcext:value-type="float">
            <text:p>-0.639989072</text:p>
          </table:table-cell>
          <table:table-cell table:formula="of:=ABS([.C84])" office:value-type="float" office:value="0.639989072" calcext:value-type="float">
            <text:p>0.639989072</text:p>
          </table:table-cell>
          <table:table-cell table:formula="of:=[.C84]^2" office:value-type="float" office:value="0.409586012279421" calcext:value-type="float">
            <text:p>0.409586012279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11482" calcext:value-type="float">
            <text:p>0.13711482</text:p>
          </table:table-cell>
          <table:table-cell table:formula="of:=[.A85]-[.B85]" office:value-type="float" office:value="-0.13711482" calcext:value-type="float">
            <text:p>-0.13711482</text:p>
          </table:table-cell>
          <table:table-cell table:formula="of:=ABS([.C85])" office:value-type="float" office:value="0.13711482" calcext:value-type="float">
            <text:p>0.13711482</text:p>
          </table:table-cell>
          <table:table-cell table:formula="of:=[.C85]^2" office:value-type="float" office:value="0.0188004738636324" calcext:value-type="float">
            <text:p>0.018800473863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20964952" calcext:value-type="float">
            <text:p>2.120964952</text:p>
          </table:table-cell>
          <table:table-cell table:formula="of:=[.A86]-[.B86]" office:value-type="float" office:value="2.879035048" calcext:value-type="float">
            <text:p>2.879035048</text:p>
          </table:table-cell>
          <table:table-cell table:formula="of:=ABS([.C86])" office:value-type="float" office:value="2.879035048" calcext:value-type="float">
            <text:p>2.879035048</text:p>
          </table:table-cell>
          <table:table-cell table:formula="of:=[.C86]^2" office:value-type="float" office:value="8.28884280761236" calcext:value-type="float">
            <text:p>8.28884280761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0677787" calcext:value-type="float">
            <text:p>0.460677787</text:p>
          </table:table-cell>
          <table:table-cell table:formula="of:=[.A87]-[.B87]" office:value-type="float" office:value="-0.460677787" calcext:value-type="float">
            <text:p>-0.460677787</text:p>
          </table:table-cell>
          <table:table-cell table:formula="of:=ABS([.C87])" office:value-type="float" office:value="0.460677787" calcext:value-type="float">
            <text:p>0.460677787</text:p>
          </table:table-cell>
          <table:table-cell table:formula="of:=[.C87]^2" office:value-type="float" office:value="0.212224023435217" calcext:value-type="float">
            <text:p>0.2122240234352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5589466" calcext:value-type="float">
            <text:p>0.845589466</text:p>
          </table:table-cell>
          <table:table-cell table:formula="of:=[.A88]-[.B88]" office:value-type="float" office:value="1.154410534" calcext:value-type="float">
            <text:p>1.154410534</text:p>
          </table:table-cell>
          <table:table-cell table:formula="of:=ABS([.C88])" office:value-type="float" office:value="1.154410534" calcext:value-type="float">
            <text:p>1.154410534</text:p>
          </table:table-cell>
          <table:table-cell table:formula="of:=[.C88]^2" office:value-type="float" office:value="1.33266368101017" calcext:value-type="float">
            <text:p>1.33266368101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5844722" calcext:value-type="float">
            <text:p>0.505844722</text:p>
          </table:table-cell>
          <table:table-cell table:formula="of:=[.A89]-[.B89]" office:value-type="float" office:value="-0.505844722" calcext:value-type="float">
            <text:p>-0.505844722</text:p>
          </table:table-cell>
          <table:table-cell table:formula="of:=ABS([.C89])" office:value-type="float" office:value="0.505844722" calcext:value-type="float">
            <text:p>0.505844722</text:p>
          </table:table-cell>
          <table:table-cell table:formula="of:=[.C89]^2" office:value-type="float" office:value="0.255878882775257" calcext:value-type="float">
            <text:p>0.2558788827752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9459402" calcext:value-type="float">
            <text:p>0.729459402</text:p>
          </table:table-cell>
          <table:table-cell table:formula="of:=[.A90]-[.B90]" office:value-type="float" office:value="2.270540598" calcext:value-type="float">
            <text:p>2.270540598</text:p>
          </table:table-cell>
          <table:table-cell table:formula="of:=ABS([.C90])" office:value-type="float" office:value="2.270540598" calcext:value-type="float">
            <text:p>2.270540598</text:p>
          </table:table-cell>
          <table:table-cell table:formula="of:=[.C90]^2" office:value-type="float" office:value="5.1553546071662" calcext:value-type="float">
            <text:p>5.15535460716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68774508" calcext:value-type="float">
            <text:p>1.168774508</text:p>
          </table:table-cell>
          <table:table-cell table:formula="of:=[.A91]-[.B91]" office:value-type="float" office:value="-0.168774508" calcext:value-type="float">
            <text:p>-0.168774508</text:p>
          </table:table-cell>
          <table:table-cell table:formula="of:=ABS([.C91])" office:value-type="float" office:value="0.168774508" calcext:value-type="float">
            <text:p>0.168774508</text:p>
          </table:table-cell>
          <table:table-cell table:formula="of:=[.C91]^2" office:value-type="float" office:value="0.0284848345506421" calcext:value-type="float">
            <text:p>0.0284848345506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9297996" calcext:value-type="float">
            <text:p>0.059297996</text:p>
          </table:table-cell>
          <table:table-cell table:formula="of:=[.A92]-[.B92]" office:value-type="float" office:value="1.940702004" calcext:value-type="float">
            <text:p>1.940702004</text:p>
          </table:table-cell>
          <table:table-cell table:formula="of:=ABS([.C92])" office:value-type="float" office:value="1.940702004" calcext:value-type="float">
            <text:p>1.940702004</text:p>
          </table:table-cell>
          <table:table-cell table:formula="of:=[.C92]^2" office:value-type="float" office:value="3.76632426832962" calcext:value-type="float">
            <text:p>3.766324268329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7583891" calcext:value-type="float">
            <text:p>0.657583891</text:p>
          </table:table-cell>
          <table:table-cell table:formula="of:=[.A93]-[.B93]" office:value-type="float" office:value="0.342416109" calcext:value-type="float">
            <text:p>0.342416109</text:p>
          </table:table-cell>
          <table:table-cell table:formula="of:=ABS([.C93])" office:value-type="float" office:value="0.342416109" calcext:value-type="float">
            <text:p>0.342416109</text:p>
          </table:table-cell>
          <table:table-cell table:formula="of:=[.C93]^2" office:value-type="float" office:value="0.1172487917027" calcext:value-type="float">
            <text:p>0.1172487917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588306" calcext:value-type="float">
            <text:p>0.79588306</text:p>
          </table:table-cell>
          <table:table-cell table:formula="of:=[.A94]-[.B94]" office:value-type="float" office:value="1.20411694" calcext:value-type="float">
            <text:p>1.20411694</text:p>
          </table:table-cell>
          <table:table-cell table:formula="of:=ABS([.C94])" office:value-type="float" office:value="1.20411694" calcext:value-type="float">
            <text:p>1.20411694</text:p>
          </table:table-cell>
          <table:table-cell table:formula="of:=[.C94]^2" office:value-type="float" office:value="1.44989760519496" calcext:value-type="float">
            <text:p>1.449897605194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150269" calcext:value-type="float">
            <text:p>0.17150269</text:p>
          </table:table-cell>
          <table:table-cell table:formula="of:=[.A95]-[.B95]" office:value-type="float" office:value="2.82849731" calcext:value-type="float">
            <text:p>2.82849731</text:p>
          </table:table-cell>
          <table:table-cell table:formula="of:=ABS([.C95])" office:value-type="float" office:value="2.82849731" calcext:value-type="float">
            <text:p>2.82849731</text:p>
          </table:table-cell>
          <table:table-cell table:formula="of:=[.C95]^2" office:value-type="float" office:value="8.00039703267724" calcext:value-type="float">
            <text:p>8.000397032677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939146" calcext:value-type="float">
            <text:p>0.57939146</text:p>
          </table:table-cell>
          <table:table-cell table:formula="of:=[.A96]-[.B96]" office:value-type="float" office:value="3.42060854" calcext:value-type="float">
            <text:p>3.42060854</text:p>
          </table:table-cell>
          <table:table-cell table:formula="of:=ABS([.C96])" office:value-type="float" office:value="3.42060854" calcext:value-type="float">
            <text:p>3.42060854</text:p>
          </table:table-cell>
          <table:table-cell table:formula="of:=[.C96]^2" office:value-type="float" office:value="11.7005627839209" calcext:value-type="float">
            <text:p>11.70056278392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8777626" calcext:value-type="float">
            <text:p>1.178777626</text:p>
          </table:table-cell>
          <table:table-cell table:formula="of:=[.A97]-[.B97]" office:value-type="float" office:value="2.821222374" calcext:value-type="float">
            <text:p>2.821222374</text:p>
          </table:table-cell>
          <table:table-cell table:formula="of:=ABS([.C97])" office:value-type="float" office:value="2.821222374" calcext:value-type="float">
            <text:p>2.821222374</text:p>
          </table:table-cell>
          <table:table-cell table:formula="of:=[.C97]^2" office:value-type="float" office:value="7.9592956835582" calcext:value-type="float">
            <text:p>7.95929568355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62529073" calcext:value-type="float">
            <text:p>1.762529073</text:p>
          </table:table-cell>
          <table:table-cell table:formula="of:=[.A98]-[.B98]" office:value-type="float" office:value="3.237470927" calcext:value-type="float">
            <text:p>3.237470927</text:p>
          </table:table-cell>
          <table:table-cell table:formula="of:=ABS([.C98])" office:value-type="float" office:value="3.237470927" calcext:value-type="float">
            <text:p>3.237470927</text:p>
          </table:table-cell>
          <table:table-cell table:formula="of:=[.C98]^2" office:value-type="float" office:value="10.4812180031702" calcext:value-type="float">
            <text:p>10.4812180031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8847849" calcext:value-type="float">
            <text:p>0.228847849</text:p>
          </table:table-cell>
          <table:table-cell table:formula="of:=[.A99]-[.B99]" office:value-type="float" office:value="0.771152151" calcext:value-type="float">
            <text:p>0.771152151</text:p>
          </table:table-cell>
          <table:table-cell table:formula="of:=ABS([.C99])" office:value-type="float" office:value="0.771152151" calcext:value-type="float">
            <text:p>0.771152151</text:p>
          </table:table-cell>
          <table:table-cell table:formula="of:=[.C99]^2" office:value-type="float" office:value="0.594675639991927" calcext:value-type="float">
            <text:p>0.594675639991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5146481" calcext:value-type="float">
            <text:p>0.745146481</text:p>
          </table:table-cell>
          <table:table-cell table:formula="of:=[.A100]-[.B100]" office:value-type="float" office:value="2.254853519" calcext:value-type="float">
            <text:p>2.254853519</text:p>
          </table:table-cell>
          <table:table-cell table:formula="of:=ABS([.C100])" office:value-type="float" office:value="2.254853519" calcext:value-type="float">
            <text:p>2.254853519</text:p>
          </table:table-cell>
          <table:table-cell table:formula="of:=[.C100]^2" office:value-type="float" office:value="5.08436439214668" calcext:value-type="float">
            <text:p>5.08436439214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52970838" calcext:value-type="float">
            <text:p>1.052970838</text:p>
          </table:table-cell>
          <table:table-cell table:formula="of:=[.A101]-[.B101]" office:value-type="float" office:value="0.947029162" calcext:value-type="float">
            <text:p>0.947029162</text:p>
          </table:table-cell>
          <table:table-cell table:formula="of:=ABS([.C101])" office:value-type="float" office:value="0.947029162" calcext:value-type="float">
            <text:p>0.947029162</text:p>
          </table:table-cell>
          <table:table-cell table:formula="of:=[.C101]^2" office:value-type="float" office:value="0.896864233678422" calcext:value-type="float">
            <text:p>0.896864233678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6581621" calcext:value-type="float">
            <text:p>0.606581621</text:p>
          </table:table-cell>
          <table:table-cell table:formula="of:=[.A102]-[.B102]" office:value-type="float" office:value="0.393418379" calcext:value-type="float">
            <text:p>0.393418379</text:p>
          </table:table-cell>
          <table:table-cell table:formula="of:=ABS([.C102])" office:value-type="float" office:value="0.393418379" calcext:value-type="float">
            <text:p>0.393418379</text:p>
          </table:table-cell>
          <table:table-cell table:formula="of:=[.C102]^2" office:value-type="float" office:value="0.154778020934988" calcext:value-type="float">
            <text:p>0.154778020934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3677211" calcext:value-type="float">
            <text:p>0.553677211</text:p>
          </table:table-cell>
          <table:table-cell table:formula="of:=[.A103]-[.B103]" office:value-type="float" office:value="-0.553677211" calcext:value-type="float">
            <text:p>-0.553677211</text:p>
          </table:table-cell>
          <table:table-cell table:formula="of:=ABS([.C103])" office:value-type="float" office:value="0.553677211" calcext:value-type="float">
            <text:p>0.553677211</text:p>
          </table:table-cell>
          <table:table-cell table:formula="of:=[.C103]^2" office:value-type="float" office:value="0.306558453980738" calcext:value-type="float">
            <text:p>0.3065584539807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45786013" calcext:value-type="float">
            <text:p>1.845786013</text:p>
          </table:table-cell>
          <table:table-cell table:formula="of:=[.A104]-[.B104]" office:value-type="float" office:value="1.154213987" calcext:value-type="float">
            <text:p>1.154213987</text:p>
          </table:table-cell>
          <table:table-cell table:formula="of:=ABS([.C104])" office:value-type="float" office:value="1.154213987" calcext:value-type="float">
            <text:p>1.154213987</text:p>
          </table:table-cell>
          <table:table-cell table:formula="of:=[.C104]^2" office:value-type="float" office:value="1.33220992778644" calcext:value-type="float">
            <text:p>1.33220992778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5761596" calcext:value-type="float">
            <text:p>0.115761596</text:p>
          </table:table-cell>
          <table:table-cell table:formula="of:=[.A105]-[.B105]" office:value-type="float" office:value="0.884238404" calcext:value-type="float">
            <text:p>0.884238404</text:p>
          </table:table-cell>
          <table:table-cell table:formula="of:=ABS([.C105])" office:value-type="float" office:value="0.884238404" calcext:value-type="float">
            <text:p>0.884238404</text:p>
          </table:table-cell>
          <table:table-cell table:formula="of:=[.C105]^2" office:value-type="float" office:value="0.781877555108467" calcext:value-type="float">
            <text:p>0.781877555108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5518241" calcext:value-type="float">
            <text:p>1.075518241</text:p>
          </table:table-cell>
          <table:table-cell table:formula="of:=[.A106]-[.B106]" office:value-type="float" office:value="-0.0755182409999999" calcext:value-type="float">
            <text:p>-0.075518241</text:p>
          </table:table-cell>
          <table:table-cell table:formula="of:=ABS([.C106])" office:value-type="float" office:value="0.0755182409999999" calcext:value-type="float">
            <text:p>0.075518241</text:p>
          </table:table-cell>
          <table:table-cell table:formula="of:=[.C106]^2" office:value-type="float" office:value="0.00570300472373407" calcext:value-type="float">
            <text:p>0.005703004723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2408011" calcext:value-type="float">
            <text:p>0.562408011</text:p>
          </table:table-cell>
          <table:table-cell table:formula="of:=[.A107]-[.B107]" office:value-type="float" office:value="-0.562408011" calcext:value-type="float">
            <text:p>-0.562408011</text:p>
          </table:table-cell>
          <table:table-cell table:formula="of:=ABS([.C107])" office:value-type="float" office:value="0.562408011" calcext:value-type="float">
            <text:p>0.562408011</text:p>
          </table:table-cell>
          <table:table-cell table:formula="of:=[.C107]^2" office:value-type="float" office:value="0.316302770836976" calcext:value-type="float">
            <text:p>0.316302770836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667649" calcext:value-type="float">
            <text:p>0.62667649</text:p>
          </table:table-cell>
          <table:table-cell table:formula="of:=[.A108]-[.B108]" office:value-type="float" office:value="2.37332351" calcext:value-type="float">
            <text:p>2.37332351</text:p>
          </table:table-cell>
          <table:table-cell table:formula="of:=ABS([.C108])" office:value-type="float" office:value="2.37332351" calcext:value-type="float">
            <text:p>2.37332351</text:p>
          </table:table-cell>
          <table:table-cell table:formula="of:=[.C108]^2" office:value-type="float" office:value="5.63266448311872" calcext:value-type="float">
            <text:p>5.63266448311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44162" calcext:value-type="float">
            <text:p>0.775044162</text:p>
          </table:table-cell>
          <table:table-cell table:formula="of:=[.A109]-[.B109]" office:value-type="float" office:value="0.224955838" calcext:value-type="float">
            <text:p>0.224955838</text:p>
          </table:table-cell>
          <table:table-cell table:formula="of:=ABS([.C109])" office:value-type="float" office:value="0.224955838" calcext:value-type="float">
            <text:p>0.224955838</text:p>
          </table:table-cell>
          <table:table-cell table:formula="of:=[.C109]^2" office:value-type="float" office:value="0.0506051290502822" calcext:value-type="float">
            <text:p>0.050605129050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297996" calcext:value-type="float">
            <text:p>0.059297996</text:p>
          </table:table-cell>
          <table:table-cell table:formula="of:=[.A110]-[.B110]" office:value-type="float" office:value="-0.059297996" calcext:value-type="float">
            <text:p>-0.059297996</text:p>
          </table:table-cell>
          <table:table-cell table:formula="of:=ABS([.C110])" office:value-type="float" office:value="0.059297996" calcext:value-type="float">
            <text:p>0.059297996</text:p>
          </table:table-cell>
          <table:table-cell table:formula="of:=[.C110]^2" office:value-type="float" office:value="0.00351625232961602" calcext:value-type="float">
            <text:p>0.003516252329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4490191" calcext:value-type="float">
            <text:p>0.914490191</text:p>
          </table:table-cell>
          <table:table-cell table:formula="of:=[.A111]-[.B111]" office:value-type="float" office:value="0.0855098089999999" calcext:value-type="float">
            <text:p>0.085509809</text:p>
          </table:table-cell>
          <table:table-cell table:formula="of:=ABS([.C111])" office:value-type="float" office:value="0.0855098089999999" calcext:value-type="float">
            <text:p>0.085509809</text:p>
          </table:table-cell>
          <table:table-cell table:formula="of:=[.C111]^2" office:value-type="float" office:value="0.00731192743521647" calcext:value-type="float">
            <text:p>0.007311927435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4478307" calcext:value-type="float">
            <text:p>1.284478307</text:p>
          </table:table-cell>
          <table:table-cell table:formula="of:=[.A112]-[.B112]" office:value-type="float" office:value="-1.284478307" calcext:value-type="float">
            <text:p>-1.284478307</text:p>
          </table:table-cell>
          <table:table-cell table:formula="of:=ABS([.C112])" office:value-type="float" office:value="1.284478307" calcext:value-type="float">
            <text:p>1.284478307</text:p>
          </table:table-cell>
          <table:table-cell table:formula="of:=[.C112]^2" office:value-type="float" office:value="1.64988452115359" calcext:value-type="float">
            <text:p>1.64988452115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0889268" calcext:value-type="float">
            <text:p>0.760889268</text:p>
          </table:table-cell>
          <table:table-cell table:formula="of:=[.A113]-[.B113]" office:value-type="float" office:value="0.239110732" calcext:value-type="float">
            <text:p>0.239110732</text:p>
          </table:table-cell>
          <table:table-cell table:formula="of:=ABS([.C113])" office:value-type="float" office:value="0.239110732" calcext:value-type="float">
            <text:p>0.239110732</text:p>
          </table:table-cell>
          <table:table-cell table:formula="of:=[.C113]^2" office:value-type="float" office:value="0.0571739421575758" calcext:value-type="float">
            <text:p>0.057173942157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1723932" calcext:value-type="float">
            <text:p>0.551723932</text:p>
          </table:table-cell>
          <table:table-cell table:formula="of:=[.A114]-[.B114]" office:value-type="float" office:value="-0.551723932" calcext:value-type="float">
            <text:p>-0.551723932</text:p>
          </table:table-cell>
          <table:table-cell table:formula="of:=ABS([.C114])" office:value-type="float" office:value="0.551723932" calcext:value-type="float">
            <text:p>0.551723932</text:p>
          </table:table-cell>
          <table:table-cell table:formula="of:=[.C114]^2" office:value-type="float" office:value="0.304399297141541" calcext:value-type="float">
            <text:p>0.3043992971415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0717811" calcext:value-type="float">
            <text:p>0.760717811</text:p>
          </table:table-cell>
          <table:table-cell table:formula="of:=[.A115]-[.B115]" office:value-type="float" office:value="0.239282189" calcext:value-type="float">
            <text:p>0.239282189</text:p>
          </table:table-cell>
          <table:table-cell table:formula="of:=ABS([.C115])" office:value-type="float" office:value="0.239282189" calcext:value-type="float">
            <text:p>0.239282189</text:p>
          </table:table-cell>
          <table:table-cell table:formula="of:=[.C115]^2" office:value-type="float" office:value="0.0572559659726317" calcext:value-type="float">
            <text:p>0.057255965972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64594893" calcext:value-type="float">
            <text:p>1.464594893</text:p>
          </table:table-cell>
          <table:table-cell table:formula="of:=[.A116]-[.B116]" office:value-type="float" office:value="-1.464594893" calcext:value-type="float">
            <text:p>-1.464594893</text:p>
          </table:table-cell>
          <table:table-cell table:formula="of:=ABS([.C116])" office:value-type="float" office:value="1.464594893" calcext:value-type="float">
            <text:p>1.464594893</text:p>
          </table:table-cell>
          <table:table-cell table:formula="of:=[.C116]^2" office:value-type="float" office:value="2.14503820060168" calcext:value-type="float">
            <text:p>2.145038200601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174929" calcext:value-type="float">
            <text:p>0.63174929</text:p>
          </table:table-cell>
          <table:table-cell table:formula="of:=[.A117]-[.B117]" office:value-type="float" office:value="1.36825071" calcext:value-type="float">
            <text:p>1.36825071</text:p>
          </table:table-cell>
          <table:table-cell table:formula="of:=ABS([.C117])" office:value-type="float" office:value="1.36825071" calcext:value-type="float">
            <text:p>1.36825071</text:p>
          </table:table-cell>
          <table:table-cell table:formula="of:=[.C117]^2" office:value-type="float" office:value="1.8721100054155" calcext:value-type="float">
            <text:p>1.8721100054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2828615" calcext:value-type="float">
            <text:p>0.172828615</text:p>
          </table:table-cell>
          <table:table-cell table:formula="of:=[.A118]-[.B118]" office:value-type="float" office:value="-0.172828615" calcext:value-type="float">
            <text:p>-0.172828615</text:p>
          </table:table-cell>
          <table:table-cell table:formula="of:=ABS([.C118])" office:value-type="float" office:value="0.172828615" calcext:value-type="float">
            <text:p>0.172828615</text:p>
          </table:table-cell>
          <table:table-cell table:formula="of:=[.C118]^2" office:value-type="float" office:value="0.0298697301628182" calcext:value-type="float">
            <text:p>0.029869730162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6624691" calcext:value-type="float">
            <text:p>0.576624691</text:p>
          </table:table-cell>
          <table:table-cell table:formula="of:=[.A119]-[.B119]" office:value-type="float" office:value="0.423375309" calcext:value-type="float">
            <text:p>0.423375309</text:p>
          </table:table-cell>
          <table:table-cell table:formula="of:=ABS([.C119])" office:value-type="float" office:value="0.423375309" calcext:value-type="float">
            <text:p>0.423375309</text:p>
          </table:table-cell>
          <table:table-cell table:formula="of:=[.C119]^2" office:value-type="float" office:value="0.179246652270845" calcext:value-type="float">
            <text:p>0.179246652270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3537926" calcext:value-type="float">
            <text:p>0.583537926</text:p>
          </table:table-cell>
          <table:table-cell table:formula="of:=[.A120]-[.B120]" office:value-type="float" office:value="0.416462074" calcext:value-type="float">
            <text:p>0.416462074</text:p>
          </table:table-cell>
          <table:table-cell table:formula="of:=ABS([.C120])" office:value-type="float" office:value="0.416462074" calcext:value-type="float">
            <text:p>0.416462074</text:p>
          </table:table-cell>
          <table:table-cell table:formula="of:=[.C120]^2" office:value-type="float" office:value="0.173440659080381" calcext:value-type="float">
            <text:p>0.173440659080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11482" calcext:value-type="float">
            <text:p>0.13711482</text:p>
          </table:table-cell>
          <table:table-cell table:formula="of:=[.A121]-[.B121]" office:value-type="float" office:value="-0.13711482" calcext:value-type="float">
            <text:p>-0.13711482</text:p>
          </table:table-cell>
          <table:table-cell table:formula="of:=ABS([.C121])" office:value-type="float" office:value="0.13711482" calcext:value-type="float">
            <text:p>0.13711482</text:p>
          </table:table-cell>
          <table:table-cell table:formula="of:=[.C121]^2" office:value-type="float" office:value="0.0188004738636324" calcext:value-type="float">
            <text:p>0.018800473863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50276796" calcext:value-type="float">
            <text:p>1.650276796</text:p>
          </table:table-cell>
          <table:table-cell table:formula="of:=[.A122]-[.B122]" office:value-type="float" office:value="-1.650276796" calcext:value-type="float">
            <text:p>-1.650276796</text:p>
          </table:table-cell>
          <table:table-cell table:formula="of:=ABS([.C122])" office:value-type="float" office:value="1.650276796" calcext:value-type="float">
            <text:p>1.650276796</text:p>
          </table:table-cell>
          <table:table-cell table:formula="of:=[.C122]^2" office:value-type="float" office:value="2.72341350341603" calcext:value-type="float">
            <text:p>2.72341350341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5982502" calcext:value-type="float">
            <text:p>0.505982502</text:p>
          </table:table-cell>
          <table:table-cell table:formula="of:=[.A123]-[.B123]" office:value-type="float" office:value="-0.505982502" calcext:value-type="float">
            <text:p>-0.505982502</text:p>
          </table:table-cell>
          <table:table-cell table:formula="of:=ABS([.C123])" office:value-type="float" office:value="0.505982502" calcext:value-type="float">
            <text:p>0.505982502</text:p>
          </table:table-cell>
          <table:table-cell table:formula="of:=[.C123]^2" office:value-type="float" office:value="0.25601829233018" calcext:value-type="float">
            <text:p>0.25601829233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1193802" calcext:value-type="float">
            <text:p>0.191193802</text:p>
          </table:table-cell>
          <table:table-cell table:formula="of:=[.A124]-[.B124]" office:value-type="float" office:value="0.808806198" calcext:value-type="float">
            <text:p>0.808806198</text:p>
          </table:table-cell>
          <table:table-cell table:formula="of:=ABS([.C124])" office:value-type="float" office:value="0.808806198" calcext:value-type="float">
            <text:p>0.808806198</text:p>
          </table:table-cell>
          <table:table-cell table:formula="of:=[.C124]^2" office:value-type="float" office:value="0.654167465923215" calcext:value-type="float">
            <text:p>0.654167465923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1487308" calcext:value-type="float">
            <text:p>0.111487308</text:p>
          </table:table-cell>
          <table:table-cell table:formula="of:=[.A125]-[.B125]" office:value-type="float" office:value="0.888512692" calcext:value-type="float">
            <text:p>0.888512692</text:p>
          </table:table-cell>
          <table:table-cell table:formula="of:=ABS([.C125])" office:value-type="float" office:value="0.888512692" calcext:value-type="float">
            <text:p>0.888512692</text:p>
          </table:table-cell>
          <table:table-cell table:formula="of:=[.C125]^2" office:value-type="float" office:value="0.789454803845087" calcext:value-type="float">
            <text:p>0.789454803845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5517386" calcext:value-type="float">
            <text:p>0.675517386</text:p>
          </table:table-cell>
          <table:table-cell table:formula="of:=[.A126]-[.B126]" office:value-type="float" office:value="-0.675517386" calcext:value-type="float">
            <text:p>-0.675517386</text:p>
          </table:table-cell>
          <table:table-cell table:formula="of:=ABS([.C126])" office:value-type="float" office:value="0.675517386" calcext:value-type="float">
            <text:p>0.675517386</text:p>
          </table:table-cell>
          <table:table-cell table:formula="of:=[.C126]^2" office:value-type="float" office:value="0.456323738788273" calcext:value-type="float">
            <text:p>0.4563237387882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9668509" calcext:value-type="float">
            <text:p>1.259668509</text:p>
          </table:table-cell>
          <table:table-cell table:formula="of:=[.A127]-[.B127]" office:value-type="float" office:value="-0.259668509" calcext:value-type="float">
            <text:p>-0.259668509</text:p>
          </table:table-cell>
          <table:table-cell table:formula="of:=ABS([.C127])" office:value-type="float" office:value="0.259668509" calcext:value-type="float">
            <text:p>0.259668509</text:p>
          </table:table-cell>
          <table:table-cell table:formula="of:=[.C127]^2" office:value-type="float" office:value="0.067427734566283" calcext:value-type="float">
            <text:p>0.0674277345662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9297996" calcext:value-type="float">
            <text:p>0.059297996</text:p>
          </table:table-cell>
          <table:table-cell table:formula="of:=[.A128]-[.B128]" office:value-type="float" office:value="2.940702004" calcext:value-type="float">
            <text:p>2.940702004</text:p>
          </table:table-cell>
          <table:table-cell table:formula="of:=ABS([.C128])" office:value-type="float" office:value="2.940702004" calcext:value-type="float">
            <text:p>2.940702004</text:p>
          </table:table-cell>
          <table:table-cell table:formula="of:=[.C128]^2" office:value-type="float" office:value="8.64772827632961" calcext:value-type="float">
            <text:p>8.64772827632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857609" calcext:value-type="float">
            <text:p>0.637857609</text:p>
          </table:table-cell>
          <table:table-cell table:formula="of:=[.A129]-[.B129]" office:value-type="float" office:value="-0.637857609" calcext:value-type="float">
            <text:p>-0.637857609</text:p>
          </table:table-cell>
          <table:table-cell table:formula="of:=ABS([.C129])" office:value-type="float" office:value="0.637857609" calcext:value-type="float">
            <text:p>0.637857609</text:p>
          </table:table-cell>
          <table:table-cell table:formula="of:=[.C129]^2" office:value-type="float" office:value="0.406862329359197" calcext:value-type="float">
            <text:p>0.406862329359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27481292" calcext:value-type="float">
            <text:p>1.027481292</text:p>
          </table:table-cell>
          <table:table-cell table:formula="of:=[.A130]-[.B130]" office:value-type="float" office:value="-0.027481292" calcext:value-type="float">
            <text:p>-0.027481292</text:p>
          </table:table-cell>
          <table:table-cell table:formula="of:=ABS([.C130])" office:value-type="float" office:value="0.027481292" calcext:value-type="float">
            <text:p>0.027481292</text:p>
          </table:table-cell>
          <table:table-cell table:formula="of:=[.C130]^2" office:value-type="float" office:value="0.000755221409989267" calcext:value-type="float">
            <text:p>0.0007552214099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4329254" calcext:value-type="float">
            <text:p>0.974329254</text:p>
          </table:table-cell>
          <table:table-cell table:formula="of:=[.A131]-[.B131]" office:value-type="float" office:value="2.025670746" calcext:value-type="float">
            <text:p>2.025670746</text:p>
          </table:table-cell>
          <table:table-cell table:formula="of:=ABS([.C131])" office:value-type="float" office:value="2.025670746" calcext:value-type="float">
            <text:p>2.025670746</text:p>
          </table:table-cell>
          <table:table-cell table:formula="of:=[.C131]^2" office:value-type="float" office:value="4.1033419712002" calcext:value-type="float">
            <text:p>4.1033419712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5580444" calcext:value-type="float">
            <text:p>0.755580444</text:p>
          </table:table-cell>
          <table:table-cell table:formula="of:=[.A132]-[.B132]" office:value-type="float" office:value="3.244419556" calcext:value-type="float">
            <text:p>3.244419556</text:p>
          </table:table-cell>
          <table:table-cell table:formula="of:=ABS([.C132])" office:value-type="float" office:value="3.244419556" calcext:value-type="float">
            <text:p>3.244419556</text:p>
          </table:table-cell>
          <table:table-cell table:formula="of:=[.C132]^2" office:value-type="float" office:value="10.5262582553552" calcext:value-type="float">
            <text:p>10.5262582553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5122449" calcext:value-type="float">
            <text:p>1.025122449</text:p>
          </table:table-cell>
          <table:table-cell table:formula="of:=[.A133]-[.B133]" office:value-type="float" office:value="1.974877551" calcext:value-type="float">
            <text:p>1.974877551</text:p>
          </table:table-cell>
          <table:table-cell table:formula="of:=ABS([.C133])" office:value-type="float" office:value="1.974877551" calcext:value-type="float">
            <text:p>1.974877551</text:p>
          </table:table-cell>
          <table:table-cell table:formula="of:=[.C133]^2" office:value-type="float" office:value="3.90014134144376" calcext:value-type="float">
            <text:p>3.900141341443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76798164" calcext:value-type="float">
            <text:p>1.576798164</text:p>
          </table:table-cell>
          <table:table-cell table:formula="of:=[.A134]-[.B134]" office:value-type="float" office:value="4.423201836" calcext:value-type="float">
            <text:p>4.423201836</text:p>
          </table:table-cell>
          <table:table-cell table:formula="of:=ABS([.C134])" office:value-type="float" office:value="4.423201836" calcext:value-type="float">
            <text:p>4.423201836</text:p>
          </table:table-cell>
          <table:table-cell table:formula="of:=[.C134]^2" office:value-type="float" office:value="19.5647144819938" calcext:value-type="float">
            <text:p>19.56471448199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8847849" calcext:value-type="float">
            <text:p>0.228847849</text:p>
          </table:table-cell>
          <table:table-cell table:formula="of:=[.A135]-[.B135]" office:value-type="float" office:value="0.771152151" calcext:value-type="float">
            <text:p>0.771152151</text:p>
          </table:table-cell>
          <table:table-cell table:formula="of:=ABS([.C135])" office:value-type="float" office:value="0.771152151" calcext:value-type="float">
            <text:p>0.771152151</text:p>
          </table:table-cell>
          <table:table-cell table:formula="of:=[.C135]^2" office:value-type="float" office:value="0.594675639991927" calcext:value-type="float">
            <text:p>0.594675639991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33985343" calcext:value-type="float">
            <text:p>0.733985343</text:p>
          </table:table-cell>
          <table:table-cell table:formula="of:=[.A136]-[.B136]" office:value-type="float" office:value="2.266014657" calcext:value-type="float">
            <text:p>2.266014657</text:p>
          </table:table-cell>
          <table:table-cell table:formula="of:=ABS([.C136])" office:value-type="float" office:value="2.266014657" calcext:value-type="float">
            <text:p>2.266014657</text:p>
          </table:table-cell>
          <table:table-cell table:formula="of:=[.C136]^2" office:value-type="float" office:value="5.13482242573883" calcext:value-type="float">
            <text:p>5.13482242573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61232685" calcext:value-type="float">
            <text:p>1.161232685</text:p>
          </table:table-cell>
          <table:table-cell table:formula="of:=[.A137]-[.B137]" office:value-type="float" office:value="0.838767315" calcext:value-type="float">
            <text:p>0.838767315</text:p>
          </table:table-cell>
          <table:table-cell table:formula="of:=ABS([.C137])" office:value-type="float" office:value="0.838767315" calcext:value-type="float">
            <text:p>0.838767315</text:p>
          </table:table-cell>
          <table:table-cell table:formula="of:=[.C137]^2" office:value-type="float" office:value="0.703530608712309" calcext:value-type="float">
            <text:p>0.703530608712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581621" calcext:value-type="float">
            <text:p>0.606581621</text:p>
          </table:table-cell>
          <table:table-cell table:formula="of:=[.A138]-[.B138]" office:value-type="float" office:value="-0.606581621" calcext:value-type="float">
            <text:p>-0.606581621</text:p>
          </table:table-cell>
          <table:table-cell table:formula="of:=ABS([.C138])" office:value-type="float" office:value="0.606581621" calcext:value-type="float">
            <text:p>0.606581621</text:p>
          </table:table-cell>
          <table:table-cell table:formula="of:=[.C138]^2" office:value-type="float" office:value="0.367941262934988" calcext:value-type="float">
            <text:p>0.367941262934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3677211" calcext:value-type="float">
            <text:p>0.553677211</text:p>
          </table:table-cell>
          <table:table-cell table:formula="of:=[.A139]-[.B139]" office:value-type="float" office:value="-0.553677211" calcext:value-type="float">
            <text:p>-0.553677211</text:p>
          </table:table-cell>
          <table:table-cell table:formula="of:=ABS([.C139])" office:value-type="float" office:value="0.553677211" calcext:value-type="float">
            <text:p>0.553677211</text:p>
          </table:table-cell>
          <table:table-cell table:formula="of:=[.C139]^2" office:value-type="float" office:value="0.306558453980738" calcext:value-type="float">
            <text:p>0.3065584539807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2300622" calcext:value-type="float">
            <text:p>1.42300622</text:p>
          </table:table-cell>
          <table:table-cell table:formula="of:=[.A140]-[.B140]" office:value-type="float" office:value="3.57699378" calcext:value-type="float">
            <text:p>3.57699378</text:p>
          </table:table-cell>
          <table:table-cell table:formula="of:=ABS([.C140])" office:value-type="float" office:value="3.57699378" calcext:value-type="float">
            <text:p>3.57699378</text:p>
          </table:table-cell>
          <table:table-cell table:formula="of:=[.C140]^2" office:value-type="float" office:value="12.7948845021587" calcext:value-type="float">
            <text:p>12.7948845021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0677787" calcext:value-type="float">
            <text:p>0.460677787</text:p>
          </table:table-cell>
          <table:table-cell table:formula="of:=[.A141]-[.B141]" office:value-type="float" office:value="1.539322213" calcext:value-type="float">
            <text:p>1.539322213</text:p>
          </table:table-cell>
          <table:table-cell table:formula="of:=ABS([.C141])" office:value-type="float" office:value="1.539322213" calcext:value-type="float">
            <text:p>1.539322213</text:p>
          </table:table-cell>
          <table:table-cell table:formula="of:=[.C141]^2" office:value-type="float" office:value="2.36951287543522" calcext:value-type="float">
            <text:p>2.36951287543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770769" calcext:value-type="float">
            <text:p>0.615770769</text:p>
          </table:table-cell>
          <table:table-cell table:formula="of:=[.A142]-[.B142]" office:value-type="float" office:value="-0.615770769" calcext:value-type="float">
            <text:p>-0.615770769</text:p>
          </table:table-cell>
          <table:table-cell table:formula="of:=ABS([.C142])" office:value-type="float" office:value="0.615770769" calcext:value-type="float">
            <text:p>0.615770769</text:p>
          </table:table-cell>
          <table:table-cell table:formula="of:=[.C142]^2" office:value-type="float" office:value="0.379173639954851" calcext:value-type="float">
            <text:p>0.379173639954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5844722" calcext:value-type="float">
            <text:p>0.505844722</text:p>
          </table:table-cell>
          <table:table-cell table:formula="of:=[.A143]-[.B143]" office:value-type="float" office:value="-0.505844722" calcext:value-type="float">
            <text:p>-0.505844722</text:p>
          </table:table-cell>
          <table:table-cell table:formula="of:=ABS([.C143])" office:value-type="float" office:value="0.505844722" calcext:value-type="float">
            <text:p>0.505844722</text:p>
          </table:table-cell>
          <table:table-cell table:formula="of:=[.C143]^2" office:value-type="float" office:value="0.255878882775257" calcext:value-type="float">
            <text:p>0.2558788827752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7229911" calcext:value-type="float">
            <text:p>0.717229911</text:p>
          </table:table-cell>
          <table:table-cell table:formula="of:=[.A144]-[.B144]" office:value-type="float" office:value="1.282770089" calcext:value-type="float">
            <text:p>1.282770089</text:p>
          </table:table-cell>
          <table:table-cell table:formula="of:=ABS([.C144])" office:value-type="float" office:value="1.282770089" calcext:value-type="float">
            <text:p>1.282770089</text:p>
          </table:table-cell>
          <table:table-cell table:formula="of:=[.C144]^2" office:value-type="float" office:value="1.64549910123307" calcext:value-type="float">
            <text:p>1.64549910123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5662922" calcext:value-type="float">
            <text:p>0.125662922</text:p>
          </table:table-cell>
          <table:table-cell table:formula="of:=[.A145]-[.B145]" office:value-type="float" office:value="-0.125662922" calcext:value-type="float">
            <text:p>-0.125662922</text:p>
          </table:table-cell>
          <table:table-cell table:formula="of:=ABS([.C145])" office:value-type="float" office:value="0.125662922" calcext:value-type="float">
            <text:p>0.125662922</text:p>
          </table:table-cell>
          <table:table-cell table:formula="of:=[.C145]^2" office:value-type="float" office:value="0.0157911699655781" calcext:value-type="float">
            <text:p>0.015791169965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9244149" calcext:value-type="float">
            <text:p>0.469244149</text:p>
          </table:table-cell>
          <table:table-cell table:formula="of:=[.A146]-[.B146]" office:value-type="float" office:value="-0.469244149" calcext:value-type="float">
            <text:p>-0.469244149</text:p>
          </table:table-cell>
          <table:table-cell table:formula="of:=ABS([.C146])" office:value-type="float" office:value="0.469244149" calcext:value-type="float">
            <text:p>0.469244149</text:p>
          </table:table-cell>
          <table:table-cell table:formula="of:=[.C146]^2" office:value-type="float" office:value="0.220190071370734" calcext:value-type="float">
            <text:p>0.2201900713707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6281608" calcext:value-type="float">
            <text:p>0.676281608</text:p>
          </table:table-cell>
          <table:table-cell table:formula="of:=[.A147]-[.B147]" office:value-type="float" office:value="0.323718392" calcext:value-type="float">
            <text:p>0.323718392</text:p>
          </table:table-cell>
          <table:table-cell table:formula="of:=ABS([.C147])" office:value-type="float" office:value="0.323718392" calcext:value-type="float">
            <text:p>0.323718392</text:p>
          </table:table-cell>
          <table:table-cell table:formula="of:=[.C147]^2" office:value-type="float" office:value="0.104793597319066" calcext:value-type="float">
            <text:p>0.104793597319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9513074" calcext:value-type="float">
            <text:p>1.19513074</text:p>
          </table:table-cell>
          <table:table-cell table:formula="of:=[.A148]-[.B148]" office:value-type="float" office:value="-1.19513074" calcext:value-type="float">
            <text:p>-1.19513074</text:p>
          </table:table-cell>
          <table:table-cell table:formula="of:=ABS([.C148])" office:value-type="float" office:value="1.19513074" calcext:value-type="float">
            <text:p>1.19513074</text:p>
          </table:table-cell>
          <table:table-cell table:formula="of:=[.C148]^2" office:value-type="float" office:value="1.42833748569295" calcext:value-type="float">
            <text:p>1.42833748569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0160526" calcext:value-type="float">
            <text:p>0.770160526</text:p>
          </table:table-cell>
          <table:table-cell table:formula="of:=[.A149]-[.B149]" office:value-type="float" office:value="-0.770160526" calcext:value-type="float">
            <text:p>-0.770160526</text:p>
          </table:table-cell>
          <table:table-cell table:formula="of:=ABS([.C149])" office:value-type="float" office:value="0.770160526" calcext:value-type="float">
            <text:p>0.770160526</text:p>
          </table:table-cell>
          <table:table-cell table:formula="of:=[.C149]^2" office:value-type="float" office:value="0.593147235808597" calcext:value-type="float">
            <text:p>0.593147235808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0641905" calcext:value-type="float">
            <text:p>0.550641905</text:p>
          </table:table-cell>
          <table:table-cell table:formula="of:=[.A150]-[.B150]" office:value-type="float" office:value="-0.550641905" calcext:value-type="float">
            <text:p>-0.550641905</text:p>
          </table:table-cell>
          <table:table-cell table:formula="of:=ABS([.C150])" office:value-type="float" office:value="0.550641905" calcext:value-type="float">
            <text:p>0.550641905</text:p>
          </table:table-cell>
          <table:table-cell table:formula="of:=[.C150]^2" office:value-type="float" office:value="0.303206507542029" calcext:value-type="float">
            <text:p>0.3032065075420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4297604" calcext:value-type="float">
            <text:p>0.074297604</text:p>
          </table:table-cell>
          <table:table-cell table:formula="of:=[.A151]-[.B151]" office:value-type="float" office:value="-0.074297604" calcext:value-type="float">
            <text:p>-0.074297604</text:p>
          </table:table-cell>
          <table:table-cell table:formula="of:=ABS([.C151])" office:value-type="float" office:value="0.074297604" calcext:value-type="float">
            <text:p>0.074297604</text:p>
          </table:table-cell>
          <table:table-cell table:formula="of:=[.C151]^2" office:value-type="float" office:value="0.00552013396014082" calcext:value-type="float">
            <text:p>0.005520133960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42989588" calcext:value-type="float">
            <text:p>1.242989588</text:p>
          </table:table-cell>
          <table:table-cell table:formula="of:=[.A152]-[.B152]" office:value-type="float" office:value="-0.242989588" calcext:value-type="float">
            <text:p>-0.242989588</text:p>
          </table:table-cell>
          <table:table-cell table:formula="of:=ABS([.C152])" office:value-type="float" office:value="0.242989588" calcext:value-type="float">
            <text:p>0.242989588</text:p>
          </table:table-cell>
          <table:table-cell table:formula="of:=[.C152]^2" office:value-type="float" office:value="0.0590439398764097" calcext:value-type="float">
            <text:p>0.05904393987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034787" calcext:value-type="float">
            <text:p>0.584034787</text:p>
          </table:table-cell>
          <table:table-cell table:formula="of:=[.A153]-[.B153]" office:value-type="float" office:value="-0.584034787" calcext:value-type="float">
            <text:p>-0.584034787</text:p>
          </table:table-cell>
          <table:table-cell table:formula="of:=ABS([.C153])" office:value-type="float" office:value="0.584034787" calcext:value-type="float">
            <text:p>0.584034787</text:p>
          </table:table-cell>
          <table:table-cell table:formula="of:=[.C153]^2" office:value-type="float" office:value="0.341096632426135" calcext:value-type="float">
            <text:p>0.341096632426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5477407" calcext:value-type="float">
            <text:p>0.725477407</text:p>
          </table:table-cell>
          <table:table-cell table:formula="of:=[.A154]-[.B154]" office:value-type="float" office:value="-0.725477407" calcext:value-type="float">
            <text:p>-0.725477407</text:p>
          </table:table-cell>
          <table:table-cell table:formula="of:=ABS([.C154])" office:value-type="float" office:value="0.725477407" calcext:value-type="float">
            <text:p>0.725477407</text:p>
          </table:table-cell>
          <table:table-cell table:formula="of:=[.C154]^2" office:value-type="float" office:value="0.526317468067444" calcext:value-type="float">
            <text:p>0.526317468067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2402999" calcext:value-type="float">
            <text:p>0.242402999</text:p>
          </table:table-cell>
          <table:table-cell table:formula="of:=[.A155]-[.B155]" office:value-type="float" office:value="-0.242402999" calcext:value-type="float">
            <text:p>-0.242402999</text:p>
          </table:table-cell>
          <table:table-cell table:formula="of:=ABS([.C155])" office:value-type="float" office:value="0.242402999" calcext:value-type="float">
            <text:p>0.242402999</text:p>
          </table:table-cell>
          <table:table-cell table:formula="of:=[.C155]^2" office:value-type="float" office:value="0.058759213924194" calcext:value-type="float">
            <text:p>0.058759213924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874804" calcext:value-type="float">
            <text:p>0.15874804</text:p>
          </table:table-cell>
          <table:table-cell table:formula="of:=[.A156]-[.B156]" office:value-type="float" office:value="-0.15874804" calcext:value-type="float">
            <text:p>-0.15874804</text:p>
          </table:table-cell>
          <table:table-cell table:formula="of:=ABS([.C156])" office:value-type="float" office:value="0.15874804" calcext:value-type="float">
            <text:p>0.15874804</text:p>
          </table:table-cell>
          <table:table-cell table:formula="of:=[.C156]^2" office:value-type="float" office:value="0.0252009402038416" calcext:value-type="float">
            <text:p>0.025200940203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11482" calcext:value-type="float">
            <text:p>0.13711482</text:p>
          </table:table-cell>
          <table:table-cell table:formula="of:=[.A157]-[.B157]" office:value-type="float" office:value="-0.13711482" calcext:value-type="float">
            <text:p>-0.13711482</text:p>
          </table:table-cell>
          <table:table-cell table:formula="of:=ABS([.C157])" office:value-type="float" office:value="0.13711482" calcext:value-type="float">
            <text:p>0.13711482</text:p>
          </table:table-cell>
          <table:table-cell table:formula="of:=[.C157]^2" office:value-type="float" office:value="0.0188004738636324" calcext:value-type="float">
            <text:p>0.0188004738636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36238446" calcext:value-type="float">
            <text:p>1.636238446</text:p>
          </table:table-cell>
          <table:table-cell table:formula="of:=[.A158]-[.B158]" office:value-type="float" office:value="-0.636238446" calcext:value-type="float">
            <text:p>-0.636238446</text:p>
          </table:table-cell>
          <table:table-cell table:formula="of:=ABS([.C158])" office:value-type="float" office:value="0.636238446" calcext:value-type="float">
            <text:p>0.636238446</text:p>
          </table:table-cell>
          <table:table-cell table:formula="of:=[.C158]^2" office:value-type="float" office:value="0.404799360168495" calcext:value-type="float">
            <text:p>0.404799360168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761596" calcext:value-type="float">
            <text:p>0.115761596</text:p>
          </table:table-cell>
          <table:table-cell table:formula="of:=[.A159]-[.B159]" office:value-type="float" office:value="-0.115761596" calcext:value-type="float">
            <text:p>-0.115761596</text:p>
          </table:table-cell>
          <table:table-cell table:formula="of:=ABS([.C159])" office:value-type="float" office:value="0.115761596" calcext:value-type="float">
            <text:p>0.115761596</text:p>
          </table:table-cell>
          <table:table-cell table:formula="of:=[.C159]^2" office:value-type="float" office:value="0.0134007471084672" calcext:value-type="float">
            <text:p>0.013400747108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1193802" calcext:value-type="float">
            <text:p>0.191193802</text:p>
          </table:table-cell>
          <table:table-cell table:formula="of:=[.A160]-[.B160]" office:value-type="float" office:value="-0.191193802" calcext:value-type="float">
            <text:p>-0.191193802</text:p>
          </table:table-cell>
          <table:table-cell table:formula="of:=ABS([.C160])" office:value-type="float" office:value="0.191193802" calcext:value-type="float">
            <text:p>0.191193802</text:p>
          </table:table-cell>
          <table:table-cell table:formula="of:=[.C160]^2" office:value-type="float" office:value="0.0365550699232152" calcext:value-type="float">
            <text:p>0.036555069923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1487308" calcext:value-type="float">
            <text:p>0.111487308</text:p>
          </table:table-cell>
          <table:table-cell table:formula="of:=[.A161]-[.B161]" office:value-type="float" office:value="-0.111487308" calcext:value-type="float">
            <text:p>-0.111487308</text:p>
          </table:table-cell>
          <table:table-cell table:formula="of:=ABS([.C161])" office:value-type="float" office:value="0.111487308" calcext:value-type="float">
            <text:p>0.111487308</text:p>
          </table:table-cell>
          <table:table-cell table:formula="of:=[.C161]^2" office:value-type="float" office:value="0.0124294198450869" calcext:value-type="float">
            <text:p>0.012429419845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0562676" calcext:value-type="float">
            <text:p>0.150562676</text:p>
          </table:table-cell>
          <table:table-cell table:formula="of:=[.A162]-[.B162]" office:value-type="float" office:value="-0.150562676" calcext:value-type="float">
            <text:p>-0.150562676</text:p>
          </table:table-cell>
          <table:table-cell table:formula="of:=ABS([.C162])" office:value-type="float" office:value="0.150562676" calcext:value-type="float">
            <text:p>0.150562676</text:p>
          </table:table-cell>
          <table:table-cell table:formula="of:=[.C162]^2" office:value-type="float" office:value="0.022669119404281" calcext:value-type="float">
            <text:p>0.022669119404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84774196" calcext:value-type="float">
            <text:p>1.184774196</text:p>
          </table:table-cell>
          <table:table-cell table:formula="of:=[.A163]-[.B163]" office:value-type="float" office:value="-1.184774196" calcext:value-type="float">
            <text:p>-1.184774196</text:p>
          </table:table-cell>
          <table:table-cell table:formula="of:=ABS([.C163])" office:value-type="float" office:value="1.184774196" calcext:value-type="float">
            <text:p>1.184774196</text:p>
          </table:table-cell>
          <table:table-cell table:formula="of:=[.C163]^2" office:value-type="float" office:value="1.40368989550745" calcext:value-type="float">
            <text:p>1.40368989550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6716157" calcext:value-type="float">
            <text:p>0.756716157</text:p>
          </table:table-cell>
          <table:table-cell table:formula="of:=[.A164]-[.B164]" office:value-type="float" office:value="-0.756716157" calcext:value-type="float">
            <text:p>-0.756716157</text:p>
          </table:table-cell>
          <table:table-cell table:formula="of:=ABS([.C164])" office:value-type="float" office:value="0.756716157" calcext:value-type="float">
            <text:p>0.756716157</text:p>
          </table:table-cell>
          <table:table-cell table:formula="of:=[.C164]^2" office:value-type="float" office:value="0.572619342264849" calcext:value-type="float">
            <text:p>0.572619342264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7443834" calcext:value-type="float">
            <text:p>0.807443834</text:p>
          </table:table-cell>
          <table:table-cell table:formula="of:=[.A165]-[.B165]" office:value-type="float" office:value="1.192556166" calcext:value-type="float">
            <text:p>1.192556166</text:p>
          </table:table-cell>
          <table:table-cell table:formula="of:=ABS([.C165])" office:value-type="float" office:value="1.192556166" calcext:value-type="float">
            <text:p>1.192556166</text:p>
          </table:table-cell>
          <table:table-cell table:formula="of:=[.C165]^2" office:value-type="float" office:value="1.42219020906462" calcext:value-type="float">
            <text:p>1.42219020906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47572085" calcext:value-type="float">
            <text:p>2.347572085</text:p>
          </table:table-cell>
          <table:table-cell table:formula="of:=[.A166]-[.B166]" office:value-type="float" office:value="-0.347572085" calcext:value-type="float">
            <text:p>-0.347572085</text:p>
          </table:table-cell>
          <table:table-cell table:formula="of:=ABS([.C166])" office:value-type="float" office:value="0.347572085" calcext:value-type="float">
            <text:p>0.347572085</text:p>
          </table:table-cell>
          <table:table-cell table:formula="of:=[.C166]^2" office:value-type="float" office:value="0.120806354271247" calcext:value-type="float">
            <text:p>0.1208063542712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86524231" calcext:value-type="float">
            <text:p>1.986524231</text:p>
          </table:table-cell>
          <table:table-cell table:formula="of:=[.A167]-[.B167]" office:value-type="float" office:value="8.013475769" calcext:value-type="float">
            <text:p>8.013475769</text:p>
          </table:table-cell>
          <table:table-cell table:formula="of:=ABS([.C167])" office:value-type="float" office:value="8.013475769" calcext:value-type="float">
            <text:p>8.013475769</text:p>
          </table:table-cell>
          <table:table-cell table:formula="of:=[.C167]^2" office:value-type="float" office:value="64.2157939003501" calcext:value-type="float">
            <text:p>64.2157939003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6979009" calcext:value-type="float">
            <text:p>0.756979009</text:p>
          </table:table-cell>
          <table:table-cell table:formula="of:=[.A168]-[.B168]" office:value-type="float" office:value="3.243020991" calcext:value-type="float">
            <text:p>3.243020991</text:p>
          </table:table-cell>
          <table:table-cell table:formula="of:=ABS([.C168])" office:value-type="float" office:value="3.243020991" calcext:value-type="float">
            <text:p>3.243020991</text:p>
          </table:table-cell>
          <table:table-cell table:formula="of:=[.C168]^2" office:value-type="float" office:value="10.5171851480666" calcext:value-type="float">
            <text:p>10.5171851480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149849" calcext:value-type="float">
            <text:p>0.83149849</text:p>
          </table:table-cell>
          <table:table-cell table:formula="of:=[.A169]-[.B169]" office:value-type="float" office:value="-0.83149849" calcext:value-type="float">
            <text:p>-0.83149849</text:p>
          </table:table-cell>
          <table:table-cell table:formula="of:=ABS([.C169])" office:value-type="float" office:value="0.83149849" calcext:value-type="float">
            <text:p>0.83149849</text:p>
          </table:table-cell>
          <table:table-cell table:formula="of:=[.C169]^2" office:value-type="float" office:value="0.69138973887228" calcext:value-type="float">
            <text:p>0.691389738872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46751114" calcext:value-type="float">
            <text:p>1.746751114</text:p>
          </table:table-cell>
          <table:table-cell table:formula="of:=[.A170]-[.B170]" office:value-type="float" office:value="0.253248886" calcext:value-type="float">
            <text:p>0.253248886</text:p>
          </table:table-cell>
          <table:table-cell table:formula="of:=ABS([.C170])" office:value-type="float" office:value="0.253248886" calcext:value-type="float">
            <text:p>0.253248886</text:p>
          </table:table-cell>
          <table:table-cell table:formula="of:=[.C170]^2" office:value-type="float" office:value="0.064134998260241" calcext:value-type="float">
            <text:p>0.06413499826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9702174" calcext:value-type="float">
            <text:p>0.619702174</text:p>
          </table:table-cell>
          <table:table-cell table:formula="of:=[.A171]-[.B171]" office:value-type="float" office:value="-0.619702174" calcext:value-type="float">
            <text:p>-0.619702174</text:p>
          </table:table-cell>
          <table:table-cell table:formula="of:=ABS([.C171])" office:value-type="float" office:value="0.619702174" calcext:value-type="float">
            <text:p>0.619702174</text:p>
          </table:table-cell>
          <table:table-cell table:formula="of:=[.C171]^2" office:value-type="float" office:value="0.384030784460326" calcext:value-type="float">
            <text:p>0.384030784460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2383444" calcext:value-type="float">
            <text:p>1.032383444</text:p>
          </table:table-cell>
          <table:table-cell table:formula="of:=[.A172]-[.B172]" office:value-type="float" office:value="-1.032383444" calcext:value-type="float">
            <text:p>-1.032383444</text:p>
          </table:table-cell>
          <table:table-cell table:formula="of:=ABS([.C172])" office:value-type="float" office:value="1.032383444" calcext:value-type="float">
            <text:p>1.032383444</text:p>
          </table:table-cell>
          <table:table-cell table:formula="of:=[.C172]^2" office:value-type="float" office:value="1.0658155754453" calcext:value-type="float">
            <text:p>1.0658155754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79230583" calcext:value-type="float">
            <text:p>1.279230583</text:p>
          </table:table-cell>
          <table:table-cell table:formula="of:=[.A173]-[.B173]" office:value-type="float" office:value="-1.279230583" calcext:value-type="float">
            <text:p>-1.279230583</text:p>
          </table:table-cell>
          <table:table-cell table:formula="of:=ABS([.C173])" office:value-type="float" office:value="1.279230583" calcext:value-type="float">
            <text:p>1.279230583</text:p>
          </table:table-cell>
          <table:table-cell table:formula="of:=[.C173]^2" office:value-type="float" office:value="1.63643088448252" calcext:value-type="float">
            <text:p>1.63643088448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4158566" calcext:value-type="float">
            <text:p>0.654158566</text:p>
          </table:table-cell>
          <table:table-cell table:formula="of:=[.A174]-[.B174]" office:value-type="float" office:value="0.345841434" calcext:value-type="float">
            <text:p>0.345841434</text:p>
          </table:table-cell>
          <table:table-cell table:formula="of:=ABS([.C174])" office:value-type="float" office:value="0.345841434" calcext:value-type="float">
            <text:p>0.345841434</text:p>
          </table:table-cell>
          <table:table-cell table:formula="of:=[.C174]^2" office:value-type="float" office:value="0.119606297471176" calcext:value-type="float">
            <text:p>0.119606297471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1753721" calcext:value-type="float">
            <text:p>0.801753721</text:p>
          </table:table-cell>
          <table:table-cell table:formula="of:=[.A175]-[.B175]" office:value-type="float" office:value="0.198246279" calcext:value-type="float">
            <text:p>0.198246279</text:p>
          </table:table-cell>
          <table:table-cell table:formula="of:=ABS([.C175])" office:value-type="float" office:value="0.198246279" calcext:value-type="float">
            <text:p>0.198246279</text:p>
          </table:table-cell>
          <table:table-cell table:formula="of:=[.C175]^2" office:value-type="float" office:value="0.0393015871373458" calcext:value-type="float">
            <text:p>0.039301587137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16429366" calcext:value-type="float">
            <text:p>1.816429366</text:p>
          </table:table-cell>
          <table:table-cell table:formula="of:=[.A176]-[.B176]" office:value-type="float" office:value="-1.816429366" calcext:value-type="float">
            <text:p>-1.816429366</text:p>
          </table:table-cell>
          <table:table-cell table:formula="of:=ABS([.C176])" office:value-type="float" office:value="1.816429366" calcext:value-type="float">
            <text:p>1.816429366</text:p>
          </table:table-cell>
          <table:table-cell table:formula="of:=[.C176]^2" office:value-type="float" office:value="3.29941564166716" calcext:value-type="float">
            <text:p>3.29941564166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6512773" calcext:value-type="float">
            <text:p>0.476512773</text:p>
          </table:table-cell>
          <table:table-cell table:formula="of:=[.A177]-[.B177]" office:value-type="float" office:value="-0.476512773" calcext:value-type="float">
            <text:p>-0.476512773</text:p>
          </table:table-cell>
          <table:table-cell table:formula="of:=ABS([.C177])" office:value-type="float" office:value="0.476512773" calcext:value-type="float">
            <text:p>0.476512773</text:p>
          </table:table-cell>
          <table:table-cell table:formula="of:=[.C177]^2" office:value-type="float" office:value="0.22706442283215" calcext:value-type="float">
            <text:p>0.22706442283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011541" calcext:value-type="float">
            <text:p>0.694011541</text:p>
          </table:table-cell>
          <table:table-cell table:formula="of:=[.A178]-[.B178]" office:value-type="float" office:value="-0.694011541" calcext:value-type="float">
            <text:p>-0.694011541</text:p>
          </table:table-cell>
          <table:table-cell table:formula="of:=ABS([.C178])" office:value-type="float" office:value="0.694011541" calcext:value-type="float">
            <text:p>0.694011541</text:p>
          </table:table-cell>
          <table:table-cell table:formula="of:=[.C178]^2" office:value-type="float" office:value="0.481652019041195" calcext:value-type="float">
            <text:p>0.481652019041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3407861" calcext:value-type="float">
            <text:p>0.693407861</text:p>
          </table:table-cell>
          <table:table-cell table:formula="of:=[.A179]-[.B179]" office:value-type="float" office:value="1.306592139" calcext:value-type="float">
            <text:p>1.306592139</text:p>
          </table:table-cell>
          <table:table-cell table:formula="of:=ABS([.C179])" office:value-type="float" office:value="1.306592139" calcext:value-type="float">
            <text:p>1.306592139</text:p>
          </table:table-cell>
          <table:table-cell table:formula="of:=[.C179]^2" office:value-type="float" office:value="1.7071830176966" calcext:value-type="float">
            <text:p>1.7071830176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9638123" calcext:value-type="float">
            <text:p>0.649638123</text:p>
          </table:table-cell>
          <table:table-cell table:formula="of:=[.A180]-[.B180]" office:value-type="float" office:value="1.350361877" calcext:value-type="float">
            <text:p>1.350361877</text:p>
          </table:table-cell>
          <table:table-cell table:formula="of:=ABS([.C180])" office:value-type="float" office:value="1.350361877" calcext:value-type="float">
            <text:p>1.350361877</text:p>
          </table:table-cell>
          <table:table-cell table:formula="of:=[.C180]^2" office:value-type="float" office:value="1.82347719885496" calcext:value-type="float">
            <text:p>1.82347719885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6236367" calcext:value-type="float">
            <text:p>0.946236367</text:p>
          </table:table-cell>
          <table:table-cell table:formula="of:=[.A181]-[.B181]" office:value-type="float" office:value="-0.946236367" calcext:value-type="float">
            <text:p>-0.946236367</text:p>
          </table:table-cell>
          <table:table-cell table:formula="of:=ABS([.C181])" office:value-type="float" office:value="0.946236367" calcext:value-type="float">
            <text:p>0.946236367</text:p>
          </table:table-cell>
          <table:table-cell table:formula="of:=[.C181]^2" office:value-type="float" office:value="0.895363262233359" calcext:value-type="float">
            <text:p>0.895363262233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9149743" calcext:value-type="float">
            <text:p>0.429149743</text:p>
          </table:table-cell>
          <table:table-cell table:formula="of:=[.A182]-[.B182]" office:value-type="float" office:value="-0.429149743" calcext:value-type="float">
            <text:p>-0.429149743</text:p>
          </table:table-cell>
          <table:table-cell table:formula="of:=ABS([.C182])" office:value-type="float" office:value="0.429149743" calcext:value-type="float">
            <text:p>0.429149743</text:p>
          </table:table-cell>
          <table:table-cell table:formula="of:=[.C182]^2" office:value-type="float" office:value="0.184169501916966" calcext:value-type="float">
            <text:p>0.184169501916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645472" calcext:value-type="float">
            <text:p>0.651645472</text:p>
          </table:table-cell>
          <table:table-cell table:formula="of:=[.A183]-[.B183]" office:value-type="float" office:value="-0.651645472" calcext:value-type="float">
            <text:p>-0.651645472</text:p>
          </table:table-cell>
          <table:table-cell table:formula="of:=ABS([.C183])" office:value-type="float" office:value="0.651645472" calcext:value-type="float">
            <text:p>0.651645472</text:p>
          </table:table-cell>
          <table:table-cell table:formula="of:=[.C183]^2" office:value-type="float" office:value="0.424641821178103" calcext:value-type="float">
            <text:p>0.424641821178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8685987" calcext:value-type="float">
            <text:p>1.058685987</text:p>
          </table:table-cell>
          <table:table-cell table:formula="of:=[.A184]-[.B184]" office:value-type="float" office:value="-1.058685987" calcext:value-type="float">
            <text:p>-1.058685987</text:p>
          </table:table-cell>
          <table:table-cell table:formula="of:=ABS([.C184])" office:value-type="float" office:value="1.058685987" calcext:value-type="float">
            <text:p>1.058685987</text:p>
          </table:table-cell>
          <table:table-cell table:formula="of:=[.C184]^2" office:value-type="float" office:value="1.12081601907016" calcext:value-type="float">
            <text:p>1.12081601907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171774" calcext:value-type="float">
            <text:p>0.98171774</text:p>
          </table:table-cell>
          <table:table-cell table:formula="of:=[.A185]-[.B185]" office:value-type="float" office:value="1.01828226" calcext:value-type="float">
            <text:p>1.01828226</text:p>
          </table:table-cell>
          <table:table-cell table:formula="of:=ABS([.C185])" office:value-type="float" office:value="1.01828226" calcext:value-type="float">
            <text:p>1.01828226</text:p>
          </table:table-cell>
          <table:table-cell table:formula="of:=[.C185]^2" office:value-type="float" office:value="1.03689876103071" calcext:value-type="float">
            <text:p>1.036898761030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6781057" calcext:value-type="float">
            <text:p>0.806781057</text:p>
          </table:table-cell>
          <table:table-cell table:formula="of:=[.A186]-[.B186]" office:value-type="float" office:value="2.193218943" calcext:value-type="float">
            <text:p>2.193218943</text:p>
          </table:table-cell>
          <table:table-cell table:formula="of:=ABS([.C186])" office:value-type="float" office:value="2.193218943" calcext:value-type="float">
            <text:p>2.193218943</text:p>
          </table:table-cell>
          <table:table-cell table:formula="of:=[.C186]^2" office:value-type="float" office:value="4.81020933193404" calcext:value-type="float">
            <text:p>4.81020933193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0803582" calcext:value-type="float">
            <text:p>0.740803582</text:p>
          </table:table-cell>
          <table:table-cell table:formula="of:=[.A187]-[.B187]" office:value-type="float" office:value="1.259196418" calcext:value-type="float">
            <text:p>1.259196418</text:p>
          </table:table-cell>
          <table:table-cell table:formula="of:=ABS([.C187])" office:value-type="float" office:value="1.259196418" calcext:value-type="float">
            <text:p>1.259196418</text:p>
          </table:table-cell>
          <table:table-cell table:formula="of:=[.C187]^2" office:value-type="float" office:value="1.58557561910403" calcext:value-type="float">
            <text:p>1.58557561910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98703397" calcext:value-type="float">
            <text:p>1.198703397</text:p>
          </table:table-cell>
          <table:table-cell table:formula="of:=[.A188]-[.B188]" office:value-type="float" office:value="1.801296603" calcext:value-type="float">
            <text:p>1.801296603</text:p>
          </table:table-cell>
          <table:table-cell table:formula="of:=ABS([.C188])" office:value-type="float" office:value="1.801296603" calcext:value-type="float">
            <text:p>1.801296603</text:p>
          </table:table-cell>
          <table:table-cell table:formula="of:=[.C188]^2" office:value-type="float" office:value="3.24466945197934" calcext:value-type="float">
            <text:p>3.24466945197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092237" calcext:value-type="float">
            <text:p>0.57092237</text:p>
          </table:table-cell>
          <table:table-cell table:formula="of:=[.A189]-[.B189]" office:value-type="float" office:value="-0.57092237" calcext:value-type="float">
            <text:p>-0.57092237</text:p>
          </table:table-cell>
          <table:table-cell table:formula="of:=ABS([.C189])" office:value-type="float" office:value="0.57092237" calcext:value-type="float">
            <text:p>0.57092237</text:p>
          </table:table-cell>
          <table:table-cell table:formula="of:=[.C189]^2" office:value-type="float" office:value="0.325952352566417" calcext:value-type="float">
            <text:p>0.325952352566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5146481" calcext:value-type="float">
            <text:p>0.745146481</text:p>
          </table:table-cell>
          <table:table-cell table:formula="of:=[.A190]-[.B190]" office:value-type="float" office:value="1.254853519" calcext:value-type="float">
            <text:p>1.254853519</text:p>
          </table:table-cell>
          <table:table-cell table:formula="of:=ABS([.C190])" office:value-type="float" office:value="1.254853519" calcext:value-type="float">
            <text:p>1.254853519</text:p>
          </table:table-cell>
          <table:table-cell table:formula="of:=[.C190]^2" office:value-type="float" office:value="1.57465735414668" calcext:value-type="float">
            <text:p>1.57465735414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8391124" calcext:value-type="float">
            <text:p>1.078391124</text:p>
          </table:table-cell>
          <table:table-cell table:formula="of:=[.A191]-[.B191]" office:value-type="float" office:value="-0.0783911239999999" calcext:value-type="float">
            <text:p>-0.078391124</text:p>
          </table:table-cell>
          <table:table-cell table:formula="of:=ABS([.C191])" office:value-type="float" office:value="0.0783911239999999" calcext:value-type="float">
            <text:p>0.078391124</text:p>
          </table:table-cell>
          <table:table-cell table:formula="of:=[.C191]^2" office:value-type="float" office:value="0.00614516832198336" calcext:value-type="float">
            <text:p>0.0061451683219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0708765" calcext:value-type="float">
            <text:p>0.660708765</text:p>
          </table:table-cell>
          <table:table-cell table:formula="of:=[.A192]-[.B192]" office:value-type="float" office:value="0.339291235" calcext:value-type="float">
            <text:p>0.339291235</text:p>
          </table:table-cell>
          <table:table-cell table:formula="of:=ABS([.C192])" office:value-type="float" office:value="0.339291235" calcext:value-type="float">
            <text:p>0.339291235</text:p>
          </table:table-cell>
          <table:table-cell table:formula="of:=[.C192]^2" office:value-type="float" office:value="0.115118542147825" calcext:value-type="float">
            <text:p>0.1151185421478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711482" calcext:value-type="float">
            <text:p>0.13711482</text:p>
          </table:table-cell>
          <table:table-cell table:formula="of:=[.A193]-[.B193]" office:value-type="float" office:value="0.86288518" calcext:value-type="float">
            <text:p>0.86288518</text:p>
          </table:table-cell>
          <table:table-cell table:formula="of:=ABS([.C193])" office:value-type="float" office:value="0.86288518" calcext:value-type="float">
            <text:p>0.86288518</text:p>
          </table:table-cell>
          <table:table-cell table:formula="of:=[.C193]^2" office:value-type="float" office:value="0.744570833863632" calcext:value-type="float">
            <text:p>0.744570833863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69183913" calcext:value-type="float">
            <text:p>1.369183913</text:p>
          </table:table-cell>
          <table:table-cell table:formula="of:=[.A194]-[.B194]" office:value-type="float" office:value="0.630816087" calcext:value-type="float">
            <text:p>0.630816087</text:p>
          </table:table-cell>
          <table:table-cell table:formula="of:=ABS([.C194])" office:value-type="float" office:value="0.630816087" calcext:value-type="float">
            <text:p>0.630816087</text:p>
          </table:table-cell>
          <table:table-cell table:formula="of:=[.C194]^2" office:value-type="float" office:value="0.397928935617991" calcext:value-type="float">
            <text:p>0.397928935617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1104237" calcext:value-type="float">
            <text:p>0.621104237</text:p>
          </table:table-cell>
          <table:table-cell table:formula="of:=[.A195]-[.B195]" office:value-type="float" office:value="0.378895763" calcext:value-type="float">
            <text:p>0.378895763</text:p>
          </table:table-cell>
          <table:table-cell table:formula="of:=ABS([.C195])" office:value-type="float" office:value="0.378895763" calcext:value-type="float">
            <text:p>0.378895763</text:p>
          </table:table-cell>
          <table:table-cell table:formula="of:=[.C195]^2" office:value-type="float" office:value="0.143561999219352" calcext:value-type="float">
            <text:p>0.143561999219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3213343" calcext:value-type="float">
            <text:p>0.683213343</text:p>
          </table:table-cell>
          <table:table-cell table:formula="of:=[.A196]-[.B196]" office:value-type="float" office:value="2.316786657" calcext:value-type="float">
            <text:p>2.316786657</text:p>
          </table:table-cell>
          <table:table-cell table:formula="of:=ABS([.C196])" office:value-type="float" office:value="2.316786657" calcext:value-type="float">
            <text:p>2.316786657</text:p>
          </table:table-cell>
          <table:table-cell table:formula="of:=[.C196]^2" office:value-type="float" office:value="5.36750041405323" calcext:value-type="float">
            <text:p>5.36750041405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8371305" calcext:value-type="float">
            <text:p>0.438371305</text:p>
          </table:table-cell>
          <table:table-cell table:formula="of:=[.A197]-[.B197]" office:value-type="float" office:value="0.561628695" calcext:value-type="float">
            <text:p>0.561628695</text:p>
          </table:table-cell>
          <table:table-cell table:formula="of:=ABS([.C197])" office:value-type="float" office:value="0.561628695" calcext:value-type="float">
            <text:p>0.561628695</text:p>
          </table:table-cell>
          <table:table-cell table:formula="of:=[.C197]^2" office:value-type="float" office:value="0.315426791047403" calcext:value-type="float">
            <text:p>0.315426791047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063" calcext:value-type="float">
            <text:p>0.700063</text:p>
          </table:table-cell>
          <table:table-cell table:formula="of:=[.A198]-[.B198]" office:value-type="float" office:value="-0.700063" calcext:value-type="float">
            <text:p>-0.700063</text:p>
          </table:table-cell>
          <table:table-cell table:formula="of:=ABS([.C198])" office:value-type="float" office:value="0.700063" calcext:value-type="float">
            <text:p>0.700063</text:p>
          </table:table-cell>
          <table:table-cell table:formula="of:=[.C198]^2" office:value-type="float" office:value="0.490088203969" calcext:value-type="float">
            <text:p>0.490088203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01103119" calcext:value-type="float">
            <text:p>1.501103119</text:p>
          </table:table-cell>
          <table:table-cell table:formula="of:=[.A199]-[.B199]" office:value-type="float" office:value="-0.501103119" calcext:value-type="float">
            <text:p>-0.501103119</text:p>
          </table:table-cell>
          <table:table-cell table:formula="of:=ABS([.C199])" office:value-type="float" office:value="0.501103119" calcext:value-type="float">
            <text:p>0.501103119</text:p>
          </table:table-cell>
          <table:table-cell table:formula="of:=[.C199]^2" office:value-type="float" office:value="0.251104335871528" calcext:value-type="float">
            <text:p>0.251104335871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297996" calcext:value-type="float">
            <text:p>0.059297996</text:p>
          </table:table-cell>
          <table:table-cell table:formula="of:=[.A200]-[.B200]" office:value-type="float" office:value="-0.059297996" calcext:value-type="float">
            <text:p>-0.059297996</text:p>
          </table:table-cell>
          <table:table-cell table:formula="of:=ABS([.C200])" office:value-type="float" office:value="0.059297996" calcext:value-type="float">
            <text:p>0.059297996</text:p>
          </table:table-cell>
          <table:table-cell table:formula="of:=[.C200]^2" office:value-type="float" office:value="0.00351625232961602" calcext:value-type="float">
            <text:p>0.00351625232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5960405" calcext:value-type="float">
            <text:p>0.715960405</text:p>
          </table:table-cell>
          <table:table-cell table:formula="of:=[.A201]-[.B201]" office:value-type="float" office:value="-0.715960405" calcext:value-type="float">
            <text:p>-0.715960405</text:p>
          </table:table-cell>
          <table:table-cell table:formula="of:=ABS([.C201])" office:value-type="float" office:value="0.715960405" calcext:value-type="float">
            <text:p>0.715960405</text:p>
          </table:table-cell>
          <table:table-cell table:formula="of:=[.C201]^2" office:value-type="float" office:value="0.512599301527764" calcext:value-type="float">
            <text:p>0.512599301527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8723839" calcext:value-type="float">
            <text:p>1.078723839</text:p>
          </table:table-cell>
          <table:table-cell table:formula="of:=[.A202]-[.B202]" office:value-type="float" office:value="-1.078723839" calcext:value-type="float">
            <text:p>-1.078723839</text:p>
          </table:table-cell>
          <table:table-cell table:formula="of:=ABS([.C202])" office:value-type="float" office:value="1.078723839" calcext:value-type="float">
            <text:p>1.078723839</text:p>
          </table:table-cell>
          <table:table-cell table:formula="of:=[.C202]^2" office:value-type="float" office:value="1.1636451208269" calcext:value-type="float">
            <text:p>1.1636451208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52168904" calcext:value-type="float">
            <text:p>1.852168904</text:p>
          </table:table-cell>
          <table:table-cell table:formula="of:=[.A203]-[.B203]" office:value-type="float" office:value="-1.852168904" calcext:value-type="float">
            <text:p>-1.852168904</text:p>
          </table:table-cell>
          <table:table-cell table:formula="of:=ABS([.C203])" office:value-type="float" office:value="1.852168904" calcext:value-type="float">
            <text:p>1.852168904</text:p>
          </table:table-cell>
          <table:table-cell table:formula="of:=[.C203]^2" office:value-type="float" office:value="3.43052964894456" calcext:value-type="float">
            <text:p>3.43052964894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2538864" calcext:value-type="float">
            <text:p>0.572538864</text:p>
          </table:table-cell>
          <table:table-cell table:formula="of:=[.A204]-[.B204]" office:value-type="float" office:value="-0.572538864" calcext:value-type="float">
            <text:p>-0.572538864</text:p>
          </table:table-cell>
          <table:table-cell table:formula="of:=ABS([.C204])" office:value-type="float" office:value="0.572538864" calcext:value-type="float">
            <text:p>0.572538864</text:p>
          </table:table-cell>
          <table:table-cell table:formula="of:=[.C204]^2" office:value-type="float" office:value="0.32780075079041" calcext:value-type="float">
            <text:p>0.32780075079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8556183" calcext:value-type="float">
            <text:p>0.858556183</text:p>
          </table:table-cell>
          <table:table-cell table:formula="of:=[.A205]-[.B205]" office:value-type="float" office:value="-0.858556183" calcext:value-type="float">
            <text:p>-0.858556183</text:p>
          </table:table-cell>
          <table:table-cell table:formula="of:=ABS([.C205])" office:value-type="float" office:value="0.858556183" calcext:value-type="float">
            <text:p>0.858556183</text:p>
          </table:table-cell>
          <table:table-cell table:formula="of:=[.C205]^2" office:value-type="float" office:value="0.737118719367529" calcext:value-type="float">
            <text:p>0.737118719367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5951891" calcext:value-type="float">
            <text:p>1.125951891</text:p>
          </table:table-cell>
          <table:table-cell table:formula="of:=[.A206]-[.B206]" office:value-type="float" office:value="-0.125951891" calcext:value-type="float">
            <text:p>-0.125951891</text:p>
          </table:table-cell>
          <table:table-cell table:formula="of:=ABS([.C206])" office:value-type="float" office:value="0.125951891" calcext:value-type="float">
            <text:p>0.125951891</text:p>
          </table:table-cell>
          <table:table-cell table:formula="of:=[.C206]^2" office:value-type="float" office:value="0.0158638788464759" calcext:value-type="float">
            <text:p>0.015863878846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7136745" calcext:value-type="float">
            <text:p>0.547136745</text:p>
          </table:table-cell>
          <table:table-cell table:formula="of:=[.A207]-[.B207]" office:value-type="float" office:value="-0.547136745" calcext:value-type="float">
            <text:p>-0.547136745</text:p>
          </table:table-cell>
          <table:table-cell table:formula="of:=ABS([.C207])" office:value-type="float" office:value="0.547136745" calcext:value-type="float">
            <text:p>0.547136745</text:p>
          </table:table-cell>
          <table:table-cell table:formula="of:=[.C207]^2" office:value-type="float" office:value="0.299358617729195" calcext:value-type="float">
            <text:p>0.299358617729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5890334" calcext:value-type="float">
            <text:p>0.685890334</text:p>
          </table:table-cell>
          <table:table-cell table:formula="of:=[.A208]-[.B208]" office:value-type="float" office:value="-0.685890334" calcext:value-type="float">
            <text:p>-0.685890334</text:p>
          </table:table-cell>
          <table:table-cell table:formula="of:=ABS([.C208])" office:value-type="float" office:value="0.685890334" calcext:value-type="float">
            <text:p>0.685890334</text:p>
          </table:table-cell>
          <table:table-cell table:formula="of:=[.C208]^2" office:value-type="float" office:value="0.470445550274632" calcext:value-type="float">
            <text:p>0.470445550274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1990904" calcext:value-type="float">
            <text:p>1.161990904</text:p>
          </table:table-cell>
          <table:table-cell table:formula="of:=[.A209]-[.B209]" office:value-type="float" office:value="-1.161990904" calcext:value-type="float">
            <text:p>-1.161990904</text:p>
          </table:table-cell>
          <table:table-cell table:formula="of:=ABS([.C209])" office:value-type="float" office:value="1.161990904" calcext:value-type="float">
            <text:p>1.161990904</text:p>
          </table:table-cell>
          <table:table-cell table:formula="of:=[.C209]^2" office:value-type="float" office:value="1.35022286097874" calcext:value-type="float">
            <text:p>1.35022286097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95818" calcext:value-type="float">
            <text:p>0.64095818</text:p>
          </table:table-cell>
          <table:table-cell table:formula="of:=[.A210]-[.B210]" office:value-type="float" office:value="-0.64095818" calcext:value-type="float">
            <text:p>-0.64095818</text:p>
          </table:table-cell>
          <table:table-cell table:formula="of:=ABS([.C210])" office:value-type="float" office:value="0.64095818" calcext:value-type="float">
            <text:p>0.64095818</text:p>
          </table:table-cell>
          <table:table-cell table:formula="of:=[.C210]^2" office:value-type="float" office:value="0.410827388508912" calcext:value-type="float">
            <text:p>0.410827388508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5363238" calcext:value-type="float">
            <text:p>0.745363238</text:p>
          </table:table-cell>
          <table:table-cell table:formula="of:=[.A211]-[.B211]" office:value-type="float" office:value="-0.745363238" calcext:value-type="float">
            <text:p>-0.745363238</text:p>
          </table:table-cell>
          <table:table-cell table:formula="of:=ABS([.C211])" office:value-type="float" office:value="0.745363238" calcext:value-type="float">
            <text:p>0.745363238</text:p>
          </table:table-cell>
          <table:table-cell table:formula="of:=[.C211]^2" office:value-type="float" office:value="0.555566356561845" calcext:value-type="float">
            <text:p>0.555566356561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046760277" calcext:value-type="float">
            <text:p>4.046760277</text:p>
          </table:table-cell>
          <table:table-cell table:formula="of:=[.A212]-[.B212]" office:value-type="float" office:value="-3.046760277" calcext:value-type="float">
            <text:p>-3.046760277</text:p>
          </table:table-cell>
          <table:table-cell table:formula="of:=ABS([.C212])" office:value-type="float" office:value="3.046760277" calcext:value-type="float">
            <text:p>3.046760277</text:p>
          </table:table-cell>
          <table:table-cell table:formula="of:=[.C212]^2" office:value-type="float" office:value="9.28274818550512" calcext:value-type="float">
            <text:p>9.28274818550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1457882" calcext:value-type="float">
            <text:p>0.511457882</text:p>
          </table:table-cell>
          <table:table-cell table:formula="of:=[.A213]-[.B213]" office:value-type="float" office:value="-0.511457882" calcext:value-type="float">
            <text:p>-0.511457882</text:p>
          </table:table-cell>
          <table:table-cell table:formula="of:=ABS([.C213])" office:value-type="float" office:value="0.511457882" calcext:value-type="float">
            <text:p>0.511457882</text:p>
          </table:table-cell>
          <table:table-cell table:formula="of:=[.C213]^2" office:value-type="float" office:value="0.261589165059926" calcext:value-type="float">
            <text:p>0.261589165059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6121412" calcext:value-type="float">
            <text:p>1.066121412</text:p>
          </table:table-cell>
          <table:table-cell table:formula="of:=[.A214]-[.B214]" office:value-type="float" office:value="-1.066121412" calcext:value-type="float">
            <text:p>-1.066121412</text:p>
          </table:table-cell>
          <table:table-cell table:formula="of:=ABS([.C214])" office:value-type="float" office:value="1.066121412" calcext:value-type="float">
            <text:p>1.066121412</text:p>
          </table:table-cell>
          <table:table-cell table:formula="of:=[.C214]^2" office:value-type="float" office:value="1.13661486512487" calcext:value-type="float">
            <text:p>1.13661486512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620476" calcext:value-type="float">
            <text:p>0.595620476</text:p>
          </table:table-cell>
          <table:table-cell table:formula="of:=[.A215]-[.B215]" office:value-type="float" office:value="-0.595620476" calcext:value-type="float">
            <text:p>-0.595620476</text:p>
          </table:table-cell>
          <table:table-cell table:formula="of:=ABS([.C215])" office:value-type="float" office:value="0.595620476" calcext:value-type="float">
            <text:p>0.595620476</text:p>
          </table:table-cell>
          <table:table-cell table:formula="of:=[.C215]^2" office:value-type="float" office:value="0.354763751430467" calcext:value-type="float">
            <text:p>0.354763751430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261347" calcext:value-type="float">
            <text:p>0.696261347</text:p>
          </table:table-cell>
          <table:table-cell table:formula="of:=[.A216]-[.B216]" office:value-type="float" office:value="-0.696261347" calcext:value-type="float">
            <text:p>-0.696261347</text:p>
          </table:table-cell>
          <table:table-cell table:formula="of:=ABS([.C216])" office:value-type="float" office:value="0.696261347" calcext:value-type="float">
            <text:p>0.696261347</text:p>
          </table:table-cell>
          <table:table-cell table:formula="of:=[.C216]^2" office:value-type="float" office:value="0.484779863326255" calcext:value-type="float">
            <text:p>0.484779863326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9151977" calcext:value-type="float">
            <text:p>0.839151977</text:p>
          </table:table-cell>
          <table:table-cell table:formula="of:=[.A217]-[.B217]" office:value-type="float" office:value="-0.839151977" calcext:value-type="float">
            <text:p>-0.839151977</text:p>
          </table:table-cell>
          <table:table-cell table:formula="of:=ABS([.C217])" office:value-type="float" office:value="0.839151977" calcext:value-type="float">
            <text:p>0.839151977</text:p>
          </table:table-cell>
          <table:table-cell table:formula="of:=[.C217]^2" office:value-type="float" office:value="0.704176040503009" calcext:value-type="float">
            <text:p>0.704176040503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8610846" calcext:value-type="float">
            <text:p>0.548610846</text:p>
          </table:table-cell>
          <table:table-cell table:formula="of:=[.A218]-[.B218]" office:value-type="float" office:value="-0.548610846" calcext:value-type="float">
            <text:p>-0.548610846</text:p>
          </table:table-cell>
          <table:table-cell table:formula="of:=ABS([.C218])" office:value-type="float" office:value="0.548610846" calcext:value-type="float">
            <text:p>0.548610846</text:p>
          </table:table-cell>
          <table:table-cell table:formula="of:=[.C218]^2" office:value-type="float" office:value="0.300973860348836" calcext:value-type="float">
            <text:p>0.300973860348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3676371" calcext:value-type="float">
            <text:p>0.813676371</text:p>
          </table:table-cell>
          <table:table-cell table:formula="of:=[.A219]-[.B219]" office:value-type="float" office:value="-0.813676371" calcext:value-type="float">
            <text:p>-0.813676371</text:p>
          </table:table-cell>
          <table:table-cell table:formula="of:=ABS([.C219])" office:value-type="float" office:value="0.813676371" calcext:value-type="float">
            <text:p>0.813676371</text:p>
          </table:table-cell>
          <table:table-cell table:formula="of:=[.C219]^2" office:value-type="float" office:value="0.66206923672373" calcext:value-type="float">
            <text:p>0.662069236723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40161505" calcext:value-type="float">
            <text:p>1.540161505</text:p>
          </table:table-cell>
          <table:table-cell table:formula="of:=[.A220]-[.B220]" office:value-type="float" office:value="2.459838495" calcext:value-type="float">
            <text:p>2.459838495</text:p>
          </table:table-cell>
          <table:table-cell table:formula="of:=ABS([.C220])" office:value-type="float" office:value="2.459838495" calcext:value-type="float">
            <text:p>2.459838495</text:p>
          </table:table-cell>
          <table:table-cell table:formula="of:=[.C220]^2" office:value-type="float" office:value="6.05080542148387" calcext:value-type="float">
            <text:p>6.05080542148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6985434" calcext:value-type="float">
            <text:p>0.856985434</text:p>
          </table:table-cell>
          <table:table-cell table:formula="of:=[.A221]-[.B221]" office:value-type="float" office:value="-0.856985434" calcext:value-type="float">
            <text:p>-0.856985434</text:p>
          </table:table-cell>
          <table:table-cell table:formula="of:=ABS([.C221])" office:value-type="float" office:value="0.856985434" calcext:value-type="float">
            <text:p>0.856985434</text:p>
          </table:table-cell>
          <table:table-cell table:formula="of:=[.C221]^2" office:value-type="float" office:value="0.734424034088169" calcext:value-type="float">
            <text:p>0.734424034088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4995756" calcext:value-type="float">
            <text:p>0.604995756</text:p>
          </table:table-cell>
          <table:table-cell table:formula="of:=[.A222]-[.B222]" office:value-type="float" office:value="0.395004244" calcext:value-type="float">
            <text:p>0.395004244</text:p>
          </table:table-cell>
          <table:table-cell table:formula="of:=ABS([.C222])" office:value-type="float" office:value="0.395004244" calcext:value-type="float">
            <text:p>0.395004244</text:p>
          </table:table-cell>
          <table:table-cell table:formula="of:=[.C222]^2" office:value-type="float" office:value="0.156028352778012" calcext:value-type="float">
            <text:p>0.1560283527780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25122449" calcext:value-type="float">
            <text:p>1.025122449</text:p>
          </table:table-cell>
          <table:table-cell table:formula="of:=[.A223]-[.B223]" office:value-type="float" office:value="-0.0251224489999999" calcext:value-type="float">
            <text:p>-0.025122449</text:p>
          </table:table-cell>
          <table:table-cell table:formula="of:=ABS([.C223])" office:value-type="float" office:value="0.0251224489999999" calcext:value-type="float">
            <text:p>0.025122449</text:p>
          </table:table-cell>
          <table:table-cell table:formula="of:=[.C223]^2" office:value-type="float" office:value="0.000631137443757598" calcext:value-type="float">
            <text:p>0.000631137443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41136187" calcext:value-type="float">
            <text:p>1.241136187</text:p>
          </table:table-cell>
          <table:table-cell table:formula="of:=[.A224]-[.B224]" office:value-type="float" office:value="-0.241136187" calcext:value-type="float">
            <text:p>-0.241136187</text:p>
          </table:table-cell>
          <table:table-cell table:formula="of:=ABS([.C224])" office:value-type="float" office:value="0.241136187" calcext:value-type="float">
            <text:p>0.241136187</text:p>
          </table:table-cell>
          <table:table-cell table:formula="of:=[.C224]^2" office:value-type="float" office:value="0.0581466606808989" calcext:value-type="float">
            <text:p>0.058146660680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9738371" calcext:value-type="float">
            <text:p>0.549738371</text:p>
          </table:table-cell>
          <table:table-cell table:formula="of:=[.A225]-[.B225]" office:value-type="float" office:value="-0.549738371" calcext:value-type="float">
            <text:p>-0.549738371</text:p>
          </table:table-cell>
          <table:table-cell table:formula="of:=ABS([.C225])" office:value-type="float" office:value="0.549738371" calcext:value-type="float">
            <text:p>0.549738371</text:p>
          </table:table-cell>
          <table:table-cell table:formula="of:=[.C225]^2" office:value-type="float" office:value="0.302212276549734" calcext:value-type="float">
            <text:p>0.302212276549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8816822" calcext:value-type="float">
            <text:p>0.678816822</text:p>
          </table:table-cell>
          <table:table-cell table:formula="of:=[.A226]-[.B226]" office:value-type="float" office:value="-0.678816822" calcext:value-type="float">
            <text:p>-0.678816822</text:p>
          </table:table-cell>
          <table:table-cell table:formula="of:=ABS([.C226])" office:value-type="float" office:value="0.678816822" calcext:value-type="float">
            <text:p>0.678816822</text:p>
          </table:table-cell>
          <table:table-cell table:formula="of:=[.C226]^2" office:value-type="float" office:value="0.46079227783018" calcext:value-type="float">
            <text:p>0.46079227783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456106" calcext:value-type="float">
            <text:p>1.00456106</text:p>
          </table:table-cell>
          <table:table-cell table:formula="of:=[.A227]-[.B227]" office:value-type="float" office:value="-1.00456106" calcext:value-type="float">
            <text:p>-1.00456106</text:p>
          </table:table-cell>
          <table:table-cell table:formula="of:=ABS([.C227])" office:value-type="float" office:value="1.00456106" calcext:value-type="float">
            <text:p>1.00456106</text:p>
          </table:table-cell>
          <table:table-cell table:formula="of:=[.C227]^2" office:value-type="float" office:value="1.00914292326832" calcext:value-type="float">
            <text:p>1.00914292326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2291686" calcext:value-type="float">
            <text:p>0.702291686</text:p>
          </table:table-cell>
          <table:table-cell table:formula="of:=[.A228]-[.B228]" office:value-type="float" office:value="1.297708314" calcext:value-type="float">
            <text:p>1.297708314</text:p>
          </table:table-cell>
          <table:table-cell table:formula="of:=ABS([.C228])" office:value-type="float" office:value="1.297708314" calcext:value-type="float">
            <text:p>1.297708314</text:p>
          </table:table-cell>
          <table:table-cell table:formula="of:=[.C228]^2" office:value-type="float" office:value="1.68404686822472" calcext:value-type="float">
            <text:p>1.68404686822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3381291" calcext:value-type="float">
            <text:p>0.663381291</text:p>
          </table:table-cell>
          <table:table-cell table:formula="of:=[.A229]-[.B229]" office:value-type="float" office:value="0.336618709" calcext:value-type="float">
            <text:p>0.336618709</text:p>
          </table:table-cell>
          <table:table-cell table:formula="of:=ABS([.C229])" office:value-type="float" office:value="0.336618709" calcext:value-type="float">
            <text:p>0.336618709</text:p>
          </table:table-cell>
          <table:table-cell table:formula="of:=[.C229]^2" office:value-type="float" office:value="0.113312155248827" calcext:value-type="float">
            <text:p>0.1133121552488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13469176" calcext:value-type="float">
            <text:p>1.713469176</text:p>
          </table:table-cell>
          <table:table-cell table:formula="of:=[.A230]-[.B230]" office:value-type="float" office:value="0.286530824" calcext:value-type="float">
            <text:p>0.286530824</text:p>
          </table:table-cell>
          <table:table-cell table:formula="of:=ABS([.C230])" office:value-type="float" office:value="0.286530824" calcext:value-type="float">
            <text:p>0.286530824</text:p>
          </table:table-cell>
          <table:table-cell table:formula="of:=[.C230]^2" office:value-type="float" office:value="0.0820999131021189" calcext:value-type="float">
            <text:p>0.082099913102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054392" calcext:value-type="float">
            <text:p>0.468054392</text:p>
          </table:table-cell>
          <table:table-cell table:formula="of:=[.A231]-[.B231]" office:value-type="float" office:value="-0.468054392" calcext:value-type="float">
            <text:p>-0.468054392</text:p>
          </table:table-cell>
          <table:table-cell table:formula="of:=ABS([.C231])" office:value-type="float" office:value="0.468054392" calcext:value-type="float">
            <text:p>0.468054392</text:p>
          </table:table-cell>
          <table:table-cell table:formula="of:=[.C231]^2" office:value-type="float" office:value="0.21907491387049" calcext:value-type="float">
            <text:p>0.219074913870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2579908" calcext:value-type="float">
            <text:p>0.602579908</text:p>
          </table:table-cell>
          <table:table-cell table:formula="of:=[.A232]-[.B232]" office:value-type="float" office:value="0.397420092" calcext:value-type="float">
            <text:p>0.397420092</text:p>
          </table:table-cell>
          <table:table-cell table:formula="of:=ABS([.C232])" office:value-type="float" office:value="0.397420092" calcext:value-type="float">
            <text:p>0.397420092</text:p>
          </table:table-cell>
          <table:table-cell table:formula="of:=[.C232]^2" office:value-type="float" office:value="0.157942729525288" calcext:value-type="float">
            <text:p>0.157942729525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6522002" calcext:value-type="float">
            <text:p>0.576522002</text:p>
          </table:table-cell>
          <table:table-cell table:formula="of:=[.A233]-[.B233]" office:value-type="float" office:value="2.423477998" calcext:value-type="float">
            <text:p>2.423477998</text:p>
          </table:table-cell>
          <table:table-cell table:formula="of:=ABS([.C233])" office:value-type="float" office:value="2.423477998" calcext:value-type="float">
            <text:p>2.423477998</text:p>
          </table:table-cell>
          <table:table-cell table:formula="of:=[.C233]^2" office:value-type="float" office:value="5.87324560679009" calcext:value-type="float">
            <text:p>5.87324560679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0562676" calcext:value-type="float">
            <text:p>0.150562676</text:p>
          </table:table-cell>
          <table:table-cell table:formula="of:=[.A234]-[.B234]" office:value-type="float" office:value="-0.150562676" calcext:value-type="float">
            <text:p>-0.150562676</text:p>
          </table:table-cell>
          <table:table-cell table:formula="of:=ABS([.C234])" office:value-type="float" office:value="0.150562676" calcext:value-type="float">
            <text:p>0.150562676</text:p>
          </table:table-cell>
          <table:table-cell table:formula="of:=[.C234]^2" office:value-type="float" office:value="0.022669119404281" calcext:value-type="float">
            <text:p>0.022669119404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47445121" calcext:value-type="float">
            <text:p>1.047445121</text:p>
          </table:table-cell>
          <table:table-cell table:formula="of:=[.A235]-[.B235]" office:value-type="float" office:value="-1.047445121" calcext:value-type="float">
            <text:p>-1.047445121</text:p>
          </table:table-cell>
          <table:table-cell table:formula="of:=ABS([.C235])" office:value-type="float" office:value="1.047445121" calcext:value-type="float">
            <text:p>1.047445121</text:p>
          </table:table-cell>
          <table:table-cell table:formula="of:=[.C235]^2" office:value-type="float" office:value="1.0971412815067" calcext:value-type="float">
            <text:p>1.0971412815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5560159" calcext:value-type="float">
            <text:p>0.585560159</text:p>
          </table:table-cell>
          <table:table-cell table:formula="of:=[.A236]-[.B236]" office:value-type="float" office:value="-0.585560159" calcext:value-type="float">
            <text:p>-0.585560159</text:p>
          </table:table-cell>
          <table:table-cell table:formula="of:=ABS([.C236])" office:value-type="float" office:value="0.585560159" calcext:value-type="float">
            <text:p>0.585560159</text:p>
          </table:table-cell>
          <table:table-cell table:formula="of:=[.C236]^2" office:value-type="float" office:value="0.342880699808105" calcext:value-type="float">
            <text:p>0.342880699808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051529" calcext:value-type="float">
            <text:p>0.601051529</text:p>
          </table:table-cell>
          <table:table-cell table:formula="of:=[.A237]-[.B237]" office:value-type="float" office:value="-0.601051529" calcext:value-type="float">
            <text:p>-0.601051529</text:p>
          </table:table-cell>
          <table:table-cell table:formula="of:=ABS([.C237])" office:value-type="float" office:value="0.601051529" calcext:value-type="float">
            <text:p>0.601051529</text:p>
          </table:table-cell>
          <table:table-cell table:formula="of:=[.C237]^2" office:value-type="float" office:value="0.361262940513238" calcext:value-type="float">
            <text:p>0.361262940513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3159107" calcext:value-type="float">
            <text:p>0.923159107</text:p>
          </table:table-cell>
          <table:table-cell table:formula="of:=[.A238]-[.B238]" office:value-type="float" office:value="-0.923159107" calcext:value-type="float">
            <text:p>-0.923159107</text:p>
          </table:table-cell>
          <table:table-cell table:formula="of:=ABS([.C238])" office:value-type="float" office:value="0.923159107" calcext:value-type="float">
            <text:p>0.923159107</text:p>
          </table:table-cell>
          <table:table-cell table:formula="of:=[.C238]^2" office:value-type="float" office:value="0.852222736837038" calcext:value-type="float">
            <text:p>0.852222736837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4494159" calcext:value-type="float">
            <text:p>0.754494159</text:p>
          </table:table-cell>
          <table:table-cell table:formula="of:=[.A239]-[.B239]" office:value-type="float" office:value="0.245505841" calcext:value-type="float">
            <text:p>0.245505841</text:p>
          </table:table-cell>
          <table:table-cell table:formula="of:=ABS([.C239])" office:value-type="float" office:value="0.245505841" calcext:value-type="float">
            <text:p>0.245505841</text:p>
          </table:table-cell>
          <table:table-cell table:formula="of:=[.C239]^2" office:value-type="float" office:value="0.0602731179651173" calcext:value-type="float">
            <text:p>0.060273117965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5389126" calcext:value-type="float">
            <text:p>0.525389126</text:p>
          </table:table-cell>
          <table:table-cell table:formula="of:=[.A240]-[.B240]" office:value-type="float" office:value="-0.525389126" calcext:value-type="float">
            <text:p>-0.525389126</text:p>
          </table:table-cell>
          <table:table-cell table:formula="of:=ABS([.C240])" office:value-type="float" office:value="0.525389126" calcext:value-type="float">
            <text:p>0.525389126</text:p>
          </table:table-cell>
          <table:table-cell table:formula="of:=[.C240]^2" office:value-type="float" office:value="0.276033733719044" calcext:value-type="float">
            <text:p>0.276033733719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3564682" calcext:value-type="float">
            <text:p>0.813564682</text:p>
          </table:table-cell>
          <table:table-cell table:formula="of:=[.A241]-[.B241]" office:value-type="float" office:value="-0.813564682" calcext:value-type="float">
            <text:p>-0.813564682</text:p>
          </table:table-cell>
          <table:table-cell table:formula="of:=ABS([.C241])" office:value-type="float" office:value="0.813564682" calcext:value-type="float">
            <text:p>0.813564682</text:p>
          </table:table-cell>
          <table:table-cell table:formula="of:=[.C241]^2" office:value-type="float" office:value="0.661887491797761" calcext:value-type="float">
            <text:p>0.6618874917977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88628263" calcext:value-type="float">
            <text:p>1.588628263</text:p>
          </table:table-cell>
          <table:table-cell table:formula="of:=[.A242]-[.B242]" office:value-type="float" office:value="-1.588628263" calcext:value-type="float">
            <text:p>-1.588628263</text:p>
          </table:table-cell>
          <table:table-cell table:formula="of:=ABS([.C242])" office:value-type="float" office:value="1.588628263" calcext:value-type="float">
            <text:p>1.588628263</text:p>
          </table:table-cell>
          <table:table-cell table:formula="of:=[.C242]^2" office:value-type="float" office:value="2.5237397580024" calcext:value-type="float">
            <text:p>2.5237397580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3078723" calcext:value-type="float">
            <text:p>0.583078723</text:p>
          </table:table-cell>
          <table:table-cell table:formula="of:=[.A243]-[.B243]" office:value-type="float" office:value="-0.583078723" calcext:value-type="float">
            <text:p>-0.583078723</text:p>
          </table:table-cell>
          <table:table-cell table:formula="of:=ABS([.C243])" office:value-type="float" office:value="0.583078723" calcext:value-type="float">
            <text:p>0.583078723</text:p>
          </table:table-cell>
          <table:table-cell table:formula="of:=[.C243]^2" office:value-type="float" office:value="0.339980797215311" calcext:value-type="float">
            <text:p>0.339980797215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335891" calcext:value-type="float">
            <text:p>0.285335891</text:p>
          </table:table-cell>
          <table:table-cell table:formula="of:=[.A244]-[.B244]" office:value-type="float" office:value="-0.285335891" calcext:value-type="float">
            <text:p>-0.285335891</text:p>
          </table:table-cell>
          <table:table-cell table:formula="of:=ABS([.C244])" office:value-type="float" office:value="0.285335891" calcext:value-type="float">
            <text:p>0.285335891</text:p>
          </table:table-cell>
          <table:table-cell table:formula="of:=[.C244]^2" office:value-type="float" office:value="0.0814165706927639" calcext:value-type="float">
            <text:p>0.081416570692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00238112" calcext:value-type="float">
            <text:p>1.100238112</text:p>
          </table:table-cell>
          <table:table-cell table:formula="of:=[.A245]-[.B245]" office:value-type="float" office:value="-1.100238112" calcext:value-type="float">
            <text:p>-1.100238112</text:p>
          </table:table-cell>
          <table:table-cell table:formula="of:=ABS([.C245])" office:value-type="float" office:value="1.100238112" calcext:value-type="float">
            <text:p>1.100238112</text:p>
          </table:table-cell>
          <table:table-cell table:formula="of:=[.C245]^2" office:value-type="float" office:value="1.21052390309732" calcext:value-type="float">
            <text:p>1.210523903097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1137312" calcext:value-type="float">
            <text:p>0.731137312</text:p>
          </table:table-cell>
          <table:table-cell table:formula="of:=[.A246]-[.B246]" office:value-type="float" office:value="0.268862688" calcext:value-type="float">
            <text:p>0.268862688</text:p>
          </table:table-cell>
          <table:table-cell table:formula="of:=ABS([.C246])" office:value-type="float" office:value="0.268862688" calcext:value-type="float">
            <text:p>0.268862688</text:p>
          </table:table-cell>
          <table:table-cell table:formula="of:=[.C246]^2" office:value-type="float" office:value="0.0722871449985853" calcext:value-type="float">
            <text:p>0.072287144998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9696122" calcext:value-type="float">
            <text:p>0.519696122</text:p>
          </table:table-cell>
          <table:table-cell table:formula="of:=[.A247]-[.B247]" office:value-type="float" office:value="-0.519696122" calcext:value-type="float">
            <text:p>-0.519696122</text:p>
          </table:table-cell>
          <table:table-cell table:formula="of:=ABS([.C247])" office:value-type="float" office:value="0.519696122" calcext:value-type="float">
            <text:p>0.519696122</text:p>
          </table:table-cell>
          <table:table-cell table:formula="of:=[.C247]^2" office:value-type="float" office:value="0.270084059221839" calcext:value-type="float">
            <text:p>0.270084059221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6725302" calcext:value-type="float">
            <text:p>1.476725302</text:p>
          </table:table-cell>
          <table:table-cell table:formula="of:=[.A248]-[.B248]" office:value-type="float" office:value="-0.476725302" calcext:value-type="float">
            <text:p>-0.476725302</text:p>
          </table:table-cell>
          <table:table-cell table:formula="of:=ABS([.C248])" office:value-type="float" office:value="0.476725302" calcext:value-type="float">
            <text:p>0.476725302</text:p>
          </table:table-cell>
          <table:table-cell table:formula="of:=[.C248]^2" office:value-type="float" office:value="0.227267013566991" calcext:value-type="float">
            <text:p>0.227267013566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3663251" calcext:value-type="float">
            <text:p>0.493663251</text:p>
          </table:table-cell>
          <table:table-cell table:formula="of:=[.A249]-[.B249]" office:value-type="float" office:value="-0.493663251" calcext:value-type="float">
            <text:p>-0.493663251</text:p>
          </table:table-cell>
          <table:table-cell table:formula="of:=ABS([.C249])" office:value-type="float" office:value="0.493663251" calcext:value-type="float">
            <text:p>0.493663251</text:p>
          </table:table-cell>
          <table:table-cell table:formula="of:=[.C249]^2" office:value-type="float" office:value="0.243703405387889" calcext:value-type="float">
            <text:p>0.243703405387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8226012" calcext:value-type="float">
            <text:p>0.608226012</text:p>
          </table:table-cell>
          <table:table-cell table:formula="of:=[.A250]-[.B250]" office:value-type="float" office:value="2.391773988" calcext:value-type="float">
            <text:p>2.391773988</text:p>
          </table:table-cell>
          <table:table-cell table:formula="of:=ABS([.C250])" office:value-type="float" office:value="2.391773988" calcext:value-type="float">
            <text:p>2.391773988</text:p>
          </table:table-cell>
          <table:table-cell table:formula="of:=[.C250]^2" office:value-type="float" office:value="5.72058280967342" calcext:value-type="float">
            <text:p>5.72058280967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6473138" calcext:value-type="float">
            <text:p>0.406473138</text:p>
          </table:table-cell>
          <table:table-cell table:formula="of:=[.A251]-[.B251]" office:value-type="float" office:value="-0.406473138" calcext:value-type="float">
            <text:p>-0.406473138</text:p>
          </table:table-cell>
          <table:table-cell table:formula="of:=ABS([.C251])" office:value-type="float" office:value="0.406473138" calcext:value-type="float">
            <text:p>0.406473138</text:p>
          </table:table-cell>
          <table:table-cell table:formula="of:=[.C251]^2" office:value-type="float" office:value="0.165220411915567" calcext:value-type="float">
            <text:p>0.165220411915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7726126" calcext:value-type="float">
            <text:p>0.607726126</text:p>
          </table:table-cell>
          <table:table-cell table:formula="of:=[.A252]-[.B252]" office:value-type="float" office:value="0.392273874" calcext:value-type="float">
            <text:p>0.392273874</text:p>
          </table:table-cell>
          <table:table-cell table:formula="of:=ABS([.C252])" office:value-type="float" office:value="0.392273874" calcext:value-type="float">
            <text:p>0.392273874</text:p>
          </table:table-cell>
          <table:table-cell table:formula="of:=[.C252]^2" office:value-type="float" office:value="0.153878792222968" calcext:value-type="float">
            <text:p>0.1538787922229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708064423" calcext:value-type="float">
            <text:p>4.708064423</text:p>
          </table:table-cell>
          <table:table-cell table:formula="of:=[.A253]-[.B253]" office:value-type="float" office:value="4.291935577" calcext:value-type="float">
            <text:p>4.291935577</text:p>
          </table:table-cell>
          <table:table-cell table:formula="of:=ABS([.C253])" office:value-type="float" office:value="4.291935577" calcext:value-type="float">
            <text:p>4.291935577</text:p>
          </table:table-cell>
          <table:table-cell table:formula="of:=[.C253]^2" office:value-type="float" office:value="18.4207109971183" calcext:value-type="float">
            <text:p>18.42071099711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8034514" calcext:value-type="float">
            <text:p>2.48034514</text:p>
          </table:table-cell>
          <table:table-cell table:formula="of:=[.A254]-[.B254]" office:value-type="float" office:value="2.51965486" calcext:value-type="float">
            <text:p>2.51965486</text:p>
          </table:table-cell>
          <table:table-cell table:formula="of:=ABS([.C254])" office:value-type="float" office:value="2.51965486" calcext:value-type="float">
            <text:p>2.51965486</text:p>
          </table:table-cell>
          <table:table-cell table:formula="of:=[.C254]^2" office:value-type="float" office:value="6.34866061352162" calcext:value-type="float">
            <text:p>6.34866061352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16213009" calcext:value-type="float">
            <text:p>3.616213009</text:p>
          </table:table-cell>
          <table:table-cell table:formula="of:=[.A255]-[.B255]" office:value-type="float" office:value="-2.616213009" calcext:value-type="float">
            <text:p>-2.616213009</text:p>
          </table:table-cell>
          <table:table-cell table:formula="of:=ABS([.C255])" office:value-type="float" office:value="2.616213009" calcext:value-type="float">
            <text:p>2.616213009</text:p>
          </table:table-cell>
          <table:table-cell table:formula="of:=[.C255]^2" office:value-type="float" office:value="6.84457050846083" calcext:value-type="float">
            <text:p>6.844570508460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35275309" calcext:value-type="float">
            <text:p>4.635275309</text:p>
          </table:table-cell>
          <table:table-cell table:formula="of:=[.A256]-[.B256]" office:value-type="float" office:value="5.364724691" calcext:value-type="float">
            <text:p>5.364724691</text:p>
          </table:table-cell>
          <table:table-cell table:formula="of:=ABS([.C256])" office:value-type="float" office:value="5.364724691" calcext:value-type="float">
            <text:p>5.364724691</text:p>
          </table:table-cell>
          <table:table-cell table:formula="of:=[.C256]^2" office:value-type="float" office:value="28.780271010225" calcext:value-type="float">
            <text:p>28.780271010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001511267" calcext:value-type="float">
            <text:p>5.001511267</text:p>
          </table:table-cell>
          <table:table-cell table:formula="of:=[.A257]-[.B257]" office:value-type="float" office:value="-4.001511267" calcext:value-type="float">
            <text:p>-4.001511267</text:p>
          </table:table-cell>
          <table:table-cell table:formula="of:=ABS([.C257])" office:value-type="float" office:value="4.001511267" calcext:value-type="float">
            <text:p>4.001511267</text:p>
          </table:table-cell>
          <table:table-cell table:formula="of:=[.C257]^2" office:value-type="float" office:value="16.0120924199279" calcext:value-type="float">
            <text:p>16.01209241992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21866578" calcext:value-type="float">
            <text:p>4.321866578</text:p>
          </table:table-cell>
          <table:table-cell table:formula="of:=[.A258]-[.B258]" office:value-type="float" office:value="-2.321866578" calcext:value-type="float">
            <text:p>-2.321866578</text:p>
          </table:table-cell>
          <table:table-cell table:formula="of:=ABS([.C258])" office:value-type="float" office:value="2.321866578" calcext:value-type="float">
            <text:p>2.321866578</text:p>
          </table:table-cell>
          <table:table-cell table:formula="of:=[.C258]^2" office:value-type="float" office:value="5.39106440603343" calcext:value-type="float">
            <text:p>5.39106440603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695253543" calcext:value-type="float">
            <text:p>4.695253543</text:p>
          </table:table-cell>
          <table:table-cell table:formula="of:=[.A259]-[.B259]" office:value-type="float" office:value="6.304746457" calcext:value-type="float">
            <text:p>6.304746457</text:p>
          </table:table-cell>
          <table:table-cell table:formula="of:=ABS([.C259])" office:value-type="float" office:value="6.304746457" calcext:value-type="float">
            <text:p>6.304746457</text:p>
          </table:table-cell>
          <table:table-cell table:formula="of:=[.C259]^2" office:value-type="float" office:value="39.7498278870541" calcext:value-type="float">
            <text:p>39.74982788705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023328638" calcext:value-type="float">
            <text:p>5.023328638</text:p>
          </table:table-cell>
          <table:table-cell table:formula="of:=[.A260]-[.B260]" office:value-type="float" office:value="5.976671362" calcext:value-type="float">
            <text:p>5.976671362</text:p>
          </table:table-cell>
          <table:table-cell table:formula="of:=ABS([.C260])" office:value-type="float" office:value="5.976671362" calcext:value-type="float">
            <text:p>5.976671362</text:p>
          </table:table-cell>
          <table:table-cell table:formula="of:=[.C260]^2" office:value-type="float" office:value="35.7206005693509" calcext:value-type="float">
            <text:p>35.7206005693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50305984" calcext:value-type="float">
            <text:p>5.150305984</text:p>
          </table:table-cell>
          <table:table-cell table:formula="of:=[.A261]-[.B261]" office:value-type="float" office:value="-4.150305984" calcext:value-type="float">
            <text:p>-4.150305984</text:p>
          </table:table-cell>
          <table:table-cell table:formula="of:=ABS([.C261])" office:value-type="float" office:value="4.150305984" calcext:value-type="float">
            <text:p>4.150305984</text:p>
          </table:table-cell>
          <table:table-cell table:formula="of:=[.C261]^2" office:value-type="float" office:value="17.2250397608262" calcext:value-type="float">
            <text:p>17.22503976082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273027" calcext:value-type="float">
            <text:p>4.0273027</text:p>
          </table:table-cell>
          <table:table-cell table:formula="of:=[.A262]-[.B262]" office:value-type="float" office:value="-0.0273026999999999" calcext:value-type="float">
            <text:p>-0.0273027</text:p>
          </table:table-cell>
          <table:table-cell table:formula="of:=ABS([.C262])" office:value-type="float" office:value="0.0273026999999999" calcext:value-type="float">
            <text:p>0.0273027</text:p>
          </table:table-cell>
          <table:table-cell table:formula="of:=[.C262]^2" office:value-type="float" office:value="0.000745437427289995" calcext:value-type="float">
            <text:p>0.000745437427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71572079" calcext:value-type="float">
            <text:p>6.571572079</text:p>
          </table:table-cell>
          <table:table-cell table:formula="of:=[.A263]-[.B263]" office:value-type="float" office:value="1.428427921" calcext:value-type="float">
            <text:p>1.428427921</text:p>
          </table:table-cell>
          <table:table-cell table:formula="of:=ABS([.C263])" office:value-type="float" office:value="1.428427921" calcext:value-type="float">
            <text:p>1.428427921</text:p>
          </table:table-cell>
          <table:table-cell table:formula="of:=[.C263]^2" office:value-type="float" office:value="2.04040632549238" calcext:value-type="float">
            <text:p>2.040406325492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9909105" calcext:value-type="float">
            <text:p>3.59909105</text:p>
          </table:table-cell>
          <table:table-cell table:formula="of:=[.A264]-[.B264]" office:value-type="float" office:value="-0.59909105" calcext:value-type="float">
            <text:p>-0.59909105</text:p>
          </table:table-cell>
          <table:table-cell table:formula="of:=ABS([.C264])" office:value-type="float" office:value="0.59909105" calcext:value-type="float">
            <text:p>0.59909105</text:p>
          </table:table-cell>
          <table:table-cell table:formula="of:=[.C264]^2" office:value-type="float" office:value="0.358910086190103" calcext:value-type="float">
            <text:p>0.358910086190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61554713" calcext:value-type="float">
            <text:p>3.761554713</text:p>
          </table:table-cell>
          <table:table-cell table:formula="of:=[.A265]-[.B265]" office:value-type="float" office:value="-3.761554713" calcext:value-type="float">
            <text:p>-3.761554713</text:p>
          </table:table-cell>
          <table:table-cell table:formula="of:=ABS([.C265])" office:value-type="float" office:value="3.761554713" calcext:value-type="float">
            <text:p>3.761554713</text:p>
          </table:table-cell>
          <table:table-cell table:formula="of:=[.C265]^2" office:value-type="float" office:value="14.1492938588925" calcext:value-type="float">
            <text:p>14.14929385889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845426538" calcext:value-type="float">
            <text:p>4.845426538</text:p>
          </table:table-cell>
          <table:table-cell table:formula="of:=[.A266]-[.B266]" office:value-type="float" office:value="6.154573462" calcext:value-type="float">
            <text:p>6.154573462</text:p>
          </table:table-cell>
          <table:table-cell table:formula="of:=ABS([.C266])" office:value-type="float" office:value="6.154573462" calcext:value-type="float">
            <text:p>6.154573462</text:p>
          </table:table-cell>
          <table:table-cell table:formula="of:=[.C266]^2" office:value-type="float" office:value="37.8787744991547" calcext:value-type="float">
            <text:p>37.8787744991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49260421" calcext:value-type="float">
            <text:p>3.249260421</text:p>
          </table:table-cell>
          <table:table-cell table:formula="of:=[.A267]-[.B267]" office:value-type="float" office:value="-2.249260421" calcext:value-type="float">
            <text:p>-2.249260421</text:p>
          </table:table-cell>
          <table:table-cell table:formula="of:=ABS([.C267])" office:value-type="float" office:value="2.249260421" calcext:value-type="float">
            <text:p>2.249260421</text:p>
          </table:table-cell>
          <table:table-cell table:formula="of:=[.C267]^2" office:value-type="float" office:value="5.0591724414771" calcext:value-type="float">
            <text:p>5.05917244147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360919007" calcext:value-type="float">
            <text:p>5.360919007</text:p>
          </table:table-cell>
          <table:table-cell table:formula="of:=[.A268]-[.B268]" office:value-type="float" office:value="-1.360919007" calcext:value-type="float">
            <text:p>-1.360919007</text:p>
          </table:table-cell>
          <table:table-cell table:formula="of:=ABS([.C268])" office:value-type="float" office:value="1.360919007" calcext:value-type="float">
            <text:p>1.360919007</text:p>
          </table:table-cell>
          <table:table-cell table:formula="of:=[.C268]^2" office:value-type="float" office:value="1.85210054361387" calcext:value-type="float">
            <text:p>1.85210054361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10525873" calcext:value-type="float">
            <text:p>2.010525873</text:p>
          </table:table-cell>
          <table:table-cell table:formula="of:=[.A269]-[.B269]" office:value-type="float" office:value="-1.010525873" calcext:value-type="float">
            <text:p>-1.010525873</text:p>
          </table:table-cell>
          <table:table-cell table:formula="of:=ABS([.C269])" office:value-type="float" office:value="1.010525873" calcext:value-type="float">
            <text:p>1.010525873</text:p>
          </table:table-cell>
          <table:table-cell table:formula="of:=[.C269]^2" office:value-type="float" office:value="1.02116254000241" calcext:value-type="float">
            <text:p>1.02116254000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86482802" calcext:value-type="float">
            <text:p>4.686482802</text:p>
          </table:table-cell>
          <table:table-cell table:formula="of:=[.A270]-[.B270]" office:value-type="float" office:value="-1.686482802" calcext:value-type="float">
            <text:p>-1.686482802</text:p>
          </table:table-cell>
          <table:table-cell table:formula="of:=ABS([.C270])" office:value-type="float" office:value="1.686482802" calcext:value-type="float">
            <text:p>1.686482802</text:p>
          </table:table-cell>
          <table:table-cell table:formula="of:=[.C270]^2" office:value-type="float" office:value="2.84422424144177" calcext:value-type="float">
            <text:p>2.84422424144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0542898" calcext:value-type="float">
            <text:p>0.400542898</text:p>
          </table:table-cell>
          <table:table-cell table:formula="of:=[.A271]-[.B271]" office:value-type="float" office:value="-0.400542898" calcext:value-type="float">
            <text:p>-0.400542898</text:p>
          </table:table-cell>
          <table:table-cell table:formula="of:=ABS([.C271])" office:value-type="float" office:value="0.400542898" calcext:value-type="float">
            <text:p>0.400542898</text:p>
          </table:table-cell>
          <table:table-cell table:formula="of:=[.C271]^2" office:value-type="float" office:value="0.160434613138238" calcext:value-type="float">
            <text:p>0.160434613138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438204" calcext:value-type="float">
            <text:p>0.789438204</text:p>
          </table:table-cell>
          <table:table-cell table:formula="of:=[.A272]-[.B272]" office:value-type="float" office:value="-0.789438204" calcext:value-type="float">
            <text:p>-0.789438204</text:p>
          </table:table-cell>
          <table:table-cell table:formula="of:=ABS([.C272])" office:value-type="float" office:value="0.789438204" calcext:value-type="float">
            <text:p>0.789438204</text:p>
          </table:table-cell>
          <table:table-cell table:formula="of:=[.C272]^2" office:value-type="float" office:value="0.623212677934746" calcext:value-type="float">
            <text:p>0.623212677934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5148629" calcext:value-type="float">
            <text:p>0.735148629</text:p>
          </table:table-cell>
          <table:table-cell table:formula="of:=[.A273]-[.B273]" office:value-type="float" office:value="0.264851371" calcext:value-type="float">
            <text:p>0.264851371</text:p>
          </table:table-cell>
          <table:table-cell table:formula="of:=ABS([.C273])" office:value-type="float" office:value="0.264851371" calcext:value-type="float">
            <text:p>0.264851371</text:p>
          </table:table-cell>
          <table:table-cell table:formula="of:=[.C273]^2" office:value-type="float" office:value="0.0701462487205796" calcext:value-type="float">
            <text:p>0.07014624872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18157142" calcext:value-type="float">
            <text:p>1.718157142</text:p>
          </table:table-cell>
          <table:table-cell table:formula="of:=[.A274]-[.B274]" office:value-type="float" office:value="-0.718157142" calcext:value-type="float">
            <text:p>-0.718157142</text:p>
          </table:table-cell>
          <table:table-cell table:formula="of:=ABS([.C274])" office:value-type="float" office:value="0.718157142" calcext:value-type="float">
            <text:p>0.718157142</text:p>
          </table:table-cell>
          <table:table-cell table:formula="of:=[.C274]^2" office:value-type="float" office:value="0.515749680605608" calcext:value-type="float">
            <text:p>0.515749680605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0767913" calcext:value-type="float">
            <text:p>0.550767913</text:p>
          </table:table-cell>
          <table:table-cell table:formula="of:=[.A275]-[.B275]" office:value-type="float" office:value="-0.550767913" calcext:value-type="float">
            <text:p>-0.550767913</text:p>
          </table:table-cell>
          <table:table-cell table:formula="of:=ABS([.C275])" office:value-type="float" office:value="0.550767913" calcext:value-type="float">
            <text:p>0.550767913</text:p>
          </table:table-cell>
          <table:table-cell table:formula="of:=[.C275]^2" office:value-type="float" office:value="0.303345293990376" calcext:value-type="float">
            <text:p>0.303345293990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1798249" calcext:value-type="float">
            <text:p>0.721798249</text:p>
          </table:table-cell>
          <table:table-cell table:formula="of:=[.A276]-[.B276]" office:value-type="float" office:value="-0.721798249" calcext:value-type="float">
            <text:p>-0.721798249</text:p>
          </table:table-cell>
          <table:table-cell table:formula="of:=ABS([.C276])" office:value-type="float" office:value="0.721798249" calcext:value-type="float">
            <text:p>0.721798249</text:p>
          </table:table-cell>
          <table:table-cell table:formula="of:=[.C276]^2" office:value-type="float" office:value="0.520992712259466" calcext:value-type="float">
            <text:p>0.520992712259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2760573" calcext:value-type="float">
            <text:p>1.012760573</text:p>
          </table:table-cell>
          <table:table-cell table:formula="of:=[.A277]-[.B277]" office:value-type="float" office:value="-1.012760573" calcext:value-type="float">
            <text:p>-1.012760573</text:p>
          </table:table-cell>
          <table:table-cell table:formula="of:=ABS([.C277])" office:value-type="float" office:value="1.012760573" calcext:value-type="float">
            <text:p>1.012760573</text:p>
          </table:table-cell>
          <table:table-cell table:formula="of:=[.C277]^2" office:value-type="float" office:value="1.02568397822329" calcext:value-type="float">
            <text:p>1.02568397822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69794269" calcext:value-type="float">
            <text:p>1.569794269</text:p>
          </table:table-cell>
          <table:table-cell table:formula="of:=[.A278]-[.B278]" office:value-type="float" office:value="-0.569794269" calcext:value-type="float">
            <text:p>-0.569794269</text:p>
          </table:table-cell>
          <table:table-cell table:formula="of:=ABS([.C278])" office:value-type="float" office:value="0.569794269" calcext:value-type="float">
            <text:p>0.569794269</text:p>
          </table:table-cell>
          <table:table-cell table:formula="of:=[.C278]^2" office:value-type="float" office:value="0.324665508985244" calcext:value-type="float">
            <text:p>0.324665508985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3653878" calcext:value-type="float">
            <text:p>0.543653878</text:p>
          </table:table-cell>
          <table:table-cell table:formula="of:=[.A279]-[.B279]" office:value-type="float" office:value="-0.543653878" calcext:value-type="float">
            <text:p>-0.543653878</text:p>
          </table:table-cell>
          <table:table-cell table:formula="of:=ABS([.C279])" office:value-type="float" office:value="0.543653878" calcext:value-type="float">
            <text:p>0.543653878</text:p>
          </table:table-cell>
          <table:table-cell table:formula="of:=[.C279]^2" office:value-type="float" office:value="0.295559539064439" calcext:value-type="float">
            <text:p>0.295559539064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5050864" calcext:value-type="float">
            <text:p>0.775050864</text:p>
          </table:table-cell>
          <table:table-cell table:formula="of:=[.A280]-[.B280]" office:value-type="float" office:value="-0.775050864" calcext:value-type="float">
            <text:p>-0.775050864</text:p>
          </table:table-cell>
          <table:table-cell table:formula="of:=ABS([.C280])" office:value-type="float" office:value="0.775050864" calcext:value-type="float">
            <text:p>0.775050864</text:p>
          </table:table-cell>
          <table:table-cell table:formula="of:=[.C280]^2" office:value-type="float" office:value="0.600703841787147" calcext:value-type="float">
            <text:p>0.600703841787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20486922" calcext:value-type="float">
            <text:p>1.020486922</text:p>
          </table:table-cell>
          <table:table-cell table:formula="of:=[.A281]-[.B281]" office:value-type="float" office:value="-1.020486922" calcext:value-type="float">
            <text:p>-1.020486922</text:p>
          </table:table-cell>
          <table:table-cell table:formula="of:=ABS([.C281])" office:value-type="float" office:value="1.020486922" calcext:value-type="float">
            <text:p>1.020486922</text:p>
          </table:table-cell>
          <table:table-cell table:formula="of:=[.C281]^2" office:value-type="float" office:value="1.04139355797303" calcext:value-type="float">
            <text:p>1.04139355797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8797506" calcext:value-type="float">
            <text:p>0.458797506</text:p>
          </table:table-cell>
          <table:table-cell table:formula="of:=[.A282]-[.B282]" office:value-type="float" office:value="-0.458797506" calcext:value-type="float">
            <text:p>-0.458797506</text:p>
          </table:table-cell>
          <table:table-cell table:formula="of:=ABS([.C282])" office:value-type="float" office:value="0.458797506" calcext:value-type="float">
            <text:p>0.458797506</text:p>
          </table:table-cell>
          <table:table-cell table:formula="of:=[.C282]^2" office:value-type="float" office:value="0.21049515151182" calcext:value-type="float">
            <text:p>0.21049515151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448691" calcext:value-type="float">
            <text:p>0.644448691</text:p>
          </table:table-cell>
          <table:table-cell table:formula="of:=[.A283]-[.B283]" office:value-type="float" office:value="-0.644448691" calcext:value-type="float">
            <text:p>-0.644448691</text:p>
          </table:table-cell>
          <table:table-cell table:formula="of:=ABS([.C283])" office:value-type="float" office:value="0.644448691" calcext:value-type="float">
            <text:p>0.644448691</text:p>
          </table:table-cell>
          <table:table-cell table:formula="of:=[.C283]^2" office:value-type="float" office:value="0.415314115331613" calcext:value-type="float">
            <text:p>0.415314115331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3523852" calcext:value-type="float">
            <text:p>0.993523852</text:p>
          </table:table-cell>
          <table:table-cell table:formula="of:=[.A284]-[.B284]" office:value-type="float" office:value="-0.993523852" calcext:value-type="float">
            <text:p>-0.993523852</text:p>
          </table:table-cell>
          <table:table-cell table:formula="of:=ABS([.C284])" office:value-type="float" office:value="0.993523852" calcext:value-type="float">
            <text:p>0.993523852</text:p>
          </table:table-cell>
          <table:table-cell table:formula="of:=[.C284]^2" office:value-type="float" office:value="0.987089644492918" calcext:value-type="float">
            <text:p>0.9870896444929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1851447" calcext:value-type="float">
            <text:p>0.641851447</text:p>
          </table:table-cell>
          <table:table-cell table:formula="of:=[.A285]-[.B285]" office:value-type="float" office:value="0.358148553" calcext:value-type="float">
            <text:p>0.358148553</text:p>
          </table:table-cell>
          <table:table-cell table:formula="of:=ABS([.C285])" office:value-type="float" office:value="0.358148553" calcext:value-type="float">
            <text:p>0.358148553</text:p>
          </table:table-cell>
          <table:table-cell table:formula="of:=[.C285]^2" office:value-type="float" office:value="0.128270386015994" calcext:value-type="float">
            <text:p>0.128270386015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634228" calcext:value-type="float">
            <text:p>0.65634228</text:p>
          </table:table-cell>
          <table:table-cell table:formula="of:=[.A286]-[.B286]" office:value-type="float" office:value="-0.65634228" calcext:value-type="float">
            <text:p>-0.65634228</text:p>
          </table:table-cell>
          <table:table-cell table:formula="of:=ABS([.C286])" office:value-type="float" office:value="0.65634228" calcext:value-type="float">
            <text:p>0.65634228</text:p>
          </table:table-cell>
          <table:table-cell table:formula="of:=[.C286]^2" office:value-type="float" office:value="0.430785188515598" calcext:value-type="float">
            <text:p>0.430785188515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379273" calcext:value-type="float">
            <text:p>0.601379273</text:p>
          </table:table-cell>
          <table:table-cell table:formula="of:=[.A287]-[.B287]" office:value-type="float" office:value="-0.601379273" calcext:value-type="float">
            <text:p>-0.601379273</text:p>
          </table:table-cell>
          <table:table-cell table:formula="of:=ABS([.C287])" office:value-type="float" office:value="0.601379273" calcext:value-type="float">
            <text:p>0.601379273</text:p>
          </table:table-cell>
          <table:table-cell table:formula="of:=[.C287]^2" office:value-type="float" office:value="0.361657029994009" calcext:value-type="float">
            <text:p>0.361657029994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6357032" calcext:value-type="float">
            <text:p>0.526357032</text:p>
          </table:table-cell>
          <table:table-cell table:formula="of:=[.A288]-[.B288]" office:value-type="float" office:value="-0.526357032" calcext:value-type="float">
            <text:p>-0.526357032</text:p>
          </table:table-cell>
          <table:table-cell table:formula="of:=ABS([.C288])" office:value-type="float" office:value="0.526357032" calcext:value-type="float">
            <text:p>0.526357032</text:p>
          </table:table-cell>
          <table:table-cell table:formula="of:=[.C288]^2" office:value-type="float" office:value="0.277051725135849" calcext:value-type="float">
            <text:p>0.2770517251358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A289]-[.B289]" office:value-type="float" office:value="-8" calcext:value-type="float">
            <text:p>-8</text:p>
          </table:table-cell>
          <table:table-cell table:formula="of:=ABS([.C289])" office:value-type="float" office:value="8" calcext:value-type="float">
            <text:p>8</text:p>
          </table:table-cell>
          <table:table-cell table:formula="of:=[.C289]^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A290]-[.B290]" office:value-type="float" office:value="-2" calcext:value-type="float">
            <text:p>-2</text:p>
          </table:table-cell>
          <table:table-cell table:formula="of:=ABS([.C290])" office:value-type="float" office:value="2" calcext:value-type="float">
            <text:p>2</text:p>
          </table:table-cell>
          <table:table-cell table:formula="of:=[.C290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A291]-[.B291]" office:value-type="float" office:value="-4" calcext:value-type="float">
            <text:p>-4</text:p>
          </table:table-cell>
          <table:table-cell table:formula="of:=ABS([.C291])" office:value-type="float" office:value="4" calcext:value-type="float">
            <text:p>4</text:p>
          </table:table-cell>
          <table:table-cell table:formula="of:=[.C291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A292]-[.B292]" office:value-type="float" office:value="5" calcext:value-type="float">
            <text:p>5</text:p>
          </table:table-cell>
          <table:table-cell table:formula="of:=ABS([.C292])" office:value-type="float" office:value="5" calcext:value-type="float">
            <text:p>5</text:p>
          </table:table-cell>
          <table:table-cell table:formula="of:=[.C292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[.A293]-[.B293]" office:value-type="float" office:value="11" calcext:value-type="float">
            <text:p>11</text:p>
          </table:table-cell>
          <table:table-cell table:formula="of:=ABS([.C293])" office:value-type="float" office:value="11" calcext:value-type="float">
            <text:p>11</text:p>
          </table:table-cell>
          <table:table-cell table:formula="of:=[.C293]^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A294]-[.B294]" office:value-type="float" office:value="-14" calcext:value-type="float">
            <text:p>-14</text:p>
          </table:table-cell>
          <table:table-cell table:formula="of:=ABS([.C294])" office:value-type="float" office:value="14" calcext:value-type="float">
            <text:p>14</text:p>
          </table:table-cell>
          <table:table-cell table:formula="of:=[.C294]^2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A295]-[.B295]" office:value-type="float" office:value="-5" calcext:value-type="float">
            <text:p>-5</text:p>
          </table:table-cell>
          <table:table-cell table:formula="of:=ABS([.C295])" office:value-type="float" office:value="5" calcext:value-type="float">
            <text:p>5</text:p>
          </table:table-cell>
          <table:table-cell table:formula="of:=[.C295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A296]-[.B296]" office:value-type="float" office:value="5" calcext:value-type="float">
            <text:p>5</text:p>
          </table:table-cell>
          <table:table-cell table:formula="of:=ABS([.C296])" office:value-type="float" office:value="5" calcext:value-type="float">
            <text:p>5</text:p>
          </table:table-cell>
          <table:table-cell table:formula="of:=[.C296]^2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7]-[.B297]" office:value-type="float" office:value="0" calcext:value-type="float">
            <text:p>0</text:p>
          </table:table-cell>
          <table:table-cell table:formula="of:=ABS([.C297])" office:value-type="float" office:value="0" calcext:value-type="float">
            <text:p>0</text:p>
          </table:table-cell>
          <table:table-cell table:formula="of:=[.C297]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98]-[.B298]" office:value-type="float" office:value="7" calcext:value-type="float">
            <text:p>7</text:p>
          </table:table-cell>
          <table:table-cell table:formula="of:=ABS([.C298])" office:value-type="float" office:value="7" calcext:value-type="float">
            <text:p>7</text:p>
          </table:table-cell>
          <table:table-cell table:formula="of:=[.C298]^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A299]-[.B299]" office:value-type="float" office:value="2" calcext:value-type="float">
            <text:p>2</text:p>
          </table:table-cell>
          <table:table-cell table:formula="of:=ABS([.C299])" office:value-type="float" office:value="2" calcext:value-type="float">
            <text:p>2</text:p>
          </table:table-cell>
          <table:table-cell table:formula="of:=[.C299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300]-[.B300]" office:value-type="float" office:value="-2" calcext:value-type="float">
            <text:p>-2</text:p>
          </table:table-cell>
          <table:table-cell table:formula="of:=ABS([.C300])" office:value-type="float" office:value="2" calcext:value-type="float">
            <text:p>2</text:p>
          </table:table-cell>
          <table:table-cell table:formula="of:=[.C300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301]-[.B301]" office:value-type="float" office:value="2" calcext:value-type="float">
            <text:p>2</text:p>
          </table:table-cell>
          <table:table-cell table:formula="of:=ABS([.C301])" office:value-type="float" office:value="2" calcext:value-type="float">
            <text:p>2</text:p>
          </table:table-cell>
          <table:table-cell table:formula="of:=[.C301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A302]-[.B302]" office:value-type="float" office:value="16" calcext:value-type="float">
            <text:p>16</text:p>
          </table:table-cell>
          <table:table-cell table:formula="of:=ABS([.C302])" office:value-type="float" office:value="16" calcext:value-type="float">
            <text:p>16</text:p>
          </table:table-cell>
          <table:table-cell table:formula="of:=[.C302]^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A303]-[.B303]" office:value-type="float" office:value="-6" calcext:value-type="float">
            <text:p>-6</text:p>
          </table:table-cell>
          <table:table-cell table:formula="of:=ABS([.C303])" office:value-type="float" office:value="6" calcext:value-type="float">
            <text:p>6</text:p>
          </table:table-cell>
          <table:table-cell table:formula="of:=[.C303]^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A304]-[.B304]" office:value-type="float" office:value="-8" calcext:value-type="float">
            <text:p>-8</text:p>
          </table:table-cell>
          <table:table-cell table:formula="of:=ABS([.C304])" office:value-type="float" office:value="8" calcext:value-type="float">
            <text:p>8</text:p>
          </table:table-cell>
          <table:table-cell table:formula="of:=[.C304]^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305]-[.B305]" office:value-type="float" office:value="-4" calcext:value-type="float">
            <text:p>-4</text:p>
          </table:table-cell>
          <table:table-cell table:formula="of:=ABS([.C305])" office:value-type="float" office:value="4" calcext:value-type="float">
            <text:p>4</text:p>
          </table:table-cell>
          <table:table-cell table:formula="of:=[.C305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A306]-[.B306]" office:value-type="float" office:value="-5" calcext:value-type="float">
            <text:p>-5</text:p>
          </table:table-cell>
          <table:table-cell table:formula="of:=ABS([.C306])" office:value-type="float" office:value="5" calcext:value-type="float">
            <text:p>5</text:p>
          </table:table-cell>
          <table:table-cell table:formula="of:=[.C306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67297898" calcext:value-type="float">
            <text:p>2.567297898</text:p>
          </table:table-cell>
          <table:table-cell table:formula="of:=[.A307]-[.B307]" office:value-type="float" office:value="-2.567297898" calcext:value-type="float">
            <text:p>-2.567297898</text:p>
          </table:table-cell>
          <table:table-cell table:formula="of:=ABS([.C307])" office:value-type="float" office:value="2.567297898" calcext:value-type="float">
            <text:p>2.567297898</text:p>
          </table:table-cell>
          <table:table-cell table:formula="of:=[.C307]^2" office:value-type="float" office:value="6.59101849707522" calcext:value-type="float">
            <text:p>6.591018497075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82377933" calcext:value-type="float">
            <text:p>0.982377933</text:p>
          </table:table-cell>
          <table:table-cell table:formula="of:=[.A308]-[.B308]" office:value-type="float" office:value="5.017622067" calcext:value-type="float">
            <text:p>5.017622067</text:p>
          </table:table-cell>
          <table:table-cell table:formula="of:=ABS([.C308])" office:value-type="float" office:value="5.017622067" calcext:value-type="float">
            <text:p>5.017622067</text:p>
          </table:table-cell>
          <table:table-cell table:formula="of:=[.C308]^2" office:value-type="float" office:value="25.1765312072453" calcext:value-type="float">
            <text:p>25.17653120724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7603645" calcext:value-type="float">
            <text:p>0.537603645</text:p>
          </table:table-cell>
          <table:table-cell table:formula="of:=[.A309]-[.B309]" office:value-type="float" office:value="1.462396355" calcext:value-type="float">
            <text:p>1.462396355</text:p>
          </table:table-cell>
          <table:table-cell table:formula="of:=ABS([.C309])" office:value-type="float" office:value="1.462396355" calcext:value-type="float">
            <text:p>1.462396355</text:p>
          </table:table-cell>
          <table:table-cell table:formula="of:=[.C309]^2" office:value-type="float" office:value="2.13860309911729" calcext:value-type="float">
            <text:p>2.138603099117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17345064" calcext:value-type="float">
            <text:p>1.817345064</text:p>
          </table:table-cell>
          <table:table-cell table:formula="of:=[.A310]-[.B310]" office:value-type="float" office:value="4.182654936" calcext:value-type="float">
            <text:p>4.182654936</text:p>
          </table:table-cell>
          <table:table-cell table:formula="of:=ABS([.C310])" office:value-type="float" office:value="4.182654936" calcext:value-type="float">
            <text:p>4.182654936</text:p>
          </table:table-cell>
          <table:table-cell table:formula="of:=[.C310]^2" office:value-type="float" office:value="17.4946023136452" calcext:value-type="float">
            <text:p>17.49460231364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37332211" calcext:value-type="float">
            <text:p>1.037332211</text:p>
          </table:table-cell>
          <table:table-cell table:formula="of:=[.A311]-[.B311]" office:value-type="float" office:value="2.962667789" calcext:value-type="float">
            <text:p>2.962667789</text:p>
          </table:table-cell>
          <table:table-cell table:formula="of:=ABS([.C311])" office:value-type="float" office:value="2.962667789" calcext:value-type="float">
            <text:p>2.962667789</text:p>
          </table:table-cell>
          <table:table-cell table:formula="of:=[.C311]^2" office:value-type="float" office:value="8.77740042797815" calcext:value-type="float">
            <text:p>8.777400427978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39388799" calcext:value-type="float">
            <text:p>1.239388799</text:p>
          </table:table-cell>
          <table:table-cell table:formula="of:=[.A312]-[.B312]" office:value-type="float" office:value="1.760611201" calcext:value-type="float">
            <text:p>1.760611201</text:p>
          </table:table-cell>
          <table:table-cell table:formula="of:=ABS([.C312])" office:value-type="float" office:value="1.760611201" calcext:value-type="float">
            <text:p>1.760611201</text:p>
          </table:table-cell>
          <table:table-cell table:formula="of:=[.C312]^2" office:value-type="float" office:value="3.09975180108666" calcext:value-type="float">
            <text:p>3.099751801086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30115977" calcext:value-type="float">
            <text:p>1.730115977</text:p>
          </table:table-cell>
          <table:table-cell table:formula="of:=[.A313]-[.B313]" office:value-type="float" office:value="5.269884023" calcext:value-type="float">
            <text:p>5.269884023</text:p>
          </table:table-cell>
          <table:table-cell table:formula="of:=ABS([.C313])" office:value-type="float" office:value="5.269884023" calcext:value-type="float">
            <text:p>5.269884023</text:p>
          </table:table-cell>
          <table:table-cell table:formula="of:=[.C313]^2" office:value-type="float" office:value="27.7716776158707" calcext:value-type="float">
            <text:p>27.77167761587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9950308" calcext:value-type="float">
            <text:p>2.69950308</text:p>
          </table:table-cell>
          <table:table-cell table:formula="of:=[.A314]-[.B314]" office:value-type="float" office:value="0.30049692" calcext:value-type="float">
            <text:p>0.30049692</text:p>
          </table:table-cell>
          <table:table-cell table:formula="of:=ABS([.C314])" office:value-type="float" office:value="0.30049692" calcext:value-type="float">
            <text:p>0.30049692</text:p>
          </table:table-cell>
          <table:table-cell table:formula="of:=[.C314]^2" office:value-type="float" office:value="0.0902983989294864" calcext:value-type="float">
            <text:p>0.0902983989294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0572113" calcext:value-type="float">
            <text:p>0.620572113</text:p>
          </table:table-cell>
          <table:table-cell table:formula="of:=[.A315]-[.B315]" office:value-type="float" office:value="1.379427887" calcext:value-type="float">
            <text:p>1.379427887</text:p>
          </table:table-cell>
          <table:table-cell table:formula="of:=ABS([.C315])" office:value-type="float" office:value="1.379427887" calcext:value-type="float">
            <text:p>1.379427887</text:p>
          </table:table-cell>
          <table:table-cell table:formula="of:=[.C315]^2" office:value-type="float" office:value="1.90282129543328" calcext:value-type="float">
            <text:p>1.90282129543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585367" calcext:value-type="float">
            <text:p>0.66585367</text:p>
          </table:table-cell>
          <table:table-cell table:formula="of:=[.A316]-[.B316]" office:value-type="float" office:value="0.33414633" calcext:value-type="float">
            <text:p>0.33414633</text:p>
          </table:table-cell>
          <table:table-cell table:formula="of:=ABS([.C316])" office:value-type="float" office:value="0.33414633" calcext:value-type="float">
            <text:p>0.33414633</text:p>
          </table:table-cell>
          <table:table-cell table:formula="of:=[.C316]^2" office:value-type="float" office:value="0.111653769852469" calcext:value-type="float">
            <text:p>0.111653769852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96337916" calcext:value-type="float">
            <text:p>2.596337916</text:p>
          </table:table-cell>
          <table:table-cell table:formula="of:=[.A317]-[.B317]" office:value-type="float" office:value="0.403662084" calcext:value-type="float">
            <text:p>0.403662084</text:p>
          </table:table-cell>
          <table:table-cell table:formula="of:=ABS([.C317])" office:value-type="float" office:value="0.403662084" calcext:value-type="float">
            <text:p>0.403662084</text:p>
          </table:table-cell>
          <table:table-cell table:formula="of:=[.C317]^2" office:value-type="float" office:value="0.162943078059223" calcext:value-type="float">
            <text:p>0.162943078059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674539" calcext:value-type="float">
            <text:p>0.710674539</text:p>
          </table:table-cell>
          <table:table-cell table:formula="of:=[.A318]-[.B318]" office:value-type="float" office:value="-0.710674539" calcext:value-type="float">
            <text:p>-0.710674539</text:p>
          </table:table-cell>
          <table:table-cell table:formula="of:=ABS([.C318])" office:value-type="float" office:value="0.710674539" calcext:value-type="float">
            <text:p>0.710674539</text:p>
          </table:table-cell>
          <table:table-cell table:formula="of:=[.C318]^2" office:value-type="float" office:value="0.505058300382862" calcext:value-type="float">
            <text:p>0.505058300382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4850721" calcext:value-type="float">
            <text:p>0.654850721</text:p>
          </table:table-cell>
          <table:table-cell table:formula="of:=[.A319]-[.B319]" office:value-type="float" office:value="0.345149279" calcext:value-type="float">
            <text:p>0.345149279</text:p>
          </table:table-cell>
          <table:table-cell table:formula="of:=ABS([.C319])" office:value-type="float" office:value="0.345149279" calcext:value-type="float">
            <text:p>0.345149279</text:p>
          </table:table-cell>
          <table:table-cell table:formula="of:=[.C319]^2" office:value-type="float" office:value="0.11912802479422" calcext:value-type="float">
            <text:p>0.11912802479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57554167" calcext:value-type="float">
            <text:p>2.157554167</text:p>
          </table:table-cell>
          <table:table-cell table:formula="of:=[.A320]-[.B320]" office:value-type="float" office:value="-1.157554167" calcext:value-type="float">
            <text:p>-1.157554167</text:p>
          </table:table-cell>
          <table:table-cell table:formula="of:=ABS([.C320])" office:value-type="float" office:value="1.157554167" calcext:value-type="float">
            <text:p>1.157554167</text:p>
          </table:table-cell>
          <table:table-cell table:formula="of:=[.C320]^2" office:value-type="float" office:value="1.33993164953906" calcext:value-type="float">
            <text:p>1.33993164953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6236221" calcext:value-type="float">
            <text:p>0.526236221</text:p>
          </table:table-cell>
          <table:table-cell table:formula="of:=[.A321]-[.B321]" office:value-type="float" office:value="0.473763779" calcext:value-type="float">
            <text:p>0.473763779</text:p>
          </table:table-cell>
          <table:table-cell table:formula="of:=ABS([.C321])" office:value-type="float" office:value="0.473763779" calcext:value-type="float">
            <text:p>0.473763779</text:p>
          </table:table-cell>
          <table:table-cell table:formula="of:=[.C321]^2" office:value-type="float" office:value="0.224452118292361" calcext:value-type="float">
            <text:p>0.224452118292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8477391" calcext:value-type="float">
            <text:p>0.368477391</text:p>
          </table:table-cell>
          <table:table-cell table:formula="of:=[.A322]-[.B322]" office:value-type="float" office:value="0.631522609" calcext:value-type="float">
            <text:p>0.631522609</text:p>
          </table:table-cell>
          <table:table-cell table:formula="of:=ABS([.C322])" office:value-type="float" office:value="0.631522609" calcext:value-type="float">
            <text:p>0.631522609</text:p>
          </table:table-cell>
          <table:table-cell table:formula="of:=[.C322]^2" office:value-type="float" office:value="0.398820805678167" calcext:value-type="float">
            <text:p>0.398820805678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9951841" calcext:value-type="float">
            <text:p>0.289951841</text:p>
          </table:table-cell>
          <table:table-cell table:formula="of:=[.A323]-[.B323]" office:value-type="float" office:value="0.710048159" calcext:value-type="float">
            <text:p>0.710048159</text:p>
          </table:table-cell>
          <table:table-cell table:formula="of:=ABS([.C323])" office:value-type="float" office:value="0.710048159" calcext:value-type="float">
            <text:p>0.710048159</text:p>
          </table:table-cell>
          <table:table-cell table:formula="of:=[.C323]^2" office:value-type="float" office:value="0.504168388099289" calcext:value-type="float">
            <text:p>0.504168388099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79890228" calcext:value-type="float">
            <text:p>2.079890228</text:p>
          </table:table-cell>
          <table:table-cell table:formula="of:=[.A324]-[.B324]" office:value-type="float" office:value="1.920109772" calcext:value-type="float">
            <text:p>1.920109772</text:p>
          </table:table-cell>
          <table:table-cell table:formula="of:=ABS([.C324])" office:value-type="float" office:value="1.920109772" calcext:value-type="float">
            <text:p>1.920109772</text:p>
          </table:table-cell>
          <table:table-cell table:formula="of:=[.C324]^2" office:value-type="float" office:value="3.68682153652989" calcext:value-type="float">
            <text:p>3.686821536529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5536338" calcext:value-type="float">
            <text:p>0.995536338</text:p>
          </table:table-cell>
          <table:table-cell table:formula="of:=[.A325]-[.B325]" office:value-type="float" office:value="4.004463662" calcext:value-type="float">
            <text:p>4.004463662</text:p>
          </table:table-cell>
          <table:table-cell table:formula="of:=ABS([.C325])" office:value-type="float" office:value="4.004463662" calcext:value-type="float">
            <text:p>4.004463662</text:p>
          </table:table-cell>
          <table:table-cell table:formula="of:=[.C325]^2" office:value-type="float" office:value="16.0357292202785" calcext:value-type="float">
            <text:p>16.03572922027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98594281" calcext:value-type="float">
            <text:p>1.898594281</text:p>
          </table:table-cell>
          <table:table-cell table:formula="of:=[.A326]-[.B326]" office:value-type="float" office:value="1.101405719" calcext:value-type="float">
            <text:p>1.101405719</text:p>
          </table:table-cell>
          <table:table-cell table:formula="of:=ABS([.C326])" office:value-type="float" office:value="1.101405719" calcext:value-type="float">
            <text:p>1.101405719</text:p>
          </table:table-cell>
          <table:table-cell table:formula="of:=[.C326]^2" office:value-type="float" office:value="1.21309455784591" calcext:value-type="float">
            <text:p>1.213094557845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86847299" calcext:value-type="float">
            <text:p>1.186847299</text:p>
          </table:table-cell>
          <table:table-cell table:formula="of:=[.A327]-[.B327]" office:value-type="float" office:value="3.813152701" calcext:value-type="float">
            <text:p>3.813152701</text:p>
          </table:table-cell>
          <table:table-cell table:formula="of:=ABS([.C327])" office:value-type="float" office:value="3.813152701" calcext:value-type="float">
            <text:p>3.813152701</text:p>
          </table:table-cell>
          <table:table-cell table:formula="of:=[.C327]^2" office:value-type="float" office:value="14.5401335211436" calcext:value-type="float">
            <text:p>14.54013352114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79389881" calcext:value-type="float">
            <text:p>2.379389881</text:p>
          </table:table-cell>
          <table:table-cell table:formula="of:=[.A328]-[.B328]" office:value-type="float" office:value="1.620610119" calcext:value-type="float">
            <text:p>1.620610119</text:p>
          </table:table-cell>
          <table:table-cell table:formula="of:=ABS([.C328])" office:value-type="float" office:value="1.620610119" calcext:value-type="float">
            <text:p>1.620610119</text:p>
          </table:table-cell>
          <table:table-cell table:formula="of:=[.C328]^2" office:value-type="float" office:value="2.62637715780519" calcext:value-type="float">
            <text:p>2.626377157805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23526791" calcext:value-type="float">
            <text:p>2.123526791</text:p>
          </table:table-cell>
          <table:table-cell table:formula="of:=[.A329]-[.B329]" office:value-type="float" office:value="3.876473209" calcext:value-type="float">
            <text:p>3.876473209</text:p>
          </table:table-cell>
          <table:table-cell table:formula="of:=ABS([.C329])" office:value-type="float" office:value="3.876473209" calcext:value-type="float">
            <text:p>3.876473209</text:p>
          </table:table-cell>
          <table:table-cell table:formula="of:=[.C329]^2" office:value-type="float" office:value="15.0270445400948" calcext:value-type="float">
            <text:p>15.0270445400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8714696" calcext:value-type="float">
            <text:p>1.28714696</text:p>
          </table:table-cell>
          <table:table-cell table:formula="of:=[.A330]-[.B330]" office:value-type="float" office:value="0.71285304" calcext:value-type="float">
            <text:p>0.71285304</text:p>
          </table:table-cell>
          <table:table-cell table:formula="of:=ABS([.C330])" office:value-type="float" office:value="0.71285304" calcext:value-type="float">
            <text:p>0.71285304</text:p>
          </table:table-cell>
          <table:table-cell table:formula="of:=[.C330]^2" office:value-type="float" office:value="0.508159456637242" calcext:value-type="float">
            <text:p>0.508159456637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5666099" calcext:value-type="float">
            <text:p>5.445666099</text:p>
          </table:table-cell>
          <table:table-cell table:formula="of:=[.A331]-[.B331]" office:value-type="float" office:value="4.554333901" calcext:value-type="float">
            <text:p>4.554333901</text:p>
          </table:table-cell>
          <table:table-cell table:formula="of:=ABS([.C331])" office:value-type="float" office:value="4.554333901" calcext:value-type="float">
            <text:p>4.554333901</text:p>
          </table:table-cell>
          <table:table-cell table:formula="of:=[.C331]^2" office:value-type="float" office:value="20.7419572817979" calcext:value-type="float">
            <text:p>20.7419572817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13126975" calcext:value-type="float">
            <text:p>3.113126975</text:p>
          </table:table-cell>
          <table:table-cell table:formula="of:=[.A332]-[.B332]" office:value-type="float" office:value="4.886873025" calcext:value-type="float">
            <text:p>4.886873025</text:p>
          </table:table-cell>
          <table:table-cell table:formula="of:=ABS([.C332])" office:value-type="float" office:value="4.886873025" calcext:value-type="float">
            <text:p>4.886873025</text:p>
          </table:table-cell>
          <table:table-cell table:formula="of:=[.C332]^2" office:value-type="float" office:value="23.8815279624726" calcext:value-type="float">
            <text:p>23.8815279624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42739446" calcext:value-type="float">
            <text:p>1.642739446</text:p>
          </table:table-cell>
          <table:table-cell table:formula="of:=[.A333]-[.B333]" office:value-type="float" office:value="1.357260554" calcext:value-type="float">
            <text:p>1.357260554</text:p>
          </table:table-cell>
          <table:table-cell table:formula="of:=ABS([.C333])" office:value-type="float" office:value="1.357260554" calcext:value-type="float">
            <text:p>1.357260554</text:p>
          </table:table-cell>
          <table:table-cell table:formula="of:=[.C333]^2" office:value-type="float" office:value="1.84215621144439" calcext:value-type="float">
            <text:p>1.84215621144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34308537" calcext:value-type="float">
            <text:p>1.734308537</text:p>
          </table:table-cell>
          <table:table-cell table:formula="of:=[.A334]-[.B334]" office:value-type="float" office:value="2.265691463" calcext:value-type="float">
            <text:p>2.265691463</text:p>
          </table:table-cell>
          <table:table-cell table:formula="of:=ABS([.C334])" office:value-type="float" office:value="2.265691463" calcext:value-type="float">
            <text:p>2.265691463</text:p>
          </table:table-cell>
          <table:table-cell table:formula="of:=[.C334]^2" office:value-type="float" office:value="5.13335780551108" calcext:value-type="float">
            <text:p>5.133357805511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52333896" calcext:value-type="float">
            <text:p>2.752333896</text:p>
          </table:table-cell>
          <table:table-cell table:formula="of:=[.A335]-[.B335]" office:value-type="float" office:value="3.247666104" calcext:value-type="float">
            <text:p>3.247666104</text:p>
          </table:table-cell>
          <table:table-cell table:formula="of:=ABS([.C335])" office:value-type="float" office:value="3.247666104" calcext:value-type="float">
            <text:p>3.247666104</text:p>
          </table:table-cell>
          <table:table-cell table:formula="of:=[.C335]^2" office:value-type="float" office:value="10.5473351230705" calcext:value-type="float">
            <text:p>10.54733512307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262825" calcext:value-type="float">
            <text:p>0.92262825</text:p>
          </table:table-cell>
          <table:table-cell table:formula="of:=[.A336]-[.B336]" office:value-type="float" office:value="5.07737175" calcext:value-type="float">
            <text:p>5.07737175</text:p>
          </table:table-cell>
          <table:table-cell table:formula="of:=ABS([.C336])" office:value-type="float" office:value="5.07737175" calcext:value-type="float">
            <text:p>5.07737175</text:p>
          </table:table-cell>
          <table:table-cell table:formula="of:=[.C336]^2" office:value-type="float" office:value="25.7797038876981" calcext:value-type="float">
            <text:p>25.7797038876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37154168" calcext:value-type="float">
            <text:p>1.537154168</text:p>
          </table:table-cell>
          <table:table-cell table:formula="of:=[.A337]-[.B337]" office:value-type="float" office:value="-1.537154168" calcext:value-type="float">
            <text:p>-1.537154168</text:p>
          </table:table-cell>
          <table:table-cell table:formula="of:=ABS([.C337])" office:value-type="float" office:value="1.537154168" calcext:value-type="float">
            <text:p>1.537154168</text:p>
          </table:table-cell>
          <table:table-cell table:formula="of:=[.C337]^2" office:value-type="float" office:value="2.36284293619977" calcext:value-type="float">
            <text:p>2.362842936199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366999694" calcext:value-type="float">
            <text:p>3.366999694</text:p>
          </table:table-cell>
          <table:table-cell table:formula="of:=[.A338]-[.B338]" office:value-type="float" office:value="2.633000306" calcext:value-type="float">
            <text:p>2.633000306</text:p>
          </table:table-cell>
          <table:table-cell table:formula="of:=ABS([.C338])" office:value-type="float" office:value="2.633000306" calcext:value-type="float">
            <text:p>2.633000306</text:p>
          </table:table-cell>
          <table:table-cell table:formula="of:=[.C338]^2" office:value-type="float" office:value="6.93269061139609" calcext:value-type="float">
            <text:p>6.932690611396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1066527" calcext:value-type="float">
            <text:p>0.731066527</text:p>
          </table:table-cell>
          <table:table-cell table:formula="of:=[.A339]-[.B339]" office:value-type="float" office:value="1.268933473" calcext:value-type="float">
            <text:p>1.268933473</text:p>
          </table:table-cell>
          <table:table-cell table:formula="of:=ABS([.C339])" office:value-type="float" office:value="1.268933473" calcext:value-type="float">
            <text:p>1.268933473</text:p>
          </table:table-cell>
          <table:table-cell table:formula="of:=[.C339]^2" office:value-type="float" office:value="1.61019215889984" calcext:value-type="float">
            <text:p>1.610192158899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1398805" calcext:value-type="float">
            <text:p>0.821398805</text:p>
          </table:table-cell>
          <table:table-cell table:formula="of:=[.A340]-[.B340]" office:value-type="float" office:value="2.178601195" calcext:value-type="float">
            <text:p>2.178601195</text:p>
          </table:table-cell>
          <table:table-cell table:formula="of:=ABS([.C340])" office:value-type="float" office:value="2.178601195" calcext:value-type="float">
            <text:p>2.178601195</text:p>
          </table:table-cell>
          <table:table-cell table:formula="of:=[.C340]^2" office:value-type="float" office:value="4.74630316685543" calcext:value-type="float">
            <text:p>4.746303166855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86508844" calcext:value-type="float">
            <text:p>1.286508844</text:p>
          </table:table-cell>
          <table:table-cell table:formula="of:=[.A341]-[.B341]" office:value-type="float" office:value="2.713491156" calcext:value-type="float">
            <text:p>2.713491156</text:p>
          </table:table-cell>
          <table:table-cell table:formula="of:=ABS([.C341])" office:value-type="float" office:value="2.713491156" calcext:value-type="float">
            <text:p>2.713491156</text:p>
          </table:table-cell>
          <table:table-cell table:formula="of:=[.C341]^2" office:value-type="float" office:value="7.36303425369022" calcext:value-type="float">
            <text:p>7.36303425369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28539863" calcext:value-type="float">
            <text:p>2.428539863</text:p>
          </table:table-cell>
          <table:table-cell table:formula="of:=[.A342]-[.B342]" office:value-type="float" office:value="-1.428539863" calcext:value-type="float">
            <text:p>-1.428539863</text:p>
          </table:table-cell>
          <table:table-cell table:formula="of:=ABS([.C342])" office:value-type="float" office:value="1.428539863" calcext:value-type="float">
            <text:p>1.428539863</text:p>
          </table:table-cell>
          <table:table-cell table:formula="of:=[.C342]^2" office:value-type="float" office:value="2.04072614018006" calcext:value-type="float">
            <text:p>2.04072614018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92410148" calcext:value-type="float">
            <text:p>1.492410148</text:p>
          </table:table-cell>
          <table:table-cell table:formula="of:=[.A343]-[.B343]" office:value-type="float" office:value="1.507589852" calcext:value-type="float">
            <text:p>1.507589852</text:p>
          </table:table-cell>
          <table:table-cell table:formula="of:=ABS([.C343])" office:value-type="float" office:value="1.507589852" calcext:value-type="float">
            <text:p>1.507589852</text:p>
          </table:table-cell>
          <table:table-cell table:formula="of:=[.C343]^2" office:value-type="float" office:value="2.27282716185338" calcext:value-type="float">
            <text:p>2.27282716185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8967915" calcext:value-type="float">
            <text:p>0.598967915</text:p>
          </table:table-cell>
          <table:table-cell table:formula="of:=[.A344]-[.B344]" office:value-type="float" office:value="0.401032085" calcext:value-type="float">
            <text:p>0.401032085</text:p>
          </table:table-cell>
          <table:table-cell table:formula="of:=ABS([.C344])" office:value-type="float" office:value="0.401032085" calcext:value-type="float">
            <text:p>0.401032085</text:p>
          </table:table-cell>
          <table:table-cell table:formula="of:=[.C344]^2" office:value-type="float" office:value="0.160826733199447" calcext:value-type="float">
            <text:p>0.160826733199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3158794" calcext:value-type="float">
            <text:p>0.863158794</text:p>
          </table:table-cell>
          <table:table-cell table:formula="of:=[.A345]-[.B345]" office:value-type="float" office:value="-0.863158794" calcext:value-type="float">
            <text:p>-0.863158794</text:p>
          </table:table-cell>
          <table:table-cell table:formula="of:=ABS([.C345])" office:value-type="float" office:value="0.863158794" calcext:value-type="float">
            <text:p>0.863158794</text:p>
          </table:table-cell>
          <table:table-cell table:formula="of:=[.C345]^2" office:value-type="float" office:value="0.745043103659534" calcext:value-type="float">
            <text:p>0.745043103659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4463579" calcext:value-type="float">
            <text:p>1.94463579</text:p>
          </table:table-cell>
          <table:table-cell table:formula="of:=[.A346]-[.B346]" office:value-type="float" office:value="0.05536421" calcext:value-type="float">
            <text:p>0.05536421</text:p>
          </table:table-cell>
          <table:table-cell table:formula="of:=ABS([.C346])" office:value-type="float" office:value="0.05536421" calcext:value-type="float">
            <text:p>0.05536421</text:p>
          </table:table-cell>
          <table:table-cell table:formula="of:=[.C346]^2" office:value-type="float" office:value="0.0030651957489241" calcext:value-type="float">
            <text:p>0.003065195748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87626596" calcext:value-type="float">
            <text:p>1.187626596</text:p>
          </table:table-cell>
          <table:table-cell table:formula="of:=[.A347]-[.B347]" office:value-type="float" office:value="-1.187626596" calcext:value-type="float">
            <text:p>-1.187626596</text:p>
          </table:table-cell>
          <table:table-cell table:formula="of:=ABS([.C347])" office:value-type="float" office:value="1.187626596" calcext:value-type="float">
            <text:p>1.187626596</text:p>
          </table:table-cell>
          <table:table-cell table:formula="of:=[.C347]^2" office:value-type="float" office:value="1.41045693152655" calcext:value-type="float">
            <text:p>1.41045693152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929626" calcext:value-type="float">
            <text:p>0.557929626</text:p>
          </table:table-cell>
          <table:table-cell table:formula="of:=[.A348]-[.B348]" office:value-type="float" office:value="-0.557929626" calcext:value-type="float">
            <text:p>-0.557929626</text:p>
          </table:table-cell>
          <table:table-cell table:formula="of:=ABS([.C348])" office:value-type="float" office:value="0.557929626" calcext:value-type="float">
            <text:p>0.557929626</text:p>
          </table:table-cell>
          <table:table-cell table:formula="of:=[.C348]^2" office:value-type="float" office:value="0.3112854675685" calcext:value-type="float">
            <text:p>0.31128546756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25056191" calcext:value-type="float">
            <text:p>2.125056191</text:p>
          </table:table-cell>
          <table:table-cell table:formula="of:=[.A349]-[.B349]" office:value-type="float" office:value="0.874943809" calcext:value-type="float">
            <text:p>0.874943809</text:p>
          </table:table-cell>
          <table:table-cell table:formula="of:=ABS([.C349])" office:value-type="float" office:value="0.874943809" calcext:value-type="float">
            <text:p>0.874943809</text:p>
          </table:table-cell>
          <table:table-cell table:formula="of:=[.C349]^2" office:value-type="float" office:value="0.765526668907428" calcext:value-type="float">
            <text:p>0.7655266689074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20946902" calcext:value-type="float">
            <text:p>2.420946902</text:p>
          </table:table-cell>
          <table:table-cell table:formula="of:=[.A350]-[.B350]" office:value-type="float" office:value="0.579053098" calcext:value-type="float">
            <text:p>0.579053098</text:p>
          </table:table-cell>
          <table:table-cell table:formula="of:=ABS([.C350])" office:value-type="float" office:value="0.579053098" calcext:value-type="float">
            <text:p>0.579053098</text:p>
          </table:table-cell>
          <table:table-cell table:formula="of:=[.C350]^2" office:value-type="float" office:value="0.335302490303398" calcext:value-type="float">
            <text:p>0.335302490303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4760337" calcext:value-type="float">
            <text:p>0.504760337</text:p>
          </table:table-cell>
          <table:table-cell table:formula="of:=[.A351]-[.B351]" office:value-type="float" office:value="0.495239663" calcext:value-type="float">
            <text:p>0.495239663</text:p>
          </table:table-cell>
          <table:table-cell table:formula="of:=ABS([.C351])" office:value-type="float" office:value="0.495239663" calcext:value-type="float">
            <text:p>0.495239663</text:p>
          </table:table-cell>
          <table:table-cell table:formula="of:=[.C351]^2" office:value-type="float" office:value="0.245262323808354" calcext:value-type="float">
            <text:p>0.24526232380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81719211" calcext:value-type="float">
            <text:p>1.581719211</text:p>
          </table:table-cell>
          <table:table-cell table:formula="of:=[.A352]-[.B352]" office:value-type="float" office:value="-1.581719211" calcext:value-type="float">
            <text:p>-1.581719211</text:p>
          </table:table-cell>
          <table:table-cell table:formula="of:=ABS([.C352])" office:value-type="float" office:value="1.581719211" calcext:value-type="float">
            <text:p>1.581719211</text:p>
          </table:table-cell>
          <table:table-cell table:formula="of:=[.C352]^2" office:value-type="float" office:value="2.50183566244646" calcext:value-type="float">
            <text:p>2.501835662446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92580765" calcext:value-type="float">
            <text:p>1.792580765</text:p>
          </table:table-cell>
          <table:table-cell table:formula="of:=[.A353]-[.B353]" office:value-type="float" office:value="0.207419235" calcext:value-type="float">
            <text:p>0.207419235</text:p>
          </table:table-cell>
          <table:table-cell table:formula="of:=ABS([.C353])" office:value-type="float" office:value="0.207419235" calcext:value-type="float">
            <text:p>0.207419235</text:p>
          </table:table-cell>
          <table:table-cell table:formula="of:=[.C353]^2" office:value-type="float" office:value="0.0430227390479852" calcext:value-type="float">
            <text:p>0.043022739047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701219" calcext:value-type="float">
            <text:p>1.3701219</text:p>
          </table:table-cell>
          <table:table-cell table:formula="of:=[.A354]-[.B354]" office:value-type="float" office:value="-0.3701219" calcext:value-type="float">
            <text:p>-0.3701219</text:p>
          </table:table-cell>
          <table:table-cell table:formula="of:=ABS([.C354])" office:value-type="float" office:value="0.3701219" calcext:value-type="float">
            <text:p>0.3701219</text:p>
          </table:table-cell>
          <table:table-cell table:formula="of:=[.C354]^2" office:value-type="float" office:value="0.13699022085961" calcext:value-type="float">
            <text:p>0.136990220859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7937523" calcext:value-type="float">
            <text:p>0.597937523</text:p>
          </table:table-cell>
          <table:table-cell table:formula="of:=[.A355]-[.B355]" office:value-type="float" office:value="2.402062477" calcext:value-type="float">
            <text:p>2.402062477</text:p>
          </table:table-cell>
          <table:table-cell table:formula="of:=ABS([.C355])" office:value-type="float" office:value="2.402062477" calcext:value-type="float">
            <text:p>2.402062477</text:p>
          </table:table-cell>
          <table:table-cell table:formula="of:=[.C355]^2" office:value-type="float" office:value="5.76990414341138" calcext:value-type="float">
            <text:p>5.769904143411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83373024" calcext:value-type="float">
            <text:p>4.883373024</text:p>
          </table:table-cell>
          <table:table-cell table:formula="of:=[.A356]-[.B356]" office:value-type="float" office:value="-1.883373024" calcext:value-type="float">
            <text:p>-1.883373024</text:p>
          </table:table-cell>
          <table:table-cell table:formula="of:=ABS([.C356])" office:value-type="float" office:value="1.883373024" calcext:value-type="float">
            <text:p>1.883373024</text:p>
          </table:table-cell>
          <table:table-cell table:formula="of:=[.C356]^2" office:value-type="float" office:value="3.5470939475309" calcext:value-type="float">
            <text:p>3.5470939475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8829283" calcext:value-type="float">
            <text:p>0.468829283</text:p>
          </table:table-cell>
          <table:table-cell table:formula="of:=[.A357]-[.B357]" office:value-type="float" office:value="0.531170717" calcext:value-type="float">
            <text:p>0.531170717</text:p>
          </table:table-cell>
          <table:table-cell table:formula="of:=ABS([.C357])" office:value-type="float" office:value="0.531170717" calcext:value-type="float">
            <text:p>0.531170717</text:p>
          </table:table-cell>
          <table:table-cell table:formula="of:=[.C357]^2" office:value-type="float" office:value="0.282142330598294" calcext:value-type="float">
            <text:p>0.282142330598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9671736" calcext:value-type="float">
            <text:p>0.589671736</text:p>
          </table:table-cell>
          <table:table-cell table:formula="of:=[.A358]-[.B358]" office:value-type="float" office:value="0.410328264" calcext:value-type="float">
            <text:p>0.410328264</text:p>
          </table:table-cell>
          <table:table-cell table:formula="of:=ABS([.C358])" office:value-type="float" office:value="0.410328264" calcext:value-type="float">
            <text:p>0.410328264</text:p>
          </table:table-cell>
          <table:table-cell table:formula="of:=[.C358]^2" office:value-type="float" office:value="0.168369284237254" calcext:value-type="float">
            <text:p>0.168369284237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3754566" calcext:value-type="float">
            <text:p>0.533754566</text:p>
          </table:table-cell>
          <table:table-cell table:formula="of:=[.A359]-[.B359]" office:value-type="float" office:value="-0.533754566" calcext:value-type="float">
            <text:p>-0.533754566</text:p>
          </table:table-cell>
          <table:table-cell table:formula="of:=ABS([.C359])" office:value-type="float" office:value="0.533754566" calcext:value-type="float">
            <text:p>0.533754566</text:p>
          </table:table-cell>
          <table:table-cell table:formula="of:=[.C359]^2" office:value-type="float" office:value="0.284893936725848" calcext:value-type="float">
            <text:p>0.284893936725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7869217" calcext:value-type="float">
            <text:p>0.757869217</text:p>
          </table:table-cell>
          <table:table-cell table:formula="of:=[.A360]-[.B360]" office:value-type="float" office:value="-0.757869217" calcext:value-type="float">
            <text:p>-0.757869217</text:p>
          </table:table-cell>
          <table:table-cell table:formula="of:=ABS([.C360])" office:value-type="float" office:value="0.757869217" calcext:value-type="float">
            <text:p>0.757869217</text:p>
          </table:table-cell>
          <table:table-cell table:formula="of:=[.C360]^2" office:value-type="float" office:value="0.574365750076193" calcext:value-type="float">
            <text:p>0.574365750076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58452459" calcext:value-type="float">
            <text:p>1.758452459</text:p>
          </table:table-cell>
          <table:table-cell table:formula="of:=[.A361]-[.B361]" office:value-type="float" office:value="0.241547541" calcext:value-type="float">
            <text:p>0.241547541</text:p>
          </table:table-cell>
          <table:table-cell table:formula="of:=ABS([.C361])" office:value-type="float" office:value="0.241547541" calcext:value-type="float">
            <text:p>0.241547541</text:p>
          </table:table-cell>
          <table:table-cell table:formula="of:=[.C361]^2" office:value-type="float" office:value="0.0583452145631467" calcext:value-type="float">
            <text:p>0.058345214563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362]-[.B362]" office:value-type="float" office:value="-0.537816309" calcext:value-type="float">
            <text:p>-0.537816309</text:p>
          </table:table-cell>
          <table:table-cell table:formula="of:=ABS([.C362])" office:value-type="float" office:value="0.537816309" calcext:value-type="float">
            <text:p>0.537816309</text:p>
          </table:table-cell>
          <table:table-cell table:formula="of:=[.C362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603645" calcext:value-type="float">
            <text:p>0.537603645</text:p>
          </table:table-cell>
          <table:table-cell table:formula="of:=[.A363]-[.B363]" office:value-type="float" office:value="-0.537603645" calcext:value-type="float">
            <text:p>-0.537603645</text:p>
          </table:table-cell>
          <table:table-cell table:formula="of:=ABS([.C363])" office:value-type="float" office:value="0.537603645" calcext:value-type="float">
            <text:p>0.537603645</text:p>
          </table:table-cell>
          <table:table-cell table:formula="of:=[.C363]^2" office:value-type="float" office:value="0.289017679117286" calcext:value-type="float">
            <text:p>0.289017679117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2986064" calcext:value-type="float">
            <text:p>1.812986064</text:p>
          </table:table-cell>
          <table:table-cell table:formula="of:=[.A364]-[.B364]" office:value-type="float" office:value="0.187013936" calcext:value-type="float">
            <text:p>0.187013936</text:p>
          </table:table-cell>
          <table:table-cell table:formula="of:=ABS([.C364])" office:value-type="float" office:value="0.187013936" calcext:value-type="float">
            <text:p>0.187013936</text:p>
          </table:table-cell>
          <table:table-cell table:formula="of:=[.C364]^2" office:value-type="float" office:value="0.0349742122582121" calcext:value-type="float">
            <text:p>0.034974212258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5037406" calcext:value-type="float">
            <text:p>1.055037406</text:p>
          </table:table-cell>
          <table:table-cell table:formula="of:=[.A365]-[.B365]" office:value-type="float" office:value="-1.055037406" calcext:value-type="float">
            <text:p>-1.055037406</text:p>
          </table:table-cell>
          <table:table-cell table:formula="of:=ABS([.C365])" office:value-type="float" office:value="1.055037406" calcext:value-type="float">
            <text:p>1.055037406</text:p>
          </table:table-cell>
          <table:table-cell table:formula="of:=[.C365]^2" office:value-type="float" office:value="1.11310392805921" calcext:value-type="float">
            <text:p>1.11310392805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929626" calcext:value-type="float">
            <text:p>0.557929626</text:p>
          </table:table-cell>
          <table:table-cell table:formula="of:=[.A366]-[.B366]" office:value-type="float" office:value="-0.557929626" calcext:value-type="float">
            <text:p>-0.557929626</text:p>
          </table:table-cell>
          <table:table-cell table:formula="of:=ABS([.C366])" office:value-type="float" office:value="0.557929626" calcext:value-type="float">
            <text:p>0.557929626</text:p>
          </table:table-cell>
          <table:table-cell table:formula="of:=[.C366]^2" office:value-type="float" office:value="0.3112854675685" calcext:value-type="float">
            <text:p>0.31128546756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1910682" calcext:value-type="float">
            <text:p>1.811910682</text:p>
          </table:table-cell>
          <table:table-cell table:formula="of:=[.A367]-[.B367]" office:value-type="float" office:value="0.188089318" calcext:value-type="float">
            <text:p>0.188089318</text:p>
          </table:table-cell>
          <table:table-cell table:formula="of:=ABS([.C367])" office:value-type="float" office:value="0.188089318" calcext:value-type="float">
            <text:p>0.188089318</text:p>
          </table:table-cell>
          <table:table-cell table:formula="of:=[.C367]^2" office:value-type="float" office:value="0.0353775915457051" calcext:value-type="float">
            <text:p>0.035377591545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22380716" calcext:value-type="float">
            <text:p>1.622380716</text:p>
          </table:table-cell>
          <table:table-cell table:formula="of:=[.A368]-[.B368]" office:value-type="float" office:value="2.377619284" calcext:value-type="float">
            <text:p>2.377619284</text:p>
          </table:table-cell>
          <table:table-cell table:formula="of:=ABS([.C368])" office:value-type="float" office:value="2.377619284" calcext:value-type="float">
            <text:p>2.377619284</text:p>
          </table:table-cell>
          <table:table-cell table:formula="of:=[.C368]^2" office:value-type="float" office:value="5.65307345964867" calcext:value-type="float">
            <text:p>5.65307345964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0752108" calcext:value-type="float">
            <text:p>0.550752108</text:p>
          </table:table-cell>
          <table:table-cell table:formula="of:=[.A369]-[.B369]" office:value-type="float" office:value="-0.550752108" calcext:value-type="float">
            <text:p>-0.550752108</text:p>
          </table:table-cell>
          <table:table-cell table:formula="of:=ABS([.C369])" office:value-type="float" office:value="0.550752108" calcext:value-type="float">
            <text:p>0.550752108</text:p>
          </table:table-cell>
          <table:table-cell table:formula="of:=[.C369]^2" office:value-type="float" office:value="0.303327884466444" calcext:value-type="float">
            <text:p>0.303327884466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4426189" calcext:value-type="float">
            <text:p>1.114426189</text:p>
          </table:table-cell>
          <table:table-cell table:formula="of:=[.A370]-[.B370]" office:value-type="float" office:value="0.885573811" calcext:value-type="float">
            <text:p>0.885573811</text:p>
          </table:table-cell>
          <table:table-cell table:formula="of:=ABS([.C370])" office:value-type="float" office:value="0.885573811" calcext:value-type="float">
            <text:p>0.885573811</text:p>
          </table:table-cell>
          <table:table-cell table:formula="of:=[.C370]^2" office:value-type="float" office:value="0.784240974729064" calcext:value-type="float">
            <text:p>0.784240974729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2491978" calcext:value-type="float">
            <text:p>1.132491978</text:p>
          </table:table-cell>
          <table:table-cell table:formula="of:=[.A371]-[.B371]" office:value-type="float" office:value="1.867508022" calcext:value-type="float">
            <text:p>1.867508022</text:p>
          </table:table-cell>
          <table:table-cell table:formula="of:=ABS([.C371])" office:value-type="float" office:value="1.867508022" calcext:value-type="float">
            <text:p>1.867508022</text:p>
          </table:table-cell>
          <table:table-cell table:formula="of:=[.C371]^2" office:value-type="float" office:value="3.48758621223435" calcext:value-type="float">
            <text:p>3.48758621223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674539" calcext:value-type="float">
            <text:p>0.710674539</text:p>
          </table:table-cell>
          <table:table-cell table:formula="of:=[.A372]-[.B372]" office:value-type="float" office:value="-0.710674539" calcext:value-type="float">
            <text:p>-0.710674539</text:p>
          </table:table-cell>
          <table:table-cell table:formula="of:=ABS([.C372])" office:value-type="float" office:value="0.710674539" calcext:value-type="float">
            <text:p>0.710674539</text:p>
          </table:table-cell>
          <table:table-cell table:formula="of:=[.C372]^2" office:value-type="float" office:value="0.505058300382862" calcext:value-type="float">
            <text:p>0.505058300382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4085186" calcext:value-type="float">
            <text:p>0.554085186</text:p>
          </table:table-cell>
          <table:table-cell table:formula="of:=[.A373]-[.B373]" office:value-type="float" office:value="-0.554085186" calcext:value-type="float">
            <text:p>-0.554085186</text:p>
          </table:table-cell>
          <table:table-cell table:formula="of:=ABS([.C373])" office:value-type="float" office:value="0.554085186" calcext:value-type="float">
            <text:p>0.554085186</text:p>
          </table:table-cell>
          <table:table-cell table:formula="of:=[.C373]^2" office:value-type="float" office:value="0.307010393344655" calcext:value-type="float">
            <text:p>0.307010393344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72757317" calcext:value-type="float">
            <text:p>2.672757317</text:p>
          </table:table-cell>
          <table:table-cell table:formula="of:=[.A374]-[.B374]" office:value-type="float" office:value="1.327242683" calcext:value-type="float">
            <text:p>1.327242683</text:p>
          </table:table-cell>
          <table:table-cell table:formula="of:=ABS([.C374])" office:value-type="float" office:value="1.327242683" calcext:value-type="float">
            <text:p>1.327242683</text:p>
          </table:table-cell>
          <table:table-cell table:formula="of:=[.C374]^2" office:value-type="float" office:value="1.76157313957704" calcext:value-type="float">
            <text:p>1.76157313957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375]-[.B375]" office:value-type="float" office:value="-0.468829283" calcext:value-type="float">
            <text:p>-0.468829283</text:p>
          </table:table-cell>
          <table:table-cell table:formula="of:=ABS([.C375])" office:value-type="float" office:value="0.468829283" calcext:value-type="float">
            <text:p>0.468829283</text:p>
          </table:table-cell>
          <table:table-cell table:formula="of:=[.C375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9445551" calcext:value-type="float">
            <text:p>0.559445551</text:p>
          </table:table-cell>
          <table:table-cell table:formula="of:=[.A376]-[.B376]" office:value-type="float" office:value="0.440554449" calcext:value-type="float">
            <text:p>0.440554449</text:p>
          </table:table-cell>
          <table:table-cell table:formula="of:=ABS([.C376])" office:value-type="float" office:value="0.440554449" calcext:value-type="float">
            <text:p>0.440554449</text:p>
          </table:table-cell>
          <table:table-cell table:formula="of:=[.C376]^2" office:value-type="float" office:value="0.194088222533694" calcext:value-type="float">
            <text:p>0.194088222533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377]-[.B377]" office:value-type="float" office:value="-0.289951841" calcext:value-type="float">
            <text:p>-0.289951841</text:p>
          </table:table-cell>
          <table:table-cell table:formula="of:=ABS([.C377])" office:value-type="float" office:value="0.289951841" calcext:value-type="float">
            <text:p>0.289951841</text:p>
          </table:table-cell>
          <table:table-cell table:formula="of:=[.C377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967323" calcext:value-type="float">
            <text:p>0.785967323</text:p>
          </table:table-cell>
          <table:table-cell table:formula="of:=[.A378]-[.B378]" office:value-type="float" office:value="-0.785967323" calcext:value-type="float">
            <text:p>-0.785967323</text:p>
          </table:table-cell>
          <table:table-cell table:formula="of:=ABS([.C378])" office:value-type="float" office:value="0.785967323" calcext:value-type="float">
            <text:p>0.785967323</text:p>
          </table:table-cell>
          <table:table-cell table:formula="of:=[.C378]^2" office:value-type="float" office:value="0.617744632823786" calcext:value-type="float">
            <text:p>0.61774463282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3505902" calcext:value-type="float">
            <text:p>0.803505902</text:p>
          </table:table-cell>
          <table:table-cell table:formula="of:=[.A379]-[.B379]" office:value-type="float" office:value="0.196494098" calcext:value-type="float">
            <text:p>0.196494098</text:p>
          </table:table-cell>
          <table:table-cell table:formula="of:=ABS([.C379])" office:value-type="float" office:value="0.196494098" calcext:value-type="float">
            <text:p>0.196494098</text:p>
          </table:table-cell>
          <table:table-cell table:formula="of:=[.C379]^2" office:value-type="float" office:value="0.0386099305488336" calcext:value-type="float">
            <text:p>0.038609930548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3667457" calcext:value-type="float">
            <text:p>0.583667457</text:p>
          </table:table-cell>
          <table:table-cell table:formula="of:=[.A380]-[.B380]" office:value-type="float" office:value="-0.583667457" calcext:value-type="float">
            <text:p>-0.583667457</text:p>
          </table:table-cell>
          <table:table-cell table:formula="of:=ABS([.C380])" office:value-type="float" office:value="0.583667457" calcext:value-type="float">
            <text:p>0.583667457</text:p>
          </table:table-cell>
          <table:table-cell table:formula="of:=[.C380]^2" office:value-type="float" office:value="0.340667700360847" calcext:value-type="float">
            <text:p>0.3406677003608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17256624" calcext:value-type="float">
            <text:p>0.217256624</text:p>
          </table:table-cell>
          <table:table-cell table:formula="of:=[.A381]-[.B381]" office:value-type="float" office:value="1.782743376" calcext:value-type="float">
            <text:p>1.782743376</text:p>
          </table:table-cell>
          <table:table-cell table:formula="of:=ABS([.C381])" office:value-type="float" office:value="1.782743376" calcext:value-type="float">
            <text:p>1.782743376</text:p>
          </table:table-cell>
          <table:table-cell table:formula="of:=[.C381]^2" office:value-type="float" office:value="3.17817394467188" calcext:value-type="float">
            <text:p>3.17817394467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5125496" calcext:value-type="float">
            <text:p>1.075125496</text:p>
          </table:table-cell>
          <table:table-cell table:formula="of:=[.A382]-[.B382]" office:value-type="float" office:value="-0.0751254960000001" calcext:value-type="float">
            <text:p>-0.075125496</text:p>
          </table:table-cell>
          <table:table-cell table:formula="of:=ABS([.C382])" office:value-type="float" office:value="0.0751254960000001" calcext:value-type="float">
            <text:p>0.075125496</text:p>
          </table:table-cell>
          <table:table-cell table:formula="of:=[.C382]^2" office:value-type="float" office:value="0.00564384014924603" calcext:value-type="float">
            <text:p>0.005643840149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792311" calcext:value-type="float">
            <text:p>0.74792311</text:p>
          </table:table-cell>
          <table:table-cell table:formula="of:=[.A383]-[.B383]" office:value-type="float" office:value="-0.74792311" calcext:value-type="float">
            <text:p>-0.74792311</text:p>
          </table:table-cell>
          <table:table-cell table:formula="of:=ABS([.C383])" office:value-type="float" office:value="0.74792311" calcext:value-type="float">
            <text:p>0.74792311</text:p>
          </table:table-cell>
          <table:table-cell table:formula="of:=[.C383]^2" office:value-type="float" office:value="0.559388978472072" calcext:value-type="float">
            <text:p>0.559388978472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9008722" calcext:value-type="float">
            <text:p>0.539008722</text:p>
          </table:table-cell>
          <table:table-cell table:formula="of:=[.A384]-[.B384]" office:value-type="float" office:value="-0.539008722" calcext:value-type="float">
            <text:p>-0.539008722</text:p>
          </table:table-cell>
          <table:table-cell table:formula="of:=ABS([.C384])" office:value-type="float" office:value="0.539008722" calcext:value-type="float">
            <text:p>0.539008722</text:p>
          </table:table-cell>
          <table:table-cell table:formula="of:=[.C384]^2" office:value-type="float" office:value="0.290530402392073" calcext:value-type="float">
            <text:p>0.2905304023920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71281866" calcext:value-type="float">
            <text:p>1.271281866</text:p>
          </table:table-cell>
          <table:table-cell table:formula="of:=[.A385]-[.B385]" office:value-type="float" office:value="0.728718134" calcext:value-type="float">
            <text:p>0.728718134</text:p>
          </table:table-cell>
          <table:table-cell table:formula="of:=ABS([.C385])" office:value-type="float" office:value="0.728718134" calcext:value-type="float">
            <text:p>0.728718134</text:p>
          </table:table-cell>
          <table:table-cell table:formula="of:=[.C385]^2" office:value-type="float" office:value="0.531030118820442" calcext:value-type="float">
            <text:p>0.531030118820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214028" calcext:value-type="float">
            <text:p>1.25214028</text:p>
          </table:table-cell>
          <table:table-cell table:formula="of:=[.A386]-[.B386]" office:value-type="float" office:value="-0.25214028" calcext:value-type="float">
            <text:p>-0.25214028</text:p>
          </table:table-cell>
          <table:table-cell table:formula="of:=ABS([.C386])" office:value-type="float" office:value="0.25214028" calcext:value-type="float">
            <text:p>0.25214028</text:p>
          </table:table-cell>
          <table:table-cell table:formula="of:=[.C386]^2" office:value-type="float" office:value="0.0635747207984783" calcext:value-type="float">
            <text:p>0.063574720798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387]-[.B387]" office:value-type="float" office:value="-0.504760337" calcext:value-type="float">
            <text:p>-0.504760337</text:p>
          </table:table-cell>
          <table:table-cell table:formula="of:=ABS([.C387])" office:value-type="float" office:value="0.504760337" calcext:value-type="float">
            <text:p>0.504760337</text:p>
          </table:table-cell>
          <table:table-cell table:formula="of:=[.C387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1718072" calcext:value-type="float">
            <text:p>0.921718072</text:p>
          </table:table-cell>
          <table:table-cell table:formula="of:=[.A388]-[.B388]" office:value-type="float" office:value="-0.921718072" calcext:value-type="float">
            <text:p>-0.921718072</text:p>
          </table:table-cell>
          <table:table-cell table:formula="of:=ABS([.C388])" office:value-type="float" office:value="0.921718072" calcext:value-type="float">
            <text:p>0.921718072</text:p>
          </table:table-cell>
          <table:table-cell table:formula="of:=[.C388]^2" office:value-type="float" office:value="0.849564204251397" calcext:value-type="float">
            <text:p>0.8495642042513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749192" calcext:value-type="float">
            <text:p>1.12749192</text:p>
          </table:table-cell>
          <table:table-cell table:formula="of:=[.A389]-[.B389]" office:value-type="float" office:value="-0.12749192" calcext:value-type="float">
            <text:p>-0.12749192</text:p>
          </table:table-cell>
          <table:table-cell table:formula="of:=ABS([.C389])" office:value-type="float" office:value="0.12749192" calcext:value-type="float">
            <text:p>0.12749192</text:p>
          </table:table-cell>
          <table:table-cell table:formula="of:=[.C389]^2" office:value-type="float" office:value="0.0162541896652864" calcext:value-type="float">
            <text:p>0.016254189665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4747957" calcext:value-type="float">
            <text:p>0.844747957</text:p>
          </table:table-cell>
          <table:table-cell table:formula="of:=[.A390]-[.B390]" office:value-type="float" office:value="-0.844747957" calcext:value-type="float">
            <text:p>-0.844747957</text:p>
          </table:table-cell>
          <table:table-cell table:formula="of:=ABS([.C390])" office:value-type="float" office:value="0.844747957" calcext:value-type="float">
            <text:p>0.844747957</text:p>
          </table:table-cell>
          <table:table-cell table:formula="of:=[.C390]^2" office:value-type="float" office:value="0.713599110855674" calcext:value-type="float">
            <text:p>0.713599110855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68874" calcext:value-type="float">
            <text:p>0.50168874</text:p>
          </table:table-cell>
          <table:table-cell table:formula="of:=[.A391]-[.B391]" office:value-type="float" office:value="-0.50168874" calcext:value-type="float">
            <text:p>-0.50168874</text:p>
          </table:table-cell>
          <table:table-cell table:formula="of:=ABS([.C391])" office:value-type="float" office:value="0.50168874" calcext:value-type="float">
            <text:p>0.50168874</text:p>
          </table:table-cell>
          <table:table-cell table:formula="of:=[.C391]^2" office:value-type="float" office:value="0.251691591842788" calcext:value-type="float">
            <text:p>0.251691591842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1535766" calcext:value-type="float">
            <text:p>1.41535766</text:p>
          </table:table-cell>
          <table:table-cell table:formula="of:=[.A392]-[.B392]" office:value-type="float" office:value="0.58464234" calcext:value-type="float">
            <text:p>0.58464234</text:p>
          </table:table-cell>
          <table:table-cell table:formula="of:=ABS([.C392])" office:value-type="float" office:value="0.58464234" calcext:value-type="float">
            <text:p>0.58464234</text:p>
          </table:table-cell>
          <table:table-cell table:formula="of:=[.C392]^2" office:value-type="float" office:value="0.341806665720676" calcext:value-type="float">
            <text:p>0.341806665720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393]-[.B393]" office:value-type="float" office:value="-0.468829283" calcext:value-type="float">
            <text:p>-0.468829283</text:p>
          </table:table-cell>
          <table:table-cell table:formula="of:=ABS([.C393])" office:value-type="float" office:value="0.468829283" calcext:value-type="float">
            <text:p>0.468829283</text:p>
          </table:table-cell>
          <table:table-cell table:formula="of:=[.C393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9370475" calcext:value-type="float">
            <text:p>0.989370475</text:p>
          </table:table-cell>
          <table:table-cell table:formula="of:=[.A394]-[.B394]" office:value-type="float" office:value="-0.989370475" calcext:value-type="float">
            <text:p>-0.989370475</text:p>
          </table:table-cell>
          <table:table-cell table:formula="of:=ABS([.C394])" office:value-type="float" office:value="0.989370475" calcext:value-type="float">
            <text:p>0.989370475</text:p>
          </table:table-cell>
          <table:table-cell table:formula="of:=[.C394]^2" office:value-type="float" office:value="0.978853936801726" calcext:value-type="float">
            <text:p>0.9788539368017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9951841" calcext:value-type="float">
            <text:p>0.289951841</text:p>
          </table:table-cell>
          <table:table-cell table:formula="of:=[.A395]-[.B395]" office:value-type="float" office:value="0.710048159" calcext:value-type="float">
            <text:p>0.710048159</text:p>
          </table:table-cell>
          <table:table-cell table:formula="of:=ABS([.C395])" office:value-type="float" office:value="0.710048159" calcext:value-type="float">
            <text:p>0.710048159</text:p>
          </table:table-cell>
          <table:table-cell table:formula="of:=[.C395]^2" office:value-type="float" office:value="0.504168388099289" calcext:value-type="float">
            <text:p>0.504168388099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9973182" calcext:value-type="float">
            <text:p>0.809973182</text:p>
          </table:table-cell>
          <table:table-cell table:formula="of:=[.A396]-[.B396]" office:value-type="float" office:value="0.190026818" calcext:value-type="float">
            <text:p>0.190026818</text:p>
          </table:table-cell>
          <table:table-cell table:formula="of:=ABS([.C396])" office:value-type="float" office:value="0.190026818" calcext:value-type="float">
            <text:p>0.190026818</text:p>
          </table:table-cell>
          <table:table-cell table:formula="of:=[.C396]^2" office:value-type="float" office:value="0.0361101915592051" calcext:value-type="float">
            <text:p>0.036110191559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7932366" calcext:value-type="float">
            <text:p>1.067932366</text:p>
          </table:table-cell>
          <table:table-cell table:formula="of:=[.A397]-[.B397]" office:value-type="float" office:value="-1.067932366" calcext:value-type="float">
            <text:p>-1.067932366</text:p>
          </table:table-cell>
          <table:table-cell table:formula="of:=ABS([.C397])" office:value-type="float" office:value="1.067932366" calcext:value-type="float">
            <text:p>1.067932366</text:p>
          </table:table-cell>
          <table:table-cell table:formula="of:=[.C397]^2" office:value-type="float" office:value="1.14047953835036" calcext:value-type="float">
            <text:p>1.14047953835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3667457" calcext:value-type="float">
            <text:p>0.583667457</text:p>
          </table:table-cell>
          <table:table-cell table:formula="of:=[.A398]-[.B398]" office:value-type="float" office:value="-0.583667457" calcext:value-type="float">
            <text:p>-0.583667457</text:p>
          </table:table-cell>
          <table:table-cell table:formula="of:=ABS([.C398])" office:value-type="float" office:value="0.583667457" calcext:value-type="float">
            <text:p>0.583667457</text:p>
          </table:table-cell>
          <table:table-cell table:formula="of:=[.C398]^2" office:value-type="float" office:value="0.340667700360847" calcext:value-type="float">
            <text:p>0.340667700360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256624" calcext:value-type="float">
            <text:p>0.217256624</text:p>
          </table:table-cell>
          <table:table-cell table:formula="of:=[.A399]-[.B399]" office:value-type="float" office:value="-0.217256624" calcext:value-type="float">
            <text:p>-0.217256624</text:p>
          </table:table-cell>
          <table:table-cell table:formula="of:=ABS([.C399])" office:value-type="float" office:value="0.217256624" calcext:value-type="float">
            <text:p>0.217256624</text:p>
          </table:table-cell>
          <table:table-cell table:formula="of:=[.C399]^2" office:value-type="float" office:value="0.0472004406718774" calcext:value-type="float">
            <text:p>0.047200440671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55469087" calcext:value-type="float">
            <text:p>1.155469087</text:p>
          </table:table-cell>
          <table:table-cell table:formula="of:=[.A400]-[.B400]" office:value-type="float" office:value="-1.155469087" calcext:value-type="float">
            <text:p>-1.155469087</text:p>
          </table:table-cell>
          <table:table-cell table:formula="of:=ABS([.C400])" office:value-type="float" office:value="1.155469087" calcext:value-type="float">
            <text:p>1.155469087</text:p>
          </table:table-cell>
          <table:table-cell table:formula="of:=[.C400]^2" office:value-type="float" office:value="1.33510881101261" calcext:value-type="float">
            <text:p>1.33510881101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8787475" calcext:value-type="float">
            <text:p>0.738787475</text:p>
          </table:table-cell>
          <table:table-cell table:formula="of:=[.A401]-[.B401]" office:value-type="float" office:value="-0.738787475" calcext:value-type="float">
            <text:p>-0.738787475</text:p>
          </table:table-cell>
          <table:table-cell table:formula="of:=ABS([.C401])" office:value-type="float" office:value="0.738787475" calcext:value-type="float">
            <text:p>0.738787475</text:p>
          </table:table-cell>
          <table:table-cell table:formula="of:=[.C401]^2" office:value-type="float" office:value="0.545806933216876" calcext:value-type="float">
            <text:p>0.545806933216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402]-[.B402]" office:value-type="float" office:value="-0.223104818" calcext:value-type="float">
            <text:p>-0.223104818</text:p>
          </table:table-cell>
          <table:table-cell table:formula="of:=ABS([.C402])" office:value-type="float" office:value="0.223104818" calcext:value-type="float">
            <text:p>0.223104818</text:p>
          </table:table-cell>
          <table:table-cell table:formula="of:=[.C402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0677009" calcext:value-type="float">
            <text:p>0.850677009</text:p>
          </table:table-cell>
          <table:table-cell table:formula="of:=[.A403]-[.B403]" office:value-type="float" office:value="-0.850677009" calcext:value-type="float">
            <text:p>-0.850677009</text:p>
          </table:table-cell>
          <table:table-cell table:formula="of:=ABS([.C403])" office:value-type="float" office:value="0.850677009" calcext:value-type="float">
            <text:p>0.850677009</text:p>
          </table:table-cell>
          <table:table-cell table:formula="of:=[.C403]^2" office:value-type="float" office:value="0.723651373641186" calcext:value-type="float">
            <text:p>0.723651373641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14932706" calcext:value-type="float">
            <text:p>2.214932706</text:p>
          </table:table-cell>
          <table:table-cell table:formula="of:=[.A404]-[.B404]" office:value-type="float" office:value="-2.214932706" calcext:value-type="float">
            <text:p>-2.214932706</text:p>
          </table:table-cell>
          <table:table-cell table:formula="of:=ABS([.C404])" office:value-type="float" office:value="2.214932706" calcext:value-type="float">
            <text:p>2.214932706</text:p>
          </table:table-cell>
          <table:table-cell table:formula="of:=[.C404]^2" office:value-type="float" office:value="4.90592689210848" calcext:value-type="float">
            <text:p>4.905926892108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0330142" calcext:value-type="float">
            <text:p>0.590330142</text:p>
          </table:table-cell>
          <table:table-cell table:formula="of:=[.A405]-[.B405]" office:value-type="float" office:value="0.409669858" calcext:value-type="float">
            <text:p>0.409669858</text:p>
          </table:table-cell>
          <table:table-cell table:formula="of:=ABS([.C405])" office:value-type="float" office:value="0.409669858" calcext:value-type="float">
            <text:p>0.409669858</text:p>
          </table:table-cell>
          <table:table-cell table:formula="of:=[.C405]^2" office:value-type="float" office:value="0.16782939255374" calcext:value-type="float">
            <text:p>0.16782939255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6630681" calcext:value-type="float">
            <text:p>0.736630681</text:p>
          </table:table-cell>
          <table:table-cell table:formula="of:=[.A406]-[.B406]" office:value-type="float" office:value="-0.736630681" calcext:value-type="float">
            <text:p>-0.736630681</text:p>
          </table:table-cell>
          <table:table-cell table:formula="of:=ABS([.C406])" office:value-type="float" office:value="0.736630681" calcext:value-type="float">
            <text:p>0.736630681</text:p>
          </table:table-cell>
          <table:table-cell table:formula="of:=[.C406]^2" office:value-type="float" office:value="0.542624760190524" calcext:value-type="float">
            <text:p>0.542624760190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07622576" calcext:value-type="float">
            <text:p>1.207622576</text:p>
          </table:table-cell>
          <table:table-cell table:formula="of:=[.A407]-[.B407]" office:value-type="float" office:value="-1.207622576" calcext:value-type="float">
            <text:p>-1.207622576</text:p>
          </table:table-cell>
          <table:table-cell table:formula="of:=ABS([.C407])" office:value-type="float" office:value="1.207622576" calcext:value-type="float">
            <text:p>1.207622576</text:p>
          </table:table-cell>
          <table:table-cell table:formula="of:=[.C407]^2" office:value-type="float" office:value="1.45835228606488" calcext:value-type="float">
            <text:p>1.45835228606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06267" calcext:value-type="float">
            <text:p>0.59206267</text:p>
          </table:table-cell>
          <table:table-cell table:formula="of:=[.A408]-[.B408]" office:value-type="float" office:value="-0.59206267" calcext:value-type="float">
            <text:p>-0.59206267</text:p>
          </table:table-cell>
          <table:table-cell table:formula="of:=ABS([.C408])" office:value-type="float" office:value="0.59206267" calcext:value-type="float">
            <text:p>0.59206267</text:p>
          </table:table-cell>
          <table:table-cell table:formula="of:=[.C408]^2" office:value-type="float" office:value="0.350538205207529" calcext:value-type="float">
            <text:p>0.350538205207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68874" calcext:value-type="float">
            <text:p>0.50168874</text:p>
          </table:table-cell>
          <table:table-cell table:formula="of:=[.A409]-[.B409]" office:value-type="float" office:value="-0.50168874" calcext:value-type="float">
            <text:p>-0.50168874</text:p>
          </table:table-cell>
          <table:table-cell table:formula="of:=ABS([.C409])" office:value-type="float" office:value="0.50168874" calcext:value-type="float">
            <text:p>0.50168874</text:p>
          </table:table-cell>
          <table:table-cell table:formula="of:=[.C409]^2" office:value-type="float" office:value="0.251691591842788" calcext:value-type="float">
            <text:p>0.251691591842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245493" calcext:value-type="float">
            <text:p>1.52245493</text:p>
          </table:table-cell>
          <table:table-cell table:formula="of:=[.A410]-[.B410]" office:value-type="float" office:value="-0.52245493" calcext:value-type="float">
            <text:p>-0.52245493</text:p>
          </table:table-cell>
          <table:table-cell table:formula="of:=ABS([.C410])" office:value-type="float" office:value="0.52245493" calcext:value-type="float">
            <text:p>0.52245493</text:p>
          </table:table-cell>
          <table:table-cell table:formula="of:=[.C410]^2" office:value-type="float" office:value="0.272959153881305" calcext:value-type="float">
            <text:p>0.272959153881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411]-[.B411]" office:value-type="float" office:value="-0.468829283" calcext:value-type="float">
            <text:p>-0.468829283</text:p>
          </table:table-cell>
          <table:table-cell table:formula="of:=ABS([.C411])" office:value-type="float" office:value="0.468829283" calcext:value-type="float">
            <text:p>0.468829283</text:p>
          </table:table-cell>
          <table:table-cell table:formula="of:=[.C411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2449556" calcext:value-type="float">
            <text:p>0.582449556</text:p>
          </table:table-cell>
          <table:table-cell table:formula="of:=[.A412]-[.B412]" office:value-type="float" office:value="-0.582449556" calcext:value-type="float">
            <text:p>-0.582449556</text:p>
          </table:table-cell>
          <table:table-cell table:formula="of:=ABS([.C412])" office:value-type="float" office:value="0.582449556" calcext:value-type="float">
            <text:p>0.582449556</text:p>
          </table:table-cell>
          <table:table-cell table:formula="of:=[.C412]^2" office:value-type="float" office:value="0.339247485284597" calcext:value-type="float">
            <text:p>0.339247485284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413]-[.B413]" office:value-type="float" office:value="-0.289951841" calcext:value-type="float">
            <text:p>-0.289951841</text:p>
          </table:table-cell>
          <table:table-cell table:formula="of:=ABS([.C413])" office:value-type="float" office:value="0.289951841" calcext:value-type="float">
            <text:p>0.289951841</text:p>
          </table:table-cell>
          <table:table-cell table:formula="of:=[.C413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414]-[.B414]" office:value-type="float" office:value="-1.095935202" calcext:value-type="float">
            <text:p>-1.095935202</text:p>
          </table:table-cell>
          <table:table-cell table:formula="of:=ABS([.C414])" office:value-type="float" office:value="1.095935202" calcext:value-type="float">
            <text:p>1.095935202</text:p>
          </table:table-cell>
          <table:table-cell table:formula="of:=[.C414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55867674" calcext:value-type="float">
            <text:p>1.255867674</text:p>
          </table:table-cell>
          <table:table-cell table:formula="of:=[.A415]-[.B415]" office:value-type="float" office:value="0.744132326" calcext:value-type="float">
            <text:p>0.744132326</text:p>
          </table:table-cell>
          <table:table-cell table:formula="of:=ABS([.C415])" office:value-type="float" office:value="0.744132326" calcext:value-type="float">
            <text:p>0.744132326</text:p>
          </table:table-cell>
          <table:table-cell table:formula="of:=[.C415]^2" office:value-type="float" office:value="0.55373291859817" calcext:value-type="float">
            <text:p>0.55373291859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36236749" calcext:value-type="float">
            <text:p>1.836236749</text:p>
          </table:table-cell>
          <table:table-cell table:formula="of:=[.A416]-[.B416]" office:value-type="float" office:value="1.163763251" calcext:value-type="float">
            <text:p>1.163763251</text:p>
          </table:table-cell>
          <table:table-cell table:formula="of:=ABS([.C416])" office:value-type="float" office:value="1.163763251" calcext:value-type="float">
            <text:p>1.163763251</text:p>
          </table:table-cell>
          <table:table-cell table:formula="of:=[.C416]^2" office:value-type="float" office:value="1.35434490437809" calcext:value-type="float">
            <text:p>1.35434490437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652501" calcext:value-type="float">
            <text:p>0.584652501</text:p>
          </table:table-cell>
          <table:table-cell table:formula="of:=[.A417]-[.B417]" office:value-type="float" office:value="-0.584652501" calcext:value-type="float">
            <text:p>-0.584652501</text:p>
          </table:table-cell>
          <table:table-cell table:formula="of:=ABS([.C417])" office:value-type="float" office:value="0.584652501" calcext:value-type="float">
            <text:p>0.584652501</text:p>
          </table:table-cell>
          <table:table-cell table:formula="of:=[.C417]^2" office:value-type="float" office:value="0.341818546925555" calcext:value-type="float">
            <text:p>0.341818546925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35027601" calcext:value-type="float">
            <text:p>1.535027601</text:p>
          </table:table-cell>
          <table:table-cell table:formula="of:=[.A418]-[.B418]" office:value-type="float" office:value="-0.535027601" calcext:value-type="float">
            <text:p>-0.535027601</text:p>
          </table:table-cell>
          <table:table-cell table:formula="of:=ABS([.C418])" office:value-type="float" office:value="0.535027601" calcext:value-type="float">
            <text:p>0.535027601</text:p>
          </table:table-cell>
          <table:table-cell table:formula="of:=[.C418]^2" office:value-type="float" office:value="0.286254533831815" calcext:value-type="float">
            <text:p>0.286254533831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8374063" calcext:value-type="float">
            <text:p>0.748374063</text:p>
          </table:table-cell>
          <table:table-cell table:formula="of:=[.A419]-[.B419]" office:value-type="float" office:value="3.251625937" calcext:value-type="float">
            <text:p>3.251625937</text:p>
          </table:table-cell>
          <table:table-cell table:formula="of:=ABS([.C419])" office:value-type="float" office:value="3.251625937" calcext:value-type="float">
            <text:p>3.251625937</text:p>
          </table:table-cell>
          <table:table-cell table:formula="of:=[.C419]^2" office:value-type="float" office:value="10.5730712341711" calcext:value-type="float">
            <text:p>10.5730712341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5749618" calcext:value-type="float">
            <text:p>0.615749618</text:p>
          </table:table-cell>
          <table:table-cell table:formula="of:=[.A420]-[.B420]" office:value-type="float" office:value="0.384250382" calcext:value-type="float">
            <text:p>0.384250382</text:p>
          </table:table-cell>
          <table:table-cell table:formula="of:=ABS([.C420])" office:value-type="float" office:value="0.384250382" calcext:value-type="float">
            <text:p>0.384250382</text:p>
          </table:table-cell>
          <table:table-cell table:formula="of:=[.C420]^2" office:value-type="float" office:value="0.147648356067146" calcext:value-type="float">
            <text:p>0.147648356067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4685692" calcext:value-type="float">
            <text:p>0.994685692</text:p>
          </table:table-cell>
          <table:table-cell table:formula="of:=[.A421]-[.B421]" office:value-type="float" office:value="2.005314308" calcext:value-type="float">
            <text:p>2.005314308</text:p>
          </table:table-cell>
          <table:table-cell table:formula="of:=ABS([.C421])" office:value-type="float" office:value="2.005314308" calcext:value-type="float">
            <text:p>2.005314308</text:p>
          </table:table-cell>
          <table:table-cell table:formula="of:=[.C421]^2" office:value-type="float" office:value="4.02128547386952" calcext:value-type="float">
            <text:p>4.021285473869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11112216" calcext:value-type="float">
            <text:p>1.711112216</text:p>
          </table:table-cell>
          <table:table-cell table:formula="of:=[.A422]-[.B422]" office:value-type="float" office:value="0.288887784" calcext:value-type="float">
            <text:p>0.288887784</text:p>
          </table:table-cell>
          <table:table-cell table:formula="of:=ABS([.C422])" office:value-type="float" office:value="0.288887784" calcext:value-type="float">
            <text:p>0.288887784</text:p>
          </table:table-cell>
          <table:table-cell table:formula="of:=[.C422]^2" office:value-type="float" office:value="0.0834561517444306" calcext:value-type="float">
            <text:p>0.083456151744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8491023" calcext:value-type="float">
            <text:p>0.668491023</text:p>
          </table:table-cell>
          <table:table-cell table:formula="of:=[.A423]-[.B423]" office:value-type="float" office:value="2.331508977" calcext:value-type="float">
            <text:p>2.331508977</text:p>
          </table:table-cell>
          <table:table-cell table:formula="of:=ABS([.C423])" office:value-type="float" office:value="2.331508977" calcext:value-type="float">
            <text:p>2.331508977</text:p>
          </table:table-cell>
          <table:table-cell table:formula="of:=[.C423]^2" office:value-type="float" office:value="5.43593410983159" calcext:value-type="float">
            <text:p>5.43593410983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700928" calcext:value-type="float">
            <text:p>0.76700928</text:p>
          </table:table-cell>
          <table:table-cell table:formula="of:=[.A424]-[.B424]" office:value-type="float" office:value="1.23299072" calcext:value-type="float">
            <text:p>1.23299072</text:p>
          </table:table-cell>
          <table:table-cell table:formula="of:=ABS([.C424])" office:value-type="float" office:value="1.23299072" calcext:value-type="float">
            <text:p>1.23299072</text:p>
          </table:table-cell>
          <table:table-cell table:formula="of:=[.C424]^2" office:value-type="float" office:value="1.52026611560612" calcext:value-type="float">
            <text:p>1.52026611560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5554098" calcext:value-type="float">
            <text:p>1.55554098</text:p>
          </table:table-cell>
          <table:table-cell table:formula="of:=[.A425]-[.B425]" office:value-type="float" office:value="-0.55554098" calcext:value-type="float">
            <text:p>-0.55554098</text:p>
          </table:table-cell>
          <table:table-cell table:formula="of:=ABS([.C425])" office:value-type="float" office:value="0.55554098" calcext:value-type="float">
            <text:p>0.55554098</text:p>
          </table:table-cell>
          <table:table-cell table:formula="of:=[.C425]^2" office:value-type="float" office:value="0.30862578045936" calcext:value-type="float">
            <text:p>0.308625780459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3264168" calcext:value-type="float">
            <text:p>0.863264168</text:p>
          </table:table-cell>
          <table:table-cell table:formula="of:=[.A426]-[.B426]" office:value-type="float" office:value="2.136735832" calcext:value-type="float">
            <text:p>2.136735832</text:p>
          </table:table-cell>
          <table:table-cell table:formula="of:=ABS([.C426])" office:value-type="float" office:value="2.136735832" calcext:value-type="float">
            <text:p>2.136735832</text:p>
          </table:table-cell>
          <table:table-cell table:formula="of:=[.C426]^2" office:value-type="float" office:value="4.56564001575273" calcext:value-type="float">
            <text:p>4.56564001575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0378258" calcext:value-type="float">
            <text:p>0.870378258</text:p>
          </table:table-cell>
          <table:table-cell table:formula="of:=[.A427]-[.B427]" office:value-type="float" office:value="-0.870378258" calcext:value-type="float">
            <text:p>-0.870378258</text:p>
          </table:table-cell>
          <table:table-cell table:formula="of:=ABS([.C427])" office:value-type="float" office:value="0.870378258" calcext:value-type="float">
            <text:p>0.870378258</text:p>
          </table:table-cell>
          <table:table-cell table:formula="of:=[.C427]^2" office:value-type="float" office:value="0.757558311999115" calcext:value-type="float">
            <text:p>0.757558311999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327729368" calcext:value-type="float">
            <text:p>6.327729368</text:p>
          </table:table-cell>
          <table:table-cell table:formula="of:=[.A428]-[.B428]" office:value-type="float" office:value="3.672270632" calcext:value-type="float">
            <text:p>3.672270632</text:p>
          </table:table-cell>
          <table:table-cell table:formula="of:=ABS([.C428])" office:value-type="float" office:value="3.672270632" calcext:value-type="float">
            <text:p>3.672270632</text:p>
          </table:table-cell>
          <table:table-cell table:formula="of:=[.C428]^2" office:value-type="float" office:value="13.4855715946497" calcext:value-type="float">
            <text:p>13.48557159464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3413174" calcext:value-type="float">
            <text:p>0.563413174</text:p>
          </table:table-cell>
          <table:table-cell table:formula="of:=[.A429]-[.B429]" office:value-type="float" office:value="1.436586826" calcext:value-type="float">
            <text:p>1.436586826</text:p>
          </table:table-cell>
          <table:table-cell table:formula="of:=ABS([.C429])" office:value-type="float" office:value="1.436586826" calcext:value-type="float">
            <text:p>1.436586826</text:p>
          </table:table-cell>
          <table:table-cell table:formula="of:=[.C429]^2" office:value-type="float" office:value="2.06378170863675" calcext:value-type="float">
            <text:p>2.06378170863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3717668" calcext:value-type="float">
            <text:p>0.793717668</text:p>
          </table:table-cell>
          <table:table-cell table:formula="of:=[.A430]-[.B430]" office:value-type="float" office:value="1.206282332" calcext:value-type="float">
            <text:p>1.206282332</text:p>
          </table:table-cell>
          <table:table-cell table:formula="of:=ABS([.C430])" office:value-type="float" office:value="1.206282332" calcext:value-type="float">
            <text:p>1.206282332</text:p>
          </table:table-cell>
          <table:table-cell table:formula="of:=[.C430]^2" office:value-type="float" office:value="1.45511706449536" calcext:value-type="float">
            <text:p>1.45511706449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9045814" calcext:value-type="float">
            <text:p>0.659045814</text:p>
          </table:table-cell>
          <table:table-cell table:formula="of:=[.A431]-[.B431]" office:value-type="float" office:value="1.340954186" calcext:value-type="float">
            <text:p>1.340954186</text:p>
          </table:table-cell>
          <table:table-cell table:formula="of:=ABS([.C431])" office:value-type="float" office:value="1.340954186" calcext:value-type="float">
            <text:p>1.340954186</text:p>
          </table:table-cell>
          <table:table-cell table:formula="of:=[.C431]^2" office:value-type="float" office:value="1.79815812895092" calcext:value-type="float">
            <text:p>1.79815812895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51862786" calcext:value-type="float">
            <text:p>1.051862786</text:p>
          </table:table-cell>
          <table:table-cell table:formula="of:=[.A432]-[.B432]" office:value-type="float" office:value="0.948137214" calcext:value-type="float">
            <text:p>0.948137214</text:p>
          </table:table-cell>
          <table:table-cell table:formula="of:=ABS([.C432])" office:value-type="float" office:value="0.948137214" calcext:value-type="float">
            <text:p>0.948137214</text:p>
          </table:table-cell>
          <table:table-cell table:formula="of:=[.C432]^2" office:value-type="float" office:value="0.898964176571682" calcext:value-type="float">
            <text:p>0.898964176571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57492418" calcext:value-type="float">
            <text:p>1.157492418</text:p>
          </table:table-cell>
          <table:table-cell table:formula="of:=[.A433]-[.B433]" office:value-type="float" office:value="-1.157492418" calcext:value-type="float">
            <text:p>-1.157492418</text:p>
          </table:table-cell>
          <table:table-cell table:formula="of:=ABS([.C433])" office:value-type="float" office:value="1.157492418" calcext:value-type="float">
            <text:p>1.157492418</text:p>
          </table:table-cell>
          <table:table-cell table:formula="of:=[.C433]^2" office:value-type="float" office:value="1.33978869772749" calcext:value-type="float">
            <text:p>1.339788697727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7816309" calcext:value-type="float">
            <text:p>0.537816309</text:p>
          </table:table-cell>
          <table:table-cell table:formula="of:=[.A434]-[.B434]" office:value-type="float" office:value="0.462183691" calcext:value-type="float">
            <text:p>0.462183691</text:p>
          </table:table-cell>
          <table:table-cell table:formula="of:=ABS([.C434])" office:value-type="float" office:value="0.462183691" calcext:value-type="float">
            <text:p>0.462183691</text:p>
          </table:table-cell>
          <table:table-cell table:formula="of:=[.C434]^2" office:value-type="float" office:value="0.213613764226383" calcext:value-type="float">
            <text:p>0.213613764226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7256624" calcext:value-type="float">
            <text:p>0.217256624</text:p>
          </table:table-cell>
          <table:table-cell table:formula="of:=[.A435]-[.B435]" office:value-type="float" office:value="0.782743376" calcext:value-type="float">
            <text:p>0.782743376</text:p>
          </table:table-cell>
          <table:table-cell table:formula="of:=ABS([.C435])" office:value-type="float" office:value="0.782743376" calcext:value-type="float">
            <text:p>0.782743376</text:p>
          </table:table-cell>
          <table:table-cell table:formula="of:=[.C435]^2" office:value-type="float" office:value="0.612687192671877" calcext:value-type="float">
            <text:p>0.612687192671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347564" calcext:value-type="float">
            <text:p>0.991347564</text:p>
          </table:table-cell>
          <table:table-cell table:formula="of:=[.A436]-[.B436]" office:value-type="float" office:value="-0.991347564" calcext:value-type="float">
            <text:p>-0.991347564</text:p>
          </table:table-cell>
          <table:table-cell table:formula="of:=ABS([.C436])" office:value-type="float" office:value="0.991347564" calcext:value-type="float">
            <text:p>0.991347564</text:p>
          </table:table-cell>
          <table:table-cell table:formula="of:=[.C436]^2" office:value-type="float" office:value="0.982769992648734" calcext:value-type="float">
            <text:p>0.9827699926487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02189351" calcext:value-type="float">
            <text:p>1.002189351</text:p>
          </table:table-cell>
          <table:table-cell table:formula="of:=[.A437]-[.B437]" office:value-type="float" office:value="0.997810649" calcext:value-type="float">
            <text:p>0.997810649</text:p>
          </table:table-cell>
          <table:table-cell table:formula="of:=ABS([.C437])" office:value-type="float" office:value="0.997810649" calcext:value-type="float">
            <text:p>0.997810649</text:p>
          </table:table-cell>
          <table:table-cell table:formula="of:=[.C437]^2" office:value-type="float" office:value="0.995626091257801" calcext:value-type="float">
            <text:p>0.995626091257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34295407" calcext:value-type="float">
            <text:p>1.134295407</text:p>
          </table:table-cell>
          <table:table-cell table:formula="of:=[.A438]-[.B438]" office:value-type="float" office:value="-0.134295407" calcext:value-type="float">
            <text:p>-0.134295407</text:p>
          </table:table-cell>
          <table:table-cell table:formula="of:=ABS([.C438])" office:value-type="float" office:value="0.134295407" calcext:value-type="float">
            <text:p>0.134295407</text:p>
          </table:table-cell>
          <table:table-cell table:formula="of:=[.C438]^2" office:value-type="float" office:value="0.0180352563412956" calcext:value-type="float">
            <text:p>0.018035256341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3212559" calcext:value-type="float">
            <text:p>0.703212559</text:p>
          </table:table-cell>
          <table:table-cell table:formula="of:=[.A439]-[.B439]" office:value-type="float" office:value="1.296787441" calcext:value-type="float">
            <text:p>1.296787441</text:p>
          </table:table-cell>
          <table:table-cell table:formula="of:=ABS([.C439])" office:value-type="float" office:value="1.296787441" calcext:value-type="float">
            <text:p>1.296787441</text:p>
          </table:table-cell>
          <table:table-cell table:formula="of:=[.C439]^2" office:value-type="float" office:value="1.68165766713533" calcext:value-type="float">
            <text:p>1.681657667135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85123227" calcext:value-type="float">
            <text:p>1.185123227</text:p>
          </table:table-cell>
          <table:table-cell table:formula="of:=[.A440]-[.B440]" office:value-type="float" office:value="-0.185123227" calcext:value-type="float">
            <text:p>-0.185123227</text:p>
          </table:table-cell>
          <table:table-cell table:formula="of:=ABS([.C440])" office:value-type="float" office:value="0.185123227" calcext:value-type="float">
            <text:p>0.185123227</text:p>
          </table:table-cell>
          <table:table-cell table:formula="of:=[.C440]^2" office:value-type="float" office:value="0.0342706091748936" calcext:value-type="float">
            <text:p>0.034270609174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8491023" calcext:value-type="float">
            <text:p>0.668491023</text:p>
          </table:table-cell>
          <table:table-cell table:formula="of:=[.A441]-[.B441]" office:value-type="float" office:value="0.331508977" calcext:value-type="float">
            <text:p>0.331508977</text:p>
          </table:table-cell>
          <table:table-cell table:formula="of:=ABS([.C441])" office:value-type="float" office:value="0.331508977" calcext:value-type="float">
            <text:p>0.331508977</text:p>
          </table:table-cell>
          <table:table-cell table:formula="of:=[.C441]^2" office:value-type="float" office:value="0.109898201831586" calcext:value-type="float">
            <text:p>0.1098982018315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0452608" calcext:value-type="float">
            <text:p>0.980452608</text:p>
          </table:table-cell>
          <table:table-cell table:formula="of:=[.A442]-[.B442]" office:value-type="float" office:value="2.019547392" calcext:value-type="float">
            <text:p>2.019547392</text:p>
          </table:table-cell>
          <table:table-cell table:formula="of:=ABS([.C442])" office:value-type="float" office:value="2.019547392" calcext:value-type="float">
            <text:p>2.019547392</text:p>
          </table:table-cell>
          <table:table-cell table:formula="of:=[.C442]^2" office:value-type="float" office:value="4.078571668534" calcext:value-type="float">
            <text:p>4.078571668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50216128" calcext:value-type="float">
            <text:p>1.550216128</text:p>
          </table:table-cell>
          <table:table-cell table:formula="of:=[.A443]-[.B443]" office:value-type="float" office:value="-1.550216128" calcext:value-type="float">
            <text:p>-1.550216128</text:p>
          </table:table-cell>
          <table:table-cell table:formula="of:=ABS([.C443])" office:value-type="float" office:value="1.550216128" calcext:value-type="float">
            <text:p>1.550216128</text:p>
          </table:table-cell>
          <table:table-cell table:formula="of:=[.C443]^2" office:value-type="float" office:value="2.40317004351131" calcext:value-type="float">
            <text:p>2.40317004351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8663224" calcext:value-type="float">
            <text:p>0.858663224</text:p>
          </table:table-cell>
          <table:table-cell table:formula="of:=[.A444]-[.B444]" office:value-type="float" office:value="0.141336776" calcext:value-type="float">
            <text:p>0.141336776</text:p>
          </table:table-cell>
          <table:table-cell table:formula="of:=ABS([.C444])" office:value-type="float" office:value="0.141336776" calcext:value-type="float">
            <text:p>0.141336776</text:p>
          </table:table-cell>
          <table:table-cell table:formula="of:=[.C444]^2" office:value-type="float" office:value="0.0199760842500742" calcext:value-type="float">
            <text:p>0.019976084250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7207802" calcext:value-type="float">
            <text:p>0.977207802</text:p>
          </table:table-cell>
          <table:table-cell table:formula="of:=[.A445]-[.B445]" office:value-type="float" office:value="0.022792198" calcext:value-type="float">
            <text:p>0.022792198</text:p>
          </table:table-cell>
          <table:table-cell table:formula="of:=ABS([.C445])" office:value-type="float" office:value="0.022792198" calcext:value-type="float">
            <text:p>0.022792198</text:p>
          </table:table-cell>
          <table:table-cell table:formula="of:=[.C445]^2" office:value-type="float" office:value="0.000519484289671203" calcext:value-type="float">
            <text:p>0.0005194842896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30568242" calcext:value-type="float">
            <text:p>1.730568242</text:p>
          </table:table-cell>
          <table:table-cell table:formula="of:=[.A446]-[.B446]" office:value-type="float" office:value="6.269431758" calcext:value-type="float">
            <text:p>6.269431758</text:p>
          </table:table-cell>
          <table:table-cell table:formula="of:=ABS([.C446])" office:value-type="float" office:value="6.269431758" calcext:value-type="float">
            <text:p>6.269431758</text:p>
          </table:table-cell>
          <table:table-cell table:formula="of:=[.C446]^2" office:value-type="float" office:value="39.305774568219" calcext:value-type="float">
            <text:p>39.305774568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6127281" calcext:value-type="float">
            <text:p>0.556127281</text:p>
          </table:table-cell>
          <table:table-cell table:formula="of:=[.A447]-[.B447]" office:value-type="float" office:value="0.443872719" calcext:value-type="float">
            <text:p>0.443872719</text:p>
          </table:table-cell>
          <table:table-cell table:formula="of:=ABS([.C447])" office:value-type="float" office:value="0.443872719" calcext:value-type="float">
            <text:p>0.443872719</text:p>
          </table:table-cell>
          <table:table-cell table:formula="of:=[.C447]^2" office:value-type="float" office:value="0.197022990672453" calcext:value-type="float">
            <text:p>0.1970229906724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8115133" calcext:value-type="float">
            <text:p>1.208115133</text:p>
          </table:table-cell>
          <table:table-cell table:formula="of:=[.A448]-[.B448]" office:value-type="float" office:value="-0.208115133" calcext:value-type="float">
            <text:p>-0.208115133</text:p>
          </table:table-cell>
          <table:table-cell table:formula="of:=ABS([.C448])" office:value-type="float" office:value="0.208115133" calcext:value-type="float">
            <text:p>0.208115133</text:p>
          </table:table-cell>
          <table:table-cell table:formula="of:=[.C448]^2" office:value-type="float" office:value="0.0433119085836077" calcext:value-type="float">
            <text:p>0.043311908583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0865119" calcext:value-type="float">
            <text:p>0.450865119</text:p>
          </table:table-cell>
          <table:table-cell table:formula="of:=[.A449]-[.B449]" office:value-type="float" office:value="1.549134881" calcext:value-type="float">
            <text:p>1.549134881</text:p>
          </table:table-cell>
          <table:table-cell table:formula="of:=ABS([.C449])" office:value-type="float" office:value="1.549134881" calcext:value-type="float">
            <text:p>1.549134881</text:p>
          </table:table-cell>
          <table:table-cell table:formula="of:=[.C449]^2" office:value-type="float" office:value="2.39981887953088" calcext:value-type="float">
            <text:p>2.39981887953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4313935" calcext:value-type="float">
            <text:p>0.814313935</text:p>
          </table:table-cell>
          <table:table-cell table:formula="of:=[.A450]-[.B450]" office:value-type="float" office:value="0.185686065" calcext:value-type="float">
            <text:p>0.185686065</text:p>
          </table:table-cell>
          <table:table-cell table:formula="of:=ABS([.C450])" office:value-type="float" office:value="0.185686065" calcext:value-type="float">
            <text:p>0.185686065</text:p>
          </table:table-cell>
          <table:table-cell table:formula="of:=[.C450]^2" office:value-type="float" office:value="0.0344793147351842" calcext:value-type="float">
            <text:p>0.034479314735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93598804" calcext:value-type="float">
            <text:p>1.293598804</text:p>
          </table:table-cell>
          <table:table-cell table:formula="of:=[.A451]-[.B451]" office:value-type="float" office:value="0.706401196" calcext:value-type="float">
            <text:p>0.706401196</text:p>
          </table:table-cell>
          <table:table-cell table:formula="of:=ABS([.C451])" office:value-type="float" office:value="0.706401196" calcext:value-type="float">
            <text:p>0.706401196</text:p>
          </table:table-cell>
          <table:table-cell table:formula="of:=[.C451]^2" office:value-type="float" office:value="0.49900264971023" calcext:value-type="float">
            <text:p>0.49900264971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1908257" calcext:value-type="float">
            <text:p>0.581908257</text:p>
          </table:table-cell>
          <table:table-cell table:formula="of:=[.A452]-[.B452]" office:value-type="float" office:value="2.418091743" calcext:value-type="float">
            <text:p>2.418091743</text:p>
          </table:table-cell>
          <table:table-cell table:formula="of:=ABS([.C452])" office:value-type="float" office:value="2.418091743" calcext:value-type="float">
            <text:p>2.418091743</text:p>
          </table:table-cell>
          <table:table-cell table:formula="of:=[.C452]^2" office:value-type="float" office:value="5.84716767756478" calcext:value-type="float">
            <text:p>5.84716767756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8991133" calcext:value-type="float">
            <text:p>0.578991133</text:p>
          </table:table-cell>
          <table:table-cell table:formula="of:=[.A453]-[.B453]" office:value-type="float" office:value="0.421008867" calcext:value-type="float">
            <text:p>0.421008867</text:p>
          </table:table-cell>
          <table:table-cell table:formula="of:=ABS([.C453])" office:value-type="float" office:value="0.421008867" calcext:value-type="float">
            <text:p>0.421008867</text:p>
          </table:table-cell>
          <table:table-cell table:formula="of:=[.C453]^2" office:value-type="float" office:value="0.177248466092624" calcext:value-type="float">
            <text:p>0.177248466092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83609109" calcext:value-type="float">
            <text:p>1.183609109</text:p>
          </table:table-cell>
          <table:table-cell table:formula="of:=[.A454]-[.B454]" office:value-type="float" office:value="-0.183609109" calcext:value-type="float">
            <text:p>-0.183609109</text:p>
          </table:table-cell>
          <table:table-cell table:formula="of:=ABS([.C454])" office:value-type="float" office:value="0.183609109" calcext:value-type="float">
            <text:p>0.183609109</text:p>
          </table:table-cell>
          <table:table-cell table:formula="of:=[.C454]^2" office:value-type="float" office:value="0.0337123049077739" calcext:value-type="float">
            <text:p>0.033712304907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792311" calcext:value-type="float">
            <text:p>0.74792311</text:p>
          </table:table-cell>
          <table:table-cell table:formula="of:=[.A455]-[.B455]" office:value-type="float" office:value="2.25207689" calcext:value-type="float">
            <text:p>2.25207689</text:p>
          </table:table-cell>
          <table:table-cell table:formula="of:=ABS([.C455])" office:value-type="float" office:value="2.25207689" calcext:value-type="float">
            <text:p>2.25207689</text:p>
          </table:table-cell>
          <table:table-cell table:formula="of:=[.C455]^2" office:value-type="float" office:value="5.07185031847207" calcext:value-type="float">
            <text:p>5.07185031847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621482" calcext:value-type="float">
            <text:p>0.642621482</text:p>
          </table:table-cell>
          <table:table-cell table:formula="of:=[.A456]-[.B456]" office:value-type="float" office:value="-0.642621482" calcext:value-type="float">
            <text:p>-0.642621482</text:p>
          </table:table-cell>
          <table:table-cell table:formula="of:=ABS([.C456])" office:value-type="float" office:value="0.642621482" calcext:value-type="float">
            <text:p>0.642621482</text:p>
          </table:table-cell>
          <table:table-cell table:formula="of:=[.C456]^2" office:value-type="float" office:value="0.412962369127876" calcext:value-type="float">
            <text:p>0.4129623691278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8902089" calcext:value-type="float">
            <text:p>0.848902089</text:p>
          </table:table-cell>
          <table:table-cell table:formula="of:=[.A457]-[.B457]" office:value-type="float" office:value="2.151097911" calcext:value-type="float">
            <text:p>2.151097911</text:p>
          </table:table-cell>
          <table:table-cell table:formula="of:=ABS([.C457])" office:value-type="float" office:value="2.151097911" calcext:value-type="float">
            <text:p>2.151097911</text:p>
          </table:table-cell>
          <table:table-cell table:formula="of:=[.C457]^2" office:value-type="float" office:value="4.62722222270856" calcext:value-type="float">
            <text:p>4.62722222270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3030366" calcext:value-type="float">
            <text:p>1.73030366</text:p>
          </table:table-cell>
          <table:table-cell table:formula="of:=[.A458]-[.B458]" office:value-type="float" office:value="-0.73030366" calcext:value-type="float">
            <text:p>-0.73030366</text:p>
          </table:table-cell>
          <table:table-cell table:formula="of:=ABS([.C458])" office:value-type="float" office:value="0.73030366" calcext:value-type="float">
            <text:p>0.73030366</text:p>
          </table:table-cell>
          <table:table-cell table:formula="of:=[.C458]^2" office:value-type="float" office:value="0.533343435809396" calcext:value-type="float">
            <text:p>0.533343435809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459]-[.B459]" office:value-type="float" office:value="-0.504760337" calcext:value-type="float">
            <text:p>-0.504760337</text:p>
          </table:table-cell>
          <table:table-cell table:formula="of:=ABS([.C459])" office:value-type="float" office:value="0.504760337" calcext:value-type="float">
            <text:p>0.504760337</text:p>
          </table:table-cell>
          <table:table-cell table:formula="of:=[.C459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55177" calcext:value-type="float">
            <text:p>0.6455177</text:p>
          </table:table-cell>
          <table:table-cell table:formula="of:=[.A460]-[.B460]" office:value-type="float" office:value="2.3544823" calcext:value-type="float">
            <text:p>2.3544823</text:p>
          </table:table-cell>
          <table:table-cell table:formula="of:=ABS([.C460])" office:value-type="float" office:value="2.3544823" calcext:value-type="float">
            <text:p>2.3544823</text:p>
          </table:table-cell>
          <table:table-cell table:formula="of:=[.C460]^2" office:value-type="float" office:value="5.54358690101329" calcext:value-type="float">
            <text:p>5.54358690101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73307413" calcext:value-type="float">
            <text:p>1.573307413</text:p>
          </table:table-cell>
          <table:table-cell table:formula="of:=[.A461]-[.B461]" office:value-type="float" office:value="-1.573307413" calcext:value-type="float">
            <text:p>-1.573307413</text:p>
          </table:table-cell>
          <table:table-cell table:formula="of:=ABS([.C461])" office:value-type="float" office:value="1.573307413" calcext:value-type="float">
            <text:p>1.573307413</text:p>
          </table:table-cell>
          <table:table-cell table:formula="of:=[.C461]^2" office:value-type="float" office:value="2.47529621580075" calcext:value-type="float">
            <text:p>2.47529621580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6550145" calcext:value-type="float">
            <text:p>0.686550145</text:p>
          </table:table-cell>
          <table:table-cell table:formula="of:=[.A462]-[.B462]" office:value-type="float" office:value="0.313449855" calcext:value-type="float">
            <text:p>0.313449855</text:p>
          </table:table-cell>
          <table:table-cell table:formula="of:=ABS([.C462])" office:value-type="float" office:value="0.313449855" calcext:value-type="float">
            <text:p>0.313449855</text:p>
          </table:table-cell>
          <table:table-cell table:formula="of:=[.C462]^2" office:value-type="float" office:value="0.098250811599521" calcext:value-type="float">
            <text:p>0.098250811599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7348735" calcext:value-type="float">
            <text:p>0.547348735</text:p>
          </table:table-cell>
          <table:table-cell table:formula="of:=[.A463]-[.B463]" office:value-type="float" office:value="-0.547348735" calcext:value-type="float">
            <text:p>-0.547348735</text:p>
          </table:table-cell>
          <table:table-cell table:formula="of:=ABS([.C463])" office:value-type="float" office:value="0.547348735" calcext:value-type="float">
            <text:p>0.547348735</text:p>
          </table:table-cell>
          <table:table-cell table:formula="of:=[.C463]^2" office:value-type="float" office:value="0.2995906377061" calcext:value-type="float">
            <text:p>0.2995906377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5654033" calcext:value-type="float">
            <text:p>2.85654033</text:p>
          </table:table-cell>
          <table:table-cell table:formula="of:=[.A464]-[.B464]" office:value-type="float" office:value="7.14345967" calcext:value-type="float">
            <text:p>7.14345967</text:p>
          </table:table-cell>
          <table:table-cell table:formula="of:=ABS([.C464])" office:value-type="float" office:value="7.14345967" calcext:value-type="float">
            <text:p>7.14345967</text:p>
          </table:table-cell>
          <table:table-cell table:formula="of:=[.C464]^2" office:value-type="float" office:value="51.0290160569165" calcext:value-type="float">
            <text:p>51.02901605691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109643" calcext:value-type="float">
            <text:p>0.57109643</text:p>
          </table:table-cell>
          <table:table-cell table:formula="of:=[.A465]-[.B465]" office:value-type="float" office:value="0.42890357" calcext:value-type="float">
            <text:p>0.42890357</text:p>
          </table:table-cell>
          <table:table-cell table:formula="of:=ABS([.C465])" office:value-type="float" office:value="0.42890357" calcext:value-type="float">
            <text:p>0.42890357</text:p>
          </table:table-cell>
          <table:table-cell table:formula="of:=[.C465]^2" office:value-type="float" office:value="0.183958272358745" calcext:value-type="float">
            <text:p>0.183958272358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5575243" calcext:value-type="float">
            <text:p>0.645575243</text:p>
          </table:table-cell>
          <table:table-cell table:formula="of:=[.A466]-[.B466]" office:value-type="float" office:value="0.354424757" calcext:value-type="float">
            <text:p>0.354424757</text:p>
          </table:table-cell>
          <table:table-cell table:formula="of:=ABS([.C466])" office:value-type="float" office:value="0.354424757" calcext:value-type="float">
            <text:p>0.354424757</text:p>
          </table:table-cell>
          <table:table-cell table:formula="of:=[.C466]^2" office:value-type="float" office:value="0.125616908374509" calcext:value-type="float">
            <text:p>0.125616908374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9951841" calcext:value-type="float">
            <text:p>0.289951841</text:p>
          </table:table-cell>
          <table:table-cell table:formula="of:=[.A467]-[.B467]" office:value-type="float" office:value="1.710048159" calcext:value-type="float">
            <text:p>1.710048159</text:p>
          </table:table-cell>
          <table:table-cell table:formula="of:=ABS([.C467])" office:value-type="float" office:value="1.710048159" calcext:value-type="float">
            <text:p>1.710048159</text:p>
          </table:table-cell>
          <table:table-cell table:formula="of:=[.C467]^2" office:value-type="float" office:value="2.92426470609929" calcext:value-type="float">
            <text:p>2.924264706099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3747876" calcext:value-type="float">
            <text:p>1.143747876</text:p>
          </table:table-cell>
          <table:table-cell table:formula="of:=[.A468]-[.B468]" office:value-type="float" office:value="0.856252124" calcext:value-type="float">
            <text:p>0.856252124</text:p>
          </table:table-cell>
          <table:table-cell table:formula="of:=ABS([.C468])" office:value-type="float" office:value="0.856252124" calcext:value-type="float">
            <text:p>0.856252124</text:p>
          </table:table-cell>
          <table:table-cell table:formula="of:=[.C468]^2" office:value-type="float" office:value="0.733167699854511" calcext:value-type="float">
            <text:p>0.733167699854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8055918" calcext:value-type="float">
            <text:p>0.968055918</text:p>
          </table:table-cell>
          <table:table-cell table:formula="of:=[.A469]-[.B469]" office:value-type="float" office:value="-0.968055918" calcext:value-type="float">
            <text:p>-0.968055918</text:p>
          </table:table-cell>
          <table:table-cell table:formula="of:=ABS([.C469])" office:value-type="float" office:value="0.968055918" calcext:value-type="float">
            <text:p>0.968055918</text:p>
          </table:table-cell>
          <table:table-cell table:formula="of:=[.C469]^2" office:value-type="float" office:value="0.937132260374823" calcext:value-type="float">
            <text:p>0.9371322603748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4431182" calcext:value-type="float">
            <text:p>0.644431182</text:p>
          </table:table-cell>
          <table:table-cell table:formula="of:=[.A470]-[.B470]" office:value-type="float" office:value="0.355568818" calcext:value-type="float">
            <text:p>0.355568818</text:p>
          </table:table-cell>
          <table:table-cell table:formula="of:=ABS([.C470])" office:value-type="float" office:value="0.355568818" calcext:value-type="float">
            <text:p>0.355568818</text:p>
          </table:table-cell>
          <table:table-cell table:formula="of:=[.C470]^2" office:value-type="float" office:value="0.126429184333917" calcext:value-type="float">
            <text:p>0.126429184333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644639" calcext:value-type="float">
            <text:p>0.602644639</text:p>
          </table:table-cell>
          <table:table-cell table:formula="of:=[.A471]-[.B471]" office:value-type="float" office:value="-0.602644639" calcext:value-type="float">
            <text:p>-0.602644639</text:p>
          </table:table-cell>
          <table:table-cell table:formula="of:=ABS([.C471])" office:value-type="float" office:value="0.602644639" calcext:value-type="float">
            <text:p>0.602644639</text:p>
          </table:table-cell>
          <table:table-cell table:formula="of:=[.C471]^2" office:value-type="float" office:value="0.36318056091544" calcext:value-type="float">
            <text:p>0.363180560915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94612176" calcext:value-type="float">
            <text:p>1.094612176</text:p>
          </table:table-cell>
          <table:table-cell table:formula="of:=[.A472]-[.B472]" office:value-type="float" office:value="0.905387824" calcext:value-type="float">
            <text:p>0.905387824</text:p>
          </table:table-cell>
          <table:table-cell table:formula="of:=ABS([.C472])" office:value-type="float" office:value="0.905387824" calcext:value-type="float">
            <text:p>0.905387824</text:p>
          </table:table-cell>
          <table:table-cell table:formula="of:=[.C472]^2" office:value-type="float" office:value="0.819727111847455" calcext:value-type="float">
            <text:p>0.819727111847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97887222" calcext:value-type="float">
            <text:p>1.297887222</text:p>
          </table:table-cell>
          <table:table-cell table:formula="of:=[.A473]-[.B473]" office:value-type="float" office:value="0.702112778" calcext:value-type="float">
            <text:p>0.702112778</text:p>
          </table:table-cell>
          <table:table-cell table:formula="of:=ABS([.C473])" office:value-type="float" office:value="0.702112778" calcext:value-type="float">
            <text:p>0.702112778</text:p>
          </table:table-cell>
          <table:table-cell table:formula="of:=[.C473]^2" office:value-type="float" office:value="0.492962353030877" calcext:value-type="float">
            <text:p>0.492962353030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17898" calcext:value-type="float">
            <text:p>0.60017898</text:p>
          </table:table-cell>
          <table:table-cell table:formula="of:=[.A474]-[.B474]" office:value-type="float" office:value="-0.60017898" calcext:value-type="float">
            <text:p>-0.60017898</text:p>
          </table:table-cell>
          <table:table-cell table:formula="of:=ABS([.C474])" office:value-type="float" office:value="0.60017898" calcext:value-type="float">
            <text:p>0.60017898</text:p>
          </table:table-cell>
          <table:table-cell table:formula="of:=[.C474]^2" office:value-type="float" office:value="0.36021480803384" calcext:value-type="float">
            <text:p>0.36021480803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96162503" calcext:value-type="float">
            <text:p>0.896162503</text:p>
          </table:table-cell>
          <table:table-cell table:formula="of:=[.A475]-[.B475]" office:value-type="float" office:value="4.103837497" calcext:value-type="float">
            <text:p>4.103837497</text:p>
          </table:table-cell>
          <table:table-cell table:formula="of:=ABS([.C475])" office:value-type="float" office:value="4.103837497" calcext:value-type="float">
            <text:p>4.103837497</text:p>
          </table:table-cell>
          <table:table-cell table:formula="of:=[.C475]^2" office:value-type="float" office:value="16.8414822017832" calcext:value-type="float">
            <text:p>16.8414822017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63059178" calcext:value-type="float">
            <text:p>1.563059178</text:p>
          </table:table-cell>
          <table:table-cell table:formula="of:=[.A476]-[.B476]" office:value-type="float" office:value="-1.563059178" calcext:value-type="float">
            <text:p>-1.563059178</text:p>
          </table:table-cell>
          <table:table-cell table:formula="of:=ABS([.C476])" office:value-type="float" office:value="1.563059178" calcext:value-type="float">
            <text:p>1.563059178</text:p>
          </table:table-cell>
          <table:table-cell table:formula="of:=[.C476]^2" office:value-type="float" office:value="2.44315399393004" calcext:value-type="float">
            <text:p>2.44315399393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601447" calcext:value-type="float">
            <text:p>0.81601447</text:p>
          </table:table-cell>
          <table:table-cell table:formula="of:=[.A477]-[.B477]" office:value-type="float" office:value="1.18398553" calcext:value-type="float">
            <text:p>1.18398553</text:p>
          </table:table-cell>
          <table:table-cell table:formula="of:=ABS([.C477])" office:value-type="float" office:value="1.18398553" calcext:value-type="float">
            <text:p>1.18398553</text:p>
          </table:table-cell>
          <table:table-cell table:formula="of:=[.C477]^2" office:value-type="float" office:value="1.40182173524938" calcext:value-type="float">
            <text:p>1.40182173524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966913" calcext:value-type="float">
            <text:p>0.706966913</text:p>
          </table:table-cell>
          <table:table-cell table:formula="of:=[.A478]-[.B478]" office:value-type="float" office:value="-0.706966913" calcext:value-type="float">
            <text:p>-0.706966913</text:p>
          </table:table-cell>
          <table:table-cell table:formula="of:=ABS([.C478])" office:value-type="float" office:value="0.706966913" calcext:value-type="float">
            <text:p>0.706966913</text:p>
          </table:table-cell>
          <table:table-cell table:formula="of:=[.C478]^2" office:value-type="float" office:value="0.49980221607675" calcext:value-type="float">
            <text:p>0.49980221607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4465674" calcext:value-type="float">
            <text:p>1.204465674</text:p>
          </table:table-cell>
          <table:table-cell table:formula="of:=[.A479]-[.B479]" office:value-type="float" office:value="-0.204465674" calcext:value-type="float">
            <text:p>-0.204465674</text:p>
          </table:table-cell>
          <table:table-cell table:formula="of:=ABS([.C479])" office:value-type="float" office:value="0.204465674" calcext:value-type="float">
            <text:p>0.204465674</text:p>
          </table:table-cell>
          <table:table-cell table:formula="of:=[.C479]^2" office:value-type="float" office:value="0.0418062118442743" calcext:value-type="float">
            <text:p>0.041806211844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937443" calcext:value-type="float">
            <text:p>0.66937443</text:p>
          </table:table-cell>
          <table:table-cell table:formula="of:=[.A480]-[.B480]" office:value-type="float" office:value="-0.66937443" calcext:value-type="float">
            <text:p>-0.66937443</text:p>
          </table:table-cell>
          <table:table-cell table:formula="of:=ABS([.C480])" office:value-type="float" office:value="0.66937443" calcext:value-type="float">
            <text:p>0.66937443</text:p>
          </table:table-cell>
          <table:table-cell table:formula="of:=[.C480]^2" office:value-type="float" office:value="0.448062127537825" calcext:value-type="float">
            <text:p>0.448062127537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7222042" calcext:value-type="float">
            <text:p>0.677222042</text:p>
          </table:table-cell>
          <table:table-cell table:formula="of:=[.A481]-[.B481]" office:value-type="float" office:value="-0.677222042" calcext:value-type="float">
            <text:p>-0.677222042</text:p>
          </table:table-cell>
          <table:table-cell table:formula="of:=ABS([.C481])" office:value-type="float" office:value="0.677222042" calcext:value-type="float">
            <text:p>0.677222042</text:p>
          </table:table-cell>
          <table:table-cell table:formula="of:=[.C481]^2" office:value-type="float" office:value="0.45862969417065" calcext:value-type="float">
            <text:p>0.45862969417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06568403" calcext:value-type="float">
            <text:p>1.906568403</text:p>
          </table:table-cell>
          <table:table-cell table:formula="of:=[.A482]-[.B482]" office:value-type="float" office:value="-1.906568403" calcext:value-type="float">
            <text:p>-1.906568403</text:p>
          </table:table-cell>
          <table:table-cell table:formula="of:=ABS([.C482])" office:value-type="float" office:value="1.906568403" calcext:value-type="float">
            <text:p>1.906568403</text:p>
          </table:table-cell>
          <table:table-cell table:formula="of:=[.C482]^2" office:value-type="float" office:value="3.63500307531797" calcext:value-type="float">
            <text:p>3.635003075317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1951917" calcext:value-type="float">
            <text:p>0.581951917</text:p>
          </table:table-cell>
          <table:table-cell table:formula="of:=[.A483]-[.B483]" office:value-type="float" office:value="0.418048083" calcext:value-type="float">
            <text:p>0.418048083</text:p>
          </table:table-cell>
          <table:table-cell table:formula="of:=ABS([.C483])" office:value-type="float" office:value="0.418048083" calcext:value-type="float">
            <text:p>0.418048083</text:p>
          </table:table-cell>
          <table:table-cell table:formula="of:=[.C483]^2" office:value-type="float" office:value="0.174764199699975" calcext:value-type="float">
            <text:p>0.174764199699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9846537" calcext:value-type="float">
            <text:p>0.729846537</text:p>
          </table:table-cell>
          <table:table-cell table:formula="of:=[.A484]-[.B484]" office:value-type="float" office:value="-0.729846537" calcext:value-type="float">
            <text:p>-0.729846537</text:p>
          </table:table-cell>
          <table:table-cell table:formula="of:=ABS([.C484])" office:value-type="float" office:value="0.729846537" calcext:value-type="float">
            <text:p>0.729846537</text:p>
          </table:table-cell>
          <table:table-cell table:formula="of:=[.C484]^2" office:value-type="float" office:value="0.532675967570892" calcext:value-type="float">
            <text:p>0.532675967570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485]-[.B485]" office:value-type="float" office:value="-0.289951841" calcext:value-type="float">
            <text:p>-0.289951841</text:p>
          </table:table-cell>
          <table:table-cell table:formula="of:=ABS([.C485])" office:value-type="float" office:value="0.289951841" calcext:value-type="float">
            <text:p>0.289951841</text:p>
          </table:table-cell>
          <table:table-cell table:formula="of:=[.C485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4985988" calcext:value-type="float">
            <text:p>1.114985988</text:p>
          </table:table-cell>
          <table:table-cell table:formula="of:=[.A486]-[.B486]" office:value-type="float" office:value="-0.114985988" calcext:value-type="float">
            <text:p>-0.114985988</text:p>
          </table:table-cell>
          <table:table-cell table:formula="of:=ABS([.C486])" office:value-type="float" office:value="0.114985988" calcext:value-type="float">
            <text:p>0.114985988</text:p>
          </table:table-cell>
          <table:table-cell table:formula="of:=[.C486]^2" office:value-type="float" office:value="0.0132217774363361" calcext:value-type="float">
            <text:p>0.0132217774363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7419342" calcext:value-type="float">
            <text:p>1.087419342</text:p>
          </table:table-cell>
          <table:table-cell table:formula="of:=[.A487]-[.B487]" office:value-type="float" office:value="1.912580658" calcext:value-type="float">
            <text:p>1.912580658</text:p>
          </table:table-cell>
          <table:table-cell table:formula="of:=ABS([.C487])" office:value-type="float" office:value="1.912580658" calcext:value-type="float">
            <text:p>1.912580658</text:p>
          </table:table-cell>
          <table:table-cell table:formula="of:=[.C487]^2" office:value-type="float" office:value="3.65796477335571" calcext:value-type="float">
            <text:p>3.65796477335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1418173" calcext:value-type="float">
            <text:p>0.571418173</text:p>
          </table:table-cell>
          <table:table-cell table:formula="of:=[.A488]-[.B488]" office:value-type="float" office:value="0.428581827" calcext:value-type="float">
            <text:p>0.428581827</text:p>
          </table:table-cell>
          <table:table-cell table:formula="of:=ABS([.C488])" office:value-type="float" office:value="0.428581827" calcext:value-type="float">
            <text:p>0.428581827</text:p>
          </table:table-cell>
          <table:table-cell table:formula="of:=[.C488]^2" office:value-type="float" office:value="0.183682382434658" calcext:value-type="float">
            <text:p>0.1836823824346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2002626" calcext:value-type="float">
            <text:p>0.682002626</text:p>
          </table:table-cell>
          <table:table-cell table:formula="of:=[.A489]-[.B489]" office:value-type="float" office:value="0.317997374" calcext:value-type="float">
            <text:p>0.317997374</text:p>
          </table:table-cell>
          <table:table-cell table:formula="of:=ABS([.C489])" office:value-type="float" office:value="0.317997374" calcext:value-type="float">
            <text:p>0.317997374</text:p>
          </table:table-cell>
          <table:table-cell table:formula="of:=[.C489]^2" office:value-type="float" office:value="0.101122329870896" calcext:value-type="float">
            <text:p>0.101122329870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978915" calcext:value-type="float">
            <text:p>1.01978915</text:p>
          </table:table-cell>
          <table:table-cell table:formula="of:=[.A490]-[.B490]" office:value-type="float" office:value="-0.01978915" calcext:value-type="float">
            <text:p>-0.01978915</text:p>
          </table:table-cell>
          <table:table-cell table:formula="of:=ABS([.C490])" office:value-type="float" office:value="0.01978915" calcext:value-type="float">
            <text:p>0.01978915</text:p>
          </table:table-cell>
          <table:table-cell table:formula="of:=[.C490]^2" office:value-type="float" office:value="0.000391610457722501" calcext:value-type="float">
            <text:p>0.0003916104577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00282723" calcext:value-type="float">
            <text:p>1.600282723</text:p>
          </table:table-cell>
          <table:table-cell table:formula="of:=[.A491]-[.B491]" office:value-type="float" office:value="0.399717277" calcext:value-type="float">
            <text:p>0.399717277</text:p>
          </table:table-cell>
          <table:table-cell table:formula="of:=ABS([.C491])" office:value-type="float" office:value="0.399717277" calcext:value-type="float">
            <text:p>0.399717277</text:p>
          </table:table-cell>
          <table:table-cell table:formula="of:=[.C491]^2" office:value-type="float" office:value="0.159773901532295" calcext:value-type="float">
            <text:p>0.159773901532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5310837" calcext:value-type="float">
            <text:p>0.835310837</text:p>
          </table:table-cell>
          <table:table-cell table:formula="of:=[.A492]-[.B492]" office:value-type="float" office:value="0.164689163" calcext:value-type="float">
            <text:p>0.164689163</text:p>
          </table:table-cell>
          <table:table-cell table:formula="of:=ABS([.C492])" office:value-type="float" office:value="0.164689163" calcext:value-type="float">
            <text:p>0.164689163</text:p>
          </table:table-cell>
          <table:table-cell table:formula="of:=[.C492]^2" office:value-type="float" office:value="0.0271225204096405" calcext:value-type="float">
            <text:p>0.0271225204096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21551437" calcext:value-type="float">
            <text:p>1.521551437</text:p>
          </table:table-cell>
          <table:table-cell table:formula="of:=[.A493]-[.B493]" office:value-type="float" office:value="2.478448563" calcext:value-type="float">
            <text:p>2.478448563</text:p>
          </table:table-cell>
          <table:table-cell table:formula="of:=ABS([.C493])" office:value-type="float" office:value="2.478448563" calcext:value-type="float">
            <text:p>2.478448563</text:p>
          </table:table-cell>
          <table:table-cell table:formula="of:=[.C493]^2" office:value-type="float" office:value="6.14270727943676" calcext:value-type="float">
            <text:p>6.14270727943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60888986" calcext:value-type="float">
            <text:p>1.460888986</text:p>
          </table:table-cell>
          <table:table-cell table:formula="of:=[.A494]-[.B494]" office:value-type="float" office:value="0.539111014" calcext:value-type="float">
            <text:p>0.539111014</text:p>
          </table:table-cell>
          <table:table-cell table:formula="of:=ABS([.C494])" office:value-type="float" office:value="0.539111014" calcext:value-type="float">
            <text:p>0.539111014</text:p>
          </table:table-cell>
          <table:table-cell table:formula="of:=[.C494]^2" office:value-type="float" office:value="0.290640685416108" calcext:value-type="float">
            <text:p>0.290640685416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394127" calcext:value-type="float">
            <text:p>0.56394127</text:p>
          </table:table-cell>
          <table:table-cell table:formula="of:=[.A495]-[.B495]" office:value-type="float" office:value="0.43605873" calcext:value-type="float">
            <text:p>0.43605873</text:p>
          </table:table-cell>
          <table:table-cell table:formula="of:=ABS([.C495])" office:value-type="float" office:value="0.43605873" calcext:value-type="float">
            <text:p>0.43605873</text:p>
          </table:table-cell>
          <table:table-cell table:formula="of:=[.C495]^2" office:value-type="float" office:value="0.190147216009213" calcext:value-type="float">
            <text:p>0.1901472160092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520853" calcext:value-type="float">
            <text:p>0.83520853</text:p>
          </table:table-cell>
          <table:table-cell table:formula="of:=[.A496]-[.B496]" office:value-type="float" office:value="1.16479147" calcext:value-type="float">
            <text:p>1.16479147</text:p>
          </table:table-cell>
          <table:table-cell table:formula="of:=ABS([.C496])" office:value-type="float" office:value="1.16479147" calcext:value-type="float">
            <text:p>1.16479147</text:p>
          </table:table-cell>
          <table:table-cell table:formula="of:=[.C496]^2" office:value-type="float" office:value="1.35673916858476" calcext:value-type="float">
            <text:p>1.35673916858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72885271" calcext:value-type="float">
            <text:p>1.772885271</text:p>
          </table:table-cell>
          <table:table-cell table:formula="of:=[.A497]-[.B497]" office:value-type="float" office:value="0.227114729" calcext:value-type="float">
            <text:p>0.227114729</text:p>
          </table:table-cell>
          <table:table-cell table:formula="of:=ABS([.C497])" office:value-type="float" office:value="0.227114729" calcext:value-type="float">
            <text:p>0.227114729</text:p>
          </table:table-cell>
          <table:table-cell table:formula="of:=[.C497]^2" office:value-type="float" office:value="0.0515811001287434" calcext:value-type="float">
            <text:p>0.051581100128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0444112" calcext:value-type="float">
            <text:p>0.610444112</text:p>
          </table:table-cell>
          <table:table-cell table:formula="of:=[.A498]-[.B498]" office:value-type="float" office:value="1.389555888" calcext:value-type="float">
            <text:p>1.389555888</text:p>
          </table:table-cell>
          <table:table-cell table:formula="of:=ABS([.C498])" office:value-type="float" office:value="1.389555888" calcext:value-type="float">
            <text:p>1.389555888</text:p>
          </table:table-cell>
          <table:table-cell table:formula="of:=[.C498]^2" office:value-type="float" office:value="1.93086556587547" calcext:value-type="float">
            <text:p>1.93086556587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3590269" calcext:value-type="float">
            <text:p>0.653590269</text:p>
          </table:table-cell>
          <table:table-cell table:formula="of:=[.A499]-[.B499]" office:value-type="float" office:value="0.346409731" calcext:value-type="float">
            <text:p>0.346409731</text:p>
          </table:table-cell>
          <table:table-cell table:formula="of:=ABS([.C499])" office:value-type="float" office:value="0.346409731" calcext:value-type="float">
            <text:p>0.346409731</text:p>
          </table:table-cell>
          <table:table-cell table:formula="of:=[.C499]^2" office:value-type="float" office:value="0.119999701731492" calcext:value-type="float">
            <text:p>0.119999701731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76462041" calcext:value-type="float">
            <text:p>1.676462041</text:p>
          </table:table-cell>
          <table:table-cell table:formula="of:=[.A500]-[.B500]" office:value-type="float" office:value="-0.676462041" calcext:value-type="float">
            <text:p>-0.676462041</text:p>
          </table:table-cell>
          <table:table-cell table:formula="of:=ABS([.C500])" office:value-type="float" office:value="0.676462041" calcext:value-type="float">
            <text:p>0.676462041</text:p>
          </table:table-cell>
          <table:table-cell table:formula="of:=[.C500]^2" office:value-type="float" office:value="0.457600892913886" calcext:value-type="float">
            <text:p>0.4576008929138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501]-[.B501]" office:value-type="float" office:value="-0.468829283" calcext:value-type="float">
            <text:p>-0.468829283</text:p>
          </table:table-cell>
          <table:table-cell table:formula="of:=ABS([.C501])" office:value-type="float" office:value="0.468829283" calcext:value-type="float">
            <text:p>0.468829283</text:p>
          </table:table-cell>
          <table:table-cell table:formula="of:=[.C501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652867" calcext:value-type="float">
            <text:p>0.52652867</text:p>
          </table:table-cell>
          <table:table-cell table:formula="of:=[.A502]-[.B502]" office:value-type="float" office:value="-0.52652867" calcext:value-type="float">
            <text:p>-0.52652867</text:p>
          </table:table-cell>
          <table:table-cell table:formula="of:=ABS([.C502])" office:value-type="float" office:value="0.52652867" calcext:value-type="float">
            <text:p>0.52652867</text:p>
          </table:table-cell>
          <table:table-cell table:formula="of:=[.C502]^2" office:value-type="float" office:value="0.277232440331969" calcext:value-type="float">
            <text:p>0.277232440331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2137876" calcext:value-type="float">
            <text:p>0.502137876</text:p>
          </table:table-cell>
          <table:table-cell table:formula="of:=[.A503]-[.B503]" office:value-type="float" office:value="0.497862124" calcext:value-type="float">
            <text:p>0.497862124</text:p>
          </table:table-cell>
          <table:table-cell table:formula="of:=ABS([.C503])" office:value-type="float" office:value="0.497862124" calcext:value-type="float">
            <text:p>0.497862124</text:p>
          </table:table-cell>
          <table:table-cell table:formula="of:=[.C503]^2" office:value-type="float" office:value="0.247866694513791" calcext:value-type="float">
            <text:p>0.2478666945137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12641795" calcext:value-type="float">
            <text:p>1.212641795</text:p>
          </table:table-cell>
          <table:table-cell table:formula="of:=[.A504]-[.B504]" office:value-type="float" office:value="-0.212641795" calcext:value-type="float">
            <text:p>-0.212641795</text:p>
          </table:table-cell>
          <table:table-cell table:formula="of:=ABS([.C504])" office:value-type="float" office:value="0.212641795" calcext:value-type="float">
            <text:p>0.212641795</text:p>
          </table:table-cell>
          <table:table-cell table:formula="of:=[.C504]^2" office:value-type="float" office:value="0.0452165329808221" calcext:value-type="float">
            <text:p>0.045216532980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4737909" calcext:value-type="float">
            <text:p>0.894737909</text:p>
          </table:table-cell>
          <table:table-cell table:formula="of:=[.A505]-[.B505]" office:value-type="float" office:value="1.105262091" calcext:value-type="float">
            <text:p>1.105262091</text:p>
          </table:table-cell>
          <table:table-cell table:formula="of:=ABS([.C505])" office:value-type="float" office:value="1.105262091" calcext:value-type="float">
            <text:p>1.105262091</text:p>
          </table:table-cell>
          <table:table-cell table:formula="of:=[.C505]^2" office:value-type="float" office:value="1.22160428980169" calcext:value-type="float">
            <text:p>1.22160428980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29632" calcext:value-type="float">
            <text:p>1.029632</text:p>
          </table:table-cell>
          <table:table-cell table:formula="of:=[.A506]-[.B506]" office:value-type="float" office:value="0.970368" calcext:value-type="float">
            <text:p>0.970368</text:p>
          </table:table-cell>
          <table:table-cell table:formula="of:=ABS([.C506])" office:value-type="float" office:value="0.970368" calcext:value-type="float">
            <text:p>0.970368</text:p>
          </table:table-cell>
          <table:table-cell table:formula="of:=[.C506]^2" office:value-type="float" office:value="0.941614055424" calcext:value-type="float">
            <text:p>0.941614055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8498114" calcext:value-type="float">
            <text:p>0.948498114</text:p>
          </table:table-cell>
          <table:table-cell table:formula="of:=[.A507]-[.B507]" office:value-type="float" office:value="0.0515018859999999" calcext:value-type="float">
            <text:p>0.051501886</text:p>
          </table:table-cell>
          <table:table-cell table:formula="of:=ABS([.C507])" office:value-type="float" office:value="0.0515018859999999" calcext:value-type="float">
            <text:p>0.051501886</text:p>
          </table:table-cell>
          <table:table-cell table:formula="of:=[.C507]^2" office:value-type="float" office:value="0.00265244426155699" calcext:value-type="float">
            <text:p>0.002652444261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34550706" calcext:value-type="float">
            <text:p>1.834550706</text:p>
          </table:table-cell>
          <table:table-cell table:formula="of:=[.A508]-[.B508]" office:value-type="float" office:value="-0.834550706" calcext:value-type="float">
            <text:p>-0.834550706</text:p>
          </table:table-cell>
          <table:table-cell table:formula="of:=ABS([.C508])" office:value-type="float" office:value="0.834550706" calcext:value-type="float">
            <text:p>0.834550706</text:p>
          </table:table-cell>
          <table:table-cell table:formula="of:=[.C508]^2" office:value-type="float" office:value="0.696474880885098" calcext:value-type="float">
            <text:p>0.696474880885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61978258" calcext:value-type="float">
            <text:p>1.461978258</text:p>
          </table:table-cell>
          <table:table-cell table:formula="of:=[.A509]-[.B509]" office:value-type="float" office:value="-0.461978258" calcext:value-type="float">
            <text:p>-0.461978258</text:p>
          </table:table-cell>
          <table:table-cell table:formula="of:=ABS([.C509])" office:value-type="float" office:value="0.461978258" calcext:value-type="float">
            <text:p>0.461978258</text:p>
          </table:table-cell>
          <table:table-cell table:formula="of:=[.C509]^2" office:value-type="float" office:value="0.213423910864715" calcext:value-type="float">
            <text:p>0.213423910864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2914719" calcext:value-type="float">
            <text:p>0.592914719</text:p>
          </table:table-cell>
          <table:table-cell table:formula="of:=[.A510]-[.B510]" office:value-type="float" office:value="0.407085281" calcext:value-type="float">
            <text:p>0.407085281</text:p>
          </table:table-cell>
          <table:table-cell table:formula="of:=ABS([.C510])" office:value-type="float" office:value="0.407085281" calcext:value-type="float">
            <text:p>0.407085281</text:p>
          </table:table-cell>
          <table:table-cell table:formula="of:=[.C510]^2" office:value-type="float" office:value="0.165718426006849" calcext:value-type="float">
            <text:p>0.165718426006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86931695" calcext:value-type="float">
            <text:p>2.686931695</text:p>
          </table:table-cell>
          <table:table-cell table:formula="of:=[.A511]-[.B511]" office:value-type="float" office:value="0.313068305" calcext:value-type="float">
            <text:p>0.313068305</text:p>
          </table:table-cell>
          <table:table-cell table:formula="of:=ABS([.C511])" office:value-type="float" office:value="0.313068305" calcext:value-type="float">
            <text:p>0.313068305</text:p>
          </table:table-cell>
          <table:table-cell table:formula="of:=[.C511]^2" office:value-type="float" office:value="0.0980117635955729" calcext:value-type="float">
            <text:p>0.098011763595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37594278" calcext:value-type="float">
            <text:p>1.537594278</text:p>
          </table:table-cell>
          <table:table-cell table:formula="of:=[.A512]-[.B512]" office:value-type="float" office:value="0.462405722" calcext:value-type="float">
            <text:p>0.462405722</text:p>
          </table:table-cell>
          <table:table-cell table:formula="of:=ABS([.C512])" office:value-type="float" office:value="0.462405722" calcext:value-type="float">
            <text:p>0.462405722</text:p>
          </table:table-cell>
          <table:table-cell table:formula="of:=[.C512]^2" office:value-type="float" office:value="0.213819051738341" calcext:value-type="float">
            <text:p>0.213819051738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1356097" calcext:value-type="float">
            <text:p>0.591356097</text:p>
          </table:table-cell>
          <table:table-cell table:formula="of:=[.A513]-[.B513]" office:value-type="float" office:value="0.408643903" calcext:value-type="float">
            <text:p>0.408643903</text:p>
          </table:table-cell>
          <table:table-cell table:formula="of:=ABS([.C513])" office:value-type="float" office:value="0.408643903" calcext:value-type="float">
            <text:p>0.408643903</text:p>
          </table:table-cell>
          <table:table-cell table:formula="of:=[.C513]^2" office:value-type="float" office:value="0.166989839459073" calcext:value-type="float">
            <text:p>0.1669898394590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4426189" calcext:value-type="float">
            <text:p>1.114426189</text:p>
          </table:table-cell>
          <table:table-cell table:formula="of:=[.A514]-[.B514]" office:value-type="float" office:value="-0.114426189" calcext:value-type="float">
            <text:p>-0.114426189</text:p>
          </table:table-cell>
          <table:table-cell table:formula="of:=ABS([.C514])" office:value-type="float" office:value="0.114426189" calcext:value-type="float">
            <text:p>0.114426189</text:p>
          </table:table-cell>
          <table:table-cell table:formula="of:=[.C514]^2" office:value-type="float" office:value="0.0130933527290637" calcext:value-type="float">
            <text:p>0.013093352729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66274712" calcext:value-type="float">
            <text:p>1.666274712</text:p>
          </table:table-cell>
          <table:table-cell table:formula="of:=[.A515]-[.B515]" office:value-type="float" office:value="0.333725288" calcext:value-type="float">
            <text:p>0.333725288</text:p>
          </table:table-cell>
          <table:table-cell table:formula="of:=ABS([.C515])" office:value-type="float" office:value="0.333725288" calcext:value-type="float">
            <text:p>0.333725288</text:p>
          </table:table-cell>
          <table:table-cell table:formula="of:=[.C515]^2" office:value-type="float" office:value="0.111372567850683" calcext:value-type="float">
            <text:p>0.111372567850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8472449" calcext:value-type="float">
            <text:p>0.588472449</text:p>
          </table:table-cell>
          <table:table-cell table:formula="of:=[.A516]-[.B516]" office:value-type="float" office:value="2.411527551" calcext:value-type="float">
            <text:p>2.411527551</text:p>
          </table:table-cell>
          <table:table-cell table:formula="of:=ABS([.C516])" office:value-type="float" office:value="2.411527551" calcext:value-type="float">
            <text:p>2.411527551</text:p>
          </table:table-cell>
          <table:table-cell table:formula="of:=[.C516]^2" office:value-type="float" office:value="5.81546512923206" calcext:value-type="float">
            <text:p>5.81546512923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226254" calcext:value-type="float">
            <text:p>0.613226254</text:p>
          </table:table-cell>
          <table:table-cell table:formula="of:=[.A517]-[.B517]" office:value-type="float" office:value="-0.613226254" calcext:value-type="float">
            <text:p>-0.613226254</text:p>
          </table:table-cell>
          <table:table-cell table:formula="of:=ABS([.C517])" office:value-type="float" office:value="0.613226254" calcext:value-type="float">
            <text:p>0.613226254</text:p>
          </table:table-cell>
          <table:table-cell table:formula="of:=[.C517]^2" office:value-type="float" office:value="0.376046438594873" calcext:value-type="float">
            <text:p>0.3760464385948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71433973" calcext:value-type="float">
            <text:p>2.171433973</text:p>
          </table:table-cell>
          <table:table-cell table:formula="of:=[.A518]-[.B518]" office:value-type="float" office:value="-0.171433973" calcext:value-type="float">
            <text:p>-0.171433973</text:p>
          </table:table-cell>
          <table:table-cell table:formula="of:=ABS([.C518])" office:value-type="float" office:value="0.171433973" calcext:value-type="float">
            <text:p>0.171433973</text:p>
          </table:table-cell>
          <table:table-cell table:formula="of:=[.C518]^2" office:value-type="float" office:value="0.0293896070985648" calcext:value-type="float">
            <text:p>0.0293896070985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2664172" calcext:value-type="float">
            <text:p>0.532664172</text:p>
          </table:table-cell>
          <table:table-cell table:formula="of:=[.A519]-[.B519]" office:value-type="float" office:value="-0.532664172" calcext:value-type="float">
            <text:p>-0.532664172</text:p>
          </table:table-cell>
          <table:table-cell table:formula="of:=ABS([.C519])" office:value-type="float" office:value="0.532664172" calcext:value-type="float">
            <text:p>0.532664172</text:p>
          </table:table-cell>
          <table:table-cell table:formula="of:=[.C519]^2" office:value-type="float" office:value="0.283731120132446" calcext:value-type="float">
            <text:p>0.283731120132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919562" calcext:value-type="float">
            <text:p>0.584919562</text:p>
          </table:table-cell>
          <table:table-cell table:formula="of:=[.A520]-[.B520]" office:value-type="float" office:value="-0.584919562" calcext:value-type="float">
            <text:p>-0.584919562</text:p>
          </table:table-cell>
          <table:table-cell table:formula="of:=ABS([.C520])" office:value-type="float" office:value="0.584919562" calcext:value-type="float">
            <text:p>0.584919562</text:p>
          </table:table-cell>
          <table:table-cell table:formula="of:=[.C520]^2" office:value-type="float" office:value="0.342130894010272" calcext:value-type="float">
            <text:p>0.342130894010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4951297" calcext:value-type="float">
            <text:p>0.534951297</text:p>
          </table:table-cell>
          <table:table-cell table:formula="of:=[.A521]-[.B521]" office:value-type="float" office:value="1.465048703" calcext:value-type="float">
            <text:p>1.465048703</text:p>
          </table:table-cell>
          <table:table-cell table:formula="of:=ABS([.C521])" office:value-type="float" office:value="1.465048703" calcext:value-type="float">
            <text:p>1.465048703</text:p>
          </table:table-cell>
          <table:table-cell table:formula="of:=[.C521]^2" office:value-type="float" office:value="2.14636770216198" calcext:value-type="float">
            <text:p>2.14636770216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1003764" calcext:value-type="float">
            <text:p>0.901003764</text:p>
          </table:table-cell>
          <table:table-cell table:formula="of:=[.A522]-[.B522]" office:value-type="float" office:value="1.098996236" calcext:value-type="float">
            <text:p>1.098996236</text:p>
          </table:table-cell>
          <table:table-cell table:formula="of:=ABS([.C522])" office:value-type="float" office:value="1.098996236" calcext:value-type="float">
            <text:p>1.098996236</text:p>
          </table:table-cell>
          <table:table-cell table:formula="of:=[.C522]^2" office:value-type="float" office:value="1.20779272674217" calcext:value-type="float">
            <text:p>1.20779272674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4412206" calcext:value-type="float">
            <text:p>0.824412206</text:p>
          </table:table-cell>
          <table:table-cell table:formula="of:=[.A523]-[.B523]" office:value-type="float" office:value="-0.824412206" calcext:value-type="float">
            <text:p>-0.824412206</text:p>
          </table:table-cell>
          <table:table-cell table:formula="of:=ABS([.C523])" office:value-type="float" office:value="0.824412206" calcext:value-type="float">
            <text:p>0.824412206</text:p>
          </table:table-cell>
          <table:table-cell table:formula="of:=[.C523]^2" office:value-type="float" office:value="0.679655485401787" calcext:value-type="float">
            <text:p>0.679655485401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524]-[.B524]" office:value-type="float" office:value="-0.537816309" calcext:value-type="float">
            <text:p>-0.537816309</text:p>
          </table:table-cell>
          <table:table-cell table:formula="of:=ABS([.C524])" office:value-type="float" office:value="0.537816309" calcext:value-type="float">
            <text:p>0.537816309</text:p>
          </table:table-cell>
          <table:table-cell table:formula="of:=[.C524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256624" calcext:value-type="float">
            <text:p>0.217256624</text:p>
          </table:table-cell>
          <table:table-cell table:formula="of:=[.A525]-[.B525]" office:value-type="float" office:value="-0.217256624" calcext:value-type="float">
            <text:p>-0.217256624</text:p>
          </table:table-cell>
          <table:table-cell table:formula="of:=ABS([.C525])" office:value-type="float" office:value="0.217256624" calcext:value-type="float">
            <text:p>0.217256624</text:p>
          </table:table-cell>
          <table:table-cell table:formula="of:=[.C525]^2" office:value-type="float" office:value="0.0472004406718774" calcext:value-type="float">
            <text:p>0.047200440671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8418001" calcext:value-type="float">
            <text:p>0.878418001</text:p>
          </table:table-cell>
          <table:table-cell table:formula="of:=[.A526]-[.B526]" office:value-type="float" office:value="-0.878418001" calcext:value-type="float">
            <text:p>-0.878418001</text:p>
          </table:table-cell>
          <table:table-cell table:formula="of:=ABS([.C526])" office:value-type="float" office:value="0.878418001" calcext:value-type="float">
            <text:p>0.878418001</text:p>
          </table:table-cell>
          <table:table-cell table:formula="of:=[.C526]^2" office:value-type="float" office:value="0.771618184480836" calcext:value-type="float">
            <text:p>0.771618184480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3450334" calcext:value-type="float">
            <text:p>0.743450334</text:p>
          </table:table-cell>
          <table:table-cell table:formula="of:=[.A527]-[.B527]" office:value-type="float" office:value="-0.743450334" calcext:value-type="float">
            <text:p>-0.743450334</text:p>
          </table:table-cell>
          <table:table-cell table:formula="of:=ABS([.C527])" office:value-type="float" office:value="0.743450334" calcext:value-type="float">
            <text:p>0.743450334</text:p>
          </table:table-cell>
          <table:table-cell table:formula="of:=[.C527]^2" office:value-type="float" office:value="0.552718399124712" calcext:value-type="float">
            <text:p>0.552718399124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528]-[.B528]" office:value-type="float" office:value="-0.223104818" calcext:value-type="float">
            <text:p>-0.223104818</text:p>
          </table:table-cell>
          <table:table-cell table:formula="of:=ABS([.C528])" office:value-type="float" office:value="0.223104818" calcext:value-type="float">
            <text:p>0.223104818</text:p>
          </table:table-cell>
          <table:table-cell table:formula="of:=[.C528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0762264" calcext:value-type="float">
            <text:p>0.980762264</text:p>
          </table:table-cell>
          <table:table-cell table:formula="of:=[.A529]-[.B529]" office:value-type="float" office:value="-0.980762264" calcext:value-type="float">
            <text:p>-0.980762264</text:p>
          </table:table-cell>
          <table:table-cell table:formula="of:=ABS([.C529])" office:value-type="float" office:value="0.980762264" calcext:value-type="float">
            <text:p>0.980762264</text:p>
          </table:table-cell>
          <table:table-cell table:formula="of:=[.C529]^2" office:value-type="float" office:value="0.961894618486406" calcext:value-type="float">
            <text:p>0.961894618486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22380716" calcext:value-type="float">
            <text:p>1.622380716</text:p>
          </table:table-cell>
          <table:table-cell table:formula="of:=[.A530]-[.B530]" office:value-type="float" office:value="-1.622380716" calcext:value-type="float">
            <text:p>-1.622380716</text:p>
          </table:table-cell>
          <table:table-cell table:formula="of:=ABS([.C530])" office:value-type="float" office:value="1.622380716" calcext:value-type="float">
            <text:p>1.622380716</text:p>
          </table:table-cell>
          <table:table-cell table:formula="of:=[.C530]^2" office:value-type="float" office:value="2.63211918764867" calcext:value-type="float">
            <text:p>2.63211918764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073474" calcext:value-type="float">
            <text:p>0.595073474</text:p>
          </table:table-cell>
          <table:table-cell table:formula="of:=[.A531]-[.B531]" office:value-type="float" office:value="-0.595073474" calcext:value-type="float">
            <text:p>-0.595073474</text:p>
          </table:table-cell>
          <table:table-cell table:formula="of:=ABS([.C531])" office:value-type="float" office:value="0.595073474" calcext:value-type="float">
            <text:p>0.595073474</text:p>
          </table:table-cell>
          <table:table-cell table:formula="of:=[.C531]^2" office:value-type="float" office:value="0.354112439458429" calcext:value-type="float">
            <text:p>0.354112439458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5177" calcext:value-type="float">
            <text:p>0.6455177</text:p>
          </table:table-cell>
          <table:table-cell table:formula="of:=[.A532]-[.B532]" office:value-type="float" office:value="-0.6455177" calcext:value-type="float">
            <text:p>-0.6455177</text:p>
          </table:table-cell>
          <table:table-cell table:formula="of:=ABS([.C532])" office:value-type="float" office:value="0.6455177" calcext:value-type="float">
            <text:p>0.6455177</text:p>
          </table:table-cell>
          <table:table-cell table:formula="of:=[.C532]^2" office:value-type="float" office:value="0.41669310101329" calcext:value-type="float">
            <text:p>0.41669310101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24734921" calcext:value-type="float">
            <text:p>1.524734921</text:p>
          </table:table-cell>
          <table:table-cell table:formula="of:=[.A533]-[.B533]" office:value-type="float" office:value="-1.524734921" calcext:value-type="float">
            <text:p>-1.524734921</text:p>
          </table:table-cell>
          <table:table-cell table:formula="of:=ABS([.C533])" office:value-type="float" office:value="1.524734921" calcext:value-type="float">
            <text:p>1.524734921</text:p>
          </table:table-cell>
          <table:table-cell table:formula="of:=[.C533]^2" office:value-type="float" office:value="2.32481657931688" calcext:value-type="float">
            <text:p>2.32481657931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06267" calcext:value-type="float">
            <text:p>0.59206267</text:p>
          </table:table-cell>
          <table:table-cell table:formula="of:=[.A534]-[.B534]" office:value-type="float" office:value="-0.59206267" calcext:value-type="float">
            <text:p>-0.59206267</text:p>
          </table:table-cell>
          <table:table-cell table:formula="of:=ABS([.C534])" office:value-type="float" office:value="0.59206267" calcext:value-type="float">
            <text:p>0.59206267</text:p>
          </table:table-cell>
          <table:table-cell table:formula="of:=[.C534]^2" office:value-type="float" office:value="0.350538205207529" calcext:value-type="float">
            <text:p>0.350538205207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292334" calcext:value-type="float">
            <text:p>0.59292334</text:p>
          </table:table-cell>
          <table:table-cell table:formula="of:=[.A535]-[.B535]" office:value-type="float" office:value="0.40707666" calcext:value-type="float">
            <text:p>0.40707666</text:p>
          </table:table-cell>
          <table:table-cell table:formula="of:=ABS([.C535])" office:value-type="float" office:value="0.40707666" calcext:value-type="float">
            <text:p>0.40707666</text:p>
          </table:table-cell>
          <table:table-cell table:formula="of:=[.C535]^2" office:value-type="float" office:value="0.165711407116756" calcext:value-type="float">
            <text:p>0.165711407116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0929942" calcext:value-type="float">
            <text:p>1.520929942</text:p>
          </table:table-cell>
          <table:table-cell table:formula="of:=[.A536]-[.B536]" office:value-type="float" office:value="-0.520929942" calcext:value-type="float">
            <text:p>-0.520929942</text:p>
          </table:table-cell>
          <table:table-cell table:formula="of:=ABS([.C536])" office:value-type="float" office:value="0.520929942" calcext:value-type="float">
            <text:p>0.520929942</text:p>
          </table:table-cell>
          <table:table-cell table:formula="of:=[.C536]^2" office:value-type="float" office:value="0.271368004472123" calcext:value-type="float">
            <text:p>0.271368004472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2664172" calcext:value-type="float">
            <text:p>0.532664172</text:p>
          </table:table-cell>
          <table:table-cell table:formula="of:=[.A537]-[.B537]" office:value-type="float" office:value="-0.532664172" calcext:value-type="float">
            <text:p>-0.532664172</text:p>
          </table:table-cell>
          <table:table-cell table:formula="of:=ABS([.C537])" office:value-type="float" office:value="0.532664172" calcext:value-type="float">
            <text:p>0.532664172</text:p>
          </table:table-cell>
          <table:table-cell table:formula="of:=[.C537]^2" office:value-type="float" office:value="0.283731120132446" calcext:value-type="float">
            <text:p>0.283731120132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8477391" calcext:value-type="float">
            <text:p>0.368477391</text:p>
          </table:table-cell>
          <table:table-cell table:formula="of:=[.A538]-[.B538]" office:value-type="float" office:value="-0.368477391" calcext:value-type="float">
            <text:p>-0.368477391</text:p>
          </table:table-cell>
          <table:table-cell table:formula="of:=ABS([.C538])" office:value-type="float" office:value="0.368477391" calcext:value-type="float">
            <text:p>0.368477391</text:p>
          </table:table-cell>
          <table:table-cell table:formula="of:=[.C538]^2" office:value-type="float" office:value="0.135775587678167" calcext:value-type="float">
            <text:p>0.13577558767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539]-[.B539]" office:value-type="float" office:value="-0.289951841" calcext:value-type="float">
            <text:p>-0.289951841</text:p>
          </table:table-cell>
          <table:table-cell table:formula="of:=ABS([.C539])" office:value-type="float" office:value="0.289951841" calcext:value-type="float">
            <text:p>0.289951841</text:p>
          </table:table-cell>
          <table:table-cell table:formula="of:=[.C539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540]-[.B540]" office:value-type="float" office:value="-1.095935202" calcext:value-type="float">
            <text:p>-1.095935202</text:p>
          </table:table-cell>
          <table:table-cell table:formula="of:=ABS([.C540])" office:value-type="float" office:value="1.095935202" calcext:value-type="float">
            <text:p>1.095935202</text:p>
          </table:table-cell>
          <table:table-cell table:formula="of:=[.C540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1011311" calcext:value-type="float">
            <text:p>1.061011311</text:p>
          </table:table-cell>
          <table:table-cell table:formula="of:=[.A541]-[.B541]" office:value-type="float" office:value="-1.061011311" calcext:value-type="float">
            <text:p>-1.061011311</text:p>
          </table:table-cell>
          <table:table-cell table:formula="of:=ABS([.C541])" office:value-type="float" office:value="1.061011311" calcext:value-type="float">
            <text:p>1.061011311</text:p>
          </table:table-cell>
          <table:table-cell table:formula="of:=[.C541]^2" office:value-type="float" office:value="1.12574500206994" calcext:value-type="float">
            <text:p>1.12574500206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542]-[.B542]" office:value-type="float" office:value="-0.537816309" calcext:value-type="float">
            <text:p>-0.537816309</text:p>
          </table:table-cell>
          <table:table-cell table:formula="of:=ABS([.C542])" office:value-type="float" office:value="0.537816309" calcext:value-type="float">
            <text:p>0.537816309</text:p>
          </table:table-cell>
          <table:table-cell table:formula="of:=[.C542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579783" calcext:value-type="float">
            <text:p>0.595579783</text:p>
          </table:table-cell>
          <table:table-cell table:formula="of:=[.A543]-[.B543]" office:value-type="float" office:value="-0.595579783" calcext:value-type="float">
            <text:p>-0.595579783</text:p>
          </table:table-cell>
          <table:table-cell table:formula="of:=ABS([.C543])" office:value-type="float" office:value="0.595579783" calcext:value-type="float">
            <text:p>0.595579783</text:p>
          </table:table-cell>
          <table:table-cell table:formula="of:=[.C543]^2" office:value-type="float" office:value="0.354715277918327" calcext:value-type="float">
            <text:p>0.354715277918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82416143" calcext:value-type="float">
            <text:p>1.182416143</text:p>
          </table:table-cell>
          <table:table-cell table:formula="of:=[.A544]-[.B544]" office:value-type="float" office:value="-1.182416143" calcext:value-type="float">
            <text:p>-1.182416143</text:p>
          </table:table-cell>
          <table:table-cell table:formula="of:=ABS([.C544])" office:value-type="float" office:value="1.182416143" calcext:value-type="float">
            <text:p>1.182416143</text:p>
          </table:table-cell>
          <table:table-cell table:formula="of:=[.C544]^2" office:value-type="float" office:value="1.398107935227" calcext:value-type="float">
            <text:p>1.398107935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3238" calcext:value-type="float">
            <text:p>0.473238</text:p>
          </table:table-cell>
          <table:table-cell table:formula="of:=[.A545]-[.B545]" office:value-type="float" office:value="-0.473238" calcext:value-type="float">
            <text:p>-0.473238</text:p>
          </table:table-cell>
          <table:table-cell table:formula="of:=ABS([.C545])" office:value-type="float" office:value="0.473238" calcext:value-type="float">
            <text:p>0.473238</text:p>
          </table:table-cell>
          <table:table-cell table:formula="of:=[.C545]^2" office:value-type="float" office:value="0.223954204644" calcext:value-type="float">
            <text:p>0.223954204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546]-[.B546]" office:value-type="float" office:value="-0.223104818" calcext:value-type="float">
            <text:p>-0.223104818</text:p>
          </table:table-cell>
          <table:table-cell table:formula="of:=ABS([.C546])" office:value-type="float" office:value="0.223104818" calcext:value-type="float">
            <text:p>0.223104818</text:p>
          </table:table-cell>
          <table:table-cell table:formula="of:=[.C546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21396404" calcext:value-type="float">
            <text:p>1.021396404</text:p>
          </table:table-cell>
          <table:table-cell table:formula="of:=[.A547]-[.B547]" office:value-type="float" office:value="-0.0213964040000001" calcext:value-type="float">
            <text:p>-0.021396404</text:p>
          </table:table-cell>
          <table:table-cell table:formula="of:=ABS([.C547])" office:value-type="float" office:value="0.0213964040000001" calcext:value-type="float">
            <text:p>0.021396404</text:p>
          </table:table-cell>
          <table:table-cell table:formula="of:=[.C547]^2" office:value-type="float" office:value="0.00045780610413122" calcext:value-type="float">
            <text:p>0.000457806104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10212747" calcext:value-type="float">
            <text:p>1.610212747</text:p>
          </table:table-cell>
          <table:table-cell table:formula="of:=[.A548]-[.B548]" office:value-type="float" office:value="-1.610212747" calcext:value-type="float">
            <text:p>-1.610212747</text:p>
          </table:table-cell>
          <table:table-cell table:formula="of:=ABS([.C548])" office:value-type="float" office:value="1.610212747" calcext:value-type="float">
            <text:p>1.610212747</text:p>
          </table:table-cell>
          <table:table-cell table:formula="of:=[.C548]^2" office:value-type="float" office:value="2.59278509060129" calcext:value-type="float">
            <text:p>2.59278509060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549]-[.B549]" office:value-type="float" office:value="-0.504760337" calcext:value-type="float">
            <text:p>-0.504760337</text:p>
          </table:table-cell>
          <table:table-cell table:formula="of:=ABS([.C549])" office:value-type="float" office:value="0.504760337" calcext:value-type="float">
            <text:p>0.504760337</text:p>
          </table:table-cell>
          <table:table-cell table:formula="of:=[.C549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2168573" calcext:value-type="float">
            <text:p>0.802168573</text:p>
          </table:table-cell>
          <table:table-cell table:formula="of:=[.A550]-[.B550]" office:value-type="float" office:value="-0.802168573" calcext:value-type="float">
            <text:p>-0.802168573</text:p>
          </table:table-cell>
          <table:table-cell table:formula="of:=ABS([.C550])" office:value-type="float" office:value="0.802168573" calcext:value-type="float">
            <text:p>0.802168573</text:p>
          </table:table-cell>
          <table:table-cell table:formula="of:=[.C550]^2" office:value-type="float" office:value="0.643474419508856" calcext:value-type="float">
            <text:p>0.643474419508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4346289" calcext:value-type="float">
            <text:p>0.944346289</text:p>
          </table:table-cell>
          <table:table-cell table:formula="of:=[.A551]-[.B551]" office:value-type="float" office:value="-0.944346289" calcext:value-type="float">
            <text:p>-0.944346289</text:p>
          </table:table-cell>
          <table:table-cell table:formula="of:=ABS([.C551])" office:value-type="float" office:value="0.944346289" calcext:value-type="float">
            <text:p>0.944346289</text:p>
          </table:table-cell>
          <table:table-cell table:formula="of:=[.C551]^2" office:value-type="float" office:value="0.891789913548072" calcext:value-type="float">
            <text:p>0.891789913548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206267" calcext:value-type="float">
            <text:p>0.59206267</text:p>
          </table:table-cell>
          <table:table-cell table:formula="of:=[.A552]-[.B552]" office:value-type="float" office:value="0.40793733" calcext:value-type="float">
            <text:p>0.40793733</text:p>
          </table:table-cell>
          <table:table-cell table:formula="of:=ABS([.C552])" office:value-type="float" office:value="0.40793733" calcext:value-type="float">
            <text:p>0.40793733</text:p>
          </table:table-cell>
          <table:table-cell table:formula="of:=[.C552]^2" office:value-type="float" office:value="0.166412865207529" calcext:value-type="float">
            <text:p>0.166412865207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68874" calcext:value-type="float">
            <text:p>0.50168874</text:p>
          </table:table-cell>
          <table:table-cell table:formula="of:=[.A553]-[.B553]" office:value-type="float" office:value="-0.50168874" calcext:value-type="float">
            <text:p>-0.50168874</text:p>
          </table:table-cell>
          <table:table-cell table:formula="of:=ABS([.C553])" office:value-type="float" office:value="0.50168874" calcext:value-type="float">
            <text:p>0.50168874</text:p>
          </table:table-cell>
          <table:table-cell table:formula="of:=[.C553]^2" office:value-type="float" office:value="0.251691591842788" calcext:value-type="float">
            <text:p>0.251691591842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25403691" calcext:value-type="float">
            <text:p>1.325403691</text:p>
          </table:table-cell>
          <table:table-cell table:formula="of:=[.A554]-[.B554]" office:value-type="float" office:value="-1.325403691" calcext:value-type="float">
            <text:p>-1.325403691</text:p>
          </table:table-cell>
          <table:table-cell table:formula="of:=ABS([.C554])" office:value-type="float" office:value="1.325403691" calcext:value-type="float">
            <text:p>1.325403691</text:p>
          </table:table-cell>
          <table:table-cell table:formula="of:=[.C554]^2" office:value-type="float" office:value="1.75669494411642" calcext:value-type="float">
            <text:p>1.75669494411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2664172" calcext:value-type="float">
            <text:p>0.532664172</text:p>
          </table:table-cell>
          <table:table-cell table:formula="of:=[.A555]-[.B555]" office:value-type="float" office:value="-0.532664172" calcext:value-type="float">
            <text:p>-0.532664172</text:p>
          </table:table-cell>
          <table:table-cell table:formula="of:=ABS([.C555])" office:value-type="float" office:value="0.532664172" calcext:value-type="float">
            <text:p>0.532664172</text:p>
          </table:table-cell>
          <table:table-cell table:formula="of:=[.C555]^2" office:value-type="float" office:value="0.283731120132446" calcext:value-type="float">
            <text:p>0.283731120132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8477391" calcext:value-type="float">
            <text:p>0.368477391</text:p>
          </table:table-cell>
          <table:table-cell table:formula="of:=[.A556]-[.B556]" office:value-type="float" office:value="-0.368477391" calcext:value-type="float">
            <text:p>-0.368477391</text:p>
          </table:table-cell>
          <table:table-cell table:formula="of:=ABS([.C556])" office:value-type="float" office:value="0.368477391" calcext:value-type="float">
            <text:p>0.368477391</text:p>
          </table:table-cell>
          <table:table-cell table:formula="of:=[.C556]^2" office:value-type="float" office:value="0.135775587678167" calcext:value-type="float">
            <text:p>0.13577558767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650069" calcext:value-type="float">
            <text:p>0.55650069</text:p>
          </table:table-cell>
          <table:table-cell table:formula="of:=[.A557]-[.B557]" office:value-type="float" office:value="-0.55650069" calcext:value-type="float">
            <text:p>-0.55650069</text:p>
          </table:table-cell>
          <table:table-cell table:formula="of:=ABS([.C557])" office:value-type="float" office:value="0.55650069" calcext:value-type="float">
            <text:p>0.55650069</text:p>
          </table:table-cell>
          <table:table-cell table:formula="of:=[.C557]^2" office:value-type="float" office:value="0.309693017970476" calcext:value-type="float">
            <text:p>0.309693017970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558]-[.B558]" office:value-type="float" office:value="-1.095935202" calcext:value-type="float">
            <text:p>-1.095935202</text:p>
          </table:table-cell>
          <table:table-cell table:formula="of:=ABS([.C558])" office:value-type="float" office:value="1.095935202" calcext:value-type="float">
            <text:p>1.095935202</text:p>
          </table:table-cell>
          <table:table-cell table:formula="of:=[.C558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26978963" calcext:value-type="float">
            <text:p>1.026978963</text:p>
          </table:table-cell>
          <table:table-cell table:formula="of:=[.A559]-[.B559]" office:value-type="float" office:value="-0.0269789629999999" calcext:value-type="float">
            <text:p>-0.026978963</text:p>
          </table:table-cell>
          <table:table-cell table:formula="of:=ABS([.C559])" office:value-type="float" office:value="0.0269789629999999" calcext:value-type="float">
            <text:p>0.026978963</text:p>
          </table:table-cell>
          <table:table-cell table:formula="of:=[.C559]^2" office:value-type="float" office:value="0.000727864444555364" calcext:value-type="float">
            <text:p>0.000727864444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2039895" calcext:value-type="float">
            <text:p>0.832039895</text:p>
          </table:table-cell>
          <table:table-cell table:formula="of:=[.A560]-[.B560]" office:value-type="float" office:value="1.167960105" calcext:value-type="float">
            <text:p>1.167960105</text:p>
          </table:table-cell>
          <table:table-cell table:formula="of:=ABS([.C560])" office:value-type="float" office:value="1.167960105" calcext:value-type="float">
            <text:p>1.167960105</text:p>
          </table:table-cell>
          <table:table-cell table:formula="of:=[.C560]^2" office:value-type="float" office:value="1.36413080687161" calcext:value-type="float">
            <text:p>1.36413080687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6448292" calcext:value-type="float">
            <text:p>0.586448292</text:p>
          </table:table-cell>
          <table:table-cell table:formula="of:=[.A561]-[.B561]" office:value-type="float" office:value="-0.586448292" calcext:value-type="float">
            <text:p>-0.586448292</text:p>
          </table:table-cell>
          <table:table-cell table:formula="of:=ABS([.C561])" office:value-type="float" office:value="0.586448292" calcext:value-type="float">
            <text:p>0.586448292</text:p>
          </table:table-cell>
          <table:table-cell table:formula="of:=[.C561]^2" office:value-type="float" office:value="0.343921599189717" calcext:value-type="float">
            <text:p>0.3439215991897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5954716" calcext:value-type="float">
            <text:p>1.125954716</text:p>
          </table:table-cell>
          <table:table-cell table:formula="of:=[.A562]-[.B562]" office:value-type="float" office:value="-0.125954716" calcext:value-type="float">
            <text:p>-0.125954716</text:p>
          </table:table-cell>
          <table:table-cell table:formula="of:=ABS([.C562])" office:value-type="float" office:value="0.125954716" calcext:value-type="float">
            <text:p>0.125954716</text:p>
          </table:table-cell>
          <table:table-cell table:formula="of:=[.C562]^2" office:value-type="float" office:value="0.0158645904826407" calcext:value-type="float">
            <text:p>0.015864590482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0243068" calcext:value-type="float">
            <text:p>1.120243068</text:p>
          </table:table-cell>
          <table:table-cell table:formula="of:=[.A563]-[.B563]" office:value-type="float" office:value="0.879756932" calcext:value-type="float">
            <text:p>0.879756932</text:p>
          </table:table-cell>
          <table:table-cell table:formula="of:=ABS([.C563])" office:value-type="float" office:value="0.879756932" calcext:value-type="float">
            <text:p>0.879756932</text:p>
          </table:table-cell>
          <table:table-cell table:formula="of:=[.C563]^2" office:value-type="float" office:value="0.773972259402053" calcext:value-type="float">
            <text:p>0.7739722594020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4870405" calcext:value-type="float">
            <text:p>0.704870405</text:p>
          </table:table-cell>
          <table:table-cell table:formula="of:=[.A564]-[.B564]" office:value-type="float" office:value="0.295129595" calcext:value-type="float">
            <text:p>0.295129595</text:p>
          </table:table-cell>
          <table:table-cell table:formula="of:=ABS([.C564])" office:value-type="float" office:value="0.295129595" calcext:value-type="float">
            <text:p>0.295129595</text:p>
          </table:table-cell>
          <table:table-cell table:formula="of:=[.C564]^2" office:value-type="float" office:value="0.087101477844864" calcext:value-type="float">
            <text:p>0.0871014778448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58070819" calcext:value-type="float">
            <text:p>1.258070819</text:p>
          </table:table-cell>
          <table:table-cell table:formula="of:=[.A565]-[.B565]" office:value-type="float" office:value="1.741929181" calcext:value-type="float">
            <text:p>1.741929181</text:p>
          </table:table-cell>
          <table:table-cell table:formula="of:=ABS([.C565])" office:value-type="float" office:value="1.741929181" calcext:value-type="float">
            <text:p>1.741929181</text:p>
          </table:table-cell>
          <table:table-cell table:formula="of:=[.C565]^2" office:value-type="float" office:value="3.03431727161933" calcext:value-type="float">
            <text:p>3.03431727161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8086786" calcext:value-type="float">
            <text:p>1.088086786</text:p>
          </table:table-cell>
          <table:table-cell table:formula="of:=[.A566]-[.B566]" office:value-type="float" office:value="-0.0880867860000001" calcext:value-type="float">
            <text:p>-0.088086786</text:p>
          </table:table-cell>
          <table:table-cell table:formula="of:=ABS([.C566])" office:value-type="float" office:value="0.0880867860000001" calcext:value-type="float">
            <text:p>0.088086786</text:p>
          </table:table-cell>
          <table:table-cell table:formula="of:=[.C566]^2" office:value-type="float" office:value="0.00775928186780981" calcext:value-type="float">
            <text:p>0.00775928186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61352" calcext:value-type="float">
            <text:p>0.60861352</text:p>
          </table:table-cell>
          <table:table-cell table:formula="of:=[.A567]-[.B567]" office:value-type="float" office:value="-0.60861352" calcext:value-type="float">
            <text:p>-0.60861352</text:p>
          </table:table-cell>
          <table:table-cell table:formula="of:=ABS([.C567])" office:value-type="float" office:value="0.60861352" calcext:value-type="float">
            <text:p>0.60861352</text:p>
          </table:table-cell>
          <table:table-cell table:formula="of:=[.C567]^2" office:value-type="float" office:value="0.37041041672679" calcext:value-type="float">
            <text:p>0.37041041672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6630681" calcext:value-type="float">
            <text:p>0.736630681</text:p>
          </table:table-cell>
          <table:table-cell table:formula="of:=[.A568]-[.B568]" office:value-type="float" office:value="-0.736630681" calcext:value-type="float">
            <text:p>-0.736630681</text:p>
          </table:table-cell>
          <table:table-cell table:formula="of:=ABS([.C568])" office:value-type="float" office:value="0.736630681" calcext:value-type="float">
            <text:p>0.736630681</text:p>
          </table:table-cell>
          <table:table-cell table:formula="of:=[.C568]^2" office:value-type="float" office:value="0.542624760190524" calcext:value-type="float">
            <text:p>0.5426247601905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5703996" calcext:value-type="float">
            <text:p>0.975703996</text:p>
          </table:table-cell>
          <table:table-cell table:formula="of:=[.A569]-[.B569]" office:value-type="float" office:value="0.024296004" calcext:value-type="float">
            <text:p>0.024296004</text:p>
          </table:table-cell>
          <table:table-cell table:formula="of:=ABS([.C569])" office:value-type="float" office:value="0.024296004" calcext:value-type="float">
            <text:p>0.024296004</text:p>
          </table:table-cell>
          <table:table-cell table:formula="of:=[.C569]^2" office:value-type="float" office:value="0.000590295810368015" calcext:value-type="float">
            <text:p>0.000590295810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6205405" calcext:value-type="float">
            <text:p>0.766205405</text:p>
          </table:table-cell>
          <table:table-cell table:formula="of:=[.A570]-[.B570]" office:value-type="float" office:value="0.233794595" calcext:value-type="float">
            <text:p>0.233794595</text:p>
          </table:table-cell>
          <table:table-cell table:formula="of:=ABS([.C570])" office:value-type="float" office:value="0.233794595" calcext:value-type="float">
            <text:p>0.233794595</text:p>
          </table:table-cell>
          <table:table-cell table:formula="of:=[.C570]^2" office:value-type="float" office:value="0.054659912651214" calcext:value-type="float">
            <text:p>0.054659912651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883723" calcext:value-type="float">
            <text:p>0.597883723</text:p>
          </table:table-cell>
          <table:table-cell table:formula="of:=[.A571]-[.B571]" office:value-type="float" office:value="-0.597883723" calcext:value-type="float">
            <text:p>-0.597883723</text:p>
          </table:table-cell>
          <table:table-cell table:formula="of:=ABS([.C571])" office:value-type="float" office:value="0.597883723" calcext:value-type="float">
            <text:p>0.597883723</text:p>
          </table:table-cell>
          <table:table-cell table:formula="of:=[.C571]^2" office:value-type="float" office:value="0.357464946228341" calcext:value-type="float">
            <text:p>0.3574649462283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37400998" calcext:value-type="float">
            <text:p>1.437400998</text:p>
          </table:table-cell>
          <table:table-cell table:formula="of:=[.A572]-[.B572]" office:value-type="float" office:value="0.562599002" calcext:value-type="float">
            <text:p>0.562599002</text:p>
          </table:table-cell>
          <table:table-cell table:formula="of:=ABS([.C572])" office:value-type="float" office:value="0.562599002" calcext:value-type="float">
            <text:p>0.562599002</text:p>
          </table:table-cell>
          <table:table-cell table:formula="of:=[.C572]^2" office:value-type="float" office:value="0.316517637051396" calcext:value-type="float">
            <text:p>0.316517637051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6381448" calcext:value-type="float">
            <text:p>0.556381448</text:p>
          </table:table-cell>
          <table:table-cell table:formula="of:=[.A573]-[.B573]" office:value-type="float" office:value="0.443618552" calcext:value-type="float">
            <text:p>0.443618552</text:p>
          </table:table-cell>
          <table:table-cell table:formula="of:=ABS([.C573])" office:value-type="float" office:value="0.443618552" calcext:value-type="float">
            <text:p>0.443618552</text:p>
          </table:table-cell>
          <table:table-cell table:formula="of:=[.C573]^2" office:value-type="float" office:value="0.196797419678577" calcext:value-type="float">
            <text:p>0.196797419678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2340234" calcext:value-type="float">
            <text:p>0.802340234</text:p>
          </table:table-cell>
          <table:table-cell table:formula="of:=[.A574]-[.B574]" office:value-type="float" office:value="-0.802340234" calcext:value-type="float">
            <text:p>-0.802340234</text:p>
          </table:table-cell>
          <table:table-cell table:formula="of:=ABS([.C574])" office:value-type="float" office:value="0.802340234" calcext:value-type="float">
            <text:p>0.802340234</text:p>
          </table:table-cell>
          <table:table-cell table:formula="of:=[.C574]^2" office:value-type="float" office:value="0.643749851095175" calcext:value-type="float">
            <text:p>0.643749851095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575]-[.B575]" office:value-type="float" office:value="-0.289951841" calcext:value-type="float">
            <text:p>-0.289951841</text:p>
          </table:table-cell>
          <table:table-cell table:formula="of:=ABS([.C575])" office:value-type="float" office:value="0.289951841" calcext:value-type="float">
            <text:p>0.289951841</text:p>
          </table:table-cell>
          <table:table-cell table:formula="of:=[.C575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29076324" calcext:value-type="float">
            <text:p>1.329076324</text:p>
          </table:table-cell>
          <table:table-cell table:formula="of:=[.A576]-[.B576]" office:value-type="float" office:value="-1.329076324" calcext:value-type="float">
            <text:p>-1.329076324</text:p>
          </table:table-cell>
          <table:table-cell table:formula="of:=ABS([.C576])" office:value-type="float" office:value="1.329076324" calcext:value-type="float">
            <text:p>1.329076324</text:p>
          </table:table-cell>
          <table:table-cell table:formula="of:=[.C576]^2" office:value-type="float" office:value="1.76644387501735" calcext:value-type="float">
            <text:p>1.76644387501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26978963" calcext:value-type="float">
            <text:p>1.026978963</text:p>
          </table:table-cell>
          <table:table-cell table:formula="of:=[.A577]-[.B577]" office:value-type="float" office:value="-1.026978963" calcext:value-type="float">
            <text:p>-1.026978963</text:p>
          </table:table-cell>
          <table:table-cell table:formula="of:=ABS([.C577])" office:value-type="float" office:value="1.026978963" calcext:value-type="float">
            <text:p>1.026978963</text:p>
          </table:table-cell>
          <table:table-cell table:formula="of:=[.C577]^2" office:value-type="float" office:value="1.05468579044456" calcext:value-type="float">
            <text:p>1.05468579044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584454" calcext:value-type="float">
            <text:p>0.571584454</text:p>
          </table:table-cell>
          <table:table-cell table:formula="of:=[.A578]-[.B578]" office:value-type="float" office:value="-0.571584454" calcext:value-type="float">
            <text:p>-0.571584454</text:p>
          </table:table-cell>
          <table:table-cell table:formula="of:=ABS([.C578])" office:value-type="float" office:value="0.571584454" calcext:value-type="float">
            <text:p>0.571584454</text:p>
          </table:table-cell>
          <table:table-cell table:formula="of:=[.C578]^2" office:value-type="float" office:value="0.326708788054478" calcext:value-type="float">
            <text:p>0.326708788054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411358" calcext:value-type="float">
            <text:p>0.598411358</text:p>
          </table:table-cell>
          <table:table-cell table:formula="of:=[.A579]-[.B579]" office:value-type="float" office:value="-0.598411358" calcext:value-type="float">
            <text:p>-0.598411358</text:p>
          </table:table-cell>
          <table:table-cell table:formula="of:=ABS([.C579])" office:value-type="float" office:value="0.598411358" calcext:value-type="float">
            <text:p>0.598411358</text:p>
          </table:table-cell>
          <table:table-cell table:formula="of:=[.C579]^2" office:value-type="float" office:value="0.358096153383404" calcext:value-type="float">
            <text:p>0.358096153383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0988039" calcext:value-type="float">
            <text:p>0.900988039</text:p>
          </table:table-cell>
          <table:table-cell table:formula="of:=[.A580]-[.B580]" office:value-type="float" office:value="0.099011961" calcext:value-type="float">
            <text:p>0.099011961</text:p>
          </table:table-cell>
          <table:table-cell table:formula="of:=ABS([.C580])" office:value-type="float" office:value="0.099011961" calcext:value-type="float">
            <text:p>0.099011961</text:p>
          </table:table-cell>
          <table:table-cell table:formula="of:=[.C580]^2" office:value-type="float" office:value="0.00980336842106552" calcext:value-type="float">
            <text:p>0.009803368421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3425769" calcext:value-type="float">
            <text:p>0.803425769</text:p>
          </table:table-cell>
          <table:table-cell table:formula="of:=[.A581]-[.B581]" office:value-type="float" office:value="-0.803425769" calcext:value-type="float">
            <text:p>-0.803425769</text:p>
          </table:table-cell>
          <table:table-cell table:formula="of:=ABS([.C581])" office:value-type="float" office:value="0.803425769" calcext:value-type="float">
            <text:p>0.803425769</text:p>
          </table:table-cell>
          <table:table-cell table:formula="of:=[.C581]^2" office:value-type="float" office:value="0.645492966293241" calcext:value-type="float">
            <text:p>0.645492966293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582]-[.B582]" office:value-type="float" office:value="-0.223104818" calcext:value-type="float">
            <text:p>-0.223104818</text:p>
          </table:table-cell>
          <table:table-cell table:formula="of:=ABS([.C582])" office:value-type="float" office:value="0.223104818" calcext:value-type="float">
            <text:p>0.223104818</text:p>
          </table:table-cell>
          <table:table-cell table:formula="of:=[.C582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8166924" calcext:value-type="float">
            <text:p>1.168166924</text:p>
          </table:table-cell>
          <table:table-cell table:formula="of:=[.A583]-[.B583]" office:value-type="float" office:value="-1.168166924" calcext:value-type="float">
            <text:p>-1.168166924</text:p>
          </table:table-cell>
          <table:table-cell table:formula="of:=ABS([.C583])" office:value-type="float" office:value="1.168166924" calcext:value-type="float">
            <text:p>1.168166924</text:p>
          </table:table-cell>
          <table:table-cell table:formula="of:=[.C583]^2" office:value-type="float" office:value="1.36461396232762" calcext:value-type="float">
            <text:p>1.364613962327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39685773" calcext:value-type="float">
            <text:p>1.639685773</text:p>
          </table:table-cell>
          <table:table-cell table:formula="of:=[.A584]-[.B584]" office:value-type="float" office:value="3.360314227" calcext:value-type="float">
            <text:p>3.360314227</text:p>
          </table:table-cell>
          <table:table-cell table:formula="of:=ABS([.C584])" office:value-type="float" office:value="3.360314227" calcext:value-type="float">
            <text:p>3.360314227</text:p>
          </table:table-cell>
          <table:table-cell table:formula="of:=[.C584]^2" office:value-type="float" office:value="11.2917117041786" calcext:value-type="float">
            <text:p>11.2917117041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5166277" calcext:value-type="float">
            <text:p>0.595166277</text:p>
          </table:table-cell>
          <table:table-cell table:formula="of:=[.A585]-[.B585]" office:value-type="float" office:value="0.404833723" calcext:value-type="float">
            <text:p>0.404833723</text:p>
          </table:table-cell>
          <table:table-cell table:formula="of:=ABS([.C585])" office:value-type="float" office:value="0.404833723" calcext:value-type="float">
            <text:p>0.404833723</text:p>
          </table:table-cell>
          <table:table-cell table:formula="of:=[.C585]^2" office:value-type="float" office:value="0.163890343278041" calcext:value-type="float">
            <text:p>0.163890343278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6630681" calcext:value-type="float">
            <text:p>0.736630681</text:p>
          </table:table-cell>
          <table:table-cell table:formula="of:=[.A586]-[.B586]" office:value-type="float" office:value="-0.736630681" calcext:value-type="float">
            <text:p>-0.736630681</text:p>
          </table:table-cell>
          <table:table-cell table:formula="of:=ABS([.C586])" office:value-type="float" office:value="0.736630681" calcext:value-type="float">
            <text:p>0.736630681</text:p>
          </table:table-cell>
          <table:table-cell table:formula="of:=[.C586]^2" office:value-type="float" office:value="0.542624760190524" calcext:value-type="float">
            <text:p>0.542624760190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77517103" calcext:value-type="float">
            <text:p>1.177517103</text:p>
          </table:table-cell>
          <table:table-cell table:formula="of:=[.A587]-[.B587]" office:value-type="float" office:value="-1.177517103" calcext:value-type="float">
            <text:p>-1.177517103</text:p>
          </table:table-cell>
          <table:table-cell table:formula="of:=ABS([.C587])" office:value-type="float" office:value="1.177517103" calcext:value-type="float">
            <text:p>1.177517103</text:p>
          </table:table-cell>
          <table:table-cell table:formula="of:=[.C587]^2" office:value-type="float" office:value="1.38654652785751" calcext:value-type="float">
            <text:p>1.38654652785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7962657" calcext:value-type="float">
            <text:p>0.817962657</text:p>
          </table:table-cell>
          <table:table-cell table:formula="of:=[.A588]-[.B588]" office:value-type="float" office:value="-0.817962657" calcext:value-type="float">
            <text:p>-0.817962657</text:p>
          </table:table-cell>
          <table:table-cell table:formula="of:=ABS([.C588])" office:value-type="float" office:value="0.817962657" calcext:value-type="float">
            <text:p>0.817962657</text:p>
          </table:table-cell>
          <table:table-cell table:formula="of:=[.C588]^2" office:value-type="float" office:value="0.6690629082465" calcext:value-type="float">
            <text:p>0.66906290824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3227106" calcext:value-type="float">
            <text:p>0.553227106</text:p>
          </table:table-cell>
          <table:table-cell table:formula="of:=[.A589]-[.B589]" office:value-type="float" office:value="0.446772894" calcext:value-type="float">
            <text:p>0.446772894</text:p>
          </table:table-cell>
          <table:table-cell table:formula="of:=ABS([.C589])" office:value-type="float" office:value="0.446772894" calcext:value-type="float">
            <text:p>0.446772894</text:p>
          </table:table-cell>
          <table:table-cell table:formula="of:=[.C589]^2" office:value-type="float" office:value="0.199606018813135" calcext:value-type="float">
            <text:p>0.199606018813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80225652" calcext:value-type="float">
            <text:p>1.580225652</text:p>
          </table:table-cell>
          <table:table-cell table:formula="of:=[.A590]-[.B590]" office:value-type="float" office:value="-1.580225652" calcext:value-type="float">
            <text:p>-1.580225652</text:p>
          </table:table-cell>
          <table:table-cell table:formula="of:=ABS([.C590])" office:value-type="float" office:value="1.580225652" calcext:value-type="float">
            <text:p>1.580225652</text:p>
          </table:table-cell>
          <table:table-cell table:formula="of:=[.C590]^2" office:value-type="float" office:value="2.49711311123882" calcext:value-type="float">
            <text:p>2.49711311123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8829283" calcext:value-type="float">
            <text:p>0.468829283</text:p>
          </table:table-cell>
          <table:table-cell table:formula="of:=[.A591]-[.B591]" office:value-type="float" office:value="0.531170717" calcext:value-type="float">
            <text:p>0.531170717</text:p>
          </table:table-cell>
          <table:table-cell table:formula="of:=ABS([.C591])" office:value-type="float" office:value="0.531170717" calcext:value-type="float">
            <text:p>0.531170717</text:p>
          </table:table-cell>
          <table:table-cell table:formula="of:=[.C591]^2" office:value-type="float" office:value="0.282142330598294" calcext:value-type="float">
            <text:p>0.282142330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491201" calcext:value-type="float">
            <text:p>0.72491201</text:p>
          </table:table-cell>
          <table:table-cell table:formula="of:=[.A592]-[.B592]" office:value-type="float" office:value="-0.72491201" calcext:value-type="float">
            <text:p>-0.72491201</text:p>
          </table:table-cell>
          <table:table-cell table:formula="of:=ABS([.C592])" office:value-type="float" office:value="0.72491201" calcext:value-type="float">
            <text:p>0.72491201</text:p>
          </table:table-cell>
          <table:table-cell table:formula="of:=[.C592]^2" office:value-type="float" office:value="0.52549742224224" calcext:value-type="float">
            <text:p>0.52549742224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593]-[.B593]" office:value-type="float" office:value="-0.289951841" calcext:value-type="float">
            <text:p>-0.289951841</text:p>
          </table:table-cell>
          <table:table-cell table:formula="of:=ABS([.C593])" office:value-type="float" office:value="0.289951841" calcext:value-type="float">
            <text:p>0.289951841</text:p>
          </table:table-cell>
          <table:table-cell table:formula="of:=[.C593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6996702" calcext:value-type="float">
            <text:p>0.886996702</text:p>
          </table:table-cell>
          <table:table-cell table:formula="of:=[.A594]-[.B594]" office:value-type="float" office:value="-0.886996702" calcext:value-type="float">
            <text:p>-0.886996702</text:p>
          </table:table-cell>
          <table:table-cell table:formula="of:=ABS([.C594])" office:value-type="float" office:value="0.886996702" calcext:value-type="float">
            <text:p>0.886996702</text:p>
          </table:table-cell>
          <table:table-cell table:formula="of:=[.C594]^2" office:value-type="float" office:value="0.786763149358877" calcext:value-type="float">
            <text:p>0.786763149358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08719422" calcext:value-type="float">
            <text:p>1.208719422</text:p>
          </table:table-cell>
          <table:table-cell table:formula="of:=[.A595]-[.B595]" office:value-type="float" office:value="-1.208719422" calcext:value-type="float">
            <text:p>-1.208719422</text:p>
          </table:table-cell>
          <table:table-cell table:formula="of:=ABS([.C595])" office:value-type="float" office:value="1.208719422" calcext:value-type="float">
            <text:p>1.208719422</text:p>
          </table:table-cell>
          <table:table-cell table:formula="of:=[.C595]^2" office:value-type="float" office:value="1.46100264112001" calcext:value-type="float">
            <text:p>1.46100264112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642426" calcext:value-type="float">
            <text:p>0.598642426</text:p>
          </table:table-cell>
          <table:table-cell table:formula="of:=[.A596]-[.B596]" office:value-type="float" office:value="-0.598642426" calcext:value-type="float">
            <text:p>-0.598642426</text:p>
          </table:table-cell>
          <table:table-cell table:formula="of:=ABS([.C596])" office:value-type="float" office:value="0.598642426" calcext:value-type="float">
            <text:p>0.598642426</text:p>
          </table:table-cell>
          <table:table-cell table:formula="of:=[.C596]^2" office:value-type="float" office:value="0.358372754207166" calcext:value-type="float">
            <text:p>0.358372754207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256624" calcext:value-type="float">
            <text:p>0.217256624</text:p>
          </table:table-cell>
          <table:table-cell table:formula="of:=[.A597]-[.B597]" office:value-type="float" office:value="-0.217256624" calcext:value-type="float">
            <text:p>-0.217256624</text:p>
          </table:table-cell>
          <table:table-cell table:formula="of:=ABS([.C597])" office:value-type="float" office:value="0.217256624" calcext:value-type="float">
            <text:p>0.217256624</text:p>
          </table:table-cell>
          <table:table-cell table:formula="of:=[.C597]^2" office:value-type="float" office:value="0.0472004406718774" calcext:value-type="float">
            <text:p>0.047200440671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1166213" calcext:value-type="float">
            <text:p>1.001166213</text:p>
          </table:table-cell>
          <table:table-cell table:formula="of:=[.A598]-[.B598]" office:value-type="float" office:value="-0.00116621300000008" calcext:value-type="float">
            <text:p>-0.001166213</text:p>
          </table:table-cell>
          <table:table-cell table:formula="of:=ABS([.C598])" office:value-type="float" office:value="0.00116621300000008" calcext:value-type="float">
            <text:p>0.001166213</text:p>
          </table:table-cell>
          <table:table-cell table:formula="of:=[.C598]^2" office:value-type="float" office:value="0.00000136005276136919" calcext:value-type="float">
            <text:p>1.36005276136919E-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4419806" calcext:value-type="float">
            <text:p>1.054419806</text:p>
          </table:table-cell>
          <table:table-cell table:formula="of:=[.A599]-[.B599]" office:value-type="float" office:value="-1.054419806" calcext:value-type="float">
            <text:p>-1.054419806</text:p>
          </table:table-cell>
          <table:table-cell table:formula="of:=ABS([.C599])" office:value-type="float" office:value="1.054419806" calcext:value-type="float">
            <text:p>1.054419806</text:p>
          </table:table-cell>
          <table:table-cell table:formula="of:=[.C599]^2" office:value-type="float" office:value="1.11180112728508" calcext:value-type="float">
            <text:p>1.11180112728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1184871" calcext:value-type="float">
            <text:p>0.551184871</text:p>
          </table:table-cell>
          <table:table-cell table:formula="of:=[.A600]-[.B600]" office:value-type="float" office:value="0.448815129" calcext:value-type="float">
            <text:p>0.448815129</text:p>
          </table:table-cell>
          <table:table-cell table:formula="of:=ABS([.C600])" office:value-type="float" office:value="0.448815129" calcext:value-type="float">
            <text:p>0.448815129</text:p>
          </table:table-cell>
          <table:table-cell table:formula="of:=[.C600]^2" office:value-type="float" office:value="0.201435020019287" calcext:value-type="float">
            <text:p>0.201435020019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0701379" calcext:value-type="float">
            <text:p>1.160701379</text:p>
          </table:table-cell>
          <table:table-cell table:formula="of:=[.A601]-[.B601]" office:value-type="float" office:value="-1.160701379" calcext:value-type="float">
            <text:p>-1.160701379</text:p>
          </table:table-cell>
          <table:table-cell table:formula="of:=ABS([.C601])" office:value-type="float" office:value="1.160701379" calcext:value-type="float">
            <text:p>1.160701379</text:p>
          </table:table-cell>
          <table:table-cell table:formula="of:=[.C601]^2" office:value-type="float" office:value="1.3472276912125" calcext:value-type="float">
            <text:p>1.3472276912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3699909" calcext:value-type="float">
            <text:p>1.123699909</text:p>
          </table:table-cell>
          <table:table-cell table:formula="of:=[.A602]-[.B602]" office:value-type="float" office:value="-1.123699909" calcext:value-type="float">
            <text:p>-1.123699909</text:p>
          </table:table-cell>
          <table:table-cell table:formula="of:=ABS([.C602])" office:value-type="float" office:value="1.123699909" calcext:value-type="float">
            <text:p>1.123699909</text:p>
          </table:table-cell>
          <table:table-cell table:formula="of:=[.C602]^2" office:value-type="float" office:value="1.26270148548661" calcext:value-type="float">
            <text:p>1.26270148548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603]-[.B603]" office:value-type="float" office:value="-0.504760337" calcext:value-type="float">
            <text:p>-0.504760337</text:p>
          </table:table-cell>
          <table:table-cell table:formula="of:=ABS([.C603])" office:value-type="float" office:value="0.504760337" calcext:value-type="float">
            <text:p>0.504760337</text:p>
          </table:table-cell>
          <table:table-cell table:formula="of:=[.C603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5448789" calcext:value-type="float">
            <text:p>0.845448789</text:p>
          </table:table-cell>
          <table:table-cell table:formula="of:=[.A604]-[.B604]" office:value-type="float" office:value="-0.845448789" calcext:value-type="float">
            <text:p>-0.845448789</text:p>
          </table:table-cell>
          <table:table-cell table:formula="of:=ABS([.C604])" office:value-type="float" office:value="0.845448789" calcext:value-type="float">
            <text:p>0.845448789</text:p>
          </table:table-cell>
          <table:table-cell table:formula="of:=[.C604]^2" office:value-type="float" office:value="0.714783654821567" calcext:value-type="float">
            <text:p>0.714783654821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749192" calcext:value-type="float">
            <text:p>1.12749192</text:p>
          </table:table-cell>
          <table:table-cell table:formula="of:=[.A605]-[.B605]" office:value-type="float" office:value="-0.12749192" calcext:value-type="float">
            <text:p>-0.12749192</text:p>
          </table:table-cell>
          <table:table-cell table:formula="of:=ABS([.C605])" office:value-type="float" office:value="0.12749192" calcext:value-type="float">
            <text:p>0.12749192</text:p>
          </table:table-cell>
          <table:table-cell table:formula="of:=[.C605]^2" office:value-type="float" office:value="0.0162541896652864" calcext:value-type="float">
            <text:p>0.016254189665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912608" calcext:value-type="float">
            <text:p>0.654912608</text:p>
          </table:table-cell>
          <table:table-cell table:formula="of:=[.A606]-[.B606]" office:value-type="float" office:value="-0.654912608" calcext:value-type="float">
            <text:p>-0.654912608</text:p>
          </table:table-cell>
          <table:table-cell table:formula="of:=ABS([.C606])" office:value-type="float" office:value="0.654912608" calcext:value-type="float">
            <text:p>0.654912608</text:p>
          </table:table-cell>
          <table:table-cell table:formula="of:=[.C606]^2" office:value-type="float" office:value="0.428910524117362" calcext:value-type="float">
            <text:p>0.428910524117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5912712" calcext:value-type="float">
            <text:p>0.675912712</text:p>
          </table:table-cell>
          <table:table-cell table:formula="of:=[.A607]-[.B607]" office:value-type="float" office:value="-0.675912712" calcext:value-type="float">
            <text:p>-0.675912712</text:p>
          </table:table-cell>
          <table:table-cell table:formula="of:=ABS([.C607])" office:value-type="float" office:value="0.675912712" calcext:value-type="float">
            <text:p>0.675912712</text:p>
          </table:table-cell>
          <table:table-cell table:formula="of:=[.C607]^2" office:value-type="float" office:value="0.456857994243195" calcext:value-type="float">
            <text:p>0.456857994243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52883515" calcext:value-type="float">
            <text:p>1.352883515</text:p>
          </table:table-cell>
          <table:table-cell table:formula="of:=[.A608]-[.B608]" office:value-type="float" office:value="-0.352883515" calcext:value-type="float">
            <text:p>-0.352883515</text:p>
          </table:table-cell>
          <table:table-cell table:formula="of:=ABS([.C608])" office:value-type="float" office:value="0.352883515" calcext:value-type="float">
            <text:p>0.352883515</text:p>
          </table:table-cell>
          <table:table-cell table:formula="of:=[.C608]^2" office:value-type="float" office:value="0.124526775158755" calcext:value-type="float">
            <text:p>0.124526775158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0984746" calcext:value-type="float">
            <text:p>0.510984746</text:p>
          </table:table-cell>
          <table:table-cell table:formula="of:=[.A609]-[.B609]" office:value-type="float" office:value="-0.510984746" calcext:value-type="float">
            <text:p>-0.510984746</text:p>
          </table:table-cell>
          <table:table-cell table:formula="of:=ABS([.C609])" office:value-type="float" office:value="0.510984746" calcext:value-type="float">
            <text:p>0.510984746</text:p>
          </table:table-cell>
          <table:table-cell table:formula="of:=[.C609]^2" office:value-type="float" office:value="0.261105410644684" calcext:value-type="float">
            <text:p>0.261105410644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8477391" calcext:value-type="float">
            <text:p>0.368477391</text:p>
          </table:table-cell>
          <table:table-cell table:formula="of:=[.A610]-[.B610]" office:value-type="float" office:value="-0.368477391" calcext:value-type="float">
            <text:p>-0.368477391</text:p>
          </table:table-cell>
          <table:table-cell table:formula="of:=ABS([.C610])" office:value-type="float" office:value="0.368477391" calcext:value-type="float">
            <text:p>0.368477391</text:p>
          </table:table-cell>
          <table:table-cell table:formula="of:=[.C610]^2" office:value-type="float" office:value="0.135775587678167" calcext:value-type="float">
            <text:p>0.13577558767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1660891" calcext:value-type="float">
            <text:p>0.441660891</text:p>
          </table:table-cell>
          <table:table-cell table:formula="of:=[.A611]-[.B611]" office:value-type="float" office:value="-0.441660891" calcext:value-type="float">
            <text:p>-0.441660891</text:p>
          </table:table-cell>
          <table:table-cell table:formula="of:=ABS([.C611])" office:value-type="float" office:value="0.441660891" calcext:value-type="float">
            <text:p>0.441660891</text:p>
          </table:table-cell>
          <table:table-cell table:formula="of:=[.C611]^2" office:value-type="float" office:value="0.195064342638914" calcext:value-type="float">
            <text:p>0.195064342638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612]-[.B612]" office:value-type="float" office:value="-1.095935202" calcext:value-type="float">
            <text:p>-1.095935202</text:p>
          </table:table-cell>
          <table:table-cell table:formula="of:=ABS([.C612])" office:value-type="float" office:value="1.095935202" calcext:value-type="float">
            <text:p>1.095935202</text:p>
          </table:table-cell>
          <table:table-cell table:formula="of:=[.C612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3505902" calcext:value-type="float">
            <text:p>0.803505902</text:p>
          </table:table-cell>
          <table:table-cell table:formula="of:=[.A613]-[.B613]" office:value-type="float" office:value="-0.803505902" calcext:value-type="float">
            <text:p>-0.803505902</text:p>
          </table:table-cell>
          <table:table-cell table:formula="of:=ABS([.C613])" office:value-type="float" office:value="0.803505902" calcext:value-type="float">
            <text:p>0.803505902</text:p>
          </table:table-cell>
          <table:table-cell table:formula="of:=[.C613]^2" office:value-type="float" office:value="0.645621734548834" calcext:value-type="float">
            <text:p>0.6456217345488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7509387" calcext:value-type="float">
            <text:p>0.617509387</text:p>
          </table:table-cell>
          <table:table-cell table:formula="of:=[.A614]-[.B614]" office:value-type="float" office:value="0.382490613" calcext:value-type="float">
            <text:p>0.382490613</text:p>
          </table:table-cell>
          <table:table-cell table:formula="of:=ABS([.C614])" office:value-type="float" office:value="0.382490613" calcext:value-type="float">
            <text:p>0.382490613</text:p>
          </table:table-cell>
          <table:table-cell table:formula="of:=[.C614]^2" office:value-type="float" office:value="0.146299069033116" calcext:value-type="float">
            <text:p>0.146299069033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774658" calcext:value-type="float">
            <text:p>0.631774658</text:p>
          </table:table-cell>
          <table:table-cell table:formula="of:=[.A615]-[.B615]" office:value-type="float" office:value="-0.631774658" calcext:value-type="float">
            <text:p>-0.631774658</text:p>
          </table:table-cell>
          <table:table-cell table:formula="of:=ABS([.C615])" office:value-type="float" office:value="0.631774658" calcext:value-type="float">
            <text:p>0.631774658</text:p>
          </table:table-cell>
          <table:table-cell table:formula="of:=[.C615]^2" office:value-type="float" office:value="0.399139218491017" calcext:value-type="float">
            <text:p>0.399139218491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35815211" calcext:value-type="float">
            <text:p>1.935815211</text:p>
          </table:table-cell>
          <table:table-cell table:formula="of:=[.A616]-[.B616]" office:value-type="float" office:value="-0.935815211" calcext:value-type="float">
            <text:p>-0.935815211</text:p>
          </table:table-cell>
          <table:table-cell table:formula="of:=ABS([.C616])" office:value-type="float" office:value="0.935815211" calcext:value-type="float">
            <text:p>0.935815211</text:p>
          </table:table-cell>
          <table:table-cell table:formula="of:=[.C616]^2" office:value-type="float" office:value="0.875750109138974" calcext:value-type="float">
            <text:p>0.875750109138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3883882" calcext:value-type="float">
            <text:p>0.813883882</text:p>
          </table:table-cell>
          <table:table-cell table:formula="of:=[.A617]-[.B617]" office:value-type="float" office:value="-0.813883882" calcext:value-type="float">
            <text:p>-0.813883882</text:p>
          </table:table-cell>
          <table:table-cell table:formula="of:=ABS([.C617])" office:value-type="float" office:value="0.813883882" calcext:value-type="float">
            <text:p>0.813883882</text:p>
          </table:table-cell>
          <table:table-cell table:formula="of:=[.C617]^2" office:value-type="float" office:value="0.66240697337939" calcext:value-type="float">
            <text:p>0.66240697337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9008722" calcext:value-type="float">
            <text:p>0.539008722</text:p>
          </table:table-cell>
          <table:table-cell table:formula="of:=[.A618]-[.B618]" office:value-type="float" office:value="-0.539008722" calcext:value-type="float">
            <text:p>-0.539008722</text:p>
          </table:table-cell>
          <table:table-cell table:formula="of:=ABS([.C618])" office:value-type="float" office:value="0.539008722" calcext:value-type="float">
            <text:p>0.539008722</text:p>
          </table:table-cell>
          <table:table-cell table:formula="of:=[.C618]^2" office:value-type="float" office:value="0.290530402392073" calcext:value-type="float">
            <text:p>0.2905304023920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4677408" calcext:value-type="float">
            <text:p>0.974677408</text:p>
          </table:table-cell>
          <table:table-cell table:formula="of:=[.A619]-[.B619]" office:value-type="float" office:value="1.025322592" calcext:value-type="float">
            <text:p>1.025322592</text:p>
          </table:table-cell>
          <table:table-cell table:formula="of:=ABS([.C619])" office:value-type="float" office:value="1.025322592" calcext:value-type="float">
            <text:p>1.025322592</text:p>
          </table:table-cell>
          <table:table-cell table:formula="of:=[.C619]^2" office:value-type="float" office:value="1.0512864176656" calcext:value-type="float">
            <text:p>1.0512864176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118123" calcext:value-type="float">
            <text:p>1.23118123</text:p>
          </table:table-cell>
          <table:table-cell table:formula="of:=[.A620]-[.B620]" office:value-type="float" office:value="-0.23118123" calcext:value-type="float">
            <text:p>-0.23118123</text:p>
          </table:table-cell>
          <table:table-cell table:formula="of:=ABS([.C620])" office:value-type="float" office:value="0.23118123" calcext:value-type="float">
            <text:p>0.23118123</text:p>
          </table:table-cell>
          <table:table-cell table:formula="of:=[.C620]^2" office:value-type="float" office:value="0.0534447611043129" calcext:value-type="float">
            <text:p>0.053444761104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4760337" calcext:value-type="float">
            <text:p>0.504760337</text:p>
          </table:table-cell>
          <table:table-cell table:formula="of:=[.A621]-[.B621]" office:value-type="float" office:value="1.495239663" calcext:value-type="float">
            <text:p>1.495239663</text:p>
          </table:table-cell>
          <table:table-cell table:formula="of:=ABS([.C621])" office:value-type="float" office:value="1.495239663" calcext:value-type="float">
            <text:p>1.495239663</text:p>
          </table:table-cell>
          <table:table-cell table:formula="of:=[.C621]^2" office:value-type="float" office:value="2.23574164980835" calcext:value-type="float">
            <text:p>2.23574164980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175062" calcext:value-type="float">
            <text:p>0.703175062</text:p>
          </table:table-cell>
          <table:table-cell table:formula="of:=[.A622]-[.B622]" office:value-type="float" office:value="-0.703175062" calcext:value-type="float">
            <text:p>-0.703175062</text:p>
          </table:table-cell>
          <table:table-cell table:formula="of:=ABS([.C622])" office:value-type="float" office:value="0.703175062" calcext:value-type="float">
            <text:p>0.703175062</text:p>
          </table:table-cell>
          <table:table-cell table:formula="of:=[.C622]^2" office:value-type="float" office:value="0.494455167818704" calcext:value-type="float">
            <text:p>0.4944551678187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23508577" calcext:value-type="float">
            <text:p>1.323508577</text:p>
          </table:table-cell>
          <table:table-cell table:formula="of:=[.A623]-[.B623]" office:value-type="float" office:value="-0.323508577" calcext:value-type="float">
            <text:p>-0.323508577</text:p>
          </table:table-cell>
          <table:table-cell table:formula="of:=ABS([.C623])" office:value-type="float" office:value="0.323508577" calcext:value-type="float">
            <text:p>0.323508577</text:p>
          </table:table-cell>
          <table:table-cell table:formula="of:=[.C623]^2" office:value-type="float" office:value="0.104657799392565" calcext:value-type="float">
            <text:p>0.104657799392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5359895" calcext:value-type="float">
            <text:p>0.725359895</text:p>
          </table:table-cell>
          <table:table-cell table:formula="of:=[.A624]-[.B624]" office:value-type="float" office:value="0.274640105" calcext:value-type="float">
            <text:p>0.274640105</text:p>
          </table:table-cell>
          <table:table-cell table:formula="of:=ABS([.C624])" office:value-type="float" office:value="0.274640105" calcext:value-type="float">
            <text:p>0.274640105</text:p>
          </table:table-cell>
          <table:table-cell table:formula="of:=[.C624]^2" office:value-type="float" office:value="0.075427187274411" calcext:value-type="float">
            <text:p>0.075427187274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978328" calcext:value-type="float">
            <text:p>0.621978328</text:p>
          </table:table-cell>
          <table:table-cell table:formula="of:=[.A625]-[.B625]" office:value-type="float" office:value="-0.621978328" calcext:value-type="float">
            <text:p>-0.621978328</text:p>
          </table:table-cell>
          <table:table-cell table:formula="of:=ABS([.C625])" office:value-type="float" office:value="0.621978328" calcext:value-type="float">
            <text:p>0.621978328</text:p>
          </table:table-cell>
          <table:table-cell table:formula="of:=[.C625]^2" office:value-type="float" office:value="0.386857040501676" calcext:value-type="float">
            <text:p>0.386857040501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20642968" calcext:value-type="float">
            <text:p>2.020642968</text:p>
          </table:table-cell>
          <table:table-cell table:formula="of:=[.A626]-[.B626]" office:value-type="float" office:value="-0.0206429680000002" calcext:value-type="float">
            <text:p>-0.020642968</text:p>
          </table:table-cell>
          <table:table-cell table:formula="of:=ABS([.C626])" office:value-type="float" office:value="0.0206429680000002" calcext:value-type="float">
            <text:p>0.020642968</text:p>
          </table:table-cell>
          <table:table-cell table:formula="of:=[.C626]^2" office:value-type="float" office:value="0.000426132127849033" calcext:value-type="float">
            <text:p>0.000426132127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627]-[.B627]" office:value-type="float" office:value="-0.468829283" calcext:value-type="float">
            <text:p>-0.468829283</text:p>
          </table:table-cell>
          <table:table-cell table:formula="of:=ABS([.C627])" office:value-type="float" office:value="0.468829283" calcext:value-type="float">
            <text:p>0.468829283</text:p>
          </table:table-cell>
          <table:table-cell table:formula="of:=[.C627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6637741" calcext:value-type="float">
            <text:p>0.976637741</text:p>
          </table:table-cell>
          <table:table-cell table:formula="of:=[.A628]-[.B628]" office:value-type="float" office:value="0.0233622589999999" calcext:value-type="float">
            <text:p>0.023362259</text:p>
          </table:table-cell>
          <table:table-cell table:formula="of:=ABS([.C628])" office:value-type="float" office:value="0.0233622589999999" calcext:value-type="float">
            <text:p>0.023362259</text:p>
          </table:table-cell>
          <table:table-cell table:formula="of:=[.C628]^2" office:value-type="float" office:value="0.000545795145583076" calcext:value-type="float">
            <text:p>0.000545795145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4016152" calcext:value-type="float">
            <text:p>0.524016152</text:p>
          </table:table-cell>
          <table:table-cell table:formula="of:=[.A629]-[.B629]" office:value-type="float" office:value="-0.524016152" calcext:value-type="float">
            <text:p>-0.524016152</text:p>
          </table:table-cell>
          <table:table-cell table:formula="of:=ABS([.C629])" office:value-type="float" office:value="0.524016152" calcext:value-type="float">
            <text:p>0.524016152</text:p>
          </table:table-cell>
          <table:table-cell table:formula="of:=[.C629]^2" office:value-type="float" office:value="0.274592927556887" calcext:value-type="float">
            <text:p>0.274592927556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8284898" calcext:value-type="float">
            <text:p>1.008284898</text:p>
          </table:table-cell>
          <table:table-cell table:formula="of:=[.A630]-[.B630]" office:value-type="float" office:value="-1.008284898" calcext:value-type="float">
            <text:p>-1.008284898</text:p>
          </table:table-cell>
          <table:table-cell table:formula="of:=ABS([.C630])" office:value-type="float" office:value="1.008284898" calcext:value-type="float">
            <text:p>1.008284898</text:p>
          </table:table-cell>
          <table:table-cell table:formula="of:=[.C630]^2" office:value-type="float" office:value="1.01663843553487" calcext:value-type="float">
            <text:p>1.01663843553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3505902" calcext:value-type="float">
            <text:p>0.803505902</text:p>
          </table:table-cell>
          <table:table-cell table:formula="of:=[.A631]-[.B631]" office:value-type="float" office:value="-0.803505902" calcext:value-type="float">
            <text:p>-0.803505902</text:p>
          </table:table-cell>
          <table:table-cell table:formula="of:=ABS([.C631])" office:value-type="float" office:value="0.803505902" calcext:value-type="float">
            <text:p>0.803505902</text:p>
          </table:table-cell>
          <table:table-cell table:formula="of:=[.C631]^2" office:value-type="float" office:value="0.645621734548834" calcext:value-type="float">
            <text:p>0.645621734548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500786" calcext:value-type="float">
            <text:p>0.595500786</text:p>
          </table:table-cell>
          <table:table-cell table:formula="of:=[.A632]-[.B632]" office:value-type="float" office:value="-0.595500786" calcext:value-type="float">
            <text:p>-0.595500786</text:p>
          </table:table-cell>
          <table:table-cell table:formula="of:=ABS([.C632])" office:value-type="float" office:value="0.595500786" calcext:value-type="float">
            <text:p>0.595500786</text:p>
          </table:table-cell>
          <table:table-cell table:formula="of:=[.C632]^2" office:value-type="float" office:value="0.354621186126618" calcext:value-type="float">
            <text:p>0.354621186126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6298" calcext:value-type="float">
            <text:p>0.6616298</text:p>
          </table:table-cell>
          <table:table-cell table:formula="of:=[.A633]-[.B633]" office:value-type="float" office:value="-0.6616298" calcext:value-type="float">
            <text:p>-0.6616298</text:p>
          </table:table-cell>
          <table:table-cell table:formula="of:=ABS([.C633])" office:value-type="float" office:value="0.6616298" calcext:value-type="float">
            <text:p>0.6616298</text:p>
          </table:table-cell>
          <table:table-cell table:formula="of:=[.C633]^2" office:value-type="float" office:value="0.43775399224804" calcext:value-type="float">
            <text:p>0.43775399224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97051072" calcext:value-type="float">
            <text:p>1.197051072</text:p>
          </table:table-cell>
          <table:table-cell table:formula="of:=[.A634]-[.B634]" office:value-type="float" office:value="-1.197051072" calcext:value-type="float">
            <text:p>-1.197051072</text:p>
          </table:table-cell>
          <table:table-cell table:formula="of:=ABS([.C634])" office:value-type="float" office:value="1.197051072" calcext:value-type="float">
            <text:p>1.197051072</text:p>
          </table:table-cell>
          <table:table-cell table:formula="of:=[.C634]^2" office:value-type="float" office:value="1.43293126897635" calcext:value-type="float">
            <text:p>1.43293126897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1468046" calcext:value-type="float">
            <text:p>0.781468046</text:p>
          </table:table-cell>
          <table:table-cell table:formula="of:=[.A635]-[.B635]" office:value-type="float" office:value="-0.781468046" calcext:value-type="float">
            <text:p>-0.781468046</text:p>
          </table:table-cell>
          <table:table-cell table:formula="of:=ABS([.C635])" office:value-type="float" office:value="0.781468046" calcext:value-type="float">
            <text:p>0.781468046</text:p>
          </table:table-cell>
          <table:table-cell table:formula="of:=[.C635]^2" office:value-type="float" office:value="0.610692306919058" calcext:value-type="float">
            <text:p>0.610692306919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251519" calcext:value-type="float">
            <text:p>0.594251519</text:p>
          </table:table-cell>
          <table:table-cell table:formula="of:=[.A636]-[.B636]" office:value-type="float" office:value="-0.594251519" calcext:value-type="float">
            <text:p>-0.594251519</text:p>
          </table:table-cell>
          <table:table-cell table:formula="of:=ABS([.C636])" office:value-type="float" office:value="0.594251519" calcext:value-type="float">
            <text:p>0.594251519</text:p>
          </table:table-cell>
          <table:table-cell table:formula="of:=[.C636]^2" office:value-type="float" office:value="0.353134867833807" calcext:value-type="float">
            <text:p>0.353134867833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086701" calcext:value-type="float">
            <text:p>0.702086701</text:p>
          </table:table-cell>
          <table:table-cell table:formula="of:=[.A637]-[.B637]" office:value-type="float" office:value="-0.702086701" calcext:value-type="float">
            <text:p>-0.702086701</text:p>
          </table:table-cell>
          <table:table-cell table:formula="of:=ABS([.C637])" office:value-type="float" office:value="0.702086701" calcext:value-type="float">
            <text:p>0.702086701</text:p>
          </table:table-cell>
          <table:table-cell table:formula="of:=[.C637]^2" office:value-type="float" office:value="0.492925735721063" calcext:value-type="float">
            <text:p>0.492925735721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33852697" calcext:value-type="float">
            <text:p>1.233852697</text:p>
          </table:table-cell>
          <table:table-cell table:formula="of:=[.A638]-[.B638]" office:value-type="float" office:value="-1.233852697" calcext:value-type="float">
            <text:p>-1.233852697</text:p>
          </table:table-cell>
          <table:table-cell table:formula="of:=ABS([.C638])" office:value-type="float" office:value="1.233852697" calcext:value-type="float">
            <text:p>1.233852697</text:p>
          </table:table-cell>
          <table:table-cell table:formula="of:=[.C638]^2" office:value-type="float" office:value="1.52239247789417" calcext:value-type="float">
            <text:p>1.52239247789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639]-[.B639]" office:value-type="float" office:value="-0.504760337" calcext:value-type="float">
            <text:p>-0.504760337</text:p>
          </table:table-cell>
          <table:table-cell table:formula="of:=ABS([.C639])" office:value-type="float" office:value="0.504760337" calcext:value-type="float">
            <text:p>0.504760337</text:p>
          </table:table-cell>
          <table:table-cell table:formula="of:=[.C639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0495938" calcext:value-type="float">
            <text:p>0.780495938</text:p>
          </table:table-cell>
          <table:table-cell table:formula="of:=[.A640]-[.B640]" office:value-type="float" office:value="-0.780495938" calcext:value-type="float">
            <text:p>-0.780495938</text:p>
          </table:table-cell>
          <table:table-cell table:formula="of:=ABS([.C640])" office:value-type="float" office:value="0.780495938" calcext:value-type="float">
            <text:p>0.780495938</text:p>
          </table:table-cell>
          <table:table-cell table:formula="of:=[.C640]^2" office:value-type="float" office:value="0.6091739092345" calcext:value-type="float">
            <text:p>0.6091739092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31776503" calcext:value-type="float">
            <text:p>1.231776503</text:p>
          </table:table-cell>
          <table:table-cell table:formula="of:=[.A641]-[.B641]" office:value-type="float" office:value="-1.231776503" calcext:value-type="float">
            <text:p>-1.231776503</text:p>
          </table:table-cell>
          <table:table-cell table:formula="of:=ABS([.C641])" office:value-type="float" office:value="1.231776503" calcext:value-type="float">
            <text:p>1.231776503</text:p>
          </table:table-cell>
          <table:table-cell table:formula="of:=[.C641]^2" office:value-type="float" office:value="1.51727335334291" calcext:value-type="float">
            <text:p>1.51727335334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802694" calcext:value-type="float">
            <text:p>0.596802694</text:p>
          </table:table-cell>
          <table:table-cell table:formula="of:=[.A642]-[.B642]" office:value-type="float" office:value="-0.596802694" calcext:value-type="float">
            <text:p>-0.596802694</text:p>
          </table:table-cell>
          <table:table-cell table:formula="of:=ABS([.C642])" office:value-type="float" office:value="0.596802694" calcext:value-type="float">
            <text:p>0.596802694</text:p>
          </table:table-cell>
          <table:table-cell table:formula="of:=[.C642]^2" office:value-type="float" office:value="0.356173455565658" calcext:value-type="float">
            <text:p>0.356173455565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1378427" calcext:value-type="float">
            <text:p>0.471378427</text:p>
          </table:table-cell>
          <table:table-cell table:formula="of:=[.A643]-[.B643]" office:value-type="float" office:value="-0.471378427" calcext:value-type="float">
            <text:p>-0.471378427</text:p>
          </table:table-cell>
          <table:table-cell table:formula="of:=ABS([.C643])" office:value-type="float" office:value="0.471378427" calcext:value-type="float">
            <text:p>0.471378427</text:p>
          </table:table-cell>
          <table:table-cell table:formula="of:=[.C643]^2" office:value-type="float" office:value="0.222197621440994" calcext:value-type="float">
            <text:p>0.2221976214409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43233753" calcext:value-type="float">
            <text:p>1.543233753</text:p>
          </table:table-cell>
          <table:table-cell table:formula="of:=[.A644]-[.B644]" office:value-type="float" office:value="-0.543233753" calcext:value-type="float">
            <text:p>-0.543233753</text:p>
          </table:table-cell>
          <table:table-cell table:formula="of:=ABS([.C644])" office:value-type="float" office:value="0.543233753" calcext:value-type="float">
            <text:p>0.543233753</text:p>
          </table:table-cell>
          <table:table-cell table:formula="of:=[.C644]^2" office:value-type="float" office:value="0.295102910398465" calcext:value-type="float">
            <text:p>0.295102910398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5153068" calcext:value-type="float">
            <text:p>0.515153068</text:p>
          </table:table-cell>
          <table:table-cell table:formula="of:=[.A645]-[.B645]" office:value-type="float" office:value="-0.515153068" calcext:value-type="float">
            <text:p>-0.515153068</text:p>
          </table:table-cell>
          <table:table-cell table:formula="of:=ABS([.C645])" office:value-type="float" office:value="0.515153068" calcext:value-type="float">
            <text:p>0.515153068</text:p>
          </table:table-cell>
          <table:table-cell table:formula="of:=[.C645]^2" office:value-type="float" office:value="0.265382683469813" calcext:value-type="float">
            <text:p>0.265382683469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632886" calcext:value-type="float">
            <text:p>0.621632886</text:p>
          </table:table-cell>
          <table:table-cell table:formula="of:=[.A646]-[.B646]" office:value-type="float" office:value="-0.621632886" calcext:value-type="float">
            <text:p>-0.621632886</text:p>
          </table:table-cell>
          <table:table-cell table:formula="of:=ABS([.C646])" office:value-type="float" office:value="0.621632886" calcext:value-type="float">
            <text:p>0.621632886</text:p>
          </table:table-cell>
          <table:table-cell table:formula="of:=[.C646]^2" office:value-type="float" office:value="0.386427444956689" calcext:value-type="float">
            <text:p>0.3864274449566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650069" calcext:value-type="float">
            <text:p>0.55650069</text:p>
          </table:table-cell>
          <table:table-cell table:formula="of:=[.A647]-[.B647]" office:value-type="float" office:value="-0.55650069" calcext:value-type="float">
            <text:p>-0.55650069</text:p>
          </table:table-cell>
          <table:table-cell table:formula="of:=ABS([.C647])" office:value-type="float" office:value="0.55650069" calcext:value-type="float">
            <text:p>0.55650069</text:p>
          </table:table-cell>
          <table:table-cell table:formula="of:=[.C647]^2" office:value-type="float" office:value="0.309693017970476" calcext:value-type="float">
            <text:p>0.309693017970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0226116" calcext:value-type="float">
            <text:p>0.820226116</text:p>
          </table:table-cell>
          <table:table-cell table:formula="of:=[.A648]-[.B648]" office:value-type="float" office:value="-0.820226116" calcext:value-type="float">
            <text:p>-0.820226116</text:p>
          </table:table-cell>
          <table:table-cell table:formula="of:=ABS([.C648])" office:value-type="float" office:value="0.820226116" calcext:value-type="float">
            <text:p>0.820226116</text:p>
          </table:table-cell>
          <table:table-cell table:formula="of:=[.C648]^2" office:value-type="float" office:value="0.672770881368446" calcext:value-type="float">
            <text:p>0.6727708813684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5751066" calcext:value-type="float">
            <text:p>0.825751066</text:p>
          </table:table-cell>
          <table:table-cell table:formula="of:=[.A649]-[.B649]" office:value-type="float" office:value="1.174248934" calcext:value-type="float">
            <text:p>1.174248934</text:p>
          </table:table-cell>
          <table:table-cell table:formula="of:=ABS([.C649])" office:value-type="float" office:value="1.174248934" calcext:value-type="float">
            <text:p>1.174248934</text:p>
          </table:table-cell>
          <table:table-cell table:formula="of:=[.C649]^2" office:value-type="float" office:value="1.37886055900014" calcext:value-type="float">
            <text:p>1.37886055900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8709616" calcext:value-type="float">
            <text:p>0.688709616</text:p>
          </table:table-cell>
          <table:table-cell table:formula="of:=[.A650]-[.B650]" office:value-type="float" office:value="0.311290384" calcext:value-type="float">
            <text:p>0.311290384</text:p>
          </table:table-cell>
          <table:table-cell table:formula="of:=ABS([.C650])" office:value-type="float" office:value="0.311290384" calcext:value-type="float">
            <text:p>0.311290384</text:p>
          </table:table-cell>
          <table:table-cell table:formula="of:=[.C650]^2" office:value-type="float" office:value="0.0969017031708674" calcext:value-type="float">
            <text:p>0.096901703170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652501" calcext:value-type="float">
            <text:p>0.584652501</text:p>
          </table:table-cell>
          <table:table-cell table:formula="of:=[.A651]-[.B651]" office:value-type="float" office:value="-0.584652501" calcext:value-type="float">
            <text:p>-0.584652501</text:p>
          </table:table-cell>
          <table:table-cell table:formula="of:=ABS([.C651])" office:value-type="float" office:value="0.584652501" calcext:value-type="float">
            <text:p>0.584652501</text:p>
          </table:table-cell>
          <table:table-cell table:formula="of:=[.C651]^2" office:value-type="float" office:value="0.341818546925555" calcext:value-type="float">
            <text:p>0.3418185469255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2299498" calcext:value-type="float">
            <text:p>1.172299498</text:p>
          </table:table-cell>
          <table:table-cell table:formula="of:=[.A652]-[.B652]" office:value-type="float" office:value="1.827700502" calcext:value-type="float">
            <text:p>1.827700502</text:p>
          </table:table-cell>
          <table:table-cell table:formula="of:=ABS([.C652])" office:value-type="float" office:value="1.827700502" calcext:value-type="float">
            <text:p>1.827700502</text:p>
          </table:table-cell>
          <table:table-cell table:formula="of:=[.C652]^2" office:value-type="float" office:value="3.34048912501105" calcext:value-type="float">
            <text:p>3.34048912501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8787475" calcext:value-type="float">
            <text:p>0.738787475</text:p>
          </table:table-cell>
          <table:table-cell table:formula="of:=[.A653]-[.B653]" office:value-type="float" office:value="0.261212525" calcext:value-type="float">
            <text:p>0.261212525</text:p>
          </table:table-cell>
          <table:table-cell table:formula="of:=ABS([.C653])" office:value-type="float" office:value="0.261212525" calcext:value-type="float">
            <text:p>0.261212525</text:p>
          </table:table-cell>
          <table:table-cell table:formula="of:=[.C653]^2" office:value-type="float" office:value="0.0682319832168756" calcext:value-type="float">
            <text:p>0.0682319832168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9008722" calcext:value-type="float">
            <text:p>0.539008722</text:p>
          </table:table-cell>
          <table:table-cell table:formula="of:=[.A654]-[.B654]" office:value-type="float" office:value="0.460991278" calcext:value-type="float">
            <text:p>0.460991278</text:p>
          </table:table-cell>
          <table:table-cell table:formula="of:=ABS([.C654])" office:value-type="float" office:value="0.460991278" calcext:value-type="float">
            <text:p>0.460991278</text:p>
          </table:table-cell>
          <table:table-cell table:formula="of:=[.C654]^2" office:value-type="float" office:value="0.212512958392073" calcext:value-type="float">
            <text:p>0.2125129583920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3212559" calcext:value-type="float">
            <text:p>0.703212559</text:p>
          </table:table-cell>
          <table:table-cell table:formula="of:=[.A655]-[.B655]" office:value-type="float" office:value="0.296787441" calcext:value-type="float">
            <text:p>0.296787441</text:p>
          </table:table-cell>
          <table:table-cell table:formula="of:=ABS([.C655])" office:value-type="float" office:value="0.296787441" calcext:value-type="float">
            <text:p>0.296787441</text:p>
          </table:table-cell>
          <table:table-cell table:formula="of:=[.C655]^2" office:value-type="float" office:value="0.0880827851353285" calcext:value-type="float">
            <text:p>0.088082785135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88086786" calcext:value-type="float">
            <text:p>1.088086786</text:p>
          </table:table-cell>
          <table:table-cell table:formula="of:=[.A656]-[.B656]" office:value-type="float" office:value="-1.088086786" calcext:value-type="float">
            <text:p>-1.088086786</text:p>
          </table:table-cell>
          <table:table-cell table:formula="of:=ABS([.C656])" office:value-type="float" office:value="1.088086786" calcext:value-type="float">
            <text:p>1.088086786</text:p>
          </table:table-cell>
          <table:table-cell table:formula="of:=[.C656]^2" office:value-type="float" office:value="1.18393285386781" calcext:value-type="float">
            <text:p>1.18393285386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657]-[.B657]" office:value-type="float" office:value="-0.504760337" calcext:value-type="float">
            <text:p>-0.504760337</text:p>
          </table:table-cell>
          <table:table-cell table:formula="of:=ABS([.C657])" office:value-type="float" office:value="0.504760337" calcext:value-type="float">
            <text:p>0.504760337</text:p>
          </table:table-cell>
          <table:table-cell table:formula="of:=[.C657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55177" calcext:value-type="float">
            <text:p>0.6455177</text:p>
          </table:table-cell>
          <table:table-cell table:formula="of:=[.A658]-[.B658]" office:value-type="float" office:value="0.3544823" calcext:value-type="float">
            <text:p>0.3544823</text:p>
          </table:table-cell>
          <table:table-cell table:formula="of:=ABS([.C658])" office:value-type="float" office:value="0.3544823" calcext:value-type="float">
            <text:p>0.3544823</text:p>
          </table:table-cell>
          <table:table-cell table:formula="of:=[.C658]^2" office:value-type="float" office:value="0.12565770101329" calcext:value-type="float">
            <text:p>0.12565770101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9812377" calcext:value-type="float">
            <text:p>1.29812377</text:p>
          </table:table-cell>
          <table:table-cell table:formula="of:=[.A659]-[.B659]" office:value-type="float" office:value="-0.29812377" calcext:value-type="float">
            <text:p>-0.29812377</text:p>
          </table:table-cell>
          <table:table-cell table:formula="of:=ABS([.C659])" office:value-type="float" office:value="0.29812377" calcext:value-type="float">
            <text:p>0.29812377</text:p>
          </table:table-cell>
          <table:table-cell table:formula="of:=[.C659]^2" office:value-type="float" office:value="0.088877782239013" calcext:value-type="float">
            <text:p>0.088877782239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6589046" calcext:value-type="float">
            <text:p>0.826589046</text:p>
          </table:table-cell>
          <table:table-cell table:formula="of:=[.A660]-[.B660]" office:value-type="float" office:value="0.173410954" calcext:value-type="float">
            <text:p>0.173410954</text:p>
          </table:table-cell>
          <table:table-cell table:formula="of:=ABS([.C660])" office:value-type="float" office:value="0.173410954" calcext:value-type="float">
            <text:p>0.173410954</text:p>
          </table:table-cell>
          <table:table-cell table:formula="of:=[.C660]^2" office:value-type="float" office:value="0.0300713589671901" calcext:value-type="float">
            <text:p>0.030071358967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15792326" calcext:value-type="float">
            <text:p>1.015792326</text:p>
          </table:table-cell>
          <table:table-cell table:formula="of:=[.A661]-[.B661]" office:value-type="float" office:value="0.984207674" calcext:value-type="float">
            <text:p>0.984207674</text:p>
          </table:table-cell>
          <table:table-cell table:formula="of:=ABS([.C661])" office:value-type="float" office:value="0.984207674" calcext:value-type="float">
            <text:p>0.984207674</text:p>
          </table:table-cell>
          <table:table-cell table:formula="of:=[.C661]^2" office:value-type="float" office:value="0.96866474556049" calcext:value-type="float">
            <text:p>0.968664745560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31596797" calcext:value-type="float">
            <text:p>1.831596797</text:p>
          </table:table-cell>
          <table:table-cell table:formula="of:=[.A662]-[.B662]" office:value-type="float" office:value="2.168403203" calcext:value-type="float">
            <text:p>2.168403203</text:p>
          </table:table-cell>
          <table:table-cell table:formula="of:=ABS([.C662])" office:value-type="float" office:value="2.168403203" calcext:value-type="float">
            <text:p>2.168403203</text:p>
          </table:table-cell>
          <table:table-cell table:formula="of:=[.C662]^2" office:value-type="float" office:value="4.70197245078066" calcext:value-type="float">
            <text:p>4.70197245078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145373" calcext:value-type="float">
            <text:p>0.56145373</text:p>
          </table:table-cell>
          <table:table-cell table:formula="of:=[.A663]-[.B663]" office:value-type="float" office:value="-0.56145373" calcext:value-type="float">
            <text:p>-0.56145373</text:p>
          </table:table-cell>
          <table:table-cell table:formula="of:=ABS([.C663])" office:value-type="float" office:value="0.56145373" calcext:value-type="float">
            <text:p>0.56145373</text:p>
          </table:table-cell>
          <table:table-cell table:formula="of:=[.C663]^2" office:value-type="float" office:value="0.315230290930913" calcext:value-type="float">
            <text:p>0.315230290930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647281" calcext:value-type="float">
            <text:p>0.67647281</text:p>
          </table:table-cell>
          <table:table-cell table:formula="of:=[.A664]-[.B664]" office:value-type="float" office:value="0.32352719" calcext:value-type="float">
            <text:p>0.32352719</text:p>
          </table:table-cell>
          <table:table-cell table:formula="of:=ABS([.C664])" office:value-type="float" office:value="0.32352719" calcext:value-type="float">
            <text:p>0.32352719</text:p>
          </table:table-cell>
          <table:table-cell table:formula="of:=[.C664]^2" office:value-type="float" office:value="0.104669842669296" calcext:value-type="float">
            <text:p>0.104669842669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1660891" calcext:value-type="float">
            <text:p>0.441660891</text:p>
          </table:table-cell>
          <table:table-cell table:formula="of:=[.A665]-[.B665]" office:value-type="float" office:value="0.558339109" calcext:value-type="float">
            <text:p>0.558339109</text:p>
          </table:table-cell>
          <table:table-cell table:formula="of:=ABS([.C665])" office:value-type="float" office:value="0.558339109" calcext:value-type="float">
            <text:p>0.558339109</text:p>
          </table:table-cell>
          <table:table-cell table:formula="of:=[.C665]^2" office:value-type="float" office:value="0.311742560638914" calcext:value-type="float">
            <text:p>0.311742560638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2674992" calcext:value-type="float">
            <text:p>0.892674992</text:p>
          </table:table-cell>
          <table:table-cell table:formula="of:=[.A666]-[.B666]" office:value-type="float" office:value="1.107325008" calcext:value-type="float">
            <text:p>1.107325008</text:p>
          </table:table-cell>
          <table:table-cell table:formula="of:=ABS([.C666])" office:value-type="float" office:value="1.107325008" calcext:value-type="float">
            <text:p>1.107325008</text:p>
          </table:table-cell>
          <table:table-cell table:formula="of:=[.C666]^2" office:value-type="float" office:value="1.2261686733422" calcext:value-type="float">
            <text:p>1.22616867334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93945673" calcext:value-type="float">
            <text:p>1.693945673</text:p>
          </table:table-cell>
          <table:table-cell table:formula="of:=[.A667]-[.B667]" office:value-type="float" office:value="2.306054327" calcext:value-type="float">
            <text:p>2.306054327</text:p>
          </table:table-cell>
          <table:table-cell table:formula="of:=ABS([.C667])" office:value-type="float" office:value="2.306054327" calcext:value-type="float">
            <text:p>2.306054327</text:p>
          </table:table-cell>
          <table:table-cell table:formula="of:=[.C667]^2" office:value-type="float" office:value="5.31788655907542" calcext:value-type="float">
            <text:p>5.317886559075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27612328" calcext:value-type="float">
            <text:p>0.927612328</text:p>
          </table:table-cell>
          <table:table-cell table:formula="of:=[.A668]-[.B668]" office:value-type="float" office:value="2.072387672" calcext:value-type="float">
            <text:p>2.072387672</text:p>
          </table:table-cell>
          <table:table-cell table:formula="of:=ABS([.C668])" office:value-type="float" office:value="2.072387672" calcext:value-type="float">
            <text:p>2.072387672</text:p>
          </table:table-cell>
          <table:table-cell table:formula="of:=[.C668]^2" office:value-type="float" office:value="4.29479066305758" calcext:value-type="float">
            <text:p>4.29479066305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9544212" calcext:value-type="float">
            <text:p>0.749544212</text:p>
          </table:table-cell>
          <table:table-cell table:formula="of:=[.A669]-[.B669]" office:value-type="float" office:value="-0.749544212" calcext:value-type="float">
            <text:p>-0.749544212</text:p>
          </table:table-cell>
          <table:table-cell table:formula="of:=ABS([.C669])" office:value-type="float" office:value="0.749544212" calcext:value-type="float">
            <text:p>0.749544212</text:p>
          </table:table-cell>
          <table:table-cell table:formula="of:=[.C669]^2" office:value-type="float" office:value="0.561816525742701" calcext:value-type="float">
            <text:p>0.5618165257427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9630995" calcext:value-type="float">
            <text:p>1.159630995</text:p>
          </table:table-cell>
          <table:table-cell table:formula="of:=[.A670]-[.B670]" office:value-type="float" office:value="1.840369005" calcext:value-type="float">
            <text:p>1.840369005</text:p>
          </table:table-cell>
          <table:table-cell table:formula="of:=ABS([.C670])" office:value-type="float" office:value="1.840369005" calcext:value-type="float">
            <text:p>1.840369005</text:p>
          </table:table-cell>
          <table:table-cell table:formula="of:=[.C670]^2" office:value-type="float" office:value="3.38695807456469" calcext:value-type="float">
            <text:p>3.38695807456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3835225" calcext:value-type="float">
            <text:p>1.053835225</text:p>
          </table:table-cell>
          <table:table-cell table:formula="of:=[.A671]-[.B671]" office:value-type="float" office:value="-1.053835225" calcext:value-type="float">
            <text:p>-1.053835225</text:p>
          </table:table-cell>
          <table:table-cell table:formula="of:=ABS([.C671])" office:value-type="float" office:value="1.053835225" calcext:value-type="float">
            <text:p>1.053835225</text:p>
          </table:table-cell>
          <table:table-cell table:formula="of:=[.C671]^2" office:value-type="float" office:value="1.1105686814508" calcext:value-type="float">
            <text:p>1.1105686814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411748" calcext:value-type="float">
            <text:p>0.557411748</text:p>
          </table:table-cell>
          <table:table-cell table:formula="of:=[.A672]-[.B672]" office:value-type="float" office:value="-0.557411748" calcext:value-type="float">
            <text:p>-0.557411748</text:p>
          </table:table-cell>
          <table:table-cell table:formula="of:=ABS([.C672])" office:value-type="float" office:value="0.557411748" calcext:value-type="float">
            <text:p>0.557411748</text:p>
          </table:table-cell>
          <table:table-cell table:formula="of:=[.C672]^2" office:value-type="float" office:value="0.310707856808416" calcext:value-type="float">
            <text:p>0.3107078568084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6367851" calcext:value-type="float">
            <text:p>1.76367851</text:p>
          </table:table-cell>
          <table:table-cell table:formula="of:=[.A673]-[.B673]" office:value-type="float" office:value="2.23632149" calcext:value-type="float">
            <text:p>2.23632149</text:p>
          </table:table-cell>
          <table:table-cell table:formula="of:=ABS([.C673])" office:value-type="float" office:value="2.23632149" calcext:value-type="float">
            <text:p>2.23632149</text:p>
          </table:table-cell>
          <table:table-cell table:formula="of:=[.C673]^2" office:value-type="float" office:value="5.00113380663582" calcext:value-type="float">
            <text:p>5.001133806635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11624584" calcext:value-type="float">
            <text:p>2.111624584</text:p>
          </table:table-cell>
          <table:table-cell table:formula="of:=[.A674]-[.B674]" office:value-type="float" office:value="1.888375416" calcext:value-type="float">
            <text:p>1.888375416</text:p>
          </table:table-cell>
          <table:table-cell table:formula="of:=ABS([.C674])" office:value-type="float" office:value="1.888375416" calcext:value-type="float">
            <text:p>1.888375416</text:p>
          </table:table-cell>
          <table:table-cell table:formula="of:=[.C674]^2" office:value-type="float" office:value="3.56596171175317" calcext:value-type="float">
            <text:p>3.56596171175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4343663" calcext:value-type="float">
            <text:p>0.974343663</text:p>
          </table:table-cell>
          <table:table-cell table:formula="of:=[.A675]-[.B675]" office:value-type="float" office:value="-0.974343663" calcext:value-type="float">
            <text:p>-0.974343663</text:p>
          </table:table-cell>
          <table:table-cell table:formula="of:=ABS([.C675])" office:value-type="float" office:value="0.974343663" calcext:value-type="float">
            <text:p>0.974343663</text:p>
          </table:table-cell>
          <table:table-cell table:formula="of:=[.C675]^2" office:value-type="float" office:value="0.949345573628258" calcext:value-type="float">
            <text:p>0.949345573628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3814623" calcext:value-type="float">
            <text:p>1.113814623</text:p>
          </table:table-cell>
          <table:table-cell table:formula="of:=[.A676]-[.B676]" office:value-type="float" office:value="0.886185377" calcext:value-type="float">
            <text:p>0.886185377</text:p>
          </table:table-cell>
          <table:table-cell table:formula="of:=ABS([.C676])" office:value-type="float" office:value="0.886185377" calcext:value-type="float">
            <text:p>0.886185377</text:p>
          </table:table-cell>
          <table:table-cell table:formula="of:=[.C676]^2" office:value-type="float" office:value="0.785324522408632" calcext:value-type="float">
            <text:p>0.785324522408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7309438" calcext:value-type="float">
            <text:p>2.047309438</text:p>
          </table:table-cell>
          <table:table-cell table:formula="of:=[.A677]-[.B677]" office:value-type="float" office:value="-0.0473094380000001" calcext:value-type="float">
            <text:p>-0.047309438</text:p>
          </table:table-cell>
          <table:table-cell table:formula="of:=ABS([.C677])" office:value-type="float" office:value="0.0473094380000001" calcext:value-type="float">
            <text:p>0.047309438</text:p>
          </table:table-cell>
          <table:table-cell table:formula="of:=[.C677]^2" office:value-type="float" office:value="0.00223818292387585" calcext:value-type="float">
            <text:p>0.0022381829238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6802694" calcext:value-type="float">
            <text:p>0.596802694</text:p>
          </table:table-cell>
          <table:table-cell table:formula="of:=[.A678]-[.B678]" office:value-type="float" office:value="0.403197306" calcext:value-type="float">
            <text:p>0.403197306</text:p>
          </table:table-cell>
          <table:table-cell table:formula="of:=ABS([.C678])" office:value-type="float" office:value="0.403197306" calcext:value-type="float">
            <text:p>0.403197306</text:p>
          </table:table-cell>
          <table:table-cell table:formula="of:=[.C678]^2" office:value-type="float" office:value="0.162568067565658" calcext:value-type="float">
            <text:p>0.162568067565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68874" calcext:value-type="float">
            <text:p>0.50168874</text:p>
          </table:table-cell>
          <table:table-cell table:formula="of:=[.A679]-[.B679]" office:value-type="float" office:value="-0.50168874" calcext:value-type="float">
            <text:p>-0.50168874</text:p>
          </table:table-cell>
          <table:table-cell table:formula="of:=ABS([.C679])" office:value-type="float" office:value="0.50168874" calcext:value-type="float">
            <text:p>0.50168874</text:p>
          </table:table-cell>
          <table:table-cell table:formula="of:=[.C679]^2" office:value-type="float" office:value="0.251691591842788" calcext:value-type="float">
            <text:p>0.2516915918427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52390084" calcext:value-type="float">
            <text:p>2.252390084</text:p>
          </table:table-cell>
          <table:table-cell table:formula="of:=[.A680]-[.B680]" office:value-type="float" office:value="0.747609916" calcext:value-type="float">
            <text:p>0.747609916</text:p>
          </table:table-cell>
          <table:table-cell table:formula="of:=ABS([.C680])" office:value-type="float" office:value="0.747609916" calcext:value-type="float">
            <text:p>0.747609916</text:p>
          </table:table-cell>
          <table:table-cell table:formula="of:=[.C680]^2" office:value-type="float" office:value="0.558920586501527" calcext:value-type="float">
            <text:p>0.558920586501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2664172" calcext:value-type="float">
            <text:p>0.532664172</text:p>
          </table:table-cell>
          <table:table-cell table:formula="of:=[.A681]-[.B681]" office:value-type="float" office:value="1.467335828" calcext:value-type="float">
            <text:p>1.467335828</text:p>
          </table:table-cell>
          <table:table-cell table:formula="of:=ABS([.C681])" office:value-type="float" office:value="1.467335828" calcext:value-type="float">
            <text:p>1.467335828</text:p>
          </table:table-cell>
          <table:table-cell table:formula="of:=[.C681]^2" office:value-type="float" office:value="2.15307443213245" calcext:value-type="float">
            <text:p>2.15307443213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0244016" calcext:value-type="float">
            <text:p>0.600244016</text:p>
          </table:table-cell>
          <table:table-cell table:formula="of:=[.A682]-[.B682]" office:value-type="float" office:value="0.399755984" calcext:value-type="float">
            <text:p>0.399755984</text:p>
          </table:table-cell>
          <table:table-cell table:formula="of:=ABS([.C682])" office:value-type="float" office:value="0.399755984" calcext:value-type="float">
            <text:p>0.399755984</text:p>
          </table:table-cell>
          <table:table-cell table:formula="of:=[.C682]^2" office:value-type="float" office:value="0.159804846743808" calcext:value-type="float">
            <text:p>0.159804846743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18630804" calcext:value-type="float">
            <text:p>0.518630804</text:p>
          </table:table-cell>
          <table:table-cell table:formula="of:=[.A683]-[.B683]" office:value-type="float" office:value="3.481369196" calcext:value-type="float">
            <text:p>3.481369196</text:p>
          </table:table-cell>
          <table:table-cell table:formula="of:=ABS([.C683])" office:value-type="float" office:value="3.481369196" calcext:value-type="float">
            <text:p>3.481369196</text:p>
          </table:table-cell>
          <table:table-cell table:formula="of:=[.C683]^2" office:value-type="float" office:value="12.1199314788577" calcext:value-type="float">
            <text:p>12.11993147885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8850546" calcext:value-type="float">
            <text:p>1.118850546</text:p>
          </table:table-cell>
          <table:table-cell table:formula="of:=[.A684]-[.B684]" office:value-type="float" office:value="0.881149454" calcext:value-type="float">
            <text:p>0.881149454</text:p>
          </table:table-cell>
          <table:table-cell table:formula="of:=ABS([.C684])" office:value-type="float" office:value="0.881149454" calcext:value-type="float">
            <text:p>0.881149454</text:p>
          </table:table-cell>
          <table:table-cell table:formula="of:=[.C684]^2" office:value-type="float" office:value="0.776424360284498" calcext:value-type="float">
            <text:p>0.776424360284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35066" calcext:value-type="float">
            <text:p>1.1135066</text:p>
          </table:table-cell>
          <table:table-cell table:formula="of:=[.A685]-[.B685]" office:value-type="float" office:value="-1.1135066" calcext:value-type="float">
            <text:p>-1.1135066</text:p>
          </table:table-cell>
          <table:table-cell table:formula="of:=ABS([.C685])" office:value-type="float" office:value="1.1135066" calcext:value-type="float">
            <text:p>1.1135066</text:p>
          </table:table-cell>
          <table:table-cell table:formula="of:=[.C685]^2" office:value-type="float" office:value="1.23989694824356" calcext:value-type="float">
            <text:p>1.23989694824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1790842" calcext:value-type="float">
            <text:p>0.551790842</text:p>
          </table:table-cell>
          <table:table-cell table:formula="of:=[.A686]-[.B686]" office:value-type="float" office:value="-0.551790842" calcext:value-type="float">
            <text:p>-0.551790842</text:p>
          </table:table-cell>
          <table:table-cell table:formula="of:=ABS([.C686])" office:value-type="float" office:value="0.551790842" calcext:value-type="float">
            <text:p>0.551790842</text:p>
          </table:table-cell>
          <table:table-cell table:formula="of:=[.C686]^2" office:value-type="float" office:value="0.304473133315069" calcext:value-type="float">
            <text:p>0.304473133315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14855" calcext:value-type="float">
            <text:p>0.66414855</text:p>
          </table:table-cell>
          <table:table-cell table:formula="of:=[.A687]-[.B687]" office:value-type="float" office:value="-0.66414855" calcext:value-type="float">
            <text:p>-0.66414855</text:p>
          </table:table-cell>
          <table:table-cell table:formula="of:=ABS([.C687])" office:value-type="float" office:value="0.66414855" calcext:value-type="float">
            <text:p>0.66414855</text:p>
          </table:table-cell>
          <table:table-cell table:formula="of:=[.C687]^2" office:value-type="float" office:value="0.441093296467103" calcext:value-type="float">
            <text:p>0.441093296467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07772923" calcext:value-type="float">
            <text:p>1.407772923</text:p>
          </table:table-cell>
          <table:table-cell table:formula="of:=[.A688]-[.B688]" office:value-type="float" office:value="0.592227077" calcext:value-type="float">
            <text:p>0.592227077</text:p>
          </table:table-cell>
          <table:table-cell table:formula="of:=ABS([.C688])" office:value-type="float" office:value="0.592227077" calcext:value-type="float">
            <text:p>0.592227077</text:p>
          </table:table-cell>
          <table:table-cell table:formula="of:=[.C688]^2" office:value-type="float" office:value="0.350732910731964" calcext:value-type="float">
            <text:p>0.350732910731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1468046" calcext:value-type="float">
            <text:p>0.781468046</text:p>
          </table:table-cell>
          <table:table-cell table:formula="of:=[.A689]-[.B689]" office:value-type="float" office:value="-0.781468046" calcext:value-type="float">
            <text:p>-0.781468046</text:p>
          </table:table-cell>
          <table:table-cell table:formula="of:=ABS([.C689])" office:value-type="float" office:value="0.781468046" calcext:value-type="float">
            <text:p>0.781468046</text:p>
          </table:table-cell>
          <table:table-cell table:formula="of:=[.C689]^2" office:value-type="float" office:value="0.610692306919058" calcext:value-type="float">
            <text:p>0.610692306919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0363254" calcext:value-type="float">
            <text:p>0.560363254</text:p>
          </table:table-cell>
          <table:table-cell table:formula="of:=[.A690]-[.B690]" office:value-type="float" office:value="0.439636746" calcext:value-type="float">
            <text:p>0.439636746</text:p>
          </table:table-cell>
          <table:table-cell table:formula="of:=ABS([.C690])" office:value-type="float" office:value="0.439636746" calcext:value-type="float">
            <text:p>0.439636746</text:p>
          </table:table-cell>
          <table:table-cell table:formula="of:=[.C690]^2" office:value-type="float" office:value="0.193280468433468" calcext:value-type="float">
            <text:p>0.193280468433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633536" calcext:value-type="float">
            <text:p>1.15633536</text:p>
          </table:table-cell>
          <table:table-cell table:formula="of:=[.A691]-[.B691]" office:value-type="float" office:value="-0.15633536" calcext:value-type="float">
            <text:p>-0.15633536</text:p>
          </table:table-cell>
          <table:table-cell table:formula="of:=ABS([.C691])" office:value-type="float" office:value="0.15633536" calcext:value-type="float">
            <text:p>0.15633536</text:p>
          </table:table-cell>
          <table:table-cell table:formula="of:=[.C691]^2" office:value-type="float" office:value="0.0244407447863296" calcext:value-type="float">
            <text:p>0.02444074478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91113123" calcext:value-type="float">
            <text:p>2.091113123</text:p>
          </table:table-cell>
          <table:table-cell table:formula="of:=[.A692]-[.B692]" office:value-type="float" office:value="-2.091113123" calcext:value-type="float">
            <text:p>-2.091113123</text:p>
          </table:table-cell>
          <table:table-cell table:formula="of:=ABS([.C692])" office:value-type="float" office:value="2.091113123" calcext:value-type="float">
            <text:p>2.091113123</text:p>
          </table:table-cell>
          <table:table-cell table:formula="of:=[.C692]^2" office:value-type="float" office:value="4.37275409318281" calcext:value-type="float">
            <text:p>4.37275409318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3068249" calcext:value-type="float">
            <text:p>0.913068249</text:p>
          </table:table-cell>
          <table:table-cell table:formula="of:=[.A693]-[.B693]" office:value-type="float" office:value="0.0869317509999999" calcext:value-type="float">
            <text:p>0.086931751</text:p>
          </table:table-cell>
          <table:table-cell table:formula="of:=ABS([.C693])" office:value-type="float" office:value="0.0869317509999999" calcext:value-type="float">
            <text:p>0.086931751</text:p>
          </table:table-cell>
          <table:table-cell table:formula="of:=[.C693]^2" office:value-type="float" office:value="0.00755712933192599" calcext:value-type="float">
            <text:p>0.0075571293319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0481968" calcext:value-type="float">
            <text:p>0.930481968</text:p>
          </table:table-cell>
          <table:table-cell table:formula="of:=[.A694]-[.B694]" office:value-type="float" office:value="0.069518032" calcext:value-type="float">
            <text:p>0.069518032</text:p>
          </table:table-cell>
          <table:table-cell table:formula="of:=ABS([.C694])" office:value-type="float" office:value="0.069518032" calcext:value-type="float">
            <text:p>0.069518032</text:p>
          </table:table-cell>
          <table:table-cell table:formula="of:=[.C694]^2" office:value-type="float" office:value="0.00483275677315302" calcext:value-type="float">
            <text:p>0.004832756773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5067676" calcext:value-type="float">
            <text:p>0.885067676</text:p>
          </table:table-cell>
          <table:table-cell table:formula="of:=[.A695]-[.B695]" office:value-type="float" office:value="0.114932324" calcext:value-type="float">
            <text:p>0.114932324</text:p>
          </table:table-cell>
          <table:table-cell table:formula="of:=ABS([.C695])" office:value-type="float" office:value="0.114932324" calcext:value-type="float">
            <text:p>0.114932324</text:p>
          </table:table-cell>
          <table:table-cell table:formula="of:=[.C695]^2" office:value-type="float" office:value="0.013209439100041" calcext:value-type="float">
            <text:p>0.013209439100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6270798" calcext:value-type="float">
            <text:p>0.676270798</text:p>
          </table:table-cell>
          <table:table-cell table:formula="of:=[.A696]-[.B696]" office:value-type="float" office:value="0.323729202" calcext:value-type="float">
            <text:p>0.323729202</text:p>
          </table:table-cell>
          <table:table-cell table:formula="of:=ABS([.C696])" office:value-type="float" office:value="0.323729202" calcext:value-type="float">
            <text:p>0.323729202</text:p>
          </table:table-cell>
          <table:table-cell table:formula="of:=[.C696]^2" office:value-type="float" office:value="0.104800596227557" calcext:value-type="float">
            <text:p>0.104800596227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8212417" calcext:value-type="float">
            <text:p>0.638212417</text:p>
          </table:table-cell>
          <table:table-cell table:formula="of:=[.A697]-[.B697]" office:value-type="float" office:value="0.361787583" calcext:value-type="float">
            <text:p>0.361787583</text:p>
          </table:table-cell>
          <table:table-cell table:formula="of:=ABS([.C697])" office:value-type="float" office:value="0.361787583" calcext:value-type="float">
            <text:p>0.361787583</text:p>
          </table:table-cell>
          <table:table-cell table:formula="of:=[.C697]^2" office:value-type="float" office:value="0.130890255212982" calcext:value-type="float">
            <text:p>0.130890255212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5844887" calcext:value-type="float">
            <text:p>1.345844887</text:p>
          </table:table-cell>
          <table:table-cell table:formula="of:=[.A698]-[.B698]" office:value-type="float" office:value="0.654155113" calcext:value-type="float">
            <text:p>0.654155113</text:p>
          </table:table-cell>
          <table:table-cell table:formula="of:=ABS([.C698])" office:value-type="float" office:value="0.654155113" calcext:value-type="float">
            <text:p>0.654155113</text:p>
          </table:table-cell>
          <table:table-cell table:formula="of:=[.C698]^2" office:value-type="float" office:value="0.427918911864043" calcext:value-type="float">
            <text:p>0.427918911864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3254012" calcext:value-type="float">
            <text:p>0.453254012</text:p>
          </table:table-cell>
          <table:table-cell table:formula="of:=[.A699]-[.B699]" office:value-type="float" office:value="-0.453254012" calcext:value-type="float">
            <text:p>-0.453254012</text:p>
          </table:table-cell>
          <table:table-cell table:formula="of:=ABS([.C699])" office:value-type="float" office:value="0.453254012" calcext:value-type="float">
            <text:p>0.453254012</text:p>
          </table:table-cell>
          <table:table-cell table:formula="of:=[.C699]^2" office:value-type="float" office:value="0.205439199394096" calcext:value-type="float">
            <text:p>0.205439199394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6698776" calcext:value-type="float">
            <text:p>0.586698776</text:p>
          </table:table-cell>
          <table:table-cell table:formula="of:=[.A700]-[.B700]" office:value-type="float" office:value="-0.586698776" calcext:value-type="float">
            <text:p>-0.586698776</text:p>
          </table:table-cell>
          <table:table-cell table:formula="of:=ABS([.C700])" office:value-type="float" office:value="0.586698776" calcext:value-type="float">
            <text:p>0.586698776</text:p>
          </table:table-cell>
          <table:table-cell table:formula="of:=[.C700]^2" office:value-type="float" office:value="0.344215453759898" calcext:value-type="float">
            <text:p>0.344215453759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98519" calcext:value-type="float">
            <text:p>0.59298519</text:p>
          </table:table-cell>
          <table:table-cell table:formula="of:=[.A701]-[.B701]" office:value-type="float" office:value="-0.59298519" calcext:value-type="float">
            <text:p>-0.59298519</text:p>
          </table:table-cell>
          <table:table-cell table:formula="of:=ABS([.C701])" office:value-type="float" office:value="0.59298519" calcext:value-type="float">
            <text:p>0.59298519</text:p>
          </table:table-cell>
          <table:table-cell table:formula="of:=[.C701]^2" office:value-type="float" office:value="0.351631435559336" calcext:value-type="float">
            <text:p>0.351631435559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8215704" calcext:value-type="float">
            <text:p>0.748215704</text:p>
          </table:table-cell>
          <table:table-cell table:formula="of:=[.A702]-[.B702]" office:value-type="float" office:value="0.251784296" calcext:value-type="float">
            <text:p>0.251784296</text:p>
          </table:table-cell>
          <table:table-cell table:formula="of:=ABS([.C702])" office:value-type="float" office:value="0.251784296" calcext:value-type="float">
            <text:p>0.251784296</text:p>
          </table:table-cell>
          <table:table-cell table:formula="of:=[.C702]^2" office:value-type="float" office:value="0.0633953317122156" calcext:value-type="float">
            <text:p>0.063395331712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969338" calcext:value-type="float">
            <text:p>1.7969338</text:p>
          </table:table-cell>
          <table:table-cell table:formula="of:=[.A703]-[.B703]" office:value-type="float" office:value="-0.7969338" calcext:value-type="float">
            <text:p>-0.7969338</text:p>
          </table:table-cell>
          <table:table-cell table:formula="of:=ABS([.C703])" office:value-type="float" office:value="0.7969338" calcext:value-type="float">
            <text:p>0.7969338</text:p>
          </table:table-cell>
          <table:table-cell table:formula="of:=[.C703]^2" office:value-type="float" office:value="0.63510348158244" calcext:value-type="float">
            <text:p>0.63510348158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5245908" calcext:value-type="float">
            <text:p>0.575245908</text:p>
          </table:table-cell>
          <table:table-cell table:formula="of:=[.A704]-[.B704]" office:value-type="float" office:value="-0.575245908" calcext:value-type="float">
            <text:p>-0.575245908</text:p>
          </table:table-cell>
          <table:table-cell table:formula="of:=ABS([.C704])" office:value-type="float" office:value="0.575245908" calcext:value-type="float">
            <text:p>0.575245908</text:p>
          </table:table-cell>
          <table:table-cell table:formula="of:=[.C704]^2" office:value-type="float" office:value="0.330907854670745" calcext:value-type="float">
            <text:p>0.330907854670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5579783" calcext:value-type="float">
            <text:p>0.595579783</text:p>
          </table:table-cell>
          <table:table-cell table:formula="of:=[.A705]-[.B705]" office:value-type="float" office:value="0.404420217" calcext:value-type="float">
            <text:p>0.404420217</text:p>
          </table:table-cell>
          <table:table-cell table:formula="of:=ABS([.C705])" office:value-type="float" office:value="0.404420217" calcext:value-type="float">
            <text:p>0.404420217</text:p>
          </table:table-cell>
          <table:table-cell table:formula="of:=[.C705]^2" office:value-type="float" office:value="0.163555711918327" calcext:value-type="float">
            <text:p>0.163555711918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89696111" calcext:value-type="float">
            <text:p>1.589696111</text:p>
          </table:table-cell>
          <table:table-cell table:formula="of:=[.A706]-[.B706]" office:value-type="float" office:value="0.410303889" calcext:value-type="float">
            <text:p>0.410303889</text:p>
          </table:table-cell>
          <table:table-cell table:formula="of:=ABS([.C706])" office:value-type="float" office:value="0.410303889" calcext:value-type="float">
            <text:p>0.410303889</text:p>
          </table:table-cell>
          <table:table-cell table:formula="of:=[.C706]^2" office:value-type="float" office:value="0.168349281328524" calcext:value-type="float">
            <text:p>0.168349281328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2166164" calcext:value-type="float">
            <text:p>0.802166164</text:p>
          </table:table-cell>
          <table:table-cell table:formula="of:=[.A707]-[.B707]" office:value-type="float" office:value="-0.802166164" calcext:value-type="float">
            <text:p>-0.802166164</text:p>
          </table:table-cell>
          <table:table-cell table:formula="of:=ABS([.C707])" office:value-type="float" office:value="0.802166164" calcext:value-type="float">
            <text:p>0.802166164</text:p>
          </table:table-cell>
          <table:table-cell table:formula="of:=[.C707]^2" office:value-type="float" office:value="0.643470554666475" calcext:value-type="float">
            <text:p>0.643470554666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1043852" calcext:value-type="float">
            <text:p>0.631043852</text:p>
          </table:table-cell>
          <table:table-cell table:formula="of:=[.A708]-[.B708]" office:value-type="float" office:value="1.368956148" calcext:value-type="float">
            <text:p>1.368956148</text:p>
          </table:table-cell>
          <table:table-cell table:formula="of:=ABS([.C708])" office:value-type="float" office:value="1.368956148" calcext:value-type="float">
            <text:p>1.368956148</text:p>
          </table:table-cell>
          <table:table-cell table:formula="of:=[.C708]^2" office:value-type="float" office:value="1.874040935147" calcext:value-type="float">
            <text:p>1.874040935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38736275" calcext:value-type="float">
            <text:p>1.138736275</text:p>
          </table:table-cell>
          <table:table-cell table:formula="of:=[.A709]-[.B709]" office:value-type="float" office:value="0.861263725" calcext:value-type="float">
            <text:p>0.861263725</text:p>
          </table:table-cell>
          <table:table-cell table:formula="of:=ABS([.C709])" office:value-type="float" office:value="0.861263725" calcext:value-type="float">
            <text:p>0.861263725</text:p>
          </table:table-cell>
          <table:table-cell table:formula="of:=[.C709]^2" office:value-type="float" office:value="0.741775204000875" calcext:value-type="float">
            <text:p>0.741775204000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0401039" calcext:value-type="float">
            <text:p>1.80401039</text:p>
          </table:table-cell>
          <table:table-cell table:formula="of:=[.A710]-[.B710]" office:value-type="float" office:value="0.19598961" calcext:value-type="float">
            <text:p>0.19598961</text:p>
          </table:table-cell>
          <table:table-cell table:formula="of:=ABS([.C710])" office:value-type="float" office:value="0.19598961" calcext:value-type="float">
            <text:p>0.19598961</text:p>
          </table:table-cell>
          <table:table-cell table:formula="of:=[.C710]^2" office:value-type="float" office:value="0.0384119272279521" calcext:value-type="float">
            <text:p>0.038411927227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0752108" calcext:value-type="float">
            <text:p>0.550752108</text:p>
          </table:table-cell>
          <table:table-cell table:formula="of:=[.A711]-[.B711]" office:value-type="float" office:value="-0.550752108" calcext:value-type="float">
            <text:p>-0.550752108</text:p>
          </table:table-cell>
          <table:table-cell table:formula="of:=ABS([.C711])" office:value-type="float" office:value="0.550752108" calcext:value-type="float">
            <text:p>0.550752108</text:p>
          </table:table-cell>
          <table:table-cell table:formula="of:=[.C711]^2" office:value-type="float" office:value="0.303327884466444" calcext:value-type="float">
            <text:p>0.303327884466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4458995" calcext:value-type="float">
            <text:p>0.824458995</text:p>
          </table:table-cell>
          <table:table-cell table:formula="of:=[.A712]-[.B712]" office:value-type="float" office:value="1.175541005" calcext:value-type="float">
            <text:p>1.175541005</text:p>
          </table:table-cell>
          <table:table-cell table:formula="of:=ABS([.C712])" office:value-type="float" office:value="1.175541005" calcext:value-type="float">
            <text:p>1.175541005</text:p>
          </table:table-cell>
          <table:table-cell table:formula="of:=[.C712]^2" office:value-type="float" office:value="1.38189665443641" calcext:value-type="float">
            <text:p>1.381896654436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68086841" calcext:value-type="float">
            <text:p>1.568086841</text:p>
          </table:table-cell>
          <table:table-cell table:formula="of:=[.A713]-[.B713]" office:value-type="float" office:value="-0.568086841" calcext:value-type="float">
            <text:p>-0.568086841</text:p>
          </table:table-cell>
          <table:table-cell table:formula="of:=ABS([.C713])" office:value-type="float" office:value="0.568086841" calcext:value-type="float">
            <text:p>0.568086841</text:p>
          </table:table-cell>
          <table:table-cell table:formula="of:=[.C713]^2" office:value-type="float" office:value="0.322722658917359" calcext:value-type="float">
            <text:p>0.322722658917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4957497" calcext:value-type="float">
            <text:p>0.804957497</text:p>
          </table:table-cell>
          <table:table-cell table:formula="of:=[.A714]-[.B714]" office:value-type="float" office:value="-0.804957497" calcext:value-type="float">
            <text:p>-0.804957497</text:p>
          </table:table-cell>
          <table:table-cell table:formula="of:=ABS([.C714])" office:value-type="float" office:value="0.804957497" calcext:value-type="float">
            <text:p>0.804957497</text:p>
          </table:table-cell>
          <table:table-cell table:formula="of:=[.C714]^2" office:value-type="float" office:value="0.647956571976505" calcext:value-type="float">
            <text:p>0.647956571976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909797" calcext:value-type="float">
            <text:p>0.645909797</text:p>
          </table:table-cell>
          <table:table-cell table:formula="of:=[.A715]-[.B715]" office:value-type="float" office:value="-0.645909797" calcext:value-type="float">
            <text:p>-0.645909797</text:p>
          </table:table-cell>
          <table:table-cell table:formula="of:=ABS([.C715])" office:value-type="float" office:value="0.645909797" calcext:value-type="float">
            <text:p>0.645909797</text:p>
          </table:table-cell>
          <table:table-cell table:formula="of:=[.C715]^2" office:value-type="float" office:value="0.417199465860581" calcext:value-type="float">
            <text:p>0.417199465860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16514621" calcext:value-type="float">
            <text:p>1.216514621</text:p>
          </table:table-cell>
          <table:table-cell table:formula="of:=[.A716]-[.B716]" office:value-type="float" office:value="-0.216514621" calcext:value-type="float">
            <text:p>-0.216514621</text:p>
          </table:table-cell>
          <table:table-cell table:formula="of:=ABS([.C716])" office:value-type="float" office:value="0.216514621" calcext:value-type="float">
            <text:p>0.216514621</text:p>
          </table:table-cell>
          <table:table-cell table:formula="of:=[.C716]^2" office:value-type="float" office:value="0.0468785811067736" calcext:value-type="float">
            <text:p>0.046878581106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717]-[.B717]" office:value-type="float" office:value="-0.468829283" calcext:value-type="float">
            <text:p>-0.468829283</text:p>
          </table:table-cell>
          <table:table-cell table:formula="of:=ABS([.C717])" office:value-type="float" office:value="0.468829283" calcext:value-type="float">
            <text:p>0.468829283</text:p>
          </table:table-cell>
          <table:table-cell table:formula="of:=[.C717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9441405" calcext:value-type="float">
            <text:p>0.719441405</text:p>
          </table:table-cell>
          <table:table-cell table:formula="of:=[.A718]-[.B718]" office:value-type="float" office:value="-0.719441405" calcext:value-type="float">
            <text:p>-0.719441405</text:p>
          </table:table-cell>
          <table:table-cell table:formula="of:=ABS([.C718])" office:value-type="float" office:value="0.719441405" calcext:value-type="float">
            <text:p>0.719441405</text:p>
          </table:table-cell>
          <table:table-cell table:formula="of:=[.C718]^2" office:value-type="float" office:value="0.517595935228374" calcext:value-type="float">
            <text:p>0.517595935228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8704816" calcext:value-type="float">
            <text:p>0.478704816</text:p>
          </table:table-cell>
          <table:table-cell table:formula="of:=[.A719]-[.B719]" office:value-type="float" office:value="0.521295184" calcext:value-type="float">
            <text:p>0.521295184</text:p>
          </table:table-cell>
          <table:table-cell table:formula="of:=ABS([.C719])" office:value-type="float" office:value="0.521295184" calcext:value-type="float">
            <text:p>0.521295184</text:p>
          </table:table-cell>
          <table:table-cell table:formula="of:=[.C719]^2" office:value-type="float" office:value="0.271748668861594" calcext:value-type="float">
            <text:p>0.271748668861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1723502" calcext:value-type="float">
            <text:p>1.111723502</text:p>
          </table:table-cell>
          <table:table-cell table:formula="of:=[.A720]-[.B720]" office:value-type="float" office:value="-0.111723502" calcext:value-type="float">
            <text:p>-0.111723502</text:p>
          </table:table-cell>
          <table:table-cell table:formula="of:=ABS([.C720])" office:value-type="float" office:value="0.111723502" calcext:value-type="float">
            <text:p>0.111723502</text:p>
          </table:table-cell>
          <table:table-cell table:formula="of:=[.C720]^2" office:value-type="float" office:value="0.012482140899144" calcext:value-type="float">
            <text:p>0.012482140899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137832" calcext:value-type="float">
            <text:p>0.91137832</text:p>
          </table:table-cell>
          <table:table-cell table:formula="of:=[.A721]-[.B721]" office:value-type="float" office:value="0.08862168" calcext:value-type="float">
            <text:p>0.08862168</text:p>
          </table:table-cell>
          <table:table-cell table:formula="of:=ABS([.C721])" office:value-type="float" office:value="0.08862168" calcext:value-type="float">
            <text:p>0.08862168</text:p>
          </table:table-cell>
          <table:table-cell table:formula="of:=[.C721]^2" office:value-type="float" office:value="0.00785380216602241" calcext:value-type="float">
            <text:p>0.007853802166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5193955" calcext:value-type="float">
            <text:p>0.965193955</text:p>
          </table:table-cell>
          <table:table-cell table:formula="of:=[.A722]-[.B722]" office:value-type="float" office:value="0.034806045" calcext:value-type="float">
            <text:p>0.034806045</text:p>
          </table:table-cell>
          <table:table-cell table:formula="of:=ABS([.C722])" office:value-type="float" office:value="0.034806045" calcext:value-type="float">
            <text:p>0.034806045</text:p>
          </table:table-cell>
          <table:table-cell table:formula="of:=[.C722]^2" office:value-type="float" office:value="0.00121146076854202" calcext:value-type="float">
            <text:p>0.001211460768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256624" calcext:value-type="float">
            <text:p>0.217256624</text:p>
          </table:table-cell>
          <table:table-cell table:formula="of:=[.A723]-[.B723]" office:value-type="float" office:value="-0.217256624" calcext:value-type="float">
            <text:p>-0.217256624</text:p>
          </table:table-cell>
          <table:table-cell table:formula="of:=ABS([.C723])" office:value-type="float" office:value="0.217256624" calcext:value-type="float">
            <text:p>0.217256624</text:p>
          </table:table-cell>
          <table:table-cell table:formula="of:=[.C723]^2" office:value-type="float" office:value="0.0472004406718774" calcext:value-type="float">
            <text:p>0.047200440671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1538444" calcext:value-type="float">
            <text:p>1.441538444</text:p>
          </table:table-cell>
          <table:table-cell table:formula="of:=[.A724]-[.B724]" office:value-type="float" office:value="-0.441538444" calcext:value-type="float">
            <text:p>-0.441538444</text:p>
          </table:table-cell>
          <table:table-cell table:formula="of:=ABS([.C724])" office:value-type="float" office:value="0.441538444" calcext:value-type="float">
            <text:p>0.441538444</text:p>
          </table:table-cell>
          <table:table-cell table:formula="of:=[.C724]^2" office:value-type="float" office:value="0.194956197529941" calcext:value-type="float">
            <text:p>0.1949561975299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26765144" calcext:value-type="float">
            <text:p>1.326765144</text:p>
          </table:table-cell>
          <table:table-cell table:formula="of:=[.A725]-[.B725]" office:value-type="float" office:value="2.673234856" calcext:value-type="float">
            <text:p>2.673234856</text:p>
          </table:table-cell>
          <table:table-cell table:formula="of:=ABS([.C725])" office:value-type="float" office:value="2.673234856" calcext:value-type="float">
            <text:p>2.673234856</text:p>
          </table:table-cell>
          <table:table-cell table:formula="of:=[.C725]^2" office:value-type="float" office:value="7.14618459533334" calcext:value-type="float">
            <text:p>7.14618459533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8566315" calcext:value-type="float">
            <text:p>0.548566315</text:p>
          </table:table-cell>
          <table:table-cell table:formula="of:=[.A726]-[.B726]" office:value-type="float" office:value="-0.548566315" calcext:value-type="float">
            <text:p>-0.548566315</text:p>
          </table:table-cell>
          <table:table-cell table:formula="of:=ABS([.C726])" office:value-type="float" office:value="0.548566315" calcext:value-type="float">
            <text:p>0.548566315</text:p>
          </table:table-cell>
          <table:table-cell table:formula="of:=[.C726]^2" office:value-type="float" office:value="0.300925001952679" calcext:value-type="float">
            <text:p>0.300925001952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8227856" calcext:value-type="float">
            <text:p>1.288227856</text:p>
          </table:table-cell>
          <table:table-cell table:formula="of:=[.A727]-[.B727]" office:value-type="float" office:value="-1.288227856" calcext:value-type="float">
            <text:p>-1.288227856</text:p>
          </table:table-cell>
          <table:table-cell table:formula="of:=ABS([.C727])" office:value-type="float" office:value="1.288227856" calcext:value-type="float">
            <text:p>1.288227856</text:p>
          </table:table-cell>
          <table:table-cell table:formula="of:=[.C727]^2" office:value-type="float" office:value="1.65953100897436" calcext:value-type="float">
            <text:p>1.65953100897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89207975" calcext:value-type="float">
            <text:p>1.189207975</text:p>
          </table:table-cell>
          <table:table-cell table:formula="of:=[.A728]-[.B728]" office:value-type="float" office:value="-0.189207975" calcext:value-type="float">
            <text:p>-0.189207975</text:p>
          </table:table-cell>
          <table:table-cell table:formula="of:=ABS([.C728])" office:value-type="float" office:value="0.189207975" calcext:value-type="float">
            <text:p>0.189207975</text:p>
          </table:table-cell>
          <table:table-cell table:formula="of:=[.C728]^2" office:value-type="float" office:value="0.0357996578036006" calcext:value-type="float">
            <text:p>0.035799657803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6434084" calcext:value-type="float">
            <text:p>0.696434084</text:p>
          </table:table-cell>
          <table:table-cell table:formula="of:=[.A729]-[.B729]" office:value-type="float" office:value="0.303565916" calcext:value-type="float">
            <text:p>0.303565916</text:p>
          </table:table-cell>
          <table:table-cell table:formula="of:=ABS([.C729])" office:value-type="float" office:value="0.303565916" calcext:value-type="float">
            <text:p>0.303565916</text:p>
          </table:table-cell>
          <table:table-cell table:formula="of:=[.C729]^2" office:value-type="float" office:value="0.092152265356919" calcext:value-type="float">
            <text:p>0.092152265356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4580237" calcext:value-type="float">
            <text:p>0.744580237</text:p>
          </table:table-cell>
          <table:table-cell table:formula="of:=[.A730]-[.B730]" office:value-type="float" office:value="0.255419763" calcext:value-type="float">
            <text:p>0.255419763</text:p>
          </table:table-cell>
          <table:table-cell table:formula="of:=ABS([.C730])" office:value-type="float" office:value="0.255419763" calcext:value-type="float">
            <text:p>0.255419763</text:p>
          </table:table-cell>
          <table:table-cell table:formula="of:=[.C730]^2" office:value-type="float" office:value="0.0652392553309761" calcext:value-type="float">
            <text:p>0.065239255330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41707873" calcext:value-type="float">
            <text:p>1.441707873</text:p>
          </table:table-cell>
          <table:table-cell table:formula="of:=[.A731]-[.B731]" office:value-type="float" office:value="-1.441707873" calcext:value-type="float">
            <text:p>-1.441707873</text:p>
          </table:table-cell>
          <table:table-cell table:formula="of:=ABS([.C731])" office:value-type="float" office:value="1.441707873" calcext:value-type="float">
            <text:p>1.441707873</text:p>
          </table:table-cell>
          <table:table-cell table:formula="of:=[.C731]^2" office:value-type="float" office:value="2.07852159107018" calcext:value-type="float">
            <text:p>2.07852159107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181238" calcext:value-type="float">
            <text:p>0.622181238</text:p>
          </table:table-cell>
          <table:table-cell table:formula="of:=[.A732]-[.B732]" office:value-type="float" office:value="-0.622181238" calcext:value-type="float">
            <text:p>-0.622181238</text:p>
          </table:table-cell>
          <table:table-cell table:formula="of:=ABS([.C732])" office:value-type="float" office:value="0.622181238" calcext:value-type="float">
            <text:p>0.622181238</text:p>
          </table:table-cell>
          <table:table-cell table:formula="of:=[.C732]^2" office:value-type="float" office:value="0.387109492919213" calcext:value-type="float">
            <text:p>0.387109492919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107644" calcext:value-type="float">
            <text:p>0.596107644</text:p>
          </table:table-cell>
          <table:table-cell table:formula="of:=[.A733]-[.B733]" office:value-type="float" office:value="-0.596107644" calcext:value-type="float">
            <text:p>-0.596107644</text:p>
          </table:table-cell>
          <table:table-cell table:formula="of:=ABS([.C733])" office:value-type="float" office:value="0.596107644" calcext:value-type="float">
            <text:p>0.596107644</text:p>
          </table:table-cell>
          <table:table-cell table:formula="of:=[.C733]^2" office:value-type="float" office:value="0.355344323235231" calcext:value-type="float">
            <text:p>0.355344323235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72674404" calcext:value-type="float">
            <text:p>2.072674404</text:p>
          </table:table-cell>
          <table:table-cell table:formula="of:=[.A734]-[.B734]" office:value-type="float" office:value="0.927325596" calcext:value-type="float">
            <text:p>0.927325596</text:p>
          </table:table-cell>
          <table:table-cell table:formula="of:=ABS([.C734])" office:value-type="float" office:value="0.927325596" calcext:value-type="float">
            <text:p>0.927325596</text:p>
          </table:table-cell>
          <table:table-cell table:formula="of:=[.C734]^2" office:value-type="float" office:value="0.859932760996755" calcext:value-type="float">
            <text:p>0.859932760996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9338792" calcext:value-type="float">
            <text:p>0.499338792</text:p>
          </table:table-cell>
          <table:table-cell table:formula="of:=[.A735]-[.B735]" office:value-type="float" office:value="-0.499338792" calcext:value-type="float">
            <text:p>-0.499338792</text:p>
          </table:table-cell>
          <table:table-cell table:formula="of:=ABS([.C735])" office:value-type="float" office:value="0.499338792" calcext:value-type="float">
            <text:p>0.499338792</text:p>
          </table:table-cell>
          <table:table-cell table:formula="of:=[.C735]^2" office:value-type="float" office:value="0.249339229196019" calcext:value-type="float">
            <text:p>0.249339229196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1632886" calcext:value-type="float">
            <text:p>0.621632886</text:p>
          </table:table-cell>
          <table:table-cell table:formula="of:=[.A736]-[.B736]" office:value-type="float" office:value="0.378367114" calcext:value-type="float">
            <text:p>0.378367114</text:p>
          </table:table-cell>
          <table:table-cell table:formula="of:=ABS([.C736])" office:value-type="float" office:value="0.378367114" calcext:value-type="float">
            <text:p>0.378367114</text:p>
          </table:table-cell>
          <table:table-cell table:formula="of:=[.C736]^2" office:value-type="float" office:value="0.143161672956689" calcext:value-type="float">
            <text:p>0.1431616729566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329466" calcext:value-type="float">
            <text:p>0.504329466</text:p>
          </table:table-cell>
          <table:table-cell table:formula="of:=[.A737]-[.B737]" office:value-type="float" office:value="-0.504329466" calcext:value-type="float">
            <text:p>-0.504329466</text:p>
          </table:table-cell>
          <table:table-cell table:formula="of:=ABS([.C737])" office:value-type="float" office:value="0.504329466" calcext:value-type="float">
            <text:p>0.504329466</text:p>
          </table:table-cell>
          <table:table-cell table:formula="of:=[.C737]^2" office:value-type="float" office:value="0.254348210275845" calcext:value-type="float">
            <text:p>0.254348210275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1672665" calcext:value-type="float">
            <text:p>1.001672665</text:p>
          </table:table-cell>
          <table:table-cell table:formula="of:=[.A738]-[.B738]" office:value-type="float" office:value="-1.001672665" calcext:value-type="float">
            <text:p>-1.001672665</text:p>
          </table:table-cell>
          <table:table-cell table:formula="of:=ABS([.C738])" office:value-type="float" office:value="1.001672665" calcext:value-type="float">
            <text:p>1.001672665</text:p>
          </table:table-cell>
          <table:table-cell table:formula="of:=[.C738]^2" office:value-type="float" office:value="1.0033481278082" calcext:value-type="float">
            <text:p>1.0033481278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56800101" calcext:value-type="float">
            <text:p>1.856800101</text:p>
          </table:table-cell>
          <table:table-cell table:formula="of:=[.A739]-[.B739]" office:value-type="float" office:value="0.143199899" calcext:value-type="float">
            <text:p>0.143199899</text:p>
          </table:table-cell>
          <table:table-cell table:formula="of:=ABS([.C739])" office:value-type="float" office:value="0.143199899" calcext:value-type="float">
            <text:p>0.143199899</text:p>
          </table:table-cell>
          <table:table-cell table:formula="of:=[.C739]^2" office:value-type="float" office:value="0.0205062110736102" calcext:value-type="float">
            <text:p>0.02050621107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39018706" calcext:value-type="float">
            <text:p>1.039018706</text:p>
          </table:table-cell>
          <table:table-cell table:formula="of:=[.A740]-[.B740]" office:value-type="float" office:value="0.960981294" calcext:value-type="float">
            <text:p>0.960981294</text:p>
          </table:table-cell>
          <table:table-cell table:formula="of:=ABS([.C740])" office:value-type="float" office:value="0.960981294" calcext:value-type="float">
            <text:p>0.960981294</text:p>
          </table:table-cell>
          <table:table-cell table:formula="of:=[.C740]^2" office:value-type="float" office:value="0.923485047417914" calcext:value-type="float">
            <text:p>0.923485047417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630009" calcext:value-type="float">
            <text:p>0.70630009</text:p>
          </table:table-cell>
          <table:table-cell table:formula="of:=[.A741]-[.B741]" office:value-type="float" office:value="0.29369991" calcext:value-type="float">
            <text:p>0.29369991</text:p>
          </table:table-cell>
          <table:table-cell table:formula="of:=ABS([.C741])" office:value-type="float" office:value="0.29369991" calcext:value-type="float">
            <text:p>0.29369991</text:p>
          </table:table-cell>
          <table:table-cell table:formula="of:=[.C741]^2" office:value-type="float" office:value="0.0862596371340081" calcext:value-type="float">
            <text:p>0.086259637134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44860506" calcext:value-type="float">
            <text:p>1.844860506</text:p>
          </table:table-cell>
          <table:table-cell table:formula="of:=[.A742]-[.B742]" office:value-type="float" office:value="2.155139494" calcext:value-type="float">
            <text:p>2.155139494</text:p>
          </table:table-cell>
          <table:table-cell table:formula="of:=ABS([.C742])" office:value-type="float" office:value="2.155139494" calcext:value-type="float">
            <text:p>2.155139494</text:p>
          </table:table-cell>
          <table:table-cell table:formula="of:=[.C742]^2" office:value-type="float" office:value="4.64462623859858" calcext:value-type="float">
            <text:p>4.64462623859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83625262" calcext:value-type="float">
            <text:p>1.583625262</text:p>
          </table:table-cell>
          <table:table-cell table:formula="of:=[.A743]-[.B743]" office:value-type="float" office:value="1.416374738" calcext:value-type="float">
            <text:p>1.416374738</text:p>
          </table:table-cell>
          <table:table-cell table:formula="of:=ABS([.C743])" office:value-type="float" office:value="1.416374738" calcext:value-type="float">
            <text:p>1.416374738</text:p>
          </table:table-cell>
          <table:table-cell table:formula="of:=[.C743]^2" office:value-type="float" office:value="2.00611739844457" calcext:value-type="float">
            <text:p>2.00611739844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1043852" calcext:value-type="float">
            <text:p>0.631043852</text:p>
          </table:table-cell>
          <table:table-cell table:formula="of:=[.A744]-[.B744]" office:value-type="float" office:value="1.368956148" calcext:value-type="float">
            <text:p>1.368956148</text:p>
          </table:table-cell>
          <table:table-cell table:formula="of:=ABS([.C744])" office:value-type="float" office:value="1.368956148" calcext:value-type="float">
            <text:p>1.368956148</text:p>
          </table:table-cell>
          <table:table-cell table:formula="of:=[.C744]^2" office:value-type="float" office:value="1.874040935147" calcext:value-type="float">
            <text:p>1.874040935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81323487" calcext:value-type="float">
            <text:p>2.981323487</text:p>
          </table:table-cell>
          <table:table-cell table:formula="of:=[.A745]-[.B745]" office:value-type="float" office:value="3.018676513" calcext:value-type="float">
            <text:p>3.018676513</text:p>
          </table:table-cell>
          <table:table-cell table:formula="of:=ABS([.C745])" office:value-type="float" office:value="3.018676513" calcext:value-type="float">
            <text:p>3.018676513</text:p>
          </table:table-cell>
          <table:table-cell table:formula="of:=[.C745]^2" office:value-type="float" office:value="9.11240789013784" calcext:value-type="float">
            <text:p>9.112407890137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50248408" calcext:value-type="float">
            <text:p>1.350248408</text:p>
          </table:table-cell>
          <table:table-cell table:formula="of:=[.A746]-[.B746]" office:value-type="float" office:value="9.649751592" calcext:value-type="float">
            <text:p>9.649751592</text:p>
          </table:table-cell>
          <table:table-cell table:formula="of:=ABS([.C746])" office:value-type="float" office:value="9.649751592" calcext:value-type="float">
            <text:p>9.649751592</text:p>
          </table:table-cell>
          <table:table-cell table:formula="of:=[.C746]^2" office:value-type="float" office:value="93.1177057873065" calcext:value-type="float">
            <text:p>93.1177057873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5927291" calcext:value-type="float">
            <text:p>0.975927291</text:p>
          </table:table-cell>
          <table:table-cell table:formula="of:=[.A747]-[.B747]" office:value-type="float" office:value="-0.975927291" calcext:value-type="float">
            <text:p>-0.975927291</text:p>
          </table:table-cell>
          <table:table-cell table:formula="of:=ABS([.C747])" office:value-type="float" office:value="0.975927291" calcext:value-type="float">
            <text:p>0.975927291</text:p>
          </table:table-cell>
          <table:table-cell table:formula="of:=[.C747]^2" office:value-type="float" office:value="0.952434077318599" calcext:value-type="float">
            <text:p>0.9524340773185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46434918" calcext:value-type="float">
            <text:p>1.246434918</text:p>
          </table:table-cell>
          <table:table-cell table:formula="of:=[.A748]-[.B748]" office:value-type="float" office:value="0.753565082" calcext:value-type="float">
            <text:p>0.753565082</text:p>
          </table:table-cell>
          <table:table-cell table:formula="of:=ABS([.C748])" office:value-type="float" office:value="0.753565082" calcext:value-type="float">
            <text:p>0.753565082</text:p>
          </table:table-cell>
          <table:table-cell table:formula="of:=[.C748]^2" office:value-type="float" office:value="0.567860332809667" calcext:value-type="float">
            <text:p>0.567860332809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80183341" calcext:value-type="float">
            <text:p>1.780183341</text:p>
          </table:table-cell>
          <table:table-cell table:formula="of:=[.A749]-[.B749]" office:value-type="float" office:value="0.219816659" calcext:value-type="float">
            <text:p>0.219816659</text:p>
          </table:table-cell>
          <table:table-cell table:formula="of:=ABS([.C749])" office:value-type="float" office:value="0.219816659" calcext:value-type="float">
            <text:p>0.219816659</text:p>
          </table:table-cell>
          <table:table-cell table:formula="of:=[.C749]^2" office:value-type="float" office:value="0.0483193635739222" calcext:value-type="float">
            <text:p>0.048319363573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9987386" calcext:value-type="float">
            <text:p>0.749987386</text:p>
          </table:table-cell>
          <table:table-cell table:formula="of:=[.A750]-[.B750]" office:value-type="float" office:value="2.250012614" calcext:value-type="float">
            <text:p>2.250012614</text:p>
          </table:table-cell>
          <table:table-cell table:formula="of:=ABS([.C750])" office:value-type="float" office:value="2.250012614" calcext:value-type="float">
            <text:p>2.250012614</text:p>
          </table:table-cell>
          <table:table-cell table:formula="of:=[.C750]^2" office:value-type="float" office:value="5.06255676315911" calcext:value-type="float">
            <text:p>5.06255676315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18755299" calcext:value-type="float">
            <text:p>1.418755299</text:p>
          </table:table-cell>
          <table:table-cell table:formula="of:=[.A751]-[.B751]" office:value-type="float" office:value="2.581244701" calcext:value-type="float">
            <text:p>2.581244701</text:p>
          </table:table-cell>
          <table:table-cell table:formula="of:=ABS([.C751])" office:value-type="float" office:value="2.581244701" calcext:value-type="float">
            <text:p>2.581244701</text:p>
          </table:table-cell>
          <table:table-cell table:formula="of:=[.C751]^2" office:value-type="float" office:value="6.66282420644058" calcext:value-type="float">
            <text:p>6.662824206440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08408154" calcext:value-type="float">
            <text:p>2.408408154</text:p>
          </table:table-cell>
          <table:table-cell table:formula="of:=[.A752]-[.B752]" office:value-type="float" office:value="-0.408408154" calcext:value-type="float">
            <text:p>-0.408408154</text:p>
          </table:table-cell>
          <table:table-cell table:formula="of:=ABS([.C752])" office:value-type="float" office:value="0.408408154" calcext:value-type="float">
            <text:p>0.408408154</text:p>
          </table:table-cell>
          <table:table-cell table:formula="of:=[.C752]^2" office:value-type="float" office:value="0.166797220253688" calcext:value-type="float">
            <text:p>0.166797220253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9043697" calcext:value-type="float">
            <text:p>0.639043697</text:p>
          </table:table-cell>
          <table:table-cell table:formula="of:=[.A753]-[.B753]" office:value-type="float" office:value="2.360956303" calcext:value-type="float">
            <text:p>2.360956303</text:p>
          </table:table-cell>
          <table:table-cell table:formula="of:=ABS([.C753])" office:value-type="float" office:value="2.360956303" calcext:value-type="float">
            <text:p>2.360956303</text:p>
          </table:table-cell>
          <table:table-cell table:formula="of:=[.C753]^2" office:value-type="float" office:value="5.57411466467543" calcext:value-type="float">
            <text:p>5.574114664675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030064" calcext:value-type="float">
            <text:p>0.63030064</text:p>
          </table:table-cell>
          <table:table-cell table:formula="of:=[.A754]-[.B754]" office:value-type="float" office:value="0.36969936" calcext:value-type="float">
            <text:p>0.36969936</text:p>
          </table:table-cell>
          <table:table-cell table:formula="of:=ABS([.C754])" office:value-type="float" office:value="0.36969936" calcext:value-type="float">
            <text:p>0.36969936</text:p>
          </table:table-cell>
          <table:table-cell table:formula="of:=[.C754]^2" office:value-type="float" office:value="0.13667761678441" calcext:value-type="float">
            <text:p>0.13667761678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9201569" calcext:value-type="float">
            <text:p>0.979201569</text:p>
          </table:table-cell>
          <table:table-cell table:formula="of:=[.A755]-[.B755]" office:value-type="float" office:value="2.020798431" calcext:value-type="float">
            <text:p>2.020798431</text:p>
          </table:table-cell>
          <table:table-cell table:formula="of:=ABS([.C755])" office:value-type="float" office:value="2.020798431" calcext:value-type="float">
            <text:p>2.020798431</text:p>
          </table:table-cell>
          <table:table-cell table:formula="of:=[.C755]^2" office:value-type="float" office:value="4.08362629873206" calcext:value-type="float">
            <text:p>4.08362629873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6620275" calcext:value-type="float">
            <text:p>1.096620275</text:p>
          </table:table-cell>
          <table:table-cell table:formula="of:=[.A756]-[.B756]" office:value-type="float" office:value="-0.096620275" calcext:value-type="float">
            <text:p>-0.096620275</text:p>
          </table:table-cell>
          <table:table-cell table:formula="of:=ABS([.C756])" office:value-type="float" office:value="0.096620275" calcext:value-type="float">
            <text:p>0.096620275</text:p>
          </table:table-cell>
          <table:table-cell table:formula="of:=[.C756]^2" office:value-type="float" office:value="0.00933547754107563" calcext:value-type="float">
            <text:p>0.009335477541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6202908" calcext:value-type="float">
            <text:p>1.016202908</text:p>
          </table:table-cell>
          <table:table-cell table:formula="of:=[.A757]-[.B757]" office:value-type="float" office:value="-1.016202908" calcext:value-type="float">
            <text:p>-1.016202908</text:p>
          </table:table-cell>
          <table:table-cell table:formula="of:=ABS([.C757])" office:value-type="float" office:value="1.016202908" calcext:value-type="float">
            <text:p>1.016202908</text:p>
          </table:table-cell>
          <table:table-cell table:formula="of:=[.C757]^2" office:value-type="float" office:value="1.03266835022766" calcext:value-type="float">
            <text:p>1.03266835022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758]-[.B758]" office:value-type="float" office:value="-0.537816309" calcext:value-type="float">
            <text:p>-0.537816309</text:p>
          </table:table-cell>
          <table:table-cell table:formula="of:=ABS([.C758])" office:value-type="float" office:value="0.537816309" calcext:value-type="float">
            <text:p>0.537816309</text:p>
          </table:table-cell>
          <table:table-cell table:formula="of:=[.C758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4023106" calcext:value-type="float">
            <text:p>0.574023106</text:p>
          </table:table-cell>
          <table:table-cell table:formula="of:=[.A759]-[.B759]" office:value-type="float" office:value="-0.574023106" calcext:value-type="float">
            <text:p>-0.574023106</text:p>
          </table:table-cell>
          <table:table-cell table:formula="of:=ABS([.C759])" office:value-type="float" office:value="0.574023106" calcext:value-type="float">
            <text:p>0.574023106</text:p>
          </table:table-cell>
          <table:table-cell table:formula="of:=[.C759]^2" office:value-type="float" office:value="0.329502526221887" calcext:value-type="float">
            <text:p>0.3295025262218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8418001" calcext:value-type="float">
            <text:p>0.878418001</text:p>
          </table:table-cell>
          <table:table-cell table:formula="of:=[.A760]-[.B760]" office:value-type="float" office:value="0.121581999" calcext:value-type="float">
            <text:p>0.121581999</text:p>
          </table:table-cell>
          <table:table-cell table:formula="of:=ABS([.C760])" office:value-type="float" office:value="0.121581999" calcext:value-type="float">
            <text:p>0.121581999</text:p>
          </table:table-cell>
          <table:table-cell table:formula="of:=[.C760]^2" office:value-type="float" office:value="0.014782182480836" calcext:value-type="float">
            <text:p>0.014782182480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861885" calcext:value-type="float">
            <text:p>0.76861885</text:p>
          </table:table-cell>
          <table:table-cell table:formula="of:=[.A761]-[.B761]" office:value-type="float" office:value="-0.76861885" calcext:value-type="float">
            <text:p>-0.76861885</text:p>
          </table:table-cell>
          <table:table-cell table:formula="of:=ABS([.C761])" office:value-type="float" office:value="0.76861885" calcext:value-type="float">
            <text:p>0.76861885</text:p>
          </table:table-cell>
          <table:table-cell table:formula="of:=[.C761]^2" office:value-type="float" office:value="0.590774936575322" calcext:value-type="float">
            <text:p>0.590774936575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762]-[.B762]" office:value-type="float" office:value="-0.223104818" calcext:value-type="float">
            <text:p>-0.223104818</text:p>
          </table:table-cell>
          <table:table-cell table:formula="of:=ABS([.C762])" office:value-type="float" office:value="0.223104818" calcext:value-type="float">
            <text:p>0.223104818</text:p>
          </table:table-cell>
          <table:table-cell table:formula="of:=[.C762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4685692" calcext:value-type="float">
            <text:p>0.994685692</text:p>
          </table:table-cell>
          <table:table-cell table:formula="of:=[.A763]-[.B763]" office:value-type="float" office:value="-0.994685692" calcext:value-type="float">
            <text:p>-0.994685692</text:p>
          </table:table-cell>
          <table:table-cell table:formula="of:=ABS([.C763])" office:value-type="float" office:value="0.994685692" calcext:value-type="float">
            <text:p>0.994685692</text:p>
          </table:table-cell>
          <table:table-cell table:formula="of:=[.C763]^2" office:value-type="float" office:value="0.989399625869519" calcext:value-type="float">
            <text:p>0.989399625869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14932706" calcext:value-type="float">
            <text:p>2.214932706</text:p>
          </table:table-cell>
          <table:table-cell table:formula="of:=[.A764]-[.B764]" office:value-type="float" office:value="-2.214932706" calcext:value-type="float">
            <text:p>-2.214932706</text:p>
          </table:table-cell>
          <table:table-cell table:formula="of:=ABS([.C764])" office:value-type="float" office:value="2.214932706" calcext:value-type="float">
            <text:p>2.214932706</text:p>
          </table:table-cell>
          <table:table-cell table:formula="of:=[.C764]^2" office:value-type="float" office:value="4.90592689210848" calcext:value-type="float">
            <text:p>4.90592689210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765]-[.B765]" office:value-type="float" office:value="-0.504760337" calcext:value-type="float">
            <text:p>-0.504760337</text:p>
          </table:table-cell>
          <table:table-cell table:formula="of:=ABS([.C765])" office:value-type="float" office:value="0.504760337" calcext:value-type="float">
            <text:p>0.504760337</text:p>
          </table:table-cell>
          <table:table-cell table:formula="of:=[.C765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0630572" calcext:value-type="float">
            <text:p>0.750630572</text:p>
          </table:table-cell>
          <table:table-cell table:formula="of:=[.A766]-[.B766]" office:value-type="float" office:value="-0.750630572" calcext:value-type="float">
            <text:p>-0.750630572</text:p>
          </table:table-cell>
          <table:table-cell table:formula="of:=ABS([.C766])" office:value-type="float" office:value="0.750630572" calcext:value-type="float">
            <text:p>0.750630572</text:p>
          </table:table-cell>
          <table:table-cell table:formula="of:=[.C766]^2" office:value-type="float" office:value="0.563446255621047" calcext:value-type="float">
            <text:p>0.563446255621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24734921" calcext:value-type="float">
            <text:p>1.524734921</text:p>
          </table:table-cell>
          <table:table-cell table:formula="of:=[.A767]-[.B767]" office:value-type="float" office:value="-1.524734921" calcext:value-type="float">
            <text:p>-1.524734921</text:p>
          </table:table-cell>
          <table:table-cell table:formula="of:=ABS([.C767])" office:value-type="float" office:value="1.524734921" calcext:value-type="float">
            <text:p>1.524734921</text:p>
          </table:table-cell>
          <table:table-cell table:formula="of:=[.C767]^2" office:value-type="float" office:value="2.32481657931688" calcext:value-type="float">
            <text:p>2.32481657931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06267" calcext:value-type="float">
            <text:p>0.59206267</text:p>
          </table:table-cell>
          <table:table-cell table:formula="of:=[.A768]-[.B768]" office:value-type="float" office:value="-0.59206267" calcext:value-type="float">
            <text:p>-0.59206267</text:p>
          </table:table-cell>
          <table:table-cell table:formula="of:=ABS([.C768])" office:value-type="float" office:value="0.59206267" calcext:value-type="float">
            <text:p>0.59206267</text:p>
          </table:table-cell>
          <table:table-cell table:formula="of:=[.C768]^2" office:value-type="float" office:value="0.350538205207529" calcext:value-type="float">
            <text:p>0.350538205207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68874" calcext:value-type="float">
            <text:p>0.50168874</text:p>
          </table:table-cell>
          <table:table-cell table:formula="of:=[.A769]-[.B769]" office:value-type="float" office:value="-0.50168874" calcext:value-type="float">
            <text:p>-0.50168874</text:p>
          </table:table-cell>
          <table:table-cell table:formula="of:=ABS([.C769])" office:value-type="float" office:value="0.50168874" calcext:value-type="float">
            <text:p>0.50168874</text:p>
          </table:table-cell>
          <table:table-cell table:formula="of:=[.C769]^2" office:value-type="float" office:value="0.251691591842788" calcext:value-type="float">
            <text:p>0.251691591842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89142886" calcext:value-type="float">
            <text:p>1.789142886</text:p>
          </table:table-cell>
          <table:table-cell table:formula="of:=[.A770]-[.B770]" office:value-type="float" office:value="-1.789142886" calcext:value-type="float">
            <text:p>-1.789142886</text:p>
          </table:table-cell>
          <table:table-cell table:formula="of:=ABS([.C770])" office:value-type="float" office:value="1.789142886" calcext:value-type="float">
            <text:p>1.789142886</text:p>
          </table:table-cell>
          <table:table-cell table:formula="of:=[.C770]^2" office:value-type="float" office:value="3.20103226652441" calcext:value-type="float">
            <text:p>3.20103226652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771]-[.B771]" office:value-type="float" office:value="-0.468829283" calcext:value-type="float">
            <text:p>-0.468829283</text:p>
          </table:table-cell>
          <table:table-cell table:formula="of:=ABS([.C771])" office:value-type="float" office:value="0.468829283" calcext:value-type="float">
            <text:p>0.468829283</text:p>
          </table:table-cell>
          <table:table-cell table:formula="of:=[.C771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8477391" calcext:value-type="float">
            <text:p>0.368477391</text:p>
          </table:table-cell>
          <table:table-cell table:formula="of:=[.A772]-[.B772]" office:value-type="float" office:value="-0.368477391" calcext:value-type="float">
            <text:p>-0.368477391</text:p>
          </table:table-cell>
          <table:table-cell table:formula="of:=ABS([.C772])" office:value-type="float" office:value="0.368477391" calcext:value-type="float">
            <text:p>0.368477391</text:p>
          </table:table-cell>
          <table:table-cell table:formula="of:=[.C772]^2" office:value-type="float" office:value="0.135775587678167" calcext:value-type="float">
            <text:p>0.13577558767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773]-[.B773]" office:value-type="float" office:value="-0.289951841" calcext:value-type="float">
            <text:p>-0.289951841</text:p>
          </table:table-cell>
          <table:table-cell table:formula="of:=ABS([.C773])" office:value-type="float" office:value="0.289951841" calcext:value-type="float">
            <text:p>0.289951841</text:p>
          </table:table-cell>
          <table:table-cell table:formula="of:=[.C773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774]-[.B774]" office:value-type="float" office:value="-1.095935202" calcext:value-type="float">
            <text:p>-1.095935202</text:p>
          </table:table-cell>
          <table:table-cell table:formula="of:=ABS([.C774])" office:value-type="float" office:value="1.095935202" calcext:value-type="float">
            <text:p>1.095935202</text:p>
          </table:table-cell>
          <table:table-cell table:formula="of:=[.C774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82458348" calcext:value-type="float">
            <text:p>1.382458348</text:p>
          </table:table-cell>
          <table:table-cell table:formula="of:=[.A775]-[.B775]" office:value-type="float" office:value="-1.382458348" calcext:value-type="float">
            <text:p>-1.382458348</text:p>
          </table:table-cell>
          <table:table-cell table:formula="of:=ABS([.C775])" office:value-type="float" office:value="1.382458348" calcext:value-type="float">
            <text:p>1.382458348</text:p>
          </table:table-cell>
          <table:table-cell table:formula="of:=[.C775]^2" office:value-type="float" office:value="1.91119108395489" calcext:value-type="float">
            <text:p>1.91119108395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776]-[.B776]" office:value-type="float" office:value="-0.537816309" calcext:value-type="float">
            <text:p>-0.537816309</text:p>
          </table:table-cell>
          <table:table-cell table:formula="of:=ABS([.C776])" office:value-type="float" office:value="0.537816309" calcext:value-type="float">
            <text:p>0.537816309</text:p>
          </table:table-cell>
          <table:table-cell table:formula="of:=[.C776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410428" calcext:value-type="float">
            <text:p>0.73410428</text:p>
          </table:table-cell>
          <table:table-cell table:formula="of:=[.A777]-[.B777]" office:value-type="float" office:value="-0.73410428" calcext:value-type="float">
            <text:p>-0.73410428</text:p>
          </table:table-cell>
          <table:table-cell table:formula="of:=ABS([.C777])" office:value-type="float" office:value="0.73410428" calcext:value-type="float">
            <text:p>0.73410428</text:p>
          </table:table-cell>
          <table:table-cell table:formula="of:=[.C777]^2" office:value-type="float" office:value="0.538909093914319" calcext:value-type="float">
            <text:p>0.538909093914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0988039" calcext:value-type="float">
            <text:p>0.900988039</text:p>
          </table:table-cell>
          <table:table-cell table:formula="of:=[.A778]-[.B778]" office:value-type="float" office:value="0.099011961" calcext:value-type="float">
            <text:p>0.099011961</text:p>
          </table:table-cell>
          <table:table-cell table:formula="of:=ABS([.C778])" office:value-type="float" office:value="0.099011961" calcext:value-type="float">
            <text:p>0.099011961</text:p>
          </table:table-cell>
          <table:table-cell table:formula="of:=[.C778]^2" office:value-type="float" office:value="0.00980336842106552" calcext:value-type="float">
            <text:p>0.009803368421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3238" calcext:value-type="float">
            <text:p>0.473238</text:p>
          </table:table-cell>
          <table:table-cell table:formula="of:=[.A779]-[.B779]" office:value-type="float" office:value="-0.473238" calcext:value-type="float">
            <text:p>-0.473238</text:p>
          </table:table-cell>
          <table:table-cell table:formula="of:=ABS([.C779])" office:value-type="float" office:value="0.473238" calcext:value-type="float">
            <text:p>0.473238</text:p>
          </table:table-cell>
          <table:table-cell table:formula="of:=[.C779]^2" office:value-type="float" office:value="0.223954204644" calcext:value-type="float">
            <text:p>0.223954204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1184871" calcext:value-type="float">
            <text:p>0.551184871</text:p>
          </table:table-cell>
          <table:table-cell table:formula="of:=[.A780]-[.B780]" office:value-type="float" office:value="-0.551184871" calcext:value-type="float">
            <text:p>-0.551184871</text:p>
          </table:table-cell>
          <table:table-cell table:formula="of:=ABS([.C780])" office:value-type="float" office:value="0.551184871" calcext:value-type="float">
            <text:p>0.551184871</text:p>
          </table:table-cell>
          <table:table-cell table:formula="of:=[.C780]^2" office:value-type="float" office:value="0.303804762019287" calcext:value-type="float">
            <text:p>0.303804762019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56176342" calcext:value-type="float">
            <text:p>1.256176342</text:p>
          </table:table-cell>
          <table:table-cell table:formula="of:=[.A781]-[.B781]" office:value-type="float" office:value="0.743823658" calcext:value-type="float">
            <text:p>0.743823658</text:p>
          </table:table-cell>
          <table:table-cell table:formula="of:=ABS([.C781])" office:value-type="float" office:value="0.743823658" calcext:value-type="float">
            <text:p>0.743823658</text:p>
          </table:table-cell>
          <table:table-cell table:formula="of:=[.C781]^2" office:value-type="float" office:value="0.553273634200501" calcext:value-type="float">
            <text:p>0.5532736342005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38149124" calcext:value-type="float">
            <text:p>2.138149124</text:p>
          </table:table-cell>
          <table:table-cell table:formula="of:=[.A782]-[.B782]" office:value-type="float" office:value="-2.138149124" calcext:value-type="float">
            <text:p>-2.138149124</text:p>
          </table:table-cell>
          <table:table-cell table:formula="of:=ABS([.C782])" office:value-type="float" office:value="2.138149124" calcext:value-type="float">
            <text:p>2.138149124</text:p>
          </table:table-cell>
          <table:table-cell table:formula="of:=[.C782]^2" office:value-type="float" office:value="4.57168167646197" calcext:value-type="float">
            <text:p>4.57168167646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783]-[.B783]" office:value-type="float" office:value="-0.504760337" calcext:value-type="float">
            <text:p>-0.504760337</text:p>
          </table:table-cell>
          <table:table-cell table:formula="of:=ABS([.C783])" office:value-type="float" office:value="0.504760337" calcext:value-type="float">
            <text:p>0.504760337</text:p>
          </table:table-cell>
          <table:table-cell table:formula="of:=[.C783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55177" calcext:value-type="float">
            <text:p>0.6455177</text:p>
          </table:table-cell>
          <table:table-cell table:formula="of:=[.A784]-[.B784]" office:value-type="float" office:value="2.3544823" calcext:value-type="float">
            <text:p>2.3544823</text:p>
          </table:table-cell>
          <table:table-cell table:formula="of:=ABS([.C784])" office:value-type="float" office:value="2.3544823" calcext:value-type="float">
            <text:p>2.3544823</text:p>
          </table:table-cell>
          <table:table-cell table:formula="of:=[.C784]^2" office:value-type="float" office:value="5.54358690101329" calcext:value-type="float">
            <text:p>5.54358690101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69002365" calcext:value-type="float">
            <text:p>1.269002365</text:p>
          </table:table-cell>
          <table:table-cell table:formula="of:=[.A785]-[.B785]" office:value-type="float" office:value="-0.269002365" calcext:value-type="float">
            <text:p>-0.269002365</text:p>
          </table:table-cell>
          <table:table-cell table:formula="of:=ABS([.C785])" office:value-type="float" office:value="0.269002365" calcext:value-type="float">
            <text:p>0.269002365</text:p>
          </table:table-cell>
          <table:table-cell table:formula="of:=[.C785]^2" office:value-type="float" office:value="0.0723622723755932" calcext:value-type="float">
            <text:p>0.072362272375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06267" calcext:value-type="float">
            <text:p>0.59206267</text:p>
          </table:table-cell>
          <table:table-cell table:formula="of:=[.A786]-[.B786]" office:value-type="float" office:value="-0.59206267" calcext:value-type="float">
            <text:p>-0.59206267</text:p>
          </table:table-cell>
          <table:table-cell table:formula="of:=ABS([.C786])" office:value-type="float" office:value="0.59206267" calcext:value-type="float">
            <text:p>0.59206267</text:p>
          </table:table-cell>
          <table:table-cell table:formula="of:=[.C786]^2" office:value-type="float" office:value="0.350538205207529" calcext:value-type="float">
            <text:p>0.3505382052075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73487446" calcext:value-type="float">
            <text:p>0.573487446</text:p>
          </table:table-cell>
          <table:table-cell table:formula="of:=[.A787]-[.B787]" office:value-type="float" office:value="1.426512554" calcext:value-type="float">
            <text:p>1.426512554</text:p>
          </table:table-cell>
          <table:table-cell table:formula="of:=ABS([.C787])" office:value-type="float" office:value="1.426512554" calcext:value-type="float">
            <text:p>1.426512554</text:p>
          </table:table-cell>
          <table:table-cell table:formula="of:=[.C787]^2" office:value-type="float" office:value="2.0349380667196" calcext:value-type="float">
            <text:p>2.0349380667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44525889" calcext:value-type="float">
            <text:p>4.844525889</text:p>
          </table:table-cell>
          <table:table-cell table:formula="of:=[.A788]-[.B788]" office:value-type="float" office:value="-0.844525889" calcext:value-type="float">
            <text:p>-0.844525889</text:p>
          </table:table-cell>
          <table:table-cell table:formula="of:=ABS([.C788])" office:value-type="float" office:value="0.844525889" calcext:value-type="float">
            <text:p>0.844525889</text:p>
          </table:table-cell>
          <table:table-cell table:formula="of:=[.C788]^2" office:value-type="float" office:value="0.71322397719124" calcext:value-type="float">
            <text:p>0.71322397719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6127281" calcext:value-type="float">
            <text:p>0.556127281</text:p>
          </table:table-cell>
          <table:table-cell table:formula="of:=[.A789]-[.B789]" office:value-type="float" office:value="0.443872719" calcext:value-type="float">
            <text:p>0.443872719</text:p>
          </table:table-cell>
          <table:table-cell table:formula="of:=ABS([.C789])" office:value-type="float" office:value="0.443872719" calcext:value-type="float">
            <text:p>0.443872719</text:p>
          </table:table-cell>
          <table:table-cell table:formula="of:=[.C789]^2" office:value-type="float" office:value="0.197022990672453" calcext:value-type="float">
            <text:p>0.1970229906724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1708108" calcext:value-type="float">
            <text:p>0.71708108</text:p>
          </table:table-cell>
          <table:table-cell table:formula="of:=[.A790]-[.B790]" office:value-type="float" office:value="2.28291892" calcext:value-type="float">
            <text:p>2.28291892</text:p>
          </table:table-cell>
          <table:table-cell table:formula="of:=ABS([.C790])" office:value-type="float" office:value="2.28291892" calcext:value-type="float">
            <text:p>2.28291892</text:p>
          </table:table-cell>
          <table:table-cell table:formula="of:=[.C790]^2" office:value-type="float" office:value="5.21171879529397" calcext:value-type="float">
            <text:p>5.211718795293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1660891" calcext:value-type="float">
            <text:p>0.441660891</text:p>
          </table:table-cell>
          <table:table-cell table:formula="of:=[.A791]-[.B791]" office:value-type="float" office:value="0.558339109" calcext:value-type="float">
            <text:p>0.558339109</text:p>
          </table:table-cell>
          <table:table-cell table:formula="of:=ABS([.C791])" office:value-type="float" office:value="0.558339109" calcext:value-type="float">
            <text:p>0.558339109</text:p>
          </table:table-cell>
          <table:table-cell table:formula="of:=[.C791]^2" office:value-type="float" office:value="0.311742560638914" calcext:value-type="float">
            <text:p>0.311742560638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8556831" calcext:value-type="float">
            <text:p>0.818556831</text:p>
          </table:table-cell>
          <table:table-cell table:formula="of:=[.A792]-[.B792]" office:value-type="float" office:value="0.181443169" calcext:value-type="float">
            <text:p>0.181443169</text:p>
          </table:table-cell>
          <table:table-cell table:formula="of:=ABS([.C792])" office:value-type="float" office:value="0.181443169" calcext:value-type="float">
            <text:p>0.181443169</text:p>
          </table:table-cell>
          <table:table-cell table:formula="of:=[.C792]^2" office:value-type="float" office:value="0.0329216235767625" calcext:value-type="float">
            <text:p>0.032921623576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3505902" calcext:value-type="float">
            <text:p>0.803505902</text:p>
          </table:table-cell>
          <table:table-cell table:formula="of:=[.A793]-[.B793]" office:value-type="float" office:value="-0.803505902" calcext:value-type="float">
            <text:p>-0.803505902</text:p>
          </table:table-cell>
          <table:table-cell table:formula="of:=ABS([.C793])" office:value-type="float" office:value="0.803505902" calcext:value-type="float">
            <text:p>0.803505902</text:p>
          </table:table-cell>
          <table:table-cell table:formula="of:=[.C793]^2" office:value-type="float" office:value="0.645621734548834" calcext:value-type="float">
            <text:p>0.645621734548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794]-[.B794]" office:value-type="float" office:value="-0.537816309" calcext:value-type="float">
            <text:p>-0.537816309</text:p>
          </table:table-cell>
          <table:table-cell table:formula="of:=ABS([.C794])" office:value-type="float" office:value="0.537816309" calcext:value-type="float">
            <text:p>0.537816309</text:p>
          </table:table-cell>
          <table:table-cell table:formula="of:=[.C794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5099377" calcext:value-type="float">
            <text:p>0.575099377</text:p>
          </table:table-cell>
          <table:table-cell table:formula="of:=[.A795]-[.B795]" office:value-type="float" office:value="-0.575099377" calcext:value-type="float">
            <text:p>-0.575099377</text:p>
          </table:table-cell>
          <table:table-cell table:formula="of:=ABS([.C795])" office:value-type="float" office:value="0.575099377" calcext:value-type="float">
            <text:p>0.575099377</text:p>
          </table:table-cell>
          <table:table-cell table:formula="of:=[.C795]^2" office:value-type="float" office:value="0.330739293425788" calcext:value-type="float">
            <text:p>0.330739293425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6093326" calcext:value-type="float">
            <text:p>0.876093326</text:p>
          </table:table-cell>
          <table:table-cell table:formula="of:=[.A796]-[.B796]" office:value-type="float" office:value="-0.876093326" calcext:value-type="float">
            <text:p>-0.876093326</text:p>
          </table:table-cell>
          <table:table-cell table:formula="of:=ABS([.C796])" office:value-type="float" office:value="0.876093326" calcext:value-type="float">
            <text:p>0.876093326</text:p>
          </table:table-cell>
          <table:table-cell table:formula="of:=[.C796]^2" office:value-type="float" office:value="0.767539515861742" calcext:value-type="float">
            <text:p>0.767539515861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793962" calcext:value-type="float">
            <text:p>0.690793962</text:p>
          </table:table-cell>
          <table:table-cell table:formula="of:=[.A797]-[.B797]" office:value-type="float" office:value="-0.690793962" calcext:value-type="float">
            <text:p>-0.690793962</text:p>
          </table:table-cell>
          <table:table-cell table:formula="of:=ABS([.C797])" office:value-type="float" office:value="0.690793962" calcext:value-type="float">
            <text:p>0.690793962</text:p>
          </table:table-cell>
          <table:table-cell table:formula="of:=[.C797]^2" office:value-type="float" office:value="0.477196297935658" calcext:value-type="float">
            <text:p>0.477196297935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798]-[.B798]" office:value-type="float" office:value="-0.223104818" calcext:value-type="float">
            <text:p>-0.223104818</text:p>
          </table:table-cell>
          <table:table-cell table:formula="of:=ABS([.C798])" office:value-type="float" office:value="0.223104818" calcext:value-type="float">
            <text:p>0.223104818</text:p>
          </table:table-cell>
          <table:table-cell table:formula="of:=[.C798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6398998" calcext:value-type="float">
            <text:p>0.726398998</text:p>
          </table:table-cell>
          <table:table-cell table:formula="of:=[.A799]-[.B799]" office:value-type="float" office:value="0.273601002" calcext:value-type="float">
            <text:p>0.273601002</text:p>
          </table:table-cell>
          <table:table-cell table:formula="of:=ABS([.C799])" office:value-type="float" office:value="0.273601002" calcext:value-type="float">
            <text:p>0.273601002</text:p>
          </table:table-cell>
          <table:table-cell table:formula="of:=[.C799]^2" office:value-type="float" office:value="0.074857508295404" calcext:value-type="float">
            <text:p>0.074857508295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61658433" calcext:value-type="float">
            <text:p>1.361658433</text:p>
          </table:table-cell>
          <table:table-cell table:formula="of:=[.A800]-[.B800]" office:value-type="float" office:value="-0.361658433" calcext:value-type="float">
            <text:p>-0.361658433</text:p>
          </table:table-cell>
          <table:table-cell table:formula="of:=ABS([.C800])" office:value-type="float" office:value="0.361658433" calcext:value-type="float">
            <text:p>0.361658433</text:p>
          </table:table-cell>
          <table:table-cell table:formula="of:=[.C800]^2" office:value-type="float" office:value="0.130796822160016" calcext:value-type="float">
            <text:p>0.130796822160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801]-[.B801]" office:value-type="float" office:value="-0.504760337" calcext:value-type="float">
            <text:p>-0.504760337</text:p>
          </table:table-cell>
          <table:table-cell table:formula="of:=ABS([.C801])" office:value-type="float" office:value="0.504760337" calcext:value-type="float">
            <text:p>0.504760337</text:p>
          </table:table-cell>
          <table:table-cell table:formula="of:=[.C801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2053443" calcext:value-type="float">
            <text:p>0.832053443</text:p>
          </table:table-cell>
          <table:table-cell table:formula="of:=[.A802]-[.B802]" office:value-type="float" office:value="0.167946557" calcext:value-type="float">
            <text:p>0.167946557</text:p>
          </table:table-cell>
          <table:table-cell table:formula="of:=ABS([.C802])" office:value-type="float" office:value="0.167946557" calcext:value-type="float">
            <text:p>0.167946557</text:p>
          </table:table-cell>
          <table:table-cell table:formula="of:=[.C802]^2" office:value-type="float" office:value="0.0282060460081542" calcext:value-type="float">
            <text:p>0.028206046008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24734921" calcext:value-type="float">
            <text:p>1.524734921</text:p>
          </table:table-cell>
          <table:table-cell table:formula="of:=[.A803]-[.B803]" office:value-type="float" office:value="-1.524734921" calcext:value-type="float">
            <text:p>-1.524734921</text:p>
          </table:table-cell>
          <table:table-cell table:formula="of:=ABS([.C803])" office:value-type="float" office:value="1.524734921" calcext:value-type="float">
            <text:p>1.524734921</text:p>
          </table:table-cell>
          <table:table-cell table:formula="of:=[.C803]^2" office:value-type="float" office:value="2.32481657931688" calcext:value-type="float">
            <text:p>2.32481657931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06267" calcext:value-type="float">
            <text:p>0.59206267</text:p>
          </table:table-cell>
          <table:table-cell table:formula="of:=[.A804]-[.B804]" office:value-type="float" office:value="-0.59206267" calcext:value-type="float">
            <text:p>-0.59206267</text:p>
          </table:table-cell>
          <table:table-cell table:formula="of:=ABS([.C804])" office:value-type="float" office:value="0.59206267" calcext:value-type="float">
            <text:p>0.59206267</text:p>
          </table:table-cell>
          <table:table-cell table:formula="of:=[.C804]^2" office:value-type="float" office:value="0.350538205207529" calcext:value-type="float">
            <text:p>0.350538205207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68874" calcext:value-type="float">
            <text:p>0.50168874</text:p>
          </table:table-cell>
          <table:table-cell table:formula="of:=[.A805]-[.B805]" office:value-type="float" office:value="-0.50168874" calcext:value-type="float">
            <text:p>-0.50168874</text:p>
          </table:table-cell>
          <table:table-cell table:formula="of:=ABS([.C805])" office:value-type="float" office:value="0.50168874" calcext:value-type="float">
            <text:p>0.50168874</text:p>
          </table:table-cell>
          <table:table-cell table:formula="of:=[.C805]^2" office:value-type="float" office:value="0.251691591842788" calcext:value-type="float">
            <text:p>0.251691591842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5622949" calcext:value-type="float">
            <text:p>1.35622949</text:p>
          </table:table-cell>
          <table:table-cell table:formula="of:=[.A806]-[.B806]" office:value-type="float" office:value="0.64377051" calcext:value-type="float">
            <text:p>0.64377051</text:p>
          </table:table-cell>
          <table:table-cell table:formula="of:=ABS([.C806])" office:value-type="float" office:value="0.64377051" calcext:value-type="float">
            <text:p>0.64377051</text:p>
          </table:table-cell>
          <table:table-cell table:formula="of:=[.C806]^2" office:value-type="float" office:value="0.41444046954566" calcext:value-type="float">
            <text:p>0.41444046954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2444372" calcext:value-type="float">
            <text:p>0.502444372</text:p>
          </table:table-cell>
          <table:table-cell table:formula="of:=[.A807]-[.B807]" office:value-type="float" office:value="-0.502444372" calcext:value-type="float">
            <text:p>-0.502444372</text:p>
          </table:table-cell>
          <table:table-cell table:formula="of:=ABS([.C807])" office:value-type="float" office:value="0.502444372" calcext:value-type="float">
            <text:p>0.502444372</text:p>
          </table:table-cell>
          <table:table-cell table:formula="of:=[.C807]^2" office:value-type="float" office:value="0.252450346954474" calcext:value-type="float">
            <text:p>0.252450346954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8477391" calcext:value-type="float">
            <text:p>0.368477391</text:p>
          </table:table-cell>
          <table:table-cell table:formula="of:=[.A808]-[.B808]" office:value-type="float" office:value="-0.368477391" calcext:value-type="float">
            <text:p>-0.368477391</text:p>
          </table:table-cell>
          <table:table-cell table:formula="of:=ABS([.C808])" office:value-type="float" office:value="0.368477391" calcext:value-type="float">
            <text:p>0.368477391</text:p>
          </table:table-cell>
          <table:table-cell table:formula="of:=[.C808]^2" office:value-type="float" office:value="0.135775587678167" calcext:value-type="float">
            <text:p>0.13577558767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9553951" calcext:value-type="float">
            <text:p>0.499553951</text:p>
          </table:table-cell>
          <table:table-cell table:formula="of:=[.A809]-[.B809]" office:value-type="float" office:value="-0.499553951" calcext:value-type="float">
            <text:p>-0.499553951</text:p>
          </table:table-cell>
          <table:table-cell table:formula="of:=ABS([.C809])" office:value-type="float" office:value="0.499553951" calcext:value-type="float">
            <text:p>0.499553951</text:p>
          </table:table-cell>
          <table:table-cell table:formula="of:=[.C809]^2" office:value-type="float" office:value="0.24955414995971" calcext:value-type="float">
            <text:p>0.24955414995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810]-[.B810]" office:value-type="float" office:value="-1.095935202" calcext:value-type="float">
            <text:p>-1.095935202</text:p>
          </table:table-cell>
          <table:table-cell table:formula="of:=ABS([.C810])" office:value-type="float" office:value="1.095935202" calcext:value-type="float">
            <text:p>1.095935202</text:p>
          </table:table-cell>
          <table:table-cell table:formula="of:=[.C810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01917526" calcext:value-type="float">
            <text:p>1.101917526</text:p>
          </table:table-cell>
          <table:table-cell table:formula="of:=[.A811]-[.B811]" office:value-type="float" office:value="-1.101917526" calcext:value-type="float">
            <text:p>-1.101917526</text:p>
          </table:table-cell>
          <table:table-cell table:formula="of:=ABS([.C811])" office:value-type="float" office:value="1.101917526" calcext:value-type="float">
            <text:p>1.101917526</text:p>
          </table:table-cell>
          <table:table-cell table:formula="of:=[.C811]^2" office:value-type="float" office:value="1.21422223410596" calcext:value-type="float">
            <text:p>1.21422223410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584454" calcext:value-type="float">
            <text:p>0.571584454</text:p>
          </table:table-cell>
          <table:table-cell table:formula="of:=[.A812]-[.B812]" office:value-type="float" office:value="-0.571584454" calcext:value-type="float">
            <text:p>-0.571584454</text:p>
          </table:table-cell>
          <table:table-cell table:formula="of:=ABS([.C812])" office:value-type="float" office:value="0.571584454" calcext:value-type="float">
            <text:p>0.571584454</text:p>
          </table:table-cell>
          <table:table-cell table:formula="of:=[.C812]^2" office:value-type="float" office:value="0.326708788054478" calcext:value-type="float">
            <text:p>0.326708788054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8162238" calcext:value-type="float">
            <text:p>0.608162238</text:p>
          </table:table-cell>
          <table:table-cell table:formula="of:=[.A813]-[.B813]" office:value-type="float" office:value="0.391837762" calcext:value-type="float">
            <text:p>0.391837762</text:p>
          </table:table-cell>
          <table:table-cell table:formula="of:=ABS([.C813])" office:value-type="float" office:value="0.391837762" calcext:value-type="float">
            <text:p>0.391837762</text:p>
          </table:table-cell>
          <table:table-cell table:formula="of:=[.C813]^2" office:value-type="float" office:value="0.153536831729169" calcext:value-type="float">
            <text:p>0.15353683172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38739979" calcext:value-type="float">
            <text:p>1.538739979</text:p>
          </table:table-cell>
          <table:table-cell table:formula="of:=[.A814]-[.B814]" office:value-type="float" office:value="-0.538739979" calcext:value-type="float">
            <text:p>-0.538739979</text:p>
          </table:table-cell>
          <table:table-cell table:formula="of:=ABS([.C814])" office:value-type="float" office:value="0.538739979" calcext:value-type="float">
            <text:p>0.538739979</text:p>
          </table:table-cell>
          <table:table-cell table:formula="of:=[.C814]^2" office:value-type="float" office:value="0.29024076497292" calcext:value-type="float">
            <text:p>0.29024076497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9395674" calcext:value-type="float">
            <text:p>1.099395674</text:p>
          </table:table-cell>
          <table:table-cell table:formula="of:=[.A815]-[.B815]" office:value-type="float" office:value="-0.0993956739999999" calcext:value-type="float">
            <text:p>-0.099395674</text:p>
          </table:table-cell>
          <table:table-cell table:formula="of:=ABS([.C815])" office:value-type="float" office:value="0.0993956739999999" calcext:value-type="float">
            <text:p>0.099395674</text:p>
          </table:table-cell>
          <table:table-cell table:formula="of:=[.C815]^2" office:value-type="float" office:value="0.00987950000991426" calcext:value-type="float">
            <text:p>0.009879500009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270125" calcext:value-type="float">
            <text:p>0.57270125</text:p>
          </table:table-cell>
          <table:table-cell table:formula="of:=[.A816]-[.B816]" office:value-type="float" office:value="-0.57270125" calcext:value-type="float">
            <text:p>-0.57270125</text:p>
          </table:table-cell>
          <table:table-cell table:formula="of:=ABS([.C816])" office:value-type="float" office:value="0.57270125" calcext:value-type="float">
            <text:p>0.57270125</text:p>
          </table:table-cell>
          <table:table-cell table:formula="of:=[.C816]^2" office:value-type="float" office:value="0.327986721751563" calcext:value-type="float">
            <text:p>0.327986721751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0015387" calcext:value-type="float">
            <text:p>0.730015387</text:p>
          </table:table-cell>
          <table:table-cell table:formula="of:=[.A817]-[.B817]" office:value-type="float" office:value="1.269984613" calcext:value-type="float">
            <text:p>1.269984613</text:p>
          </table:table-cell>
          <table:table-cell table:formula="of:=ABS([.C817])" office:value-type="float" office:value="1.269984613" calcext:value-type="float">
            <text:p>1.269984613</text:p>
          </table:table-cell>
          <table:table-cell table:formula="of:=[.C817]^2" office:value-type="float" office:value="1.61286091725676" calcext:value-type="float">
            <text:p>1.61286091725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3440686" calcext:value-type="float">
            <text:p>1.003440686</text:p>
          </table:table-cell>
          <table:table-cell table:formula="of:=[.A818]-[.B818]" office:value-type="float" office:value="-1.003440686" calcext:value-type="float">
            <text:p>-1.003440686</text:p>
          </table:table-cell>
          <table:table-cell table:formula="of:=ABS([.C818])" office:value-type="float" office:value="1.003440686" calcext:value-type="float">
            <text:p>1.003440686</text:p>
          </table:table-cell>
          <table:table-cell table:formula="of:=[.C818]^2" office:value-type="float" office:value="1.00689321032015" calcext:value-type="float">
            <text:p>1.00689321032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8491023" calcext:value-type="float">
            <text:p>0.668491023</text:p>
          </table:table-cell>
          <table:table-cell table:formula="of:=[.A819]-[.B819]" office:value-type="float" office:value="-0.668491023" calcext:value-type="float">
            <text:p>-0.668491023</text:p>
          </table:table-cell>
          <table:table-cell table:formula="of:=ABS([.C819])" office:value-type="float" office:value="0.668491023" calcext:value-type="float">
            <text:p>0.668491023</text:p>
          </table:table-cell>
          <table:table-cell table:formula="of:=[.C819]^2" office:value-type="float" office:value="0.446880247831587" calcext:value-type="float">
            <text:p>0.446880247831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8873349" calcext:value-type="float">
            <text:p>0.838873349</text:p>
          </table:table-cell>
          <table:table-cell table:formula="of:=[.A820]-[.B820]" office:value-type="float" office:value="0.161126651" calcext:value-type="float">
            <text:p>0.161126651</text:p>
          </table:table-cell>
          <table:table-cell table:formula="of:=ABS([.C820])" office:value-type="float" office:value="0.161126651" calcext:value-type="float">
            <text:p>0.161126651</text:p>
          </table:table-cell>
          <table:table-cell table:formula="of:=[.C820]^2" office:value-type="float" office:value="0.0259617976624758" calcext:value-type="float">
            <text:p>0.025961797662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36602759" calcext:value-type="float">
            <text:p>1.236602759</text:p>
          </table:table-cell>
          <table:table-cell table:formula="of:=[.A821]-[.B821]" office:value-type="float" office:value="-1.236602759" calcext:value-type="float">
            <text:p>-1.236602759</text:p>
          </table:table-cell>
          <table:table-cell table:formula="of:=ABS([.C821])" office:value-type="float" office:value="1.236602759" calcext:value-type="float">
            <text:p>1.236602759</text:p>
          </table:table-cell>
          <table:table-cell table:formula="of:=[.C821]^2" office:value-type="float" office:value="1.52918638356641" calcext:value-type="float">
            <text:p>1.529186383566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6136135" calcext:value-type="float">
            <text:p>0.606136135</text:p>
          </table:table-cell>
          <table:table-cell table:formula="of:=[.A822]-[.B822]" office:value-type="float" office:value="0.393863865" calcext:value-type="float">
            <text:p>0.393863865</text:p>
          </table:table-cell>
          <table:table-cell table:formula="of:=ABS([.C822])" office:value-type="float" office:value="0.393863865" calcext:value-type="float">
            <text:p>0.393863865</text:p>
          </table:table-cell>
          <table:table-cell table:formula="of:=[.C822]^2" office:value-type="float" office:value="0.155128744152738" calcext:value-type="float">
            <text:p>0.155128744152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7883723" calcext:value-type="float">
            <text:p>0.597883723</text:p>
          </table:table-cell>
          <table:table-cell table:formula="of:=[.A823]-[.B823]" office:value-type="float" office:value="1.402116277" calcext:value-type="float">
            <text:p>1.402116277</text:p>
          </table:table-cell>
          <table:table-cell table:formula="of:=ABS([.C823])" office:value-type="float" office:value="1.402116277" calcext:value-type="float">
            <text:p>1.402116277</text:p>
          </table:table-cell>
          <table:table-cell table:formula="of:=[.C823]^2" office:value-type="float" office:value="1.96593005422834" calcext:value-type="float">
            <text:p>1.965930054228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29243378" calcext:value-type="float">
            <text:p>1.329243378</text:p>
          </table:table-cell>
          <table:table-cell table:formula="of:=[.A824]-[.B824]" office:value-type="float" office:value="-0.329243378" calcext:value-type="float">
            <text:p>-0.329243378</text:p>
          </table:table-cell>
          <table:table-cell table:formula="of:=ABS([.C824])" office:value-type="float" office:value="0.329243378" calcext:value-type="float">
            <text:p>0.329243378</text:p>
          </table:table-cell>
          <table:table-cell table:formula="of:=[.C824]^2" office:value-type="float" office:value="0.108401201956851" calcext:value-type="float">
            <text:p>0.108401201956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825]-[.B825]" office:value-type="float" office:value="-0.468829283" calcext:value-type="float">
            <text:p>-0.468829283</text:p>
          </table:table-cell>
          <table:table-cell table:formula="of:=ABS([.C825])" office:value-type="float" office:value="0.468829283" calcext:value-type="float">
            <text:p>0.468829283</text:p>
          </table:table-cell>
          <table:table-cell table:formula="of:=[.C825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1440869" calcext:value-type="float">
            <text:p>0.781440869</text:p>
          </table:table-cell>
          <table:table-cell table:formula="of:=[.A826]-[.B826]" office:value-type="float" office:value="-0.781440869" calcext:value-type="float">
            <text:p>-0.781440869</text:p>
          </table:table-cell>
          <table:table-cell table:formula="of:=ABS([.C826])" office:value-type="float" office:value="0.781440869" calcext:value-type="float">
            <text:p>0.781440869</text:p>
          </table:table-cell>
          <table:table-cell table:formula="of:=[.C826]^2" office:value-type="float" office:value="0.610649831743475" calcext:value-type="float">
            <text:p>0.610649831743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0865119" calcext:value-type="float">
            <text:p>0.450865119</text:p>
          </table:table-cell>
          <table:table-cell table:formula="of:=[.A827]-[.B827]" office:value-type="float" office:value="-0.450865119" calcext:value-type="float">
            <text:p>-0.450865119</text:p>
          </table:table-cell>
          <table:table-cell table:formula="of:=ABS([.C827])" office:value-type="float" office:value="0.450865119" calcext:value-type="float">
            <text:p>0.450865119</text:p>
          </table:table-cell>
          <table:table-cell table:formula="of:=[.C827]^2" office:value-type="float" office:value="0.203279355530884" calcext:value-type="float">
            <text:p>0.203279355530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9335995" calcext:value-type="float">
            <text:p>0.949335995</text:p>
          </table:table-cell>
          <table:table-cell table:formula="of:=[.A828]-[.B828]" office:value-type="float" office:value="0.0506640049999999" calcext:value-type="float">
            <text:p>0.050664005</text:p>
          </table:table-cell>
          <table:table-cell table:formula="of:=ABS([.C828])" office:value-type="float" office:value="0.0506640049999999" calcext:value-type="float">
            <text:p>0.050664005</text:p>
          </table:table-cell>
          <table:table-cell table:formula="of:=[.C828]^2" office:value-type="float" office:value="0.00256684140264001" calcext:value-type="float">
            <text:p>0.00256684140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8675349" calcext:value-type="float">
            <text:p>0.938675349</text:p>
          </table:table-cell>
          <table:table-cell table:formula="of:=[.A829]-[.B829]" office:value-type="float" office:value="-0.938675349" calcext:value-type="float">
            <text:p>-0.938675349</text:p>
          </table:table-cell>
          <table:table-cell table:formula="of:=ABS([.C829])" office:value-type="float" office:value="0.938675349" calcext:value-type="float">
            <text:p>0.938675349</text:p>
          </table:table-cell>
          <table:table-cell table:formula="of:=[.C829]^2" office:value-type="float" office:value="0.881111410820272" calcext:value-type="float">
            <text:p>0.881111410820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830]-[.B830]" office:value-type="float" office:value="-0.537816309" calcext:value-type="float">
            <text:p>-0.537816309</text:p>
          </table:table-cell>
          <table:table-cell table:formula="of:=ABS([.C830])" office:value-type="float" office:value="0.537816309" calcext:value-type="float">
            <text:p>0.537816309</text:p>
          </table:table-cell>
          <table:table-cell table:formula="of:=[.C830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256624" calcext:value-type="float">
            <text:p>0.217256624</text:p>
          </table:table-cell>
          <table:table-cell table:formula="of:=[.A831]-[.B831]" office:value-type="float" office:value="-0.217256624" calcext:value-type="float">
            <text:p>-0.217256624</text:p>
          </table:table-cell>
          <table:table-cell table:formula="of:=ABS([.C831])" office:value-type="float" office:value="0.217256624" calcext:value-type="float">
            <text:p>0.217256624</text:p>
          </table:table-cell>
          <table:table-cell table:formula="of:=[.C831]^2" office:value-type="float" office:value="0.0472004406718774" calcext:value-type="float">
            <text:p>0.047200440671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5168024" calcext:value-type="float">
            <text:p>1.155168024</text:p>
          </table:table-cell>
          <table:table-cell table:formula="of:=[.A832]-[.B832]" office:value-type="float" office:value="-0.155168024" calcext:value-type="float">
            <text:p>-0.155168024</text:p>
          </table:table-cell>
          <table:table-cell table:formula="of:=ABS([.C832])" office:value-type="float" office:value="0.155168024" calcext:value-type="float">
            <text:p>0.155168024</text:p>
          </table:table-cell>
          <table:table-cell table:formula="of:=[.C832]^2" office:value-type="float" office:value="0.0240771156720646" calcext:value-type="float">
            <text:p>0.024077115672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3238" calcext:value-type="float">
            <text:p>0.473238</text:p>
          </table:table-cell>
          <table:table-cell table:formula="of:=[.A833]-[.B833]" office:value-type="float" office:value="-0.473238" calcext:value-type="float">
            <text:p>-0.473238</text:p>
          </table:table-cell>
          <table:table-cell table:formula="of:=ABS([.C833])" office:value-type="float" office:value="0.473238" calcext:value-type="float">
            <text:p>0.473238</text:p>
          </table:table-cell>
          <table:table-cell table:formula="of:=[.C833]^2" office:value-type="float" office:value="0.223954204644" calcext:value-type="float">
            <text:p>0.223954204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834]-[.B834]" office:value-type="float" office:value="-0.223104818" calcext:value-type="float">
            <text:p>-0.223104818</text:p>
          </table:table-cell>
          <table:table-cell table:formula="of:=ABS([.C834])" office:value-type="float" office:value="0.223104818" calcext:value-type="float">
            <text:p>0.223104818</text:p>
          </table:table-cell>
          <table:table-cell table:formula="of:=[.C834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212559" calcext:value-type="float">
            <text:p>0.703212559</text:p>
          </table:table-cell>
          <table:table-cell table:formula="of:=[.A835]-[.B835]" office:value-type="float" office:value="-0.703212559" calcext:value-type="float">
            <text:p>-0.703212559</text:p>
          </table:table-cell>
          <table:table-cell table:formula="of:=ABS([.C835])" office:value-type="float" office:value="0.703212559" calcext:value-type="float">
            <text:p>0.703212559</text:p>
          </table:table-cell>
          <table:table-cell table:formula="of:=[.C835]^2" office:value-type="float" office:value="0.494507903135329" calcext:value-type="float">
            <text:p>0.494507903135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03438177" calcext:value-type="float">
            <text:p>1.503438177</text:p>
          </table:table-cell>
          <table:table-cell table:formula="of:=[.A836]-[.B836]" office:value-type="float" office:value="-1.503438177" calcext:value-type="float">
            <text:p>-1.503438177</text:p>
          </table:table-cell>
          <table:table-cell table:formula="of:=ABS([.C836])" office:value-type="float" office:value="1.503438177" calcext:value-type="float">
            <text:p>1.503438177</text:p>
          </table:table-cell>
          <table:table-cell table:formula="of:=[.C836]^2" office:value-type="float" office:value="2.26032635206108" calcext:value-type="float">
            <text:p>2.26032635206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837]-[.B837]" office:value-type="float" office:value="-0.504760337" calcext:value-type="float">
            <text:p>-0.504760337</text:p>
          </table:table-cell>
          <table:table-cell table:formula="of:=ABS([.C837])" office:value-type="float" office:value="0.504760337" calcext:value-type="float">
            <text:p>0.504760337</text:p>
          </table:table-cell>
          <table:table-cell table:formula="of:=[.C837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4580237" calcext:value-type="float">
            <text:p>0.744580237</text:p>
          </table:table-cell>
          <table:table-cell table:formula="of:=[.A838]-[.B838]" office:value-type="float" office:value="-0.744580237" calcext:value-type="float">
            <text:p>-0.744580237</text:p>
          </table:table-cell>
          <table:table-cell table:formula="of:=ABS([.C838])" office:value-type="float" office:value="0.744580237" calcext:value-type="float">
            <text:p>0.744580237</text:p>
          </table:table-cell>
          <table:table-cell table:formula="of:=[.C838]^2" office:value-type="float" office:value="0.554399729330976" calcext:value-type="float">
            <text:p>0.554399729330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43408583" calcext:value-type="float">
            <text:p>1.243408583</text:p>
          </table:table-cell>
          <table:table-cell table:formula="of:=[.A839]-[.B839]" office:value-type="float" office:value="-1.243408583" calcext:value-type="float">
            <text:p>-1.243408583</text:p>
          </table:table-cell>
          <table:table-cell table:formula="of:=ABS([.C839])" office:value-type="float" office:value="1.243408583" calcext:value-type="float">
            <text:p>1.243408583</text:p>
          </table:table-cell>
          <table:table-cell table:formula="of:=[.C839]^2" office:value-type="float" office:value="1.54606490427807" calcext:value-type="float">
            <text:p>1.54606490427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06267" calcext:value-type="float">
            <text:p>0.59206267</text:p>
          </table:table-cell>
          <table:table-cell table:formula="of:=[.A840]-[.B840]" office:value-type="float" office:value="-0.59206267" calcext:value-type="float">
            <text:p>-0.59206267</text:p>
          </table:table-cell>
          <table:table-cell table:formula="of:=ABS([.C840])" office:value-type="float" office:value="0.59206267" calcext:value-type="float">
            <text:p>0.59206267</text:p>
          </table:table-cell>
          <table:table-cell table:formula="of:=[.C840]^2" office:value-type="float" office:value="0.350538205207529" calcext:value-type="float">
            <text:p>0.350538205207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68874" calcext:value-type="float">
            <text:p>0.50168874</text:p>
          </table:table-cell>
          <table:table-cell table:formula="of:=[.A841]-[.B841]" office:value-type="float" office:value="-0.50168874" calcext:value-type="float">
            <text:p>-0.50168874</text:p>
          </table:table-cell>
          <table:table-cell table:formula="of:=ABS([.C841])" office:value-type="float" office:value="0.50168874" calcext:value-type="float">
            <text:p>0.50168874</text:p>
          </table:table-cell>
          <table:table-cell table:formula="of:=[.C841]^2" office:value-type="float" office:value="0.251691591842788" calcext:value-type="float">
            <text:p>0.251691591842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1535766" calcext:value-type="float">
            <text:p>1.41535766</text:p>
          </table:table-cell>
          <table:table-cell table:formula="of:=[.A842]-[.B842]" office:value-type="float" office:value="-1.41535766" calcext:value-type="float">
            <text:p>-1.41535766</text:p>
          </table:table-cell>
          <table:table-cell table:formula="of:=ABS([.C842])" office:value-type="float" office:value="1.41535766" calcext:value-type="float">
            <text:p>1.41535766</text:p>
          </table:table-cell>
          <table:table-cell table:formula="of:=[.C842]^2" office:value-type="float" office:value="2.00323730572068" calcext:value-type="float">
            <text:p>2.00323730572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843]-[.B843]" office:value-type="float" office:value="-0.468829283" calcext:value-type="float">
            <text:p>-0.468829283</text:p>
          </table:table-cell>
          <table:table-cell table:formula="of:=ABS([.C843])" office:value-type="float" office:value="0.468829283" calcext:value-type="float">
            <text:p>0.468829283</text:p>
          </table:table-cell>
          <table:table-cell table:formula="of:=[.C843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8477391" calcext:value-type="float">
            <text:p>0.368477391</text:p>
          </table:table-cell>
          <table:table-cell table:formula="of:=[.A844]-[.B844]" office:value-type="float" office:value="-0.368477391" calcext:value-type="float">
            <text:p>-0.368477391</text:p>
          </table:table-cell>
          <table:table-cell table:formula="of:=ABS([.C844])" office:value-type="float" office:value="0.368477391" calcext:value-type="float">
            <text:p>0.368477391</text:p>
          </table:table-cell>
          <table:table-cell table:formula="of:=[.C844]^2" office:value-type="float" office:value="0.135775587678167" calcext:value-type="float">
            <text:p>0.13577558767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845]-[.B845]" office:value-type="float" office:value="-0.289951841" calcext:value-type="float">
            <text:p>-0.289951841</text:p>
          </table:table-cell>
          <table:table-cell table:formula="of:=ABS([.C845])" office:value-type="float" office:value="0.289951841" calcext:value-type="float">
            <text:p>0.289951841</text:p>
          </table:table-cell>
          <table:table-cell table:formula="of:=[.C845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846]-[.B846]" office:value-type="float" office:value="-1.095935202" calcext:value-type="float">
            <text:p>-1.095935202</text:p>
          </table:table-cell>
          <table:table-cell table:formula="of:=ABS([.C846])" office:value-type="float" office:value="1.095935202" calcext:value-type="float">
            <text:p>1.095935202</text:p>
          </table:table-cell>
          <table:table-cell table:formula="of:=[.C846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8548055" calcext:value-type="float">
            <text:p>0.798548055</text:p>
          </table:table-cell>
          <table:table-cell table:formula="of:=[.A847]-[.B847]" office:value-type="float" office:value="-0.798548055" calcext:value-type="float">
            <text:p>-0.798548055</text:p>
          </table:table-cell>
          <table:table-cell table:formula="of:=ABS([.C847])" office:value-type="float" office:value="0.798548055" calcext:value-type="float">
            <text:p>0.798548055</text:p>
          </table:table-cell>
          <table:table-cell table:formula="of:=[.C847]^2" office:value-type="float" office:value="0.637678996144283" calcext:value-type="float">
            <text:p>0.637678996144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8709616" calcext:value-type="float">
            <text:p>0.688709616</text:p>
          </table:table-cell>
          <table:table-cell table:formula="of:=[.A848]-[.B848]" office:value-type="float" office:value="0.311290384" calcext:value-type="float">
            <text:p>0.311290384</text:p>
          </table:table-cell>
          <table:table-cell table:formula="of:=ABS([.C848])" office:value-type="float" office:value="0.311290384" calcext:value-type="float">
            <text:p>0.311290384</text:p>
          </table:table-cell>
          <table:table-cell table:formula="of:=[.C848]^2" office:value-type="float" office:value="0.0969017031708674" calcext:value-type="float">
            <text:p>0.096901703170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4868725" calcext:value-type="float">
            <text:p>0.434868725</text:p>
          </table:table-cell>
          <table:table-cell table:formula="of:=[.A849]-[.B849]" office:value-type="float" office:value="1.565131275" calcext:value-type="float">
            <text:p>1.565131275</text:p>
          </table:table-cell>
          <table:table-cell table:formula="of:=ABS([.C849])" office:value-type="float" office:value="1.565131275" calcext:value-type="float">
            <text:p>1.565131275</text:p>
          </table:table-cell>
          <table:table-cell table:formula="of:=[.C849]^2" office:value-type="float" office:value="2.44963590798313" calcext:value-type="float">
            <text:p>2.449635907983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71221612" calcext:value-type="float">
            <text:p>1.071221612</text:p>
          </table:table-cell>
          <table:table-cell table:formula="of:=[.A850]-[.B850]" office:value-type="float" office:value="2.928778388" calcext:value-type="float">
            <text:p>2.928778388</text:p>
          </table:table-cell>
          <table:table-cell table:formula="of:=ABS([.C850])" office:value-type="float" office:value="2.928778388" calcext:value-type="float">
            <text:p>2.928778388</text:p>
          </table:table-cell>
          <table:table-cell table:formula="of:=[.C850]^2" office:value-type="float" office:value="8.57774284601588" calcext:value-type="float">
            <text:p>8.57774284601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0108644" calcext:value-type="float">
            <text:p>0.780108644</text:p>
          </table:table-cell>
          <table:table-cell table:formula="of:=[.A851]-[.B851]" office:value-type="float" office:value="1.219891356" calcext:value-type="float">
            <text:p>1.219891356</text:p>
          </table:table-cell>
          <table:table-cell table:formula="of:=ABS([.C851])" office:value-type="float" office:value="1.219891356" calcext:value-type="float">
            <text:p>1.219891356</text:p>
          </table:table-cell>
          <table:table-cell table:formula="of:=[.C851]^2" office:value-type="float" office:value="1.48813492044352" calcext:value-type="float">
            <text:p>1.48813492044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7528832" calcext:value-type="float">
            <text:p>0.587528832</text:p>
          </table:table-cell>
          <table:table-cell table:formula="of:=[.A852]-[.B852]" office:value-type="float" office:value="0.412471168" calcext:value-type="float">
            <text:p>0.412471168</text:p>
          </table:table-cell>
          <table:table-cell table:formula="of:=ABS([.C852])" office:value-type="float" office:value="0.412471168" calcext:value-type="float">
            <text:p>0.412471168</text:p>
          </table:table-cell>
          <table:table-cell table:formula="of:=[.C852]^2" office:value-type="float" office:value="0.170132464431284" calcext:value-type="float">
            <text:p>0.170132464431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05099762" calcext:value-type="float">
            <text:p>1.105099762</text:p>
          </table:table-cell>
          <table:table-cell table:formula="of:=[.A853]-[.B853]" office:value-type="float" office:value="-1.105099762" calcext:value-type="float">
            <text:p>-1.105099762</text:p>
          </table:table-cell>
          <table:table-cell table:formula="of:=ABS([.C853])" office:value-type="float" office:value="1.105099762" calcext:value-type="float">
            <text:p>1.105099762</text:p>
          </table:table-cell>
          <table:table-cell table:formula="of:=[.C853]^2" office:value-type="float" office:value="1.22124548397246" calcext:value-type="float">
            <text:p>1.22124548397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69433751" calcext:value-type="float">
            <text:p>1.269433751</text:p>
          </table:table-cell>
          <table:table-cell table:formula="of:=[.A854]-[.B854]" office:value-type="float" office:value="-1.269433751" calcext:value-type="float">
            <text:p>-1.269433751</text:p>
          </table:table-cell>
          <table:table-cell table:formula="of:=ABS([.C854])" office:value-type="float" office:value="1.269433751" calcext:value-type="float">
            <text:p>1.269433751</text:p>
          </table:table-cell>
          <table:table-cell table:formula="of:=[.C854]^2" office:value-type="float" office:value="1.61146204817793" calcext:value-type="float">
            <text:p>1.61146204817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855]-[.B855]" office:value-type="float" office:value="-0.504760337" calcext:value-type="float">
            <text:p>-0.504760337</text:p>
          </table:table-cell>
          <table:table-cell table:formula="of:=ABS([.C855])" office:value-type="float" office:value="0.504760337" calcext:value-type="float">
            <text:p>0.504760337</text:p>
          </table:table-cell>
          <table:table-cell table:formula="of:=[.C855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55177" calcext:value-type="float">
            <text:p>0.6455177</text:p>
          </table:table-cell>
          <table:table-cell table:formula="of:=[.A856]-[.B856]" office:value-type="float" office:value="1.3544823" calcext:value-type="float">
            <text:p>1.3544823</text:p>
          </table:table-cell>
          <table:table-cell table:formula="of:=ABS([.C856])" office:value-type="float" office:value="1.3544823" calcext:value-type="float">
            <text:p>1.3544823</text:p>
          </table:table-cell>
          <table:table-cell table:formula="of:=[.C856]^2" office:value-type="float" office:value="1.83462230101329" calcext:value-type="float">
            <text:p>1.83462230101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7865662" calcext:value-type="float">
            <text:p>0.847865662</text:p>
          </table:table-cell>
          <table:table-cell table:formula="of:=[.A857]-[.B857]" office:value-type="float" office:value="0.152134338" calcext:value-type="float">
            <text:p>0.152134338</text:p>
          </table:table-cell>
          <table:table-cell table:formula="of:=ABS([.C857])" office:value-type="float" office:value="0.152134338" calcext:value-type="float">
            <text:p>0.152134338</text:p>
          </table:table-cell>
          <table:table-cell table:formula="of:=[.C857]^2" office:value-type="float" office:value="0.0231448567986982" calcext:value-type="float">
            <text:p>0.023144856798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363938" calcext:value-type="float">
            <text:p>0.687363938</text:p>
          </table:table-cell>
          <table:table-cell table:formula="of:=[.A858]-[.B858]" office:value-type="float" office:value="-0.687363938" calcext:value-type="float">
            <text:p>-0.687363938</text:p>
          </table:table-cell>
          <table:table-cell table:formula="of:=ABS([.C858])" office:value-type="float" office:value="0.687363938" calcext:value-type="float">
            <text:p>0.687363938</text:p>
          </table:table-cell>
          <table:table-cell table:formula="of:=[.C858]^2" office:value-type="float" office:value="0.472469183262868" calcext:value-type="float">
            <text:p>0.4724691832628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3227106" calcext:value-type="float">
            <text:p>0.553227106</text:p>
          </table:table-cell>
          <table:table-cell table:formula="of:=[.A859]-[.B859]" office:value-type="float" office:value="0.446772894" calcext:value-type="float">
            <text:p>0.446772894</text:p>
          </table:table-cell>
          <table:table-cell table:formula="of:=ABS([.C859])" office:value-type="float" office:value="0.446772894" calcext:value-type="float">
            <text:p>0.446772894</text:p>
          </table:table-cell>
          <table:table-cell table:formula="of:=[.C859]^2" office:value-type="float" office:value="0.199606018813135" calcext:value-type="float">
            <text:p>0.199606018813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62346417" calcext:value-type="float">
            <text:p>3.462346417</text:p>
          </table:table-cell>
          <table:table-cell table:formula="of:=[.A860]-[.B860]" office:value-type="float" office:value="-0.462346417" calcext:value-type="float">
            <text:p>-0.462346417</text:p>
          </table:table-cell>
          <table:table-cell table:formula="of:=ABS([.C860])" office:value-type="float" office:value="0.462346417" calcext:value-type="float">
            <text:p>0.462346417</text:p>
          </table:table-cell>
          <table:table-cell table:formula="of:=[.C860]^2" office:value-type="float" office:value="0.213764209312738" calcext:value-type="float">
            <text:p>0.213764209312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0147439" calcext:value-type="float">
            <text:p>0.510147439</text:p>
          </table:table-cell>
          <table:table-cell table:formula="of:=[.A861]-[.B861]" office:value-type="float" office:value="-0.510147439" calcext:value-type="float">
            <text:p>-0.510147439</text:p>
          </table:table-cell>
          <table:table-cell table:formula="of:=ABS([.C861])" office:value-type="float" office:value="0.510147439" calcext:value-type="float">
            <text:p>0.510147439</text:p>
          </table:table-cell>
          <table:table-cell table:formula="of:=[.C861]^2" office:value-type="float" office:value="0.260250409518259" calcext:value-type="float">
            <text:p>0.260250409518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3454187" calcext:value-type="float">
            <text:p>0.593454187</text:p>
          </table:table-cell>
          <table:table-cell table:formula="of:=[.A862]-[.B862]" office:value-type="float" office:value="0.406545813" calcext:value-type="float">
            <text:p>0.406545813</text:p>
          </table:table-cell>
          <table:table-cell table:formula="of:=ABS([.C862])" office:value-type="float" office:value="0.406545813" calcext:value-type="float">
            <text:p>0.406545813</text:p>
          </table:table-cell>
          <table:table-cell table:formula="of:=[.C862]^2" office:value-type="float" office:value="0.165279498067831" calcext:value-type="float">
            <text:p>0.165279498067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4845283" calcext:value-type="float">
            <text:p>0.514845283</text:p>
          </table:table-cell>
          <table:table-cell table:formula="of:=[.A863]-[.B863]" office:value-type="float" office:value="-0.514845283" calcext:value-type="float">
            <text:p>-0.514845283</text:p>
          </table:table-cell>
          <table:table-cell table:formula="of:=ABS([.C863])" office:value-type="float" office:value="0.514845283" calcext:value-type="float">
            <text:p>0.514845283</text:p>
          </table:table-cell>
          <table:table-cell table:formula="of:=[.C863]^2" office:value-type="float" office:value="0.26506566542735" calcext:value-type="float">
            <text:p>0.26506566542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0509099" calcext:value-type="float">
            <text:p>0.810509099</text:p>
          </table:table-cell>
          <table:table-cell table:formula="of:=[.A864]-[.B864]" office:value-type="float" office:value="0.189490901" calcext:value-type="float">
            <text:p>0.189490901</text:p>
          </table:table-cell>
          <table:table-cell table:formula="of:=ABS([.C864])" office:value-type="float" office:value="0.189490901" calcext:value-type="float">
            <text:p>0.189490901</text:p>
          </table:table-cell>
          <table:table-cell table:formula="of:=[.C864]^2" office:value-type="float" office:value="0.0359068015617918" calcext:value-type="float">
            <text:p>0.035906801561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75834328" calcext:value-type="float">
            <text:p>2.075834328</text:p>
          </table:table-cell>
          <table:table-cell table:formula="of:=[.A865]-[.B865]" office:value-type="float" office:value="-1.075834328" calcext:value-type="float">
            <text:p>-1.075834328</text:p>
          </table:table-cell>
          <table:table-cell table:formula="of:=ABS([.C865])" office:value-type="float" office:value="1.075834328" calcext:value-type="float">
            <text:p>1.075834328</text:p>
          </table:table-cell>
          <table:table-cell table:formula="of:=[.C865]^2" office:value-type="float" office:value="1.15741950130321" calcext:value-type="float">
            <text:p>1.15741950130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36783316" calcext:value-type="float">
            <text:p>1.836783316</text:p>
          </table:table-cell>
          <table:table-cell table:formula="of:=[.A866]-[.B866]" office:value-type="float" office:value="-0.836783316" calcext:value-type="float">
            <text:p>-0.836783316</text:p>
          </table:table-cell>
          <table:table-cell table:formula="of:=ABS([.C866])" office:value-type="float" office:value="0.836783316" calcext:value-type="float">
            <text:p>0.836783316</text:p>
          </table:table-cell>
          <table:table-cell table:formula="of:=[.C866]^2" office:value-type="float" office:value="0.700206317935956" calcext:value-type="float">
            <text:p>0.700206317935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2608755" calcext:value-type="float">
            <text:p>0.992608755</text:p>
          </table:table-cell>
          <table:table-cell table:formula="of:=[.A867]-[.B867]" office:value-type="float" office:value="-0.992608755" calcext:value-type="float">
            <text:p>-0.992608755</text:p>
          </table:table-cell>
          <table:table-cell table:formula="of:=ABS([.C867])" office:value-type="float" office:value="0.992608755" calcext:value-type="float">
            <text:p>0.992608755</text:p>
          </table:table-cell>
          <table:table-cell table:formula="of:=[.C867]^2" office:value-type="float" office:value="0.98527214050265" calcext:value-type="float">
            <text:p>0.98527214050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10531629" calcext:value-type="float">
            <text:p>2.210531629</text:p>
          </table:table-cell>
          <table:table-cell table:formula="of:=[.A868]-[.B868]" office:value-type="float" office:value="-1.210531629" calcext:value-type="float">
            <text:p>-1.210531629</text:p>
          </table:table-cell>
          <table:table-cell table:formula="of:=ABS([.C868])" office:value-type="float" office:value="1.210531629" calcext:value-type="float">
            <text:p>1.210531629</text:p>
          </table:table-cell>
          <table:table-cell table:formula="of:=[.C868]^2" office:value-type="float" office:value="1.46538682480939" calcext:value-type="float">
            <text:p>1.465386824809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9484747" calcext:value-type="float">
            <text:p>0.779484747</text:p>
          </table:table-cell>
          <table:table-cell table:formula="of:=[.A869]-[.B869]" office:value-type="float" office:value="1.220515253" calcext:value-type="float">
            <text:p>1.220515253</text:p>
          </table:table-cell>
          <table:table-cell table:formula="of:=ABS([.C869])" office:value-type="float" office:value="1.220515253" calcext:value-type="float">
            <text:p>1.220515253</text:p>
          </table:table-cell>
          <table:table-cell table:formula="of:=[.C869]^2" office:value-type="float" office:value="1.48965748280565" calcext:value-type="float">
            <text:p>1.489657482805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8310718" calcext:value-type="float">
            <text:p>0.578310718</text:p>
          </table:table-cell>
          <table:table-cell table:formula="of:=[.A870]-[.B870]" office:value-type="float" office:value="-0.578310718" calcext:value-type="float">
            <text:p>-0.578310718</text:p>
          </table:table-cell>
          <table:table-cell table:formula="of:=ABS([.C870])" office:value-type="float" office:value="0.578310718" calcext:value-type="float">
            <text:p>0.578310718</text:p>
          </table:table-cell>
          <table:table-cell table:formula="of:=[.C870]^2" office:value-type="float" office:value="0.334443286553675" calcext:value-type="float">
            <text:p>0.3344432865536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5007606" calcext:value-type="float">
            <text:p>0.925007606</text:p>
          </table:table-cell>
          <table:table-cell table:formula="of:=[.A871]-[.B871]" office:value-type="float" office:value="3.074992394" calcext:value-type="float">
            <text:p>3.074992394</text:p>
          </table:table-cell>
          <table:table-cell table:formula="of:=ABS([.C871])" office:value-type="float" office:value="3.074992394" calcext:value-type="float">
            <text:p>3.074992394</text:p>
          </table:table-cell>
          <table:table-cell table:formula="of:=[.C871]^2" office:value-type="float" office:value="9.45557822315785" calcext:value-type="float">
            <text:p>9.455578223157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70417918" calcext:value-type="float">
            <text:p>1.670417918</text:p>
          </table:table-cell>
          <table:table-cell table:formula="of:=[.A872]-[.B872]" office:value-type="float" office:value="-0.670417918" calcext:value-type="float">
            <text:p>-0.670417918</text:p>
          </table:table-cell>
          <table:table-cell table:formula="of:=ABS([.C872])" office:value-type="float" office:value="0.670417918" calcext:value-type="float">
            <text:p>0.670417918</text:p>
          </table:table-cell>
          <table:table-cell table:formula="of:=[.C872]^2" office:value-type="float" office:value="0.449460184775455" calcext:value-type="float">
            <text:p>0.449460184775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873]-[.B873]" office:value-type="float" office:value="-0.504760337" calcext:value-type="float">
            <text:p>-0.504760337</text:p>
          </table:table-cell>
          <table:table-cell table:formula="of:=ABS([.C873])" office:value-type="float" office:value="0.504760337" calcext:value-type="float">
            <text:p>0.504760337</text:p>
          </table:table-cell>
          <table:table-cell table:formula="of:=[.C873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6249847" calcext:value-type="float">
            <text:p>0.836249847</text:p>
          </table:table-cell>
          <table:table-cell table:formula="of:=[.A874]-[.B874]" office:value-type="float" office:value="1.163750153" calcext:value-type="float">
            <text:p>1.163750153</text:p>
          </table:table-cell>
          <table:table-cell table:formula="of:=ABS([.C874])" office:value-type="float" office:value="1.163750153" calcext:value-type="float">
            <text:p>1.163750153</text:p>
          </table:table-cell>
          <table:table-cell table:formula="of:=[.C874]^2" office:value-type="float" office:value="1.35431441860752" calcext:value-type="float">
            <text:p>1.354314418607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22459645" calcext:value-type="float">
            <text:p>1.322459645</text:p>
          </table:table-cell>
          <table:table-cell table:formula="of:=[.A875]-[.B875]" office:value-type="float" office:value="1.677540355" calcext:value-type="float">
            <text:p>1.677540355</text:p>
          </table:table-cell>
          <table:table-cell table:formula="of:=ABS([.C875])" office:value-type="float" office:value="1.677540355" calcext:value-type="float">
            <text:p>1.677540355</text:p>
          </table:table-cell>
          <table:table-cell table:formula="of:=[.C875]^2" office:value-type="float" office:value="2.81414164265353" calcext:value-type="float">
            <text:p>2.81414164265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0560042" calcext:value-type="float">
            <text:p>0.830560042</text:p>
          </table:table-cell>
          <table:table-cell table:formula="of:=[.A876]-[.B876]" office:value-type="float" office:value="0.169439958" calcext:value-type="float">
            <text:p>0.169439958</text:p>
          </table:table-cell>
          <table:table-cell table:formula="of:=ABS([.C876])" office:value-type="float" office:value="0.169439958" calcext:value-type="float">
            <text:p>0.169439958</text:p>
          </table:table-cell>
          <table:table-cell table:formula="of:=[.C876]^2" office:value-type="float" office:value="0.0287098993670418" calcext:value-type="float">
            <text:p>0.028709899367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68874" calcext:value-type="float">
            <text:p>0.50168874</text:p>
          </table:table-cell>
          <table:table-cell table:formula="of:=[.A877]-[.B877]" office:value-type="float" office:value="-0.50168874" calcext:value-type="float">
            <text:p>-0.50168874</text:p>
          </table:table-cell>
          <table:table-cell table:formula="of:=ABS([.C877])" office:value-type="float" office:value="0.50168874" calcext:value-type="float">
            <text:p>0.50168874</text:p>
          </table:table-cell>
          <table:table-cell table:formula="of:=[.C877]^2" office:value-type="float" office:value="0.251691591842788" calcext:value-type="float">
            <text:p>0.251691591842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36311555" calcext:value-type="float">
            <text:p>1.636311555</text:p>
          </table:table-cell>
          <table:table-cell table:formula="of:=[.A878]-[.B878]" office:value-type="float" office:value="0.363688445" calcext:value-type="float">
            <text:p>0.363688445</text:p>
          </table:table-cell>
          <table:table-cell table:formula="of:=ABS([.C878])" office:value-type="float" office:value="0.363688445" calcext:value-type="float">
            <text:p>0.363688445</text:p>
          </table:table-cell>
          <table:table-cell table:formula="of:=[.C878]^2" office:value-type="float" office:value="0.132269285026518" calcext:value-type="float">
            <text:p>0.132269285026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4409524" calcext:value-type="float">
            <text:p>0.534409524</text:p>
          </table:table-cell>
          <table:table-cell table:formula="of:=[.A879]-[.B879]" office:value-type="float" office:value="1.465590476" calcext:value-type="float">
            <text:p>1.465590476</text:p>
          </table:table-cell>
          <table:table-cell table:formula="of:=ABS([.C879])" office:value-type="float" office:value="1.465590476" calcext:value-type="float">
            <text:p>1.465590476</text:p>
          </table:table-cell>
          <table:table-cell table:formula="of:=[.C879]^2" office:value-type="float" office:value="2.14795544334191" calcext:value-type="float">
            <text:p>2.14795544334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9913769" calcext:value-type="float">
            <text:p>0.539913769</text:p>
          </table:table-cell>
          <table:table-cell table:formula="of:=[.A880]-[.B880]" office:value-type="float" office:value="0.460086231" calcext:value-type="float">
            <text:p>0.460086231</text:p>
          </table:table-cell>
          <table:table-cell table:formula="of:=ABS([.C880])" office:value-type="float" office:value="0.460086231" calcext:value-type="float">
            <text:p>0.460086231</text:p>
          </table:table-cell>
          <table:table-cell table:formula="of:=[.C880]^2" office:value-type="float" office:value="0.211679339955785" calcext:value-type="float">
            <text:p>0.211679339955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881]-[.B881]" office:value-type="float" office:value="-0.289951841" calcext:value-type="float">
            <text:p>-0.289951841</text:p>
          </table:table-cell>
          <table:table-cell table:formula="of:=ABS([.C881])" office:value-type="float" office:value="0.289951841" calcext:value-type="float">
            <text:p>0.289951841</text:p>
          </table:table-cell>
          <table:table-cell table:formula="of:=[.C881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882]-[.B882]" office:value-type="float" office:value="-1.095935202" calcext:value-type="float">
            <text:p>-1.095935202</text:p>
          </table:table-cell>
          <table:table-cell table:formula="of:=ABS([.C882])" office:value-type="float" office:value="1.095935202" calcext:value-type="float">
            <text:p>1.095935202</text:p>
          </table:table-cell>
          <table:table-cell table:formula="of:=[.C882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0132289" calcext:value-type="float">
            <text:p>0.870132289</text:p>
          </table:table-cell>
          <table:table-cell table:formula="of:=[.A883]-[.B883]" office:value-type="float" office:value="0.129867711" calcext:value-type="float">
            <text:p>0.129867711</text:p>
          </table:table-cell>
          <table:table-cell table:formula="of:=ABS([.C883])" office:value-type="float" office:value="0.129867711" calcext:value-type="float">
            <text:p>0.129867711</text:p>
          </table:table-cell>
          <table:table-cell table:formula="of:=[.C883]^2" office:value-type="float" office:value="0.0168656223603795" calcext:value-type="float">
            <text:p>0.01686562236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884]-[.B884]" office:value-type="float" office:value="-0.537816309" calcext:value-type="float">
            <text:p>-0.537816309</text:p>
          </table:table-cell>
          <table:table-cell table:formula="of:=ABS([.C884])" office:value-type="float" office:value="0.537816309" calcext:value-type="float">
            <text:p>0.537816309</text:p>
          </table:table-cell>
          <table:table-cell table:formula="of:=[.C884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514575" calcext:value-type="float">
            <text:p>0.67514575</text:p>
          </table:table-cell>
          <table:table-cell table:formula="of:=[.A885]-[.B885]" office:value-type="float" office:value="1.32485425" calcext:value-type="float">
            <text:p>1.32485425</text:p>
          </table:table-cell>
          <table:table-cell table:formula="of:=ABS([.C885])" office:value-type="float" office:value="1.32485425" calcext:value-type="float">
            <text:p>1.32485425</text:p>
          </table:table-cell>
          <table:table-cell table:formula="of:=[.C885]^2" office:value-type="float" office:value="1.75523878374306" calcext:value-type="float">
            <text:p>1.75523878374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228824" calcext:value-type="float">
            <text:p>1.09228824</text:p>
          </table:table-cell>
          <table:table-cell table:formula="of:=[.A886]-[.B886]" office:value-type="float" office:value="-1.09228824" calcext:value-type="float">
            <text:p>-1.09228824</text:p>
          </table:table-cell>
          <table:table-cell table:formula="of:=ABS([.C886])" office:value-type="float" office:value="1.09228824" calcext:value-type="float">
            <text:p>1.09228824</text:p>
          </table:table-cell>
          <table:table-cell table:formula="of:=[.C886]^2" office:value-type="float" office:value="1.1930935992423" calcext:value-type="float">
            <text:p>1.1930935992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3238" calcext:value-type="float">
            <text:p>0.473238</text:p>
          </table:table-cell>
          <table:table-cell table:formula="of:=[.A887]-[.B887]" office:value-type="float" office:value="-0.473238" calcext:value-type="float">
            <text:p>-0.473238</text:p>
          </table:table-cell>
          <table:table-cell table:formula="of:=ABS([.C887])" office:value-type="float" office:value="0.473238" calcext:value-type="float">
            <text:p>0.473238</text:p>
          </table:table-cell>
          <table:table-cell table:formula="of:=[.C887]^2" office:value-type="float" office:value="0.223954204644" calcext:value-type="float">
            <text:p>0.223954204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888]-[.B888]" office:value-type="float" office:value="-0.223104818" calcext:value-type="float">
            <text:p>-0.223104818</text:p>
          </table:table-cell>
          <table:table-cell table:formula="of:=ABS([.C888])" office:value-type="float" office:value="0.223104818" calcext:value-type="float">
            <text:p>0.223104818</text:p>
          </table:table-cell>
          <table:table-cell table:formula="of:=[.C888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64593618" calcext:value-type="float">
            <text:p>1.264593618</text:p>
          </table:table-cell>
          <table:table-cell table:formula="of:=[.A889]-[.B889]" office:value-type="float" office:value="-1.264593618" calcext:value-type="float">
            <text:p>-1.264593618</text:p>
          </table:table-cell>
          <table:table-cell table:formula="of:=ABS([.C889])" office:value-type="float" office:value="1.264593618" calcext:value-type="float">
            <text:p>1.264593618</text:p>
          </table:table-cell>
          <table:table-cell table:formula="of:=[.C889]^2" office:value-type="float" office:value="1.59919701868633" calcext:value-type="float">
            <text:p>1.59919701868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22380716" calcext:value-type="float">
            <text:p>1.622380716</text:p>
          </table:table-cell>
          <table:table-cell table:formula="of:=[.A890]-[.B890]" office:value-type="float" office:value="-0.622380716" calcext:value-type="float">
            <text:p>-0.622380716</text:p>
          </table:table-cell>
          <table:table-cell table:formula="of:=ABS([.C890])" office:value-type="float" office:value="0.622380716" calcext:value-type="float">
            <text:p>0.622380716</text:p>
          </table:table-cell>
          <table:table-cell table:formula="of:=[.C890]^2" office:value-type="float" office:value="0.387357755648672" calcext:value-type="float">
            <text:p>0.387357755648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891]-[.B891]" office:value-type="float" office:value="-0.504760337" calcext:value-type="float">
            <text:p>-0.504760337</text:p>
          </table:table-cell>
          <table:table-cell table:formula="of:=ABS([.C891])" office:value-type="float" office:value="0.504760337" calcext:value-type="float">
            <text:p>0.504760337</text:p>
          </table:table-cell>
          <table:table-cell table:formula="of:=[.C891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1094473" calcext:value-type="float">
            <text:p>0.771094473</text:p>
          </table:table-cell>
          <table:table-cell table:formula="of:=[.A892]-[.B892]" office:value-type="float" office:value="-0.771094473" calcext:value-type="float">
            <text:p>-0.771094473</text:p>
          </table:table-cell>
          <table:table-cell table:formula="of:=ABS([.C892])" office:value-type="float" office:value="0.771094473" calcext:value-type="float">
            <text:p>0.771094473</text:p>
          </table:table-cell>
          <table:table-cell table:formula="of:=[.C892]^2" office:value-type="float" office:value="0.594586686291148" calcext:value-type="float">
            <text:p>0.5945866862911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4064044" calcext:value-type="float">
            <text:p>1.034064044</text:p>
          </table:table-cell>
          <table:table-cell table:formula="of:=[.A893]-[.B893]" office:value-type="float" office:value="-0.034064044" calcext:value-type="float">
            <text:p>-0.034064044</text:p>
          </table:table-cell>
          <table:table-cell table:formula="of:=ABS([.C893])" office:value-type="float" office:value="0.034064044" calcext:value-type="float">
            <text:p>0.034064044</text:p>
          </table:table-cell>
          <table:table-cell table:formula="of:=[.C893]^2" office:value-type="float" office:value="0.00116035909363393" calcext:value-type="float">
            <text:p>0.001160359093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9898212" calcext:value-type="float">
            <text:p>0.519898212</text:p>
          </table:table-cell>
          <table:table-cell table:formula="of:=[.A894]-[.B894]" office:value-type="float" office:value="-0.519898212" calcext:value-type="float">
            <text:p>-0.519898212</text:p>
          </table:table-cell>
          <table:table-cell table:formula="of:=ABS([.C894])" office:value-type="float" office:value="0.519898212" calcext:value-type="float">
            <text:p>0.519898212</text:p>
          </table:table-cell>
          <table:table-cell table:formula="of:=[.C894]^2" office:value-type="float" office:value="0.270294150840797" calcext:value-type="float">
            <text:p>0.270294150840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226254" calcext:value-type="float">
            <text:p>0.613226254</text:p>
          </table:table-cell>
          <table:table-cell table:formula="of:=[.A895]-[.B895]" office:value-type="float" office:value="-0.613226254" calcext:value-type="float">
            <text:p>-0.613226254</text:p>
          </table:table-cell>
          <table:table-cell table:formula="of:=ABS([.C895])" office:value-type="float" office:value="0.613226254" calcext:value-type="float">
            <text:p>0.613226254</text:p>
          </table:table-cell>
          <table:table-cell table:formula="of:=[.C895]^2" office:value-type="float" office:value="0.376046438594873" calcext:value-type="float">
            <text:p>0.376046438594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81634906" calcext:value-type="float">
            <text:p>1.581634906</text:p>
          </table:table-cell>
          <table:table-cell table:formula="of:=[.A896]-[.B896]" office:value-type="float" office:value="-1.581634906" calcext:value-type="float">
            <text:p>-1.581634906</text:p>
          </table:table-cell>
          <table:table-cell table:formula="of:=ABS([.C896])" office:value-type="float" office:value="1.581634906" calcext:value-type="float">
            <text:p>1.581634906</text:p>
          </table:table-cell>
          <table:table-cell table:formula="of:=[.C896]^2" office:value-type="float" office:value="2.50156897587763" calcext:value-type="float">
            <text:p>2.50156897587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897]-[.B897]" office:value-type="float" office:value="-0.468829283" calcext:value-type="float">
            <text:p>-0.468829283</text:p>
          </table:table-cell>
          <table:table-cell table:formula="of:=ABS([.C897])" office:value-type="float" office:value="0.468829283" calcext:value-type="float">
            <text:p>0.468829283</text:p>
          </table:table-cell>
          <table:table-cell table:formula="of:=[.C897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9099996" calcext:value-type="float">
            <text:p>0.659099996</text:p>
          </table:table-cell>
          <table:table-cell table:formula="of:=[.A898]-[.B898]" office:value-type="float" office:value="-0.659099996" calcext:value-type="float">
            <text:p>-0.659099996</text:p>
          </table:table-cell>
          <table:table-cell table:formula="of:=ABS([.C898])" office:value-type="float" office:value="0.659099996" calcext:value-type="float">
            <text:p>0.659099996</text:p>
          </table:table-cell>
          <table:table-cell table:formula="of:=[.C898]^2" office:value-type="float" office:value="0.4344128047272" calcext:value-type="float">
            <text:p>0.4344128047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899]-[.B899]" office:value-type="float" office:value="-0.289951841" calcext:value-type="float">
            <text:p>-0.289951841</text:p>
          </table:table-cell>
          <table:table-cell table:formula="of:=ABS([.C899])" office:value-type="float" office:value="0.289951841" calcext:value-type="float">
            <text:p>0.289951841</text:p>
          </table:table-cell>
          <table:table-cell table:formula="of:=[.C899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900]-[.B900]" office:value-type="float" office:value="-1.095935202" calcext:value-type="float">
            <text:p>-1.095935202</text:p>
          </table:table-cell>
          <table:table-cell table:formula="of:=ABS([.C900])" office:value-type="float" office:value="1.095935202" calcext:value-type="float">
            <text:p>1.095935202</text:p>
          </table:table-cell>
          <table:table-cell table:formula="of:=[.C900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9194097" calcext:value-type="float">
            <text:p>0.899194097</text:p>
          </table:table-cell>
          <table:table-cell table:formula="of:=[.A901]-[.B901]" office:value-type="float" office:value="0.100805903" calcext:value-type="float">
            <text:p>0.100805903</text:p>
          </table:table-cell>
          <table:table-cell table:formula="of:=ABS([.C901])" office:value-type="float" office:value="0.100805903" calcext:value-type="float">
            <text:p>0.100805903</text:p>
          </table:table-cell>
          <table:table-cell table:formula="of:=[.C901]^2" office:value-type="float" office:value="0.0101618300796454" calcext:value-type="float">
            <text:p>0.010161830079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31082298" calcext:value-type="float">
            <text:p>1.231082298</text:p>
          </table:table-cell>
          <table:table-cell table:formula="of:=[.A902]-[.B902]" office:value-type="float" office:value="-1.231082298" calcext:value-type="float">
            <text:p>-1.231082298</text:p>
          </table:table-cell>
          <table:table-cell table:formula="of:=ABS([.C902])" office:value-type="float" office:value="1.231082298" calcext:value-type="float">
            <text:p>1.231082298</text:p>
          </table:table-cell>
          <table:table-cell table:formula="of:=[.C902]^2" office:value-type="float" office:value="1.51556362444896" calcext:value-type="float">
            <text:p>1.51556362444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286713" calcext:value-type="float">
            <text:p>0.647286713</text:p>
          </table:table-cell>
          <table:table-cell table:formula="of:=[.A903]-[.B903]" office:value-type="float" office:value="-0.647286713" calcext:value-type="float">
            <text:p>-0.647286713</text:p>
          </table:table-cell>
          <table:table-cell table:formula="of:=ABS([.C903])" office:value-type="float" office:value="0.647286713" calcext:value-type="float">
            <text:p>0.647286713</text:p>
          </table:table-cell>
          <table:table-cell table:formula="of:=[.C903]^2" office:value-type="float" office:value="0.418980088826344" calcext:value-type="float">
            <text:p>0.418980088826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75498432" calcext:value-type="float">
            <text:p>1.375498432</text:p>
          </table:table-cell>
          <table:table-cell table:formula="of:=[.A904]-[.B904]" office:value-type="float" office:value="0.624501568" calcext:value-type="float">
            <text:p>0.624501568</text:p>
          </table:table-cell>
          <table:table-cell table:formula="of:=ABS([.C904])" office:value-type="float" office:value="0.624501568" calcext:value-type="float">
            <text:p>0.624501568</text:p>
          </table:table-cell>
          <table:table-cell table:formula="of:=[.C904]^2" office:value-type="float" office:value="0.390002208434458" calcext:value-type="float">
            <text:p>0.390002208434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0141728" calcext:value-type="float">
            <text:p>0.860141728</text:p>
          </table:table-cell>
          <table:table-cell table:formula="of:=[.A905]-[.B905]" office:value-type="float" office:value="1.139858272" calcext:value-type="float">
            <text:p>1.139858272</text:p>
          </table:table-cell>
          <table:table-cell table:formula="of:=ABS([.C905])" office:value-type="float" office:value="1.139858272" calcext:value-type="float">
            <text:p>1.139858272</text:p>
          </table:table-cell>
          <table:table-cell table:formula="of:=[.C905]^2" office:value-type="float" office:value="1.29927688024683" calcext:value-type="float">
            <text:p>1.29927688024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767794" calcext:value-type="float">
            <text:p>0.596767794</text:p>
          </table:table-cell>
          <table:table-cell table:formula="of:=[.A906]-[.B906]" office:value-type="float" office:value="-0.596767794" calcext:value-type="float">
            <text:p>-0.596767794</text:p>
          </table:table-cell>
          <table:table-cell table:formula="of:=ABS([.C906])" office:value-type="float" office:value="0.596767794" calcext:value-type="float">
            <text:p>0.596767794</text:p>
          </table:table-cell>
          <table:table-cell table:formula="of:=[.C906]^2" office:value-type="float" office:value="0.356131799955626" calcext:value-type="float">
            <text:p>0.356131799955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37775583" calcext:value-type="float">
            <text:p>1.137775583</text:p>
          </table:table-cell>
          <table:table-cell table:formula="of:=[.A907]-[.B907]" office:value-type="float" office:value="-1.137775583" calcext:value-type="float">
            <text:p>-1.137775583</text:p>
          </table:table-cell>
          <table:table-cell table:formula="of:=ABS([.C907])" office:value-type="float" office:value="1.137775583" calcext:value-type="float">
            <text:p>1.137775583</text:p>
          </table:table-cell>
          <table:table-cell table:formula="of:=[.C907]^2" office:value-type="float" office:value="1.29453327727099" calcext:value-type="float">
            <text:p>1.29453327727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33398232" calcext:value-type="float">
            <text:p>1.633398232</text:p>
          </table:table-cell>
          <table:table-cell table:formula="of:=[.A908]-[.B908]" office:value-type="float" office:value="-0.633398232" calcext:value-type="float">
            <text:p>-0.633398232</text:p>
          </table:table-cell>
          <table:table-cell table:formula="of:=ABS([.C908])" office:value-type="float" office:value="0.633398232" calcext:value-type="float">
            <text:p>0.633398232</text:p>
          </table:table-cell>
          <table:table-cell table:formula="of:=[.C908]^2" office:value-type="float" office:value="0.401193320300726" calcext:value-type="float">
            <text:p>0.4011933203007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4760337" calcext:value-type="float">
            <text:p>0.504760337</text:p>
          </table:table-cell>
          <table:table-cell table:formula="of:=[.A909]-[.B909]" office:value-type="float" office:value="0.495239663" calcext:value-type="float">
            <text:p>0.495239663</text:p>
          </table:table-cell>
          <table:table-cell table:formula="of:=ABS([.C909])" office:value-type="float" office:value="0.495239663" calcext:value-type="float">
            <text:p>0.495239663</text:p>
          </table:table-cell>
          <table:table-cell table:formula="of:=[.C909]^2" office:value-type="float" office:value="0.245262323808354" calcext:value-type="float">
            <text:p>0.245262323808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55177" calcext:value-type="float">
            <text:p>0.6455177</text:p>
          </table:table-cell>
          <table:table-cell table:formula="of:=[.A910]-[.B910]" office:value-type="float" office:value="0.3544823" calcext:value-type="float">
            <text:p>0.3544823</text:p>
          </table:table-cell>
          <table:table-cell table:formula="of:=ABS([.C910])" office:value-type="float" office:value="0.3544823" calcext:value-type="float">
            <text:p>0.3544823</text:p>
          </table:table-cell>
          <table:table-cell table:formula="of:=[.C910]^2" office:value-type="float" office:value="0.12565770101329" calcext:value-type="float">
            <text:p>0.12565770101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48111397" calcext:value-type="float">
            <text:p>1.748111397</text:p>
          </table:table-cell>
          <table:table-cell table:formula="of:=[.A911]-[.B911]" office:value-type="float" office:value="-0.748111397" calcext:value-type="float">
            <text:p>-0.748111397</text:p>
          </table:table-cell>
          <table:table-cell table:formula="of:=ABS([.C911])" office:value-type="float" office:value="0.748111397" calcext:value-type="float">
            <text:p>0.748111397</text:p>
          </table:table-cell>
          <table:table-cell table:formula="of:=[.C911]^2" office:value-type="float" office:value="0.559670662321292" calcext:value-type="float">
            <text:p>0.559670662321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1712735" calcext:value-type="float">
            <text:p>1.121712735</text:p>
          </table:table-cell>
          <table:table-cell table:formula="of:=[.A912]-[.B912]" office:value-type="float" office:value="-1.121712735" calcext:value-type="float">
            <text:p>-1.121712735</text:p>
          </table:table-cell>
          <table:table-cell table:formula="of:=ABS([.C912])" office:value-type="float" office:value="1.121712735" calcext:value-type="float">
            <text:p>1.121712735</text:p>
          </table:table-cell>
          <table:table-cell table:formula="of:=[.C912]^2" office:value-type="float" office:value="1.25823945986118" calcext:value-type="float">
            <text:p>1.25823945986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427737" calcext:value-type="float">
            <text:p>0.633427737</text:p>
          </table:table-cell>
          <table:table-cell table:formula="of:=[.A913]-[.B913]" office:value-type="float" office:value="-0.633427737" calcext:value-type="float">
            <text:p>-0.633427737</text:p>
          </table:table-cell>
          <table:table-cell table:formula="of:=ABS([.C913])" office:value-type="float" office:value="0.633427737" calcext:value-type="float">
            <text:p>0.633427737</text:p>
          </table:table-cell>
          <table:table-cell table:formula="of:=[.C913]^2" office:value-type="float" office:value="0.401230698000941" calcext:value-type="float">
            <text:p>0.401230698000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28505192" calcext:value-type="float">
            <text:p>1.528505192</text:p>
          </table:table-cell>
          <table:table-cell table:formula="of:=[.A914]-[.B914]" office:value-type="float" office:value="0.471494808" calcext:value-type="float">
            <text:p>0.471494808</text:p>
          </table:table-cell>
          <table:table-cell table:formula="of:=ABS([.C914])" office:value-type="float" office:value="0.471494808" calcext:value-type="float">
            <text:p>0.471494808</text:p>
          </table:table-cell>
          <table:table-cell table:formula="of:=[.C914]^2" office:value-type="float" office:value="0.222307353970957" calcext:value-type="float">
            <text:p>0.2223073539709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3732183" calcext:value-type="float">
            <text:p>0.583732183</text:p>
          </table:table-cell>
          <table:table-cell table:formula="of:=[.A915]-[.B915]" office:value-type="float" office:value="0.416267817" calcext:value-type="float">
            <text:p>0.416267817</text:p>
          </table:table-cell>
          <table:table-cell table:formula="of:=ABS([.C915])" office:value-type="float" office:value="0.416267817" calcext:value-type="float">
            <text:p>0.416267817</text:p>
          </table:table-cell>
          <table:table-cell table:formula="of:=[.C915]^2" office:value-type="float" office:value="0.173278895469945" calcext:value-type="float">
            <text:p>0.173278895469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150276" calcext:value-type="float">
            <text:p>0.571150276</text:p>
          </table:table-cell>
          <table:table-cell table:formula="of:=[.A916]-[.B916]" office:value-type="float" office:value="-0.571150276" calcext:value-type="float">
            <text:p>-0.571150276</text:p>
          </table:table-cell>
          <table:table-cell table:formula="of:=ABS([.C916])" office:value-type="float" office:value="0.571150276" calcext:value-type="float">
            <text:p>0.571150276</text:p>
          </table:table-cell>
          <table:table-cell table:formula="of:=[.C916]^2" office:value-type="float" office:value="0.326212637774876" calcext:value-type="float">
            <text:p>0.326212637774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1384938" calcext:value-type="float">
            <text:p>0.591384938</text:p>
          </table:table-cell>
          <table:table-cell table:formula="of:=[.A917]-[.B917]" office:value-type="float" office:value="-0.591384938" calcext:value-type="float">
            <text:p>-0.591384938</text:p>
          </table:table-cell>
          <table:table-cell table:formula="of:=ABS([.C917])" office:value-type="float" office:value="0.591384938" calcext:value-type="float">
            <text:p>0.591384938</text:p>
          </table:table-cell>
          <table:table-cell table:formula="of:=[.C917]^2" office:value-type="float" office:value="0.349736144893264" calcext:value-type="float">
            <text:p>0.349736144893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5935202" calcext:value-type="float">
            <text:p>1.095935202</text:p>
          </table:table-cell>
          <table:table-cell table:formula="of:=[.A918]-[.B918]" office:value-type="float" office:value="-0.0959352019999999" calcext:value-type="float">
            <text:p>-0.095935202</text:p>
          </table:table-cell>
          <table:table-cell table:formula="of:=ABS([.C918])" office:value-type="float" office:value="0.0959352019999999" calcext:value-type="float">
            <text:p>0.095935202</text:p>
          </table:table-cell>
          <table:table-cell table:formula="of:=[.C918]^2" office:value-type="float" office:value="0.00920356298278079" calcext:value-type="float">
            <text:p>0.009203562982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8019652" calcext:value-type="float">
            <text:p>1.288019652</text:p>
          </table:table-cell>
          <table:table-cell table:formula="of:=[.A919]-[.B919]" office:value-type="float" office:value="-1.288019652" calcext:value-type="float">
            <text:p>-1.288019652</text:p>
          </table:table-cell>
          <table:table-cell table:formula="of:=ABS([.C919])" office:value-type="float" office:value="1.288019652" calcext:value-type="float">
            <text:p>1.288019652</text:p>
          </table:table-cell>
          <table:table-cell table:formula="of:=[.C919]^2" office:value-type="float" office:value="1.6589946239382" calcext:value-type="float">
            <text:p>1.6589946239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900763" calcext:value-type="float">
            <text:p>0.687900763</text:p>
          </table:table-cell>
          <table:table-cell table:formula="of:=[.A920]-[.B920]" office:value-type="float" office:value="-0.687900763" calcext:value-type="float">
            <text:p>-0.687900763</text:p>
          </table:table-cell>
          <table:table-cell table:formula="of:=ABS([.C920])" office:value-type="float" office:value="0.687900763" calcext:value-type="float">
            <text:p>0.687900763</text:p>
          </table:table-cell>
          <table:table-cell table:formula="of:=[.C920]^2" office:value-type="float" office:value="0.473207459735982" calcext:value-type="float">
            <text:p>0.473207459735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437618" calcext:value-type="float">
            <text:p>0.698437618</text:p>
          </table:table-cell>
          <table:table-cell table:formula="of:=[.A921]-[.B921]" office:value-type="float" office:value="-0.698437618" calcext:value-type="float">
            <text:p>-0.698437618</text:p>
          </table:table-cell>
          <table:table-cell table:formula="of:=ABS([.C921])" office:value-type="float" office:value="0.698437618" calcext:value-type="float">
            <text:p>0.698437618</text:p>
          </table:table-cell>
          <table:table-cell table:formula="of:=[.C921]^2" office:value-type="float" office:value="0.487815106237514" calcext:value-type="float">
            <text:p>0.487815106237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8418001" calcext:value-type="float">
            <text:p>0.878418001</text:p>
          </table:table-cell>
          <table:table-cell table:formula="of:=[.A922]-[.B922]" office:value-type="float" office:value="0.121581999" calcext:value-type="float">
            <text:p>0.121581999</text:p>
          </table:table-cell>
          <table:table-cell table:formula="of:=ABS([.C922])" office:value-type="float" office:value="0.121581999" calcext:value-type="float">
            <text:p>0.121581999</text:p>
          </table:table-cell>
          <table:table-cell table:formula="of:=[.C922]^2" office:value-type="float" office:value="0.014782182480836" calcext:value-type="float">
            <text:p>0.014782182480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7541497" calcext:value-type="float">
            <text:p>0.897541497</text:p>
          </table:table-cell>
          <table:table-cell table:formula="of:=[.A923]-[.B923]" office:value-type="float" office:value="-0.897541497" calcext:value-type="float">
            <text:p>-0.897541497</text:p>
          </table:table-cell>
          <table:table-cell table:formula="of:=ABS([.C923])" office:value-type="float" office:value="0.897541497" calcext:value-type="float">
            <text:p>0.897541497</text:p>
          </table:table-cell>
          <table:table-cell table:formula="of:=[.C923]^2" office:value-type="float" office:value="0.805580738837001" calcext:value-type="float">
            <text:p>0.805580738837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924]-[.B924]" office:value-type="float" office:value="-0.223104818" calcext:value-type="float">
            <text:p>-0.223104818</text:p>
          </table:table-cell>
          <table:table-cell table:formula="of:=ABS([.C924])" office:value-type="float" office:value="0.223104818" calcext:value-type="float">
            <text:p>0.223104818</text:p>
          </table:table-cell>
          <table:table-cell table:formula="of:=[.C924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5057636" calcext:value-type="float">
            <text:p>1.475057636</text:p>
          </table:table-cell>
          <table:table-cell table:formula="of:=[.A925]-[.B925]" office:value-type="float" office:value="-1.475057636" calcext:value-type="float">
            <text:p>-1.475057636</text:p>
          </table:table-cell>
          <table:table-cell table:formula="of:=ABS([.C925])" office:value-type="float" office:value="1.475057636" calcext:value-type="float">
            <text:p>1.475057636</text:p>
          </table:table-cell>
          <table:table-cell table:formula="of:=[.C925]^2" office:value-type="float" office:value="2.17579502952191" calcext:value-type="float">
            <text:p>2.17579502952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14932706" calcext:value-type="float">
            <text:p>2.214932706</text:p>
          </table:table-cell>
          <table:table-cell table:formula="of:=[.A926]-[.B926]" office:value-type="float" office:value="-1.214932706" calcext:value-type="float">
            <text:p>-1.214932706</text:p>
          </table:table-cell>
          <table:table-cell table:formula="of:=ABS([.C926])" office:value-type="float" office:value="1.214932706" calcext:value-type="float">
            <text:p>1.214932706</text:p>
          </table:table-cell>
          <table:table-cell table:formula="of:=[.C926]^2" office:value-type="float" office:value="1.47606148010848" calcext:value-type="float">
            <text:p>1.47606148010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4605021" calcext:value-type="float">
            <text:p>0.664605021</text:p>
          </table:table-cell>
          <table:table-cell table:formula="of:=[.A927]-[.B927]" office:value-type="float" office:value="1.335394979" calcext:value-type="float">
            <text:p>1.335394979</text:p>
          </table:table-cell>
          <table:table-cell table:formula="of:=ABS([.C927])" office:value-type="float" office:value="1.335394979" calcext:value-type="float">
            <text:p>1.335394979</text:p>
          </table:table-cell>
          <table:table-cell table:formula="of:=[.C927]^2" office:value-type="float" office:value="1.78327974993841" calcext:value-type="float">
            <text:p>1.783279749938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55177" calcext:value-type="float">
            <text:p>0.6455177</text:p>
          </table:table-cell>
          <table:table-cell table:formula="of:=[.A928]-[.B928]" office:value-type="float" office:value="2.3544823" calcext:value-type="float">
            <text:p>2.3544823</text:p>
          </table:table-cell>
          <table:table-cell table:formula="of:=ABS([.C928])" office:value-type="float" office:value="2.3544823" calcext:value-type="float">
            <text:p>2.3544823</text:p>
          </table:table-cell>
          <table:table-cell table:formula="of:=[.C928]^2" office:value-type="float" office:value="5.54358690101329" calcext:value-type="float">
            <text:p>5.543586901013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23221915" calcext:value-type="float">
            <text:p>1.723221915</text:p>
          </table:table-cell>
          <table:table-cell table:formula="of:=[.A929]-[.B929]" office:value-type="float" office:value="1.276778085" calcext:value-type="float">
            <text:p>1.276778085</text:p>
          </table:table-cell>
          <table:table-cell table:formula="of:=ABS([.C929])" office:value-type="float" office:value="1.276778085" calcext:value-type="float">
            <text:p>1.276778085</text:p>
          </table:table-cell>
          <table:table-cell table:formula="of:=[.C929]^2" office:value-type="float" office:value="1.63016227833627" calcext:value-type="float">
            <text:p>1.63016227833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6058256" calcext:value-type="float">
            <text:p>0.816058256</text:p>
          </table:table-cell>
          <table:table-cell table:formula="of:=[.A930]-[.B930]" office:value-type="float" office:value="-0.816058256" calcext:value-type="float">
            <text:p>-0.816058256</text:p>
          </table:table-cell>
          <table:table-cell table:formula="of:=ABS([.C930])" office:value-type="float" office:value="0.816058256" calcext:value-type="float">
            <text:p>0.816058256</text:p>
          </table:table-cell>
          <table:table-cell table:formula="of:=[.C930]^2" office:value-type="float" office:value="0.665951077185762" calcext:value-type="float">
            <text:p>0.665951077185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9770988" calcext:value-type="float">
            <text:p>0.639770988</text:p>
          </table:table-cell>
          <table:table-cell table:formula="of:=[.A931]-[.B931]" office:value-type="float" office:value="1.360229012" calcext:value-type="float">
            <text:p>1.360229012</text:p>
          </table:table-cell>
          <table:table-cell table:formula="of:=ABS([.C931])" office:value-type="float" office:value="1.360229012" calcext:value-type="float">
            <text:p>1.360229012</text:p>
          </table:table-cell>
          <table:table-cell table:formula="of:=[.C931]^2" office:value-type="float" office:value="1.8502229650865" calcext:value-type="float">
            <text:p>1.8502229650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68404425" calcext:value-type="float">
            <text:p>1.268404425</text:p>
          </table:table-cell>
          <table:table-cell table:formula="of:=[.A932]-[.B932]" office:value-type="float" office:value="1.731595575" calcext:value-type="float">
            <text:p>1.731595575</text:p>
          </table:table-cell>
          <table:table-cell table:formula="of:=ABS([.C932])" office:value-type="float" office:value="1.731595575" calcext:value-type="float">
            <text:p>1.731595575</text:p>
          </table:table-cell>
          <table:table-cell table:formula="of:=[.C932]^2" office:value-type="float" office:value="2.99842323535958" calcext:value-type="float">
            <text:p>2.99842323535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3391262" calcext:value-type="float">
            <text:p>0.573391262</text:p>
          </table:table-cell>
          <table:table-cell table:formula="of:=[.A933]-[.B933]" office:value-type="float" office:value="-0.573391262" calcext:value-type="float">
            <text:p>-0.573391262</text:p>
          </table:table-cell>
          <table:table-cell table:formula="of:=ABS([.C933])" office:value-type="float" office:value="0.573391262" calcext:value-type="float">
            <text:p>0.573391262</text:p>
          </table:table-cell>
          <table:table-cell table:formula="of:=[.C933]^2" office:value-type="float" office:value="0.328777539337953" calcext:value-type="float">
            <text:p>0.328777539337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19842" calcext:value-type="float">
            <text:p>0.794319842</text:p>
          </table:table-cell>
          <table:table-cell table:formula="of:=[.A934]-[.B934]" office:value-type="float" office:value="-0.794319842" calcext:value-type="float">
            <text:p>-0.794319842</text:p>
          </table:table-cell>
          <table:table-cell table:formula="of:=ABS([.C934])" office:value-type="float" office:value="0.794319842" calcext:value-type="float">
            <text:p>0.794319842</text:p>
          </table:table-cell>
          <table:table-cell table:formula="of:=[.C934]^2" office:value-type="float" office:value="0.630944011394905" calcext:value-type="float">
            <text:p>0.630944011394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935]-[.B935]" office:value-type="float" office:value="-0.289951841" calcext:value-type="float">
            <text:p>-0.289951841</text:p>
          </table:table-cell>
          <table:table-cell table:formula="of:=ABS([.C935])" office:value-type="float" office:value="0.289951841" calcext:value-type="float">
            <text:p>0.289951841</text:p>
          </table:table-cell>
          <table:table-cell table:formula="of:=[.C935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936]-[.B936]" office:value-type="float" office:value="-1.095935202" calcext:value-type="float">
            <text:p>-1.095935202</text:p>
          </table:table-cell>
          <table:table-cell table:formula="of:=ABS([.C936])" office:value-type="float" office:value="1.095935202" calcext:value-type="float">
            <text:p>1.095935202</text:p>
          </table:table-cell>
          <table:table-cell table:formula="of:=[.C936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83364443" calcext:value-type="float">
            <text:p>2.683364443</text:p>
          </table:table-cell>
          <table:table-cell table:formula="of:=[.A937]-[.B937]" office:value-type="float" office:value="-1.683364443" calcext:value-type="float">
            <text:p>-1.683364443</text:p>
          </table:table-cell>
          <table:table-cell table:formula="of:=ABS([.C937])" office:value-type="float" office:value="1.683364443" calcext:value-type="float">
            <text:p>1.683364443</text:p>
          </table:table-cell>
          <table:table-cell table:formula="of:=[.C937]^2" office:value-type="float" office:value="2.8337158479567" calcext:value-type="float">
            <text:p>2.8337158479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0728109" calcext:value-type="float">
            <text:p>0.690728109</text:p>
          </table:table-cell>
          <table:table-cell table:formula="of:=[.A938]-[.B938]" office:value-type="float" office:value="0.309271891" calcext:value-type="float">
            <text:p>0.309271891</text:p>
          </table:table-cell>
          <table:table-cell table:formula="of:=ABS([.C938])" office:value-type="float" office:value="0.309271891" calcext:value-type="float">
            <text:p>0.309271891</text:p>
          </table:table-cell>
          <table:table-cell table:formula="of:=[.C938]^2" office:value-type="float" office:value="0.0956491025627159" calcext:value-type="float">
            <text:p>0.095649102562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256624" calcext:value-type="float">
            <text:p>0.217256624</text:p>
          </table:table-cell>
          <table:table-cell table:formula="of:=[.A939]-[.B939]" office:value-type="float" office:value="-0.217256624" calcext:value-type="float">
            <text:p>-0.217256624</text:p>
          </table:table-cell>
          <table:table-cell table:formula="of:=ABS([.C939])" office:value-type="float" office:value="0.217256624" calcext:value-type="float">
            <text:p>0.217256624</text:p>
          </table:table-cell>
          <table:table-cell table:formula="of:=[.C939]^2" office:value-type="float" office:value="0.0472004406718774" calcext:value-type="float">
            <text:p>0.047200440671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92399709" calcext:value-type="float">
            <text:p>2.292399709</text:p>
          </table:table-cell>
          <table:table-cell table:formula="of:=[.A940]-[.B940]" office:value-type="float" office:value="-1.292399709" calcext:value-type="float">
            <text:p>-1.292399709</text:p>
          </table:table-cell>
          <table:table-cell table:formula="of:=ABS([.C940])" office:value-type="float" office:value="1.292399709" calcext:value-type="float">
            <text:p>1.292399709</text:p>
          </table:table-cell>
          <table:table-cell table:formula="of:=[.C940]^2" office:value-type="float" office:value="1.67029700782329" calcext:value-type="float">
            <text:p>1.67029700782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3782648" calcext:value-type="float">
            <text:p>0.983782648</text:p>
          </table:table-cell>
          <table:table-cell table:formula="of:=[.A941]-[.B941]" office:value-type="float" office:value="1.016217352" calcext:value-type="float">
            <text:p>1.016217352</text:p>
          </table:table-cell>
          <table:table-cell table:formula="of:=ABS([.C941])" office:value-type="float" office:value="1.016217352" calcext:value-type="float">
            <text:p>1.016217352</text:p>
          </table:table-cell>
          <table:table-cell table:formula="of:=[.C941]^2" office:value-type="float" office:value="1.03269770650589" calcext:value-type="float">
            <text:p>1.03269770650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4251519" calcext:value-type="float">
            <text:p>0.594251519</text:p>
          </table:table-cell>
          <table:table-cell table:formula="of:=[.A942]-[.B942]" office:value-type="float" office:value="3.405748481" calcext:value-type="float">
            <text:p>3.405748481</text:p>
          </table:table-cell>
          <table:table-cell table:formula="of:=ABS([.C942])" office:value-type="float" office:value="3.405748481" calcext:value-type="float">
            <text:p>3.405748481</text:p>
          </table:table-cell>
          <table:table-cell table:formula="of:=[.C942]^2" office:value-type="float" office:value="11.5991227158338" calcext:value-type="float">
            <text:p>11.5991227158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0016724" calcext:value-type="float">
            <text:p>1.60016724</text:p>
          </table:table-cell>
          <table:table-cell table:formula="of:=[.A943]-[.B943]" office:value-type="float" office:value="2.39983276" calcext:value-type="float">
            <text:p>2.39983276</text:p>
          </table:table-cell>
          <table:table-cell table:formula="of:=ABS([.C943])" office:value-type="float" office:value="2.39983276" calcext:value-type="float">
            <text:p>2.39983276</text:p>
          </table:table-cell>
          <table:table-cell table:formula="of:=[.C943]^2" office:value-type="float" office:value="5.75919727596922" calcext:value-type="float">
            <text:p>5.759197275969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10212747" calcext:value-type="float">
            <text:p>1.610212747</text:p>
          </table:table-cell>
          <table:table-cell table:formula="of:=[.A944]-[.B944]" office:value-type="float" office:value="0.389787253" calcext:value-type="float">
            <text:p>0.389787253</text:p>
          </table:table-cell>
          <table:table-cell table:formula="of:=ABS([.C944])" office:value-type="float" office:value="0.389787253" calcext:value-type="float">
            <text:p>0.389787253</text:p>
          </table:table-cell>
          <table:table-cell table:formula="of:=[.C944]^2" office:value-type="float" office:value="0.151934102601286" calcext:value-type="float">
            <text:p>0.151934102601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1118557" calcext:value-type="float">
            <text:p>0.611118557</text:p>
          </table:table-cell>
          <table:table-cell table:formula="of:=[.A945]-[.B945]" office:value-type="float" office:value="0.388881443" calcext:value-type="float">
            <text:p>0.388881443</text:p>
          </table:table-cell>
          <table:table-cell table:formula="of:=ABS([.C945])" office:value-type="float" office:value="0.388881443" calcext:value-type="float">
            <text:p>0.388881443</text:p>
          </table:table-cell>
          <table:table-cell table:formula="of:=[.C945]^2" office:value-type="float" office:value="0.151228776709762" calcext:value-type="float">
            <text:p>0.1512287767097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5537604" calcext:value-type="float">
            <text:p>0.725537604</text:p>
          </table:table-cell>
          <table:table-cell table:formula="of:=[.A946]-[.B946]" office:value-type="float" office:value="0.274462396" calcext:value-type="float">
            <text:p>0.274462396</text:p>
          </table:table-cell>
          <table:table-cell table:formula="of:=ABS([.C946])" office:value-type="float" office:value="0.274462396" calcext:value-type="float">
            <text:p>0.274462396</text:p>
          </table:table-cell>
          <table:table-cell table:formula="of:=[.C946]^2" office:value-type="float" office:value="0.0753296068180608" calcext:value-type="float">
            <text:p>0.0753296068180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24734921" calcext:value-type="float">
            <text:p>1.524734921</text:p>
          </table:table-cell>
          <table:table-cell table:formula="of:=[.A947]-[.B947]" office:value-type="float" office:value="1.475265079" calcext:value-type="float">
            <text:p>1.475265079</text:p>
          </table:table-cell>
          <table:table-cell table:formula="of:=ABS([.C947])" office:value-type="float" office:value="1.475265079" calcext:value-type="float">
            <text:p>1.475265079</text:p>
          </table:table-cell>
          <table:table-cell table:formula="of:=[.C947]^2" office:value-type="float" office:value="2.17640705331688" calcext:value-type="float">
            <text:p>2.176407053316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504215" calcext:value-type="float">
            <text:p>0.84504215</text:p>
          </table:table-cell>
          <table:table-cell table:formula="of:=[.A948]-[.B948]" office:value-type="float" office:value="0.15495785" calcext:value-type="float">
            <text:p>0.15495785</text:p>
          </table:table-cell>
          <table:table-cell table:formula="of:=ABS([.C948])" office:value-type="float" office:value="0.15495785" calcext:value-type="float">
            <text:p>0.15495785</text:p>
          </table:table-cell>
          <table:table-cell table:formula="of:=[.C948]^2" office:value-type="float" office:value="0.0240119352766225" calcext:value-type="float">
            <text:p>0.0240119352766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4364376" calcext:value-type="float">
            <text:p>0.784364376</text:p>
          </table:table-cell>
          <table:table-cell table:formula="of:=[.A949]-[.B949]" office:value-type="float" office:value="1.215635624" calcext:value-type="float">
            <text:p>1.215635624</text:p>
          </table:table-cell>
          <table:table-cell table:formula="of:=ABS([.C949])" office:value-type="float" office:value="1.215635624" calcext:value-type="float">
            <text:p>1.215635624</text:p>
          </table:table-cell>
          <table:table-cell table:formula="of:=[.C949]^2" office:value-type="float" office:value="1.47776997033787" calcext:value-type="float">
            <text:p>1.477769970337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0180284" calcext:value-type="float">
            <text:p>2.40180284</text:p>
          </table:table-cell>
          <table:table-cell table:formula="of:=[.A950]-[.B950]" office:value-type="float" office:value="3.59819716" calcext:value-type="float">
            <text:p>3.59819716</text:p>
          </table:table-cell>
          <table:table-cell table:formula="of:=ABS([.C950])" office:value-type="float" office:value="3.59819716" calcext:value-type="float">
            <text:p>3.59819716</text:p>
          </table:table-cell>
          <table:table-cell table:formula="of:=[.C950]^2" office:value-type="float" office:value="12.9470228022321" calcext:value-type="float">
            <text:p>12.9470228022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0734331" calcext:value-type="float">
            <text:p>0.810734331</text:p>
          </table:table-cell>
          <table:table-cell table:formula="of:=[.A951]-[.B951]" office:value-type="float" office:value="-0.810734331" calcext:value-type="float">
            <text:p>-0.810734331</text:p>
          </table:table-cell>
          <table:table-cell table:formula="of:=ABS([.C951])" office:value-type="float" office:value="0.810734331" calcext:value-type="float">
            <text:p>0.810734331</text:p>
          </table:table-cell>
          <table:table-cell table:formula="of:=[.C951]^2" office:value-type="float" office:value="0.657290155462018" calcext:value-type="float">
            <text:p>0.65729015546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8104319" calcext:value-type="float">
            <text:p>0.998104319</text:p>
          </table:table-cell>
          <table:table-cell table:formula="of:=[.A952]-[.B952]" office:value-type="float" office:value="1.001895681" calcext:value-type="float">
            <text:p>1.001895681</text:p>
          </table:table-cell>
          <table:table-cell table:formula="of:=ABS([.C952])" office:value-type="float" office:value="1.001895681" calcext:value-type="float">
            <text:p>1.001895681</text:p>
          </table:table-cell>
          <table:table-cell table:formula="of:=[.C952]^2" office:value-type="float" office:value="1.00379495560645" calcext:value-type="float">
            <text:p>1.003794955606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9951841" calcext:value-type="float">
            <text:p>0.289951841</text:p>
          </table:table-cell>
          <table:table-cell table:formula="of:=[.A953]-[.B953]" office:value-type="float" office:value="0.710048159" calcext:value-type="float">
            <text:p>0.710048159</text:p>
          </table:table-cell>
          <table:table-cell table:formula="of:=ABS([.C953])" office:value-type="float" office:value="0.710048159" calcext:value-type="float">
            <text:p>0.710048159</text:p>
          </table:table-cell>
          <table:table-cell table:formula="of:=[.C953]^2" office:value-type="float" office:value="0.504168388099289" calcext:value-type="float">
            <text:p>0.504168388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8692657" calcext:value-type="float">
            <text:p>0.828692657</text:p>
          </table:table-cell>
          <table:table-cell table:formula="of:=[.A954]-[.B954]" office:value-type="float" office:value="-0.828692657" calcext:value-type="float">
            <text:p>-0.828692657</text:p>
          </table:table-cell>
          <table:table-cell table:formula="of:=ABS([.C954])" office:value-type="float" office:value="0.828692657" calcext:value-type="float">
            <text:p>0.828692657</text:p>
          </table:table-cell>
          <table:table-cell table:formula="of:=[.C954]^2" office:value-type="float" office:value="0.68673151976572" calcext:value-type="float">
            <text:p>0.68673151976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41216631" calcext:value-type="float">
            <text:p>1.241216631</text:p>
          </table:table-cell>
          <table:table-cell table:formula="of:=[.A955]-[.B955]" office:value-type="float" office:value="0.758783369" calcext:value-type="float">
            <text:p>0.758783369</text:p>
          </table:table-cell>
          <table:table-cell table:formula="of:=ABS([.C955])" office:value-type="float" office:value="0.758783369" calcext:value-type="float">
            <text:p>0.758783369</text:p>
          </table:table-cell>
          <table:table-cell table:formula="of:=[.C955]^2" office:value-type="float" office:value="0.57575220107099" calcext:value-type="float">
            <text:p>0.57575220107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956]-[.B956]" office:value-type="float" office:value="-0.537816309" calcext:value-type="float">
            <text:p>-0.537816309</text:p>
          </table:table-cell>
          <table:table-cell table:formula="of:=ABS([.C956])" office:value-type="float" office:value="0.537816309" calcext:value-type="float">
            <text:p>0.537816309</text:p>
          </table:table-cell>
          <table:table-cell table:formula="of:=[.C956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256624" calcext:value-type="float">
            <text:p>0.217256624</text:p>
          </table:table-cell>
          <table:table-cell table:formula="of:=[.A957]-[.B957]" office:value-type="float" office:value="-0.217256624" calcext:value-type="float">
            <text:p>-0.217256624</text:p>
          </table:table-cell>
          <table:table-cell table:formula="of:=ABS([.C957])" office:value-type="float" office:value="0.217256624" calcext:value-type="float">
            <text:p>0.217256624</text:p>
          </table:table-cell>
          <table:table-cell table:formula="of:=[.C957]^2" office:value-type="float" office:value="0.0472004406718774" calcext:value-type="float">
            <text:p>0.047200440671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28064349" calcext:value-type="float">
            <text:p>1.428064349</text:p>
          </table:table-cell>
          <table:table-cell table:formula="of:=[.A958]-[.B958]" office:value-type="float" office:value="-1.428064349" calcext:value-type="float">
            <text:p>-1.428064349</text:p>
          </table:table-cell>
          <table:table-cell table:formula="of:=ABS([.C958])" office:value-type="float" office:value="1.428064349" calcext:value-type="float">
            <text:p>1.428064349</text:p>
          </table:table-cell>
          <table:table-cell table:formula="of:=[.C958]^2" office:value-type="float" office:value="2.03936778488479" calcext:value-type="float">
            <text:p>2.03936778488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3238" calcext:value-type="float">
            <text:p>0.473238</text:p>
          </table:table-cell>
          <table:table-cell table:formula="of:=[.A959]-[.B959]" office:value-type="float" office:value="-0.473238" calcext:value-type="float">
            <text:p>-0.473238</text:p>
          </table:table-cell>
          <table:table-cell table:formula="of:=ABS([.C959])" office:value-type="float" office:value="0.473238" calcext:value-type="float">
            <text:p>0.473238</text:p>
          </table:table-cell>
          <table:table-cell table:formula="of:=[.C959]^2" office:value-type="float" office:value="0.223954204644" calcext:value-type="float">
            <text:p>0.223954204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960]-[.B960]" office:value-type="float" office:value="-0.223104818" calcext:value-type="float">
            <text:p>-0.223104818</text:p>
          </table:table-cell>
          <table:table-cell table:formula="of:=ABS([.C960])" office:value-type="float" office:value="0.223104818" calcext:value-type="float">
            <text:p>0.223104818</text:p>
          </table:table-cell>
          <table:table-cell table:formula="of:=[.C960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3212559" calcext:value-type="float">
            <text:p>0.703212559</text:p>
          </table:table-cell>
          <table:table-cell table:formula="of:=[.A961]-[.B961]" office:value-type="float" office:value="1.296787441" calcext:value-type="float">
            <text:p>1.296787441</text:p>
          </table:table-cell>
          <table:table-cell table:formula="of:=ABS([.C961])" office:value-type="float" office:value="1.296787441" calcext:value-type="float">
            <text:p>1.296787441</text:p>
          </table:table-cell>
          <table:table-cell table:formula="of:=[.C961]^2" office:value-type="float" office:value="1.68165766713533" calcext:value-type="float">
            <text:p>1.68165766713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10167239" calcext:value-type="float">
            <text:p>1.410167239</text:p>
          </table:table-cell>
          <table:table-cell table:formula="of:=[.A962]-[.B962]" office:value-type="float" office:value="0.589832761" calcext:value-type="float">
            <text:p>0.589832761</text:p>
          </table:table-cell>
          <table:table-cell table:formula="of:=ABS([.C962])" office:value-type="float" office:value="0.589832761" calcext:value-type="float">
            <text:p>0.589832761</text:p>
          </table:table-cell>
          <table:table-cell table:formula="of:=[.C962]^2" office:value-type="float" office:value="0.347902685948883" calcext:value-type="float">
            <text:p>0.347902685948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2035711" calcext:value-type="float">
            <text:p>0.782035711</text:p>
          </table:table-cell>
          <table:table-cell table:formula="of:=[.A963]-[.B963]" office:value-type="float" office:value="-0.782035711" calcext:value-type="float">
            <text:p>-0.782035711</text:p>
          </table:table-cell>
          <table:table-cell table:formula="of:=ABS([.C963])" office:value-type="float" office:value="0.782035711" calcext:value-type="float">
            <text:p>0.782035711</text:p>
          </table:table-cell>
          <table:table-cell table:formula="of:=[.C963]^2" office:value-type="float" office:value="0.611579853279276" calcext:value-type="float">
            <text:p>0.611579853279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5177" calcext:value-type="float">
            <text:p>0.6455177</text:p>
          </table:table-cell>
          <table:table-cell table:formula="of:=[.A964]-[.B964]" office:value-type="float" office:value="-0.6455177" calcext:value-type="float">
            <text:p>-0.6455177</text:p>
          </table:table-cell>
          <table:table-cell table:formula="of:=ABS([.C964])" office:value-type="float" office:value="0.6455177" calcext:value-type="float">
            <text:p>0.6455177</text:p>
          </table:table-cell>
          <table:table-cell table:formula="of:=[.C964]^2" office:value-type="float" office:value="0.41669310101329" calcext:value-type="float">
            <text:p>0.41669310101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6185729" calcext:value-type="float">
            <text:p>0.986185729</text:p>
          </table:table-cell>
          <table:table-cell table:formula="of:=[.A965]-[.B965]" office:value-type="float" office:value="-0.986185729" calcext:value-type="float">
            <text:p>-0.986185729</text:p>
          </table:table-cell>
          <table:table-cell table:formula="of:=ABS([.C965])" office:value-type="float" office:value="0.986185729" calcext:value-type="float">
            <text:p>0.986185729</text:p>
          </table:table-cell>
          <table:table-cell table:formula="of:=[.C965]^2" office:value-type="float" office:value="0.972562292083262" calcext:value-type="float">
            <text:p>0.972562292083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206267" calcext:value-type="float">
            <text:p>0.59206267</text:p>
          </table:table-cell>
          <table:table-cell table:formula="of:=[.A966]-[.B966]" office:value-type="float" office:value="0.40793733" calcext:value-type="float">
            <text:p>0.40793733</text:p>
          </table:table-cell>
          <table:table-cell table:formula="of:=ABS([.C966])" office:value-type="float" office:value="0.40793733" calcext:value-type="float">
            <text:p>0.40793733</text:p>
          </table:table-cell>
          <table:table-cell table:formula="of:=[.C966]^2" office:value-type="float" office:value="0.166412865207529" calcext:value-type="float">
            <text:p>0.166412865207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10029" calcext:value-type="float">
            <text:p>1.0510029</text:p>
          </table:table-cell>
          <table:table-cell table:formula="of:=[.A967]-[.B967]" office:value-type="float" office:value="-1.0510029" calcext:value-type="float">
            <text:p>-1.0510029</text:p>
          </table:table-cell>
          <table:table-cell table:formula="of:=ABS([.C967])" office:value-type="float" office:value="1.0510029" calcext:value-type="float">
            <text:p>1.0510029</text:p>
          </table:table-cell>
          <table:table-cell table:formula="of:=[.C967]^2" office:value-type="float" office:value="1.10460709580841" calcext:value-type="float">
            <text:p>1.10460709580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94976512" calcext:value-type="float">
            <text:p>1.794976512</text:p>
          </table:table-cell>
          <table:table-cell table:formula="of:=[.A968]-[.B968]" office:value-type="float" office:value="0.205023488" calcext:value-type="float">
            <text:p>0.205023488</text:p>
          </table:table-cell>
          <table:table-cell table:formula="of:=ABS([.C968])" office:value-type="float" office:value="0.205023488" calcext:value-type="float">
            <text:p>0.205023488</text:p>
          </table:table-cell>
          <table:table-cell table:formula="of:=[.C968]^2" office:value-type="float" office:value="0.0420346306316861" calcext:value-type="float">
            <text:p>0.042034630631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969]-[.B969]" office:value-type="float" office:value="-0.468829283" calcext:value-type="float">
            <text:p>-0.468829283</text:p>
          </table:table-cell>
          <table:table-cell table:formula="of:=ABS([.C969])" office:value-type="float" office:value="0.468829283" calcext:value-type="float">
            <text:p>0.468829283</text:p>
          </table:table-cell>
          <table:table-cell table:formula="of:=[.C969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7671378" calcext:value-type="float">
            <text:p>0.837671378</text:p>
          </table:table-cell>
          <table:table-cell table:formula="of:=[.A970]-[.B970]" office:value-type="float" office:value="-0.837671378" calcext:value-type="float">
            <text:p>-0.837671378</text:p>
          </table:table-cell>
          <table:table-cell table:formula="of:=ABS([.C970])" office:value-type="float" office:value="0.837671378" calcext:value-type="float">
            <text:p>0.837671378</text:p>
          </table:table-cell>
          <table:table-cell table:formula="of:=[.C970]^2" office:value-type="float" office:value="0.701693337520419" calcext:value-type="float">
            <text:p>0.701693337520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5898606" calcext:value-type="float">
            <text:p>0.635898606</text:p>
          </table:table-cell>
          <table:table-cell table:formula="of:=[.A971]-[.B971]" office:value-type="float" office:value="0.364101394" calcext:value-type="float">
            <text:p>0.364101394</text:p>
          </table:table-cell>
          <table:table-cell table:formula="of:=ABS([.C971])" office:value-type="float" office:value="0.364101394" calcext:value-type="float">
            <text:p>0.364101394</text:p>
          </table:table-cell>
          <table:table-cell table:formula="of:=[.C971]^2" office:value-type="float" office:value="0.132569825112743" calcext:value-type="float">
            <text:p>0.132569825112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2354438" calcext:value-type="float">
            <text:p>1.062354438</text:p>
          </table:table-cell>
          <table:table-cell table:formula="of:=[.A972]-[.B972]" office:value-type="float" office:value="-1.062354438" calcext:value-type="float">
            <text:p>-1.062354438</text:p>
          </table:table-cell>
          <table:table-cell table:formula="of:=ABS([.C972])" office:value-type="float" office:value="1.062354438" calcext:value-type="float">
            <text:p>1.062354438</text:p>
          </table:table-cell>
          <table:table-cell table:formula="of:=[.C972]^2" office:value-type="float" office:value="1.1285969519383" calcext:value-type="float">
            <text:p>1.1285969519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9740475" calcext:value-type="float">
            <text:p>0.829740475</text:p>
          </table:table-cell>
          <table:table-cell table:formula="of:=[.A973]-[.B973]" office:value-type="float" office:value="-0.829740475" calcext:value-type="float">
            <text:p>-0.829740475</text:p>
          </table:table-cell>
          <table:table-cell table:formula="of:=ABS([.C973])" office:value-type="float" office:value="0.829740475" calcext:value-type="float">
            <text:p>0.829740475</text:p>
          </table:table-cell>
          <table:table-cell table:formula="of:=[.C973]^2" office:value-type="float" office:value="0.688469255853226" calcext:value-type="float">
            <text:p>0.688469255853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8709616" calcext:value-type="float">
            <text:p>0.688709616</text:p>
          </table:table-cell>
          <table:table-cell table:formula="of:=[.A974]-[.B974]" office:value-type="float" office:value="1.311290384" calcext:value-type="float">
            <text:p>1.311290384</text:p>
          </table:table-cell>
          <table:table-cell table:formula="of:=ABS([.C974])" office:value-type="float" office:value="1.311290384" calcext:value-type="float">
            <text:p>1.311290384</text:p>
          </table:table-cell>
          <table:table-cell table:formula="of:=[.C974]^2" office:value-type="float" office:value="1.71948247117087" calcext:value-type="float">
            <text:p>1.719482471170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826967" calcext:value-type="float">
            <text:p>0.69826967</text:p>
          </table:table-cell>
          <table:table-cell table:formula="of:=[.A975]-[.B975]" office:value-type="float" office:value="0.30173033" calcext:value-type="float">
            <text:p>0.30173033</text:p>
          </table:table-cell>
          <table:table-cell table:formula="of:=ABS([.C975])" office:value-type="float" office:value="0.30173033" calcext:value-type="float">
            <text:p>0.30173033</text:p>
          </table:table-cell>
          <table:table-cell table:formula="of:=[.C975]^2" office:value-type="float" office:value="0.0910411920419089" calcext:value-type="float">
            <text:p>0.0910411920419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36339918" calcext:value-type="float">
            <text:p>1.736339918</text:p>
          </table:table-cell>
          <table:table-cell table:formula="of:=[.A976]-[.B976]" office:value-type="float" office:value="-0.736339918" calcext:value-type="float">
            <text:p>-0.736339918</text:p>
          </table:table-cell>
          <table:table-cell table:formula="of:=ABS([.C976])" office:value-type="float" office:value="0.736339918" calcext:value-type="float">
            <text:p>0.736339918</text:p>
          </table:table-cell>
          <table:table-cell table:formula="of:=[.C976]^2" office:value-type="float" office:value="0.542196474840247" calcext:value-type="float">
            <text:p>0.542196474840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8338721" calcext:value-type="float">
            <text:p>1.078338721</text:p>
          </table:table-cell>
          <table:table-cell table:formula="of:=[.A977]-[.B977]" office:value-type="float" office:value="-1.078338721" calcext:value-type="float">
            <text:p>-1.078338721</text:p>
          </table:table-cell>
          <table:table-cell table:formula="of:=ABS([.C977])" office:value-type="float" office:value="1.078338721" calcext:value-type="float">
            <text:p>1.078338721</text:p>
          </table:table-cell>
          <table:table-cell table:formula="of:=[.C977]^2" office:value-type="float" office:value="1.16281439720792" calcext:value-type="float">
            <text:p>1.16281439720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8717823" calcext:value-type="float">
            <text:p>0.848717823</text:p>
          </table:table-cell>
          <table:table-cell table:formula="of:=[.A978]-[.B978]" office:value-type="float" office:value="2.151282177" calcext:value-type="float">
            <text:p>2.151282177</text:p>
          </table:table-cell>
          <table:table-cell table:formula="of:=ABS([.C978])" office:value-type="float" office:value="2.151282177" calcext:value-type="float">
            <text:p>2.151282177</text:p>
          </table:table-cell>
          <table:table-cell table:formula="of:=[.C978]^2" office:value-type="float" office:value="4.62801500507786" calcext:value-type="float">
            <text:p>4.62801500507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212559" calcext:value-type="float">
            <text:p>0.703212559</text:p>
          </table:table-cell>
          <table:table-cell table:formula="of:=[.A979]-[.B979]" office:value-type="float" office:value="-0.703212559" calcext:value-type="float">
            <text:p>-0.703212559</text:p>
          </table:table-cell>
          <table:table-cell table:formula="of:=ABS([.C979])" office:value-type="float" office:value="0.703212559" calcext:value-type="float">
            <text:p>0.703212559</text:p>
          </table:table-cell>
          <table:table-cell table:formula="of:=[.C979]^2" office:value-type="float" office:value="0.494507903135329" calcext:value-type="float">
            <text:p>0.494507903135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10951938" calcext:value-type="float">
            <text:p>1.610951938</text:p>
          </table:table-cell>
          <table:table-cell table:formula="of:=[.A980]-[.B980]" office:value-type="float" office:value="-0.610951938" calcext:value-type="float">
            <text:p>-0.610951938</text:p>
          </table:table-cell>
          <table:table-cell table:formula="of:=ABS([.C980])" office:value-type="float" office:value="0.610951938" calcext:value-type="float">
            <text:p>0.610951938</text:p>
          </table:table-cell>
          <table:table-cell table:formula="of:=[.C980]^2" office:value-type="float" office:value="0.373262270545956" calcext:value-type="float">
            <text:p>0.373262270545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422222" calcext:value-type="float">
            <text:p>0.55422222</text:p>
          </table:table-cell>
          <table:table-cell table:formula="of:=[.A981]-[.B981]" office:value-type="float" office:value="-0.55422222" calcext:value-type="float">
            <text:p>-0.55422222</text:p>
          </table:table-cell>
          <table:table-cell table:formula="of:=ABS([.C981])" office:value-type="float" office:value="0.55422222" calcext:value-type="float">
            <text:p>0.55422222</text:p>
          </table:table-cell>
          <table:table-cell table:formula="of:=[.C981]^2" office:value-type="float" office:value="0.307162269141728" calcext:value-type="float">
            <text:p>0.307162269141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0119711" calcext:value-type="float">
            <text:p>0.960119711</text:p>
          </table:table-cell>
          <table:table-cell table:formula="of:=[.A982]-[.B982]" office:value-type="float" office:value="1.039880289" calcext:value-type="float">
            <text:p>1.039880289</text:p>
          </table:table-cell>
          <table:table-cell table:formula="of:=ABS([.C982])" office:value-type="float" office:value="1.039880289" calcext:value-type="float">
            <text:p>1.039880289</text:p>
          </table:table-cell>
          <table:table-cell table:formula="of:=[.C982]^2" office:value-type="float" office:value="1.08135101545072" calcext:value-type="float">
            <text:p>1.08135101545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68945927" calcext:value-type="float">
            <text:p>2.068945927</text:p>
          </table:table-cell>
          <table:table-cell table:formula="of:=[.A983]-[.B983]" office:value-type="float" office:value="-1.068945927" calcext:value-type="float">
            <text:p>-1.068945927</text:p>
          </table:table-cell>
          <table:table-cell table:formula="of:=ABS([.C983])" office:value-type="float" office:value="1.068945927" calcext:value-type="float">
            <text:p>1.068945927</text:p>
          </table:table-cell>
          <table:table-cell table:formula="of:=[.C983]^2" office:value-type="float" office:value="1.14264539484989" calcext:value-type="float">
            <text:p>1.142645394849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9763078" calcext:value-type="float">
            <text:p>0.899763078</text:p>
          </table:table-cell>
          <table:table-cell table:formula="of:=[.A984]-[.B984]" office:value-type="float" office:value="1.100236922" calcext:value-type="float">
            <text:p>1.100236922</text:p>
          </table:table-cell>
          <table:table-cell table:formula="of:=ABS([.C984])" office:value-type="float" office:value="1.100236922" calcext:value-type="float">
            <text:p>1.100236922</text:p>
          </table:table-cell>
          <table:table-cell table:formula="of:=[.C984]^2" office:value-type="float" office:value="1.21052128453203" calcext:value-type="float">
            <text:p>1.21052128453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978328" calcext:value-type="float">
            <text:p>0.621978328</text:p>
          </table:table-cell>
          <table:table-cell table:formula="of:=[.A985]-[.B985]" office:value-type="float" office:value="-0.621978328" calcext:value-type="float">
            <text:p>-0.621978328</text:p>
          </table:table-cell>
          <table:table-cell table:formula="of:=ABS([.C985])" office:value-type="float" office:value="0.621978328" calcext:value-type="float">
            <text:p>0.621978328</text:p>
          </table:table-cell>
          <table:table-cell table:formula="of:=[.C985]^2" office:value-type="float" office:value="0.386857040501676" calcext:value-type="float">
            <text:p>0.3868570405016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34317628" calcext:value-type="float">
            <text:p>1.434317628</text:p>
          </table:table-cell>
          <table:table-cell table:formula="of:=[.A986]-[.B986]" office:value-type="float" office:value="1.565682372" calcext:value-type="float">
            <text:p>1.565682372</text:p>
          </table:table-cell>
          <table:table-cell table:formula="of:=ABS([.C986])" office:value-type="float" office:value="1.565682372" calcext:value-type="float">
            <text:p>1.565682372</text:p>
          </table:table-cell>
          <table:table-cell table:formula="of:=[.C986]^2" office:value-type="float" office:value="2.45136128999155" calcext:value-type="float">
            <text:p>2.45136128999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987]-[.B987]" office:value-type="float" office:value="-0.468829283" calcext:value-type="float">
            <text:p>-0.468829283</text:p>
          </table:table-cell>
          <table:table-cell table:formula="of:=ABS([.C987])" office:value-type="float" office:value="0.468829283" calcext:value-type="float">
            <text:p>0.468829283</text:p>
          </table:table-cell>
          <table:table-cell table:formula="of:=[.C987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6880017" calcext:value-type="float">
            <text:p>0.776880017</text:p>
          </table:table-cell>
          <table:table-cell table:formula="of:=[.A988]-[.B988]" office:value-type="float" office:value="3.223119983" calcext:value-type="float">
            <text:p>3.223119983</text:p>
          </table:table-cell>
          <table:table-cell table:formula="of:=ABS([.C988])" office:value-type="float" office:value="3.223119983" calcext:value-type="float">
            <text:p>3.223119983</text:p>
          </table:table-cell>
          <table:table-cell table:formula="of:=[.C988]^2" office:value-type="float" office:value="10.3885024248139" calcext:value-type="float">
            <text:p>10.3885024248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989]-[.B989]" office:value-type="float" office:value="-0.289951841" calcext:value-type="float">
            <text:p>-0.289951841</text:p>
          </table:table-cell>
          <table:table-cell table:formula="of:=ABS([.C989])" office:value-type="float" office:value="0.289951841" calcext:value-type="float">
            <text:p>0.289951841</text:p>
          </table:table-cell>
          <table:table-cell table:formula="of:=[.C989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72739511" calcext:value-type="float">
            <text:p>1.172739511</text:p>
          </table:table-cell>
          <table:table-cell table:formula="of:=[.A990]-[.B990]" office:value-type="float" office:value="-1.172739511" calcext:value-type="float">
            <text:p>-1.172739511</text:p>
          </table:table-cell>
          <table:table-cell table:formula="of:=ABS([.C990])" office:value-type="float" office:value="1.172739511" calcext:value-type="float">
            <text:p>1.172739511</text:p>
          </table:table-cell>
          <table:table-cell table:formula="of:=[.C990]^2" office:value-type="float" office:value="1.37531796066052" calcext:value-type="float">
            <text:p>1.375317960660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62266536" calcext:value-type="float">
            <text:p>1.462266536</text:p>
          </table:table-cell>
          <table:table-cell table:formula="of:=[.A991]-[.B991]" office:value-type="float" office:value="-0.462266536" calcext:value-type="float">
            <text:p>-0.462266536</text:p>
          </table:table-cell>
          <table:table-cell table:formula="of:=ABS([.C991])" office:value-type="float" office:value="0.462266536" calcext:value-type="float">
            <text:p>0.462266536</text:p>
          </table:table-cell>
          <table:table-cell table:formula="of:=[.C991]^2" office:value-type="float" office:value="0.213690350305439" calcext:value-type="float">
            <text:p>0.213690350305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3667457" calcext:value-type="float">
            <text:p>0.583667457</text:p>
          </table:table-cell>
          <table:table-cell table:formula="of:=[.A992]-[.B992]" office:value-type="float" office:value="1.416332543" calcext:value-type="float">
            <text:p>1.416332543</text:p>
          </table:table-cell>
          <table:table-cell table:formula="of:=ABS([.C992])" office:value-type="float" office:value="1.416332543" calcext:value-type="float">
            <text:p>1.416332543</text:p>
          </table:table-cell>
          <table:table-cell table:formula="of:=[.C992]^2" office:value-type="float" office:value="2.00599787236085" calcext:value-type="float">
            <text:p>2.00599787236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563312" calcext:value-type="float">
            <text:p>0.606563312</text:p>
          </table:table-cell>
          <table:table-cell table:formula="of:=[.A993]-[.B993]" office:value-type="float" office:value="-0.606563312" calcext:value-type="float">
            <text:p>-0.606563312</text:p>
          </table:table-cell>
          <table:table-cell table:formula="of:=ABS([.C993])" office:value-type="float" office:value="0.606563312" calcext:value-type="float">
            <text:p>0.606563312</text:p>
          </table:table-cell>
          <table:table-cell table:formula="of:=[.C993]^2" office:value-type="float" office:value="0.367919051464409" calcext:value-type="float">
            <text:p>0.3679190514644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3094273" calcext:value-type="float">
            <text:p>1.083094273</text:p>
          </table:table-cell>
          <table:table-cell table:formula="of:=[.A994]-[.B994]" office:value-type="float" office:value="1.916905727" calcext:value-type="float">
            <text:p>1.916905727</text:p>
          </table:table-cell>
          <table:table-cell table:formula="of:=ABS([.C994])" office:value-type="float" office:value="1.916905727" calcext:value-type="float">
            <text:p>1.916905727</text:p>
          </table:table-cell>
          <table:table-cell table:formula="of:=[.C994]^2" office:value-type="float" office:value="3.6745275662054" calcext:value-type="float">
            <text:p>3.67452756620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8374063" calcext:value-type="float">
            <text:p>0.748374063</text:p>
          </table:table-cell>
          <table:table-cell table:formula="of:=[.A995]-[.B995]" office:value-type="float" office:value="2.251625937" calcext:value-type="float">
            <text:p>2.251625937</text:p>
          </table:table-cell>
          <table:table-cell table:formula="of:=ABS([.C995])" office:value-type="float" office:value="2.251625937" calcext:value-type="float">
            <text:p>2.251625937</text:p>
          </table:table-cell>
          <table:table-cell table:formula="of:=[.C995]^2" office:value-type="float" office:value="5.06981936017113" calcext:value-type="float">
            <text:p>5.06981936017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5749618" calcext:value-type="float">
            <text:p>0.615749618</text:p>
          </table:table-cell>
          <table:table-cell table:formula="of:=[.A996]-[.B996]" office:value-type="float" office:value="0.384250382" calcext:value-type="float">
            <text:p>0.384250382</text:p>
          </table:table-cell>
          <table:table-cell table:formula="of:=ABS([.C996])" office:value-type="float" office:value="0.384250382" calcext:value-type="float">
            <text:p>0.384250382</text:p>
          </table:table-cell>
          <table:table-cell table:formula="of:=[.C996]^2" office:value-type="float" office:value="0.147648356067146" calcext:value-type="float">
            <text:p>0.1476483560671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35508663" calcext:value-type="float">
            <text:p>1.435508663</text:p>
          </table:table-cell>
          <table:table-cell table:formula="of:=[.A997]-[.B997]" office:value-type="float" office:value="0.564491337" calcext:value-type="float">
            <text:p>0.564491337</text:p>
          </table:table-cell>
          <table:table-cell table:formula="of:=ABS([.C997])" office:value-type="float" office:value="0.564491337" calcext:value-type="float">
            <text:p>0.564491337</text:p>
          </table:table-cell>
          <table:table-cell table:formula="of:=[.C997]^2" office:value-type="float" office:value="0.318650469548048" calcext:value-type="float">
            <text:p>0.318650469548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19664515" calcext:value-type="float">
            <text:p>2.119664515</text:p>
          </table:table-cell>
          <table:table-cell table:formula="of:=[.A998]-[.B998]" office:value-type="float" office:value="1.880335485" calcext:value-type="float">
            <text:p>1.880335485</text:p>
          </table:table-cell>
          <table:table-cell table:formula="of:=ABS([.C998])" office:value-type="float" office:value="1.880335485" calcext:value-type="float">
            <text:p>1.880335485</text:p>
          </table:table-cell>
          <table:table-cell table:formula="of:=[.C998]^2" office:value-type="float" office:value="3.53566153615018" calcext:value-type="float">
            <text:p>3.53566153615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422222" calcext:value-type="float">
            <text:p>0.55422222</text:p>
          </table:table-cell>
          <table:table-cell table:formula="of:=[.A999]-[.B999]" office:value-type="float" office:value="-0.55422222" calcext:value-type="float">
            <text:p>-0.55422222</text:p>
          </table:table-cell>
          <table:table-cell table:formula="of:=ABS([.C999])" office:value-type="float" office:value="0.55422222" calcext:value-type="float">
            <text:p>0.55422222</text:p>
          </table:table-cell>
          <table:table-cell table:formula="of:=[.C999]^2" office:value-type="float" office:value="0.307162269141728" calcext:value-type="float">
            <text:p>0.307162269141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8554182" calcext:value-type="float">
            <text:p>0.998554182</text:p>
          </table:table-cell>
          <table:table-cell table:formula="of:=[.A1000]-[.B1000]" office:value-type="float" office:value="1.001445818" calcext:value-type="float">
            <text:p>1.001445818</text:p>
          </table:table-cell>
          <table:table-cell table:formula="of:=ABS([.C1000])" office:value-type="float" office:value="1.001445818" calcext:value-type="float">
            <text:p>1.001445818</text:p>
          </table:table-cell>
          <table:table-cell table:formula="of:=[.C1000]^2" office:value-type="float" office:value="1.00289372638969" calcext:value-type="float">
            <text:p>1.00289372638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645609" calcext:value-type="float">
            <text:p>1.11645609</text:p>
          </table:table-cell>
          <table:table-cell table:formula="of:=[.A1001]-[.B1001]" office:value-type="float" office:value="-0.11645609" calcext:value-type="float">
            <text:p>-0.11645609</text:p>
          </table:table-cell>
          <table:table-cell table:formula="of:=ABS([.C1001])" office:value-type="float" office:value="0.11645609" calcext:value-type="float">
            <text:p>0.11645609</text:p>
          </table:table-cell>
          <table:table-cell table:formula="of:=[.C1001]^2" office:value-type="float" office:value="0.0135620208980881" calcext:value-type="float">
            <text:p>0.013562020898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6205405" calcext:value-type="float">
            <text:p>0.766205405</text:p>
          </table:table-cell>
          <table:table-cell table:formula="of:=[.A1002]-[.B1002]" office:value-type="float" office:value="-0.766205405" calcext:value-type="float">
            <text:p>-0.766205405</text:p>
          </table:table-cell>
          <table:table-cell table:formula="of:=ABS([.C1002])" office:value-type="float" office:value="0.766205405" calcext:value-type="float">
            <text:p>0.766205405</text:p>
          </table:table-cell>
          <table:table-cell table:formula="of:=[.C1002]^2" office:value-type="float" office:value="0.587070722651214" calcext:value-type="float">
            <text:p>0.587070722651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4670214" calcext:value-type="float">
            <text:p>1.094670214</text:p>
          </table:table-cell>
          <table:table-cell table:formula="of:=[.A1003]-[.B1003]" office:value-type="float" office:value="-0.094670214" calcext:value-type="float">
            <text:p>-0.094670214</text:p>
          </table:table-cell>
          <table:table-cell table:formula="of:=ABS([.C1003])" office:value-type="float" office:value="0.094670214" calcext:value-type="float">
            <text:p>0.094670214</text:p>
          </table:table-cell>
          <table:table-cell table:formula="of:=[.C1003]^2" office:value-type="float" office:value="0.00896244941880579" calcext:value-type="float">
            <text:p>0.008962449418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0451562" calcext:value-type="float">
            <text:p>1.50451562</text:p>
          </table:table-cell>
          <table:table-cell table:formula="of:=[.A1004]-[.B1004]" office:value-type="float" office:value="0.49548438" calcext:value-type="float">
            <text:p>0.49548438</text:p>
          </table:table-cell>
          <table:table-cell table:formula="of:=ABS([.C1004])" office:value-type="float" office:value="0.49548438" calcext:value-type="float">
            <text:p>0.49548438</text:p>
          </table:table-cell>
          <table:table-cell table:formula="of:=[.C1004]^2" office:value-type="float" office:value="0.245504770823984" calcext:value-type="float">
            <text:p>0.245504770823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3413174" calcext:value-type="float">
            <text:p>0.563413174</text:p>
          </table:table-cell>
          <table:table-cell table:formula="of:=[.A1005]-[.B1005]" office:value-type="float" office:value="0.436586826" calcext:value-type="float">
            <text:p>0.436586826</text:p>
          </table:table-cell>
          <table:table-cell table:formula="of:=ABS([.C1005])" office:value-type="float" office:value="0.436586826" calcext:value-type="float">
            <text:p>0.436586826</text:p>
          </table:table-cell>
          <table:table-cell table:formula="of:=[.C1005]^2" office:value-type="float" office:value="0.190608056636754" calcext:value-type="float">
            <text:p>0.1906080566367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4672438" calcext:value-type="float">
            <text:p>0.714672438</text:p>
          </table:table-cell>
          <table:table-cell table:formula="of:=[.A1006]-[.B1006]" office:value-type="float" office:value="1.285327562" calcext:value-type="float">
            <text:p>1.285327562</text:p>
          </table:table-cell>
          <table:table-cell table:formula="of:=ABS([.C1006])" office:value-type="float" office:value="1.285327562" calcext:value-type="float">
            <text:p>1.285327562</text:p>
          </table:table-cell>
          <table:table-cell table:formula="of:=[.C1006]^2" office:value-type="float" office:value="1.65206694163686" calcext:value-type="float">
            <text:p>1.65206694163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9936089" calcext:value-type="float">
            <text:p>0.449936089</text:p>
          </table:table-cell>
          <table:table-cell table:formula="of:=[.A1007]-[.B1007]" office:value-type="float" office:value="0.550063911" calcext:value-type="float">
            <text:p>0.550063911</text:p>
          </table:table-cell>
          <table:table-cell table:formula="of:=ABS([.C1007])" office:value-type="float" office:value="0.550063911" calcext:value-type="float">
            <text:p>0.550063911</text:p>
          </table:table-cell>
          <table:table-cell table:formula="of:=[.C1007]^2" office:value-type="float" office:value="0.302570306184616" calcext:value-type="float">
            <text:p>0.302570306184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8672096" calcext:value-type="float">
            <text:p>1.028672096</text:p>
          </table:table-cell>
          <table:table-cell table:formula="of:=[.A1008]-[.B1008]" office:value-type="float" office:value="1.971327904" calcext:value-type="float">
            <text:p>1.971327904</text:p>
          </table:table-cell>
          <table:table-cell table:formula="of:=ABS([.C1008])" office:value-type="float" office:value="1.971327904" calcext:value-type="float">
            <text:p>1.971327904</text:p>
          </table:table-cell>
          <table:table-cell table:formula="of:=[.C1008]^2" office:value-type="float" office:value="3.88613370508903" calcext:value-type="float">
            <text:p>3.88613370508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4412206" calcext:value-type="float">
            <text:p>0.824412206</text:p>
          </table:table-cell>
          <table:table-cell table:formula="of:=[.A1009]-[.B1009]" office:value-type="float" office:value="-0.824412206" calcext:value-type="float">
            <text:p>-0.824412206</text:p>
          </table:table-cell>
          <table:table-cell table:formula="of:=ABS([.C1009])" office:value-type="float" office:value="0.824412206" calcext:value-type="float">
            <text:p>0.824412206</text:p>
          </table:table-cell>
          <table:table-cell table:formula="of:=[.C1009]^2" office:value-type="float" office:value="0.679655485401787" calcext:value-type="float">
            <text:p>0.679655485401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5899804" calcext:value-type="float">
            <text:p>0.625899804</text:p>
          </table:table-cell>
          <table:table-cell table:formula="of:=[.A1010]-[.B1010]" office:value-type="float" office:value="0.374100196" calcext:value-type="float">
            <text:p>0.374100196</text:p>
          </table:table-cell>
          <table:table-cell table:formula="of:=ABS([.C1010])" office:value-type="float" office:value="0.374100196" calcext:value-type="float">
            <text:p>0.374100196</text:p>
          </table:table-cell>
          <table:table-cell table:formula="of:=[.C1010]^2" office:value-type="float" office:value="0.139950956647238" calcext:value-type="float">
            <text:p>0.139950956647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0731708" calcext:value-type="float">
            <text:p>0.360731708</text:p>
          </table:table-cell>
          <table:table-cell table:formula="of:=[.A1011]-[.B1011]" office:value-type="float" office:value="0.639268292" calcext:value-type="float">
            <text:p>0.639268292</text:p>
          </table:table-cell>
          <table:table-cell table:formula="of:=ABS([.C1011])" office:value-type="float" office:value="0.639268292" calcext:value-type="float">
            <text:p>0.639268292</text:p>
          </table:table-cell>
          <table:table-cell table:formula="of:=[.C1011]^2" office:value-type="float" office:value="0.408663949156597" calcext:value-type="float">
            <text:p>0.408663949156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0035205" calcext:value-type="float">
            <text:p>1.150035205</text:p>
          </table:table-cell>
          <table:table-cell table:formula="of:=[.A1012]-[.B1012]" office:value-type="float" office:value="-0.150035205" calcext:value-type="float">
            <text:p>-0.150035205</text:p>
          </table:table-cell>
          <table:table-cell table:formula="of:=ABS([.C1012])" office:value-type="float" office:value="0.150035205" calcext:value-type="float">
            <text:p>0.150035205</text:p>
          </table:table-cell>
          <table:table-cell table:formula="of:=[.C1012]^2" office:value-type="float" office:value="0.022510562739392" calcext:value-type="float">
            <text:p>0.022510562739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9798849" calcext:value-type="float">
            <text:p>0.739798849</text:p>
          </table:table-cell>
          <table:table-cell table:formula="of:=[.A1013]-[.B1013]" office:value-type="float" office:value="-0.739798849" calcext:value-type="float">
            <text:p>-0.739798849</text:p>
          </table:table-cell>
          <table:table-cell table:formula="of:=ABS([.C1013])" office:value-type="float" office:value="0.739798849" calcext:value-type="float">
            <text:p>0.739798849</text:p>
          </table:table-cell>
          <table:table-cell table:formula="of:=[.C1013]^2" office:value-type="float" office:value="0.547302336981725" calcext:value-type="float">
            <text:p>0.547302336981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411748" calcext:value-type="float">
            <text:p>0.557411748</text:p>
          </table:table-cell>
          <table:table-cell table:formula="of:=[.A1014]-[.B1014]" office:value-type="float" office:value="-0.557411748" calcext:value-type="float">
            <text:p>-0.557411748</text:p>
          </table:table-cell>
          <table:table-cell table:formula="of:=ABS([.C1014])" office:value-type="float" office:value="0.557411748" calcext:value-type="float">
            <text:p>0.557411748</text:p>
          </table:table-cell>
          <table:table-cell table:formula="of:=[.C1014]^2" office:value-type="float" office:value="0.310707856808416" calcext:value-type="float">
            <text:p>0.310707856808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19240475" calcext:value-type="float">
            <text:p>1.319240475</text:p>
          </table:table-cell>
          <table:table-cell table:formula="of:=[.A1015]-[.B1015]" office:value-type="float" office:value="-0.319240475" calcext:value-type="float">
            <text:p>-0.319240475</text:p>
          </table:table-cell>
          <table:table-cell table:formula="of:=ABS([.C1015])" office:value-type="float" office:value="0.319240475" calcext:value-type="float">
            <text:p>0.319240475</text:p>
          </table:table-cell>
          <table:table-cell table:formula="of:=[.C1015]^2" office:value-type="float" office:value="0.101914480878226" calcext:value-type="float">
            <text:p>0.101914480878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48690805" calcext:value-type="float">
            <text:p>1.248690805</text:p>
          </table:table-cell>
          <table:table-cell table:formula="of:=[.A1016]-[.B1016]" office:value-type="float" office:value="-1.248690805" calcext:value-type="float">
            <text:p>-1.248690805</text:p>
          </table:table-cell>
          <table:table-cell table:formula="of:=ABS([.C1016])" office:value-type="float" office:value="1.248690805" calcext:value-type="float">
            <text:p>1.248690805</text:p>
          </table:table-cell>
          <table:table-cell table:formula="of:=[.C1016]^2" office:value-type="float" office:value="1.55922872649155" calcext:value-type="float">
            <text:p>1.55922872649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3234528" calcext:value-type="float">
            <text:p>0.583234528</text:p>
          </table:table-cell>
          <table:table-cell table:formula="of:=[.A1017]-[.B1017]" office:value-type="float" office:value="0.416765472" calcext:value-type="float">
            <text:p>0.416765472</text:p>
          </table:table-cell>
          <table:table-cell table:formula="of:=ABS([.C1017])" office:value-type="float" office:value="0.416765472" calcext:value-type="float">
            <text:p>0.416765472</text:p>
          </table:table-cell>
          <table:table-cell table:formula="of:=[.C1017]^2" office:value-type="float" office:value="0.173693458651383" calcext:value-type="float">
            <text:p>0.173693458651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5177" calcext:value-type="float">
            <text:p>0.6455177</text:p>
          </table:table-cell>
          <table:table-cell table:formula="of:=[.A1018]-[.B1018]" office:value-type="float" office:value="-0.6455177" calcext:value-type="float">
            <text:p>-0.6455177</text:p>
          </table:table-cell>
          <table:table-cell table:formula="of:=ABS([.C1018])" office:value-type="float" office:value="0.6455177" calcext:value-type="float">
            <text:p>0.6455177</text:p>
          </table:table-cell>
          <table:table-cell table:formula="of:=[.C1018]^2" office:value-type="float" office:value="0.41669310101329" calcext:value-type="float">
            <text:p>0.41669310101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5148801" calcext:value-type="float">
            <text:p>1.035148801</text:p>
          </table:table-cell>
          <table:table-cell table:formula="of:=[.A1019]-[.B1019]" office:value-type="float" office:value="-0.0351488010000001" calcext:value-type="float">
            <text:p>-0.035148801</text:p>
          </table:table-cell>
          <table:table-cell table:formula="of:=ABS([.C1019])" office:value-type="float" office:value="0.0351488010000001" calcext:value-type="float">
            <text:p>0.035148801</text:p>
          </table:table-cell>
          <table:table-cell table:formula="of:=[.C1019]^2" office:value-type="float" office:value="0.00123543821173761" calcext:value-type="float">
            <text:p>0.001235438211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8472449" calcext:value-type="float">
            <text:p>0.588472449</text:p>
          </table:table-cell>
          <table:table-cell table:formula="of:=[.A1020]-[.B1020]" office:value-type="float" office:value="-0.588472449" calcext:value-type="float">
            <text:p>-0.588472449</text:p>
          </table:table-cell>
          <table:table-cell table:formula="of:=ABS([.C1020])" office:value-type="float" office:value="0.588472449" calcext:value-type="float">
            <text:p>0.588472449</text:p>
          </table:table-cell>
          <table:table-cell table:formula="of:=[.C1020]^2" office:value-type="float" office:value="0.346299823232058" calcext:value-type="float">
            <text:p>0.3462998232320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0413885" calcext:value-type="float">
            <text:p>0.550413885</text:p>
          </table:table-cell>
          <table:table-cell table:formula="of:=[.A1021]-[.B1021]" office:value-type="float" office:value="1.449586115" calcext:value-type="float">
            <text:p>1.449586115</text:p>
          </table:table-cell>
          <table:table-cell table:formula="of:=ABS([.C1021])" office:value-type="float" office:value="1.449586115" calcext:value-type="float">
            <text:p>1.449586115</text:p>
          </table:table-cell>
          <table:table-cell table:formula="of:=[.C1021]^2" office:value-type="float" office:value="2.10129990480079" calcext:value-type="float">
            <text:p>2.10129990480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42654905" calcext:value-type="float">
            <text:p>1.542654905</text:p>
          </table:table-cell>
          <table:table-cell table:formula="of:=[.A1022]-[.B1022]" office:value-type="float" office:value="-0.542654905" calcext:value-type="float">
            <text:p>-0.542654905</text:p>
          </table:table-cell>
          <table:table-cell table:formula="of:=ABS([.C1022])" office:value-type="float" office:value="0.542654905" calcext:value-type="float">
            <text:p>0.542654905</text:p>
          </table:table-cell>
          <table:table-cell table:formula="of:=[.C1022]^2" office:value-type="float" office:value="0.294474345920559" calcext:value-type="float">
            <text:p>0.294474345920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8431244" calcext:value-type="float">
            <text:p>0.538431244</text:p>
          </table:table-cell>
          <table:table-cell table:formula="of:=[.A1023]-[.B1023]" office:value-type="float" office:value="-0.538431244" calcext:value-type="float">
            <text:p>-0.538431244</text:p>
          </table:table-cell>
          <table:table-cell table:formula="of:=ABS([.C1023])" office:value-type="float" office:value="0.538431244" calcext:value-type="float">
            <text:p>0.538431244</text:p>
          </table:table-cell>
          <table:table-cell table:formula="of:=[.C1023]^2" office:value-type="float" office:value="0.289908204515388" calcext:value-type="float">
            <text:p>0.289908204515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530426" calcext:value-type="float">
            <text:p>0.593530426</text:p>
          </table:table-cell>
          <table:table-cell table:formula="of:=[.A1024]-[.B1024]" office:value-type="float" office:value="-0.593530426" calcext:value-type="float">
            <text:p>-0.593530426</text:p>
          </table:table-cell>
          <table:table-cell table:formula="of:=ABS([.C1024])" office:value-type="float" office:value="0.593530426" calcext:value-type="float">
            <text:p>0.593530426</text:p>
          </table:table-cell>
          <table:table-cell table:formula="of:=[.C1024]^2" office:value-type="float" office:value="0.352278366587741" calcext:value-type="float">
            <text:p>0.352278366587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6136141" calcext:value-type="float">
            <text:p>0.486136141</text:p>
          </table:table-cell>
          <table:table-cell table:formula="of:=[.A1025]-[.B1025]" office:value-type="float" office:value="0.513863859" calcext:value-type="float">
            <text:p>0.513863859</text:p>
          </table:table-cell>
          <table:table-cell table:formula="of:=ABS([.C1025])" office:value-type="float" office:value="0.513863859" calcext:value-type="float">
            <text:p>0.513863859</text:p>
          </table:table-cell>
          <table:table-cell table:formula="of:=[.C1025]^2" office:value-type="float" office:value="0.264056065586372" calcext:value-type="float">
            <text:p>0.264056065586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99668618" calcext:value-type="float">
            <text:p>1.299668618</text:p>
          </table:table-cell>
          <table:table-cell table:formula="of:=[.A1026]-[.B1026]" office:value-type="float" office:value="-0.299668618" calcext:value-type="float">
            <text:p>-0.299668618</text:p>
          </table:table-cell>
          <table:table-cell table:formula="of:=ABS([.C1026])" office:value-type="float" office:value="0.299668618" calcext:value-type="float">
            <text:p>0.299668618</text:p>
          </table:table-cell>
          <table:table-cell table:formula="of:=[.C1026]^2" office:value-type="float" office:value="0.08980128061403" calcext:value-type="float">
            <text:p>0.08980128061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95260552" calcext:value-type="float">
            <text:p>1.195260552</text:p>
          </table:table-cell>
          <table:table-cell table:formula="of:=[.A1027]-[.B1027]" office:value-type="float" office:value="-0.195260552" calcext:value-type="float">
            <text:p>-0.195260552</text:p>
          </table:table-cell>
          <table:table-cell table:formula="of:=ABS([.C1027])" office:value-type="float" office:value="0.195260552" calcext:value-type="float">
            <text:p>0.195260552</text:p>
          </table:table-cell>
          <table:table-cell table:formula="of:=[.C1027]^2" office:value-type="float" office:value="0.0381266831673447" calcext:value-type="float">
            <text:p>0.038126683167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72318769" calcext:value-type="float">
            <text:p>1.172318769</text:p>
          </table:table-cell>
          <table:table-cell table:formula="of:=[.A1028]-[.B1028]" office:value-type="float" office:value="0.827681231" calcext:value-type="float">
            <text:p>0.827681231</text:p>
          </table:table-cell>
          <table:table-cell table:formula="of:=ABS([.C1028])" office:value-type="float" office:value="0.827681231" calcext:value-type="float">
            <text:p>0.827681231</text:p>
          </table:table-cell>
          <table:table-cell table:formula="of:=[.C1028]^2" office:value-type="float" office:value="0.685056220149675" calcext:value-type="float">
            <text:p>0.685056220149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5279992" calcext:value-type="float">
            <text:p>1.015279992</text:p>
          </table:table-cell>
          <table:table-cell table:formula="of:=[.A1029]-[.B1029]" office:value-type="float" office:value="-1.015279992" calcext:value-type="float">
            <text:p>-1.015279992</text:p>
          </table:table-cell>
          <table:table-cell table:formula="of:=ABS([.C1029])" office:value-type="float" office:value="1.015279992" calcext:value-type="float">
            <text:p>1.015279992</text:p>
          </table:table-cell>
          <table:table-cell table:formula="of:=[.C1029]^2" office:value-type="float" office:value="1.03079346215552" calcext:value-type="float">
            <text:p>1.03079346215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34094047" calcext:value-type="float">
            <text:p>1.634094047</text:p>
          </table:table-cell>
          <table:table-cell table:formula="of:=[.A1030]-[.B1030]" office:value-type="float" office:value="-0.634094047" calcext:value-type="float">
            <text:p>-0.634094047</text:p>
          </table:table-cell>
          <table:table-cell table:formula="of:=ABS([.C1030])" office:value-type="float" office:value="0.634094047" calcext:value-type="float">
            <text:p>0.634094047</text:p>
          </table:table-cell>
          <table:table-cell table:formula="of:=[.C1030]^2" office:value-type="float" office:value="0.402075260440838" calcext:value-type="float">
            <text:p>0.402075260440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3455721" calcext:value-type="float">
            <text:p>1.93455721</text:p>
          </table:table-cell>
          <table:table-cell table:formula="of:=[.A1031]-[.B1031]" office:value-type="float" office:value="2.06544279" calcext:value-type="float">
            <text:p>2.06544279</text:p>
          </table:table-cell>
          <table:table-cell table:formula="of:=ABS([.C1031])" office:value-type="float" office:value="2.06544279" calcext:value-type="float">
            <text:p>2.06544279</text:p>
          </table:table-cell>
          <table:table-cell table:formula="of:=[.C1031]^2" office:value-type="float" office:value="4.26605391876298" calcext:value-type="float">
            <text:p>4.26605391876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5370437" calcext:value-type="float">
            <text:p>0.895370437</text:p>
          </table:table-cell>
          <table:table-cell table:formula="of:=[.A1032]-[.B1032]" office:value-type="float" office:value="1.104629563" calcext:value-type="float">
            <text:p>1.104629563</text:p>
          </table:table-cell>
          <table:table-cell table:formula="of:=ABS([.C1032])" office:value-type="float" office:value="1.104629563" calcext:value-type="float">
            <text:p>1.104629563</text:p>
          </table:table-cell>
          <table:table-cell table:formula="of:=[.C1032]^2" office:value-type="float" office:value="1.22020647145357" calcext:value-type="float">
            <text:p>1.220206471453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74516029" calcext:value-type="float">
            <text:p>1.574516029</text:p>
          </table:table-cell>
          <table:table-cell table:formula="of:=[.A1033]-[.B1033]" office:value-type="float" office:value="1.425483971" calcext:value-type="float">
            <text:p>1.425483971</text:p>
          </table:table-cell>
          <table:table-cell table:formula="of:=ABS([.C1033])" office:value-type="float" office:value="1.425483971" calcext:value-type="float">
            <text:p>1.425483971</text:p>
          </table:table-cell>
          <table:table-cell table:formula="of:=[.C1033]^2" office:value-type="float" office:value="2.03200455157793" calcext:value-type="float">
            <text:p>2.032004551577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41711611" calcext:value-type="float">
            <text:p>3.541711611</text:p>
          </table:table-cell>
          <table:table-cell table:formula="of:=[.A1034]-[.B1034]" office:value-type="float" office:value="0.458288389" calcext:value-type="float">
            <text:p>0.458288389</text:p>
          </table:table-cell>
          <table:table-cell table:formula="of:=ABS([.C1034])" office:value-type="float" office:value="0.458288389" calcext:value-type="float">
            <text:p>0.458288389</text:p>
          </table:table-cell>
          <table:table-cell table:formula="of:=[.C1034]^2" office:value-type="float" office:value="0.210028247492215" calcext:value-type="float">
            <text:p>0.210028247492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009414" calcext:value-type="float">
            <text:p>0.61009414</text:p>
          </table:table-cell>
          <table:table-cell table:formula="of:=[.A1035]-[.B1035]" office:value-type="float" office:value="-0.61009414" calcext:value-type="float">
            <text:p>-0.61009414</text:p>
          </table:table-cell>
          <table:table-cell table:formula="of:=ABS([.C1035])" office:value-type="float" office:value="0.61009414" calcext:value-type="float">
            <text:p>0.61009414</text:p>
          </table:table-cell>
          <table:table-cell table:formula="of:=[.C1035]^2" office:value-type="float" office:value="0.37221485966234" calcext:value-type="float">
            <text:p>0.372214859662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90417108" calcext:value-type="float">
            <text:p>1.190417108</text:p>
          </table:table-cell>
          <table:table-cell table:formula="of:=[.A1036]-[.B1036]" office:value-type="float" office:value="-0.190417108" calcext:value-type="float">
            <text:p>-0.190417108</text:p>
          </table:table-cell>
          <table:table-cell table:formula="of:=ABS([.C1036])" office:value-type="float" office:value="0.190417108" calcext:value-type="float">
            <text:p>0.190417108</text:p>
          </table:table-cell>
          <table:table-cell table:formula="of:=[.C1036]^2" office:value-type="float" office:value="0.0362586750190837" calcext:value-type="float">
            <text:p>0.0362586750190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64848325" calcext:value-type="float">
            <text:p>2.364848325</text:p>
          </table:table-cell>
          <table:table-cell table:formula="of:=[.A1037]-[.B1037]" office:value-type="float" office:value="-2.364848325" calcext:value-type="float">
            <text:p>-2.364848325</text:p>
          </table:table-cell>
          <table:table-cell table:formula="of:=ABS([.C1037])" office:value-type="float" office:value="2.364848325" calcext:value-type="float">
            <text:p>2.364848325</text:p>
          </table:table-cell>
          <table:table-cell table:formula="of:=[.C1037]^2" office:value-type="float" office:value="5.59250760025531" calcext:value-type="float">
            <text:p>5.59250760025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3013008" calcext:value-type="float">
            <text:p>0.783013008</text:p>
          </table:table-cell>
          <table:table-cell table:formula="of:=[.A1038]-[.B1038]" office:value-type="float" office:value="0.216986992" calcext:value-type="float">
            <text:p>0.216986992</text:p>
          </table:table-cell>
          <table:table-cell table:formula="of:=ABS([.C1038])" office:value-type="float" office:value="0.216986992" calcext:value-type="float">
            <text:p>0.216986992</text:p>
          </table:table-cell>
          <table:table-cell table:formula="of:=[.C1038]^2" office:value-type="float" office:value="0.047083354697208" calcext:value-type="float">
            <text:p>0.047083354697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8892076" calcext:value-type="float">
            <text:p>0.818892076</text:p>
          </table:table-cell>
          <table:table-cell table:formula="of:=[.A1039]-[.B1039]" office:value-type="float" office:value="2.181107924" calcext:value-type="float">
            <text:p>2.181107924</text:p>
          </table:table-cell>
          <table:table-cell table:formula="of:=ABS([.C1039])" office:value-type="float" office:value="2.181107924" calcext:value-type="float">
            <text:p>2.181107924</text:p>
          </table:table-cell>
          <table:table-cell table:formula="of:=[.C1039]^2" office:value-type="float" office:value="4.75723177613559" calcext:value-type="float">
            <text:p>4.75723177613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56144365" calcext:value-type="float">
            <text:p>3.056144365</text:p>
          </table:table-cell>
          <table:table-cell table:formula="of:=[.A1040]-[.B1040]" office:value-type="float" office:value="-2.056144365" calcext:value-type="float">
            <text:p>-2.056144365</text:p>
          </table:table-cell>
          <table:table-cell table:formula="of:=ABS([.C1040])" office:value-type="float" office:value="2.056144365" calcext:value-type="float">
            <text:p>2.056144365</text:p>
          </table:table-cell>
          <table:table-cell table:formula="of:=[.C1040]^2" office:value-type="float" office:value="4.22772964972125" calcext:value-type="float">
            <text:p>4.22772964972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15051359" calcext:value-type="float">
            <text:p>1.815051359</text:p>
          </table:table-cell>
          <table:table-cell table:formula="of:=[.A1041]-[.B1041]" office:value-type="float" office:value="-0.815051359" calcext:value-type="float">
            <text:p>-0.815051359</text:p>
          </table:table-cell>
          <table:table-cell table:formula="of:=ABS([.C1041])" office:value-type="float" office:value="0.815051359" calcext:value-type="float">
            <text:p>0.815051359</text:p>
          </table:table-cell>
          <table:table-cell table:formula="of:=[.C1041]^2" office:value-type="float" office:value="0.664308717807747" calcext:value-type="float">
            <text:p>0.6643087178077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5716339" calcext:value-type="float">
            <text:p>0.535716339</text:p>
          </table:table-cell>
          <table:table-cell table:formula="of:=[.A1042]-[.B1042]" office:value-type="float" office:value="1.464283661" calcext:value-type="float">
            <text:p>1.464283661</text:p>
          </table:table-cell>
          <table:table-cell table:formula="of:=ABS([.C1042])" office:value-type="float" office:value="1.464283661" calcext:value-type="float">
            <text:p>1.464283661</text:p>
          </table:table-cell>
          <table:table-cell table:formula="of:=[.C1042]^2" office:value-type="float" office:value="2.14412663987156" calcext:value-type="float">
            <text:p>2.14412663987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3295683" calcext:value-type="float">
            <text:p>0.753295683</text:p>
          </table:table-cell>
          <table:table-cell table:formula="of:=[.A1043]-[.B1043]" office:value-type="float" office:value="0.246704317" calcext:value-type="float">
            <text:p>0.246704317</text:p>
          </table:table-cell>
          <table:table-cell table:formula="of:=ABS([.C1043])" office:value-type="float" office:value="0.246704317" calcext:value-type="float">
            <text:p>0.246704317</text:p>
          </table:table-cell>
          <table:table-cell table:formula="of:=[.C1043]^2" office:value-type="float" office:value="0.0608630200264365" calcext:value-type="float">
            <text:p>0.060863020026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31074928" calcext:value-type="float">
            <text:p>1.431074928</text:p>
          </table:table-cell>
          <table:table-cell table:formula="of:=[.A1044]-[.B1044]" office:value-type="float" office:value="0.568925072" calcext:value-type="float">
            <text:p>0.568925072</text:p>
          </table:table-cell>
          <table:table-cell table:formula="of:=ABS([.C1044])" office:value-type="float" office:value="0.568925072" calcext:value-type="float">
            <text:p>0.568925072</text:p>
          </table:table-cell>
          <table:table-cell table:formula="of:=[.C1044]^2" office:value-type="float" office:value="0.323675737550205" calcext:value-type="float">
            <text:p>0.323675737550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4412206" calcext:value-type="float">
            <text:p>0.824412206</text:p>
          </table:table-cell>
          <table:table-cell table:formula="of:=[.A1045]-[.B1045]" office:value-type="float" office:value="-0.824412206" calcext:value-type="float">
            <text:p>-0.824412206</text:p>
          </table:table-cell>
          <table:table-cell table:formula="of:=ABS([.C1045])" office:value-type="float" office:value="0.824412206" calcext:value-type="float">
            <text:p>0.824412206</text:p>
          </table:table-cell>
          <table:table-cell table:formula="of:=[.C1045]^2" office:value-type="float" office:value="0.679655485401787" calcext:value-type="float">
            <text:p>0.679655485401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179724" calcext:value-type="float">
            <text:p>0.61179724</text:p>
          </table:table-cell>
          <table:table-cell table:formula="of:=[.A1046]-[.B1046]" office:value-type="float" office:value="0.38820276" calcext:value-type="float">
            <text:p>0.38820276</text:p>
          </table:table-cell>
          <table:table-cell table:formula="of:=ABS([.C1046])" office:value-type="float" office:value="0.38820276" calcext:value-type="float">
            <text:p>0.38820276</text:p>
          </table:table-cell>
          <table:table-cell table:formula="of:=[.C1046]^2" office:value-type="float" office:value="0.150701382871618" calcext:value-type="float">
            <text:p>0.150701382871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4971075" calcext:value-type="float">
            <text:p>0.804971075</text:p>
          </table:table-cell>
          <table:table-cell table:formula="of:=[.A1047]-[.B1047]" office:value-type="float" office:value="-0.804971075" calcext:value-type="float">
            <text:p>-0.804971075</text:p>
          </table:table-cell>
          <table:table-cell table:formula="of:=ABS([.C1047])" office:value-type="float" office:value="0.804971075" calcext:value-type="float">
            <text:p>0.804971075</text:p>
          </table:table-cell>
          <table:table-cell table:formula="of:=[.C1047]^2" office:value-type="float" office:value="0.647978431586656" calcext:value-type="float">
            <text:p>0.647978431586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89788039" calcext:value-type="float">
            <text:p>1.689788039</text:p>
          </table:table-cell>
          <table:table-cell table:formula="of:=[.A1048]-[.B1048]" office:value-type="float" office:value="-1.689788039" calcext:value-type="float">
            <text:p>-1.689788039</text:p>
          </table:table-cell>
          <table:table-cell table:formula="of:=ABS([.C1048])" office:value-type="float" office:value="1.689788039" calcext:value-type="float">
            <text:p>1.689788039</text:p>
          </table:table-cell>
          <table:table-cell table:formula="of:=[.C1048]^2" office:value-type="float" office:value="2.85538361674747" calcext:value-type="float">
            <text:p>2.85538361674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6947714" calcext:value-type="float">
            <text:p>0.796947714</text:p>
          </table:table-cell>
          <table:table-cell table:formula="of:=[.A1049]-[.B1049]" office:value-type="float" office:value="-0.796947714" calcext:value-type="float">
            <text:p>-0.796947714</text:p>
          </table:table-cell>
          <table:table-cell table:formula="of:=ABS([.C1049])" office:value-type="float" office:value="0.796947714" calcext:value-type="float">
            <text:p>0.796947714</text:p>
          </table:table-cell>
          <table:table-cell table:formula="of:=[.C1049]^2" office:value-type="float" office:value="0.635125658849826" calcext:value-type="float">
            <text:p>0.635125658849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411748" calcext:value-type="float">
            <text:p>0.557411748</text:p>
          </table:table-cell>
          <table:table-cell table:formula="of:=[.A1050]-[.B1050]" office:value-type="float" office:value="-0.557411748" calcext:value-type="float">
            <text:p>-0.557411748</text:p>
          </table:table-cell>
          <table:table-cell table:formula="of:=ABS([.C1050])" office:value-type="float" office:value="0.557411748" calcext:value-type="float">
            <text:p>0.557411748</text:p>
          </table:table-cell>
          <table:table-cell table:formula="of:=[.C1050]^2" office:value-type="float" office:value="0.310707856808416" calcext:value-type="float">
            <text:p>0.310707856808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633536" calcext:value-type="float">
            <text:p>1.15633536</text:p>
          </table:table-cell>
          <table:table-cell table:formula="of:=[.A1051]-[.B1051]" office:value-type="float" office:value="-0.15633536" calcext:value-type="float">
            <text:p>-0.15633536</text:p>
          </table:table-cell>
          <table:table-cell table:formula="of:=ABS([.C1051])" office:value-type="float" office:value="0.15633536" calcext:value-type="float">
            <text:p>0.15633536</text:p>
          </table:table-cell>
          <table:table-cell table:formula="of:=[.C1051]^2" office:value-type="float" office:value="0.0244407447863296" calcext:value-type="float">
            <text:p>0.02444074478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36501531" calcext:value-type="float">
            <text:p>1.736501531</text:p>
          </table:table-cell>
          <table:table-cell table:formula="of:=[.A1052]-[.B1052]" office:value-type="float" office:value="-0.736501531" calcext:value-type="float">
            <text:p>-0.736501531</text:p>
          </table:table-cell>
          <table:table-cell table:formula="of:=ABS([.C1052])" office:value-type="float" office:value="0.736501531" calcext:value-type="float">
            <text:p>0.736501531</text:p>
          </table:table-cell>
          <table:table-cell table:formula="of:=[.C1052]^2" office:value-type="float" office:value="0.542434505165344" calcext:value-type="float">
            <text:p>0.542434505165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0752108" calcext:value-type="float">
            <text:p>0.550752108</text:p>
          </table:table-cell>
          <table:table-cell table:formula="of:=[.A1053]-[.B1053]" office:value-type="float" office:value="-0.550752108" calcext:value-type="float">
            <text:p>-0.550752108</text:p>
          </table:table-cell>
          <table:table-cell table:formula="of:=ABS([.C1053])" office:value-type="float" office:value="0.550752108" calcext:value-type="float">
            <text:p>0.550752108</text:p>
          </table:table-cell>
          <table:table-cell table:formula="of:=[.C1053]^2" office:value-type="float" office:value="0.303327884466444" calcext:value-type="float">
            <text:p>0.303327884466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1094473" calcext:value-type="float">
            <text:p>0.771094473</text:p>
          </table:table-cell>
          <table:table-cell table:formula="of:=[.A1054]-[.B1054]" office:value-type="float" office:value="-0.771094473" calcext:value-type="float">
            <text:p>-0.771094473</text:p>
          </table:table-cell>
          <table:table-cell table:formula="of:=ABS([.C1054])" office:value-type="float" office:value="0.771094473" calcext:value-type="float">
            <text:p>0.771094473</text:p>
          </table:table-cell>
          <table:table-cell table:formula="of:=[.C1054]^2" office:value-type="float" office:value="0.594586686291148" calcext:value-type="float">
            <text:p>0.594586686291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90894001" calcext:value-type="float">
            <text:p>1.890894001</text:p>
          </table:table-cell>
          <table:table-cell table:formula="of:=[.A1055]-[.B1055]" office:value-type="float" office:value="-1.890894001" calcext:value-type="float">
            <text:p>-1.890894001</text:p>
          </table:table-cell>
          <table:table-cell table:formula="of:=ABS([.C1055])" office:value-type="float" office:value="1.890894001" calcext:value-type="float">
            <text:p>1.890894001</text:p>
          </table:table-cell>
          <table:table-cell table:formula="of:=[.C1055]^2" office:value-type="float" office:value="3.57548012301779" calcext:value-type="float">
            <text:p>3.57548012301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607214" calcext:value-type="float">
            <text:p>0.788607214</text:p>
          </table:table-cell>
          <table:table-cell table:formula="of:=[.A1056]-[.B1056]" office:value-type="float" office:value="-0.788607214" calcext:value-type="float">
            <text:p>-0.788607214</text:p>
          </table:table-cell>
          <table:table-cell table:formula="of:=ABS([.C1056])" office:value-type="float" office:value="0.788607214" calcext:value-type="float">
            <text:p>0.788607214</text:p>
          </table:table-cell>
          <table:table-cell table:formula="of:=[.C1056]^2" office:value-type="float" office:value="0.621901337972842" calcext:value-type="float">
            <text:p>0.621901337972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107644" calcext:value-type="float">
            <text:p>0.596107644</text:p>
          </table:table-cell>
          <table:table-cell table:formula="of:=[.A1057]-[.B1057]" office:value-type="float" office:value="-0.596107644" calcext:value-type="float">
            <text:p>-0.596107644</text:p>
          </table:table-cell>
          <table:table-cell table:formula="of:=ABS([.C1057])" office:value-type="float" office:value="0.596107644" calcext:value-type="float">
            <text:p>0.596107644</text:p>
          </table:table-cell>
          <table:table-cell table:formula="of:=[.C1057]^2" office:value-type="float" office:value="0.355344323235231" calcext:value-type="float">
            <text:p>0.355344323235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04416325" calcext:value-type="float">
            <text:p>1.904416325</text:p>
          </table:table-cell>
          <table:table-cell table:formula="of:=[.A1058]-[.B1058]" office:value-type="float" office:value="-0.904416325" calcext:value-type="float">
            <text:p>-0.904416325</text:p>
          </table:table-cell>
          <table:table-cell table:formula="of:=ABS([.C1058])" office:value-type="float" office:value="0.904416325" calcext:value-type="float">
            <text:p>0.904416325</text:p>
          </table:table-cell>
          <table:table-cell table:formula="of:=[.C1058]^2" office:value-type="float" office:value="0.817968888926506" calcext:value-type="float">
            <text:p>0.817968888926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3927445" calcext:value-type="float">
            <text:p>0.543927445</text:p>
          </table:table-cell>
          <table:table-cell table:formula="of:=[.A1059]-[.B1059]" office:value-type="float" office:value="-0.543927445" calcext:value-type="float">
            <text:p>-0.543927445</text:p>
          </table:table-cell>
          <table:table-cell table:formula="of:=ABS([.C1059])" office:value-type="float" office:value="0.543927445" calcext:value-type="float">
            <text:p>0.543927445</text:p>
          </table:table-cell>
          <table:table-cell table:formula="of:=[.C1059]^2" office:value-type="float" office:value="0.295857065424228" calcext:value-type="float">
            <text:p>0.295857065424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156758" calcext:value-type="float">
            <text:p>0.642156758</text:p>
          </table:table-cell>
          <table:table-cell table:formula="of:=[.A1060]-[.B1060]" office:value-type="float" office:value="-0.642156758" calcext:value-type="float">
            <text:p>-0.642156758</text:p>
          </table:table-cell>
          <table:table-cell table:formula="of:=ABS([.C1060])" office:value-type="float" office:value="0.642156758" calcext:value-type="float">
            <text:p>0.642156758</text:p>
          </table:table-cell>
          <table:table-cell table:formula="of:=[.C1060]^2" office:value-type="float" office:value="0.412365301845071" calcext:value-type="float">
            <text:p>0.412365301845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6136141" calcext:value-type="float">
            <text:p>0.486136141</text:p>
          </table:table-cell>
          <table:table-cell table:formula="of:=[.A1061]-[.B1061]" office:value-type="float" office:value="-0.486136141" calcext:value-type="float">
            <text:p>-0.486136141</text:p>
          </table:table-cell>
          <table:table-cell table:formula="of:=ABS([.C1061])" office:value-type="float" office:value="0.486136141" calcext:value-type="float">
            <text:p>0.486136141</text:p>
          </table:table-cell>
          <table:table-cell table:formula="of:=[.C1061]^2" office:value-type="float" office:value="0.236328347586372" calcext:value-type="float">
            <text:p>0.236328347586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75640334" calcext:value-type="float">
            <text:p>1.175640334</text:p>
          </table:table-cell>
          <table:table-cell table:formula="of:=[.A1062]-[.B1062]" office:value-type="float" office:value="-0.175640334" calcext:value-type="float">
            <text:p>-0.175640334</text:p>
          </table:table-cell>
          <table:table-cell table:formula="of:=ABS([.C1062])" office:value-type="float" office:value="0.175640334" calcext:value-type="float">
            <text:p>0.175640334</text:p>
          </table:table-cell>
          <table:table-cell table:formula="of:=[.C1062]^2" office:value-type="float" office:value="0.0308495269276316" calcext:value-type="float">
            <text:p>0.030849526927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99732951" calcext:value-type="float">
            <text:p>1.099732951</text:p>
          </table:table-cell>
          <table:table-cell table:formula="of:=[.A1063]-[.B1063]" office:value-type="float" office:value="1.900267049" calcext:value-type="float">
            <text:p>1.900267049</text:p>
          </table:table-cell>
          <table:table-cell table:formula="of:=ABS([.C1063])" office:value-type="float" office:value="1.900267049" calcext:value-type="float">
            <text:p>1.900267049</text:p>
          </table:table-cell>
          <table:table-cell table:formula="of:=[.C1063]^2" office:value-type="float" office:value="3.61101485751517" calcext:value-type="float">
            <text:p>3.611014857515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3503697" calcext:value-type="float">
            <text:p>0.443503697</text:p>
          </table:table-cell>
          <table:table-cell table:formula="of:=[.A1064]-[.B1064]" office:value-type="float" office:value="0.556496303" calcext:value-type="float">
            <text:p>0.556496303</text:p>
          </table:table-cell>
          <table:table-cell table:formula="of:=ABS([.C1064])" office:value-type="float" office:value="0.556496303" calcext:value-type="float">
            <text:p>0.556496303</text:p>
          </table:table-cell>
          <table:table-cell table:formula="of:=[.C1064]^2" office:value-type="float" office:value="0.309688135252668" calcext:value-type="float">
            <text:p>0.309688135252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2079403" calcext:value-type="float">
            <text:p>0.422079403</text:p>
          </table:table-cell>
          <table:table-cell table:formula="of:=[.A1065]-[.B1065]" office:value-type="float" office:value="3.577920597" calcext:value-type="float">
            <text:p>3.577920597</text:p>
          </table:table-cell>
          <table:table-cell table:formula="of:=ABS([.C1065])" office:value-type="float" office:value="3.577920597" calcext:value-type="float">
            <text:p>3.577920597</text:p>
          </table:table-cell>
          <table:table-cell table:formula="of:=[.C1065]^2" office:value-type="float" office:value="12.8015157984368" calcext:value-type="float">
            <text:p>12.8015157984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40336966" calcext:value-type="float">
            <text:p>1.640336966</text:p>
          </table:table-cell>
          <table:table-cell table:formula="of:=[.A1066]-[.B1066]" office:value-type="float" office:value="-0.640336966" calcext:value-type="float">
            <text:p>-0.640336966</text:p>
          </table:table-cell>
          <table:table-cell table:formula="of:=ABS([.C1066])" office:value-type="float" office:value="0.640336966" calcext:value-type="float">
            <text:p>0.640336966</text:p>
          </table:table-cell>
          <table:table-cell table:formula="of:=[.C1066]^2" office:value-type="float" office:value="0.410031430026085" calcext:value-type="float">
            <text:p>0.410031430026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8300875" calcext:value-type="float">
            <text:p>0.708300875</text:p>
          </table:table-cell>
          <table:table-cell table:formula="of:=[.A1067]-[.B1067]" office:value-type="float" office:value="0.291699125" calcext:value-type="float">
            <text:p>0.291699125</text:p>
          </table:table-cell>
          <table:table-cell table:formula="of:=ABS([.C1067])" office:value-type="float" office:value="0.291699125" calcext:value-type="float">
            <text:p>0.291699125</text:p>
          </table:table-cell>
          <table:table-cell table:formula="of:=[.C1067]^2" office:value-type="float" office:value="0.0850883795257656" calcext:value-type="float">
            <text:p>0.085088379525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7541763" calcext:value-type="float">
            <text:p>0.347541763</text:p>
          </table:table-cell>
          <table:table-cell table:formula="of:=[.A1068]-[.B1068]" office:value-type="float" office:value="0.652458237" calcext:value-type="float">
            <text:p>0.652458237</text:p>
          </table:table-cell>
          <table:table-cell table:formula="of:=ABS([.C1068])" office:value-type="float" office:value="0.652458237" calcext:value-type="float">
            <text:p>0.652458237</text:p>
          </table:table-cell>
          <table:table-cell table:formula="of:=[.C1068]^2" office:value-type="float" office:value="0.425701751029148" calcext:value-type="float">
            <text:p>0.4257017510291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5459244" calcext:value-type="float">
            <text:p>1.125459244</text:p>
          </table:table-cell>
          <table:table-cell table:formula="of:=[.A1069]-[.B1069]" office:value-type="float" office:value="-0.125459244" calcext:value-type="float">
            <text:p>-0.125459244</text:p>
          </table:table-cell>
          <table:table-cell table:formula="of:=ABS([.C1069])" office:value-type="float" office:value="0.125459244" calcext:value-type="float">
            <text:p>0.125459244</text:p>
          </table:table-cell>
          <table:table-cell table:formula="of:=[.C1069]^2" office:value-type="float" office:value="0.0157400219050515" calcext:value-type="float">
            <text:p>0.015740021905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56381736" calcext:value-type="float">
            <text:p>1.356381736</text:p>
          </table:table-cell>
          <table:table-cell table:formula="of:=[.A1070]-[.B1070]" office:value-type="float" office:value="-1.356381736" calcext:value-type="float">
            <text:p>-1.356381736</text:p>
          </table:table-cell>
          <table:table-cell table:formula="of:=ABS([.C1070])" office:value-type="float" office:value="1.356381736" calcext:value-type="float">
            <text:p>1.356381736</text:p>
          </table:table-cell>
          <table:table-cell table:formula="of:=[.C1070]^2" office:value-type="float" office:value="1.83977141375437" calcext:value-type="float">
            <text:p>1.83977141375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074245" calcext:value-type="float">
            <text:p>0.537074245</text:p>
          </table:table-cell>
          <table:table-cell table:formula="of:=[.A1071]-[.B1071]" office:value-type="float" office:value="-0.537074245" calcext:value-type="float">
            <text:p>-0.537074245</text:p>
          </table:table-cell>
          <table:table-cell table:formula="of:=ABS([.C1071])" office:value-type="float" office:value="0.537074245" calcext:value-type="float">
            <text:p>0.537074245</text:p>
          </table:table-cell>
          <table:table-cell table:formula="of:=[.C1071]^2" office:value-type="float" office:value="0.28844874464232" calcext:value-type="float">
            <text:p>0.28844874464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0500078" calcext:value-type="float">
            <text:p>0.830500078</text:p>
          </table:table-cell>
          <table:table-cell table:formula="of:=[.A1072]-[.B1072]" office:value-type="float" office:value="1.169499922" calcext:value-type="float">
            <text:p>1.169499922</text:p>
          </table:table-cell>
          <table:table-cell table:formula="of:=ABS([.C1072])" office:value-type="float" office:value="1.169499922" calcext:value-type="float">
            <text:p>1.169499922</text:p>
          </table:table-cell>
          <table:table-cell table:formula="of:=[.C1072]^2" office:value-type="float" office:value="1.36773006755801" calcext:value-type="float">
            <text:p>1.36773006755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42438012" calcext:value-type="float">
            <text:p>1.042438012</text:p>
          </table:table-cell>
          <table:table-cell table:formula="of:=[.A1073]-[.B1073]" office:value-type="float" office:value="2.957561988" calcext:value-type="float">
            <text:p>2.957561988</text:p>
          </table:table-cell>
          <table:table-cell table:formula="of:=ABS([.C1073])" office:value-type="float" office:value="2.957561988" calcext:value-type="float">
            <text:p>2.957561988</text:p>
          </table:table-cell>
          <table:table-cell table:formula="of:=[.C1073]^2" office:value-type="float" office:value="8.74717291286251" calcext:value-type="float">
            <text:p>8.747172912862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0112614" calcext:value-type="float">
            <text:p>0.430112614</text:p>
          </table:table-cell>
          <table:table-cell table:formula="of:=[.A1074]-[.B1074]" office:value-type="float" office:value="3.569887386" calcext:value-type="float">
            <text:p>3.569887386</text:p>
          </table:table-cell>
          <table:table-cell table:formula="of:=ABS([.C1074])" office:value-type="float" office:value="3.569887386" calcext:value-type="float">
            <text:p>3.569887386</text:p>
          </table:table-cell>
          <table:table-cell table:formula="of:=[.C1074]^2" office:value-type="float" office:value="12.7440959487219" calcext:value-type="float">
            <text:p>12.74409594872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11853637" calcext:value-type="float">
            <text:p>0.411853637</text:p>
          </table:table-cell>
          <table:table-cell table:formula="of:=[.A1075]-[.B1075]" office:value-type="float" office:value="3.588146363" calcext:value-type="float">
            <text:p>3.588146363</text:p>
          </table:table-cell>
          <table:table-cell table:formula="of:=ABS([.C1075])" office:value-type="float" office:value="3.588146363" calcext:value-type="float">
            <text:p>3.588146363</text:p>
          </table:table-cell>
          <table:table-cell table:formula="of:=[.C1075]^2" office:value-type="float" office:value="12.8747943223101" calcext:value-type="float">
            <text:p>12.8747943223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17432376" calcext:value-type="float">
            <text:p>1.417432376</text:p>
          </table:table-cell>
          <table:table-cell table:formula="of:=[.A1076]-[.B1076]" office:value-type="float" office:value="2.582567624" calcext:value-type="float">
            <text:p>2.582567624</text:p>
          </table:table-cell>
          <table:table-cell table:formula="of:=ABS([.C1076])" office:value-type="float" office:value="2.582567624" calcext:value-type="float">
            <text:p>2.582567624</text:p>
          </table:table-cell>
          <table:table-cell table:formula="of:=[.C1076]^2" office:value-type="float" office:value="6.66965553253301" calcext:value-type="float">
            <text:p>6.66965553253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8714125" calcext:value-type="float">
            <text:p>0.338714125</text:p>
          </table:table-cell>
          <table:table-cell table:formula="of:=[.A1077]-[.B1077]" office:value-type="float" office:value="-0.338714125" calcext:value-type="float">
            <text:p>-0.338714125</text:p>
          </table:table-cell>
          <table:table-cell table:formula="of:=ABS([.C1077])" office:value-type="float" office:value="0.338714125" calcext:value-type="float">
            <text:p>0.338714125</text:p>
          </table:table-cell>
          <table:table-cell table:formula="of:=[.C1077]^2" office:value-type="float" office:value="0.114727258474516" calcext:value-type="float">
            <text:p>0.114727258474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3505986" calcext:value-type="float">
            <text:p>0.363505986</text:p>
          </table:table-cell>
          <table:table-cell table:formula="of:=[.A1078]-[.B1078]" office:value-type="float" office:value="0.636494014" calcext:value-type="float">
            <text:p>0.636494014</text:p>
          </table:table-cell>
          <table:table-cell table:formula="of:=ABS([.C1078])" office:value-type="float" office:value="0.636494014" calcext:value-type="float">
            <text:p>0.636494014</text:p>
          </table:table-cell>
          <table:table-cell table:formula="of:=[.C1078]^2" office:value-type="float" office:value="0.405124629857832" calcext:value-type="float">
            <text:p>0.405124629857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8586473" calcext:value-type="float">
            <text:p>0.378586473</text:p>
          </table:table-cell>
          <table:table-cell table:formula="of:=[.A1079]-[.B1079]" office:value-type="float" office:value="1.621413527" calcext:value-type="float">
            <text:p>1.621413527</text:p>
          </table:table-cell>
          <table:table-cell table:formula="of:=ABS([.C1079])" office:value-type="float" office:value="1.621413527" calcext:value-type="float">
            <text:p>1.621413527</text:p>
          </table:table-cell>
          <table:table-cell table:formula="of:=[.C1079]^2" office:value-type="float" office:value="2.62898182553858" calcext:value-type="float">
            <text:p>2.62898182553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2638362" calcext:value-type="float">
            <text:p>0.492638362</text:p>
          </table:table-cell>
          <table:table-cell table:formula="of:=[.A1080]-[.B1080]" office:value-type="float" office:value="0.507361638" calcext:value-type="float">
            <text:p>0.507361638</text:p>
          </table:table-cell>
          <table:table-cell table:formula="of:=ABS([.C1080])" office:value-type="float" office:value="0.507361638" calcext:value-type="float">
            <text:p>0.507361638</text:p>
          </table:table-cell>
          <table:table-cell table:formula="of:=[.C1080]^2" office:value-type="float" office:value="0.257415831714043" calcext:value-type="float">
            <text:p>0.257415831714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2595594" calcext:value-type="float">
            <text:p>0.872595594</text:p>
          </table:table-cell>
          <table:table-cell table:formula="of:=[.A1081]-[.B1081]" office:value-type="float" office:value="-0.872595594" calcext:value-type="float">
            <text:p>-0.872595594</text:p>
          </table:table-cell>
          <table:table-cell table:formula="of:=ABS([.C1081])" office:value-type="float" office:value="0.872595594" calcext:value-type="float">
            <text:p>0.872595594</text:p>
          </table:table-cell>
          <table:table-cell table:formula="of:=[.C1081]^2" office:value-type="float" office:value="0.761423070668213" calcext:value-type="float">
            <text:p>0.761423070668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0436173" calcext:value-type="float">
            <text:p>0.370436173</text:p>
          </table:table-cell>
          <table:table-cell table:formula="of:=[.A1082]-[.B1082]" office:value-type="float" office:value="-0.370436173" calcext:value-type="float">
            <text:p>-0.370436173</text:p>
          </table:table-cell>
          <table:table-cell table:formula="of:=ABS([.C1082])" office:value-type="float" office:value="0.370436173" calcext:value-type="float">
            <text:p>0.370436173</text:p>
          </table:table-cell>
          <table:table-cell table:formula="of:=[.C1082]^2" office:value-type="float" office:value="0.137222958266886" calcext:value-type="float">
            <text:p>0.1372229582668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2079403" calcext:value-type="float">
            <text:p>0.422079403</text:p>
          </table:table-cell>
          <table:table-cell table:formula="of:=[.A1083]-[.B1083]" office:value-type="float" office:value="-0.422079403" calcext:value-type="float">
            <text:p>-0.422079403</text:p>
          </table:table-cell>
          <table:table-cell table:formula="of:=ABS([.C1083])" office:value-type="float" office:value="0.422079403" calcext:value-type="float">
            <text:p>0.422079403</text:p>
          </table:table-cell>
          <table:table-cell table:formula="of:=[.C1083]^2" office:value-type="float" office:value="0.178151022436836" calcext:value-type="float">
            <text:p>0.178151022436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2036377" calcext:value-type="float">
            <text:p>1.012036377</text:p>
          </table:table-cell>
          <table:table-cell table:formula="of:=[.A1084]-[.B1084]" office:value-type="float" office:value="-1.012036377" calcext:value-type="float">
            <text:p>-1.012036377</text:p>
          </table:table-cell>
          <table:table-cell table:formula="of:=ABS([.C1084])" office:value-type="float" office:value="1.012036377" calcext:value-type="float">
            <text:p>1.012036377</text:p>
          </table:table-cell>
          <table:table-cell table:formula="of:=[.C1084]^2" office:value-type="float" office:value="1.02421762837129" calcext:value-type="float">
            <text:p>1.02421762837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229395" calcext:value-type="float">
            <text:p>0.589229395</text:p>
          </table:table-cell>
          <table:table-cell table:formula="of:=[.A1085]-[.B1085]" office:value-type="float" office:value="-0.589229395" calcext:value-type="float">
            <text:p>-0.589229395</text:p>
          </table:table-cell>
          <table:table-cell table:formula="of:=ABS([.C1085])" office:value-type="float" office:value="0.589229395" calcext:value-type="float">
            <text:p>0.589229395</text:p>
          </table:table-cell>
          <table:table-cell table:formula="of:=[.C1085]^2" office:value-type="float" office:value="0.347191279932066" calcext:value-type="float">
            <text:p>0.347191279932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7541763" calcext:value-type="float">
            <text:p>0.347541763</text:p>
          </table:table-cell>
          <table:table-cell table:formula="of:=[.A1086]-[.B1086]" office:value-type="float" office:value="-0.347541763" calcext:value-type="float">
            <text:p>-0.347541763</text:p>
          </table:table-cell>
          <table:table-cell table:formula="of:=ABS([.C1086])" office:value-type="float" office:value="0.347541763" calcext:value-type="float">
            <text:p>0.347541763</text:p>
          </table:table-cell>
          <table:table-cell table:formula="of:=[.C1086]^2" office:value-type="float" office:value="0.120785277029148" calcext:value-type="float">
            <text:p>0.120785277029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33756941" calcext:value-type="float">
            <text:p>1.133756941</text:p>
          </table:table-cell>
          <table:table-cell table:formula="of:=[.A1087]-[.B1087]" office:value-type="float" office:value="-1.133756941" calcext:value-type="float">
            <text:p>-1.133756941</text:p>
          </table:table-cell>
          <table:table-cell table:formula="of:=ABS([.C1087])" office:value-type="float" office:value="1.133756941" calcext:value-type="float">
            <text:p>1.133756941</text:p>
          </table:table-cell>
          <table:table-cell table:formula="of:=[.C1087]^2" office:value-type="float" office:value="1.28540480126568" calcext:value-type="float">
            <text:p>1.28540480126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68903359" calcext:value-type="float">
            <text:p>1.668903359</text:p>
          </table:table-cell>
          <table:table-cell table:formula="of:=[.A1088]-[.B1088]" office:value-type="float" office:value="-1.668903359" calcext:value-type="float">
            <text:p>-1.668903359</text:p>
          </table:table-cell>
          <table:table-cell table:formula="of:=ABS([.C1088])" office:value-type="float" office:value="1.668903359" calcext:value-type="float">
            <text:p>1.668903359</text:p>
          </table:table-cell>
          <table:table-cell table:formula="of:=[.C1088]^2" office:value-type="float" office:value="2.78523842168148" calcext:value-type="float">
            <text:p>2.78523842168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4830712" calcext:value-type="float">
            <text:p>0.414830712</text:p>
          </table:table-cell>
          <table:table-cell table:formula="of:=[.A1089]-[.B1089]" office:value-type="float" office:value="-0.414830712" calcext:value-type="float">
            <text:p>-0.414830712</text:p>
          </table:table-cell>
          <table:table-cell table:formula="of:=ABS([.C1089])" office:value-type="float" office:value="0.414830712" calcext:value-type="float">
            <text:p>0.414830712</text:p>
          </table:table-cell>
          <table:table-cell table:formula="of:=[.C1089]^2" office:value-type="float" office:value="0.172084519618427" calcext:value-type="float">
            <text:p>0.172084519618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12494" calcext:value-type="float">
            <text:p>1.0312494</text:p>
          </table:table-cell>
          <table:table-cell table:formula="of:=[.A1090]-[.B1090]" office:value-type="float" office:value="-1.0312494" calcext:value-type="float">
            <text:p>-1.0312494</text:p>
          </table:table-cell>
          <table:table-cell table:formula="of:=ABS([.C1090])" office:value-type="float" office:value="1.0312494" calcext:value-type="float">
            <text:p>1.0312494</text:p>
          </table:table-cell>
          <table:table-cell table:formula="of:=[.C1090]^2" office:value-type="float" office:value="1.06347532500036" calcext:value-type="float">
            <text:p>1.06347532500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64191577" calcext:value-type="float">
            <text:p>1.264191577</text:p>
          </table:table-cell>
          <table:table-cell table:formula="of:=[.A1091]-[.B1091]" office:value-type="float" office:value="0.735808423" calcext:value-type="float">
            <text:p>0.735808423</text:p>
          </table:table-cell>
          <table:table-cell table:formula="of:=ABS([.C1091])" office:value-type="float" office:value="0.735808423" calcext:value-type="float">
            <text:p>0.735808423</text:p>
          </table:table-cell>
          <table:table-cell table:formula="of:=[.C1091]^2" office:value-type="float" office:value="0.541414035357747" calcext:value-type="float">
            <text:p>0.541414035357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442681" calcext:value-type="float">
            <text:p>0.647442681</text:p>
          </table:table-cell>
          <table:table-cell table:formula="of:=[.A1092]-[.B1092]" office:value-type="float" office:value="-0.647442681" calcext:value-type="float">
            <text:p>-0.647442681</text:p>
          </table:table-cell>
          <table:table-cell table:formula="of:=ABS([.C1092])" office:value-type="float" office:value="0.647442681" calcext:value-type="float">
            <text:p>0.647442681</text:p>
          </table:table-cell>
          <table:table-cell table:formula="of:=[.C1092]^2" office:value-type="float" office:value="0.419182025180468" calcext:value-type="float">
            <text:p>0.419182025180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1853637" calcext:value-type="float">
            <text:p>0.411853637</text:p>
          </table:table-cell>
          <table:table-cell table:formula="of:=[.A1093]-[.B1093]" office:value-type="float" office:value="-0.411853637" calcext:value-type="float">
            <text:p>-0.411853637</text:p>
          </table:table-cell>
          <table:table-cell table:formula="of:=ABS([.C1093])" office:value-type="float" office:value="0.411853637" calcext:value-type="float">
            <text:p>0.411853637</text:p>
          </table:table-cell>
          <table:table-cell table:formula="of:=[.C1093]^2" office:value-type="float" office:value="0.169623418310128" calcext:value-type="float">
            <text:p>0.169623418310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56808159" calcext:value-type="float">
            <text:p>2.056808159</text:p>
          </table:table-cell>
          <table:table-cell table:formula="of:=[.A1094]-[.B1094]" office:value-type="float" office:value="-2.056808159" calcext:value-type="float">
            <text:p>-2.056808159</text:p>
          </table:table-cell>
          <table:table-cell table:formula="of:=ABS([.C1094])" office:value-type="float" office:value="2.056808159" calcext:value-type="float">
            <text:p>2.056808159</text:p>
          </table:table-cell>
          <table:table-cell table:formula="of:=[.C1094]^2" office:value-type="float" office:value="4.23045980292897" calcext:value-type="float">
            <text:p>4.23045980292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8714125" calcext:value-type="float">
            <text:p>0.338714125</text:p>
          </table:table-cell>
          <table:table-cell table:formula="of:=[.A1095]-[.B1095]" office:value-type="float" office:value="-0.338714125" calcext:value-type="float">
            <text:p>-0.338714125</text:p>
          </table:table-cell>
          <table:table-cell table:formula="of:=ABS([.C1095])" office:value-type="float" office:value="0.338714125" calcext:value-type="float">
            <text:p>0.338714125</text:p>
          </table:table-cell>
          <table:table-cell table:formula="of:=[.C1095]^2" office:value-type="float" office:value="0.114727258474516" calcext:value-type="float">
            <text:p>0.114727258474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3505986" calcext:value-type="float">
            <text:p>0.363505986</text:p>
          </table:table-cell>
          <table:table-cell table:formula="of:=[.A1096]-[.B1096]" office:value-type="float" office:value="-0.363505986" calcext:value-type="float">
            <text:p>-0.363505986</text:p>
          </table:table-cell>
          <table:table-cell table:formula="of:=ABS([.C1096])" office:value-type="float" office:value="0.363505986" calcext:value-type="float">
            <text:p>0.363505986</text:p>
          </table:table-cell>
          <table:table-cell table:formula="of:=[.C1096]^2" office:value-type="float" office:value="0.132136601857832" calcext:value-type="float">
            <text:p>0.132136601857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8586473" calcext:value-type="float">
            <text:p>0.378586473</text:p>
          </table:table-cell>
          <table:table-cell table:formula="of:=[.A1097]-[.B1097]" office:value-type="float" office:value="-0.378586473" calcext:value-type="float">
            <text:p>-0.378586473</text:p>
          </table:table-cell>
          <table:table-cell table:formula="of:=ABS([.C1097])" office:value-type="float" office:value="0.378586473" calcext:value-type="float">
            <text:p>0.378586473</text:p>
          </table:table-cell>
          <table:table-cell table:formula="of:=[.C1097]^2" office:value-type="float" office:value="0.14332771753858" calcext:value-type="float">
            <text:p>0.14332771753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2638362" calcext:value-type="float">
            <text:p>0.492638362</text:p>
          </table:table-cell>
          <table:table-cell table:formula="of:=[.A1098]-[.B1098]" office:value-type="float" office:value="-0.492638362" calcext:value-type="float">
            <text:p>-0.492638362</text:p>
          </table:table-cell>
          <table:table-cell table:formula="of:=ABS([.C1098])" office:value-type="float" office:value="0.492638362" calcext:value-type="float">
            <text:p>0.492638362</text:p>
          </table:table-cell>
          <table:table-cell table:formula="of:=[.C1098]^2" office:value-type="float" office:value="0.242692555714043" calcext:value-type="float">
            <text:p>0.242692555714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2101833" calcext:value-type="float">
            <text:p>0.942101833</text:p>
          </table:table-cell>
          <table:table-cell table:formula="of:=[.A1099]-[.B1099]" office:value-type="float" office:value="0.0578981669999999" calcext:value-type="float">
            <text:p>0.057898167</text:p>
          </table:table-cell>
          <table:table-cell table:formula="of:=ABS([.C1099])" office:value-type="float" office:value="0.0578981669999999" calcext:value-type="float">
            <text:p>0.057898167</text:p>
          </table:table-cell>
          <table:table-cell table:formula="of:=[.C1099]^2" office:value-type="float" office:value="0.00335219774195988" calcext:value-type="float">
            <text:p>0.00335219774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284869" calcext:value-type="float">
            <text:p>0.189284869</text:p>
          </table:table-cell>
          <table:table-cell table:formula="of:=[.A1100]-[.B1100]" office:value-type="float" office:value="-0.189284869" calcext:value-type="float">
            <text:p>-0.189284869</text:p>
          </table:table-cell>
          <table:table-cell table:formula="of:=ABS([.C1100])" office:value-type="float" office:value="0.189284869" calcext:value-type="float">
            <text:p>0.189284869</text:p>
          </table:table-cell>
          <table:table-cell table:formula="of:=[.C1100]^2" office:value-type="float" office:value="0.0358287616323472" calcext:value-type="float">
            <text:p>0.035828761632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0257295" calcext:value-type="float">
            <text:p>0.170257295</text:p>
          </table:table-cell>
          <table:table-cell table:formula="of:=[.A1101]-[.B1101]" office:value-type="float" office:value="0.829742705" calcext:value-type="float">
            <text:p>0.829742705</text:p>
          </table:table-cell>
          <table:table-cell table:formula="of:=ABS([.C1101])" office:value-type="float" office:value="0.829742705" calcext:value-type="float">
            <text:p>0.829742705</text:p>
          </table:table-cell>
          <table:table-cell table:formula="of:=[.C1101]^2" office:value-type="float" office:value="0.688472956500717" calcext:value-type="float">
            <text:p>0.6884729565007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2411009" calcext:value-type="float">
            <text:p>1.202411009</text:p>
          </table:table-cell>
          <table:table-cell table:formula="of:=[.A1102]-[.B1102]" office:value-type="float" office:value="-0.202411009" calcext:value-type="float">
            <text:p>-0.202411009</text:p>
          </table:table-cell>
          <table:table-cell table:formula="of:=ABS([.C1102])" office:value-type="float" office:value="0.202411009" calcext:value-type="float">
            <text:p>0.202411009</text:p>
          </table:table-cell>
          <table:table-cell table:formula="of:=[.C1102]^2" office:value-type="float" office:value="0.0409702165643981" calcext:value-type="float">
            <text:p>0.040970216564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5606838" calcext:value-type="float">
            <text:p>0.225606838</text:p>
          </table:table-cell>
          <table:table-cell table:formula="of:=[.A1103]-[.B1103]" office:value-type="float" office:value="-0.225606838" calcext:value-type="float">
            <text:p>-0.225606838</text:p>
          </table:table-cell>
          <table:table-cell table:formula="of:=ABS([.C1103])" office:value-type="float" office:value="0.225606838" calcext:value-type="float">
            <text:p>0.225606838</text:p>
          </table:table-cell>
          <table:table-cell table:formula="of:=[.C1103]^2" office:value-type="float" office:value="0.0508984453523583" calcext:value-type="float">
            <text:p>0.050898445352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696838" calcext:value-type="float">
            <text:p>0.137696838</text:p>
          </table:table-cell>
          <table:table-cell table:formula="of:=[.A1104]-[.B1104]" office:value-type="float" office:value="-0.137696838" calcext:value-type="float">
            <text:p>-0.137696838</text:p>
          </table:table-cell>
          <table:table-cell table:formula="of:=ABS([.C1104])" office:value-type="float" office:value="0.137696838" calcext:value-type="float">
            <text:p>0.137696838</text:p>
          </table:table-cell>
          <table:table-cell table:formula="of:=[.C1104]^2" office:value-type="float" office:value="0.0189604191951982" calcext:value-type="float">
            <text:p>0.018960419195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2329908" calcext:value-type="float">
            <text:p>0.242329908</text:p>
          </table:table-cell>
          <table:table-cell table:formula="of:=[.A1105]-[.B1105]" office:value-type="float" office:value="1.757670092" calcext:value-type="float">
            <text:p>1.757670092</text:p>
          </table:table-cell>
          <table:table-cell table:formula="of:=ABS([.C1105])" office:value-type="float" office:value="1.757670092" calcext:value-type="float">
            <text:p>1.757670092</text:p>
          </table:table-cell>
          <table:table-cell table:formula="of:=[.C1105]^2" office:value-type="float" office:value="3.08940415231129" calcext:value-type="float">
            <text:p>3.089404152311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0010921" calcext:value-type="float">
            <text:p>1.80010921</text:p>
          </table:table-cell>
          <table:table-cell table:formula="of:=[.A1106]-[.B1106]" office:value-type="float" office:value="1.19989079" calcext:value-type="float">
            <text:p>1.19989079</text:p>
          </table:table-cell>
          <table:table-cell table:formula="of:=ABS([.C1106])" office:value-type="float" office:value="1.19989079" calcext:value-type="float">
            <text:p>1.19989079</text:p>
          </table:table-cell>
          <table:table-cell table:formula="of:=[.C1106]^2" office:value-type="float" office:value="1.43973790792682" calcext:value-type="float">
            <text:p>1.439737907926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7656352" calcext:value-type="float">
            <text:p>0.207656352</text:p>
          </table:table-cell>
          <table:table-cell table:formula="of:=[.A1107]-[.B1107]" office:value-type="float" office:value="0.792343648" calcext:value-type="float">
            <text:p>0.792343648</text:p>
          </table:table-cell>
          <table:table-cell table:formula="of:=ABS([.C1107])" office:value-type="float" office:value="0.792343648" calcext:value-type="float">
            <text:p>0.792343648</text:p>
          </table:table-cell>
          <table:table-cell table:formula="of:=[.C1107]^2" office:value-type="float" office:value="0.627808456525948" calcext:value-type="float">
            <text:p>0.627808456525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6295739" calcext:value-type="float">
            <text:p>0.886295739</text:p>
          </table:table-cell>
          <table:table-cell table:formula="of:=[.A1108]-[.B1108]" office:value-type="float" office:value="0.113704261" calcext:value-type="float">
            <text:p>0.113704261</text:p>
          </table:table-cell>
          <table:table-cell table:formula="of:=ABS([.C1108])" office:value-type="float" office:value="0.113704261" calcext:value-type="float">
            <text:p>0.113704261</text:p>
          </table:table-cell>
          <table:table-cell table:formula="of:=[.C1108]^2" office:value-type="float" office:value="0.0129286589695561" calcext:value-type="float">
            <text:p>0.012928658969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6447953" calcext:value-type="float">
            <text:p>1.116447953</text:p>
          </table:table-cell>
          <table:table-cell table:formula="of:=[.A1109]-[.B1109]" office:value-type="float" office:value="-1.116447953" calcext:value-type="float">
            <text:p>-1.116447953</text:p>
          </table:table-cell>
          <table:table-cell table:formula="of:=ABS([.C1109])" office:value-type="float" office:value="1.116447953" calcext:value-type="float">
            <text:p>1.116447953</text:p>
          </table:table-cell>
          <table:table-cell table:formula="of:=[.C1109]^2" office:value-type="float" office:value="1.24645603175789" calcext:value-type="float">
            <text:p>1.24645603175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8996443" calcext:value-type="float">
            <text:p>0.188996443</text:p>
          </table:table-cell>
          <table:table-cell table:formula="of:=[.A1110]-[.B1110]" office:value-type="float" office:value="-0.188996443" calcext:value-type="float">
            <text:p>-0.188996443</text:p>
          </table:table-cell>
          <table:table-cell table:formula="of:=ABS([.C1110])" office:value-type="float" office:value="0.188996443" calcext:value-type="float">
            <text:p>0.188996443</text:p>
          </table:table-cell>
          <table:table-cell table:formula="of:=[.C1110]^2" office:value-type="float" office:value="0.0357196554666523" calcext:value-type="float">
            <text:p>0.035719655466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413014" calcext:value-type="float">
            <text:p>0.217413014</text:p>
          </table:table-cell>
          <table:table-cell table:formula="of:=[.A1111]-[.B1111]" office:value-type="float" office:value="-0.217413014" calcext:value-type="float">
            <text:p>-0.217413014</text:p>
          </table:table-cell>
          <table:table-cell table:formula="of:=ABS([.C1111])" office:value-type="float" office:value="0.217413014" calcext:value-type="float">
            <text:p>0.217413014</text:p>
          </table:table-cell>
          <table:table-cell table:formula="of:=[.C1111]^2" office:value-type="float" office:value="0.0472684186565642" calcext:value-type="float">
            <text:p>0.047268418656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28585035" calcext:value-type="float">
            <text:p>1.428585035</text:p>
          </table:table-cell>
          <table:table-cell table:formula="of:=[.A1112]-[.B1112]" office:value-type="float" office:value="-1.428585035" calcext:value-type="float">
            <text:p>-1.428585035</text:p>
          </table:table-cell>
          <table:table-cell table:formula="of:=ABS([.C1112])" office:value-type="float" office:value="1.428585035" calcext:value-type="float">
            <text:p>1.428585035</text:p>
          </table:table-cell>
          <table:table-cell table:formula="of:=[.C1112]^2" office:value-type="float" office:value="2.04085520222595" calcext:value-type="float">
            <text:p>2.04085520222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234479" calcext:value-type="float">
            <text:p>0.181234479</text:p>
          </table:table-cell>
          <table:table-cell table:formula="of:=[.A1113]-[.B1113]" office:value-type="float" office:value="-0.181234479" calcext:value-type="float">
            <text:p>-0.181234479</text:p>
          </table:table-cell>
          <table:table-cell table:formula="of:=ABS([.C1113])" office:value-type="float" office:value="0.181234479" calcext:value-type="float">
            <text:p>0.181234479</text:p>
          </table:table-cell>
          <table:table-cell table:formula="of:=[.C1113]^2" office:value-type="float" office:value="0.0328459363784014" calcext:value-type="float">
            <text:p>0.032845936378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4900745" calcext:value-type="float">
            <text:p>0.374900745</text:p>
          </table:table-cell>
          <table:table-cell table:formula="of:=[.A1114]-[.B1114]" office:value-type="float" office:value="-0.374900745" calcext:value-type="float">
            <text:p>-0.374900745</text:p>
          </table:table-cell>
          <table:table-cell table:formula="of:=ABS([.C1114])" office:value-type="float" office:value="0.374900745" calcext:value-type="float">
            <text:p>0.374900745</text:p>
          </table:table-cell>
          <table:table-cell table:formula="of:=[.C1114]^2" office:value-type="float" office:value="0.140550568601555" calcext:value-type="float">
            <text:p>0.140550568601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7255585" calcext:value-type="float">
            <text:p>0.187255585</text:p>
          </table:table-cell>
          <table:table-cell table:formula="of:=[.A1115]-[.B1115]" office:value-type="float" office:value="-0.187255585" calcext:value-type="float">
            <text:p>-0.187255585</text:p>
          </table:table-cell>
          <table:table-cell table:formula="of:=ABS([.C1115])" office:value-type="float" office:value="0.187255585" calcext:value-type="float">
            <text:p>0.187255585</text:p>
          </table:table-cell>
          <table:table-cell table:formula="of:=[.C1115]^2" office:value-type="float" office:value="0.0350646541136922" calcext:value-type="float">
            <text:p>0.035064654113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828753" calcext:value-type="float">
            <text:p>0.667828753</text:p>
          </table:table-cell>
          <table:table-cell table:formula="of:=[.A1116]-[.B1116]" office:value-type="float" office:value="-0.667828753" calcext:value-type="float">
            <text:p>-0.667828753</text:p>
          </table:table-cell>
          <table:table-cell table:formula="of:=ABS([.C1116])" office:value-type="float" office:value="0.667828753" calcext:value-type="float">
            <text:p>0.667828753</text:p>
          </table:table-cell>
          <table:table-cell table:formula="of:=[.C1116]^2" office:value-type="float" office:value="0.445995243333535" calcext:value-type="float">
            <text:p>0.445995243333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2333027" calcext:value-type="float">
            <text:p>1.42333027</text:p>
          </table:table-cell>
          <table:table-cell table:formula="of:=[.A1117]-[.B1117]" office:value-type="float" office:value="0.57666973" calcext:value-type="float">
            <text:p>0.57666973</text:p>
          </table:table-cell>
          <table:table-cell table:formula="of:=ABS([.C1117])" office:value-type="float" office:value="0.57666973" calcext:value-type="float">
            <text:p>0.57666973</text:p>
          </table:table-cell>
          <table:table-cell table:formula="of:=[.C1117]^2" office:value-type="float" office:value="0.332547977498273" calcext:value-type="float">
            <text:p>0.332547977498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3956084" calcext:value-type="float">
            <text:p>0.443956084</text:p>
          </table:table-cell>
          <table:table-cell table:formula="of:=[.A1118]-[.B1118]" office:value-type="float" office:value="-0.443956084" calcext:value-type="float">
            <text:p>-0.443956084</text:p>
          </table:table-cell>
          <table:table-cell table:formula="of:=ABS([.C1118])" office:value-type="float" office:value="0.443956084" calcext:value-type="float">
            <text:p>0.443956084</text:p>
          </table:table-cell>
          <table:table-cell table:formula="of:=[.C1118]^2" office:value-type="float" office:value="0.197097004520615" calcext:value-type="float">
            <text:p>0.197097004520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0257295" calcext:value-type="float">
            <text:p>0.170257295</text:p>
          </table:table-cell>
          <table:table-cell table:formula="of:=[.A1119]-[.B1119]" office:value-type="float" office:value="1.829742705" calcext:value-type="float">
            <text:p>1.829742705</text:p>
          </table:table-cell>
          <table:table-cell table:formula="of:=ABS([.C1119])" office:value-type="float" office:value="1.829742705" calcext:value-type="float">
            <text:p>1.829742705</text:p>
          </table:table-cell>
          <table:table-cell table:formula="of:=[.C1119]^2" office:value-type="float" office:value="3.34795836650072" calcext:value-type="float">
            <text:p>3.34795836650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6112922" calcext:value-type="float">
            <text:p>0.946112922</text:p>
          </table:table-cell>
          <table:table-cell table:formula="of:=[.A1120]-[.B1120]" office:value-type="float" office:value="1.053887078" calcext:value-type="float">
            <text:p>1.053887078</text:p>
          </table:table-cell>
          <table:table-cell table:formula="of:=ABS([.C1120])" office:value-type="float" office:value="1.053887078" calcext:value-type="float">
            <text:p>1.053887078</text:p>
          </table:table-cell>
          <table:table-cell table:formula="of:=[.C1120]^2" office:value-type="float" office:value="1.11067797317538" calcext:value-type="float">
            <text:p>1.11067797317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8855624" calcext:value-type="float">
            <text:p>0.678855624</text:p>
          </table:table-cell>
          <table:table-cell table:formula="of:=[.A1121]-[.B1121]" office:value-type="float" office:value="-0.678855624" calcext:value-type="float">
            <text:p>-0.678855624</text:p>
          </table:table-cell>
          <table:table-cell table:formula="of:=ABS([.C1121])" office:value-type="float" office:value="0.678855624" calcext:value-type="float">
            <text:p>0.678855624</text:p>
          </table:table-cell>
          <table:table-cell table:formula="of:=[.C1121]^2" office:value-type="float" office:value="0.460844958236429" calcext:value-type="float">
            <text:p>0.460844958236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2798732" calcext:value-type="float">
            <text:p>1.122798732</text:p>
          </table:table-cell>
          <table:table-cell table:formula="of:=[.A1122]-[.B1122]" office:value-type="float" office:value="-0.122798732" calcext:value-type="float">
            <text:p>-0.122798732</text:p>
          </table:table-cell>
          <table:table-cell table:formula="of:=ABS([.C1122])" office:value-type="float" office:value="0.122798732" calcext:value-type="float">
            <text:p>0.122798732</text:p>
          </table:table-cell>
          <table:table-cell table:formula="of:=[.C1122]^2" office:value-type="float" office:value="0.0150795285808078" calcext:value-type="float">
            <text:p>0.015079528580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4300093" calcext:value-type="float">
            <text:p>1.74300093</text:p>
          </table:table-cell>
          <table:table-cell table:formula="of:=[.A1123]-[.B1123]" office:value-type="float" office:value="0.25699907" calcext:value-type="float">
            <text:p>0.25699907</text:p>
          </table:table-cell>
          <table:table-cell table:formula="of:=ABS([.C1123])" office:value-type="float" office:value="0.25699907" calcext:value-type="float">
            <text:p>0.25699907</text:p>
          </table:table-cell>
          <table:table-cell table:formula="of:=[.C1123]^2" office:value-type="float" office:value="0.0660485219808649" calcext:value-type="float">
            <text:p>0.0660485219808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90538104" calcext:value-type="float">
            <text:p>2.990538104</text:p>
          </table:table-cell>
          <table:table-cell table:formula="of:=[.A1124]-[.B1124]" office:value-type="float" office:value="1.009461896" calcext:value-type="float">
            <text:p>1.009461896</text:p>
          </table:table-cell>
          <table:table-cell table:formula="of:=ABS([.C1124])" office:value-type="float" office:value="1.009461896" calcext:value-type="float">
            <text:p>1.009461896</text:p>
          </table:table-cell>
          <table:table-cell table:formula="of:=[.C1124]^2" office:value-type="float" office:value="1.01901331947591" calcext:value-type="float">
            <text:p>1.01901331947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0263583" calcext:value-type="float">
            <text:p>0.570263583</text:p>
          </table:table-cell>
          <table:table-cell table:formula="of:=[.A1125]-[.B1125]" office:value-type="float" office:value="0.429736417" calcext:value-type="float">
            <text:p>0.429736417</text:p>
          </table:table-cell>
          <table:table-cell table:formula="of:=ABS([.C1125])" office:value-type="float" office:value="0.429736417" calcext:value-type="float">
            <text:p>0.429736417</text:p>
          </table:table-cell>
          <table:table-cell table:formula="of:=[.C1125]^2" office:value-type="float" office:value="0.184673388095998" calcext:value-type="float">
            <text:p>0.184673388095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56403828" calcext:value-type="float">
            <text:p>1.456403828</text:p>
          </table:table-cell>
          <table:table-cell table:formula="of:=[.A1126]-[.B1126]" office:value-type="float" office:value="0.543596172" calcext:value-type="float">
            <text:p>0.543596172</text:p>
          </table:table-cell>
          <table:table-cell table:formula="of:=ABS([.C1126])" office:value-type="float" office:value="0.543596172" calcext:value-type="float">
            <text:p>0.543596172</text:p>
          </table:table-cell>
          <table:table-cell table:formula="of:=[.C1126]^2" office:value-type="float" office:value="0.295496798213054" calcext:value-type="float">
            <text:p>0.295496798213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29344089" calcext:value-type="float">
            <text:p>2.229344089</text:p>
          </table:table-cell>
          <table:table-cell table:formula="of:=[.A1127]-[.B1127]" office:value-type="float" office:value="-0.229344089" calcext:value-type="float">
            <text:p>-0.229344089</text:p>
          </table:table-cell>
          <table:table-cell table:formula="of:=ABS([.C1127])" office:value-type="float" office:value="0.229344089" calcext:value-type="float">
            <text:p>0.229344089</text:p>
          </table:table-cell>
          <table:table-cell table:formula="of:=[.C1127]^2" office:value-type="float" office:value="0.0525987111592399" calcext:value-type="float">
            <text:p>0.05259871115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9795617" calcext:value-type="float">
            <text:p>0.479795617</text:p>
          </table:table-cell>
          <table:table-cell table:formula="of:=[.A1128]-[.B1128]" office:value-type="float" office:value="-0.479795617" calcext:value-type="float">
            <text:p>-0.479795617</text:p>
          </table:table-cell>
          <table:table-cell table:formula="of:=ABS([.C1128])" office:value-type="float" office:value="0.479795617" calcext:value-type="float">
            <text:p>0.479795617</text:p>
          </table:table-cell>
          <table:table-cell table:formula="of:=[.C1128]^2" office:value-type="float" office:value="0.230203834092411" calcext:value-type="float">
            <text:p>0.230203834092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116105" calcext:value-type="float">
            <text:p>0.557116105</text:p>
          </table:table-cell>
          <table:table-cell table:formula="of:=[.A1129]-[.B1129]" office:value-type="float" office:value="-0.557116105" calcext:value-type="float">
            <text:p>-0.557116105</text:p>
          </table:table-cell>
          <table:table-cell table:formula="of:=ABS([.C1129])" office:value-type="float" office:value="0.557116105" calcext:value-type="float">
            <text:p>0.557116105</text:p>
          </table:table-cell>
          <table:table-cell table:formula="of:=[.C1129]^2" office:value-type="float" office:value="0.310378354450371" calcext:value-type="float">
            <text:p>0.3103783544503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77444916" calcext:value-type="float">
            <text:p>2.177444916</text:p>
          </table:table-cell>
          <table:table-cell table:formula="of:=[.A1130]-[.B1130]" office:value-type="float" office:value="-0.177444916" calcext:value-type="float">
            <text:p>-0.177444916</text:p>
          </table:table-cell>
          <table:table-cell table:formula="of:=ABS([.C1130])" office:value-type="float" office:value="0.177444916" calcext:value-type="float">
            <text:p>0.177444916</text:p>
          </table:table-cell>
          <table:table-cell table:formula="of:=[.C1130]^2" office:value-type="float" office:value="0.031486698214247" calcext:value-type="float">
            <text:p>0.031486698214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1234479" calcext:value-type="float">
            <text:p>0.181234479</text:p>
          </table:table-cell>
          <table:table-cell table:formula="of:=[.A1131]-[.B1131]" office:value-type="float" office:value="0.818765521" calcext:value-type="float">
            <text:p>0.818765521</text:p>
          </table:table-cell>
          <table:table-cell table:formula="of:=ABS([.C1131])" office:value-type="float" office:value="0.818765521" calcext:value-type="float">
            <text:p>0.818765521</text:p>
          </table:table-cell>
          <table:table-cell table:formula="of:=[.C1131]^2" office:value-type="float" office:value="0.670376978378402" calcext:value-type="float">
            <text:p>0.670376978378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6827105" calcext:value-type="float">
            <text:p>0.386827105</text:p>
          </table:table-cell>
          <table:table-cell table:formula="of:=[.A1132]-[.B1132]" office:value-type="float" office:value="-0.386827105" calcext:value-type="float">
            <text:p>-0.386827105</text:p>
          </table:table-cell>
          <table:table-cell table:formula="of:=ABS([.C1132])" office:value-type="float" office:value="0.386827105" calcext:value-type="float">
            <text:p>0.386827105</text:p>
          </table:table-cell>
          <table:table-cell table:formula="of:=[.C1132]^2" office:value-type="float" office:value="0.149635209162681" calcext:value-type="float">
            <text:p>0.149635209162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9704617" calcext:value-type="float">
            <text:p>0.439704617</text:p>
          </table:table-cell>
          <table:table-cell table:formula="of:=[.A1133]-[.B1133]" office:value-type="float" office:value="0.560295383" calcext:value-type="float">
            <text:p>0.560295383</text:p>
          </table:table-cell>
          <table:table-cell table:formula="of:=ABS([.C1133])" office:value-type="float" office:value="0.560295383" calcext:value-type="float">
            <text:p>0.560295383</text:p>
          </table:table-cell>
          <table:table-cell table:formula="of:=[.C1133]^2" office:value-type="float" office:value="0.313930916211117" calcext:value-type="float">
            <text:p>0.313930916211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095865" calcext:value-type="float">
            <text:p>0.69095865</text:p>
          </table:table-cell>
          <table:table-cell table:formula="of:=[.A1134]-[.B1134]" office:value-type="float" office:value="2.30904135" calcext:value-type="float">
            <text:p>2.30904135</text:p>
          </table:table-cell>
          <table:table-cell table:formula="of:=ABS([.C1134])" office:value-type="float" office:value="2.30904135" calcext:value-type="float">
            <text:p>2.30904135</text:p>
          </table:table-cell>
          <table:table-cell table:formula="of:=[.C1134]^2" office:value-type="float" office:value="5.33167195600982" calcext:value-type="float">
            <text:p>5.331671956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1174743" calcext:value-type="float">
            <text:p>0.211174743</text:p>
          </table:table-cell>
          <table:table-cell table:formula="of:=[.A1135]-[.B1135]" office:value-type="float" office:value="-0.211174743" calcext:value-type="float">
            <text:p>-0.211174743</text:p>
          </table:table-cell>
          <table:table-cell table:formula="of:=ABS([.C1135])" office:value-type="float" office:value="0.211174743" calcext:value-type="float">
            <text:p>0.211174743</text:p>
          </table:table-cell>
          <table:table-cell table:formula="of:=[.C1135]^2" office:value-type="float" office:value="0.0445947720811161" calcext:value-type="float">
            <text:p>0.044594772081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284869" calcext:value-type="float">
            <text:p>0.189284869</text:p>
          </table:table-cell>
          <table:table-cell table:formula="of:=[.A1136]-[.B1136]" office:value-type="float" office:value="-0.189284869" calcext:value-type="float">
            <text:p>-0.189284869</text:p>
          </table:table-cell>
          <table:table-cell table:formula="of:=ABS([.C1136])" office:value-type="float" office:value="0.189284869" calcext:value-type="float">
            <text:p>0.189284869</text:p>
          </table:table-cell>
          <table:table-cell table:formula="of:=[.C1136]^2" office:value-type="float" office:value="0.0358287616323472" calcext:value-type="float">
            <text:p>0.035828761632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8017606" calcext:value-type="float">
            <text:p>0.498017606</text:p>
          </table:table-cell>
          <table:table-cell table:formula="of:=[.A1137]-[.B1137]" office:value-type="float" office:value="-0.498017606" calcext:value-type="float">
            <text:p>-0.498017606</text:p>
          </table:table-cell>
          <table:table-cell table:formula="of:=ABS([.C1137])" office:value-type="float" office:value="0.498017606" calcext:value-type="float">
            <text:p>0.498017606</text:p>
          </table:table-cell>
          <table:table-cell table:formula="of:=[.C1137]^2" office:value-type="float" office:value="0.248021535885971" calcext:value-type="float">
            <text:p>0.248021535885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9825918" calcext:value-type="float">
            <text:p>0.969825918</text:p>
          </table:table-cell>
          <table:table-cell table:formula="of:=[.A1138]-[.B1138]" office:value-type="float" office:value="-0.969825918" calcext:value-type="float">
            <text:p>-0.969825918</text:p>
          </table:table-cell>
          <table:table-cell table:formula="of:=ABS([.C1138])" office:value-type="float" office:value="0.969825918" calcext:value-type="float">
            <text:p>0.969825918</text:p>
          </table:table-cell>
          <table:table-cell table:formula="of:=[.C1138]^2" office:value-type="float" office:value="0.940562311224543" calcext:value-type="float">
            <text:p>0.940562311224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59708" calcext:value-type="float">
            <text:p>0.67059708</text:p>
          </table:table-cell>
          <table:table-cell table:formula="of:=[.A1139]-[.B1139]" office:value-type="float" office:value="-0.67059708" calcext:value-type="float">
            <text:p>-0.67059708</text:p>
          </table:table-cell>
          <table:table-cell table:formula="of:=ABS([.C1139])" office:value-type="float" office:value="0.67059708" calcext:value-type="float">
            <text:p>0.67059708</text:p>
          </table:table-cell>
          <table:table-cell table:formula="of:=[.C1139]^2" office:value-type="float" office:value="0.449700443704526" calcext:value-type="float">
            <text:p>0.449700443704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696838" calcext:value-type="float">
            <text:p>0.137696838</text:p>
          </table:table-cell>
          <table:table-cell table:formula="of:=[.A1140]-[.B1140]" office:value-type="float" office:value="-0.137696838" calcext:value-type="float">
            <text:p>-0.137696838</text:p>
          </table:table-cell>
          <table:table-cell table:formula="of:=ABS([.C1140])" office:value-type="float" office:value="0.137696838" calcext:value-type="float">
            <text:p>0.137696838</text:p>
          </table:table-cell>
          <table:table-cell table:formula="of:=[.C1140]^2" office:value-type="float" office:value="0.0189604191951982" calcext:value-type="float">
            <text:p>0.018960419195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2525673" calcext:value-type="float">
            <text:p>1.002525673</text:p>
          </table:table-cell>
          <table:table-cell table:formula="of:=[.A1141]-[.B1141]" office:value-type="float" office:value="-1.002525673" calcext:value-type="float">
            <text:p>-1.002525673</text:p>
          </table:table-cell>
          <table:table-cell table:formula="of:=ABS([.C1141])" office:value-type="float" office:value="1.002525673" calcext:value-type="float">
            <text:p>1.002525673</text:p>
          </table:table-cell>
          <table:table-cell table:formula="of:=[.C1141]^2" office:value-type="float" office:value="1.0050577250241" calcext:value-type="float">
            <text:p>1.005057725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84998095" calcext:value-type="float">
            <text:p>1.184998095</text:p>
          </table:table-cell>
          <table:table-cell table:formula="of:=[.A1142]-[.B1142]" office:value-type="float" office:value="-1.184998095" calcext:value-type="float">
            <text:p>-1.184998095</text:p>
          </table:table-cell>
          <table:table-cell table:formula="of:=ABS([.C1142])" office:value-type="float" office:value="1.184998095" calcext:value-type="float">
            <text:p>1.184998095</text:p>
          </table:table-cell>
          <table:table-cell table:formula="of:=[.C1142]^2" office:value-type="float" office:value="1.40422048515363" calcext:value-type="float">
            <text:p>1.40422048515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7656352" calcext:value-type="float">
            <text:p>0.207656352</text:p>
          </table:table-cell>
          <table:table-cell table:formula="of:=[.A1143]-[.B1143]" office:value-type="float" office:value="-0.207656352" calcext:value-type="float">
            <text:p>-0.207656352</text:p>
          </table:table-cell>
          <table:table-cell table:formula="of:=ABS([.C1143])" office:value-type="float" office:value="0.207656352" calcext:value-type="float">
            <text:p>0.207656352</text:p>
          </table:table-cell>
          <table:table-cell table:formula="of:=[.C1143]^2" office:value-type="float" office:value="0.0431211605259479" calcext:value-type="float">
            <text:p>0.043121160525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672566" calcext:value-type="float">
            <text:p>0.645672566</text:p>
          </table:table-cell>
          <table:table-cell table:formula="of:=[.A1144]-[.B1144]" office:value-type="float" office:value="-0.645672566" calcext:value-type="float">
            <text:p>-0.645672566</text:p>
          </table:table-cell>
          <table:table-cell table:formula="of:=ABS([.C1144])" office:value-type="float" office:value="0.645672566" calcext:value-type="float">
            <text:p>0.645672566</text:p>
          </table:table-cell>
          <table:table-cell table:formula="of:=[.C1144]^2" office:value-type="float" office:value="0.416893062485024" calcext:value-type="float">
            <text:p>0.416893062485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6053472" calcext:value-type="float">
            <text:p>0.526053472</text:p>
          </table:table-cell>
          <table:table-cell table:formula="of:=[.A1145]-[.B1145]" office:value-type="float" office:value="-0.526053472" calcext:value-type="float">
            <text:p>-0.526053472</text:p>
          </table:table-cell>
          <table:table-cell table:formula="of:=ABS([.C1145])" office:value-type="float" office:value="0.526053472" calcext:value-type="float">
            <text:p>0.526053472</text:p>
          </table:table-cell>
          <table:table-cell table:formula="of:=[.C1145]^2" office:value-type="float" office:value="0.276732255403255" calcext:value-type="float">
            <text:p>0.276732255403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8996443" calcext:value-type="float">
            <text:p>0.188996443</text:p>
          </table:table-cell>
          <table:table-cell table:formula="of:=[.A1146]-[.B1146]" office:value-type="float" office:value="-0.188996443" calcext:value-type="float">
            <text:p>-0.188996443</text:p>
          </table:table-cell>
          <table:table-cell table:formula="of:=ABS([.C1146])" office:value-type="float" office:value="0.188996443" calcext:value-type="float">
            <text:p>0.188996443</text:p>
          </table:table-cell>
          <table:table-cell table:formula="of:=[.C1146]^2" office:value-type="float" office:value="0.0357196554666523" calcext:value-type="float">
            <text:p>0.035719655466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493419" calcext:value-type="float">
            <text:p>0.49493419</text:p>
          </table:table-cell>
          <table:table-cell table:formula="of:=[.A1147]-[.B1147]" office:value-type="float" office:value="-0.49493419" calcext:value-type="float">
            <text:p>-0.49493419</text:p>
          </table:table-cell>
          <table:table-cell table:formula="of:=ABS([.C1147])" office:value-type="float" office:value="0.49493419" calcext:value-type="float">
            <text:p>0.49493419</text:p>
          </table:table-cell>
          <table:table-cell table:formula="of:=[.C1147]^2" office:value-type="float" office:value="0.244959852430956" calcext:value-type="float">
            <text:p>0.244959852430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5984891" calcext:value-type="float">
            <text:p>1.205984891</text:p>
          </table:table-cell>
          <table:table-cell table:formula="of:=[.A1148]-[.B1148]" office:value-type="float" office:value="-0.205984891" calcext:value-type="float">
            <text:p>-0.205984891</text:p>
          </table:table-cell>
          <table:table-cell table:formula="of:=ABS([.C1148])" office:value-type="float" office:value="0.205984891" calcext:value-type="float">
            <text:p>0.205984891</text:p>
          </table:table-cell>
          <table:table-cell table:formula="of:=[.C1148]^2" office:value-type="float" office:value="0.0424297753202819" calcext:value-type="float">
            <text:p>0.042429775320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1803466" calcext:value-type="float">
            <text:p>0.461803466</text:p>
          </table:table-cell>
          <table:table-cell table:formula="of:=[.A1149]-[.B1149]" office:value-type="float" office:value="-0.461803466" calcext:value-type="float">
            <text:p>-0.461803466</text:p>
          </table:table-cell>
          <table:table-cell table:formula="of:=ABS([.C1149])" office:value-type="float" office:value="0.461803466" calcext:value-type="float">
            <text:p>0.461803466</text:p>
          </table:table-cell>
          <table:table-cell table:formula="of:=[.C1149]^2" office:value-type="float" office:value="0.213262441209613" calcext:value-type="float">
            <text:p>0.213262441209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9153585" calcext:value-type="float">
            <text:p>0.149153585</text:p>
          </table:table-cell>
          <table:table-cell table:formula="of:=[.A1150]-[.B1150]" office:value-type="float" office:value="-0.149153585" calcext:value-type="float">
            <text:p>-0.149153585</text:p>
          </table:table-cell>
          <table:table-cell table:formula="of:=ABS([.C1150])" office:value-type="float" office:value="0.149153585" calcext:value-type="float">
            <text:p>0.149153585</text:p>
          </table:table-cell>
          <table:table-cell table:formula="of:=[.C1150]^2" office:value-type="float" office:value="0.0222467919183522" calcext:value-type="float">
            <text:p>0.022246791918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0964999" calcext:value-type="float">
            <text:p>0.420964999</text:p>
          </table:table-cell>
          <table:table-cell table:formula="of:=[.A1151]-[.B1151]" office:value-type="float" office:value="-0.420964999" calcext:value-type="float">
            <text:p>-0.420964999</text:p>
          </table:table-cell>
          <table:table-cell table:formula="of:=ABS([.C1151])" office:value-type="float" office:value="0.420964999" calcext:value-type="float">
            <text:p>0.420964999</text:p>
          </table:table-cell>
          <table:table-cell table:formula="of:=[.C1151]^2" office:value-type="float" office:value="0.17721153038307" calcext:value-type="float">
            <text:p>0.17721153038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3567409" calcext:value-type="float">
            <text:p>0.563567409</text:p>
          </table:table-cell>
          <table:table-cell table:formula="of:=[.A1152]-[.B1152]" office:value-type="float" office:value="-0.563567409" calcext:value-type="float">
            <text:p>-0.563567409</text:p>
          </table:table-cell>
          <table:table-cell table:formula="of:=ABS([.C1152])" office:value-type="float" office:value="0.563567409" calcext:value-type="float">
            <text:p>0.563567409</text:p>
          </table:table-cell>
          <table:table-cell table:formula="of:=[.C1152]^2" office:value-type="float" office:value="0.317608224486973" calcext:value-type="float">
            <text:p>0.31760822448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1174743" calcext:value-type="float">
            <text:p>0.211174743</text:p>
          </table:table-cell>
          <table:table-cell table:formula="of:=[.A1153]-[.B1153]" office:value-type="float" office:value="-0.211174743" calcext:value-type="float">
            <text:p>-0.211174743</text:p>
          </table:table-cell>
          <table:table-cell table:formula="of:=ABS([.C1153])" office:value-type="float" office:value="0.211174743" calcext:value-type="float">
            <text:p>0.211174743</text:p>
          </table:table-cell>
          <table:table-cell table:formula="of:=[.C1153]^2" office:value-type="float" office:value="0.0445947720811161" calcext:value-type="float">
            <text:p>0.044594772081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284869" calcext:value-type="float">
            <text:p>0.189284869</text:p>
          </table:table-cell>
          <table:table-cell table:formula="of:=[.A1154]-[.B1154]" office:value-type="float" office:value="-0.189284869" calcext:value-type="float">
            <text:p>-0.189284869</text:p>
          </table:table-cell>
          <table:table-cell table:formula="of:=ABS([.C1154])" office:value-type="float" office:value="0.189284869" calcext:value-type="float">
            <text:p>0.189284869</text:p>
          </table:table-cell>
          <table:table-cell table:formula="of:=[.C1154]^2" office:value-type="float" office:value="0.0358287616323472" calcext:value-type="float">
            <text:p>0.035828761632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257295" calcext:value-type="float">
            <text:p>0.170257295</text:p>
          </table:table-cell>
          <table:table-cell table:formula="of:=[.A1155]-[.B1155]" office:value-type="float" office:value="-0.170257295" calcext:value-type="float">
            <text:p>-0.170257295</text:p>
          </table:table-cell>
          <table:table-cell table:formula="of:=ABS([.C1155])" office:value-type="float" office:value="0.170257295" calcext:value-type="float">
            <text:p>0.170257295</text:p>
          </table:table-cell>
          <table:table-cell table:formula="of:=[.C1155]^2" office:value-type="float" office:value="0.028987546500717" calcext:value-type="float">
            <text:p>0.0289875465007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13770607" calcext:value-type="float">
            <text:p>1.513770607</text:p>
          </table:table-cell>
          <table:table-cell table:formula="of:=[.A1156]-[.B1156]" office:value-type="float" office:value="-1.513770607" calcext:value-type="float">
            <text:p>-1.513770607</text:p>
          </table:table-cell>
          <table:table-cell table:formula="of:=ABS([.C1156])" office:value-type="float" office:value="1.513770607" calcext:value-type="float">
            <text:p>1.513770607</text:p>
          </table:table-cell>
          <table:table-cell table:formula="of:=[.C1156]^2" office:value-type="float" office:value="2.29150145061715" calcext:value-type="float">
            <text:p>2.29150145061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7139982" calcext:value-type="float">
            <text:p>0.957139982</text:p>
          </table:table-cell>
          <table:table-cell table:formula="of:=[.A1157]-[.B1157]" office:value-type="float" office:value="-0.957139982" calcext:value-type="float">
            <text:p>-0.957139982</text:p>
          </table:table-cell>
          <table:table-cell table:formula="of:=ABS([.C1157])" office:value-type="float" office:value="0.957139982" calcext:value-type="float">
            <text:p>0.957139982</text:p>
          </table:table-cell>
          <table:table-cell table:formula="of:=[.C1157]^2" office:value-type="float" office:value="0.91611694514296" calcext:value-type="float">
            <text:p>0.91611694514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696838" calcext:value-type="float">
            <text:p>0.137696838</text:p>
          </table:table-cell>
          <table:table-cell table:formula="of:=[.A1158]-[.B1158]" office:value-type="float" office:value="-0.137696838" calcext:value-type="float">
            <text:p>-0.137696838</text:p>
          </table:table-cell>
          <table:table-cell table:formula="of:=ABS([.C1158])" office:value-type="float" office:value="0.137696838" calcext:value-type="float">
            <text:p>0.137696838</text:p>
          </table:table-cell>
          <table:table-cell table:formula="of:=[.C1158]^2" office:value-type="float" office:value="0.0189604191951982" calcext:value-type="float">
            <text:p>0.018960419195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35000149" calcext:value-type="float">
            <text:p>1.635000149</text:p>
          </table:table-cell>
          <table:table-cell table:formula="of:=[.A1159]-[.B1159]" office:value-type="float" office:value="0.364999851" calcext:value-type="float">
            <text:p>0.364999851</text:p>
          </table:table-cell>
          <table:table-cell table:formula="of:=ABS([.C1159])" office:value-type="float" office:value="0.364999851" calcext:value-type="float">
            <text:p>0.364999851</text:p>
          </table:table-cell>
          <table:table-cell table:formula="of:=[.C1159]^2" office:value-type="float" office:value="0.133224891230022" calcext:value-type="float">
            <text:p>0.133224891230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09350695" calcext:value-type="float">
            <text:p>1.709350695</text:p>
          </table:table-cell>
          <table:table-cell table:formula="of:=[.A1160]-[.B1160]" office:value-type="float" office:value="-1.709350695" calcext:value-type="float">
            <text:p>-1.709350695</text:p>
          </table:table-cell>
          <table:table-cell table:formula="of:=ABS([.C1160])" office:value-type="float" office:value="1.709350695" calcext:value-type="float">
            <text:p>1.709350695</text:p>
          </table:table-cell>
          <table:table-cell table:formula="of:=[.C1160]^2" office:value-type="float" office:value="2.92187979849698" calcext:value-type="float">
            <text:p>2.921879798496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1820978" calcext:value-type="float">
            <text:p>0.551820978</text:p>
          </table:table-cell>
          <table:table-cell table:formula="of:=[.A1161]-[.B1161]" office:value-type="float" office:value="0.448179022" calcext:value-type="float">
            <text:p>0.448179022</text:p>
          </table:table-cell>
          <table:table-cell table:formula="of:=ABS([.C1161])" office:value-type="float" office:value="0.448179022" calcext:value-type="float">
            <text:p>0.448179022</text:p>
          </table:table-cell>
          <table:table-cell table:formula="of:=[.C1161]^2" office:value-type="float" office:value="0.200864435760876" calcext:value-type="float">
            <text:p>0.200864435760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3257913" calcext:value-type="float">
            <text:p>1.003257913</text:p>
          </table:table-cell>
          <table:table-cell table:formula="of:=[.A1162]-[.B1162]" office:value-type="float" office:value="-1.003257913" calcext:value-type="float">
            <text:p>-1.003257913</text:p>
          </table:table-cell>
          <table:table-cell table:formula="of:=ABS([.C1162])" office:value-type="float" office:value="1.003257913" calcext:value-type="float">
            <text:p>1.003257913</text:p>
          </table:table-cell>
          <table:table-cell table:formula="of:=[.C1162]^2" office:value-type="float" office:value="1.00652643999712" calcext:value-type="float">
            <text:p>1.00652643999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5898253" calcext:value-type="float">
            <text:p>1.235898253</text:p>
          </table:table-cell>
          <table:table-cell table:formula="of:=[.A1163]-[.B1163]" office:value-type="float" office:value="-0.235898253" calcext:value-type="float">
            <text:p>-0.235898253</text:p>
          </table:table-cell>
          <table:table-cell table:formula="of:=ABS([.C1163])" office:value-type="float" office:value="0.235898253" calcext:value-type="float">
            <text:p>0.235898253</text:p>
          </table:table-cell>
          <table:table-cell table:formula="of:=[.C1163]^2" office:value-type="float" office:value="0.055647985768452" calcext:value-type="float">
            <text:p>0.055647985768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8842775" calcext:value-type="float">
            <text:p>0.538842775</text:p>
          </table:table-cell>
          <table:table-cell table:formula="of:=[.A1164]-[.B1164]" office:value-type="float" office:value="-0.538842775" calcext:value-type="float">
            <text:p>-0.538842775</text:p>
          </table:table-cell>
          <table:table-cell table:formula="of:=ABS([.C1164])" office:value-type="float" office:value="0.538842775" calcext:value-type="float">
            <text:p>0.538842775</text:p>
          </table:table-cell>
          <table:table-cell table:formula="of:=[.C1164]^2" office:value-type="float" office:value="0.290351536169701" calcext:value-type="float">
            <text:p>0.290351536169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881631" calcext:value-type="float">
            <text:p>0.696881631</text:p>
          </table:table-cell>
          <table:table-cell table:formula="of:=[.A1165]-[.B1165]" office:value-type="float" office:value="-0.696881631" calcext:value-type="float">
            <text:p>-0.696881631</text:p>
          </table:table-cell>
          <table:table-cell table:formula="of:=ABS([.C1165])" office:value-type="float" office:value="0.696881631" calcext:value-type="float">
            <text:p>0.696881631</text:p>
          </table:table-cell>
          <table:table-cell table:formula="of:=[.C1165]^2" office:value-type="float" office:value="0.48564400762522" calcext:value-type="float">
            <text:p>0.48564400762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98084864" calcext:value-type="float">
            <text:p>1.498084864</text:p>
          </table:table-cell>
          <table:table-cell table:formula="of:=[.A1166]-[.B1166]" office:value-type="float" office:value="-1.498084864" calcext:value-type="float">
            <text:p>-1.498084864</text:p>
          </table:table-cell>
          <table:table-cell table:formula="of:=ABS([.C1166])" office:value-type="float" office:value="1.498084864" calcext:value-type="float">
            <text:p>1.498084864</text:p>
          </table:table-cell>
          <table:table-cell table:formula="of:=[.C1166]^2" office:value-type="float" office:value="2.2442582597459" calcext:value-type="float">
            <text:p>2.2442582597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2879165" calcext:value-type="float">
            <text:p>0.472879165</text:p>
          </table:table-cell>
          <table:table-cell table:formula="of:=[.A1167]-[.B1167]" office:value-type="float" office:value="-0.472879165" calcext:value-type="float">
            <text:p>-0.472879165</text:p>
          </table:table-cell>
          <table:table-cell table:formula="of:=ABS([.C1167])" office:value-type="float" office:value="0.472879165" calcext:value-type="float">
            <text:p>0.472879165</text:p>
          </table:table-cell>
          <table:table-cell table:formula="of:=[.C1167]^2" office:value-type="float" office:value="0.223614704691097" calcext:value-type="float">
            <text:p>0.223614704691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8442392" calcext:value-type="float">
            <text:p>0.578442392</text:p>
          </table:table-cell>
          <table:table-cell table:formula="of:=[.A1168]-[.B1168]" office:value-type="float" office:value="-0.578442392" calcext:value-type="float">
            <text:p>-0.578442392</text:p>
          </table:table-cell>
          <table:table-cell table:formula="of:=ABS([.C1168])" office:value-type="float" office:value="0.578442392" calcext:value-type="float">
            <text:p>0.578442392</text:p>
          </table:table-cell>
          <table:table-cell table:formula="of:=[.C1168]^2" office:value-type="float" office:value="0.334595600862682" calcext:value-type="float">
            <text:p>0.334595600862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756151" calcext:value-type="float">
            <text:p>0.622756151</text:p>
          </table:table-cell>
          <table:table-cell table:formula="of:=[.A1169]-[.B1169]" office:value-type="float" office:value="-0.622756151" calcext:value-type="float">
            <text:p>-0.622756151</text:p>
          </table:table-cell>
          <table:table-cell table:formula="of:=ABS([.C1169])" office:value-type="float" office:value="0.622756151" calcext:value-type="float">
            <text:p>0.622756151</text:p>
          </table:table-cell>
          <table:table-cell table:formula="of:=[.C1169]^2" office:value-type="float" office:value="0.387825223608335" calcext:value-type="float">
            <text:p>0.387825223608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02423" calcext:value-type="float">
            <text:p>0.63602423</text:p>
          </table:table-cell>
          <table:table-cell table:formula="of:=[.A1170]-[.B1170]" office:value-type="float" office:value="-0.63602423" calcext:value-type="float">
            <text:p>-0.63602423</text:p>
          </table:table-cell>
          <table:table-cell table:formula="of:=ABS([.C1170])" office:value-type="float" office:value="0.63602423" calcext:value-type="float">
            <text:p>0.63602423</text:p>
          </table:table-cell>
          <table:table-cell table:formula="of:=[.C1170]^2" office:value-type="float" office:value="0.404526821147093" calcext:value-type="float">
            <text:p>0.404526821147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03982204" calcext:value-type="float">
            <text:p>1.303982204</text:p>
          </table:table-cell>
          <table:table-cell table:formula="of:=[.A1171]-[.B1171]" office:value-type="float" office:value="-1.303982204" calcext:value-type="float">
            <text:p>-1.303982204</text:p>
          </table:table-cell>
          <table:table-cell table:formula="of:=ABS([.C1171])" office:value-type="float" office:value="1.303982204" calcext:value-type="float">
            <text:p>1.303982204</text:p>
          </table:table-cell>
          <table:table-cell table:formula="of:=[.C1171]^2" office:value-type="float" office:value="1.7003695883487" calcext:value-type="float">
            <text:p>1.7003695883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0282347" calcext:value-type="float">
            <text:p>0.440282347</text:p>
          </table:table-cell>
          <table:table-cell table:formula="of:=[.A1172]-[.B1172]" office:value-type="float" office:value="-0.440282347" calcext:value-type="float">
            <text:p>-0.440282347</text:p>
          </table:table-cell>
          <table:table-cell table:formula="of:=ABS([.C1172])" office:value-type="float" office:value="0.440282347" calcext:value-type="float">
            <text:p>0.440282347</text:p>
          </table:table-cell>
          <table:table-cell table:formula="of:=[.C1172]^2" office:value-type="float" office:value="0.193848545079828" calcext:value-type="float">
            <text:p>0.193848545079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5748067" calcext:value-type="float">
            <text:p>0.805748067</text:p>
          </table:table-cell>
          <table:table-cell table:formula="of:=[.A1173]-[.B1173]" office:value-type="float" office:value="-0.805748067" calcext:value-type="float">
            <text:p>-0.805748067</text:p>
          </table:table-cell>
          <table:table-cell table:formula="of:=ABS([.C1173])" office:value-type="float" office:value="0.805748067" calcext:value-type="float">
            <text:p>0.805748067</text:p>
          </table:table-cell>
          <table:table-cell table:formula="of:=[.C1173]^2" office:value-type="float" office:value="0.649229947474236" calcext:value-type="float">
            <text:p>0.649229947474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55253469" calcext:value-type="float">
            <text:p>1.455253469</text:p>
          </table:table-cell>
          <table:table-cell table:formula="of:=[.A1174]-[.B1174]" office:value-type="float" office:value="-1.455253469" calcext:value-type="float">
            <text:p>-1.455253469</text:p>
          </table:table-cell>
          <table:table-cell table:formula="of:=ABS([.C1174])" office:value-type="float" office:value="1.455253469" calcext:value-type="float">
            <text:p>1.455253469</text:p>
          </table:table-cell>
          <table:table-cell table:formula="of:=[.C1174]^2" office:value-type="float" office:value="2.11776265903653" calcext:value-type="float">
            <text:p>2.11776265903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779815" calcext:value-type="float">
            <text:p>0.74779815</text:p>
          </table:table-cell>
          <table:table-cell table:formula="of:=[.A1175]-[.B1175]" office:value-type="float" office:value="-0.74779815" calcext:value-type="float">
            <text:p>-0.74779815</text:p>
          </table:table-cell>
          <table:table-cell table:formula="of:=ABS([.C1175])" office:value-type="float" office:value="0.74779815" calcext:value-type="float">
            <text:p>0.74779815</text:p>
          </table:table-cell>
          <table:table-cell table:formula="of:=[.C1175]^2" office:value-type="float" office:value="0.559202073143423" calcext:value-type="float">
            <text:p>0.559202073143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7760958" calcext:value-type="float">
            <text:p>0.567760958</text:p>
          </table:table-cell>
          <table:table-cell table:formula="of:=[.A1176]-[.B1176]" office:value-type="float" office:value="-0.567760958" calcext:value-type="float">
            <text:p>-0.567760958</text:p>
          </table:table-cell>
          <table:table-cell table:formula="of:=ABS([.C1176])" office:value-type="float" office:value="0.567760958" calcext:value-type="float">
            <text:p>0.567760958</text:p>
          </table:table-cell>
          <table:table-cell table:formula="of:=[.C1176]^2" office:value-type="float" office:value="0.322352505429078" calcext:value-type="float">
            <text:p>0.322352505429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3832938" calcext:value-type="float">
            <text:p>0.973832938</text:p>
          </table:table-cell>
          <table:table-cell table:formula="of:=[.A1177]-[.B1177]" office:value-type="float" office:value="-0.973832938" calcext:value-type="float">
            <text:p>-0.973832938</text:p>
          </table:table-cell>
          <table:table-cell table:formula="of:=ABS([.C1177])" office:value-type="float" office:value="0.973832938" calcext:value-type="float">
            <text:p>0.973832938</text:p>
          </table:table-cell>
          <table:table-cell table:formula="of:=[.C1177]^2" office:value-type="float" office:value="0.948350591133712" calcext:value-type="float">
            <text:p>0.948350591133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11763687" calcext:value-type="float">
            <text:p>2.711763687</text:p>
          </table:table-cell>
          <table:table-cell table:formula="of:=[.A1178]-[.B1178]" office:value-type="float" office:value="-1.711763687" calcext:value-type="float">
            <text:p>-1.711763687</text:p>
          </table:table-cell>
          <table:table-cell table:formula="of:=ABS([.C1178])" office:value-type="float" office:value="1.711763687" calcext:value-type="float">
            <text:p>1.711763687</text:p>
          </table:table-cell>
          <table:table-cell table:formula="of:=[.C1178]^2" office:value-type="float" office:value="2.93013492013183" calcext:value-type="float">
            <text:p>2.93013492013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7656352" calcext:value-type="float">
            <text:p>0.207656352</text:p>
          </table:table-cell>
          <table:table-cell table:formula="of:=[.A1179]-[.B1179]" office:value-type="float" office:value="-0.207656352" calcext:value-type="float">
            <text:p>-0.207656352</text:p>
          </table:table-cell>
          <table:table-cell table:formula="of:=ABS([.C1179])" office:value-type="float" office:value="0.207656352" calcext:value-type="float">
            <text:p>0.207656352</text:p>
          </table:table-cell>
          <table:table-cell table:formula="of:=[.C1179]^2" office:value-type="float" office:value="0.0431211605259479" calcext:value-type="float">
            <text:p>0.043121160525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1922716" calcext:value-type="float">
            <text:p>0.641922716</text:p>
          </table:table-cell>
          <table:table-cell table:formula="of:=[.A1180]-[.B1180]" office:value-type="float" office:value="-0.641922716" calcext:value-type="float">
            <text:p>-0.641922716</text:p>
          </table:table-cell>
          <table:table-cell table:formula="of:=ABS([.C1180])" office:value-type="float" office:value="0.641922716" calcext:value-type="float">
            <text:p>0.641922716</text:p>
          </table:table-cell>
          <table:table-cell table:formula="of:=[.C1180]^2" office:value-type="float" office:value="0.412064773316817" calcext:value-type="float">
            <text:p>0.412064773316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7161464" calcext:value-type="float">
            <text:p>1.127161464</text:p>
          </table:table-cell>
          <table:table-cell table:formula="of:=[.A1181]-[.B1181]" office:value-type="float" office:value="-1.127161464" calcext:value-type="float">
            <text:p>-1.127161464</text:p>
          </table:table-cell>
          <table:table-cell table:formula="of:=ABS([.C1181])" office:value-type="float" office:value="1.127161464" calcext:value-type="float">
            <text:p>1.127161464</text:p>
          </table:table-cell>
          <table:table-cell table:formula="of:=[.C1181]^2" office:value-type="float" office:value="1.27049296592662" calcext:value-type="float">
            <text:p>1.270492965926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479886" calcext:value-type="float">
            <text:p>0.654479886</text:p>
          </table:table-cell>
          <table:table-cell table:formula="of:=[.A1182]-[.B1182]" office:value-type="float" office:value="-0.654479886" calcext:value-type="float">
            <text:p>-0.654479886</text:p>
          </table:table-cell>
          <table:table-cell table:formula="of:=ABS([.C1182])" office:value-type="float" office:value="0.654479886" calcext:value-type="float">
            <text:p>0.654479886</text:p>
          </table:table-cell>
          <table:table-cell table:formula="of:=[.C1182]^2" office:value-type="float" office:value="0.428343921178573" calcext:value-type="float">
            <text:p>0.428343921178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9247468" calcext:value-type="float">
            <text:p>0.609247468</text:p>
          </table:table-cell>
          <table:table-cell table:formula="of:=[.A1183]-[.B1183]" office:value-type="float" office:value="0.390752532" calcext:value-type="float">
            <text:p>0.390752532</text:p>
          </table:table-cell>
          <table:table-cell table:formula="of:=ABS([.C1183])" office:value-type="float" office:value="0.390752532" calcext:value-type="float">
            <text:p>0.390752532</text:p>
          </table:table-cell>
          <table:table-cell table:formula="of:=[.C1183]^2" office:value-type="float" office:value="0.152687541264411" calcext:value-type="float">
            <text:p>0.152687541264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44119503" calcext:value-type="float">
            <text:p>1.844119503</text:p>
          </table:table-cell>
          <table:table-cell table:formula="of:=[.A1184]-[.B1184]" office:value-type="float" office:value="-1.844119503" calcext:value-type="float">
            <text:p>-1.844119503</text:p>
          </table:table-cell>
          <table:table-cell table:formula="of:=ABS([.C1184])" office:value-type="float" office:value="1.844119503" calcext:value-type="float">
            <text:p>1.844119503</text:p>
          </table:table-cell>
          <table:table-cell table:formula="of:=[.C1184]^2" office:value-type="float" office:value="3.40077674134497" calcext:value-type="float">
            <text:p>3.40077674134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1093083" calcext:value-type="float">
            <text:p>0.461093083</text:p>
          </table:table-cell>
          <table:table-cell table:formula="of:=[.A1185]-[.B1185]" office:value-type="float" office:value="-0.461093083" calcext:value-type="float">
            <text:p>-0.461093083</text:p>
          </table:table-cell>
          <table:table-cell table:formula="of:=ABS([.C1185])" office:value-type="float" office:value="0.461093083" calcext:value-type="float">
            <text:p>0.461093083</text:p>
          </table:table-cell>
          <table:table-cell table:formula="of:=[.C1185]^2" office:value-type="float" office:value="0.212606831190445" calcext:value-type="float">
            <text:p>0.212606831190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5991205" calcext:value-type="float">
            <text:p>0.455991205</text:p>
          </table:table-cell>
          <table:table-cell table:formula="of:=[.A1186]-[.B1186]" office:value-type="float" office:value="-0.455991205" calcext:value-type="float">
            <text:p>-0.455991205</text:p>
          </table:table-cell>
          <table:table-cell table:formula="of:=ABS([.C1186])" office:value-type="float" office:value="0.455991205" calcext:value-type="float">
            <text:p>0.455991205</text:p>
          </table:table-cell>
          <table:table-cell table:formula="of:=[.C1186]^2" office:value-type="float" office:value="0.207927979037352" calcext:value-type="float">
            <text:p>0.207927979037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3603361" calcext:value-type="float">
            <text:p>0.443603361</text:p>
          </table:table-cell>
          <table:table-cell table:formula="of:=[.A1187]-[.B1187]" office:value-type="float" office:value="-0.443603361" calcext:value-type="float">
            <text:p>-0.443603361</text:p>
          </table:table-cell>
          <table:table-cell table:formula="of:=ABS([.C1187])" office:value-type="float" office:value="0.443603361" calcext:value-type="float">
            <text:p>0.443603361</text:p>
          </table:table-cell>
          <table:table-cell table:formula="of:=[.C1187]^2" office:value-type="float" office:value="0.196783941890496" calcext:value-type="float">
            <text:p>0.196783941890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762329" calcext:value-type="float">
            <text:p>0.598762329</text:p>
          </table:table-cell>
          <table:table-cell table:formula="of:=[.A1188]-[.B1188]" office:value-type="float" office:value="-0.598762329" calcext:value-type="float">
            <text:p>-0.598762329</text:p>
          </table:table-cell>
          <table:table-cell table:formula="of:=ABS([.C1188])" office:value-type="float" office:value="0.598762329" calcext:value-type="float">
            <text:p>0.598762329</text:p>
          </table:table-cell>
          <table:table-cell table:formula="of:=[.C1188]^2" office:value-type="float" office:value="0.358516326629504" calcext:value-type="float">
            <text:p>0.358516326629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48274455" calcext:value-type="float">
            <text:p>1.748274455</text:p>
          </table:table-cell>
          <table:table-cell table:formula="of:=[.A1189]-[.B1189]" office:value-type="float" office:value="1.251725545" calcext:value-type="float">
            <text:p>1.251725545</text:p>
          </table:table-cell>
          <table:table-cell table:formula="of:=ABS([.C1189])" office:value-type="float" office:value="1.251725545" calcext:value-type="float">
            <text:p>1.251725545</text:p>
          </table:table-cell>
          <table:table-cell table:formula="of:=[.C1189]^2" office:value-type="float" office:value="1.56681684000555" calcext:value-type="float">
            <text:p>1.56681684000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537695" calcext:value-type="float">
            <text:p>0.19537695</text:p>
          </table:table-cell>
          <table:table-cell table:formula="of:=[.A1190]-[.B1190]" office:value-type="float" office:value="0.80462305" calcext:value-type="float">
            <text:p>0.80462305</text:p>
          </table:table-cell>
          <table:table-cell table:formula="of:=ABS([.C1190])" office:value-type="float" office:value="0.80462305" calcext:value-type="float">
            <text:p>0.80462305</text:p>
          </table:table-cell>
          <table:table-cell table:formula="of:=[.C1190]^2" office:value-type="float" office:value="0.647418252591302" calcext:value-type="float">
            <text:p>0.647418252591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2907607" calcext:value-type="float">
            <text:p>1.02907607</text:p>
          </table:table-cell>
          <table:table-cell table:formula="of:=[.A1191]-[.B1191]" office:value-type="float" office:value="2.97092393" calcext:value-type="float">
            <text:p>2.97092393</text:p>
          </table:table-cell>
          <table:table-cell table:formula="of:=ABS([.C1191])" office:value-type="float" office:value="2.97092393" calcext:value-type="float">
            <text:p>2.97092393</text:p>
          </table:table-cell>
          <table:table-cell table:formula="of:=[.C1191]^2" office:value-type="float" office:value="8.82638899784665" calcext:value-type="float">
            <text:p>8.826388997846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7258592" calcext:value-type="float">
            <text:p>0.597258592</text:p>
          </table:table-cell>
          <table:table-cell table:formula="of:=[.A1192]-[.B1192]" office:value-type="float" office:value="3.402741408" calcext:value-type="float">
            <text:p>3.402741408</text:p>
          </table:table-cell>
          <table:table-cell table:formula="of:=ABS([.C1192])" office:value-type="float" office:value="3.402741408" calcext:value-type="float">
            <text:p>3.402741408</text:p>
          </table:table-cell>
          <table:table-cell table:formula="of:=[.C1192]^2" office:value-type="float" office:value="11.5786490897178" calcext:value-type="float">
            <text:p>11.57864908971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97571986" calcext:value-type="float">
            <text:p>1.797571986</text:p>
          </table:table-cell>
          <table:table-cell table:formula="of:=[.A1193]-[.B1193]" office:value-type="float" office:value="6.202428014" calcext:value-type="float">
            <text:p>6.202428014</text:p>
          </table:table-cell>
          <table:table-cell table:formula="of:=ABS([.C1193])" office:value-type="float" office:value="6.202428014" calcext:value-type="float">
            <text:p>6.202428014</text:p>
          </table:table-cell>
          <table:table-cell table:formula="of:=[.C1193]^2" office:value-type="float" office:value="38.470113268852" calcext:value-type="float">
            <text:p>38.4701132688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39043085" calcext:value-type="float">
            <text:p>1.239043085</text:p>
          </table:table-cell>
          <table:table-cell table:formula="of:=[.A1194]-[.B1194]" office:value-type="float" office:value="1.760956915" calcext:value-type="float">
            <text:p>1.760956915</text:p>
          </table:table-cell>
          <table:table-cell table:formula="of:=ABS([.C1194])" office:value-type="float" office:value="1.760956915" calcext:value-type="float">
            <text:p>1.760956915</text:p>
          </table:table-cell>
          <table:table-cell table:formula="of:=[.C1194]^2" office:value-type="float" office:value="3.10096925648632" calcext:value-type="float">
            <text:p>3.10096925648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07145115" calcext:value-type="float">
            <text:p>1.507145115</text:p>
          </table:table-cell>
          <table:table-cell table:formula="of:=[.A1195]-[.B1195]" office:value-type="float" office:value="1.492854885" calcext:value-type="float">
            <text:p>1.492854885</text:p>
          </table:table-cell>
          <table:table-cell table:formula="of:=ABS([.C1195])" office:value-type="float" office:value="1.492854885" calcext:value-type="float">
            <text:p>1.492854885</text:p>
          </table:table-cell>
          <table:table-cell table:formula="of:=[.C1195]^2" office:value-type="float" office:value="2.22861570766836" calcext:value-type="float">
            <text:p>2.228615707668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14103661" calcext:value-type="float">
            <text:p>2.714103661</text:p>
          </table:table-cell>
          <table:table-cell table:formula="of:=[.A1196]-[.B1196]" office:value-type="float" office:value="2.285896339" calcext:value-type="float">
            <text:p>2.285896339</text:p>
          </table:table-cell>
          <table:table-cell table:formula="of:=ABS([.C1196])" office:value-type="float" office:value="2.285896339" calcext:value-type="float">
            <text:p>2.285896339</text:p>
          </table:table-cell>
          <table:table-cell table:formula="of:=[.C1196]^2" office:value-type="float" office:value="5.2253220726536" calcext:value-type="float">
            <text:p>5.2253220726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6930178" calcext:value-type="float">
            <text:p>1.016930178</text:p>
          </table:table-cell>
          <table:table-cell table:formula="of:=[.A1197]-[.B1197]" office:value-type="float" office:value="-1.016930178" calcext:value-type="float">
            <text:p>-1.016930178</text:p>
          </table:table-cell>
          <table:table-cell table:formula="of:=ABS([.C1197])" office:value-type="float" office:value="1.016930178" calcext:value-type="float">
            <text:p>1.016930178</text:p>
          </table:table-cell>
          <table:table-cell table:formula="of:=[.C1197]^2" office:value-type="float" office:value="1.03414698692711" calcext:value-type="float">
            <text:p>1.03414698692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67866384" calcext:value-type="float">
            <text:p>1.367866384</text:p>
          </table:table-cell>
          <table:table-cell table:formula="of:=[.A1198]-[.B1198]" office:value-type="float" office:value="6.632133616" calcext:value-type="float">
            <text:p>6.632133616</text:p>
          </table:table-cell>
          <table:table-cell table:formula="of:=ABS([.C1198])" office:value-type="float" office:value="6.632133616" calcext:value-type="float">
            <text:p>6.632133616</text:p>
          </table:table-cell>
          <table:table-cell table:formula="of:=[.C1198]^2" office:value-type="float" office:value="43.9851963004772" calcext:value-type="float">
            <text:p>43.98519630047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56542417" calcext:value-type="float">
            <text:p>1.456542417</text:p>
          </table:table-cell>
          <table:table-cell table:formula="of:=[.A1199]-[.B1199]" office:value-type="float" office:value="7.543457583" calcext:value-type="float">
            <text:p>7.543457583</text:p>
          </table:table-cell>
          <table:table-cell table:formula="of:=ABS([.C1199])" office:value-type="float" office:value="7.543457583" calcext:value-type="float">
            <text:p>7.543457583</text:p>
          </table:table-cell>
          <table:table-cell table:formula="of:=[.C1199]^2" office:value-type="float" office:value="56.9037523065202" calcext:value-type="float">
            <text:p>56.9037523065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6768162" calcext:value-type="float">
            <text:p>0.786768162</text:p>
          </table:table-cell>
          <table:table-cell table:formula="of:=[.A1200]-[.B1200]" office:value-type="float" office:value="2.213231838" calcext:value-type="float">
            <text:p>2.213231838</text:p>
          </table:table-cell>
          <table:table-cell table:formula="of:=ABS([.C1200])" office:value-type="float" office:value="2.213231838" calcext:value-type="float">
            <text:p>2.213231838</text:p>
          </table:table-cell>
          <table:table-cell table:formula="of:=[.C1200]^2" office:value-type="float" office:value="4.89839516873686" calcext:value-type="float">
            <text:p>4.898395168736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42170697" calcext:value-type="float">
            <text:p>1.142170697</text:p>
          </table:table-cell>
          <table:table-cell table:formula="of:=[.A1201]-[.B1201]" office:value-type="float" office:value="2.857829303" calcext:value-type="float">
            <text:p>2.857829303</text:p>
          </table:table-cell>
          <table:table-cell table:formula="of:=ABS([.C1201])" office:value-type="float" office:value="2.857829303" calcext:value-type="float">
            <text:p>2.857829303</text:p>
          </table:table-cell>
          <table:table-cell table:formula="of:=[.C1201]^2" office:value-type="float" office:value="8.16718832508547" calcext:value-type="float">
            <text:p>8.167188325085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15832691" calcext:value-type="float">
            <text:p>2.015832691</text:p>
          </table:table-cell>
          <table:table-cell table:formula="of:=[.A1202]-[.B1202]" office:value-type="float" office:value="-0.015832691" calcext:value-type="float">
            <text:p>-0.015832691</text:p>
          </table:table-cell>
          <table:table-cell table:formula="of:=ABS([.C1202])" office:value-type="float" office:value="0.015832691" calcext:value-type="float">
            <text:p>0.015832691</text:p>
          </table:table-cell>
          <table:table-cell table:formula="of:=[.C1202]^2" office:value-type="float" office:value="0.00025067410430148" calcext:value-type="float">
            <text:p>0.000250674104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9635665" calcext:value-type="float">
            <text:p>0.919635665</text:p>
          </table:table-cell>
          <table:table-cell table:formula="of:=[.A1203]-[.B1203]" office:value-type="float" office:value="0.080364335" calcext:value-type="float">
            <text:p>0.080364335</text:p>
          </table:table-cell>
          <table:table-cell table:formula="of:=ABS([.C1203])" office:value-type="float" office:value="0.080364335" calcext:value-type="float">
            <text:p>0.080364335</text:p>
          </table:table-cell>
          <table:table-cell table:formula="of:=[.C1203]^2" office:value-type="float" office:value="0.00645842633999222" calcext:value-type="float">
            <text:p>0.006458426339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404635" calcext:value-type="float">
            <text:p>0.70404635</text:p>
          </table:table-cell>
          <table:table-cell table:formula="of:=[.A1204]-[.B1204]" office:value-type="float" office:value="3.29595365" calcext:value-type="float">
            <text:p>3.29595365</text:p>
          </table:table-cell>
          <table:table-cell table:formula="of:=ABS([.C1204])" office:value-type="float" office:value="3.29595365" calcext:value-type="float">
            <text:p>3.29595365</text:p>
          </table:table-cell>
          <table:table-cell table:formula="of:=[.C1204]^2" office:value-type="float" office:value="10.8633104629483" calcext:value-type="float">
            <text:p>10.8633104629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9939581" calcext:value-type="float">
            <text:p>0.189939581</text:p>
          </table:table-cell>
          <table:table-cell table:formula="of:=[.A1205]-[.B1205]" office:value-type="float" office:value="0.810060419" calcext:value-type="float">
            <text:p>0.810060419</text:p>
          </table:table-cell>
          <table:table-cell table:formula="of:=ABS([.C1205])" office:value-type="float" office:value="0.810060419" calcext:value-type="float">
            <text:p>0.810060419</text:p>
          </table:table-cell>
          <table:table-cell table:formula="of:=[.C1205]^2" office:value-type="float" office:value="0.656197882430456" calcext:value-type="float">
            <text:p>0.6561978824304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77918287" calcext:value-type="float">
            <text:p>1.277918287</text:p>
          </table:table-cell>
          <table:table-cell table:formula="of:=[.A1206]-[.B1206]" office:value-type="float" office:value="5.722081713" calcext:value-type="float">
            <text:p>5.722081713</text:p>
          </table:table-cell>
          <table:table-cell table:formula="of:=ABS([.C1206])" office:value-type="float" office:value="5.722081713" calcext:value-type="float">
            <text:p>5.722081713</text:p>
          </table:table-cell>
          <table:table-cell table:formula="of:=[.C1206]^2" office:value-type="float" office:value="32.742219130249" calcext:value-type="float">
            <text:p>32.742219130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8283819" calcext:value-type="float">
            <text:p>4.68283819</text:p>
          </table:table-cell>
          <table:table-cell table:formula="of:=[.A1207]-[.B1207]" office:value-type="float" office:value="-2.68283819" calcext:value-type="float">
            <text:p>-2.68283819</text:p>
          </table:table-cell>
          <table:table-cell table:formula="of:=ABS([.C1207])" office:value-type="float" office:value="2.68283819" calcext:value-type="float">
            <text:p>2.68283819</text:p>
          </table:table-cell>
          <table:table-cell table:formula="of:=[.C1207]^2" office:value-type="float" office:value="7.19762075372248" calcext:value-type="float">
            <text:p>7.19762075372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45193335" calcext:value-type="float">
            <text:p>1.245193335</text:p>
          </table:table-cell>
          <table:table-cell table:formula="of:=[.A1208]-[.B1208]" office:value-type="float" office:value="-0.245193335" calcext:value-type="float">
            <text:p>-0.245193335</text:p>
          </table:table-cell>
          <table:table-cell table:formula="of:=ABS([.C1208])" office:value-type="float" office:value="0.245193335" calcext:value-type="float">
            <text:p>0.245193335</text:p>
          </table:table-cell>
          <table:table-cell table:formula="of:=[.C1208]^2" office:value-type="float" office:value="0.0601197715284222" calcext:value-type="float">
            <text:p>0.0601197715284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14857953" calcext:value-type="float">
            <text:p>2.514857953</text:p>
          </table:table-cell>
          <table:table-cell table:formula="of:=[.A1209]-[.B1209]" office:value-type="float" office:value="2.485142047" calcext:value-type="float">
            <text:p>2.485142047</text:p>
          </table:table-cell>
          <table:table-cell table:formula="of:=ABS([.C1209])" office:value-type="float" office:value="2.485142047" calcext:value-type="float">
            <text:p>2.485142047</text:p>
          </table:table-cell>
          <table:table-cell table:formula="of:=[.C1209]^2" office:value-type="float" office:value="6.17593099376735" calcext:value-type="float">
            <text:p>6.17593099376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08515123" calcext:value-type="float">
            <text:p>2.708515123</text:p>
          </table:table-cell>
          <table:table-cell table:formula="of:=[.A1210]-[.B1210]" office:value-type="float" office:value="-0.708515123" calcext:value-type="float">
            <text:p>-0.708515123</text:p>
          </table:table-cell>
          <table:table-cell table:formula="of:=ABS([.C1210])" office:value-type="float" office:value="0.708515123" calcext:value-type="float">
            <text:p>0.708515123</text:p>
          </table:table-cell>
          <table:table-cell table:formula="of:=[.C1210]^2" office:value-type="float" office:value="0.501993679519705" calcext:value-type="float">
            <text:p>0.5019936795197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31562491" calcext:value-type="float">
            <text:p>5.031562491</text:p>
          </table:table-cell>
          <table:table-cell table:formula="of:=[.A1211]-[.B1211]" office:value-type="float" office:value="-0.0315624909999999" calcext:value-type="float">
            <text:p>-0.031562491</text:p>
          </table:table-cell>
          <table:table-cell table:formula="of:=ABS([.C1211])" office:value-type="float" office:value="0.0315624909999999" calcext:value-type="float">
            <text:p>0.031562491</text:p>
          </table:table-cell>
          <table:table-cell table:formula="of:=[.C1211]^2" office:value-type="float" office:value="0.000996190838125072" calcext:value-type="float">
            <text:p>0.000996190838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10178573" calcext:value-type="float">
            <text:p>2.410178573</text:p>
          </table:table-cell>
          <table:table-cell table:formula="of:=[.A1212]-[.B1212]" office:value-type="float" office:value="0.589821427" calcext:value-type="float">
            <text:p>0.589821427</text:p>
          </table:table-cell>
          <table:table-cell table:formula="of:=ABS([.C1212])" office:value-type="float" office:value="0.589821427" calcext:value-type="float">
            <text:p>0.589821427</text:p>
          </table:table-cell>
          <table:table-cell table:formula="of:=[.C1212]^2" office:value-type="float" office:value="0.347889315748316" calcext:value-type="float">
            <text:p>0.347889315748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87343188" calcext:value-type="float">
            <text:p>4.887343188</text:p>
          </table:table-cell>
          <table:table-cell table:formula="of:=[.A1213]-[.B1213]" office:value-type="float" office:value="0.112656812" calcext:value-type="float">
            <text:p>0.112656812</text:p>
          </table:table-cell>
          <table:table-cell table:formula="of:=ABS([.C1213])" office:value-type="float" office:value="0.112656812" calcext:value-type="float">
            <text:p>0.112656812</text:p>
          </table:table-cell>
          <table:table-cell table:formula="of:=[.C1213]^2" office:value-type="float" office:value="0.0126915572900033" calcext:value-type="float">
            <text:p>0.012691557290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823937097" calcext:value-type="float">
            <text:p>9.823937097</text:p>
          </table:table-cell>
          <table:table-cell table:formula="of:=[.A1214]-[.B1214]" office:value-type="float" office:value="2.176062903" calcext:value-type="float">
            <text:p>2.176062903</text:p>
          </table:table-cell>
          <table:table-cell table:formula="of:=ABS([.C1214])" office:value-type="float" office:value="2.176062903" calcext:value-type="float">
            <text:p>2.176062903</text:p>
          </table:table-cell>
          <table:table-cell table:formula="of:=[.C1214]^2" office:value-type="float" office:value="4.73524975781279" calcext:value-type="float">
            <text:p>4.735249757812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65990483" calcext:value-type="float">
            <text:p>2.165990483</text:p>
          </table:table-cell>
          <table:table-cell table:formula="of:=[.A1215]-[.B1215]" office:value-type="float" office:value="1.834009517" calcext:value-type="float">
            <text:p>1.834009517</text:p>
          </table:table-cell>
          <table:table-cell table:formula="of:=ABS([.C1215])" office:value-type="float" office:value="1.834009517" calcext:value-type="float">
            <text:p>1.834009517</text:p>
          </table:table-cell>
          <table:table-cell table:formula="of:=[.C1215]^2" office:value-type="float" office:value="3.36359090844657" calcext:value-type="float">
            <text:p>3.363590908446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0152118" calcext:value-type="float">
            <text:p>2.50152118</text:p>
          </table:table-cell>
          <table:table-cell table:formula="of:=[.A1216]-[.B1216]" office:value-type="float" office:value="2.49847882" calcext:value-type="float">
            <text:p>2.49847882</text:p>
          </table:table-cell>
          <table:table-cell table:formula="of:=ABS([.C1216])" office:value-type="float" office:value="2.49847882" calcext:value-type="float">
            <text:p>2.49847882</text:p>
          </table:table-cell>
          <table:table-cell table:formula="of:=[.C1216]^2" office:value-type="float" office:value="6.24239641398859" calcext:value-type="float">
            <text:p>6.24239641398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089935117" calcext:value-type="float">
            <text:p>6.089935117</text:p>
          </table:table-cell>
          <table:table-cell table:formula="of:=[.A1217]-[.B1217]" office:value-type="float" office:value="-3.089935117" calcext:value-type="float">
            <text:p>-3.089935117</text:p>
          </table:table-cell>
          <table:table-cell table:formula="of:=ABS([.C1217])" office:value-type="float" office:value="3.089935117" calcext:value-type="float">
            <text:p>3.089935117</text:p>
          </table:table-cell>
          <table:table-cell table:formula="of:=[.C1217]^2" office:value-type="float" office:value="9.5476990272698" calcext:value-type="float">
            <text:p>9.5476990272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7783073" calcext:value-type="float">
            <text:p>1.177783073</text:p>
          </table:table-cell>
          <table:table-cell table:formula="of:=[.A1218]-[.B1218]" office:value-type="float" office:value="2.822216927" calcext:value-type="float">
            <text:p>2.822216927</text:p>
          </table:table-cell>
          <table:table-cell table:formula="of:=ABS([.C1218])" office:value-type="float" office:value="2.822216927" calcext:value-type="float">
            <text:p>2.822216927</text:p>
          </table:table-cell>
          <table:table-cell table:formula="of:=[.C1218]^2" office:value-type="float" office:value="7.96490838304532" calcext:value-type="float">
            <text:p>7.964908383045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63418327" calcext:value-type="float">
            <text:p>3.963418327</text:p>
          </table:table-cell>
          <table:table-cell table:formula="of:=[.A1219]-[.B1219]" office:value-type="float" office:value="0.0365816729999997" calcext:value-type="float">
            <text:p>0.036581673</text:p>
          </table:table-cell>
          <table:table-cell table:formula="of:=ABS([.C1219])" office:value-type="float" office:value="0.0365816729999997" calcext:value-type="float">
            <text:p>0.036581673</text:p>
          </table:table-cell>
          <table:table-cell table:formula="of:=[.C1219]^2" office:value-type="float" office:value="0.00133821879947891" calcext:value-type="float">
            <text:p>0.0013382187994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16947933" calcext:value-type="float">
            <text:p>3.116947933</text:p>
          </table:table-cell>
          <table:table-cell table:formula="of:=[.A1220]-[.B1220]" office:value-type="float" office:value="0.883052067" calcext:value-type="float">
            <text:p>0.883052067</text:p>
          </table:table-cell>
          <table:table-cell table:formula="of:=ABS([.C1220])" office:value-type="float" office:value="0.883052067" calcext:value-type="float">
            <text:p>0.883052067</text:p>
          </table:table-cell>
          <table:table-cell table:formula="of:=[.C1220]^2" office:value-type="float" office:value="0.779780953032972" calcext:value-type="float">
            <text:p>0.779780953032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0441927" calcext:value-type="float">
            <text:p>0.840441927</text:p>
          </table:table-cell>
          <table:table-cell table:formula="of:=[.A1221]-[.B1221]" office:value-type="float" office:value="2.159558073" calcext:value-type="float">
            <text:p>2.159558073</text:p>
          </table:table-cell>
          <table:table-cell table:formula="of:=ABS([.C1221])" office:value-type="float" office:value="2.159558073" calcext:value-type="float">
            <text:p>2.159558073</text:p>
          </table:table-cell>
          <table:table-cell table:formula="of:=[.C1221]^2" office:value-type="float" office:value="4.66369107065947" calcext:value-type="float">
            <text:p>4.66369107065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1841679" calcext:value-type="float">
            <text:p>0.721841679</text:p>
          </table:table-cell>
          <table:table-cell table:formula="of:=[.A1222]-[.B1222]" office:value-type="float" office:value="0.278158321" calcext:value-type="float">
            <text:p>0.278158321</text:p>
          </table:table-cell>
          <table:table-cell table:formula="of:=ABS([.C1222])" office:value-type="float" office:value="0.278158321" calcext:value-type="float">
            <text:p>0.278158321</text:p>
          </table:table-cell>
          <table:table-cell table:formula="of:=[.C1222]^2" office:value-type="float" office:value="0.077372051541539" calcext:value-type="float">
            <text:p>0.0773720515415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08692634" calcext:value-type="float">
            <text:p>1.408692634</text:p>
          </table:table-cell>
          <table:table-cell table:formula="of:=[.A1223]-[.B1223]" office:value-type="float" office:value="1.591307366" calcext:value-type="float">
            <text:p>1.591307366</text:p>
          </table:table-cell>
          <table:table-cell table:formula="of:=ABS([.C1223])" office:value-type="float" office:value="1.591307366" calcext:value-type="float">
            <text:p>1.591307366</text:p>
          </table:table-cell>
          <table:table-cell table:formula="of:=[.C1223]^2" office:value-type="float" office:value="2.53225913308586" calcext:value-type="float">
            <text:p>2.53225913308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45165496" calcext:value-type="float">
            <text:p>2.845165496</text:p>
          </table:table-cell>
          <table:table-cell table:formula="of:=[.A1224]-[.B1224]" office:value-type="float" office:value="-0.845165496" calcext:value-type="float">
            <text:p>-0.845165496</text:p>
          </table:table-cell>
          <table:table-cell table:formula="of:=ABS([.C1224])" office:value-type="float" office:value="0.845165496" calcext:value-type="float">
            <text:p>0.845165496</text:p>
          </table:table-cell>
          <table:table-cell table:formula="of:=[.C1224]^2" office:value-type="float" office:value="0.714304715628926" calcext:value-type="float">
            <text:p>0.714304715628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A1225]-[.B1225]" office:value-type="float" office:value="-8" calcext:value-type="float">
            <text:p>-8</text:p>
          </table:table-cell>
          <table:table-cell table:formula="of:=ABS([.C1225])" office:value-type="float" office:value="8" calcext:value-type="float">
            <text:p>8</text:p>
          </table:table-cell>
          <table:table-cell table:formula="of:=[.C1225]^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1226]-[.B1226]" office:value-type="float" office:value="-1" calcext:value-type="float">
            <text:p>-1</text:p>
          </table:table-cell>
          <table:table-cell table:formula="of:=ABS([.C1226])" office:value-type="float" office:value="1" calcext:value-type="float">
            <text:p>1</text:p>
          </table:table-cell>
          <table:table-cell table:formula="of:=[.C1226]^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227]-[.B1227]" office:value-type="float" office:value="-2" calcext:value-type="float">
            <text:p>-2</text:p>
          </table:table-cell>
          <table:table-cell table:formula="of:=ABS([.C1227])" office:value-type="float" office:value="2" calcext:value-type="float">
            <text:p>2</text:p>
          </table:table-cell>
          <table:table-cell table:formula="of:=[.C1227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A1228]-[.B1228]" office:value-type="float" office:value="5" calcext:value-type="float">
            <text:p>5</text:p>
          </table:table-cell>
          <table:table-cell table:formula="of:=ABS([.C1228])" office:value-type="float" office:value="5" calcext:value-type="float">
            <text:p>5</text:p>
          </table:table-cell>
          <table:table-cell table:formula="of:=[.C1228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A1229]-[.B1229]" office:value-type="float" office:value="13" calcext:value-type="float">
            <text:p>13</text:p>
          </table:table-cell>
          <table:table-cell table:formula="of:=ABS([.C1229])" office:value-type="float" office:value="13" calcext:value-type="float">
            <text:p>13</text:p>
          </table:table-cell>
          <table:table-cell table:formula="of:=[.C1229]^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1230]-[.B1230]" office:value-type="float" office:value="5" calcext:value-type="float">
            <text:p>5</text:p>
          </table:table-cell>
          <table:table-cell table:formula="of:=ABS([.C1230])" office:value-type="float" office:value="5" calcext:value-type="float">
            <text:p>5</text:p>
          </table:table-cell>
          <table:table-cell table:formula="of:=[.C1230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A1231]-[.B1231]" office:value-type="float" office:value="-1" calcext:value-type="float">
            <text:p>-1</text:p>
          </table:table-cell>
          <table:table-cell table:formula="of:=ABS([.C1231])" office:value-type="float" office:value="1" calcext:value-type="float">
            <text:p>1</text:p>
          </table:table-cell>
          <table:table-cell table:formula="of:=[.C1231]^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A1232]-[.B1232]" office:value-type="float" office:value="-16" calcext:value-type="float">
            <text:p>-16</text:p>
          </table:table-cell>
          <table:table-cell table:formula="of:=ABS([.C1232])" office:value-type="float" office:value="16" calcext:value-type="float">
            <text:p>16</text:p>
          </table:table-cell>
          <table:table-cell table:formula="of:=[.C1232]^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1233]-[.B1233]" office:value-type="float" office:value="-4" calcext:value-type="float">
            <text:p>-4</text:p>
          </table:table-cell>
          <table:table-cell table:formula="of:=ABS([.C1233])" office:value-type="float" office:value="4" calcext:value-type="float">
            <text:p>4</text:p>
          </table:table-cell>
          <table:table-cell table:formula="of:=[.C1233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A1234]-[.B1234]" office:value-type="float" office:value="3" calcext:value-type="float">
            <text:p>3</text:p>
          </table:table-cell>
          <table:table-cell table:formula="of:=ABS([.C1234])" office:value-type="float" office:value="3" calcext:value-type="float">
            <text:p>3</text:p>
          </table:table-cell>
          <table:table-cell table:formula="of:=[.C1234]^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A1235]-[.B1235]" office:value-type="float" office:value="-2" calcext:value-type="float">
            <text:p>-2</text:p>
          </table:table-cell>
          <table:table-cell table:formula="of:=ABS([.C1235])" office:value-type="float" office:value="2" calcext:value-type="float">
            <text:p>2</text:p>
          </table:table-cell>
          <table:table-cell table:formula="of:=[.C1235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236]-[.B1236]" office:value-type="float" office:value="-3" calcext:value-type="float">
            <text:p>-3</text:p>
          </table:table-cell>
          <table:table-cell table:formula="of:=ABS([.C1236])" office:value-type="float" office:value="3" calcext:value-type="float">
            <text:p>3</text:p>
          </table:table-cell>
          <table:table-cell table:formula="of:=[.C1236]^2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A1237]-[.B1237]" office:value-type="float" office:value="1" calcext:value-type="float">
            <text:p>1</text:p>
          </table:table-cell>
          <table:table-cell table:formula="of:=ABS([.C1237])" office:value-type="float" office:value="1" calcext:value-type="float">
            <text:p>1</text:p>
          </table:table-cell>
          <table:table-cell table:formula="of:=[.C1237]^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A1238]-[.B1238]" office:value-type="float" office:value="11" calcext:value-type="float">
            <text:p>11</text:p>
          </table:table-cell>
          <table:table-cell table:formula="of:=ABS([.C1238])" office:value-type="float" office:value="11" calcext:value-type="float">
            <text:p>11</text:p>
          </table:table-cell>
          <table:table-cell table:formula="of:=[.C1238]^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239]-[.B1239]" office:value-type="float" office:value="-4" calcext:value-type="float">
            <text:p>-4</text:p>
          </table:table-cell>
          <table:table-cell table:formula="of:=ABS([.C1239])" office:value-type="float" office:value="4" calcext:value-type="float">
            <text:p>4</text:p>
          </table:table-cell>
          <table:table-cell table:formula="of:=[.C1239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240]-[.B1240]" office:value-type="float" office:value="2" calcext:value-type="float">
            <text:p>2</text:p>
          </table:table-cell>
          <table:table-cell table:formula="of:=ABS([.C1240])" office:value-type="float" office:value="2" calcext:value-type="float">
            <text:p>2</text:p>
          </table:table-cell>
          <table:table-cell table:formula="of:=[.C1240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1241]-[.B1241]" office:value-type="float" office:value="2" calcext:value-type="float">
            <text:p>2</text:p>
          </table:table-cell>
          <table:table-cell table:formula="of:=ABS([.C1241])" office:value-type="float" office:value="2" calcext:value-type="float">
            <text:p>2</text:p>
          </table:table-cell>
          <table:table-cell table:formula="of:=[.C1241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A1242]-[.B1242]" office:value-type="float" office:value="8" calcext:value-type="float">
            <text:p>8</text:p>
          </table:table-cell>
          <table:table-cell table:formula="of:=ABS([.C1242])" office:value-type="float" office:value="8" calcext:value-type="float">
            <text:p>8</text:p>
          </table:table-cell>
          <table:table-cell table:formula="of:=[.C1242]^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formula="of:=[.A1243]-[.B1243]" office:value-type="float" office:value="-16" calcext:value-type="float">
            <text:p>-16</text:p>
          </table:table-cell>
          <table:table-cell table:formula="of:=ABS([.C1243])" office:value-type="float" office:value="16" calcext:value-type="float">
            <text:p>16</text:p>
          </table:table-cell>
          <table:table-cell table:formula="of:=[.C1243]^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A1244]-[.B1244]" office:value-type="float" office:value="3" calcext:value-type="float">
            <text:p>3</text:p>
          </table:table-cell>
          <table:table-cell table:formula="of:=ABS([.C1244])" office:value-type="float" office:value="3" calcext:value-type="float">
            <text:p>3</text:p>
          </table:table-cell>
          <table:table-cell table:formula="of:=[.C1244]^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A1245]-[.B1245]" office:value-type="float" office:value="0" calcext:value-type="float">
            <text:p>0</text:p>
          </table:table-cell>
          <table:table-cell table:formula="of:=ABS([.C1245])" office:value-type="float" office:value="0" calcext:value-type="float">
            <text:p>0</text:p>
          </table:table-cell>
          <table:table-cell table:formula="of:=[.C1245]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A1246]-[.B1246]" office:value-type="float" office:value="-3" calcext:value-type="float">
            <text:p>-3</text:p>
          </table:table-cell>
          <table:table-cell table:formula="of:=ABS([.C1246])" office:value-type="float" office:value="3" calcext:value-type="float">
            <text:p>3</text:p>
          </table:table-cell>
          <table:table-cell table:formula="of:=[.C1246]^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A1247]-[.B1247]" office:value-type="float" office:value="11" calcext:value-type="float">
            <text:p>11</text:p>
          </table:table-cell>
          <table:table-cell table:formula="of:=ABS([.C1247])" office:value-type="float" office:value="11" calcext:value-type="float">
            <text:p>11</text:p>
          </table:table-cell>
          <table:table-cell table:formula="of:=[.C1247]^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248]-[.B1248]" office:value-type="float" office:value="5" calcext:value-type="float">
            <text:p>5</text:p>
          </table:table-cell>
          <table:table-cell table:formula="of:=ABS([.C1248])" office:value-type="float" office:value="5" calcext:value-type="float">
            <text:p>5</text:p>
          </table:table-cell>
          <table:table-cell table:formula="of:=[.C1248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A1249]-[.B1249]" office:value-type="float" office:value="-11" calcext:value-type="float">
            <text:p>-11</text:p>
          </table:table-cell>
          <table:table-cell table:formula="of:=ABS([.C1249])" office:value-type="float" office:value="11" calcext:value-type="float">
            <text:p>11</text:p>
          </table:table-cell>
          <table:table-cell table:formula="of:=[.C1249]^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formula="of:=[.A1250]-[.B1250]" office:value-type="float" office:value="18" calcext:value-type="float">
            <text:p>18</text:p>
          </table:table-cell>
          <table:table-cell table:formula="of:=ABS([.C1250])" office:value-type="float" office:value="18" calcext:value-type="float">
            <text:p>18</text:p>
          </table:table-cell>
          <table:table-cell table:formula="of:=[.C1250]^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1251]-[.B1251]" office:value-type="float" office:value="-1" calcext:value-type="float">
            <text:p>-1</text:p>
          </table:table-cell>
          <table:table-cell table:formula="of:=ABS([.C1251])" office:value-type="float" office:value="1" calcext:value-type="float">
            <text:p>1</text:p>
          </table:table-cell>
          <table:table-cell table:formula="of:=[.C1251]^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[.A1252]-[.B1252]" office:value-type="float" office:value="0" calcext:value-type="float">
            <text:p>0</text:p>
          </table:table-cell>
          <table:table-cell table:formula="of:=ABS([.C1252])" office:value-type="float" office:value="0" calcext:value-type="float">
            <text:p>0</text:p>
          </table:table-cell>
          <table:table-cell table:formula="of:=[.C1252]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formula="of:=[.A1253]-[.B1253]" office:value-type="float" office:value="-10" calcext:value-type="float">
            <text:p>-10</text:p>
          </table:table-cell>
          <table:table-cell table:formula="of:=ABS([.C1253])" office:value-type="float" office:value="10" calcext:value-type="float">
            <text:p>10</text:p>
          </table:table-cell>
          <table:table-cell table:formula="of:=[.C1253]^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1254]-[.B1254]" office:value-type="float" office:value="-4" calcext:value-type="float">
            <text:p>-4</text:p>
          </table:table-cell>
          <table:table-cell table:formula="of:=ABS([.C1254])" office:value-type="float" office:value="4" calcext:value-type="float">
            <text:p>4</text:p>
          </table:table-cell>
          <table:table-cell table:formula="of:=[.C1254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1255]-[.B1255]" office:value-type="float" office:value="-1" calcext:value-type="float">
            <text:p>-1</text:p>
          </table:table-cell>
          <table:table-cell table:formula="of:=ABS([.C1255])" office:value-type="float" office:value="1" calcext:value-type="float">
            <text:p>1</text:p>
          </table:table-cell>
          <table:table-cell table:formula="of:=[.C1255]^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formula="of:=[.A1256]-[.B1256]" office:value-type="float" office:value="-4" calcext:value-type="float">
            <text:p>-4</text:p>
          </table:table-cell>
          <table:table-cell table:formula="of:=ABS([.C1256])" office:value-type="float" office:value="4" calcext:value-type="float">
            <text:p>4</text:p>
          </table:table-cell>
          <table:table-cell table:formula="of:=[.C1256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1257]-[.B1257]" office:value-type="float" office:value="-4" calcext:value-type="float">
            <text:p>-4</text:p>
          </table:table-cell>
          <table:table-cell table:formula="of:=ABS([.C1257])" office:value-type="float" office:value="4" calcext:value-type="float">
            <text:p>4</text:p>
          </table:table-cell>
          <table:table-cell table:formula="of:=[.C1257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4806477" calcext:value-type="float">
            <text:p>0.904806477</text:p>
          </table:table-cell>
          <table:table-cell table:formula="of:=[.A1258]-[.B1258]" office:value-type="float" office:value="3.095193523" calcext:value-type="float">
            <text:p>3.095193523</text:p>
          </table:table-cell>
          <table:table-cell table:formula="of:=ABS([.C1258])" office:value-type="float" office:value="3.095193523" calcext:value-type="float">
            <text:p>3.095193523</text:p>
          </table:table-cell>
          <table:table-cell table:formula="of:=[.C1258]^2" office:value-type="float" office:value="9.58022294482115" calcext:value-type="float">
            <text:p>9.58022294482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A1259]-[.B1259]" office:value-type="float" office:value="5" calcext:value-type="float">
            <text:p>5</text:p>
          </table:table-cell>
          <table:table-cell table:formula="of:=ABS([.C1259])" office:value-type="float" office:value="5" calcext:value-type="float">
            <text:p>5</text:p>
          </table:table-cell>
          <table:table-cell table:formula="of:=[.C1259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A1260]-[.B1260]" office:value-type="float" office:value="-1" calcext:value-type="float">
            <text:p>-1</text:p>
          </table:table-cell>
          <table:table-cell table:formula="of:=ABS([.C1260])" office:value-type="float" office:value="1" calcext:value-type="float">
            <text:p>1</text:p>
          </table:table-cell>
          <table:table-cell table:formula="of:=[.C1260]^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8529859" calcext:value-type="float">
            <text:p>0.178529859</text:p>
          </table:table-cell>
          <table:table-cell table:formula="of:=[.A1261]-[.B1261]" office:value-type="float" office:value="0.821470141" calcext:value-type="float">
            <text:p>0.821470141</text:p>
          </table:table-cell>
          <table:table-cell table:formula="of:=ABS([.C1261])" office:value-type="float" office:value="0.821470141" calcext:value-type="float">
            <text:p>0.821470141</text:p>
          </table:table-cell>
          <table:table-cell table:formula="of:=[.C1261]^2" office:value-type="float" office:value="0.67481319255456" calcext:value-type="float">
            <text:p>0.67481319255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9979079" calcext:value-type="float">
            <text:p>0.809979079</text:p>
          </table:table-cell>
          <table:table-cell table:formula="of:=[.A1262]-[.B1262]" office:value-type="float" office:value="0.190020921" calcext:value-type="float">
            <text:p>0.190020921</text:p>
          </table:table-cell>
          <table:table-cell table:formula="of:=ABS([.C1262])" office:value-type="float" office:value="0.190020921" calcext:value-type="float">
            <text:p>0.190020921</text:p>
          </table:table-cell>
          <table:table-cell table:formula="of:=[.C1262]^2" office:value-type="float" office:value="0.0361079504176882" calcext:value-type="float">
            <text:p>0.036107950417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030477" calcext:value-type="float">
            <text:p>0.112030477</text:p>
          </table:table-cell>
          <table:table-cell table:formula="of:=[.A1263]-[.B1263]" office:value-type="float" office:value="-0.112030477" calcext:value-type="float">
            <text:p>-0.112030477</text:p>
          </table:table-cell>
          <table:table-cell table:formula="of:=ABS([.C1263])" office:value-type="float" office:value="0.112030477" calcext:value-type="float">
            <text:p>0.112030477</text:p>
          </table:table-cell>
          <table:table-cell table:formula="of:=[.C1263]^2" office:value-type="float" office:value="0.0125508277768475" calcext:value-type="float">
            <text:p>0.0125508277768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73738996" calcext:value-type="float">
            <text:p>1.373738996</text:p>
          </table:table-cell>
          <table:table-cell table:formula="of:=[.A1264]-[.B1264]" office:value-type="float" office:value="-0.373738996" calcext:value-type="float">
            <text:p>-0.373738996</text:p>
          </table:table-cell>
          <table:table-cell table:formula="of:=ABS([.C1264])" office:value-type="float" office:value="0.373738996" calcext:value-type="float">
            <text:p>0.373738996</text:p>
          </table:table-cell>
          <table:table-cell table:formula="of:=[.C1264]^2" office:value-type="float" office:value="0.139680837131088" calcext:value-type="float">
            <text:p>0.139680837131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57116254" calcext:value-type="float">
            <text:p>1.057116254</text:p>
          </table:table-cell>
          <table:table-cell table:formula="of:=[.A1265]-[.B1265]" office:value-type="float" office:value="-0.0571162540000001" calcext:value-type="float">
            <text:p>-0.057116254</text:p>
          </table:table-cell>
          <table:table-cell table:formula="of:=ABS([.C1265])" office:value-type="float" office:value="0.0571162540000001" calcext:value-type="float">
            <text:p>0.057116254</text:p>
          </table:table-cell>
          <table:table-cell table:formula="of:=[.C1265]^2" office:value-type="float" office:value="0.00326226647099253" calcext:value-type="float">
            <text:p>0.0032622664709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7720371" calcext:value-type="float">
            <text:p>0.917720371</text:p>
          </table:table-cell>
          <table:table-cell table:formula="of:=[.A1266]-[.B1266]" office:value-type="float" office:value="0.082279629" calcext:value-type="float">
            <text:p>0.082279629</text:p>
          </table:table-cell>
          <table:table-cell table:formula="of:=ABS([.C1266])" office:value-type="float" office:value="0.082279629" calcext:value-type="float">
            <text:p>0.082279629</text:p>
          </table:table-cell>
          <table:table-cell table:formula="of:=[.C1266]^2" office:value-type="float" office:value="0.00676993734837764" calcext:value-type="float">
            <text:p>0.006769937348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8695488" calcext:value-type="float">
            <text:p>0.998695488</text:p>
          </table:table-cell>
          <table:table-cell table:formula="of:=[.A1267]-[.B1267]" office:value-type="float" office:value="-0.998695488" calcext:value-type="float">
            <text:p>-0.998695488</text:p>
          </table:table-cell>
          <table:table-cell table:formula="of:=ABS([.C1267])" office:value-type="float" office:value="0.998695488" calcext:value-type="float">
            <text:p>0.998695488</text:p>
          </table:table-cell>
          <table:table-cell table:formula="of:=[.C1267]^2" office:value-type="float" office:value="0.997392677751558" calcext:value-type="float">
            <text:p>0.9973926777515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75521624" calcext:value-type="float">
            <text:p>1.875521624</text:p>
          </table:table-cell>
          <table:table-cell table:formula="of:=[.A1268]-[.B1268]" office:value-type="float" office:value="1.124478376" calcext:value-type="float">
            <text:p>1.124478376</text:p>
          </table:table-cell>
          <table:table-cell table:formula="of:=ABS([.C1268])" office:value-type="float" office:value="1.124478376" calcext:value-type="float">
            <text:p>1.124478376</text:p>
          </table:table-cell>
          <table:table-cell table:formula="of:=[.C1268]^2" office:value-type="float" office:value="1.2644516180916" calcext:value-type="float">
            <text:p>1.2644516180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5381206" calcext:value-type="float">
            <text:p>0.915381206</text:p>
          </table:table-cell>
          <table:table-cell table:formula="of:=[.A1269]-[.B1269]" office:value-type="float" office:value="-0.915381206" calcext:value-type="float">
            <text:p>-0.915381206</text:p>
          </table:table-cell>
          <table:table-cell table:formula="of:=ABS([.C1269])" office:value-type="float" office:value="0.915381206" calcext:value-type="float">
            <text:p>0.915381206</text:p>
          </table:table-cell>
          <table:table-cell table:formula="of:=[.C1269]^2" office:value-type="float" office:value="0.837922752298015" calcext:value-type="float">
            <text:p>0.837922752298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057288" calcext:value-type="float">
            <text:p>0.95057288</text:p>
          </table:table-cell>
          <table:table-cell table:formula="of:=[.A1270]-[.B1270]" office:value-type="float" office:value="1.04942712" calcext:value-type="float">
            <text:p>1.04942712</text:p>
          </table:table-cell>
          <table:table-cell table:formula="of:=ABS([.C1270])" office:value-type="float" office:value="1.04942712" calcext:value-type="float">
            <text:p>1.04942712</text:p>
          </table:table-cell>
          <table:table-cell table:formula="of:=[.C1270]^2" office:value-type="float" office:value="1.10129728019149" calcext:value-type="float">
            <text:p>1.101297280191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52749958" calcext:value-type="float">
            <text:p>2.952749958</text:p>
          </table:table-cell>
          <table:table-cell table:formula="of:=[.A1271]-[.B1271]" office:value-type="float" office:value="1.047250042" calcext:value-type="float">
            <text:p>1.047250042</text:p>
          </table:table-cell>
          <table:table-cell table:formula="of:=ABS([.C1271])" office:value-type="float" office:value="1.047250042" calcext:value-type="float">
            <text:p>1.047250042</text:p>
          </table:table-cell>
          <table:table-cell table:formula="of:=[.C1271]^2" office:value-type="float" office:value="1.096732650469" calcext:value-type="float">
            <text:p>1.096732650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55521884" calcext:value-type="float">
            <text:p>1.355521884</text:p>
          </table:table-cell>
          <table:table-cell table:formula="of:=[.A1272]-[.B1272]" office:value-type="float" office:value="-1.355521884" calcext:value-type="float">
            <text:p>-1.355521884</text:p>
          </table:table-cell>
          <table:table-cell table:formula="of:=ABS([.C1272])" office:value-type="float" office:value="1.355521884" calcext:value-type="float">
            <text:p>1.355521884</text:p>
          </table:table-cell>
          <table:table-cell table:formula="of:=[.C1272]^2" office:value-type="float" office:value="1.83743957800291" calcext:value-type="float">
            <text:p>1.83743957800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1952147" calcext:value-type="float">
            <text:p>0.131952147</text:p>
          </table:table-cell>
          <table:table-cell table:formula="of:=[.A1273]-[.B1273]" office:value-type="float" office:value="0.868047853" calcext:value-type="float">
            <text:p>0.868047853</text:p>
          </table:table-cell>
          <table:table-cell table:formula="of:=ABS([.C1273])" office:value-type="float" office:value="0.868047853" calcext:value-type="float">
            <text:p>0.868047853</text:p>
          </table:table-cell>
          <table:table-cell table:formula="of:=[.C1273]^2" office:value-type="float" office:value="0.75350707509791" calcext:value-type="float">
            <text:p>0.753507075097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15995907" calcext:value-type="float">
            <text:p>2.115995907</text:p>
          </table:table-cell>
          <table:table-cell table:formula="of:=[.A1274]-[.B1274]" office:value-type="float" office:value="-1.115995907" calcext:value-type="float">
            <text:p>-1.115995907</text:p>
          </table:table-cell>
          <table:table-cell table:formula="of:=ABS([.C1274])" office:value-type="float" office:value="1.115995907" calcext:value-type="float">
            <text:p>1.115995907</text:p>
          </table:table-cell>
          <table:table-cell table:formula="of:=[.C1274]^2" office:value-type="float" office:value="1.24544686444075" calcext:value-type="float">
            <text:p>1.24544686444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7057462" calcext:value-type="float">
            <text:p>0.787057462</text:p>
          </table:table-cell>
          <table:table-cell table:formula="of:=[.A1275]-[.B1275]" office:value-type="float" office:value="0.212942538" calcext:value-type="float">
            <text:p>0.212942538</text:p>
          </table:table-cell>
          <table:table-cell table:formula="of:=ABS([.C1275])" office:value-type="float" office:value="0.212942538" calcext:value-type="float">
            <text:p>0.212942538</text:p>
          </table:table-cell>
          <table:table-cell table:formula="of:=[.C1275]^2" office:value-type="float" office:value="0.0453445244898814" calcext:value-type="float">
            <text:p>0.045344524489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8929688" calcext:value-type="float">
            <text:p>0.638929688</text:p>
          </table:table-cell>
          <table:table-cell table:formula="of:=[.A1276]-[.B1276]" office:value-type="float" office:value="0.361070312" calcext:value-type="float">
            <text:p>0.361070312</text:p>
          </table:table-cell>
          <table:table-cell table:formula="of:=ABS([.C1276])" office:value-type="float" office:value="0.361070312" calcext:value-type="float">
            <text:p>0.361070312</text:p>
          </table:table-cell>
          <table:table-cell table:formula="of:=[.C1276]^2" office:value-type="float" office:value="0.130371770207777" calcext:value-type="float">
            <text:p>0.130371770207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6084922" calcext:value-type="float">
            <text:p>0.746084922</text:p>
          </table:table-cell>
          <table:table-cell table:formula="of:=[.A1277]-[.B1277]" office:value-type="float" office:value="-0.746084922" calcext:value-type="float">
            <text:p>-0.746084922</text:p>
          </table:table-cell>
          <table:table-cell table:formula="of:=ABS([.C1277])" office:value-type="float" office:value="0.746084922" calcext:value-type="float">
            <text:p>0.746084922</text:p>
          </table:table-cell>
          <table:table-cell table:formula="of:=[.C1277]^2" office:value-type="float" office:value="0.556642710835746" calcext:value-type="float">
            <text:p>0.556642710835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00858235" calcext:value-type="float">
            <text:p>1.400858235</text:p>
          </table:table-cell>
          <table:table-cell table:formula="of:=[.A1278]-[.B1278]" office:value-type="float" office:value="-1.400858235" calcext:value-type="float">
            <text:p>-1.400858235</text:p>
          </table:table-cell>
          <table:table-cell table:formula="of:=ABS([.C1278])" office:value-type="float" office:value="1.400858235" calcext:value-type="float">
            <text:p>1.400858235</text:p>
          </table:table-cell>
          <table:table-cell table:formula="of:=[.C1278]^2" office:value-type="float" office:value="1.96240379456732" calcext:value-type="float">
            <text:p>1.962403794567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33564025" calcext:value-type="float">
            <text:p>3.033564025</text:p>
          </table:table-cell>
          <table:table-cell table:formula="of:=[.A1279]-[.B1279]" office:value-type="float" office:value="-2.033564025" calcext:value-type="float">
            <text:p>-2.033564025</text:p>
          </table:table-cell>
          <table:table-cell table:formula="of:=ABS([.C1279])" office:value-type="float" office:value="2.033564025" calcext:value-type="float">
            <text:p>2.033564025</text:p>
          </table:table-cell>
          <table:table-cell table:formula="of:=[.C1279]^2" office:value-type="float" office:value="4.1353826437742" calcext:value-type="float">
            <text:p>4.1353826437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4016277" calcext:value-type="float">
            <text:p>1.074016277</text:p>
          </table:table-cell>
          <table:table-cell table:formula="of:=[.A1280]-[.B1280]" office:value-type="float" office:value="-1.074016277" calcext:value-type="float">
            <text:p>-1.074016277</text:p>
          </table:table-cell>
          <table:table-cell table:formula="of:=ABS([.C1280])" office:value-type="float" office:value="1.074016277" calcext:value-type="float">
            <text:p>1.074016277</text:p>
          </table:table-cell>
          <table:table-cell table:formula="of:=[.C1280]^2" office:value-type="float" office:value="1.15351096326094" calcext:value-type="float">
            <text:p>1.153510963260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78873121" calcext:value-type="float">
            <text:p>1.078873121</text:p>
          </table:table-cell>
          <table:table-cell table:formula="of:=[.A1281]-[.B1281]" office:value-type="float" office:value="0.921126879" calcext:value-type="float">
            <text:p>0.921126879</text:p>
          </table:table-cell>
          <table:table-cell table:formula="of:=ABS([.C1281])" office:value-type="float" office:value="0.921126879" calcext:value-type="float">
            <text:p>0.921126879</text:p>
          </table:table-cell>
          <table:table-cell table:formula="of:=[.C1281]^2" office:value-type="float" office:value="0.848474727216281" calcext:value-type="float">
            <text:p>0.8484747272162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31819537" calcext:value-type="float">
            <text:p>3.331819537</text:p>
          </table:table-cell>
          <table:table-cell table:formula="of:=[.A1282]-[.B1282]" office:value-type="float" office:value="-1.331819537" calcext:value-type="float">
            <text:p>-1.331819537</text:p>
          </table:table-cell>
          <table:table-cell table:formula="of:=ABS([.C1282])" office:value-type="float" office:value="1.331819537" calcext:value-type="float">
            <text:p>1.331819537</text:p>
          </table:table-cell>
          <table:table-cell table:formula="of:=[.C1282]^2" office:value-type="float" office:value="1.77374327913489" calcext:value-type="float">
            <text:p>1.773743279134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09006749" calcext:value-type="float">
            <text:p>3.009006749</text:p>
          </table:table-cell>
          <table:table-cell table:formula="of:=[.A1283]-[.B1283]" office:value-type="float" office:value="5.990993251" calcext:value-type="float">
            <text:p>5.990993251</text:p>
          </table:table-cell>
          <table:table-cell table:formula="of:=ABS([.C1283])" office:value-type="float" office:value="5.990993251" calcext:value-type="float">
            <text:p>5.990993251</text:p>
          </table:table-cell>
          <table:table-cell table:formula="of:=[.C1283]^2" office:value-type="float" office:value="35.8920001335275" calcext:value-type="float">
            <text:p>35.8920001335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0850916" calcext:value-type="float">
            <text:p>1.060850916</text:p>
          </table:table-cell>
          <table:table-cell table:formula="of:=[.A1284]-[.B1284]" office:value-type="float" office:value="-0.0608509159999999" calcext:value-type="float">
            <text:p>-0.060850916</text:p>
          </table:table-cell>
          <table:table-cell table:formula="of:=ABS([.C1284])" office:value-type="float" office:value="0.0608509159999999" calcext:value-type="float">
            <text:p>0.060850916</text:p>
          </table:table-cell>
          <table:table-cell table:formula="of:=[.C1284]^2" office:value-type="float" office:value="0.00370283397803905" calcext:value-type="float">
            <text:p>0.003702833978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00897595" calcext:value-type="float">
            <text:p>1.600897595</text:p>
          </table:table-cell>
          <table:table-cell table:formula="of:=[.A1285]-[.B1285]" office:value-type="float" office:value="2.399102405" calcext:value-type="float">
            <text:p>2.399102405</text:p>
          </table:table-cell>
          <table:table-cell table:formula="of:=ABS([.C1285])" office:value-type="float" office:value="2.399102405" calcext:value-type="float">
            <text:p>2.399102405</text:p>
          </table:table-cell>
          <table:table-cell table:formula="of:=[.C1285]^2" office:value-type="float" office:value="5.75569234967678" calcext:value-type="float">
            <text:p>5.755692349676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199864602" calcext:value-type="float">
            <text:p>7.199864602</text:p>
          </table:table-cell>
          <table:table-cell table:formula="of:=[.A1286]-[.B1286]" office:value-type="float" office:value="4.800135398" calcext:value-type="float">
            <text:p>4.800135398</text:p>
          </table:table-cell>
          <table:table-cell table:formula="of:=ABS([.C1286])" office:value-type="float" office:value="4.800135398" calcext:value-type="float">
            <text:p>4.800135398</text:p>
          </table:table-cell>
          <table:table-cell table:formula="of:=[.C1286]^2" office:value-type="float" office:value="23.0412998391326" calcext:value-type="float">
            <text:p>23.0412998391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89015906" calcext:value-type="float">
            <text:p>1.689015906</text:p>
          </table:table-cell>
          <table:table-cell table:formula="of:=[.A1287]-[.B1287]" office:value-type="float" office:value="-0.689015906" calcext:value-type="float">
            <text:p>-0.689015906</text:p>
          </table:table-cell>
          <table:table-cell table:formula="of:=ABS([.C1287])" office:value-type="float" office:value="0.689015906" calcext:value-type="float">
            <text:p>0.689015906</text:p>
          </table:table-cell>
          <table:table-cell table:formula="of:=[.C1287]^2" office:value-type="float" office:value="0.474742918721001" calcext:value-type="float">
            <text:p>0.474742918721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24964163" calcext:value-type="float">
            <text:p>2.024964163</text:p>
          </table:table-cell>
          <table:table-cell table:formula="of:=[.A1288]-[.B1288]" office:value-type="float" office:value="-0.0249641629999999" calcext:value-type="float">
            <text:p>-0.024964163</text:p>
          </table:table-cell>
          <table:table-cell table:formula="of:=ABS([.C1288])" office:value-type="float" office:value="0.0249641629999999" calcext:value-type="float">
            <text:p>0.024964163</text:p>
          </table:table-cell>
          <table:table-cell table:formula="of:=[.C1288]^2" office:value-type="float" office:value="0.000623209434290565" calcext:value-type="float">
            <text:p>0.0006232094342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722432169" calcext:value-type="float">
            <text:p>5.722432169</text:p>
          </table:table-cell>
          <table:table-cell table:formula="of:=[.A1289]-[.B1289]" office:value-type="float" office:value="-2.722432169" calcext:value-type="float">
            <text:p>-2.722432169</text:p>
          </table:table-cell>
          <table:table-cell table:formula="of:=ABS([.C1289])" office:value-type="float" office:value="2.722432169" calcext:value-type="float">
            <text:p>2.722432169</text:p>
          </table:table-cell>
          <table:table-cell table:formula="of:=[.C1289]^2" office:value-type="float" office:value="7.41163691480605" calcext:value-type="float">
            <text:p>7.41163691480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18623044" calcext:value-type="float">
            <text:p>2.018623044</text:p>
          </table:table-cell>
          <table:table-cell table:formula="of:=[.A1290]-[.B1290]" office:value-type="float" office:value="-2.018623044" calcext:value-type="float">
            <text:p>-2.018623044</text:p>
          </table:table-cell>
          <table:table-cell table:formula="of:=ABS([.C1290])" office:value-type="float" office:value="2.018623044" calcext:value-type="float">
            <text:p>2.018623044</text:p>
          </table:table-cell>
          <table:table-cell table:formula="of:=[.C1290]^2" office:value-type="float" office:value="4.07483899376783" calcext:value-type="float">
            <text:p>4.07483899376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53422224" calcext:value-type="float">
            <text:p>1.253422224</text:p>
          </table:table-cell>
          <table:table-cell table:formula="of:=[.A1291]-[.B1291]" office:value-type="float" office:value="0.746577776" calcext:value-type="float">
            <text:p>0.746577776</text:p>
          </table:table-cell>
          <table:table-cell table:formula="of:=ABS([.C1291])" office:value-type="float" office:value="0.746577776" calcext:value-type="float">
            <text:p>0.746577776</text:p>
          </table:table-cell>
          <table:table-cell table:formula="of:=[.C1291]^2" office:value-type="float" office:value="0.557378375617106" calcext:value-type="float">
            <text:p>0.557378375617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45726577" calcext:value-type="float">
            <text:p>6.245726577</text:p>
          </table:table-cell>
          <table:table-cell table:formula="of:=[.A1292]-[.B1292]" office:value-type="float" office:value="-5.245726577" calcext:value-type="float">
            <text:p>-5.245726577</text:p>
          </table:table-cell>
          <table:table-cell table:formula="of:=ABS([.C1292])" office:value-type="float" office:value="5.245726577" calcext:value-type="float">
            <text:p>5.245726577</text:p>
          </table:table-cell>
          <table:table-cell table:formula="of:=[.C1292]^2" office:value-type="float" office:value="27.5176473206441" calcext:value-type="float">
            <text:p>27.5176473206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5520921" calcext:value-type="float">
            <text:p>0.055520921</text:p>
          </table:table-cell>
          <table:table-cell table:formula="of:=[.A1293]-[.B1293]" office:value-type="float" office:value="1.944479079" calcext:value-type="float">
            <text:p>1.944479079</text:p>
          </table:table-cell>
          <table:table-cell table:formula="of:=ABS([.C1293])" office:value-type="float" office:value="1.944479079" calcext:value-type="float">
            <text:p>1.944479079</text:p>
          </table:table-cell>
          <table:table-cell table:formula="of:=[.C1293]^2" office:value-type="float" office:value="3.78099888866869" calcext:value-type="float">
            <text:p>3.780998888668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5551067" calcext:value-type="float">
            <text:p>0.665551067</text:p>
          </table:table-cell>
          <table:table-cell table:formula="of:=[.A1294]-[.B1294]" office:value-type="float" office:value="1.334448933" calcext:value-type="float">
            <text:p>1.334448933</text:p>
          </table:table-cell>
          <table:table-cell table:formula="of:=ABS([.C1294])" office:value-type="float" office:value="1.334448933" calcext:value-type="float">
            <text:p>1.334448933</text:p>
          </table:table-cell>
          <table:table-cell table:formula="of:=[.C1294]^2" office:value-type="float" office:value="1.78075395478484" calcext:value-type="float">
            <text:p>1.78075395478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59069" calcext:value-type="float">
            <text:p>0.792559069</text:p>
          </table:table-cell>
          <table:table-cell table:formula="of:=[.A1295]-[.B1295]" office:value-type="float" office:value="-0.792559069" calcext:value-type="float">
            <text:p>-0.792559069</text:p>
          </table:table-cell>
          <table:table-cell table:formula="of:=ABS([.C1295])" office:value-type="float" office:value="0.792559069" calcext:value-type="float">
            <text:p>0.792559069</text:p>
          </table:table-cell>
          <table:table-cell table:formula="of:=[.C1295]^2" office:value-type="float" office:value="0.628149877854147" calcext:value-type="float">
            <text:p>0.628149877854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896018" calcext:value-type="float">
            <text:p>0.924896018</text:p>
          </table:table-cell>
          <table:table-cell table:formula="of:=[.A1296]-[.B1296]" office:value-type="float" office:value="0.0751039819999999" calcext:value-type="float">
            <text:p>0.075103982</text:p>
          </table:table-cell>
          <table:table-cell table:formula="of:=ABS([.C1296])" office:value-type="float" office:value="0.0751039819999999" calcext:value-type="float">
            <text:p>0.075103982</text:p>
          </table:table-cell>
          <table:table-cell table:formula="of:=[.C1296]^2" office:value-type="float" office:value="0.00564060811225631" calcext:value-type="float">
            <text:p>0.0056406081122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44060821" calcext:value-type="float">
            <text:p>2.844060821</text:p>
          </table:table-cell>
          <table:table-cell table:formula="of:=[.A1297]-[.B1297]" office:value-type="float" office:value="4.155939179" calcext:value-type="float">
            <text:p>4.155939179</text:p>
          </table:table-cell>
          <table:table-cell table:formula="of:=ABS([.C1297])" office:value-type="float" office:value="4.155939179" calcext:value-type="float">
            <text:p>4.155939179</text:p>
          </table:table-cell>
          <table:table-cell table:formula="of:=[.C1297]^2" office:value-type="float" office:value="17.2718304595472" calcext:value-type="float">
            <text:p>17.2718304595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589583" calcext:value-type="float">
            <text:p>0.84589583</text:p>
          </table:table-cell>
          <table:table-cell table:formula="of:=[.A1298]-[.B1298]" office:value-type="float" office:value="0.15410417" calcext:value-type="float">
            <text:p>0.15410417</text:p>
          </table:table-cell>
          <table:table-cell table:formula="of:=ABS([.C1298])" office:value-type="float" office:value="0.15410417" calcext:value-type="float">
            <text:p>0.15410417</text:p>
          </table:table-cell>
          <table:table-cell table:formula="of:=[.C1298]^2" office:value-type="float" office:value="0.0237480952113889" calcext:value-type="float">
            <text:p>0.023748095211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81833027" calcext:value-type="float">
            <text:p>1.081833027</text:p>
          </table:table-cell>
          <table:table-cell table:formula="of:=[.A1299]-[.B1299]" office:value-type="float" office:value="-1.081833027" calcext:value-type="float">
            <text:p>-1.081833027</text:p>
          </table:table-cell>
          <table:table-cell table:formula="of:=ABS([.C1299])" office:value-type="float" office:value="1.081833027" calcext:value-type="float">
            <text:p>1.081833027</text:p>
          </table:table-cell>
          <table:table-cell table:formula="of:=[.C1299]^2" office:value-type="float" office:value="1.17036269830798" calcext:value-type="float">
            <text:p>1.170362698307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95560545" calcext:value-type="float">
            <text:p>1.795560545</text:p>
          </table:table-cell>
          <table:table-cell table:formula="of:=[.A1300]-[.B1300]" office:value-type="float" office:value="4.204439455" calcext:value-type="float">
            <text:p>4.204439455</text:p>
          </table:table-cell>
          <table:table-cell table:formula="of:=ABS([.C1300])" office:value-type="float" office:value="4.204439455" calcext:value-type="float">
            <text:p>4.204439455</text:p>
          </table:table-cell>
          <table:table-cell table:formula="of:=[.C1300]^2" office:value-type="float" office:value="17.6773111307607" calcext:value-type="float">
            <text:p>17.67731113076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89531146" calcext:value-type="float">
            <text:p>2.389531146</text:p>
          </table:table-cell>
          <table:table-cell table:formula="of:=[.A1301]-[.B1301]" office:value-type="float" office:value="5.610468854" calcext:value-type="float">
            <text:p>5.610468854</text:p>
          </table:table-cell>
          <table:table-cell table:formula="of:=ABS([.C1301])" office:value-type="float" office:value="5.610468854" calcext:value-type="float">
            <text:p>5.610468854</text:p>
          </table:table-cell>
          <table:table-cell table:formula="of:=[.C1301]^2" office:value-type="float" office:value="31.4773607617041" calcext:value-type="float">
            <text:p>31.4773607617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2240639" calcext:value-type="float">
            <text:p>0.562240639</text:p>
          </table:table-cell>
          <table:table-cell table:formula="of:=[.A1302]-[.B1302]" office:value-type="float" office:value="-0.562240639" calcext:value-type="float">
            <text:p>-0.562240639</text:p>
          </table:table-cell>
          <table:table-cell table:formula="of:=ABS([.C1302])" office:value-type="float" office:value="0.562240639" calcext:value-type="float">
            <text:p>0.562240639</text:p>
          </table:table-cell>
          <table:table-cell table:formula="of:=[.C1302]^2" office:value-type="float" office:value="0.316114536143128" calcext:value-type="float">
            <text:p>0.316114536143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59142138" calcext:value-type="float">
            <text:p>1.359142138</text:p>
          </table:table-cell>
          <table:table-cell table:formula="of:=[.A1303]-[.B1303]" office:value-type="float" office:value="0.640857862" calcext:value-type="float">
            <text:p>0.640857862</text:p>
          </table:table-cell>
          <table:table-cell table:formula="of:=ABS([.C1303])" office:value-type="float" office:value="0.640857862" calcext:value-type="float">
            <text:p>0.640857862</text:p>
          </table:table-cell>
          <table:table-cell table:formula="of:=[.C1303]^2" office:value-type="float" office:value="0.410698799287211" calcext:value-type="float">
            <text:p>0.4106987992872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80351136" calcext:value-type="float">
            <text:p>3.880351136</text:p>
          </table:table-cell>
          <table:table-cell table:formula="of:=[.A1304]-[.B1304]" office:value-type="float" office:value="0.119648864" calcext:value-type="float">
            <text:p>0.119648864</text:p>
          </table:table-cell>
          <table:table-cell table:formula="of:=ABS([.C1304])" office:value-type="float" office:value="0.119648864" calcext:value-type="float">
            <text:p>0.119648864</text:p>
          </table:table-cell>
          <table:table-cell table:formula="of:=[.C1304]^2" office:value-type="float" office:value="0.0143158506564905" calcext:value-type="float">
            <text:p>0.014315850656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4898914" calcext:value-type="float">
            <text:p>0.824898914</text:p>
          </table:table-cell>
          <table:table-cell table:formula="of:=[.A1305]-[.B1305]" office:value-type="float" office:value="-0.824898914" calcext:value-type="float">
            <text:p>-0.824898914</text:p>
          </table:table-cell>
          <table:table-cell table:formula="of:=ABS([.C1305])" office:value-type="float" office:value="0.824898914" calcext:value-type="float">
            <text:p>0.824898914</text:p>
          </table:table-cell>
          <table:table-cell table:formula="of:=[.C1305]^2" office:value-type="float" office:value="0.680458218318379" calcext:value-type="float">
            <text:p>0.6804582183183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49134753" calcext:value-type="float">
            <text:p>1.549134753</text:p>
          </table:table-cell>
          <table:table-cell table:formula="of:=[.A1306]-[.B1306]" office:value-type="float" office:value="4.450865247" calcext:value-type="float">
            <text:p>4.450865247</text:p>
          </table:table-cell>
          <table:table-cell table:formula="of:=ABS([.C1306])" office:value-type="float" office:value="4.450865247" calcext:value-type="float">
            <text:p>4.450865247</text:p>
          </table:table-cell>
          <table:table-cell table:formula="of:=[.C1306]^2" office:value-type="float" office:value="19.8102014469524" calcext:value-type="float">
            <text:p>19.81020144695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81468341" calcext:value-type="float">
            <text:p>1.781468341</text:p>
          </table:table-cell>
          <table:table-cell table:formula="of:=[.A1307]-[.B1307]" office:value-type="float" office:value="2.218531659" calcext:value-type="float">
            <text:p>2.218531659</text:p>
          </table:table-cell>
          <table:table-cell table:formula="of:=ABS([.C1307])" office:value-type="float" office:value="2.218531659" calcext:value-type="float">
            <text:p>2.218531659</text:p>
          </table:table-cell>
          <table:table-cell table:formula="of:=[.C1307]^2" office:value-type="float" office:value="4.92188272198529" calcext:value-type="float">
            <text:p>4.921882721985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281223" calcext:value-type="float">
            <text:p>0.69281223</text:p>
          </table:table-cell>
          <table:table-cell table:formula="of:=[.A1308]-[.B1308]" office:value-type="float" office:value="4.30718777" calcext:value-type="float">
            <text:p>4.30718777</text:p>
          </table:table-cell>
          <table:table-cell table:formula="of:=ABS([.C1308])" office:value-type="float" office:value="4.30718777" calcext:value-type="float">
            <text:p>4.30718777</text:p>
          </table:table-cell>
          <table:table-cell table:formula="of:=[.C1308]^2" office:value-type="float" office:value="18.5518664860376" calcext:value-type="float">
            <text:p>18.55186648603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738703" calcext:value-type="float">
            <text:p>1.2738703</text:p>
          </table:table-cell>
          <table:table-cell table:formula="of:=[.A1309]-[.B1309]" office:value-type="float" office:value="1.7261297" calcext:value-type="float">
            <text:p>1.7261297</text:p>
          </table:table-cell>
          <table:table-cell table:formula="of:=ABS([.C1309])" office:value-type="float" office:value="1.7261297" calcext:value-type="float">
            <text:p>1.7261297</text:p>
          </table:table-cell>
          <table:table-cell table:formula="of:=[.C1309]^2" office:value-type="float" office:value="2.97952374122209" calcext:value-type="float">
            <text:p>2.97952374122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57769431" calcext:value-type="float">
            <text:p>2.357769431</text:p>
          </table:table-cell>
          <table:table-cell table:formula="of:=[.A1310]-[.B1310]" office:value-type="float" office:value="0.642230569" calcext:value-type="float">
            <text:p>0.642230569</text:p>
          </table:table-cell>
          <table:table-cell table:formula="of:=ABS([.C1310])" office:value-type="float" office:value="0.642230569" calcext:value-type="float">
            <text:p>0.642230569</text:p>
          </table:table-cell>
          <table:table-cell table:formula="of:=[.C1310]^2" office:value-type="float" office:value="0.412460103758064" calcext:value-type="float">
            <text:p>0.4124601037580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8999701" calcext:value-type="float">
            <text:p>0.448999701</text:p>
          </table:table-cell>
          <table:table-cell table:formula="of:=[.A1311]-[.B1311]" office:value-type="float" office:value="3.551000299" calcext:value-type="float">
            <text:p>3.551000299</text:p>
          </table:table-cell>
          <table:table-cell table:formula="of:=ABS([.C1311])" office:value-type="float" office:value="3.551000299" calcext:value-type="float">
            <text:p>3.551000299</text:p>
          </table:table-cell>
          <table:table-cell table:formula="of:=[.C1311]^2" office:value-type="float" office:value="12.6096031234981" calcext:value-type="float">
            <text:p>12.60960312349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9544163" calcext:value-type="float">
            <text:p>0.459544163</text:p>
          </table:table-cell>
          <table:table-cell table:formula="of:=[.A1312]-[.B1312]" office:value-type="float" office:value="1.540455837" calcext:value-type="float">
            <text:p>1.540455837</text:p>
          </table:table-cell>
          <table:table-cell table:formula="of:=ABS([.C1312])" office:value-type="float" office:value="1.540455837" calcext:value-type="float">
            <text:p>1.540455837</text:p>
          </table:table-cell>
          <table:table-cell table:formula="of:=[.C1312]^2" office:value-type="float" office:value="2.37300418574737" calcext:value-type="float">
            <text:p>2.373004185747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3639327" calcext:value-type="float">
            <text:p>0.823639327</text:p>
          </table:table-cell>
          <table:table-cell table:formula="of:=[.A1313]-[.B1313]" office:value-type="float" office:value="4.176360673" calcext:value-type="float">
            <text:p>4.176360673</text:p>
          </table:table-cell>
          <table:table-cell table:formula="of:=ABS([.C1313])" office:value-type="float" office:value="4.176360673" calcext:value-type="float">
            <text:p>4.176360673</text:p>
          </table:table-cell>
          <table:table-cell table:formula="of:=[.C1313]^2" office:value-type="float" office:value="17.441988470981" calcext:value-type="float">
            <text:p>17.4419884709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15172318" calcext:value-type="float">
            <text:p>0.715172318</text:p>
          </table:table-cell>
          <table:table-cell table:formula="of:=[.A1314]-[.B1314]" office:value-type="float" office:value="3.284827682" calcext:value-type="float">
            <text:p>3.284827682</text:p>
          </table:table-cell>
          <table:table-cell table:formula="of:=ABS([.C1314])" office:value-type="float" office:value="3.284827682" calcext:value-type="float">
            <text:p>3.284827682</text:p>
          </table:table-cell>
          <table:table-cell table:formula="of:=[.C1314]^2" office:value-type="float" office:value="10.7900929004335" calcext:value-type="float">
            <text:p>10.7900929004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1015401" calcext:value-type="float">
            <text:p>0.961015401</text:p>
          </table:table-cell>
          <table:table-cell table:formula="of:=[.A1315]-[.B1315]" office:value-type="float" office:value="2.038984599" calcext:value-type="float">
            <text:p>2.038984599</text:p>
          </table:table-cell>
          <table:table-cell table:formula="of:=ABS([.C1315])" office:value-type="float" office:value="2.038984599" calcext:value-type="float">
            <text:p>2.038984599</text:p>
          </table:table-cell>
          <table:table-cell table:formula="of:=[.C1315]^2" office:value-type="float" office:value="4.15745819495919" calcext:value-type="float">
            <text:p>4.15745819495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316]-[.B1316]" office:value-type="float" office:value="-0.049881768" calcext:value-type="float">
            <text:p>-0.049881768</text:p>
          </table:table-cell>
          <table:table-cell table:formula="of:=ABS([.C1316])" office:value-type="float" office:value="0.049881768" calcext:value-type="float">
            <text:p>0.049881768</text:p>
          </table:table-cell>
          <table:table-cell table:formula="of:=[.C1316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317]-[.B1317]" office:value-type="float" office:value="-0.128811804" calcext:value-type="float">
            <text:p>-0.128811804</text:p>
          </table:table-cell>
          <table:table-cell table:formula="of:=ABS([.C1317])" office:value-type="float" office:value="0.128811804" calcext:value-type="float">
            <text:p>0.128811804</text:p>
          </table:table-cell>
          <table:table-cell table:formula="of:=[.C1317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3644649" calcext:value-type="float">
            <text:p>0.503644649</text:p>
          </table:table-cell>
          <table:table-cell table:formula="of:=[.A1318]-[.B1318]" office:value-type="float" office:value="1.496355351" calcext:value-type="float">
            <text:p>1.496355351</text:p>
          </table:table-cell>
          <table:table-cell table:formula="of:=ABS([.C1318])" office:value-type="float" office:value="1.496355351" calcext:value-type="float">
            <text:p>1.496355351</text:p>
          </table:table-cell>
          <table:table-cell table:formula="of:=[.C1318]^2" office:value-type="float" office:value="2.23907933646633" calcext:value-type="float">
            <text:p>2.23907933646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6700117" calcext:value-type="float">
            <text:p>0.296700117</text:p>
          </table:table-cell>
          <table:table-cell table:formula="of:=[.A1319]-[.B1319]" office:value-type="float" office:value="0.703299883" calcext:value-type="float">
            <text:p>0.703299883</text:p>
          </table:table-cell>
          <table:table-cell table:formula="of:=ABS([.C1319])" office:value-type="float" office:value="0.703299883" calcext:value-type="float">
            <text:p>0.703299883</text:p>
          </table:table-cell>
          <table:table-cell table:formula="of:=[.C1319]^2" office:value-type="float" office:value="0.494630725427814" calcext:value-type="float">
            <text:p>0.494630725427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6563491" calcext:value-type="float">
            <text:p>0.356563491</text:p>
          </table:table-cell>
          <table:table-cell table:formula="of:=[.A1320]-[.B1320]" office:value-type="float" office:value="0.643436509" calcext:value-type="float">
            <text:p>0.643436509</text:p>
          </table:table-cell>
          <table:table-cell table:formula="of:=ABS([.C1320])" office:value-type="float" office:value="0.643436509" calcext:value-type="float">
            <text:p>0.643436509</text:p>
          </table:table-cell>
          <table:table-cell table:formula="of:=[.C1320]^2" office:value-type="float" office:value="0.414010541114107" calcext:value-type="float">
            <text:p>0.414010541114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071873" calcext:value-type="float">
            <text:p>0.285071873</text:p>
          </table:table-cell>
          <table:table-cell table:formula="of:=[.A1321]-[.B1321]" office:value-type="float" office:value="-0.285071873" calcext:value-type="float">
            <text:p>-0.285071873</text:p>
          </table:table-cell>
          <table:table-cell table:formula="of:=ABS([.C1321])" office:value-type="float" office:value="0.285071873" calcext:value-type="float">
            <text:p>0.285071873</text:p>
          </table:table-cell>
          <table:table-cell table:formula="of:=[.C1321]^2" office:value-type="float" office:value="0.0812659727757281" calcext:value-type="float">
            <text:p>0.081265972775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50733621" calcext:value-type="float">
            <text:p>1.250733621</text:p>
          </table:table-cell>
          <table:table-cell table:formula="of:=[.A1322]-[.B1322]" office:value-type="float" office:value="2.749266379" calcext:value-type="float">
            <text:p>2.749266379</text:p>
          </table:table-cell>
          <table:table-cell table:formula="of:=ABS([.C1322])" office:value-type="float" office:value="2.749266379" calcext:value-type="float">
            <text:p>2.749266379</text:p>
          </table:table-cell>
          <table:table-cell table:formula="of:=[.C1322]^2" office:value-type="float" office:value="7.55846562269977" calcext:value-type="float">
            <text:p>7.55846562269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3702573" calcext:value-type="float">
            <text:p>0.553702573</text:p>
          </table:table-cell>
          <table:table-cell table:formula="of:=[.A1323]-[.B1323]" office:value-type="float" office:value="1.446297427" calcext:value-type="float">
            <text:p>1.446297427</text:p>
          </table:table-cell>
          <table:table-cell table:formula="of:=ABS([.C1323])" office:value-type="float" office:value="1.446297427" calcext:value-type="float">
            <text:p>1.446297427</text:p>
          </table:table-cell>
          <table:table-cell table:formula="of:=[.C1323]^2" office:value-type="float" office:value="2.09177624734682" calcext:value-type="float">
            <text:p>2.091776247346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3949245" calcext:value-type="float">
            <text:p>0.463949245</text:p>
          </table:table-cell>
          <table:table-cell table:formula="of:=[.A1324]-[.B1324]" office:value-type="float" office:value="3.536050755" calcext:value-type="float">
            <text:p>3.536050755</text:p>
          </table:table-cell>
          <table:table-cell table:formula="of:=ABS([.C1324])" office:value-type="float" office:value="3.536050755" calcext:value-type="float">
            <text:p>3.536050755</text:p>
          </table:table-cell>
          <table:table-cell table:formula="of:=[.C1324]^2" office:value-type="float" office:value="12.5036549419361" calcext:value-type="float">
            <text:p>12.5036549419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2530901" calcext:value-type="float">
            <text:p>0.442530901</text:p>
          </table:table-cell>
          <table:table-cell table:formula="of:=[.A1325]-[.B1325]" office:value-type="float" office:value="1.557469099" calcext:value-type="float">
            <text:p>1.557469099</text:p>
          </table:table-cell>
          <table:table-cell table:formula="of:=ABS([.C1325])" office:value-type="float" office:value="1.557469099" calcext:value-type="float">
            <text:p>1.557469099</text:p>
          </table:table-cell>
          <table:table-cell table:formula="of:=[.C1325]^2" office:value-type="float" office:value="2.42570999433987" calcext:value-type="float">
            <text:p>2.42570999433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7159573" calcext:value-type="float">
            <text:p>0.387159573</text:p>
          </table:table-cell>
          <table:table-cell table:formula="of:=[.A1326]-[.B1326]" office:value-type="float" office:value="0.612840427" calcext:value-type="float">
            <text:p>0.612840427</text:p>
          </table:table-cell>
          <table:table-cell table:formula="of:=ABS([.C1326])" office:value-type="float" office:value="0.612840427" calcext:value-type="float">
            <text:p>0.612840427</text:p>
          </table:table-cell>
          <table:table-cell table:formula="of:=[.C1326]^2" office:value-type="float" office:value="0.375573388965542" calcext:value-type="float">
            <text:p>0.3755733889655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8540166" calcext:value-type="float">
            <text:p>0.398540166</text:p>
          </table:table-cell>
          <table:table-cell table:formula="of:=[.A1327]-[.B1327]" office:value-type="float" office:value="0.601459834" calcext:value-type="float">
            <text:p>0.601459834</text:p>
          </table:table-cell>
          <table:table-cell table:formula="of:=ABS([.C1327])" office:value-type="float" office:value="0.601459834" calcext:value-type="float">
            <text:p>0.601459834</text:p>
          </table:table-cell>
          <table:table-cell table:formula="of:=[.C1327]^2" office:value-type="float" office:value="0.361753931915307" calcext:value-type="float">
            <text:p>0.361753931915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168467" calcext:value-type="float">
            <text:p>1.9168467</text:p>
          </table:table-cell>
          <table:table-cell table:formula="of:=[.A1328]-[.B1328]" office:value-type="float" office:value="4.0831533" calcext:value-type="float">
            <text:p>4.0831533</text:p>
          </table:table-cell>
          <table:table-cell table:formula="of:=ABS([.C1328])" office:value-type="float" office:value="4.0831533" calcext:value-type="float">
            <text:p>4.0831533</text:p>
          </table:table-cell>
          <table:table-cell table:formula="of:=[.C1328]^2" office:value-type="float" office:value="16.6721408713009" calcext:value-type="float">
            <text:p>16.6721408713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329]-[.B1329]" office:value-type="float" office:value="-0.182783016" calcext:value-type="float">
            <text:p>-0.182783016</text:p>
          </table:table-cell>
          <table:table-cell table:formula="of:=ABS([.C1329])" office:value-type="float" office:value="0.182783016" calcext:value-type="float">
            <text:p>0.182783016</text:p>
          </table:table-cell>
          <table:table-cell table:formula="of:=[.C1329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330]-[.B1330]" office:value-type="float" office:value="-0.112386858" calcext:value-type="float">
            <text:p>-0.112386858</text:p>
          </table:table-cell>
          <table:table-cell table:formula="of:=ABS([.C1330])" office:value-type="float" office:value="0.112386858" calcext:value-type="float">
            <text:p>0.112386858</text:p>
          </table:table-cell>
          <table:table-cell table:formula="of:=[.C1330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6713402" calcext:value-type="float">
            <text:p>0.486713402</text:p>
          </table:table-cell>
          <table:table-cell table:formula="of:=[.A1331]-[.B1331]" office:value-type="float" office:value="0.513286598" calcext:value-type="float">
            <text:p>0.513286598</text:p>
          </table:table-cell>
          <table:table-cell table:formula="of:=ABS([.C1331])" office:value-type="float" office:value="0.513286598" calcext:value-type="float">
            <text:p>0.513286598</text:p>
          </table:table-cell>
          <table:table-cell table:formula="of:=[.C1331]^2" office:value-type="float" office:value="0.263463131686414" calcext:value-type="float">
            <text:p>0.263463131686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08182" calcext:value-type="float">
            <text:p>0.231808182</text:p>
          </table:table-cell>
          <table:table-cell table:formula="of:=[.A1332]-[.B1332]" office:value-type="float" office:value="-0.231808182" calcext:value-type="float">
            <text:p>-0.231808182</text:p>
          </table:table-cell>
          <table:table-cell table:formula="of:=ABS([.C1332])" office:value-type="float" office:value="0.231808182" calcext:value-type="float">
            <text:p>0.231808182</text:p>
          </table:table-cell>
          <table:table-cell table:formula="of:=[.C1332]^2" office:value-type="float" office:value="0.0537350332421451" calcext:value-type="float">
            <text:p>0.053735033242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22420919" calcext:value-type="float">
            <text:p>1.622420919</text:p>
          </table:table-cell>
          <table:table-cell table:formula="of:=[.A1333]-[.B1333]" office:value-type="float" office:value="1.377579081" calcext:value-type="float">
            <text:p>1.377579081</text:p>
          </table:table-cell>
          <table:table-cell table:formula="of:=ABS([.C1333])" office:value-type="float" office:value="1.377579081" calcext:value-type="float">
            <text:p>1.377579081</text:p>
          </table:table-cell>
          <table:table-cell table:formula="of:=[.C1333]^2" office:value-type="float" office:value="1.8977241244088" calcext:value-type="float">
            <text:p>1.8977241244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4263868" calcext:value-type="float">
            <text:p>0.424263868</text:p>
          </table:table-cell>
          <table:table-cell table:formula="of:=[.A1334]-[.B1334]" office:value-type="float" office:value="0.575736132" calcext:value-type="float">
            <text:p>0.575736132</text:p>
          </table:table-cell>
          <table:table-cell table:formula="of:=ABS([.C1334])" office:value-type="float" office:value="0.575736132" calcext:value-type="float">
            <text:p>0.575736132</text:p>
          </table:table-cell>
          <table:table-cell table:formula="of:=[.C1334]^2" office:value-type="float" office:value="0.331472093690321" calcext:value-type="float">
            <text:p>0.331472093690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76816" calcext:value-type="float">
            <text:p>0.793076816</text:p>
          </table:table-cell>
          <table:table-cell table:formula="of:=[.A1335]-[.B1335]" office:value-type="float" office:value="-0.793076816" calcext:value-type="float">
            <text:p>-0.793076816</text:p>
          </table:table-cell>
          <table:table-cell table:formula="of:=ABS([.C1335])" office:value-type="float" office:value="0.793076816" calcext:value-type="float">
            <text:p>0.793076816</text:p>
          </table:table-cell>
          <table:table-cell table:formula="of:=[.C1335]^2" office:value-type="float" office:value="0.628970836076698" calcext:value-type="float">
            <text:p>0.6289708360766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05479851" calcext:value-type="float">
            <text:p>1.805479851</text:p>
          </table:table-cell>
          <table:table-cell table:formula="of:=[.A1336]-[.B1336]" office:value-type="float" office:value="1.194520149" calcext:value-type="float">
            <text:p>1.194520149</text:p>
          </table:table-cell>
          <table:table-cell table:formula="of:=ABS([.C1336])" office:value-type="float" office:value="1.194520149" calcext:value-type="float">
            <text:p>1.194520149</text:p>
          </table:table-cell>
          <table:table-cell table:formula="of:=[.C1336]^2" office:value-type="float" office:value="1.42687838636698" calcext:value-type="float">
            <text:p>1.42687838636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08387577" calcext:value-type="float">
            <text:p>1.608387577</text:p>
          </table:table-cell>
          <table:table-cell table:formula="of:=[.A1337]-[.B1337]" office:value-type="float" office:value="2.391612423" calcext:value-type="float">
            <text:p>2.391612423</text:p>
          </table:table-cell>
          <table:table-cell table:formula="of:=ABS([.C1337])" office:value-type="float" office:value="2.391612423" calcext:value-type="float">
            <text:p>2.391612423</text:p>
          </table:table-cell>
          <table:table-cell table:formula="of:=[.C1337]^2" office:value-type="float" office:value="5.71980998184793" calcext:value-type="float">
            <text:p>5.719809981847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5560167" calcext:value-type="float">
            <text:p>0.135560167</text:p>
          </table:table-cell>
          <table:table-cell table:formula="of:=[.A1338]-[.B1338]" office:value-type="float" office:value="0.864439833" calcext:value-type="float">
            <text:p>0.864439833</text:p>
          </table:table-cell>
          <table:table-cell table:formula="of:=ABS([.C1338])" office:value-type="float" office:value="0.864439833" calcext:value-type="float">
            <text:p>0.864439833</text:p>
          </table:table-cell>
          <table:table-cell table:formula="of:=[.C1338]^2" office:value-type="float" office:value="0.747256224877068" calcext:value-type="float">
            <text:p>0.747256224877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2999945" calcext:value-type="float">
            <text:p>1.342999945</text:p>
          </table:table-cell>
          <table:table-cell table:formula="of:=[.A1339]-[.B1339]" office:value-type="float" office:value="0.657000055" calcext:value-type="float">
            <text:p>0.657000055</text:p>
          </table:table-cell>
          <table:table-cell table:formula="of:=ABS([.C1339])" office:value-type="float" office:value="0.657000055" calcext:value-type="float">
            <text:p>0.657000055</text:p>
          </table:table-cell>
          <table:table-cell table:formula="of:=[.C1339]^2" office:value-type="float" office:value="0.431649072270003" calcext:value-type="float">
            <text:p>0.431649072270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07263421" calcext:value-type="float">
            <text:p>1.907263421</text:p>
          </table:table-cell>
          <table:table-cell table:formula="of:=[.A1340]-[.B1340]" office:value-type="float" office:value="4.092736579" calcext:value-type="float">
            <text:p>4.092736579</text:p>
          </table:table-cell>
          <table:table-cell table:formula="of:=ABS([.C1340])" office:value-type="float" office:value="4.092736579" calcext:value-type="float">
            <text:p>4.092736579</text:p>
          </table:table-cell>
          <table:table-cell table:formula="of:=[.C1340]^2" office:value-type="float" office:value="16.7504927050846" calcext:value-type="float">
            <text:p>16.7504927050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8490662" calcext:value-type="float">
            <text:p>0.718490662</text:p>
          </table:table-cell>
          <table:table-cell table:formula="of:=[.A1341]-[.B1341]" office:value-type="float" office:value="-0.718490662" calcext:value-type="float">
            <text:p>-0.718490662</text:p>
          </table:table-cell>
          <table:table-cell table:formula="of:=ABS([.C1341])" office:value-type="float" office:value="0.718490662" calcext:value-type="float">
            <text:p>0.718490662</text:p>
          </table:table-cell>
          <table:table-cell table:formula="of:=[.C1341]^2" office:value-type="float" office:value="0.516228831381198" calcext:value-type="float">
            <text:p>0.516228831381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6040807" calcext:value-type="float">
            <text:p>1.106040807</text:p>
          </table:table-cell>
          <table:table-cell table:formula="of:=[.A1342]-[.B1342]" office:value-type="float" office:value="-0.106040807" calcext:value-type="float">
            <text:p>-0.106040807</text:p>
          </table:table-cell>
          <table:table-cell table:formula="of:=ABS([.C1342])" office:value-type="float" office:value="0.106040807" calcext:value-type="float">
            <text:p>0.106040807</text:p>
          </table:table-cell>
          <table:table-cell table:formula="of:=[.C1342]^2" office:value-type="float" office:value="0.0112446527492113" calcext:value-type="float">
            <text:p>0.0112446527492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4410445" calcext:value-type="float">
            <text:p>1.44410445</text:p>
          </table:table-cell>
          <table:table-cell table:formula="of:=[.A1343]-[.B1343]" office:value-type="float" office:value="1.55589555" calcext:value-type="float">
            <text:p>1.55589555</text:p>
          </table:table-cell>
          <table:table-cell table:formula="of:=ABS([.C1343])" office:value-type="float" office:value="1.55589555" calcext:value-type="float">
            <text:p>1.55589555</text:p>
          </table:table-cell>
          <table:table-cell table:formula="of:=[.C1343]^2" office:value-type="float" office:value="2.4208109625098" calcext:value-type="float">
            <text:p>2.4208109625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93109" calcext:value-type="float">
            <text:p>0.7993109</text:p>
          </table:table-cell>
          <table:table-cell table:formula="of:=[.A1344]-[.B1344]" office:value-type="float" office:value="1.2006891" calcext:value-type="float">
            <text:p>1.2006891</text:p>
          </table:table-cell>
          <table:table-cell table:formula="of:=ABS([.C1344])" office:value-type="float" office:value="1.2006891" calcext:value-type="float">
            <text:p>1.2006891</text:p>
          </table:table-cell>
          <table:table-cell table:formula="of:=[.C1344]^2" office:value-type="float" office:value="1.44165431485881" calcext:value-type="float">
            <text:p>1.44165431485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9546107" calcext:value-type="float">
            <text:p>0.259546107</text:p>
          </table:table-cell>
          <table:table-cell table:formula="of:=[.A1345]-[.B1345]" office:value-type="float" office:value="-0.259546107" calcext:value-type="float">
            <text:p>-0.259546107</text:p>
          </table:table-cell>
          <table:table-cell table:formula="of:=ABS([.C1345])" office:value-type="float" office:value="0.259546107" calcext:value-type="float">
            <text:p>0.259546107</text:p>
          </table:table-cell>
          <table:table-cell table:formula="of:=[.C1345]^2" office:value-type="float" office:value="0.0673641816588555" calcext:value-type="float">
            <text:p>0.067364181658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69974452" calcext:value-type="float">
            <text:p>2.069974452</text:p>
          </table:table-cell>
          <table:table-cell table:formula="of:=[.A1346]-[.B1346]" office:value-type="float" office:value="3.930025548" calcext:value-type="float">
            <text:p>3.930025548</text:p>
          </table:table-cell>
          <table:table-cell table:formula="of:=ABS([.C1346])" office:value-type="float" office:value="3.930025548" calcext:value-type="float">
            <text:p>3.930025548</text:p>
          </table:table-cell>
          <table:table-cell table:formula="of:=[.C1346]^2" office:value-type="float" office:value="15.4451008079327" calcext:value-type="float">
            <text:p>15.4451008079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956814" calcext:value-type="float">
            <text:p>0.634956814</text:p>
          </table:table-cell>
          <table:table-cell table:formula="of:=[.A1347]-[.B1347]" office:value-type="float" office:value="-0.634956814" calcext:value-type="float">
            <text:p>-0.634956814</text:p>
          </table:table-cell>
          <table:table-cell table:formula="of:=ABS([.C1347])" office:value-type="float" office:value="0.634956814" calcext:value-type="float">
            <text:p>0.634956814</text:p>
          </table:table-cell>
          <table:table-cell table:formula="of:=[.C1347]^2" office:value-type="float" office:value="0.403170155645031" calcext:value-type="float">
            <text:p>0.403170155645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8318452" calcext:value-type="float">
            <text:p>0.328318452</text:p>
          </table:table-cell>
          <table:table-cell table:formula="of:=[.A1348]-[.B1348]" office:value-type="float" office:value="-0.328318452" calcext:value-type="float">
            <text:p>-0.328318452</text:p>
          </table:table-cell>
          <table:table-cell table:formula="of:=ABS([.C1348])" office:value-type="float" office:value="0.328318452" calcext:value-type="float">
            <text:p>0.328318452</text:p>
          </table:table-cell>
          <table:table-cell table:formula="of:=[.C1348]^2" office:value-type="float" office:value="0.107793005923676" calcext:value-type="float">
            <text:p>0.107793005923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9380809" calcext:value-type="float">
            <text:p>0.739380809</text:p>
          </table:table-cell>
          <table:table-cell table:formula="of:=[.A1349]-[.B1349]" office:value-type="float" office:value="-0.739380809" calcext:value-type="float">
            <text:p>-0.739380809</text:p>
          </table:table-cell>
          <table:table-cell table:formula="of:=ABS([.C1349])" office:value-type="float" office:value="0.739380809" calcext:value-type="float">
            <text:p>0.739380809</text:p>
          </table:table-cell>
          <table:table-cell table:formula="of:=[.C1349]^2" office:value-type="float" office:value="0.546683980717494" calcext:value-type="float">
            <text:p>0.5466839807174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808182" calcext:value-type="float">
            <text:p>0.231808182</text:p>
          </table:table-cell>
          <table:table-cell table:formula="of:=[.A1350]-[.B1350]" office:value-type="float" office:value="0.768191818" calcext:value-type="float">
            <text:p>0.768191818</text:p>
          </table:table-cell>
          <table:table-cell table:formula="of:=ABS([.C1350])" office:value-type="float" office:value="0.768191818" calcext:value-type="float">
            <text:p>0.768191818</text:p>
          </table:table-cell>
          <table:table-cell table:formula="of:=[.C1350]^2" office:value-type="float" office:value="0.590118669242145" calcext:value-type="float">
            <text:p>0.590118669242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20032637" calcext:value-type="float">
            <text:p>0.920032637</text:p>
          </table:table-cell>
          <table:table-cell table:formula="of:=[.A1351]-[.B1351]" office:value-type="float" office:value="1.079967363" calcext:value-type="float">
            <text:p>1.079967363</text:p>
          </table:table-cell>
          <table:table-cell table:formula="of:=ABS([.C1351])" office:value-type="float" office:value="1.079967363" calcext:value-type="float">
            <text:p>1.079967363</text:p>
          </table:table-cell>
          <table:table-cell table:formula="of:=[.C1351]^2" office:value-type="float" office:value="1.16632950514517" calcext:value-type="float">
            <text:p>1.16632950514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352]-[.B1352]" office:value-type="float" office:value="-0.049881768" calcext:value-type="float">
            <text:p>-0.049881768</text:p>
          </table:table-cell>
          <table:table-cell table:formula="of:=ABS([.C1352])" office:value-type="float" office:value="0.049881768" calcext:value-type="float">
            <text:p>0.049881768</text:p>
          </table:table-cell>
          <table:table-cell table:formula="of:=[.C1352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144156" calcext:value-type="float">
            <text:p>0.629144156</text:p>
          </table:table-cell>
          <table:table-cell table:formula="of:=[.A1353]-[.B1353]" office:value-type="float" office:value="-0.629144156" calcext:value-type="float">
            <text:p>-0.629144156</text:p>
          </table:table-cell>
          <table:table-cell table:formula="of:=ABS([.C1353])" office:value-type="float" office:value="0.629144156" calcext:value-type="float">
            <text:p>0.629144156</text:p>
          </table:table-cell>
          <table:table-cell table:formula="of:=[.C1353]^2" office:value-type="float" office:value="0.395822369028952" calcext:value-type="float">
            <text:p>0.395822369028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2287031" calcext:value-type="float">
            <text:p>1.002287031</text:p>
          </table:table-cell>
          <table:table-cell table:formula="of:=[.A1354]-[.B1354]" office:value-type="float" office:value="-0.00228703100000005" calcext:value-type="float">
            <text:p>-0.002287031</text:p>
          </table:table-cell>
          <table:table-cell table:formula="of:=ABS([.C1354])" office:value-type="float" office:value="0.00228703100000005" calcext:value-type="float">
            <text:p>0.002287031</text:p>
          </table:table-cell>
          <table:table-cell table:formula="of:=[.C1354]^2" office:value-type="float" office:value="0.00000523051079496123" calcext:value-type="float">
            <text:p>5.23051079496123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2209606" calcext:value-type="float">
            <text:p>0.672209606</text:p>
          </table:table-cell>
          <table:table-cell table:formula="of:=[.A1355]-[.B1355]" office:value-type="float" office:value="1.327790394" calcext:value-type="float">
            <text:p>1.327790394</text:p>
          </table:table-cell>
          <table:table-cell table:formula="of:=ABS([.C1355])" office:value-type="float" office:value="1.327790394" calcext:value-type="float">
            <text:p>1.327790394</text:p>
          </table:table-cell>
          <table:table-cell table:formula="of:=[.C1355]^2" office:value-type="float" office:value="1.76302733039868" calcext:value-type="float">
            <text:p>1.76302733039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60167" calcext:value-type="float">
            <text:p>0.135560167</text:p>
          </table:table-cell>
          <table:table-cell table:formula="of:=[.A1356]-[.B1356]" office:value-type="float" office:value="-0.135560167" calcext:value-type="float">
            <text:p>-0.135560167</text:p>
          </table:table-cell>
          <table:table-cell table:formula="of:=ABS([.C1356])" office:value-type="float" office:value="0.135560167" calcext:value-type="float">
            <text:p>0.135560167</text:p>
          </table:table-cell>
          <table:table-cell table:formula="of:=[.C1356]^2" office:value-type="float" office:value="0.0183765588770679" calcext:value-type="float">
            <text:p>0.018376558877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61461908" calcext:value-type="float">
            <text:p>1.061461908</text:p>
          </table:table-cell>
          <table:table-cell table:formula="of:=[.A1357]-[.B1357]" office:value-type="float" office:value="0.938538092" calcext:value-type="float">
            <text:p>0.938538092</text:p>
          </table:table-cell>
          <table:table-cell table:formula="of:=ABS([.C1357])" office:value-type="float" office:value="0.938538092" calcext:value-type="float">
            <text:p>0.938538092</text:p>
          </table:table-cell>
          <table:table-cell table:formula="of:=[.C1357]^2" office:value-type="float" office:value="0.880853750135" calcext:value-type="float">
            <text:p>0.880853750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91046858" calcext:value-type="float">
            <text:p>1.691046858</text:p>
          </table:table-cell>
          <table:table-cell table:formula="of:=[.A1358]-[.B1358]" office:value-type="float" office:value="0.308953142" calcext:value-type="float">
            <text:p>0.308953142</text:p>
          </table:table-cell>
          <table:table-cell table:formula="of:=ABS([.C1358])" office:value-type="float" office:value="0.308953142" calcext:value-type="float">
            <text:p>0.308953142</text:p>
          </table:table-cell>
          <table:table-cell table:formula="of:=[.C1358]^2" office:value-type="float" office:value="0.0954520439516722" calcext:value-type="float">
            <text:p>0.095452043951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359]-[.B1359]" office:value-type="float" office:value="-0.2333734" calcext:value-type="float">
            <text:p>-0.2333734</text:p>
          </table:table-cell>
          <table:table-cell table:formula="of:=ABS([.C1359])" office:value-type="float" office:value="0.2333734" calcext:value-type="float">
            <text:p>0.2333734</text:p>
          </table:table-cell>
          <table:table-cell table:formula="of:=[.C1359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265792" calcext:value-type="float">
            <text:p>0.89265792</text:p>
          </table:table-cell>
          <table:table-cell table:formula="of:=[.A1360]-[.B1360]" office:value-type="float" office:value="0.10734208" calcext:value-type="float">
            <text:p>0.10734208</text:p>
          </table:table-cell>
          <table:table-cell table:formula="of:=ABS([.C1360])" office:value-type="float" office:value="0.10734208" calcext:value-type="float">
            <text:p>0.10734208</text:p>
          </table:table-cell>
          <table:table-cell table:formula="of:=[.C1360]^2" office:value-type="float" office:value="0.0115223221387264" calcext:value-type="float">
            <text:p>0.011522322138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8290305" calcext:value-type="float">
            <text:p>1.148290305</text:p>
          </table:table-cell>
          <table:table-cell table:formula="of:=[.A1361]-[.B1361]" office:value-type="float" office:value="0.851709695" calcext:value-type="float">
            <text:p>0.851709695</text:p>
          </table:table-cell>
          <table:table-cell table:formula="of:=ABS([.C1361])" office:value-type="float" office:value="0.851709695" calcext:value-type="float">
            <text:p>0.851709695</text:p>
          </table:table-cell>
          <table:table-cell table:formula="of:=[.C1361]^2" office:value-type="float" office:value="0.725409404556993" calcext:value-type="float">
            <text:p>0.725409404556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4202252" calcext:value-type="float">
            <text:p>0.534202252</text:p>
          </table:table-cell>
          <table:table-cell table:formula="of:=[.A1362]-[.B1362]" office:value-type="float" office:value="-0.534202252" calcext:value-type="float">
            <text:p>-0.534202252</text:p>
          </table:table-cell>
          <table:table-cell table:formula="of:=ABS([.C1362])" office:value-type="float" office:value="0.534202252" calcext:value-type="float">
            <text:p>0.534202252</text:p>
          </table:table-cell>
          <table:table-cell table:formula="of:=[.C1362]^2" office:value-type="float" office:value="0.285372046041872" calcext:value-type="float">
            <text:p>0.285372046041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9546107" calcext:value-type="float">
            <text:p>0.259546107</text:p>
          </table:table-cell>
          <table:table-cell table:formula="of:=[.A1363]-[.B1363]" office:value-type="float" office:value="0.740453893" calcext:value-type="float">
            <text:p>0.740453893</text:p>
          </table:table-cell>
          <table:table-cell table:formula="of:=ABS([.C1363])" office:value-type="float" office:value="0.740453893" calcext:value-type="float">
            <text:p>0.740453893</text:p>
          </table:table-cell>
          <table:table-cell table:formula="of:=[.C1363]^2" office:value-type="float" office:value="0.548271967658855" calcext:value-type="float">
            <text:p>0.548271967658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6238741" calcext:value-type="float">
            <text:p>1.076238741</text:p>
          </table:table-cell>
          <table:table-cell table:formula="of:=[.A1364]-[.B1364]" office:value-type="float" office:value="-0.0762387410000001" calcext:value-type="float">
            <text:p>-0.076238741</text:p>
          </table:table-cell>
          <table:table-cell table:formula="of:=ABS([.C1364])" office:value-type="float" office:value="0.0762387410000001" calcext:value-type="float">
            <text:p>0.076238741</text:p>
          </table:table-cell>
          <table:table-cell table:formula="of:=[.C1364]^2" office:value-type="float" office:value="0.00581234562926509" calcext:value-type="float">
            <text:p>0.005812345629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365]-[.B1365]" office:value-type="float" office:value="-0.182783016" calcext:value-type="float">
            <text:p>-0.182783016</text:p>
          </table:table-cell>
          <table:table-cell table:formula="of:=ABS([.C1365])" office:value-type="float" office:value="0.182783016" calcext:value-type="float">
            <text:p>0.182783016</text:p>
          </table:table-cell>
          <table:table-cell table:formula="of:=[.C1365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366]-[.B1366]" office:value-type="float" office:value="-0.112386858" calcext:value-type="float">
            <text:p>-0.112386858</text:p>
          </table:table-cell>
          <table:table-cell table:formula="of:=ABS([.C1366])" office:value-type="float" office:value="0.112386858" calcext:value-type="float">
            <text:p>0.112386858</text:p>
          </table:table-cell>
          <table:table-cell table:formula="of:=[.C1366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82449" calcext:value-type="float">
            <text:p>0.195382449</text:p>
          </table:table-cell>
          <table:table-cell table:formula="of:=[.A1367]-[.B1367]" office:value-type="float" office:value="-0.195382449" calcext:value-type="float">
            <text:p>-0.195382449</text:p>
          </table:table-cell>
          <table:table-cell table:formula="of:=ABS([.C1367])" office:value-type="float" office:value="0.195382449" calcext:value-type="float">
            <text:p>0.195382449</text:p>
          </table:table-cell>
          <table:table-cell table:formula="of:=[.C1367]^2" office:value-type="float" office:value="0.0381743013772376" calcext:value-type="float">
            <text:p>0.038174301377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808182" calcext:value-type="float">
            <text:p>0.231808182</text:p>
          </table:table-cell>
          <table:table-cell table:formula="of:=[.A1368]-[.B1368]" office:value-type="float" office:value="0.768191818" calcext:value-type="float">
            <text:p>0.768191818</text:p>
          </table:table-cell>
          <table:table-cell table:formula="of:=ABS([.C1368])" office:value-type="float" office:value="0.768191818" calcext:value-type="float">
            <text:p>0.768191818</text:p>
          </table:table-cell>
          <table:table-cell table:formula="of:=[.C1368]^2" office:value-type="float" office:value="0.590118669242145" calcext:value-type="float">
            <text:p>0.590118669242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3738708" calcext:value-type="float">
            <text:p>0.993738708</text:p>
          </table:table-cell>
          <table:table-cell table:formula="of:=[.A1369]-[.B1369]" office:value-type="float" office:value="-0.993738708" calcext:value-type="float">
            <text:p>-0.993738708</text:p>
          </table:table-cell>
          <table:table-cell table:formula="of:=ABS([.C1369])" office:value-type="float" office:value="0.993738708" calcext:value-type="float">
            <text:p>0.993738708</text:p>
          </table:table-cell>
          <table:table-cell table:formula="of:=[.C1369]^2" office:value-type="float" office:value="0.987516619777509" calcext:value-type="float">
            <text:p>0.987516619777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370]-[.B1370]" office:value-type="float" office:value="-0.049881768" calcext:value-type="float">
            <text:p>-0.049881768</text:p>
          </table:table-cell>
          <table:table-cell table:formula="of:=ABS([.C1370])" office:value-type="float" office:value="0.049881768" calcext:value-type="float">
            <text:p>0.049881768</text:p>
          </table:table-cell>
          <table:table-cell table:formula="of:=[.C1370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2084632" calcext:value-type="float">
            <text:p>0.552084632</text:p>
          </table:table-cell>
          <table:table-cell table:formula="of:=[.A1371]-[.B1371]" office:value-type="float" office:value="1.447915368" calcext:value-type="float">
            <text:p>1.447915368</text:p>
          </table:table-cell>
          <table:table-cell table:formula="of:=ABS([.C1371])" office:value-type="float" office:value="1.447915368" calcext:value-type="float">
            <text:p>1.447915368</text:p>
          </table:table-cell>
          <table:table-cell table:formula="of:=[.C1371]^2" office:value-type="float" office:value="2.09645891289057" calcext:value-type="float">
            <text:p>2.09645891289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3644649" calcext:value-type="float">
            <text:p>0.503644649</text:p>
          </table:table-cell>
          <table:table-cell table:formula="of:=[.A1372]-[.B1372]" office:value-type="float" office:value="1.496355351" calcext:value-type="float">
            <text:p>1.496355351</text:p>
          </table:table-cell>
          <table:table-cell table:formula="of:=ABS([.C1372])" office:value-type="float" office:value="1.496355351" calcext:value-type="float">
            <text:p>1.496355351</text:p>
          </table:table-cell>
          <table:table-cell table:formula="of:=[.C1372]^2" office:value-type="float" office:value="2.23907933646633" calcext:value-type="float">
            <text:p>2.23907933646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8172424" calcext:value-type="float">
            <text:p>0.898172424</text:p>
          </table:table-cell>
          <table:table-cell table:formula="of:=[.A1373]-[.B1373]" office:value-type="float" office:value="0.101827576" calcext:value-type="float">
            <text:p>0.101827576</text:p>
          </table:table-cell>
          <table:table-cell table:formula="of:=ABS([.C1373])" office:value-type="float" office:value="0.101827576" calcext:value-type="float">
            <text:p>0.101827576</text:p>
          </table:table-cell>
          <table:table-cell table:formula="of:=[.C1373]^2" office:value-type="float" office:value="0.0103688552340358" calcext:value-type="float">
            <text:p>0.010368855234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2567931" calcext:value-type="float">
            <text:p>0.512567931</text:p>
          </table:table-cell>
          <table:table-cell table:formula="of:=[.A1374]-[.B1374]" office:value-type="float" office:value="-0.512567931" calcext:value-type="float">
            <text:p>-0.512567931</text:p>
          </table:table-cell>
          <table:table-cell table:formula="of:=ABS([.C1374])" office:value-type="float" office:value="0.512567931" calcext:value-type="float">
            <text:p>0.512567931</text:p>
          </table:table-cell>
          <table:table-cell table:formula="of:=[.C1374]^2" office:value-type="float" office:value="0.262725883889621" calcext:value-type="float">
            <text:p>0.262725883889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3881554" calcext:value-type="float">
            <text:p>0.973881554</text:p>
          </table:table-cell>
          <table:table-cell table:formula="of:=[.A1375]-[.B1375]" office:value-type="float" office:value="0.0261184459999999" calcext:value-type="float">
            <text:p>0.026118446</text:p>
          </table:table-cell>
          <table:table-cell table:formula="of:=ABS([.C1375])" office:value-type="float" office:value="0.0261184459999999" calcext:value-type="float">
            <text:p>0.026118446</text:p>
          </table:table-cell>
          <table:table-cell table:formula="of:=[.C1375]^2" office:value-type="float" office:value="0.000682173221454911" calcext:value-type="float">
            <text:p>0.000682173221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70839668" calcext:value-type="float">
            <text:p>1.370839668</text:p>
          </table:table-cell>
          <table:table-cell table:formula="of:=[.A1376]-[.B1376]" office:value-type="float" office:value="0.629160332" calcext:value-type="float">
            <text:p>0.629160332</text:p>
          </table:table-cell>
          <table:table-cell table:formula="of:=ABS([.C1376])" office:value-type="float" office:value="0.629160332" calcext:value-type="float">
            <text:p>0.629160332</text:p>
          </table:table-cell>
          <table:table-cell table:formula="of:=[.C1376]^2" office:value-type="float" office:value="0.39584272336235" calcext:value-type="float">
            <text:p>0.39584272336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33734" calcext:value-type="float">
            <text:p>0.2333734</text:p>
          </table:table-cell>
          <table:table-cell table:formula="of:=[.A1377]-[.B1377]" office:value-type="float" office:value="0.7666266" calcext:value-type="float">
            <text:p>0.7666266</text:p>
          </table:table-cell>
          <table:table-cell table:formula="of:=ABS([.C1377])" office:value-type="float" office:value="0.7666266" calcext:value-type="float">
            <text:p>0.7666266</text:p>
          </table:table-cell>
          <table:table-cell table:formula="of:=[.C1377]^2" office:value-type="float" office:value="0.58771634382756" calcext:value-type="float">
            <text:p>0.58771634382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5581816" calcext:value-type="float">
            <text:p>0.985581816</text:p>
          </table:table-cell>
          <table:table-cell table:formula="of:=[.A1378]-[.B1378]" office:value-type="float" office:value="0.0144181839999999" calcext:value-type="float">
            <text:p>0.014418184</text:p>
          </table:table-cell>
          <table:table-cell table:formula="of:=ABS([.C1378])" office:value-type="float" office:value="0.0144181839999999" calcext:value-type="float">
            <text:p>0.014418184</text:p>
          </table:table-cell>
          <table:table-cell table:formula="of:=[.C1378]^2" office:value-type="float" office:value="0.000207884029857854" calcext:value-type="float">
            <text:p>0.000207884029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4532248" calcext:value-type="float">
            <text:p>0.944532248</text:p>
          </table:table-cell>
          <table:table-cell table:formula="of:=[.A1379]-[.B1379]" office:value-type="float" office:value="0.055467752" calcext:value-type="float">
            <text:p>0.055467752</text:p>
          </table:table-cell>
          <table:table-cell table:formula="of:=ABS([.C1379])" office:value-type="float" office:value="0.055467752" calcext:value-type="float">
            <text:p>0.055467752</text:p>
          </table:table-cell>
          <table:table-cell table:formula="of:=[.C1379]^2" office:value-type="float" office:value="0.0030766715119335" calcext:value-type="float">
            <text:p>0.003076671511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3320807" calcext:value-type="float">
            <text:p>0.503320807</text:p>
          </table:table-cell>
          <table:table-cell table:formula="of:=[.A1380]-[.B1380]" office:value-type="float" office:value="-0.503320807" calcext:value-type="float">
            <text:p>-0.503320807</text:p>
          </table:table-cell>
          <table:table-cell table:formula="of:=ABS([.C1380])" office:value-type="float" office:value="0.503320807" calcext:value-type="float">
            <text:p>0.503320807</text:p>
          </table:table-cell>
          <table:table-cell table:formula="of:=[.C1380]^2" office:value-type="float" office:value="0.253331834759131" calcext:value-type="float">
            <text:p>0.253331834759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9546107" calcext:value-type="float">
            <text:p>0.259546107</text:p>
          </table:table-cell>
          <table:table-cell table:formula="of:=[.A1381]-[.B1381]" office:value-type="float" office:value="0.740453893" calcext:value-type="float">
            <text:p>0.740453893</text:p>
          </table:table-cell>
          <table:table-cell table:formula="of:=ABS([.C1381])" office:value-type="float" office:value="0.740453893" calcext:value-type="float">
            <text:p>0.740453893</text:p>
          </table:table-cell>
          <table:table-cell table:formula="of:=[.C1381]^2" office:value-type="float" office:value="0.548271967658855" calcext:value-type="float">
            <text:p>0.548271967658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3368492" calcext:value-type="float">
            <text:p>1.443368492</text:p>
          </table:table-cell>
          <table:table-cell table:formula="of:=[.A1382]-[.B1382]" office:value-type="float" office:value="-0.443368492" calcext:value-type="float">
            <text:p>-0.443368492</text:p>
          </table:table-cell>
          <table:table-cell table:formula="of:=ABS([.C1382])" office:value-type="float" office:value="0.443368492" calcext:value-type="float">
            <text:p>0.443368492</text:p>
          </table:table-cell>
          <table:table-cell table:formula="of:=[.C1382]^2" office:value-type="float" office:value="0.196575619698354" calcext:value-type="float">
            <text:p>0.19657561969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383]-[.B1383]" office:value-type="float" office:value="-0.182783016" calcext:value-type="float">
            <text:p>-0.182783016</text:p>
          </table:table-cell>
          <table:table-cell table:formula="of:=ABS([.C1383])" office:value-type="float" office:value="0.182783016" calcext:value-type="float">
            <text:p>0.182783016</text:p>
          </table:table-cell>
          <table:table-cell table:formula="of:=[.C1383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384]-[.B1384]" office:value-type="float" office:value="-0.112386858" calcext:value-type="float">
            <text:p>-0.112386858</text:p>
          </table:table-cell>
          <table:table-cell table:formula="of:=ABS([.C1384])" office:value-type="float" office:value="0.112386858" calcext:value-type="float">
            <text:p>0.112386858</text:p>
          </table:table-cell>
          <table:table-cell table:formula="of:=[.C1384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13281" calcext:value-type="float">
            <text:p>0.60813281</text:p>
          </table:table-cell>
          <table:table-cell table:formula="of:=[.A1385]-[.B1385]" office:value-type="float" office:value="-0.60813281" calcext:value-type="float">
            <text:p>-0.60813281</text:p>
          </table:table-cell>
          <table:table-cell table:formula="of:=ABS([.C1385])" office:value-type="float" office:value="0.60813281" calcext:value-type="float">
            <text:p>0.60813281</text:p>
          </table:table-cell>
          <table:table-cell table:formula="of:=[.C1385]^2" office:value-type="float" office:value="0.369825514598496" calcext:value-type="float">
            <text:p>0.369825514598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08182" calcext:value-type="float">
            <text:p>0.231808182</text:p>
          </table:table-cell>
          <table:table-cell table:formula="of:=[.A1386]-[.B1386]" office:value-type="float" office:value="-0.231808182" calcext:value-type="float">
            <text:p>-0.231808182</text:p>
          </table:table-cell>
          <table:table-cell table:formula="of:=ABS([.C1386])" office:value-type="float" office:value="0.231808182" calcext:value-type="float">
            <text:p>0.231808182</text:p>
          </table:table-cell>
          <table:table-cell table:formula="of:=[.C1386]^2" office:value-type="float" office:value="0.0537350332421451" calcext:value-type="float">
            <text:p>0.053735033242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58569859" calcext:value-type="float">
            <text:p>1.458569859</text:p>
          </table:table-cell>
          <table:table-cell table:formula="of:=[.A1387]-[.B1387]" office:value-type="float" office:value="1.541430141" calcext:value-type="float">
            <text:p>1.541430141</text:p>
          </table:table-cell>
          <table:table-cell table:formula="of:=ABS([.C1387])" office:value-type="float" office:value="1.541430141" calcext:value-type="float">
            <text:p>1.541430141</text:p>
          </table:table-cell>
          <table:table-cell table:formula="of:=[.C1387]^2" office:value-type="float" office:value="2.37600687958328" calcext:value-type="float">
            <text:p>2.37600687958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388]-[.B1388]" office:value-type="float" office:value="-0.049881768" calcext:value-type="float">
            <text:p>-0.049881768</text:p>
          </table:table-cell>
          <table:table-cell table:formula="of:=ABS([.C1388])" office:value-type="float" office:value="0.049881768" calcext:value-type="float">
            <text:p>0.049881768</text:p>
          </table:table-cell>
          <table:table-cell table:formula="of:=[.C1388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389]-[.B1389]" office:value-type="float" office:value="-0.128811804" calcext:value-type="float">
            <text:p>-0.128811804</text:p>
          </table:table-cell>
          <table:table-cell table:formula="of:=ABS([.C1389])" office:value-type="float" office:value="0.128811804" calcext:value-type="float">
            <text:p>0.128811804</text:p>
          </table:table-cell>
          <table:table-cell table:formula="of:=[.C1389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6922413" calcext:value-type="float">
            <text:p>0.996922413</text:p>
          </table:table-cell>
          <table:table-cell table:formula="of:=[.A1390]-[.B1390]" office:value-type="float" office:value="-0.996922413" calcext:value-type="float">
            <text:p>-0.996922413</text:p>
          </table:table-cell>
          <table:table-cell table:formula="of:=ABS([.C1390])" office:value-type="float" office:value="0.996922413" calcext:value-type="float">
            <text:p>0.996922413</text:p>
          </table:table-cell>
          <table:table-cell table:formula="of:=[.C1390]^2" office:value-type="float" office:value="0.993854297541743" calcext:value-type="float">
            <text:p>0.993854297541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757441" calcext:value-type="float">
            <text:p>0.691757441</text:p>
          </table:table-cell>
          <table:table-cell table:formula="of:=[.A1391]-[.B1391]" office:value-type="float" office:value="-0.691757441" calcext:value-type="float">
            <text:p>-0.691757441</text:p>
          </table:table-cell>
          <table:table-cell table:formula="of:=ABS([.C1391])" office:value-type="float" office:value="0.691757441" calcext:value-type="float">
            <text:p>0.691757441</text:p>
          </table:table-cell>
          <table:table-cell table:formula="of:=[.C1391]^2" office:value-type="float" office:value="0.478528357178869" calcext:value-type="float">
            <text:p>0.478528357178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60167" calcext:value-type="float">
            <text:p>0.135560167</text:p>
          </table:table-cell>
          <table:table-cell table:formula="of:=[.A1392]-[.B1392]" office:value-type="float" office:value="-0.135560167" calcext:value-type="float">
            <text:p>-0.135560167</text:p>
          </table:table-cell>
          <table:table-cell table:formula="of:=ABS([.C1392])" office:value-type="float" office:value="0.135560167" calcext:value-type="float">
            <text:p>0.135560167</text:p>
          </table:table-cell>
          <table:table-cell table:formula="of:=[.C1392]^2" office:value-type="float" office:value="0.0183765588770679" calcext:value-type="float">
            <text:p>0.018376558877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071873" calcext:value-type="float">
            <text:p>0.285071873</text:p>
          </table:table-cell>
          <table:table-cell table:formula="of:=[.A1393]-[.B1393]" office:value-type="float" office:value="-0.285071873" calcext:value-type="float">
            <text:p>-0.285071873</text:p>
          </table:table-cell>
          <table:table-cell table:formula="of:=ABS([.C1393])" office:value-type="float" office:value="0.285071873" calcext:value-type="float">
            <text:p>0.285071873</text:p>
          </table:table-cell>
          <table:table-cell table:formula="of:=[.C1393]^2" office:value-type="float" office:value="0.0812659727757281" calcext:value-type="float">
            <text:p>0.081265972775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0102293" calcext:value-type="float">
            <text:p>2.60102293</text:p>
          </table:table-cell>
          <table:table-cell table:formula="of:=[.A1394]-[.B1394]" office:value-type="float" office:value="-1.60102293" calcext:value-type="float">
            <text:p>-1.60102293</text:p>
          </table:table-cell>
          <table:table-cell table:formula="of:=ABS([.C1394])" office:value-type="float" office:value="1.60102293" calcext:value-type="float">
            <text:p>1.60102293</text:p>
          </table:table-cell>
          <table:table-cell table:formula="of:=[.C1394]^2" office:value-type="float" office:value="2.56327442238579" calcext:value-type="float">
            <text:p>2.56327442238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395]-[.B1395]" office:value-type="float" office:value="-0.2333734" calcext:value-type="float">
            <text:p>-0.2333734</text:p>
          </table:table-cell>
          <table:table-cell table:formula="of:=ABS([.C1395])" office:value-type="float" office:value="0.2333734" calcext:value-type="float">
            <text:p>0.2333734</text:p>
          </table:table-cell>
          <table:table-cell table:formula="of:=[.C1395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356801" calcext:value-type="float">
            <text:p>0.643356801</text:p>
          </table:table-cell>
          <table:table-cell table:formula="of:=[.A1396]-[.B1396]" office:value-type="float" office:value="-0.643356801" calcext:value-type="float">
            <text:p>-0.643356801</text:p>
          </table:table-cell>
          <table:table-cell table:formula="of:=ABS([.C1396])" office:value-type="float" office:value="0.643356801" calcext:value-type="float">
            <text:p>0.643356801</text:p>
          </table:table-cell>
          <table:table-cell table:formula="of:=[.C1396]^2" office:value-type="float" office:value="0.413907973392954" calcext:value-type="float">
            <text:p>0.413907973392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2530901" calcext:value-type="float">
            <text:p>0.442530901</text:p>
          </table:table-cell>
          <table:table-cell table:formula="of:=[.A1397]-[.B1397]" office:value-type="float" office:value="-0.442530901" calcext:value-type="float">
            <text:p>-0.442530901</text:p>
          </table:table-cell>
          <table:table-cell table:formula="of:=ABS([.C1397])" office:value-type="float" office:value="0.442530901" calcext:value-type="float">
            <text:p>0.442530901</text:p>
          </table:table-cell>
          <table:table-cell table:formula="of:=[.C1397]^2" office:value-type="float" office:value="0.195833598339872" calcext:value-type="float">
            <text:p>0.195833598339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906402" calcext:value-type="float">
            <text:p>0.196906402</text:p>
          </table:table-cell>
          <table:table-cell table:formula="of:=[.A1398]-[.B1398]" office:value-type="float" office:value="-0.196906402" calcext:value-type="float">
            <text:p>-0.196906402</text:p>
          </table:table-cell>
          <table:table-cell table:formula="of:=ABS([.C1398])" office:value-type="float" office:value="0.196906402" calcext:value-type="float">
            <text:p>0.196906402</text:p>
          </table:table-cell>
          <table:table-cell table:formula="of:=[.C1398]^2" office:value-type="float" office:value="0.0387721311485856" calcext:value-type="float">
            <text:p>0.038772131148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2914352" calcext:value-type="float">
            <text:p>0.472914352</text:p>
          </table:table-cell>
          <table:table-cell table:formula="of:=[.A1399]-[.B1399]" office:value-type="float" office:value="-0.472914352" calcext:value-type="float">
            <text:p>-0.472914352</text:p>
          </table:table-cell>
          <table:table-cell table:formula="of:=ABS([.C1399])" office:value-type="float" office:value="0.472914352" calcext:value-type="float">
            <text:p>0.472914352</text:p>
          </table:table-cell>
          <table:table-cell table:formula="of:=[.C1399]^2" office:value-type="float" office:value="0.22364798432758" calcext:value-type="float">
            <text:p>0.22364798432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6238741" calcext:value-type="float">
            <text:p>1.076238741</text:p>
          </table:table-cell>
          <table:table-cell table:formula="of:=[.A1400]-[.B1400]" office:value-type="float" office:value="-1.076238741" calcext:value-type="float">
            <text:p>-1.076238741</text:p>
          </table:table-cell>
          <table:table-cell table:formula="of:=ABS([.C1400])" office:value-type="float" office:value="1.076238741" calcext:value-type="float">
            <text:p>1.076238741</text:p>
          </table:table-cell>
          <table:table-cell table:formula="of:=[.C1400]^2" office:value-type="float" office:value="1.15828982762927" calcext:value-type="float">
            <text:p>1.15828982762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401]-[.B1401]" office:value-type="float" office:value="-0.182783016" calcext:value-type="float">
            <text:p>-0.182783016</text:p>
          </table:table-cell>
          <table:table-cell table:formula="of:=ABS([.C1401])" office:value-type="float" office:value="0.182783016" calcext:value-type="float">
            <text:p>0.182783016</text:p>
          </table:table-cell>
          <table:table-cell table:formula="of:=[.C1401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402]-[.B1402]" office:value-type="float" office:value="-0.112386858" calcext:value-type="float">
            <text:p>-0.112386858</text:p>
          </table:table-cell>
          <table:table-cell table:formula="of:=ABS([.C1402])" office:value-type="float" office:value="0.112386858" calcext:value-type="float">
            <text:p>0.112386858</text:p>
          </table:table-cell>
          <table:table-cell table:formula="of:=[.C1402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82449" calcext:value-type="float">
            <text:p>0.195382449</text:p>
          </table:table-cell>
          <table:table-cell table:formula="of:=[.A1403]-[.B1403]" office:value-type="float" office:value="-0.195382449" calcext:value-type="float">
            <text:p>-0.195382449</text:p>
          </table:table-cell>
          <table:table-cell table:formula="of:=ABS([.C1403])" office:value-type="float" office:value="0.195382449" calcext:value-type="float">
            <text:p>0.195382449</text:p>
          </table:table-cell>
          <table:table-cell table:formula="of:=[.C1403]^2" office:value-type="float" office:value="0.0381743013772376" calcext:value-type="float">
            <text:p>0.038174301377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08182" calcext:value-type="float">
            <text:p>0.231808182</text:p>
          </table:table-cell>
          <table:table-cell table:formula="of:=[.A1404]-[.B1404]" office:value-type="float" office:value="-0.231808182" calcext:value-type="float">
            <text:p>-0.231808182</text:p>
          </table:table-cell>
          <table:table-cell table:formula="of:=ABS([.C1404])" office:value-type="float" office:value="0.231808182" calcext:value-type="float">
            <text:p>0.231808182</text:p>
          </table:table-cell>
          <table:table-cell table:formula="of:=[.C1404]^2" office:value-type="float" office:value="0.0537350332421451" calcext:value-type="float">
            <text:p>0.053735033242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6352137" calcext:value-type="float">
            <text:p>0.806352137</text:p>
          </table:table-cell>
          <table:table-cell table:formula="of:=[.A1405]-[.B1405]" office:value-type="float" office:value="0.193647863" calcext:value-type="float">
            <text:p>0.193647863</text:p>
          </table:table-cell>
          <table:table-cell table:formula="of:=ABS([.C1405])" office:value-type="float" office:value="0.193647863" calcext:value-type="float">
            <text:p>0.193647863</text:p>
          </table:table-cell>
          <table:table-cell table:formula="of:=[.C1405]^2" office:value-type="float" office:value="0.0374994948444667" calcext:value-type="float">
            <text:p>0.037499494844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406]-[.B1406]" office:value-type="float" office:value="-0.049881768" calcext:value-type="float">
            <text:p>-0.049881768</text:p>
          </table:table-cell>
          <table:table-cell table:formula="of:=ABS([.C1406])" office:value-type="float" office:value="0.049881768" calcext:value-type="float">
            <text:p>0.049881768</text:p>
          </table:table-cell>
          <table:table-cell table:formula="of:=[.C1406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407]-[.B1407]" office:value-type="float" office:value="-0.128811804" calcext:value-type="float">
            <text:p>-0.128811804</text:p>
          </table:table-cell>
          <table:table-cell table:formula="of:=ABS([.C1407])" office:value-type="float" office:value="0.128811804" calcext:value-type="float">
            <text:p>0.128811804</text:p>
          </table:table-cell>
          <table:table-cell table:formula="of:=[.C1407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5206486" calcext:value-type="float">
            <text:p>1.005206486</text:p>
          </table:table-cell>
          <table:table-cell table:formula="of:=[.A1408]-[.B1408]" office:value-type="float" office:value="-1.005206486" calcext:value-type="float">
            <text:p>-1.005206486</text:p>
          </table:table-cell>
          <table:table-cell table:formula="of:=ABS([.C1408])" office:value-type="float" office:value="1.005206486" calcext:value-type="float">
            <text:p>1.005206486</text:p>
          </table:table-cell>
          <table:table-cell table:formula="of:=[.C1408]^2" office:value-type="float" office:value="1.01044007949647" calcext:value-type="float">
            <text:p>1.01044007949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6700117" calcext:value-type="float">
            <text:p>0.296700117</text:p>
          </table:table-cell>
          <table:table-cell table:formula="of:=[.A1409]-[.B1409]" office:value-type="float" office:value="-0.296700117" calcext:value-type="float">
            <text:p>-0.296700117</text:p>
          </table:table-cell>
          <table:table-cell table:formula="of:=ABS([.C1409])" office:value-type="float" office:value="0.296700117" calcext:value-type="float">
            <text:p>0.296700117</text:p>
          </table:table-cell>
          <table:table-cell table:formula="of:=[.C1409]^2" office:value-type="float" office:value="0.0880309594278137" calcext:value-type="float">
            <text:p>0.088030959427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71732" calcext:value-type="float">
            <text:p>0.62971732</text:p>
          </table:table-cell>
          <table:table-cell table:formula="of:=[.A1410]-[.B1410]" office:value-type="float" office:value="-0.62971732" calcext:value-type="float">
            <text:p>-0.62971732</text:p>
          </table:table-cell>
          <table:table-cell table:formula="of:=ABS([.C1410])" office:value-type="float" office:value="0.62971732" calcext:value-type="float">
            <text:p>0.62971732</text:p>
          </table:table-cell>
          <table:table-cell table:formula="of:=[.C1410]^2" office:value-type="float" office:value="0.396543903107982" calcext:value-type="float">
            <text:p>0.396543903107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071873" calcext:value-type="float">
            <text:p>0.285071873</text:p>
          </table:table-cell>
          <table:table-cell table:formula="of:=[.A1411]-[.B1411]" office:value-type="float" office:value="-0.285071873" calcext:value-type="float">
            <text:p>-0.285071873</text:p>
          </table:table-cell>
          <table:table-cell table:formula="of:=ABS([.C1411])" office:value-type="float" office:value="0.285071873" calcext:value-type="float">
            <text:p>0.285071873</text:p>
          </table:table-cell>
          <table:table-cell table:formula="of:=[.C1411]^2" office:value-type="float" office:value="0.0812659727757281" calcext:value-type="float">
            <text:p>0.081265972775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05880184" calcext:value-type="float">
            <text:p>1.605880184</text:p>
          </table:table-cell>
          <table:table-cell table:formula="of:=[.A1412]-[.B1412]" office:value-type="float" office:value="-0.605880184" calcext:value-type="float">
            <text:p>-0.605880184</text:p>
          </table:table-cell>
          <table:table-cell table:formula="of:=ABS([.C1412])" office:value-type="float" office:value="0.605880184" calcext:value-type="float">
            <text:p>0.605880184</text:p>
          </table:table-cell>
          <table:table-cell table:formula="of:=[.C1412]^2" office:value-type="float" office:value="0.367090797363874" calcext:value-type="float">
            <text:p>0.367090797363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413]-[.B1413]" office:value-type="float" office:value="-0.2333734" calcext:value-type="float">
            <text:p>-0.2333734</text:p>
          </table:table-cell>
          <table:table-cell table:formula="of:=ABS([.C1413])" office:value-type="float" office:value="0.2333734" calcext:value-type="float">
            <text:p>0.2333734</text:p>
          </table:table-cell>
          <table:table-cell table:formula="of:=[.C1413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342606" calcext:value-type="float">
            <text:p>0.991342606</text:p>
          </table:table-cell>
          <table:table-cell table:formula="of:=[.A1414]-[.B1414]" office:value-type="float" office:value="-0.991342606" calcext:value-type="float">
            <text:p>-0.991342606</text:p>
          </table:table-cell>
          <table:table-cell table:formula="of:=ABS([.C1414])" office:value-type="float" office:value="0.991342606" calcext:value-type="float">
            <text:p>0.991342606</text:p>
          </table:table-cell>
          <table:table-cell table:formula="of:=[.C1414]^2" office:value-type="float" office:value="0.982760162470871" calcext:value-type="float">
            <text:p>0.982760162470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4080271" calcext:value-type="float">
            <text:p>1.034080271</text:p>
          </table:table-cell>
          <table:table-cell table:formula="of:=[.A1415]-[.B1415]" office:value-type="float" office:value="-1.034080271" calcext:value-type="float">
            <text:p>-1.034080271</text:p>
          </table:table-cell>
          <table:table-cell table:formula="of:=ABS([.C1415])" office:value-type="float" office:value="1.034080271" calcext:value-type="float">
            <text:p>1.034080271</text:p>
          </table:table-cell>
          <table:table-cell table:formula="of:=[.C1415]^2" office:value-type="float" office:value="1.06932200687143" calcext:value-type="float">
            <text:p>1.06932200687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6906402" calcext:value-type="float">
            <text:p>0.196906402</text:p>
          </table:table-cell>
          <table:table-cell table:formula="of:=[.A1416]-[.B1416]" office:value-type="float" office:value="1.803093598" calcext:value-type="float">
            <text:p>1.803093598</text:p>
          </table:table-cell>
          <table:table-cell table:formula="of:=ABS([.C1416])" office:value-type="float" office:value="1.803093598" calcext:value-type="float">
            <text:p>1.803093598</text:p>
          </table:table-cell>
          <table:table-cell table:formula="of:=[.C1416]^2" office:value-type="float" office:value="3.25114652314859" calcext:value-type="float">
            <text:p>3.25114652314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9546107" calcext:value-type="float">
            <text:p>0.259546107</text:p>
          </table:table-cell>
          <table:table-cell table:formula="of:=[.A1417]-[.B1417]" office:value-type="float" office:value="-0.259546107" calcext:value-type="float">
            <text:p>-0.259546107</text:p>
          </table:table-cell>
          <table:table-cell table:formula="of:=ABS([.C1417])" office:value-type="float" office:value="0.259546107" calcext:value-type="float">
            <text:p>0.259546107</text:p>
          </table:table-cell>
          <table:table-cell table:formula="of:=[.C1417]^2" office:value-type="float" office:value="0.0673641816588555" calcext:value-type="float">
            <text:p>0.067364181658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14914699" calcext:value-type="float">
            <text:p>1.414914699</text:p>
          </table:table-cell>
          <table:table-cell table:formula="of:=[.A1418]-[.B1418]" office:value-type="float" office:value="-1.414914699" calcext:value-type="float">
            <text:p>-1.414914699</text:p>
          </table:table-cell>
          <table:table-cell table:formula="of:=ABS([.C1418])" office:value-type="float" office:value="1.414914699" calcext:value-type="float">
            <text:p>1.414914699</text:p>
          </table:table-cell>
          <table:table-cell table:formula="of:=[.C1418]^2" office:value-type="float" office:value="2.00198360544626" calcext:value-type="float">
            <text:p>2.00198360544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419]-[.B1419]" office:value-type="float" office:value="-0.182783016" calcext:value-type="float">
            <text:p>-0.182783016</text:p>
          </table:table-cell>
          <table:table-cell table:formula="of:=ABS([.C1419])" office:value-type="float" office:value="0.182783016" calcext:value-type="float">
            <text:p>0.182783016</text:p>
          </table:table-cell>
          <table:table-cell table:formula="of:=[.C1419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420]-[.B1420]" office:value-type="float" office:value="-0.112386858" calcext:value-type="float">
            <text:p>-0.112386858</text:p>
          </table:table-cell>
          <table:table-cell table:formula="of:=ABS([.C1420])" office:value-type="float" office:value="0.112386858" calcext:value-type="float">
            <text:p>0.112386858</text:p>
          </table:table-cell>
          <table:table-cell table:formula="of:=[.C1420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4354434" calcext:value-type="float">
            <text:p>0.674354434</text:p>
          </table:table-cell>
          <table:table-cell table:formula="of:=[.A1421]-[.B1421]" office:value-type="float" office:value="-0.674354434" calcext:value-type="float">
            <text:p>-0.674354434</text:p>
          </table:table-cell>
          <table:table-cell table:formula="of:=ABS([.C1421])" office:value-type="float" office:value="0.674354434" calcext:value-type="float">
            <text:p>0.674354434</text:p>
          </table:table-cell>
          <table:table-cell table:formula="of:=[.C1421]^2" office:value-type="float" office:value="0.45475390265546" calcext:value-type="float">
            <text:p>0.454753902655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808182" calcext:value-type="float">
            <text:p>0.231808182</text:p>
          </table:table-cell>
          <table:table-cell table:formula="of:=[.A1422]-[.B1422]" office:value-type="float" office:value="0.768191818" calcext:value-type="float">
            <text:p>0.768191818</text:p>
          </table:table-cell>
          <table:table-cell table:formula="of:=ABS([.C1422])" office:value-type="float" office:value="0.768191818" calcext:value-type="float">
            <text:p>0.768191818</text:p>
          </table:table-cell>
          <table:table-cell table:formula="of:=[.C1422]^2" office:value-type="float" office:value="0.590118669242145" calcext:value-type="float">
            <text:p>0.590118669242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82255402" calcext:value-type="float">
            <text:p>1.182255402</text:p>
          </table:table-cell>
          <table:table-cell table:formula="of:=[.A1423]-[.B1423]" office:value-type="float" office:value="1.817744598" calcext:value-type="float">
            <text:p>1.817744598</text:p>
          </table:table-cell>
          <table:table-cell table:formula="of:=ABS([.C1423])" office:value-type="float" office:value="1.817744598" calcext:value-type="float">
            <text:p>1.817744598</text:p>
          </table:table-cell>
          <table:table-cell table:formula="of:=[.C1423]^2" office:value-type="float" office:value="3.30419542355818" calcext:value-type="float">
            <text:p>3.30419542355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424]-[.B1424]" office:value-type="float" office:value="-0.049881768" calcext:value-type="float">
            <text:p>-0.049881768</text:p>
          </table:table-cell>
          <table:table-cell table:formula="of:=ABS([.C1424])" office:value-type="float" office:value="0.049881768" calcext:value-type="float">
            <text:p>0.049881768</text:p>
          </table:table-cell>
          <table:table-cell table:formula="of:=[.C1424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425]-[.B1425]" office:value-type="float" office:value="-0.128811804" calcext:value-type="float">
            <text:p>-0.128811804</text:p>
          </table:table-cell>
          <table:table-cell table:formula="of:=ABS([.C1425])" office:value-type="float" office:value="0.128811804" calcext:value-type="float">
            <text:p>0.128811804</text:p>
          </table:table-cell>
          <table:table-cell table:formula="of:=[.C1425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60786501" calcext:value-type="float">
            <text:p>1.360786501</text:p>
          </table:table-cell>
          <table:table-cell table:formula="of:=[.A1426]-[.B1426]" office:value-type="float" office:value="-1.360786501" calcext:value-type="float">
            <text:p>-1.360786501</text:p>
          </table:table-cell>
          <table:table-cell table:formula="of:=ABS([.C1426])" office:value-type="float" office:value="1.360786501" calcext:value-type="float">
            <text:p>1.360786501</text:p>
          </table:table-cell>
          <table:table-cell table:formula="of:=[.C1426]^2" office:value-type="float" office:value="1.85173990130382" calcext:value-type="float">
            <text:p>1.85173990130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3795635" calcext:value-type="float">
            <text:p>0.633795635</text:p>
          </table:table-cell>
          <table:table-cell table:formula="of:=[.A1427]-[.B1427]" office:value-type="float" office:value="0.366204365" calcext:value-type="float">
            <text:p>0.366204365</text:p>
          </table:table-cell>
          <table:table-cell table:formula="of:=ABS([.C1427])" office:value-type="float" office:value="0.366204365" calcext:value-type="float">
            <text:p>0.366204365</text:p>
          </table:table-cell>
          <table:table-cell table:formula="of:=[.C1427]^2" office:value-type="float" office:value="0.134105636945053" calcext:value-type="float">
            <text:p>0.134105636945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60167" calcext:value-type="float">
            <text:p>0.135560167</text:p>
          </table:table-cell>
          <table:table-cell table:formula="of:=[.A1428]-[.B1428]" office:value-type="float" office:value="-0.135560167" calcext:value-type="float">
            <text:p>-0.135560167</text:p>
          </table:table-cell>
          <table:table-cell table:formula="of:=ABS([.C1428])" office:value-type="float" office:value="0.135560167" calcext:value-type="float">
            <text:p>0.135560167</text:p>
          </table:table-cell>
          <table:table-cell table:formula="of:=[.C1428]^2" office:value-type="float" office:value="0.0183765588770679" calcext:value-type="float">
            <text:p>0.018376558877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071873" calcext:value-type="float">
            <text:p>0.285071873</text:p>
          </table:table-cell>
          <table:table-cell table:formula="of:=[.A1429]-[.B1429]" office:value-type="float" office:value="-0.285071873" calcext:value-type="float">
            <text:p>-0.285071873</text:p>
          </table:table-cell>
          <table:table-cell table:formula="of:=ABS([.C1429])" office:value-type="float" office:value="0.285071873" calcext:value-type="float">
            <text:p>0.285071873</text:p>
          </table:table-cell>
          <table:table-cell table:formula="of:=[.C1429]^2" office:value-type="float" office:value="0.0812659727757281" calcext:value-type="float">
            <text:p>0.081265972775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52516622" calcext:value-type="float">
            <text:p>2.652516622</text:p>
          </table:table-cell>
          <table:table-cell table:formula="of:=[.A1430]-[.B1430]" office:value-type="float" office:value="-1.652516622" calcext:value-type="float">
            <text:p>-1.652516622</text:p>
          </table:table-cell>
          <table:table-cell table:formula="of:=ABS([.C1430])" office:value-type="float" office:value="1.652516622" calcext:value-type="float">
            <text:p>1.652516622</text:p>
          </table:table-cell>
          <table:table-cell table:formula="of:=[.C1430]^2" office:value-type="float" office:value="2.73081118598629" calcext:value-type="float">
            <text:p>2.73081118598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431]-[.B1431]" office:value-type="float" office:value="-0.2333734" calcext:value-type="float">
            <text:p>-0.2333734</text:p>
          </table:table-cell>
          <table:table-cell table:formula="of:=ABS([.C1431])" office:value-type="float" office:value="0.2333734" calcext:value-type="float">
            <text:p>0.2333734</text:p>
          </table:table-cell>
          <table:table-cell table:formula="of:=[.C1431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356801" calcext:value-type="float">
            <text:p>0.643356801</text:p>
          </table:table-cell>
          <table:table-cell table:formula="of:=[.A1432]-[.B1432]" office:value-type="float" office:value="-0.643356801" calcext:value-type="float">
            <text:p>-0.643356801</text:p>
          </table:table-cell>
          <table:table-cell table:formula="of:=ABS([.C1432])" office:value-type="float" office:value="0.643356801" calcext:value-type="float">
            <text:p>0.643356801</text:p>
          </table:table-cell>
          <table:table-cell table:formula="of:=[.C1432]^2" office:value-type="float" office:value="0.413907973392954" calcext:value-type="float">
            <text:p>0.413907973392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2530901" calcext:value-type="float">
            <text:p>0.442530901</text:p>
          </table:table-cell>
          <table:table-cell table:formula="of:=[.A1433]-[.B1433]" office:value-type="float" office:value="-0.442530901" calcext:value-type="float">
            <text:p>-0.442530901</text:p>
          </table:table-cell>
          <table:table-cell table:formula="of:=ABS([.C1433])" office:value-type="float" office:value="0.442530901" calcext:value-type="float">
            <text:p>0.442530901</text:p>
          </table:table-cell>
          <table:table-cell table:formula="of:=[.C1433]^2" office:value-type="float" office:value="0.195833598339872" calcext:value-type="float">
            <text:p>0.195833598339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906402" calcext:value-type="float">
            <text:p>0.196906402</text:p>
          </table:table-cell>
          <table:table-cell table:formula="of:=[.A1434]-[.B1434]" office:value-type="float" office:value="-0.196906402" calcext:value-type="float">
            <text:p>-0.196906402</text:p>
          </table:table-cell>
          <table:table-cell table:formula="of:=ABS([.C1434])" office:value-type="float" office:value="0.196906402" calcext:value-type="float">
            <text:p>0.196906402</text:p>
          </table:table-cell>
          <table:table-cell table:formula="of:=[.C1434]^2" office:value-type="float" office:value="0.0387721311485856" calcext:value-type="float">
            <text:p>0.038772131148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9546107" calcext:value-type="float">
            <text:p>0.259546107</text:p>
          </table:table-cell>
          <table:table-cell table:formula="of:=[.A1435]-[.B1435]" office:value-type="float" office:value="-0.259546107" calcext:value-type="float">
            <text:p>-0.259546107</text:p>
          </table:table-cell>
          <table:table-cell table:formula="of:=ABS([.C1435])" office:value-type="float" office:value="0.259546107" calcext:value-type="float">
            <text:p>0.259546107</text:p>
          </table:table-cell>
          <table:table-cell table:formula="of:=[.C1435]^2" office:value-type="float" office:value="0.0673641816588555" calcext:value-type="float">
            <text:p>0.067364181658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6238741" calcext:value-type="float">
            <text:p>1.076238741</text:p>
          </table:table-cell>
          <table:table-cell table:formula="of:=[.A1436]-[.B1436]" office:value-type="float" office:value="-1.076238741" calcext:value-type="float">
            <text:p>-1.076238741</text:p>
          </table:table-cell>
          <table:table-cell table:formula="of:=ABS([.C1436])" office:value-type="float" office:value="1.076238741" calcext:value-type="float">
            <text:p>1.076238741</text:p>
          </table:table-cell>
          <table:table-cell table:formula="of:=[.C1436]^2" office:value-type="float" office:value="1.15828982762927" calcext:value-type="float">
            <text:p>1.15828982762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437]-[.B1437]" office:value-type="float" office:value="-0.182783016" calcext:value-type="float">
            <text:p>-0.182783016</text:p>
          </table:table-cell>
          <table:table-cell table:formula="of:=ABS([.C1437])" office:value-type="float" office:value="0.182783016" calcext:value-type="float">
            <text:p>0.182783016</text:p>
          </table:table-cell>
          <table:table-cell table:formula="of:=[.C1437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438]-[.B1438]" office:value-type="float" office:value="-0.112386858" calcext:value-type="float">
            <text:p>-0.112386858</text:p>
          </table:table-cell>
          <table:table-cell table:formula="of:=ABS([.C1438])" office:value-type="float" office:value="0.112386858" calcext:value-type="float">
            <text:p>0.112386858</text:p>
          </table:table-cell>
          <table:table-cell table:formula="of:=[.C1438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82449" calcext:value-type="float">
            <text:p>0.195382449</text:p>
          </table:table-cell>
          <table:table-cell table:formula="of:=[.A1439]-[.B1439]" office:value-type="float" office:value="-0.195382449" calcext:value-type="float">
            <text:p>-0.195382449</text:p>
          </table:table-cell>
          <table:table-cell table:formula="of:=ABS([.C1439])" office:value-type="float" office:value="0.195382449" calcext:value-type="float">
            <text:p>0.195382449</text:p>
          </table:table-cell>
          <table:table-cell table:formula="of:=[.C1439]^2" office:value-type="float" office:value="0.0381743013772376" calcext:value-type="float">
            <text:p>0.038174301377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08182" calcext:value-type="float">
            <text:p>0.231808182</text:p>
          </table:table-cell>
          <table:table-cell table:formula="of:=[.A1440]-[.B1440]" office:value-type="float" office:value="-0.231808182" calcext:value-type="float">
            <text:p>-0.231808182</text:p>
          </table:table-cell>
          <table:table-cell table:formula="of:=ABS([.C1440])" office:value-type="float" office:value="0.231808182" calcext:value-type="float">
            <text:p>0.231808182</text:p>
          </table:table-cell>
          <table:table-cell table:formula="of:=[.C1440]^2" office:value-type="float" office:value="0.0537350332421451" calcext:value-type="float">
            <text:p>0.053735033242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0869481" calcext:value-type="float">
            <text:p>0.800869481</text:p>
          </table:table-cell>
          <table:table-cell table:formula="of:=[.A1441]-[.B1441]" office:value-type="float" office:value="1.199130519" calcext:value-type="float">
            <text:p>1.199130519</text:p>
          </table:table-cell>
          <table:table-cell table:formula="of:=ABS([.C1441])" office:value-type="float" office:value="1.199130519" calcext:value-type="float">
            <text:p>1.199130519</text:p>
          </table:table-cell>
          <table:table-cell table:formula="of:=[.C1441]^2" office:value-type="float" office:value="1.43791400159721" calcext:value-type="float">
            <text:p>1.43791400159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442]-[.B1442]" office:value-type="float" office:value="-0.049881768" calcext:value-type="float">
            <text:p>-0.049881768</text:p>
          </table:table-cell>
          <table:table-cell table:formula="of:=ABS([.C1442])" office:value-type="float" office:value="0.049881768" calcext:value-type="float">
            <text:p>0.049881768</text:p>
          </table:table-cell>
          <table:table-cell table:formula="of:=[.C1442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443]-[.B1443]" office:value-type="float" office:value="-0.128811804" calcext:value-type="float">
            <text:p>-0.128811804</text:p>
          </table:table-cell>
          <table:table-cell table:formula="of:=ABS([.C1443])" office:value-type="float" office:value="0.128811804" calcext:value-type="float">
            <text:p>0.128811804</text:p>
          </table:table-cell>
          <table:table-cell table:formula="of:=[.C1443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9475153" calcext:value-type="float">
            <text:p>0.989475153</text:p>
          </table:table-cell>
          <table:table-cell table:formula="of:=[.A1444]-[.B1444]" office:value-type="float" office:value="0.0105248469999999" calcext:value-type="float">
            <text:p>0.010524847</text:p>
          </table:table-cell>
          <table:table-cell table:formula="of:=ABS([.C1444])" office:value-type="float" office:value="0.0105248469999999" calcext:value-type="float">
            <text:p>0.010524847</text:p>
          </table:table-cell>
          <table:table-cell table:formula="of:=[.C1444]^2" office:value-type="float" office:value="0.000110772404373407" calcext:value-type="float">
            <text:p>0.0001107724043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6700117" calcext:value-type="float">
            <text:p>0.296700117</text:p>
          </table:table-cell>
          <table:table-cell table:formula="of:=[.A1445]-[.B1445]" office:value-type="float" office:value="0.703299883" calcext:value-type="float">
            <text:p>0.703299883</text:p>
          </table:table-cell>
          <table:table-cell table:formula="of:=ABS([.C1445])" office:value-type="float" office:value="0.703299883" calcext:value-type="float">
            <text:p>0.703299883</text:p>
          </table:table-cell>
          <table:table-cell table:formula="of:=[.C1445]^2" office:value-type="float" office:value="0.494630725427814" calcext:value-type="float">
            <text:p>0.494630725427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60167" calcext:value-type="float">
            <text:p>0.135560167</text:p>
          </table:table-cell>
          <table:table-cell table:formula="of:=[.A1446]-[.B1446]" office:value-type="float" office:value="-0.135560167" calcext:value-type="float">
            <text:p>-0.135560167</text:p>
          </table:table-cell>
          <table:table-cell table:formula="of:=ABS([.C1446])" office:value-type="float" office:value="0.135560167" calcext:value-type="float">
            <text:p>0.135560167</text:p>
          </table:table-cell>
          <table:table-cell table:formula="of:=[.C1446]^2" office:value-type="float" office:value="0.0183765588770679" calcext:value-type="float">
            <text:p>0.018376558877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6762035" calcext:value-type="float">
            <text:p>0.926762035</text:p>
          </table:table-cell>
          <table:table-cell table:formula="of:=[.A1447]-[.B1447]" office:value-type="float" office:value="0.0732379649999999" calcext:value-type="float">
            <text:p>0.073237965</text:p>
          </table:table-cell>
          <table:table-cell table:formula="of:=ABS([.C1447])" office:value-type="float" office:value="0.0732379649999999" calcext:value-type="float">
            <text:p>0.073237965</text:p>
          </table:table-cell>
          <table:table-cell table:formula="of:=[.C1447]^2" office:value-type="float" office:value="0.00536379951734121" calcext:value-type="float">
            <text:p>0.0053637995173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62614192" calcext:value-type="float">
            <text:p>1.362614192</text:p>
          </table:table-cell>
          <table:table-cell table:formula="of:=[.A1448]-[.B1448]" office:value-type="float" office:value="1.637385808" calcext:value-type="float">
            <text:p>1.637385808</text:p>
          </table:table-cell>
          <table:table-cell table:formula="of:=ABS([.C1448])" office:value-type="float" office:value="1.637385808" calcext:value-type="float">
            <text:p>1.637385808</text:p>
          </table:table-cell>
          <table:table-cell table:formula="of:=[.C1448]^2" office:value-type="float" office:value="2.68103228423981" calcext:value-type="float">
            <text:p>2.68103228423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9860826" calcext:value-type="float">
            <text:p>0.569860826</text:p>
          </table:table-cell>
          <table:table-cell table:formula="of:=[.A1449]-[.B1449]" office:value-type="float" office:value="0.430139174" calcext:value-type="float">
            <text:p>0.430139174</text:p>
          </table:table-cell>
          <table:table-cell table:formula="of:=ABS([.C1449])" office:value-type="float" office:value="0.430139174" calcext:value-type="float">
            <text:p>0.430139174</text:p>
          </table:table-cell>
          <table:table-cell table:formula="of:=[.C1449]^2" office:value-type="float" office:value="0.185019709009402" calcext:value-type="float">
            <text:p>0.185019709009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0551535" calcext:value-type="float">
            <text:p>0.800551535</text:p>
          </table:table-cell>
          <table:table-cell table:formula="of:=[.A1450]-[.B1450]" office:value-type="float" office:value="0.199448465" calcext:value-type="float">
            <text:p>0.199448465</text:p>
          </table:table-cell>
          <table:table-cell table:formula="of:=ABS([.C1450])" office:value-type="float" office:value="0.199448465" calcext:value-type="float">
            <text:p>0.199448465</text:p>
          </table:table-cell>
          <table:table-cell table:formula="of:=[.C1450]^2" office:value-type="float" office:value="0.0397796901908562" calcext:value-type="float">
            <text:p>0.039779690190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8239921" calcext:value-type="float">
            <text:p>0.958239921</text:p>
          </table:table-cell>
          <table:table-cell table:formula="of:=[.A1451]-[.B1451]" office:value-type="float" office:value="1.041760079" calcext:value-type="float">
            <text:p>1.041760079</text:p>
          </table:table-cell>
          <table:table-cell table:formula="of:=ABS([.C1451])" office:value-type="float" office:value="1.041760079" calcext:value-type="float">
            <text:p>1.041760079</text:p>
          </table:table-cell>
          <table:table-cell table:formula="of:=[.C1451]^2" office:value-type="float" office:value="1.08526406219809" calcext:value-type="float">
            <text:p>1.08526406219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5245518" calcext:value-type="float">
            <text:p>0.525245518</text:p>
          </table:table-cell>
          <table:table-cell table:formula="of:=[.A1452]-[.B1452]" office:value-type="float" office:value="0.474754482" calcext:value-type="float">
            <text:p>0.474754482</text:p>
          </table:table-cell>
          <table:table-cell table:formula="of:=ABS([.C1452])" office:value-type="float" office:value="0.474754482" calcext:value-type="float">
            <text:p>0.474754482</text:p>
          </table:table-cell>
          <table:table-cell table:formula="of:=[.C1452]^2" office:value-type="float" office:value="0.225391818179088" calcext:value-type="float">
            <text:p>0.225391818179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9685809" calcext:value-type="float">
            <text:p>0.569685809</text:p>
          </table:table-cell>
          <table:table-cell table:formula="of:=[.A1453]-[.B1453]" office:value-type="float" office:value="-0.569685809" calcext:value-type="float">
            <text:p>-0.569685809</text:p>
          </table:table-cell>
          <table:table-cell table:formula="of:=ABS([.C1453])" office:value-type="float" office:value="0.569685809" calcext:value-type="float">
            <text:p>0.569685809</text:p>
          </table:table-cell>
          <table:table-cell table:formula="of:=[.C1453]^2" office:value-type="float" office:value="0.324541920975984" calcext:value-type="float">
            <text:p>0.324541920975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7148405" calcext:value-type="float">
            <text:p>1.447148405</text:p>
          </table:table-cell>
          <table:table-cell table:formula="of:=[.A1454]-[.B1454]" office:value-type="float" office:value="-0.447148405" calcext:value-type="float">
            <text:p>-0.447148405</text:p>
          </table:table-cell>
          <table:table-cell table:formula="of:=ABS([.C1454])" office:value-type="float" office:value="0.447148405" calcext:value-type="float">
            <text:p>0.447148405</text:p>
          </table:table-cell>
          <table:table-cell table:formula="of:=[.C1454]^2" office:value-type="float" office:value="0.199941696094044" calcext:value-type="float">
            <text:p>0.199941696094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455]-[.B1455]" office:value-type="float" office:value="-0.182783016" calcext:value-type="float">
            <text:p>-0.182783016</text:p>
          </table:table-cell>
          <table:table-cell table:formula="of:=ABS([.C1455])" office:value-type="float" office:value="0.182783016" calcext:value-type="float">
            <text:p>0.182783016</text:p>
          </table:table-cell>
          <table:table-cell table:formula="of:=[.C1455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456]-[.B1456]" office:value-type="float" office:value="-0.112386858" calcext:value-type="float">
            <text:p>-0.112386858</text:p>
          </table:table-cell>
          <table:table-cell table:formula="of:=ABS([.C1456])" office:value-type="float" office:value="0.112386858" calcext:value-type="float">
            <text:p>0.112386858</text:p>
          </table:table-cell>
          <table:table-cell table:formula="of:=[.C1456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4143099" calcext:value-type="float">
            <text:p>0.674143099</text:p>
          </table:table-cell>
          <table:table-cell table:formula="of:=[.A1457]-[.B1457]" office:value-type="float" office:value="-0.674143099" calcext:value-type="float">
            <text:p>-0.674143099</text:p>
          </table:table-cell>
          <table:table-cell table:formula="of:=ABS([.C1457])" office:value-type="float" office:value="0.674143099" calcext:value-type="float">
            <text:p>0.674143099</text:p>
          </table:table-cell>
          <table:table-cell table:formula="of:=[.C1457]^2" office:value-type="float" office:value="0.454468917929324" calcext:value-type="float">
            <text:p>0.454468917929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808182" calcext:value-type="float">
            <text:p>0.231808182</text:p>
          </table:table-cell>
          <table:table-cell table:formula="of:=[.A1458]-[.B1458]" office:value-type="float" office:value="0.768191818" calcext:value-type="float">
            <text:p>0.768191818</text:p>
          </table:table-cell>
          <table:table-cell table:formula="of:=ABS([.C1458])" office:value-type="float" office:value="0.768191818" calcext:value-type="float">
            <text:p>0.768191818</text:p>
          </table:table-cell>
          <table:table-cell table:formula="of:=[.C1458]^2" office:value-type="float" office:value="0.590118669242145" calcext:value-type="float">
            <text:p>0.590118669242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41978812" calcext:value-type="float">
            <text:p>1.041978812</text:p>
          </table:table-cell>
          <table:table-cell table:formula="of:=[.A1459]-[.B1459]" office:value-type="float" office:value="-1.041978812" calcext:value-type="float">
            <text:p>-1.041978812</text:p>
          </table:table-cell>
          <table:table-cell table:formula="of:=ABS([.C1459])" office:value-type="float" office:value="1.041978812" calcext:value-type="float">
            <text:p>1.041978812</text:p>
          </table:table-cell>
          <table:table-cell table:formula="of:=[.C1459]^2" office:value-type="float" office:value="1.08571984465693" calcext:value-type="float">
            <text:p>1.08571984465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460]-[.B1460]" office:value-type="float" office:value="-0.049881768" calcext:value-type="float">
            <text:p>-0.049881768</text:p>
          </table:table-cell>
          <table:table-cell table:formula="of:=ABS([.C1460])" office:value-type="float" office:value="0.049881768" calcext:value-type="float">
            <text:p>0.049881768</text:p>
          </table:table-cell>
          <table:table-cell table:formula="of:=[.C1460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8811804" calcext:value-type="float">
            <text:p>0.128811804</text:p>
          </table:table-cell>
          <table:table-cell table:formula="of:=[.A1461]-[.B1461]" office:value-type="float" office:value="0.871188196" calcext:value-type="float">
            <text:p>0.871188196</text:p>
          </table:table-cell>
          <table:table-cell table:formula="of:=ABS([.C1461])" office:value-type="float" office:value="0.871188196" calcext:value-type="float">
            <text:p>0.871188196</text:p>
          </table:table-cell>
          <table:table-cell table:formula="of:=[.C1461]^2" office:value-type="float" office:value="0.758968872849734" calcext:value-type="float">
            <text:p>0.758968872849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3644649" calcext:value-type="float">
            <text:p>0.503644649</text:p>
          </table:table-cell>
          <table:table-cell table:formula="of:=[.A1462]-[.B1462]" office:value-type="float" office:value="-0.503644649" calcext:value-type="float">
            <text:p>-0.503644649</text:p>
          </table:table-cell>
          <table:table-cell table:formula="of:=ABS([.C1462])" office:value-type="float" office:value="0.503644649" calcext:value-type="float">
            <text:p>0.503644649</text:p>
          </table:table-cell>
          <table:table-cell table:formula="of:=[.C1462]^2" office:value-type="float" office:value="0.253657932466333" calcext:value-type="float">
            <text:p>0.253657932466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5466549" calcext:value-type="float">
            <text:p>0.725466549</text:p>
          </table:table-cell>
          <table:table-cell table:formula="of:=[.A1463]-[.B1463]" office:value-type="float" office:value="-0.725466549" calcext:value-type="float">
            <text:p>-0.725466549</text:p>
          </table:table-cell>
          <table:table-cell table:formula="of:=ABS([.C1463])" office:value-type="float" office:value="0.725466549" calcext:value-type="float">
            <text:p>0.725466549</text:p>
          </table:table-cell>
          <table:table-cell table:formula="of:=[.C1463]^2" office:value-type="float" office:value="0.52630171371797" calcext:value-type="float">
            <text:p>0.52630171371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0653117" calcext:value-type="float">
            <text:p>0.430653117</text:p>
          </table:table-cell>
          <table:table-cell table:formula="of:=[.A1464]-[.B1464]" office:value-type="float" office:value="-0.430653117" calcext:value-type="float">
            <text:p>-0.430653117</text:p>
          </table:table-cell>
          <table:table-cell table:formula="of:=ABS([.C1464])" office:value-type="float" office:value="0.430653117" calcext:value-type="float">
            <text:p>0.430653117</text:p>
          </table:table-cell>
          <table:table-cell table:formula="of:=[.C1464]^2" office:value-type="float" office:value="0.185462107181816" calcext:value-type="float">
            <text:p>0.185462107181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4195148" calcext:value-type="float">
            <text:p>1.094195148</text:p>
          </table:table-cell>
          <table:table-cell table:formula="of:=[.A1465]-[.B1465]" office:value-type="float" office:value="-0.0941951480000001" calcext:value-type="float">
            <text:p>-0.094195148</text:p>
          </table:table-cell>
          <table:table-cell table:formula="of:=ABS([.C1465])" office:value-type="float" office:value="0.0941951480000001" calcext:value-type="float">
            <text:p>0.094195148</text:p>
          </table:table-cell>
          <table:table-cell table:formula="of:=[.C1465]^2" office:value-type="float" office:value="0.00887272590674192" calcext:value-type="float">
            <text:p>0.008872725906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1451541" calcext:value-type="float">
            <text:p>2.001451541</text:p>
          </table:table-cell>
          <table:table-cell table:formula="of:=[.A1466]-[.B1466]" office:value-type="float" office:value="-0.00145154099999978" calcext:value-type="float">
            <text:p>-0.001451541</text:p>
          </table:table-cell>
          <table:table-cell table:formula="of:=ABS([.C1466])" office:value-type="float" office:value="0.00145154099999978" calcext:value-type="float">
            <text:p>0.001451541</text:p>
          </table:table-cell>
          <table:table-cell table:formula="of:=[.C1466]^2" office:value-type="float" office:value="0.00000210697127468036" calcext:value-type="float">
            <text:p>2.10697127468036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5628122" calcext:value-type="float">
            <text:p>0.515628122</text:p>
          </table:table-cell>
          <table:table-cell table:formula="of:=[.A1467]-[.B1467]" office:value-type="float" office:value="0.484371878" calcext:value-type="float">
            <text:p>0.484371878</text:p>
          </table:table-cell>
          <table:table-cell table:formula="of:=ABS([.C1467])" office:value-type="float" office:value="0.484371878" calcext:value-type="float">
            <text:p>0.484371878</text:p>
          </table:table-cell>
          <table:table-cell table:formula="of:=[.C1467]^2" office:value-type="float" office:value="0.234616116197247" calcext:value-type="float">
            <text:p>0.234616116197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5581816" calcext:value-type="float">
            <text:p>0.985581816</text:p>
          </table:table-cell>
          <table:table-cell table:formula="of:=[.A1468]-[.B1468]" office:value-type="float" office:value="0.0144181839999999" calcext:value-type="float">
            <text:p>0.014418184</text:p>
          </table:table-cell>
          <table:table-cell table:formula="of:=ABS([.C1468])" office:value-type="float" office:value="0.0144181839999999" calcext:value-type="float">
            <text:p>0.014418184</text:p>
          </table:table-cell>
          <table:table-cell table:formula="of:=[.C1468]^2" office:value-type="float" office:value="0.000207884029857854" calcext:value-type="float">
            <text:p>0.000207884029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1333379" calcext:value-type="float">
            <text:p>1.151333379</text:p>
          </table:table-cell>
          <table:table-cell table:formula="of:=[.A1469]-[.B1469]" office:value-type="float" office:value="-0.151333379" calcext:value-type="float">
            <text:p>-0.151333379</text:p>
          </table:table-cell>
          <table:table-cell table:formula="of:=ABS([.C1469])" office:value-type="float" office:value="0.151333379" calcext:value-type="float">
            <text:p>0.151333379</text:p>
          </table:table-cell>
          <table:table-cell table:formula="of:=[.C1469]^2" office:value-type="float" office:value="0.0229017915995576" calcext:value-type="float">
            <text:p>0.022901791599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906402" calcext:value-type="float">
            <text:p>0.196906402</text:p>
          </table:table-cell>
          <table:table-cell table:formula="of:=[.A1470]-[.B1470]" office:value-type="float" office:value="-0.196906402" calcext:value-type="float">
            <text:p>-0.196906402</text:p>
          </table:table-cell>
          <table:table-cell table:formula="of:=ABS([.C1470])" office:value-type="float" office:value="0.196906402" calcext:value-type="float">
            <text:p>0.196906402</text:p>
          </table:table-cell>
          <table:table-cell table:formula="of:=[.C1470]^2" office:value-type="float" office:value="0.0387721311485856" calcext:value-type="float">
            <text:p>0.038772131148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69035" calcext:value-type="float">
            <text:p>0.59969035</text:p>
          </table:table-cell>
          <table:table-cell table:formula="of:=[.A1471]-[.B1471]" office:value-type="float" office:value="-0.59969035" calcext:value-type="float">
            <text:p>-0.59969035</text:p>
          </table:table-cell>
          <table:table-cell table:formula="of:=ABS([.C1471])" office:value-type="float" office:value="0.59969035" calcext:value-type="float">
            <text:p>0.59969035</text:p>
          </table:table-cell>
          <table:table-cell table:formula="of:=[.C1471]^2" office:value-type="float" office:value="0.359628515883123" calcext:value-type="float">
            <text:p>0.359628515883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68229258" calcext:value-type="float">
            <text:p>1.468229258</text:p>
          </table:table-cell>
          <table:table-cell table:formula="of:=[.A1472]-[.B1472]" office:value-type="float" office:value="-1.468229258" calcext:value-type="float">
            <text:p>-1.468229258</text:p>
          </table:table-cell>
          <table:table-cell table:formula="of:=ABS([.C1472])" office:value-type="float" office:value="1.468229258" calcext:value-type="float">
            <text:p>1.468229258</text:p>
          </table:table-cell>
          <table:table-cell table:formula="of:=[.C1472]^2" office:value-type="float" office:value="2.15569715404723" calcext:value-type="float">
            <text:p>2.15569715404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473]-[.B1473]" office:value-type="float" office:value="-0.182783016" calcext:value-type="float">
            <text:p>-0.182783016</text:p>
          </table:table-cell>
          <table:table-cell table:formula="of:=ABS([.C1473])" office:value-type="float" office:value="0.182783016" calcext:value-type="float">
            <text:p>0.182783016</text:p>
          </table:table-cell>
          <table:table-cell table:formula="of:=[.C1473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474]-[.B1474]" office:value-type="float" office:value="-0.112386858" calcext:value-type="float">
            <text:p>-0.112386858</text:p>
          </table:table-cell>
          <table:table-cell table:formula="of:=ABS([.C1474])" office:value-type="float" office:value="0.112386858" calcext:value-type="float">
            <text:p>0.112386858</text:p>
          </table:table-cell>
          <table:table-cell table:formula="of:=[.C1474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441899" calcext:value-type="float">
            <text:p>0.584441899</text:p>
          </table:table-cell>
          <table:table-cell table:formula="of:=[.A1475]-[.B1475]" office:value-type="float" office:value="-0.584441899" calcext:value-type="float">
            <text:p>-0.584441899</text:p>
          </table:table-cell>
          <table:table-cell table:formula="of:=ABS([.C1475])" office:value-type="float" office:value="0.584441899" calcext:value-type="float">
            <text:p>0.584441899</text:p>
          </table:table-cell>
          <table:table-cell table:formula="of:=[.C1475]^2" office:value-type="float" office:value="0.341572333306726" calcext:value-type="float">
            <text:p>0.341572333306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08182" calcext:value-type="float">
            <text:p>0.231808182</text:p>
          </table:table-cell>
          <table:table-cell table:formula="of:=[.A1476]-[.B1476]" office:value-type="float" office:value="-0.231808182" calcext:value-type="float">
            <text:p>-0.231808182</text:p>
          </table:table-cell>
          <table:table-cell table:formula="of:=ABS([.C1476])" office:value-type="float" office:value="0.231808182" calcext:value-type="float">
            <text:p>0.231808182</text:p>
          </table:table-cell>
          <table:table-cell table:formula="of:=[.C1476]^2" office:value-type="float" office:value="0.0537350332421451" calcext:value-type="float">
            <text:p>0.053735033242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0475923" calcext:value-type="float">
            <text:p>0.620475923</text:p>
          </table:table-cell>
          <table:table-cell table:formula="of:=[.A1477]-[.B1477]" office:value-type="float" office:value="1.379524077" calcext:value-type="float">
            <text:p>1.379524077</text:p>
          </table:table-cell>
          <table:table-cell table:formula="of:=ABS([.C1477])" office:value-type="float" office:value="1.379524077" calcext:value-type="float">
            <text:p>1.379524077</text:p>
          </table:table-cell>
          <table:table-cell table:formula="of:=[.C1477]^2" office:value-type="float" office:value="1.9030866790227" calcext:value-type="float">
            <text:p>1.9030866790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478]-[.B1478]" office:value-type="float" office:value="-0.049881768" calcext:value-type="float">
            <text:p>-0.049881768</text:p>
          </table:table-cell>
          <table:table-cell table:formula="of:=ABS([.C1478])" office:value-type="float" office:value="0.049881768" calcext:value-type="float">
            <text:p>0.049881768</text:p>
          </table:table-cell>
          <table:table-cell table:formula="of:=[.C1478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6171517" calcext:value-type="float">
            <text:p>0.586171517</text:p>
          </table:table-cell>
          <table:table-cell table:formula="of:=[.A1479]-[.B1479]" office:value-type="float" office:value="-0.586171517" calcext:value-type="float">
            <text:p>-0.586171517</text:p>
          </table:table-cell>
          <table:table-cell table:formula="of:=ABS([.C1479])" office:value-type="float" office:value="0.586171517" calcext:value-type="float">
            <text:p>0.586171517</text:p>
          </table:table-cell>
          <table:table-cell table:formula="of:=[.C1479]^2" office:value-type="float" office:value="0.343597047342081" calcext:value-type="float">
            <text:p>0.3435970473420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3644649" calcext:value-type="float">
            <text:p>0.503644649</text:p>
          </table:table-cell>
          <table:table-cell table:formula="of:=[.A1480]-[.B1480]" office:value-type="float" office:value="0.496355351" calcext:value-type="float">
            <text:p>0.496355351</text:p>
          </table:table-cell>
          <table:table-cell table:formula="of:=ABS([.C1480])" office:value-type="float" office:value="0.496355351" calcext:value-type="float">
            <text:p>0.496355351</text:p>
          </table:table-cell>
          <table:table-cell table:formula="of:=[.C1480]^2" office:value-type="float" office:value="0.246368634466333" calcext:value-type="float">
            <text:p>0.246368634466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6700117" calcext:value-type="float">
            <text:p>0.296700117</text:p>
          </table:table-cell>
          <table:table-cell table:formula="of:=[.A1481]-[.B1481]" office:value-type="float" office:value="-0.296700117" calcext:value-type="float">
            <text:p>-0.296700117</text:p>
          </table:table-cell>
          <table:table-cell table:formula="of:=ABS([.C1481])" office:value-type="float" office:value="0.296700117" calcext:value-type="float">
            <text:p>0.296700117</text:p>
          </table:table-cell>
          <table:table-cell table:formula="of:=[.C1481]^2" office:value-type="float" office:value="0.0880309594278137" calcext:value-type="float">
            <text:p>0.088030959427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60167" calcext:value-type="float">
            <text:p>0.135560167</text:p>
          </table:table-cell>
          <table:table-cell table:formula="of:=[.A1482]-[.B1482]" office:value-type="float" office:value="-0.135560167" calcext:value-type="float">
            <text:p>-0.135560167</text:p>
          </table:table-cell>
          <table:table-cell table:formula="of:=ABS([.C1482])" office:value-type="float" office:value="0.135560167" calcext:value-type="float">
            <text:p>0.135560167</text:p>
          </table:table-cell>
          <table:table-cell table:formula="of:=[.C1482]^2" office:value-type="float" office:value="0.0183765588770679" calcext:value-type="float">
            <text:p>0.018376558877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5071873" calcext:value-type="float">
            <text:p>0.285071873</text:p>
          </table:table-cell>
          <table:table-cell table:formula="of:=[.A1483]-[.B1483]" office:value-type="float" office:value="0.714928127" calcext:value-type="float">
            <text:p>0.714928127</text:p>
          </table:table-cell>
          <table:table-cell table:formula="of:=ABS([.C1483])" office:value-type="float" office:value="0.714928127" calcext:value-type="float">
            <text:p>0.714928127</text:p>
          </table:table-cell>
          <table:table-cell table:formula="of:=[.C1483]^2" office:value-type="float" office:value="0.511122226775728" calcext:value-type="float">
            <text:p>0.511122226775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62614192" calcext:value-type="float">
            <text:p>1.362614192</text:p>
          </table:table-cell>
          <table:table-cell table:formula="of:=[.A1484]-[.B1484]" office:value-type="float" office:value="-0.362614192" calcext:value-type="float">
            <text:p>-0.362614192</text:p>
          </table:table-cell>
          <table:table-cell table:formula="of:=ABS([.C1484])" office:value-type="float" office:value="0.362614192" calcext:value-type="float">
            <text:p>0.362614192</text:p>
          </table:table-cell>
          <table:table-cell table:formula="of:=[.C1484]^2" office:value-type="float" office:value="0.131489052239813" calcext:value-type="float">
            <text:p>0.131489052239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485]-[.B1485]" office:value-type="float" office:value="-0.2333734" calcext:value-type="float">
            <text:p>-0.2333734</text:p>
          </table:table-cell>
          <table:table-cell table:formula="of:=ABS([.C1485])" office:value-type="float" office:value="0.2333734" calcext:value-type="float">
            <text:p>0.2333734</text:p>
          </table:table-cell>
          <table:table-cell table:formula="of:=[.C1485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343337" calcext:value-type="float">
            <text:p>0.86343337</text:p>
          </table:table-cell>
          <table:table-cell table:formula="of:=[.A1486]-[.B1486]" office:value-type="float" office:value="2.13656663" calcext:value-type="float">
            <text:p>2.13656663</text:p>
          </table:table-cell>
          <table:table-cell table:formula="of:=ABS([.C1486])" office:value-type="float" office:value="2.13656663" calcext:value-type="float">
            <text:p>2.13656663</text:p>
          </table:table-cell>
          <table:table-cell table:formula="of:=[.C1486]^2" office:value-type="float" office:value="4.56491696442956" calcext:value-type="float">
            <text:p>4.56491696442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5070229" calcext:value-type="float">
            <text:p>0.935070229</text:p>
          </table:table-cell>
          <table:table-cell table:formula="of:=[.A1487]-[.B1487]" office:value-type="float" office:value="0.064929771" calcext:value-type="float">
            <text:p>0.064929771</text:p>
          </table:table-cell>
          <table:table-cell table:formula="of:=ABS([.C1487])" office:value-type="float" office:value="0.064929771" calcext:value-type="float">
            <text:p>0.064929771</text:p>
          </table:table-cell>
          <table:table-cell table:formula="of:=[.C1487]^2" office:value-type="float" office:value="0.00421587516211244" calcext:value-type="float">
            <text:p>0.004215875162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1418794" calcext:value-type="float">
            <text:p>0.541418794</text:p>
          </table:table-cell>
          <table:table-cell table:formula="of:=[.A1488]-[.B1488]" office:value-type="float" office:value="-0.541418794" calcext:value-type="float">
            <text:p>-0.541418794</text:p>
          </table:table-cell>
          <table:table-cell table:formula="of:=ABS([.C1488])" office:value-type="float" office:value="0.541418794" calcext:value-type="float">
            <text:p>0.541418794</text:p>
          </table:table-cell>
          <table:table-cell table:formula="of:=[.C1488]^2" office:value-type="float" office:value="0.293134310496414" calcext:value-type="float">
            <text:p>0.293134310496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9546107" calcext:value-type="float">
            <text:p>0.259546107</text:p>
          </table:table-cell>
          <table:table-cell table:formula="of:=[.A1489]-[.B1489]" office:value-type="float" office:value="-0.259546107" calcext:value-type="float">
            <text:p>-0.259546107</text:p>
          </table:table-cell>
          <table:table-cell table:formula="of:=ABS([.C1489])" office:value-type="float" office:value="0.259546107" calcext:value-type="float">
            <text:p>0.259546107</text:p>
          </table:table-cell>
          <table:table-cell table:formula="of:=[.C1489]^2" office:value-type="float" office:value="0.0673641816588555" calcext:value-type="float">
            <text:p>0.067364181658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20095889" calcext:value-type="float">
            <text:p>1.420095889</text:p>
          </table:table-cell>
          <table:table-cell table:formula="of:=[.A1490]-[.B1490]" office:value-type="float" office:value="-0.420095889" calcext:value-type="float">
            <text:p>-0.420095889</text:p>
          </table:table-cell>
          <table:table-cell table:formula="of:=ABS([.C1490])" office:value-type="float" office:value="0.420095889" calcext:value-type="float">
            <text:p>0.420095889</text:p>
          </table:table-cell>
          <table:table-cell table:formula="of:=[.C1490]^2" office:value-type="float" office:value="0.1764805559547" calcext:value-type="float">
            <text:p>0.1764805559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491]-[.B1491]" office:value-type="float" office:value="-0.182783016" calcext:value-type="float">
            <text:p>-0.182783016</text:p>
          </table:table-cell>
          <table:table-cell table:formula="of:=ABS([.C1491])" office:value-type="float" office:value="0.182783016" calcext:value-type="float">
            <text:p>0.182783016</text:p>
          </table:table-cell>
          <table:table-cell table:formula="of:=[.C1491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492]-[.B1492]" office:value-type="float" office:value="-0.112386858" calcext:value-type="float">
            <text:p>-0.112386858</text:p>
          </table:table-cell>
          <table:table-cell table:formula="of:=ABS([.C1492])" office:value-type="float" office:value="0.112386858" calcext:value-type="float">
            <text:p>0.112386858</text:p>
          </table:table-cell>
          <table:table-cell table:formula="of:=[.C1492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82449" calcext:value-type="float">
            <text:p>0.195382449</text:p>
          </table:table-cell>
          <table:table-cell table:formula="of:=[.A1493]-[.B1493]" office:value-type="float" office:value="-0.195382449" calcext:value-type="float">
            <text:p>-0.195382449</text:p>
          </table:table-cell>
          <table:table-cell table:formula="of:=ABS([.C1493])" office:value-type="float" office:value="0.195382449" calcext:value-type="float">
            <text:p>0.195382449</text:p>
          </table:table-cell>
          <table:table-cell table:formula="of:=[.C1493]^2" office:value-type="float" office:value="0.0381743013772376" calcext:value-type="float">
            <text:p>0.038174301377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2808" calcext:value-type="float">
            <text:p>0.5952808</text:p>
          </table:table-cell>
          <table:table-cell table:formula="of:=[.A1494]-[.B1494]" office:value-type="float" office:value="-0.5952808" calcext:value-type="float">
            <text:p>-0.5952808</text:p>
          </table:table-cell>
          <table:table-cell table:formula="of:=ABS([.C1494])" office:value-type="float" office:value="0.5952808" calcext:value-type="float">
            <text:p>0.5952808</text:p>
          </table:table-cell>
          <table:table-cell table:formula="of:=[.C1494]^2" office:value-type="float" office:value="0.35435923084864" calcext:value-type="float">
            <text:p>0.354359230848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447239" calcext:value-type="float">
            <text:p>0.79447239</text:p>
          </table:table-cell>
          <table:table-cell table:formula="of:=[.A1495]-[.B1495]" office:value-type="float" office:value="1.20552761" calcext:value-type="float">
            <text:p>1.20552761</text:p>
          </table:table-cell>
          <table:table-cell table:formula="of:=ABS([.C1495])" office:value-type="float" office:value="1.20552761" calcext:value-type="float">
            <text:p>1.20552761</text:p>
          </table:table-cell>
          <table:table-cell table:formula="of:=[.C1495]^2" office:value-type="float" office:value="1.45329681847231" calcext:value-type="float">
            <text:p>1.45329681847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496]-[.B1496]" office:value-type="float" office:value="-0.049881768" calcext:value-type="float">
            <text:p>-0.049881768</text:p>
          </table:table-cell>
          <table:table-cell table:formula="of:=ABS([.C1496])" office:value-type="float" office:value="0.049881768" calcext:value-type="float">
            <text:p>0.049881768</text:p>
          </table:table-cell>
          <table:table-cell table:formula="of:=[.C1496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254077" calcext:value-type="float">
            <text:p>0.58254077</text:p>
          </table:table-cell>
          <table:table-cell table:formula="of:=[.A1497]-[.B1497]" office:value-type="float" office:value="-0.58254077" calcext:value-type="float">
            <text:p>-0.58254077</text:p>
          </table:table-cell>
          <table:table-cell table:formula="of:=ABS([.C1497])" office:value-type="float" office:value="0.58254077" calcext:value-type="float">
            <text:p>0.58254077</text:p>
          </table:table-cell>
          <table:table-cell table:formula="of:=[.C1497]^2" office:value-type="float" office:value="0.339353748712193" calcext:value-type="float">
            <text:p>0.339353748712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1664901" calcext:value-type="float">
            <text:p>0.991664901</text:p>
          </table:table-cell>
          <table:table-cell table:formula="of:=[.A1498]-[.B1498]" office:value-type="float" office:value="0.00833509899999996" calcext:value-type="float">
            <text:p>0.008335099</text:p>
          </table:table-cell>
          <table:table-cell table:formula="of:=ABS([.C1498])" office:value-type="float" office:value="0.00833509899999996" calcext:value-type="float">
            <text:p>0.008335099</text:p>
          </table:table-cell>
          <table:table-cell table:formula="of:=[.C1498]^2" office:value-type="float" office:value="0.0000694738753398003" calcext:value-type="float">
            <text:p>6.94738753398003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1545813" calcext:value-type="float">
            <text:p>0.741545813</text:p>
          </table:table-cell>
          <table:table-cell table:formula="of:=[.A1499]-[.B1499]" office:value-type="float" office:value="1.258454187" calcext:value-type="float">
            <text:p>1.258454187</text:p>
          </table:table-cell>
          <table:table-cell table:formula="of:=ABS([.C1499])" office:value-type="float" office:value="1.258454187" calcext:value-type="float">
            <text:p>1.258454187</text:p>
          </table:table-cell>
          <table:table-cell table:formula="of:=[.C1499]^2" office:value-type="float" office:value="1.58370694077783" calcext:value-type="float">
            <text:p>1.58370694077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3794806" calcext:value-type="float">
            <text:p>0.493794806</text:p>
          </table:table-cell>
          <table:table-cell table:formula="of:=[.A1500]-[.B1500]" office:value-type="float" office:value="-0.493794806" calcext:value-type="float">
            <text:p>-0.493794806</text:p>
          </table:table-cell>
          <table:table-cell table:formula="of:=ABS([.C1500])" office:value-type="float" office:value="0.493794806" calcext:value-type="float">
            <text:p>0.493794806</text:p>
          </table:table-cell>
          <table:table-cell table:formula="of:=[.C1500]^2" office:value-type="float" office:value="0.243833310432578" calcext:value-type="float">
            <text:p>0.2438333104325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8681797" calcext:value-type="float">
            <text:p>0.988681797</text:p>
          </table:table-cell>
          <table:table-cell table:formula="of:=[.A1501]-[.B1501]" office:value-type="float" office:value="2.011318203" calcext:value-type="float">
            <text:p>2.011318203</text:p>
          </table:table-cell>
          <table:table-cell table:formula="of:=ABS([.C1501])" office:value-type="float" office:value="2.011318203" calcext:value-type="float">
            <text:p>2.011318203</text:p>
          </table:table-cell>
          <table:table-cell table:formula="of:=[.C1501]^2" office:value-type="float" office:value="4.04540091371915" calcext:value-type="float">
            <text:p>4.045400913719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22787401" calcext:value-type="float">
            <text:p>1.522787401</text:p>
          </table:table-cell>
          <table:table-cell table:formula="of:=[.A1502]-[.B1502]" office:value-type="float" office:value="4.477212599" calcext:value-type="float">
            <text:p>4.477212599</text:p>
          </table:table-cell>
          <table:table-cell table:formula="of:=ABS([.C1502])" office:value-type="float" office:value="4.477212599" calcext:value-type="float">
            <text:p>4.477212599</text:p>
          </table:table-cell>
          <table:table-cell table:formula="of:=[.C1502]^2" office:value-type="float" office:value="20.0454326566443" calcext:value-type="float">
            <text:p>20.0454326566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956633" calcext:value-type="float">
            <text:p>0.53956633</text:p>
          </table:table-cell>
          <table:table-cell table:formula="of:=[.A1503]-[.B1503]" office:value-type="float" office:value="-0.53956633" calcext:value-type="float">
            <text:p>-0.53956633</text:p>
          </table:table-cell>
          <table:table-cell table:formula="of:=ABS([.C1503])" office:value-type="float" office:value="0.53956633" calcext:value-type="float">
            <text:p>0.53956633</text:p>
          </table:table-cell>
          <table:table-cell table:formula="of:=[.C1503]^2" office:value-type="float" office:value="0.291131824469669" calcext:value-type="float">
            <text:p>0.2911318244696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3942666" calcext:value-type="float">
            <text:p>0.823942666</text:p>
          </table:table-cell>
          <table:table-cell table:formula="of:=[.A1504]-[.B1504]" office:value-type="float" office:value="2.176057334" calcext:value-type="float">
            <text:p>2.176057334</text:p>
          </table:table-cell>
          <table:table-cell table:formula="of:=ABS([.C1504])" office:value-type="float" office:value="2.176057334" calcext:value-type="float">
            <text:p>2.176057334</text:p>
          </table:table-cell>
          <table:table-cell table:formula="of:=[.C1504]^2" office:value-type="float" office:value="4.73522552085519" calcext:value-type="float">
            <text:p>4.735225520855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31728251" calcext:value-type="float">
            <text:p>1.131728251</text:p>
          </table:table-cell>
          <table:table-cell table:formula="of:=[.A1505]-[.B1505]" office:value-type="float" office:value="2.868271749" calcext:value-type="float">
            <text:p>2.868271749</text:p>
          </table:table-cell>
          <table:table-cell table:formula="of:=ABS([.C1505])" office:value-type="float" office:value="2.868271749" calcext:value-type="float">
            <text:p>2.868271749</text:p>
          </table:table-cell>
          <table:table-cell table:formula="of:=[.C1505]^2" office:value-type="float" office:value="8.22698282611152" calcext:value-type="float">
            <text:p>8.22698282611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906402" calcext:value-type="float">
            <text:p>0.196906402</text:p>
          </table:table-cell>
          <table:table-cell table:formula="of:=[.A1506]-[.B1506]" office:value-type="float" office:value="-0.196906402" calcext:value-type="float">
            <text:p>-0.196906402</text:p>
          </table:table-cell>
          <table:table-cell table:formula="of:=ABS([.C1506])" office:value-type="float" office:value="0.196906402" calcext:value-type="float">
            <text:p>0.196906402</text:p>
          </table:table-cell>
          <table:table-cell table:formula="of:=[.C1506]^2" office:value-type="float" office:value="0.0387721311485856" calcext:value-type="float">
            <text:p>0.038772131148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9500218" calcext:value-type="float">
            <text:p>0.499500218</text:p>
          </table:table-cell>
          <table:table-cell table:formula="of:=[.A1507]-[.B1507]" office:value-type="float" office:value="0.500499782" calcext:value-type="float">
            <text:p>0.500499782</text:p>
          </table:table-cell>
          <table:table-cell table:formula="of:=ABS([.C1507])" office:value-type="float" office:value="0.500499782" calcext:value-type="float">
            <text:p>0.500499782</text:p>
          </table:table-cell>
          <table:table-cell table:formula="of:=[.C1507]^2" office:value-type="float" office:value="0.250500031782047" calcext:value-type="float">
            <text:p>0.250500031782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95994701" calcext:value-type="float">
            <text:p>1.295994701</text:p>
          </table:table-cell>
          <table:table-cell table:formula="of:=[.A1508]-[.B1508]" office:value-type="float" office:value="-1.295994701" calcext:value-type="float">
            <text:p>-1.295994701</text:p>
          </table:table-cell>
          <table:table-cell table:formula="of:=ABS([.C1508])" office:value-type="float" office:value="1.295994701" calcext:value-type="float">
            <text:p>1.295994701</text:p>
          </table:table-cell>
          <table:table-cell table:formula="of:=[.C1508]^2" office:value-type="float" office:value="1.67960226502008" calcext:value-type="float">
            <text:p>1.67960226502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509]-[.B1509]" office:value-type="float" office:value="-0.182783016" calcext:value-type="float">
            <text:p>-0.182783016</text:p>
          </table:table-cell>
          <table:table-cell table:formula="of:=ABS([.C1509])" office:value-type="float" office:value="0.182783016" calcext:value-type="float">
            <text:p>0.182783016</text:p>
          </table:table-cell>
          <table:table-cell table:formula="of:=[.C1509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510]-[.B1510]" office:value-type="float" office:value="-0.112386858" calcext:value-type="float">
            <text:p>-0.112386858</text:p>
          </table:table-cell>
          <table:table-cell table:formula="of:=ABS([.C1510])" office:value-type="float" office:value="0.112386858" calcext:value-type="float">
            <text:p>0.112386858</text:p>
          </table:table-cell>
          <table:table-cell table:formula="of:=[.C1510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9110754" calcext:value-type="float">
            <text:p>0.489110754</text:p>
          </table:table-cell>
          <table:table-cell table:formula="of:=[.A1511]-[.B1511]" office:value-type="float" office:value="0.510889246" calcext:value-type="float">
            <text:p>0.510889246</text:p>
          </table:table-cell>
          <table:table-cell table:formula="of:=ABS([.C1511])" office:value-type="float" office:value="0.510889246" calcext:value-type="float">
            <text:p>0.510889246</text:p>
          </table:table-cell>
          <table:table-cell table:formula="of:=[.C1511]^2" office:value-type="float" office:value="0.261007821678448" calcext:value-type="float">
            <text:p>0.261007821678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2454058" calcext:value-type="float">
            <text:p>0.602454058</text:p>
          </table:table-cell>
          <table:table-cell table:formula="of:=[.A1512]-[.B1512]" office:value-type="float" office:value="0.397545942" calcext:value-type="float">
            <text:p>0.397545942</text:p>
          </table:table-cell>
          <table:table-cell table:formula="of:=ABS([.C1512])" office:value-type="float" office:value="0.397545942" calcext:value-type="float">
            <text:p>0.397545942</text:p>
          </table:table-cell>
          <table:table-cell table:formula="of:=[.C1512]^2" office:value-type="float" office:value="0.158042776000667" calcext:value-type="float">
            <text:p>0.158042776000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592889" calcext:value-type="float">
            <text:p>0.87592889</text:p>
          </table:table-cell>
          <table:table-cell table:formula="of:=[.A1513]-[.B1513]" office:value-type="float" office:value="-0.87592889" calcext:value-type="float">
            <text:p>-0.87592889</text:p>
          </table:table-cell>
          <table:table-cell table:formula="of:=ABS([.C1513])" office:value-type="float" office:value="0.87592889" calcext:value-type="float">
            <text:p>0.87592889</text:p>
          </table:table-cell>
          <table:table-cell table:formula="of:=[.C1513]^2" office:value-type="float" office:value="0.767251420336632" calcext:value-type="float">
            <text:p>0.767251420336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514]-[.B1514]" office:value-type="float" office:value="-0.049881768" calcext:value-type="float">
            <text:p>-0.049881768</text:p>
          </table:table-cell>
          <table:table-cell table:formula="of:=ABS([.C1514])" office:value-type="float" office:value="0.049881768" calcext:value-type="float">
            <text:p>0.049881768</text:p>
          </table:table-cell>
          <table:table-cell table:formula="of:=[.C1514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515]-[.B1515]" office:value-type="float" office:value="-0.128811804" calcext:value-type="float">
            <text:p>-0.128811804</text:p>
          </table:table-cell>
          <table:table-cell table:formula="of:=ABS([.C1515])" office:value-type="float" office:value="0.128811804" calcext:value-type="float">
            <text:p>0.128811804</text:p>
          </table:table-cell>
          <table:table-cell table:formula="of:=[.C1515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3644649" calcext:value-type="float">
            <text:p>0.503644649</text:p>
          </table:table-cell>
          <table:table-cell table:formula="of:=[.A1516]-[.B1516]" office:value-type="float" office:value="-0.503644649" calcext:value-type="float">
            <text:p>-0.503644649</text:p>
          </table:table-cell>
          <table:table-cell table:formula="of:=ABS([.C1516])" office:value-type="float" office:value="0.503644649" calcext:value-type="float">
            <text:p>0.503644649</text:p>
          </table:table-cell>
          <table:table-cell table:formula="of:=[.C1516]^2" office:value-type="float" office:value="0.253657932466333" calcext:value-type="float">
            <text:p>0.253657932466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6700117" calcext:value-type="float">
            <text:p>0.296700117</text:p>
          </table:table-cell>
          <table:table-cell table:formula="of:=[.A1517]-[.B1517]" office:value-type="float" office:value="0.703299883" calcext:value-type="float">
            <text:p>0.703299883</text:p>
          </table:table-cell>
          <table:table-cell table:formula="of:=ABS([.C1517])" office:value-type="float" office:value="0.703299883" calcext:value-type="float">
            <text:p>0.703299883</text:p>
          </table:table-cell>
          <table:table-cell table:formula="of:=[.C1517]^2" office:value-type="float" office:value="0.494630725427814" calcext:value-type="float">
            <text:p>0.494630725427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60167" calcext:value-type="float">
            <text:p>0.135560167</text:p>
          </table:table-cell>
          <table:table-cell table:formula="of:=[.A1518]-[.B1518]" office:value-type="float" office:value="-0.135560167" calcext:value-type="float">
            <text:p>-0.135560167</text:p>
          </table:table-cell>
          <table:table-cell table:formula="of:=ABS([.C1518])" office:value-type="float" office:value="0.135560167" calcext:value-type="float">
            <text:p>0.135560167</text:p>
          </table:table-cell>
          <table:table-cell table:formula="of:=[.C1518]^2" office:value-type="float" office:value="0.0183765588770679" calcext:value-type="float">
            <text:p>0.018376558877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071873" calcext:value-type="float">
            <text:p>0.285071873</text:p>
          </table:table-cell>
          <table:table-cell table:formula="of:=[.A1519]-[.B1519]" office:value-type="float" office:value="-0.285071873" calcext:value-type="float">
            <text:p>-0.285071873</text:p>
          </table:table-cell>
          <table:table-cell table:formula="of:=ABS([.C1519])" office:value-type="float" office:value="0.285071873" calcext:value-type="float">
            <text:p>0.285071873</text:p>
          </table:table-cell>
          <table:table-cell table:formula="of:=[.C1519]^2" office:value-type="float" office:value="0.0812659727757281" calcext:value-type="float">
            <text:p>0.081265972775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477839" calcext:value-type="float">
            <text:p>1.47477839</text:p>
          </table:table-cell>
          <table:table-cell table:formula="of:=[.A1520]-[.B1520]" office:value-type="float" office:value="-1.47477839" calcext:value-type="float">
            <text:p>-1.47477839</text:p>
          </table:table-cell>
          <table:table-cell table:formula="of:=ABS([.C1520])" office:value-type="float" office:value="1.47477839" calcext:value-type="float">
            <text:p>1.47477839</text:p>
          </table:table-cell>
          <table:table-cell table:formula="of:=[.C1520]^2" office:value-type="float" office:value="2.17497129961099" calcext:value-type="float">
            <text:p>2.17497129961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521]-[.B1521]" office:value-type="float" office:value="-0.2333734" calcext:value-type="float">
            <text:p>-0.2333734</text:p>
          </table:table-cell>
          <table:table-cell table:formula="of:=ABS([.C1521])" office:value-type="float" office:value="0.2333734" calcext:value-type="float">
            <text:p>0.2333734</text:p>
          </table:table-cell>
          <table:table-cell table:formula="of:=[.C1521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3949245" calcext:value-type="float">
            <text:p>0.463949245</text:p>
          </table:table-cell>
          <table:table-cell table:formula="of:=[.A1522]-[.B1522]" office:value-type="float" office:value="-0.463949245" calcext:value-type="float">
            <text:p>-0.463949245</text:p>
          </table:table-cell>
          <table:table-cell table:formula="of:=ABS([.C1522])" office:value-type="float" office:value="0.463949245" calcext:value-type="float">
            <text:p>0.463949245</text:p>
          </table:table-cell>
          <table:table-cell table:formula="of:=[.C1522]^2" office:value-type="float" office:value="0.21524890193607" calcext:value-type="float">
            <text:p>0.21524890193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2530901" calcext:value-type="float">
            <text:p>0.442530901</text:p>
          </table:table-cell>
          <table:table-cell table:formula="of:=[.A1523]-[.B1523]" office:value-type="float" office:value="-0.442530901" calcext:value-type="float">
            <text:p>-0.442530901</text:p>
          </table:table-cell>
          <table:table-cell table:formula="of:=ABS([.C1523])" office:value-type="float" office:value="0.442530901" calcext:value-type="float">
            <text:p>0.442530901</text:p>
          </table:table-cell>
          <table:table-cell table:formula="of:=[.C1523]^2" office:value-type="float" office:value="0.195833598339872" calcext:value-type="float">
            <text:p>0.195833598339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906402" calcext:value-type="float">
            <text:p>0.196906402</text:p>
          </table:table-cell>
          <table:table-cell table:formula="of:=[.A1524]-[.B1524]" office:value-type="float" office:value="-0.196906402" calcext:value-type="float">
            <text:p>-0.196906402</text:p>
          </table:table-cell>
          <table:table-cell table:formula="of:=ABS([.C1524])" office:value-type="float" office:value="0.196906402" calcext:value-type="float">
            <text:p>0.196906402</text:p>
          </table:table-cell>
          <table:table-cell table:formula="of:=[.C1524]^2" office:value-type="float" office:value="0.0387721311485856" calcext:value-type="float">
            <text:p>0.038772131148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9546107" calcext:value-type="float">
            <text:p>0.259546107</text:p>
          </table:table-cell>
          <table:table-cell table:formula="of:=[.A1525]-[.B1525]" office:value-type="float" office:value="-0.259546107" calcext:value-type="float">
            <text:p>-0.259546107</text:p>
          </table:table-cell>
          <table:table-cell table:formula="of:=ABS([.C1525])" office:value-type="float" office:value="0.259546107" calcext:value-type="float">
            <text:p>0.259546107</text:p>
          </table:table-cell>
          <table:table-cell table:formula="of:=[.C1525]^2" office:value-type="float" office:value="0.0673641816588555" calcext:value-type="float">
            <text:p>0.067364181658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6238741" calcext:value-type="float">
            <text:p>1.076238741</text:p>
          </table:table-cell>
          <table:table-cell table:formula="of:=[.A1526]-[.B1526]" office:value-type="float" office:value="-1.076238741" calcext:value-type="float">
            <text:p>-1.076238741</text:p>
          </table:table-cell>
          <table:table-cell table:formula="of:=ABS([.C1526])" office:value-type="float" office:value="1.076238741" calcext:value-type="float">
            <text:p>1.076238741</text:p>
          </table:table-cell>
          <table:table-cell table:formula="of:=[.C1526]^2" office:value-type="float" office:value="1.15828982762927" calcext:value-type="float">
            <text:p>1.15828982762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527]-[.B1527]" office:value-type="float" office:value="-0.182783016" calcext:value-type="float">
            <text:p>-0.182783016</text:p>
          </table:table-cell>
          <table:table-cell table:formula="of:=ABS([.C1527])" office:value-type="float" office:value="0.182783016" calcext:value-type="float">
            <text:p>0.182783016</text:p>
          </table:table-cell>
          <table:table-cell table:formula="of:=[.C1527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528]-[.B1528]" office:value-type="float" office:value="-0.112386858" calcext:value-type="float">
            <text:p>-0.112386858</text:p>
          </table:table-cell>
          <table:table-cell table:formula="of:=ABS([.C1528])" office:value-type="float" office:value="0.112386858" calcext:value-type="float">
            <text:p>0.112386858</text:p>
          </table:table-cell>
          <table:table-cell table:formula="of:=[.C1528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82449" calcext:value-type="float">
            <text:p>0.195382449</text:p>
          </table:table-cell>
          <table:table-cell table:formula="of:=[.A1529]-[.B1529]" office:value-type="float" office:value="-0.195382449" calcext:value-type="float">
            <text:p>-0.195382449</text:p>
          </table:table-cell>
          <table:table-cell table:formula="of:=ABS([.C1529])" office:value-type="float" office:value="0.195382449" calcext:value-type="float">
            <text:p>0.195382449</text:p>
          </table:table-cell>
          <table:table-cell table:formula="of:=[.C1529]^2" office:value-type="float" office:value="0.0381743013772376" calcext:value-type="float">
            <text:p>0.038174301377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08182" calcext:value-type="float">
            <text:p>0.231808182</text:p>
          </table:table-cell>
          <table:table-cell table:formula="of:=[.A1530]-[.B1530]" office:value-type="float" office:value="-0.231808182" calcext:value-type="float">
            <text:p>-0.231808182</text:p>
          </table:table-cell>
          <table:table-cell table:formula="of:=ABS([.C1530])" office:value-type="float" office:value="0.231808182" calcext:value-type="float">
            <text:p>0.231808182</text:p>
          </table:table-cell>
          <table:table-cell table:formula="of:=[.C1530]^2" office:value-type="float" office:value="0.0537350332421451" calcext:value-type="float">
            <text:p>0.053735033242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0475923" calcext:value-type="float">
            <text:p>0.620475923</text:p>
          </table:table-cell>
          <table:table-cell table:formula="of:=[.A1531]-[.B1531]" office:value-type="float" office:value="-0.620475923" calcext:value-type="float">
            <text:p>-0.620475923</text:p>
          </table:table-cell>
          <table:table-cell table:formula="of:=ABS([.C1531])" office:value-type="float" office:value="0.620475923" calcext:value-type="float">
            <text:p>0.620475923</text:p>
          </table:table-cell>
          <table:table-cell table:formula="of:=[.C1531]^2" office:value-type="float" office:value="0.384990371022702" calcext:value-type="float">
            <text:p>0.384990371022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532]-[.B1532]" office:value-type="float" office:value="-0.049881768" calcext:value-type="float">
            <text:p>-0.049881768</text:p>
          </table:table-cell>
          <table:table-cell table:formula="of:=ABS([.C1532])" office:value-type="float" office:value="0.049881768" calcext:value-type="float">
            <text:p>0.049881768</text:p>
          </table:table-cell>
          <table:table-cell table:formula="of:=[.C1532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533]-[.B1533]" office:value-type="float" office:value="-0.128811804" calcext:value-type="float">
            <text:p>-0.128811804</text:p>
          </table:table-cell>
          <table:table-cell table:formula="of:=ABS([.C1533])" office:value-type="float" office:value="0.128811804" calcext:value-type="float">
            <text:p>0.128811804</text:p>
          </table:table-cell>
          <table:table-cell table:formula="of:=[.C1533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3644649" calcext:value-type="float">
            <text:p>0.503644649</text:p>
          </table:table-cell>
          <table:table-cell table:formula="of:=[.A1534]-[.B1534]" office:value-type="float" office:value="0.496355351" calcext:value-type="float">
            <text:p>0.496355351</text:p>
          </table:table-cell>
          <table:table-cell table:formula="of:=ABS([.C1534])" office:value-type="float" office:value="0.496355351" calcext:value-type="float">
            <text:p>0.496355351</text:p>
          </table:table-cell>
          <table:table-cell table:formula="of:=[.C1534]^2" office:value-type="float" office:value="0.246368634466333" calcext:value-type="float">
            <text:p>0.246368634466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6700117" calcext:value-type="float">
            <text:p>0.296700117</text:p>
          </table:table-cell>
          <table:table-cell table:formula="of:=[.A1535]-[.B1535]" office:value-type="float" office:value="-0.296700117" calcext:value-type="float">
            <text:p>-0.296700117</text:p>
          </table:table-cell>
          <table:table-cell table:formula="of:=ABS([.C1535])" office:value-type="float" office:value="0.296700117" calcext:value-type="float">
            <text:p>0.296700117</text:p>
          </table:table-cell>
          <table:table-cell table:formula="of:=[.C1535]^2" office:value-type="float" office:value="0.0880309594278137" calcext:value-type="float">
            <text:p>0.088030959427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60167" calcext:value-type="float">
            <text:p>0.135560167</text:p>
          </table:table-cell>
          <table:table-cell table:formula="of:=[.A1536]-[.B1536]" office:value-type="float" office:value="-0.135560167" calcext:value-type="float">
            <text:p>-0.135560167</text:p>
          </table:table-cell>
          <table:table-cell table:formula="of:=ABS([.C1536])" office:value-type="float" office:value="0.135560167" calcext:value-type="float">
            <text:p>0.135560167</text:p>
          </table:table-cell>
          <table:table-cell table:formula="of:=[.C1536]^2" office:value-type="float" office:value="0.0183765588770679" calcext:value-type="float">
            <text:p>0.018376558877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9528334" calcext:value-type="float">
            <text:p>0.939528334</text:p>
          </table:table-cell>
          <table:table-cell table:formula="of:=[.A1537]-[.B1537]" office:value-type="float" office:value="-0.939528334" calcext:value-type="float">
            <text:p>-0.939528334</text:p>
          </table:table-cell>
          <table:table-cell table:formula="of:=ABS([.C1537])" office:value-type="float" office:value="0.939528334" calcext:value-type="float">
            <text:p>0.939528334</text:p>
          </table:table-cell>
          <table:table-cell table:formula="of:=[.C1537]^2" office:value-type="float" office:value="0.882713490388816" calcext:value-type="float">
            <text:p>0.882713490388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85152356" calcext:value-type="float">
            <text:p>1.585152356</text:p>
          </table:table-cell>
          <table:table-cell table:formula="of:=[.A1538]-[.B1538]" office:value-type="float" office:value="0.414847644" calcext:value-type="float">
            <text:p>0.414847644</text:p>
          </table:table-cell>
          <table:table-cell table:formula="of:=ABS([.C1538])" office:value-type="float" office:value="0.414847644" calcext:value-type="float">
            <text:p>0.414847644</text:p>
          </table:table-cell>
          <table:table-cell table:formula="of:=[.C1538]^2" office:value-type="float" office:value="0.172098567732351" calcext:value-type="float">
            <text:p>0.172098567732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539]-[.B1539]" office:value-type="float" office:value="-0.2333734" calcext:value-type="float">
            <text:p>-0.2333734</text:p>
          </table:table-cell>
          <table:table-cell table:formula="of:=ABS([.C1539])" office:value-type="float" office:value="0.2333734" calcext:value-type="float">
            <text:p>0.2333734</text:p>
          </table:table-cell>
          <table:table-cell table:formula="of:=[.C1539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3949245" calcext:value-type="float">
            <text:p>0.463949245</text:p>
          </table:table-cell>
          <table:table-cell table:formula="of:=[.A1540]-[.B1540]" office:value-type="float" office:value="-0.463949245" calcext:value-type="float">
            <text:p>-0.463949245</text:p>
          </table:table-cell>
          <table:table-cell table:formula="of:=ABS([.C1540])" office:value-type="float" office:value="0.463949245" calcext:value-type="float">
            <text:p>0.463949245</text:p>
          </table:table-cell>
          <table:table-cell table:formula="of:=[.C1540]^2" office:value-type="float" office:value="0.21524890193607" calcext:value-type="float">
            <text:p>0.21524890193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6571249" calcext:value-type="float">
            <text:p>0.806571249</text:p>
          </table:table-cell>
          <table:table-cell table:formula="of:=[.A1541]-[.B1541]" office:value-type="float" office:value="-0.806571249" calcext:value-type="float">
            <text:p>-0.806571249</text:p>
          </table:table-cell>
          <table:table-cell table:formula="of:=ABS([.C1541])" office:value-type="float" office:value="0.806571249" calcext:value-type="float">
            <text:p>0.806571249</text:p>
          </table:table-cell>
          <table:table-cell table:formula="of:=[.C1541]^2" office:value-type="float" office:value="0.65055717971342" calcext:value-type="float">
            <text:p>0.65055717971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906402" calcext:value-type="float">
            <text:p>0.196906402</text:p>
          </table:table-cell>
          <table:table-cell table:formula="of:=[.A1542]-[.B1542]" office:value-type="float" office:value="-0.196906402" calcext:value-type="float">
            <text:p>-0.196906402</text:p>
          </table:table-cell>
          <table:table-cell table:formula="of:=ABS([.C1542])" office:value-type="float" office:value="0.196906402" calcext:value-type="float">
            <text:p>0.196906402</text:p>
          </table:table-cell>
          <table:table-cell table:formula="of:=[.C1542]^2" office:value-type="float" office:value="0.0387721311485856" calcext:value-type="float">
            <text:p>0.038772131148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9546107" calcext:value-type="float">
            <text:p>0.259546107</text:p>
          </table:table-cell>
          <table:table-cell table:formula="of:=[.A1543]-[.B1543]" office:value-type="float" office:value="-0.259546107" calcext:value-type="float">
            <text:p>-0.259546107</text:p>
          </table:table-cell>
          <table:table-cell table:formula="of:=ABS([.C1543])" office:value-type="float" office:value="0.259546107" calcext:value-type="float">
            <text:p>0.259546107</text:p>
          </table:table-cell>
          <table:table-cell table:formula="of:=[.C1543]^2" office:value-type="float" office:value="0.0673641816588555" calcext:value-type="float">
            <text:p>0.067364181658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54219155" calcext:value-type="float">
            <text:p>1.454219155</text:p>
          </table:table-cell>
          <table:table-cell table:formula="of:=[.A1544]-[.B1544]" office:value-type="float" office:value="-0.454219155" calcext:value-type="float">
            <text:p>-0.454219155</text:p>
          </table:table-cell>
          <table:table-cell table:formula="of:=ABS([.C1544])" office:value-type="float" office:value="0.454219155" calcext:value-type="float">
            <text:p>0.454219155</text:p>
          </table:table-cell>
          <table:table-cell table:formula="of:=[.C1544]^2" office:value-type="float" office:value="0.206315040768914" calcext:value-type="float">
            <text:p>0.206315040768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545]-[.B1545]" office:value-type="float" office:value="-0.182783016" calcext:value-type="float">
            <text:p>-0.182783016</text:p>
          </table:table-cell>
          <table:table-cell table:formula="of:=ABS([.C1545])" office:value-type="float" office:value="0.182783016" calcext:value-type="float">
            <text:p>0.182783016</text:p>
          </table:table-cell>
          <table:table-cell table:formula="of:=[.C1545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546]-[.B1546]" office:value-type="float" office:value="-0.112386858" calcext:value-type="float">
            <text:p>-0.112386858</text:p>
          </table:table-cell>
          <table:table-cell table:formula="of:=ABS([.C1546])" office:value-type="float" office:value="0.112386858" calcext:value-type="float">
            <text:p>0.112386858</text:p>
          </table:table-cell>
          <table:table-cell table:formula="of:=[.C1546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82449" calcext:value-type="float">
            <text:p>0.195382449</text:p>
          </table:table-cell>
          <table:table-cell table:formula="of:=[.A1547]-[.B1547]" office:value-type="float" office:value="-0.195382449" calcext:value-type="float">
            <text:p>-0.195382449</text:p>
          </table:table-cell>
          <table:table-cell table:formula="of:=ABS([.C1547])" office:value-type="float" office:value="0.195382449" calcext:value-type="float">
            <text:p>0.195382449</text:p>
          </table:table-cell>
          <table:table-cell table:formula="of:=[.C1547]^2" office:value-type="float" office:value="0.0381743013772376" calcext:value-type="float">
            <text:p>0.038174301377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08182" calcext:value-type="float">
            <text:p>0.231808182</text:p>
          </table:table-cell>
          <table:table-cell table:formula="of:=[.A1548]-[.B1548]" office:value-type="float" office:value="-0.231808182" calcext:value-type="float">
            <text:p>-0.231808182</text:p>
          </table:table-cell>
          <table:table-cell table:formula="of:=ABS([.C1548])" office:value-type="float" office:value="0.231808182" calcext:value-type="float">
            <text:p>0.231808182</text:p>
          </table:table-cell>
          <table:table-cell table:formula="of:=[.C1548]^2" office:value-type="float" office:value="0.0537350332421451" calcext:value-type="float">
            <text:p>0.053735033242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7239" calcext:value-type="float">
            <text:p>0.79447239</text:p>
          </table:table-cell>
          <table:table-cell table:formula="of:=[.A1549]-[.B1549]" office:value-type="float" office:value="-0.79447239" calcext:value-type="float">
            <text:p>-0.79447239</text:p>
          </table:table-cell>
          <table:table-cell table:formula="of:=ABS([.C1549])" office:value-type="float" office:value="0.79447239" calcext:value-type="float">
            <text:p>0.79447239</text:p>
          </table:table-cell>
          <table:table-cell table:formula="of:=[.C1549]^2" office:value-type="float" office:value="0.631186378472312" calcext:value-type="float">
            <text:p>0.631186378472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550]-[.B1550]" office:value-type="float" office:value="-0.049881768" calcext:value-type="float">
            <text:p>-0.049881768</text:p>
          </table:table-cell>
          <table:table-cell table:formula="of:=ABS([.C1550])" office:value-type="float" office:value="0.049881768" calcext:value-type="float">
            <text:p>0.049881768</text:p>
          </table:table-cell>
          <table:table-cell table:formula="of:=[.C1550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551]-[.B1551]" office:value-type="float" office:value="-0.128811804" calcext:value-type="float">
            <text:p>-0.128811804</text:p>
          </table:table-cell>
          <table:table-cell table:formula="of:=ABS([.C1551])" office:value-type="float" office:value="0.128811804" calcext:value-type="float">
            <text:p>0.128811804</text:p>
          </table:table-cell>
          <table:table-cell table:formula="of:=[.C1551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664901" calcext:value-type="float">
            <text:p>0.991664901</text:p>
          </table:table-cell>
          <table:table-cell table:formula="of:=[.A1552]-[.B1552]" office:value-type="float" office:value="-0.991664901" calcext:value-type="float">
            <text:p>-0.991664901</text:p>
          </table:table-cell>
          <table:table-cell table:formula="of:=ABS([.C1552])" office:value-type="float" office:value="0.991664901" calcext:value-type="float">
            <text:p>0.991664901</text:p>
          </table:table-cell>
          <table:table-cell table:formula="of:=[.C1552]^2" office:value-type="float" office:value="0.98339927587534" calcext:value-type="float">
            <text:p>0.98339927587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6700117" calcext:value-type="float">
            <text:p>0.296700117</text:p>
          </table:table-cell>
          <table:table-cell table:formula="of:=[.A1553]-[.B1553]" office:value-type="float" office:value="-0.296700117" calcext:value-type="float">
            <text:p>-0.296700117</text:p>
          </table:table-cell>
          <table:table-cell table:formula="of:=ABS([.C1553])" office:value-type="float" office:value="0.296700117" calcext:value-type="float">
            <text:p>0.296700117</text:p>
          </table:table-cell>
          <table:table-cell table:formula="of:=[.C1553]^2" office:value-type="float" office:value="0.0880309594278137" calcext:value-type="float">
            <text:p>0.088030959427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60167" calcext:value-type="float">
            <text:p>0.135560167</text:p>
          </table:table-cell>
          <table:table-cell table:formula="of:=[.A1554]-[.B1554]" office:value-type="float" office:value="-0.135560167" calcext:value-type="float">
            <text:p>-0.135560167</text:p>
          </table:table-cell>
          <table:table-cell table:formula="of:=ABS([.C1554])" office:value-type="float" office:value="0.135560167" calcext:value-type="float">
            <text:p>0.135560167</text:p>
          </table:table-cell>
          <table:table-cell table:formula="of:=[.C1554]^2" office:value-type="float" office:value="0.0183765588770679" calcext:value-type="float">
            <text:p>0.018376558877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5071873" calcext:value-type="float">
            <text:p>0.285071873</text:p>
          </table:table-cell>
          <table:table-cell table:formula="of:=[.A1555]-[.B1555]" office:value-type="float" office:value="0.714928127" calcext:value-type="float">
            <text:p>0.714928127</text:p>
          </table:table-cell>
          <table:table-cell table:formula="of:=ABS([.C1555])" office:value-type="float" office:value="0.714928127" calcext:value-type="float">
            <text:p>0.714928127</text:p>
          </table:table-cell>
          <table:table-cell table:formula="of:=[.C1555]^2" office:value-type="float" office:value="0.511122226775728" calcext:value-type="float">
            <text:p>0.511122226775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7556593" calcext:value-type="float">
            <text:p>1.347556593</text:p>
          </table:table-cell>
          <table:table-cell table:formula="of:=[.A1556]-[.B1556]" office:value-type="float" office:value="-0.347556593" calcext:value-type="float">
            <text:p>-0.347556593</text:p>
          </table:table-cell>
          <table:table-cell table:formula="of:=ABS([.C1556])" office:value-type="float" office:value="0.347556593" calcext:value-type="float">
            <text:p>0.347556593</text:p>
          </table:table-cell>
          <table:table-cell table:formula="of:=[.C1556]^2" office:value-type="float" office:value="0.120795585337768" calcext:value-type="float">
            <text:p>0.1207955853377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33734" calcext:value-type="float">
            <text:p>0.2333734</text:p>
          </table:table-cell>
          <table:table-cell table:formula="of:=[.A1557]-[.B1557]" office:value-type="float" office:value="0.7666266" calcext:value-type="float">
            <text:p>0.7666266</text:p>
          </table:table-cell>
          <table:table-cell table:formula="of:=ABS([.C1557])" office:value-type="float" office:value="0.7666266" calcext:value-type="float">
            <text:p>0.7666266</text:p>
          </table:table-cell>
          <table:table-cell table:formula="of:=[.C1557]^2" office:value-type="float" office:value="0.58771634382756" calcext:value-type="float">
            <text:p>0.58771634382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5339858" calcext:value-type="float">
            <text:p>0.625339858</text:p>
          </table:table-cell>
          <table:table-cell table:formula="of:=[.A1558]-[.B1558]" office:value-type="float" office:value="0.374660142" calcext:value-type="float">
            <text:p>0.374660142</text:p>
          </table:table-cell>
          <table:table-cell table:formula="of:=ABS([.C1558])" office:value-type="float" office:value="0.374660142" calcext:value-type="float">
            <text:p>0.374660142</text:p>
          </table:table-cell>
          <table:table-cell table:formula="of:=[.C1558]^2" office:value-type="float" office:value="0.14037022200346" calcext:value-type="float">
            <text:p>0.14037022200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2530901" calcext:value-type="float">
            <text:p>0.442530901</text:p>
          </table:table-cell>
          <table:table-cell table:formula="of:=[.A1559]-[.B1559]" office:value-type="float" office:value="1.557469099" calcext:value-type="float">
            <text:p>1.557469099</text:p>
          </table:table-cell>
          <table:table-cell table:formula="of:=ABS([.C1559])" office:value-type="float" office:value="1.557469099" calcext:value-type="float">
            <text:p>1.557469099</text:p>
          </table:table-cell>
          <table:table-cell table:formula="of:=[.C1559]^2" office:value-type="float" office:value="2.42570999433987" calcext:value-type="float">
            <text:p>2.42570999433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2102898" calcext:value-type="float">
            <text:p>0.662102898</text:p>
          </table:table-cell>
          <table:table-cell table:formula="of:=[.A1560]-[.B1560]" office:value-type="float" office:value="1.337897102" calcext:value-type="float">
            <text:p>1.337897102</text:p>
          </table:table-cell>
          <table:table-cell table:formula="of:=ABS([.C1560])" office:value-type="float" office:value="1.337897102" calcext:value-type="float">
            <text:p>1.337897102</text:p>
          </table:table-cell>
          <table:table-cell table:formula="of:=[.C1560]^2" office:value-type="float" office:value="1.78996865554" calcext:value-type="float">
            <text:p>1.78996865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9546107" calcext:value-type="float">
            <text:p>0.259546107</text:p>
          </table:table-cell>
          <table:table-cell table:formula="of:=[.A1561]-[.B1561]" office:value-type="float" office:value="-0.259546107" calcext:value-type="float">
            <text:p>-0.259546107</text:p>
          </table:table-cell>
          <table:table-cell table:formula="of:=ABS([.C1561])" office:value-type="float" office:value="0.259546107" calcext:value-type="float">
            <text:p>0.259546107</text:p>
          </table:table-cell>
          <table:table-cell table:formula="of:=[.C1561]^2" office:value-type="float" office:value="0.0673641816588555" calcext:value-type="float">
            <text:p>0.067364181658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10966761" calcext:value-type="float">
            <text:p>1.510966761</text:p>
          </table:table-cell>
          <table:table-cell table:formula="of:=[.A1562]-[.B1562]" office:value-type="float" office:value="-1.510966761" calcext:value-type="float">
            <text:p>-1.510966761</text:p>
          </table:table-cell>
          <table:table-cell table:formula="of:=ABS([.C1562])" office:value-type="float" office:value="1.510966761" calcext:value-type="float">
            <text:p>1.510966761</text:p>
          </table:table-cell>
          <table:table-cell table:formula="of:=[.C1562]^2" office:value-type="float" office:value="2.28302055284683" calcext:value-type="float">
            <text:p>2.28302055284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563]-[.B1563]" office:value-type="float" office:value="-0.182783016" calcext:value-type="float">
            <text:p>-0.182783016</text:p>
          </table:table-cell>
          <table:table-cell table:formula="of:=ABS([.C1563])" office:value-type="float" office:value="0.182783016" calcext:value-type="float">
            <text:p>0.182783016</text:p>
          </table:table-cell>
          <table:table-cell table:formula="of:=[.C1563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564]-[.B1564]" office:value-type="float" office:value="-0.112386858" calcext:value-type="float">
            <text:p>-0.112386858</text:p>
          </table:table-cell>
          <table:table-cell table:formula="of:=ABS([.C1564])" office:value-type="float" office:value="0.112386858" calcext:value-type="float">
            <text:p>0.112386858</text:p>
          </table:table-cell>
          <table:table-cell table:formula="of:=[.C1564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82449" calcext:value-type="float">
            <text:p>0.195382449</text:p>
          </table:table-cell>
          <table:table-cell table:formula="of:=[.A1565]-[.B1565]" office:value-type="float" office:value="-0.195382449" calcext:value-type="float">
            <text:p>-0.195382449</text:p>
          </table:table-cell>
          <table:table-cell table:formula="of:=ABS([.C1565])" office:value-type="float" office:value="0.195382449" calcext:value-type="float">
            <text:p>0.195382449</text:p>
          </table:table-cell>
          <table:table-cell table:formula="of:=[.C1565]^2" office:value-type="float" office:value="0.0381743013772376" calcext:value-type="float">
            <text:p>0.038174301377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808182" calcext:value-type="float">
            <text:p>0.231808182</text:p>
          </table:table-cell>
          <table:table-cell table:formula="of:=[.A1566]-[.B1566]" office:value-type="float" office:value="0.768191818" calcext:value-type="float">
            <text:p>0.768191818</text:p>
          </table:table-cell>
          <table:table-cell table:formula="of:=ABS([.C1566])" office:value-type="float" office:value="0.768191818" calcext:value-type="float">
            <text:p>0.768191818</text:p>
          </table:table-cell>
          <table:table-cell table:formula="of:=[.C1566]^2" office:value-type="float" office:value="0.590118669242145" calcext:value-type="float">
            <text:p>0.590118669242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0311661" calcext:value-type="float">
            <text:p>0.770311661</text:p>
          </table:table-cell>
          <table:table-cell table:formula="of:=[.A1567]-[.B1567]" office:value-type="float" office:value="1.229688339" calcext:value-type="float">
            <text:p>1.229688339</text:p>
          </table:table-cell>
          <table:table-cell table:formula="of:=ABS([.C1567])" office:value-type="float" office:value="1.229688339" calcext:value-type="float">
            <text:p>1.229688339</text:p>
          </table:table-cell>
          <table:table-cell table:formula="of:=[.C1567]^2" office:value-type="float" office:value="1.51213341107258" calcext:value-type="float">
            <text:p>1.51213341107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568]-[.B1568]" office:value-type="float" office:value="-0.049881768" calcext:value-type="float">
            <text:p>-0.049881768</text:p>
          </table:table-cell>
          <table:table-cell table:formula="of:=ABS([.C1568])" office:value-type="float" office:value="0.049881768" calcext:value-type="float">
            <text:p>0.049881768</text:p>
          </table:table-cell>
          <table:table-cell table:formula="of:=[.C1568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610055" calcext:value-type="float">
            <text:p>0.601610055</text:p>
          </table:table-cell>
          <table:table-cell table:formula="of:=[.A1569]-[.B1569]" office:value-type="float" office:value="-0.601610055" calcext:value-type="float">
            <text:p>-0.601610055</text:p>
          </table:table-cell>
          <table:table-cell table:formula="of:=ABS([.C1569])" office:value-type="float" office:value="0.601610055" calcext:value-type="float">
            <text:p>0.601610055</text:p>
          </table:table-cell>
          <table:table-cell table:formula="of:=[.C1569]^2" office:value-type="float" office:value="0.361934658277103" calcext:value-type="float">
            <text:p>0.361934658277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4025044" calcext:value-type="float">
            <text:p>1.24025044</text:p>
          </table:table-cell>
          <table:table-cell table:formula="of:=[.A1570]-[.B1570]" office:value-type="float" office:value="-0.24025044" calcext:value-type="float">
            <text:p>-0.24025044</text:p>
          </table:table-cell>
          <table:table-cell table:formula="of:=ABS([.C1570])" office:value-type="float" office:value="0.24025044" calcext:value-type="float">
            <text:p>0.24025044</text:p>
          </table:table-cell>
          <table:table-cell table:formula="of:=[.C1570]^2" office:value-type="float" office:value="0.0577202739201936" calcext:value-type="float">
            <text:p>0.057720273920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18159633" calcext:value-type="float">
            <text:p>1.218159633</text:p>
          </table:table-cell>
          <table:table-cell table:formula="of:=[.A1571]-[.B1571]" office:value-type="float" office:value="-1.218159633" calcext:value-type="float">
            <text:p>-1.218159633</text:p>
          </table:table-cell>
          <table:table-cell table:formula="of:=ABS([.C1571])" office:value-type="float" office:value="1.218159633" calcext:value-type="float">
            <text:p>1.218159633</text:p>
          </table:table-cell>
          <table:table-cell table:formula="of:=[.C1571]^2" office:value-type="float" office:value="1.48391289147069" calcext:value-type="float">
            <text:p>1.483912891470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5560167" calcext:value-type="float">
            <text:p>0.135560167</text:p>
          </table:table-cell>
          <table:table-cell table:formula="of:=[.A1572]-[.B1572]" office:value-type="float" office:value="0.864439833" calcext:value-type="float">
            <text:p>0.864439833</text:p>
          </table:table-cell>
          <table:table-cell table:formula="of:=ABS([.C1572])" office:value-type="float" office:value="0.864439833" calcext:value-type="float">
            <text:p>0.864439833</text:p>
          </table:table-cell>
          <table:table-cell table:formula="of:=[.C1572]^2" office:value-type="float" office:value="0.747256224877068" calcext:value-type="float">
            <text:p>0.747256224877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4204153" calcext:value-type="float">
            <text:p>1.154204153</text:p>
          </table:table-cell>
          <table:table-cell table:formula="of:=[.A1573]-[.B1573]" office:value-type="float" office:value="-0.154204153" calcext:value-type="float">
            <text:p>-0.154204153</text:p>
          </table:table-cell>
          <table:table-cell table:formula="of:=ABS([.C1573])" office:value-type="float" office:value="0.154204153" calcext:value-type="float">
            <text:p>0.154204153</text:p>
          </table:table-cell>
          <table:table-cell table:formula="of:=[.C1573]^2" office:value-type="float" office:value="0.0237789208024474" calcext:value-type="float">
            <text:p>0.023778920802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44886387" calcext:value-type="float">
            <text:p>1.944886387</text:p>
          </table:table-cell>
          <table:table-cell table:formula="of:=[.A1574]-[.B1574]" office:value-type="float" office:value="1.055113613" calcext:value-type="float">
            <text:p>1.055113613</text:p>
          </table:table-cell>
          <table:table-cell table:formula="of:=ABS([.C1574])" office:value-type="float" office:value="1.055113613" calcext:value-type="float">
            <text:p>1.055113613</text:p>
          </table:table-cell>
          <table:table-cell table:formula="of:=[.C1574]^2" office:value-type="float" office:value="1.11326473633791" calcext:value-type="float">
            <text:p>1.11326473633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33734" calcext:value-type="float">
            <text:p>0.2333734</text:p>
          </table:table-cell>
          <table:table-cell table:formula="of:=[.A1575]-[.B1575]" office:value-type="float" office:value="1.7666266" calcext:value-type="float">
            <text:p>1.7666266</text:p>
          </table:table-cell>
          <table:table-cell table:formula="of:=ABS([.C1575])" office:value-type="float" office:value="1.7666266" calcext:value-type="float">
            <text:p>1.7666266</text:p>
          </table:table-cell>
          <table:table-cell table:formula="of:=[.C1575]^2" office:value-type="float" office:value="3.12096954382756" calcext:value-type="float">
            <text:p>3.12096954382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38703" calcext:value-type="float">
            <text:p>0.75538703</text:p>
          </table:table-cell>
          <table:table-cell table:formula="of:=[.A1576]-[.B1576]" office:value-type="float" office:value="0.24461297" calcext:value-type="float">
            <text:p>0.24461297</text:p>
          </table:table-cell>
          <table:table-cell table:formula="of:=ABS([.C1576])" office:value-type="float" office:value="0.24461297" calcext:value-type="float">
            <text:p>0.24461297</text:p>
          </table:table-cell>
          <table:table-cell table:formula="of:=[.C1576]^2" office:value-type="float" office:value="0.0598355050922209" calcext:value-type="float">
            <text:p>0.059835505092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2315138" calcext:value-type="float">
            <text:p>0.952315138</text:p>
          </table:table-cell>
          <table:table-cell table:formula="of:=[.A1577]-[.B1577]" office:value-type="float" office:value="1.047684862" calcext:value-type="float">
            <text:p>1.047684862</text:p>
          </table:table-cell>
          <table:table-cell table:formula="of:=ABS([.C1577])" office:value-type="float" office:value="1.047684862" calcext:value-type="float">
            <text:p>1.047684862</text:p>
          </table:table-cell>
          <table:table-cell table:formula="of:=[.C1577]^2" office:value-type="float" office:value="1.09764357006396" calcext:value-type="float">
            <text:p>1.09764357006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4009433" calcext:value-type="float">
            <text:p>0.704009433</text:p>
          </table:table-cell>
          <table:table-cell table:formula="of:=[.A1578]-[.B1578]" office:value-type="float" office:value="-0.704009433" calcext:value-type="float">
            <text:p>-0.704009433</text:p>
          </table:table-cell>
          <table:table-cell table:formula="of:=ABS([.C1578])" office:value-type="float" office:value="0.704009433" calcext:value-type="float">
            <text:p>0.704009433</text:p>
          </table:table-cell>
          <table:table-cell table:formula="of:=[.C1578]^2" office:value-type="float" office:value="0.495629281752982" calcext:value-type="float">
            <text:p>0.495629281752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6795783" calcext:value-type="float">
            <text:p>0.546795783</text:p>
          </table:table-cell>
          <table:table-cell table:formula="of:=[.A1579]-[.B1579]" office:value-type="float" office:value="-0.546795783" calcext:value-type="float">
            <text:p>-0.546795783</text:p>
          </table:table-cell>
          <table:table-cell table:formula="of:=ABS([.C1579])" office:value-type="float" office:value="0.546795783" calcext:value-type="float">
            <text:p>0.546795783</text:p>
          </table:table-cell>
          <table:table-cell table:formula="of:=[.C1579]^2" office:value-type="float" office:value="0.298985628306583" calcext:value-type="float">
            <text:p>0.2989856283065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98795289" calcext:value-type="float">
            <text:p>1.498795289</text:p>
          </table:table-cell>
          <table:table-cell table:formula="of:=[.A1580]-[.B1580]" office:value-type="float" office:value="0.501204711" calcext:value-type="float">
            <text:p>0.501204711</text:p>
          </table:table-cell>
          <table:table-cell table:formula="of:=ABS([.C1580])" office:value-type="float" office:value="0.501204711" calcext:value-type="float">
            <text:p>0.501204711</text:p>
          </table:table-cell>
          <table:table-cell table:formula="of:=[.C1580]^2" office:value-type="float" office:value="0.251206162328593" calcext:value-type="float">
            <text:p>0.251206162328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676137" calcext:value-type="float">
            <text:p>0.468676137</text:p>
          </table:table-cell>
          <table:table-cell table:formula="of:=[.A1581]-[.B1581]" office:value-type="float" office:value="-0.468676137" calcext:value-type="float">
            <text:p>-0.468676137</text:p>
          </table:table-cell>
          <table:table-cell table:formula="of:=ABS([.C1581])" office:value-type="float" office:value="0.468676137" calcext:value-type="float">
            <text:p>0.468676137</text:p>
          </table:table-cell>
          <table:table-cell table:formula="of:=[.C1581]^2" office:value-type="float" office:value="0.219657321393243" calcext:value-type="float">
            <text:p>0.219657321393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582]-[.B1582]" office:value-type="float" office:value="-0.112386858" calcext:value-type="float">
            <text:p>-0.112386858</text:p>
          </table:table-cell>
          <table:table-cell table:formula="of:=ABS([.C1582])" office:value-type="float" office:value="0.112386858" calcext:value-type="float">
            <text:p>0.112386858</text:p>
          </table:table-cell>
          <table:table-cell table:formula="of:=[.C1582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82449" calcext:value-type="float">
            <text:p>0.195382449</text:p>
          </table:table-cell>
          <table:table-cell table:formula="of:=[.A1583]-[.B1583]" office:value-type="float" office:value="-0.195382449" calcext:value-type="float">
            <text:p>-0.195382449</text:p>
          </table:table-cell>
          <table:table-cell table:formula="of:=ABS([.C1583])" office:value-type="float" office:value="0.195382449" calcext:value-type="float">
            <text:p>0.195382449</text:p>
          </table:table-cell>
          <table:table-cell table:formula="of:=[.C1583]^2" office:value-type="float" office:value="0.0381743013772376" calcext:value-type="float">
            <text:p>0.038174301377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808182" calcext:value-type="float">
            <text:p>0.231808182</text:p>
          </table:table-cell>
          <table:table-cell table:formula="of:=[.A1584]-[.B1584]" office:value-type="float" office:value="0.768191818" calcext:value-type="float">
            <text:p>0.768191818</text:p>
          </table:table-cell>
          <table:table-cell table:formula="of:=ABS([.C1584])" office:value-type="float" office:value="0.768191818" calcext:value-type="float">
            <text:p>0.768191818</text:p>
          </table:table-cell>
          <table:table-cell table:formula="of:=[.C1584]^2" office:value-type="float" office:value="0.590118669242145" calcext:value-type="float">
            <text:p>0.590118669242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8601315" calcext:value-type="float">
            <text:p>0.938601315</text:p>
          </table:table-cell>
          <table:table-cell table:formula="of:=[.A1585]-[.B1585]" office:value-type="float" office:value="0.0613986849999999" calcext:value-type="float">
            <text:p>0.061398685</text:p>
          </table:table-cell>
          <table:table-cell table:formula="of:=ABS([.C1585])" office:value-type="float" office:value="0.0613986849999999" calcext:value-type="float">
            <text:p>0.061398685</text:p>
          </table:table-cell>
          <table:table-cell table:formula="of:=[.C1585]^2" office:value-type="float" office:value="0.00376979851972921" calcext:value-type="float">
            <text:p>0.003769798519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586]-[.B1586]" office:value-type="float" office:value="-0.049881768" calcext:value-type="float">
            <text:p>-0.049881768</text:p>
          </table:table-cell>
          <table:table-cell table:formula="of:=ABS([.C1586])" office:value-type="float" office:value="0.049881768" calcext:value-type="float">
            <text:p>0.049881768</text:p>
          </table:table-cell>
          <table:table-cell table:formula="of:=[.C1586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587]-[.B1587]" office:value-type="float" office:value="-0.128811804" calcext:value-type="float">
            <text:p>-0.128811804</text:p>
          </table:table-cell>
          <table:table-cell table:formula="of:=ABS([.C1587])" office:value-type="float" office:value="0.128811804" calcext:value-type="float">
            <text:p>0.128811804</text:p>
          </table:table-cell>
          <table:table-cell table:formula="of:=[.C1587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3644649" calcext:value-type="float">
            <text:p>0.503644649</text:p>
          </table:table-cell>
          <table:table-cell table:formula="of:=[.A1588]-[.B1588]" office:value-type="float" office:value="1.496355351" calcext:value-type="float">
            <text:p>1.496355351</text:p>
          </table:table-cell>
          <table:table-cell table:formula="of:=ABS([.C1588])" office:value-type="float" office:value="1.496355351" calcext:value-type="float">
            <text:p>1.496355351</text:p>
          </table:table-cell>
          <table:table-cell table:formula="of:=[.C1588]^2" office:value-type="float" office:value="2.23907933646633" calcext:value-type="float">
            <text:p>2.239079336466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1813583" calcext:value-type="float">
            <text:p>0.791813583</text:p>
          </table:table-cell>
          <table:table-cell table:formula="of:=[.A1589]-[.B1589]" office:value-type="float" office:value="1.208186417" calcext:value-type="float">
            <text:p>1.208186417</text:p>
          </table:table-cell>
          <table:table-cell table:formula="of:=ABS([.C1589])" office:value-type="float" office:value="1.208186417" calcext:value-type="float">
            <text:p>1.208186417</text:p>
          </table:table-cell>
          <table:table-cell table:formula="of:=[.C1589]^2" office:value-type="float" office:value="1.4597144182233" calcext:value-type="float">
            <text:p>1.4597144182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5998546" calcext:value-type="float">
            <text:p>0.505998546</text:p>
          </table:table-cell>
          <table:table-cell table:formula="of:=[.A1590]-[.B1590]" office:value-type="float" office:value="0.494001454" calcext:value-type="float">
            <text:p>0.494001454</text:p>
          </table:table-cell>
          <table:table-cell table:formula="of:=ABS([.C1590])" office:value-type="float" office:value="0.494001454" calcext:value-type="float">
            <text:p>0.494001454</text:p>
          </table:table-cell>
          <table:table-cell table:formula="of:=[.C1590]^2" office:value-type="float" office:value="0.244037436554114" calcext:value-type="float">
            <text:p>0.244037436554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5071873" calcext:value-type="float">
            <text:p>0.285071873</text:p>
          </table:table-cell>
          <table:table-cell table:formula="of:=[.A1591]-[.B1591]" office:value-type="float" office:value="0.714928127" calcext:value-type="float">
            <text:p>0.714928127</text:p>
          </table:table-cell>
          <table:table-cell table:formula="of:=ABS([.C1591])" office:value-type="float" office:value="0.714928127" calcext:value-type="float">
            <text:p>0.714928127</text:p>
          </table:table-cell>
          <table:table-cell table:formula="of:=[.C1591]^2" office:value-type="float" office:value="0.511122226775728" calcext:value-type="float">
            <text:p>0.511122226775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0442813" calcext:value-type="float">
            <text:p>2.00442813</text:p>
          </table:table-cell>
          <table:table-cell table:formula="of:=[.A1592]-[.B1592]" office:value-type="float" office:value="-1.00442813" calcext:value-type="float">
            <text:p>-1.00442813</text:p>
          </table:table-cell>
          <table:table-cell table:formula="of:=ABS([.C1592])" office:value-type="float" office:value="1.00442813" calcext:value-type="float">
            <text:p>1.00442813</text:p>
          </table:table-cell>
          <table:table-cell table:formula="of:=[.C1592]^2" office:value-type="float" office:value="1.0088758683353" calcext:value-type="float">
            <text:p>1.0088758683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593]-[.B1593]" office:value-type="float" office:value="-0.2333734" calcext:value-type="float">
            <text:p>-0.2333734</text:p>
          </table:table-cell>
          <table:table-cell table:formula="of:=ABS([.C1593])" office:value-type="float" office:value="0.2333734" calcext:value-type="float">
            <text:p>0.2333734</text:p>
          </table:table-cell>
          <table:table-cell table:formula="of:=[.C1593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3949245" calcext:value-type="float">
            <text:p>0.463949245</text:p>
          </table:table-cell>
          <table:table-cell table:formula="of:=[.A1594]-[.B1594]" office:value-type="float" office:value="1.536050755" calcext:value-type="float">
            <text:p>1.536050755</text:p>
          </table:table-cell>
          <table:table-cell table:formula="of:=ABS([.C1594])" office:value-type="float" office:value="1.536050755" calcext:value-type="float">
            <text:p>1.536050755</text:p>
          </table:table-cell>
          <table:table-cell table:formula="of:=[.C1594]^2" office:value-type="float" office:value="2.35945192193607" calcext:value-type="float">
            <text:p>2.35945192193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5798297" calcext:value-type="float">
            <text:p>1.05798297</text:p>
          </table:table-cell>
          <table:table-cell table:formula="of:=[.A1595]-[.B1595]" office:value-type="float" office:value="-0.0579829700000001" calcext:value-type="float">
            <text:p>-0.05798297</text:p>
          </table:table-cell>
          <table:table-cell table:formula="of:=ABS([.C1595])" office:value-type="float" office:value="0.0579829700000001" calcext:value-type="float">
            <text:p>0.05798297</text:p>
          </table:table-cell>
          <table:table-cell table:formula="of:=[.C1595]^2" office:value-type="float" office:value="0.00336202481002091" calcext:value-type="float">
            <text:p>0.003362024810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3750555" calcext:value-type="float">
            <text:p>0.513750555</text:p>
          </table:table-cell>
          <table:table-cell table:formula="of:=[.A1596]-[.B1596]" office:value-type="float" office:value="-0.513750555" calcext:value-type="float">
            <text:p>-0.513750555</text:p>
          </table:table-cell>
          <table:table-cell table:formula="of:=ABS([.C1596])" office:value-type="float" office:value="0.513750555" calcext:value-type="float">
            <text:p>0.513750555</text:p>
          </table:table-cell>
          <table:table-cell table:formula="of:=[.C1596]^2" office:value-type="float" office:value="0.263939632762808" calcext:value-type="float">
            <text:p>0.263939632762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5068029" calcext:value-type="float">
            <text:p>0.565068029</text:p>
          </table:table-cell>
          <table:table-cell table:formula="of:=[.A1597]-[.B1597]" office:value-type="float" office:value="-0.565068029" calcext:value-type="float">
            <text:p>-0.565068029</text:p>
          </table:table-cell>
          <table:table-cell table:formula="of:=ABS([.C1597])" office:value-type="float" office:value="0.565068029" calcext:value-type="float">
            <text:p>0.565068029</text:p>
          </table:table-cell>
          <table:table-cell table:formula="of:=[.C1597]^2" office:value-type="float" office:value="0.319301877397945" calcext:value-type="float">
            <text:p>0.319301877397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6238741" calcext:value-type="float">
            <text:p>1.076238741</text:p>
          </table:table-cell>
          <table:table-cell table:formula="of:=[.A1598]-[.B1598]" office:value-type="float" office:value="-1.076238741" calcext:value-type="float">
            <text:p>-1.076238741</text:p>
          </table:table-cell>
          <table:table-cell table:formula="of:=ABS([.C1598])" office:value-type="float" office:value="1.076238741" calcext:value-type="float">
            <text:p>1.076238741</text:p>
          </table:table-cell>
          <table:table-cell table:formula="of:=[.C1598]^2" office:value-type="float" office:value="1.15828982762927" calcext:value-type="float">
            <text:p>1.15828982762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599]-[.B1599]" office:value-type="float" office:value="-0.182783016" calcext:value-type="float">
            <text:p>-0.182783016</text:p>
          </table:table-cell>
          <table:table-cell table:formula="of:=ABS([.C1599])" office:value-type="float" office:value="0.182783016" calcext:value-type="float">
            <text:p>0.182783016</text:p>
          </table:table-cell>
          <table:table-cell table:formula="of:=[.C1599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600]-[.B1600]" office:value-type="float" office:value="-0.112386858" calcext:value-type="float">
            <text:p>-0.112386858</text:p>
          </table:table-cell>
          <table:table-cell table:formula="of:=ABS([.C1600])" office:value-type="float" office:value="0.112386858" calcext:value-type="float">
            <text:p>0.112386858</text:p>
          </table:table-cell>
          <table:table-cell table:formula="of:=[.C1600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2961285" calcext:value-type="float">
            <text:p>0.512961285</text:p>
          </table:table-cell>
          <table:table-cell table:formula="of:=[.A1601]-[.B1601]" office:value-type="float" office:value="-0.512961285" calcext:value-type="float">
            <text:p>-0.512961285</text:p>
          </table:table-cell>
          <table:table-cell table:formula="of:=ABS([.C1601])" office:value-type="float" office:value="0.512961285" calcext:value-type="float">
            <text:p>0.512961285</text:p>
          </table:table-cell>
          <table:table-cell table:formula="of:=[.C1601]^2" office:value-type="float" office:value="0.263129279908851" calcext:value-type="float">
            <text:p>0.263129279908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08182" calcext:value-type="float">
            <text:p>0.231808182</text:p>
          </table:table-cell>
          <table:table-cell table:formula="of:=[.A1602]-[.B1602]" office:value-type="float" office:value="-0.231808182" calcext:value-type="float">
            <text:p>-0.231808182</text:p>
          </table:table-cell>
          <table:table-cell table:formula="of:=ABS([.C1602])" office:value-type="float" office:value="0.231808182" calcext:value-type="float">
            <text:p>0.231808182</text:p>
          </table:table-cell>
          <table:table-cell table:formula="of:=[.C1602]^2" office:value-type="float" office:value="0.0537350332421451" calcext:value-type="float">
            <text:p>0.053735033242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98460586" calcext:value-type="float">
            <text:p>2.198460586</text:p>
          </table:table-cell>
          <table:table-cell table:formula="of:=[.A1603]-[.B1603]" office:value-type="float" office:value="4.801539414" calcext:value-type="float">
            <text:p>4.801539414</text:p>
          </table:table-cell>
          <table:table-cell table:formula="of:=ABS([.C1603])" office:value-type="float" office:value="4.801539414" calcext:value-type="float">
            <text:p>4.801539414</text:p>
          </table:table-cell>
          <table:table-cell table:formula="of:=[.C1603]^2" office:value-type="float" office:value="23.0547807441955" calcext:value-type="float">
            <text:p>23.0547807441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2326618" calcext:value-type="float">
            <text:p>0.432326618</text:p>
          </table:table-cell>
          <table:table-cell table:formula="of:=[.A1604]-[.B1604]" office:value-type="float" office:value="0.567673382" calcext:value-type="float">
            <text:p>0.567673382</text:p>
          </table:table-cell>
          <table:table-cell table:formula="of:=ABS([.C1604])" office:value-type="float" office:value="0.567673382" calcext:value-type="float">
            <text:p>0.567673382</text:p>
          </table:table-cell>
          <table:table-cell table:formula="of:=[.C1604]^2" office:value-type="float" office:value="0.322253068631318" calcext:value-type="float">
            <text:p>0.322253068631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5461102" calcext:value-type="float">
            <text:p>0.795461102</text:p>
          </table:table-cell>
          <table:table-cell table:formula="of:=[.A1605]-[.B1605]" office:value-type="float" office:value="2.204538898" calcext:value-type="float">
            <text:p>2.204538898</text:p>
          </table:table-cell>
          <table:table-cell table:formula="of:=ABS([.C1605])" office:value-type="float" office:value="2.204538898" calcext:value-type="float">
            <text:p>2.204538898</text:p>
          </table:table-cell>
          <table:table-cell table:formula="of:=[.C1605]^2" office:value-type="float" office:value="4.85999175279506" calcext:value-type="float">
            <text:p>4.859991752795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99739355" calcext:value-type="float">
            <text:p>1.299739355</text:p>
          </table:table-cell>
          <table:table-cell table:formula="of:=[.A1606]-[.B1606]" office:value-type="float" office:value="2.700260645" calcext:value-type="float">
            <text:p>2.700260645</text:p>
          </table:table-cell>
          <table:table-cell table:formula="of:=ABS([.C1606])" office:value-type="float" office:value="2.700260645" calcext:value-type="float">
            <text:p>2.700260645</text:p>
          </table:table-cell>
          <table:table-cell table:formula="of:=[.C1606]^2" office:value-type="float" office:value="7.29140755093582" calcext:value-type="float">
            <text:p>7.29140755093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59430277" calcext:value-type="float">
            <text:p>1.259430277</text:p>
          </table:table-cell>
          <table:table-cell table:formula="of:=[.A1607]-[.B1607]" office:value-type="float" office:value="1.740569723" calcext:value-type="float">
            <text:p>1.740569723</text:p>
          </table:table-cell>
          <table:table-cell table:formula="of:=ABS([.C1607])" office:value-type="float" office:value="1.740569723" calcext:value-type="float">
            <text:p>1.740569723</text:p>
          </table:table-cell>
          <table:table-cell table:formula="of:=[.C1607]^2" office:value-type="float" office:value="3.0295829606243" calcext:value-type="float">
            <text:p>3.0295829606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014672" calcext:value-type="float">
            <text:p>0.717014672</text:p>
          </table:table-cell>
          <table:table-cell table:formula="of:=[.A1608]-[.B1608]" office:value-type="float" office:value="-0.717014672" calcext:value-type="float">
            <text:p>-0.717014672</text:p>
          </table:table-cell>
          <table:table-cell table:formula="of:=ABS([.C1608])" office:value-type="float" office:value="0.717014672" calcext:value-type="float">
            <text:p>0.717014672</text:p>
          </table:table-cell>
          <table:table-cell table:formula="of:=[.C1608]^2" office:value-type="float" office:value="0.514110039863268" calcext:value-type="float">
            <text:p>0.514110039863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39556352" calcext:value-type="float">
            <text:p>1.639556352</text:p>
          </table:table-cell>
          <table:table-cell table:formula="of:=[.A1609]-[.B1609]" office:value-type="float" office:value="0.360443648" calcext:value-type="float">
            <text:p>0.360443648</text:p>
          </table:table-cell>
          <table:table-cell table:formula="of:=ABS([.C1609])" office:value-type="float" office:value="0.360443648" calcext:value-type="float">
            <text:p>0.360443648</text:p>
          </table:table-cell>
          <table:table-cell table:formula="of:=[.C1609]^2" office:value-type="float" office:value="0.129919623383548" calcext:value-type="float">
            <text:p>0.129919623383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2734613" calcext:value-type="float">
            <text:p>3.32734613</text:p>
          </table:table-cell>
          <table:table-cell table:formula="of:=[.A1610]-[.B1610]" office:value-type="float" office:value="1.67265387" calcext:value-type="float">
            <text:p>1.67265387</text:p>
          </table:table-cell>
          <table:table-cell table:formula="of:=ABS([.C1610])" office:value-type="float" office:value="1.67265387" calcext:value-type="float">
            <text:p>1.67265387</text:p>
          </table:table-cell>
          <table:table-cell table:formula="of:=[.C1610]^2" office:value-type="float" office:value="2.79777096882598" calcext:value-type="float">
            <text:p>2.79777096882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918854" calcext:value-type="float">
            <text:p>0.687918854</text:p>
          </table:table-cell>
          <table:table-cell table:formula="of:=[.A1611]-[.B1611]" office:value-type="float" office:value="-0.687918854" calcext:value-type="float">
            <text:p>-0.687918854</text:p>
          </table:table-cell>
          <table:table-cell table:formula="of:=ABS([.C1611])" office:value-type="float" office:value="0.687918854" calcext:value-type="float">
            <text:p>0.687918854</text:p>
          </table:table-cell>
          <table:table-cell table:formula="of:=[.C1611]^2" office:value-type="float" office:value="0.473232349688673" calcext:value-type="float">
            <text:p>0.473232349688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4124159" calcext:value-type="float">
            <text:p>0.994124159</text:p>
          </table:table-cell>
          <table:table-cell table:formula="of:=[.A1612]-[.B1612]" office:value-type="float" office:value="-0.994124159" calcext:value-type="float">
            <text:p>-0.994124159</text:p>
          </table:table-cell>
          <table:table-cell table:formula="of:=ABS([.C1612])" office:value-type="float" office:value="0.994124159" calcext:value-type="float">
            <text:p>0.994124159</text:p>
          </table:table-cell>
          <table:table-cell table:formula="of:=[.C1612]^2" office:value-type="float" office:value="0.988282843507457" calcext:value-type="float">
            <text:p>0.988282843507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55773701" calcext:value-type="float">
            <text:p>1.455773701</text:p>
          </table:table-cell>
          <table:table-cell table:formula="of:=[.A1613]-[.B1613]" office:value-type="float" office:value="0.544226299" calcext:value-type="float">
            <text:p>0.544226299</text:p>
          </table:table-cell>
          <table:table-cell table:formula="of:=ABS([.C1613])" office:value-type="float" office:value="0.544226299" calcext:value-type="float">
            <text:p>0.544226299</text:p>
          </table:table-cell>
          <table:table-cell table:formula="of:=[.C1613]^2" office:value-type="float" office:value="0.296182264523237" calcext:value-type="float">
            <text:p>0.2961822645232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7048231" calcext:value-type="float">
            <text:p>0.947048231</text:p>
          </table:table-cell>
          <table:table-cell table:formula="of:=[.A1614]-[.B1614]" office:value-type="float" office:value="2.052951769" calcext:value-type="float">
            <text:p>2.052951769</text:p>
          </table:table-cell>
          <table:table-cell table:formula="of:=ABS([.C1614])" office:value-type="float" office:value="2.052951769" calcext:value-type="float">
            <text:p>2.052951769</text:p>
          </table:table-cell>
          <table:table-cell table:formula="of:=[.C1614]^2" office:value-type="float" office:value="4.21461096584023" calcext:value-type="float">
            <text:p>4.21461096584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4970302" calcext:value-type="float">
            <text:p>0.764970302</text:p>
          </table:table-cell>
          <table:table-cell table:formula="of:=[.A1615]-[.B1615]" office:value-type="float" office:value="-0.764970302" calcext:value-type="float">
            <text:p>-0.764970302</text:p>
          </table:table-cell>
          <table:table-cell table:formula="of:=ABS([.C1615])" office:value-type="float" office:value="0.764970302" calcext:value-type="float">
            <text:p>0.764970302</text:p>
          </table:table-cell>
          <table:table-cell table:formula="of:=[.C1615]^2" office:value-type="float" office:value="0.585179562941971" calcext:value-type="float">
            <text:p>0.5851795629419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41325852" calcext:value-type="float">
            <text:p>1.841325852</text:p>
          </table:table-cell>
          <table:table-cell table:formula="of:=[.A1616]-[.B1616]" office:value-type="float" office:value="3.158674148" calcext:value-type="float">
            <text:p>3.158674148</text:p>
          </table:table-cell>
          <table:table-cell table:formula="of:=ABS([.C1616])" office:value-type="float" office:value="3.158674148" calcext:value-type="float">
            <text:p>3.158674148</text:p>
          </table:table-cell>
          <table:table-cell table:formula="of:=[.C1616]^2" office:value-type="float" office:value="9.97722237324352" calcext:value-type="float">
            <text:p>9.97722237324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8811424" calcext:value-type="float">
            <text:p>0.998811424</text:p>
          </table:table-cell>
          <table:table-cell table:formula="of:=[.A1617]-[.B1617]" office:value-type="float" office:value="-0.998811424" calcext:value-type="float">
            <text:p>-0.998811424</text:p>
          </table:table-cell>
          <table:table-cell table:formula="of:=ABS([.C1617])" office:value-type="float" office:value="0.998811424" calcext:value-type="float">
            <text:p>0.998811424</text:p>
          </table:table-cell>
          <table:table-cell table:formula="of:=[.C1617]^2" office:value-type="float" office:value="0.997624260712908" calcext:value-type="float">
            <text:p>0.997624260712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6055087" calcext:value-type="float">
            <text:p>0.566055087</text:p>
          </table:table-cell>
          <table:table-cell table:formula="of:=[.A1618]-[.B1618]" office:value-type="float" office:value="-0.566055087" calcext:value-type="float">
            <text:p>-0.566055087</text:p>
          </table:table-cell>
          <table:table-cell table:formula="of:=ABS([.C1618])" office:value-type="float" office:value="0.566055087" calcext:value-type="float">
            <text:p>0.566055087</text:p>
          </table:table-cell>
          <table:table-cell table:formula="of:=[.C1618]^2" office:value-type="float" office:value="0.320418361518578" calcext:value-type="float">
            <text:p>0.3204183615185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804865" calcext:value-type="float">
            <text:p>0.71804865</text:p>
          </table:table-cell>
          <table:table-cell table:formula="of:=[.A1619]-[.B1619]" office:value-type="float" office:value="1.28195135" calcext:value-type="float">
            <text:p>1.28195135</text:p>
          </table:table-cell>
          <table:table-cell table:formula="of:=ABS([.C1619])" office:value-type="float" office:value="1.28195135" calcext:value-type="float">
            <text:p>1.28195135</text:p>
          </table:table-cell>
          <table:table-cell table:formula="of:=[.C1619]^2" office:value-type="float" office:value="1.64339926376682" calcext:value-type="float">
            <text:p>1.643399263766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2333969" calcext:value-type="float">
            <text:p>0.882333969</text:p>
          </table:table-cell>
          <table:table-cell table:formula="of:=[.A1620]-[.B1620]" office:value-type="float" office:value="0.117666031" calcext:value-type="float">
            <text:p>0.117666031</text:p>
          </table:table-cell>
          <table:table-cell table:formula="of:=ABS([.C1620])" office:value-type="float" office:value="0.117666031" calcext:value-type="float">
            <text:p>0.117666031</text:p>
          </table:table-cell>
          <table:table-cell table:formula="of:=[.C1620]^2" office:value-type="float" office:value="0.0138452948512929" calcext:value-type="float">
            <text:p>0.0138452948512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02570981" calcext:value-type="float">
            <text:p>1.302570981</text:p>
          </table:table-cell>
          <table:table-cell table:formula="of:=[.A1621]-[.B1621]" office:value-type="float" office:value="1.697429019" calcext:value-type="float">
            <text:p>1.697429019</text:p>
          </table:table-cell>
          <table:table-cell table:formula="of:=ABS([.C1621])" office:value-type="float" office:value="1.697429019" calcext:value-type="float">
            <text:p>1.697429019</text:p>
          </table:table-cell>
          <table:table-cell table:formula="of:=[.C1621]^2" office:value-type="float" office:value="2.8812652745433" calcext:value-type="float">
            <text:p>2.8812652745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622]-[.B1622]" office:value-type="float" office:value="-0.049881768" calcext:value-type="float">
            <text:p>-0.049881768</text:p>
          </table:table-cell>
          <table:table-cell table:formula="of:=ABS([.C1622])" office:value-type="float" office:value="0.049881768" calcext:value-type="float">
            <text:p>0.049881768</text:p>
          </table:table-cell>
          <table:table-cell table:formula="of:=[.C1622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0714283" calcext:value-type="float">
            <text:p>0.530714283</text:p>
          </table:table-cell>
          <table:table-cell table:formula="of:=[.A1623]-[.B1623]" office:value-type="float" office:value="1.469285717" calcext:value-type="float">
            <text:p>1.469285717</text:p>
          </table:table-cell>
          <table:table-cell table:formula="of:=ABS([.C1623])" office:value-type="float" office:value="1.469285717" calcext:value-type="float">
            <text:p>1.469285717</text:p>
          </table:table-cell>
          <table:table-cell table:formula="of:=[.C1623]^2" office:value-type="float" office:value="2.1588005181802" calcext:value-type="float">
            <text:p>2.1588005181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998076" calcext:value-type="float">
            <text:p>0.83998076</text:p>
          </table:table-cell>
          <table:table-cell table:formula="of:=[.A1624]-[.B1624]" office:value-type="float" office:value="-0.83998076" calcext:value-type="float">
            <text:p>-0.83998076</text:p>
          </table:table-cell>
          <table:table-cell table:formula="of:=ABS([.C1624])" office:value-type="float" office:value="0.83998076" calcext:value-type="float">
            <text:p>0.83998076</text:p>
          </table:table-cell>
          <table:table-cell table:formula="of:=[.C1624]^2" office:value-type="float" office:value="0.705567677170178" calcext:value-type="float">
            <text:p>0.7055676771701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44228461" calcext:value-type="float">
            <text:p>1.044228461</text:p>
          </table:table-cell>
          <table:table-cell table:formula="of:=[.A1625]-[.B1625]" office:value-type="float" office:value="1.955771539" calcext:value-type="float">
            <text:p>1.955771539</text:p>
          </table:table-cell>
          <table:table-cell table:formula="of:=ABS([.C1625])" office:value-type="float" office:value="1.955771539" calcext:value-type="float">
            <text:p>1.955771539</text:p>
          </table:table-cell>
          <table:table-cell table:formula="of:=[.C1625]^2" office:value-type="float" office:value="3.82504231276243" calcext:value-type="float">
            <text:p>3.825042312762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0689051" calcext:value-type="float">
            <text:p>0.470689051</text:p>
          </table:table-cell>
          <table:table-cell table:formula="of:=[.A1626]-[.B1626]" office:value-type="float" office:value="0.529310949" calcext:value-type="float">
            <text:p>0.529310949</text:p>
          </table:table-cell>
          <table:table-cell table:formula="of:=ABS([.C1626])" office:value-type="float" office:value="0.529310949" calcext:value-type="float">
            <text:p>0.529310949</text:p>
          </table:table-cell>
          <table:table-cell table:formula="of:=[.C1626]^2" office:value-type="float" office:value="0.280170080731281" calcext:value-type="float">
            <text:p>0.280170080731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1455028" calcext:value-type="float">
            <text:p>0.901455028</text:p>
          </table:table-cell>
          <table:table-cell table:formula="of:=[.A1627]-[.B1627]" office:value-type="float" office:value="-0.901455028" calcext:value-type="float">
            <text:p>-0.901455028</text:p>
          </table:table-cell>
          <table:table-cell table:formula="of:=ABS([.C1627])" office:value-type="float" office:value="0.901455028" calcext:value-type="float">
            <text:p>0.901455028</text:p>
          </table:table-cell>
          <table:table-cell table:formula="of:=[.C1627]^2" office:value-type="float" office:value="0.812621167506481" calcext:value-type="float">
            <text:p>0.812621167506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75928227" calcext:value-type="float">
            <text:p>1.575928227</text:p>
          </table:table-cell>
          <table:table-cell table:formula="of:=[.A1628]-[.B1628]" office:value-type="float" office:value="-1.575928227" calcext:value-type="float">
            <text:p>-1.575928227</text:p>
          </table:table-cell>
          <table:table-cell table:formula="of:=ABS([.C1628])" office:value-type="float" office:value="1.575928227" calcext:value-type="float">
            <text:p>1.575928227</text:p>
          </table:table-cell>
          <table:table-cell table:formula="of:=[.C1628]^2" office:value-type="float" office:value="2.48354977665536" calcext:value-type="float">
            <text:p>2.48354977665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629]-[.B1629]" office:value-type="float" office:value="-0.2333734" calcext:value-type="float">
            <text:p>-0.2333734</text:p>
          </table:table-cell>
          <table:table-cell table:formula="of:=ABS([.C1629])" office:value-type="float" office:value="0.2333734" calcext:value-type="float">
            <text:p>0.2333734</text:p>
          </table:table-cell>
          <table:table-cell table:formula="of:=[.C1629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44760375" calcext:value-type="float">
            <text:p>1.044760375</text:p>
          </table:table-cell>
          <table:table-cell table:formula="of:=[.A1630]-[.B1630]" office:value-type="float" office:value="1.955239625" calcext:value-type="float">
            <text:p>1.955239625</text:p>
          </table:table-cell>
          <table:table-cell table:formula="of:=ABS([.C1630])" office:value-type="float" office:value="1.955239625" calcext:value-type="float">
            <text:p>1.955239625</text:p>
          </table:table-cell>
          <table:table-cell table:formula="of:=[.C1630]^2" office:value-type="float" office:value="3.82296199117014" calcext:value-type="float">
            <text:p>3.82296199117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94778644" calcext:value-type="float">
            <text:p>1.394778644</text:p>
          </table:table-cell>
          <table:table-cell table:formula="of:=[.A1631]-[.B1631]" office:value-type="float" office:value="0.605221356" calcext:value-type="float">
            <text:p>0.605221356</text:p>
          </table:table-cell>
          <table:table-cell table:formula="of:=ABS([.C1631])" office:value-type="float" office:value="0.605221356" calcext:value-type="float">
            <text:p>0.605221356</text:p>
          </table:table-cell>
          <table:table-cell table:formula="of:=[.C1631]^2" office:value-type="float" office:value="0.366292889758479" calcext:value-type="float">
            <text:p>0.366292889758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906402" calcext:value-type="float">
            <text:p>0.196906402</text:p>
          </table:table-cell>
          <table:table-cell table:formula="of:=[.A1632]-[.B1632]" office:value-type="float" office:value="-0.196906402" calcext:value-type="float">
            <text:p>-0.196906402</text:p>
          </table:table-cell>
          <table:table-cell table:formula="of:=ABS([.C1632])" office:value-type="float" office:value="0.196906402" calcext:value-type="float">
            <text:p>0.196906402</text:p>
          </table:table-cell>
          <table:table-cell table:formula="of:=[.C1632]^2" office:value-type="float" office:value="0.0387721311485856" calcext:value-type="float">
            <text:p>0.038772131148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9546107" calcext:value-type="float">
            <text:p>0.259546107</text:p>
          </table:table-cell>
          <table:table-cell table:formula="of:=[.A1633]-[.B1633]" office:value-type="float" office:value="0.740453893" calcext:value-type="float">
            <text:p>0.740453893</text:p>
          </table:table-cell>
          <table:table-cell table:formula="of:=ABS([.C1633])" office:value-type="float" office:value="0.740453893" calcext:value-type="float">
            <text:p>0.740453893</text:p>
          </table:table-cell>
          <table:table-cell table:formula="of:=[.C1633]^2" office:value-type="float" office:value="0.548271967658855" calcext:value-type="float">
            <text:p>0.548271967658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99311508" calcext:value-type="float">
            <text:p>1.399311508</text:p>
          </table:table-cell>
          <table:table-cell table:formula="of:=[.A1634]-[.B1634]" office:value-type="float" office:value="-0.399311508" calcext:value-type="float">
            <text:p>-0.399311508</text:p>
          </table:table-cell>
          <table:table-cell table:formula="of:=ABS([.C1634])" office:value-type="float" office:value="0.399311508" calcext:value-type="float">
            <text:p>0.399311508</text:p>
          </table:table-cell>
          <table:table-cell table:formula="of:=[.C1634]^2" office:value-type="float" office:value="0.159449680421234" calcext:value-type="float">
            <text:p>0.159449680421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216626" calcext:value-type="float">
            <text:p>0.48216626</text:p>
          </table:table-cell>
          <table:table-cell table:formula="of:=[.A1635]-[.B1635]" office:value-type="float" office:value="-0.48216626" calcext:value-type="float">
            <text:p>-0.48216626</text:p>
          </table:table-cell>
          <table:table-cell table:formula="of:=ABS([.C1635])" office:value-type="float" office:value="0.48216626" calcext:value-type="float">
            <text:p>0.48216626</text:p>
          </table:table-cell>
          <table:table-cell table:formula="of:=[.C1635]^2" office:value-type="float" office:value="0.232484302282388" calcext:value-type="float">
            <text:p>0.232484302282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3677452" calcext:value-type="float">
            <text:p>0.483677452</text:p>
          </table:table-cell>
          <table:table-cell table:formula="of:=[.A1636]-[.B1636]" office:value-type="float" office:value="-0.483677452" calcext:value-type="float">
            <text:p>-0.483677452</text:p>
          </table:table-cell>
          <table:table-cell table:formula="of:=ABS([.C1636])" office:value-type="float" office:value="0.483677452" calcext:value-type="float">
            <text:p>0.483677452</text:p>
          </table:table-cell>
          <table:table-cell table:formula="of:=[.C1636]^2" office:value-type="float" office:value="0.233943877573212" calcext:value-type="float">
            <text:p>0.233943877573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0507768" calcext:value-type="float">
            <text:p>0.660507768</text:p>
          </table:table-cell>
          <table:table-cell table:formula="of:=[.A1637]-[.B1637]" office:value-type="float" office:value="-0.660507768" calcext:value-type="float">
            <text:p>-0.660507768</text:p>
          </table:table-cell>
          <table:table-cell table:formula="of:=ABS([.C1637])" office:value-type="float" office:value="0.660507768" calcext:value-type="float">
            <text:p>0.660507768</text:p>
          </table:table-cell>
          <table:table-cell table:formula="of:=[.C1637]^2" office:value-type="float" office:value="0.436270511588342" calcext:value-type="float">
            <text:p>0.436270511588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824946" calcext:value-type="float">
            <text:p>0.601824946</text:p>
          </table:table-cell>
          <table:table-cell table:formula="of:=[.A1638]-[.B1638]" office:value-type="float" office:value="-0.601824946" calcext:value-type="float">
            <text:p>-0.601824946</text:p>
          </table:table-cell>
          <table:table-cell table:formula="of:=ABS([.C1638])" office:value-type="float" office:value="0.601824946" calcext:value-type="float">
            <text:p>0.601824946</text:p>
          </table:table-cell>
          <table:table-cell table:formula="of:=[.C1638]^2" office:value-type="float" office:value="0.362193265627903" calcext:value-type="float">
            <text:p>0.362193265627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34705493" calcext:value-type="float">
            <text:p>1.334705493</text:p>
          </table:table-cell>
          <table:table-cell table:formula="of:=[.A1639]-[.B1639]" office:value-type="float" office:value="-1.334705493" calcext:value-type="float">
            <text:p>-1.334705493</text:p>
          </table:table-cell>
          <table:table-cell table:formula="of:=ABS([.C1639])" office:value-type="float" office:value="1.334705493" calcext:value-type="float">
            <text:p>1.334705493</text:p>
          </table:table-cell>
          <table:table-cell table:formula="of:=[.C1639]^2" office:value-type="float" office:value="1.78143875304437" calcext:value-type="float">
            <text:p>1.78143875304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3634603" calcext:value-type="float">
            <text:p>0.593634603</text:p>
          </table:table-cell>
          <table:table-cell table:formula="of:=[.A1640]-[.B1640]" office:value-type="float" office:value="1.406365397" calcext:value-type="float">
            <text:p>1.406365397</text:p>
          </table:table-cell>
          <table:table-cell table:formula="of:=ABS([.C1640])" office:value-type="float" office:value="1.406365397" calcext:value-type="float">
            <text:p>1.406365397</text:p>
          </table:table-cell>
          <table:table-cell table:formula="of:=[.C1640]^2" office:value-type="float" office:value="1.97786362987897" calcext:value-type="float">
            <text:p>1.97786362987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48325433" calcext:value-type="float">
            <text:p>1.548325433</text:p>
          </table:table-cell>
          <table:table-cell table:formula="of:=[.A1641]-[.B1641]" office:value-type="float" office:value="-1.548325433" calcext:value-type="float">
            <text:p>-1.548325433</text:p>
          </table:table-cell>
          <table:table-cell table:formula="of:=ABS([.C1641])" office:value-type="float" office:value="1.548325433" calcext:value-type="float">
            <text:p>1.548325433</text:p>
          </table:table-cell>
          <table:table-cell table:formula="of:=[.C1641]^2" office:value-type="float" office:value="2.39731164647464" calcext:value-type="float">
            <text:p>2.39731164647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5795585" calcext:value-type="float">
            <text:p>1.75795585</text:p>
          </table:table-cell>
          <table:table-cell table:formula="of:=[.A1642]-[.B1642]" office:value-type="float" office:value="0.24204415" calcext:value-type="float">
            <text:p>0.24204415</text:p>
          </table:table-cell>
          <table:table-cell table:formula="of:=ABS([.C1642])" office:value-type="float" office:value="0.24204415" calcext:value-type="float">
            <text:p>0.24204415</text:p>
          </table:table-cell>
          <table:table-cell table:formula="of:=[.C1642]^2" office:value-type="float" office:value="0.0585853705492224" calcext:value-type="float">
            <text:p>0.0585853705492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43650418" calcext:value-type="float">
            <text:p>2.743650418</text:p>
          </table:table-cell>
          <table:table-cell table:formula="of:=[.A1643]-[.B1643]" office:value-type="float" office:value="3.256349582" calcext:value-type="float">
            <text:p>3.256349582</text:p>
          </table:table-cell>
          <table:table-cell table:formula="of:=ABS([.C1643])" office:value-type="float" office:value="3.256349582" calcext:value-type="float">
            <text:p>3.256349582</text:p>
          </table:table-cell>
          <table:table-cell table:formula="of:=[.C1643]^2" office:value-type="float" office:value="10.6038126001916" calcext:value-type="float">
            <text:p>10.60381260019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4565875" calcext:value-type="float">
            <text:p>0.694565875</text:p>
          </table:table-cell>
          <table:table-cell table:formula="of:=[.A1644]-[.B1644]" office:value-type="float" office:value="1.305434125" calcext:value-type="float">
            <text:p>1.305434125</text:p>
          </table:table-cell>
          <table:table-cell table:formula="of:=ABS([.C1644])" office:value-type="float" office:value="1.305434125" calcext:value-type="float">
            <text:p>1.305434125</text:p>
          </table:table-cell>
          <table:table-cell table:formula="of:=[.C1644]^2" office:value-type="float" office:value="1.70415825471452" calcext:value-type="float">
            <text:p>1.70415825471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07764566" calcext:value-type="float">
            <text:p>1.907764566</text:p>
          </table:table-cell>
          <table:table-cell table:formula="of:=[.A1645]-[.B1645]" office:value-type="float" office:value="-0.907764566" calcext:value-type="float">
            <text:p>-0.907764566</text:p>
          </table:table-cell>
          <table:table-cell table:formula="of:=ABS([.C1645])" office:value-type="float" office:value="0.907764566" calcext:value-type="float">
            <text:p>0.907764566</text:p>
          </table:table-cell>
          <table:table-cell table:formula="of:=[.C1645]^2" office:value-type="float" office:value="0.824036507285168" calcext:value-type="float">
            <text:p>0.8240365072851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43224678" calcext:value-type="float">
            <text:p>2.443224678</text:p>
          </table:table-cell>
          <table:table-cell table:formula="of:=[.A1646]-[.B1646]" office:value-type="float" office:value="1.556775322" calcext:value-type="float">
            <text:p>1.556775322</text:p>
          </table:table-cell>
          <table:table-cell table:formula="of:=ABS([.C1646])" office:value-type="float" office:value="1.556775322" calcext:value-type="float">
            <text:p>1.556775322</text:p>
          </table:table-cell>
          <table:table-cell table:formula="of:=[.C1646]^2" office:value-type="float" office:value="2.4235494031882" calcext:value-type="float">
            <text:p>2.4235494031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8068224" calcext:value-type="float">
            <text:p>1.098068224</text:p>
          </table:table-cell>
          <table:table-cell table:formula="of:=[.A1647]-[.B1647]" office:value-type="float" office:value="-0.0980682239999999" calcext:value-type="float">
            <text:p>-0.098068224</text:p>
          </table:table-cell>
          <table:table-cell table:formula="of:=ABS([.C1647])" office:value-type="float" office:value="0.0980682239999999" calcext:value-type="float">
            <text:p>0.098068224</text:p>
          </table:table-cell>
          <table:table-cell table:formula="of:=[.C1647]^2" office:value-type="float" office:value="0.00961737655851416" calcext:value-type="float">
            <text:p>0.009617376558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3275099" calcext:value-type="float">
            <text:p>1.343275099</text:p>
          </table:table-cell>
          <table:table-cell table:formula="of:=[.A1648]-[.B1648]" office:value-type="float" office:value="-0.343275099" calcext:value-type="float">
            <text:p>-0.343275099</text:p>
          </table:table-cell>
          <table:table-cell table:formula="of:=ABS([.C1648])" office:value-type="float" office:value="0.343275099" calcext:value-type="float">
            <text:p>0.343275099</text:p>
          </table:table-cell>
          <table:table-cell table:formula="of:=[.C1648]^2" office:value-type="float" office:value="0.11783779359346" calcext:value-type="float">
            <text:p>0.117837793593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16006495" calcext:value-type="float">
            <text:p>2.616006495</text:p>
          </table:table-cell>
          <table:table-cell table:formula="of:=[.A1649]-[.B1649]" office:value-type="float" office:value="0.383993505" calcext:value-type="float">
            <text:p>0.383993505</text:p>
          </table:table-cell>
          <table:table-cell table:formula="of:=ABS([.C1649])" office:value-type="float" office:value="0.383993505" calcext:value-type="float">
            <text:p>0.383993505</text:p>
          </table:table-cell>
          <table:table-cell table:formula="of:=[.C1649]^2" office:value-type="float" office:value="0.147451011882185" calcext:value-type="float">
            <text:p>0.147451011882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6198647" calcext:value-type="float">
            <text:p>1.56198647</text:p>
          </table:table-cell>
          <table:table-cell table:formula="of:=[.A1650]-[.B1650]" office:value-type="float" office:value="0.43801353" calcext:value-type="float">
            <text:p>0.43801353</text:p>
          </table:table-cell>
          <table:table-cell table:formula="of:=ABS([.C1650])" office:value-type="float" office:value="0.43801353" calcext:value-type="float">
            <text:p>0.43801353</text:p>
          </table:table-cell>
          <table:table-cell table:formula="of:=[.C1650]^2" office:value-type="float" office:value="0.191855852463061" calcext:value-type="float">
            <text:p>0.1918558524630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17457691" calcext:value-type="float">
            <text:p>1.017457691</text:p>
          </table:table-cell>
          <table:table-cell table:formula="of:=[.A1651]-[.B1651]" office:value-type="float" office:value="2.982542309" calcext:value-type="float">
            <text:p>2.982542309</text:p>
          </table:table-cell>
          <table:table-cell table:formula="of:=ABS([.C1651])" office:value-type="float" office:value="2.982542309" calcext:value-type="float">
            <text:p>2.982542309</text:p>
          </table:table-cell>
          <table:table-cell table:formula="of:=[.C1651]^2" office:value-type="float" office:value="8.89555862497505" calcext:value-type="float">
            <text:p>8.89555862497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03720427" calcext:value-type="float">
            <text:p>2.403720427</text:p>
          </table:table-cell>
          <table:table-cell table:formula="of:=[.A1652]-[.B1652]" office:value-type="float" office:value="-0.403720427" calcext:value-type="float">
            <text:p>-0.403720427</text:p>
          </table:table-cell>
          <table:table-cell table:formula="of:=ABS([.C1652])" office:value-type="float" office:value="0.403720427" calcext:value-type="float">
            <text:p>0.403720427</text:p>
          </table:table-cell>
          <table:table-cell table:formula="of:=[.C1652]^2" office:value-type="float" office:value="0.162990183177062" calcext:value-type="float">
            <text:p>0.1629901831770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6275894" calcext:value-type="float">
            <text:p>0.766275894</text:p>
          </table:table-cell>
          <table:table-cell table:formula="of:=[.A1653]-[.B1653]" office:value-type="float" office:value="0.233724106" calcext:value-type="float">
            <text:p>0.233724106</text:p>
          </table:table-cell>
          <table:table-cell table:formula="of:=ABS([.C1653])" office:value-type="float" office:value="0.233724106" calcext:value-type="float">
            <text:p>0.233724106</text:p>
          </table:table-cell>
          <table:table-cell table:formula="of:=[.C1653]^2" office:value-type="float" office:value="0.0546269577254992" calcext:value-type="float">
            <text:p>0.054626957725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4362631" calcext:value-type="float">
            <text:p>0.664362631</text:p>
          </table:table-cell>
          <table:table-cell table:formula="of:=[.A1654]-[.B1654]" office:value-type="float" office:value="1.335637369" calcext:value-type="float">
            <text:p>1.335637369</text:p>
          </table:table-cell>
          <table:table-cell table:formula="of:=ABS([.C1654])" office:value-type="float" office:value="1.335637369" calcext:value-type="float">
            <text:p>1.335637369</text:p>
          </table:table-cell>
          <table:table-cell table:formula="of:=[.C1654]^2" office:value-type="float" office:value="1.78392718146924" calcext:value-type="float">
            <text:p>1.78392718146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6933796" calcext:value-type="float">
            <text:p>0.876933796</text:p>
          </table:table-cell>
          <table:table-cell table:formula="of:=[.A1655]-[.B1655]" office:value-type="float" office:value="-0.876933796" calcext:value-type="float">
            <text:p>-0.876933796</text:p>
          </table:table-cell>
          <table:table-cell table:formula="of:=ABS([.C1655])" office:value-type="float" office:value="0.876933796" calcext:value-type="float">
            <text:p>0.876933796</text:p>
          </table:table-cell>
          <table:table-cell table:formula="of:=[.C1655]^2" office:value-type="float" office:value="0.76901288256697" calcext:value-type="float">
            <text:p>0.76901288256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75597273" calcext:value-type="float">
            <text:p>1.975597273</text:p>
          </table:table-cell>
          <table:table-cell table:formula="of:=[.A1656]-[.B1656]" office:value-type="float" office:value="-1.975597273" calcext:value-type="float">
            <text:p>-1.975597273</text:p>
          </table:table-cell>
          <table:table-cell table:formula="of:=ABS([.C1656])" office:value-type="float" office:value="1.975597273" calcext:value-type="float">
            <text:p>1.975597273</text:p>
          </table:table-cell>
          <table:table-cell table:formula="of:=[.C1656]^2" office:value-type="float" office:value="3.90298458508504" calcext:value-type="float">
            <text:p>3.90298458508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9783142" calcext:value-type="float">
            <text:p>1.39783142</text:p>
          </table:table-cell>
          <table:table-cell table:formula="of:=[.A1657]-[.B1657]" office:value-type="float" office:value="0.60216858" calcext:value-type="float">
            <text:p>0.60216858</text:p>
          </table:table-cell>
          <table:table-cell table:formula="of:=ABS([.C1657])" office:value-type="float" office:value="0.60216858" calcext:value-type="float">
            <text:p>0.60216858</text:p>
          </table:table-cell>
          <table:table-cell table:formula="of:=[.C1657]^2" office:value-type="float" office:value="0.362606998739216" calcext:value-type="float">
            <text:p>0.362606998739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5089247" calcext:value-type="float">
            <text:p>0.545089247</text:p>
          </table:table-cell>
          <table:table-cell table:formula="of:=[.A1658]-[.B1658]" office:value-type="float" office:value="-0.545089247" calcext:value-type="float">
            <text:p>-0.545089247</text:p>
          </table:table-cell>
          <table:table-cell table:formula="of:=ABS([.C1658])" office:value-type="float" office:value="0.545089247" calcext:value-type="float">
            <text:p>0.545089247</text:p>
          </table:table-cell>
          <table:table-cell table:formula="of:=[.C1658]^2" office:value-type="float" office:value="0.297122287195027" calcext:value-type="float">
            <text:p>0.297122287195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5156829" calcext:value-type="float">
            <text:p>1.165156829</text:p>
          </table:table-cell>
          <table:table-cell table:formula="of:=[.A1659]-[.B1659]" office:value-type="float" office:value="-1.165156829" calcext:value-type="float">
            <text:p>-1.165156829</text:p>
          </table:table-cell>
          <table:table-cell table:formula="of:=ABS([.C1659])" office:value-type="float" office:value="1.165156829" calcext:value-type="float">
            <text:p>1.165156829</text:p>
          </table:table-cell>
          <table:table-cell table:formula="of:=[.C1659]^2" office:value-type="float" office:value="1.35759043616534" calcext:value-type="float">
            <text:p>1.357590436165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58713789" calcext:value-type="float">
            <text:p>2.058713789</text:p>
          </table:table-cell>
          <table:table-cell table:formula="of:=[.A1660]-[.B1660]" office:value-type="float" office:value="0.941286211" calcext:value-type="float">
            <text:p>0.941286211</text:p>
          </table:table-cell>
          <table:table-cell table:formula="of:=ABS([.C1660])" office:value-type="float" office:value="0.941286211" calcext:value-type="float">
            <text:p>0.941286211</text:p>
          </table:table-cell>
          <table:table-cell table:formula="of:=[.C1660]^2" office:value-type="float" office:value="0.886019731018737" calcext:value-type="float">
            <text:p>0.886019731018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49458475" calcext:value-type="float">
            <text:p>1.749458475</text:p>
          </table:table-cell>
          <table:table-cell table:formula="of:=[.A1661]-[.B1661]" office:value-type="float" office:value="0.250541525" calcext:value-type="float">
            <text:p>0.250541525</text:p>
          </table:table-cell>
          <table:table-cell table:formula="of:=ABS([.C1661])" office:value-type="float" office:value="0.250541525" calcext:value-type="float">
            <text:p>0.250541525</text:p>
          </table:table-cell>
          <table:table-cell table:formula="of:=[.C1661]^2" office:value-type="float" office:value="0.0627710557493256" calcext:value-type="float">
            <text:p>0.062771055749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3061235" calcext:value-type="float">
            <text:p>0.713061235</text:p>
          </table:table-cell>
          <table:table-cell table:formula="of:=[.A1662]-[.B1662]" office:value-type="float" office:value="0.286938765" calcext:value-type="float">
            <text:p>0.286938765</text:p>
          </table:table-cell>
          <table:table-cell table:formula="of:=ABS([.C1662])" office:value-type="float" office:value="0.286938765" calcext:value-type="float">
            <text:p>0.286938765</text:p>
          </table:table-cell>
          <table:table-cell table:formula="of:=[.C1662]^2" office:value-type="float" office:value="0.0823338548597252" calcext:value-type="float">
            <text:p>0.082333854859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65151858" calcext:value-type="float">
            <text:p>2.365151858</text:p>
          </table:table-cell>
          <table:table-cell table:formula="of:=[.A1663]-[.B1663]" office:value-type="float" office:value="-1.365151858" calcext:value-type="float">
            <text:p>-1.365151858</text:p>
          </table:table-cell>
          <table:table-cell table:formula="of:=ABS([.C1663])" office:value-type="float" office:value="1.365151858" calcext:value-type="float">
            <text:p>1.365151858</text:p>
          </table:table-cell>
          <table:table-cell table:formula="of:=[.C1663]^2" office:value-type="float" office:value="1.86363959540085" calcext:value-type="float">
            <text:p>1.86363959540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20972682" calcext:value-type="float">
            <text:p>2.220972682</text:p>
          </table:table-cell>
          <table:table-cell table:formula="of:=[.A1664]-[.B1664]" office:value-type="float" office:value="-2.220972682" calcext:value-type="float">
            <text:p>-2.220972682</text:p>
          </table:table-cell>
          <table:table-cell table:formula="of:=ABS([.C1664])" office:value-type="float" office:value="2.220972682" calcext:value-type="float">
            <text:p>2.220972682</text:p>
          </table:table-cell>
          <table:table-cell table:formula="of:=[.C1664]^2" office:value-type="float" office:value="4.93271965419027" calcext:value-type="float">
            <text:p>4.93271965419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3372823" calcext:value-type="float">
            <text:p>0.803372823</text:p>
          </table:table-cell>
          <table:table-cell table:formula="of:=[.A1665]-[.B1665]" office:value-type="float" office:value="0.196627177" calcext:value-type="float">
            <text:p>0.196627177</text:p>
          </table:table-cell>
          <table:table-cell table:formula="of:=ABS([.C1665])" office:value-type="float" office:value="0.196627177" calcext:value-type="float">
            <text:p>0.196627177</text:p>
          </table:table-cell>
          <table:table-cell table:formula="of:=[.C1665]^2" office:value-type="float" office:value="0.0386622467349893" calcext:value-type="float">
            <text:p>0.038662246734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82267086" calcext:value-type="float">
            <text:p>1.182267086</text:p>
          </table:table-cell>
          <table:table-cell table:formula="of:=[.A1666]-[.B1666]" office:value-type="float" office:value="-0.182267086" calcext:value-type="float">
            <text:p>-0.182267086</text:p>
          </table:table-cell>
          <table:table-cell table:formula="of:=ABS([.C1666])" office:value-type="float" office:value="0.182267086" calcext:value-type="float">
            <text:p>0.182267086</text:p>
          </table:table-cell>
          <table:table-cell table:formula="of:=[.C1666]^2" office:value-type="float" office:value="0.0332212906389314" calcext:value-type="float">
            <text:p>0.0332212906389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95650035" calcext:value-type="float">
            <text:p>1.795650035</text:p>
          </table:table-cell>
          <table:table-cell table:formula="of:=[.A1667]-[.B1667]" office:value-type="float" office:value="0.204349965" calcext:value-type="float">
            <text:p>0.204349965</text:p>
          </table:table-cell>
          <table:table-cell table:formula="of:=ABS([.C1667])" office:value-type="float" office:value="0.204349965" calcext:value-type="float">
            <text:p>0.204349965</text:p>
          </table:table-cell>
          <table:table-cell table:formula="of:=[.C1667]^2" office:value-type="float" office:value="0.0417589081955012" calcext:value-type="float">
            <text:p>0.041758908195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0841794" calcext:value-type="float">
            <text:p>1.030841794</text:p>
          </table:table-cell>
          <table:table-cell table:formula="of:=[.A1668]-[.B1668]" office:value-type="float" office:value="-0.0308417940000001" calcext:value-type="float">
            <text:p>-0.030841794</text:p>
          </table:table-cell>
          <table:table-cell table:formula="of:=ABS([.C1668])" office:value-type="float" office:value="0.0308417940000001" calcext:value-type="float">
            <text:p>0.030841794</text:p>
          </table:table-cell>
          <table:table-cell table:formula="of:=[.C1668]^2" office:value-type="float" office:value="0.000951216257138441" calcext:value-type="float">
            <text:p>0.000951216257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64156583" calcext:value-type="float">
            <text:p>1.364156583</text:p>
          </table:table-cell>
          <table:table-cell table:formula="of:=[.A1669]-[.B1669]" office:value-type="float" office:value="0.635843417" calcext:value-type="float">
            <text:p>0.635843417</text:p>
          </table:table-cell>
          <table:table-cell table:formula="of:=ABS([.C1669])" office:value-type="float" office:value="0.635843417" calcext:value-type="float">
            <text:p>0.635843417</text:p>
          </table:table-cell>
          <table:table-cell table:formula="of:=[.C1669]^2" office:value-type="float" office:value="0.404296850942236" calcext:value-type="float">
            <text:p>0.404296850942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46492727" calcext:value-type="float">
            <text:p>2.146492727</text:p>
          </table:table-cell>
          <table:table-cell table:formula="of:=[.A1670]-[.B1670]" office:value-type="float" office:value="-1.146492727" calcext:value-type="float">
            <text:p>-1.146492727</text:p>
          </table:table-cell>
          <table:table-cell table:formula="of:=ABS([.C1670])" office:value-type="float" office:value="1.146492727" calcext:value-type="float">
            <text:p>1.146492727</text:p>
          </table:table-cell>
          <table:table-cell table:formula="of:=[.C1670]^2" office:value-type="float" office:value="1.3144455730639" calcext:value-type="float">
            <text:p>1.3144455730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2299798" calcext:value-type="float">
            <text:p>0.162299798</text:p>
          </table:table-cell>
          <table:table-cell table:formula="of:=[.A1671]-[.B1671]" office:value-type="float" office:value="-0.162299798" calcext:value-type="float">
            <text:p>-0.162299798</text:p>
          </table:table-cell>
          <table:table-cell table:formula="of:=ABS([.C1671])" office:value-type="float" office:value="0.162299798" calcext:value-type="float">
            <text:p>0.162299798</text:p>
          </table:table-cell>
          <table:table-cell table:formula="of:=[.C1671]^2" office:value-type="float" office:value="0.0263412244308408" calcext:value-type="float">
            <text:p>0.026341224430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432739" calcext:value-type="float">
            <text:p>0.199432739</text:p>
          </table:table-cell>
          <table:table-cell table:formula="of:=[.A1672]-[.B1672]" office:value-type="float" office:value="-0.199432739" calcext:value-type="float">
            <text:p>-0.199432739</text:p>
          </table:table-cell>
          <table:table-cell table:formula="of:=ABS([.C1672])" office:value-type="float" office:value="0.199432739" calcext:value-type="float">
            <text:p>0.199432739</text:p>
          </table:table-cell>
          <table:table-cell table:formula="of:=[.C1672]^2" office:value-type="float" office:value="0.0397734173850421" calcext:value-type="float">
            <text:p>0.039773417385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28742446" calcext:value-type="float">
            <text:p>1.028742446</text:p>
          </table:table-cell>
          <table:table-cell table:formula="of:=[.A1673]-[.B1673]" office:value-type="float" office:value="0.971257554" calcext:value-type="float">
            <text:p>0.971257554</text:p>
          </table:table-cell>
          <table:table-cell table:formula="of:=ABS([.C1673])" office:value-type="float" office:value="0.971257554" calcext:value-type="float">
            <text:p>0.971257554</text:p>
          </table:table-cell>
          <table:table-cell table:formula="of:=[.C1673]^2" office:value-type="float" office:value="0.943341236202063" calcext:value-type="float">
            <text:p>0.943341236202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6518853" calcext:value-type="float">
            <text:p>0.246518853</text:p>
          </table:table-cell>
          <table:table-cell table:formula="of:=[.A1674]-[.B1674]" office:value-type="float" office:value="0.753481147" calcext:value-type="float">
            <text:p>0.753481147</text:p>
          </table:table-cell>
          <table:table-cell table:formula="of:=ABS([.C1674])" office:value-type="float" office:value="0.753481147" calcext:value-type="float">
            <text:p>0.753481147</text:p>
          </table:table-cell>
          <table:table-cell table:formula="of:=[.C1674]^2" office:value-type="float" office:value="0.567733838884436" calcext:value-type="float">
            <text:p>0.5677338388844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9624789" calcext:value-type="float">
            <text:p>1.39624789</text:p>
          </table:table-cell>
          <table:table-cell table:formula="of:=[.A1675]-[.B1675]" office:value-type="float" office:value="2.60375211" calcext:value-type="float">
            <text:p>2.60375211</text:p>
          </table:table-cell>
          <table:table-cell table:formula="of:=ABS([.C1675])" office:value-type="float" office:value="2.60375211" calcext:value-type="float">
            <text:p>2.60375211</text:p>
          </table:table-cell>
          <table:table-cell table:formula="of:=[.C1675]^2" office:value-type="float" office:value="6.77952505032945" calcext:value-type="float">
            <text:p>6.779525050329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8003352" calcext:value-type="float">
            <text:p>0.968003352</text:p>
          </table:table-cell>
          <table:table-cell table:formula="of:=[.A1676]-[.B1676]" office:value-type="float" office:value="1.031996648" calcext:value-type="float">
            <text:p>1.031996648</text:p>
          </table:table-cell>
          <table:table-cell table:formula="of:=ABS([.C1676])" office:value-type="float" office:value="1.031996648" calcext:value-type="float">
            <text:p>1.031996648</text:p>
          </table:table-cell>
          <table:table-cell table:formula="of:=[.C1676]^2" office:value-type="float" office:value="1.06501708148324" calcext:value-type="float">
            <text:p>1.065017081483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91819228" calcext:value-type="float">
            <text:p>3.091819228</text:p>
          </table:table-cell>
          <table:table-cell table:formula="of:=[.A1677]-[.B1677]" office:value-type="float" office:value="2.908180772" calcext:value-type="float">
            <text:p>2.908180772</text:p>
          </table:table-cell>
          <table:table-cell table:formula="of:=ABS([.C1677])" office:value-type="float" office:value="2.908180772" calcext:value-type="float">
            <text:p>2.908180772</text:p>
          </table:table-cell>
          <table:table-cell table:formula="of:=[.C1677]^2" office:value-type="float" office:value="8.45751540263052" calcext:value-type="float">
            <text:p>8.457515402630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82408373" calcext:value-type="float">
            <text:p>4.382408373</text:p>
          </table:table-cell>
          <table:table-cell table:formula="of:=[.A1678]-[.B1678]" office:value-type="float" office:value="0.617591627" calcext:value-type="float">
            <text:p>0.617591627</text:p>
          </table:table-cell>
          <table:table-cell table:formula="of:=ABS([.C1678])" office:value-type="float" office:value="0.617591627" calcext:value-type="float">
            <text:p>0.617591627</text:p>
          </table:table-cell>
          <table:table-cell table:formula="of:=[.C1678]^2" office:value-type="float" office:value="0.381419417740508" calcext:value-type="float">
            <text:p>0.3814194177405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449836513" calcext:value-type="float">
            <text:p>3.449836513</text:p>
          </table:table-cell>
          <table:table-cell table:formula="of:=[.A1679]-[.B1679]" office:value-type="float" office:value="5.550163487" calcext:value-type="float">
            <text:p>5.550163487</text:p>
          </table:table-cell>
          <table:table-cell table:formula="of:=ABS([.C1679])" office:value-type="float" office:value="5.550163487" calcext:value-type="float">
            <text:p>5.550163487</text:p>
          </table:table-cell>
          <table:table-cell table:formula="of:=[.C1679]^2" office:value-type="float" office:value="30.804314732428" calcext:value-type="float">
            <text:p>30.804314732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31516486" calcext:value-type="float">
            <text:p>1.631516486</text:p>
          </table:table-cell>
          <table:table-cell table:formula="of:=[.A1680]-[.B1680]" office:value-type="float" office:value="4.368483514" calcext:value-type="float">
            <text:p>4.368483514</text:p>
          </table:table-cell>
          <table:table-cell table:formula="of:=ABS([.C1680])" office:value-type="float" office:value="4.368483514" calcext:value-type="float">
            <text:p>4.368483514</text:p>
          </table:table-cell>
          <table:table-cell table:formula="of:=[.C1680]^2" office:value-type="float" office:value="19.0836482120898" calcext:value-type="float">
            <text:p>19.0836482120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35882355" calcext:value-type="float">
            <text:p>2.335882355</text:p>
          </table:table-cell>
          <table:table-cell table:formula="of:=[.A1681]-[.B1681]" office:value-type="float" office:value="5.664117645" calcext:value-type="float">
            <text:p>5.664117645</text:p>
          </table:table-cell>
          <table:table-cell table:formula="of:=ABS([.C1681])" office:value-type="float" office:value="5.664117645" calcext:value-type="float">
            <text:p>5.664117645</text:p>
          </table:table-cell>
          <table:table-cell table:formula="of:=[.C1681]^2" office:value-type="float" office:value="32.0822286964003" calcext:value-type="float">
            <text:p>32.08222869640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89360549" calcext:value-type="float">
            <text:p>3.989360549</text:p>
          </table:table-cell>
          <table:table-cell table:formula="of:=[.A1682]-[.B1682]" office:value-type="float" office:value="7.010639451" calcext:value-type="float">
            <text:p>7.010639451</text:p>
          </table:table-cell>
          <table:table-cell table:formula="of:=ABS([.C1682])" office:value-type="float" office:value="7.010639451" calcext:value-type="float">
            <text:p>7.010639451</text:p>
          </table:table-cell>
          <table:table-cell table:formula="of:=[.C1682]^2" office:value-type="float" office:value="49.1490655119176" calcext:value-type="float">
            <text:p>49.1490655119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91979326" calcext:value-type="float">
            <text:p>1.291979326</text:p>
          </table:table-cell>
          <table:table-cell table:formula="of:=[.A1683]-[.B1683]" office:value-type="float" office:value="-1.291979326" calcext:value-type="float">
            <text:p>-1.291979326</text:p>
          </table:table-cell>
          <table:table-cell table:formula="of:=ABS([.C1683])" office:value-type="float" office:value="1.291979326" calcext:value-type="float">
            <text:p>1.291979326</text:p>
          </table:table-cell>
          <table:table-cell table:formula="of:=[.C1683]^2" office:value-type="float" office:value="1.66921057881141" calcext:value-type="float">
            <text:p>1.669210578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87687287" calcext:value-type="float">
            <text:p>1.587687287</text:p>
          </table:table-cell>
          <table:table-cell table:formula="of:=[.A1684]-[.B1684]" office:value-type="float" office:value="0.412312713" calcext:value-type="float">
            <text:p>0.412312713</text:p>
          </table:table-cell>
          <table:table-cell table:formula="of:=ABS([.C1684])" office:value-type="float" office:value="0.412312713" calcext:value-type="float">
            <text:p>0.412312713</text:p>
          </table:table-cell>
          <table:table-cell table:formula="of:=[.C1684]^2" office:value-type="float" office:value="0.17000177330142" calcext:value-type="float">
            <text:p>0.17000177330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56823072" calcext:value-type="float">
            <text:p>3.356823072</text:p>
          </table:table-cell>
          <table:table-cell table:formula="of:=[.A1685]-[.B1685]" office:value-type="float" office:value="0.643176928" calcext:value-type="float">
            <text:p>0.643176928</text:p>
          </table:table-cell>
          <table:table-cell table:formula="of:=ABS([.C1685])" office:value-type="float" office:value="0.643176928" calcext:value-type="float">
            <text:p>0.643176928</text:p>
          </table:table-cell>
          <table:table-cell table:formula="of:=[.C1685]^2" office:value-type="float" office:value="0.413676560711517" calcext:value-type="float">
            <text:p>0.4136765607115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01606522" calcext:value-type="float">
            <text:p>1.601606522</text:p>
          </table:table-cell>
          <table:table-cell table:formula="of:=[.A1686]-[.B1686]" office:value-type="float" office:value="3.398393478" calcext:value-type="float">
            <text:p>3.398393478</text:p>
          </table:table-cell>
          <table:table-cell table:formula="of:=ABS([.C1686])" office:value-type="float" office:value="3.398393478" calcext:value-type="float">
            <text:p>3.398393478</text:p>
          </table:table-cell>
          <table:table-cell table:formula="of:=[.C1686]^2" office:value-type="float" office:value="11.5490782313129" calcext:value-type="float">
            <text:p>11.5490782313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101396946" calcext:value-type="float">
            <text:p>3.101396946</text:p>
          </table:table-cell>
          <table:table-cell table:formula="of:=[.A1687]-[.B1687]" office:value-type="float" office:value="3.898603054" calcext:value-type="float">
            <text:p>3.898603054</text:p>
          </table:table-cell>
          <table:table-cell table:formula="of:=ABS([.C1687])" office:value-type="float" office:value="3.898603054" calcext:value-type="float">
            <text:p>3.898603054</text:p>
          </table:table-cell>
          <table:table-cell table:formula="of:=[.C1687]^2" office:value-type="float" office:value="15.1991057726581" calcext:value-type="float">
            <text:p>15.19910577265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09154347" calcext:value-type="float">
            <text:p>3.509154347</text:p>
          </table:table-cell>
          <table:table-cell table:formula="of:=[.A1688]-[.B1688]" office:value-type="float" office:value="5.490845653" calcext:value-type="float">
            <text:p>5.490845653</text:p>
          </table:table-cell>
          <table:table-cell table:formula="of:=ABS([.C1688])" office:value-type="float" office:value="5.490845653" calcext:value-type="float">
            <text:p>5.490845653</text:p>
          </table:table-cell>
          <table:table-cell table:formula="of:=[.C1688]^2" office:value-type="float" office:value="30.149385985069" calcext:value-type="float">
            <text:p>30.1493859850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6417288" calcext:value-type="float">
            <text:p>0.956417288</text:p>
          </table:table-cell>
          <table:table-cell table:formula="of:=[.A1689]-[.B1689]" office:value-type="float" office:value="2.043582712" calcext:value-type="float">
            <text:p>2.043582712</text:p>
          </table:table-cell>
          <table:table-cell table:formula="of:=ABS([.C1689])" office:value-type="float" office:value="2.043582712" calcext:value-type="float">
            <text:p>2.043582712</text:p>
          </table:table-cell>
          <table:table-cell table:formula="of:=[.C1689]^2" office:value-type="float" office:value="4.17623030078528" calcext:value-type="float">
            <text:p>4.17623030078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5368318" calcext:value-type="float">
            <text:p>0.805368318</text:p>
          </table:table-cell>
          <table:table-cell table:formula="of:=[.A1690]-[.B1690]" office:value-type="float" office:value="0.194631682" calcext:value-type="float">
            <text:p>0.194631682</text:p>
          </table:table-cell>
          <table:table-cell table:formula="of:=ABS([.C1690])" office:value-type="float" office:value="0.194631682" calcext:value-type="float">
            <text:p>0.194631682</text:p>
          </table:table-cell>
          <table:table-cell table:formula="of:=[.C1690]^2" office:value-type="float" office:value="0.0378814916381491" calcext:value-type="float">
            <text:p>0.037881491638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34249832" calcext:value-type="float">
            <text:p>1.634249832</text:p>
          </table:table-cell>
          <table:table-cell table:formula="of:=[.A1691]-[.B1691]" office:value-type="float" office:value="-0.634249832" calcext:value-type="float">
            <text:p>-0.634249832</text:p>
          </table:table-cell>
          <table:table-cell table:formula="of:=ABS([.C1691])" office:value-type="float" office:value="0.634249832" calcext:value-type="float">
            <text:p>0.634249832</text:p>
          </table:table-cell>
          <table:table-cell table:formula="of:=[.C1691]^2" office:value-type="float" office:value="0.402272849392028" calcext:value-type="float">
            <text:p>0.402272849392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05480049" calcext:value-type="float">
            <text:p>1.805480049</text:p>
          </table:table-cell>
          <table:table-cell table:formula="of:=[.A1692]-[.B1692]" office:value-type="float" office:value="0.194519951" calcext:value-type="float">
            <text:p>0.194519951</text:p>
          </table:table-cell>
          <table:table-cell table:formula="of:=ABS([.C1692])" office:value-type="float" office:value="0.194519951" calcext:value-type="float">
            <text:p>0.194519951</text:p>
          </table:table-cell>
          <table:table-cell table:formula="of:=[.C1692]^2" office:value-type="float" office:value="0.0378380113370424" calcext:value-type="float">
            <text:p>0.037838011337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82604711" calcext:value-type="float">
            <text:p>1.582604711</text:p>
          </table:table-cell>
          <table:table-cell table:formula="of:=[.A1693]-[.B1693]" office:value-type="float" office:value="-1.582604711" calcext:value-type="float">
            <text:p>-1.582604711</text:p>
          </table:table-cell>
          <table:table-cell table:formula="of:=ABS([.C1693])" office:value-type="float" office:value="1.582604711" calcext:value-type="float">
            <text:p>1.582604711</text:p>
          </table:table-cell>
          <table:table-cell table:formula="of:=[.C1693]^2" office:value-type="float" office:value="2.50463767127939" calcext:value-type="float">
            <text:p>2.50463767127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308031" calcext:value-type="float">
            <text:p>0.10308031</text:p>
          </table:table-cell>
          <table:table-cell table:formula="of:=[.A1694]-[.B1694]" office:value-type="float" office:value="-0.10308031" calcext:value-type="float">
            <text:p>-0.10308031</text:p>
          </table:table-cell>
          <table:table-cell table:formula="of:=ABS([.C1694])" office:value-type="float" office:value="0.10308031" calcext:value-type="float">
            <text:p>0.10308031</text:p>
          </table:table-cell>
          <table:table-cell table:formula="of:=[.C1694]^2" office:value-type="float" office:value="0.0106255503096961" calcext:value-type="float">
            <text:p>0.010625550309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78092145" calcext:value-type="float">
            <text:p>1.878092145</text:p>
          </table:table-cell>
          <table:table-cell table:formula="of:=[.A1695]-[.B1695]" office:value-type="float" office:value="-0.878092145" calcext:value-type="float">
            <text:p>-0.878092145</text:p>
          </table:table-cell>
          <table:table-cell table:formula="of:=ABS([.C1695])" office:value-type="float" office:value="0.878092145" calcext:value-type="float">
            <text:p>0.878092145</text:p>
          </table:table-cell>
          <table:table-cell table:formula="of:=[.C1695]^2" office:value-type="float" office:value="0.771045815110701" calcext:value-type="float">
            <text:p>0.771045815110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15273024" calcext:value-type="float">
            <text:p>2.215273024</text:p>
          </table:table-cell>
          <table:table-cell table:formula="of:=[.A1696]-[.B1696]" office:value-type="float" office:value="-2.215273024" calcext:value-type="float">
            <text:p>-2.215273024</text:p>
          </table:table-cell>
          <table:table-cell table:formula="of:=ABS([.C1696])" office:value-type="float" office:value="2.215273024" calcext:value-type="float">
            <text:p>2.215273024</text:p>
          </table:table-cell>
          <table:table-cell table:formula="of:=[.C1696]^2" office:value-type="float" office:value="4.9074345708621" calcext:value-type="float">
            <text:p>4.90743457086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09716855" calcext:value-type="float">
            <text:p>1.509716855</text:p>
          </table:table-cell>
          <table:table-cell table:formula="of:=[.A1697]-[.B1697]" office:value-type="float" office:value="1.490283145" calcext:value-type="float">
            <text:p>1.490283145</text:p>
          </table:table-cell>
          <table:table-cell table:formula="of:=ABS([.C1697])" office:value-type="float" office:value="1.490283145" calcext:value-type="float">
            <text:p>1.490283145</text:p>
          </table:table-cell>
          <table:table-cell table:formula="of:=[.C1697]^2" office:value-type="float" office:value="2.22094385227109" calcext:value-type="float">
            <text:p>2.22094385227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480296" calcext:value-type="float">
            <text:p>0.16480296</text:p>
          </table:table-cell>
          <table:table-cell table:formula="of:=[.A1698]-[.B1698]" office:value-type="float" office:value="0.83519704" calcext:value-type="float">
            <text:p>0.83519704</text:p>
          </table:table-cell>
          <table:table-cell table:formula="of:=ABS([.C1698])" office:value-type="float" office:value="0.83519704" calcext:value-type="float">
            <text:p>0.83519704</text:p>
          </table:table-cell>
          <table:table-cell table:formula="of:=[.C1698]^2" office:value-type="float" office:value="0.697554095624762" calcext:value-type="float">
            <text:p>0.697554095624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63107203" calcext:value-type="float">
            <text:p>2.363107203</text:p>
          </table:table-cell>
          <table:table-cell table:formula="of:=[.A1699]-[.B1699]" office:value-type="float" office:value="-0.363107203" calcext:value-type="float">
            <text:p>-0.363107203</text:p>
          </table:table-cell>
          <table:table-cell table:formula="of:=ABS([.C1699])" office:value-type="float" office:value="0.363107203" calcext:value-type="float">
            <text:p>0.363107203</text:p>
          </table:table-cell>
          <table:table-cell table:formula="of:=[.C1699]^2" office:value-type="float" office:value="0.131846840870483" calcext:value-type="float">
            <text:p>0.131846840870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52331498" calcext:value-type="float">
            <text:p>2.852331498</text:p>
          </table:table-cell>
          <table:table-cell table:formula="of:=[.A1700]-[.B1700]" office:value-type="float" office:value="-2.852331498" calcext:value-type="float">
            <text:p>-2.852331498</text:p>
          </table:table-cell>
          <table:table-cell table:formula="of:=ABS([.C1700])" office:value-type="float" office:value="2.852331498" calcext:value-type="float">
            <text:p>2.852331498</text:p>
          </table:table-cell>
          <table:table-cell table:formula="of:=[.C1700]^2" office:value-type="float" office:value="8.13579497448292" calcext:value-type="float">
            <text:p>8.13579497448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4486075" calcext:value-type="float">
            <text:p>0.244486075</text:p>
          </table:table-cell>
          <table:table-cell table:formula="of:=[.A1701]-[.B1701]" office:value-type="float" office:value="-0.244486075" calcext:value-type="float">
            <text:p>-0.244486075</text:p>
          </table:table-cell>
          <table:table-cell table:formula="of:=ABS([.C1701])" office:value-type="float" office:value="0.244486075" calcext:value-type="float">
            <text:p>0.244486075</text:p>
          </table:table-cell>
          <table:table-cell table:formula="of:=[.C1701]^2" office:value-type="float" office:value="0.0597734408689056" calcext:value-type="float">
            <text:p>0.059773440868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26456214" calcext:value-type="float">
            <text:p>2.026456214</text:p>
          </table:table-cell>
          <table:table-cell table:formula="of:=[.A1702]-[.B1702]" office:value-type="float" office:value="-2.026456214" calcext:value-type="float">
            <text:p>-2.026456214</text:p>
          </table:table-cell>
          <table:table-cell table:formula="of:=ABS([.C1702])" office:value-type="float" office:value="2.026456214" calcext:value-type="float">
            <text:p>2.026456214</text:p>
          </table:table-cell>
          <table:table-cell table:formula="of:=[.C1702]^2" office:value-type="float" office:value="4.10652478725921" calcext:value-type="float">
            <text:p>4.106524787259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85635625" calcext:value-type="float">
            <text:p>1.885635625</text:p>
          </table:table-cell>
          <table:table-cell table:formula="of:=[.A1703]-[.B1703]" office:value-type="float" office:value="-0.885635625" calcext:value-type="float">
            <text:p>-0.885635625</text:p>
          </table:table-cell>
          <table:table-cell table:formula="of:=ABS([.C1703])" office:value-type="float" office:value="0.885635625" calcext:value-type="float">
            <text:p>0.885635625</text:p>
          </table:table-cell>
          <table:table-cell table:formula="of:=[.C1703]^2" office:value-type="float" office:value="0.78435046026914" calcext:value-type="float">
            <text:p>0.78435046026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4021554" calcext:value-type="float">
            <text:p>0.844021554</text:p>
          </table:table-cell>
          <table:table-cell table:formula="of:=[.A1704]-[.B1704]" office:value-type="float" office:value="0.155978446" calcext:value-type="float">
            <text:p>0.155978446</text:p>
          </table:table-cell>
          <table:table-cell table:formula="of:=ABS([.C1704])" office:value-type="float" office:value="0.155978446" calcext:value-type="float">
            <text:p>0.155978446</text:p>
          </table:table-cell>
          <table:table-cell table:formula="of:=[.C1704]^2" office:value-type="float" office:value="0.0243292756165749" calcext:value-type="float">
            <text:p>0.0243292756165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02055837" calcext:value-type="float">
            <text:p>1.302055837</text:p>
          </table:table-cell>
          <table:table-cell table:formula="of:=[.A1705]-[.B1705]" office:value-type="float" office:value="0.697944163" calcext:value-type="float">
            <text:p>0.697944163</text:p>
          </table:table-cell>
          <table:table-cell table:formula="of:=ABS([.C1705])" office:value-type="float" office:value="0.697944163" calcext:value-type="float">
            <text:p>0.697944163</text:p>
          </table:table-cell>
          <table:table-cell table:formula="of:=[.C1705]^2" office:value-type="float" office:value="0.487126054665771" calcext:value-type="float">
            <text:p>0.4871260546657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96043012" calcext:value-type="float">
            <text:p>2.396043012</text:p>
          </table:table-cell>
          <table:table-cell table:formula="of:=[.A1706]-[.B1706]" office:value-type="float" office:value="-0.396043012" calcext:value-type="float">
            <text:p>-0.396043012</text:p>
          </table:table-cell>
          <table:table-cell table:formula="of:=ABS([.C1706])" office:value-type="float" office:value="0.396043012" calcext:value-type="float">
            <text:p>0.396043012</text:p>
          </table:table-cell>
          <table:table-cell table:formula="of:=[.C1706]^2" office:value-type="float" office:value="0.156850067354032" calcext:value-type="float">
            <text:p>0.156850067354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2299798" calcext:value-type="float">
            <text:p>0.162299798</text:p>
          </table:table-cell>
          <table:table-cell table:formula="of:=[.A1707]-[.B1707]" office:value-type="float" office:value="-0.162299798" calcext:value-type="float">
            <text:p>-0.162299798</text:p>
          </table:table-cell>
          <table:table-cell table:formula="of:=ABS([.C1707])" office:value-type="float" office:value="0.162299798" calcext:value-type="float">
            <text:p>0.162299798</text:p>
          </table:table-cell>
          <table:table-cell table:formula="of:=[.C1707]^2" office:value-type="float" office:value="0.0263412244308408" calcext:value-type="float">
            <text:p>0.026341224430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388905" calcext:value-type="float">
            <text:p>0.58388905</text:p>
          </table:table-cell>
          <table:table-cell table:formula="of:=[.A1708]-[.B1708]" office:value-type="float" office:value="-0.58388905" calcext:value-type="float">
            <text:p>-0.58388905</text:p>
          </table:table-cell>
          <table:table-cell table:formula="of:=ABS([.C1708])" office:value-type="float" office:value="0.58388905" calcext:value-type="float">
            <text:p>0.58388905</text:p>
          </table:table-cell>
          <table:table-cell table:formula="of:=[.C1708]^2" office:value-type="float" office:value="0.340926422709903" calcext:value-type="float">
            <text:p>0.340926422709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6082788" calcext:value-type="float">
            <text:p>0.256082788</text:p>
          </table:table-cell>
          <table:table-cell table:formula="of:=[.A1709]-[.B1709]" office:value-type="float" office:value="-0.256082788" calcext:value-type="float">
            <text:p>-0.256082788</text:p>
          </table:table-cell>
          <table:table-cell table:formula="of:=ABS([.C1709])" office:value-type="float" office:value="0.256082788" calcext:value-type="float">
            <text:p>0.256082788</text:p>
          </table:table-cell>
          <table:table-cell table:formula="of:=[.C1709]^2" office:value-type="float" office:value="0.065578394309853" calcext:value-type="float">
            <text:p>0.065578394309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6518853" calcext:value-type="float">
            <text:p>0.246518853</text:p>
          </table:table-cell>
          <table:table-cell table:formula="of:=[.A1710]-[.B1710]" office:value-type="float" office:value="-0.246518853" calcext:value-type="float">
            <text:p>-0.246518853</text:p>
          </table:table-cell>
          <table:table-cell table:formula="of:=ABS([.C1710])" office:value-type="float" office:value="0.246518853" calcext:value-type="float">
            <text:p>0.246518853</text:p>
          </table:table-cell>
          <table:table-cell table:formula="of:=[.C1710]^2" office:value-type="float" office:value="0.0607715448844356" calcext:value-type="float">
            <text:p>0.060771544884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61891107" calcext:value-type="float">
            <text:p>1.261891107</text:p>
          </table:table-cell>
          <table:table-cell table:formula="of:=[.A1711]-[.B1711]" office:value-type="float" office:value="-1.261891107" calcext:value-type="float">
            <text:p>-1.261891107</text:p>
          </table:table-cell>
          <table:table-cell table:formula="of:=ABS([.C1711])" office:value-type="float" office:value="1.261891107" calcext:value-type="float">
            <text:p>1.261891107</text:p>
          </table:table-cell>
          <table:table-cell table:formula="of:=[.C1711]^2" office:value-type="float" office:value="1.59236916592569" calcext:value-type="float">
            <text:p>1.59236916592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308031" calcext:value-type="float">
            <text:p>0.10308031</text:p>
          </table:table-cell>
          <table:table-cell table:formula="of:=[.A1712]-[.B1712]" office:value-type="float" office:value="0.89691969" calcext:value-type="float">
            <text:p>0.89691969</text:p>
          </table:table-cell>
          <table:table-cell table:formula="of:=ABS([.C1712])" office:value-type="float" office:value="0.89691969" calcext:value-type="float">
            <text:p>0.89691969</text:p>
          </table:table-cell>
          <table:table-cell table:formula="of:=[.C1712]^2" office:value-type="float" office:value="0.804464930309696" calcext:value-type="float">
            <text:p>0.804464930309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43896826" calcext:value-type="float">
            <text:p>2.043896826</text:p>
          </table:table-cell>
          <table:table-cell table:formula="of:=[.A1713]-[.B1713]" office:value-type="float" office:value="-2.043896826" calcext:value-type="float">
            <text:p>-2.043896826</text:p>
          </table:table-cell>
          <table:table-cell table:formula="of:=ABS([.C1713])" office:value-type="float" office:value="2.043896826" calcext:value-type="float">
            <text:p>2.043896826</text:p>
          </table:table-cell>
          <table:table-cell table:formula="of:=[.C1713]^2" office:value-type="float" office:value="4.17751423533287" calcext:value-type="float">
            <text:p>4.17751423533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63293323" calcext:value-type="float">
            <text:p>1.863293323</text:p>
          </table:table-cell>
          <table:table-cell table:formula="of:=[.A1714]-[.B1714]" office:value-type="float" office:value="0.136706677" calcext:value-type="float">
            <text:p>0.136706677</text:p>
          </table:table-cell>
          <table:table-cell table:formula="of:=ABS([.C1714])" office:value-type="float" office:value="0.136706677" calcext:value-type="float">
            <text:p>0.136706677</text:p>
          </table:table-cell>
          <table:table-cell table:formula="of:=[.C1714]^2" office:value-type="float" office:value="0.0186887155363823" calcext:value-type="float">
            <text:p>0.018688715536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97057848" calcext:value-type="float">
            <text:p>1.297057848</text:p>
          </table:table-cell>
          <table:table-cell table:formula="of:=[.A1715]-[.B1715]" office:value-type="float" office:value="-1.297057848" calcext:value-type="float">
            <text:p>-1.297057848</text:p>
          </table:table-cell>
          <table:table-cell table:formula="of:=ABS([.C1715])" office:value-type="float" office:value="1.297057848" calcext:value-type="float">
            <text:p>1.297057848</text:p>
          </table:table-cell>
          <table:table-cell table:formula="of:=[.C1715]^2" office:value-type="float" office:value="1.68235906105839" calcext:value-type="float">
            <text:p>1.68235906105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480296" calcext:value-type="float">
            <text:p>0.16480296</text:p>
          </table:table-cell>
          <table:table-cell table:formula="of:=[.A1716]-[.B1716]" office:value-type="float" office:value="-0.16480296" calcext:value-type="float">
            <text:p>-0.16480296</text:p>
          </table:table-cell>
          <table:table-cell table:formula="of:=ABS([.C1716])" office:value-type="float" office:value="0.16480296" calcext:value-type="float">
            <text:p>0.16480296</text:p>
          </table:table-cell>
          <table:table-cell table:formula="of:=[.C1716]^2" office:value-type="float" office:value="0.0271600156247616" calcext:value-type="float">
            <text:p>0.027160015624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4023427" calcext:value-type="float">
            <text:p>0.284023427</text:p>
          </table:table-cell>
          <table:table-cell table:formula="of:=[.A1717]-[.B1717]" office:value-type="float" office:value="-0.284023427" calcext:value-type="float">
            <text:p>-0.284023427</text:p>
          </table:table-cell>
          <table:table-cell table:formula="of:=ABS([.C1717])" office:value-type="float" office:value="0.284023427" calcext:value-type="float">
            <text:p>0.284023427</text:p>
          </table:table-cell>
          <table:table-cell table:formula="of:=[.C1717]^2" office:value-type="float" office:value="0.0806693070848243" calcext:value-type="float">
            <text:p>0.080669307084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58571387" calcext:value-type="float">
            <text:p>2.458571387</text:p>
          </table:table-cell>
          <table:table-cell table:formula="of:=[.A1718]-[.B1718]" office:value-type="float" office:value="-0.458571387" calcext:value-type="float">
            <text:p>-0.458571387</text:p>
          </table:table-cell>
          <table:table-cell table:formula="of:=ABS([.C1718])" office:value-type="float" office:value="0.458571387" calcext:value-type="float">
            <text:p>0.458571387</text:p>
          </table:table-cell>
          <table:table-cell table:formula="of:=[.C1718]^2" office:value-type="float" office:value="0.210287716975104" calcext:value-type="float">
            <text:p>0.210287716975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35756" calcext:value-type="float">
            <text:p>0.69535756</text:p>
          </table:table-cell>
          <table:table-cell table:formula="of:=[.A1719]-[.B1719]" office:value-type="float" office:value="-0.69535756" calcext:value-type="float">
            <text:p>-0.69535756</text:p>
          </table:table-cell>
          <table:table-cell table:formula="of:=ABS([.C1719])" office:value-type="float" office:value="0.69535756" calcext:value-type="float">
            <text:p>0.69535756</text:p>
          </table:table-cell>
          <table:table-cell table:formula="of:=[.C1719]^2" office:value-type="float" office:value="0.483522136249154" calcext:value-type="float">
            <text:p>0.483522136249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17812691" calcext:value-type="float">
            <text:p>1.317812691</text:p>
          </table:table-cell>
          <table:table-cell table:formula="of:=[.A1720]-[.B1720]" office:value-type="float" office:value="-1.317812691" calcext:value-type="float">
            <text:p>-1.317812691</text:p>
          </table:table-cell>
          <table:table-cell table:formula="of:=ABS([.C1720])" office:value-type="float" office:value="1.317812691" calcext:value-type="float">
            <text:p>1.317812691</text:p>
          </table:table-cell>
          <table:table-cell table:formula="of:=[.C1720]^2" office:value-type="float" office:value="1.73663028856066" calcext:value-type="float">
            <text:p>1.73663028856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7741824" calcext:value-type="float">
            <text:p>0.657741824</text:p>
          </table:table-cell>
          <table:table-cell table:formula="of:=[.A1721]-[.B1721]" office:value-type="float" office:value="-0.657741824" calcext:value-type="float">
            <text:p>-0.657741824</text:p>
          </table:table-cell>
          <table:table-cell table:formula="of:=ABS([.C1721])" office:value-type="float" office:value="0.657741824" calcext:value-type="float">
            <text:p>0.657741824</text:p>
          </table:table-cell>
          <table:table-cell table:formula="of:=[.C1721]^2" office:value-type="float" office:value="0.432624307038847" calcext:value-type="float">
            <text:p>0.432624307038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4927443" calcext:value-type="float">
            <text:p>0.684927443</text:p>
          </table:table-cell>
          <table:table-cell table:formula="of:=[.A1722]-[.B1722]" office:value-type="float" office:value="-0.684927443" calcext:value-type="float">
            <text:p>-0.684927443</text:p>
          </table:table-cell>
          <table:table-cell table:formula="of:=ABS([.C1722])" office:value-type="float" office:value="0.684927443" calcext:value-type="float">
            <text:p>0.684927443</text:p>
          </table:table-cell>
          <table:table-cell table:formula="of:=[.C1722]^2" office:value-type="float" office:value="0.469125602174518" calcext:value-type="float">
            <text:p>0.469125602174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463059" calcext:value-type="float">
            <text:p>1.12463059</text:p>
          </table:table-cell>
          <table:table-cell table:formula="of:=[.A1723]-[.B1723]" office:value-type="float" office:value="-1.12463059" calcext:value-type="float">
            <text:p>-1.12463059</text:p>
          </table:table-cell>
          <table:table-cell table:formula="of:=ABS([.C1723])" office:value-type="float" office:value="1.12463059" calcext:value-type="float">
            <text:p>1.12463059</text:p>
          </table:table-cell>
          <table:table-cell table:formula="of:=[.C1723]^2" office:value-type="float" office:value="1.26479396396375" calcext:value-type="float">
            <text:p>1.26479396396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53165894" calcext:value-type="float">
            <text:p>1.753165894</text:p>
          </table:table-cell>
          <table:table-cell table:formula="of:=[.A1724]-[.B1724]" office:value-type="float" office:value="-0.753165894" calcext:value-type="float">
            <text:p>-0.753165894</text:p>
          </table:table-cell>
          <table:table-cell table:formula="of:=ABS([.C1724])" office:value-type="float" office:value="0.753165894" calcext:value-type="float">
            <text:p>0.753165894</text:p>
          </table:table-cell>
          <table:table-cell table:formula="of:=[.C1724]^2" office:value-type="float" office:value="0.567258863884819" calcext:value-type="float">
            <text:p>0.567258863884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2299798" calcext:value-type="float">
            <text:p>0.162299798</text:p>
          </table:table-cell>
          <table:table-cell table:formula="of:=[.A1725]-[.B1725]" office:value-type="float" office:value="-0.162299798" calcext:value-type="float">
            <text:p>-0.162299798</text:p>
          </table:table-cell>
          <table:table-cell table:formula="of:=ABS([.C1725])" office:value-type="float" office:value="0.162299798" calcext:value-type="float">
            <text:p>0.162299798</text:p>
          </table:table-cell>
          <table:table-cell table:formula="of:=[.C1725]^2" office:value-type="float" office:value="0.0263412244308408" calcext:value-type="float">
            <text:p>0.026341224430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463249" calcext:value-type="float">
            <text:p>0.62463249</text:p>
          </table:table-cell>
          <table:table-cell table:formula="of:=[.A1726]-[.B1726]" office:value-type="float" office:value="-0.62463249" calcext:value-type="float">
            <text:p>-0.62463249</text:p>
          </table:table-cell>
          <table:table-cell table:formula="of:=ABS([.C1726])" office:value-type="float" office:value="0.62463249" calcext:value-type="float">
            <text:p>0.62463249</text:p>
          </table:table-cell>
          <table:table-cell table:formula="of:=[.C1726]^2" office:value-type="float" office:value="0.3901657475636" calcext:value-type="float">
            <text:p>0.3901657475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6082788" calcext:value-type="float">
            <text:p>0.256082788</text:p>
          </table:table-cell>
          <table:table-cell table:formula="of:=[.A1727]-[.B1727]" office:value-type="float" office:value="-0.256082788" calcext:value-type="float">
            <text:p>-0.256082788</text:p>
          </table:table-cell>
          <table:table-cell table:formula="of:=ABS([.C1727])" office:value-type="float" office:value="0.256082788" calcext:value-type="float">
            <text:p>0.256082788</text:p>
          </table:table-cell>
          <table:table-cell table:formula="of:=[.C1727]^2" office:value-type="float" office:value="0.065578394309853" calcext:value-type="float">
            <text:p>0.065578394309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6518853" calcext:value-type="float">
            <text:p>0.246518853</text:p>
          </table:table-cell>
          <table:table-cell table:formula="of:=[.A1728]-[.B1728]" office:value-type="float" office:value="-0.246518853" calcext:value-type="float">
            <text:p>-0.246518853</text:p>
          </table:table-cell>
          <table:table-cell table:formula="of:=ABS([.C1728])" office:value-type="float" office:value="0.246518853" calcext:value-type="float">
            <text:p>0.246518853</text:p>
          </table:table-cell>
          <table:table-cell table:formula="of:=[.C1728]^2" office:value-type="float" office:value="0.0607715448844356" calcext:value-type="float">
            <text:p>0.060771544884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3828562" calcext:value-type="float">
            <text:p>0.313828562</text:p>
          </table:table-cell>
          <table:table-cell table:formula="of:=[.A1729]-[.B1729]" office:value-type="float" office:value="-0.313828562" calcext:value-type="float">
            <text:p>-0.313828562</text:p>
          </table:table-cell>
          <table:table-cell table:formula="of:=ABS([.C1729])" office:value-type="float" office:value="0.313828562" calcext:value-type="float">
            <text:p>0.313828562</text:p>
          </table:table-cell>
          <table:table-cell table:formula="of:=[.C1729]^2" office:value-type="float" office:value="0.0984883663269879" calcext:value-type="float">
            <text:p>0.098488366326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9443615" calcext:value-type="float">
            <text:p>0.079443615</text:p>
          </table:table-cell>
          <table:table-cell table:formula="of:=[.A1730]-[.B1730]" office:value-type="float" office:value="-0.079443615" calcext:value-type="float">
            <text:p>-0.079443615</text:p>
          </table:table-cell>
          <table:table-cell table:formula="of:=ABS([.C1730])" office:value-type="float" office:value="0.079443615" calcext:value-type="float">
            <text:p>0.079443615</text:p>
          </table:table-cell>
          <table:table-cell table:formula="of:=[.C1730]^2" office:value-type="float" office:value="0.00631128796426823" calcext:value-type="float">
            <text:p>0.006311287964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476415" calcext:value-type="float">
            <text:p>0.189476415</text:p>
          </table:table-cell>
          <table:table-cell table:formula="of:=[.A1731]-[.B1731]" office:value-type="float" office:value="-0.189476415" calcext:value-type="float">
            <text:p>-0.189476415</text:p>
          </table:table-cell>
          <table:table-cell table:formula="of:=ABS([.C1731])" office:value-type="float" office:value="0.189476415" calcext:value-type="float">
            <text:p>0.189476415</text:p>
          </table:table-cell>
          <table:table-cell table:formula="of:=[.C1731]^2" office:value-type="float" office:value="0.0359013118412522" calcext:value-type="float">
            <text:p>0.035901311841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8165792" calcext:value-type="float">
            <text:p>1.348165792</text:p>
          </table:table-cell>
          <table:table-cell table:formula="of:=[.A1732]-[.B1732]" office:value-type="float" office:value="0.651834208" calcext:value-type="float">
            <text:p>0.651834208</text:p>
          </table:table-cell>
          <table:table-cell table:formula="of:=ABS([.C1732])" office:value-type="float" office:value="0.651834208" calcext:value-type="float">
            <text:p>0.651834208</text:p>
          </table:table-cell>
          <table:table-cell table:formula="of:=[.C1732]^2" office:value-type="float" office:value="0.424887834718987" calcext:value-type="float">
            <text:p>0.424887834718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3527628" calcext:value-type="float">
            <text:p>1.153527628</text:p>
          </table:table-cell>
          <table:table-cell table:formula="of:=[.A1733]-[.B1733]" office:value-type="float" office:value="-0.153527628" calcext:value-type="float">
            <text:p>-0.153527628</text:p>
          </table:table-cell>
          <table:table-cell table:formula="of:=ABS([.C1733])" office:value-type="float" office:value="0.153527628" calcext:value-type="float">
            <text:p>0.153527628</text:p>
          </table:table-cell>
          <table:table-cell table:formula="of:=[.C1733]^2" office:value-type="float" office:value="0.0235707325593064" calcext:value-type="float">
            <text:p>0.023570732559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6207989" calcext:value-type="float">
            <text:p>0.136207989</text:p>
          </table:table-cell>
          <table:table-cell table:formula="of:=[.A1734]-[.B1734]" office:value-type="float" office:value="-0.136207989" calcext:value-type="float">
            <text:p>-0.136207989</text:p>
          </table:table-cell>
          <table:table-cell table:formula="of:=ABS([.C1734])" office:value-type="float" office:value="0.136207989" calcext:value-type="float">
            <text:p>0.136207989</text:p>
          </table:table-cell>
          <table:table-cell table:formula="of:=[.C1734]^2" office:value-type="float" office:value="0.0185526162674241" calcext:value-type="float">
            <text:p>0.018552616267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4606421" calcext:value-type="float">
            <text:p>1.234606421</text:p>
          </table:table-cell>
          <table:table-cell table:formula="of:=[.A1735]-[.B1735]" office:value-type="float" office:value="-0.234606421" calcext:value-type="float">
            <text:p>-0.234606421</text:p>
          </table:table-cell>
          <table:table-cell table:formula="of:=ABS([.C1735])" office:value-type="float" office:value="0.234606421" calcext:value-type="float">
            <text:p>0.234606421</text:p>
          </table:table-cell>
          <table:table-cell table:formula="of:=[.C1735]^2" office:value-type="float" office:value="0.0550401727744293" calcext:value-type="float">
            <text:p>0.055040172774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56283679" calcext:value-type="float">
            <text:p>1.256283679</text:p>
          </table:table-cell>
          <table:table-cell table:formula="of:=[.A1736]-[.B1736]" office:value-type="float" office:value="-1.256283679" calcext:value-type="float">
            <text:p>-1.256283679</text:p>
          </table:table-cell>
          <table:table-cell table:formula="of:=ABS([.C1736])" office:value-type="float" office:value="1.256283679" calcext:value-type="float">
            <text:p>1.256283679</text:p>
          </table:table-cell>
          <table:table-cell table:formula="of:=[.C1736]^2" office:value-type="float" office:value="1.57824868212178" calcext:value-type="float">
            <text:p>1.57824868212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63587" calcext:value-type="float">
            <text:p>0.2063587</text:p>
          </table:table-cell>
          <table:table-cell table:formula="of:=[.A1737]-[.B1737]" office:value-type="float" office:value="-0.2063587" calcext:value-type="float">
            <text:p>-0.2063587</text:p>
          </table:table-cell>
          <table:table-cell table:formula="of:=ABS([.C1737])" office:value-type="float" office:value="0.2063587" calcext:value-type="float">
            <text:p>0.2063587</text:p>
          </table:table-cell>
          <table:table-cell table:formula="of:=[.C1737]^2" office:value-type="float" office:value="0.04258391306569" calcext:value-type="float">
            <text:p>0.04258391306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9985544" calcext:value-type="float">
            <text:p>1.129985544</text:p>
          </table:table-cell>
          <table:table-cell table:formula="of:=[.A1738]-[.B1738]" office:value-type="float" office:value="-1.129985544" calcext:value-type="float">
            <text:p>-1.129985544</text:p>
          </table:table-cell>
          <table:table-cell table:formula="of:=ABS([.C1738])" office:value-type="float" office:value="1.129985544" calcext:value-type="float">
            <text:p>1.129985544</text:p>
          </table:table-cell>
          <table:table-cell table:formula="of:=[.C1738]^2" office:value-type="float" office:value="1.27686732964898" calcext:value-type="float">
            <text:p>1.27686732964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406755" calcext:value-type="float">
            <text:p>0.694406755</text:p>
          </table:table-cell>
          <table:table-cell table:formula="of:=[.A1739]-[.B1739]" office:value-type="float" office:value="-0.694406755" calcext:value-type="float">
            <text:p>-0.694406755</text:p>
          </table:table-cell>
          <table:table-cell table:formula="of:=ABS([.C1739])" office:value-type="float" office:value="0.694406755" calcext:value-type="float">
            <text:p>0.694406755</text:p>
          </table:table-cell>
          <table:table-cell table:formula="of:=[.C1739]^2" office:value-type="float" office:value="0.48220074138963" calcext:value-type="float">
            <text:p>0.48220074138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3856659" calcext:value-type="float">
            <text:p>0.853856659</text:p>
          </table:table-cell>
          <table:table-cell table:formula="of:=[.A1740]-[.B1740]" office:value-type="float" office:value="-0.853856659" calcext:value-type="float">
            <text:p>-0.853856659</text:p>
          </table:table-cell>
          <table:table-cell table:formula="of:=ABS([.C1740])" office:value-type="float" office:value="0.853856659" calcext:value-type="float">
            <text:p>0.853856659</text:p>
          </table:table-cell>
          <table:table-cell table:formula="of:=[.C1740]^2" office:value-type="float" office:value="0.729071194118642" calcext:value-type="float">
            <text:p>0.729071194118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2776004" calcext:value-type="float">
            <text:p>0.222776004</text:p>
          </table:table-cell>
          <table:table-cell table:formula="of:=[.A1741]-[.B1741]" office:value-type="float" office:value="-0.222776004" calcext:value-type="float">
            <text:p>-0.222776004</text:p>
          </table:table-cell>
          <table:table-cell table:formula="of:=ABS([.C1741])" office:value-type="float" office:value="0.222776004" calcext:value-type="float">
            <text:p>0.222776004</text:p>
          </table:table-cell>
          <table:table-cell table:formula="of:=[.C1741]^2" office:value-type="float" office:value="0.049629147958208" calcext:value-type="float">
            <text:p>0.049629147958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97070914" calcext:value-type="float">
            <text:p>1.797070914</text:p>
          </table:table-cell>
          <table:table-cell table:formula="of:=[.A1742]-[.B1742]" office:value-type="float" office:value="0.202929086" calcext:value-type="float">
            <text:p>0.202929086</text:p>
          </table:table-cell>
          <table:table-cell table:formula="of:=ABS([.C1742])" office:value-type="float" office:value="0.202929086" calcext:value-type="float">
            <text:p>0.202929086</text:p>
          </table:table-cell>
          <table:table-cell table:formula="of:=[.C1742]^2" office:value-type="float" office:value="0.0411802139447954" calcext:value-type="float">
            <text:p>0.041180213944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514658" calcext:value-type="float">
            <text:p>0.137514658</text:p>
          </table:table-cell>
          <table:table-cell table:formula="of:=[.A1743]-[.B1743]" office:value-type="float" office:value="-0.137514658" calcext:value-type="float">
            <text:p>-0.137514658</text:p>
          </table:table-cell>
          <table:table-cell table:formula="of:=ABS([.C1743])" office:value-type="float" office:value="0.137514658" calcext:value-type="float">
            <text:p>0.137514658</text:p>
          </table:table-cell>
          <table:table-cell table:formula="of:=[.C1743]^2" office:value-type="float" office:value="0.018910281164857" calcext:value-type="float">
            <text:p>0.018910281164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1730839" calcext:value-type="float">
            <text:p>0.151730839</text:p>
          </table:table-cell>
          <table:table-cell table:formula="of:=[.A1744]-[.B1744]" office:value-type="float" office:value="-0.151730839" calcext:value-type="float">
            <text:p>-0.151730839</text:p>
          </table:table-cell>
          <table:table-cell table:formula="of:=ABS([.C1744])" office:value-type="float" office:value="0.151730839" calcext:value-type="float">
            <text:p>0.151730839</text:p>
          </table:table-cell>
          <table:table-cell table:formula="of:=[.C1744]^2" office:value-type="float" office:value="0.0230222475036439" calcext:value-type="float">
            <text:p>0.023022247503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034064" calcext:value-type="float">
            <text:p>0.181034064</text:p>
          </table:table-cell>
          <table:table-cell table:formula="of:=[.A1745]-[.B1745]" office:value-type="float" office:value="-0.181034064" calcext:value-type="float">
            <text:p>-0.181034064</text:p>
          </table:table-cell>
          <table:table-cell table:formula="of:=ABS([.C1745])" office:value-type="float" office:value="0.181034064" calcext:value-type="float">
            <text:p>0.181034064</text:p>
          </table:table-cell>
          <table:table-cell table:formula="of:=[.C1745]^2" office:value-type="float" office:value="0.0327733323283561" calcext:value-type="float">
            <text:p>0.032773332328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6437951" calcext:value-type="float">
            <text:p>0.226437951</text:p>
          </table:table-cell>
          <table:table-cell table:formula="of:=[.A1746]-[.B1746]" office:value-type="float" office:value="-0.226437951" calcext:value-type="float">
            <text:p>-0.226437951</text:p>
          </table:table-cell>
          <table:table-cell table:formula="of:=ABS([.C1746])" office:value-type="float" office:value="0.226437951" calcext:value-type="float">
            <text:p>0.226437951</text:p>
          </table:table-cell>
          <table:table-cell table:formula="of:=[.C1746]^2" office:value-type="float" office:value="0.0512741456530784" calcext:value-type="float">
            <text:p>0.051274145653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5321134" calcext:value-type="float">
            <text:p>1.345321134</text:p>
          </table:table-cell>
          <table:table-cell table:formula="of:=[.A1747]-[.B1747]" office:value-type="float" office:value="-0.345321134" calcext:value-type="float">
            <text:p>-0.345321134</text:p>
          </table:table-cell>
          <table:table-cell table:formula="of:=ABS([.C1747])" office:value-type="float" office:value="0.345321134" calcext:value-type="float">
            <text:p>0.345321134</text:p>
          </table:table-cell>
          <table:table-cell table:formula="of:=[.C1747]^2" office:value-type="float" office:value="0.119246685587046" calcext:value-type="float">
            <text:p>0.119246685587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9443615" calcext:value-type="float">
            <text:p>0.079443615</text:p>
          </table:table-cell>
          <table:table-cell table:formula="of:=[.A1748]-[.B1748]" office:value-type="float" office:value="-0.079443615" calcext:value-type="float">
            <text:p>-0.079443615</text:p>
          </table:table-cell>
          <table:table-cell table:formula="of:=ABS([.C1748])" office:value-type="float" office:value="0.079443615" calcext:value-type="float">
            <text:p>0.079443615</text:p>
          </table:table-cell>
          <table:table-cell table:formula="of:=[.C1748]^2" office:value-type="float" office:value="0.00631128796426823" calcext:value-type="float">
            <text:p>0.006311287964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476415" calcext:value-type="float">
            <text:p>0.189476415</text:p>
          </table:table-cell>
          <table:table-cell table:formula="of:=[.A1749]-[.B1749]" office:value-type="float" office:value="-0.189476415" calcext:value-type="float">
            <text:p>-0.189476415</text:p>
          </table:table-cell>
          <table:table-cell table:formula="of:=ABS([.C1749])" office:value-type="float" office:value="0.189476415" calcext:value-type="float">
            <text:p>0.189476415</text:p>
          </table:table-cell>
          <table:table-cell table:formula="of:=[.C1749]^2" office:value-type="float" office:value="0.0359013118412522" calcext:value-type="float">
            <text:p>0.035901311841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62437378" calcext:value-type="float">
            <text:p>1.262437378</text:p>
          </table:table-cell>
          <table:table-cell table:formula="of:=[.A1750]-[.B1750]" office:value-type="float" office:value="-1.262437378" calcext:value-type="float">
            <text:p>-1.262437378</text:p>
          </table:table-cell>
          <table:table-cell table:formula="of:=ABS([.C1750])" office:value-type="float" office:value="1.262437378" calcext:value-type="float">
            <text:p>1.262437378</text:p>
          </table:table-cell>
          <table:table-cell table:formula="of:=[.C1750]^2" office:value-type="float" office:value="1.59374813337151" calcext:value-type="float">
            <text:p>1.59374813337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5311105" calcext:value-type="float">
            <text:p>1.055311105</text:p>
          </table:table-cell>
          <table:table-cell table:formula="of:=[.A1751]-[.B1751]" office:value-type="float" office:value="-1.055311105" calcext:value-type="float">
            <text:p>-1.055311105</text:p>
          </table:table-cell>
          <table:table-cell table:formula="of:=ABS([.C1751])" office:value-type="float" office:value="1.055311105" calcext:value-type="float">
            <text:p>1.055311105</text:p>
          </table:table-cell>
          <table:table-cell table:formula="of:=[.C1751]^2" office:value-type="float" office:value="1.11368152833632" calcext:value-type="float">
            <text:p>1.113681528336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1147385" calcext:value-type="float">
            <text:p>0.531147385</text:p>
          </table:table-cell>
          <table:table-cell table:formula="of:=[.A1752]-[.B1752]" office:value-type="float" office:value="0.468852615" calcext:value-type="float">
            <text:p>0.468852615</text:p>
          </table:table-cell>
          <table:table-cell table:formula="of:=ABS([.C1752])" office:value-type="float" office:value="0.468852615" calcext:value-type="float">
            <text:p>0.468852615</text:p>
          </table:table-cell>
          <table:table-cell table:formula="of:=[.C1752]^2" office:value-type="float" office:value="0.219822774592338" calcext:value-type="float">
            <text:p>0.219822774592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3543786" calcext:value-type="float">
            <text:p>1.283543786</text:p>
          </table:table-cell>
          <table:table-cell table:formula="of:=[.A1753]-[.B1753]" office:value-type="float" office:value="-1.283543786" calcext:value-type="float">
            <text:p>-1.283543786</text:p>
          </table:table-cell>
          <table:table-cell table:formula="of:=ABS([.C1753])" office:value-type="float" office:value="1.283543786" calcext:value-type="float">
            <text:p>1.283543786</text:p>
          </table:table-cell>
          <table:table-cell table:formula="of:=[.C1753]^2" office:value-type="float" office:value="1.64748465057921" calcext:value-type="float">
            <text:p>1.647484650579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94195132" calcext:value-type="float">
            <text:p>1.994195132</text:p>
          </table:table-cell>
          <table:table-cell table:formula="of:=[.A1754]-[.B1754]" office:value-type="float" office:value="0.0058048679999998" calcext:value-type="float">
            <text:p>0.005804868</text:p>
          </table:table-cell>
          <table:table-cell table:formula="of:=ABS([.C1754])" office:value-type="float" office:value="0.0058048679999998" calcext:value-type="float">
            <text:p>0.005804868</text:p>
          </table:table-cell>
          <table:table-cell table:formula="of:=[.C1754]^2" office:value-type="float" office:value="0.0000336964924974216" calcext:value-type="float">
            <text:p>3.36964924974216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63587" calcext:value-type="float">
            <text:p>0.2063587</text:p>
          </table:table-cell>
          <table:table-cell table:formula="of:=[.A1755]-[.B1755]" office:value-type="float" office:value="-0.2063587" calcext:value-type="float">
            <text:p>-0.2063587</text:p>
          </table:table-cell>
          <table:table-cell table:formula="of:=ABS([.C1755])" office:value-type="float" office:value="0.2063587" calcext:value-type="float">
            <text:p>0.2063587</text:p>
          </table:table-cell>
          <table:table-cell table:formula="of:=[.C1755]^2" office:value-type="float" office:value="0.04258391306569" calcext:value-type="float">
            <text:p>0.04258391306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5328424" calcext:value-type="float">
            <text:p>1.125328424</text:p>
          </table:table-cell>
          <table:table-cell table:formula="of:=[.A1756]-[.B1756]" office:value-type="float" office:value="-1.125328424" calcext:value-type="float">
            <text:p>-1.125328424</text:p>
          </table:table-cell>
          <table:table-cell table:formula="of:=ABS([.C1756])" office:value-type="float" office:value="1.125328424" calcext:value-type="float">
            <text:p>1.125328424</text:p>
          </table:table-cell>
          <table:table-cell table:formula="of:=[.C1756]^2" office:value-type="float" office:value="1.26636406186232" calcext:value-type="float">
            <text:p>1.26636406186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07360486" calcext:value-type="float">
            <text:p>1.407360486</text:p>
          </table:table-cell>
          <table:table-cell table:formula="of:=[.A1757]-[.B1757]" office:value-type="float" office:value="-1.407360486" calcext:value-type="float">
            <text:p>-1.407360486</text:p>
          </table:table-cell>
          <table:table-cell table:formula="of:=ABS([.C1757])" office:value-type="float" office:value="1.407360486" calcext:value-type="float">
            <text:p>1.407360486</text:p>
          </table:table-cell>
          <table:table-cell table:formula="of:=[.C1757]^2" office:value-type="float" office:value="1.98066353755416" calcext:value-type="float">
            <text:p>1.98066353755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2938957" calcext:value-type="float">
            <text:p>0.712938957</text:p>
          </table:table-cell>
          <table:table-cell table:formula="of:=[.A1758]-[.B1758]" office:value-type="float" office:value="-0.712938957" calcext:value-type="float">
            <text:p>-0.712938957</text:p>
          </table:table-cell>
          <table:table-cell table:formula="of:=ABS([.C1758])" office:value-type="float" office:value="0.712938957" calcext:value-type="float">
            <text:p>0.712938957</text:p>
          </table:table-cell>
          <table:table-cell table:formula="of:=[.C1758]^2" office:value-type="float" office:value="0.508281956408248" calcext:value-type="float">
            <text:p>0.508281956408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2776004" calcext:value-type="float">
            <text:p>0.222776004</text:p>
          </table:table-cell>
          <table:table-cell table:formula="of:=[.A1759]-[.B1759]" office:value-type="float" office:value="-0.222776004" calcext:value-type="float">
            <text:p>-0.222776004</text:p>
          </table:table-cell>
          <table:table-cell table:formula="of:=ABS([.C1759])" office:value-type="float" office:value="0.222776004" calcext:value-type="float">
            <text:p>0.222776004</text:p>
          </table:table-cell>
          <table:table-cell table:formula="of:=[.C1759]^2" office:value-type="float" office:value="0.049629147958208" calcext:value-type="float">
            <text:p>0.049629147958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13144274" calcext:value-type="float">
            <text:p>2.013144274</text:p>
          </table:table-cell>
          <table:table-cell table:formula="of:=[.A1760]-[.B1760]" office:value-type="float" office:value="-2.013144274" calcext:value-type="float">
            <text:p>-2.013144274</text:p>
          </table:table-cell>
          <table:table-cell table:formula="of:=ABS([.C1760])" office:value-type="float" office:value="2.013144274" calcext:value-type="float">
            <text:p>2.013144274</text:p>
          </table:table-cell>
          <table:table-cell table:formula="of:=[.C1760]^2" office:value-type="float" office:value="4.05274986793899" calcext:value-type="float">
            <text:p>4.05274986793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514658" calcext:value-type="float">
            <text:p>0.137514658</text:p>
          </table:table-cell>
          <table:table-cell table:formula="of:=[.A1761]-[.B1761]" office:value-type="float" office:value="-0.137514658" calcext:value-type="float">
            <text:p>-0.137514658</text:p>
          </table:table-cell>
          <table:table-cell table:formula="of:=ABS([.C1761])" office:value-type="float" office:value="0.137514658" calcext:value-type="float">
            <text:p>0.137514658</text:p>
          </table:table-cell>
          <table:table-cell table:formula="of:=[.C1761]^2" office:value-type="float" office:value="0.018910281164857" calcext:value-type="float">
            <text:p>0.018910281164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7438756" calcext:value-type="float">
            <text:p>0.677438756</text:p>
          </table:table-cell>
          <table:table-cell table:formula="of:=[.A1762]-[.B1762]" office:value-type="float" office:value="1.322561244" calcext:value-type="float">
            <text:p>1.322561244</text:p>
          </table:table-cell>
          <table:table-cell table:formula="of:=ABS([.C1762])" office:value-type="float" office:value="1.322561244" calcext:value-type="float">
            <text:p>1.322561244</text:p>
          </table:table-cell>
          <table:table-cell table:formula="of:=[.C1762]^2" office:value-type="float" office:value="1.74916824413083" calcext:value-type="float">
            <text:p>1.74916824413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9676695" calcext:value-type="float">
            <text:p>0.619676695</text:p>
          </table:table-cell>
          <table:table-cell table:formula="of:=[.A1763]-[.B1763]" office:value-type="float" office:value="-0.619676695" calcext:value-type="float">
            <text:p>-0.619676695</text:p>
          </table:table-cell>
          <table:table-cell table:formula="of:=ABS([.C1763])" office:value-type="float" office:value="0.619676695" calcext:value-type="float">
            <text:p>0.619676695</text:p>
          </table:table-cell>
          <table:table-cell table:formula="of:=[.C1763]^2" office:value-type="float" office:value="0.383999206326123" calcext:value-type="float">
            <text:p>0.383999206326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0528867" calcext:value-type="float">
            <text:p>0.800528867</text:p>
          </table:table-cell>
          <table:table-cell table:formula="of:=[.A1764]-[.B1764]" office:value-type="float" office:value="-0.800528867" calcext:value-type="float">
            <text:p>-0.800528867</text:p>
          </table:table-cell>
          <table:table-cell table:formula="of:=ABS([.C1764])" office:value-type="float" office:value="0.800528867" calcext:value-type="float">
            <text:p>0.800528867</text:p>
          </table:table-cell>
          <table:table-cell table:formula="of:=[.C1764]^2" office:value-type="float" office:value="0.640846466900304" calcext:value-type="float">
            <text:p>0.640846466900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694829" calcext:value-type="float">
            <text:p>0.644694829</text:p>
          </table:table-cell>
          <table:table-cell table:formula="of:=[.A1765]-[.B1765]" office:value-type="float" office:value="-0.644694829" calcext:value-type="float">
            <text:p>-0.644694829</text:p>
          </table:table-cell>
          <table:table-cell table:formula="of:=ABS([.C1765])" office:value-type="float" office:value="0.644694829" calcext:value-type="float">
            <text:p>0.644694829</text:p>
          </table:table-cell>
          <table:table-cell table:formula="of:=[.C1765]^2" office:value-type="float" office:value="0.415631422539339" calcext:value-type="float">
            <text:p>0.415631422539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1211208" calcext:value-type="float">
            <text:p>0.301211208</text:p>
          </table:table-cell>
          <table:table-cell table:formula="of:=[.A1766]-[.B1766]" office:value-type="float" office:value="-0.301211208" calcext:value-type="float">
            <text:p>-0.301211208</text:p>
          </table:table-cell>
          <table:table-cell table:formula="of:=ABS([.C1766])" office:value-type="float" office:value="0.301211208" calcext:value-type="float">
            <text:p>0.301211208</text:p>
          </table:table-cell>
          <table:table-cell table:formula="of:=[.C1766]^2" office:value-type="float" office:value="0.0907281918248193" calcext:value-type="float">
            <text:p>0.0907281918248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9433145" calcext:value-type="float">
            <text:p>0.219433145</text:p>
          </table:table-cell>
          <table:table-cell table:formula="of:=[.A1767]-[.B1767]" office:value-type="float" office:value="0.780566855" calcext:value-type="float">
            <text:p>0.780566855</text:p>
          </table:table-cell>
          <table:table-cell table:formula="of:=ABS([.C1767])" office:value-type="float" office:value="0.780566855" calcext:value-type="float">
            <text:p>0.780566855</text:p>
          </table:table-cell>
          <table:table-cell table:formula="of:=[.C1767]^2" office:value-type="float" office:value="0.609284615124591" calcext:value-type="float">
            <text:p>0.609284615124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96450864" calcext:value-type="float">
            <text:p>1.296450864</text:p>
          </table:table-cell>
          <table:table-cell table:formula="of:=[.A1768]-[.B1768]" office:value-type="float" office:value="-0.296450864" calcext:value-type="float">
            <text:p>-0.296450864</text:p>
          </table:table-cell>
          <table:table-cell table:formula="of:=ABS([.C1768])" office:value-type="float" office:value="0.296450864" calcext:value-type="float">
            <text:p>0.296450864</text:p>
          </table:table-cell>
          <table:table-cell table:formula="of:=[.C1768]^2" office:value-type="float" office:value="0.0878831147663466" calcext:value-type="float">
            <text:p>0.087883114766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6763905" calcext:value-type="float">
            <text:p>0.706763905</text:p>
          </table:table-cell>
          <table:table-cell table:formula="of:=[.A1769]-[.B1769]" office:value-type="float" office:value="1.293236095" calcext:value-type="float">
            <text:p>1.293236095</text:p>
          </table:table-cell>
          <table:table-cell table:formula="of:=ABS([.C1769])" office:value-type="float" office:value="1.293236095" calcext:value-type="float">
            <text:p>1.293236095</text:p>
          </table:table-cell>
          <table:table-cell table:formula="of:=[.C1769]^2" office:value-type="float" office:value="1.67245959741085" calcext:value-type="float">
            <text:p>1.67245959741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9895202" calcext:value-type="float">
            <text:p>0.479895202</text:p>
          </table:table-cell>
          <table:table-cell table:formula="of:=[.A1770]-[.B1770]" office:value-type="float" office:value="0.520104798" calcext:value-type="float">
            <text:p>0.520104798</text:p>
          </table:table-cell>
          <table:table-cell table:formula="of:=ABS([.C1770])" office:value-type="float" office:value="0.520104798" calcext:value-type="float">
            <text:p>0.520104798</text:p>
          </table:table-cell>
          <table:table-cell table:formula="of:=[.C1770]^2" office:value-type="float" office:value="0.270509000902621" calcext:value-type="float">
            <text:p>0.2705090009026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5125771" calcext:value-type="float">
            <text:p>1.345125771</text:p>
          </table:table-cell>
          <table:table-cell table:formula="of:=[.A1771]-[.B1771]" office:value-type="float" office:value="0.654874229" calcext:value-type="float">
            <text:p>0.654874229</text:p>
          </table:table-cell>
          <table:table-cell table:formula="of:=ABS([.C1771])" office:value-type="float" office:value="0.654874229" calcext:value-type="float">
            <text:p>0.654874229</text:p>
          </table:table-cell>
          <table:table-cell table:formula="of:=[.C1771]^2" office:value-type="float" office:value="0.428860255808344" calcext:value-type="float">
            <text:p>0.428860255808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0697569" calcext:value-type="float">
            <text:p>1.150697569</text:p>
          </table:table-cell>
          <table:table-cell table:formula="of:=[.A1772]-[.B1772]" office:value-type="float" office:value="-0.150697569" calcext:value-type="float">
            <text:p>-0.150697569</text:p>
          </table:table-cell>
          <table:table-cell table:formula="of:=ABS([.C1772])" office:value-type="float" office:value="0.150697569" calcext:value-type="float">
            <text:p>0.150697569</text:p>
          </table:table-cell>
          <table:table-cell table:formula="of:=[.C1772]^2" office:value-type="float" office:value="0.0227097573025098" calcext:value-type="float">
            <text:p>0.0227097573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4916413" calcext:value-type="float">
            <text:p>0.244916413</text:p>
          </table:table-cell>
          <table:table-cell table:formula="of:=[.A1773]-[.B1773]" office:value-type="float" office:value="-0.244916413" calcext:value-type="float">
            <text:p>-0.244916413</text:p>
          </table:table-cell>
          <table:table-cell table:formula="of:=ABS([.C1773])" office:value-type="float" office:value="0.244916413" calcext:value-type="float">
            <text:p>0.244916413</text:p>
          </table:table-cell>
          <table:table-cell table:formula="of:=[.C1773]^2" office:value-type="float" office:value="0.0599840493567866" calcext:value-type="float">
            <text:p>0.059984049356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3258956" calcext:value-type="float">
            <text:p>0.293258956</text:p>
          </table:table-cell>
          <table:table-cell table:formula="of:=[.A1774]-[.B1774]" office:value-type="float" office:value="0.706741044" calcext:value-type="float">
            <text:p>0.706741044</text:p>
          </table:table-cell>
          <table:table-cell table:formula="of:=ABS([.C1774])" office:value-type="float" office:value="0.706741044" calcext:value-type="float">
            <text:p>0.706741044</text:p>
          </table:table-cell>
          <table:table-cell table:formula="of:=[.C1774]^2" office:value-type="float" office:value="0.49948290327421" calcext:value-type="float">
            <text:p>0.49948290327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1752366" calcext:value-type="float">
            <text:p>0.991752366</text:p>
          </table:table-cell>
          <table:table-cell table:formula="of:=[.A1775]-[.B1775]" office:value-type="float" office:value="1.008247634" calcext:value-type="float">
            <text:p>1.008247634</text:p>
          </table:table-cell>
          <table:table-cell table:formula="of:=ABS([.C1775])" office:value-type="float" office:value="1.008247634" calcext:value-type="float">
            <text:p>1.008247634</text:p>
          </table:table-cell>
          <table:table-cell table:formula="of:=[.C1775]^2" office:value-type="float" office:value="1.0165632914666" calcext:value-type="float">
            <text:p>1.0165632914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4052652" calcext:value-type="float">
            <text:p>0.204052652</text:p>
          </table:table-cell>
          <table:table-cell table:formula="of:=[.A1776]-[.B1776]" office:value-type="float" office:value="0.795947348" calcext:value-type="float">
            <text:p>0.795947348</text:p>
          </table:table-cell>
          <table:table-cell table:formula="of:=ABS([.C1776])" office:value-type="float" office:value="0.795947348" calcext:value-type="float">
            <text:p>0.795947348</text:p>
          </table:table-cell>
          <table:table-cell table:formula="of:=[.C1776]^2" office:value-type="float" office:value="0.633532180788233" calcext:value-type="float">
            <text:p>0.633532180788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5404904" calcext:value-type="float">
            <text:p>0.215404904</text:p>
          </table:table-cell>
          <table:table-cell table:formula="of:=[.A1777]-[.B1777]" office:value-type="float" office:value="-0.215404904" calcext:value-type="float">
            <text:p>-0.215404904</text:p>
          </table:table-cell>
          <table:table-cell table:formula="of:=ABS([.C1777])" office:value-type="float" office:value="0.215404904" calcext:value-type="float">
            <text:p>0.215404904</text:p>
          </table:table-cell>
          <table:table-cell table:formula="of:=[.C1777]^2" office:value-type="float" office:value="0.0463992726672492" calcext:value-type="float">
            <text:p>0.046399272667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95112312" calcext:value-type="float">
            <text:p>1.395112312</text:p>
          </table:table-cell>
          <table:table-cell table:formula="of:=[.A1778]-[.B1778]" office:value-type="float" office:value="0.604887688" calcext:value-type="float">
            <text:p>0.604887688</text:p>
          </table:table-cell>
          <table:table-cell table:formula="of:=ABS([.C1778])" office:value-type="float" office:value="0.604887688" calcext:value-type="float">
            <text:p>0.604887688</text:p>
          </table:table-cell>
          <table:table-cell table:formula="of:=[.C1778]^2" office:value-type="float" office:value="0.365889115093985" calcext:value-type="float">
            <text:p>0.365889115093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1368342" calcext:value-type="float">
            <text:p>0.121368342</text:p>
          </table:table-cell>
          <table:table-cell table:formula="of:=[.A1779]-[.B1779]" office:value-type="float" office:value="-0.121368342" calcext:value-type="float">
            <text:p>-0.121368342</text:p>
          </table:table-cell>
          <table:table-cell table:formula="of:=ABS([.C1779])" office:value-type="float" office:value="0.121368342" calcext:value-type="float">
            <text:p>0.121368342</text:p>
          </table:table-cell>
          <table:table-cell table:formula="of:=[.C1779]^2" office:value-type="float" office:value="0.014730274439829" calcext:value-type="float">
            <text:p>0.014730274439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6988725" calcext:value-type="float">
            <text:p>0.166988725</text:p>
          </table:table-cell>
          <table:table-cell table:formula="of:=[.A1780]-[.B1780]" office:value-type="float" office:value="-0.166988725" calcext:value-type="float">
            <text:p>-0.166988725</text:p>
          </table:table-cell>
          <table:table-cell table:formula="of:=ABS([.C1780])" office:value-type="float" office:value="0.166988725" calcext:value-type="float">
            <text:p>0.166988725</text:p>
          </table:table-cell>
          <table:table-cell table:formula="of:=[.C1780]^2" office:value-type="float" office:value="0.0278852342771256" calcext:value-type="float">
            <text:p>0.027885234277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4523311" calcext:value-type="float">
            <text:p>0.204523311</text:p>
          </table:table-cell>
          <table:table-cell table:formula="of:=[.A1781]-[.B1781]" office:value-type="float" office:value="0.795476689" calcext:value-type="float">
            <text:p>0.795476689</text:p>
          </table:table-cell>
          <table:table-cell table:formula="of:=ABS([.C1781])" office:value-type="float" office:value="0.795476689" calcext:value-type="float">
            <text:p>0.795476689</text:p>
          </table:table-cell>
          <table:table-cell table:formula="of:=[.C1781]^2" office:value-type="float" office:value="0.632783162742403" calcext:value-type="float">
            <text:p>0.632783162742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0522658" calcext:value-type="float">
            <text:p>0.730522658</text:p>
          </table:table-cell>
          <table:table-cell table:formula="of:=[.A1782]-[.B1782]" office:value-type="float" office:value="1.269477342" calcext:value-type="float">
            <text:p>1.269477342</text:p>
          </table:table-cell>
          <table:table-cell table:formula="of:=ABS([.C1782])" office:value-type="float" office:value="1.269477342" calcext:value-type="float">
            <text:p>1.269477342</text:p>
          </table:table-cell>
          <table:table-cell table:formula="of:=[.C1782]^2" office:value-type="float" office:value="1.61157272185139" calcext:value-type="float">
            <text:p>1.61157272185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694829" calcext:value-type="float">
            <text:p>0.644694829</text:p>
          </table:table-cell>
          <table:table-cell table:formula="of:=[.A1783]-[.B1783]" office:value-type="float" office:value="-0.644694829" calcext:value-type="float">
            <text:p>-0.644694829</text:p>
          </table:table-cell>
          <table:table-cell table:formula="of:=ABS([.C1783])" office:value-type="float" office:value="0.644694829" calcext:value-type="float">
            <text:p>0.644694829</text:p>
          </table:table-cell>
          <table:table-cell table:formula="of:=[.C1783]^2" office:value-type="float" office:value="0.415631422539339" calcext:value-type="float">
            <text:p>0.415631422539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7331332" calcext:value-type="float">
            <text:p>0.327331332</text:p>
          </table:table-cell>
          <table:table-cell table:formula="of:=[.A1784]-[.B1784]" office:value-type="float" office:value="-0.327331332" calcext:value-type="float">
            <text:p>-0.327331332</text:p>
          </table:table-cell>
          <table:table-cell table:formula="of:=ABS([.C1784])" office:value-type="float" office:value="0.327331332" calcext:value-type="float">
            <text:p>0.327331332</text:p>
          </table:table-cell>
          <table:table-cell table:formula="of:=[.C1784]^2" office:value-type="float" office:value="0.107145800908894" calcext:value-type="float">
            <text:p>0.107145800908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9433145" calcext:value-type="float">
            <text:p>0.219433145</text:p>
          </table:table-cell>
          <table:table-cell table:formula="of:=[.A1785]-[.B1785]" office:value-type="float" office:value="-0.219433145" calcext:value-type="float">
            <text:p>-0.219433145</text:p>
          </table:table-cell>
          <table:table-cell table:formula="of:=ABS([.C1785])" office:value-type="float" office:value="0.219433145" calcext:value-type="float">
            <text:p>0.219433145</text:p>
          </table:table-cell>
          <table:table-cell table:formula="of:=[.C1785]^2" office:value-type="float" office:value="0.048150905124591" calcext:value-type="float">
            <text:p>0.048150905124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494755" calcext:value-type="float">
            <text:p>0.94494755</text:p>
          </table:table-cell>
          <table:table-cell table:formula="of:=[.A1786]-[.B1786]" office:value-type="float" office:value="-0.94494755" calcext:value-type="float">
            <text:p>-0.94494755</text:p>
          </table:table-cell>
          <table:table-cell table:formula="of:=ABS([.C1786])" office:value-type="float" office:value="0.94494755" calcext:value-type="float">
            <text:p>0.94494755</text:p>
          </table:table-cell>
          <table:table-cell table:formula="of:=[.C1786]^2" office:value-type="float" office:value="0.892925872251002" calcext:value-type="float">
            <text:p>0.892925872251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2711647" calcext:value-type="float">
            <text:p>0.672711647</text:p>
          </table:table-cell>
          <table:table-cell table:formula="of:=[.A1787]-[.B1787]" office:value-type="float" office:value="0.327288353" calcext:value-type="float">
            <text:p>0.327288353</text:p>
          </table:table-cell>
          <table:table-cell table:formula="of:=ABS([.C1787])" office:value-type="float" office:value="0.327288353" calcext:value-type="float">
            <text:p>0.327288353</text:p>
          </table:table-cell>
          <table:table-cell table:formula="of:=[.C1787]^2" office:value-type="float" office:value="0.107117666009453" calcext:value-type="float">
            <text:p>0.107117666009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5962116" calcext:value-type="float">
            <text:p>0.435962116</text:p>
          </table:table-cell>
          <table:table-cell table:formula="of:=[.A1788]-[.B1788]" office:value-type="float" office:value="-0.435962116" calcext:value-type="float">
            <text:p>-0.435962116</text:p>
          </table:table-cell>
          <table:table-cell table:formula="of:=ABS([.C1788])" office:value-type="float" office:value="0.435962116" calcext:value-type="float">
            <text:p>0.435962116</text:p>
          </table:table-cell>
          <table:table-cell table:formula="of:=[.C1788]^2" office:value-type="float" office:value="0.190062966587197" calcext:value-type="float">
            <text:p>0.190062966587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4767221" calcext:value-type="float">
            <text:p>0.894767221</text:p>
          </table:table-cell>
          <table:table-cell table:formula="of:=[.A1789]-[.B1789]" office:value-type="float" office:value="0.105232779" calcext:value-type="float">
            <text:p>0.105232779</text:p>
          </table:table-cell>
          <table:table-cell table:formula="of:=ABS([.C1789])" office:value-type="float" office:value="0.105232779" calcext:value-type="float">
            <text:p>0.105232779</text:p>
          </table:table-cell>
          <table:table-cell table:formula="of:=[.C1789]^2" office:value-type="float" office:value="0.0110739377760628" calcext:value-type="float">
            <text:p>0.011073937776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87412024" calcext:value-type="float">
            <text:p>1.387412024</text:p>
          </table:table-cell>
          <table:table-cell table:formula="of:=[.A1790]-[.B1790]" office:value-type="float" office:value="-1.387412024" calcext:value-type="float">
            <text:p>-1.387412024</text:p>
          </table:table-cell>
          <table:table-cell table:formula="of:=ABS([.C1790])" office:value-type="float" office:value="1.387412024" calcext:value-type="float">
            <text:p>1.387412024</text:p>
          </table:table-cell>
          <table:table-cell table:formula="of:=[.C1790]^2" office:value-type="float" office:value="1.92491212433978" calcext:value-type="float">
            <text:p>1.92491212433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2324779" calcext:value-type="float">
            <text:p>0.502324779</text:p>
          </table:table-cell>
          <table:table-cell table:formula="of:=[.A1791]-[.B1791]" office:value-type="float" office:value="-0.502324779" calcext:value-type="float">
            <text:p>-0.502324779</text:p>
          </table:table-cell>
          <table:table-cell table:formula="of:=ABS([.C1791])" office:value-type="float" office:value="0.502324779" calcext:value-type="float">
            <text:p>0.502324779</text:p>
          </table:table-cell>
          <table:table-cell table:formula="of:=[.C1791]^2" office:value-type="float" office:value="0.252330183597399" calcext:value-type="float">
            <text:p>0.252330183597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3258956" calcext:value-type="float">
            <text:p>0.293258956</text:p>
          </table:table-cell>
          <table:table-cell table:formula="of:=[.A1792]-[.B1792]" office:value-type="float" office:value="-0.293258956" calcext:value-type="float">
            <text:p>-0.293258956</text:p>
          </table:table-cell>
          <table:table-cell table:formula="of:=ABS([.C1792])" office:value-type="float" office:value="0.293258956" calcext:value-type="float">
            <text:p>0.293258956</text:p>
          </table:table-cell>
          <table:table-cell table:formula="of:=[.C1792]^2" office:value-type="float" office:value="0.0860008152742099" calcext:value-type="float">
            <text:p>0.08600081527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8121385" calcext:value-type="float">
            <text:p>0.998121385</text:p>
          </table:table-cell>
          <table:table-cell table:formula="of:=[.A1793]-[.B1793]" office:value-type="float" office:value="-0.998121385" calcext:value-type="float">
            <text:p>-0.998121385</text:p>
          </table:table-cell>
          <table:table-cell table:formula="of:=ABS([.C1793])" office:value-type="float" office:value="0.998121385" calcext:value-type="float">
            <text:p>0.998121385</text:p>
          </table:table-cell>
          <table:table-cell table:formula="of:=[.C1793]^2" office:value-type="float" office:value="0.996246299194318" calcext:value-type="float">
            <text:p>0.996246299194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122862" calcext:value-type="float">
            <text:p>0.640122862</text:p>
          </table:table-cell>
          <table:table-cell table:formula="of:=[.A1794]-[.B1794]" office:value-type="float" office:value="-0.640122862" calcext:value-type="float">
            <text:p>-0.640122862</text:p>
          </table:table-cell>
          <table:table-cell table:formula="of:=ABS([.C1794])" office:value-type="float" office:value="0.640122862" calcext:value-type="float">
            <text:p>0.640122862</text:p>
          </table:table-cell>
          <table:table-cell table:formula="of:=[.C1794]^2" office:value-type="float" office:value="0.409757278455071" calcext:value-type="float">
            <text:p>0.409757278455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5404904" calcext:value-type="float">
            <text:p>0.215404904</text:p>
          </table:table-cell>
          <table:table-cell table:formula="of:=[.A1795]-[.B1795]" office:value-type="float" office:value="-0.215404904" calcext:value-type="float">
            <text:p>-0.215404904</text:p>
          </table:table-cell>
          <table:table-cell table:formula="of:=ABS([.C1795])" office:value-type="float" office:value="0.215404904" calcext:value-type="float">
            <text:p>0.215404904</text:p>
          </table:table-cell>
          <table:table-cell table:formula="of:=[.C1795]^2" office:value-type="float" office:value="0.0463992726672492" calcext:value-type="float">
            <text:p>0.046399272667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69998969" calcext:value-type="float">
            <text:p>1.469998969</text:p>
          </table:table-cell>
          <table:table-cell table:formula="of:=[.A1796]-[.B1796]" office:value-type="float" office:value="-0.469998969" calcext:value-type="float">
            <text:p>-0.469998969</text:p>
          </table:table-cell>
          <table:table-cell table:formula="of:=ABS([.C1796])" office:value-type="float" office:value="0.469998969" calcext:value-type="float">
            <text:p>0.469998969</text:p>
          </table:table-cell>
          <table:table-cell table:formula="of:=[.C1796]^2" office:value-type="float" office:value="0.220899030861063" calcext:value-type="float">
            <text:p>0.220899030861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1368342" calcext:value-type="float">
            <text:p>0.121368342</text:p>
          </table:table-cell>
          <table:table-cell table:formula="of:=[.A1797]-[.B1797]" office:value-type="float" office:value="-0.121368342" calcext:value-type="float">
            <text:p>-0.121368342</text:p>
          </table:table-cell>
          <table:table-cell table:formula="of:=ABS([.C1797])" office:value-type="float" office:value="0.121368342" calcext:value-type="float">
            <text:p>0.121368342</text:p>
          </table:table-cell>
          <table:table-cell table:formula="of:=[.C1797]^2" office:value-type="float" office:value="0.014730274439829" calcext:value-type="float">
            <text:p>0.014730274439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5466022" calcext:value-type="float">
            <text:p>0.485466022</text:p>
          </table:table-cell>
          <table:table-cell table:formula="of:=[.A1798]-[.B1798]" office:value-type="float" office:value="-0.485466022" calcext:value-type="float">
            <text:p>-0.485466022</text:p>
          </table:table-cell>
          <table:table-cell table:formula="of:=ABS([.C1798])" office:value-type="float" office:value="0.485466022" calcext:value-type="float">
            <text:p>0.485466022</text:p>
          </table:table-cell>
          <table:table-cell table:formula="of:=[.C1798]^2" office:value-type="float" office:value="0.235677258516505" calcext:value-type="float">
            <text:p>0.235677258516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3202583" calcext:value-type="float">
            <text:p>0.443202583</text:p>
          </table:table-cell>
          <table:table-cell table:formula="of:=[.A1799]-[.B1799]" office:value-type="float" office:value="-0.443202583" calcext:value-type="float">
            <text:p>-0.443202583</text:p>
          </table:table-cell>
          <table:table-cell table:formula="of:=ABS([.C1799])" office:value-type="float" office:value="0.443202583" calcext:value-type="float">
            <text:p>0.443202583</text:p>
          </table:table-cell>
          <table:table-cell table:formula="of:=[.C1799]^2" office:value-type="float" office:value="0.196428529577872" calcext:value-type="float">
            <text:p>0.196428529577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1490635" calcext:value-type="float">
            <text:p>0.571490635</text:p>
          </table:table-cell>
          <table:table-cell table:formula="of:=[.A1800]-[.B1800]" office:value-type="float" office:value="0.428509365" calcext:value-type="float">
            <text:p>0.428509365</text:p>
          </table:table-cell>
          <table:table-cell table:formula="of:=ABS([.C1800])" office:value-type="float" office:value="0.428509365" calcext:value-type="float">
            <text:p>0.428509365</text:p>
          </table:table-cell>
          <table:table-cell table:formula="of:=[.C1800]^2" office:value-type="float" office:value="0.183620275892703" calcext:value-type="float">
            <text:p>0.183620275892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78509334" calcext:value-type="float">
            <text:p>1.778509334</text:p>
          </table:table-cell>
          <table:table-cell table:formula="of:=[.A1801]-[.B1801]" office:value-type="float" office:value="-0.778509334" calcext:value-type="float">
            <text:p>-0.778509334</text:p>
          </table:table-cell>
          <table:table-cell table:formula="of:=ABS([.C1801])" office:value-type="float" office:value="0.778509334" calcext:value-type="float">
            <text:p>0.778509334</text:p>
          </table:table-cell>
          <table:table-cell table:formula="of:=[.C1801]^2" office:value-type="float" office:value="0.606076783125124" calcext:value-type="float">
            <text:p>0.606076783125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6411535" calcext:value-type="float">
            <text:p>0.546411535</text:p>
          </table:table-cell>
          <table:table-cell table:formula="of:=[.A1802]-[.B1802]" office:value-type="float" office:value="1.453588465" calcext:value-type="float">
            <text:p>1.453588465</text:p>
          </table:table-cell>
          <table:table-cell table:formula="of:=ABS([.C1802])" office:value-type="float" office:value="1.453588465" calcext:value-type="float">
            <text:p>1.453588465</text:p>
          </table:table-cell>
          <table:table-cell table:formula="of:=[.C1802]^2" office:value-type="float" office:value="2.11291942558106" calcext:value-type="float">
            <text:p>2.11291942558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11721198" calcext:value-type="float">
            <text:p>1.011721198</text:p>
          </table:table-cell>
          <table:table-cell table:formula="of:=[.A1803]-[.B1803]" office:value-type="float" office:value="1.988278802" calcext:value-type="float">
            <text:p>1.988278802</text:p>
          </table:table-cell>
          <table:table-cell table:formula="of:=ABS([.C1803])" office:value-type="float" office:value="1.988278802" calcext:value-type="float">
            <text:p>1.988278802</text:p>
          </table:table-cell>
          <table:table-cell table:formula="of:=[.C1803]^2" office:value-type="float" office:value="3.95325259448256" calcext:value-type="float">
            <text:p>3.95325259448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35280543" calcext:value-type="float">
            <text:p>1.335280543</text:p>
          </table:table-cell>
          <table:table-cell table:formula="of:=[.A1804]-[.B1804]" office:value-type="float" office:value="0.664719457" calcext:value-type="float">
            <text:p>0.664719457</text:p>
          </table:table-cell>
          <table:table-cell table:formula="of:=ABS([.C1804])" office:value-type="float" office:value="0.664719457" calcext:value-type="float">
            <text:p>0.664719457</text:p>
          </table:table-cell>
          <table:table-cell table:formula="of:=[.C1804]^2" office:value-type="float" office:value="0.441851956514375" calcext:value-type="float">
            <text:p>0.441851956514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92456991" calcext:value-type="float">
            <text:p>1.592456991</text:p>
          </table:table-cell>
          <table:table-cell table:formula="of:=[.A1805]-[.B1805]" office:value-type="float" office:value="0.407543009" calcext:value-type="float">
            <text:p>0.407543009</text:p>
          </table:table-cell>
          <table:table-cell table:formula="of:=ABS([.C1805])" office:value-type="float" office:value="0.407543009" calcext:value-type="float">
            <text:p>0.407543009</text:p>
          </table:table-cell>
          <table:table-cell table:formula="of:=[.C1805]^2" office:value-type="float" office:value="0.166091304184774" calcext:value-type="float">
            <text:p>0.166091304184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308594" calcext:value-type="float">
            <text:p>0.72308594</text:p>
          </table:table-cell>
          <table:table-cell table:formula="of:=[.A1806]-[.B1806]" office:value-type="float" office:value="-0.72308594" calcext:value-type="float">
            <text:p>-0.72308594</text:p>
          </table:table-cell>
          <table:table-cell table:formula="of:=ABS([.C1806])" office:value-type="float" office:value="0.72308594" calcext:value-type="float">
            <text:p>0.72308594</text:p>
          </table:table-cell>
          <table:table-cell table:formula="of:=[.C1806]^2" office:value-type="float" office:value="0.522853276625684" calcext:value-type="float">
            <text:p>0.5228532766256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76945783" calcext:value-type="float">
            <text:p>2.676945783</text:p>
          </table:table-cell>
          <table:table-cell table:formula="of:=[.A1807]-[.B1807]" office:value-type="float" office:value="0.323054217" calcext:value-type="float">
            <text:p>0.323054217</text:p>
          </table:table-cell>
          <table:table-cell table:formula="of:=ABS([.C1807])" office:value-type="float" office:value="0.323054217" calcext:value-type="float">
            <text:p>0.323054217</text:p>
          </table:table-cell>
          <table:table-cell table:formula="of:=[.C1807]^2" office:value-type="float" office:value="0.104364027121483" calcext:value-type="float">
            <text:p>0.1043640271214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8273452" calcext:value-type="float">
            <text:p>4.08273452</text:p>
          </table:table-cell>
          <table:table-cell table:formula="of:=[.A1808]-[.B1808]" office:value-type="float" office:value="0.91726548" calcext:value-type="float">
            <text:p>0.91726548</text:p>
          </table:table-cell>
          <table:table-cell table:formula="of:=ABS([.C1808])" office:value-type="float" office:value="0.91726548" calcext:value-type="float">
            <text:p>0.91726548</text:p>
          </table:table-cell>
          <table:table-cell table:formula="of:=[.C1808]^2" office:value-type="float" office:value="0.841375960799631" calcext:value-type="float">
            <text:p>0.8413759607996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2958828" calcext:value-type="float">
            <text:p>0.992958828</text:p>
          </table:table-cell>
          <table:table-cell table:formula="of:=[.A1809]-[.B1809]" office:value-type="float" office:value="1.007041172" calcext:value-type="float">
            <text:p>1.007041172</text:p>
          </table:table-cell>
          <table:table-cell table:formula="of:=ABS([.C1809])" office:value-type="float" office:value="1.007041172" calcext:value-type="float">
            <text:p>1.007041172</text:p>
          </table:table-cell>
          <table:table-cell table:formula="of:=[.C1809]^2" office:value-type="float" office:value="1.01413192210313" calcext:value-type="float">
            <text:p>1.01413192210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6986228" calcext:value-type="float">
            <text:p>1.106986228</text:p>
          </table:table-cell>
          <table:table-cell table:formula="of:=[.A1810]-[.B1810]" office:value-type="float" office:value="0.893013772" calcext:value-type="float">
            <text:p>0.893013772</text:p>
          </table:table-cell>
          <table:table-cell table:formula="of:=ABS([.C1810])" office:value-type="float" office:value="0.893013772" calcext:value-type="float">
            <text:p>0.893013772</text:p>
          </table:table-cell>
          <table:table-cell table:formula="of:=[.C1810]^2" office:value-type="float" office:value="0.797473596981668" calcext:value-type="float">
            <text:p>0.7974735969816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92652598" calcext:value-type="float">
            <text:p>1.692652598</text:p>
          </table:table-cell>
          <table:table-cell table:formula="of:=[.A1811]-[.B1811]" office:value-type="float" office:value="1.307347402" calcext:value-type="float">
            <text:p>1.307347402</text:p>
          </table:table-cell>
          <table:table-cell table:formula="of:=ABS([.C1811])" office:value-type="float" office:value="1.307347402" calcext:value-type="float">
            <text:p>1.307347402</text:p>
          </table:table-cell>
          <table:table-cell table:formula="of:=[.C1811]^2" office:value-type="float" office:value="1.70915722951615" calcext:value-type="float">
            <text:p>1.70915722951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2803338" calcext:value-type="float">
            <text:p>0.542803338</text:p>
          </table:table-cell>
          <table:table-cell table:formula="of:=[.A1812]-[.B1812]" office:value-type="float" office:value="0.457196662" calcext:value-type="float">
            <text:p>0.457196662</text:p>
          </table:table-cell>
          <table:table-cell table:formula="of:=ABS([.C1812])" office:value-type="float" office:value="0.457196662" calcext:value-type="float">
            <text:p>0.457196662</text:p>
          </table:table-cell>
          <table:table-cell table:formula="of:=[.C1812]^2" office:value-type="float" office:value="0.209028787743942" calcext:value-type="float">
            <text:p>0.2090287877439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7428319" calcext:value-type="float">
            <text:p>0.577428319</text:p>
          </table:table-cell>
          <table:table-cell table:formula="of:=[.A1813]-[.B1813]" office:value-type="float" office:value="2.422571681" calcext:value-type="float">
            <text:p>2.422571681</text:p>
          </table:table-cell>
          <table:table-cell table:formula="of:=ABS([.C1813])" office:value-type="float" office:value="2.422571681" calcext:value-type="float">
            <text:p>2.422571681</text:p>
          </table:table-cell>
          <table:table-cell table:formula="of:=[.C1813]^2" office:value-type="float" office:value="5.86885354958317" calcext:value-type="float">
            <text:p>5.86885354958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99419687" calcext:value-type="float">
            <text:p>3.199419687</text:p>
          </table:table-cell>
          <table:table-cell table:formula="of:=[.A1814]-[.B1814]" office:value-type="float" office:value="-1.199419687" calcext:value-type="float">
            <text:p>-1.199419687</text:p>
          </table:table-cell>
          <table:table-cell table:formula="of:=ABS([.C1814])" office:value-type="float" office:value="1.199419687" calcext:value-type="float">
            <text:p>1.199419687</text:p>
          </table:table-cell>
          <table:table-cell table:formula="of:=[.C1814]^2" office:value-type="float" office:value="1.43860758556318" calcext:value-type="float">
            <text:p>1.43860758556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7879876" calcext:value-type="float">
            <text:p>0.617879876</text:p>
          </table:table-cell>
          <table:table-cell table:formula="of:=[.A1815]-[.B1815]" office:value-type="float" office:value="2.382120124" calcext:value-type="float">
            <text:p>2.382120124</text:p>
          </table:table-cell>
          <table:table-cell table:formula="of:=ABS([.C1815])" office:value-type="float" office:value="2.382120124" calcext:value-type="float">
            <text:p>2.382120124</text:p>
          </table:table-cell>
          <table:table-cell table:formula="of:=[.C1815]^2" office:value-type="float" office:value="5.67449628516578" calcext:value-type="float">
            <text:p>5.67449628516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1292178" calcext:value-type="float">
            <text:p>0.581292178</text:p>
          </table:table-cell>
          <table:table-cell table:formula="of:=[.A1816]-[.B1816]" office:value-type="float" office:value="0.418707822" calcext:value-type="float">
            <text:p>0.418707822</text:p>
          </table:table-cell>
          <table:table-cell table:formula="of:=ABS([.C1816])" office:value-type="float" office:value="0.418707822" calcext:value-type="float">
            <text:p>0.418707822</text:p>
          </table:table-cell>
          <table:table-cell table:formula="of:=[.C1816]^2" office:value-type="float" office:value="0.175316240203984" calcext:value-type="float">
            <text:p>0.175316240203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5121075" calcext:value-type="float">
            <text:p>0.605121075</text:p>
          </table:table-cell>
          <table:table-cell table:formula="of:=[.A1817]-[.B1817]" office:value-type="float" office:value="0.394878925" calcext:value-type="float">
            <text:p>0.394878925</text:p>
          </table:table-cell>
          <table:table-cell table:formula="of:=ABS([.C1817])" office:value-type="float" office:value="0.394878925" calcext:value-type="float">
            <text:p>0.394878925</text:p>
          </table:table-cell>
          <table:table-cell table:formula="of:=[.C1817]^2" office:value-type="float" office:value="0.155929365409156" calcext:value-type="float">
            <text:p>0.155929365409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57845734" calcext:value-type="float">
            <text:p>1.457845734</text:p>
          </table:table-cell>
          <table:table-cell table:formula="of:=[.A1818]-[.B1818]" office:value-type="float" office:value="-0.457845734" calcext:value-type="float">
            <text:p>-0.457845734</text:p>
          </table:table-cell>
          <table:table-cell table:formula="of:=ABS([.C1818])" office:value-type="float" office:value="0.457845734" calcext:value-type="float">
            <text:p>0.457845734</text:p>
          </table:table-cell>
          <table:table-cell table:formula="of:=[.C1818]^2" office:value-type="float" office:value="0.209622716141999" calcext:value-type="float">
            <text:p>0.209622716141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1593743" calcext:value-type="float">
            <text:p>0.441593743</text:p>
          </table:table-cell>
          <table:table-cell table:formula="of:=[.A1819]-[.B1819]" office:value-type="float" office:value="-0.441593743" calcext:value-type="float">
            <text:p>-0.441593743</text:p>
          </table:table-cell>
          <table:table-cell table:formula="of:=ABS([.C1819])" office:value-type="float" office:value="0.441593743" calcext:value-type="float">
            <text:p>0.441593743</text:p>
          </table:table-cell>
          <table:table-cell table:formula="of:=[.C1819]^2" office:value-type="float" office:value="0.19500503385675" calcext:value-type="float">
            <text:p>0.19500503385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8640404" calcext:value-type="float">
            <text:p>0.058640404</text:p>
          </table:table-cell>
          <table:table-cell table:formula="of:=[.A1820]-[.B1820]" office:value-type="float" office:value="-0.058640404" calcext:value-type="float">
            <text:p>-0.058640404</text:p>
          </table:table-cell>
          <table:table-cell table:formula="of:=ABS([.C1820])" office:value-type="float" office:value="0.058640404" calcext:value-type="float">
            <text:p>0.058640404</text:p>
          </table:table-cell>
          <table:table-cell table:formula="of:=[.C1820]^2" office:value-type="float" office:value="0.00343869698128322" calcext:value-type="float">
            <text:p>0.003438696981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438896" calcext:value-type="float">
            <text:p>0.693438896</text:p>
          </table:table-cell>
          <table:table-cell table:formula="of:=[.A1821]-[.B1821]" office:value-type="float" office:value="-0.693438896" calcext:value-type="float">
            <text:p>-0.693438896</text:p>
          </table:table-cell>
          <table:table-cell table:formula="of:=ABS([.C1821])" office:value-type="float" office:value="0.693438896" calcext:value-type="float">
            <text:p>0.693438896</text:p>
          </table:table-cell>
          <table:table-cell table:formula="of:=[.C1821]^2" office:value-type="float" office:value="0.480857502485699" calcext:value-type="float">
            <text:p>0.480857502485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5309346" calcext:value-type="float">
            <text:p>0.495309346</text:p>
          </table:table-cell>
          <table:table-cell table:formula="of:=[.A1822]-[.B1822]" office:value-type="float" office:value="-0.495309346" calcext:value-type="float">
            <text:p>-0.495309346</text:p>
          </table:table-cell>
          <table:table-cell table:formula="of:=ABS([.C1822])" office:value-type="float" office:value="0.495309346" calcext:value-type="float">
            <text:p>0.495309346</text:p>
          </table:table-cell>
          <table:table-cell table:formula="of:=[.C1822]^2" office:value-type="float" office:value="0.245331348234948" calcext:value-type="float">
            <text:p>0.2453313482349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9528852" calcext:value-type="float">
            <text:p>0.949528852</text:p>
          </table:table-cell>
          <table:table-cell table:formula="of:=[.A1823]-[.B1823]" office:value-type="float" office:value="3.050471148" calcext:value-type="float">
            <text:p>3.050471148</text:p>
          </table:table-cell>
          <table:table-cell table:formula="of:=ABS([.C1823])" office:value-type="float" office:value="3.050471148" calcext:value-type="float">
            <text:p>3.050471148</text:p>
          </table:table-cell>
          <table:table-cell table:formula="of:=[.C1823]^2" office:value-type="float" office:value="9.30537422478044" calcext:value-type="float">
            <text:p>9.30537422478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867307" calcext:value-type="float">
            <text:p>0.104867307</text:p>
          </table:table-cell>
          <table:table-cell table:formula="of:=[.A1824]-[.B1824]" office:value-type="float" office:value="-0.104867307" calcext:value-type="float">
            <text:p>-0.104867307</text:p>
          </table:table-cell>
          <table:table-cell table:formula="of:=ABS([.C1824])" office:value-type="float" office:value="0.104867307" calcext:value-type="float">
            <text:p>0.104867307</text:p>
          </table:table-cell>
          <table:table-cell table:formula="of:=[.C1824]^2" office:value-type="float" office:value="0.0109971520774323" calcext:value-type="float">
            <text:p>0.0109971520774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56476611" calcext:value-type="float">
            <text:p>1.656476611</text:p>
          </table:table-cell>
          <table:table-cell table:formula="of:=[.A1825]-[.B1825]" office:value-type="float" office:value="0.343523389" calcext:value-type="float">
            <text:p>0.343523389</text:p>
          </table:table-cell>
          <table:table-cell table:formula="of:=ABS([.C1825])" office:value-type="float" office:value="0.343523389" calcext:value-type="float">
            <text:p>0.343523389</text:p>
          </table:table-cell>
          <table:table-cell table:formula="of:=[.C1825]^2" office:value-type="float" office:value="0.118008318790045" calcext:value-type="float">
            <text:p>0.118008318790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79350423" calcext:value-type="float">
            <text:p>1.979350423</text:p>
          </table:table-cell>
          <table:table-cell table:formula="of:=[.A1826]-[.B1826]" office:value-type="float" office:value="3.020649577" calcext:value-type="float">
            <text:p>3.020649577</text:p>
          </table:table-cell>
          <table:table-cell table:formula="of:=ABS([.C1826])" office:value-type="float" office:value="3.020649577" calcext:value-type="float">
            <text:p>3.020649577</text:p>
          </table:table-cell>
          <table:table-cell table:formula="of:=[.C1826]^2" office:value-type="float" office:value="9.12432386703028" calcext:value-type="float">
            <text:p>9.12432386703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8934218" calcext:value-type="float">
            <text:p>0.778934218</text:p>
          </table:table-cell>
          <table:table-cell table:formula="of:=[.A1827]-[.B1827]" office:value-type="float" office:value="1.221065782" calcext:value-type="float">
            <text:p>1.221065782</text:p>
          </table:table-cell>
          <table:table-cell table:formula="of:=ABS([.C1827])" office:value-type="float" office:value="1.221065782" calcext:value-type="float">
            <text:p>1.221065782</text:p>
          </table:table-cell>
          <table:table-cell table:formula="of:=[.C1827]^2" office:value-type="float" office:value="1.49100164397127" calcext:value-type="float">
            <text:p>1.49100164397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2330805" calcext:value-type="float">
            <text:p>0.172330805</text:p>
          </table:table-cell>
          <table:table-cell table:formula="of:=[.A1828]-[.B1828]" office:value-type="float" office:value="0.827669195" calcext:value-type="float">
            <text:p>0.827669195</text:p>
          </table:table-cell>
          <table:table-cell table:formula="of:=ABS([.C1828])" office:value-type="float" office:value="0.827669195" calcext:value-type="float">
            <text:p>0.827669195</text:p>
          </table:table-cell>
          <table:table-cell table:formula="of:=[.C1828]^2" office:value-type="float" office:value="0.685036296351948" calcext:value-type="float">
            <text:p>0.685036296351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61363839" calcext:value-type="float">
            <text:p>1.561363839</text:p>
          </table:table-cell>
          <table:table-cell table:formula="of:=[.A1829]-[.B1829]" office:value-type="float" office:value="-1.561363839" calcext:value-type="float">
            <text:p>-1.561363839</text:p>
          </table:table-cell>
          <table:table-cell table:formula="of:=ABS([.C1829])" office:value-type="float" office:value="1.561363839" calcext:value-type="float">
            <text:p>1.561363839</text:p>
          </table:table-cell>
          <table:table-cell table:formula="of:=[.C1829]^2" office:value-type="float" office:value="2.43785703773682" calcext:value-type="float">
            <text:p>2.437857037736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281515" calcext:value-type="float">
            <text:p>0.64281515</text:p>
          </table:table-cell>
          <table:table-cell table:formula="of:=[.A1830]-[.B1830]" office:value-type="float" office:value="1.35718485" calcext:value-type="float">
            <text:p>1.35718485</text:p>
          </table:table-cell>
          <table:table-cell table:formula="of:=ABS([.C1830])" office:value-type="float" office:value="1.35718485" calcext:value-type="float">
            <text:p>1.35718485</text:p>
          </table:table-cell>
          <table:table-cell table:formula="of:=[.C1830]^2" office:value-type="float" office:value="1.84195071706952" calcext:value-type="float">
            <text:p>1.841950717069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8943474" calcext:value-type="float">
            <text:p>0.88943474</text:p>
          </table:table-cell>
          <table:table-cell table:formula="of:=[.A1831]-[.B1831]" office:value-type="float" office:value="5.11056526" calcext:value-type="float">
            <text:p>5.11056526</text:p>
          </table:table-cell>
          <table:table-cell table:formula="of:=ABS([.C1831])" office:value-type="float" office:value="5.11056526" calcext:value-type="float">
            <text:p>5.11056526</text:p>
          </table:table-cell>
          <table:table-cell table:formula="of:=[.C1831]^2" office:value-type="float" office:value="26.1178772767189" calcext:value-type="float">
            <text:p>26.1178772767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88781188" calcext:value-type="float">
            <text:p>2.188781188</text:p>
          </table:table-cell>
          <table:table-cell table:formula="of:=[.A1832]-[.B1832]" office:value-type="float" office:value="2.811218812" calcext:value-type="float">
            <text:p>2.811218812</text:p>
          </table:table-cell>
          <table:table-cell table:formula="of:=ABS([.C1832])" office:value-type="float" office:value="2.811218812" calcext:value-type="float">
            <text:p>2.811218812</text:p>
          </table:table-cell>
          <table:table-cell table:formula="of:=[.C1832]^2" office:value-type="float" office:value="7.90295120894269" calcext:value-type="float">
            <text:p>7.90295120894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5304432" calcext:value-type="float">
            <text:p>0.675304432</text:p>
          </table:table-cell>
          <table:table-cell table:formula="of:=[.A1833]-[.B1833]" office:value-type="float" office:value="0.324695568" calcext:value-type="float">
            <text:p>0.324695568</text:p>
          </table:table-cell>
          <table:table-cell table:formula="of:=ABS([.C1833])" office:value-type="float" office:value="0.324695568" calcext:value-type="float">
            <text:p>0.324695568</text:p>
          </table:table-cell>
          <table:table-cell table:formula="of:=[.C1833]^2" office:value-type="float" office:value="0.105427211878843" calcext:value-type="float">
            <text:p>0.105427211878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6689212" calcext:value-type="float">
            <text:p>0.536689212</text:p>
          </table:table-cell>
          <table:table-cell table:formula="of:=[.A1834]-[.B1834]" office:value-type="float" office:value="0.463310788" calcext:value-type="float">
            <text:p>0.463310788</text:p>
          </table:table-cell>
          <table:table-cell table:formula="of:=ABS([.C1834])" office:value-type="float" office:value="0.463310788" calcext:value-type="float">
            <text:p>0.463310788</text:p>
          </table:table-cell>
          <table:table-cell table:formula="of:=[.C1834]^2" office:value-type="float" office:value="0.214656886277181" calcext:value-type="float">
            <text:p>0.214656886277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710888" calcext:value-type="float">
            <text:p>0.594710888</text:p>
          </table:table-cell>
          <table:table-cell table:formula="of:=[.A1835]-[.B1835]" office:value-type="float" office:value="-0.594710888" calcext:value-type="float">
            <text:p>-0.594710888</text:p>
          </table:table-cell>
          <table:table-cell table:formula="of:=ABS([.C1835])" office:value-type="float" office:value="0.594710888" calcext:value-type="float">
            <text:p>0.594710888</text:p>
          </table:table-cell>
          <table:table-cell table:formula="of:=[.C1835]^2" office:value-type="float" office:value="0.353681040305749" calcext:value-type="float">
            <text:p>0.353681040305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821713" calcext:value-type="float">
            <text:p>0.115821713</text:p>
          </table:table-cell>
          <table:table-cell table:formula="of:=[.A1836]-[.B1836]" office:value-type="float" office:value="-0.115821713" calcext:value-type="float">
            <text:p>-0.115821713</text:p>
          </table:table-cell>
          <table:table-cell table:formula="of:=ABS([.C1836])" office:value-type="float" office:value="0.115821713" calcext:value-type="float">
            <text:p>0.115821713</text:p>
          </table:table-cell>
          <table:table-cell table:formula="of:=[.C1836]^2" office:value-type="float" office:value="0.0134146692022544" calcext:value-type="float">
            <text:p>0.013414669202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98641563" calcext:value-type="float">
            <text:p>1.998641563</text:p>
          </table:table-cell>
          <table:table-cell table:formula="of:=[.A1837]-[.B1837]" office:value-type="float" office:value="-0.998641563" calcext:value-type="float">
            <text:p>-0.998641563</text:p>
          </table:table-cell>
          <table:table-cell table:formula="of:=ABS([.C1837])" office:value-type="float" office:value="0.998641563" calcext:value-type="float">
            <text:p>0.998641563</text:p>
          </table:table-cell>
          <table:table-cell table:formula="of:=[.C1837]^2" office:value-type="float" office:value="0.997284971351083" calcext:value-type="float">
            <text:p>0.997284971351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8640404" calcext:value-type="float">
            <text:p>0.058640404</text:p>
          </table:table-cell>
          <table:table-cell table:formula="of:=[.A1838]-[.B1838]" office:value-type="float" office:value="-0.058640404" calcext:value-type="float">
            <text:p>-0.058640404</text:p>
          </table:table-cell>
          <table:table-cell table:formula="of:=ABS([.C1838])" office:value-type="float" office:value="0.058640404" calcext:value-type="float">
            <text:p>0.058640404</text:p>
          </table:table-cell>
          <table:table-cell table:formula="of:=[.C1838]^2" office:value-type="float" office:value="0.00343869698128322" calcext:value-type="float">
            <text:p>0.003438696981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37396008" calcext:value-type="float">
            <text:p>1.137396008</text:p>
          </table:table-cell>
          <table:table-cell table:formula="of:=[.A1839]-[.B1839]" office:value-type="float" office:value="-0.137396008" calcext:value-type="float">
            <text:p>-0.137396008</text:p>
          </table:table-cell>
          <table:table-cell table:formula="of:=ABS([.C1839])" office:value-type="float" office:value="0.137396008" calcext:value-type="float">
            <text:p>0.137396008</text:p>
          </table:table-cell>
          <table:table-cell table:formula="of:=[.C1839]^2" office:value-type="float" office:value="0.0188776630143361" calcext:value-type="float">
            <text:p>0.018877663014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41584902" calcext:value-type="float">
            <text:p>1.841584902</text:p>
          </table:table-cell>
          <table:table-cell table:formula="of:=[.A1840]-[.B1840]" office:value-type="float" office:value="0.158415098" calcext:value-type="float">
            <text:p>0.158415098</text:p>
          </table:table-cell>
          <table:table-cell table:formula="of:=ABS([.C1840])" office:value-type="float" office:value="0.158415098" calcext:value-type="float">
            <text:p>0.158415098</text:p>
          </table:table-cell>
          <table:table-cell table:formula="of:=[.C1840]^2" office:value-type="float" office:value="0.0250953432743496" calcext:value-type="float">
            <text:p>0.02509534327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72887408" calcext:value-type="float">
            <text:p>1.772887408</text:p>
          </table:table-cell>
          <table:table-cell table:formula="of:=[.A1841]-[.B1841]" office:value-type="float" office:value="0.227112592" calcext:value-type="float">
            <text:p>0.227112592</text:p>
          </table:table-cell>
          <table:table-cell table:formula="of:=ABS([.C1841])" office:value-type="float" office:value="0.227112592" calcext:value-type="float">
            <text:p>0.227112592</text:p>
          </table:table-cell>
          <table:table-cell table:formula="of:=[.C1841]^2" office:value-type="float" office:value="0.0515801294449585" calcext:value-type="float">
            <text:p>0.051580129444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853074" calcext:value-type="float">
            <text:p>0.75853074</text:p>
          </table:table-cell>
          <table:table-cell table:formula="of:=[.A1842]-[.B1842]" office:value-type="float" office:value="0.24146926" calcext:value-type="float">
            <text:p>0.24146926</text:p>
          </table:table-cell>
          <table:table-cell table:formula="of:=ABS([.C1842])" office:value-type="float" office:value="0.24146926" calcext:value-type="float">
            <text:p>0.24146926</text:p>
          </table:table-cell>
          <table:table-cell table:formula="of:=[.C1842]^2" office:value-type="float" office:value="0.0583074035249476" calcext:value-type="float">
            <text:p>0.058307403524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81269673" calcext:value-type="float">
            <text:p>1.681269673</text:p>
          </table:table-cell>
          <table:table-cell table:formula="of:=[.A1843]-[.B1843]" office:value-type="float" office:value="-0.681269673" calcext:value-type="float">
            <text:p>-0.681269673</text:p>
          </table:table-cell>
          <table:table-cell table:formula="of:=ABS([.C1843])" office:value-type="float" office:value="0.681269673" calcext:value-type="float">
            <text:p>0.681269673</text:p>
          </table:table-cell>
          <table:table-cell table:formula="of:=[.C1843]^2" office:value-type="float" office:value="0.464128367349527" calcext:value-type="float">
            <text:p>0.4641283673495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78863574" calcext:value-type="float">
            <text:p>2.078863574</text:p>
          </table:table-cell>
          <table:table-cell table:formula="of:=[.A1844]-[.B1844]" office:value-type="float" office:value="0.921136426" calcext:value-type="float">
            <text:p>0.921136426</text:p>
          </table:table-cell>
          <table:table-cell table:formula="of:=ABS([.C1844])" office:value-type="float" office:value="0.921136426" calcext:value-type="float">
            <text:p>0.921136426</text:p>
          </table:table-cell>
          <table:table-cell table:formula="of:=[.C1844]^2" office:value-type="float" office:value="0.848492315304053" calcext:value-type="float">
            <text:p>0.848492315304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80237298" calcext:value-type="float">
            <text:p>1.780237298</text:p>
          </table:table-cell>
          <table:table-cell table:formula="of:=[.A1845]-[.B1845]" office:value-type="float" office:value="-1.780237298" calcext:value-type="float">
            <text:p>-1.780237298</text:p>
          </table:table-cell>
          <table:table-cell table:formula="of:=ABS([.C1845])" office:value-type="float" office:value="1.780237298" calcext:value-type="float">
            <text:p>1.780237298</text:p>
          </table:table-cell>
          <table:table-cell table:formula="of:=[.C1845]^2" office:value-type="float" office:value="3.16924483719034" calcext:value-type="float">
            <text:p>3.169244837190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14440881" calcext:value-type="float">
            <text:p>1.414440881</text:p>
          </table:table-cell>
          <table:table-cell table:formula="of:=[.A1846]-[.B1846]" office:value-type="float" office:value="1.585559119" calcext:value-type="float">
            <text:p>1.585559119</text:p>
          </table:table-cell>
          <table:table-cell table:formula="of:=ABS([.C1846])" office:value-type="float" office:value="1.585559119" calcext:value-type="float">
            <text:p>1.585559119</text:p>
          </table:table-cell>
          <table:table-cell table:formula="of:=[.C1846]^2" office:value-type="float" office:value="2.51399771984406" calcext:value-type="float">
            <text:p>2.51399771984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39154531" calcext:value-type="float">
            <text:p>2.339154531</text:p>
          </table:table-cell>
          <table:table-cell table:formula="of:=[.A1847]-[.B1847]" office:value-type="float" office:value="-1.339154531" calcext:value-type="float">
            <text:p>-1.339154531</text:p>
          </table:table-cell>
          <table:table-cell table:formula="of:=ABS([.C1847])" office:value-type="float" office:value="1.339154531" calcext:value-type="float">
            <text:p>1.339154531</text:p>
          </table:table-cell>
          <table:table-cell table:formula="of:=[.C1847]^2" office:value-type="float" office:value="1.79333485789783" calcext:value-type="float">
            <text:p>1.793334857897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950178" calcext:value-type="float">
            <text:p>0.77950178</text:p>
          </table:table-cell>
          <table:table-cell table:formula="of:=[.A1848]-[.B1848]" office:value-type="float" office:value="0.22049822" calcext:value-type="float">
            <text:p>0.22049822</text:p>
          </table:table-cell>
          <table:table-cell table:formula="of:=ABS([.C1848])" office:value-type="float" office:value="0.22049822" calcext:value-type="float">
            <text:p>0.22049822</text:p>
          </table:table-cell>
          <table:table-cell table:formula="of:=[.C1848]^2" office:value-type="float" office:value="0.0486194650231684" calcext:value-type="float">
            <text:p>0.0486194650231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1979893" calcext:value-type="float">
            <text:p>0.901979893</text:p>
          </table:table-cell>
          <table:table-cell table:formula="of:=[.A1849]-[.B1849]" office:value-type="float" office:value="1.098020107" calcext:value-type="float">
            <text:p>1.098020107</text:p>
          </table:table-cell>
          <table:table-cell table:formula="of:=ABS([.C1849])" office:value-type="float" office:value="1.098020107" calcext:value-type="float">
            <text:p>1.098020107</text:p>
          </table:table-cell>
          <table:table-cell table:formula="of:=[.C1849]^2" office:value-type="float" office:value="1.20564815537629" calcext:value-type="float">
            <text:p>1.205648155376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333260313" calcext:value-type="float">
            <text:p>5.333260313</text:p>
          </table:table-cell>
          <table:table-cell table:formula="of:=[.A1850]-[.B1850]" office:value-type="float" office:value="5.666739687" calcext:value-type="float">
            <text:p>5.666739687</text:p>
          </table:table-cell>
          <table:table-cell table:formula="of:=ABS([.C1850])" office:value-type="float" office:value="5.666739687" calcext:value-type="float">
            <text:p>5.666739687</text:p>
          </table:table-cell>
          <table:table-cell table:formula="of:=[.C1850]^2" office:value-type="float" office:value="32.1119386802208" calcext:value-type="float">
            <text:p>32.1119386802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6793122" calcext:value-type="float">
            <text:p>0.126793122</text:p>
          </table:table-cell>
          <table:table-cell table:formula="of:=[.A1851]-[.B1851]" office:value-type="float" office:value="-0.126793122" calcext:value-type="float">
            <text:p>-0.126793122</text:p>
          </table:table-cell>
          <table:table-cell table:formula="of:=ABS([.C1851])" office:value-type="float" office:value="0.126793122" calcext:value-type="float">
            <text:p>0.126793122</text:p>
          </table:table-cell>
          <table:table-cell table:formula="of:=[.C1851]^2" office:value-type="float" office:value="0.0160764957865069" calcext:value-type="float">
            <text:p>0.016076495786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8795938" calcext:value-type="float">
            <text:p>0.408795938</text:p>
          </table:table-cell>
          <table:table-cell table:formula="of:=[.A1852]-[.B1852]" office:value-type="float" office:value="-0.408795938" calcext:value-type="float">
            <text:p>-0.408795938</text:p>
          </table:table-cell>
          <table:table-cell table:formula="of:=ABS([.C1852])" office:value-type="float" office:value="0.408795938" calcext:value-type="float">
            <text:p>0.408795938</text:p>
          </table:table-cell>
          <table:table-cell table:formula="of:=[.C1852]^2" office:value-type="float" office:value="0.1671141189253" calcext:value-type="float">
            <text:p>0.1671141189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0441924" calcext:value-type="float">
            <text:p>0.410441924</text:p>
          </table:table-cell>
          <table:table-cell table:formula="of:=[.A1853]-[.B1853]" office:value-type="float" office:value="-0.410441924" calcext:value-type="float">
            <text:p>-0.410441924</text:p>
          </table:table-cell>
          <table:table-cell table:formula="of:=ABS([.C1853])" office:value-type="float" office:value="0.410441924" calcext:value-type="float">
            <text:p>0.410441924</text:p>
          </table:table-cell>
          <table:table-cell table:formula="of:=[.C1853]^2" office:value-type="float" office:value="0.168462572976822" calcext:value-type="float">
            <text:p>0.1684625729768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5821713" calcext:value-type="float">
            <text:p>0.115821713</text:p>
          </table:table-cell>
          <table:table-cell table:formula="of:=[.A1854]-[.B1854]" office:value-type="float" office:value="0.884178287" calcext:value-type="float">
            <text:p>0.884178287</text:p>
          </table:table-cell>
          <table:table-cell table:formula="of:=ABS([.C1854])" office:value-type="float" office:value="0.884178287" calcext:value-type="float">
            <text:p>0.884178287</text:p>
          </table:table-cell>
          <table:table-cell table:formula="of:=[.C1854]^2" office:value-type="float" office:value="0.781771243202254" calcext:value-type="float">
            <text:p>0.781771243202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95833305" calcext:value-type="float">
            <text:p>1.895833305</text:p>
          </table:table-cell>
          <table:table-cell table:formula="of:=[.A1855]-[.B1855]" office:value-type="float" office:value="-0.895833305" calcext:value-type="float">
            <text:p>-0.895833305</text:p>
          </table:table-cell>
          <table:table-cell table:formula="of:=ABS([.C1855])" office:value-type="float" office:value="0.895833305" calcext:value-type="float">
            <text:p>0.895833305</text:p>
          </table:table-cell>
          <table:table-cell table:formula="of:=[.C1855]^2" office:value-type="float" office:value="0.802517310347223" calcext:value-type="float">
            <text:p>0.802517310347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9436198" calcext:value-type="float">
            <text:p>0.349436198</text:p>
          </table:table-cell>
          <table:table-cell table:formula="of:=[.A1856]-[.B1856]" office:value-type="float" office:value="0.650563802" calcext:value-type="float">
            <text:p>0.650563802</text:p>
          </table:table-cell>
          <table:table-cell table:formula="of:=ABS([.C1856])" office:value-type="float" office:value="0.650563802" calcext:value-type="float">
            <text:p>0.650563802</text:p>
          </table:table-cell>
          <table:table-cell table:formula="of:=[.C1856]^2" office:value-type="float" office:value="0.423233260472695" calcext:value-type="float">
            <text:p>0.423233260472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22882604" calcext:value-type="float">
            <text:p>1.022882604</text:p>
          </table:table-cell>
          <table:table-cell table:formula="of:=[.A1857]-[.B1857]" office:value-type="float" office:value="-1.022882604" calcext:value-type="float">
            <text:p>-1.022882604</text:p>
          </table:table-cell>
          <table:table-cell table:formula="of:=ABS([.C1857])" office:value-type="float" office:value="1.022882604" calcext:value-type="float">
            <text:p>1.022882604</text:p>
          </table:table-cell>
          <table:table-cell table:formula="of:=[.C1857]^2" office:value-type="float" office:value="1.04628882156582" calcext:value-type="float">
            <text:p>1.04628882156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39050899" calcext:value-type="float">
            <text:p>1.439050899</text:p>
          </table:table-cell>
          <table:table-cell table:formula="of:=[.A1858]-[.B1858]" office:value-type="float" office:value="-0.439050899" calcext:value-type="float">
            <text:p>-0.439050899</text:p>
          </table:table-cell>
          <table:table-cell table:formula="of:=ABS([.C1858])" office:value-type="float" office:value="0.439050899" calcext:value-type="float">
            <text:p>0.439050899</text:p>
          </table:table-cell>
          <table:table-cell table:formula="of:=[.C1858]^2" office:value-type="float" office:value="0.192765691912708" calcext:value-type="float">
            <text:p>0.192765691912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10517826" calcext:value-type="float">
            <text:p>1.310517826</text:p>
          </table:table-cell>
          <table:table-cell table:formula="of:=[.A1859]-[.B1859]" office:value-type="float" office:value="1.689482174" calcext:value-type="float">
            <text:p>1.689482174</text:p>
          </table:table-cell>
          <table:table-cell table:formula="of:=ABS([.C1859])" office:value-type="float" office:value="1.689482174" calcext:value-type="float">
            <text:p>1.689482174</text:p>
          </table:table-cell>
          <table:table-cell table:formula="of:=[.C1859]^2" office:value-type="float" office:value="2.85435001626377" calcext:value-type="float">
            <text:p>2.85435001626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1071493" calcext:value-type="float">
            <text:p>0.751071493</text:p>
          </table:table-cell>
          <table:table-cell table:formula="of:=[.A1860]-[.B1860]" office:value-type="float" office:value="0.248928507" calcext:value-type="float">
            <text:p>0.248928507</text:p>
          </table:table-cell>
          <table:table-cell table:formula="of:=ABS([.C1860])" office:value-type="float" office:value="0.248928507" calcext:value-type="float">
            <text:p>0.248928507</text:p>
          </table:table-cell>
          <table:table-cell table:formula="of:=[.C1860]^2" office:value-type="float" office:value="0.061965401597249" calcext:value-type="float">
            <text:p>0.061965401597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26676689" calcext:value-type="float">
            <text:p>1.726676689</text:p>
          </table:table-cell>
          <table:table-cell table:formula="of:=[.A1861]-[.B1861]" office:value-type="float" office:value="1.273323311" calcext:value-type="float">
            <text:p>1.273323311</text:p>
          </table:table-cell>
          <table:table-cell table:formula="of:=ABS([.C1861])" office:value-type="float" office:value="1.273323311" calcext:value-type="float">
            <text:p>1.273323311</text:p>
          </table:table-cell>
          <table:table-cell table:formula="of:=[.C1861]^2" office:value-type="float" office:value="1.621352254336" calcext:value-type="float">
            <text:p>1.621352254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19306257" calcext:value-type="float">
            <text:p>1.819306257</text:p>
          </table:table-cell>
          <table:table-cell table:formula="of:=[.A1862]-[.B1862]" office:value-type="float" office:value="-0.819306257" calcext:value-type="float">
            <text:p>-0.819306257</text:p>
          </table:table-cell>
          <table:table-cell table:formula="of:=ABS([.C1862])" office:value-type="float" office:value="0.819306257" calcext:value-type="float">
            <text:p>0.819306257</text:p>
          </table:table-cell>
          <table:table-cell table:formula="of:=[.C1862]^2" office:value-type="float" office:value="0.67126274275935" calcext:value-type="float">
            <text:p>0.67126274275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6583561" calcext:value-type="float">
            <text:p>0.916583561</text:p>
          </table:table-cell>
          <table:table-cell table:formula="of:=[.A1863]-[.B1863]" office:value-type="float" office:value="-0.916583561" calcext:value-type="float">
            <text:p>-0.916583561</text:p>
          </table:table-cell>
          <table:table-cell table:formula="of:=ABS([.C1863])" office:value-type="float" office:value="0.916583561" calcext:value-type="float">
            <text:p>0.916583561</text:p>
          </table:table-cell>
          <table:table-cell table:formula="of:=[.C1863]^2" office:value-type="float" office:value="0.840125424295441" calcext:value-type="float">
            <text:p>0.8401254242954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2330805" calcext:value-type="float">
            <text:p>0.172330805</text:p>
          </table:table-cell>
          <table:table-cell table:formula="of:=[.A1864]-[.B1864]" office:value-type="float" office:value="0.827669195" calcext:value-type="float">
            <text:p>0.827669195</text:p>
          </table:table-cell>
          <table:table-cell table:formula="of:=ABS([.C1864])" office:value-type="float" office:value="0.827669195" calcext:value-type="float">
            <text:p>0.827669195</text:p>
          </table:table-cell>
          <table:table-cell table:formula="of:=[.C1864]^2" office:value-type="float" office:value="0.685036296351948" calcext:value-type="float">
            <text:p>0.6850362963519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26590415" calcext:value-type="float">
            <text:p>1.226590415</text:p>
          </table:table-cell>
          <table:table-cell table:formula="of:=[.A1865]-[.B1865]" office:value-type="float" office:value="2.773409585" calcext:value-type="float">
            <text:p>2.773409585</text:p>
          </table:table-cell>
          <table:table-cell table:formula="of:=ABS([.C1865])" office:value-type="float" office:value="2.773409585" calcext:value-type="float">
            <text:p>2.773409585</text:p>
          </table:table-cell>
          <table:table-cell table:formula="of:=[.C1865]^2" office:value-type="float" office:value="7.69180072616987" calcext:value-type="float">
            <text:p>7.69180072616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455909" calcext:value-type="float">
            <text:p>0.637455909</text:p>
          </table:table-cell>
          <table:table-cell table:formula="of:=[.A1866]-[.B1866]" office:value-type="float" office:value="-0.637455909" calcext:value-type="float">
            <text:p>-0.637455909</text:p>
          </table:table-cell>
          <table:table-cell table:formula="of:=ABS([.C1866])" office:value-type="float" office:value="0.637455909" calcext:value-type="float">
            <text:p>0.637455909</text:p>
          </table:table-cell>
          <table:table-cell table:formula="of:=[.C1866]^2" office:value-type="float" office:value="0.406350035919016" calcext:value-type="float">
            <text:p>0.406350035919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2997356" calcext:value-type="float">
            <text:p>0.982997356</text:p>
          </table:table-cell>
          <table:table-cell table:formula="of:=[.A1867]-[.B1867]" office:value-type="float" office:value="-0.982997356" calcext:value-type="float">
            <text:p>-0.982997356</text:p>
          </table:table-cell>
          <table:table-cell table:formula="of:=ABS([.C1867])" office:value-type="float" office:value="0.982997356" calcext:value-type="float">
            <text:p>0.982997356</text:p>
          </table:table-cell>
          <table:table-cell table:formula="of:=[.C1867]^2" office:value-type="float" office:value="0.966283801902991" calcext:value-type="float">
            <text:p>0.9662838019029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77262761" calcext:value-type="float">
            <text:p>2.877262761</text:p>
          </table:table-cell>
          <table:table-cell table:formula="of:=[.A1868]-[.B1868]" office:value-type="float" office:value="7.122737239" calcext:value-type="float">
            <text:p>7.122737239</text:p>
          </table:table-cell>
          <table:table-cell table:formula="of:=ABS([.C1868])" office:value-type="float" office:value="7.122737239" calcext:value-type="float">
            <text:p>7.122737239</text:p>
          </table:table-cell>
          <table:table-cell table:formula="of:=[.C1868]^2" office:value-type="float" office:value="50.7333857758373" calcext:value-type="float">
            <text:p>50.7333857758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3894522" calcext:value-type="float">
            <text:p>0.843894522</text:p>
          </table:table-cell>
          <table:table-cell table:formula="of:=[.A1869]-[.B1869]" office:value-type="float" office:value="-0.843894522" calcext:value-type="float">
            <text:p>-0.843894522</text:p>
          </table:table-cell>
          <table:table-cell table:formula="of:=ABS([.C1869])" office:value-type="float" office:value="0.843894522" calcext:value-type="float">
            <text:p>0.843894522</text:p>
          </table:table-cell>
          <table:table-cell table:formula="of:=[.C1869]^2" office:value-type="float" office:value="0.712157964261608" calcext:value-type="float">
            <text:p>0.712157964261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2376118" calcext:value-type="float">
            <text:p>0.102376118</text:p>
          </table:table-cell>
          <table:table-cell table:formula="of:=[.A1870]-[.B1870]" office:value-type="float" office:value="-0.102376118" calcext:value-type="float">
            <text:p>-0.102376118</text:p>
          </table:table-cell>
          <table:table-cell table:formula="of:=ABS([.C1870])" office:value-type="float" office:value="0.102376118" calcext:value-type="float">
            <text:p>0.102376118</text:p>
          </table:table-cell>
          <table:table-cell table:formula="of:=[.C1870]^2" office:value-type="float" office:value="0.0104808695367499" calcext:value-type="float">
            <text:p>0.01048086953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1180808" calcext:value-type="float">
            <text:p>0.591180808</text:p>
          </table:table-cell>
          <table:table-cell table:formula="of:=[.A1871]-[.B1871]" office:value-type="float" office:value="0.408819192" calcext:value-type="float">
            <text:p>0.408819192</text:p>
          </table:table-cell>
          <table:table-cell table:formula="of:=ABS([.C1871])" office:value-type="float" office:value="0.408819192" calcext:value-type="float">
            <text:p>0.408819192</text:p>
          </table:table-cell>
          <table:table-cell table:formula="of:=[.C1871]^2" office:value-type="float" office:value="0.167133131747533" calcext:value-type="float">
            <text:p>0.1671331317475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5821713" calcext:value-type="float">
            <text:p>0.115821713</text:p>
          </table:table-cell>
          <table:table-cell table:formula="of:=[.A1872]-[.B1872]" office:value-type="float" office:value="0.884178287" calcext:value-type="float">
            <text:p>0.884178287</text:p>
          </table:table-cell>
          <table:table-cell table:formula="of:=ABS([.C1872])" office:value-type="float" office:value="0.884178287" calcext:value-type="float">
            <text:p>0.884178287</text:p>
          </table:table-cell>
          <table:table-cell table:formula="of:=[.C1872]^2" office:value-type="float" office:value="0.781771243202254" calcext:value-type="float">
            <text:p>0.781771243202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13979182" calcext:value-type="float">
            <text:p>1.313979182</text:p>
          </table:table-cell>
          <table:table-cell table:formula="of:=[.A1873]-[.B1873]" office:value-type="float" office:value="-1.313979182" calcext:value-type="float">
            <text:p>-1.313979182</text:p>
          </table:table-cell>
          <table:table-cell table:formula="of:=ABS([.C1873])" office:value-type="float" office:value="1.313979182" calcext:value-type="float">
            <text:p>1.313979182</text:p>
          </table:table-cell>
          <table:table-cell table:formula="of:=[.C1873]^2" office:value-type="float" office:value="1.72654129072939" calcext:value-type="float">
            <text:p>1.726541290729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8640404" calcext:value-type="float">
            <text:p>0.058640404</text:p>
          </table:table-cell>
          <table:table-cell table:formula="of:=[.A1874]-[.B1874]" office:value-type="float" office:value="0.941359596" calcext:value-type="float">
            <text:p>0.941359596</text:p>
          </table:table-cell>
          <table:table-cell table:formula="of:=ABS([.C1874])" office:value-type="float" office:value="0.941359596" calcext:value-type="float">
            <text:p>0.941359596</text:p>
          </table:table-cell>
          <table:table-cell table:formula="of:=[.C1874]^2" office:value-type="float" office:value="0.886157888981283" calcext:value-type="float">
            <text:p>0.886157888981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3243552" calcext:value-type="float">
            <text:p>0.863243552</text:p>
          </table:table-cell>
          <table:table-cell table:formula="of:=[.A1875]-[.B1875]" office:value-type="float" office:value="-0.863243552" calcext:value-type="float">
            <text:p>-0.863243552</text:p>
          </table:table-cell>
          <table:table-cell table:formula="of:=ABS([.C1875])" office:value-type="float" office:value="0.863243552" calcext:value-type="float">
            <text:p>0.863243552</text:p>
          </table:table-cell>
          <table:table-cell table:formula="of:=[.C1875]^2" office:value-type="float" office:value="0.745189430069577" calcext:value-type="float">
            <text:p>0.745189430069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5309346" calcext:value-type="float">
            <text:p>0.495309346</text:p>
          </table:table-cell>
          <table:table-cell table:formula="of:=[.A1876]-[.B1876]" office:value-type="float" office:value="-0.495309346" calcext:value-type="float">
            <text:p>-0.495309346</text:p>
          </table:table-cell>
          <table:table-cell table:formula="of:=ABS([.C1876])" office:value-type="float" office:value="0.495309346" calcext:value-type="float">
            <text:p>0.495309346</text:p>
          </table:table-cell>
          <table:table-cell table:formula="of:=[.C1876]^2" office:value-type="float" office:value="0.245331348234948" calcext:value-type="float">
            <text:p>0.245331348234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42708062" calcext:value-type="float">
            <text:p>1.042708062</text:p>
          </table:table-cell>
          <table:table-cell table:formula="of:=[.A1877]-[.B1877]" office:value-type="float" office:value="-0.042708062" calcext:value-type="float">
            <text:p>-0.042708062</text:p>
          </table:table-cell>
          <table:table-cell table:formula="of:=ABS([.C1877])" office:value-type="float" office:value="0.042708062" calcext:value-type="float">
            <text:p>0.042708062</text:p>
          </table:table-cell>
          <table:table-cell table:formula="of:=[.C1877]^2" office:value-type="float" office:value="0.00182397855979584" calcext:value-type="float">
            <text:p>0.0018239785597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4867307" calcext:value-type="float">
            <text:p>0.104867307</text:p>
          </table:table-cell>
          <table:table-cell table:formula="of:=[.A1878]-[.B1878]" office:value-type="float" office:value="0.895132693" calcext:value-type="float">
            <text:p>0.895132693</text:p>
          </table:table-cell>
          <table:table-cell table:formula="of:=ABS([.C1878])" office:value-type="float" office:value="0.895132693" calcext:value-type="float">
            <text:p>0.895132693</text:p>
          </table:table-cell>
          <table:table-cell table:formula="of:=[.C1878]^2" office:value-type="float" office:value="0.801262538077432" calcext:value-type="float">
            <text:p>0.801262538077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067886" calcext:value-type="float">
            <text:p>1.4067886</text:p>
          </table:table-cell>
          <table:table-cell table:formula="of:=[.A1879]-[.B1879]" office:value-type="float" office:value="-0.4067886" calcext:value-type="float">
            <text:p>-0.4067886</text:p>
          </table:table-cell>
          <table:table-cell table:formula="of:=ABS([.C1879])" office:value-type="float" office:value="0.4067886" calcext:value-type="float">
            <text:p>0.4067886</text:p>
          </table:table-cell>
          <table:table-cell table:formula="of:=[.C1879]^2" office:value-type="float" office:value="0.16547696508996" calcext:value-type="float">
            <text:p>0.16547696508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69942484" calcext:value-type="float">
            <text:p>1.669942484</text:p>
          </table:table-cell>
          <table:table-cell table:formula="of:=[.A1880]-[.B1880]" office:value-type="float" office:value="-0.669942484" calcext:value-type="float">
            <text:p>-0.669942484</text:p>
          </table:table-cell>
          <table:table-cell table:formula="of:=ABS([.C1880])" office:value-type="float" office:value="0.669942484" calcext:value-type="float">
            <text:p>0.669942484</text:p>
          </table:table-cell>
          <table:table-cell table:formula="of:=[.C1880]^2" office:value-type="float" office:value="0.44882293186809" calcext:value-type="float">
            <text:p>0.44882293186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3564656" calcext:value-type="float">
            <text:p>0.923564656</text:p>
          </table:table-cell>
          <table:table-cell table:formula="of:=[.A1881]-[.B1881]" office:value-type="float" office:value="0.076435344" calcext:value-type="float">
            <text:p>0.076435344</text:p>
          </table:table-cell>
          <table:table-cell table:formula="of:=ABS([.C1881])" office:value-type="float" office:value="0.076435344" calcext:value-type="float">
            <text:p>0.076435344</text:p>
          </table:table-cell>
          <table:table-cell table:formula="of:=[.C1881]^2" office:value-type="float" office:value="0.00584236181239833" calcext:value-type="float">
            <text:p>0.005842361812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2330805" calcext:value-type="float">
            <text:p>0.172330805</text:p>
          </table:table-cell>
          <table:table-cell table:formula="of:=[.A1882]-[.B1882]" office:value-type="float" office:value="-0.172330805" calcext:value-type="float">
            <text:p>-0.172330805</text:p>
          </table:table-cell>
          <table:table-cell table:formula="of:=ABS([.C1882])" office:value-type="float" office:value="0.172330805" calcext:value-type="float">
            <text:p>0.172330805</text:p>
          </table:table-cell>
          <table:table-cell table:formula="of:=[.C1882]^2" office:value-type="float" office:value="0.029697906351948" calcext:value-type="float">
            <text:p>0.029697906351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14877908" calcext:value-type="float">
            <text:p>1.314877908</text:p>
          </table:table-cell>
          <table:table-cell table:formula="of:=[.A1883]-[.B1883]" office:value-type="float" office:value="-0.314877908" calcext:value-type="float">
            <text:p>-0.314877908</text:p>
          </table:table-cell>
          <table:table-cell table:formula="of:=ABS([.C1883])" office:value-type="float" office:value="0.314877908" calcext:value-type="float">
            <text:p>0.314877908</text:p>
          </table:table-cell>
          <table:table-cell table:formula="of:=[.C1883]^2" office:value-type="float" office:value="0.0991480969464566" calcext:value-type="float">
            <text:p>0.099148096946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5197007" calcext:value-type="float">
            <text:p>0.865197007</text:p>
          </table:table-cell>
          <table:table-cell table:formula="of:=[.A1884]-[.B1884]" office:value-type="float" office:value="0.134802993" calcext:value-type="float">
            <text:p>0.134802993</text:p>
          </table:table-cell>
          <table:table-cell table:formula="of:=ABS([.C1884])" office:value-type="float" office:value="0.134802993" calcext:value-type="float">
            <text:p>0.134802993</text:p>
          </table:table-cell>
          <table:table-cell table:formula="of:=[.C1884]^2" office:value-type="float" office:value="0.018171846921758" calcext:value-type="float">
            <text:p>0.018171846921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6320497" calcext:value-type="float">
            <text:p>0.886320497</text:p>
          </table:table-cell>
          <table:table-cell table:formula="of:=[.A1885]-[.B1885]" office:value-type="float" office:value="-0.886320497" calcext:value-type="float">
            <text:p>-0.886320497</text:p>
          </table:table-cell>
          <table:table-cell table:formula="of:=ABS([.C1885])" office:value-type="float" office:value="0.886320497" calcext:value-type="float">
            <text:p>0.886320497</text:p>
          </table:table-cell>
          <table:table-cell table:formula="of:=[.C1885]^2" office:value-type="float" office:value="0.785564023402327" calcext:value-type="float">
            <text:p>0.785564023402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47251063" calcext:value-type="float">
            <text:p>3.047251063</text:p>
          </table:table-cell>
          <table:table-cell table:formula="of:=[.A1886]-[.B1886]" office:value-type="float" office:value="2.952748937" calcext:value-type="float">
            <text:p>2.952748937</text:p>
          </table:table-cell>
          <table:table-cell table:formula="of:=ABS([.C1886])" office:value-type="float" office:value="2.952748937" calcext:value-type="float">
            <text:p>2.952748937</text:p>
          </table:table-cell>
          <table:table-cell table:formula="of:=[.C1886]^2" office:value-type="float" office:value="8.71872628495463" calcext:value-type="float">
            <text:p>8.71872628495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6641213" calcext:value-type="float">
            <text:p>0.626641213</text:p>
          </table:table-cell>
          <table:table-cell table:formula="of:=[.A1887]-[.B1887]" office:value-type="float" office:value="0.373358787" calcext:value-type="float">
            <text:p>0.373358787</text:p>
          </table:table-cell>
          <table:table-cell table:formula="of:=ABS([.C1887])" office:value-type="float" office:value="0.373358787" calcext:value-type="float">
            <text:p>0.373358787</text:p>
          </table:table-cell>
          <table:table-cell table:formula="of:=[.C1887]^2" office:value-type="float" office:value="0.139396783830111" calcext:value-type="float">
            <text:p>0.139396783830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678893" calcext:value-type="float">
            <text:p>0.646678893</text:p>
          </table:table-cell>
          <table:table-cell table:formula="of:=[.A1888]-[.B1888]" office:value-type="float" office:value="-0.646678893" calcext:value-type="float">
            <text:p>-0.646678893</text:p>
          </table:table-cell>
          <table:table-cell table:formula="of:=ABS([.C1888])" office:value-type="float" office:value="0.646678893" calcext:value-type="float">
            <text:p>0.646678893</text:p>
          </table:table-cell>
          <table:table-cell table:formula="of:=[.C1888]^2" office:value-type="float" office:value="0.418193590651705" calcext:value-type="float">
            <text:p>0.418193590651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8862366" calcext:value-type="float">
            <text:p>0.108862366</text:p>
          </table:table-cell>
          <table:table-cell table:formula="of:=[.A1889]-[.B1889]" office:value-type="float" office:value="-0.108862366" calcext:value-type="float">
            <text:p>-0.108862366</text:p>
          </table:table-cell>
          <table:table-cell table:formula="of:=ABS([.C1889])" office:value-type="float" office:value="0.108862366" calcext:value-type="float">
            <text:p>0.108862366</text:p>
          </table:table-cell>
          <table:table-cell table:formula="of:=[.C1889]^2" office:value-type="float" office:value="0.011851014731118" calcext:value-type="float">
            <text:p>0.011851014731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5821713" calcext:value-type="float">
            <text:p>0.115821713</text:p>
          </table:table-cell>
          <table:table-cell table:formula="of:=[.A1890]-[.B1890]" office:value-type="float" office:value="0.884178287" calcext:value-type="float">
            <text:p>0.884178287</text:p>
          </table:table-cell>
          <table:table-cell table:formula="of:=ABS([.C1890])" office:value-type="float" office:value="0.884178287" calcext:value-type="float">
            <text:p>0.884178287</text:p>
          </table:table-cell>
          <table:table-cell table:formula="of:=[.C1890]^2" office:value-type="float" office:value="0.781771243202254" calcext:value-type="float">
            <text:p>0.781771243202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54063311" calcext:value-type="float">
            <text:p>2.554063311</text:p>
          </table:table-cell>
          <table:table-cell table:formula="of:=[.A1891]-[.B1891]" office:value-type="float" office:value="-0.554063311" calcext:value-type="float">
            <text:p>-0.554063311</text:p>
          </table:table-cell>
          <table:table-cell table:formula="of:=ABS([.C1891])" office:value-type="float" office:value="0.554063311" calcext:value-type="float">
            <text:p>0.554063311</text:p>
          </table:table-cell>
          <table:table-cell table:formula="of:=[.C1891]^2" office:value-type="float" office:value="0.306986152596283" calcext:value-type="float">
            <text:p>0.306986152596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3856203" calcext:value-type="float">
            <text:p>0.443856203</text:p>
          </table:table-cell>
          <table:table-cell table:formula="of:=[.A1892]-[.B1892]" office:value-type="float" office:value="0.556143797" calcext:value-type="float">
            <text:p>0.556143797</text:p>
          </table:table-cell>
          <table:table-cell table:formula="of:=ABS([.C1892])" office:value-type="float" office:value="0.556143797" calcext:value-type="float">
            <text:p>0.556143797</text:p>
          </table:table-cell>
          <table:table-cell table:formula="of:=[.C1892]^2" office:value-type="float" office:value="0.309295922941577" calcext:value-type="float">
            <text:p>0.309295922941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13290549" calcext:value-type="float">
            <text:p>1.813290549</text:p>
          </table:table-cell>
          <table:table-cell table:formula="of:=[.A1893]-[.B1893]" office:value-type="float" office:value="-0.813290549" calcext:value-type="float">
            <text:p>-0.813290549</text:p>
          </table:table-cell>
          <table:table-cell table:formula="of:=ABS([.C1893])" office:value-type="float" office:value="0.813290549" calcext:value-type="float">
            <text:p>0.813290549</text:p>
          </table:table-cell>
          <table:table-cell table:formula="of:=[.C1893]^2" office:value-type="float" office:value="0.661441517092721" calcext:value-type="float">
            <text:p>0.6614415170927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33108725" calcext:value-type="float">
            <text:p>1.333108725</text:p>
          </table:table-cell>
          <table:table-cell table:formula="of:=[.A1894]-[.B1894]" office:value-type="float" office:value="0.666891275" calcext:value-type="float">
            <text:p>0.666891275</text:p>
          </table:table-cell>
          <table:table-cell table:formula="of:=ABS([.C1894])" office:value-type="float" office:value="0.666891275" calcext:value-type="float">
            <text:p>0.666891275</text:p>
          </table:table-cell>
          <table:table-cell table:formula="of:=[.C1894]^2" office:value-type="float" office:value="0.444743972671126" calcext:value-type="float">
            <text:p>0.444743972671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08100034" calcext:value-type="float">
            <text:p>1.808100034</text:p>
          </table:table-cell>
          <table:table-cell table:formula="of:=[.A1895]-[.B1895]" office:value-type="float" office:value="2.191899966" calcext:value-type="float">
            <text:p>2.191899966</text:p>
          </table:table-cell>
          <table:table-cell table:formula="of:=ABS([.C1895])" office:value-type="float" office:value="2.191899966" calcext:value-type="float">
            <text:p>2.191899966</text:p>
          </table:table-cell>
          <table:table-cell table:formula="of:=[.C1895]^2" office:value-type="float" office:value="4.8044254609508" calcext:value-type="float">
            <text:p>4.8044254609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9395921" calcext:value-type="float">
            <text:p>1.149395921</text:p>
          </table:table-cell>
          <table:table-cell table:formula="of:=[.A1896]-[.B1896]" office:value-type="float" office:value="-0.149395921" calcext:value-type="float">
            <text:p>-0.149395921</text:p>
          </table:table-cell>
          <table:table-cell table:formula="of:=ABS([.C1896])" office:value-type="float" office:value="0.149395921" calcext:value-type="float">
            <text:p>0.149395921</text:p>
          </table:table-cell>
          <table:table-cell table:formula="of:=[.C1896]^2" office:value-type="float" office:value="0.0223191412114382" calcext:value-type="float">
            <text:p>0.0223191412114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1540731" calcext:value-type="float">
            <text:p>1.31540731</text:p>
          </table:table-cell>
          <table:table-cell table:formula="of:=[.A1897]-[.B1897]" office:value-type="float" office:value="1.68459269" calcext:value-type="float">
            <text:p>1.68459269</text:p>
          </table:table-cell>
          <table:table-cell table:formula="of:=ABS([.C1897])" office:value-type="float" office:value="1.68459269" calcext:value-type="float">
            <text:p>1.68459269</text:p>
          </table:table-cell>
          <table:table-cell table:formula="of:=[.C1897]^2" office:value-type="float" office:value="2.83785253120144" calcext:value-type="float">
            <text:p>2.83785253120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02546432" calcext:value-type="float">
            <text:p>2.502546432</text:p>
          </table:table-cell>
          <table:table-cell table:formula="of:=[.A1898]-[.B1898]" office:value-type="float" office:value="-1.502546432" calcext:value-type="float">
            <text:p>-1.502546432</text:p>
          </table:table-cell>
          <table:table-cell table:formula="of:=ABS([.C1898])" office:value-type="float" office:value="1.502546432" calcext:value-type="float">
            <text:p>1.502546432</text:p>
          </table:table-cell>
          <table:table-cell table:formula="of:=[.C1898]^2" office:value-type="float" office:value="2.25764578031593" calcext:value-type="float">
            <text:p>2.257645780315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3901901" calcext:value-type="float">
            <text:p>0.793901901</text:p>
          </table:table-cell>
          <table:table-cell table:formula="of:=[.A1899]-[.B1899]" office:value-type="float" office:value="1.206098099" calcext:value-type="float">
            <text:p>1.206098099</text:p>
          </table:table-cell>
          <table:table-cell table:formula="of:=ABS([.C1899])" office:value-type="float" office:value="1.206098099" calcext:value-type="float">
            <text:p>1.206098099</text:p>
          </table:table-cell>
          <table:table-cell table:formula="of:=[.C1899]^2" office:value-type="float" office:value="1.45467262441141" calcext:value-type="float">
            <text:p>1.45467262441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22030796" calcext:value-type="float">
            <text:p>1.422030796</text:p>
          </table:table-cell>
          <table:table-cell table:formula="of:=[.A1900]-[.B1900]" office:value-type="float" office:value="-0.422030796" calcext:value-type="float">
            <text:p>-0.422030796</text:p>
          </table:table-cell>
          <table:table-cell table:formula="of:=ABS([.C1900])" office:value-type="float" office:value="0.422030796" calcext:value-type="float">
            <text:p>0.422030796</text:p>
          </table:table-cell>
          <table:table-cell table:formula="of:=[.C1900]^2" office:value-type="float" office:value="0.178109992772394" calcext:value-type="float">
            <text:p>0.1781099927723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07279382" calcext:value-type="float">
            <text:p>3.207279382</text:p>
          </table:table-cell>
          <table:table-cell table:formula="of:=[.A1901]-[.B1901]" office:value-type="float" office:value="4.792720618" calcext:value-type="float">
            <text:p>4.792720618</text:p>
          </table:table-cell>
          <table:table-cell table:formula="of:=ABS([.C1901])" office:value-type="float" office:value="4.792720618" calcext:value-type="float">
            <text:p>4.792720618</text:p>
          </table:table-cell>
          <table:table-cell table:formula="of:=[.C1901]^2" office:value-type="float" office:value="22.9701709222023" calcext:value-type="float">
            <text:p>22.9701709222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40623668" calcext:value-type="float">
            <text:p>2.140623668</text:p>
          </table:table-cell>
          <table:table-cell table:formula="of:=[.A1902]-[.B1902]" office:value-type="float" office:value="-2.140623668" calcext:value-type="float">
            <text:p>-2.140623668</text:p>
          </table:table-cell>
          <table:table-cell table:formula="of:=ABS([.C1902])" office:value-type="float" office:value="2.140623668" calcext:value-type="float">
            <text:p>2.140623668</text:p>
          </table:table-cell>
          <table:table-cell table:formula="of:=[.C1902]^2" office:value-type="float" office:value="4.58226968800177" calcext:value-type="float">
            <text:p>4.582269688001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48238434" calcext:value-type="float">
            <text:p>1.148238434</text:p>
          </table:table-cell>
          <table:table-cell table:formula="of:=[.A1903]-[.B1903]" office:value-type="float" office:value="2.851761566" calcext:value-type="float">
            <text:p>2.851761566</text:p>
          </table:table-cell>
          <table:table-cell table:formula="of:=ABS([.C1903])" office:value-type="float" office:value="2.851761566" calcext:value-type="float">
            <text:p>2.851761566</text:p>
          </table:table-cell>
          <table:table-cell table:formula="of:=[.C1903]^2" office:value-type="float" office:value="8.13254402931477" calcext:value-type="float">
            <text:p>8.132544029314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760934261" calcext:value-type="float">
            <text:p>3.760934261</text:p>
          </table:table-cell>
          <table:table-cell table:formula="of:=[.A1904]-[.B1904]" office:value-type="float" office:value="1.239065739" calcext:value-type="float">
            <text:p>1.239065739</text:p>
          </table:table-cell>
          <table:table-cell table:formula="of:=ABS([.C1904])" office:value-type="float" office:value="1.239065739" calcext:value-type="float">
            <text:p>1.239065739</text:p>
          </table:table-cell>
          <table:table-cell table:formula="of:=[.C1904]^2" office:value-type="float" office:value="1.53528390556362" calcext:value-type="float">
            <text:p>1.53528390556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9943569" calcext:value-type="float">
            <text:p>0.989943569</text:p>
          </table:table-cell>
          <table:table-cell table:formula="of:=[.A1905]-[.B1905]" office:value-type="float" office:value="2.010056431" calcext:value-type="float">
            <text:p>2.010056431</text:p>
          </table:table-cell>
          <table:table-cell table:formula="of:=ABS([.C1905])" office:value-type="float" office:value="2.010056431" calcext:value-type="float">
            <text:p>2.010056431</text:p>
          </table:table-cell>
          <table:table-cell table:formula="of:=[.C1905]^2" office:value-type="float" office:value="4.04032685580446" calcext:value-type="float">
            <text:p>4.04032685580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580523" calcext:value-type="float">
            <text:p>0.75580523</text:p>
          </table:table-cell>
          <table:table-cell table:formula="of:=[.A1906]-[.B1906]" office:value-type="float" office:value="-0.75580523" calcext:value-type="float">
            <text:p>-0.75580523</text:p>
          </table:table-cell>
          <table:table-cell table:formula="of:=ABS([.C1906])" office:value-type="float" office:value="0.75580523" calcext:value-type="float">
            <text:p>0.75580523</text:p>
          </table:table-cell>
          <table:table-cell table:formula="of:=[.C1906]^2" office:value-type="float" office:value="0.571241545695353" calcext:value-type="float">
            <text:p>0.571241545695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6066179" calcext:value-type="float">
            <text:p>0.676066179</text:p>
          </table:table-cell>
          <table:table-cell table:formula="of:=[.A1907]-[.B1907]" office:value-type="float" office:value="-0.676066179" calcext:value-type="float">
            <text:p>-0.676066179</text:p>
          </table:table-cell>
          <table:table-cell table:formula="of:=ABS([.C1907])" office:value-type="float" office:value="0.676066179" calcext:value-type="float">
            <text:p>0.676066179</text:p>
          </table:table-cell>
          <table:table-cell table:formula="of:=[.C1907]^2" office:value-type="float" office:value="0.45706547838766" calcext:value-type="float">
            <text:p>0.45706547838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83572141" calcext:value-type="float">
            <text:p>1.383572141</text:p>
          </table:table-cell>
          <table:table-cell table:formula="of:=[.A1908]-[.B1908]" office:value-type="float" office:value="-0.383572141" calcext:value-type="float">
            <text:p>-0.383572141</text:p>
          </table:table-cell>
          <table:table-cell table:formula="of:=ABS([.C1908])" office:value-type="float" office:value="0.383572141" calcext:value-type="float">
            <text:p>0.383572141</text:p>
          </table:table-cell>
          <table:table-cell table:formula="of:=[.C1908]^2" office:value-type="float" office:value="0.147127587351324" calcext:value-type="float">
            <text:p>0.147127587351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66490353" calcext:value-type="float">
            <text:p>1.466490353</text:p>
          </table:table-cell>
          <table:table-cell table:formula="of:=[.A1909]-[.B1909]" office:value-type="float" office:value="-0.466490353" calcext:value-type="float">
            <text:p>-0.466490353</text:p>
          </table:table-cell>
          <table:table-cell table:formula="of:=ABS([.C1909])" office:value-type="float" office:value="0.466490353" calcext:value-type="float">
            <text:p>0.466490353</text:p>
          </table:table-cell>
          <table:table-cell table:formula="of:=[.C1909]^2" office:value-type="float" office:value="0.217613249442065" calcext:value-type="float">
            <text:p>0.2176132494420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9339508" calcext:value-type="float">
            <text:p>0.789339508</text:p>
          </table:table-cell>
          <table:table-cell table:formula="of:=[.A1910]-[.B1910]" office:value-type="float" office:value="2.210660492" calcext:value-type="float">
            <text:p>2.210660492</text:p>
          </table:table-cell>
          <table:table-cell table:formula="of:=ABS([.C1910])" office:value-type="float" office:value="2.210660492" calcext:value-type="float">
            <text:p>2.210660492</text:p>
          </table:table-cell>
          <table:table-cell table:formula="of:=[.C1910]^2" office:value-type="float" office:value="4.88701981088968" calcext:value-type="float">
            <text:p>4.887019810889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56432328" calcext:value-type="float">
            <text:p>2.356432328</text:p>
          </table:table-cell>
          <table:table-cell table:formula="of:=[.A1911]-[.B1911]" office:value-type="float" office:value="-1.356432328" calcext:value-type="float">
            <text:p>-1.356432328</text:p>
          </table:table-cell>
          <table:table-cell table:formula="of:=ABS([.C1911])" office:value-type="float" office:value="1.356432328" calcext:value-type="float">
            <text:p>1.356432328</text:p>
          </table:table-cell>
          <table:table-cell table:formula="of:=[.C1911]^2" office:value-type="float" office:value="1.8399086604435" calcext:value-type="float">
            <text:p>1.8399086604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76433159" calcext:value-type="float">
            <text:p>2.276433159</text:p>
          </table:table-cell>
          <table:table-cell table:formula="of:=[.A1912]-[.B1912]" office:value-type="float" office:value="-2.276433159" calcext:value-type="float">
            <text:p>-2.276433159</text:p>
          </table:table-cell>
          <table:table-cell table:formula="of:=ABS([.C1912])" office:value-type="float" office:value="2.276433159" calcext:value-type="float">
            <text:p>2.276433159</text:p>
          </table:table-cell>
          <table:table-cell table:formula="of:=[.C1912]^2" office:value-type="float" office:value="5.18214792739472" calcext:value-type="float">
            <text:p>5.182147927394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9635839" calcext:value-type="float">
            <text:p>1.429635839</text:p>
          </table:table-cell>
          <table:table-cell table:formula="of:=[.A1913]-[.B1913]" office:value-type="float" office:value="2.570364161" calcext:value-type="float">
            <text:p>2.570364161</text:p>
          </table:table-cell>
          <table:table-cell table:formula="of:=ABS([.C1913])" office:value-type="float" office:value="2.570364161" calcext:value-type="float">
            <text:p>2.570364161</text:p>
          </table:table-cell>
          <table:table-cell table:formula="of:=[.C1913]^2" office:value-type="float" office:value="6.60677192015323" calcext:value-type="float">
            <text:p>6.60677192015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2363039" calcext:value-type="float">
            <text:p>0.802363039</text:p>
          </table:table-cell>
          <table:table-cell table:formula="of:=[.A1914]-[.B1914]" office:value-type="float" office:value="3.197636961" calcext:value-type="float">
            <text:p>3.197636961</text:p>
          </table:table-cell>
          <table:table-cell table:formula="of:=ABS([.C1914])" office:value-type="float" office:value="3.197636961" calcext:value-type="float">
            <text:p>3.197636961</text:p>
          </table:table-cell>
          <table:table-cell table:formula="of:=[.C1914]^2" office:value-type="float" office:value="10.2248821343533" calcext:value-type="float">
            <text:p>10.2248821343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95975239" calcext:value-type="float">
            <text:p>1.495975239</text:p>
          </table:table-cell>
          <table:table-cell table:formula="of:=[.A1915]-[.B1915]" office:value-type="float" office:value="0.504024761" calcext:value-type="float">
            <text:p>0.504024761</text:p>
          </table:table-cell>
          <table:table-cell table:formula="of:=ABS([.C1915])" office:value-type="float" office:value="0.504024761" calcext:value-type="float">
            <text:p>0.504024761</text:p>
          </table:table-cell>
          <table:table-cell table:formula="of:=[.C1915]^2" office:value-type="float" office:value="0.254040959701107" calcext:value-type="float">
            <text:p>0.254040959701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98680691" calcext:value-type="float">
            <text:p>3.298680691</text:p>
          </table:table-cell>
          <table:table-cell table:formula="of:=[.A1916]-[.B1916]" office:value-type="float" office:value="0.701319309" calcext:value-type="float">
            <text:p>0.701319309</text:p>
          </table:table-cell>
          <table:table-cell table:formula="of:=ABS([.C1916])" office:value-type="float" office:value="0.701319309" calcext:value-type="float">
            <text:p>0.701319309</text:p>
          </table:table-cell>
          <table:table-cell table:formula="of:=[.C1916]^2" office:value-type="float" office:value="0.491848773176238" calcext:value-type="float">
            <text:p>0.491848773176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0305414" calcext:value-type="float">
            <text:p>0.670305414</text:p>
          </table:table-cell>
          <table:table-cell table:formula="of:=[.A1917]-[.B1917]" office:value-type="float" office:value="0.329694586" calcext:value-type="float">
            <text:p>0.329694586</text:p>
          </table:table-cell>
          <table:table-cell table:formula="of:=ABS([.C1917])" office:value-type="float" office:value="0.329694586" calcext:value-type="float">
            <text:p>0.329694586</text:p>
          </table:table-cell>
          <table:table-cell table:formula="of:=[.C1917]^2" office:value-type="float" office:value="0.108698520037711" calcext:value-type="float">
            <text:p>0.108698520037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44743544" calcext:value-type="float">
            <text:p>1.144743544</text:p>
          </table:table-cell>
          <table:table-cell table:formula="of:=[.A1918]-[.B1918]" office:value-type="float" office:value="-1.144743544" calcext:value-type="float">
            <text:p>-1.144743544</text:p>
          </table:table-cell>
          <table:table-cell table:formula="of:=ABS([.C1918])" office:value-type="float" office:value="1.144743544" calcext:value-type="float">
            <text:p>1.144743544</text:p>
          </table:table-cell>
          <table:table-cell table:formula="of:=[.C1918]^2" office:value-type="float" office:value="1.31043778152968" calcext:value-type="float">
            <text:p>1.310437781529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1081098" calcext:value-type="float">
            <text:p>1.61081098</text:p>
          </table:table-cell>
          <table:table-cell table:formula="of:=[.A1919]-[.B1919]" office:value-type="float" office:value="-0.61081098" calcext:value-type="float">
            <text:p>-0.61081098</text:p>
          </table:table-cell>
          <table:table-cell table:formula="of:=ABS([.C1919])" office:value-type="float" office:value="0.61081098" calcext:value-type="float">
            <text:p>0.61081098</text:p>
          </table:table-cell>
          <table:table-cell table:formula="of:=[.C1919]^2" office:value-type="float" office:value="0.37309005328856" calcext:value-type="float">
            <text:p>0.37309005328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4813359" calcext:value-type="float">
            <text:p>0.864813359</text:p>
          </table:table-cell>
          <table:table-cell table:formula="of:=[.A1920]-[.B1920]" office:value-type="float" office:value="1.135186641" calcext:value-type="float">
            <text:p>1.135186641</text:p>
          </table:table-cell>
          <table:table-cell table:formula="of:=ABS([.C1920])" office:value-type="float" office:value="1.135186641" calcext:value-type="float">
            <text:p>1.135186641</text:p>
          </table:table-cell>
          <table:table-cell table:formula="of:=[.C1920]^2" office:value-type="float" office:value="1.28864870990486" calcext:value-type="float">
            <text:p>1.28864870990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9994704" calcext:value-type="float">
            <text:p>0.859994704</text:p>
          </table:table-cell>
          <table:table-cell table:formula="of:=[.A1921]-[.B1921]" office:value-type="float" office:value="4.140005296" calcext:value-type="float">
            <text:p>4.140005296</text:p>
          </table:table-cell>
          <table:table-cell table:formula="of:=ABS([.C1921])" office:value-type="float" office:value="4.140005296" calcext:value-type="float">
            <text:p>4.140005296</text:p>
          </table:table-cell>
          <table:table-cell table:formula="of:=[.C1921]^2" office:value-type="float" office:value="17.139643850908" calcext:value-type="float">
            <text:p>17.139643850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25286075" calcext:value-type="float">
            <text:p>3.525286075</text:p>
          </table:table-cell>
          <table:table-cell table:formula="of:=[.A1922]-[.B1922]" office:value-type="float" office:value="-1.525286075" calcext:value-type="float">
            <text:p>-1.525286075</text:p>
          </table:table-cell>
          <table:table-cell table:formula="of:=ABS([.C1922])" office:value-type="float" office:value="1.525286075" calcext:value-type="float">
            <text:p>1.525286075</text:p>
          </table:table-cell>
          <table:table-cell table:formula="of:=[.C1922]^2" office:value-type="float" office:value="2.32649761058891" calcext:value-type="float">
            <text:p>2.32649761058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0464364" calcext:value-type="float">
            <text:p>0.810464364</text:p>
          </table:table-cell>
          <table:table-cell table:formula="of:=[.A1923]-[.B1923]" office:value-type="float" office:value="0.189535636" calcext:value-type="float">
            <text:p>0.189535636</text:p>
          </table:table-cell>
          <table:table-cell table:formula="of:=ABS([.C1923])" office:value-type="float" office:value="0.189535636" calcext:value-type="float">
            <text:p>0.189535636</text:p>
          </table:table-cell>
          <table:table-cell table:formula="of:=[.C1923]^2" office:value-type="float" office:value="0.0359237573139245" calcext:value-type="float">
            <text:p>0.035923757313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7939759" calcext:value-type="float">
            <text:p>0.627939759</text:p>
          </table:table-cell>
          <table:table-cell table:formula="of:=[.A1924]-[.B1924]" office:value-type="float" office:value="1.372060241" calcext:value-type="float">
            <text:p>1.372060241</text:p>
          </table:table-cell>
          <table:table-cell table:formula="of:=ABS([.C1924])" office:value-type="float" office:value="1.372060241" calcext:value-type="float">
            <text:p>1.372060241</text:p>
          </table:table-cell>
          <table:table-cell table:formula="of:=[.C1924]^2" office:value-type="float" office:value="1.88254930493298" calcext:value-type="float">
            <text:p>1.88254930493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7497361" calcext:value-type="float">
            <text:p>0.627497361</text:p>
          </table:table-cell>
          <table:table-cell table:formula="of:=[.A1925]-[.B1925]" office:value-type="float" office:value="0.372502639" calcext:value-type="float">
            <text:p>0.372502639</text:p>
          </table:table-cell>
          <table:table-cell table:formula="of:=ABS([.C1925])" office:value-type="float" office:value="0.372502639" calcext:value-type="float">
            <text:p>0.372502639</text:p>
          </table:table-cell>
          <table:table-cell table:formula="of:=[.C1925]^2" office:value-type="float" office:value="0.138758216061964" calcext:value-type="float">
            <text:p>0.1387582160619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2180085" calcext:value-type="float">
            <text:p>1.112180085</text:p>
          </table:table-cell>
          <table:table-cell table:formula="of:=[.A1926]-[.B1926]" office:value-type="float" office:value="-0.112180085" calcext:value-type="float">
            <text:p>-0.112180085</text:p>
          </table:table-cell>
          <table:table-cell table:formula="of:=ABS([.C1926])" office:value-type="float" office:value="0.112180085" calcext:value-type="float">
            <text:p>0.112180085</text:p>
          </table:table-cell>
          <table:table-cell table:formula="of:=[.C1926]^2" office:value-type="float" office:value="0.0125843714706072" calcext:value-type="float">
            <text:p>0.012584371470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13718814" calcext:value-type="float">
            <text:p>3.313718814</text:p>
          </table:table-cell>
          <table:table-cell table:formula="of:=[.A1927]-[.B1927]" office:value-type="float" office:value="-2.313718814" calcext:value-type="float">
            <text:p>-2.313718814</text:p>
          </table:table-cell>
          <table:table-cell table:formula="of:=ABS([.C1927])" office:value-type="float" office:value="2.313718814" calcext:value-type="float">
            <text:p>2.313718814</text:p>
          </table:table-cell>
          <table:table-cell table:formula="of:=[.C1927]^2" office:value-type="float" office:value="5.35329475025757" calcext:value-type="float">
            <text:p>5.353294750257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701678" calcext:value-type="float">
            <text:p>0.84701678</text:p>
          </table:table-cell>
          <table:table-cell table:formula="of:=[.A1928]-[.B1928]" office:value-type="float" office:value="0.15298322" calcext:value-type="float">
            <text:p>0.15298322</text:p>
          </table:table-cell>
          <table:table-cell table:formula="of:=ABS([.C1928])" office:value-type="float" office:value="0.15298322" calcext:value-type="float">
            <text:p>0.15298322</text:p>
          </table:table-cell>
          <table:table-cell table:formula="of:=[.C1928]^2" office:value-type="float" office:value="0.0234038656015684" calcext:value-type="float">
            <text:p>0.023403865601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89182466" calcext:value-type="float">
            <text:p>2.589182466</text:p>
          </table:table-cell>
          <table:table-cell table:formula="of:=[.A1929]-[.B1929]" office:value-type="float" office:value="-1.589182466" calcext:value-type="float">
            <text:p>-1.589182466</text:p>
          </table:table-cell>
          <table:table-cell table:formula="of:=ABS([.C1929])" office:value-type="float" office:value="1.589182466" calcext:value-type="float">
            <text:p>1.589182466</text:p>
          </table:table-cell>
          <table:table-cell table:formula="of:=[.C1929]^2" office:value-type="float" office:value="2.52550091024184" calcext:value-type="float">
            <text:p>2.52550091024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57632977" calcext:value-type="float">
            <text:p>1.457632977</text:p>
          </table:table-cell>
          <table:table-cell table:formula="of:=[.A1930]-[.B1930]" office:value-type="float" office:value="3.542367023" calcext:value-type="float">
            <text:p>3.542367023</text:p>
          </table:table-cell>
          <table:table-cell table:formula="of:=ABS([.C1930])" office:value-type="float" office:value="3.542367023" calcext:value-type="float">
            <text:p>3.542367023</text:p>
          </table:table-cell>
          <table:table-cell table:formula="of:=[.C1930]^2" office:value-type="float" office:value="12.5483641256379" calcext:value-type="float">
            <text:p>12.54836412563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90767003" calcext:value-type="float">
            <text:p>5.190767003</text:p>
          </table:table-cell>
          <table:table-cell table:formula="of:=[.A1931]-[.B1931]" office:value-type="float" office:value="-2.190767003" calcext:value-type="float">
            <text:p>-2.190767003</text:p>
          </table:table-cell>
          <table:table-cell table:formula="of:=ABS([.C1931])" office:value-type="float" office:value="2.190767003" calcext:value-type="float">
            <text:p>2.190767003</text:p>
          </table:table-cell>
          <table:table-cell table:formula="of:=[.C1931]^2" office:value-type="float" office:value="4.7994600614336" calcext:value-type="float">
            <text:p>4.7994600614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12196022" calcext:value-type="float">
            <text:p>1.312196022</text:p>
          </table:table-cell>
          <table:table-cell table:formula="of:=[.A1932]-[.B1932]" office:value-type="float" office:value="-0.312196022" calcext:value-type="float">
            <text:p>-0.312196022</text:p>
          </table:table-cell>
          <table:table-cell table:formula="of:=ABS([.C1932])" office:value-type="float" office:value="0.312196022" calcext:value-type="float">
            <text:p>0.312196022</text:p>
          </table:table-cell>
          <table:table-cell table:formula="of:=[.C1932]^2" office:value-type="float" office:value="0.0974663561526245" calcext:value-type="float">
            <text:p>0.097466356152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83550395" calcext:value-type="float">
            <text:p>2.883550395</text:p>
          </table:table-cell>
          <table:table-cell table:formula="of:=[.A1933]-[.B1933]" office:value-type="float" office:value="-1.883550395" calcext:value-type="float">
            <text:p>-1.883550395</text:p>
          </table:table-cell>
          <table:table-cell table:formula="of:=ABS([.C1933])" office:value-type="float" office:value="1.883550395" calcext:value-type="float">
            <text:p>1.883550395</text:p>
          </table:table-cell>
          <table:table-cell table:formula="of:=[.C1933]^2" office:value-type="float" office:value="3.54776209050466" calcext:value-type="float">
            <text:p>3.547762090504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01572688" calcext:value-type="float">
            <text:p>2.101572688</text:p>
          </table:table-cell>
          <table:table-cell table:formula="of:=[.A1934]-[.B1934]" office:value-type="float" office:value="0.898427312" calcext:value-type="float">
            <text:p>0.898427312</text:p>
          </table:table-cell>
          <table:table-cell table:formula="of:=ABS([.C1934])" office:value-type="float" office:value="0.898427312" calcext:value-type="float">
            <text:p>0.898427312</text:p>
          </table:table-cell>
          <table:table-cell table:formula="of:=[.C1934]^2" office:value-type="float" office:value="0.807171634947545" calcext:value-type="float">
            <text:p>0.807171634947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99163003" calcext:value-type="float">
            <text:p>1.199163003</text:p>
          </table:table-cell>
          <table:table-cell table:formula="of:=[.A1935]-[.B1935]" office:value-type="float" office:value="-0.199163003" calcext:value-type="float">
            <text:p>-0.199163003</text:p>
          </table:table-cell>
          <table:table-cell table:formula="of:=ABS([.C1935])" office:value-type="float" office:value="0.199163003" calcext:value-type="float">
            <text:p>0.199163003</text:p>
          </table:table-cell>
          <table:table-cell table:formula="of:=[.C1935]^2" office:value-type="float" office:value="0.039665901763978" calcext:value-type="float">
            <text:p>0.039665901763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94892165" calcext:value-type="float">
            <text:p>3.294892165</text:p>
          </table:table-cell>
          <table:table-cell table:formula="of:=[.A1936]-[.B1936]" office:value-type="float" office:value="0.705107835" calcext:value-type="float">
            <text:p>0.705107835</text:p>
          </table:table-cell>
          <table:table-cell table:formula="of:=ABS([.C1936])" office:value-type="float" office:value="0.705107835" calcext:value-type="float">
            <text:p>0.705107835</text:p>
          </table:table-cell>
          <table:table-cell table:formula="of:=[.C1936]^2" office:value-type="float" office:value="0.497177058978387" calcext:value-type="float">
            <text:p>0.4971770589783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69335632" calcext:value-type="float">
            <text:p>4.669335632</text:p>
          </table:table-cell>
          <table:table-cell table:formula="of:=[.A1937]-[.B1937]" office:value-type="float" office:value="-1.669335632" calcext:value-type="float">
            <text:p>-1.669335632</text:p>
          </table:table-cell>
          <table:table-cell table:formula="of:=ABS([.C1937])" office:value-type="float" office:value="1.669335632" calcext:value-type="float">
            <text:p>1.669335632</text:p>
          </table:table-cell>
          <table:table-cell table:formula="of:=[.C1937]^2" office:value-type="float" office:value="2.78668145226484" calcext:value-type="float">
            <text:p>2.78668145226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6513153" calcext:value-type="float">
            <text:p>1.036513153</text:p>
          </table:table-cell>
          <table:table-cell table:formula="of:=[.A1938]-[.B1938]" office:value-type="float" office:value="-1.036513153" calcext:value-type="float">
            <text:p>-1.036513153</text:p>
          </table:table-cell>
          <table:table-cell table:formula="of:=ABS([.C1938])" office:value-type="float" office:value="1.036513153" calcext:value-type="float">
            <text:p>1.036513153</text:p>
          </table:table-cell>
          <table:table-cell table:formula="of:=[.C1938]^2" office:value-type="float" office:value="1.074359516342" calcext:value-type="float">
            <text:p>1.0743595163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7422476" calcext:value-type="float">
            <text:p>2.57422476</text:p>
          </table:table-cell>
          <table:table-cell table:formula="of:=[.A1939]-[.B1939]" office:value-type="float" office:value="-0.57422476" calcext:value-type="float">
            <text:p>-0.57422476</text:p>
          </table:table-cell>
          <table:table-cell table:formula="of:=ABS([.C1939])" office:value-type="float" office:value="0.57422476" calcext:value-type="float">
            <text:p>0.57422476</text:p>
          </table:table-cell>
          <table:table-cell table:formula="of:=[.C1939]^2" office:value-type="float" office:value="0.329734074997057" calcext:value-type="float">
            <text:p>0.3297340749970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62135904" calcext:value-type="float">
            <text:p>6.62135904</text:p>
          </table:table-cell>
          <table:table-cell table:formula="of:=[.A1940]-[.B1940]" office:value-type="float" office:value="-2.62135904" calcext:value-type="float">
            <text:p>-2.62135904</text:p>
          </table:table-cell>
          <table:table-cell table:formula="of:=ABS([.C1940])" office:value-type="float" office:value="2.62135904" calcext:value-type="float">
            <text:p>2.62135904</text:p>
          </table:table-cell>
          <table:table-cell table:formula="of:=[.C1940]^2" office:value-type="float" office:value="6.87152321658972" calcext:value-type="float">
            <text:p>6.87152321658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7383687" calcext:value-type="float">
            <text:p>0.997383687</text:p>
          </table:table-cell>
          <table:table-cell table:formula="of:=[.A1941]-[.B1941]" office:value-type="float" office:value="0.00261631299999998" calcext:value-type="float">
            <text:p>0.002616313</text:p>
          </table:table-cell>
          <table:table-cell table:formula="of:=ABS([.C1941])" office:value-type="float" office:value="0.00261631299999998" calcext:value-type="float">
            <text:p>0.002616313</text:p>
          </table:table-cell>
          <table:table-cell table:formula="of:=[.C1941]^2" office:value-type="float" office:value="0.0000068450937139689" calcext:value-type="float">
            <text:p>6.8450937139689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67516558" calcext:value-type="float">
            <text:p>1.767516558</text:p>
          </table:table-cell>
          <table:table-cell table:formula="of:=[.A1942]-[.B1942]" office:value-type="float" office:value="-0.767516558" calcext:value-type="float">
            <text:p>-0.767516558</text:p>
          </table:table-cell>
          <table:table-cell table:formula="of:=ABS([.C1942])" office:value-type="float" office:value="0.767516558" calcext:value-type="float">
            <text:p>0.767516558</text:p>
          </table:table-cell>
          <table:table-cell table:formula="of:=[.C1942]^2" office:value-type="float" office:value="0.589081666804167" calcext:value-type="float">
            <text:p>0.589081666804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8168377" calcext:value-type="float">
            <text:p>1.288168377</text:p>
          </table:table-cell>
          <table:table-cell table:formula="of:=[.A1943]-[.B1943]" office:value-type="float" office:value="-1.288168377" calcext:value-type="float">
            <text:p>-1.288168377</text:p>
          </table:table-cell>
          <table:table-cell table:formula="of:=ABS([.C1943])" office:value-type="float" office:value="1.288168377" calcext:value-type="float">
            <text:p>1.288168377</text:p>
          </table:table-cell>
          <table:table-cell table:formula="of:=[.C1943]^2" office:value-type="float" office:value="1.65937776750281" calcext:value-type="float">
            <text:p>1.65937776750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92139373" calcext:value-type="float">
            <text:p>2.792139373</text:p>
          </table:table-cell>
          <table:table-cell table:formula="of:=[.A1944]-[.B1944]" office:value-type="float" office:value="-2.792139373" calcext:value-type="float">
            <text:p>-2.792139373</text:p>
          </table:table-cell>
          <table:table-cell table:formula="of:=ABS([.C1944])" office:value-type="float" office:value="2.792139373" calcext:value-type="float">
            <text:p>2.792139373</text:p>
          </table:table-cell>
          <table:table-cell table:formula="of:=[.C1944]^2" office:value-type="float" office:value="7.79604227825683" calcext:value-type="float">
            <text:p>7.79604227825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71260392" calcext:value-type="float">
            <text:p>2.671260392</text:p>
          </table:table-cell>
          <table:table-cell table:formula="of:=[.A1945]-[.B1945]" office:value-type="float" office:value="3.328739608" calcext:value-type="float">
            <text:p>3.328739608</text:p>
          </table:table-cell>
          <table:table-cell table:formula="of:=ABS([.C1945])" office:value-type="float" office:value="3.328739608" calcext:value-type="float">
            <text:p>3.328739608</text:p>
          </table:table-cell>
          <table:table-cell table:formula="of:=[.C1945]^2" office:value-type="float" office:value="11.080507377868" calcext:value-type="float">
            <text:p>11.0805073778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37264753" calcext:value-type="float">
            <text:p>1.737264753</text:p>
          </table:table-cell>
          <table:table-cell table:formula="of:=[.A1946]-[.B1946]" office:value-type="float" office:value="6.262735247" calcext:value-type="float">
            <text:p>6.262735247</text:p>
          </table:table-cell>
          <table:table-cell table:formula="of:=ABS([.C1946])" office:value-type="float" office:value="6.262735247" calcext:value-type="float">
            <text:p>6.262735247</text:p>
          </table:table-cell>
          <table:table-cell table:formula="of:=[.C1946]^2" office:value-type="float" office:value="39.2218527740162" calcext:value-type="float">
            <text:p>39.2218527740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80000059" calcext:value-type="float">
            <text:p>2.880000059</text:p>
          </table:table-cell>
          <table:table-cell table:formula="of:=[.A1947]-[.B1947]" office:value-type="float" office:value="-2.880000059" calcext:value-type="float">
            <text:p>-2.880000059</text:p>
          </table:table-cell>
          <table:table-cell table:formula="of:=ABS([.C1947])" office:value-type="float" office:value="2.880000059" calcext:value-type="float">
            <text:p>2.880000059</text:p>
          </table:table-cell>
          <table:table-cell table:formula="of:=[.C1947]^2" office:value-type="float" office:value="8.29440033984" calcext:value-type="float">
            <text:p>8.29440033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96552928" calcext:value-type="float">
            <text:p>2.596552928</text:p>
          </table:table-cell>
          <table:table-cell table:formula="of:=[.A1948]-[.B1948]" office:value-type="float" office:value="1.403447072" calcext:value-type="float">
            <text:p>1.403447072</text:p>
          </table:table-cell>
          <table:table-cell table:formula="of:=ABS([.C1948])" office:value-type="float" office:value="1.403447072" calcext:value-type="float">
            <text:p>1.403447072</text:p>
          </table:table-cell>
          <table:table-cell table:formula="of:=[.C1948]^2" office:value-type="float" office:value="1.96966368390537" calcext:value-type="float">
            <text:p>1.969663683905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73325575" calcext:value-type="float">
            <text:p>2.373325575</text:p>
          </table:table-cell>
          <table:table-cell table:formula="of:=[.A1949]-[.B1949]" office:value-type="float" office:value="1.626674425" calcext:value-type="float">
            <text:p>1.626674425</text:p>
          </table:table-cell>
          <table:table-cell table:formula="of:=ABS([.C1949])" office:value-type="float" office:value="1.626674425" calcext:value-type="float">
            <text:p>1.626674425</text:p>
          </table:table-cell>
          <table:table-cell table:formula="of:=[.C1949]^2" office:value-type="float" office:value="2.64606968494908" calcext:value-type="float">
            <text:p>2.646069684949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17807707" calcext:value-type="float">
            <text:p>1.717807707</text:p>
          </table:table-cell>
          <table:table-cell table:formula="of:=[.A1950]-[.B1950]" office:value-type="float" office:value="4.282192293" calcext:value-type="float">
            <text:p>4.282192293</text:p>
          </table:table-cell>
          <table:table-cell table:formula="of:=ABS([.C1950])" office:value-type="float" office:value="4.282192293" calcext:value-type="float">
            <text:p>4.282192293</text:p>
          </table:table-cell>
          <table:table-cell table:formula="of:=[.C1950]^2" office:value-type="float" office:value="18.3371708342286" calcext:value-type="float">
            <text:p>18.3371708342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82757135" calcext:value-type="float">
            <text:p>2.582757135</text:p>
          </table:table-cell>
          <table:table-cell table:formula="of:=[.A1951]-[.B1951]" office:value-type="float" office:value="3.417242865" calcext:value-type="float">
            <text:p>3.417242865</text:p>
          </table:table-cell>
          <table:table-cell table:formula="of:=ABS([.C1951])" office:value-type="float" office:value="3.417242865" calcext:value-type="float">
            <text:p>3.417242865</text:p>
          </table:table-cell>
          <table:table-cell table:formula="of:=[.C1951]^2" office:value-type="float" office:value="11.6775487983934" calcext:value-type="float">
            <text:p>11.67754879839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86601037" calcext:value-type="float">
            <text:p>3.286601037</text:p>
          </table:table-cell>
          <table:table-cell table:formula="of:=[.A1952]-[.B1952]" office:value-type="float" office:value="3.713398963" calcext:value-type="float">
            <text:p>3.713398963</text:p>
          </table:table-cell>
          <table:table-cell table:formula="of:=ABS([.C1952])" office:value-type="float" office:value="3.713398963" calcext:value-type="float">
            <text:p>3.713398963</text:p>
          </table:table-cell>
          <table:table-cell table:formula="of:=[.C1952]^2" office:value-type="float" office:value="13.7893318584095" calcext:value-type="float">
            <text:p>13.78933185840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9593309" calcext:value-type="float">
            <text:p>1.119593309</text:p>
          </table:table-cell>
          <table:table-cell table:formula="of:=[.A1953]-[.B1953]" office:value-type="float" office:value="0.880406691" calcext:value-type="float">
            <text:p>0.880406691</text:p>
          </table:table-cell>
          <table:table-cell table:formula="of:=ABS([.C1953])" office:value-type="float" office:value="0.880406691" calcext:value-type="float">
            <text:p>0.880406691</text:p>
          </table:table-cell>
          <table:table-cell table:formula="of:=[.C1953]^2" office:value-type="float" office:value="0.775115941557569" calcext:value-type="float">
            <text:p>0.775115941557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75068155" calcext:value-type="float">
            <text:p>2.475068155</text:p>
          </table:table-cell>
          <table:table-cell table:formula="of:=[.A1954]-[.B1954]" office:value-type="float" office:value="1.524931845" calcext:value-type="float">
            <text:p>1.524931845</text:p>
          </table:table-cell>
          <table:table-cell table:formula="of:=ABS([.C1954])" office:value-type="float" office:value="1.524931845" calcext:value-type="float">
            <text:p>1.524931845</text:p>
          </table:table-cell>
          <table:table-cell table:formula="of:=[.C1954]^2" office:value-type="float" office:value="2.3254171318951" calcext:value-type="float">
            <text:p>2.32541713189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21147312" calcext:value-type="float">
            <text:p>3.521147312</text:p>
          </table:table-cell>
          <table:table-cell table:formula="of:=[.A1955]-[.B1955]" office:value-type="float" office:value="0.478852688" calcext:value-type="float">
            <text:p>0.478852688</text:p>
          </table:table-cell>
          <table:table-cell table:formula="of:=ABS([.C1955])" office:value-type="float" office:value="0.478852688" calcext:value-type="float">
            <text:p>0.478852688</text:p>
          </table:table-cell>
          <table:table-cell table:formula="of:=[.C1955]^2" office:value-type="float" office:value="0.229299896804825" calcext:value-type="float">
            <text:p>0.229299896804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74194125" calcext:value-type="float">
            <text:p>1.374194125</text:p>
          </table:table-cell>
          <table:table-cell table:formula="of:=[.A1956]-[.B1956]" office:value-type="float" office:value="1.625805875" calcext:value-type="float">
            <text:p>1.625805875</text:p>
          </table:table-cell>
          <table:table-cell table:formula="of:=ABS([.C1956])" office:value-type="float" office:value="1.625805875" calcext:value-type="float">
            <text:p>1.625805875</text:p>
          </table:table-cell>
          <table:table-cell table:formula="of:=[.C1956]^2" office:value-type="float" office:value="2.64324474318452" calcext:value-type="float">
            <text:p>2.64324474318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21783123" calcext:value-type="float">
            <text:p>1.421783123</text:p>
          </table:table-cell>
          <table:table-cell table:formula="of:=[.A1957]-[.B1957]" office:value-type="float" office:value="0.578216877" calcext:value-type="float">
            <text:p>0.578216877</text:p>
          </table:table-cell>
          <table:table-cell table:formula="of:=ABS([.C1957])" office:value-type="float" office:value="0.578216877" calcext:value-type="float">
            <text:p>0.578216877</text:p>
          </table:table-cell>
          <table:table-cell table:formula="of:=[.C1957]^2" office:value-type="float" office:value="0.334334756847633" calcext:value-type="float">
            <text:p>0.3343347568476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00886844" calcext:value-type="float">
            <text:p>3.400886844</text:p>
          </table:table-cell>
          <table:table-cell table:formula="of:=[.A1958]-[.B1958]" office:value-type="float" office:value="2.599113156" calcext:value-type="float">
            <text:p>2.599113156</text:p>
          </table:table-cell>
          <table:table-cell table:formula="of:=ABS([.C1958])" office:value-type="float" office:value="2.599113156" calcext:value-type="float">
            <text:p>2.599113156</text:p>
          </table:table-cell>
          <table:table-cell table:formula="of:=[.C1958]^2" office:value-type="float" office:value="6.75538919769228" calcext:value-type="float">
            <text:p>6.75538919769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18991006" calcext:value-type="float">
            <text:p>1.518991006</text:p>
          </table:table-cell>
          <table:table-cell table:formula="of:=[.A1959]-[.B1959]" office:value-type="float" office:value="-1.518991006" calcext:value-type="float">
            <text:p>-1.518991006</text:p>
          </table:table-cell>
          <table:table-cell table:formula="of:=ABS([.C1959])" office:value-type="float" office:value="1.518991006" calcext:value-type="float">
            <text:p>1.518991006</text:p>
          </table:table-cell>
          <table:table-cell table:formula="of:=[.C1959]^2" office:value-type="float" office:value="2.30733367630889" calcext:value-type="float">
            <text:p>2.30733367630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4212864" calcext:value-type="float">
            <text:p>1.174212864</text:p>
          </table:table-cell>
          <table:table-cell table:formula="of:=[.A1960]-[.B1960]" office:value-type="float" office:value="2.825787136" calcext:value-type="float">
            <text:p>2.825787136</text:p>
          </table:table-cell>
          <table:table-cell table:formula="of:=ABS([.C1960])" office:value-type="float" office:value="2.825787136" calcext:value-type="float">
            <text:p>2.825787136</text:p>
          </table:table-cell>
          <table:table-cell table:formula="of:=[.C1960]^2" office:value-type="float" office:value="7.98507293798308" calcext:value-type="float">
            <text:p>7.985072937983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34189433" calcext:value-type="float">
            <text:p>1.534189433</text:p>
          </table:table-cell>
          <table:table-cell table:formula="of:=[.A1961]-[.B1961]" office:value-type="float" office:value="3.465810567" calcext:value-type="float">
            <text:p>3.465810567</text:p>
          </table:table-cell>
          <table:table-cell table:formula="of:=ABS([.C1961])" office:value-type="float" office:value="3.465810567" calcext:value-type="float">
            <text:p>3.465810567</text:p>
          </table:table-cell>
          <table:table-cell table:formula="of:=[.C1961]^2" office:value-type="float" office:value="12.0118428863289" calcext:value-type="float">
            <text:p>12.0118428863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94403101" calcext:value-type="float">
            <text:p>2.294403101</text:p>
          </table:table-cell>
          <table:table-cell table:formula="of:=[.A1962]-[.B1962]" office:value-type="float" office:value="-1.294403101" calcext:value-type="float">
            <text:p>-1.294403101</text:p>
          </table:table-cell>
          <table:table-cell table:formula="of:=ABS([.C1962])" office:value-type="float" office:value="1.294403101" calcext:value-type="float">
            <text:p>1.294403101</text:p>
          </table:table-cell>
          <table:table-cell table:formula="of:=[.C1962]^2" office:value-type="float" office:value="1.67547938787842" calcext:value-type="float">
            <text:p>1.67547938787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41999035" calcext:value-type="float">
            <text:p>2.841999035</text:p>
          </table:table-cell>
          <table:table-cell table:formula="of:=[.A1963]-[.B1963]" office:value-type="float" office:value="1.158000965" calcext:value-type="float">
            <text:p>1.158000965</text:p>
          </table:table-cell>
          <table:table-cell table:formula="of:=ABS([.C1963])" office:value-type="float" office:value="1.158000965" calcext:value-type="float">
            <text:p>1.158000965</text:p>
          </table:table-cell>
          <table:table-cell table:formula="of:=[.C1963]^2" office:value-type="float" office:value="1.34096623494093" calcext:value-type="float">
            <text:p>1.34096623494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9830072" calcext:value-type="float">
            <text:p>0.909830072</text:p>
          </table:table-cell>
          <table:table-cell table:formula="of:=[.A1964]-[.B1964]" office:value-type="float" office:value="1.090169928" calcext:value-type="float">
            <text:p>1.090169928</text:p>
          </table:table-cell>
          <table:table-cell table:formula="of:=ABS([.C1964])" office:value-type="float" office:value="1.090169928" calcext:value-type="float">
            <text:p>1.090169928</text:p>
          </table:table-cell>
          <table:table-cell table:formula="of:=[.C1964]^2" office:value-type="float" office:value="1.18847047191553" calcext:value-type="float">
            <text:p>1.188470471915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17992126" calcext:value-type="float">
            <text:p>2.217992126</text:p>
          </table:table-cell>
          <table:table-cell table:formula="of:=[.A1965]-[.B1965]" office:value-type="float" office:value="0.782007874" calcext:value-type="float">
            <text:p>0.782007874</text:p>
          </table:table-cell>
          <table:table-cell table:formula="of:=ABS([.C1965])" office:value-type="float" office:value="0.782007874" calcext:value-type="float">
            <text:p>0.782007874</text:p>
          </table:table-cell>
          <table:table-cell table:formula="of:=[.C1965]^2" office:value-type="float" office:value="0.611536314998" calcext:value-type="float">
            <text:p>0.6115363149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850783383" calcext:value-type="float">
            <text:p>4.850783383</text:p>
          </table:table-cell>
          <table:table-cell table:formula="of:=[.A1966]-[.B1966]" office:value-type="float" office:value="6.149216617" calcext:value-type="float">
            <text:p>6.149216617</text:p>
          </table:table-cell>
          <table:table-cell table:formula="of:=ABS([.C1966])" office:value-type="float" office:value="6.149216617" calcext:value-type="float">
            <text:p>6.149216617</text:p>
          </table:table-cell>
          <table:table-cell table:formula="of:=[.C1966]^2" office:value-type="float" office:value="37.8128650027889" calcext:value-type="float">
            <text:p>37.8128650027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7222349" calcext:value-type="float">
            <text:p>1.427222349</text:p>
          </table:table-cell>
          <table:table-cell table:formula="of:=[.A1967]-[.B1967]" office:value-type="float" office:value="2.572777651" calcext:value-type="float">
            <text:p>2.572777651</text:p>
          </table:table-cell>
          <table:table-cell table:formula="of:=ABS([.C1967])" office:value-type="float" office:value="2.572777651" calcext:value-type="float">
            <text:p>2.572777651</text:p>
          </table:table-cell>
          <table:table-cell table:formula="of:=[.C1967]^2" office:value-type="float" office:value="6.61918484148508" calcext:value-type="float">
            <text:p>6.619184841485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32781107" calcext:value-type="float">
            <text:p>1.032781107</text:p>
          </table:table-cell>
          <table:table-cell table:formula="of:=[.A1968]-[.B1968]" office:value-type="float" office:value="2.967218893" calcext:value-type="float">
            <text:p>2.967218893</text:p>
          </table:table-cell>
          <table:table-cell table:formula="of:=ABS([.C1968])" office:value-type="float" office:value="2.967218893" calcext:value-type="float">
            <text:p>2.967218893</text:p>
          </table:table-cell>
          <table:table-cell table:formula="of:=[.C1968]^2" office:value-type="float" office:value="8.80438795897615" calcext:value-type="float">
            <text:p>8.80438795897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38946063" calcext:value-type="float">
            <text:p>3.738946063</text:p>
          </table:table-cell>
          <table:table-cell table:formula="of:=[.A1969]-[.B1969]" office:value-type="float" office:value="5.261053937" calcext:value-type="float">
            <text:p>5.261053937</text:p>
          </table:table-cell>
          <table:table-cell table:formula="of:=ABS([.C1969])" office:value-type="float" office:value="5.261053937" calcext:value-type="float">
            <text:p>5.261053937</text:p>
          </table:table-cell>
          <table:table-cell table:formula="of:=[.C1969]^2" office:value-type="float" office:value="27.6786885280232" calcext:value-type="float">
            <text:p>27.67868852802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822602437" calcext:value-type="float">
            <text:p>5.822602437</text:p>
          </table:table-cell>
          <table:table-cell table:formula="of:=[.A1970]-[.B1970]" office:value-type="float" office:value="8.177397563" calcext:value-type="float">
            <text:p>8.177397563</text:p>
          </table:table-cell>
          <table:table-cell table:formula="of:=ABS([.C1970])" office:value-type="float" office:value="8.177397563" calcext:value-type="float">
            <text:p>8.177397563</text:p>
          </table:table-cell>
          <table:table-cell table:formula="of:=[.C1970]^2" office:value-type="float" office:value="66.8698309033583" calcext:value-type="float">
            <text:p>66.8698309033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6322144" calcext:value-type="float">
            <text:p>1.76322144</text:p>
          </table:table-cell>
          <table:table-cell table:formula="of:=[.A1971]-[.B1971]" office:value-type="float" office:value="1.23677856" calcext:value-type="float">
            <text:p>1.23677856</text:p>
          </table:table-cell>
          <table:table-cell table:formula="of:=ABS([.C1971])" office:value-type="float" office:value="1.23677856" calcext:value-type="float">
            <text:p>1.23677856</text:p>
          </table:table-cell>
          <table:table-cell table:formula="of:=[.C1971]^2" office:value-type="float" office:value="1.52962120647567" calcext:value-type="float">
            <text:p>1.529621206475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21076016" calcext:value-type="float">
            <text:p>2.221076016</text:p>
          </table:table-cell>
          <table:table-cell table:formula="of:=[.A1972]-[.B1972]" office:value-type="float" office:value="2.778923984" calcext:value-type="float">
            <text:p>2.778923984</text:p>
          </table:table-cell>
          <table:table-cell table:formula="of:=ABS([.C1972])" office:value-type="float" office:value="2.778923984" calcext:value-type="float">
            <text:p>2.778923984</text:p>
          </table:table-cell>
          <table:table-cell table:formula="of:=[.C1972]^2" office:value-type="float" office:value="7.72241850885043" calcext:value-type="float">
            <text:p>7.722418508850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77744129" calcext:value-type="float">
            <text:p>2.077744129</text:p>
          </table:table-cell>
          <table:table-cell table:formula="of:=[.A1973]-[.B1973]" office:value-type="float" office:value="5.922255871" calcext:value-type="float">
            <text:p>5.922255871</text:p>
          </table:table-cell>
          <table:table-cell table:formula="of:=ABS([.C1973])" office:value-type="float" office:value="5.922255871" calcext:value-type="float">
            <text:p>5.922255871</text:p>
          </table:table-cell>
          <table:table-cell table:formula="of:=[.C1973]^2" office:value-type="float" office:value="35.073114601594" calcext:value-type="float">
            <text:p>35.0731146015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18329671" calcext:value-type="float">
            <text:p>1.018329671</text:p>
          </table:table-cell>
          <table:table-cell table:formula="of:=[.A1974]-[.B1974]" office:value-type="float" office:value="0.981670329" calcext:value-type="float">
            <text:p>0.981670329</text:p>
          </table:table-cell>
          <table:table-cell table:formula="of:=ABS([.C1974])" office:value-type="float" office:value="0.981670329" calcext:value-type="float">
            <text:p>0.981670329</text:p>
          </table:table-cell>
          <table:table-cell table:formula="of:=[.C1974]^2" office:value-type="float" office:value="0.963676634838968" calcext:value-type="float">
            <text:p>0.963676634838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31105487" calcext:value-type="float">
            <text:p>4.031105487</text:p>
          </table:table-cell>
          <table:table-cell table:formula="of:=[.A1975]-[.B1975]" office:value-type="float" office:value="-0.0311054869999996" calcext:value-type="float">
            <text:p>-0.031105487</text:p>
          </table:table-cell>
          <table:table-cell table:formula="of:=ABS([.C1975])" office:value-type="float" office:value="0.0311054869999996" calcext:value-type="float">
            <text:p>0.031105487</text:p>
          </table:table-cell>
          <table:table-cell table:formula="of:=[.C1975]^2" office:value-type="float" office:value="0.000967551321507144" calcext:value-type="float">
            <text:p>0.0009675513215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14707323" calcext:value-type="float">
            <text:p>2.614707323</text:p>
          </table:table-cell>
          <table:table-cell table:formula="of:=[.A1976]-[.B1976]" office:value-type="float" office:value="6.385292677" calcext:value-type="float">
            <text:p>6.385292677</text:p>
          </table:table-cell>
          <table:table-cell table:formula="of:=ABS([.C1976])" office:value-type="float" office:value="6.385292677" calcext:value-type="float">
            <text:p>6.385292677</text:p>
          </table:table-cell>
          <table:table-cell table:formula="of:=[.C1976]^2" office:value-type="float" office:value="40.7719625709498" calcext:value-type="float">
            <text:p>40.7719625709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24889641" calcext:value-type="float">
            <text:p>1.624889641</text:p>
          </table:table-cell>
          <table:table-cell table:formula="of:=[.A1977]-[.B1977]" office:value-type="float" office:value="0.375110359" calcext:value-type="float">
            <text:p>0.375110359</text:p>
          </table:table-cell>
          <table:table-cell table:formula="of:=ABS([.C1977])" office:value-type="float" office:value="0.375110359" calcext:value-type="float">
            <text:p>0.375110359</text:p>
          </table:table-cell>
          <table:table-cell table:formula="of:=[.C1977]^2" office:value-type="float" office:value="0.140707781429109" calcext:value-type="float">
            <text:p>0.140707781429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5620576" calcext:value-type="float">
            <text:p>0.655620576</text:p>
          </table:table-cell>
          <table:table-cell table:formula="of:=[.A1978]-[.B1978]" office:value-type="float" office:value="1.344379424" calcext:value-type="float">
            <text:p>1.344379424</text:p>
          </table:table-cell>
          <table:table-cell table:formula="of:=ABS([.C1978])" office:value-type="float" office:value="1.344379424" calcext:value-type="float">
            <text:p>1.344379424</text:p>
          </table:table-cell>
          <table:table-cell table:formula="of:=[.C1978]^2" office:value-type="float" office:value="1.80735603567457" calcext:value-type="float">
            <text:p>1.807356035674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9443763" calcext:value-type="float">
            <text:p>0.909443763</text:p>
          </table:table-cell>
          <table:table-cell table:formula="of:=[.A1979]-[.B1979]" office:value-type="float" office:value="2.090556237" calcext:value-type="float">
            <text:p>2.090556237</text:p>
          </table:table-cell>
          <table:table-cell table:formula="of:=ABS([.C1979])" office:value-type="float" office:value="2.090556237" calcext:value-type="float">
            <text:p>2.090556237</text:p>
          </table:table-cell>
          <table:table-cell table:formula="of:=[.C1979]^2" office:value-type="float" office:value="4.3704253800596" calcext:value-type="float">
            <text:p>4.37042538005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5246754" calcext:value-type="float">
            <text:p>1.85246754</text:p>
          </table:table-cell>
          <table:table-cell table:formula="of:=[.A1980]-[.B1980]" office:value-type="float" office:value="8.14753246" calcext:value-type="float">
            <text:p>8.14753246</text:p>
          </table:table-cell>
          <table:table-cell table:formula="of:=ABS([.C1980])" office:value-type="float" office:value="8.14753246" calcext:value-type="float">
            <text:p>8.14753246</text:p>
          </table:table-cell>
          <table:table-cell table:formula="of:=[.C1980]^2" office:value-type="float" office:value="66.3822851867537" calcext:value-type="float">
            <text:p>66.3822851867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20684661" calcext:value-type="float">
            <text:p>1.420684661</text:p>
          </table:table-cell>
          <table:table-cell table:formula="of:=[.A1981]-[.B1981]" office:value-type="float" office:value="-1.420684661" calcext:value-type="float">
            <text:p>-1.420684661</text:p>
          </table:table-cell>
          <table:table-cell table:formula="of:=ABS([.C1981])" office:value-type="float" office:value="1.420684661" calcext:value-type="float">
            <text:p>1.420684661</text:p>
          </table:table-cell>
          <table:table-cell table:formula="of:=[.C1981]^2" office:value-type="float" office:value="2.01834490600069" calcext:value-type="float">
            <text:p>2.018344906000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8497887" calcext:value-type="float">
            <text:p>0.358497887</text:p>
          </table:table-cell>
          <table:table-cell table:formula="of:=[.A1982]-[.B1982]" office:value-type="float" office:value="0.641502113" calcext:value-type="float">
            <text:p>0.641502113</text:p>
          </table:table-cell>
          <table:table-cell table:formula="of:=ABS([.C1982])" office:value-type="float" office:value="0.641502113" calcext:value-type="float">
            <text:p>0.641502113</text:p>
          </table:table-cell>
          <table:table-cell table:formula="of:=[.C1982]^2" office:value-type="float" office:value="0.411524960983465" calcext:value-type="float">
            <text:p>0.411524960983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7715384" calcext:value-type="float">
            <text:p>0.797715384</text:p>
          </table:table-cell>
          <table:table-cell table:formula="of:=[.A1983]-[.B1983]" office:value-type="float" office:value="-0.797715384" calcext:value-type="float">
            <text:p>-0.797715384</text:p>
          </table:table-cell>
          <table:table-cell table:formula="of:=ABS([.C1983])" office:value-type="float" office:value="0.797715384" calcext:value-type="float">
            <text:p>0.797715384</text:p>
          </table:table-cell>
          <table:table-cell table:formula="of:=[.C1983]^2" office:value-type="float" office:value="0.636349833870268" calcext:value-type="float">
            <text:p>0.636349833870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32190239" calcext:value-type="float">
            <text:p>1.632190239</text:p>
          </table:table-cell>
          <table:table-cell table:formula="of:=[.A1984]-[.B1984]" office:value-type="float" office:value="-0.632190239" calcext:value-type="float">
            <text:p>-0.632190239</text:p>
          </table:table-cell>
          <table:table-cell table:formula="of:=ABS([.C1984])" office:value-type="float" office:value="0.632190239" calcext:value-type="float">
            <text:p>0.632190239</text:p>
          </table:table-cell>
          <table:table-cell table:formula="of:=[.C1984]^2" office:value-type="float" office:value="0.399664498286877" calcext:value-type="float">
            <text:p>0.399664498286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882717" calcext:value-type="float">
            <text:p>0.991882717</text:p>
          </table:table-cell>
          <table:table-cell table:formula="of:=[.A1985]-[.B1985]" office:value-type="float" office:value="-0.991882717" calcext:value-type="float">
            <text:p>-0.991882717</text:p>
          </table:table-cell>
          <table:table-cell table:formula="of:=ABS([.C1985])" office:value-type="float" office:value="0.991882717" calcext:value-type="float">
            <text:p>0.991882717</text:p>
          </table:table-cell>
          <table:table-cell table:formula="of:=[.C1985]^2" office:value-type="float" office:value="0.983831324283302" calcext:value-type="float">
            <text:p>0.983831324283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870089" calcext:value-type="float">
            <text:p>0.63870089</text:p>
          </table:table-cell>
          <table:table-cell table:formula="of:=[.A1986]-[.B1986]" office:value-type="float" office:value="1.36129911" calcext:value-type="float">
            <text:p>1.36129911</text:p>
          </table:table-cell>
          <table:table-cell table:formula="of:=ABS([.C1986])" office:value-type="float" office:value="1.36129911" calcext:value-type="float">
            <text:p>1.36129911</text:p>
          </table:table-cell>
          <table:table-cell table:formula="of:=[.C1986]^2" office:value-type="float" office:value="1.85313526688679" calcext:value-type="float">
            <text:p>1.85313526688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99934876" calcext:value-type="float">
            <text:p>1.999934876</text:p>
          </table:table-cell>
          <table:table-cell table:formula="of:=[.A1987]-[.B1987]" office:value-type="float" office:value="-0.999934876" calcext:value-type="float">
            <text:p>-0.999934876</text:p>
          </table:table-cell>
          <table:table-cell table:formula="of:=ABS([.C1987])" office:value-type="float" office:value="0.999934876" calcext:value-type="float">
            <text:p>0.999934876</text:p>
          </table:table-cell>
          <table:table-cell table:formula="of:=[.C1987]^2" office:value-type="float" office:value="0.999869756241136" calcext:value-type="float">
            <text:p>0.999869756241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91908128" calcext:value-type="float">
            <text:p>1.991908128</text:p>
          </table:table-cell>
          <table:table-cell table:formula="of:=[.A1988]-[.B1988]" office:value-type="float" office:value="-1.991908128" calcext:value-type="float">
            <text:p>-1.991908128</text:p>
          </table:table-cell>
          <table:table-cell table:formula="of:=ABS([.C1988])" office:value-type="float" office:value="1.991908128" calcext:value-type="float">
            <text:p>1.991908128</text:p>
          </table:table-cell>
          <table:table-cell table:formula="of:=[.C1988]^2" office:value-type="float" office:value="3.96769799039246" calcext:value-type="float">
            <text:p>3.96769799039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7112107" calcext:value-type="float">
            <text:p>0.367112107</text:p>
          </table:table-cell>
          <table:table-cell table:formula="of:=[.A1989]-[.B1989]" office:value-type="float" office:value="-0.367112107" calcext:value-type="float">
            <text:p>-0.367112107</text:p>
          </table:table-cell>
          <table:table-cell table:formula="of:=ABS([.C1989])" office:value-type="float" office:value="0.367112107" calcext:value-type="float">
            <text:p>0.367112107</text:p>
          </table:table-cell>
          <table:table-cell table:formula="of:=[.C1989]^2" office:value-type="float" office:value="0.134771299105979" calcext:value-type="float">
            <text:p>0.134771299105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6324539" calcext:value-type="float">
            <text:p>1.106324539</text:p>
          </table:table-cell>
          <table:table-cell table:formula="of:=[.A1990]-[.B1990]" office:value-type="float" office:value="-0.106324539" calcext:value-type="float">
            <text:p>-0.106324539</text:p>
          </table:table-cell>
          <table:table-cell table:formula="of:=ABS([.C1990])" office:value-type="float" office:value="0.106324539" calcext:value-type="float">
            <text:p>0.106324539</text:p>
          </table:table-cell>
          <table:table-cell table:formula="of:=[.C1990]^2" office:value-type="float" office:value="0.0113049075935625" calcext:value-type="float">
            <text:p>0.011304907593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31643" calcext:value-type="float">
            <text:p>1.5231643</text:p>
          </table:table-cell>
          <table:table-cell table:formula="of:=[.A1991]-[.B1991]" office:value-type="float" office:value="-0.5231643" calcext:value-type="float">
            <text:p>-0.5231643</text:p>
          </table:table-cell>
          <table:table-cell table:formula="of:=ABS([.C1991])" office:value-type="float" office:value="0.5231643" calcext:value-type="float">
            <text:p>0.5231643</text:p>
          </table:table-cell>
          <table:table-cell table:formula="of:=[.C1991]^2" office:value-type="float" office:value="0.27370088479449" calcext:value-type="float">
            <text:p>0.27370088479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3927041" calcext:value-type="float">
            <text:p>0.353927041</text:p>
          </table:table-cell>
          <table:table-cell table:formula="of:=[.A1992]-[.B1992]" office:value-type="float" office:value="1.646072959" calcext:value-type="float">
            <text:p>1.646072959</text:p>
          </table:table-cell>
          <table:table-cell table:formula="of:=ABS([.C1992])" office:value-type="float" office:value="1.646072959" calcext:value-type="float">
            <text:p>1.646072959</text:p>
          </table:table-cell>
          <table:table-cell table:formula="of:=[.C1992]^2" office:value-type="float" office:value="2.70955618635102" calcext:value-type="float">
            <text:p>2.70955618635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57918149" calcext:value-type="float">
            <text:p>1.257918149</text:p>
          </table:table-cell>
          <table:table-cell table:formula="of:=[.A1993]-[.B1993]" office:value-type="float" office:value="-1.257918149" calcext:value-type="float">
            <text:p>-1.257918149</text:p>
          </table:table-cell>
          <table:table-cell table:formula="of:=ABS([.C1993])" office:value-type="float" office:value="1.257918149" calcext:value-type="float">
            <text:p>1.257918149</text:p>
          </table:table-cell>
          <table:table-cell table:formula="of:=[.C1993]^2" office:value-type="float" office:value="1.58235806958359" calcext:value-type="float">
            <text:p>1.58235806958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69616579" calcext:value-type="float">
            <text:p>1.469616579</text:p>
          </table:table-cell>
          <table:table-cell table:formula="of:=[.A1994]-[.B1994]" office:value-type="float" office:value="-0.469616579" calcext:value-type="float">
            <text:p>-0.469616579</text:p>
          </table:table-cell>
          <table:table-cell table:formula="of:=ABS([.C1994])" office:value-type="float" office:value="0.469616579" calcext:value-type="float">
            <text:p>0.469616579</text:p>
          </table:table-cell>
          <table:table-cell table:formula="of:=[.C1994]^2" office:value-type="float" office:value="0.220539731271663" calcext:value-type="float">
            <text:p>0.220539731271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4081336" calcext:value-type="float">
            <text:p>0.314081336</text:p>
          </table:table-cell>
          <table:table-cell table:formula="of:=[.A1995]-[.B1995]" office:value-type="float" office:value="1.685918664" calcext:value-type="float">
            <text:p>1.685918664</text:p>
          </table:table-cell>
          <table:table-cell table:formula="of:=ABS([.C1995])" office:value-type="float" office:value="1.685918664" calcext:value-type="float">
            <text:p>1.685918664</text:p>
          </table:table-cell>
          <table:table-cell table:formula="of:=[.C1995]^2" office:value-type="float" office:value="2.84232174162354" calcext:value-type="float">
            <text:p>2.84232174162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814059" calcext:value-type="float">
            <text:p>0.636814059</text:p>
          </table:table-cell>
          <table:table-cell table:formula="of:=[.A1996]-[.B1996]" office:value-type="float" office:value="-0.636814059" calcext:value-type="float">
            <text:p>-0.636814059</text:p>
          </table:table-cell>
          <table:table-cell table:formula="of:=ABS([.C1996])" office:value-type="float" office:value="0.636814059" calcext:value-type="float">
            <text:p>0.636814059</text:p>
          </table:table-cell>
          <table:table-cell table:formula="of:=[.C1996]^2" office:value-type="float" office:value="0.405532145740055" calcext:value-type="float">
            <text:p>0.405532145740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0294069" calcext:value-type="float">
            <text:p>0.580294069</text:p>
          </table:table-cell>
          <table:table-cell table:formula="of:=[.A1997]-[.B1997]" office:value-type="float" office:value="-0.580294069" calcext:value-type="float">
            <text:p>-0.580294069</text:p>
          </table:table-cell>
          <table:table-cell table:formula="of:=ABS([.C1997])" office:value-type="float" office:value="0.580294069" calcext:value-type="float">
            <text:p>0.580294069</text:p>
          </table:table-cell>
          <table:table-cell table:formula="of:=[.C1997]^2" office:value-type="float" office:value="0.336741206516577" calcext:value-type="float">
            <text:p>0.336741206516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392484" calcext:value-type="float">
            <text:p>1.14392484</text:p>
          </table:table-cell>
          <table:table-cell table:formula="of:=[.A1998]-[.B1998]" office:value-type="float" office:value="-0.14392484" calcext:value-type="float">
            <text:p>-0.14392484</text:p>
          </table:table-cell>
          <table:table-cell table:formula="of:=ABS([.C1998])" office:value-type="float" office:value="0.14392484" calcext:value-type="float">
            <text:p>0.14392484</text:p>
          </table:table-cell>
          <table:table-cell table:formula="of:=[.C1998]^2" office:value-type="float" office:value="0.0207143595690256" calcext:value-type="float">
            <text:p>0.020714359569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01901652" calcext:value-type="float">
            <text:p>1.101901652</text:p>
          </table:table-cell>
          <table:table-cell table:formula="of:=[.A1999]-[.B1999]" office:value-type="float" office:value="-1.101901652" calcext:value-type="float">
            <text:p>-1.101901652</text:p>
          </table:table-cell>
          <table:table-cell table:formula="of:=ABS([.C1999])" office:value-type="float" office:value="1.101901652" calcext:value-type="float">
            <text:p>1.101901652</text:p>
          </table:table-cell>
          <table:table-cell table:formula="of:=[.C1999]^2" office:value-type="float" office:value="1.21418725068033" calcext:value-type="float">
            <text:p>1.21418725068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5717109" calcext:value-type="float">
            <text:p>0.445717109</text:p>
          </table:table-cell>
          <table:table-cell table:formula="of:=[.A2000]-[.B2000]" office:value-type="float" office:value="-0.445717109" calcext:value-type="float">
            <text:p>-0.445717109</text:p>
          </table:table-cell>
          <table:table-cell table:formula="of:=ABS([.C2000])" office:value-type="float" office:value="0.445717109" calcext:value-type="float">
            <text:p>0.445717109</text:p>
          </table:table-cell>
          <table:table-cell table:formula="of:=[.C2000]^2" office:value-type="float" office:value="0.198663741255318" calcext:value-type="float">
            <text:p>0.198663741255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9356993" calcext:value-type="float">
            <text:p>1.009356993</text:p>
          </table:table-cell>
          <table:table-cell table:formula="of:=[.A2001]-[.B2001]" office:value-type="float" office:value="-1.009356993" calcext:value-type="float">
            <text:p>-1.009356993</text:p>
          </table:table-cell>
          <table:table-cell table:formula="of:=ABS([.C2001])" office:value-type="float" office:value="1.009356993" calcext:value-type="float">
            <text:p>1.009356993</text:p>
          </table:table-cell>
          <table:table-cell table:formula="of:=[.C2001]^2" office:value-type="float" office:value="1.018801539318" calcext:value-type="float">
            <text:p>1.0188015393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6243736" calcext:value-type="float">
            <text:p>1.076243736</text:p>
          </table:table-cell>
          <table:table-cell table:formula="of:=[.A2002]-[.B2002]" office:value-type="float" office:value="-0.0762437359999999" calcext:value-type="float">
            <text:p>-0.076243736</text:p>
          </table:table-cell>
          <table:table-cell table:formula="of:=ABS([.C2002])" office:value-type="float" office:value="0.0762437359999999" calcext:value-type="float">
            <text:p>0.076243736</text:p>
          </table:table-cell>
          <table:table-cell table:formula="of:=[.C2002]^2" office:value-type="float" office:value="0.00581310727923768" calcext:value-type="float">
            <text:p>0.005813107279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0133114" calcext:value-type="float">
            <text:p>0.960133114</text:p>
          </table:table-cell>
          <table:table-cell table:formula="of:=[.A2003]-[.B2003]" office:value-type="float" office:value="-0.960133114" calcext:value-type="float">
            <text:p>-0.960133114</text:p>
          </table:table-cell>
          <table:table-cell table:formula="of:=ABS([.C2003])" office:value-type="float" office:value="0.960133114" calcext:value-type="float">
            <text:p>0.960133114</text:p>
          </table:table-cell>
          <table:table-cell table:formula="of:=[.C2003]^2" office:value-type="float" office:value="0.921855596599337" calcext:value-type="float">
            <text:p>0.921855596599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4118118" calcext:value-type="float">
            <text:p>0.744118118</text:p>
          </table:table-cell>
          <table:table-cell table:formula="of:=[.A2004]-[.B2004]" office:value-type="float" office:value="-0.744118118" calcext:value-type="float">
            <text:p>-0.744118118</text:p>
          </table:table-cell>
          <table:table-cell table:formula="of:=ABS([.C2004])" office:value-type="float" office:value="0.744118118" calcext:value-type="float">
            <text:p>0.744118118</text:p>
          </table:table-cell>
          <table:table-cell table:formula="of:=[.C2004]^2" office:value-type="float" office:value="0.553711773535862" calcext:value-type="float">
            <text:p>0.553711773535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9039684" calcext:value-type="float">
            <text:p>1.109039684</text:p>
          </table:table-cell>
          <table:table-cell table:formula="of:=[.A2005]-[.B2005]" office:value-type="float" office:value="-0.109039684" calcext:value-type="float">
            <text:p>-0.109039684</text:p>
          </table:table-cell>
          <table:table-cell table:formula="of:=ABS([.C2005])" office:value-type="float" office:value="0.109039684" calcext:value-type="float">
            <text:p>0.109039684</text:p>
          </table:table-cell>
          <table:table-cell table:formula="of:=[.C2005]^2" office:value-type="float" office:value="0.0118896526868199" calcext:value-type="float">
            <text:p>0.01188965268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36160189" calcext:value-type="float">
            <text:p>1.736160189</text:p>
          </table:table-cell>
          <table:table-cell table:formula="of:=[.A2006]-[.B2006]" office:value-type="float" office:value="-1.736160189" calcext:value-type="float">
            <text:p>-1.736160189</text:p>
          </table:table-cell>
          <table:table-cell table:formula="of:=ABS([.C2006])" office:value-type="float" office:value="1.736160189" calcext:value-type="float">
            <text:p>1.736160189</text:p>
          </table:table-cell>
          <table:table-cell table:formula="of:=[.C2006]^2" office:value-type="float" office:value="3.01425220186852" calcext:value-type="float">
            <text:p>3.014252201868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1683132" calcext:value-type="float">
            <text:p>1.281683132</text:p>
          </table:table-cell>
          <table:table-cell table:formula="of:=[.A2007]-[.B2007]" office:value-type="float" office:value="-1.281683132" calcext:value-type="float">
            <text:p>-1.281683132</text:p>
          </table:table-cell>
          <table:table-cell table:formula="of:=ABS([.C2007])" office:value-type="float" office:value="1.281683132" calcext:value-type="float">
            <text:p>1.281683132</text:p>
          </table:table-cell>
          <table:table-cell table:formula="of:=[.C2007]^2" office:value-type="float" office:value="1.64271165085333" calcext:value-type="float">
            <text:p>1.64271165085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6390745" calcext:value-type="float">
            <text:p>1.056390745</text:p>
          </table:table-cell>
          <table:table-cell table:formula="of:=[.A2008]-[.B2008]" office:value-type="float" office:value="-1.056390745" calcext:value-type="float">
            <text:p>-1.056390745</text:p>
          </table:table-cell>
          <table:table-cell table:formula="of:=ABS([.C2008])" office:value-type="float" office:value="1.056390745" calcext:value-type="float">
            <text:p>1.056390745</text:p>
          </table:table-cell>
          <table:table-cell table:formula="of:=[.C2008]^2" office:value-type="float" office:value="1.11596140612166" calcext:value-type="float">
            <text:p>1.11596140612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4877635" calcext:value-type="float">
            <text:p>1.114877635</text:p>
          </table:table-cell>
          <table:table-cell table:formula="of:=[.A2009]-[.B2009]" office:value-type="float" office:value="-1.114877635" calcext:value-type="float">
            <text:p>-1.114877635</text:p>
          </table:table-cell>
          <table:table-cell table:formula="of:=ABS([.C2009])" office:value-type="float" office:value="1.114877635" calcext:value-type="float">
            <text:p>1.114877635</text:p>
          </table:table-cell>
          <table:table-cell table:formula="of:=[.C2009]^2" office:value-type="float" office:value="1.24295214102319" calcext:value-type="float">
            <text:p>1.24295214102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3927041" calcext:value-type="float">
            <text:p>0.353927041</text:p>
          </table:table-cell>
          <table:table-cell table:formula="of:=[.A2010]-[.B2010]" office:value-type="float" office:value="-0.353927041" calcext:value-type="float">
            <text:p>-0.353927041</text:p>
          </table:table-cell>
          <table:table-cell table:formula="of:=ABS([.C2010])" office:value-type="float" office:value="0.353927041" calcext:value-type="float">
            <text:p>0.353927041</text:p>
          </table:table-cell>
          <table:table-cell table:formula="of:=[.C2010]^2" office:value-type="float" office:value="0.125264350351016" calcext:value-type="float">
            <text:p>0.125264350351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1975679" calcext:value-type="float">
            <text:p>0.361975679</text:p>
          </table:table-cell>
          <table:table-cell table:formula="of:=[.A2011]-[.B2011]" office:value-type="float" office:value="-0.361975679" calcext:value-type="float">
            <text:p>-0.361975679</text:p>
          </table:table-cell>
          <table:table-cell table:formula="of:=ABS([.C2011])" office:value-type="float" office:value="0.361975679" calcext:value-type="float">
            <text:p>0.361975679</text:p>
          </table:table-cell>
          <table:table-cell table:formula="of:=[.C2011]^2" office:value-type="float" office:value="0.131026392187511" calcext:value-type="float">
            <text:p>0.1310263921875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10472989" calcext:value-type="float">
            <text:p>1.610472989</text:p>
          </table:table-cell>
          <table:table-cell table:formula="of:=[.A2012]-[.B2012]" office:value-type="float" office:value="-0.610472989" calcext:value-type="float">
            <text:p>-0.610472989</text:p>
          </table:table-cell>
          <table:table-cell table:formula="of:=ABS([.C2012])" office:value-type="float" office:value="0.610472989" calcext:value-type="float">
            <text:p>0.610472989</text:p>
          </table:table-cell>
          <table:table-cell table:formula="of:=[.C2012]^2" office:value-type="float" office:value="0.372677270298594" calcext:value-type="float">
            <text:p>0.37267727029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4081336" calcext:value-type="float">
            <text:p>0.314081336</text:p>
          </table:table-cell>
          <table:table-cell table:formula="of:=[.A2013]-[.B2013]" office:value-type="float" office:value="-0.314081336" calcext:value-type="float">
            <text:p>-0.314081336</text:p>
          </table:table-cell>
          <table:table-cell table:formula="of:=ABS([.C2013])" office:value-type="float" office:value="0.314081336" calcext:value-type="float">
            <text:p>0.314081336</text:p>
          </table:table-cell>
          <table:table-cell table:formula="of:=[.C2013]^2" office:value-type="float" office:value="0.0986470856235449" calcext:value-type="float">
            <text:p>0.098647085623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1714888" calcext:value-type="float">
            <text:p>0.651714888</text:p>
          </table:table-cell>
          <table:table-cell table:formula="of:=[.A2014]-[.B2014]" office:value-type="float" office:value="0.348285112" calcext:value-type="float">
            <text:p>0.348285112</text:p>
          </table:table-cell>
          <table:table-cell table:formula="of:=ABS([.C2014])" office:value-type="float" office:value="0.348285112" calcext:value-type="float">
            <text:p>0.348285112</text:p>
          </table:table-cell>
          <table:table-cell table:formula="of:=[.C2014]^2" office:value-type="float" office:value="0.121302519240853" calcext:value-type="float">
            <text:p>0.121302519240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5294439" calcext:value-type="float">
            <text:p>0.775294439</text:p>
          </table:table-cell>
          <table:table-cell table:formula="of:=[.A2015]-[.B2015]" office:value-type="float" office:value="-0.775294439" calcext:value-type="float">
            <text:p>-0.775294439</text:p>
          </table:table-cell>
          <table:table-cell table:formula="of:=ABS([.C2015])" office:value-type="float" office:value="0.775294439" calcext:value-type="float">
            <text:p>0.775294439</text:p>
          </table:table-cell>
          <table:table-cell table:formula="of:=[.C2015]^2" office:value-type="float" office:value="0.601081467144325" calcext:value-type="float">
            <text:p>0.601081467144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1623705" calcext:value-type="float">
            <text:p>0.831623705</text:p>
          </table:table-cell>
          <table:table-cell table:formula="of:=[.A2016]-[.B2016]" office:value-type="float" office:value="-0.831623705" calcext:value-type="float">
            <text:p>-0.831623705</text:p>
          </table:table-cell>
          <table:table-cell table:formula="of:=ABS([.C2016])" office:value-type="float" office:value="0.831623705" calcext:value-type="float">
            <text:p>0.831623705</text:p>
          </table:table-cell>
          <table:table-cell table:formula="of:=[.C2016]^2" office:value-type="float" office:value="0.691597986717927" calcext:value-type="float">
            <text:p>0.691597986717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6791013" calcext:value-type="float">
            <text:p>0.986791013</text:p>
          </table:table-cell>
          <table:table-cell table:formula="of:=[.A2017]-[.B2017]" office:value-type="float" office:value="-0.986791013" calcext:value-type="float">
            <text:p>-0.986791013</text:p>
          </table:table-cell>
          <table:table-cell table:formula="of:=ABS([.C2017])" office:value-type="float" office:value="0.986791013" calcext:value-type="float">
            <text:p>0.986791013</text:p>
          </table:table-cell>
          <table:table-cell table:formula="of:=[.C2017]^2" office:value-type="float" office:value="0.973756503337566" calcext:value-type="float">
            <text:p>0.973756503337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4661851" calcext:value-type="float">
            <text:p>0.444661851</text:p>
          </table:table-cell>
          <table:table-cell table:formula="of:=[.A2018]-[.B2018]" office:value-type="float" office:value="-0.444661851" calcext:value-type="float">
            <text:p>-0.444661851</text:p>
          </table:table-cell>
          <table:table-cell table:formula="of:=ABS([.C2018])" office:value-type="float" office:value="0.444661851" calcext:value-type="float">
            <text:p>0.444661851</text:p>
          </table:table-cell>
          <table:table-cell table:formula="of:=[.C2018]^2" office:value-type="float" office:value="0.197724161734746" calcext:value-type="float">
            <text:p>0.197724161734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2531419" calcext:value-type="float">
            <text:p>1.102531419</text:p>
          </table:table-cell>
          <table:table-cell table:formula="of:=[.A2019]-[.B2019]" office:value-type="float" office:value="-0.102531419" calcext:value-type="float">
            <text:p>-0.102531419</text:p>
          </table:table-cell>
          <table:table-cell table:formula="of:=ABS([.C2019])" office:value-type="float" office:value="0.102531419" calcext:value-type="float">
            <text:p>0.102531419</text:p>
          </table:table-cell>
          <table:table-cell table:formula="of:=[.C2019]^2" office:value-type="float" office:value="0.0105126918821536" calcext:value-type="float">
            <text:p>0.010512691882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93937712" calcext:value-type="float">
            <text:p>1.593937712</text:p>
          </table:table-cell>
          <table:table-cell table:formula="of:=[.A2020]-[.B2020]" office:value-type="float" office:value="-0.593937712" calcext:value-type="float">
            <text:p>-0.593937712</text:p>
          </table:table-cell>
          <table:table-cell table:formula="of:=ABS([.C2020])" office:value-type="float" office:value="0.593937712" calcext:value-type="float">
            <text:p>0.593937712</text:p>
          </table:table-cell>
          <table:table-cell table:formula="of:=[.C2020]^2" office:value-type="float" office:value="0.352762005735795" calcext:value-type="float">
            <text:p>0.352762005735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9423064" calcext:value-type="float">
            <text:p>1.149423064</text:p>
          </table:table-cell>
          <table:table-cell table:formula="of:=[.A2021]-[.B2021]" office:value-type="float" office:value="-0.149423064" calcext:value-type="float">
            <text:p>-0.149423064</text:p>
          </table:table-cell>
          <table:table-cell table:formula="of:=ABS([.C2021])" office:value-type="float" office:value="0.149423064" calcext:value-type="float">
            <text:p>0.149423064</text:p>
          </table:table-cell>
          <table:table-cell table:formula="of:=[.C2021]^2" office:value-type="float" office:value="0.0223272520551481" calcext:value-type="float">
            <text:p>0.022327252055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1681755" calcext:value-type="float">
            <text:p>0.851681755</text:p>
          </table:table-cell>
          <table:table-cell table:formula="of:=[.A2022]-[.B2022]" office:value-type="float" office:value="-0.851681755" calcext:value-type="float">
            <text:p>-0.851681755</text:p>
          </table:table-cell>
          <table:table-cell table:formula="of:=ABS([.C2022])" office:value-type="float" office:value="0.851681755" calcext:value-type="float">
            <text:p>0.851681755</text:p>
          </table:table-cell>
          <table:table-cell table:formula="of:=[.C2022]^2" office:value-type="float" office:value="0.72536181179988" calcext:value-type="float">
            <text:p>0.72536181179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6954099" calcext:value-type="float">
            <text:p>1.106954099</text:p>
          </table:table-cell>
          <table:table-cell table:formula="of:=[.A2023]-[.B2023]" office:value-type="float" office:value="-0.106954099" calcext:value-type="float">
            <text:p>-0.106954099</text:p>
          </table:table-cell>
          <table:table-cell table:formula="of:=ABS([.C2023])" office:value-type="float" office:value="0.106954099" calcext:value-type="float">
            <text:p>0.106954099</text:p>
          </table:table-cell>
          <table:table-cell table:formula="of:=[.C2023]^2" office:value-type="float" office:value="0.0114391792929018" calcext:value-type="float">
            <text:p>0.0114391792929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30773923" calcext:value-type="float">
            <text:p>1.830773923</text:p>
          </table:table-cell>
          <table:table-cell table:formula="of:=[.A2024]-[.B2024]" office:value-type="float" office:value="0.169226077" calcext:value-type="float">
            <text:p>0.169226077</text:p>
          </table:table-cell>
          <table:table-cell table:formula="of:=ABS([.C2024])" office:value-type="float" office:value="0.169226077" calcext:value-type="float">
            <text:p>0.169226077</text:p>
          </table:table-cell>
          <table:table-cell table:formula="of:=[.C2024]^2" office:value-type="float" office:value="0.0286374651368099" calcext:value-type="float">
            <text:p>0.02863746513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7112107" calcext:value-type="float">
            <text:p>0.367112107</text:p>
          </table:table-cell>
          <table:table-cell table:formula="of:=[.A2025]-[.B2025]" office:value-type="float" office:value="0.632887893" calcext:value-type="float">
            <text:p>0.632887893</text:p>
          </table:table-cell>
          <table:table-cell table:formula="of:=ABS([.C2025])" office:value-type="float" office:value="0.632887893" calcext:value-type="float">
            <text:p>0.632887893</text:p>
          </table:table-cell>
          <table:table-cell table:formula="of:=[.C2025]^2" office:value-type="float" office:value="0.400547085105979" calcext:value-type="float">
            <text:p>0.400547085105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0195809" calcext:value-type="float">
            <text:p>1.10195809</text:p>
          </table:table-cell>
          <table:table-cell table:formula="of:=[.A2026]-[.B2026]" office:value-type="float" office:value="-1.10195809" calcext:value-type="float">
            <text:p>-1.10195809</text:p>
          </table:table-cell>
          <table:table-cell table:formula="of:=ABS([.C2026])" office:value-type="float" office:value="1.10195809" calcext:value-type="float">
            <text:p>1.10195809</text:p>
          </table:table-cell>
          <table:table-cell table:formula="of:=[.C2026]^2" office:value-type="float" office:value="1.21431163211645" calcext:value-type="float">
            <text:p>1.21431163211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91025893" calcext:value-type="float">
            <text:p>1.191025893</text:p>
          </table:table-cell>
          <table:table-cell table:formula="of:=[.A2027]-[.B2027]" office:value-type="float" office:value="-1.191025893" calcext:value-type="float">
            <text:p>-1.191025893</text:p>
          </table:table-cell>
          <table:table-cell table:formula="of:=ABS([.C2027])" office:value-type="float" office:value="1.191025893" calcext:value-type="float">
            <text:p>1.191025893</text:p>
          </table:table-cell>
          <table:table-cell table:formula="of:=[.C2027]^2" office:value-type="float" office:value="1.41854267779645" calcext:value-type="float">
            <text:p>1.41854267779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691259" calcext:value-type="float">
            <text:p>0.645691259</text:p>
          </table:table-cell>
          <table:table-cell table:formula="of:=[.A2028]-[.B2028]" office:value-type="float" office:value="-0.645691259" calcext:value-type="float">
            <text:p>-0.645691259</text:p>
          </table:table-cell>
          <table:table-cell table:formula="of:=ABS([.C2028])" office:value-type="float" office:value="0.645691259" calcext:value-type="float">
            <text:p>0.645691259</text:p>
          </table:table-cell>
          <table:table-cell table:formula="of:=[.C2028]^2" office:value-type="float" office:value="0.416917201949005" calcext:value-type="float">
            <text:p>0.416917201949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1975679" calcext:value-type="float">
            <text:p>0.361975679</text:p>
          </table:table-cell>
          <table:table-cell table:formula="of:=[.A2029]-[.B2029]" office:value-type="float" office:value="-0.361975679" calcext:value-type="float">
            <text:p>-0.361975679</text:p>
          </table:table-cell>
          <table:table-cell table:formula="of:=ABS([.C2029])" office:value-type="float" office:value="0.361975679" calcext:value-type="float">
            <text:p>0.361975679</text:p>
          </table:table-cell>
          <table:table-cell table:formula="of:=[.C2029]^2" office:value-type="float" office:value="0.131026392187511" calcext:value-type="float">
            <text:p>0.1310263921875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34211688" calcext:value-type="float">
            <text:p>1.534211688</text:p>
          </table:table-cell>
          <table:table-cell table:formula="of:=[.A2030]-[.B2030]" office:value-type="float" office:value="0.465788312" calcext:value-type="float">
            <text:p>0.465788312</text:p>
          </table:table-cell>
          <table:table-cell table:formula="of:=ABS([.C2030])" office:value-type="float" office:value="0.465788312" calcext:value-type="float">
            <text:p>0.465788312</text:p>
          </table:table-cell>
          <table:table-cell table:formula="of:=[.C2030]^2" office:value-type="float" office:value="0.216958751595809" calcext:value-type="float">
            <text:p>0.216958751595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48379744" calcext:value-type="float">
            <text:p>1.048379744</text:p>
          </table:table-cell>
          <table:table-cell table:formula="of:=[.A2031]-[.B2031]" office:value-type="float" office:value="-1.048379744" calcext:value-type="float">
            <text:p>-1.048379744</text:p>
          </table:table-cell>
          <table:table-cell table:formula="of:=ABS([.C2031])" office:value-type="float" office:value="1.048379744" calcext:value-type="float">
            <text:p>1.048379744</text:p>
          </table:table-cell>
          <table:table-cell table:formula="of:=[.C2031]^2" office:value-type="float" office:value="1.09910008762951" calcext:value-type="float">
            <text:p>1.09910008762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4420962" calcext:value-type="float">
            <text:p>0.554420962</text:p>
          </table:table-cell>
          <table:table-cell table:formula="of:=[.A2032]-[.B2032]" office:value-type="float" office:value="-0.554420962" calcext:value-type="float">
            <text:p>-0.554420962</text:p>
          </table:table-cell>
          <table:table-cell table:formula="of:=ABS([.C2032])" office:value-type="float" office:value="0.554420962" calcext:value-type="float">
            <text:p>0.554420962</text:p>
          </table:table-cell>
          <table:table-cell table:formula="of:=[.C2032]^2" office:value-type="float" office:value="0.307382603105005" calcext:value-type="float">
            <text:p>0.307382603105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9996818" calcext:value-type="float">
            <text:p>0.739996818</text:p>
          </table:table-cell>
          <table:table-cell table:formula="of:=[.A2033]-[.B2033]" office:value-type="float" office:value="-0.739996818" calcext:value-type="float">
            <text:p>-0.739996818</text:p>
          </table:table-cell>
          <table:table-cell table:formula="of:=ABS([.C2033])" office:value-type="float" office:value="0.739996818" calcext:value-type="float">
            <text:p>0.739996818</text:p>
          </table:table-cell>
          <table:table-cell table:formula="of:=[.C2033]^2" office:value-type="float" office:value="0.547595290650125" calcext:value-type="float">
            <text:p>0.547595290650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2688188" calcext:value-type="float">
            <text:p>1.112688188</text:p>
          </table:table-cell>
          <table:table-cell table:formula="of:=[.A2034]-[.B2034]" office:value-type="float" office:value="-1.112688188" calcext:value-type="float">
            <text:p>-1.112688188</text:p>
          </table:table-cell>
          <table:table-cell table:formula="of:=ABS([.C2034])" office:value-type="float" office:value="1.112688188" calcext:value-type="float">
            <text:p>1.112688188</text:p>
          </table:table-cell>
          <table:table-cell table:formula="of:=[.C2034]^2" office:value-type="float" office:value="1.23807500371472" calcext:value-type="float">
            <text:p>1.238075003714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0447306" calcext:value-type="float">
            <text:p>1.30447306</text:p>
          </table:table-cell>
          <table:table-cell table:formula="of:=[.A2035]-[.B2035]" office:value-type="float" office:value="3.69552694" calcext:value-type="float">
            <text:p>3.69552694</text:p>
          </table:table-cell>
          <table:table-cell table:formula="of:=ABS([.C2035])" office:value-type="float" office:value="3.69552694" calcext:value-type="float">
            <text:p>3.69552694</text:p>
          </table:table-cell>
          <table:table-cell table:formula="of:=[.C2035]^2" office:value-type="float" office:value="13.6569193642658" calcext:value-type="float">
            <text:p>13.65691936426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7142272" calcext:value-type="float">
            <text:p>0.667142272</text:p>
          </table:table-cell>
          <table:table-cell table:formula="of:=[.A2036]-[.B2036]" office:value-type="float" office:value="2.332857728" calcext:value-type="float">
            <text:p>2.332857728</text:p>
          </table:table-cell>
          <table:table-cell table:formula="of:=ABS([.C2036])" office:value-type="float" office:value="2.332857728" calcext:value-type="float">
            <text:p>2.332857728</text:p>
          </table:table-cell>
          <table:table-cell table:formula="of:=[.C2036]^2" office:value-type="float" office:value="5.44222517908932" calcext:value-type="float">
            <text:p>5.44222517908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91247141" calcext:value-type="float">
            <text:p>1.991247141</text:p>
          </table:table-cell>
          <table:table-cell table:formula="of:=[.A2037]-[.B2037]" office:value-type="float" office:value="-0.991247141" calcext:value-type="float">
            <text:p>-0.991247141</text:p>
          </table:table-cell>
          <table:table-cell table:formula="of:=ABS([.C2037])" office:value-type="float" office:value="0.991247141" calcext:value-type="float">
            <text:p>0.991247141</text:p>
          </table:table-cell>
          <table:table-cell table:formula="of:=[.C2037]^2" office:value-type="float" office:value="0.982570894540674" calcext:value-type="float">
            <text:p>0.9825708945406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92873514" calcext:value-type="float">
            <text:p>2.992873514</text:p>
          </table:table-cell>
          <table:table-cell table:formula="of:=[.A2038]-[.B2038]" office:value-type="float" office:value="5.007126486" calcext:value-type="float">
            <text:p>5.007126486</text:p>
          </table:table-cell>
          <table:table-cell table:formula="of:=ABS([.C2038])" office:value-type="float" office:value="5.007126486" calcext:value-type="float">
            <text:p>5.007126486</text:p>
          </table:table-cell>
          <table:table-cell table:formula="of:=[.C2038]^2" office:value-type="float" office:value="25.0713156468027" calcext:value-type="float">
            <text:p>25.07131564680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26684481" calcext:value-type="float">
            <text:p>2.926684481</text:p>
          </table:table-cell>
          <table:table-cell table:formula="of:=[.A2039]-[.B2039]" office:value-type="float" office:value="3.073315519" calcext:value-type="float">
            <text:p>3.073315519</text:p>
          </table:table-cell>
          <table:table-cell table:formula="of:=ABS([.C2039])" office:value-type="float" office:value="3.073315519" calcext:value-type="float">
            <text:p>3.073315519</text:p>
          </table:table-cell>
          <table:table-cell table:formula="of:=[.C2039]^2" office:value-type="float" office:value="9.44526827932624" calcext:value-type="float">
            <text:p>9.44526827932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575436" calcext:value-type="float">
            <text:p>0.231575436</text:p>
          </table:table-cell>
          <table:table-cell table:formula="of:=[.A2040]-[.B2040]" office:value-type="float" office:value="0.768424564" calcext:value-type="float">
            <text:p>0.768424564</text:p>
          </table:table-cell>
          <table:table-cell table:formula="of:=ABS([.C2040])" office:value-type="float" office:value="0.768424564" calcext:value-type="float">
            <text:p>0.768424564</text:p>
          </table:table-cell>
          <table:table-cell table:formula="of:=[.C2040]^2" office:value-type="float" office:value="0.59047631055859" calcext:value-type="float">
            <text:p>0.590476310558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66612883" calcext:value-type="float">
            <text:p>1.466612883</text:p>
          </table:table-cell>
          <table:table-cell table:formula="of:=[.A2041]-[.B2041]" office:value-type="float" office:value="4.533387117" calcext:value-type="float">
            <text:p>4.533387117</text:p>
          </table:table-cell>
          <table:table-cell table:formula="of:=ABS([.C2041])" office:value-type="float" office:value="4.533387117" calcext:value-type="float">
            <text:p>4.533387117</text:p>
          </table:table-cell>
          <table:table-cell table:formula="of:=[.C2041]^2" office:value-type="float" office:value="20.5515987525816" calcext:value-type="float">
            <text:p>20.5515987525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14234831" calcext:value-type="float">
            <text:p>2.414234831</text:p>
          </table:table-cell>
          <table:table-cell table:formula="of:=[.A2042]-[.B2042]" office:value-type="float" office:value="7.585765169" calcext:value-type="float">
            <text:p>7.585765169</text:p>
          </table:table-cell>
          <table:table-cell table:formula="of:=ABS([.C2042])" office:value-type="float" office:value="7.585765169" calcext:value-type="float">
            <text:p>7.585765169</text:p>
          </table:table-cell>
          <table:table-cell table:formula="of:=[.C2042]^2" office:value-type="float" office:value="57.5438331992136" calcext:value-type="float">
            <text:p>57.5438331992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990242" calcext:value-type="float">
            <text:p>0.70990242</text:p>
          </table:table-cell>
          <table:table-cell table:formula="of:=[.A2043]-[.B2043]" office:value-type="float" office:value="1.29009758" calcext:value-type="float">
            <text:p>1.29009758</text:p>
          </table:table-cell>
          <table:table-cell table:formula="of:=ABS([.C2043])" office:value-type="float" office:value="1.29009758" calcext:value-type="float">
            <text:p>1.29009758</text:p>
          </table:table-cell>
          <table:table-cell table:formula="of:=[.C2043]^2" office:value-type="float" office:value="1.66435176592186" calcext:value-type="float">
            <text:p>1.664351765921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73545784" calcext:value-type="float">
            <text:p>2.173545784</text:p>
          </table:table-cell>
          <table:table-cell table:formula="of:=[.A2044]-[.B2044]" office:value-type="float" office:value="0.826454216" calcext:value-type="float">
            <text:p>0.826454216</text:p>
          </table:table-cell>
          <table:table-cell table:formula="of:=ABS([.C2044])" office:value-type="float" office:value="0.826454216" calcext:value-type="float">
            <text:p>0.826454216</text:p>
          </table:table-cell>
          <table:table-cell table:formula="of:=[.C2044]^2" office:value-type="float" office:value="0.683026571144175" calcext:value-type="float">
            <text:p>0.6830265711441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28981414" calcext:value-type="float">
            <text:p>2.728981414</text:p>
          </table:table-cell>
          <table:table-cell table:formula="of:=[.A2045]-[.B2045]" office:value-type="float" office:value="2.271018586" calcext:value-type="float">
            <text:p>2.271018586</text:p>
          </table:table-cell>
          <table:table-cell table:formula="of:=ABS([.C2045])" office:value-type="float" office:value="2.271018586" calcext:value-type="float">
            <text:p>2.271018586</text:p>
          </table:table-cell>
          <table:table-cell table:formula="of:=[.C2045]^2" office:value-type="float" office:value="5.15752541795744" calcext:value-type="float">
            <text:p>5.157525417957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6834209" calcext:value-type="float">
            <text:p>1.026834209</text:p>
          </table:table-cell>
          <table:table-cell table:formula="of:=[.A2046]-[.B2046]" office:value-type="float" office:value="1.973165791" calcext:value-type="float">
            <text:p>1.973165791</text:p>
          </table:table-cell>
          <table:table-cell table:formula="of:=ABS([.C2046])" office:value-type="float" office:value="1.973165791" calcext:value-type="float">
            <text:p>1.973165791</text:p>
          </table:table-cell>
          <table:table-cell table:formula="of:=[.C2046]^2" office:value-type="float" office:value="3.89338323877266" calcext:value-type="float">
            <text:p>3.89338323877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6938634" calcext:value-type="float">
            <text:p>1.346938634</text:p>
          </table:table-cell>
          <table:table-cell table:formula="of:=[.A2047]-[.B2047]" office:value-type="float" office:value="-1.346938634" calcext:value-type="float">
            <text:p>-1.346938634</text:p>
          </table:table-cell>
          <table:table-cell table:formula="of:=ABS([.C2047])" office:value-type="float" office:value="1.346938634" calcext:value-type="float">
            <text:p>1.346938634</text:p>
          </table:table-cell>
          <table:table-cell table:formula="of:=[.C2047]^2" office:value-type="float" office:value="1.81424368376179" calcext:value-type="float">
            <text:p>1.814243683761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8259319" calcext:value-type="float">
            <text:p>2.68259319</text:p>
          </table:table-cell>
          <table:table-cell table:formula="of:=[.A2048]-[.B2048]" office:value-type="float" office:value="1.31740681" calcext:value-type="float">
            <text:p>1.31740681</text:p>
          </table:table-cell>
          <table:table-cell table:formula="of:=ABS([.C2048])" office:value-type="float" office:value="1.31740681" calcext:value-type="float">
            <text:p>1.31740681</text:p>
          </table:table-cell>
          <table:table-cell table:formula="of:=[.C2048]^2" office:value-type="float" office:value="1.73556070303438" calcext:value-type="float">
            <text:p>1.735560703034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7439852" calcext:value-type="float">
            <text:p>0.897439852</text:p>
          </table:table-cell>
          <table:table-cell table:formula="of:=[.A2049]-[.B2049]" office:value-type="float" office:value="0.102560148" calcext:value-type="float">
            <text:p>0.102560148</text:p>
          </table:table-cell>
          <table:table-cell table:formula="of:=ABS([.C2049])" office:value-type="float" office:value="0.102560148" calcext:value-type="float">
            <text:p>0.102560148</text:p>
          </table:table-cell>
          <table:table-cell table:formula="of:=[.C2049]^2" office:value-type="float" office:value="0.0105185839577819" calcext:value-type="float">
            <text:p>0.010518583957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1065719" calcext:value-type="float">
            <text:p>0.781065719</text:p>
          </table:table-cell>
          <table:table-cell table:formula="of:=[.A2050]-[.B2050]" office:value-type="float" office:value="-0.781065719" calcext:value-type="float">
            <text:p>-0.781065719</text:p>
          </table:table-cell>
          <table:table-cell table:formula="of:=ABS([.C2050])" office:value-type="float" office:value="0.781065719" calcext:value-type="float">
            <text:p>0.781065719</text:p>
          </table:table-cell>
          <table:table-cell table:formula="of:=[.C2050]^2" office:value-type="float" office:value="0.610063657396987" calcext:value-type="float">
            <text:p>0.6100636573969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07116355" calcext:value-type="float">
            <text:p>1.007116355</text:p>
          </table:table-cell>
          <table:table-cell table:formula="of:=[.A2051]-[.B2051]" office:value-type="float" office:value="3.992883645" calcext:value-type="float">
            <text:p>3.992883645</text:p>
          </table:table-cell>
          <table:table-cell table:formula="of:=ABS([.C2051])" office:value-type="float" office:value="3.992883645" calcext:value-type="float">
            <text:p>3.992883645</text:p>
          </table:table-cell>
          <table:table-cell table:formula="of:=[.C2051]^2" office:value-type="float" office:value="15.9431198025085" calcext:value-type="float">
            <text:p>15.94311980250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2562192" calcext:value-type="float">
            <text:p>0.962562192</text:p>
          </table:table-cell>
          <table:table-cell table:formula="of:=[.A2052]-[.B2052]" office:value-type="float" office:value="1.037437808" calcext:value-type="float">
            <text:p>1.037437808</text:p>
          </table:table-cell>
          <table:table-cell table:formula="of:=ABS([.C2052])" office:value-type="float" office:value="1.037437808" calcext:value-type="float">
            <text:p>1.037437808</text:p>
          </table:table-cell>
          <table:table-cell table:formula="of:=[.C2052]^2" office:value-type="float" office:value="1.07627720546784" calcext:value-type="float">
            <text:p>1.07627720546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06358946" calcext:value-type="float">
            <text:p>1.706358946</text:p>
          </table:table-cell>
          <table:table-cell table:formula="of:=[.A2053]-[.B2053]" office:value-type="float" office:value="1.293641054" calcext:value-type="float">
            <text:p>1.293641054</text:p>
          </table:table-cell>
          <table:table-cell table:formula="of:=ABS([.C2053])" office:value-type="float" office:value="1.293641054" calcext:value-type="float">
            <text:p>1.293641054</text:p>
          </table:table-cell>
          <table:table-cell table:formula="of:=[.C2053]^2" office:value-type="float" office:value="1.67350717659423" calcext:value-type="float">
            <text:p>1.67350717659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20268243" calcext:value-type="float">
            <text:p>1.920268243</text:p>
          </table:table-cell>
          <table:table-cell table:formula="of:=[.A2054]-[.B2054]" office:value-type="float" office:value="-0.920268243" calcext:value-type="float">
            <text:p>-0.920268243</text:p>
          </table:table-cell>
          <table:table-cell table:formula="of:=ABS([.C2054])" office:value-type="float" office:value="0.920268243" calcext:value-type="float">
            <text:p>0.920268243</text:p>
          </table:table-cell>
          <table:table-cell table:formula="of:=[.C2054]^2" office:value-type="float" office:value="0.846893639074307" calcext:value-type="float">
            <text:p>0.846893639074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91756524" calcext:value-type="float">
            <text:p>1.591756524</text:p>
          </table:table-cell>
          <table:table-cell table:formula="of:=[.A2055]-[.B2055]" office:value-type="float" office:value="-0.591756524" calcext:value-type="float">
            <text:p>-0.591756524</text:p>
          </table:table-cell>
          <table:table-cell table:formula="of:=ABS([.C2055])" office:value-type="float" office:value="0.591756524" calcext:value-type="float">
            <text:p>0.591756524</text:p>
          </table:table-cell>
          <table:table-cell table:formula="of:=[.C2055]^2" office:value-type="float" office:value="0.350175783696563" calcext:value-type="float">
            <text:p>0.3501757836965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04159341" calcext:value-type="float">
            <text:p>2.804159341</text:p>
          </table:table-cell>
          <table:table-cell table:formula="of:=[.A2056]-[.B2056]" office:value-type="float" office:value="1.195840659" calcext:value-type="float">
            <text:p>1.195840659</text:p>
          </table:table-cell>
          <table:table-cell table:formula="of:=ABS([.C2056])" office:value-type="float" office:value="1.195840659" calcext:value-type="float">
            <text:p>1.195840659</text:p>
          </table:table-cell>
          <table:table-cell table:formula="of:=[.C2056]^2" office:value-type="float" office:value="1.43003488171755" calcext:value-type="float">
            <text:p>1.430034881717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04505907" calcext:value-type="float">
            <text:p>2.204505907</text:p>
          </table:table-cell>
          <table:table-cell table:formula="of:=[.A2057]-[.B2057]" office:value-type="float" office:value="2.795494093" calcext:value-type="float">
            <text:p>2.795494093</text:p>
          </table:table-cell>
          <table:table-cell table:formula="of:=ABS([.C2057])" office:value-type="float" office:value="2.795494093" calcext:value-type="float">
            <text:p>2.795494093</text:p>
          </table:table-cell>
          <table:table-cell table:formula="of:=[.C2057]^2" office:value-type="float" office:value="7.81478722399789" calcext:value-type="float">
            <text:p>7.81478722399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5008805" calcext:value-type="float">
            <text:p>0.775008805</text:p>
          </table:table-cell>
          <table:table-cell table:formula="of:=[.A2058]-[.B2058]" office:value-type="float" office:value="-0.775008805" calcext:value-type="float">
            <text:p>-0.775008805</text:p>
          </table:table-cell>
          <table:table-cell table:formula="of:=ABS([.C2058])" office:value-type="float" office:value="0.775008805" calcext:value-type="float">
            <text:p>0.775008805</text:p>
          </table:table-cell>
          <table:table-cell table:formula="of:=[.C2058]^2" office:value-type="float" office:value="0.600638647827528" calcext:value-type="float">
            <text:p>0.600638647827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37731157" calcext:value-type="float">
            <text:p>1.637731157</text:p>
          </table:table-cell>
          <table:table-cell table:formula="of:=[.A2059]-[.B2059]" office:value-type="float" office:value="1.362268843" calcext:value-type="float">
            <text:p>1.362268843</text:p>
          </table:table-cell>
          <table:table-cell table:formula="of:=ABS([.C2059])" office:value-type="float" office:value="1.362268843" calcext:value-type="float">
            <text:p>1.362268843</text:p>
          </table:table-cell>
          <table:table-cell table:formula="of:=[.C2059]^2" office:value-type="float" office:value="1.85577640060856" calcext:value-type="float">
            <text:p>1.855776400608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50527859" calcext:value-type="float">
            <text:p>2.150527859</text:p>
          </table:table-cell>
          <table:table-cell table:formula="of:=[.A2060]-[.B2060]" office:value-type="float" office:value="2.849472141" calcext:value-type="float">
            <text:p>2.849472141</text:p>
          </table:table-cell>
          <table:table-cell table:formula="of:=ABS([.C2060])" office:value-type="float" office:value="2.849472141" calcext:value-type="float">
            <text:p>2.849472141</text:p>
          </table:table-cell>
          <table:table-cell table:formula="of:=[.C2060]^2" office:value-type="float" office:value="8.11949148233513" calcext:value-type="float">
            <text:p>8.11949148233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18175515" calcext:value-type="float">
            <text:p>1.618175515</text:p>
          </table:table-cell>
          <table:table-cell table:formula="of:=[.A2061]-[.B2061]" office:value-type="float" office:value="-0.618175515" calcext:value-type="float">
            <text:p>-0.618175515</text:p>
          </table:table-cell>
          <table:table-cell table:formula="of:=ABS([.C2061])" office:value-type="float" office:value="0.618175515" calcext:value-type="float">
            <text:p>0.618175515</text:p>
          </table:table-cell>
          <table:table-cell table:formula="of:=[.C2061]^2" office:value-type="float" office:value="0.382140967345515" calcext:value-type="float">
            <text:p>0.382140967345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25830607" calcext:value-type="float">
            <text:p>1.725830607</text:p>
          </table:table-cell>
          <table:table-cell table:formula="of:=[.A2062]-[.B2062]" office:value-type="float" office:value="-0.725830607" calcext:value-type="float">
            <text:p>-0.725830607</text:p>
          </table:table-cell>
          <table:table-cell table:formula="of:=ABS([.C2062])" office:value-type="float" office:value="0.725830607" calcext:value-type="float">
            <text:p>0.725830607</text:p>
          </table:table-cell>
          <table:table-cell table:formula="of:=[.C2062]^2" office:value-type="float" office:value="0.526830070057988" calcext:value-type="float">
            <text:p>0.5268300700579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60194699" calcext:value-type="float">
            <text:p>2.660194699</text:p>
          </table:table-cell>
          <table:table-cell table:formula="of:=[.A2063]-[.B2063]" office:value-type="float" office:value="2.339805301" calcext:value-type="float">
            <text:p>2.339805301</text:p>
          </table:table-cell>
          <table:table-cell table:formula="of:=ABS([.C2063])" office:value-type="float" office:value="2.339805301" calcext:value-type="float">
            <text:p>2.339805301</text:p>
          </table:table-cell>
          <table:table-cell table:formula="of:=[.C2063]^2" office:value-type="float" office:value="5.4746888465877" calcext:value-type="float">
            <text:p>5.4746888465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51598605" calcext:value-type="float">
            <text:p>1.651598605</text:p>
          </table:table-cell>
          <table:table-cell table:formula="of:=[.A2064]-[.B2064]" office:value-type="float" office:value="0.348401395" calcext:value-type="float">
            <text:p>0.348401395</text:p>
          </table:table-cell>
          <table:table-cell table:formula="of:=ABS([.C2064])" office:value-type="float" office:value="0.348401395" calcext:value-type="float">
            <text:p>0.348401395</text:p>
          </table:table-cell>
          <table:table-cell table:formula="of:=[.C2064]^2" office:value-type="float" office:value="0.121383532037946" calcext:value-type="float">
            <text:p>0.12138353203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1256635" calcext:value-type="float">
            <text:p>1.21256635</text:p>
          </table:table-cell>
          <table:table-cell table:formula="of:=[.A2065]-[.B2065]" office:value-type="float" office:value="0.78743365" calcext:value-type="float">
            <text:p>0.78743365</text:p>
          </table:table-cell>
          <table:table-cell table:formula="of:=ABS([.C2065])" office:value-type="float" office:value="0.78743365" calcext:value-type="float">
            <text:p>0.78743365</text:p>
          </table:table-cell>
          <table:table-cell table:formula="of:=[.C2065]^2" office:value-type="float" office:value="0.620051753152323" calcext:value-type="float">
            <text:p>0.6200517531523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36372427" calcext:value-type="float">
            <text:p>3.636372427</text:p>
          </table:table-cell>
          <table:table-cell table:formula="of:=[.A2066]-[.B2066]" office:value-type="float" office:value="2.363627573" calcext:value-type="float">
            <text:p>2.363627573</text:p>
          </table:table-cell>
          <table:table-cell table:formula="of:=ABS([.C2066])" office:value-type="float" office:value="2.363627573" calcext:value-type="float">
            <text:p>2.363627573</text:p>
          </table:table-cell>
          <table:table-cell table:formula="of:=[.C2066]^2" office:value-type="float" office:value="5.58673530384587" calcext:value-type="float">
            <text:p>5.586735303845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16547725" calcext:value-type="float">
            <text:p>1.616547725</text:p>
          </table:table-cell>
          <table:table-cell table:formula="of:=[.A2067]-[.B2067]" office:value-type="float" office:value="1.383452275" calcext:value-type="float">
            <text:p>1.383452275</text:p>
          </table:table-cell>
          <table:table-cell table:formula="of:=ABS([.C2067])" office:value-type="float" office:value="1.383452275" calcext:value-type="float">
            <text:p>1.383452275</text:p>
          </table:table-cell>
          <table:table-cell table:formula="of:=[.C2067]^2" office:value-type="float" office:value="1.91394019720268" calcext:value-type="float">
            <text:p>1.91394019720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749657" calcext:value-type="float">
            <text:p>0.199749657</text:p>
          </table:table-cell>
          <table:table-cell table:formula="of:=[.A2068]-[.B2068]" office:value-type="float" office:value="-0.199749657" calcext:value-type="float">
            <text:p>-0.199749657</text:p>
          </table:table-cell>
          <table:table-cell table:formula="of:=ABS([.C2068])" office:value-type="float" office:value="0.199749657" calcext:value-type="float">
            <text:p>0.199749657</text:p>
          </table:table-cell>
          <table:table-cell table:formula="of:=[.C2068]^2" office:value-type="float" office:value="0.0398999254716177" calcext:value-type="float">
            <text:p>0.0398999254716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32533106" calcext:value-type="float">
            <text:p>0.732533106</text:p>
          </table:table-cell>
          <table:table-cell table:formula="of:=[.A2069]-[.B2069]" office:value-type="float" office:value="2.267466894" calcext:value-type="float">
            <text:p>2.267466894</text:p>
          </table:table-cell>
          <table:table-cell table:formula="of:=ABS([.C2069])" office:value-type="float" office:value="2.267466894" calcext:value-type="float">
            <text:p>2.267466894</text:p>
          </table:table-cell>
          <table:table-cell table:formula="of:=[.C2069]^2" office:value-type="float" office:value="5.14140611538601" calcext:value-type="float">
            <text:p>5.141406115386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75507678" calcext:value-type="float">
            <text:p>3.575507678</text:p>
          </table:table-cell>
          <table:table-cell table:formula="of:=[.A2070]-[.B2070]" office:value-type="float" office:value="-0.575507678" calcext:value-type="float">
            <text:p>-0.575507678</text:p>
          </table:table-cell>
          <table:table-cell table:formula="of:=ABS([.C2070])" office:value-type="float" office:value="0.575507678" calcext:value-type="float">
            <text:p>0.575507678</text:p>
          </table:table-cell>
          <table:table-cell table:formula="of:=[.C2070]^2" office:value-type="float" office:value="0.331209087436952" calcext:value-type="float">
            <text:p>0.3312090874369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25189781" calcext:value-type="float">
            <text:p>1.725189781</text:p>
          </table:table-cell>
          <table:table-cell table:formula="of:=[.A2071]-[.B2071]" office:value-type="float" office:value="3.274810219" calcext:value-type="float">
            <text:p>3.274810219</text:p>
          </table:table-cell>
          <table:table-cell table:formula="of:=ABS([.C2071])" office:value-type="float" office:value="3.274810219" calcext:value-type="float">
            <text:p>3.274810219</text:p>
          </table:table-cell>
          <table:table-cell table:formula="of:=[.C2071]^2" office:value-type="float" office:value="10.7243819704668" calcext:value-type="float">
            <text:p>10.7243819704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2270924" calcext:value-type="float">
            <text:p>0.302270924</text:p>
          </table:table-cell>
          <table:table-cell table:formula="of:=[.A2072]-[.B2072]" office:value-type="float" office:value="-0.302270924" calcext:value-type="float">
            <text:p>-0.302270924</text:p>
          </table:table-cell>
          <table:table-cell table:formula="of:=ABS([.C2072])" office:value-type="float" office:value="0.302270924" calcext:value-type="float">
            <text:p>0.302270924</text:p>
          </table:table-cell>
          <table:table-cell table:formula="of:=[.C2072]^2" office:value-type="float" office:value="0.0913677114958138" calcext:value-type="float">
            <text:p>0.091367711495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7016364" calcext:value-type="float">
            <text:p>0.297016364</text:p>
          </table:table-cell>
          <table:table-cell table:formula="of:=[.A2073]-[.B2073]" office:value-type="float" office:value="-0.297016364" calcext:value-type="float">
            <text:p>-0.297016364</text:p>
          </table:table-cell>
          <table:table-cell table:formula="of:=ABS([.C2073])" office:value-type="float" office:value="0.297016364" calcext:value-type="float">
            <text:p>0.297016364</text:p>
          </table:table-cell>
          <table:table-cell table:formula="of:=[.C2073]^2" office:value-type="float" office:value="0.0882187204837805" calcext:value-type="float">
            <text:p>0.088218720483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7927163" calcext:value-type="float">
            <text:p>1.157927163</text:p>
          </table:table-cell>
          <table:table-cell table:formula="of:=[.A2074]-[.B2074]" office:value-type="float" office:value="-0.157927163" calcext:value-type="float">
            <text:p>-0.157927163</text:p>
          </table:table-cell>
          <table:table-cell table:formula="of:=ABS([.C2074])" office:value-type="float" office:value="0.157927163" calcext:value-type="float">
            <text:p>0.157927163</text:p>
          </table:table-cell>
          <table:table-cell table:formula="of:=[.C2074]^2" office:value-type="float" office:value="0.0249409888132286" calcext:value-type="float">
            <text:p>0.0249409888132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403529" calcext:value-type="float">
            <text:p>1.5403529</text:p>
          </table:table-cell>
          <table:table-cell table:formula="of:=[.A2075]-[.B2075]" office:value-type="float" office:value="1.4596471" calcext:value-type="float">
            <text:p>1.4596471</text:p>
          </table:table-cell>
          <table:table-cell table:formula="of:=ABS([.C2075])" office:value-type="float" office:value="1.4596471" calcext:value-type="float">
            <text:p>1.4596471</text:p>
          </table:table-cell>
          <table:table-cell table:formula="of:=[.C2075]^2" office:value-type="float" office:value="2.13056965653841" calcext:value-type="float">
            <text:p>2.13056965653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8469231" calcext:value-type="float">
            <text:p>0.678469231</text:p>
          </table:table-cell>
          <table:table-cell table:formula="of:=[.A2076]-[.B2076]" office:value-type="float" office:value="1.321530769" calcext:value-type="float">
            <text:p>1.321530769</text:p>
          </table:table-cell>
          <table:table-cell table:formula="of:=ABS([.C2076])" office:value-type="float" office:value="1.321530769" calcext:value-type="float">
            <text:p>1.321530769</text:p>
          </table:table-cell>
          <table:table-cell table:formula="of:=[.C2076]^2" office:value-type="float" office:value="1.74644357341373" calcext:value-type="float">
            <text:p>1.74644357341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98697059" calcext:value-type="float">
            <text:p>1.198697059</text:p>
          </table:table-cell>
          <table:table-cell table:formula="of:=[.A2077]-[.B2077]" office:value-type="float" office:value="0.801302941" calcext:value-type="float">
            <text:p>0.801302941</text:p>
          </table:table-cell>
          <table:table-cell table:formula="of:=ABS([.C2077])" office:value-type="float" office:value="0.801302941" calcext:value-type="float">
            <text:p>0.801302941</text:p>
          </table:table-cell>
          <table:table-cell table:formula="of:=[.C2077]^2" office:value-type="float" office:value="0.642086403255249" calcext:value-type="float">
            <text:p>0.642086403255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34503291" calcext:value-type="float">
            <text:p>2.534503291</text:p>
          </table:table-cell>
          <table:table-cell table:formula="of:=[.A2078]-[.B2078]" office:value-type="float" office:value="6.465496709" calcext:value-type="float">
            <text:p>6.465496709</text:p>
          </table:table-cell>
          <table:table-cell table:formula="of:=ABS([.C2078])" office:value-type="float" office:value="6.465496709" calcext:value-type="float">
            <text:p>6.465496709</text:p>
          </table:table-cell>
          <table:table-cell table:formula="of:=[.C2078]^2" office:value-type="float" office:value="41.8026476940898" calcext:value-type="float">
            <text:p>41.8026476940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5447811" calcext:value-type="float">
            <text:p>0.855447811</text:p>
          </table:table-cell>
          <table:table-cell table:formula="of:=[.A2079]-[.B2079]" office:value-type="float" office:value="2.144552189" calcext:value-type="float">
            <text:p>2.144552189</text:p>
          </table:table-cell>
          <table:table-cell table:formula="of:=ABS([.C2079])" office:value-type="float" office:value="2.144552189" calcext:value-type="float">
            <text:p>2.144552189</text:p>
          </table:table-cell>
          <table:table-cell table:formula="of:=[.C2079]^2" office:value-type="float" office:value="4.59910409134469" calcext:value-type="float">
            <text:p>4.59910409134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84641942" calcext:value-type="float">
            <text:p>1.284641942</text:p>
          </table:table-cell>
          <table:table-cell table:formula="of:=[.A2080]-[.B2080]" office:value-type="float" office:value="2.715358058" calcext:value-type="float">
            <text:p>2.715358058</text:p>
          </table:table-cell>
          <table:table-cell table:formula="of:=ABS([.C2080])" office:value-type="float" office:value="2.715358058" calcext:value-type="float">
            <text:p>2.715358058</text:p>
          </table:table-cell>
          <table:table-cell table:formula="of:=[.C2080]^2" office:value-type="float" office:value="7.37316938314553" calcext:value-type="float">
            <text:p>7.373169383145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80283847" calcext:value-type="float">
            <text:p>1.680283847</text:p>
          </table:table-cell>
          <table:table-cell table:formula="of:=[.A2081]-[.B2081]" office:value-type="float" office:value="1.319716153" calcext:value-type="float">
            <text:p>1.319716153</text:p>
          </table:table-cell>
          <table:table-cell table:formula="of:=ABS([.C2081])" office:value-type="float" office:value="1.319716153" calcext:value-type="float">
            <text:p>1.319716153</text:p>
          </table:table-cell>
          <table:table-cell table:formula="of:=[.C2081]^2" office:value-type="float" office:value="1.74165072448912" calcext:value-type="float">
            <text:p>1.741650724489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1785674" calcext:value-type="float">
            <text:p>0.961785674</text:p>
          </table:table-cell>
          <table:table-cell table:formula="of:=[.A2082]-[.B2082]" office:value-type="float" office:value="0.038214326" calcext:value-type="float">
            <text:p>0.038214326</text:p>
          </table:table-cell>
          <table:table-cell table:formula="of:=ABS([.C2082])" office:value-type="float" office:value="0.038214326" calcext:value-type="float">
            <text:p>0.038214326</text:p>
          </table:table-cell>
          <table:table-cell table:formula="of:=[.C2082]^2" office:value-type="float" office:value="0.00146033471163427" calcext:value-type="float">
            <text:p>0.0014603347116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26824685" calcext:value-type="float">
            <text:p>1.326824685</text:p>
          </table:table-cell>
          <table:table-cell table:formula="of:=[.A2083]-[.B2083]" office:value-type="float" office:value="0.673175315" calcext:value-type="float">
            <text:p>0.673175315</text:p>
          </table:table-cell>
          <table:table-cell table:formula="of:=ABS([.C2083])" office:value-type="float" office:value="0.673175315" calcext:value-type="float">
            <text:p>0.673175315</text:p>
          </table:table-cell>
          <table:table-cell table:formula="of:=[.C2083]^2" office:value-type="float" office:value="0.453165004725349" calcext:value-type="float">
            <text:p>0.4531650047253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35967901" calcext:value-type="float">
            <text:p>2.535967901</text:p>
          </table:table-cell>
          <table:table-cell table:formula="of:=[.A2084]-[.B2084]" office:value-type="float" office:value="0.464032099" calcext:value-type="float">
            <text:p>0.464032099</text:p>
          </table:table-cell>
          <table:table-cell table:formula="of:=ABS([.C2084])" office:value-type="float" office:value="0.464032099" calcext:value-type="float">
            <text:p>0.464032099</text:p>
          </table:table-cell>
          <table:table-cell table:formula="of:=[.C2084]^2" office:value-type="float" office:value="0.215325788902346" calcext:value-type="float">
            <text:p>0.215325788902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8282557" calcext:value-type="float">
            <text:p>0.898282557</text:p>
          </table:table-cell>
          <table:table-cell table:formula="of:=[.A2085]-[.B2085]" office:value-type="float" office:value="0.101717443" calcext:value-type="float">
            <text:p>0.101717443</text:p>
          </table:table-cell>
          <table:table-cell table:formula="of:=ABS([.C2085])" office:value-type="float" office:value="0.101717443" calcext:value-type="float">
            <text:p>0.101717443</text:p>
          </table:table-cell>
          <table:table-cell table:formula="of:=[.C2085]^2" office:value-type="float" office:value="0.0103464382104582" calcext:value-type="float">
            <text:p>0.0103464382104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749657" calcext:value-type="float">
            <text:p>0.199749657</text:p>
          </table:table-cell>
          <table:table-cell table:formula="of:=[.A2086]-[.B2086]" office:value-type="float" office:value="-0.199749657" calcext:value-type="float">
            <text:p>-0.199749657</text:p>
          </table:table-cell>
          <table:table-cell table:formula="of:=ABS([.C2086])" office:value-type="float" office:value="0.199749657" calcext:value-type="float">
            <text:p>0.199749657</text:p>
          </table:table-cell>
          <table:table-cell table:formula="of:=[.C2086]^2" office:value-type="float" office:value="0.0398999254716177" calcext:value-type="float">
            <text:p>0.039899925471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7760743" calcext:value-type="float">
            <text:p>1.127760743</text:p>
          </table:table-cell>
          <table:table-cell table:formula="of:=[.A2087]-[.B2087]" office:value-type="float" office:value="-0.127760743" calcext:value-type="float">
            <text:p>-0.127760743</text:p>
          </table:table-cell>
          <table:table-cell table:formula="of:=ABS([.C2087])" office:value-type="float" office:value="0.127760743" calcext:value-type="float">
            <text:p>0.127760743</text:p>
          </table:table-cell>
          <table:table-cell table:formula="of:=[.C2087]^2" office:value-type="float" office:value="0.0163228074519121" calcext:value-type="float">
            <text:p>0.016322807451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275595" calcext:value-type="float">
            <text:p>0.942275595</text:p>
          </table:table-cell>
          <table:table-cell table:formula="of:=[.A2088]-[.B2088]" office:value-type="float" office:value="-0.942275595" calcext:value-type="float">
            <text:p>-0.942275595</text:p>
          </table:table-cell>
          <table:table-cell table:formula="of:=ABS([.C2088])" office:value-type="float" office:value="0.942275595" calcext:value-type="float">
            <text:p>0.942275595</text:p>
          </table:table-cell>
          <table:table-cell table:formula="of:=[.C2088]^2" office:value-type="float" office:value="0.887883296932604" calcext:value-type="float">
            <text:p>0.887883296932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71786541" calcext:value-type="float">
            <text:p>1.771786541</text:p>
          </table:table-cell>
          <table:table-cell table:formula="of:=[.A2089]-[.B2089]" office:value-type="float" office:value="0.228213459" calcext:value-type="float">
            <text:p>0.228213459</text:p>
          </table:table-cell>
          <table:table-cell table:formula="of:=ABS([.C2089])" office:value-type="float" office:value="0.228213459" calcext:value-type="float">
            <text:p>0.228213459</text:p>
          </table:table-cell>
          <table:table-cell table:formula="of:=[.C2089]^2" office:value-type="float" office:value="0.0520813828687447" calcext:value-type="float">
            <text:p>0.052081382868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7427627" calcext:value-type="float">
            <text:p>0.777427627</text:p>
          </table:table-cell>
          <table:table-cell table:formula="of:=[.A2090]-[.B2090]" office:value-type="float" office:value="0.222572373" calcext:value-type="float">
            <text:p>0.222572373</text:p>
          </table:table-cell>
          <table:table-cell table:formula="of:=ABS([.C2090])" office:value-type="float" office:value="0.222572373" calcext:value-type="float">
            <text:p>0.222572373</text:p>
          </table:table-cell>
          <table:table-cell table:formula="of:=[.C2090]^2" office:value-type="float" office:value="0.0495384612228511" calcext:value-type="float">
            <text:p>0.0495384612228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7016364" calcext:value-type="float">
            <text:p>0.297016364</text:p>
          </table:table-cell>
          <table:table-cell table:formula="of:=[.A2091]-[.B2091]" office:value-type="float" office:value="0.702983636" calcext:value-type="float">
            <text:p>0.702983636</text:p>
          </table:table-cell>
          <table:table-cell table:formula="of:=ABS([.C2091])" office:value-type="float" office:value="0.702983636" calcext:value-type="float">
            <text:p>0.702983636</text:p>
          </table:table-cell>
          <table:table-cell table:formula="of:=[.C2091]^2" office:value-type="float" office:value="0.49418599248378" calcext:value-type="float">
            <text:p>0.49418599248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25731032" calcext:value-type="float">
            <text:p>2.425731032</text:p>
          </table:table-cell>
          <table:table-cell table:formula="of:=[.A2092]-[.B2092]" office:value-type="float" office:value="-1.425731032" calcext:value-type="float">
            <text:p>-1.425731032</text:p>
          </table:table-cell>
          <table:table-cell table:formula="of:=ABS([.C2092])" office:value-type="float" office:value="1.425731032" calcext:value-type="float">
            <text:p>1.425731032</text:p>
          </table:table-cell>
          <table:table-cell table:formula="of:=[.C2092]^2" office:value-type="float" office:value="2.03270897560778" calcext:value-type="float">
            <text:p>2.03270897560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5145906" calcext:value-type="float">
            <text:p>1.235145906</text:p>
          </table:table-cell>
          <table:table-cell table:formula="of:=[.A2093]-[.B2093]" office:value-type="float" office:value="-0.235145906" calcext:value-type="float">
            <text:p>-0.235145906</text:p>
          </table:table-cell>
          <table:table-cell table:formula="of:=ABS([.C2093])" office:value-type="float" office:value="0.235145906" calcext:value-type="float">
            <text:p>0.235145906</text:p>
          </table:table-cell>
          <table:table-cell table:formula="of:=[.C2093]^2" office:value-type="float" office:value="0.0552935971085609" calcext:value-type="float">
            <text:p>0.055293597108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4913224" calcext:value-type="float">
            <text:p>0.714913224</text:p>
          </table:table-cell>
          <table:table-cell table:formula="of:=[.A2094]-[.B2094]" office:value-type="float" office:value="0.285086776" calcext:value-type="float">
            <text:p>0.285086776</text:p>
          </table:table-cell>
          <table:table-cell table:formula="of:=ABS([.C2094])" office:value-type="float" office:value="0.285086776" calcext:value-type="float">
            <text:p>0.285086776</text:p>
          </table:table-cell>
          <table:table-cell table:formula="of:=[.C2094]^2" office:value-type="float" office:value="0.0812744698500742" calcext:value-type="float">
            <text:p>0.0812744698500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67951621" calcext:value-type="float">
            <text:p>1.367951621</text:p>
          </table:table-cell>
          <table:table-cell table:formula="of:=[.A2095]-[.B2095]" office:value-type="float" office:value="2.632048379" calcext:value-type="float">
            <text:p>2.632048379</text:p>
          </table:table-cell>
          <table:table-cell table:formula="of:=ABS([.C2095])" office:value-type="float" office:value="2.632048379" calcext:value-type="float">
            <text:p>2.632048379</text:p>
          </table:table-cell>
          <table:table-cell table:formula="of:=[.C2095]^2" office:value-type="float" office:value="6.92767866939653" calcext:value-type="float">
            <text:p>6.927678669396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85195447" calcext:value-type="float">
            <text:p>2.385195447</text:p>
          </table:table-cell>
          <table:table-cell table:formula="of:=[.A2096]-[.B2096]" office:value-type="float" office:value="0.614804553" calcext:value-type="float">
            <text:p>0.614804553</text:p>
          </table:table-cell>
          <table:table-cell table:formula="of:=ABS([.C2096])" office:value-type="float" office:value="0.614804553" calcext:value-type="float">
            <text:p>0.614804553</text:p>
          </table:table-cell>
          <table:table-cell table:formula="of:=[.C2096]^2" office:value-type="float" office:value="0.37798463838953" calcext:value-type="float">
            <text:p>0.377984638389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89084068" calcext:value-type="float">
            <text:p>1.089084068</text:p>
          </table:table-cell>
          <table:table-cell table:formula="of:=[.A2097]-[.B2097]" office:value-type="float" office:value="2.910915932" calcext:value-type="float">
            <text:p>2.910915932</text:p>
          </table:table-cell>
          <table:table-cell table:formula="of:=ABS([.C2097])" office:value-type="float" office:value="2.910915932" calcext:value-type="float">
            <text:p>2.910915932</text:p>
          </table:table-cell>
          <table:table-cell table:formula="of:=[.C2097]^2" office:value-type="float" office:value="8.47343156317143" calcext:value-type="float">
            <text:p>8.4734315631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14476314" calcext:value-type="float">
            <text:p>1.414476314</text:p>
          </table:table-cell>
          <table:table-cell table:formula="of:=[.A2098]-[.B2098]" office:value-type="float" office:value="3.585523686" calcext:value-type="float">
            <text:p>3.585523686</text:p>
          </table:table-cell>
          <table:table-cell table:formula="of:=ABS([.C2098])" office:value-type="float" office:value="3.585523686" calcext:value-type="float">
            <text:p>3.585523686</text:p>
          </table:table-cell>
          <table:table-cell table:formula="of:=[.C2098]^2" office:value-type="float" office:value="12.855980102867" calcext:value-type="float">
            <text:p>12.855980102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45221353" calcext:value-type="float">
            <text:p>1.445221353</text:p>
          </table:table-cell>
          <table:table-cell table:formula="of:=[.A2099]-[.B2099]" office:value-type="float" office:value="-1.445221353" calcext:value-type="float">
            <text:p>-1.445221353</text:p>
          </table:table-cell>
          <table:table-cell table:formula="of:=ABS([.C2099])" office:value-type="float" office:value="1.445221353" calcext:value-type="float">
            <text:p>1.445221353</text:p>
          </table:table-cell>
          <table:table-cell table:formula="of:=[.C2099]^2" office:value-type="float" office:value="2.08866475916715" calcext:value-type="float">
            <text:p>2.08866475916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0262852" calcext:value-type="float">
            <text:p>0.840262852</text:p>
          </table:table-cell>
          <table:table-cell table:formula="of:=[.A2100]-[.B2100]" office:value-type="float" office:value="0.159737148" calcext:value-type="float">
            <text:p>0.159737148</text:p>
          </table:table-cell>
          <table:table-cell table:formula="of:=ABS([.C2100])" office:value-type="float" office:value="0.159737148" calcext:value-type="float">
            <text:p>0.159737148</text:p>
          </table:table-cell>
          <table:table-cell table:formula="of:=[.C2100]^2" office:value-type="float" office:value="0.0255159564511739" calcext:value-type="float">
            <text:p>0.025515956451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6597922" calcext:value-type="float">
            <text:p>0.906597922</text:p>
          </table:table-cell>
          <table:table-cell table:formula="of:=[.A2101]-[.B2101]" office:value-type="float" office:value="0.0934020779999999" calcext:value-type="float">
            <text:p>0.093402078</text:p>
          </table:table-cell>
          <table:table-cell table:formula="of:=ABS([.C2101])" office:value-type="float" office:value="0.0934020779999999" calcext:value-type="float">
            <text:p>0.093402078</text:p>
          </table:table-cell>
          <table:table-cell table:formula="of:=[.C2101]^2" office:value-type="float" office:value="0.00872394817471806" calcext:value-type="float">
            <text:p>0.008723948174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12385234" calcext:value-type="float">
            <text:p>2.212385234</text:p>
          </table:table-cell>
          <table:table-cell table:formula="of:=[.A2102]-[.B2102]" office:value-type="float" office:value="-0.212385234" calcext:value-type="float">
            <text:p>-0.212385234</text:p>
          </table:table-cell>
          <table:table-cell table:formula="of:=ABS([.C2102])" office:value-type="float" office:value="0.212385234" calcext:value-type="float">
            <text:p>0.212385234</text:p>
          </table:table-cell>
          <table:table-cell table:formula="of:=[.C2102]^2" office:value-type="float" office:value="0.0451074876212348" calcext:value-type="float">
            <text:p>0.045107487621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2064136" calcext:value-type="float">
            <text:p>0.872064136</text:p>
          </table:table-cell>
          <table:table-cell table:formula="of:=[.A2103]-[.B2103]" office:value-type="float" office:value="0.127935864" calcext:value-type="float">
            <text:p>0.127935864</text:p>
          </table:table-cell>
          <table:table-cell table:formula="of:=ABS([.C2103])" office:value-type="float" office:value="0.127935864" calcext:value-type="float">
            <text:p>0.127935864</text:p>
          </table:table-cell>
          <table:table-cell table:formula="of:=[.C2103]^2" office:value-type="float" office:value="0.0163675852974265" calcext:value-type="float">
            <text:p>0.016367585297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749657" calcext:value-type="float">
            <text:p>0.199749657</text:p>
          </table:table-cell>
          <table:table-cell table:formula="of:=[.A2104]-[.B2104]" office:value-type="float" office:value="-0.199749657" calcext:value-type="float">
            <text:p>-0.199749657</text:p>
          </table:table-cell>
          <table:table-cell table:formula="of:=ABS([.C2104])" office:value-type="float" office:value="0.199749657" calcext:value-type="float">
            <text:p>0.199749657</text:p>
          </table:table-cell>
          <table:table-cell table:formula="of:=[.C2104]^2" office:value-type="float" office:value="0.0398999254716177" calcext:value-type="float">
            <text:p>0.039899925471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7972908" calcext:value-type="float">
            <text:p>0.897972908</text:p>
          </table:table-cell>
          <table:table-cell table:formula="of:=[.A2105]-[.B2105]" office:value-type="float" office:value="0.102027092" calcext:value-type="float">
            <text:p>0.102027092</text:p>
          </table:table-cell>
          <table:table-cell table:formula="of:=ABS([.C2105])" office:value-type="float" office:value="0.102027092" calcext:value-type="float">
            <text:p>0.102027092</text:p>
          </table:table-cell>
          <table:table-cell table:formula="of:=[.C2105]^2" office:value-type="float" office:value="0.0104095275019765" calcext:value-type="float">
            <text:p>0.010409527501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28986679" calcext:value-type="float">
            <text:p>1.428986679</text:p>
          </table:table-cell>
          <table:table-cell table:formula="of:=[.A2106]-[.B2106]" office:value-type="float" office:value="1.571013321" calcext:value-type="float">
            <text:p>1.571013321</text:p>
          </table:table-cell>
          <table:table-cell table:formula="of:=ABS([.C2106])" office:value-type="float" office:value="1.571013321" calcext:value-type="float">
            <text:p>1.571013321</text:p>
          </table:table-cell>
          <table:table-cell table:formula="of:=[.C2106]^2" office:value-type="float" office:value="2.46808285475945" calcext:value-type="float">
            <text:p>2.468082854759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66223146" calcext:value-type="float">
            <text:p>1.166223146</text:p>
          </table:table-cell>
          <table:table-cell table:formula="of:=[.A2107]-[.B2107]" office:value-type="float" office:value="1.833776854" calcext:value-type="float">
            <text:p>1.833776854</text:p>
          </table:table-cell>
          <table:table-cell table:formula="of:=ABS([.C2107])" office:value-type="float" office:value="1.833776854" calcext:value-type="float">
            <text:p>1.833776854</text:p>
          </table:table-cell>
          <table:table-cell table:formula="of:=[.C2107]^2" office:value-type="float" office:value="3.36273755026614" calcext:value-type="float">
            <text:p>3.36273755026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394454" calcext:value-type="float">
            <text:p>0.594394454</text:p>
          </table:table-cell>
          <table:table-cell table:formula="of:=[.A2108]-[.B2108]" office:value-type="float" office:value="-0.594394454" calcext:value-type="float">
            <text:p>-0.594394454</text:p>
          </table:table-cell>
          <table:table-cell table:formula="of:=ABS([.C2108])" office:value-type="float" office:value="0.594394454" calcext:value-type="float">
            <text:p>0.594394454</text:p>
          </table:table-cell>
          <table:table-cell table:formula="of:=[.C2108]^2" office:value-type="float" office:value="0.353304766945958" calcext:value-type="float">
            <text:p>0.353304766945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7016364" calcext:value-type="float">
            <text:p>0.297016364</text:p>
          </table:table-cell>
          <table:table-cell table:formula="of:=[.A2109]-[.B2109]" office:value-type="float" office:value="-0.297016364" calcext:value-type="float">
            <text:p>-0.297016364</text:p>
          </table:table-cell>
          <table:table-cell table:formula="of:=ABS([.C2109])" office:value-type="float" office:value="0.297016364" calcext:value-type="float">
            <text:p>0.297016364</text:p>
          </table:table-cell>
          <table:table-cell table:formula="of:=[.C2109]^2" office:value-type="float" office:value="0.0882187204837805" calcext:value-type="float">
            <text:p>0.088218720483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33785322" calcext:value-type="float">
            <text:p>1.633785322</text:p>
          </table:table-cell>
          <table:table-cell table:formula="of:=[.A2110]-[.B2110]" office:value-type="float" office:value="-1.633785322" calcext:value-type="float">
            <text:p>-1.633785322</text:p>
          </table:table-cell>
          <table:table-cell table:formula="of:=ABS([.C2110])" office:value-type="float" office:value="1.633785322" calcext:value-type="float">
            <text:p>1.633785322</text:p>
          </table:table-cell>
          <table:table-cell table:formula="of:=[.C2110]^2" office:value-type="float" office:value="2.66925447838264" calcext:value-type="float">
            <text:p>2.66925447838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1061875" calcext:value-type="float">
            <text:p>0.321061875</text:p>
          </table:table-cell>
          <table:table-cell table:formula="of:=[.A2111]-[.B2111]" office:value-type="float" office:value="-0.321061875" calcext:value-type="float">
            <text:p>-0.321061875</text:p>
          </table:table-cell>
          <table:table-cell table:formula="of:=ABS([.C2111])" office:value-type="float" office:value="0.321061875" calcext:value-type="float">
            <text:p>0.321061875</text:p>
          </table:table-cell>
          <table:table-cell table:formula="of:=[.C2111]^2" office:value-type="float" office:value="0.103080727578516" calcext:value-type="float">
            <text:p>0.103080727578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575436" calcext:value-type="float">
            <text:p>0.231575436</text:p>
          </table:table-cell>
          <table:table-cell table:formula="of:=[.A2112]-[.B2112]" office:value-type="float" office:value="-0.231575436" calcext:value-type="float">
            <text:p>-0.231575436</text:p>
          </table:table-cell>
          <table:table-cell table:formula="of:=ABS([.C2112])" office:value-type="float" office:value="0.231575436" calcext:value-type="float">
            <text:p>0.231575436</text:p>
          </table:table-cell>
          <table:table-cell table:formula="of:=[.C2112]^2" office:value-type="float" office:value="0.0536271825585901" calcext:value-type="float">
            <text:p>0.05362718255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9456483" calcext:value-type="float">
            <text:p>1.59456483</text:p>
          </table:table-cell>
          <table:table-cell table:formula="of:=[.A2113]-[.B2113]" office:value-type="float" office:value="-1.59456483" calcext:value-type="float">
            <text:p>-1.59456483</text:p>
          </table:table-cell>
          <table:table-cell table:formula="of:=ABS([.C2113])" office:value-type="float" office:value="1.59456483" calcext:value-type="float">
            <text:p>1.59456483</text:p>
          </table:table-cell>
          <table:table-cell table:formula="of:=[.C2113]^2" office:value-type="float" office:value="2.54263699707293" calcext:value-type="float">
            <text:p>2.54263699707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477513" calcext:value-type="float">
            <text:p>1.1477513</text:p>
          </table:table-cell>
          <table:table-cell table:formula="of:=[.A2114]-[.B2114]" office:value-type="float" office:value="-1.1477513" calcext:value-type="float">
            <text:p>-1.1477513</text:p>
          </table:table-cell>
          <table:table-cell table:formula="of:=ABS([.C2114])" office:value-type="float" office:value="1.1477513" calcext:value-type="float">
            <text:p>1.1477513</text:p>
          </table:table-cell>
          <table:table-cell table:formula="of:=[.C2114]^2" office:value-type="float" office:value="1.31733304665169" calcext:value-type="float">
            <text:p>1.31733304665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9412294" calcext:value-type="float">
            <text:p>0.879412294</text:p>
          </table:table-cell>
          <table:table-cell table:formula="of:=[.A2115]-[.B2115]" office:value-type="float" office:value="0.120587706" calcext:value-type="float">
            <text:p>0.120587706</text:p>
          </table:table-cell>
          <table:table-cell table:formula="of:=ABS([.C2115])" office:value-type="float" office:value="0.120587706" calcext:value-type="float">
            <text:p>0.120587706</text:p>
          </table:table-cell>
          <table:table-cell table:formula="of:=[.C2115]^2" office:value-type="float" office:value="0.0145413948383424" calcext:value-type="float">
            <text:p>0.014541394838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51924147" calcext:value-type="float">
            <text:p>1.251924147</text:p>
          </table:table-cell>
          <table:table-cell table:formula="of:=[.A2116]-[.B2116]" office:value-type="float" office:value="-1.251924147" calcext:value-type="float">
            <text:p>-1.251924147</text:p>
          </table:table-cell>
          <table:table-cell table:formula="of:=ABS([.C2116])" office:value-type="float" office:value="1.251924147" calcext:value-type="float">
            <text:p>1.251924147</text:p>
          </table:table-cell>
          <table:table-cell table:formula="of:=[.C2116]^2" office:value-type="float" office:value="1.56731406984168" calcext:value-type="float">
            <text:p>1.56731406984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50179462" calcext:value-type="float">
            <text:p>1.450179462</text:p>
          </table:table-cell>
          <table:table-cell table:formula="of:=[.A2117]-[.B2117]" office:value-type="float" office:value="-1.450179462" calcext:value-type="float">
            <text:p>-1.450179462</text:p>
          </table:table-cell>
          <table:table-cell table:formula="of:=ABS([.C2117])" office:value-type="float" office:value="1.450179462" calcext:value-type="float">
            <text:p>1.450179462</text:p>
          </table:table-cell>
          <table:table-cell table:formula="of:=[.C2117]^2" office:value-type="float" office:value="2.10302047200661" calcext:value-type="float">
            <text:p>2.10302047200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7060568" calcext:value-type="float">
            <text:p>0.817060568</text:p>
          </table:table-cell>
          <table:table-cell table:formula="of:=[.A2118]-[.B2118]" office:value-type="float" office:value="-0.817060568" calcext:value-type="float">
            <text:p>-0.817060568</text:p>
          </table:table-cell>
          <table:table-cell table:formula="of:=ABS([.C2118])" office:value-type="float" office:value="0.817060568" calcext:value-type="float">
            <text:p>0.817060568</text:p>
          </table:table-cell>
          <table:table-cell table:formula="of:=[.C2118]^2" office:value-type="float" office:value="0.667587971780483" calcext:value-type="float">
            <text:p>0.667587971780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2564248" calcext:value-type="float">
            <text:p>0.852564248</text:p>
          </table:table-cell>
          <table:table-cell table:formula="of:=[.A2119]-[.B2119]" office:value-type="float" office:value="0.147435752" calcext:value-type="float">
            <text:p>0.147435752</text:p>
          </table:table-cell>
          <table:table-cell table:formula="of:=ABS([.C2119])" office:value-type="float" office:value="0.147435752" calcext:value-type="float">
            <text:p>0.147435752</text:p>
          </table:table-cell>
          <table:table-cell table:formula="of:=[.C2119]^2" office:value-type="float" office:value="0.0217373009678055" calcext:value-type="float">
            <text:p>0.021737300967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9984294" calcext:value-type="float">
            <text:p>1.529984294</text:p>
          </table:table-cell>
          <table:table-cell table:formula="of:=[.A2120]-[.B2120]" office:value-type="float" office:value="-0.529984294" calcext:value-type="float">
            <text:p>-0.529984294</text:p>
          </table:table-cell>
          <table:table-cell table:formula="of:=ABS([.C2120])" office:value-type="float" office:value="0.529984294" calcext:value-type="float">
            <text:p>0.529984294</text:p>
          </table:table-cell>
          <table:table-cell table:formula="of:=[.C2120]^2" office:value-type="float" office:value="0.280883351886679" calcext:value-type="float">
            <text:p>0.280883351886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116538" calcext:value-type="float">
            <text:p>0.209116538</text:p>
          </table:table-cell>
          <table:table-cell table:formula="of:=[.A2121]-[.B2121]" office:value-type="float" office:value="-0.209116538" calcext:value-type="float">
            <text:p>-0.209116538</text:p>
          </table:table-cell>
          <table:table-cell table:formula="of:=ABS([.C2121])" office:value-type="float" office:value="0.209116538" calcext:value-type="float">
            <text:p>0.209116538</text:p>
          </table:table-cell>
          <table:table-cell table:formula="of:=[.C2121]^2" office:value-type="float" office:value="0.0437297264651055" calcext:value-type="float">
            <text:p>0.043729726465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749657" calcext:value-type="float">
            <text:p>0.199749657</text:p>
          </table:table-cell>
          <table:table-cell table:formula="of:=[.A2122]-[.B2122]" office:value-type="float" office:value="-0.199749657" calcext:value-type="float">
            <text:p>-0.199749657</text:p>
          </table:table-cell>
          <table:table-cell table:formula="of:=ABS([.C2122])" office:value-type="float" office:value="0.199749657" calcext:value-type="float">
            <text:p>0.199749657</text:p>
          </table:table-cell>
          <table:table-cell table:formula="of:=[.C2122]^2" office:value-type="float" office:value="0.0398999254716177" calcext:value-type="float">
            <text:p>0.039899925471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6878033" calcext:value-type="float">
            <text:p>0.256878033</text:p>
          </table:table-cell>
          <table:table-cell table:formula="of:=[.A2123]-[.B2123]" office:value-type="float" office:value="-0.256878033" calcext:value-type="float">
            <text:p>-0.256878033</text:p>
          </table:table-cell>
          <table:table-cell table:formula="of:=ABS([.C2123])" office:value-type="float" office:value="0.256878033" calcext:value-type="float">
            <text:p>0.256878033</text:p>
          </table:table-cell>
          <table:table-cell table:formula="of:=[.C2123]^2" office:value-type="float" office:value="0.0659863238379491" calcext:value-type="float">
            <text:p>0.065986323837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3006463" calcext:value-type="float">
            <text:p>1.053006463</text:p>
          </table:table-cell>
          <table:table-cell table:formula="of:=[.A2124]-[.B2124]" office:value-type="float" office:value="-1.053006463" calcext:value-type="float">
            <text:p>-1.053006463</text:p>
          </table:table-cell>
          <table:table-cell table:formula="of:=ABS([.C2124])" office:value-type="float" office:value="1.053006463" calcext:value-type="float">
            <text:p>1.053006463</text:p>
          </table:table-cell>
          <table:table-cell table:formula="of:=[.C2124]^2" office:value-type="float" office:value="1.10882261111977" calcext:value-type="float">
            <text:p>1.108822611119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14047217" calcext:value-type="float">
            <text:p>2.814047217</text:p>
          </table:table-cell>
          <table:table-cell table:formula="of:=[.A2125]-[.B2125]" office:value-type="float" office:value="-1.814047217" calcext:value-type="float">
            <text:p>-1.814047217</text:p>
          </table:table-cell>
          <table:table-cell table:formula="of:=ABS([.C2125])" office:value-type="float" office:value="1.814047217" calcext:value-type="float">
            <text:p>1.814047217</text:p>
          </table:table-cell>
          <table:table-cell table:formula="of:=[.C2125]^2" office:value-type="float" office:value="3.29076730550545" calcext:value-type="float">
            <text:p>3.29076730550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3736609" calcext:value-type="float">
            <text:p>0.543736609</text:p>
          </table:table-cell>
          <table:table-cell table:formula="of:=[.A2126]-[.B2126]" office:value-type="float" office:value="-0.543736609" calcext:value-type="float">
            <text:p>-0.543736609</text:p>
          </table:table-cell>
          <table:table-cell table:formula="of:=ABS([.C2126])" office:value-type="float" office:value="0.543736609" calcext:value-type="float">
            <text:p>0.543736609</text:p>
          </table:table-cell>
          <table:table-cell table:formula="of:=[.C2126]^2" office:value-type="float" office:value="0.295649499966819" calcext:value-type="float">
            <text:p>0.2956494999668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8721536" calcext:value-type="float">
            <text:p>0.848721536</text:p>
          </table:table-cell>
          <table:table-cell table:formula="of:=[.A2127]-[.B2127]" office:value-type="float" office:value="3.151278464" calcext:value-type="float">
            <text:p>3.151278464</text:p>
          </table:table-cell>
          <table:table-cell table:formula="of:=ABS([.C2127])" office:value-type="float" office:value="3.151278464" calcext:value-type="float">
            <text:p>3.151278464</text:p>
          </table:table-cell>
          <table:table-cell table:formula="of:=[.C2127]^2" office:value-type="float" office:value="9.9305559576702" calcext:value-type="float">
            <text:p>9.9305559576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3613309" calcext:value-type="float">
            <text:p>1.523613309</text:p>
          </table:table-cell>
          <table:table-cell table:formula="of:=[.A2128]-[.B2128]" office:value-type="float" office:value="-0.523613309" calcext:value-type="float">
            <text:p>-0.523613309</text:p>
          </table:table-cell>
          <table:table-cell table:formula="of:=ABS([.C2128])" office:value-type="float" office:value="0.523613309" calcext:value-type="float">
            <text:p>0.523613309</text:p>
          </table:table-cell>
          <table:table-cell table:formula="of:=[.C2128]^2" office:value-type="float" office:value="0.274170897361929" calcext:value-type="float">
            <text:p>0.2741708973619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11732567" calcext:value-type="float">
            <text:p>2.311732567</text:p>
          </table:table-cell>
          <table:table-cell table:formula="of:=[.A2129]-[.B2129]" office:value-type="float" office:value="-0.311732567" calcext:value-type="float">
            <text:p>-0.311732567</text:p>
          </table:table-cell>
          <table:table-cell table:formula="of:=ABS([.C2129])" office:value-type="float" office:value="0.311732567" calcext:value-type="float">
            <text:p>0.311732567</text:p>
          </table:table-cell>
          <table:table-cell table:formula="of:=[.C2129]^2" office:value-type="float" office:value="0.0971771933284095" calcext:value-type="float">
            <text:p>0.09717719332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0051386" calcext:value-type="float">
            <text:p>0.780051386</text:p>
          </table:table-cell>
          <table:table-cell table:formula="of:=[.A2130]-[.B2130]" office:value-type="float" office:value="1.219948614" calcext:value-type="float">
            <text:p>1.219948614</text:p>
          </table:table-cell>
          <table:table-cell table:formula="of:=ABS([.C2130])" office:value-type="float" office:value="1.219948614" calcext:value-type="float">
            <text:p>1.219948614</text:p>
          </table:table-cell>
          <table:table-cell table:formula="of:=[.C2130]^2" office:value-type="float" office:value="1.48827462080052" calcext:value-type="float">
            <text:p>1.48827462080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2462142" calcext:value-type="float">
            <text:p>1.32462142</text:p>
          </table:table-cell>
          <table:table-cell table:formula="of:=[.A2131]-[.B2131]" office:value-type="float" office:value="0.67537858" calcext:value-type="float">
            <text:p>0.67537858</text:p>
          </table:table-cell>
          <table:table-cell table:formula="of:=ABS([.C2131])" office:value-type="float" office:value="0.67537858" calcext:value-type="float">
            <text:p>0.67537858</text:p>
          </table:table-cell>
          <table:table-cell table:formula="of:=[.C2131]^2" office:value-type="float" office:value="0.456136226322816" calcext:value-type="float">
            <text:p>0.4561362263228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49847824" calcext:value-type="float">
            <text:p>3.049847824</text:p>
          </table:table-cell>
          <table:table-cell table:formula="of:=[.A2132]-[.B2132]" office:value-type="float" office:value="2.950152176" calcext:value-type="float">
            <text:p>2.950152176</text:p>
          </table:table-cell>
          <table:table-cell table:formula="of:=ABS([.C2132])" office:value-type="float" office:value="2.950152176" calcext:value-type="float">
            <text:p>2.950152176</text:p>
          </table:table-cell>
          <table:table-cell table:formula="of:=[.C2132]^2" office:value-type="float" office:value="8.70339786155754" calcext:value-type="float">
            <text:p>8.703397861557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2964831" calcext:value-type="float">
            <text:p>1.172964831</text:p>
          </table:table-cell>
          <table:table-cell table:formula="of:=[.A2133]-[.B2133]" office:value-type="float" office:value="1.827035169" calcext:value-type="float">
            <text:p>1.827035169</text:p>
          </table:table-cell>
          <table:table-cell table:formula="of:=ABS([.C2133])" office:value-type="float" office:value="1.827035169" calcext:value-type="float">
            <text:p>1.827035169</text:p>
          </table:table-cell>
          <table:table-cell table:formula="of:=[.C2133]^2" office:value-type="float" office:value="3.33805750876286" calcext:value-type="float">
            <text:p>3.33805750876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4604356" calcext:value-type="float">
            <text:p>1.134604356</text:p>
          </table:table-cell>
          <table:table-cell table:formula="of:=[.A2134]-[.B2134]" office:value-type="float" office:value="1.865395644" calcext:value-type="float">
            <text:p>1.865395644</text:p>
          </table:table-cell>
          <table:table-cell table:formula="of:=ABS([.C2134])" office:value-type="float" office:value="1.865395644" calcext:value-type="float">
            <text:p>1.865395644</text:p>
          </table:table-cell>
          <table:table-cell table:formula="of:=[.C2134]^2" office:value-type="float" office:value="3.47970090865417" calcext:value-type="float">
            <text:p>3.47970090865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56495927" calcext:value-type="float">
            <text:p>3.556495927</text:p>
          </table:table-cell>
          <table:table-cell table:formula="of:=[.A2135]-[.B2135]" office:value-type="float" office:value="-1.556495927" calcext:value-type="float">
            <text:p>-1.556495927</text:p>
          </table:table-cell>
          <table:table-cell table:formula="of:=ABS([.C2135])" office:value-type="float" office:value="1.556495927" calcext:value-type="float">
            <text:p>1.556495927</text:p>
          </table:table-cell>
          <table:table-cell table:formula="of:=[.C2135]^2" office:value-type="float" office:value="2.42267957076759" calcext:value-type="float">
            <text:p>2.422679570767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1578242" calcext:value-type="float">
            <text:p>0.281578242</text:p>
          </table:table-cell>
          <table:table-cell table:formula="of:=[.A2136]-[.B2136]" office:value-type="float" office:value="0.718421758" calcext:value-type="float">
            <text:p>0.718421758</text:p>
          </table:table-cell>
          <table:table-cell table:formula="of:=ABS([.C2136])" office:value-type="float" office:value="0.718421758" calcext:value-type="float">
            <text:p>0.718421758</text:p>
          </table:table-cell>
          <table:table-cell table:formula="of:=[.C2136]^2" office:value-type="float" office:value="0.51612982236781" calcext:value-type="float">
            <text:p>0.51612982236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7231749" calcext:value-type="float">
            <text:p>0.877231749</text:p>
          </table:table-cell>
          <table:table-cell table:formula="of:=[.A2137]-[.B2137]" office:value-type="float" office:value="0.122768251" calcext:value-type="float">
            <text:p>0.122768251</text:p>
          </table:table-cell>
          <table:table-cell table:formula="of:=ABS([.C2137])" office:value-type="float" office:value="0.122768251" calcext:value-type="float">
            <text:p>0.122768251</text:p>
          </table:table-cell>
          <table:table-cell table:formula="of:=[.C2137]^2" office:value-type="float" office:value="0.015072043453599" calcext:value-type="float">
            <text:p>0.0150720434535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54321124" calcext:value-type="float">
            <text:p>2.854321124</text:p>
          </table:table-cell>
          <table:table-cell table:formula="of:=[.A2138]-[.B2138]" office:value-type="float" office:value="-0.854321124" calcext:value-type="float">
            <text:p>-0.854321124</text:p>
          </table:table-cell>
          <table:table-cell table:formula="of:=ABS([.C2138])" office:value-type="float" office:value="0.854321124" calcext:value-type="float">
            <text:p>0.854321124</text:p>
          </table:table-cell>
          <table:table-cell table:formula="of:=[.C2138]^2" office:value-type="float" office:value="0.729864582912624" calcext:value-type="float">
            <text:p>0.729864582912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7552645" calcext:value-type="float">
            <text:p>0.607552645</text:p>
          </table:table-cell>
          <table:table-cell table:formula="of:=[.A2139]-[.B2139]" office:value-type="float" office:value="-0.607552645" calcext:value-type="float">
            <text:p>-0.607552645</text:p>
          </table:table-cell>
          <table:table-cell table:formula="of:=ABS([.C2139])" office:value-type="float" office:value="0.607552645" calcext:value-type="float">
            <text:p>0.607552645</text:p>
          </table:table-cell>
          <table:table-cell table:formula="of:=[.C2139]^2" office:value-type="float" office:value="0.369120216446496" calcext:value-type="float">
            <text:p>0.369120216446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749657" calcext:value-type="float">
            <text:p>0.199749657</text:p>
          </table:table-cell>
          <table:table-cell table:formula="of:=[.A2140]-[.B2140]" office:value-type="float" office:value="-0.199749657" calcext:value-type="float">
            <text:p>-0.199749657</text:p>
          </table:table-cell>
          <table:table-cell table:formula="of:=ABS([.C2140])" office:value-type="float" office:value="0.199749657" calcext:value-type="float">
            <text:p>0.199749657</text:p>
          </table:table-cell>
          <table:table-cell table:formula="of:=[.C2140]^2" office:value-type="float" office:value="0.0398999254716177" calcext:value-type="float">
            <text:p>0.039899925471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074533" calcext:value-type="float">
            <text:p>0.83074533</text:p>
          </table:table-cell>
          <table:table-cell table:formula="of:=[.A2141]-[.B2141]" office:value-type="float" office:value="0.16925467" calcext:value-type="float">
            <text:p>0.16925467</text:p>
          </table:table-cell>
          <table:table-cell table:formula="of:=ABS([.C2141])" office:value-type="float" office:value="0.16925467" calcext:value-type="float">
            <text:p>0.16925467</text:p>
          </table:table-cell>
          <table:table-cell table:formula="of:=[.C2141]^2" office:value-type="float" office:value="0.0286471433168089" calcext:value-type="float">
            <text:p>0.028647143316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8548804" calcext:value-type="float">
            <text:p>1.38548804</text:p>
          </table:table-cell>
          <table:table-cell table:formula="of:=[.A2142]-[.B2142]" office:value-type="float" office:value="-0.38548804" calcext:value-type="float">
            <text:p>-0.38548804</text:p>
          </table:table-cell>
          <table:table-cell table:formula="of:=ABS([.C2142])" office:value-type="float" office:value="0.38548804" calcext:value-type="float">
            <text:p>0.38548804</text:p>
          </table:table-cell>
          <table:table-cell table:formula="of:=[.C2142]^2" office:value-type="float" office:value="0.148601028983042" calcext:value-type="float">
            <text:p>0.148601028983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7922183" calcext:value-type="float">
            <text:p>1.057922183</text:p>
          </table:table-cell>
          <table:table-cell table:formula="of:=[.A2143]-[.B2143]" office:value-type="float" office:value="-1.057922183" calcext:value-type="float">
            <text:p>-1.057922183</text:p>
          </table:table-cell>
          <table:table-cell table:formula="of:=ABS([.C2143])" office:value-type="float" office:value="1.057922183" calcext:value-type="float">
            <text:p>1.057922183</text:p>
          </table:table-cell>
          <table:table-cell table:formula="of:=[.C2143]^2" office:value-type="float" office:value="1.11919934528349" calcext:value-type="float">
            <text:p>1.11919934528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2270924" calcext:value-type="float">
            <text:p>0.302270924</text:p>
          </table:table-cell>
          <table:table-cell table:formula="of:=[.A2144]-[.B2144]" office:value-type="float" office:value="-0.302270924" calcext:value-type="float">
            <text:p>-0.302270924</text:p>
          </table:table-cell>
          <table:table-cell table:formula="of:=ABS([.C2144])" office:value-type="float" office:value="0.302270924" calcext:value-type="float">
            <text:p>0.302270924</text:p>
          </table:table-cell>
          <table:table-cell table:formula="of:=[.C2144]^2" office:value-type="float" office:value="0.0913677114958138" calcext:value-type="float">
            <text:p>0.091367711495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7016364" calcext:value-type="float">
            <text:p>0.297016364</text:p>
          </table:table-cell>
          <table:table-cell table:formula="of:=[.A2145]-[.B2145]" office:value-type="float" office:value="-0.297016364" calcext:value-type="float">
            <text:p>-0.297016364</text:p>
          </table:table-cell>
          <table:table-cell table:formula="of:=ABS([.C2145])" office:value-type="float" office:value="0.297016364" calcext:value-type="float">
            <text:p>0.297016364</text:p>
          </table:table-cell>
          <table:table-cell table:formula="of:=[.C2145]^2" office:value-type="float" office:value="0.0882187204837805" calcext:value-type="float">
            <text:p>0.088218720483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57927163" calcext:value-type="float">
            <text:p>1.157927163</text:p>
          </table:table-cell>
          <table:table-cell table:formula="of:=[.A2146]-[.B2146]" office:value-type="float" office:value="-1.157927163" calcext:value-type="float">
            <text:p>-1.157927163</text:p>
          </table:table-cell>
          <table:table-cell table:formula="of:=ABS([.C2146])" office:value-type="float" office:value="1.157927163" calcext:value-type="float">
            <text:p>1.157927163</text:p>
          </table:table-cell>
          <table:table-cell table:formula="of:=[.C2146]^2" office:value-type="float" office:value="1.34079531481323" calcext:value-type="float">
            <text:p>1.34079531481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1061875" calcext:value-type="float">
            <text:p>0.321061875</text:p>
          </table:table-cell>
          <table:table-cell table:formula="of:=[.A2147]-[.B2147]" office:value-type="float" office:value="-0.321061875" calcext:value-type="float">
            <text:p>-0.321061875</text:p>
          </table:table-cell>
          <table:table-cell table:formula="of:=ABS([.C2147])" office:value-type="float" office:value="0.321061875" calcext:value-type="float">
            <text:p>0.321061875</text:p>
          </table:table-cell>
          <table:table-cell table:formula="of:=[.C2147]^2" office:value-type="float" office:value="0.103080727578516" calcext:value-type="float">
            <text:p>0.103080727578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575436" calcext:value-type="float">
            <text:p>0.231575436</text:p>
          </table:table-cell>
          <table:table-cell table:formula="of:=[.A2148]-[.B2148]" office:value-type="float" office:value="-0.231575436" calcext:value-type="float">
            <text:p>-0.231575436</text:p>
          </table:table-cell>
          <table:table-cell table:formula="of:=ABS([.C2148])" office:value-type="float" office:value="0.231575436" calcext:value-type="float">
            <text:p>0.231575436</text:p>
          </table:table-cell>
          <table:table-cell table:formula="of:=[.C2148]^2" office:value-type="float" office:value="0.0536271825585901" calcext:value-type="float">
            <text:p>0.05362718255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3411253" calcext:value-type="float">
            <text:p>0.523411253</text:p>
          </table:table-cell>
          <table:table-cell table:formula="of:=[.A2149]-[.B2149]" office:value-type="float" office:value="-0.523411253" calcext:value-type="float">
            <text:p>-0.523411253</text:p>
          </table:table-cell>
          <table:table-cell table:formula="of:=ABS([.C2149])" office:value-type="float" office:value="0.523411253" calcext:value-type="float">
            <text:p>0.523411253</text:p>
          </table:table-cell>
          <table:table-cell table:formula="of:=[.C2149]^2" office:value-type="float" office:value="0.27395933976703" calcext:value-type="float">
            <text:p>0.273959339767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48502496" calcext:value-type="float">
            <text:p>2.048502496</text:p>
          </table:table-cell>
          <table:table-cell table:formula="of:=[.A2150]-[.B2150]" office:value-type="float" office:value="0.951497504" calcext:value-type="float">
            <text:p>0.951497504</text:p>
          </table:table-cell>
          <table:table-cell table:formula="of:=ABS([.C2150])" office:value-type="float" office:value="0.951497504" calcext:value-type="float">
            <text:p>0.951497504</text:p>
          </table:table-cell>
          <table:table-cell table:formula="of:=[.C2150]^2" office:value-type="float" office:value="0.90534750011823" calcext:value-type="float">
            <text:p>0.905347500118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9446795" calcext:value-type="float">
            <text:p>0.279446795</text:p>
          </table:table-cell>
          <table:table-cell table:formula="of:=[.A2151]-[.B2151]" office:value-type="float" office:value="0.720553205" calcext:value-type="float">
            <text:p>0.720553205</text:p>
          </table:table-cell>
          <table:table-cell table:formula="of:=ABS([.C2151])" office:value-type="float" office:value="0.720553205" calcext:value-type="float">
            <text:p>0.720553205</text:p>
          </table:table-cell>
          <table:table-cell table:formula="of:=[.C2151]^2" office:value-type="float" office:value="0.519196921235772" calcext:value-type="float">
            <text:p>0.5191969212357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8446857" calcext:value-type="float">
            <text:p>0.948446857</text:p>
          </table:table-cell>
          <table:table-cell table:formula="of:=[.A2152]-[.B2152]" office:value-type="float" office:value="0.0515531429999999" calcext:value-type="float">
            <text:p>0.051553143</text:p>
          </table:table-cell>
          <table:table-cell table:formula="of:=ABS([.C2152])" office:value-type="float" office:value="0.0515531429999999" calcext:value-type="float">
            <text:p>0.051553143</text:p>
          </table:table-cell>
          <table:table-cell table:formula="of:=[.C2152]^2" office:value-type="float" office:value="0.00265772655317844" calcext:value-type="float">
            <text:p>0.002657726553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225771" calcext:value-type="float">
            <text:p>0.681225771</text:p>
          </table:table-cell>
          <table:table-cell table:formula="of:=[.A2153]-[.B2153]" office:value-type="float" office:value="-0.681225771" calcext:value-type="float">
            <text:p>-0.681225771</text:p>
          </table:table-cell>
          <table:table-cell table:formula="of:=ABS([.C2153])" office:value-type="float" office:value="0.681225771" calcext:value-type="float">
            <text:p>0.681225771</text:p>
          </table:table-cell>
          <table:table-cell table:formula="of:=[.C2153]^2" office:value-type="float" office:value="0.464068551074544" calcext:value-type="float">
            <text:p>0.464068551074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1578242" calcext:value-type="float">
            <text:p>0.281578242</text:p>
          </table:table-cell>
          <table:table-cell table:formula="of:=[.A2154]-[.B2154]" office:value-type="float" office:value="-0.281578242" calcext:value-type="float">
            <text:p>-0.281578242</text:p>
          </table:table-cell>
          <table:table-cell table:formula="of:=ABS([.C2154])" office:value-type="float" office:value="0.281578242" calcext:value-type="float">
            <text:p>0.281578242</text:p>
          </table:table-cell>
          <table:table-cell table:formula="of:=[.C2154]^2" office:value-type="float" office:value="0.0792863063678106" calcext:value-type="float">
            <text:p>0.079286306367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8043437" calcext:value-type="float">
            <text:p>0.288043437</text:p>
          </table:table-cell>
          <table:table-cell table:formula="of:=[.A2155]-[.B2155]" office:value-type="float" office:value="-0.288043437" calcext:value-type="float">
            <text:p>-0.288043437</text:p>
          </table:table-cell>
          <table:table-cell table:formula="of:=ABS([.C2155])" office:value-type="float" office:value="0.288043437" calcext:value-type="float">
            <text:p>0.288043437</text:p>
          </table:table-cell>
          <table:table-cell table:formula="of:=[.C2155]^2" office:value-type="float" office:value="0.082969021598773" calcext:value-type="float">
            <text:p>0.0829690215987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22089035" calcext:value-type="float">
            <text:p>1.222089035</text:p>
          </table:table-cell>
          <table:table-cell table:formula="of:=[.A2156]-[.B2156]" office:value-type="float" office:value="0.777910965" calcext:value-type="float">
            <text:p>0.777910965</text:p>
          </table:table-cell>
          <table:table-cell table:formula="of:=ABS([.C2156])" office:value-type="float" office:value="0.777910965" calcext:value-type="float">
            <text:p>0.777910965</text:p>
          </table:table-cell>
          <table:table-cell table:formula="of:=[.C2156]^2" office:value-type="float" office:value="0.605145469467231" calcext:value-type="float">
            <text:p>0.605145469467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116538" calcext:value-type="float">
            <text:p>0.209116538</text:p>
          </table:table-cell>
          <table:table-cell table:formula="of:=[.A2157]-[.B2157]" office:value-type="float" office:value="-0.209116538" calcext:value-type="float">
            <text:p>-0.209116538</text:p>
          </table:table-cell>
          <table:table-cell table:formula="of:=ABS([.C2157])" office:value-type="float" office:value="0.209116538" calcext:value-type="float">
            <text:p>0.209116538</text:p>
          </table:table-cell>
          <table:table-cell table:formula="of:=[.C2157]^2" office:value-type="float" office:value="0.0437297264651055" calcext:value-type="float">
            <text:p>0.043729726465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9749657" calcext:value-type="float">
            <text:p>0.199749657</text:p>
          </table:table-cell>
          <table:table-cell table:formula="of:=[.A2158]-[.B2158]" office:value-type="float" office:value="0.800250343" calcext:value-type="float">
            <text:p>0.800250343</text:p>
          </table:table-cell>
          <table:table-cell table:formula="of:=ABS([.C2158])" office:value-type="float" office:value="0.800250343" calcext:value-type="float">
            <text:p>0.800250343</text:p>
          </table:table-cell>
          <table:table-cell table:formula="of:=[.C2158]^2" office:value-type="float" office:value="0.640400611471618" calcext:value-type="float">
            <text:p>0.640400611471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6878033" calcext:value-type="float">
            <text:p>0.256878033</text:p>
          </table:table-cell>
          <table:table-cell table:formula="of:=[.A2159]-[.B2159]" office:value-type="float" office:value="-0.256878033" calcext:value-type="float">
            <text:p>-0.256878033</text:p>
          </table:table-cell>
          <table:table-cell table:formula="of:=ABS([.C2159])" office:value-type="float" office:value="0.256878033" calcext:value-type="float">
            <text:p>0.256878033</text:p>
          </table:table-cell>
          <table:table-cell table:formula="of:=[.C2159]^2" office:value-type="float" office:value="0.0659863238379491" calcext:value-type="float">
            <text:p>0.065986323837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6630216" calcext:value-type="float">
            <text:p>0.346630216</text:p>
          </table:table-cell>
          <table:table-cell table:formula="of:=[.A2160]-[.B2160]" office:value-type="float" office:value="-0.346630216" calcext:value-type="float">
            <text:p>-0.346630216</text:p>
          </table:table-cell>
          <table:table-cell table:formula="of:=ABS([.C2160])" office:value-type="float" office:value="0.346630216" calcext:value-type="float">
            <text:p>0.346630216</text:p>
          </table:table-cell>
          <table:table-cell table:formula="of:=[.C2160]^2" office:value-type="float" office:value="0.120152506644207" calcext:value-type="float">
            <text:p>0.120152506644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1537705" calcext:value-type="float">
            <text:p>0.841537705</text:p>
          </table:table-cell>
          <table:table-cell table:formula="of:=[.A2161]-[.B2161]" office:value-type="float" office:value="0.158462295" calcext:value-type="float">
            <text:p>0.158462295</text:p>
          </table:table-cell>
          <table:table-cell table:formula="of:=ABS([.C2161])" office:value-type="float" office:value="0.158462295" calcext:value-type="float">
            <text:p>0.158462295</text:p>
          </table:table-cell>
          <table:table-cell table:formula="of:=[.C2161]^2" office:value-type="float" office:value="0.025110298936667" calcext:value-type="float">
            <text:p>0.02511029893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2270924" calcext:value-type="float">
            <text:p>0.302270924</text:p>
          </table:table-cell>
          <table:table-cell table:formula="of:=[.A2162]-[.B2162]" office:value-type="float" office:value="-0.302270924" calcext:value-type="float">
            <text:p>-0.302270924</text:p>
          </table:table-cell>
          <table:table-cell table:formula="of:=ABS([.C2162])" office:value-type="float" office:value="0.302270924" calcext:value-type="float">
            <text:p>0.302270924</text:p>
          </table:table-cell>
          <table:table-cell table:formula="of:=[.C2162]^2" office:value-type="float" office:value="0.0913677114958138" calcext:value-type="float">
            <text:p>0.091367711495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7016364" calcext:value-type="float">
            <text:p>0.297016364</text:p>
          </table:table-cell>
          <table:table-cell table:formula="of:=[.A2163]-[.B2163]" office:value-type="float" office:value="-0.297016364" calcext:value-type="float">
            <text:p>-0.297016364</text:p>
          </table:table-cell>
          <table:table-cell table:formula="of:=ABS([.C2163])" office:value-type="float" office:value="0.297016364" calcext:value-type="float">
            <text:p>0.297016364</text:p>
          </table:table-cell>
          <table:table-cell table:formula="of:=[.C2163]^2" office:value-type="float" office:value="0.0882187204837805" calcext:value-type="float">
            <text:p>0.088218720483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06616352" calcext:value-type="float">
            <text:p>1.606616352</text:p>
          </table:table-cell>
          <table:table-cell table:formula="of:=[.A2164]-[.B2164]" office:value-type="float" office:value="-1.606616352" calcext:value-type="float">
            <text:p>-1.606616352</text:p>
          </table:table-cell>
          <table:table-cell table:formula="of:=ABS([.C2164])" office:value-type="float" office:value="1.606616352" calcext:value-type="float">
            <text:p>1.606616352</text:p>
          </table:table-cell>
          <table:table-cell table:formula="of:=[.C2164]^2" office:value-type="float" office:value="2.58121610251379" calcext:value-type="float">
            <text:p>2.58121610251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6278216" calcext:value-type="float">
            <text:p>1.186278216</text:p>
          </table:table-cell>
          <table:table-cell table:formula="of:=[.A2165]-[.B2165]" office:value-type="float" office:value="0.813721784" calcext:value-type="float">
            <text:p>0.813721784</text:p>
          </table:table-cell>
          <table:table-cell table:formula="of:=ABS([.C2165])" office:value-type="float" office:value="0.813721784" calcext:value-type="float">
            <text:p>0.813721784</text:p>
          </table:table-cell>
          <table:table-cell table:formula="of:=[.C2165]^2" office:value-type="float" office:value="0.662143141756143" calcext:value-type="float">
            <text:p>0.662143141756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575436" calcext:value-type="float">
            <text:p>0.231575436</text:p>
          </table:table-cell>
          <table:table-cell table:formula="of:=[.A2166]-[.B2166]" office:value-type="float" office:value="-0.231575436" calcext:value-type="float">
            <text:p>-0.231575436</text:p>
          </table:table-cell>
          <table:table-cell table:formula="of:=ABS([.C2166])" office:value-type="float" office:value="0.231575436" calcext:value-type="float">
            <text:p>0.231575436</text:p>
          </table:table-cell>
          <table:table-cell table:formula="of:=[.C2166]^2" office:value-type="float" office:value="0.0536271825585901" calcext:value-type="float">
            <text:p>0.053627182558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8784013" calcext:value-type="float">
            <text:p>1.38784013</text:p>
          </table:table-cell>
          <table:table-cell table:formula="of:=[.A2167]-[.B2167]" office:value-type="float" office:value="-0.38784013" calcext:value-type="float">
            <text:p>-0.38784013</text:p>
          </table:table-cell>
          <table:table-cell table:formula="of:=ABS([.C2167])" office:value-type="float" office:value="0.38784013" calcext:value-type="float">
            <text:p>0.38784013</text:p>
          </table:table-cell>
          <table:table-cell table:formula="of:=[.C2167]^2" office:value-type="float" office:value="0.150419966438417" calcext:value-type="float">
            <text:p>0.150419966438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60656242" calcext:value-type="float">
            <text:p>2.560656242</text:p>
          </table:table-cell>
          <table:table-cell table:formula="of:=[.A2168]-[.B2168]" office:value-type="float" office:value="-0.560656242" calcext:value-type="float">
            <text:p>-0.560656242</text:p>
          </table:table-cell>
          <table:table-cell table:formula="of:=ABS([.C2168])" office:value-type="float" office:value="0.560656242" calcext:value-type="float">
            <text:p>0.560656242</text:p>
          </table:table-cell>
          <table:table-cell table:formula="of:=[.C2168]^2" office:value-type="float" office:value="0.314335421693563" calcext:value-type="float">
            <text:p>0.314335421693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9446795" calcext:value-type="float">
            <text:p>0.279446795</text:p>
          </table:table-cell>
          <table:table-cell table:formula="of:=[.A2169]-[.B2169]" office:value-type="float" office:value="-0.279446795" calcext:value-type="float">
            <text:p>-0.279446795</text:p>
          </table:table-cell>
          <table:table-cell table:formula="of:=ABS([.C2169])" office:value-type="float" office:value="0.279446795" calcext:value-type="float">
            <text:p>0.279446795</text:p>
          </table:table-cell>
          <table:table-cell table:formula="of:=[.C2169]^2" office:value-type="float" office:value="0.078090511235772" calcext:value-type="float">
            <text:p>0.078090511235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80567296" calcext:value-type="float">
            <text:p>1.180567296</text:p>
          </table:table-cell>
          <table:table-cell table:formula="of:=[.A2170]-[.B2170]" office:value-type="float" office:value="-1.180567296" calcext:value-type="float">
            <text:p>-1.180567296</text:p>
          </table:table-cell>
          <table:table-cell table:formula="of:=ABS([.C2170])" office:value-type="float" office:value="1.180567296" calcext:value-type="float">
            <text:p>1.180567296</text:p>
          </table:table-cell>
          <table:table-cell table:formula="of:=[.C2170]^2" office:value-type="float" office:value="1.39373914038475" calcext:value-type="float">
            <text:p>1.39373914038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20715769" calcext:value-type="float">
            <text:p>1.420715769</text:p>
          </table:table-cell>
          <table:table-cell table:formula="of:=[.A2171]-[.B2171]" office:value-type="float" office:value="-1.420715769" calcext:value-type="float">
            <text:p>-1.420715769</text:p>
          </table:table-cell>
          <table:table-cell table:formula="of:=ABS([.C2171])" office:value-type="float" office:value="1.420715769" calcext:value-type="float">
            <text:p>1.420715769</text:p>
          </table:table-cell>
          <table:table-cell table:formula="of:=[.C2171]^2" office:value-type="float" office:value="2.01843329628526" calcext:value-type="float">
            <text:p>2.01843329628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1578242" calcext:value-type="float">
            <text:p>0.281578242</text:p>
          </table:table-cell>
          <table:table-cell table:formula="of:=[.A2172]-[.B2172]" office:value-type="float" office:value="-0.281578242" calcext:value-type="float">
            <text:p>-0.281578242</text:p>
          </table:table-cell>
          <table:table-cell table:formula="of:=ABS([.C2172])" office:value-type="float" office:value="0.281578242" calcext:value-type="float">
            <text:p>0.281578242</text:p>
          </table:table-cell>
          <table:table-cell table:formula="of:=[.C2172]^2" office:value-type="float" office:value="0.0792863063678106" calcext:value-type="float">
            <text:p>0.0792863063678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4245944" calcext:value-type="float">
            <text:p>0.864245944</text:p>
          </table:table-cell>
          <table:table-cell table:formula="of:=[.A2173]-[.B2173]" office:value-type="float" office:value="0.135754056" calcext:value-type="float">
            <text:p>0.135754056</text:p>
          </table:table-cell>
          <table:table-cell table:formula="of:=ABS([.C2173])" office:value-type="float" office:value="0.135754056" calcext:value-type="float">
            <text:p>0.135754056</text:p>
          </table:table-cell>
          <table:table-cell table:formula="of:=[.C2173]^2" office:value-type="float" office:value="0.0184291637204511" calcext:value-type="float">
            <text:p>0.0184291637204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68968136" calcext:value-type="float">
            <text:p>2.368968136</text:p>
          </table:table-cell>
          <table:table-cell table:formula="of:=[.A2174]-[.B2174]" office:value-type="float" office:value="1.631031864" calcext:value-type="float">
            <text:p>1.631031864</text:p>
          </table:table-cell>
          <table:table-cell table:formula="of:=ABS([.C2174])" office:value-type="float" office:value="1.631031864" calcext:value-type="float">
            <text:p>1.631031864</text:p>
          </table:table-cell>
          <table:table-cell table:formula="of:=[.C2174]^2" office:value-type="float" office:value="2.66026494138331" calcext:value-type="float">
            <text:p>2.66026494138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9116538" calcext:value-type="float">
            <text:p>0.209116538</text:p>
          </table:table-cell>
          <table:table-cell table:formula="of:=[.A2175]-[.B2175]" office:value-type="float" office:value="0.790883462" calcext:value-type="float">
            <text:p>0.790883462</text:p>
          </table:table-cell>
          <table:table-cell table:formula="of:=ABS([.C2175])" office:value-type="float" office:value="0.790883462" calcext:value-type="float">
            <text:p>0.790883462</text:p>
          </table:table-cell>
          <table:table-cell table:formula="of:=[.C2175]^2" office:value-type="float" office:value="0.625496650465106" calcext:value-type="float">
            <text:p>0.625496650465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749657" calcext:value-type="float">
            <text:p>0.199749657</text:p>
          </table:table-cell>
          <table:table-cell table:formula="of:=[.A2176]-[.B2176]" office:value-type="float" office:value="-0.199749657" calcext:value-type="float">
            <text:p>-0.199749657</text:p>
          </table:table-cell>
          <table:table-cell table:formula="of:=ABS([.C2176])" office:value-type="float" office:value="0.199749657" calcext:value-type="float">
            <text:p>0.199749657</text:p>
          </table:table-cell>
          <table:table-cell table:formula="of:=[.C2176]^2" office:value-type="float" office:value="0.0398999254716177" calcext:value-type="float">
            <text:p>0.039899925471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6489978" calcext:value-type="float">
            <text:p>0.956489978</text:p>
          </table:table-cell>
          <table:table-cell table:formula="of:=[.A2177]-[.B2177]" office:value-type="float" office:value="-0.956489978" calcext:value-type="float">
            <text:p>-0.956489978</text:p>
          </table:table-cell>
          <table:table-cell table:formula="of:=ABS([.C2177])" office:value-type="float" office:value="0.956489978" calcext:value-type="float">
            <text:p>0.956489978</text:p>
          </table:table-cell>
          <table:table-cell table:formula="of:=[.C2177]^2" office:value-type="float" office:value="0.91487307801444" calcext:value-type="float">
            <text:p>0.91487307801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6630216" calcext:value-type="float">
            <text:p>0.346630216</text:p>
          </table:table-cell>
          <table:table-cell table:formula="of:=[.A2178]-[.B2178]" office:value-type="float" office:value="-0.346630216" calcext:value-type="float">
            <text:p>-0.346630216</text:p>
          </table:table-cell>
          <table:table-cell table:formula="of:=ABS([.C2178])" office:value-type="float" office:value="0.346630216" calcext:value-type="float">
            <text:p>0.346630216</text:p>
          </table:table-cell>
          <table:table-cell table:formula="of:=[.C2178]^2" office:value-type="float" office:value="0.120152506644207" calcext:value-type="float">
            <text:p>0.120152506644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18120811" calcext:value-type="float">
            <text:p>1.518120811</text:p>
          </table:table-cell>
          <table:table-cell table:formula="of:=[.A2179]-[.B2179]" office:value-type="float" office:value="1.481879189" calcext:value-type="float">
            <text:p>1.481879189</text:p>
          </table:table-cell>
          <table:table-cell table:formula="of:=ABS([.C2179])" office:value-type="float" office:value="1.481879189" calcext:value-type="float">
            <text:p>1.481879189</text:p>
          </table:table-cell>
          <table:table-cell table:formula="of:=[.C2179]^2" office:value-type="float" office:value="2.1959659307913" calcext:value-type="float">
            <text:p>2.1959659307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4296619" calcext:value-type="float">
            <text:p>0.544296619</text:p>
          </table:table-cell>
          <table:table-cell table:formula="of:=[.A2180]-[.B2180]" office:value-type="float" office:value="0.455703381" calcext:value-type="float">
            <text:p>0.455703381</text:p>
          </table:table-cell>
          <table:table-cell table:formula="of:=ABS([.C2180])" office:value-type="float" office:value="0.455703381" calcext:value-type="float">
            <text:p>0.455703381</text:p>
          </table:table-cell>
          <table:table-cell table:formula="of:=[.C2180]^2" office:value-type="float" office:value="0.207665571454831" calcext:value-type="float">
            <text:p>0.2076655714548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3730651" calcext:value-type="float">
            <text:p>0.693730651</text:p>
          </table:table-cell>
          <table:table-cell table:formula="of:=[.A2181]-[.B2181]" office:value-type="float" office:value="0.306269349" calcext:value-type="float">
            <text:p>0.306269349</text:p>
          </table:table-cell>
          <table:table-cell table:formula="of:=ABS([.C2181])" office:value-type="float" office:value="0.306269349" calcext:value-type="float">
            <text:p>0.306269349</text:p>
          </table:table-cell>
          <table:table-cell table:formula="of:=[.C2181]^2" office:value-type="float" office:value="0.0938009141368837" calcext:value-type="float">
            <text:p>0.0938009141368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05534969" calcext:value-type="float">
            <text:p>1.605534969</text:p>
          </table:table-cell>
          <table:table-cell table:formula="of:=[.A2182]-[.B2182]" office:value-type="float" office:value="2.394465031" calcext:value-type="float">
            <text:p>2.394465031</text:p>
          </table:table-cell>
          <table:table-cell table:formula="of:=ABS([.C2182])" office:value-type="float" office:value="2.394465031" calcext:value-type="float">
            <text:p>2.394465031</text:p>
          </table:table-cell>
          <table:table-cell table:formula="of:=[.C2182]^2" office:value-type="float" office:value="5.73346278468183" calcext:value-type="float">
            <text:p>5.73346278468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48435494" calcext:value-type="float">
            <text:p>1.048435494</text:p>
          </table:table-cell>
          <table:table-cell table:formula="of:=[.A2183]-[.B2183]" office:value-type="float" office:value="0.951564506" calcext:value-type="float">
            <text:p>0.951564506</text:p>
          </table:table-cell>
          <table:table-cell table:formula="of:=ABS([.C2183])" office:value-type="float" office:value="0.951564506" calcext:value-type="float">
            <text:p>0.951564506</text:p>
          </table:table-cell>
          <table:table-cell table:formula="of:=[.C2183]^2" office:value-type="float" office:value="0.905475009079024" calcext:value-type="float">
            <text:p>0.905475009079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575436" calcext:value-type="float">
            <text:p>0.231575436</text:p>
          </table:table-cell>
          <table:table-cell table:formula="of:=[.A2184]-[.B2184]" office:value-type="float" office:value="-0.231575436" calcext:value-type="float">
            <text:p>-0.231575436</text:p>
          </table:table-cell>
          <table:table-cell table:formula="of:=ABS([.C2184])" office:value-type="float" office:value="0.231575436" calcext:value-type="float">
            <text:p>0.231575436</text:p>
          </table:table-cell>
          <table:table-cell table:formula="of:=[.C2184]^2" office:value-type="float" office:value="0.0536271825585901" calcext:value-type="float">
            <text:p>0.053627182558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4229287" calcext:value-type="float">
            <text:p>1.254229287</text:p>
          </table:table-cell>
          <table:table-cell table:formula="of:=[.A2185]-[.B2185]" office:value-type="float" office:value="-0.254229287" calcext:value-type="float">
            <text:p>-0.254229287</text:p>
          </table:table-cell>
          <table:table-cell table:formula="of:=ABS([.C2185])" office:value-type="float" office:value="0.254229287" calcext:value-type="float">
            <text:p>0.254229287</text:p>
          </table:table-cell>
          <table:table-cell table:formula="of:=[.C2185]^2" office:value-type="float" office:value="0.0646325303685284" calcext:value-type="float">
            <text:p>0.064632530368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84708557" calcext:value-type="float">
            <text:p>2.784708557</text:p>
          </table:table-cell>
          <table:table-cell table:formula="of:=[.A2186]-[.B2186]" office:value-type="float" office:value="2.215291443" calcext:value-type="float">
            <text:p>2.215291443</text:p>
          </table:table-cell>
          <table:table-cell table:formula="of:=ABS([.C2186])" office:value-type="float" office:value="2.215291443" calcext:value-type="float">
            <text:p>2.215291443</text:p>
          </table:table-cell>
          <table:table-cell table:formula="of:=[.C2186]^2" office:value-type="float" office:value="4.90751617742902" calcext:value-type="float">
            <text:p>4.907516177429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72660636" calcext:value-type="float">
            <text:p>0.872660636</text:p>
          </table:table-cell>
          <table:table-cell table:formula="of:=[.A2187]-[.B2187]" office:value-type="float" office:value="2.127339364" calcext:value-type="float">
            <text:p>2.127339364</text:p>
          </table:table-cell>
          <table:table-cell table:formula="of:=ABS([.C2187])" office:value-type="float" office:value="2.127339364" calcext:value-type="float">
            <text:p>2.127339364</text:p>
          </table:table-cell>
          <table:table-cell table:formula="of:=[.C2187]^2" office:value-type="float" office:value="4.52557276962393" calcext:value-type="float">
            <text:p>4.52557276962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44597348" calcext:value-type="float">
            <text:p>1.444597348</text:p>
          </table:table-cell>
          <table:table-cell table:formula="of:=[.A2188]-[.B2188]" office:value-type="float" office:value="2.555402652" calcext:value-type="float">
            <text:p>2.555402652</text:p>
          </table:table-cell>
          <table:table-cell table:formula="of:=ABS([.C2188])" office:value-type="float" office:value="2.555402652" calcext:value-type="float">
            <text:p>2.555402652</text:p>
          </table:table-cell>
          <table:table-cell table:formula="of:=[.C2188]^2" office:value-type="float" office:value="6.53008271384863" calcext:value-type="float">
            <text:p>6.530082713848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68565845" calcext:value-type="float">
            <text:p>1.368565845</text:p>
          </table:table-cell>
          <table:table-cell table:formula="of:=[.A2189]-[.B2189]" office:value-type="float" office:value="1.631434155" calcext:value-type="float">
            <text:p>1.631434155</text:p>
          </table:table-cell>
          <table:table-cell table:formula="of:=ABS([.C2189])" office:value-type="float" office:value="1.631434155" calcext:value-type="float">
            <text:p>1.631434155</text:p>
          </table:table-cell>
          <table:table-cell table:formula="of:=[.C2189]^2" office:value-type="float" office:value="2.66157740210056" calcext:value-type="float">
            <text:p>2.66157740210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7936133" calcext:value-type="float">
            <text:p>0.737936133</text:p>
          </table:table-cell>
          <table:table-cell table:formula="of:=[.A2190]-[.B2190]" office:value-type="float" office:value="-0.737936133" calcext:value-type="float">
            <text:p>-0.737936133</text:p>
          </table:table-cell>
          <table:table-cell table:formula="of:=ABS([.C2190])" office:value-type="float" office:value="0.737936133" calcext:value-type="float">
            <text:p>0.737936133</text:p>
          </table:table-cell>
          <table:table-cell table:formula="of:=[.C2190]^2" office:value-type="float" office:value="0.544549736386994" calcext:value-type="float">
            <text:p>0.544549736386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88448975" calcext:value-type="float">
            <text:p>1.088448975</text:p>
          </table:table-cell>
          <table:table-cell table:formula="of:=[.A2191]-[.B2191]" office:value-type="float" office:value="2.911551025" calcext:value-type="float">
            <text:p>2.911551025</text:p>
          </table:table-cell>
          <table:table-cell table:formula="of:=ABS([.C2191])" office:value-type="float" office:value="2.911551025" calcext:value-type="float">
            <text:p>2.911551025</text:p>
          </table:table-cell>
          <table:table-cell table:formula="of:=[.C2191]^2" office:value-type="float" office:value="8.47712937117855" calcext:value-type="float">
            <text:p>8.477129371178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49109364" calcext:value-type="float">
            <text:p>3.349109364</text:p>
          </table:table-cell>
          <table:table-cell table:formula="of:=[.A2192]-[.B2192]" office:value-type="float" office:value="-1.349109364" calcext:value-type="float">
            <text:p>-1.349109364</text:p>
          </table:table-cell>
          <table:table-cell table:formula="of:=ABS([.C2192])" office:value-type="float" office:value="1.349109364" calcext:value-type="float">
            <text:p>1.349109364</text:p>
          </table:table-cell>
          <table:table-cell table:formula="of:=[.C2192]^2" office:value-type="float" office:value="1.82009607603249" calcext:value-type="float">
            <text:p>1.82009607603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3099705" calcext:value-type="float">
            <text:p>0.653099705</text:p>
          </table:table-cell>
          <table:table-cell table:formula="of:=[.A2193]-[.B2193]" office:value-type="float" office:value="0.346900295" calcext:value-type="float">
            <text:p>0.346900295</text:p>
          </table:table-cell>
          <table:table-cell table:formula="of:=ABS([.C2193])" office:value-type="float" office:value="0.346900295" calcext:value-type="float">
            <text:p>0.346900295</text:p>
          </table:table-cell>
          <table:table-cell table:formula="of:=[.C2193]^2" office:value-type="float" office:value="0.120339814671087" calcext:value-type="float">
            <text:p>0.120339814671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749657" calcext:value-type="float">
            <text:p>0.199749657</text:p>
          </table:table-cell>
          <table:table-cell table:formula="of:=[.A2194]-[.B2194]" office:value-type="float" office:value="-0.199749657" calcext:value-type="float">
            <text:p>-0.199749657</text:p>
          </table:table-cell>
          <table:table-cell table:formula="of:=ABS([.C2194])" office:value-type="float" office:value="0.199749657" calcext:value-type="float">
            <text:p>0.199749657</text:p>
          </table:table-cell>
          <table:table-cell table:formula="of:=[.C2194]^2" office:value-type="float" office:value="0.0398999254716177" calcext:value-type="float">
            <text:p>0.039899925471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6878033" calcext:value-type="float">
            <text:p>0.256878033</text:p>
          </table:table-cell>
          <table:table-cell table:formula="of:=[.A2195]-[.B2195]" office:value-type="float" office:value="-0.256878033" calcext:value-type="float">
            <text:p>-0.256878033</text:p>
          </table:table-cell>
          <table:table-cell table:formula="of:=ABS([.C2195])" office:value-type="float" office:value="0.256878033" calcext:value-type="float">
            <text:p>0.256878033</text:p>
          </table:table-cell>
          <table:table-cell table:formula="of:=[.C2195]^2" office:value-type="float" office:value="0.0659863238379491" calcext:value-type="float">
            <text:p>0.0659863238379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6630216" calcext:value-type="float">
            <text:p>0.346630216</text:p>
          </table:table-cell>
          <table:table-cell table:formula="of:=[.A2196]-[.B2196]" office:value-type="float" office:value="0.653369784" calcext:value-type="float">
            <text:p>0.653369784</text:p>
          </table:table-cell>
          <table:table-cell table:formula="of:=ABS([.C2196])" office:value-type="float" office:value="0.653369784" calcext:value-type="float">
            <text:p>0.653369784</text:p>
          </table:table-cell>
          <table:table-cell table:formula="of:=[.C2196]^2" office:value-type="float" office:value="0.426892074644207" calcext:value-type="float">
            <text:p>0.4268920746442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27841719" calcext:value-type="float">
            <text:p>1.627841719</text:p>
          </table:table-cell>
          <table:table-cell table:formula="of:=[.A2197]-[.B2197]" office:value-type="float" office:value="0.372158281" calcext:value-type="float">
            <text:p>0.372158281</text:p>
          </table:table-cell>
          <table:table-cell table:formula="of:=ABS([.C2197])" office:value-type="float" office:value="0.372158281" calcext:value-type="float">
            <text:p>0.372158281</text:p>
          </table:table-cell>
          <table:table-cell table:formula="of:=[.C2197]^2" office:value-type="float" office:value="0.138501786116875" calcext:value-type="float">
            <text:p>0.13850178611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2270924" calcext:value-type="float">
            <text:p>0.302270924</text:p>
          </table:table-cell>
          <table:table-cell table:formula="of:=[.A2198]-[.B2198]" office:value-type="float" office:value="-0.302270924" calcext:value-type="float">
            <text:p>-0.302270924</text:p>
          </table:table-cell>
          <table:table-cell table:formula="of:=ABS([.C2198])" office:value-type="float" office:value="0.302270924" calcext:value-type="float">
            <text:p>0.302270924</text:p>
          </table:table-cell>
          <table:table-cell table:formula="of:=[.C2198]^2" office:value-type="float" office:value="0.0913677114958138" calcext:value-type="float">
            <text:p>0.091367711495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7589187" calcext:value-type="float">
            <text:p>1.117589187</text:p>
          </table:table-cell>
          <table:table-cell table:formula="of:=[.A2199]-[.B2199]" office:value-type="float" office:value="-0.117589187" calcext:value-type="float">
            <text:p>-0.117589187</text:p>
          </table:table-cell>
          <table:table-cell table:formula="of:=ABS([.C2199])" office:value-type="float" office:value="0.117589187" calcext:value-type="float">
            <text:p>0.117589187</text:p>
          </table:table-cell>
          <table:table-cell table:formula="of:=[.C2199]^2" office:value-type="float" office:value="0.013827216899321" calcext:value-type="float">
            <text:p>0.013827216899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9528156" calcext:value-type="float">
            <text:p>2.09528156</text:p>
          </table:table-cell>
          <table:table-cell table:formula="of:=[.A2200]-[.B2200]" office:value-type="float" office:value="-0.0952815600000001" calcext:value-type="float">
            <text:p>-0.09528156</text:p>
          </table:table-cell>
          <table:table-cell table:formula="of:=ABS([.C2200])" office:value-type="float" office:value="0.0952815600000001" calcext:value-type="float">
            <text:p>0.09528156</text:p>
          </table:table-cell>
          <table:table-cell table:formula="of:=[.C2200]^2" office:value-type="float" office:value="0.00907857567603362" calcext:value-type="float">
            <text:p>0.0090785756760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88191593" calcext:value-type="float">
            <text:p>1.388191593</text:p>
          </table:table-cell>
          <table:table-cell table:formula="of:=[.A2201]-[.B2201]" office:value-type="float" office:value="1.611808407" calcext:value-type="float">
            <text:p>1.611808407</text:p>
          </table:table-cell>
          <table:table-cell table:formula="of:=ABS([.C2201])" office:value-type="float" office:value="1.611808407" calcext:value-type="float">
            <text:p>1.611808407</text:p>
          </table:table-cell>
          <table:table-cell table:formula="of:=[.C2201]^2" office:value-type="float" office:value="2.59792634087588" calcext:value-type="float">
            <text:p>2.59792634087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0425296" calcext:value-type="float">
            <text:p>0.780425296</text:p>
          </table:table-cell>
          <table:table-cell table:formula="of:=[.A2202]-[.B2202]" office:value-type="float" office:value="0.219574704" calcext:value-type="float">
            <text:p>0.219574704</text:p>
          </table:table-cell>
          <table:table-cell table:formula="of:=ABS([.C2202])" office:value-type="float" office:value="0.219574704" calcext:value-type="float">
            <text:p>0.219574704</text:p>
          </table:table-cell>
          <table:table-cell table:formula="of:=[.C2202]^2" office:value-type="float" office:value="0.0482130506366876" calcext:value-type="float">
            <text:p>0.0482130506366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13467209" calcext:value-type="float">
            <text:p>1.613467209</text:p>
          </table:table-cell>
          <table:table-cell table:formula="of:=[.A2203]-[.B2203]" office:value-type="float" office:value="2.386532791" calcext:value-type="float">
            <text:p>2.386532791</text:p>
          </table:table-cell>
          <table:table-cell table:formula="of:=ABS([.C2203])" office:value-type="float" office:value="2.386532791" calcext:value-type="float">
            <text:p>2.386532791</text:p>
          </table:table-cell>
          <table:table-cell table:formula="of:=[.C2203]^2" office:value-type="float" office:value="5.69553876251825" calcext:value-type="float">
            <text:p>5.695538762518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20979573" calcext:value-type="float">
            <text:p>2.120979573</text:p>
          </table:table-cell>
          <table:table-cell table:formula="of:=[.A2204]-[.B2204]" office:value-type="float" office:value="-0.120979573" calcext:value-type="float">
            <text:p>-0.120979573</text:p>
          </table:table-cell>
          <table:table-cell table:formula="of:=ABS([.C2204])" office:value-type="float" office:value="0.120979573" calcext:value-type="float">
            <text:p>0.120979573</text:p>
          </table:table-cell>
          <table:table-cell table:formula="of:=[.C2204]^2" office:value-type="float" office:value="0.0146360570832623" calcext:value-type="float">
            <text:p>0.014636057083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9446795" calcext:value-type="float">
            <text:p>0.279446795</text:p>
          </table:table-cell>
          <table:table-cell table:formula="of:=[.A2205]-[.B2205]" office:value-type="float" office:value="0.720553205" calcext:value-type="float">
            <text:p>0.720553205</text:p>
          </table:table-cell>
          <table:table-cell table:formula="of:=ABS([.C2205])" office:value-type="float" office:value="0.720553205" calcext:value-type="float">
            <text:p>0.720553205</text:p>
          </table:table-cell>
          <table:table-cell table:formula="of:=[.C2205]^2" office:value-type="float" office:value="0.519196921235772" calcext:value-type="float">
            <text:p>0.5191969212357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02922514" calcext:value-type="float">
            <text:p>1.302922514</text:p>
          </table:table-cell>
          <table:table-cell table:formula="of:=[.A2206]-[.B2206]" office:value-type="float" office:value="2.697077486" calcext:value-type="float">
            <text:p>2.697077486</text:p>
          </table:table-cell>
          <table:table-cell table:formula="of:=ABS([.C2206])" office:value-type="float" office:value="2.697077486" calcext:value-type="float">
            <text:p>2.697077486</text:p>
          </table:table-cell>
          <table:table-cell table:formula="of:=[.C2206]^2" office:value-type="float" office:value="7.27422696548808" calcext:value-type="float">
            <text:p>7.27422696548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00190814" calcext:value-type="float">
            <text:p>2.100190814</text:p>
          </table:table-cell>
          <table:table-cell table:formula="of:=[.A2207]-[.B2207]" office:value-type="float" office:value="-0.100190814" calcext:value-type="float">
            <text:p>-0.100190814</text:p>
          </table:table-cell>
          <table:table-cell table:formula="of:=ABS([.C2207])" office:value-type="float" office:value="0.100190814" calcext:value-type="float">
            <text:p>0.100190814</text:p>
          </table:table-cell>
          <table:table-cell table:formula="of:=[.C2207]^2" office:value-type="float" office:value="0.0100381992099826" calcext:value-type="float">
            <text:p>0.010038199209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1578242" calcext:value-type="float">
            <text:p>0.281578242</text:p>
          </table:table-cell>
          <table:table-cell table:formula="of:=[.A2208]-[.B2208]" office:value-type="float" office:value="-0.281578242" calcext:value-type="float">
            <text:p>-0.281578242</text:p>
          </table:table-cell>
          <table:table-cell table:formula="of:=ABS([.C2208])" office:value-type="float" office:value="0.281578242" calcext:value-type="float">
            <text:p>0.281578242</text:p>
          </table:table-cell>
          <table:table-cell table:formula="of:=[.C2208]^2" office:value-type="float" office:value="0.0792863063678106" calcext:value-type="float">
            <text:p>0.0792863063678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88043437" calcext:value-type="float">
            <text:p>0.288043437</text:p>
          </table:table-cell>
          <table:table-cell table:formula="of:=[.A2209]-[.B2209]" office:value-type="float" office:value="2.711956563" calcext:value-type="float">
            <text:p>2.711956563</text:p>
          </table:table-cell>
          <table:table-cell table:formula="of:=ABS([.C2209])" office:value-type="float" office:value="2.711956563" calcext:value-type="float">
            <text:p>2.711956563</text:p>
          </table:table-cell>
          <table:table-cell table:formula="of:=[.C2209]^2" office:value-type="float" office:value="7.35470839959877" calcext:value-type="float">
            <text:p>7.35470839959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36616606" calcext:value-type="float">
            <text:p>2.436616606</text:p>
          </table:table-cell>
          <table:table-cell table:formula="of:=[.A2210]-[.B2210]" office:value-type="float" office:value="-0.436616606" calcext:value-type="float">
            <text:p>-0.436616606</text:p>
          </table:table-cell>
          <table:table-cell table:formula="of:=ABS([.C2210])" office:value-type="float" office:value="0.436616606" calcext:value-type="float">
            <text:p>0.436616606</text:p>
          </table:table-cell>
          <table:table-cell table:formula="of:=[.C2210]^2" office:value-type="float" office:value="0.190634060634959" calcext:value-type="float">
            <text:p>0.190634060634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26741722" calcext:value-type="float">
            <text:p>1.026741722</text:p>
          </table:table-cell>
          <table:table-cell table:formula="of:=[.A2211]-[.B2211]" office:value-type="float" office:value="-1.026741722" calcext:value-type="float">
            <text:p>-1.026741722</text:p>
          </table:table-cell>
          <table:table-cell table:formula="of:=ABS([.C2211])" office:value-type="float" office:value="1.026741722" calcext:value-type="float">
            <text:p>1.026741722</text:p>
          </table:table-cell>
          <table:table-cell table:formula="of:=[.C2211]^2" office:value-type="float" office:value="1.05419856369553" calcext:value-type="float">
            <text:p>1.054198563695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391943" calcext:value-type="float">
            <text:p>0.755391943</text:p>
          </table:table-cell>
          <table:table-cell table:formula="of:=[.A2212]-[.B2212]" office:value-type="float" office:value="0.244608057" calcext:value-type="float">
            <text:p>0.244608057</text:p>
          </table:table-cell>
          <table:table-cell table:formula="of:=ABS([.C2212])" office:value-type="float" office:value="0.244608057" calcext:value-type="float">
            <text:p>0.244608057</text:p>
          </table:table-cell>
          <table:table-cell table:formula="of:=[.C2212]^2" office:value-type="float" office:value="0.0598331015493153" calcext:value-type="float">
            <text:p>0.059833101549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2016544" calcext:value-type="float">
            <text:p>0.962016544</text:p>
          </table:table-cell>
          <table:table-cell table:formula="of:=[.A2213]-[.B2213]" office:value-type="float" office:value="-0.962016544" calcext:value-type="float">
            <text:p>-0.962016544</text:p>
          </table:table-cell>
          <table:table-cell table:formula="of:=ABS([.C2213])" office:value-type="float" office:value="0.962016544" calcext:value-type="float">
            <text:p>0.962016544</text:p>
          </table:table-cell>
          <table:table-cell table:formula="of:=[.C2213]^2" office:value-type="float" office:value="0.925475830929704" calcext:value-type="float">
            <text:p>0.9254758309297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3272777" calcext:value-type="float">
            <text:p>1.523272777</text:p>
          </table:table-cell>
          <table:table-cell table:formula="of:=[.A2214]-[.B2214]" office:value-type="float" office:value="-0.523272777" calcext:value-type="float">
            <text:p>-0.523272777</text:p>
          </table:table-cell>
          <table:table-cell table:formula="of:=ABS([.C2214])" office:value-type="float" office:value="0.523272777" calcext:value-type="float">
            <text:p>0.523272777</text:p>
          </table:table-cell>
          <table:table-cell table:formula="of:=[.C2214]^2" office:value-type="float" office:value="0.273814399149292" calcext:value-type="float">
            <text:p>0.2738143991492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8507349" calcext:value-type="float">
            <text:p>1.148507349</text:p>
          </table:table-cell>
          <table:table-cell table:formula="of:=[.A2215]-[.B2215]" office:value-type="float" office:value="0.851492651" calcext:value-type="float">
            <text:p>0.851492651</text:p>
          </table:table-cell>
          <table:table-cell table:formula="of:=ABS([.C2215])" office:value-type="float" office:value="0.851492651" calcext:value-type="float">
            <text:p>0.851492651</text:p>
          </table:table-cell>
          <table:table-cell table:formula="of:=[.C2215]^2" office:value-type="float" office:value="0.725039734707008" calcext:value-type="float">
            <text:p>0.725039734707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2270924" calcext:value-type="float">
            <text:p>0.302270924</text:p>
          </table:table-cell>
          <table:table-cell table:formula="of:=[.A2216]-[.B2216]" office:value-type="float" office:value="1.697729076" calcext:value-type="float">
            <text:p>1.697729076</text:p>
          </table:table-cell>
          <table:table-cell table:formula="of:=ABS([.C2216])" office:value-type="float" office:value="1.697729076" calcext:value-type="float">
            <text:p>1.697729076</text:p>
          </table:table-cell>
          <table:table-cell table:formula="of:=[.C2216]^2" office:value-type="float" office:value="2.88228401549581" calcext:value-type="float">
            <text:p>2.882284015495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14770031" calcext:value-type="float">
            <text:p>1.214770031</text:p>
          </table:table-cell>
          <table:table-cell table:formula="of:=[.A2217]-[.B2217]" office:value-type="float" office:value="1.785229969" calcext:value-type="float">
            <text:p>1.785229969</text:p>
          </table:table-cell>
          <table:table-cell table:formula="of:=ABS([.C2217])" office:value-type="float" office:value="1.785229969" calcext:value-type="float">
            <text:p>1.785229969</text:p>
          </table:table-cell>
          <table:table-cell table:formula="of:=[.C2217]^2" office:value-type="float" office:value="3.18704604221574" calcext:value-type="float">
            <text:p>3.187046042215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84832059" calcext:value-type="float">
            <text:p>3.084832059</text:p>
          </table:table-cell>
          <table:table-cell table:formula="of:=[.A2218]-[.B2218]" office:value-type="float" office:value="-0.084832059" calcext:value-type="float">
            <text:p>-0.084832059</text:p>
          </table:table-cell>
          <table:table-cell table:formula="of:=ABS([.C2218])" office:value-type="float" office:value="0.084832059" calcext:value-type="float">
            <text:p>0.084832059</text:p>
          </table:table-cell>
          <table:table-cell table:formula="of:=[.C2218]^2" office:value-type="float" office:value="0.00719647823417948" calcext:value-type="float">
            <text:p>0.0071964782341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92955914" calcext:value-type="float">
            <text:p>1.792955914</text:p>
          </table:table-cell>
          <table:table-cell table:formula="of:=[.A2219]-[.B2219]" office:value-type="float" office:value="2.207044086" calcext:value-type="float">
            <text:p>2.207044086</text:p>
          </table:table-cell>
          <table:table-cell table:formula="of:=ABS([.C2219])" office:value-type="float" office:value="2.207044086" calcext:value-type="float">
            <text:p>2.207044086</text:p>
          </table:table-cell>
          <table:table-cell table:formula="of:=[.C2219]^2" office:value-type="float" office:value="4.87104359754757" calcext:value-type="float">
            <text:p>4.87104359754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8422875" calcext:value-type="float">
            <text:p>0.668422875</text:p>
          </table:table-cell>
          <table:table-cell table:formula="of:=[.A2220]-[.B2220]" office:value-type="float" office:value="1.331577125" calcext:value-type="float">
            <text:p>1.331577125</text:p>
          </table:table-cell>
          <table:table-cell table:formula="of:=ABS([.C2220])" office:value-type="float" office:value="1.331577125" calcext:value-type="float">
            <text:p>1.331577125</text:p>
          </table:table-cell>
          <table:table-cell table:formula="of:=[.C2220]^2" office:value-type="float" office:value="1.77309763982327" calcext:value-type="float">
            <text:p>1.773097639823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2236853" calcext:value-type="float">
            <text:p>1.52236853</text:p>
          </table:table-cell>
          <table:table-cell table:formula="of:=[.A2221]-[.B2221]" office:value-type="float" office:value="1.47763147" calcext:value-type="float">
            <text:p>1.47763147</text:p>
          </table:table-cell>
          <table:table-cell table:formula="of:=ABS([.C2221])" office:value-type="float" office:value="1.47763147" calcext:value-type="float">
            <text:p>1.47763147</text:p>
          </table:table-cell>
          <table:table-cell table:formula="of:=[.C2221]^2" office:value-type="float" office:value="2.18339476113436" calcext:value-type="float">
            <text:p>2.183394761134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63146093" calcext:value-type="float">
            <text:p>2.363146093</text:p>
          </table:table-cell>
          <table:table-cell table:formula="of:=[.A2222]-[.B2222]" office:value-type="float" office:value="5.636853907" calcext:value-type="float">
            <text:p>5.636853907</text:p>
          </table:table-cell>
          <table:table-cell table:formula="of:=ABS([.C2222])" office:value-type="float" office:value="5.636853907" calcext:value-type="float">
            <text:p>5.636853907</text:p>
          </table:table-cell>
          <table:table-cell table:formula="of:=[.C2222]^2" office:value-type="float" office:value="31.7741219688612" calcext:value-type="float">
            <text:p>31.7741219688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8518144" calcext:value-type="float">
            <text:p>0.938518144</text:p>
          </table:table-cell>
          <table:table-cell table:formula="of:=[.A2223]-[.B2223]" office:value-type="float" office:value="0.0614818559999999" calcext:value-type="float">
            <text:p>0.061481856</text:p>
          </table:table-cell>
          <table:table-cell table:formula="of:=ABS([.C2223])" office:value-type="float" office:value="0.0614818559999999" calcext:value-type="float">
            <text:p>0.061481856</text:p>
          </table:table-cell>
          <table:table-cell table:formula="of:=[.C2223]^2" office:value-type="float" office:value="0.00378001861720472" calcext:value-type="float">
            <text:p>0.0037800186172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17626635" calcext:value-type="float">
            <text:p>1.217626635</text:p>
          </table:table-cell>
          <table:table-cell table:formula="of:=[.A2224]-[.B2224]" office:value-type="float" office:value="2.782373365" calcext:value-type="float">
            <text:p>2.782373365</text:p>
          </table:table-cell>
          <table:table-cell table:formula="of:=ABS([.C2224])" office:value-type="float" office:value="2.782373365" calcext:value-type="float">
            <text:p>2.782373365</text:p>
          </table:table-cell>
          <table:table-cell table:formula="of:=[.C2224]^2" office:value-type="float" office:value="7.74160154226142" calcext:value-type="float">
            <text:p>7.741601542261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09553639" calcext:value-type="float">
            <text:p>1.609553639</text:p>
          </table:table-cell>
          <table:table-cell table:formula="of:=[.A2225]-[.B2225]" office:value-type="float" office:value="3.390446361" calcext:value-type="float">
            <text:p>3.390446361</text:p>
          </table:table-cell>
          <table:table-cell table:formula="of:=ABS([.C2225])" office:value-type="float" office:value="3.390446361" calcext:value-type="float">
            <text:p>3.390446361</text:p>
          </table:table-cell>
          <table:table-cell table:formula="of:=[.C2225]^2" office:value-type="float" office:value="11.4951265268181" calcext:value-type="float">
            <text:p>11.4951265268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35990559" calcext:value-type="float">
            <text:p>1.335990559</text:p>
          </table:table-cell>
          <table:table-cell table:formula="of:=[.A2226]-[.B2226]" office:value-type="float" office:value="0.664009441" calcext:value-type="float">
            <text:p>0.664009441</text:p>
          </table:table-cell>
          <table:table-cell table:formula="of:=ABS([.C2226])" office:value-type="float" office:value="0.664009441" calcext:value-type="float">
            <text:p>0.664009441</text:p>
          </table:table-cell>
          <table:table-cell table:formula="of:=[.C2226]^2" office:value-type="float" office:value="0.440908537737132" calcext:value-type="float">
            <text:p>0.4409085377371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2474621" calcext:value-type="float">
            <text:p>0.972474621</text:p>
          </table:table-cell>
          <table:table-cell table:formula="of:=[.A2227]-[.B2227]" office:value-type="float" office:value="2.027525379" calcext:value-type="float">
            <text:p>2.027525379</text:p>
          </table:table-cell>
          <table:table-cell table:formula="of:=ABS([.C2227])" office:value-type="float" office:value="2.027525379" calcext:value-type="float">
            <text:p>2.027525379</text:p>
          </table:table-cell>
          <table:table-cell table:formula="of:=[.C2227]^2" office:value-type="float" office:value="4.11085916248909" calcext:value-type="float">
            <text:p>4.11085916248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84222568" calcext:value-type="float">
            <text:p>2.284222568</text:p>
          </table:table-cell>
          <table:table-cell table:formula="of:=[.A2228]-[.B2228]" office:value-type="float" office:value="0.715777432" calcext:value-type="float">
            <text:p>0.715777432</text:p>
          </table:table-cell>
          <table:table-cell table:formula="of:=ABS([.C2228])" office:value-type="float" office:value="0.715777432" calcext:value-type="float">
            <text:p>0.715777432</text:p>
          </table:table-cell>
          <table:table-cell table:formula="of:=[.C2228]^2" office:value-type="float" office:value="0.512337332160514" calcext:value-type="float">
            <text:p>0.512337332160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2508686" calcext:value-type="float">
            <text:p>1.02508686</text:p>
          </table:table-cell>
          <table:table-cell table:formula="of:=[.A2229]-[.B2229]" office:value-type="float" office:value="-1.02508686" calcext:value-type="float">
            <text:p>-1.02508686</text:p>
          </table:table-cell>
          <table:table-cell table:formula="of:=ABS([.C2229])" office:value-type="float" office:value="1.02508686" calcext:value-type="float">
            <text:p>1.02508686</text:p>
          </table:table-cell>
          <table:table-cell table:formula="of:=[.C2229]^2" office:value-type="float" office:value="1.05080307054466" calcext:value-type="float">
            <text:p>1.05080307054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9472222" calcext:value-type="float">
            <text:p>0.579472222</text:p>
          </table:table-cell>
          <table:table-cell table:formula="of:=[.A2230]-[.B2230]" office:value-type="float" office:value="-0.579472222" calcext:value-type="float">
            <text:p>-0.579472222</text:p>
          </table:table-cell>
          <table:table-cell table:formula="of:=ABS([.C2230])" office:value-type="float" office:value="0.579472222" calcext:value-type="float">
            <text:p>0.579472222</text:p>
          </table:table-cell>
          <table:table-cell table:formula="of:=[.C2230]^2" office:value-type="float" office:value="0.335788056069617" calcext:value-type="float">
            <text:p>0.3357880560696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73144867" calcext:value-type="float">
            <text:p>1.073144867</text:p>
          </table:table-cell>
          <table:table-cell table:formula="of:=[.A2231]-[.B2231]" office:value-type="float" office:value="1.926855133" calcext:value-type="float">
            <text:p>1.926855133</text:p>
          </table:table-cell>
          <table:table-cell table:formula="of:=ABS([.C2231])" office:value-type="float" office:value="1.926855133" calcext:value-type="float">
            <text:p>1.926855133</text:p>
          </table:table-cell>
          <table:table-cell table:formula="of:=[.C2231]^2" office:value-type="float" office:value="3.71277070356845" calcext:value-type="float">
            <text:p>3.71277070356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5428847" calcext:value-type="float">
            <text:p>1.005428847</text:p>
          </table:table-cell>
          <table:table-cell table:formula="of:=[.A2232]-[.B2232]" office:value-type="float" office:value="-0.0054288469999999" calcext:value-type="float">
            <text:p>-0.005428847</text:p>
          </table:table-cell>
          <table:table-cell table:formula="of:=ABS([.C2232])" office:value-type="float" office:value="0.0054288469999999" calcext:value-type="float">
            <text:p>0.005428847</text:p>
          </table:table-cell>
          <table:table-cell table:formula="of:=[.C2232]^2" office:value-type="float" office:value="0.0000294723797494079" calcext:value-type="float">
            <text:p>2.94723797494079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55172647" calcext:value-type="float">
            <text:p>1.455172647</text:p>
          </table:table-cell>
          <table:table-cell table:formula="of:=[.A2233]-[.B2233]" office:value-type="float" office:value="-1.455172647" calcext:value-type="float">
            <text:p>-1.455172647</text:p>
          </table:table-cell>
          <table:table-cell table:formula="of:=ABS([.C2233])" office:value-type="float" office:value="1.455172647" calcext:value-type="float">
            <text:p>1.455172647</text:p>
          </table:table-cell>
          <table:table-cell table:formula="of:=[.C2233]^2" office:value-type="float" office:value="2.11752743257699" calcext:value-type="float">
            <text:p>2.11752743257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7152831" calcext:value-type="float">
            <text:p>0.577152831</text:p>
          </table:table-cell>
          <table:table-cell table:formula="of:=[.A2234]-[.B2234]" office:value-type="float" office:value="-0.577152831" calcext:value-type="float">
            <text:p>-0.577152831</text:p>
          </table:table-cell>
          <table:table-cell table:formula="of:=ABS([.C2234])" office:value-type="float" office:value="0.577152831" calcext:value-type="float">
            <text:p>0.577152831</text:p>
          </table:table-cell>
          <table:table-cell table:formula="of:=[.C2234]^2" office:value-type="float" office:value="0.333105390331315" calcext:value-type="float">
            <text:p>0.333105390331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36329" calcext:value-type="float">
            <text:p>0.794436329</text:p>
          </table:table-cell>
          <table:table-cell table:formula="of:=[.A2235]-[.B2235]" office:value-type="float" office:value="-0.794436329" calcext:value-type="float">
            <text:p>-0.794436329</text:p>
          </table:table-cell>
          <table:table-cell table:formula="of:=ABS([.C2235])" office:value-type="float" office:value="0.794436329" calcext:value-type="float">
            <text:p>0.794436329</text:p>
          </table:table-cell>
          <table:table-cell table:formula="of:=[.C2235]^2" office:value-type="float" office:value="0.631129080834996" calcext:value-type="float">
            <text:p>0.631129080834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70459081" calcext:value-type="float">
            <text:p>1.670459081</text:p>
          </table:table-cell>
          <table:table-cell table:formula="of:=[.A2236]-[.B2236]" office:value-type="float" office:value="-0.670459081" calcext:value-type="float">
            <text:p>-0.670459081</text:p>
          </table:table-cell>
          <table:table-cell table:formula="of:=ABS([.C2236])" office:value-type="float" office:value="0.670459081" calcext:value-type="float">
            <text:p>0.670459081</text:p>
          </table:table-cell>
          <table:table-cell table:formula="of:=[.C2236]^2" office:value-type="float" office:value="0.449515379295365" calcext:value-type="float">
            <text:p>0.449515379295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1061875" calcext:value-type="float">
            <text:p>0.321061875</text:p>
          </table:table-cell>
          <table:table-cell table:formula="of:=[.A2237]-[.B2237]" office:value-type="float" office:value="-0.321061875" calcext:value-type="float">
            <text:p>-0.321061875</text:p>
          </table:table-cell>
          <table:table-cell table:formula="of:=ABS([.C2237])" office:value-type="float" office:value="0.321061875" calcext:value-type="float">
            <text:p>0.321061875</text:p>
          </table:table-cell>
          <table:table-cell table:formula="of:=[.C2237]^2" office:value-type="float" office:value="0.103080727578516" calcext:value-type="float">
            <text:p>0.103080727578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575436" calcext:value-type="float">
            <text:p>0.231575436</text:p>
          </table:table-cell>
          <table:table-cell table:formula="of:=[.A2238]-[.B2238]" office:value-type="float" office:value="-0.231575436" calcext:value-type="float">
            <text:p>-0.231575436</text:p>
          </table:table-cell>
          <table:table-cell table:formula="of:=ABS([.C2238])" office:value-type="float" office:value="0.231575436" calcext:value-type="float">
            <text:p>0.231575436</text:p>
          </table:table-cell>
          <table:table-cell table:formula="of:=[.C2238]^2" office:value-type="float" office:value="0.0536271825585901" calcext:value-type="float">
            <text:p>0.053627182558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32433241" calcext:value-type="float">
            <text:p>1.332433241</text:p>
          </table:table-cell>
          <table:table-cell table:formula="of:=[.A2239]-[.B2239]" office:value-type="float" office:value="-0.332433241" calcext:value-type="float">
            <text:p>-0.332433241</text:p>
          </table:table-cell>
          <table:table-cell table:formula="of:=ABS([.C2239])" office:value-type="float" office:value="0.332433241" calcext:value-type="float">
            <text:p>0.332433241</text:p>
          </table:table-cell>
          <table:table-cell table:formula="of:=[.C2239]^2" office:value-type="float" office:value="0.110511859721764" calcext:value-type="float">
            <text:p>0.1105118597217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50972784" calcext:value-type="float">
            <text:p>2.550972784</text:p>
          </table:table-cell>
          <table:table-cell table:formula="of:=[.A2240]-[.B2240]" office:value-type="float" office:value="0.449027216" calcext:value-type="float">
            <text:p>0.449027216</text:p>
          </table:table-cell>
          <table:table-cell table:formula="of:=ABS([.C2240])" office:value-type="float" office:value="0.449027216" calcext:value-type="float">
            <text:p>0.449027216</text:p>
          </table:table-cell>
          <table:table-cell table:formula="of:=[.C2240]^2" office:value-type="float" office:value="0.201625440708711" calcext:value-type="float">
            <text:p>0.201625440708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9446795" calcext:value-type="float">
            <text:p>0.279446795</text:p>
          </table:table-cell>
          <table:table-cell table:formula="of:=[.A2241]-[.B2241]" office:value-type="float" office:value="-0.279446795" calcext:value-type="float">
            <text:p>-0.279446795</text:p>
          </table:table-cell>
          <table:table-cell table:formula="of:=ABS([.C2241])" office:value-type="float" office:value="0.279446795" calcext:value-type="float">
            <text:p>0.279446795</text:p>
          </table:table-cell>
          <table:table-cell table:formula="of:=[.C2241]^2" office:value-type="float" office:value="0.078090511235772" calcext:value-type="float">
            <text:p>0.078090511235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5093164" calcext:value-type="float">
            <text:p>0.325093164</text:p>
          </table:table-cell>
          <table:table-cell table:formula="of:=[.A2242]-[.B2242]" office:value-type="float" office:value="-0.325093164" calcext:value-type="float">
            <text:p>-0.325093164</text:p>
          </table:table-cell>
          <table:table-cell table:formula="of:=ABS([.C2242])" office:value-type="float" office:value="0.325093164" calcext:value-type="float">
            <text:p>0.325093164</text:p>
          </table:table-cell>
          <table:table-cell table:formula="of:=[.C2242]^2" office:value-type="float" office:value="0.105685565279531" calcext:value-type="float">
            <text:p>0.105685565279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9176092" calcext:value-type="float">
            <text:p>1.529176092</text:p>
          </table:table-cell>
          <table:table-cell table:formula="of:=[.A2243]-[.B2243]" office:value-type="float" office:value="-0.529176092" calcext:value-type="float">
            <text:p>-0.529176092</text:p>
          </table:table-cell>
          <table:table-cell table:formula="of:=ABS([.C2243])" office:value-type="float" office:value="0.529176092" calcext:value-type="float">
            <text:p>0.529176092</text:p>
          </table:table-cell>
          <table:table-cell table:formula="of:=[.C2243]^2" office:value-type="float" office:value="0.280027336344393" calcext:value-type="float">
            <text:p>0.280027336344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1578242" calcext:value-type="float">
            <text:p>0.281578242</text:p>
          </table:table-cell>
          <table:table-cell table:formula="of:=[.A2244]-[.B2244]" office:value-type="float" office:value="-0.281578242" calcext:value-type="float">
            <text:p>-0.281578242</text:p>
          </table:table-cell>
          <table:table-cell table:formula="of:=ABS([.C2244])" office:value-type="float" office:value="0.281578242" calcext:value-type="float">
            <text:p>0.281578242</text:p>
          </table:table-cell>
          <table:table-cell table:formula="of:=[.C2244]^2" office:value-type="float" office:value="0.0792863063678106" calcext:value-type="float">
            <text:p>0.0792863063678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8043437" calcext:value-type="float">
            <text:p>0.288043437</text:p>
          </table:table-cell>
          <table:table-cell table:formula="of:=[.A2245]-[.B2245]" office:value-type="float" office:value="1.711956563" calcext:value-type="float">
            <text:p>1.711956563</text:p>
          </table:table-cell>
          <table:table-cell table:formula="of:=ABS([.C2245])" office:value-type="float" office:value="1.711956563" calcext:value-type="float">
            <text:p>1.711956563</text:p>
          </table:table-cell>
          <table:table-cell table:formula="of:=[.C2245]^2" office:value-type="float" office:value="2.93079527359877" calcext:value-type="float">
            <text:p>2.93079527359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64872705" calcext:value-type="float">
            <text:p>1.564872705</text:p>
          </table:table-cell>
          <table:table-cell table:formula="of:=[.A2246]-[.B2246]" office:value-type="float" office:value="-0.564872705" calcext:value-type="float">
            <text:p>-0.564872705</text:p>
          </table:table-cell>
          <table:table-cell table:formula="of:=ABS([.C2246])" office:value-type="float" office:value="0.564872705" calcext:value-type="float">
            <text:p>0.564872705</text:p>
          </table:table-cell>
          <table:table-cell table:formula="of:=[.C2246]^2" office:value-type="float" office:value="0.319081172854017" calcext:value-type="float">
            <text:p>0.319081172854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49764" calcext:value-type="float">
            <text:p>0.78849764</text:p>
          </table:table-cell>
          <table:table-cell table:formula="of:=[.A2247]-[.B2247]" office:value-type="float" office:value="-0.78849764" calcext:value-type="float">
            <text:p>-0.78849764</text:p>
          </table:table-cell>
          <table:table-cell table:formula="of:=ABS([.C2247])" office:value-type="float" office:value="0.78849764" calcext:value-type="float">
            <text:p>0.78849764</text:p>
          </table:table-cell>
          <table:table-cell table:formula="of:=[.C2247]^2" office:value-type="float" office:value="0.62172852828557" calcext:value-type="float">
            <text:p>0.62172852828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749657" calcext:value-type="float">
            <text:p>0.199749657</text:p>
          </table:table-cell>
          <table:table-cell table:formula="of:=[.A2248]-[.B2248]" office:value-type="float" office:value="-0.199749657" calcext:value-type="float">
            <text:p>-0.199749657</text:p>
          </table:table-cell>
          <table:table-cell table:formula="of:=ABS([.C2248])" office:value-type="float" office:value="0.199749657" calcext:value-type="float">
            <text:p>0.199749657</text:p>
          </table:table-cell>
          <table:table-cell table:formula="of:=[.C2248]^2" office:value-type="float" office:value="0.0398999254716177" calcext:value-type="float">
            <text:p>0.039899925471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8071327" calcext:value-type="float">
            <text:p>0.808071327</text:p>
          </table:table-cell>
          <table:table-cell table:formula="of:=[.A2249]-[.B2249]" office:value-type="float" office:value="-0.808071327" calcext:value-type="float">
            <text:p>-0.808071327</text:p>
          </table:table-cell>
          <table:table-cell table:formula="of:=ABS([.C2249])" office:value-type="float" office:value="0.808071327" calcext:value-type="float">
            <text:p>0.808071327</text:p>
          </table:table-cell>
          <table:table-cell table:formula="of:=[.C2249]^2" office:value-type="float" office:value="0.652979269519541" calcext:value-type="float">
            <text:p>0.652979269519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66611611" calcext:value-type="float">
            <text:p>1.266611611</text:p>
          </table:table-cell>
          <table:table-cell table:formula="of:=[.A2250]-[.B2250]" office:value-type="float" office:value="-1.266611611" calcext:value-type="float">
            <text:p>-1.266611611</text:p>
          </table:table-cell>
          <table:table-cell table:formula="of:=ABS([.C2250])" office:value-type="float" office:value="1.266611611" calcext:value-type="float">
            <text:p>1.266611611</text:p>
          </table:table-cell>
          <table:table-cell table:formula="of:=[.C2250]^2" office:value-type="float" office:value="1.60430497312002" calcext:value-type="float">
            <text:p>1.60430497312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48278373" calcext:value-type="float">
            <text:p>1.448278373</text:p>
          </table:table-cell>
          <table:table-cell table:formula="of:=[.A2251]-[.B2251]" office:value-type="float" office:value="0.551721627" calcext:value-type="float">
            <text:p>0.551721627</text:p>
          </table:table-cell>
          <table:table-cell table:formula="of:=ABS([.C2251])" office:value-type="float" office:value="0.551721627" calcext:value-type="float">
            <text:p>0.551721627</text:p>
          </table:table-cell>
          <table:table-cell table:formula="of:=[.C2251]^2" office:value-type="float" office:value="0.304396753699527" calcext:value-type="float">
            <text:p>0.304396753699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2270924" calcext:value-type="float">
            <text:p>0.302270924</text:p>
          </table:table-cell>
          <table:table-cell table:formula="of:=[.A2252]-[.B2252]" office:value-type="float" office:value="-0.302270924" calcext:value-type="float">
            <text:p>-0.302270924</text:p>
          </table:table-cell>
          <table:table-cell table:formula="of:=ABS([.C2252])" office:value-type="float" office:value="0.302270924" calcext:value-type="float">
            <text:p>0.302270924</text:p>
          </table:table-cell>
          <table:table-cell table:formula="of:=[.C2252]^2" office:value-type="float" office:value="0.0913677114958138" calcext:value-type="float">
            <text:p>0.091367711495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7016364" calcext:value-type="float">
            <text:p>0.297016364</text:p>
          </table:table-cell>
          <table:table-cell table:formula="of:=[.A2253]-[.B2253]" office:value-type="float" office:value="0.702983636" calcext:value-type="float">
            <text:p>0.702983636</text:p>
          </table:table-cell>
          <table:table-cell table:formula="of:=ABS([.C2253])" office:value-type="float" office:value="0.702983636" calcext:value-type="float">
            <text:p>0.702983636</text:p>
          </table:table-cell>
          <table:table-cell table:formula="of:=[.C2253]^2" office:value-type="float" office:value="0.49418599248378" calcext:value-type="float">
            <text:p>0.494185992483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57217752" calcext:value-type="float">
            <text:p>1.457217752</text:p>
          </table:table-cell>
          <table:table-cell table:formula="of:=[.A2254]-[.B2254]" office:value-type="float" office:value="1.542782248" calcext:value-type="float">
            <text:p>1.542782248</text:p>
          </table:table-cell>
          <table:table-cell table:formula="of:=ABS([.C2254])" office:value-type="float" office:value="1.542782248" calcext:value-type="float">
            <text:p>1.542782248</text:p>
          </table:table-cell>
          <table:table-cell table:formula="of:=[.C2254]^2" office:value-type="float" office:value="2.38017706474393" calcext:value-type="float">
            <text:p>2.38017706474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58258398" calcext:value-type="float">
            <text:p>1.358258398</text:p>
          </table:table-cell>
          <table:table-cell table:formula="of:=[.A2255]-[.B2255]" office:value-type="float" office:value="3.641741602" calcext:value-type="float">
            <text:p>3.641741602</text:p>
          </table:table-cell>
          <table:table-cell table:formula="of:=ABS([.C2255])" office:value-type="float" office:value="3.641741602" calcext:value-type="float">
            <text:p>3.641741602</text:p>
          </table:table-cell>
          <table:table-cell table:formula="of:=[.C2255]^2" office:value-type="float" office:value="13.2622818957375" calcext:value-type="float">
            <text:p>13.2622818957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575436" calcext:value-type="float">
            <text:p>0.231575436</text:p>
          </table:table-cell>
          <table:table-cell table:formula="of:=[.A2256]-[.B2256]" office:value-type="float" office:value="0.768424564" calcext:value-type="float">
            <text:p>0.768424564</text:p>
          </table:table-cell>
          <table:table-cell table:formula="of:=ABS([.C2256])" office:value-type="float" office:value="0.768424564" calcext:value-type="float">
            <text:p>0.768424564</text:p>
          </table:table-cell>
          <table:table-cell table:formula="of:=[.C2256]^2" office:value-type="float" office:value="0.59047631055859" calcext:value-type="float">
            <text:p>0.59047631055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64676085" calcext:value-type="float">
            <text:p>1.264676085</text:p>
          </table:table-cell>
          <table:table-cell table:formula="of:=[.A2257]-[.B2257]" office:value-type="float" office:value="1.735323915" calcext:value-type="float">
            <text:p>1.735323915</text:p>
          </table:table-cell>
          <table:table-cell table:formula="of:=ABS([.C2257])" office:value-type="float" office:value="1.735323915" calcext:value-type="float">
            <text:p>1.735323915</text:p>
          </table:table-cell>
          <table:table-cell table:formula="of:=[.C2257]^2" office:value-type="float" office:value="3.01134908997093" calcext:value-type="float">
            <text:p>3.011349089970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54986148" calcext:value-type="float">
            <text:p>1.754986148</text:p>
          </table:table-cell>
          <table:table-cell table:formula="of:=[.A2258]-[.B2258]" office:value-type="float" office:value="1.245013852" calcext:value-type="float">
            <text:p>1.245013852</text:p>
          </table:table-cell>
          <table:table-cell table:formula="of:=ABS([.C2258])" office:value-type="float" office:value="1.245013852" calcext:value-type="float">
            <text:p>1.245013852</text:p>
          </table:table-cell>
          <table:table-cell table:formula="of:=[.C2258]^2" office:value-type="float" office:value="1.55005949167188" calcext:value-type="float">
            <text:p>1.55005949167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9446795" calcext:value-type="float">
            <text:p>0.279446795</text:p>
          </table:table-cell>
          <table:table-cell table:formula="of:=[.A2259]-[.B2259]" office:value-type="float" office:value="1.720553205" calcext:value-type="float">
            <text:p>1.720553205</text:p>
          </table:table-cell>
          <table:table-cell table:formula="of:=ABS([.C2259])" office:value-type="float" office:value="1.720553205" calcext:value-type="float">
            <text:p>1.720553205</text:p>
          </table:table-cell>
          <table:table-cell table:formula="of:=[.C2259]^2" office:value-type="float" office:value="2.96030333123577" calcext:value-type="float">
            <text:p>2.96030333123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4046422" calcext:value-type="float">
            <text:p>1.034046422</text:p>
          </table:table-cell>
          <table:table-cell table:formula="of:=[.A2260]-[.B2260]" office:value-type="float" office:value="-1.034046422" calcext:value-type="float">
            <text:p>-1.034046422</text:p>
          </table:table-cell>
          <table:table-cell table:formula="of:=ABS([.C2260])" office:value-type="float" office:value="1.034046422" calcext:value-type="float">
            <text:p>1.034046422</text:p>
          </table:table-cell>
          <table:table-cell table:formula="of:=[.C2260]^2" office:value-type="float" office:value="1.069252002851" calcext:value-type="float">
            <text:p>1.069252002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225771" calcext:value-type="float">
            <text:p>0.681225771</text:p>
          </table:table-cell>
          <table:table-cell table:formula="of:=[.A2261]-[.B2261]" office:value-type="float" office:value="-0.681225771" calcext:value-type="float">
            <text:p>-0.681225771</text:p>
          </table:table-cell>
          <table:table-cell table:formula="of:=ABS([.C2261])" office:value-type="float" office:value="0.681225771" calcext:value-type="float">
            <text:p>0.681225771</text:p>
          </table:table-cell>
          <table:table-cell table:formula="of:=[.C2261]^2" office:value-type="float" office:value="0.464068551074544" calcext:value-type="float">
            <text:p>0.464068551074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1578242" calcext:value-type="float">
            <text:p>0.281578242</text:p>
          </table:table-cell>
          <table:table-cell table:formula="of:=[.A2262]-[.B2262]" office:value-type="float" office:value="-0.281578242" calcext:value-type="float">
            <text:p>-0.281578242</text:p>
          </table:table-cell>
          <table:table-cell table:formula="of:=ABS([.C2262])" office:value-type="float" office:value="0.281578242" calcext:value-type="float">
            <text:p>0.281578242</text:p>
          </table:table-cell>
          <table:table-cell table:formula="of:=[.C2262]^2" office:value-type="float" office:value="0.0792863063678106" calcext:value-type="float">
            <text:p>0.079286306367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8043437" calcext:value-type="float">
            <text:p>0.288043437</text:p>
          </table:table-cell>
          <table:table-cell table:formula="of:=[.A2263]-[.B2263]" office:value-type="float" office:value="-0.288043437" calcext:value-type="float">
            <text:p>-0.288043437</text:p>
          </table:table-cell>
          <table:table-cell table:formula="of:=ABS([.C2263])" office:value-type="float" office:value="0.288043437" calcext:value-type="float">
            <text:p>0.288043437</text:p>
          </table:table-cell>
          <table:table-cell table:formula="of:=[.C2263]^2" office:value-type="float" office:value="0.082969021598773" calcext:value-type="float">
            <text:p>0.0829690215987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08825108" calcext:value-type="float">
            <text:p>2.308825108</text:p>
          </table:table-cell>
          <table:table-cell table:formula="of:=[.A2264]-[.B2264]" office:value-type="float" office:value="3.691174892" calcext:value-type="float">
            <text:p>3.691174892</text:p>
          </table:table-cell>
          <table:table-cell table:formula="of:=ABS([.C2264])" office:value-type="float" office:value="3.691174892" calcext:value-type="float">
            <text:p>3.691174892</text:p>
          </table:table-cell>
          <table:table-cell table:formula="of:=[.C2264]^2" office:value-type="float" office:value="13.6247720833312" calcext:value-type="float">
            <text:p>13.6247720833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9116538" calcext:value-type="float">
            <text:p>0.209116538</text:p>
          </table:table-cell>
          <table:table-cell table:formula="of:=[.A2265]-[.B2265]" office:value-type="float" office:value="1.790883462" calcext:value-type="float">
            <text:p>1.790883462</text:p>
          </table:table-cell>
          <table:table-cell table:formula="of:=ABS([.C2265])" office:value-type="float" office:value="1.790883462" calcext:value-type="float">
            <text:p>1.790883462</text:p>
          </table:table-cell>
          <table:table-cell table:formula="of:=[.C2265]^2" office:value-type="float" office:value="3.20726357446511" calcext:value-type="float">
            <text:p>3.20726357446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951097" calcext:value-type="float">
            <text:p>0.589951097</text:p>
          </table:table-cell>
          <table:table-cell table:formula="of:=[.A2266]-[.B2266]" office:value-type="float" office:value="-0.589951097" calcext:value-type="float">
            <text:p>-0.589951097</text:p>
          </table:table-cell>
          <table:table-cell table:formula="of:=ABS([.C2266])" office:value-type="float" office:value="0.589951097" calcext:value-type="float">
            <text:p>0.589951097</text:p>
          </table:table-cell>
          <table:table-cell table:formula="of:=[.C2266]^2" office:value-type="float" office:value="0.348042296851503" calcext:value-type="float">
            <text:p>0.348042296851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3271866" calcext:value-type="float">
            <text:p>0.743271866</text:p>
          </table:table-cell>
          <table:table-cell table:formula="of:=[.A2267]-[.B2267]" office:value-type="float" office:value="-0.743271866" calcext:value-type="float">
            <text:p>-0.743271866</text:p>
          </table:table-cell>
          <table:table-cell table:formula="of:=ABS([.C2267])" office:value-type="float" office:value="0.743271866" calcext:value-type="float">
            <text:p>0.743271866</text:p>
          </table:table-cell>
          <table:table-cell table:formula="of:=[.C2267]^2" office:value-type="float" office:value="0.552453066787122" calcext:value-type="float">
            <text:p>0.552453066787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6630216" calcext:value-type="float">
            <text:p>0.346630216</text:p>
          </table:table-cell>
          <table:table-cell table:formula="of:=[.A2268]-[.B2268]" office:value-type="float" office:value="-0.346630216" calcext:value-type="float">
            <text:p>-0.346630216</text:p>
          </table:table-cell>
          <table:table-cell table:formula="of:=ABS([.C2268])" office:value-type="float" office:value="0.346630216" calcext:value-type="float">
            <text:p>0.346630216</text:p>
          </table:table-cell>
          <table:table-cell table:formula="of:=[.C2268]^2" office:value-type="float" office:value="0.120152506644207" calcext:value-type="float">
            <text:p>0.120152506644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37920186" calcext:value-type="float">
            <text:p>1.337920186</text:p>
          </table:table-cell>
          <table:table-cell table:formula="of:=[.A2269]-[.B2269]" office:value-type="float" office:value="-0.337920186" calcext:value-type="float">
            <text:p>-0.337920186</text:p>
          </table:table-cell>
          <table:table-cell table:formula="of:=ABS([.C2269])" office:value-type="float" office:value="0.337920186" calcext:value-type="float">
            <text:p>0.337920186</text:p>
          </table:table-cell>
          <table:table-cell table:formula="of:=[.C2269]^2" office:value-type="float" office:value="0.114190052106275" calcext:value-type="float">
            <text:p>0.114190052106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2270924" calcext:value-type="float">
            <text:p>0.302270924</text:p>
          </table:table-cell>
          <table:table-cell table:formula="of:=[.A2270]-[.B2270]" office:value-type="float" office:value="0.697729076" calcext:value-type="float">
            <text:p>0.697729076</text:p>
          </table:table-cell>
          <table:table-cell table:formula="of:=ABS([.C2270])" office:value-type="float" office:value="0.697729076" calcext:value-type="float">
            <text:p>0.697729076</text:p>
          </table:table-cell>
          <table:table-cell table:formula="of:=[.C2270]^2" office:value-type="float" office:value="0.486825863495814" calcext:value-type="float">
            <text:p>0.486825863495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198202" calcext:value-type="float">
            <text:p>0.87198202</text:p>
          </table:table-cell>
          <table:table-cell table:formula="of:=[.A2271]-[.B2271]" office:value-type="float" office:value="-0.87198202" calcext:value-type="float">
            <text:p>-0.87198202</text:p>
          </table:table-cell>
          <table:table-cell table:formula="of:=ABS([.C2271])" office:value-type="float" office:value="0.87198202" calcext:value-type="float">
            <text:p>0.87198202</text:p>
          </table:table-cell>
          <table:table-cell table:formula="of:=[.C2271]^2" office:value-type="float" office:value="0.76035264320328" calcext:value-type="float">
            <text:p>0.76035264320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19235619" calcext:value-type="float">
            <text:p>1.519235619</text:p>
          </table:table-cell>
          <table:table-cell table:formula="of:=[.A2272]-[.B2272]" office:value-type="float" office:value="-0.519235619" calcext:value-type="float">
            <text:p>-0.519235619</text:p>
          </table:table-cell>
          <table:table-cell table:formula="of:=ABS([.C2272])" office:value-type="float" office:value="0.519235619" calcext:value-type="float">
            <text:p>0.519235619</text:p>
          </table:table-cell>
          <table:table-cell table:formula="of:=[.C2272]^2" office:value-type="float" office:value="0.269605628038313" calcext:value-type="float">
            <text:p>0.269605628038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52635015" calcext:value-type="float">
            <text:p>1.052635015</text:p>
          </table:table-cell>
          <table:table-cell table:formula="of:=[.A2273]-[.B2273]" office:value-type="float" office:value="-0.0526350149999999" calcext:value-type="float">
            <text:p>-0.052635015</text:p>
          </table:table-cell>
          <table:table-cell table:formula="of:=ABS([.C2273])" office:value-type="float" office:value="0.0526350149999999" calcext:value-type="float">
            <text:p>0.052635015</text:p>
          </table:table-cell>
          <table:table-cell table:formula="of:=[.C2273]^2" office:value-type="float" office:value="0.00277044480405021" calcext:value-type="float">
            <text:p>0.00277044480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0282991" calcext:value-type="float">
            <text:p>0.720282991</text:p>
          </table:table-cell>
          <table:table-cell table:formula="of:=[.A2274]-[.B2274]" office:value-type="float" office:value="0.279717009" calcext:value-type="float">
            <text:p>0.279717009</text:p>
          </table:table-cell>
          <table:table-cell table:formula="of:=ABS([.C2274])" office:value-type="float" office:value="0.279717009" calcext:value-type="float">
            <text:p>0.279717009</text:p>
          </table:table-cell>
          <table:table-cell table:formula="of:=[.C2274]^2" office:value-type="float" office:value="0.0782416051239061" calcext:value-type="float">
            <text:p>0.07824160512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3411253" calcext:value-type="float">
            <text:p>0.523411253</text:p>
          </table:table-cell>
          <table:table-cell table:formula="of:=[.A2275]-[.B2275]" office:value-type="float" office:value="1.476588747" calcext:value-type="float">
            <text:p>1.476588747</text:p>
          </table:table-cell>
          <table:table-cell table:formula="of:=ABS([.C2275])" office:value-type="float" office:value="1.476588747" calcext:value-type="float">
            <text:p>1.476588747</text:p>
          </table:table-cell>
          <table:table-cell table:formula="of:=[.C2275]^2" office:value-type="float" office:value="2.18031432776703" calcext:value-type="float">
            <text:p>2.18031432776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9314859" calcext:value-type="float">
            <text:p>1.79314859</text:p>
          </table:table-cell>
          <table:table-cell table:formula="of:=[.A2276]-[.B2276]" office:value-type="float" office:value="-0.79314859" calcext:value-type="float">
            <text:p>-0.79314859</text:p>
          </table:table-cell>
          <table:table-cell table:formula="of:=ABS([.C2276])" office:value-type="float" office:value="0.79314859" calcext:value-type="float">
            <text:p>0.79314859</text:p>
          </table:table-cell>
          <table:table-cell table:formula="of:=[.C2276]^2" office:value-type="float" office:value="0.629084685818988" calcext:value-type="float">
            <text:p>0.629084685818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505587" calcext:value-type="float">
            <text:p>0.80505587</text:p>
          </table:table-cell>
          <table:table-cell table:formula="of:=[.A2277]-[.B2277]" office:value-type="float" office:value="-0.80505587" calcext:value-type="float">
            <text:p>-0.80505587</text:p>
          </table:table-cell>
          <table:table-cell table:formula="of:=ABS([.C2277])" office:value-type="float" office:value="0.80505587" calcext:value-type="float">
            <text:p>0.80505587</text:p>
          </table:table-cell>
          <table:table-cell table:formula="of:=[.C2277]^2" office:value-type="float" office:value="0.648114953821457" calcext:value-type="float">
            <text:p>0.648114953821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65013318" calcext:value-type="float">
            <text:p>1.165013318</text:p>
          </table:table-cell>
          <table:table-cell table:formula="of:=[.A2278]-[.B2278]" office:value-type="float" office:value="-0.165013318" calcext:value-type="float">
            <text:p>-0.165013318</text:p>
          </table:table-cell>
          <table:table-cell table:formula="of:=ABS([.C2278])" office:value-type="float" office:value="0.165013318" calcext:value-type="float">
            <text:p>0.165013318</text:p>
          </table:table-cell>
          <table:table-cell table:formula="of:=[.C2278]^2" office:value-type="float" office:value="0.0272293951173691" calcext:value-type="float">
            <text:p>0.027229395117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79681287" calcext:value-type="float">
            <text:p>1.379681287</text:p>
          </table:table-cell>
          <table:table-cell table:formula="of:=[.A2279]-[.B2279]" office:value-type="float" office:value="-0.379681287" calcext:value-type="float">
            <text:p>-0.379681287</text:p>
          </table:table-cell>
          <table:table-cell table:formula="of:=ABS([.C2279])" office:value-type="float" office:value="0.379681287" calcext:value-type="float">
            <text:p>0.379681287</text:p>
          </table:table-cell>
          <table:table-cell table:formula="of:=[.C2279]^2" office:value-type="float" office:value="0.144157879697976" calcext:value-type="float">
            <text:p>0.144157879697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1578242" calcext:value-type="float">
            <text:p>0.281578242</text:p>
          </table:table-cell>
          <table:table-cell table:formula="of:=[.A2280]-[.B2280]" office:value-type="float" office:value="0.718421758" calcext:value-type="float">
            <text:p>0.718421758</text:p>
          </table:table-cell>
          <table:table-cell table:formula="of:=ABS([.C2280])" office:value-type="float" office:value="0.718421758" calcext:value-type="float">
            <text:p>0.718421758</text:p>
          </table:table-cell>
          <table:table-cell table:formula="of:=[.C2280]^2" office:value-type="float" office:value="0.51612982236781" calcext:value-type="float">
            <text:p>0.51612982236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6227888" calcext:value-type="float">
            <text:p>0.886227888</text:p>
          </table:table-cell>
          <table:table-cell table:formula="of:=[.A2281]-[.B2281]" office:value-type="float" office:value="0.113772112" calcext:value-type="float">
            <text:p>0.113772112</text:p>
          </table:table-cell>
          <table:table-cell table:formula="of:=ABS([.C2281])" office:value-type="float" office:value="0.113772112" calcext:value-type="float">
            <text:p>0.113772112</text:p>
          </table:table-cell>
          <table:table-cell table:formula="of:=[.C2281]^2" office:value-type="float" office:value="0.0129440934689405" calcext:value-type="float">
            <text:p>0.012944093468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49285283" calcext:value-type="float">
            <text:p>2.049285283</text:p>
          </table:table-cell>
          <table:table-cell table:formula="of:=[.A2282]-[.B2282]" office:value-type="float" office:value="-1.049285283" calcext:value-type="float">
            <text:p>-1.049285283</text:p>
          </table:table-cell>
          <table:table-cell table:formula="of:=ABS([.C2282])" office:value-type="float" office:value="1.049285283" calcext:value-type="float">
            <text:p>1.049285283</text:p>
          </table:table-cell>
          <table:table-cell table:formula="of:=[.C2282]^2" office:value-type="float" office:value="1.10099960512039" calcext:value-type="float">
            <text:p>1.10099960512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8606396" calcext:value-type="float">
            <text:p>0.568606396</text:p>
          </table:table-cell>
          <table:table-cell table:formula="of:=[.A2283]-[.B2283]" office:value-type="float" office:value="-0.568606396" calcext:value-type="float">
            <text:p>-0.568606396</text:p>
          </table:table-cell>
          <table:table-cell table:formula="of:=ABS([.C2283])" office:value-type="float" office:value="0.568606396" calcext:value-type="float">
            <text:p>0.568606396</text:p>
          </table:table-cell>
          <table:table-cell table:formula="of:=[.C2283]^2" office:value-type="float" office:value="0.323313233572109" calcext:value-type="float">
            <text:p>0.323313233572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6288145" calcext:value-type="float">
            <text:p>0.696288145</text:p>
          </table:table-cell>
          <table:table-cell table:formula="of:=[.A2284]-[.B2284]" office:value-type="float" office:value="0.303711855" calcext:value-type="float">
            <text:p>0.303711855</text:p>
          </table:table-cell>
          <table:table-cell table:formula="of:=ABS([.C2284])" office:value-type="float" office:value="0.303711855" calcext:value-type="float">
            <text:p>0.303711855</text:p>
          </table:table-cell>
          <table:table-cell table:formula="of:=[.C2284]^2" office:value-type="float" office:value="0.092240890867541" calcext:value-type="float">
            <text:p>0.0922408908675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9186982" calcext:value-type="float">
            <text:p>0.759186982</text:p>
          </table:table-cell>
          <table:table-cell table:formula="of:=[.A2285]-[.B2285]" office:value-type="float" office:value="1.240813018" calcext:value-type="float">
            <text:p>1.240813018</text:p>
          </table:table-cell>
          <table:table-cell table:formula="of:=ABS([.C2285])" office:value-type="float" office:value="1.240813018" calcext:value-type="float">
            <text:p>1.240813018</text:p>
          </table:table-cell>
          <table:table-cell table:formula="of:=[.C2285]^2" office:value-type="float" office:value="1.53961694563827" calcext:value-type="float">
            <text:p>1.53961694563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5428847" calcext:value-type="float">
            <text:p>1.005428847</text:p>
          </table:table-cell>
          <table:table-cell table:formula="of:=[.A2286]-[.B2286]" office:value-type="float" office:value="-1.005428847" calcext:value-type="float">
            <text:p>-1.005428847</text:p>
          </table:table-cell>
          <table:table-cell table:formula="of:=ABS([.C2286])" office:value-type="float" office:value="1.005428847" calcext:value-type="float">
            <text:p>1.005428847</text:p>
          </table:table-cell>
          <table:table-cell table:formula="of:=[.C2286]^2" office:value-type="float" office:value="1.01088716637975" calcext:value-type="float">
            <text:p>1.010887166379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539716798" calcext:value-type="float">
            <text:p>2.539716798</text:p>
          </table:table-cell>
          <table:table-cell table:formula="of:=[.A2287]-[.B2287]" office:value-type="float" office:value="4.460283202" calcext:value-type="float">
            <text:p>4.460283202</text:p>
          </table:table-cell>
          <table:table-cell table:formula="of:=ABS([.C2287])" office:value-type="float" office:value="4.460283202" calcext:value-type="float">
            <text:p>4.460283202</text:p>
          </table:table-cell>
          <table:table-cell table:formula="of:=[.C2287]^2" office:value-type="float" office:value="19.8941262420434" calcext:value-type="float">
            <text:p>19.8941262420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7963914" calcext:value-type="float">
            <text:p>0.907963914</text:p>
          </table:table-cell>
          <table:table-cell table:formula="of:=[.A2288]-[.B2288]" office:value-type="float" office:value="0.0920360859999999" calcext:value-type="float">
            <text:p>0.092036086</text:p>
          </table:table-cell>
          <table:table-cell table:formula="of:=ABS([.C2288])" office:value-type="float" office:value="0.0920360859999999" calcext:value-type="float">
            <text:p>0.092036086</text:p>
          </table:table-cell>
          <table:table-cell table:formula="of:=[.C2288]^2" office:value-type="float" office:value="0.00847064112619938" calcext:value-type="float">
            <text:p>0.0084706411261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18629245" calcext:value-type="float">
            <text:p>1.318629245</text:p>
          </table:table-cell>
          <table:table-cell table:formula="of:=[.A2289]-[.B2289]" office:value-type="float" office:value="1.681370755" calcext:value-type="float">
            <text:p>1.681370755</text:p>
          </table:table-cell>
          <table:table-cell table:formula="of:=ABS([.C2289])" office:value-type="float" office:value="1.681370755" calcext:value-type="float">
            <text:p>1.681370755</text:p>
          </table:table-cell>
          <table:table-cell table:formula="of:=[.C2289]^2" office:value-type="float" office:value="2.82700761576927" calcext:value-type="float">
            <text:p>2.827007615769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08890808" calcext:value-type="float">
            <text:p>3.408890808</text:p>
          </table:table-cell>
          <table:table-cell table:formula="of:=[.A2290]-[.B2290]" office:value-type="float" office:value="8.591109192" calcext:value-type="float">
            <text:p>8.591109192</text:p>
          </table:table-cell>
          <table:table-cell table:formula="of:=ABS([.C2290])" office:value-type="float" office:value="8.591109192" calcext:value-type="float">
            <text:p>8.591109192</text:p>
          </table:table-cell>
          <table:table-cell table:formula="of:=[.C2290]^2" office:value-type="float" office:value="73.8071571488669" calcext:value-type="float">
            <text:p>73.80715714886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32496607" calcext:value-type="float">
            <text:p>2.632496607</text:p>
          </table:table-cell>
          <table:table-cell table:formula="of:=[.A2291]-[.B2291]" office:value-type="float" office:value="2.367503393" calcext:value-type="float">
            <text:p>2.367503393</text:p>
          </table:table-cell>
          <table:table-cell table:formula="of:=ABS([.C2291])" office:value-type="float" office:value="2.367503393" calcext:value-type="float">
            <text:p>2.367503393</text:p>
          </table:table-cell>
          <table:table-cell table:formula="of:=[.C2291]^2" office:value-type="float" office:value="5.60507231586651" calcext:value-type="float">
            <text:p>5.60507231586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69822356" calcext:value-type="float">
            <text:p>1.069822356</text:p>
          </table:table-cell>
          <table:table-cell table:formula="of:=[.A2292]-[.B2292]" office:value-type="float" office:value="0.930177644" calcext:value-type="float">
            <text:p>0.930177644</text:p>
          </table:table-cell>
          <table:table-cell table:formula="of:=ABS([.C2292])" office:value-type="float" office:value="0.930177644" calcext:value-type="float">
            <text:p>0.930177644</text:p>
          </table:table-cell>
          <table:table-cell table:formula="of:=[.C2292]^2" office:value-type="float" office:value="0.865230449397391" calcext:value-type="float">
            <text:p>0.8652304493973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6247247" calcext:value-type="float">
            <text:p>2.66247247</text:p>
          </table:table-cell>
          <table:table-cell table:formula="of:=[.A2293]-[.B2293]" office:value-type="float" office:value="3.33752753" calcext:value-type="float">
            <text:p>3.33752753</text:p>
          </table:table-cell>
          <table:table-cell table:formula="of:=ABS([.C2293])" office:value-type="float" office:value="3.33752753" calcext:value-type="float">
            <text:p>3.33752753</text:p>
          </table:table-cell>
          <table:table-cell table:formula="of:=[.C2293]^2" office:value-type="float" office:value="11.1390900135079" calcext:value-type="float">
            <text:p>11.13909001350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589939808" calcext:value-type="float">
            <text:p>4.589939808</text:p>
          </table:table-cell>
          <table:table-cell table:formula="of:=[.A2294]-[.B2294]" office:value-type="float" office:value="16.410060192" calcext:value-type="float">
            <text:p>16.410060192</text:p>
          </table:table-cell>
          <table:table-cell table:formula="of:=ABS([.C2294])" office:value-type="float" office:value="16.410060192" calcext:value-type="float">
            <text:p>16.410060192</text:p>
          </table:table-cell>
          <table:table-cell table:formula="of:=[.C2294]^2" office:value-type="float" office:value="269.290075505063" calcext:value-type="float">
            <text:p>269.2900755050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4946687" calcext:value-type="float">
            <text:p>0.854946687</text:p>
          </table:table-cell>
          <table:table-cell table:formula="of:=[.A2295]-[.B2295]" office:value-type="float" office:value="5.145053313" calcext:value-type="float">
            <text:p>5.145053313</text:p>
          </table:table-cell>
          <table:table-cell table:formula="of:=ABS([.C2295])" office:value-type="float" office:value="5.145053313" calcext:value-type="float">
            <text:p>5.145053313</text:p>
          </table:table-cell>
          <table:table-cell table:formula="of:=[.C2295]^2" office:value-type="float" office:value="26.4715735936123" calcext:value-type="float">
            <text:p>26.4715735936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51187048" calcext:value-type="float">
            <text:p>3.251187048</text:p>
          </table:table-cell>
          <table:table-cell table:formula="of:=[.A2296]-[.B2296]" office:value-type="float" office:value="5.748812952" calcext:value-type="float">
            <text:p>5.748812952</text:p>
          </table:table-cell>
          <table:table-cell table:formula="of:=ABS([.C2296])" office:value-type="float" office:value="5.748812952" calcext:value-type="float">
            <text:p>5.748812952</text:p>
          </table:table-cell>
          <table:table-cell table:formula="of:=[.C2296]^2" office:value-type="float" office:value="33.0488503570829" calcext:value-type="float">
            <text:p>33.0488503570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97207881" calcext:value-type="float">
            <text:p>3.597207881</text:p>
          </table:table-cell>
          <table:table-cell table:formula="of:=[.A2297]-[.B2297]" office:value-type="float" office:value="5.402792119" calcext:value-type="float">
            <text:p>5.402792119</text:p>
          </table:table-cell>
          <table:table-cell table:formula="of:=ABS([.C2297])" office:value-type="float" office:value="5.402792119" calcext:value-type="float">
            <text:p>5.402792119</text:p>
          </table:table-cell>
          <table:table-cell table:formula="of:=[.C2297]^2" office:value-type="float" office:value="29.1901626811285" calcext:value-type="float">
            <text:p>29.19016268112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7396232" calcext:value-type="float">
            <text:p>0.767396232</text:p>
          </table:table-cell>
          <table:table-cell table:formula="of:=[.A2298]-[.B2298]" office:value-type="float" office:value="3.232603768" calcext:value-type="float">
            <text:p>3.232603768</text:p>
          </table:table-cell>
          <table:table-cell table:formula="of:=ABS([.C2298])" office:value-type="float" office:value="3.232603768" calcext:value-type="float">
            <text:p>3.232603768</text:p>
          </table:table-cell>
          <table:table-cell table:formula="of:=[.C2298]^2" office:value-type="float" office:value="10.4497271208878" calcext:value-type="float">
            <text:p>10.44972712088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11775494" calcext:value-type="float">
            <text:p>1.511775494</text:p>
          </table:table-cell>
          <table:table-cell table:formula="of:=[.A2299]-[.B2299]" office:value-type="float" office:value="3.488224506" calcext:value-type="float">
            <text:p>3.488224506</text:p>
          </table:table-cell>
          <table:table-cell table:formula="of:=ABS([.C2299])" office:value-type="float" office:value="3.488224506" calcext:value-type="float">
            <text:p>3.488224506</text:p>
          </table:table-cell>
          <table:table-cell table:formula="of:=[.C2299]^2" office:value-type="float" office:value="12.1677102042589" calcext:value-type="float">
            <text:p>12.16771020425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13806539" calcext:value-type="float">
            <text:p>4.013806539</text:p>
          </table:table-cell>
          <table:table-cell table:formula="of:=[.A2300]-[.B2300]" office:value-type="float" office:value="0.986193461" calcext:value-type="float">
            <text:p>0.986193461</text:p>
          </table:table-cell>
          <table:table-cell table:formula="of:=ABS([.C2300])" office:value-type="float" office:value="0.986193461" calcext:value-type="float">
            <text:p>0.986193461</text:p>
          </table:table-cell>
          <table:table-cell table:formula="of:=[.C2300]^2" office:value-type="float" office:value="0.972577542519159" calcext:value-type="float">
            <text:p>0.972577542519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7583159" calcext:value-type="float">
            <text:p>0.767583159</text:p>
          </table:table-cell>
          <table:table-cell table:formula="of:=[.A2301]-[.B2301]" office:value-type="float" office:value="0.232416841" calcext:value-type="float">
            <text:p>0.232416841</text:p>
          </table:table-cell>
          <table:table-cell table:formula="of:=ABS([.C2301])" office:value-type="float" office:value="0.232416841" calcext:value-type="float">
            <text:p>0.232416841</text:p>
          </table:table-cell>
          <table:table-cell table:formula="of:=[.C2301]^2" office:value-type="float" office:value="0.0540175879804193" calcext:value-type="float">
            <text:p>0.054017587980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650978" calcext:value-type="float">
            <text:p>0.71650978</text:p>
          </table:table-cell>
          <table:table-cell table:formula="of:=[.A2302]-[.B2302]" office:value-type="float" office:value="1.28349022" calcext:value-type="float">
            <text:p>1.28349022</text:p>
          </table:table-cell>
          <table:table-cell table:formula="of:=ABS([.C2302])" office:value-type="float" office:value="1.28349022" calcext:value-type="float">
            <text:p>1.28349022</text:p>
          </table:table-cell>
          <table:table-cell table:formula="of:=[.C2302]^2" office:value-type="float" office:value="1.64734714483565" calcext:value-type="float">
            <text:p>1.64734714483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25994121" calcext:value-type="float">
            <text:p>1.125994121</text:p>
          </table:table-cell>
          <table:table-cell table:formula="of:=[.A2303]-[.B2303]" office:value-type="float" office:value="6.874005879" calcext:value-type="float">
            <text:p>6.874005879</text:p>
          </table:table-cell>
          <table:table-cell table:formula="of:=ABS([.C2303])" office:value-type="float" office:value="6.874005879" calcext:value-type="float">
            <text:p>6.874005879</text:p>
          </table:table-cell>
          <table:table-cell table:formula="of:=[.C2303]^2" office:value-type="float" office:value="47.2519568245266" calcext:value-type="float">
            <text:p>47.2519568245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56491736" calcext:value-type="float">
            <text:p>1.456491736</text:p>
          </table:table-cell>
          <table:table-cell table:formula="of:=[.A2304]-[.B2304]" office:value-type="float" office:value="1.543508264" calcext:value-type="float">
            <text:p>1.543508264</text:p>
          </table:table-cell>
          <table:table-cell table:formula="of:=ABS([.C2304])" office:value-type="float" office:value="1.543508264" calcext:value-type="float">
            <text:p>1.543508264</text:p>
          </table:table-cell>
          <table:table-cell table:formula="of:=[.C2304]^2" office:value-type="float" office:value="2.38241776103629" calcext:value-type="float">
            <text:p>2.382417761036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28699475" calcext:value-type="float">
            <text:p>1.328699475</text:p>
          </table:table-cell>
          <table:table-cell table:formula="of:=[.A2305]-[.B2305]" office:value-type="float" office:value="0.671300525" calcext:value-type="float">
            <text:p>0.671300525</text:p>
          </table:table-cell>
          <table:table-cell table:formula="of:=ABS([.C2305])" office:value-type="float" office:value="0.671300525" calcext:value-type="float">
            <text:p>0.671300525</text:p>
          </table:table-cell>
          <table:table-cell table:formula="of:=[.C2305]^2" office:value-type="float" office:value="0.450644394865275" calcext:value-type="float">
            <text:p>0.450644394865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306]-[.B2306]" office:value-type="float" office:value="-0.0164601" calcext:value-type="float">
            <text:p>-0.0164601</text:p>
          </table:table-cell>
          <table:table-cell table:formula="of:=ABS([.C2306])" office:value-type="float" office:value="0.0164601" calcext:value-type="float">
            <text:p>0.0164601</text:p>
          </table:table-cell>
          <table:table-cell table:formula="of:=[.C2306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9344316" calcext:value-type="float">
            <text:p>0.589344316</text:p>
          </table:table-cell>
          <table:table-cell table:formula="of:=[.A2307]-[.B2307]" office:value-type="float" office:value="0.410655684" calcext:value-type="float">
            <text:p>0.410655684</text:p>
          </table:table-cell>
          <table:table-cell table:formula="of:=ABS([.C2307])" office:value-type="float" office:value="0.410655684" calcext:value-type="float">
            <text:p>0.410655684</text:p>
          </table:table-cell>
          <table:table-cell table:formula="of:=[.C2307]^2" office:value-type="float" office:value="0.168638090801508" calcext:value-type="float">
            <text:p>0.168638090801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38467234" calcext:value-type="float">
            <text:p>1.638467234</text:p>
          </table:table-cell>
          <table:table-cell table:formula="of:=[.A2308]-[.B2308]" office:value-type="float" office:value="-1.638467234" calcext:value-type="float">
            <text:p>-1.638467234</text:p>
          </table:table-cell>
          <table:table-cell table:formula="of:=ABS([.C2308])" office:value-type="float" office:value="1.638467234" calcext:value-type="float">
            <text:p>1.638467234</text:p>
          </table:table-cell>
          <table:table-cell table:formula="of:=[.C2308]^2" office:value-type="float" office:value="2.68457487689161" calcext:value-type="float">
            <text:p>2.68457487689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644193" calcext:value-type="float">
            <text:p>0.086644193</text:p>
          </table:table-cell>
          <table:table-cell table:formula="of:=[.A2309]-[.B2309]" office:value-type="float" office:value="-0.086644193" calcext:value-type="float">
            <text:p>-0.086644193</text:p>
          </table:table-cell>
          <table:table-cell table:formula="of:=ABS([.C2309])" office:value-type="float" office:value="0.086644193" calcext:value-type="float">
            <text:p>0.086644193</text:p>
          </table:table-cell>
          <table:table-cell table:formula="of:=[.C2309]^2" office:value-type="float" office:value="0.00750721618062125" calcext:value-type="float">
            <text:p>0.00750721618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310]-[.B2310]" office:value-type="float" office:value="-0.031928513" calcext:value-type="float">
            <text:p>-0.031928513</text:p>
          </table:table-cell>
          <table:table-cell table:formula="of:=ABS([.C2310])" office:value-type="float" office:value="0.031928513" calcext:value-type="float">
            <text:p>0.031928513</text:p>
          </table:table-cell>
          <table:table-cell table:formula="of:=[.C2310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9482552" calcext:value-type="float">
            <text:p>0.929482552</text:p>
          </table:table-cell>
          <table:table-cell table:formula="of:=[.A2311]-[.B2311]" office:value-type="float" office:value="-0.929482552" calcext:value-type="float">
            <text:p>-0.929482552</text:p>
          </table:table-cell>
          <table:table-cell table:formula="of:=ABS([.C2311])" office:value-type="float" office:value="0.929482552" calcext:value-type="float">
            <text:p>0.929482552</text:p>
          </table:table-cell>
          <table:table-cell table:formula="of:=[.C2311]^2" office:value-type="float" office:value="0.863937814472433" calcext:value-type="float">
            <text:p>0.8639378144724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89084518" calcext:value-type="float">
            <text:p>1.589084518</text:p>
          </table:table-cell>
          <table:table-cell table:formula="of:=[.A2312]-[.B2312]" office:value-type="float" office:value="-0.589084518" calcext:value-type="float">
            <text:p>-0.589084518</text:p>
          </table:table-cell>
          <table:table-cell table:formula="of:=ABS([.C2312])" office:value-type="float" office:value="0.589084518" calcext:value-type="float">
            <text:p>0.589084518</text:p>
          </table:table-cell>
          <table:table-cell table:formula="of:=[.C2312]^2" office:value-type="float" office:value="0.347020569347292" calcext:value-type="float">
            <text:p>0.347020569347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313]-[.B2313]" office:value-type="float" office:value="-0.052535161" calcext:value-type="float">
            <text:p>-0.052535161</text:p>
          </table:table-cell>
          <table:table-cell table:formula="of:=ABS([.C2313])" office:value-type="float" office:value="0.052535161" calcext:value-type="float">
            <text:p>0.052535161</text:p>
          </table:table-cell>
          <table:table-cell table:formula="of:=[.C2313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314]-[.B2314]" office:value-type="float" office:value="-0.061624158" calcext:value-type="float">
            <text:p>-0.061624158</text:p>
          </table:table-cell>
          <table:table-cell table:formula="of:=ABS([.C2314])" office:value-type="float" office:value="0.061624158" calcext:value-type="float">
            <text:p>0.061624158</text:p>
          </table:table-cell>
          <table:table-cell table:formula="of:=[.C2314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1811136" calcext:value-type="float">
            <text:p>0.471811136</text:p>
          </table:table-cell>
          <table:table-cell table:formula="of:=[.A2315]-[.B2315]" office:value-type="float" office:value="-0.471811136" calcext:value-type="float">
            <text:p>-0.471811136</text:p>
          </table:table-cell>
          <table:table-cell table:formula="of:=ABS([.C2315])" office:value-type="float" office:value="0.471811136" calcext:value-type="float">
            <text:p>0.471811136</text:p>
          </table:table-cell>
          <table:table-cell table:formula="of:=[.C2315]^2" office:value-type="float" office:value="0.22260574805361" calcext:value-type="float">
            <text:p>0.22260574805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316]-[.B2316]" office:value-type="float" office:value="-0.028230245" calcext:value-type="float">
            <text:p>-0.028230245</text:p>
          </table:table-cell>
          <table:table-cell table:formula="of:=ABS([.C2316])" office:value-type="float" office:value="0.028230245" calcext:value-type="float">
            <text:p>0.028230245</text:p>
          </table:table-cell>
          <table:table-cell table:formula="of:=[.C2316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445723" calcext:value-type="float">
            <text:p>0.067445723</text:p>
          </table:table-cell>
          <table:table-cell table:formula="of:=[.A2317]-[.B2317]" office:value-type="float" office:value="-0.067445723" calcext:value-type="float">
            <text:p>-0.067445723</text:p>
          </table:table-cell>
          <table:table-cell table:formula="of:=ABS([.C2317])" office:value-type="float" office:value="0.067445723" calcext:value-type="float">
            <text:p>0.067445723</text:p>
          </table:table-cell>
          <table:table-cell table:formula="of:=[.C2317]^2" office:value-type="float" office:value="0.00454892555099273" calcext:value-type="float">
            <text:p>0.0045489255509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00603965" calcext:value-type="float">
            <text:p>1.900603965</text:p>
          </table:table-cell>
          <table:table-cell table:formula="of:=[.A2318]-[.B2318]" office:value-type="float" office:value="0.0993960349999998" calcext:value-type="float">
            <text:p>0.099396035</text:p>
          </table:table-cell>
          <table:table-cell table:formula="of:=ABS([.C2318])" office:value-type="float" office:value="0.0993960349999998" calcext:value-type="float">
            <text:p>0.099396035</text:p>
          </table:table-cell>
          <table:table-cell table:formula="of:=[.C2318]^2" office:value-type="float" office:value="0.00987957177372119" calcext:value-type="float">
            <text:p>0.009879571773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319]-[.B2319]" office:value-type="float" office:value="-0.018612362" calcext:value-type="float">
            <text:p>-0.018612362</text:p>
          </table:table-cell>
          <table:table-cell table:formula="of:=ABS([.C2319])" office:value-type="float" office:value="0.018612362" calcext:value-type="float">
            <text:p>0.018612362</text:p>
          </table:table-cell>
          <table:table-cell table:formula="of:=[.C2319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9142715" calcext:value-type="float">
            <text:p>0.449142715</text:p>
          </table:table-cell>
          <table:table-cell table:formula="of:=[.A2320]-[.B2320]" office:value-type="float" office:value="-0.449142715" calcext:value-type="float">
            <text:p>-0.449142715</text:p>
          </table:table-cell>
          <table:table-cell table:formula="of:=ABS([.C2320])" office:value-type="float" office:value="0.449142715" calcext:value-type="float">
            <text:p>0.449142715</text:p>
          </table:table-cell>
          <table:table-cell table:formula="of:=[.C2320]^2" office:value-type="float" office:value="0.201729178437571" calcext:value-type="float">
            <text:p>0.201729178437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355509" calcext:value-type="float">
            <text:p>0.062355509</text:p>
          </table:table-cell>
          <table:table-cell table:formula="of:=[.A2321]-[.B2321]" office:value-type="float" office:value="-0.062355509" calcext:value-type="float">
            <text:p>-0.062355509</text:p>
          </table:table-cell>
          <table:table-cell table:formula="of:=ABS([.C2321])" office:value-type="float" office:value="0.062355509" calcext:value-type="float">
            <text:p>0.062355509</text:p>
          </table:table-cell>
          <table:table-cell table:formula="of:=[.C2321]^2" office:value-type="float" office:value="0.00388820950264908" calcext:value-type="float">
            <text:p>0.003888209502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322]-[.B2322]" office:value-type="float" office:value="-0.060542864" calcext:value-type="float">
            <text:p>-0.060542864</text:p>
          </table:table-cell>
          <table:table-cell table:formula="of:=ABS([.C2322])" office:value-type="float" office:value="0.060542864" calcext:value-type="float">
            <text:p>0.060542864</text:p>
          </table:table-cell>
          <table:table-cell table:formula="of:=[.C2322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77227653" calcext:value-type="float">
            <text:p>1.077227653</text:p>
          </table:table-cell>
          <table:table-cell table:formula="of:=[.A2323]-[.B2323]" office:value-type="float" office:value="2.922772347" calcext:value-type="float">
            <text:p>2.922772347</text:p>
          </table:table-cell>
          <table:table-cell table:formula="of:=ABS([.C2323])" office:value-type="float" office:value="2.922772347" calcext:value-type="float">
            <text:p>2.922772347</text:p>
          </table:table-cell>
          <table:table-cell table:formula="of:=[.C2323]^2" office:value-type="float" office:value="8.54259819238789" calcext:value-type="float">
            <text:p>8.5425981923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324]-[.B2324]" office:value-type="float" office:value="-0.0164601" calcext:value-type="float">
            <text:p>-0.0164601</text:p>
          </table:table-cell>
          <table:table-cell table:formula="of:=ABS([.C2324])" office:value-type="float" office:value="0.0164601" calcext:value-type="float">
            <text:p>0.0164601</text:p>
          </table:table-cell>
          <table:table-cell table:formula="of:=[.C2324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5821616" calcext:value-type="float">
            <text:p>0.565821616</text:p>
          </table:table-cell>
          <table:table-cell table:formula="of:=[.A2325]-[.B2325]" office:value-type="float" office:value="-0.565821616" calcext:value-type="float">
            <text:p>-0.565821616</text:p>
          </table:table-cell>
          <table:table-cell table:formula="of:=ABS([.C2325])" office:value-type="float" office:value="0.565821616" calcext:value-type="float">
            <text:p>0.565821616</text:p>
          </table:table-cell>
          <table:table-cell table:formula="of:=[.C2325]^2" office:value-type="float" office:value="0.320154101132851" calcext:value-type="float">
            <text:p>0.320154101132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4529801" calcext:value-type="float">
            <text:p>0.474529801</text:p>
          </table:table-cell>
          <table:table-cell table:formula="of:=[.A2326]-[.B2326]" office:value-type="float" office:value="-0.474529801" calcext:value-type="float">
            <text:p>-0.474529801</text:p>
          </table:table-cell>
          <table:table-cell table:formula="of:=ABS([.C2326])" office:value-type="float" office:value="0.474529801" calcext:value-type="float">
            <text:p>0.474529801</text:p>
          </table:table-cell>
          <table:table-cell table:formula="of:=[.C2326]^2" office:value-type="float" office:value="0.2251785320371" calcext:value-type="float">
            <text:p>0.22517853203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6644193" calcext:value-type="float">
            <text:p>0.086644193</text:p>
          </table:table-cell>
          <table:table-cell table:formula="of:=[.A2327]-[.B2327]" office:value-type="float" office:value="0.913355807" calcext:value-type="float">
            <text:p>0.913355807</text:p>
          </table:table-cell>
          <table:table-cell table:formula="of:=ABS([.C2327])" office:value-type="float" office:value="0.913355807" calcext:value-type="float">
            <text:p>0.913355807</text:p>
          </table:table-cell>
          <table:table-cell table:formula="of:=[.C2327]^2" office:value-type="float" office:value="0.834218830180621" calcext:value-type="float">
            <text:p>0.83421883018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328]-[.B2328]" office:value-type="float" office:value="-0.031928513" calcext:value-type="float">
            <text:p>-0.031928513</text:p>
          </table:table-cell>
          <table:table-cell table:formula="of:=ABS([.C2328])" office:value-type="float" office:value="0.031928513" calcext:value-type="float">
            <text:p>0.031928513</text:p>
          </table:table-cell>
          <table:table-cell table:formula="of:=[.C2328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4928593" calcext:value-type="float">
            <text:p>0.704928593</text:p>
          </table:table-cell>
          <table:table-cell table:formula="of:=[.A2329]-[.B2329]" office:value-type="float" office:value="1.295071407" calcext:value-type="float">
            <text:p>1.295071407</text:p>
          </table:table-cell>
          <table:table-cell table:formula="of:=ABS([.C2329])" office:value-type="float" office:value="1.295071407" calcext:value-type="float">
            <text:p>1.295071407</text:p>
          </table:table-cell>
          <table:table-cell table:formula="of:=[.C2329]^2" office:value-type="float" office:value="1.67720994922896" calcext:value-type="float">
            <text:p>1.67720994922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1847133" calcext:value-type="float">
            <text:p>1.161847133</text:p>
          </table:table-cell>
          <table:table-cell table:formula="of:=[.A2330]-[.B2330]" office:value-type="float" office:value="-1.161847133" calcext:value-type="float">
            <text:p>-1.161847133</text:p>
          </table:table-cell>
          <table:table-cell table:formula="of:=ABS([.C2330])" office:value-type="float" office:value="1.161847133" calcext:value-type="float">
            <text:p>1.161847133</text:p>
          </table:table-cell>
          <table:table-cell table:formula="of:=[.C2330]^2" office:value-type="float" office:value="1.34988876046032" calcext:value-type="float">
            <text:p>1.34988876046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331]-[.B2331]" office:value-type="float" office:value="-0.052535161" calcext:value-type="float">
            <text:p>-0.052535161</text:p>
          </table:table-cell>
          <table:table-cell table:formula="of:=ABS([.C2331])" office:value-type="float" office:value="0.052535161" calcext:value-type="float">
            <text:p>0.052535161</text:p>
          </table:table-cell>
          <table:table-cell table:formula="of:=[.C2331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332]-[.B2332]" office:value-type="float" office:value="-0.061624158" calcext:value-type="float">
            <text:p>-0.061624158</text:p>
          </table:table-cell>
          <table:table-cell table:formula="of:=ABS([.C2332])" office:value-type="float" office:value="0.061624158" calcext:value-type="float">
            <text:p>0.061624158</text:p>
          </table:table-cell>
          <table:table-cell table:formula="of:=[.C2332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1811136" calcext:value-type="float">
            <text:p>0.471811136</text:p>
          </table:table-cell>
          <table:table-cell table:formula="of:=[.A2333]-[.B2333]" office:value-type="float" office:value="-0.471811136" calcext:value-type="float">
            <text:p>-0.471811136</text:p>
          </table:table-cell>
          <table:table-cell table:formula="of:=ABS([.C2333])" office:value-type="float" office:value="0.471811136" calcext:value-type="float">
            <text:p>0.471811136</text:p>
          </table:table-cell>
          <table:table-cell table:formula="of:=[.C2333]^2" office:value-type="float" office:value="0.22260574805361" calcext:value-type="float">
            <text:p>0.22260574805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334]-[.B2334]" office:value-type="float" office:value="-0.028230245" calcext:value-type="float">
            <text:p>-0.028230245</text:p>
          </table:table-cell>
          <table:table-cell table:formula="of:=ABS([.C2334])" office:value-type="float" office:value="0.028230245" calcext:value-type="float">
            <text:p>0.028230245</text:p>
          </table:table-cell>
          <table:table-cell table:formula="of:=[.C2334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445723" calcext:value-type="float">
            <text:p>0.067445723</text:p>
          </table:table-cell>
          <table:table-cell table:formula="of:=[.A2335]-[.B2335]" office:value-type="float" office:value="-0.067445723" calcext:value-type="float">
            <text:p>-0.067445723</text:p>
          </table:table-cell>
          <table:table-cell table:formula="of:=ABS([.C2335])" office:value-type="float" office:value="0.067445723" calcext:value-type="float">
            <text:p>0.067445723</text:p>
          </table:table-cell>
          <table:table-cell table:formula="of:=[.C2335]^2" office:value-type="float" office:value="0.00454892555099273" calcext:value-type="float">
            <text:p>0.0045489255509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67378157" calcext:value-type="float">
            <text:p>1.267378157</text:p>
          </table:table-cell>
          <table:table-cell table:formula="of:=[.A2336]-[.B2336]" office:value-type="float" office:value="-0.267378157" calcext:value-type="float">
            <text:p>-0.267378157</text:p>
          </table:table-cell>
          <table:table-cell table:formula="of:=ABS([.C2336])" office:value-type="float" office:value="0.267378157" calcext:value-type="float">
            <text:p>0.267378157</text:p>
          </table:table-cell>
          <table:table-cell table:formula="of:=[.C2336]^2" office:value-type="float" office:value="0.0714910788407166" calcext:value-type="float">
            <text:p>0.0714910788407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337]-[.B2337]" office:value-type="float" office:value="-0.018612362" calcext:value-type="float">
            <text:p>-0.018612362</text:p>
          </table:table-cell>
          <table:table-cell table:formula="of:=ABS([.C2337])" office:value-type="float" office:value="0.018612362" calcext:value-type="float">
            <text:p>0.018612362</text:p>
          </table:table-cell>
          <table:table-cell table:formula="of:=[.C2337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417279" calcext:value-type="float">
            <text:p>0.05417279</text:p>
          </table:table-cell>
          <table:table-cell table:formula="of:=[.A2338]-[.B2338]" office:value-type="float" office:value="-0.05417279" calcext:value-type="float">
            <text:p>-0.05417279</text:p>
          </table:table-cell>
          <table:table-cell table:formula="of:=ABS([.C2338])" office:value-type="float" office:value="0.05417279" calcext:value-type="float">
            <text:p>0.05417279</text:p>
          </table:table-cell>
          <table:table-cell table:formula="of:=[.C2338]^2" office:value-type="float" office:value="0.0029346911763841" calcext:value-type="float">
            <text:p>0.00293469117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4343169" calcext:value-type="float">
            <text:p>0.214343169</text:p>
          </table:table-cell>
          <table:table-cell table:formula="of:=[.A2339]-[.B2339]" office:value-type="float" office:value="0.785656831" calcext:value-type="float">
            <text:p>0.785656831</text:p>
          </table:table-cell>
          <table:table-cell table:formula="of:=ABS([.C2339])" office:value-type="float" office:value="0.785656831" calcext:value-type="float">
            <text:p>0.785656831</text:p>
          </table:table-cell>
          <table:table-cell table:formula="of:=[.C2339]^2" office:value-type="float" office:value="0.617256656096963" calcext:value-type="float">
            <text:p>0.617256656096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340]-[.B2340]" office:value-type="float" office:value="-0.060542864" calcext:value-type="float">
            <text:p>-0.060542864</text:p>
          </table:table-cell>
          <table:table-cell table:formula="of:=ABS([.C2340])" office:value-type="float" office:value="0.060542864" calcext:value-type="float">
            <text:p>0.060542864</text:p>
          </table:table-cell>
          <table:table-cell table:formula="of:=[.C2340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598511" calcext:value-type="float">
            <text:p>0.698598511</text:p>
          </table:table-cell>
          <table:table-cell table:formula="of:=[.A2341]-[.B2341]" office:value-type="float" office:value="-0.698598511" calcext:value-type="float">
            <text:p>-0.698598511</text:p>
          </table:table-cell>
          <table:table-cell table:formula="of:=ABS([.C2341])" office:value-type="float" office:value="0.698598511" calcext:value-type="float">
            <text:p>0.698598511</text:p>
          </table:table-cell>
          <table:table-cell table:formula="of:=[.C2341]^2" office:value-type="float" office:value="0.488039879571417" calcext:value-type="float">
            <text:p>0.488039879571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342]-[.B2342]" office:value-type="float" office:value="-0.0164601" calcext:value-type="float">
            <text:p>-0.0164601</text:p>
          </table:table-cell>
          <table:table-cell table:formula="of:=ABS([.C2342])" office:value-type="float" office:value="0.0164601" calcext:value-type="float">
            <text:p>0.0164601</text:p>
          </table:table-cell>
          <table:table-cell table:formula="of:=[.C2342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3791882" calcext:value-type="float">
            <text:p>0.473791882</text:p>
          </table:table-cell>
          <table:table-cell table:formula="of:=[.A2343]-[.B2343]" office:value-type="float" office:value="2.526208118" calcext:value-type="float">
            <text:p>2.526208118</text:p>
          </table:table-cell>
          <table:table-cell table:formula="of:=ABS([.C2343])" office:value-type="float" office:value="2.526208118" calcext:value-type="float">
            <text:p>2.526208118</text:p>
          </table:table-cell>
          <table:table-cell table:formula="of:=[.C2343]^2" office:value-type="float" office:value="6.3817274554491" calcext:value-type="float">
            <text:p>6.3817274554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9707765" calcext:value-type="float">
            <text:p>0.819707765</text:p>
          </table:table-cell>
          <table:table-cell table:formula="of:=[.A2344]-[.B2344]" office:value-type="float" office:value="1.180292235" calcext:value-type="float">
            <text:p>1.180292235</text:p>
          </table:table-cell>
          <table:table-cell table:formula="of:=ABS([.C2344])" office:value-type="float" office:value="1.180292235" calcext:value-type="float">
            <text:p>1.180292235</text:p>
          </table:table-cell>
          <table:table-cell table:formula="of:=[.C2344]^2" office:value-type="float" office:value="1.3930897600013" calcext:value-type="float">
            <text:p>1.3930897600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644193" calcext:value-type="float">
            <text:p>0.086644193</text:p>
          </table:table-cell>
          <table:table-cell table:formula="of:=[.A2345]-[.B2345]" office:value-type="float" office:value="-0.086644193" calcext:value-type="float">
            <text:p>-0.086644193</text:p>
          </table:table-cell>
          <table:table-cell table:formula="of:=ABS([.C2345])" office:value-type="float" office:value="0.086644193" calcext:value-type="float">
            <text:p>0.086644193</text:p>
          </table:table-cell>
          <table:table-cell table:formula="of:=[.C2345]^2" office:value-type="float" office:value="0.00750721618062125" calcext:value-type="float">
            <text:p>0.00750721618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346]-[.B2346]" office:value-type="float" office:value="-0.031928513" calcext:value-type="float">
            <text:p>-0.031928513</text:p>
          </table:table-cell>
          <table:table-cell table:formula="of:=ABS([.C2346])" office:value-type="float" office:value="0.031928513" calcext:value-type="float">
            <text:p>0.031928513</text:p>
          </table:table-cell>
          <table:table-cell table:formula="of:=[.C2346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2662466" calcext:value-type="float">
            <text:p>0.742662466</text:p>
          </table:table-cell>
          <table:table-cell table:formula="of:=[.A2347]-[.B2347]" office:value-type="float" office:value="1.257337534" calcext:value-type="float">
            <text:p>1.257337534</text:p>
          </table:table-cell>
          <table:table-cell table:formula="of:=ABS([.C2347])" office:value-type="float" office:value="1.257337534" calcext:value-type="float">
            <text:p>1.257337534</text:p>
          </table:table-cell>
          <table:table-cell table:formula="of:=[.C2347]^2" office:value-type="float" office:value="1.5808976744052" calcext:value-type="float">
            <text:p>1.5808976744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86332458" calcext:value-type="float">
            <text:p>1.086332458</text:p>
          </table:table-cell>
          <table:table-cell table:formula="of:=[.A2348]-[.B2348]" office:value-type="float" office:value="0.913667542" calcext:value-type="float">
            <text:p>0.913667542</text:p>
          </table:table-cell>
          <table:table-cell table:formula="of:=ABS([.C2348])" office:value-type="float" office:value="0.913667542" calcext:value-type="float">
            <text:p>0.913667542</text:p>
          </table:table-cell>
          <table:table-cell table:formula="of:=[.C2348]^2" office:value-type="float" office:value="0.834788377304322" calcext:value-type="float">
            <text:p>0.834788377304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349]-[.B2349]" office:value-type="float" office:value="-0.052535161" calcext:value-type="float">
            <text:p>-0.052535161</text:p>
          </table:table-cell>
          <table:table-cell table:formula="of:=ABS([.C2349])" office:value-type="float" office:value="0.052535161" calcext:value-type="float">
            <text:p>0.052535161</text:p>
          </table:table-cell>
          <table:table-cell table:formula="of:=[.C2349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350]-[.B2350]" office:value-type="float" office:value="-0.061624158" calcext:value-type="float">
            <text:p>-0.061624158</text:p>
          </table:table-cell>
          <table:table-cell table:formula="of:=ABS([.C2350])" office:value-type="float" office:value="0.061624158" calcext:value-type="float">
            <text:p>0.061624158</text:p>
          </table:table-cell>
          <table:table-cell table:formula="of:=[.C2350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1811136" calcext:value-type="float">
            <text:p>0.471811136</text:p>
          </table:table-cell>
          <table:table-cell table:formula="of:=[.A2351]-[.B2351]" office:value-type="float" office:value="-0.471811136" calcext:value-type="float">
            <text:p>-0.471811136</text:p>
          </table:table-cell>
          <table:table-cell table:formula="of:=ABS([.C2351])" office:value-type="float" office:value="0.471811136" calcext:value-type="float">
            <text:p>0.471811136</text:p>
          </table:table-cell>
          <table:table-cell table:formula="of:=[.C2351]^2" office:value-type="float" office:value="0.22260574805361" calcext:value-type="float">
            <text:p>0.22260574805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352]-[.B2352]" office:value-type="float" office:value="-0.028230245" calcext:value-type="float">
            <text:p>-0.028230245</text:p>
          </table:table-cell>
          <table:table-cell table:formula="of:=ABS([.C2352])" office:value-type="float" office:value="0.028230245" calcext:value-type="float">
            <text:p>0.028230245</text:p>
          </table:table-cell>
          <table:table-cell table:formula="of:=[.C2352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1254869" calcext:value-type="float">
            <text:p>0.341254869</text:p>
          </table:table-cell>
          <table:table-cell table:formula="of:=[.A2353]-[.B2353]" office:value-type="float" office:value="-0.341254869" calcext:value-type="float">
            <text:p>-0.341254869</text:p>
          </table:table-cell>
          <table:table-cell table:formula="of:=ABS([.C2353])" office:value-type="float" office:value="0.341254869" calcext:value-type="float">
            <text:p>0.341254869</text:p>
          </table:table-cell>
          <table:table-cell table:formula="of:=[.C2353]^2" office:value-type="float" office:value="0.116454885616207" calcext:value-type="float">
            <text:p>0.116454885616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49342584" calcext:value-type="float">
            <text:p>1.549342584</text:p>
          </table:table-cell>
          <table:table-cell table:formula="of:=[.A2354]-[.B2354]" office:value-type="float" office:value="1.450657416" calcext:value-type="float">
            <text:p>1.450657416</text:p>
          </table:table-cell>
          <table:table-cell table:formula="of:=ABS([.C2354])" office:value-type="float" office:value="1.450657416" calcext:value-type="float">
            <text:p>1.450657416</text:p>
          </table:table-cell>
          <table:table-cell table:formula="of:=[.C2354]^2" office:value-type="float" office:value="2.1044069385958" calcext:value-type="float">
            <text:p>2.1044069385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355]-[.B2355]" office:value-type="float" office:value="-0.018612362" calcext:value-type="float">
            <text:p>-0.018612362</text:p>
          </table:table-cell>
          <table:table-cell table:formula="of:=ABS([.C2355])" office:value-type="float" office:value="0.018612362" calcext:value-type="float">
            <text:p>0.018612362</text:p>
          </table:table-cell>
          <table:table-cell table:formula="of:=[.C2355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417279" calcext:value-type="float">
            <text:p>0.05417279</text:p>
          </table:table-cell>
          <table:table-cell table:formula="of:=[.A2356]-[.B2356]" office:value-type="float" office:value="-0.05417279" calcext:value-type="float">
            <text:p>-0.05417279</text:p>
          </table:table-cell>
          <table:table-cell table:formula="of:=ABS([.C2356])" office:value-type="float" office:value="0.05417279" calcext:value-type="float">
            <text:p>0.05417279</text:p>
          </table:table-cell>
          <table:table-cell table:formula="of:=[.C2356]^2" office:value-type="float" office:value="0.0029346911763841" calcext:value-type="float">
            <text:p>0.002934691176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355509" calcext:value-type="float">
            <text:p>0.062355509</text:p>
          </table:table-cell>
          <table:table-cell table:formula="of:=[.A2357]-[.B2357]" office:value-type="float" office:value="-0.062355509" calcext:value-type="float">
            <text:p>-0.062355509</text:p>
          </table:table-cell>
          <table:table-cell table:formula="of:=ABS([.C2357])" office:value-type="float" office:value="0.062355509" calcext:value-type="float">
            <text:p>0.062355509</text:p>
          </table:table-cell>
          <table:table-cell table:formula="of:=[.C2357]^2" office:value-type="float" office:value="0.00388820950264908" calcext:value-type="float">
            <text:p>0.003888209502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358]-[.B2358]" office:value-type="float" office:value="-0.060542864" calcext:value-type="float">
            <text:p>-0.060542864</text:p>
          </table:table-cell>
          <table:table-cell table:formula="of:=ABS([.C2358])" office:value-type="float" office:value="0.060542864" calcext:value-type="float">
            <text:p>0.060542864</text:p>
          </table:table-cell>
          <table:table-cell table:formula="of:=[.C2358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7038874" calcext:value-type="float">
            <text:p>0.337038874</text:p>
          </table:table-cell>
          <table:table-cell table:formula="of:=[.A2359]-[.B2359]" office:value-type="float" office:value="-0.337038874" calcext:value-type="float">
            <text:p>-0.337038874</text:p>
          </table:table-cell>
          <table:table-cell table:formula="of:=ABS([.C2359])" office:value-type="float" office:value="0.337038874" calcext:value-type="float">
            <text:p>0.337038874</text:p>
          </table:table-cell>
          <table:table-cell table:formula="of:=[.C2359]^2" office:value-type="float" office:value="0.113595202587188" calcext:value-type="float">
            <text:p>0.113595202587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360]-[.B2360]" office:value-type="float" office:value="-0.0164601" calcext:value-type="float">
            <text:p>-0.0164601</text:p>
          </table:table-cell>
          <table:table-cell table:formula="of:=ABS([.C2360])" office:value-type="float" office:value="0.0164601" calcext:value-type="float">
            <text:p>0.0164601</text:p>
          </table:table-cell>
          <table:table-cell table:formula="of:=[.C2360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5321699" calcext:value-type="float">
            <text:p>0.415321699</text:p>
          </table:table-cell>
          <table:table-cell table:formula="of:=[.A2361]-[.B2361]" office:value-type="float" office:value="0.584678301" calcext:value-type="float">
            <text:p>0.584678301</text:p>
          </table:table-cell>
          <table:table-cell table:formula="of:=ABS([.C2361])" office:value-type="float" office:value="0.584678301" calcext:value-type="float">
            <text:p>0.584678301</text:p>
          </table:table-cell>
          <table:table-cell table:formula="of:=[.C2361]^2" office:value-type="float" office:value="0.341848715660247" calcext:value-type="float">
            <text:p>0.3418487156602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4372357" calcext:value-type="float">
            <text:p>0.844372357</text:p>
          </table:table-cell>
          <table:table-cell table:formula="of:=[.A2362]-[.B2362]" office:value-type="float" office:value="2.155627643" calcext:value-type="float">
            <text:p>2.155627643</text:p>
          </table:table-cell>
          <table:table-cell table:formula="of:=ABS([.C2362])" office:value-type="float" office:value="2.155627643" calcext:value-type="float">
            <text:p>2.155627643</text:p>
          </table:table-cell>
          <table:table-cell table:formula="of:=[.C2362]^2" office:value-type="float" office:value="4.64673053526573" calcext:value-type="float">
            <text:p>4.64673053526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644193" calcext:value-type="float">
            <text:p>0.086644193</text:p>
          </table:table-cell>
          <table:table-cell table:formula="of:=[.A2363]-[.B2363]" office:value-type="float" office:value="-0.086644193" calcext:value-type="float">
            <text:p>-0.086644193</text:p>
          </table:table-cell>
          <table:table-cell table:formula="of:=ABS([.C2363])" office:value-type="float" office:value="0.086644193" calcext:value-type="float">
            <text:p>0.086644193</text:p>
          </table:table-cell>
          <table:table-cell table:formula="of:=[.C2363]^2" office:value-type="float" office:value="0.00750721618062125" calcext:value-type="float">
            <text:p>0.00750721618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364]-[.B2364]" office:value-type="float" office:value="-0.031928513" calcext:value-type="float">
            <text:p>-0.031928513</text:p>
          </table:table-cell>
          <table:table-cell table:formula="of:=ABS([.C2364])" office:value-type="float" office:value="0.031928513" calcext:value-type="float">
            <text:p>0.031928513</text:p>
          </table:table-cell>
          <table:table-cell table:formula="of:=[.C2364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300167" calcext:value-type="float">
            <text:p>0.157300167</text:p>
          </table:table-cell>
          <table:table-cell table:formula="of:=[.A2365]-[.B2365]" office:value-type="float" office:value="-0.157300167" calcext:value-type="float">
            <text:p>-0.157300167</text:p>
          </table:table-cell>
          <table:table-cell table:formula="of:=ABS([.C2365])" office:value-type="float" office:value="0.157300167" calcext:value-type="float">
            <text:p>0.157300167</text:p>
          </table:table-cell>
          <table:table-cell table:formula="of:=[.C2365]^2" office:value-type="float" office:value="0.0247433425382279" calcext:value-type="float">
            <text:p>0.024743342538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41835297" calcext:value-type="float">
            <text:p>1.041835297</text:p>
          </table:table-cell>
          <table:table-cell table:formula="of:=[.A2366]-[.B2366]" office:value-type="float" office:value="-1.041835297" calcext:value-type="float">
            <text:p>-1.041835297</text:p>
          </table:table-cell>
          <table:table-cell table:formula="of:=ABS([.C2366])" office:value-type="float" office:value="1.041835297" calcext:value-type="float">
            <text:p>1.041835297</text:p>
          </table:table-cell>
          <table:table-cell table:formula="of:=[.C2366]^2" office:value-type="float" office:value="1.08542078607508" calcext:value-type="float">
            <text:p>1.08542078607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367]-[.B2367]" office:value-type="float" office:value="-0.052535161" calcext:value-type="float">
            <text:p>-0.052535161</text:p>
          </table:table-cell>
          <table:table-cell table:formula="of:=ABS([.C2367])" office:value-type="float" office:value="0.052535161" calcext:value-type="float">
            <text:p>0.052535161</text:p>
          </table:table-cell>
          <table:table-cell table:formula="of:=[.C2367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368]-[.B2368]" office:value-type="float" office:value="-0.061624158" calcext:value-type="float">
            <text:p>-0.061624158</text:p>
          </table:table-cell>
          <table:table-cell table:formula="of:=ABS([.C2368])" office:value-type="float" office:value="0.061624158" calcext:value-type="float">
            <text:p>0.061624158</text:p>
          </table:table-cell>
          <table:table-cell table:formula="of:=[.C2368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1811136" calcext:value-type="float">
            <text:p>0.471811136</text:p>
          </table:table-cell>
          <table:table-cell table:formula="of:=[.A2369]-[.B2369]" office:value-type="float" office:value="-0.471811136" calcext:value-type="float">
            <text:p>-0.471811136</text:p>
          </table:table-cell>
          <table:table-cell table:formula="of:=ABS([.C2369])" office:value-type="float" office:value="0.471811136" calcext:value-type="float">
            <text:p>0.471811136</text:p>
          </table:table-cell>
          <table:table-cell table:formula="of:=[.C2369]^2" office:value-type="float" office:value="0.22260574805361" calcext:value-type="float">
            <text:p>0.22260574805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370]-[.B2370]" office:value-type="float" office:value="-0.028230245" calcext:value-type="float">
            <text:p>-0.028230245</text:p>
          </table:table-cell>
          <table:table-cell table:formula="of:=ABS([.C2370])" office:value-type="float" office:value="0.028230245" calcext:value-type="float">
            <text:p>0.028230245</text:p>
          </table:table-cell>
          <table:table-cell table:formula="of:=[.C2370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3066535" calcext:value-type="float">
            <text:p>0.323066535</text:p>
          </table:table-cell>
          <table:table-cell table:formula="of:=[.A2371]-[.B2371]" office:value-type="float" office:value="-0.323066535" calcext:value-type="float">
            <text:p>-0.323066535</text:p>
          </table:table-cell>
          <table:table-cell table:formula="of:=ABS([.C2371])" office:value-type="float" office:value="0.323066535" calcext:value-type="float">
            <text:p>0.323066535</text:p>
          </table:table-cell>
          <table:table-cell table:formula="of:=[.C2371]^2" office:value-type="float" office:value="0.104371986036906" calcext:value-type="float">
            <text:p>0.104371986036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97239487" calcext:value-type="float">
            <text:p>1.397239487</text:p>
          </table:table-cell>
          <table:table-cell table:formula="of:=[.A2372]-[.B2372]" office:value-type="float" office:value="-1.397239487" calcext:value-type="float">
            <text:p>-1.397239487</text:p>
          </table:table-cell>
          <table:table-cell table:formula="of:=ABS([.C2372])" office:value-type="float" office:value="1.397239487" calcext:value-type="float">
            <text:p>1.397239487</text:p>
          </table:table-cell>
          <table:table-cell table:formula="of:=[.C2372]^2" office:value-type="float" office:value="1.95227818403202" calcext:value-type="float">
            <text:p>1.95227818403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373]-[.B2373]" office:value-type="float" office:value="-0.018612362" calcext:value-type="float">
            <text:p>-0.018612362</text:p>
          </table:table-cell>
          <table:table-cell table:formula="of:=ABS([.C2373])" office:value-type="float" office:value="0.018612362" calcext:value-type="float">
            <text:p>0.018612362</text:p>
          </table:table-cell>
          <table:table-cell table:formula="of:=[.C2373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6806294" calcext:value-type="float">
            <text:p>0.506806294</text:p>
          </table:table-cell>
          <table:table-cell table:formula="of:=[.A2374]-[.B2374]" office:value-type="float" office:value="-0.506806294" calcext:value-type="float">
            <text:p>-0.506806294</text:p>
          </table:table-cell>
          <table:table-cell table:formula="of:=ABS([.C2374])" office:value-type="float" office:value="0.506806294" calcext:value-type="float">
            <text:p>0.506806294</text:p>
          </table:table-cell>
          <table:table-cell table:formula="of:=[.C2374]^2" office:value-type="float" office:value="0.256852619638014" calcext:value-type="float">
            <text:p>0.256852619638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355509" calcext:value-type="float">
            <text:p>0.062355509</text:p>
          </table:table-cell>
          <table:table-cell table:formula="of:=[.A2375]-[.B2375]" office:value-type="float" office:value="-0.062355509" calcext:value-type="float">
            <text:p>-0.062355509</text:p>
          </table:table-cell>
          <table:table-cell table:formula="of:=ABS([.C2375])" office:value-type="float" office:value="0.062355509" calcext:value-type="float">
            <text:p>0.062355509</text:p>
          </table:table-cell>
          <table:table-cell table:formula="of:=[.C2375]^2" office:value-type="float" office:value="0.00388820950264908" calcext:value-type="float">
            <text:p>0.003888209502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376]-[.B2376]" office:value-type="float" office:value="-0.060542864" calcext:value-type="float">
            <text:p>-0.060542864</text:p>
          </table:table-cell>
          <table:table-cell table:formula="of:=ABS([.C2376])" office:value-type="float" office:value="0.060542864" calcext:value-type="float">
            <text:p>0.060542864</text:p>
          </table:table-cell>
          <table:table-cell table:formula="of:=[.C2376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24560891" calcext:value-type="float">
            <text:p>3.924560891</text:p>
          </table:table-cell>
          <table:table-cell table:formula="of:=[.A2377]-[.B2377]" office:value-type="float" office:value="3.075439109" calcext:value-type="float">
            <text:p>3.075439109</text:p>
          </table:table-cell>
          <table:table-cell table:formula="of:=ABS([.C2377])" office:value-type="float" office:value="3.075439109" calcext:value-type="float">
            <text:p>3.075439109</text:p>
          </table:table-cell>
          <table:table-cell table:formula="of:=[.C2377]^2" office:value-type="float" office:value="9.45832571316671" calcext:value-type="float">
            <text:p>9.45832571316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378]-[.B2378]" office:value-type="float" office:value="-0.0164601" calcext:value-type="float">
            <text:p>-0.0164601</text:p>
          </table:table-cell>
          <table:table-cell table:formula="of:=ABS([.C2378])" office:value-type="float" office:value="0.0164601" calcext:value-type="float">
            <text:p>0.0164601</text:p>
          </table:table-cell>
          <table:table-cell table:formula="of:=[.C2378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8622365" calcext:value-type="float">
            <text:p>0.958622365</text:p>
          </table:table-cell>
          <table:table-cell table:formula="of:=[.A2379]-[.B2379]" office:value-type="float" office:value="1.041377635" calcext:value-type="float">
            <text:p>1.041377635</text:p>
          </table:table-cell>
          <table:table-cell table:formula="of:=ABS([.C2379])" office:value-type="float" office:value="1.041377635" calcext:value-type="float">
            <text:p>1.041377635</text:p>
          </table:table-cell>
          <table:table-cell table:formula="of:=[.C2379]^2" office:value-type="float" office:value="1.08446737867819" calcext:value-type="float">
            <text:p>1.08446737867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10482766" calcext:value-type="float">
            <text:p>5.510482766</text:p>
          </table:table-cell>
          <table:table-cell table:formula="of:=[.A2380]-[.B2380]" office:value-type="float" office:value="-3.510482766" calcext:value-type="float">
            <text:p>-3.510482766</text:p>
          </table:table-cell>
          <table:table-cell table:formula="of:=ABS([.C2380])" office:value-type="float" office:value="3.510482766" calcext:value-type="float">
            <text:p>3.510482766</text:p>
          </table:table-cell>
          <table:table-cell table:formula="of:=[.C2380]^2" office:value-type="float" office:value="12.323489250383" calcext:value-type="float">
            <text:p>12.323489250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5261731" calcext:value-type="float">
            <text:p>0.655261731</text:p>
          </table:table-cell>
          <table:table-cell table:formula="of:=[.A2381]-[.B2381]" office:value-type="float" office:value="-0.655261731" calcext:value-type="float">
            <text:p>-0.655261731</text:p>
          </table:table-cell>
          <table:table-cell table:formula="of:=ABS([.C2381])" office:value-type="float" office:value="0.655261731" calcext:value-type="float">
            <text:p>0.655261731</text:p>
          </table:table-cell>
          <table:table-cell table:formula="of:=[.C2381]^2" office:value-type="float" office:value="0.429367936113116" calcext:value-type="float">
            <text:p>0.429367936113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382]-[.B2382]" office:value-type="float" office:value="-0.031928513" calcext:value-type="float">
            <text:p>-0.031928513</text:p>
          </table:table-cell>
          <table:table-cell table:formula="of:=ABS([.C2382])" office:value-type="float" office:value="0.031928513" calcext:value-type="float">
            <text:p>0.031928513</text:p>
          </table:table-cell>
          <table:table-cell table:formula="of:=[.C2382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87622917" calcext:value-type="float">
            <text:p>5.187622917</text:p>
          </table:table-cell>
          <table:table-cell table:formula="of:=[.A2383]-[.B2383]" office:value-type="float" office:value="-3.187622917" calcext:value-type="float">
            <text:p>-3.187622917</text:p>
          </table:table-cell>
          <table:table-cell table:formula="of:=ABS([.C2383])" office:value-type="float" office:value="3.187622917" calcext:value-type="float">
            <text:p>3.187622917</text:p>
          </table:table-cell>
          <table:table-cell table:formula="of:=[.C2383]^2" office:value-type="float" office:value="10.1609398609836" calcext:value-type="float">
            <text:p>10.16093986098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02634394" calcext:value-type="float">
            <text:p>3.302634394</text:p>
          </table:table-cell>
          <table:table-cell table:formula="of:=[.A2384]-[.B2384]" office:value-type="float" office:value="1.697365606" calcext:value-type="float">
            <text:p>1.697365606</text:p>
          </table:table-cell>
          <table:table-cell table:formula="of:=ABS([.C2384])" office:value-type="float" office:value="1.697365606" calcext:value-type="float">
            <text:p>1.697365606</text:p>
          </table:table-cell>
          <table:table-cell table:formula="of:=[.C2384]^2" office:value-type="float" office:value="2.88105000043175" calcext:value-type="float">
            <text:p>2.88105000043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385]-[.B2385]" office:value-type="float" office:value="-0.052535161" calcext:value-type="float">
            <text:p>-0.052535161</text:p>
          </table:table-cell>
          <table:table-cell table:formula="of:=ABS([.C2385])" office:value-type="float" office:value="0.052535161" calcext:value-type="float">
            <text:p>0.052535161</text:p>
          </table:table-cell>
          <table:table-cell table:formula="of:=[.C2385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386]-[.B2386]" office:value-type="float" office:value="-0.061624158" calcext:value-type="float">
            <text:p>-0.061624158</text:p>
          </table:table-cell>
          <table:table-cell table:formula="of:=ABS([.C2386])" office:value-type="float" office:value="0.061624158" calcext:value-type="float">
            <text:p>0.061624158</text:p>
          </table:table-cell>
          <table:table-cell table:formula="of:=[.C2386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7120339" calcext:value-type="float">
            <text:p>1.127120339</text:p>
          </table:table-cell>
          <table:table-cell table:formula="of:=[.A2387]-[.B2387]" office:value-type="float" office:value="-1.127120339" calcext:value-type="float">
            <text:p>-1.127120339</text:p>
          </table:table-cell>
          <table:table-cell table:formula="of:=ABS([.C2387])" office:value-type="float" office:value="1.127120339" calcext:value-type="float">
            <text:p>1.127120339</text:p>
          </table:table-cell>
          <table:table-cell table:formula="of:=[.C2387]^2" office:value-type="float" office:value="1.27040025858748" calcext:value-type="float">
            <text:p>1.27040025858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388]-[.B2388]" office:value-type="float" office:value="-0.028230245" calcext:value-type="float">
            <text:p>-0.028230245</text:p>
          </table:table-cell>
          <table:table-cell table:formula="of:=ABS([.C2388])" office:value-type="float" office:value="0.028230245" calcext:value-type="float">
            <text:p>0.028230245</text:p>
          </table:table-cell>
          <table:table-cell table:formula="of:=[.C2388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7255033" calcext:value-type="float">
            <text:p>0.407255033</text:p>
          </table:table-cell>
          <table:table-cell table:formula="of:=[.A2389]-[.B2389]" office:value-type="float" office:value="-0.407255033" calcext:value-type="float">
            <text:p>-0.407255033</text:p>
          </table:table-cell>
          <table:table-cell table:formula="of:=ABS([.C2389])" office:value-type="float" office:value="0.407255033" calcext:value-type="float">
            <text:p>0.407255033</text:p>
          </table:table-cell>
          <table:table-cell table:formula="of:=[.C2389]^2" office:value-type="float" office:value="0.165856661903831" calcext:value-type="float">
            <text:p>0.1658566619038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964021925" calcext:value-type="float">
            <text:p>4.964021925</text:p>
          </table:table-cell>
          <table:table-cell table:formula="of:=[.A2390]-[.B2390]" office:value-type="float" office:value="6.035978075" calcext:value-type="float">
            <text:p>6.035978075</text:p>
          </table:table-cell>
          <table:table-cell table:formula="of:=ABS([.C2390])" office:value-type="float" office:value="6.035978075" calcext:value-type="float">
            <text:p>6.035978075</text:p>
          </table:table-cell>
          <table:table-cell table:formula="of:=[.C2390]^2" office:value-type="float" office:value="36.4330313218807" calcext:value-type="float">
            <text:p>36.4330313218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391]-[.B2391]" office:value-type="float" office:value="-0.018612362" calcext:value-type="float">
            <text:p>-0.018612362</text:p>
          </table:table-cell>
          <table:table-cell table:formula="of:=ABS([.C2391])" office:value-type="float" office:value="0.018612362" calcext:value-type="float">
            <text:p>0.018612362</text:p>
          </table:table-cell>
          <table:table-cell table:formula="of:=[.C2391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696589" calcext:value-type="float">
            <text:p>0.51696589</text:p>
          </table:table-cell>
          <table:table-cell table:formula="of:=[.A2392]-[.B2392]" office:value-type="float" office:value="0.48303411" calcext:value-type="float">
            <text:p>0.48303411</text:p>
          </table:table-cell>
          <table:table-cell table:formula="of:=ABS([.C2392])" office:value-type="float" office:value="0.48303411" calcext:value-type="float">
            <text:p>0.48303411</text:p>
          </table:table-cell>
          <table:table-cell table:formula="of:=[.C2392]^2" office:value-type="float" office:value="0.233321951423492" calcext:value-type="float">
            <text:p>0.233321951423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7173056" calcext:value-type="float">
            <text:p>0.657173056</text:p>
          </table:table-cell>
          <table:table-cell table:formula="of:=[.A2393]-[.B2393]" office:value-type="float" office:value="0.342826944" calcext:value-type="float">
            <text:p>0.342826944</text:p>
          </table:table-cell>
          <table:table-cell table:formula="of:=ABS([.C2393])" office:value-type="float" office:value="0.342826944" calcext:value-type="float">
            <text:p>0.342826944</text:p>
          </table:table-cell>
          <table:table-cell table:formula="of:=[.C2393]^2" office:value-type="float" office:value="0.117530313532379" calcext:value-type="float">
            <text:p>0.117530313532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394]-[.B2394]" office:value-type="float" office:value="-0.060542864" calcext:value-type="float">
            <text:p>-0.060542864</text:p>
          </table:table-cell>
          <table:table-cell table:formula="of:=ABS([.C2394])" office:value-type="float" office:value="0.060542864" calcext:value-type="float">
            <text:p>0.060542864</text:p>
          </table:table-cell>
          <table:table-cell table:formula="of:=[.C2394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7211481" calcext:value-type="float">
            <text:p>0.677211481</text:p>
          </table:table-cell>
          <table:table-cell table:formula="of:=[.A2395]-[.B2395]" office:value-type="float" office:value="0.322788519" calcext:value-type="float">
            <text:p>0.322788519</text:p>
          </table:table-cell>
          <table:table-cell table:formula="of:=ABS([.C2395])" office:value-type="float" office:value="0.322788519" calcext:value-type="float">
            <text:p>0.322788519</text:p>
          </table:table-cell>
          <table:table-cell table:formula="of:=[.C2395]^2" office:value-type="float" office:value="0.104192427998213" calcext:value-type="float">
            <text:p>0.104192427998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396]-[.B2396]" office:value-type="float" office:value="-0.0164601" calcext:value-type="float">
            <text:p>-0.0164601</text:p>
          </table:table-cell>
          <table:table-cell table:formula="of:=ABS([.C2396])" office:value-type="float" office:value="0.0164601" calcext:value-type="float">
            <text:p>0.0164601</text:p>
          </table:table-cell>
          <table:table-cell table:formula="of:=[.C2396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725593" calcext:value-type="float">
            <text:p>0.77725593</text:p>
          </table:table-cell>
          <table:table-cell table:formula="of:=[.A2397]-[.B2397]" office:value-type="float" office:value="0.22274407" calcext:value-type="float">
            <text:p>0.22274407</text:p>
          </table:table-cell>
          <table:table-cell table:formula="of:=ABS([.C2397])" office:value-type="float" office:value="0.22274407" calcext:value-type="float">
            <text:p>0.22274407</text:p>
          </table:table-cell>
          <table:table-cell table:formula="of:=[.C2397]^2" office:value-type="float" office:value="0.0496149207201649" calcext:value-type="float">
            <text:p>0.049614920720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7563082" calcext:value-type="float">
            <text:p>0.727563082</text:p>
          </table:table-cell>
          <table:table-cell table:formula="of:=[.A2398]-[.B2398]" office:value-type="float" office:value="-0.727563082" calcext:value-type="float">
            <text:p>-0.727563082</text:p>
          </table:table-cell>
          <table:table-cell table:formula="of:=ABS([.C2398])" office:value-type="float" office:value="0.727563082" calcext:value-type="float">
            <text:p>0.727563082</text:p>
          </table:table-cell>
          <table:table-cell table:formula="of:=[.C2398]^2" office:value-type="float" office:value="0.529348038289339" calcext:value-type="float">
            <text:p>0.529348038289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644193" calcext:value-type="float">
            <text:p>0.086644193</text:p>
          </table:table-cell>
          <table:table-cell table:formula="of:=[.A2399]-[.B2399]" office:value-type="float" office:value="-0.086644193" calcext:value-type="float">
            <text:p>-0.086644193</text:p>
          </table:table-cell>
          <table:table-cell table:formula="of:=ABS([.C2399])" office:value-type="float" office:value="0.086644193" calcext:value-type="float">
            <text:p>0.086644193</text:p>
          </table:table-cell>
          <table:table-cell table:formula="of:=[.C2399]^2" office:value-type="float" office:value="0.00750721618062125" calcext:value-type="float">
            <text:p>0.00750721618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400]-[.B2400]" office:value-type="float" office:value="-0.031928513" calcext:value-type="float">
            <text:p>-0.031928513</text:p>
          </table:table-cell>
          <table:table-cell table:formula="of:=ABS([.C2400])" office:value-type="float" office:value="0.031928513" calcext:value-type="float">
            <text:p>0.031928513</text:p>
          </table:table-cell>
          <table:table-cell table:formula="of:=[.C2400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262773" calcext:value-type="float">
            <text:p>0.64262773</text:p>
          </table:table-cell>
          <table:table-cell table:formula="of:=[.A2401]-[.B2401]" office:value-type="float" office:value="1.35737227" calcext:value-type="float">
            <text:p>1.35737227</text:p>
          </table:table-cell>
          <table:table-cell table:formula="of:=ABS([.C2401])" office:value-type="float" office:value="1.35737227" calcext:value-type="float">
            <text:p>1.35737227</text:p>
          </table:table-cell>
          <table:table-cell table:formula="of:=[.C2401]^2" office:value-type="float" office:value="1.84245947936495" calcext:value-type="float">
            <text:p>1.842459479364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90883849" calcext:value-type="float">
            <text:p>1.790883849</text:p>
          </table:table-cell>
          <table:table-cell table:formula="of:=[.A2402]-[.B2402]" office:value-type="float" office:value="1.209116151" calcext:value-type="float">
            <text:p>1.209116151</text:p>
          </table:table-cell>
          <table:table-cell table:formula="of:=ABS([.C2402])" office:value-type="float" office:value="1.209116151" calcext:value-type="float">
            <text:p>1.209116151</text:p>
          </table:table-cell>
          <table:table-cell table:formula="of:=[.C2402]^2" office:value-type="float" office:value="1.46196186660905" calcext:value-type="float">
            <text:p>1.46196186660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403]-[.B2403]" office:value-type="float" office:value="-0.052535161" calcext:value-type="float">
            <text:p>-0.052535161</text:p>
          </table:table-cell>
          <table:table-cell table:formula="of:=ABS([.C2403])" office:value-type="float" office:value="0.052535161" calcext:value-type="float">
            <text:p>0.052535161</text:p>
          </table:table-cell>
          <table:table-cell table:formula="of:=[.C2403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404]-[.B2404]" office:value-type="float" office:value="-0.061624158" calcext:value-type="float">
            <text:p>-0.061624158</text:p>
          </table:table-cell>
          <table:table-cell table:formula="of:=ABS([.C2404])" office:value-type="float" office:value="0.061624158" calcext:value-type="float">
            <text:p>0.061624158</text:p>
          </table:table-cell>
          <table:table-cell table:formula="of:=[.C2404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7390188" calcext:value-type="float">
            <text:p>0.677390188</text:p>
          </table:table-cell>
          <table:table-cell table:formula="of:=[.A2405]-[.B2405]" office:value-type="float" office:value="-0.677390188" calcext:value-type="float">
            <text:p>-0.677390188</text:p>
          </table:table-cell>
          <table:table-cell table:formula="of:=ABS([.C2405])" office:value-type="float" office:value="0.677390188" calcext:value-type="float">
            <text:p>0.677390188</text:p>
          </table:table-cell>
          <table:table-cell table:formula="of:=[.C2405]^2" office:value-type="float" office:value="0.458857466798675" calcext:value-type="float">
            <text:p>0.458857466798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406]-[.B2406]" office:value-type="float" office:value="-0.028230245" calcext:value-type="float">
            <text:p>-0.028230245</text:p>
          </table:table-cell>
          <table:table-cell table:formula="of:=ABS([.C2406])" office:value-type="float" office:value="0.028230245" calcext:value-type="float">
            <text:p>0.028230245</text:p>
          </table:table-cell>
          <table:table-cell table:formula="of:=[.C2406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445723" calcext:value-type="float">
            <text:p>0.067445723</text:p>
          </table:table-cell>
          <table:table-cell table:formula="of:=[.A2407]-[.B2407]" office:value-type="float" office:value="-0.067445723" calcext:value-type="float">
            <text:p>-0.067445723</text:p>
          </table:table-cell>
          <table:table-cell table:formula="of:=ABS([.C2407])" office:value-type="float" office:value="0.067445723" calcext:value-type="float">
            <text:p>0.067445723</text:p>
          </table:table-cell>
          <table:table-cell table:formula="of:=[.C2407]^2" office:value-type="float" office:value="0.00454892555099273" calcext:value-type="float">
            <text:p>0.0045489255509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3592613" calcext:value-type="float">
            <text:p>0.573592613</text:p>
          </table:table-cell>
          <table:table-cell table:formula="of:=[.A2408]-[.B2408]" office:value-type="float" office:value="2.426407387" calcext:value-type="float">
            <text:p>2.426407387</text:p>
          </table:table-cell>
          <table:table-cell table:formula="of:=ABS([.C2408])" office:value-type="float" office:value="2.426407387" calcext:value-type="float">
            <text:p>2.426407387</text:p>
          </table:table-cell>
          <table:table-cell table:formula="of:=[.C2408]^2" office:value-type="float" office:value="5.88745280768817" calcext:value-type="float">
            <text:p>5.88745280768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409]-[.B2409]" office:value-type="float" office:value="-0.018612362" calcext:value-type="float">
            <text:p>-0.018612362</text:p>
          </table:table-cell>
          <table:table-cell table:formula="of:=ABS([.C2409])" office:value-type="float" office:value="0.018612362" calcext:value-type="float">
            <text:p>0.018612362</text:p>
          </table:table-cell>
          <table:table-cell table:formula="of:=[.C2409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417279" calcext:value-type="float">
            <text:p>0.05417279</text:p>
          </table:table-cell>
          <table:table-cell table:formula="of:=[.A2410]-[.B2410]" office:value-type="float" office:value="-0.05417279" calcext:value-type="float">
            <text:p>-0.05417279</text:p>
          </table:table-cell>
          <table:table-cell table:formula="of:=ABS([.C2410])" office:value-type="float" office:value="0.05417279" calcext:value-type="float">
            <text:p>0.05417279</text:p>
          </table:table-cell>
          <table:table-cell table:formula="of:=[.C2410]^2" office:value-type="float" office:value="0.0029346911763841" calcext:value-type="float">
            <text:p>0.002934691176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355509" calcext:value-type="float">
            <text:p>0.062355509</text:p>
          </table:table-cell>
          <table:table-cell table:formula="of:=[.A2411]-[.B2411]" office:value-type="float" office:value="-0.062355509" calcext:value-type="float">
            <text:p>-0.062355509</text:p>
          </table:table-cell>
          <table:table-cell table:formula="of:=ABS([.C2411])" office:value-type="float" office:value="0.062355509" calcext:value-type="float">
            <text:p>0.062355509</text:p>
          </table:table-cell>
          <table:table-cell table:formula="of:=[.C2411]^2" office:value-type="float" office:value="0.00388820950264908" calcext:value-type="float">
            <text:p>0.003888209502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412]-[.B2412]" office:value-type="float" office:value="-0.060542864" calcext:value-type="float">
            <text:p>-0.060542864</text:p>
          </table:table-cell>
          <table:table-cell table:formula="of:=ABS([.C2412])" office:value-type="float" office:value="0.060542864" calcext:value-type="float">
            <text:p>0.060542864</text:p>
          </table:table-cell>
          <table:table-cell table:formula="of:=[.C2412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0764178" calcext:value-type="float">
            <text:p>0.760764178</text:p>
          </table:table-cell>
          <table:table-cell table:formula="of:=[.A2413]-[.B2413]" office:value-type="float" office:value="1.239235822" calcext:value-type="float">
            <text:p>1.239235822</text:p>
          </table:table-cell>
          <table:table-cell table:formula="of:=ABS([.C2413])" office:value-type="float" office:value="1.239235822" calcext:value-type="float">
            <text:p>1.239235822</text:p>
          </table:table-cell>
          <table:table-cell table:formula="of:=[.C2413]^2" office:value-type="float" office:value="1.53570542252802" calcext:value-type="float">
            <text:p>1.53570542252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414]-[.B2414]" office:value-type="float" office:value="-0.0164601" calcext:value-type="float">
            <text:p>-0.0164601</text:p>
          </table:table-cell>
          <table:table-cell table:formula="of:=ABS([.C2414])" office:value-type="float" office:value="0.0164601" calcext:value-type="float">
            <text:p>0.0164601</text:p>
          </table:table-cell>
          <table:table-cell table:formula="of:=[.C2414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7478034" calcext:value-type="float">
            <text:p>0.647478034</text:p>
          </table:table-cell>
          <table:table-cell table:formula="of:=[.A2415]-[.B2415]" office:value-type="float" office:value="0.352521966" calcext:value-type="float">
            <text:p>0.352521966</text:p>
          </table:table-cell>
          <table:table-cell table:formula="of:=ABS([.C2415])" office:value-type="float" office:value="0.352521966" calcext:value-type="float">
            <text:p>0.352521966</text:p>
          </table:table-cell>
          <table:table-cell table:formula="of:=[.C2415]^2" office:value-type="float" office:value="0.124271736512505" calcext:value-type="float">
            <text:p>0.124271736512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37739541" calcext:value-type="float">
            <text:p>1.537739541</text:p>
          </table:table-cell>
          <table:table-cell table:formula="of:=[.A2416]-[.B2416]" office:value-type="float" office:value="-1.537739541" calcext:value-type="float">
            <text:p>-1.537739541</text:p>
          </table:table-cell>
          <table:table-cell table:formula="of:=ABS([.C2416])" office:value-type="float" office:value="1.537739541" calcext:value-type="float">
            <text:p>1.537739541</text:p>
          </table:table-cell>
          <table:table-cell table:formula="of:=[.C2416]^2" office:value-type="float" office:value="2.36464289595489" calcext:value-type="float">
            <text:p>2.36464289595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644193" calcext:value-type="float">
            <text:p>0.086644193</text:p>
          </table:table-cell>
          <table:table-cell table:formula="of:=[.A2417]-[.B2417]" office:value-type="float" office:value="-0.086644193" calcext:value-type="float">
            <text:p>-0.086644193</text:p>
          </table:table-cell>
          <table:table-cell table:formula="of:=ABS([.C2417])" office:value-type="float" office:value="0.086644193" calcext:value-type="float">
            <text:p>0.086644193</text:p>
          </table:table-cell>
          <table:table-cell table:formula="of:=[.C2417]^2" office:value-type="float" office:value="0.00750721618062125" calcext:value-type="float">
            <text:p>0.00750721618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418]-[.B2418]" office:value-type="float" office:value="-0.031928513" calcext:value-type="float">
            <text:p>-0.031928513</text:p>
          </table:table-cell>
          <table:table-cell table:formula="of:=ABS([.C2418])" office:value-type="float" office:value="0.031928513" calcext:value-type="float">
            <text:p>0.031928513</text:p>
          </table:table-cell>
          <table:table-cell table:formula="of:=[.C2418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38226" calcext:value-type="float">
            <text:p>0.71038226</text:p>
          </table:table-cell>
          <table:table-cell table:formula="of:=[.A2419]-[.B2419]" office:value-type="float" office:value="-0.71038226" calcext:value-type="float">
            <text:p>-0.71038226</text:p>
          </table:table-cell>
          <table:table-cell table:formula="of:=ABS([.C2419])" office:value-type="float" office:value="0.71038226" calcext:value-type="float">
            <text:p>0.71038226</text:p>
          </table:table-cell>
          <table:table-cell table:formula="of:=[.C2419]^2" office:value-type="float" office:value="0.504642955322708" calcext:value-type="float">
            <text:p>0.504642955322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9410527" calcext:value-type="float">
            <text:p>1.19410527</text:p>
          </table:table-cell>
          <table:table-cell table:formula="of:=[.A2420]-[.B2420]" office:value-type="float" office:value="-0.19410527" calcext:value-type="float">
            <text:p>-0.19410527</text:p>
          </table:table-cell>
          <table:table-cell table:formula="of:=ABS([.C2420])" office:value-type="float" office:value="0.19410527" calcext:value-type="float">
            <text:p>0.19410527</text:p>
          </table:table-cell>
          <table:table-cell table:formula="of:=[.C2420]^2" office:value-type="float" office:value="0.0376768558417729" calcext:value-type="float">
            <text:p>0.037676855841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421]-[.B2421]" office:value-type="float" office:value="-0.052535161" calcext:value-type="float">
            <text:p>-0.052535161</text:p>
          </table:table-cell>
          <table:table-cell table:formula="of:=ABS([.C2421])" office:value-type="float" office:value="0.052535161" calcext:value-type="float">
            <text:p>0.052535161</text:p>
          </table:table-cell>
          <table:table-cell table:formula="of:=[.C2421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422]-[.B2422]" office:value-type="float" office:value="-0.061624158" calcext:value-type="float">
            <text:p>-0.061624158</text:p>
          </table:table-cell>
          <table:table-cell table:formula="of:=ABS([.C2422])" office:value-type="float" office:value="0.061624158" calcext:value-type="float">
            <text:p>0.061624158</text:p>
          </table:table-cell>
          <table:table-cell table:formula="of:=[.C2422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43838717" calcext:value-type="float">
            <text:p>1.043838717</text:p>
          </table:table-cell>
          <table:table-cell table:formula="of:=[.A2423]-[.B2423]" office:value-type="float" office:value="-1.043838717" calcext:value-type="float">
            <text:p>-1.043838717</text:p>
          </table:table-cell>
          <table:table-cell table:formula="of:=ABS([.C2423])" office:value-type="float" office:value="1.043838717" calcext:value-type="float">
            <text:p>1.043838717</text:p>
          </table:table-cell>
          <table:table-cell table:formula="of:=[.C2423]^2" office:value-type="float" office:value="1.08959926710821" calcext:value-type="float">
            <text:p>1.08959926710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424]-[.B2424]" office:value-type="float" office:value="-0.028230245" calcext:value-type="float">
            <text:p>-0.028230245</text:p>
          </table:table-cell>
          <table:table-cell table:formula="of:=ABS([.C2424])" office:value-type="float" office:value="0.028230245" calcext:value-type="float">
            <text:p>0.028230245</text:p>
          </table:table-cell>
          <table:table-cell table:formula="of:=[.C2424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445723" calcext:value-type="float">
            <text:p>0.067445723</text:p>
          </table:table-cell>
          <table:table-cell table:formula="of:=[.A2425]-[.B2425]" office:value-type="float" office:value="-0.067445723" calcext:value-type="float">
            <text:p>-0.067445723</text:p>
          </table:table-cell>
          <table:table-cell table:formula="of:=ABS([.C2425])" office:value-type="float" office:value="0.067445723" calcext:value-type="float">
            <text:p>0.067445723</text:p>
          </table:table-cell>
          <table:table-cell table:formula="of:=[.C2425]^2" office:value-type="float" office:value="0.00454892555099273" calcext:value-type="float">
            <text:p>0.0045489255509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51756004" calcext:value-type="float">
            <text:p>2.151756004</text:p>
          </table:table-cell>
          <table:table-cell table:formula="of:=[.A2426]-[.B2426]" office:value-type="float" office:value="-1.151756004" calcext:value-type="float">
            <text:p>-1.151756004</text:p>
          </table:table-cell>
          <table:table-cell table:formula="of:=ABS([.C2426])" office:value-type="float" office:value="1.151756004" calcext:value-type="float">
            <text:p>1.151756004</text:p>
          </table:table-cell>
          <table:table-cell table:formula="of:=[.C2426]^2" office:value-type="float" office:value="1.32654189275005" calcext:value-type="float">
            <text:p>1.32654189275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427]-[.B2427]" office:value-type="float" office:value="-0.018612362" calcext:value-type="float">
            <text:p>-0.018612362</text:p>
          </table:table-cell>
          <table:table-cell table:formula="of:=ABS([.C2427])" office:value-type="float" office:value="0.018612362" calcext:value-type="float">
            <text:p>0.018612362</text:p>
          </table:table-cell>
          <table:table-cell table:formula="of:=[.C2427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6978313" calcext:value-type="float">
            <text:p>0.476978313</text:p>
          </table:table-cell>
          <table:table-cell table:formula="of:=[.A2428]-[.B2428]" office:value-type="float" office:value="-0.476978313" calcext:value-type="float">
            <text:p>-0.476978313</text:p>
          </table:table-cell>
          <table:table-cell table:formula="of:=ABS([.C2428])" office:value-type="float" office:value="0.476978313" calcext:value-type="float">
            <text:p>0.476978313</text:p>
          </table:table-cell>
          <table:table-cell table:formula="of:=[.C2428]^2" office:value-type="float" office:value="0.227508311072326" calcext:value-type="float">
            <text:p>0.227508311072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0400199" calcext:value-type="float">
            <text:p>0.350400199</text:p>
          </table:table-cell>
          <table:table-cell table:formula="of:=[.A2429]-[.B2429]" office:value-type="float" office:value="-0.350400199" calcext:value-type="float">
            <text:p>-0.350400199</text:p>
          </table:table-cell>
          <table:table-cell table:formula="of:=ABS([.C2429])" office:value-type="float" office:value="0.350400199" calcext:value-type="float">
            <text:p>0.350400199</text:p>
          </table:table-cell>
          <table:table-cell table:formula="of:=[.C2429]^2" office:value-type="float" office:value="0.12278029945924" calcext:value-type="float">
            <text:p>0.12278029945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430]-[.B2430]" office:value-type="float" office:value="-0.060542864" calcext:value-type="float">
            <text:p>-0.060542864</text:p>
          </table:table-cell>
          <table:table-cell table:formula="of:=ABS([.C2430])" office:value-type="float" office:value="0.060542864" calcext:value-type="float">
            <text:p>0.060542864</text:p>
          </table:table-cell>
          <table:table-cell table:formula="of:=[.C2430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0764178" calcext:value-type="float">
            <text:p>0.760764178</text:p>
          </table:table-cell>
          <table:table-cell table:formula="of:=[.A2431]-[.B2431]" office:value-type="float" office:value="0.239235822" calcext:value-type="float">
            <text:p>0.239235822</text:p>
          </table:table-cell>
          <table:table-cell table:formula="of:=ABS([.C2431])" office:value-type="float" office:value="0.239235822" calcext:value-type="float">
            <text:p>0.239235822</text:p>
          </table:table-cell>
          <table:table-cell table:formula="of:=[.C2431]^2" office:value-type="float" office:value="0.0572337785280156" calcext:value-type="float">
            <text:p>0.057233778528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432]-[.B2432]" office:value-type="float" office:value="-0.0164601" calcext:value-type="float">
            <text:p>-0.0164601</text:p>
          </table:table-cell>
          <table:table-cell table:formula="of:=ABS([.C2432])" office:value-type="float" office:value="0.0164601" calcext:value-type="float">
            <text:p>0.0164601</text:p>
          </table:table-cell>
          <table:table-cell table:formula="of:=[.C2432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03152412" calcext:value-type="float">
            <text:p>1.803152412</text:p>
          </table:table-cell>
          <table:table-cell table:formula="of:=[.A2433]-[.B2433]" office:value-type="float" office:value="-0.803152412" calcext:value-type="float">
            <text:p>-0.803152412</text:p>
          </table:table-cell>
          <table:table-cell table:formula="of:=ABS([.C2433])" office:value-type="float" office:value="0.803152412" calcext:value-type="float">
            <text:p>0.803152412</text:p>
          </table:table-cell>
          <table:table-cell table:formula="of:=[.C2433]^2" office:value-type="float" office:value="0.645053796901418" calcext:value-type="float">
            <text:p>0.645053796901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25945233" calcext:value-type="float">
            <text:p>1.625945233</text:p>
          </table:table-cell>
          <table:table-cell table:formula="of:=[.A2434]-[.B2434]" office:value-type="float" office:value="-0.625945233" calcext:value-type="float">
            <text:p>-0.625945233</text:p>
          </table:table-cell>
          <table:table-cell table:formula="of:=ABS([.C2434])" office:value-type="float" office:value="0.625945233" calcext:value-type="float">
            <text:p>0.625945233</text:p>
          </table:table-cell>
          <table:table-cell table:formula="of:=[.C2434]^2" office:value-type="float" office:value="0.391807434715424" calcext:value-type="float">
            <text:p>0.391807434715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644193" calcext:value-type="float">
            <text:p>0.086644193</text:p>
          </table:table-cell>
          <table:table-cell table:formula="of:=[.A2435]-[.B2435]" office:value-type="float" office:value="-0.086644193" calcext:value-type="float">
            <text:p>-0.086644193</text:p>
          </table:table-cell>
          <table:table-cell table:formula="of:=ABS([.C2435])" office:value-type="float" office:value="0.086644193" calcext:value-type="float">
            <text:p>0.086644193</text:p>
          </table:table-cell>
          <table:table-cell table:formula="of:=[.C2435]^2" office:value-type="float" office:value="0.00750721618062125" calcext:value-type="float">
            <text:p>0.00750721618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436]-[.B2436]" office:value-type="float" office:value="-0.031928513" calcext:value-type="float">
            <text:p>-0.031928513</text:p>
          </table:table-cell>
          <table:table-cell table:formula="of:=ABS([.C2436])" office:value-type="float" office:value="0.031928513" calcext:value-type="float">
            <text:p>0.031928513</text:p>
          </table:table-cell>
          <table:table-cell table:formula="of:=[.C2436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4907027" calcext:value-type="float">
            <text:p>1.284907027</text:p>
          </table:table-cell>
          <table:table-cell table:formula="of:=[.A2437]-[.B2437]" office:value-type="float" office:value="-1.284907027" calcext:value-type="float">
            <text:p>-1.284907027</text:p>
          </table:table-cell>
          <table:table-cell table:formula="of:=ABS([.C2437])" office:value-type="float" office:value="1.284907027" calcext:value-type="float">
            <text:p>1.284907027</text:p>
          </table:table-cell>
          <table:table-cell table:formula="of:=[.C2437]^2" office:value-type="float" office:value="1.65098606803398" calcext:value-type="float">
            <text:p>1.65098606803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88999241" calcext:value-type="float">
            <text:p>1.488999241</text:p>
          </table:table-cell>
          <table:table-cell table:formula="of:=[.A2438]-[.B2438]" office:value-type="float" office:value="-1.488999241" calcext:value-type="float">
            <text:p>-1.488999241</text:p>
          </table:table-cell>
          <table:table-cell table:formula="of:=ABS([.C2438])" office:value-type="float" office:value="1.488999241" calcext:value-type="float">
            <text:p>1.488999241</text:p>
          </table:table-cell>
          <table:table-cell table:formula="of:=[.C2438]^2" office:value-type="float" office:value="2.21711873969858" calcext:value-type="float">
            <text:p>2.21711873969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439]-[.B2439]" office:value-type="float" office:value="-0.052535161" calcext:value-type="float">
            <text:p>-0.052535161</text:p>
          </table:table-cell>
          <table:table-cell table:formula="of:=ABS([.C2439])" office:value-type="float" office:value="0.052535161" calcext:value-type="float">
            <text:p>0.052535161</text:p>
          </table:table-cell>
          <table:table-cell table:formula="of:=[.C2439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440]-[.B2440]" office:value-type="float" office:value="-0.061624158" calcext:value-type="float">
            <text:p>-0.061624158</text:p>
          </table:table-cell>
          <table:table-cell table:formula="of:=ABS([.C2440])" office:value-type="float" office:value="0.061624158" calcext:value-type="float">
            <text:p>0.061624158</text:p>
          </table:table-cell>
          <table:table-cell table:formula="of:=[.C2440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510546" calcext:value-type="float">
            <text:p>0.702510546</text:p>
          </table:table-cell>
          <table:table-cell table:formula="of:=[.A2441]-[.B2441]" office:value-type="float" office:value="-0.702510546" calcext:value-type="float">
            <text:p>-0.702510546</text:p>
          </table:table-cell>
          <table:table-cell table:formula="of:=ABS([.C2441])" office:value-type="float" office:value="0.702510546" calcext:value-type="float">
            <text:p>0.702510546</text:p>
          </table:table-cell>
          <table:table-cell table:formula="of:=[.C2441]^2" office:value-type="float" office:value="0.493521067241218" calcext:value-type="float">
            <text:p>0.493521067241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442]-[.B2442]" office:value-type="float" office:value="-0.028230245" calcext:value-type="float">
            <text:p>-0.028230245</text:p>
          </table:table-cell>
          <table:table-cell table:formula="of:=ABS([.C2442])" office:value-type="float" office:value="0.028230245" calcext:value-type="float">
            <text:p>0.028230245</text:p>
          </table:table-cell>
          <table:table-cell table:formula="of:=[.C2442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445723" calcext:value-type="float">
            <text:p>0.067445723</text:p>
          </table:table-cell>
          <table:table-cell table:formula="of:=[.A2443]-[.B2443]" office:value-type="float" office:value="-0.067445723" calcext:value-type="float">
            <text:p>-0.067445723</text:p>
          </table:table-cell>
          <table:table-cell table:formula="of:=ABS([.C2443])" office:value-type="float" office:value="0.067445723" calcext:value-type="float">
            <text:p>0.067445723</text:p>
          </table:table-cell>
          <table:table-cell table:formula="of:=[.C2443]^2" office:value-type="float" office:value="0.00454892555099273" calcext:value-type="float">
            <text:p>0.004548925550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86999019" calcext:value-type="float">
            <text:p>1.386999019</text:p>
          </table:table-cell>
          <table:table-cell table:formula="of:=[.A2444]-[.B2444]" office:value-type="float" office:value="-1.386999019" calcext:value-type="float">
            <text:p>-1.386999019</text:p>
          </table:table-cell>
          <table:table-cell table:formula="of:=ABS([.C2444])" office:value-type="float" office:value="1.386999019" calcext:value-type="float">
            <text:p>1.386999019</text:p>
          </table:table-cell>
          <table:table-cell table:formula="of:=[.C2444]^2" office:value-type="float" office:value="1.92376627870696" calcext:value-type="float">
            <text:p>1.92376627870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445]-[.B2445]" office:value-type="float" office:value="-0.018612362" calcext:value-type="float">
            <text:p>-0.018612362</text:p>
          </table:table-cell>
          <table:table-cell table:formula="of:=ABS([.C2445])" office:value-type="float" office:value="0.018612362" calcext:value-type="float">
            <text:p>0.018612362</text:p>
          </table:table-cell>
          <table:table-cell table:formula="of:=[.C2445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7343226" calcext:value-type="float">
            <text:p>0.917343226</text:p>
          </table:table-cell>
          <table:table-cell table:formula="of:=[.A2446]-[.B2446]" office:value-type="float" office:value="0.0826567739999999" calcext:value-type="float">
            <text:p>0.082656774</text:p>
          </table:table-cell>
          <table:table-cell table:formula="of:=ABS([.C2446])" office:value-type="float" office:value="0.0826567739999999" calcext:value-type="float">
            <text:p>0.082656774</text:p>
          </table:table-cell>
          <table:table-cell table:formula="of:=[.C2446]^2" office:value-type="float" office:value="0.00683214228808706" calcext:value-type="float">
            <text:p>0.006832142288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5988324" calcext:value-type="float">
            <text:p>0.345988324</text:p>
          </table:table-cell>
          <table:table-cell table:formula="of:=[.A2447]-[.B2447]" office:value-type="float" office:value="-0.345988324" calcext:value-type="float">
            <text:p>-0.345988324</text:p>
          </table:table-cell>
          <table:table-cell table:formula="of:=ABS([.C2447])" office:value-type="float" office:value="0.345988324" calcext:value-type="float">
            <text:p>0.345988324</text:p>
          </table:table-cell>
          <table:table-cell table:formula="of:=[.C2447]^2" office:value-type="float" office:value="0.119707920344329" calcext:value-type="float">
            <text:p>0.119707920344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448]-[.B2448]" office:value-type="float" office:value="-0.060542864" calcext:value-type="float">
            <text:p>-0.060542864</text:p>
          </table:table-cell>
          <table:table-cell table:formula="of:=ABS([.C2448])" office:value-type="float" office:value="0.060542864" calcext:value-type="float">
            <text:p>0.060542864</text:p>
          </table:table-cell>
          <table:table-cell table:formula="of:=[.C2448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0764178" calcext:value-type="float">
            <text:p>0.760764178</text:p>
          </table:table-cell>
          <table:table-cell table:formula="of:=[.A2449]-[.B2449]" office:value-type="float" office:value="1.239235822" calcext:value-type="float">
            <text:p>1.239235822</text:p>
          </table:table-cell>
          <table:table-cell table:formula="of:=ABS([.C2449])" office:value-type="float" office:value="1.239235822" calcext:value-type="float">
            <text:p>1.239235822</text:p>
          </table:table-cell>
          <table:table-cell table:formula="of:=[.C2449]^2" office:value-type="float" office:value="1.53570542252802" calcext:value-type="float">
            <text:p>1.53570542252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450]-[.B2450]" office:value-type="float" office:value="-0.0164601" calcext:value-type="float">
            <text:p>-0.0164601</text:p>
          </table:table-cell>
          <table:table-cell table:formula="of:=ABS([.C2450])" office:value-type="float" office:value="0.0164601" calcext:value-type="float">
            <text:p>0.0164601</text:p>
          </table:table-cell>
          <table:table-cell table:formula="of:=[.C2450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344316" calcext:value-type="float">
            <text:p>0.589344316</text:p>
          </table:table-cell>
          <table:table-cell table:formula="of:=[.A2451]-[.B2451]" office:value-type="float" office:value="-0.589344316" calcext:value-type="float">
            <text:p>-0.589344316</text:p>
          </table:table-cell>
          <table:table-cell table:formula="of:=ABS([.C2451])" office:value-type="float" office:value="0.589344316" calcext:value-type="float">
            <text:p>0.589344316</text:p>
          </table:table-cell>
          <table:table-cell table:formula="of:=[.C2451]^2" office:value-type="float" office:value="0.347326722801508" calcext:value-type="float">
            <text:p>0.347326722801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2359879" calcext:value-type="float">
            <text:p>0.982359879</text:p>
          </table:table-cell>
          <table:table-cell table:formula="of:=[.A2452]-[.B2452]" office:value-type="float" office:value="0.0176401209999999" calcext:value-type="float">
            <text:p>0.017640121</text:p>
          </table:table-cell>
          <table:table-cell table:formula="of:=ABS([.C2452])" office:value-type="float" office:value="0.0176401209999999" calcext:value-type="float">
            <text:p>0.017640121</text:p>
          </table:table-cell>
          <table:table-cell table:formula="of:=[.C2452]^2" office:value-type="float" office:value="0.000311173868894637" calcext:value-type="float">
            <text:p>0.000311173868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644193" calcext:value-type="float">
            <text:p>0.086644193</text:p>
          </table:table-cell>
          <table:table-cell table:formula="of:=[.A2453]-[.B2453]" office:value-type="float" office:value="-0.086644193" calcext:value-type="float">
            <text:p>-0.086644193</text:p>
          </table:table-cell>
          <table:table-cell table:formula="of:=ABS([.C2453])" office:value-type="float" office:value="0.086644193" calcext:value-type="float">
            <text:p>0.086644193</text:p>
          </table:table-cell>
          <table:table-cell table:formula="of:=[.C2453]^2" office:value-type="float" office:value="0.00750721618062125" calcext:value-type="float">
            <text:p>0.00750721618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454]-[.B2454]" office:value-type="float" office:value="-0.031928513" calcext:value-type="float">
            <text:p>-0.031928513</text:p>
          </table:table-cell>
          <table:table-cell table:formula="of:=ABS([.C2454])" office:value-type="float" office:value="0.031928513" calcext:value-type="float">
            <text:p>0.031928513</text:p>
          </table:table-cell>
          <table:table-cell table:formula="of:=[.C2454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53596724" calcext:value-type="float">
            <text:p>1.153596724</text:p>
          </table:table-cell>
          <table:table-cell table:formula="of:=[.A2455]-[.B2455]" office:value-type="float" office:value="-1.153596724" calcext:value-type="float">
            <text:p>-1.153596724</text:p>
          </table:table-cell>
          <table:table-cell table:formula="of:=ABS([.C2455])" office:value-type="float" office:value="1.153596724" calcext:value-type="float">
            <text:p>1.153596724</text:p>
          </table:table-cell>
          <table:table-cell table:formula="of:=[.C2455]^2" office:value-type="float" office:value="1.33078540162353" calcext:value-type="float">
            <text:p>1.33078540162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09750742" calcext:value-type="float">
            <text:p>1.409750742</text:p>
          </table:table-cell>
          <table:table-cell table:formula="of:=[.A2456]-[.B2456]" office:value-type="float" office:value="-0.409750742" calcext:value-type="float">
            <text:p>-0.409750742</text:p>
          </table:table-cell>
          <table:table-cell table:formula="of:=ABS([.C2456])" office:value-type="float" office:value="0.409750742" calcext:value-type="float">
            <text:p>0.409750742</text:p>
          </table:table-cell>
          <table:table-cell table:formula="of:=[.C2456]^2" office:value-type="float" office:value="0.167895670569551" calcext:value-type="float">
            <text:p>0.167895670569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457]-[.B2457]" office:value-type="float" office:value="-0.052535161" calcext:value-type="float">
            <text:p>-0.052535161</text:p>
          </table:table-cell>
          <table:table-cell table:formula="of:=ABS([.C2457])" office:value-type="float" office:value="0.052535161" calcext:value-type="float">
            <text:p>0.052535161</text:p>
          </table:table-cell>
          <table:table-cell table:formula="of:=[.C2457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458]-[.B2458]" office:value-type="float" office:value="-0.061624158" calcext:value-type="float">
            <text:p>-0.061624158</text:p>
          </table:table-cell>
          <table:table-cell table:formula="of:=ABS([.C2458])" office:value-type="float" office:value="0.061624158" calcext:value-type="float">
            <text:p>0.061624158</text:p>
          </table:table-cell>
          <table:table-cell table:formula="of:=[.C2458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510546" calcext:value-type="float">
            <text:p>0.702510546</text:p>
          </table:table-cell>
          <table:table-cell table:formula="of:=[.A2459]-[.B2459]" office:value-type="float" office:value="-0.702510546" calcext:value-type="float">
            <text:p>-0.702510546</text:p>
          </table:table-cell>
          <table:table-cell table:formula="of:=ABS([.C2459])" office:value-type="float" office:value="0.702510546" calcext:value-type="float">
            <text:p>0.702510546</text:p>
          </table:table-cell>
          <table:table-cell table:formula="of:=[.C2459]^2" office:value-type="float" office:value="0.493521067241218" calcext:value-type="float">
            <text:p>0.493521067241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460]-[.B2460]" office:value-type="float" office:value="-0.028230245" calcext:value-type="float">
            <text:p>-0.028230245</text:p>
          </table:table-cell>
          <table:table-cell table:formula="of:=ABS([.C2460])" office:value-type="float" office:value="0.028230245" calcext:value-type="float">
            <text:p>0.028230245</text:p>
          </table:table-cell>
          <table:table-cell table:formula="of:=[.C2460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445723" calcext:value-type="float">
            <text:p>0.067445723</text:p>
          </table:table-cell>
          <table:table-cell table:formula="of:=[.A2461]-[.B2461]" office:value-type="float" office:value="-0.067445723" calcext:value-type="float">
            <text:p>-0.067445723</text:p>
          </table:table-cell>
          <table:table-cell table:formula="of:=ABS([.C2461])" office:value-type="float" office:value="0.067445723" calcext:value-type="float">
            <text:p>0.067445723</text:p>
          </table:table-cell>
          <table:table-cell table:formula="of:=[.C2461]^2" office:value-type="float" office:value="0.00454892555099273" calcext:value-type="float">
            <text:p>0.0045489255509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23420692" calcext:value-type="float">
            <text:p>4.923420692</text:p>
          </table:table-cell>
          <table:table-cell table:formula="of:=[.A2462]-[.B2462]" office:value-type="float" office:value="-3.923420692" calcext:value-type="float">
            <text:p>-3.923420692</text:p>
          </table:table-cell>
          <table:table-cell table:formula="of:=ABS([.C2462])" office:value-type="float" office:value="3.923420692" calcext:value-type="float">
            <text:p>3.923420692</text:p>
          </table:table-cell>
          <table:table-cell table:formula="of:=[.C2462]^2" office:value-type="float" office:value="15.3932299264138" calcext:value-type="float">
            <text:p>15.3932299264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463]-[.B2463]" office:value-type="float" office:value="-0.018612362" calcext:value-type="float">
            <text:p>-0.018612362</text:p>
          </table:table-cell>
          <table:table-cell table:formula="of:=ABS([.C2463])" office:value-type="float" office:value="0.018612362" calcext:value-type="float">
            <text:p>0.018612362</text:p>
          </table:table-cell>
          <table:table-cell table:formula="of:=[.C2463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417279" calcext:value-type="float">
            <text:p>0.05417279</text:p>
          </table:table-cell>
          <table:table-cell table:formula="of:=[.A2464]-[.B2464]" office:value-type="float" office:value="0.94582721" calcext:value-type="float">
            <text:p>0.94582721</text:p>
          </table:table-cell>
          <table:table-cell table:formula="of:=ABS([.C2464])" office:value-type="float" office:value="0.94582721" calcext:value-type="float">
            <text:p>0.94582721</text:p>
          </table:table-cell>
          <table:table-cell table:formula="of:=[.C2464]^2" office:value-type="float" office:value="0.894589111176384" calcext:value-type="float">
            <text:p>0.894589111176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355509" calcext:value-type="float">
            <text:p>0.062355509</text:p>
          </table:table-cell>
          <table:table-cell table:formula="of:=[.A2465]-[.B2465]" office:value-type="float" office:value="-0.062355509" calcext:value-type="float">
            <text:p>-0.062355509</text:p>
          </table:table-cell>
          <table:table-cell table:formula="of:=ABS([.C2465])" office:value-type="float" office:value="0.062355509" calcext:value-type="float">
            <text:p>0.062355509</text:p>
          </table:table-cell>
          <table:table-cell table:formula="of:=[.C2465]^2" office:value-type="float" office:value="0.00388820950264908" calcext:value-type="float">
            <text:p>0.003888209502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466]-[.B2466]" office:value-type="float" office:value="-0.060542864" calcext:value-type="float">
            <text:p>-0.060542864</text:p>
          </table:table-cell>
          <table:table-cell table:formula="of:=ABS([.C2466])" office:value-type="float" office:value="0.060542864" calcext:value-type="float">
            <text:p>0.060542864</text:p>
          </table:table-cell>
          <table:table-cell table:formula="of:=[.C2466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91768935" calcext:value-type="float">
            <text:p>1.591768935</text:p>
          </table:table-cell>
          <table:table-cell table:formula="of:=[.A2467]-[.B2467]" office:value-type="float" office:value="-0.591768935" calcext:value-type="float">
            <text:p>-0.591768935</text:p>
          </table:table-cell>
          <table:table-cell table:formula="of:=ABS([.C2467])" office:value-type="float" office:value="0.591768935" calcext:value-type="float">
            <text:p>0.591768935</text:p>
          </table:table-cell>
          <table:table-cell table:formula="of:=[.C2467]^2" office:value-type="float" office:value="0.350190472431034" calcext:value-type="float">
            <text:p>0.350190472431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26389" calcext:value-type="float">
            <text:p>0.01826389</text:p>
          </table:table-cell>
          <table:table-cell table:formula="of:=[.A2468]-[.B2468]" office:value-type="float" office:value="-0.01826389" calcext:value-type="float">
            <text:p>-0.01826389</text:p>
          </table:table-cell>
          <table:table-cell table:formula="of:=ABS([.C2468])" office:value-type="float" office:value="0.01826389" calcext:value-type="float">
            <text:p>0.01826389</text:p>
          </table:table-cell>
          <table:table-cell table:formula="of:=[.C2468]^2" office:value-type="float" office:value="0.0003335696779321" calcext:value-type="float">
            <text:p>0.000333569677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442714" calcext:value-type="float">
            <text:p>0.653442714</text:p>
          </table:table-cell>
          <table:table-cell table:formula="of:=[.A2469]-[.B2469]" office:value-type="float" office:value="-0.653442714" calcext:value-type="float">
            <text:p>-0.653442714</text:p>
          </table:table-cell>
          <table:table-cell table:formula="of:=ABS([.C2469])" office:value-type="float" office:value="0.653442714" calcext:value-type="float">
            <text:p>0.653442714</text:p>
          </table:table-cell>
          <table:table-cell table:formula="of:=[.C2469]^2" office:value-type="float" office:value="0.426987380479686" calcext:value-type="float">
            <text:p>0.426987380479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0489312" calcext:value-type="float">
            <text:p>1.20489312</text:p>
          </table:table-cell>
          <table:table-cell table:formula="of:=[.A2470]-[.B2470]" office:value-type="float" office:value="0.79510688" calcext:value-type="float">
            <text:p>0.79510688</text:p>
          </table:table-cell>
          <table:table-cell table:formula="of:=ABS([.C2470])" office:value-type="float" office:value="0.79510688" calcext:value-type="float">
            <text:p>0.79510688</text:p>
          </table:table-cell>
          <table:table-cell table:formula="of:=[.C2470]^2" office:value-type="float" office:value="0.632194950623335" calcext:value-type="float">
            <text:p>0.632194950623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80870016" calcext:value-type="float">
            <text:p>1.080870016</text:p>
          </table:table-cell>
          <table:table-cell table:formula="of:=[.A2471]-[.B2471]" office:value-type="float" office:value="3.919129984" calcext:value-type="float">
            <text:p>3.919129984</text:p>
          </table:table-cell>
          <table:table-cell table:formula="of:=ABS([.C2471])" office:value-type="float" office:value="3.919129984" calcext:value-type="float">
            <text:p>3.919129984</text:p>
          </table:table-cell>
          <table:table-cell table:formula="of:=[.C2471]^2" office:value-type="float" office:value="15.3595798314878" calcext:value-type="float">
            <text:p>15.3595798314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522017" calcext:value-type="float">
            <text:p>0.044522017</text:p>
          </table:table-cell>
          <table:table-cell table:formula="of:=[.A2472]-[.B2472]" office:value-type="float" office:value="-0.044522017" calcext:value-type="float">
            <text:p>-0.044522017</text:p>
          </table:table-cell>
          <table:table-cell table:formula="of:=ABS([.C2472])" office:value-type="float" office:value="0.044522017" calcext:value-type="float">
            <text:p>0.044522017</text:p>
          </table:table-cell>
          <table:table-cell table:formula="of:=[.C2472]^2" office:value-type="float" office:value="0.00198220999774829" calcext:value-type="float">
            <text:p>0.001982209997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08661334" calcext:value-type="float">
            <text:p>1.408661334</text:p>
          </table:table-cell>
          <table:table-cell table:formula="of:=[.A2473]-[.B2473]" office:value-type="float" office:value="1.591338666" calcext:value-type="float">
            <text:p>1.591338666</text:p>
          </table:table-cell>
          <table:table-cell table:formula="of:=ABS([.C2473])" office:value-type="float" office:value="1.591338666" calcext:value-type="float">
            <text:p>1.591338666</text:p>
          </table:table-cell>
          <table:table-cell table:formula="of:=[.C2473]^2" office:value-type="float" office:value="2.53235874990666" calcext:value-type="float">
            <text:p>2.532358749906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41453451" calcext:value-type="float">
            <text:p>1.841453451</text:p>
          </table:table-cell>
          <table:table-cell table:formula="of:=[.A2474]-[.B2474]" office:value-type="float" office:value="2.158546549" calcext:value-type="float">
            <text:p>2.158546549</text:p>
          </table:table-cell>
          <table:table-cell table:formula="of:=ABS([.C2474])" office:value-type="float" office:value="2.158546549" calcext:value-type="float">
            <text:p>2.158546549</text:p>
          </table:table-cell>
          <table:table-cell table:formula="of:=[.C2474]^2" office:value-type="float" office:value="4.65932320419981" calcext:value-type="float">
            <text:p>4.65932320419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589246" calcext:value-type="float">
            <text:p>0.059589246</text:p>
          </table:table-cell>
          <table:table-cell table:formula="of:=[.A2475]-[.B2475]" office:value-type="float" office:value="-0.059589246" calcext:value-type="float">
            <text:p>-0.059589246</text:p>
          </table:table-cell>
          <table:table-cell table:formula="of:=ABS([.C2475])" office:value-type="float" office:value="0.059589246" calcext:value-type="float">
            <text:p>0.059589246</text:p>
          </table:table-cell>
          <table:table-cell table:formula="of:=[.C2475]^2" office:value-type="float" office:value="0.00355087823884852" calcext:value-type="float">
            <text:p>0.003550878238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5607535" calcext:value-type="float">
            <text:p>1.075607535</text:p>
          </table:table-cell>
          <table:table-cell table:formula="of:=[.A2476]-[.B2476]" office:value-type="float" office:value="-1.075607535" calcext:value-type="float">
            <text:p>-1.075607535</text:p>
          </table:table-cell>
          <table:table-cell table:formula="of:=ABS([.C2476])" office:value-type="float" office:value="1.075607535" calcext:value-type="float">
            <text:p>1.075607535</text:p>
          </table:table-cell>
          <table:table-cell table:formula="of:=[.C2476]^2" office:value-type="float" office:value="1.15693156934878" calcext:value-type="float">
            <text:p>1.156931569348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65378594" calcext:value-type="float">
            <text:p>1.365378594</text:p>
          </table:table-cell>
          <table:table-cell table:formula="of:=[.A2477]-[.B2477]" office:value-type="float" office:value="0.634621406" calcext:value-type="float">
            <text:p>0.634621406</text:p>
          </table:table-cell>
          <table:table-cell table:formula="of:=ABS([.C2477])" office:value-type="float" office:value="0.634621406" calcext:value-type="float">
            <text:p>0.634621406</text:p>
          </table:table-cell>
          <table:table-cell table:formula="of:=[.C2477]^2" office:value-type="float" office:value="0.402744328953417" calcext:value-type="float">
            <text:p>0.402744328953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460509" calcext:value-type="float">
            <text:p>0.047460509</text:p>
          </table:table-cell>
          <table:table-cell table:formula="of:=[.A2478]-[.B2478]" office:value-type="float" office:value="-0.047460509" calcext:value-type="float">
            <text:p>-0.047460509</text:p>
          </table:table-cell>
          <table:table-cell table:formula="of:=ABS([.C2478])" office:value-type="float" office:value="0.047460509" calcext:value-type="float">
            <text:p>0.047460509</text:p>
          </table:table-cell>
          <table:table-cell table:formula="of:=[.C2478]^2" office:value-type="float" office:value="0.00225249991453908" calcext:value-type="float">
            <text:p>0.002252499914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2538058" calcext:value-type="float">
            <text:p>0.742538058</text:p>
          </table:table-cell>
          <table:table-cell table:formula="of:=[.A2479]-[.B2479]" office:value-type="float" office:value="-0.742538058" calcext:value-type="float">
            <text:p>-0.742538058</text:p>
          </table:table-cell>
          <table:table-cell table:formula="of:=ABS([.C2479])" office:value-type="float" office:value="0.742538058" calcext:value-type="float">
            <text:p>0.742538058</text:p>
          </table:table-cell>
          <table:table-cell table:formula="of:=[.C2479]^2" office:value-type="float" office:value="0.551362767578411" calcext:value-type="float">
            <text:p>0.551362767578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87213248" calcext:value-type="float">
            <text:p>1.987213248</text:p>
          </table:table-cell>
          <table:table-cell table:formula="of:=[.A2480]-[.B2480]" office:value-type="float" office:value="-0.987213248" calcext:value-type="float">
            <text:p>-0.987213248</text:p>
          </table:table-cell>
          <table:table-cell table:formula="of:=ABS([.C2480])" office:value-type="float" office:value="0.987213248" calcext:value-type="float">
            <text:p>0.987213248</text:p>
          </table:table-cell>
          <table:table-cell table:formula="of:=[.C2480]^2" office:value-type="float" office:value="0.97458999702671" calcext:value-type="float">
            <text:p>0.97458999702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4044014" calcext:value-type="float">
            <text:p>0.024044014</text:p>
          </table:table-cell>
          <table:table-cell table:formula="of:=[.A2481]-[.B2481]" office:value-type="float" office:value="-0.024044014" calcext:value-type="float">
            <text:p>-0.024044014</text:p>
          </table:table-cell>
          <table:table-cell table:formula="of:=ABS([.C2481])" office:value-type="float" office:value="0.024044014" calcext:value-type="float">
            <text:p>0.024044014</text:p>
          </table:table-cell>
          <table:table-cell table:formula="of:=[.C2481]^2" office:value-type="float" office:value="0.000578114609232196" calcext:value-type="float">
            <text:p>0.000578114609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329476" calcext:value-type="float">
            <text:p>0.688329476</text:p>
          </table:table-cell>
          <table:table-cell table:formula="of:=[.A2482]-[.B2482]" office:value-type="float" office:value="-0.688329476" calcext:value-type="float">
            <text:p>-0.688329476</text:p>
          </table:table-cell>
          <table:table-cell table:formula="of:=ABS([.C2482])" office:value-type="float" office:value="0.688329476" calcext:value-type="float">
            <text:p>0.688329476</text:p>
          </table:table-cell>
          <table:table-cell table:formula="of:=[.C2482]^2" office:value-type="float" office:value="0.473797467530435" calcext:value-type="float">
            <text:p>0.473797467530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364553" calcext:value-type="float">
            <text:p>0.08364553</text:p>
          </table:table-cell>
          <table:table-cell table:formula="of:=[.A2483]-[.B2483]" office:value-type="float" office:value="-0.08364553" calcext:value-type="float">
            <text:p>-0.08364553</text:p>
          </table:table-cell>
          <table:table-cell table:formula="of:=ABS([.C2483])" office:value-type="float" office:value="0.08364553" calcext:value-type="float">
            <text:p>0.08364553</text:p>
          </table:table-cell>
          <table:table-cell table:formula="of:=[.C2483]^2" office:value-type="float" office:value="0.0069965746889809" calcext:value-type="float">
            <text:p>0.006996574688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8224168" calcext:value-type="float">
            <text:p>0.908224168</text:p>
          </table:table-cell>
          <table:table-cell table:formula="of:=[.A2484]-[.B2484]" office:value-type="float" office:value="-0.908224168" calcext:value-type="float">
            <text:p>-0.908224168</text:p>
          </table:table-cell>
          <table:table-cell table:formula="of:=ABS([.C2484])" office:value-type="float" office:value="0.908224168" calcext:value-type="float">
            <text:p>0.908224168</text:p>
          </table:table-cell>
          <table:table-cell table:formula="of:=[.C2484]^2" office:value-type="float" office:value="0.824871139339292" calcext:value-type="float">
            <text:p>0.824871139339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70466523" calcext:value-type="float">
            <text:p>0.870466523</text:p>
          </table:table-cell>
          <table:table-cell table:formula="of:=[.A2485]-[.B2485]" office:value-type="float" office:value="2.129533477" calcext:value-type="float">
            <text:p>2.129533477</text:p>
          </table:table-cell>
          <table:table-cell table:formula="of:=ABS([.C2485])" office:value-type="float" office:value="2.129533477" calcext:value-type="float">
            <text:p>2.129533477</text:p>
          </table:table-cell>
          <table:table-cell table:formula="of:=[.C2485]^2" office:value-type="float" office:value="4.53491282966371" calcext:value-type="float">
            <text:p>4.53491282966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26389" calcext:value-type="float">
            <text:p>0.01826389</text:p>
          </table:table-cell>
          <table:table-cell table:formula="of:=[.A2486]-[.B2486]" office:value-type="float" office:value="-0.01826389" calcext:value-type="float">
            <text:p>-0.01826389</text:p>
          </table:table-cell>
          <table:table-cell table:formula="of:=ABS([.C2486])" office:value-type="float" office:value="0.01826389" calcext:value-type="float">
            <text:p>0.01826389</text:p>
          </table:table-cell>
          <table:table-cell table:formula="of:=[.C2486]^2" office:value-type="float" office:value="0.0003335696779321" calcext:value-type="float">
            <text:p>0.000333569677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7869586" calcext:value-type="float">
            <text:p>0.147869586</text:p>
          </table:table-cell>
          <table:table-cell table:formula="of:=[.A2487]-[.B2487]" office:value-type="float" office:value="-0.147869586" calcext:value-type="float">
            <text:p>-0.147869586</text:p>
          </table:table-cell>
          <table:table-cell table:formula="of:=ABS([.C2487])" office:value-type="float" office:value="0.147869586" calcext:value-type="float">
            <text:p>0.147869586</text:p>
          </table:table-cell>
          <table:table-cell table:formula="of:=[.C2487]^2" office:value-type="float" office:value="0.0218654144638114" calcext:value-type="float">
            <text:p>0.0218654144638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15878362" calcext:value-type="float">
            <text:p>1.215878362</text:p>
          </table:table-cell>
          <table:table-cell table:formula="of:=[.A2488]-[.B2488]" office:value-type="float" office:value="0.784121638" calcext:value-type="float">
            <text:p>0.784121638</text:p>
          </table:table-cell>
          <table:table-cell table:formula="of:=ABS([.C2488])" office:value-type="float" office:value="0.784121638" calcext:value-type="float">
            <text:p>0.784121638</text:p>
          </table:table-cell>
          <table:table-cell table:formula="of:=[.C2488]^2" office:value-type="float" office:value="0.614846743179803" calcext:value-type="float">
            <text:p>0.6148467431798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7594526" calcext:value-type="float">
            <text:p>0.107594526</text:p>
          </table:table-cell>
          <table:table-cell table:formula="of:=[.A2489]-[.B2489]" office:value-type="float" office:value="0.892405474" calcext:value-type="float">
            <text:p>0.892405474</text:p>
          </table:table-cell>
          <table:table-cell table:formula="of:=ABS([.C2489])" office:value-type="float" office:value="0.892405474" calcext:value-type="float">
            <text:p>0.892405474</text:p>
          </table:table-cell>
          <table:table-cell table:formula="of:=[.C2489]^2" office:value-type="float" office:value="0.796387530025165" calcext:value-type="float">
            <text:p>0.7963875300251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6912823" calcext:value-type="float">
            <text:p>0.646912823</text:p>
          </table:table-cell>
          <table:table-cell table:formula="of:=[.A2490]-[.B2490]" office:value-type="float" office:value="0.353087177" calcext:value-type="float">
            <text:p>0.353087177</text:p>
          </table:table-cell>
          <table:table-cell table:formula="of:=ABS([.C2490])" office:value-type="float" office:value="0.353087177" calcext:value-type="float">
            <text:p>0.353087177</text:p>
          </table:table-cell>
          <table:table-cell table:formula="of:=[.C2490]^2" office:value-type="float" office:value="0.124670554561829" calcext:value-type="float">
            <text:p>0.124670554561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8186272" calcext:value-type="float">
            <text:p>0.148186272</text:p>
          </table:table-cell>
          <table:table-cell table:formula="of:=[.A2491]-[.B2491]" office:value-type="float" office:value="-0.148186272" calcext:value-type="float">
            <text:p>-0.148186272</text:p>
          </table:table-cell>
          <table:table-cell table:formula="of:=ABS([.C2491])" office:value-type="float" office:value="0.148186272" calcext:value-type="float">
            <text:p>0.148186272</text:p>
          </table:table-cell>
          <table:table-cell table:formula="of:=[.C2491]^2" office:value-type="float" office:value="0.021959171209258" calcext:value-type="float">
            <text:p>0.0219591712092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066059" calcext:value-type="float">
            <text:p>0.27066059</text:p>
          </table:table-cell>
          <table:table-cell table:formula="of:=[.A2492]-[.B2492]" office:value-type="float" office:value="2.72933941" calcext:value-type="float">
            <text:p>2.72933941</text:p>
          </table:table-cell>
          <table:table-cell table:formula="of:=ABS([.C2492])" office:value-type="float" office:value="2.72933941" calcext:value-type="float">
            <text:p>2.72933941</text:p>
          </table:table-cell>
          <table:table-cell table:formula="of:=[.C2492]^2" office:value-type="float" office:value="7.44929361497915" calcext:value-type="float">
            <text:p>7.44929361497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589246" calcext:value-type="float">
            <text:p>0.059589246</text:p>
          </table:table-cell>
          <table:table-cell table:formula="of:=[.A2493]-[.B2493]" office:value-type="float" office:value="-0.059589246" calcext:value-type="float">
            <text:p>-0.059589246</text:p>
          </table:table-cell>
          <table:table-cell table:formula="of:=ABS([.C2493])" office:value-type="float" office:value="0.059589246" calcext:value-type="float">
            <text:p>0.059589246</text:p>
          </table:table-cell>
          <table:table-cell table:formula="of:=[.C2493]^2" office:value-type="float" office:value="0.00355087823884852" calcext:value-type="float">
            <text:p>0.003550878238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96260894" calcext:value-type="float">
            <text:p>1.296260894</text:p>
          </table:table-cell>
          <table:table-cell table:formula="of:=[.A2494]-[.B2494]" office:value-type="float" office:value="0.703739106" calcext:value-type="float">
            <text:p>0.703739106</text:p>
          </table:table-cell>
          <table:table-cell table:formula="of:=ABS([.C2494])" office:value-type="float" office:value="0.703739106" calcext:value-type="float">
            <text:p>0.703739106</text:p>
          </table:table-cell>
          <table:table-cell table:formula="of:=[.C2494]^2" office:value-type="float" office:value="0.495248729313679" calcext:value-type="float">
            <text:p>0.495248729313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7538063" calcext:value-type="float">
            <text:p>0.417538063</text:p>
          </table:table-cell>
          <table:table-cell table:formula="of:=[.A2495]-[.B2495]" office:value-type="float" office:value="0.582461937" calcext:value-type="float">
            <text:p>0.582461937</text:p>
          </table:table-cell>
          <table:table-cell table:formula="of:=ABS([.C2495])" office:value-type="float" office:value="0.582461937" calcext:value-type="float">
            <text:p>0.582461937</text:p>
          </table:table-cell>
          <table:table-cell table:formula="of:=[.C2495]^2" office:value-type="float" office:value="0.339261908053792" calcext:value-type="float">
            <text:p>0.339261908053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460509" calcext:value-type="float">
            <text:p>0.047460509</text:p>
          </table:table-cell>
          <table:table-cell table:formula="of:=[.A2496]-[.B2496]" office:value-type="float" office:value="-0.047460509" calcext:value-type="float">
            <text:p>-0.047460509</text:p>
          </table:table-cell>
          <table:table-cell table:formula="of:=ABS([.C2496])" office:value-type="float" office:value="0.047460509" calcext:value-type="float">
            <text:p>0.047460509</text:p>
          </table:table-cell>
          <table:table-cell table:formula="of:=[.C2496]^2" office:value-type="float" office:value="0.00225249991453908" calcext:value-type="float">
            <text:p>0.0022524999145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2264191" calcext:value-type="float">
            <text:p>0.792264191</text:p>
          </table:table-cell>
          <table:table-cell table:formula="of:=[.A2497]-[.B2497]" office:value-type="float" office:value="0.207735809" calcext:value-type="float">
            <text:p>0.207735809</text:p>
          </table:table-cell>
          <table:table-cell table:formula="of:=ABS([.C2497])" office:value-type="float" office:value="0.207735809" calcext:value-type="float">
            <text:p>0.207735809</text:p>
          </table:table-cell>
          <table:table-cell table:formula="of:=[.C2497]^2" office:value-type="float" office:value="0.0431541663408845" calcext:value-type="float">
            <text:p>0.0431541663408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13898925" calcext:value-type="float">
            <text:p>2.213898925</text:p>
          </table:table-cell>
          <table:table-cell table:formula="of:=[.A2498]-[.B2498]" office:value-type="float" office:value="0.786101075" calcext:value-type="float">
            <text:p>0.786101075</text:p>
          </table:table-cell>
          <table:table-cell table:formula="of:=ABS([.C2498])" office:value-type="float" office:value="0.786101075" calcext:value-type="float">
            <text:p>0.786101075</text:p>
          </table:table-cell>
          <table:table-cell table:formula="of:=[.C2498]^2" office:value-type="float" office:value="0.617954900116156" calcext:value-type="float">
            <text:p>0.617954900116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4044014" calcext:value-type="float">
            <text:p>0.024044014</text:p>
          </table:table-cell>
          <table:table-cell table:formula="of:=[.A2499]-[.B2499]" office:value-type="float" office:value="-0.024044014" calcext:value-type="float">
            <text:p>-0.024044014</text:p>
          </table:table-cell>
          <table:table-cell table:formula="of:=ABS([.C2499])" office:value-type="float" office:value="0.024044014" calcext:value-type="float">
            <text:p>0.024044014</text:p>
          </table:table-cell>
          <table:table-cell table:formula="of:=[.C2499]^2" office:value-type="float" office:value="0.000578114609232196" calcext:value-type="float">
            <text:p>0.000578114609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061032" calcext:value-type="float">
            <text:p>0.602061032</text:p>
          </table:table-cell>
          <table:table-cell table:formula="of:=[.A2500]-[.B2500]" office:value-type="float" office:value="-0.602061032" calcext:value-type="float">
            <text:p>-0.602061032</text:p>
          </table:table-cell>
          <table:table-cell table:formula="of:=ABS([.C2500])" office:value-type="float" office:value="0.602061032" calcext:value-type="float">
            <text:p>0.602061032</text:p>
          </table:table-cell>
          <table:table-cell table:formula="of:=[.C2500]^2" office:value-type="float" office:value="0.362477486252905" calcext:value-type="float">
            <text:p>0.362477486252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364553" calcext:value-type="float">
            <text:p>0.08364553</text:p>
          </table:table-cell>
          <table:table-cell table:formula="of:=[.A2501]-[.B2501]" office:value-type="float" office:value="-0.08364553" calcext:value-type="float">
            <text:p>-0.08364553</text:p>
          </table:table-cell>
          <table:table-cell table:formula="of:=ABS([.C2501])" office:value-type="float" office:value="0.08364553" calcext:value-type="float">
            <text:p>0.08364553</text:p>
          </table:table-cell>
          <table:table-cell table:formula="of:=[.C2501]^2" office:value-type="float" office:value="0.0069965746889809" calcext:value-type="float">
            <text:p>0.006996574688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5191924" calcext:value-type="float">
            <text:p>0.075191924</text:p>
          </table:table-cell>
          <table:table-cell table:formula="of:=[.A2502]-[.B2502]" office:value-type="float" office:value="-0.075191924" calcext:value-type="float">
            <text:p>-0.075191924</text:p>
          </table:table-cell>
          <table:table-cell table:formula="of:=ABS([.C2502])" office:value-type="float" office:value="0.075191924" calcext:value-type="float">
            <text:p>0.075191924</text:p>
          </table:table-cell>
          <table:table-cell table:formula="of:=[.C2502]^2" office:value-type="float" office:value="0.00565382543482178" calcext:value-type="float">
            <text:p>0.0056538254348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3166484" calcext:value-type="float">
            <text:p>1.033166484</text:p>
          </table:table-cell>
          <table:table-cell table:formula="of:=[.A2503]-[.B2503]" office:value-type="float" office:value="-0.0331664840000001" calcext:value-type="float">
            <text:p>-0.033166484</text:p>
          </table:table-cell>
          <table:table-cell table:formula="of:=ABS([.C2503])" office:value-type="float" office:value="0.0331664840000001" calcext:value-type="float">
            <text:p>0.033166484</text:p>
          </table:table-cell>
          <table:table-cell table:formula="of:=[.C2503]^2" office:value-type="float" office:value="0.00110001566092226" calcext:value-type="float">
            <text:p>0.001100015660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26389" calcext:value-type="float">
            <text:p>0.01826389</text:p>
          </table:table-cell>
          <table:table-cell table:formula="of:=[.A2504]-[.B2504]" office:value-type="float" office:value="-0.01826389" calcext:value-type="float">
            <text:p>-0.01826389</text:p>
          </table:table-cell>
          <table:table-cell table:formula="of:=ABS([.C2504])" office:value-type="float" office:value="0.01826389" calcext:value-type="float">
            <text:p>0.01826389</text:p>
          </table:table-cell>
          <table:table-cell table:formula="of:=[.C2504]^2" office:value-type="float" office:value="0.0003335696779321" calcext:value-type="float">
            <text:p>0.000333569677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7869586" calcext:value-type="float">
            <text:p>0.147869586</text:p>
          </table:table-cell>
          <table:table-cell table:formula="of:=[.A2505]-[.B2505]" office:value-type="float" office:value="-0.147869586" calcext:value-type="float">
            <text:p>-0.147869586</text:p>
          </table:table-cell>
          <table:table-cell table:formula="of:=ABS([.C2505])" office:value-type="float" office:value="0.147869586" calcext:value-type="float">
            <text:p>0.147869586</text:p>
          </table:table-cell>
          <table:table-cell table:formula="of:=[.C2505]^2" office:value-type="float" office:value="0.0218654144638114" calcext:value-type="float">
            <text:p>0.021865414463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75610193" calcext:value-type="float">
            <text:p>1.275610193</text:p>
          </table:table-cell>
          <table:table-cell table:formula="of:=[.A2506]-[.B2506]" office:value-type="float" office:value="-1.275610193" calcext:value-type="float">
            <text:p>-1.275610193</text:p>
          </table:table-cell>
          <table:table-cell table:formula="of:=ABS([.C2506])" office:value-type="float" office:value="1.275610193" calcext:value-type="float">
            <text:p>1.275610193</text:p>
          </table:table-cell>
          <table:table-cell table:formula="of:=[.C2506]^2" office:value-type="float" office:value="1.6271813644855" calcext:value-type="float">
            <text:p>1.6271813644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2535128" calcext:value-type="float">
            <text:p>0.752535128</text:p>
          </table:table-cell>
          <table:table-cell table:formula="of:=[.A2507]-[.B2507]" office:value-type="float" office:value="-0.752535128" calcext:value-type="float">
            <text:p>-0.752535128</text:p>
          </table:table-cell>
          <table:table-cell table:formula="of:=ABS([.C2507])" office:value-type="float" office:value="0.752535128" calcext:value-type="float">
            <text:p>0.752535128</text:p>
          </table:table-cell>
          <table:table-cell table:formula="of:=[.C2507]^2" office:value-type="float" office:value="0.566309118873976" calcext:value-type="float">
            <text:p>0.566309118873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522017" calcext:value-type="float">
            <text:p>0.044522017</text:p>
          </table:table-cell>
          <table:table-cell table:formula="of:=[.A2508]-[.B2508]" office:value-type="float" office:value="-0.044522017" calcext:value-type="float">
            <text:p>-0.044522017</text:p>
          </table:table-cell>
          <table:table-cell table:formula="of:=ABS([.C2508])" office:value-type="float" office:value="0.044522017" calcext:value-type="float">
            <text:p>0.044522017</text:p>
          </table:table-cell>
          <table:table-cell table:formula="of:=[.C2508]^2" office:value-type="float" office:value="0.00198220999774829" calcext:value-type="float">
            <text:p>0.001982209997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45571761" calcext:value-type="float">
            <text:p>1.445571761</text:p>
          </table:table-cell>
          <table:table-cell table:formula="of:=[.A2509]-[.B2509]" office:value-type="float" office:value="-1.445571761" calcext:value-type="float">
            <text:p>-1.445571761</text:p>
          </table:table-cell>
          <table:table-cell table:formula="of:=ABS([.C2509])" office:value-type="float" office:value="1.445571761" calcext:value-type="float">
            <text:p>1.445571761</text:p>
          </table:table-cell>
          <table:table-cell table:formula="of:=[.C2509]^2" office:value-type="float" office:value="2.08967771620064" calcext:value-type="float">
            <text:p>2.089677716200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39811179" calcext:value-type="float">
            <text:p>3.739811179</text:p>
          </table:table-cell>
          <table:table-cell table:formula="of:=[.A2510]-[.B2510]" office:value-type="float" office:value="-2.739811179" calcext:value-type="float">
            <text:p>-2.739811179</text:p>
          </table:table-cell>
          <table:table-cell table:formula="of:=ABS([.C2510])" office:value-type="float" office:value="2.739811179" calcext:value-type="float">
            <text:p>2.739811179</text:p>
          </table:table-cell>
          <table:table-cell table:formula="of:=[.C2510]^2" office:value-type="float" office:value="7.50656529657337" calcext:value-type="float">
            <text:p>7.50656529657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59165" calcext:value-type="float">
            <text:p>1.2059165</text:p>
          </table:table-cell>
          <table:table-cell table:formula="of:=[.A2511]-[.B2511]" office:value-type="float" office:value="-0.2059165" calcext:value-type="float">
            <text:p>-0.2059165</text:p>
          </table:table-cell>
          <table:table-cell table:formula="of:=ABS([.C2511])" office:value-type="float" office:value="0.2059165" calcext:value-type="float">
            <text:p>0.2059165</text:p>
          </table:table-cell>
          <table:table-cell table:formula="of:=[.C2511]^2" office:value-type="float" office:value="0.04240160497225" calcext:value-type="float">
            <text:p>0.04240160497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71536476" calcext:value-type="float">
            <text:p>1.071536476</text:p>
          </table:table-cell>
          <table:table-cell table:formula="of:=[.A2512]-[.B2512]" office:value-type="float" office:value="0.928463524" calcext:value-type="float">
            <text:p>0.928463524</text:p>
          </table:table-cell>
          <table:table-cell table:formula="of:=ABS([.C2512])" office:value-type="float" office:value="0.928463524" calcext:value-type="float">
            <text:p>0.928463524</text:p>
          </table:table-cell>
          <table:table-cell table:formula="of:=[.C2512]^2" office:value-type="float" office:value="0.862044515398499" calcext:value-type="float">
            <text:p>0.862044515398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7538063" calcext:value-type="float">
            <text:p>0.417538063</text:p>
          </table:table-cell>
          <table:table-cell table:formula="of:=[.A2513]-[.B2513]" office:value-type="float" office:value="0.582461937" calcext:value-type="float">
            <text:p>0.582461937</text:p>
          </table:table-cell>
          <table:table-cell table:formula="of:=ABS([.C2513])" office:value-type="float" office:value="0.582461937" calcext:value-type="float">
            <text:p>0.582461937</text:p>
          </table:table-cell>
          <table:table-cell table:formula="of:=[.C2513]^2" office:value-type="float" office:value="0.339261908053792" calcext:value-type="float">
            <text:p>0.339261908053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5221212" calcext:value-type="float">
            <text:p>0.805221212</text:p>
          </table:table-cell>
          <table:table-cell table:formula="of:=[.A2514]-[.B2514]" office:value-type="float" office:value="0.194778788" calcext:value-type="float">
            <text:p>0.194778788</text:p>
          </table:table-cell>
          <table:table-cell table:formula="of:=ABS([.C2514])" office:value-type="float" office:value="0.194778788" calcext:value-type="float">
            <text:p>0.194778788</text:p>
          </table:table-cell>
          <table:table-cell table:formula="of:=[.C2514]^2" office:value-type="float" office:value="0.0379387762547489" calcext:value-type="float">
            <text:p>0.037938776254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28363371" calcext:value-type="float">
            <text:p>1.028363371</text:p>
          </table:table-cell>
          <table:table-cell table:formula="of:=[.A2515]-[.B2515]" office:value-type="float" office:value="0.971636629" calcext:value-type="float">
            <text:p>0.971636629</text:p>
          </table:table-cell>
          <table:table-cell table:formula="of:=ABS([.C2515])" office:value-type="float" office:value="0.971636629" calcext:value-type="float">
            <text:p>0.971636629</text:p>
          </table:table-cell>
          <table:table-cell table:formula="of:=[.C2515]^2" office:value-type="float" office:value="0.944077738814484" calcext:value-type="float">
            <text:p>0.944077738814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45485064" calcext:value-type="float">
            <text:p>3.045485064</text:p>
          </table:table-cell>
          <table:table-cell table:formula="of:=[.A2516]-[.B2516]" office:value-type="float" office:value="-1.045485064" calcext:value-type="float">
            <text:p>-1.045485064</text:p>
          </table:table-cell>
          <table:table-cell table:formula="of:=ABS([.C2516])" office:value-type="float" office:value="1.045485064" calcext:value-type="float">
            <text:p>1.045485064</text:p>
          </table:table-cell>
          <table:table-cell table:formula="of:=[.C2516]^2" office:value-type="float" office:value="1.09303901904708" calcext:value-type="float">
            <text:p>1.09303901904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4044014" calcext:value-type="float">
            <text:p>0.024044014</text:p>
          </table:table-cell>
          <table:table-cell table:formula="of:=[.A2517]-[.B2517]" office:value-type="float" office:value="-0.024044014" calcext:value-type="float">
            <text:p>-0.024044014</text:p>
          </table:table-cell>
          <table:table-cell table:formula="of:=ABS([.C2517])" office:value-type="float" office:value="0.024044014" calcext:value-type="float">
            <text:p>0.024044014</text:p>
          </table:table-cell>
          <table:table-cell table:formula="of:=[.C2517]^2" office:value-type="float" office:value="0.000578114609232196" calcext:value-type="float">
            <text:p>0.000578114609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0803254" calcext:value-type="float">
            <text:p>0.050803254</text:p>
          </table:table-cell>
          <table:table-cell table:formula="of:=[.A2518]-[.B2518]" office:value-type="float" office:value="-0.050803254" calcext:value-type="float">
            <text:p>-0.050803254</text:p>
          </table:table-cell>
          <table:table-cell table:formula="of:=ABS([.C2518])" office:value-type="float" office:value="0.050803254" calcext:value-type="float">
            <text:p>0.050803254</text:p>
          </table:table-cell>
          <table:table-cell table:formula="of:=[.C2518]^2" office:value-type="float" office:value="0.00258097061698852" calcext:value-type="float">
            <text:p>0.002580970616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463593" calcext:value-type="float">
            <text:p>0.703463593</text:p>
          </table:table-cell>
          <table:table-cell table:formula="of:=[.A2519]-[.B2519]" office:value-type="float" office:value="-0.703463593" calcext:value-type="float">
            <text:p>-0.703463593</text:p>
          </table:table-cell>
          <table:table-cell table:formula="of:=ABS([.C2519])" office:value-type="float" office:value="0.703463593" calcext:value-type="float">
            <text:p>0.703463593</text:p>
          </table:table-cell>
          <table:table-cell table:formula="of:=[.C2519]^2" office:value-type="float" office:value="0.49486102667647" calcext:value-type="float">
            <text:p>0.494861026676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5191924" calcext:value-type="float">
            <text:p>0.075191924</text:p>
          </table:table-cell>
          <table:table-cell table:formula="of:=[.A2520]-[.B2520]" office:value-type="float" office:value="0.924808076" calcext:value-type="float">
            <text:p>0.924808076</text:p>
          </table:table-cell>
          <table:table-cell table:formula="of:=ABS([.C2520])" office:value-type="float" office:value="0.924808076" calcext:value-type="float">
            <text:p>0.924808076</text:p>
          </table:table-cell>
          <table:table-cell table:formula="of:=[.C2520]^2" office:value-type="float" office:value="0.855269977434822" calcext:value-type="float">
            <text:p>0.855269977434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3699105" calcext:value-type="float">
            <text:p>2.13699105</text:p>
          </table:table-cell>
          <table:table-cell table:formula="of:=[.A2521]-[.B2521]" office:value-type="float" office:value="-0.13699105" calcext:value-type="float">
            <text:p>-0.13699105</text:p>
          </table:table-cell>
          <table:table-cell table:formula="of:=ABS([.C2521])" office:value-type="float" office:value="0.13699105" calcext:value-type="float">
            <text:p>0.13699105</text:p>
          </table:table-cell>
          <table:table-cell table:formula="of:=[.C2521]^2" office:value-type="float" office:value="0.0187665477801024" calcext:value-type="float">
            <text:p>0.018766547780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26389" calcext:value-type="float">
            <text:p>0.01826389</text:p>
          </table:table-cell>
          <table:table-cell table:formula="of:=[.A2522]-[.B2522]" office:value-type="float" office:value="-0.01826389" calcext:value-type="float">
            <text:p>-0.01826389</text:p>
          </table:table-cell>
          <table:table-cell table:formula="of:=ABS([.C2522])" office:value-type="float" office:value="0.01826389" calcext:value-type="float">
            <text:p>0.01826389</text:p>
          </table:table-cell>
          <table:table-cell table:formula="of:=[.C2522]^2" office:value-type="float" office:value="0.0003335696779321" calcext:value-type="float">
            <text:p>0.000333569677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7869586" calcext:value-type="float">
            <text:p>0.147869586</text:p>
          </table:table-cell>
          <table:table-cell table:formula="of:=[.A2523]-[.B2523]" office:value-type="float" office:value="-0.147869586" calcext:value-type="float">
            <text:p>-0.147869586</text:p>
          </table:table-cell>
          <table:table-cell table:formula="of:=ABS([.C2523])" office:value-type="float" office:value="0.147869586" calcext:value-type="float">
            <text:p>0.147869586</text:p>
          </table:table-cell>
          <table:table-cell table:formula="of:=[.C2523]^2" office:value-type="float" office:value="0.0218654144638114" calcext:value-type="float">
            <text:p>0.0218654144638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1424137" calcext:value-type="float">
            <text:p>0.301424137</text:p>
          </table:table-cell>
          <table:table-cell table:formula="of:=[.A2524]-[.B2524]" office:value-type="float" office:value="1.698575863" calcext:value-type="float">
            <text:p>1.698575863</text:p>
          </table:table-cell>
          <table:table-cell table:formula="of:=ABS([.C2524])" office:value-type="float" office:value="1.698575863" calcext:value-type="float">
            <text:p>1.698575863</text:p>
          </table:table-cell>
          <table:table-cell table:formula="of:=[.C2524]^2" office:value-type="float" office:value="2.88515996236619" calcext:value-type="float">
            <text:p>2.885159962366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53683098" calcext:value-type="float">
            <text:p>1.053683098</text:p>
          </table:table-cell>
          <table:table-cell table:formula="of:=[.A2525]-[.B2525]" office:value-type="float" office:value="3.946316902" calcext:value-type="float">
            <text:p>3.946316902</text:p>
          </table:table-cell>
          <table:table-cell table:formula="of:=ABS([.C2525])" office:value-type="float" office:value="3.946316902" calcext:value-type="float">
            <text:p>3.946316902</text:p>
          </table:table-cell>
          <table:table-cell table:formula="of:=[.C2525]^2" office:value-type="float" office:value="15.5734170910109" calcext:value-type="float">
            <text:p>15.5734170910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7455965" calcext:value-type="float">
            <text:p>0.447455965</text:p>
          </table:table-cell>
          <table:table-cell table:formula="of:=[.A2526]-[.B2526]" office:value-type="float" office:value="0.552544035" calcext:value-type="float">
            <text:p>0.552544035</text:p>
          </table:table-cell>
          <table:table-cell table:formula="of:=ABS([.C2526])" office:value-type="float" office:value="0.552544035" calcext:value-type="float">
            <text:p>0.552544035</text:p>
          </table:table-cell>
          <table:table-cell table:formula="of:=[.C2526]^2" office:value-type="float" office:value="0.305304910614081" calcext:value-type="float">
            <text:p>0.3053049106140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8186272" calcext:value-type="float">
            <text:p>0.148186272</text:p>
          </table:table-cell>
          <table:table-cell table:formula="of:=[.A2527]-[.B2527]" office:value-type="float" office:value="3.851813728" calcext:value-type="float">
            <text:p>3.851813728</text:p>
          </table:table-cell>
          <table:table-cell table:formula="of:=ABS([.C2527])" office:value-type="float" office:value="3.851813728" calcext:value-type="float">
            <text:p>3.851813728</text:p>
          </table:table-cell>
          <table:table-cell table:formula="of:=[.C2527]^2" office:value-type="float" office:value="14.8364689952093" calcext:value-type="float">
            <text:p>14.83646899520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066059" calcext:value-type="float">
            <text:p>0.27066059</text:p>
          </table:table-cell>
          <table:table-cell table:formula="of:=[.A2528]-[.B2528]" office:value-type="float" office:value="2.72933941" calcext:value-type="float">
            <text:p>2.72933941</text:p>
          </table:table-cell>
          <table:table-cell table:formula="of:=ABS([.C2528])" office:value-type="float" office:value="2.72933941" calcext:value-type="float">
            <text:p>2.72933941</text:p>
          </table:table-cell>
          <table:table-cell table:formula="of:=[.C2528]^2" office:value-type="float" office:value="7.44929361497915" calcext:value-type="float">
            <text:p>7.44929361497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9589246" calcext:value-type="float">
            <text:p>0.059589246</text:p>
          </table:table-cell>
          <table:table-cell table:formula="of:=[.A2529]-[.B2529]" office:value-type="float" office:value="0.940410754" calcext:value-type="float">
            <text:p>0.940410754</text:p>
          </table:table-cell>
          <table:table-cell table:formula="of:=ABS([.C2529])" office:value-type="float" office:value="0.940410754" calcext:value-type="float">
            <text:p>0.940410754</text:p>
          </table:table-cell>
          <table:table-cell table:formula="of:=[.C2529]^2" office:value-type="float" office:value="0.884372386238848" calcext:value-type="float">
            <text:p>0.884372386238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34200397" calcext:value-type="float">
            <text:p>1.734200397</text:p>
          </table:table-cell>
          <table:table-cell table:formula="of:=[.A2530]-[.B2530]" office:value-type="float" office:value="0.265799603" calcext:value-type="float">
            <text:p>0.265799603</text:p>
          </table:table-cell>
          <table:table-cell table:formula="of:=ABS([.C2530])" office:value-type="float" office:value="0.265799603" calcext:value-type="float">
            <text:p>0.265799603</text:p>
          </table:table-cell>
          <table:table-cell table:formula="of:=[.C2530]^2" office:value-type="float" office:value="0.0706494289549576" calcext:value-type="float">
            <text:p>0.070649428954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22740436" calcext:value-type="float">
            <text:p>1.522740436</text:p>
          </table:table-cell>
          <table:table-cell table:formula="of:=[.A2531]-[.B2531]" office:value-type="float" office:value="1.477259564" calcext:value-type="float">
            <text:p>1.477259564</text:p>
          </table:table-cell>
          <table:table-cell table:formula="of:=ABS([.C2531])" office:value-type="float" office:value="1.477259564" calcext:value-type="float">
            <text:p>1.477259564</text:p>
          </table:table-cell>
          <table:table-cell table:formula="of:=[.C2531]^2" office:value-type="float" office:value="2.18229581942947" calcext:value-type="float">
            <text:p>2.182295819429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7460509" calcext:value-type="float">
            <text:p>0.047460509</text:p>
          </table:table-cell>
          <table:table-cell table:formula="of:=[.A2532]-[.B2532]" office:value-type="float" office:value="2.952539491" calcext:value-type="float">
            <text:p>2.952539491</text:p>
          </table:table-cell>
          <table:table-cell table:formula="of:=ABS([.C2532])" office:value-type="float" office:value="2.952539491" calcext:value-type="float">
            <text:p>2.952539491</text:p>
          </table:table-cell>
          <table:table-cell table:formula="of:=[.C2532]^2" office:value-type="float" office:value="8.71748944591454" calcext:value-type="float">
            <text:p>8.717489445914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7449776" calcext:value-type="float">
            <text:p>0.867449776</text:p>
          </table:table-cell>
          <table:table-cell table:formula="of:=[.A2533]-[.B2533]" office:value-type="float" office:value="5.132550224" calcext:value-type="float">
            <text:p>5.132550224</text:p>
          </table:table-cell>
          <table:table-cell table:formula="of:=ABS([.C2533])" office:value-type="float" office:value="5.132550224" calcext:value-type="float">
            <text:p>5.132550224</text:p>
          </table:table-cell>
          <table:table-cell table:formula="of:=[.C2533]^2" office:value-type="float" office:value="26.3430718018825" calcext:value-type="float">
            <text:p>26.34307180188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53591645" calcext:value-type="float">
            <text:p>1.553591645</text:p>
          </table:table-cell>
          <table:table-cell table:formula="of:=[.A2534]-[.B2534]" office:value-type="float" office:value="6.446408355" calcext:value-type="float">
            <text:p>6.446408355</text:p>
          </table:table-cell>
          <table:table-cell table:formula="of:=ABS([.C2534])" office:value-type="float" office:value="6.446408355" calcext:value-type="float">
            <text:p>6.446408355</text:p>
          </table:table-cell>
          <table:table-cell table:formula="of:=[.C2534]^2" office:value-type="float" office:value="41.5561806794138" calcext:value-type="float">
            <text:p>41.5561806794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4044014" calcext:value-type="float">
            <text:p>0.024044014</text:p>
          </table:table-cell>
          <table:table-cell table:formula="of:=[.A2535]-[.B2535]" office:value-type="float" office:value="-0.024044014" calcext:value-type="float">
            <text:p>-0.024044014</text:p>
          </table:table-cell>
          <table:table-cell table:formula="of:=ABS([.C2535])" office:value-type="float" office:value="0.024044014" calcext:value-type="float">
            <text:p>0.024044014</text:p>
          </table:table-cell>
          <table:table-cell table:formula="of:=[.C2535]^2" office:value-type="float" office:value="0.000578114609232196" calcext:value-type="float">
            <text:p>0.000578114609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0803254" calcext:value-type="float">
            <text:p>0.050803254</text:p>
          </table:table-cell>
          <table:table-cell table:formula="of:=[.A2536]-[.B2536]" office:value-type="float" office:value="-0.050803254" calcext:value-type="float">
            <text:p>-0.050803254</text:p>
          </table:table-cell>
          <table:table-cell table:formula="of:=ABS([.C2536])" office:value-type="float" office:value="0.050803254" calcext:value-type="float">
            <text:p>0.050803254</text:p>
          </table:table-cell>
          <table:table-cell table:formula="of:=[.C2536]^2" office:value-type="float" office:value="0.00258097061698852" calcext:value-type="float">
            <text:p>0.002580970616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8427199" calcext:value-type="float">
            <text:p>0.598427199</text:p>
          </table:table-cell>
          <table:table-cell table:formula="of:=[.A2537]-[.B2537]" office:value-type="float" office:value="0.401572801" calcext:value-type="float">
            <text:p>0.401572801</text:p>
          </table:table-cell>
          <table:table-cell table:formula="of:=ABS([.C2537])" office:value-type="float" office:value="0.401572801" calcext:value-type="float">
            <text:p>0.401572801</text:p>
          </table:table-cell>
          <table:table-cell table:formula="of:=[.C2537]^2" office:value-type="float" office:value="0.161260714502986" calcext:value-type="float">
            <text:p>0.161260714502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9376419" calcext:value-type="float">
            <text:p>0.929376419</text:p>
          </table:table-cell>
          <table:table-cell table:formula="of:=[.A2538]-[.B2538]" office:value-type="float" office:value="-0.929376419" calcext:value-type="float">
            <text:p>-0.929376419</text:p>
          </table:table-cell>
          <table:table-cell table:formula="of:=ABS([.C2538])" office:value-type="float" office:value="0.929376419" calcext:value-type="float">
            <text:p>0.929376419</text:p>
          </table:table-cell>
          <table:table-cell table:formula="of:=[.C2538]^2" office:value-type="float" office:value="0.863740528193264" calcext:value-type="float">
            <text:p>0.863740528193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41841065" calcext:value-type="float">
            <text:p>2.441841065</text:p>
          </table:table-cell>
          <table:table-cell table:formula="of:=[.A2539]-[.B2539]" office:value-type="float" office:value="-2.441841065" calcext:value-type="float">
            <text:p>-2.441841065</text:p>
          </table:table-cell>
          <table:table-cell table:formula="of:=ABS([.C2539])" office:value-type="float" office:value="2.441841065" calcext:value-type="float">
            <text:p>2.441841065</text:p>
          </table:table-cell>
          <table:table-cell table:formula="of:=[.C2539]^2" office:value-type="float" office:value="5.96258778672034" calcext:value-type="float">
            <text:p>5.96258778672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26389" calcext:value-type="float">
            <text:p>0.01826389</text:p>
          </table:table-cell>
          <table:table-cell table:formula="of:=[.A2540]-[.B2540]" office:value-type="float" office:value="-0.01826389" calcext:value-type="float">
            <text:p>-0.01826389</text:p>
          </table:table-cell>
          <table:table-cell table:formula="of:=ABS([.C2540])" office:value-type="float" office:value="0.01826389" calcext:value-type="float">
            <text:p>0.01826389</text:p>
          </table:table-cell>
          <table:table-cell table:formula="of:=[.C2540]^2" office:value-type="float" office:value="0.0003335696779321" calcext:value-type="float">
            <text:p>0.000333569677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7869586" calcext:value-type="float">
            <text:p>0.147869586</text:p>
          </table:table-cell>
          <table:table-cell table:formula="of:=[.A2541]-[.B2541]" office:value-type="float" office:value="0.852130414" calcext:value-type="float">
            <text:p>0.852130414</text:p>
          </table:table-cell>
          <table:table-cell table:formula="of:=ABS([.C2541])" office:value-type="float" office:value="0.852130414" calcext:value-type="float">
            <text:p>0.852130414</text:p>
          </table:table-cell>
          <table:table-cell table:formula="of:=[.C2541]^2" office:value-type="float" office:value="0.726126242463811" calcext:value-type="float">
            <text:p>0.7261262424638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53030865" calcext:value-type="float">
            <text:p>1.453030865</text:p>
          </table:table-cell>
          <table:table-cell table:formula="of:=[.A2542]-[.B2542]" office:value-type="float" office:value="-0.453030865" calcext:value-type="float">
            <text:p>-0.453030865</text:p>
          </table:table-cell>
          <table:table-cell table:formula="of:=ABS([.C2542])" office:value-type="float" office:value="0.453030865" calcext:value-type="float">
            <text:p>0.453030865</text:p>
          </table:table-cell>
          <table:table-cell table:formula="of:=[.C2542]^2" office:value-type="float" office:value="0.205236964642648" calcext:value-type="float">
            <text:p>0.2052369646426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9954717" calcext:value-type="float">
            <text:p>0.649954717</text:p>
          </table:table-cell>
          <table:table-cell table:formula="of:=[.A2543]-[.B2543]" office:value-type="float" office:value="1.350045283" calcext:value-type="float">
            <text:p>1.350045283</text:p>
          </table:table-cell>
          <table:table-cell table:formula="of:=ABS([.C2543])" office:value-type="float" office:value="1.350045283" calcext:value-type="float">
            <text:p>1.350045283</text:p>
          </table:table-cell>
          <table:table-cell table:formula="of:=[.C2543]^2" office:value-type="float" office:value="1.82262226615055" calcext:value-type="float">
            <text:p>1.82262226615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60131" calcext:value-type="float">
            <text:p>0.71760131</text:p>
          </table:table-cell>
          <table:table-cell table:formula="of:=[.A2544]-[.B2544]" office:value-type="float" office:value="-0.71760131" calcext:value-type="float">
            <text:p>-0.71760131</text:p>
          </table:table-cell>
          <table:table-cell table:formula="of:=ABS([.C2544])" office:value-type="float" office:value="0.71760131" calcext:value-type="float">
            <text:p>0.71760131</text:p>
          </table:table-cell>
          <table:table-cell table:formula="of:=[.C2544]^2" office:value-type="float" office:value="0.514951640113716" calcext:value-type="float">
            <text:p>0.514951640113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17646728" calcext:value-type="float">
            <text:p>1.317646728</text:p>
          </table:table-cell>
          <table:table-cell table:formula="of:=[.A2545]-[.B2545]" office:value-type="float" office:value="-0.317646728" calcext:value-type="float">
            <text:p>-0.317646728</text:p>
          </table:table-cell>
          <table:table-cell table:formula="of:=ABS([.C2545])" office:value-type="float" office:value="0.317646728" calcext:value-type="float">
            <text:p>0.317646728</text:p>
          </table:table-cell>
          <table:table-cell table:formula="of:=[.C2545]^2" office:value-type="float" office:value="0.100899443809106" calcext:value-type="float">
            <text:p>0.100899443809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78837354" calcext:value-type="float">
            <text:p>1.878837354</text:p>
          </table:table-cell>
          <table:table-cell table:formula="of:=[.A2546]-[.B2546]" office:value-type="float" office:value="1.121162646" calcext:value-type="float">
            <text:p>1.121162646</text:p>
          </table:table-cell>
          <table:table-cell table:formula="of:=ABS([.C2546])" office:value-type="float" office:value="1.121162646" calcext:value-type="float">
            <text:p>1.121162646</text:p>
          </table:table-cell>
          <table:table-cell table:formula="of:=[.C2546]^2" office:value-type="float" office:value="1.25700567878572" calcext:value-type="float">
            <text:p>1.25700567878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5166286" calcext:value-type="float">
            <text:p>1.105166286</text:p>
          </table:table-cell>
          <table:table-cell table:formula="of:=[.A2547]-[.B2547]" office:value-type="float" office:value="-0.105166286" calcext:value-type="float">
            <text:p>-0.105166286</text:p>
          </table:table-cell>
          <table:table-cell table:formula="of:=ABS([.C2547])" office:value-type="float" office:value="0.105166286" calcext:value-type="float">
            <text:p>0.105166286</text:p>
          </table:table-cell>
          <table:table-cell table:formula="of:=[.C2547]^2" office:value-type="float" office:value="0.0110599477110338" calcext:value-type="float">
            <text:p>0.0110599477110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5536311" calcext:value-type="float">
            <text:p>0.955536311</text:p>
          </table:table-cell>
          <table:table-cell table:formula="of:=[.A2548]-[.B2548]" office:value-type="float" office:value="0.044463689" calcext:value-type="float">
            <text:p>0.044463689</text:p>
          </table:table-cell>
          <table:table-cell table:formula="of:=ABS([.C2548])" office:value-type="float" office:value="0.044463689" calcext:value-type="float">
            <text:p>0.044463689</text:p>
          </table:table-cell>
          <table:table-cell table:formula="of:=[.C2548]^2" office:value-type="float" office:value="0.00197701963948872" calcext:value-type="float">
            <text:p>0.001977019639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7538063" calcext:value-type="float">
            <text:p>0.417538063</text:p>
          </table:table-cell>
          <table:table-cell table:formula="of:=[.A2549]-[.B2549]" office:value-type="float" office:value="0.582461937" calcext:value-type="float">
            <text:p>0.582461937</text:p>
          </table:table-cell>
          <table:table-cell table:formula="of:=ABS([.C2549])" office:value-type="float" office:value="0.582461937" calcext:value-type="float">
            <text:p>0.582461937</text:p>
          </table:table-cell>
          <table:table-cell table:formula="of:=[.C2549]^2" office:value-type="float" office:value="0.339261908053792" calcext:value-type="float">
            <text:p>0.339261908053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460509" calcext:value-type="float">
            <text:p>0.047460509</text:p>
          </table:table-cell>
          <table:table-cell table:formula="of:=[.A2550]-[.B2550]" office:value-type="float" office:value="-0.047460509" calcext:value-type="float">
            <text:p>-0.047460509</text:p>
          </table:table-cell>
          <table:table-cell table:formula="of:=ABS([.C2550])" office:value-type="float" office:value="0.047460509" calcext:value-type="float">
            <text:p>0.047460509</text:p>
          </table:table-cell>
          <table:table-cell table:formula="of:=[.C2550]^2" office:value-type="float" office:value="0.00225249991453908" calcext:value-type="float">
            <text:p>0.0022524999145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18133718" calcext:value-type="float">
            <text:p>1.018133718</text:p>
          </table:table-cell>
          <table:table-cell table:formula="of:=[.A2551]-[.B2551]" office:value-type="float" office:value="1.981866282" calcext:value-type="float">
            <text:p>1.981866282</text:p>
          </table:table-cell>
          <table:table-cell table:formula="of:=ABS([.C2551])" office:value-type="float" office:value="1.981866282" calcext:value-type="float">
            <text:p>1.981866282</text:p>
          </table:table-cell>
          <table:table-cell table:formula="of:=[.C2551]^2" office:value-type="float" office:value="3.9277939597285" calcext:value-type="float">
            <text:p>3.92779395972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31524911" calcext:value-type="float">
            <text:p>2.731524911</text:p>
          </table:table-cell>
          <table:table-cell table:formula="of:=[.A2552]-[.B2552]" office:value-type="float" office:value="3.268475089" calcext:value-type="float">
            <text:p>3.268475089</text:p>
          </table:table-cell>
          <table:table-cell table:formula="of:=ABS([.C2552])" office:value-type="float" office:value="3.268475089" calcext:value-type="float">
            <text:p>3.268475089</text:p>
          </table:table-cell>
          <table:table-cell table:formula="of:=[.C2552]^2" office:value-type="float" office:value="10.6829294074136" calcext:value-type="float">
            <text:p>10.6829294074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4044014" calcext:value-type="float">
            <text:p>0.024044014</text:p>
          </table:table-cell>
          <table:table-cell table:formula="of:=[.A2553]-[.B2553]" office:value-type="float" office:value="-0.024044014" calcext:value-type="float">
            <text:p>-0.024044014</text:p>
          </table:table-cell>
          <table:table-cell table:formula="of:=ABS([.C2553])" office:value-type="float" office:value="0.024044014" calcext:value-type="float">
            <text:p>0.024044014</text:p>
          </table:table-cell>
          <table:table-cell table:formula="of:=[.C2553]^2" office:value-type="float" office:value="0.000578114609232196" calcext:value-type="float">
            <text:p>0.000578114609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0803254" calcext:value-type="float">
            <text:p>0.050803254</text:p>
          </table:table-cell>
          <table:table-cell table:formula="of:=[.A2554]-[.B2554]" office:value-type="float" office:value="-0.050803254" calcext:value-type="float">
            <text:p>-0.050803254</text:p>
          </table:table-cell>
          <table:table-cell table:formula="of:=ABS([.C2554])" office:value-type="float" office:value="0.050803254" calcext:value-type="float">
            <text:p>0.050803254</text:p>
          </table:table-cell>
          <table:table-cell table:formula="of:=[.C2554]^2" office:value-type="float" office:value="0.00258097061698852" calcext:value-type="float">
            <text:p>0.002580970616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8383194" calcext:value-type="float">
            <text:p>0.558383194</text:p>
          </table:table-cell>
          <table:table-cell table:formula="of:=[.A2555]-[.B2555]" office:value-type="float" office:value="0.441616806" calcext:value-type="float">
            <text:p>0.441616806</text:p>
          </table:table-cell>
          <table:table-cell table:formula="of:=ABS([.C2555])" office:value-type="float" office:value="0.441616806" calcext:value-type="float">
            <text:p>0.441616806</text:p>
          </table:table-cell>
          <table:table-cell table:formula="of:=[.C2555]^2" office:value-type="float" office:value="0.195025403341642" calcext:value-type="float">
            <text:p>0.1950254033416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6270294" calcext:value-type="float">
            <text:p>0.646270294</text:p>
          </table:table-cell>
          <table:table-cell table:formula="of:=[.A2556]-[.B2556]" office:value-type="float" office:value="0.353729706" calcext:value-type="float">
            <text:p>0.353729706</text:p>
          </table:table-cell>
          <table:table-cell table:formula="of:=ABS([.C2556])" office:value-type="float" office:value="0.353729706" calcext:value-type="float">
            <text:p>0.353729706</text:p>
          </table:table-cell>
          <table:table-cell table:formula="of:=[.C2556]^2" office:value-type="float" office:value="0.125124704906846" calcext:value-type="float">
            <text:p>0.125124704906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3677029" calcext:value-type="float">
            <text:p>1.283677029</text:p>
          </table:table-cell>
          <table:table-cell table:formula="of:=[.A2557]-[.B2557]" office:value-type="float" office:value="-1.283677029" calcext:value-type="float">
            <text:p>-1.283677029</text:p>
          </table:table-cell>
          <table:table-cell table:formula="of:=ABS([.C2557])" office:value-type="float" office:value="1.283677029" calcext:value-type="float">
            <text:p>1.283677029</text:p>
          </table:table-cell>
          <table:table-cell table:formula="of:=[.C2557]^2" office:value-type="float" office:value="1.64782671478227" calcext:value-type="float">
            <text:p>1.64782671478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26389" calcext:value-type="float">
            <text:p>0.01826389</text:p>
          </table:table-cell>
          <table:table-cell table:formula="of:=[.A2558]-[.B2558]" office:value-type="float" office:value="-0.01826389" calcext:value-type="float">
            <text:p>-0.01826389</text:p>
          </table:table-cell>
          <table:table-cell table:formula="of:=ABS([.C2558])" office:value-type="float" office:value="0.01826389" calcext:value-type="float">
            <text:p>0.01826389</text:p>
          </table:table-cell>
          <table:table-cell table:formula="of:=[.C2558]^2" office:value-type="float" office:value="0.0003335696779321" calcext:value-type="float">
            <text:p>0.000333569677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7869586" calcext:value-type="float">
            <text:p>0.147869586</text:p>
          </table:table-cell>
          <table:table-cell table:formula="of:=[.A2559]-[.B2559]" office:value-type="float" office:value="-0.147869586" calcext:value-type="float">
            <text:p>-0.147869586</text:p>
          </table:table-cell>
          <table:table-cell table:formula="of:=ABS([.C2559])" office:value-type="float" office:value="0.147869586" calcext:value-type="float">
            <text:p>0.147869586</text:p>
          </table:table-cell>
          <table:table-cell table:formula="of:=[.C2559]^2" office:value-type="float" office:value="0.0218654144638114" calcext:value-type="float">
            <text:p>0.021865414463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1424137" calcext:value-type="float">
            <text:p>0.301424137</text:p>
          </table:table-cell>
          <table:table-cell table:formula="of:=[.A2560]-[.B2560]" office:value-type="float" office:value="-0.301424137" calcext:value-type="float">
            <text:p>-0.301424137</text:p>
          </table:table-cell>
          <table:table-cell table:formula="of:=ABS([.C2560])" office:value-type="float" office:value="0.301424137" calcext:value-type="float">
            <text:p>0.301424137</text:p>
          </table:table-cell>
          <table:table-cell table:formula="of:=[.C2560]^2" office:value-type="float" office:value="0.0908565103661948" calcext:value-type="float">
            <text:p>0.090856510366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7594526" calcext:value-type="float">
            <text:p>0.107594526</text:p>
          </table:table-cell>
          <table:table-cell table:formula="of:=[.A2561]-[.B2561]" office:value-type="float" office:value="-0.107594526" calcext:value-type="float">
            <text:p>-0.107594526</text:p>
          </table:table-cell>
          <table:table-cell table:formula="of:=ABS([.C2561])" office:value-type="float" office:value="0.107594526" calcext:value-type="float">
            <text:p>0.107594526</text:p>
          </table:table-cell>
          <table:table-cell table:formula="of:=[.C2561]^2" office:value-type="float" office:value="0.0115765820251647" calcext:value-type="float">
            <text:p>0.011576582025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522017" calcext:value-type="float">
            <text:p>0.044522017</text:p>
          </table:table-cell>
          <table:table-cell table:formula="of:=[.A2562]-[.B2562]" office:value-type="float" office:value="-0.044522017" calcext:value-type="float">
            <text:p>-0.044522017</text:p>
          </table:table-cell>
          <table:table-cell table:formula="of:=ABS([.C2562])" office:value-type="float" office:value="0.044522017" calcext:value-type="float">
            <text:p>0.044522017</text:p>
          </table:table-cell>
          <table:table-cell table:formula="of:=[.C2562]^2" office:value-type="float" office:value="0.00198220999774829" calcext:value-type="float">
            <text:p>0.001982209997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6164917" calcext:value-type="float">
            <text:p>1.166164917</text:p>
          </table:table-cell>
          <table:table-cell table:formula="of:=[.A2563]-[.B2563]" office:value-type="float" office:value="-1.166164917" calcext:value-type="float">
            <text:p>-1.166164917</text:p>
          </table:table-cell>
          <table:table-cell table:formula="of:=ABS([.C2563])" office:value-type="float" office:value="1.166164917" calcext:value-type="float">
            <text:p>1.166164917</text:p>
          </table:table-cell>
          <table:table-cell table:formula="of:=[.C2563]^2" office:value-type="float" office:value="1.35994061364162" calcext:value-type="float">
            <text:p>1.35994061364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73530443" calcext:value-type="float">
            <text:p>2.173530443</text:p>
          </table:table-cell>
          <table:table-cell table:formula="of:=[.A2564]-[.B2564]" office:value-type="float" office:value="-1.173530443" calcext:value-type="float">
            <text:p>-1.173530443</text:p>
          </table:table-cell>
          <table:table-cell table:formula="of:=ABS([.C2564])" office:value-type="float" office:value="1.173530443" calcext:value-type="float">
            <text:p>1.173530443</text:p>
          </table:table-cell>
          <table:table-cell table:formula="of:=[.C2564]^2" office:value-type="float" office:value="1.37717370064778" calcext:value-type="float">
            <text:p>1.37717370064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589246" calcext:value-type="float">
            <text:p>0.059589246</text:p>
          </table:table-cell>
          <table:table-cell table:formula="of:=[.A2565]-[.B2565]" office:value-type="float" office:value="-0.059589246" calcext:value-type="float">
            <text:p>-0.059589246</text:p>
          </table:table-cell>
          <table:table-cell table:formula="of:=ABS([.C2565])" office:value-type="float" office:value="0.059589246" calcext:value-type="float">
            <text:p>0.059589246</text:p>
          </table:table-cell>
          <table:table-cell table:formula="of:=[.C2565]^2" office:value-type="float" office:value="0.00355087823884852" calcext:value-type="float">
            <text:p>0.0035508782388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2628799" calcext:value-type="float">
            <text:p>0.112628799</text:p>
          </table:table-cell>
          <table:table-cell table:formula="of:=[.A2566]-[.B2566]" office:value-type="float" office:value="0.887371201" calcext:value-type="float">
            <text:p>0.887371201</text:p>
          </table:table-cell>
          <table:table-cell table:formula="of:=ABS([.C2566])" office:value-type="float" office:value="0.887371201" calcext:value-type="float">
            <text:p>0.887371201</text:p>
          </table:table-cell>
          <table:table-cell table:formula="of:=[.C2566]^2" office:value-type="float" office:value="0.787427648364182" calcext:value-type="float">
            <text:p>0.787427648364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7538063" calcext:value-type="float">
            <text:p>0.417538063</text:p>
          </table:table-cell>
          <table:table-cell table:formula="of:=[.A2567]-[.B2567]" office:value-type="float" office:value="0.582461937" calcext:value-type="float">
            <text:p>0.582461937</text:p>
          </table:table-cell>
          <table:table-cell table:formula="of:=ABS([.C2567])" office:value-type="float" office:value="0.582461937" calcext:value-type="float">
            <text:p>0.582461937</text:p>
          </table:table-cell>
          <table:table-cell table:formula="of:=[.C2567]^2" office:value-type="float" office:value="0.339261908053792" calcext:value-type="float">
            <text:p>0.339261908053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460509" calcext:value-type="float">
            <text:p>0.047460509</text:p>
          </table:table-cell>
          <table:table-cell table:formula="of:=[.A2568]-[.B2568]" office:value-type="float" office:value="-0.047460509" calcext:value-type="float">
            <text:p>-0.047460509</text:p>
          </table:table-cell>
          <table:table-cell table:formula="of:=ABS([.C2568])" office:value-type="float" office:value="0.047460509" calcext:value-type="float">
            <text:p>0.047460509</text:p>
          </table:table-cell>
          <table:table-cell table:formula="of:=[.C2568]^2" office:value-type="float" office:value="0.00225249991453908" calcext:value-type="float">
            <text:p>0.002252499914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9333032" calcext:value-type="float">
            <text:p>0.709333032</text:p>
          </table:table-cell>
          <table:table-cell table:formula="of:=[.A2569]-[.B2569]" office:value-type="float" office:value="-0.709333032" calcext:value-type="float">
            <text:p>-0.709333032</text:p>
          </table:table-cell>
          <table:table-cell table:formula="of:=ABS([.C2569])" office:value-type="float" office:value="0.709333032" calcext:value-type="float">
            <text:p>0.709333032</text:p>
          </table:table-cell>
          <table:table-cell table:formula="of:=[.C2569]^2" office:value-type="float" office:value="0.503153350286313" calcext:value-type="float">
            <text:p>0.503153350286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41927229" calcext:value-type="float">
            <text:p>2.141927229</text:p>
          </table:table-cell>
          <table:table-cell table:formula="of:=[.A2570]-[.B2570]" office:value-type="float" office:value="-2.141927229" calcext:value-type="float">
            <text:p>-2.141927229</text:p>
          </table:table-cell>
          <table:table-cell table:formula="of:=ABS([.C2570])" office:value-type="float" office:value="2.141927229" calcext:value-type="float">
            <text:p>2.141927229</text:p>
          </table:table-cell>
          <table:table-cell table:formula="of:=[.C2570]^2" office:value-type="float" office:value="4.58785225433162" calcext:value-type="float">
            <text:p>4.5878522543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3105543" calcext:value-type="float">
            <text:p>0.463105543</text:p>
          </table:table-cell>
          <table:table-cell table:formula="of:=[.A2571]-[.B2571]" office:value-type="float" office:value="-0.463105543" calcext:value-type="float">
            <text:p>-0.463105543</text:p>
          </table:table-cell>
          <table:table-cell table:formula="of:=ABS([.C2571])" office:value-type="float" office:value="0.463105543" calcext:value-type="float">
            <text:p>0.463105543</text:p>
          </table:table-cell>
          <table:table-cell table:formula="of:=[.C2571]^2" office:value-type="float" office:value="0.214466743957325" calcext:value-type="float">
            <text:p>0.214466743957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0803254" calcext:value-type="float">
            <text:p>0.050803254</text:p>
          </table:table-cell>
          <table:table-cell table:formula="of:=[.A2572]-[.B2572]" office:value-type="float" office:value="-0.050803254" calcext:value-type="float">
            <text:p>-0.050803254</text:p>
          </table:table-cell>
          <table:table-cell table:formula="of:=ABS([.C2572])" office:value-type="float" office:value="0.050803254" calcext:value-type="float">
            <text:p>0.050803254</text:p>
          </table:table-cell>
          <table:table-cell table:formula="of:=[.C2572]^2" office:value-type="float" office:value="0.00258097061698852" calcext:value-type="float">
            <text:p>0.002580970616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463593" calcext:value-type="float">
            <text:p>0.703463593</text:p>
          </table:table-cell>
          <table:table-cell table:formula="of:=[.A2573]-[.B2573]" office:value-type="float" office:value="-0.703463593" calcext:value-type="float">
            <text:p>-0.703463593</text:p>
          </table:table-cell>
          <table:table-cell table:formula="of:=ABS([.C2573])" office:value-type="float" office:value="0.703463593" calcext:value-type="float">
            <text:p>0.703463593</text:p>
          </table:table-cell>
          <table:table-cell table:formula="of:=[.C2573]^2" office:value-type="float" office:value="0.49486102667647" calcext:value-type="float">
            <text:p>0.49486102667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5191924" calcext:value-type="float">
            <text:p>0.075191924</text:p>
          </table:table-cell>
          <table:table-cell table:formula="of:=[.A2574]-[.B2574]" office:value-type="float" office:value="-0.075191924" calcext:value-type="float">
            <text:p>-0.075191924</text:p>
          </table:table-cell>
          <table:table-cell table:formula="of:=ABS([.C2574])" office:value-type="float" office:value="0.075191924" calcext:value-type="float">
            <text:p>0.075191924</text:p>
          </table:table-cell>
          <table:table-cell table:formula="of:=[.C2574]^2" office:value-type="float" office:value="0.00565382543482178" calcext:value-type="float">
            <text:p>0.005653825434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4301737" calcext:value-type="float">
            <text:p>0.814301737</text:p>
          </table:table-cell>
          <table:table-cell table:formula="of:=[.A2575]-[.B2575]" office:value-type="float" office:value="1.185698263" calcext:value-type="float">
            <text:p>1.185698263</text:p>
          </table:table-cell>
          <table:table-cell table:formula="of:=ABS([.C2575])" office:value-type="float" office:value="1.185698263" calcext:value-type="float">
            <text:p>1.185698263</text:p>
          </table:table-cell>
          <table:table-cell table:formula="of:=[.C2575]^2" office:value-type="float" office:value="1.40588037088122" calcext:value-type="float">
            <text:p>1.40588037088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576]-[.B2576]" office:value-type="float" office:value="-0.018165366" calcext:value-type="float">
            <text:p>-0.018165366</text:p>
          </table:table-cell>
          <table:table-cell table:formula="of:=ABS([.C2576])" office:value-type="float" office:value="0.018165366" calcext:value-type="float">
            <text:p>0.018165366</text:p>
          </table:table-cell>
          <table:table-cell table:formula="of:=[.C2576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834076" calcext:value-type="float">
            <text:p>0.36834076</text:p>
          </table:table-cell>
          <table:table-cell table:formula="of:=[.A2577]-[.B2577]" office:value-type="float" office:value="-0.36834076" calcext:value-type="float">
            <text:p>-0.36834076</text:p>
          </table:table-cell>
          <table:table-cell table:formula="of:=ABS([.C2577])" office:value-type="float" office:value="0.36834076" calcext:value-type="float">
            <text:p>0.36834076</text:p>
          </table:table-cell>
          <table:table-cell table:formula="of:=[.C2577]^2" office:value-type="float" office:value="0.135674915477378" calcext:value-type="float">
            <text:p>0.135674915477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303118" calcext:value-type="float">
            <text:p>0.557303118</text:p>
          </table:table-cell>
          <table:table-cell table:formula="of:=[.A2578]-[.B2578]" office:value-type="float" office:value="-0.557303118" calcext:value-type="float">
            <text:p>-0.557303118</text:p>
          </table:table-cell>
          <table:table-cell table:formula="of:=ABS([.C2578])" office:value-type="float" office:value="0.557303118" calcext:value-type="float">
            <text:p>0.557303118</text:p>
          </table:table-cell>
          <table:table-cell table:formula="of:=[.C2578]^2" office:value-type="float" office:value="0.310586765332522" calcext:value-type="float">
            <text:p>0.310586765332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4289783" calcext:value-type="float">
            <text:p>0.084289783</text:p>
          </table:table-cell>
          <table:table-cell table:formula="of:=[.A2579]-[.B2579]" office:value-type="float" office:value="-0.084289783" calcext:value-type="float">
            <text:p>-0.084289783</text:p>
          </table:table-cell>
          <table:table-cell table:formula="of:=ABS([.C2579])" office:value-type="float" office:value="0.084289783" calcext:value-type="float">
            <text:p>0.084289783</text:p>
          </table:table-cell>
          <table:table-cell table:formula="of:=[.C2579]^2" office:value-type="float" office:value="0.00710476751818709" calcext:value-type="float">
            <text:p>0.00710476751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580]-[.B2580]" office:value-type="float" office:value="-0.039448943" calcext:value-type="float">
            <text:p>-0.039448943</text:p>
          </table:table-cell>
          <table:table-cell table:formula="of:=ABS([.C2580])" office:value-type="float" office:value="0.039448943" calcext:value-type="float">
            <text:p>0.039448943</text:p>
          </table:table-cell>
          <table:table-cell table:formula="of:=[.C2580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8590201" calcext:value-type="float">
            <text:p>0.648590201</text:p>
          </table:table-cell>
          <table:table-cell table:formula="of:=[.A2581]-[.B2581]" office:value-type="float" office:value="0.351409799" calcext:value-type="float">
            <text:p>0.351409799</text:p>
          </table:table-cell>
          <table:table-cell table:formula="of:=ABS([.C2581])" office:value-type="float" office:value="0.351409799" calcext:value-type="float">
            <text:p>0.351409799</text:p>
          </table:table-cell>
          <table:table-cell table:formula="of:=[.C2581]^2" office:value-type="float" office:value="0.12348884683322" calcext:value-type="float">
            <text:p>0.12348884683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073017" calcext:value-type="float">
            <text:p>0.857073017</text:p>
          </table:table-cell>
          <table:table-cell table:formula="of:=[.A2582]-[.B2582]" office:value-type="float" office:value="-0.857073017" calcext:value-type="float">
            <text:p>-0.857073017</text:p>
          </table:table-cell>
          <table:table-cell table:formula="of:=ABS([.C2582])" office:value-type="float" office:value="0.857073017" calcext:value-type="float">
            <text:p>0.857073017</text:p>
          </table:table-cell>
          <table:table-cell table:formula="of:=[.C2582]^2" office:value-type="float" office:value="0.734574156469482" calcext:value-type="float">
            <text:p>0.7345741564694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7786693" calcext:value-type="float">
            <text:p>0.097786693</text:p>
          </table:table-cell>
          <table:table-cell table:formula="of:=[.A2583]-[.B2583]" office:value-type="float" office:value="-0.097786693" calcext:value-type="float">
            <text:p>-0.097786693</text:p>
          </table:table-cell>
          <table:table-cell table:formula="of:=ABS([.C2583])" office:value-type="float" office:value="0.097786693" calcext:value-type="float">
            <text:p>0.097786693</text:p>
          </table:table-cell>
          <table:table-cell table:formula="of:=[.C2583]^2" office:value-type="float" office:value="0.00956223732787625" calcext:value-type="float">
            <text:p>0.009562237327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0231857" calcext:value-type="float">
            <text:p>0.540231857</text:p>
          </table:table-cell>
          <table:table-cell table:formula="of:=[.A2584]-[.B2584]" office:value-type="float" office:value="-0.540231857" calcext:value-type="float">
            <text:p>-0.540231857</text:p>
          </table:table-cell>
          <table:table-cell table:formula="of:=ABS([.C2584])" office:value-type="float" office:value="0.540231857" calcext:value-type="float">
            <text:p>0.540231857</text:p>
          </table:table-cell>
          <table:table-cell table:formula="of:=[.C2584]^2" office:value-type="float" office:value="0.291850459317668" calcext:value-type="float">
            <text:p>0.291850459317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9011397" calcext:value-type="float">
            <text:p>0.629011397</text:p>
          </table:table-cell>
          <table:table-cell table:formula="of:=[.A2585]-[.B2585]" office:value-type="float" office:value="0.370988603" calcext:value-type="float">
            <text:p>0.370988603</text:p>
          </table:table-cell>
          <table:table-cell table:formula="of:=ABS([.C2585])" office:value-type="float" office:value="0.370988603" calcext:value-type="float">
            <text:p>0.370988603</text:p>
          </table:table-cell>
          <table:table-cell table:formula="of:=[.C2585]^2" office:value-type="float" office:value="0.137632543555892" calcext:value-type="float">
            <text:p>0.137632543555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586]-[.B2586]" office:value-type="float" office:value="-0.037131564" calcext:value-type="float">
            <text:p>-0.037131564</text:p>
          </table:table-cell>
          <table:table-cell table:formula="of:=ABS([.C2586])" office:value-type="float" office:value="0.037131564" calcext:value-type="float">
            <text:p>0.037131564</text:p>
          </table:table-cell>
          <table:table-cell table:formula="of:=[.C2586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9218012" calcext:value-type="float">
            <text:p>0.169218012</text:p>
          </table:table-cell>
          <table:table-cell table:formula="of:=[.A2587]-[.B2587]" office:value-type="float" office:value="-0.169218012" calcext:value-type="float">
            <text:p>-0.169218012</text:p>
          </table:table-cell>
          <table:table-cell table:formula="of:=ABS([.C2587])" office:value-type="float" office:value="0.169218012" calcext:value-type="float">
            <text:p>0.169218012</text:p>
          </table:table-cell>
          <table:table-cell table:formula="of:=[.C2587]^2" office:value-type="float" office:value="0.0286347355852321" calcext:value-type="float">
            <text:p>0.0286347355852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2614465" calcext:value-type="float">
            <text:p>1.152614465</text:p>
          </table:table-cell>
          <table:table-cell table:formula="of:=[.A2588]-[.B2588]" office:value-type="float" office:value="1.847385535" calcext:value-type="float">
            <text:p>1.847385535</text:p>
          </table:table-cell>
          <table:table-cell table:formula="of:=ABS([.C2588])" office:value-type="float" office:value="1.847385535" calcext:value-type="float">
            <text:p>1.847385535</text:p>
          </table:table-cell>
          <table:table-cell table:formula="of:=[.C2588]^2" office:value-type="float" office:value="3.41283331492724" calcext:value-type="float">
            <text:p>3.41283331492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589]-[.B2589]" office:value-type="float" office:value="-0.023052766" calcext:value-type="float">
            <text:p>-0.023052766</text:p>
          </table:table-cell>
          <table:table-cell table:formula="of:=ABS([.C2589])" office:value-type="float" office:value="0.023052766" calcext:value-type="float">
            <text:p>0.023052766</text:p>
          </table:table-cell>
          <table:table-cell table:formula="of:=[.C2589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88156" calcext:value-type="float">
            <text:p>0.2488156</text:p>
          </table:table-cell>
          <table:table-cell table:formula="of:=[.A2590]-[.B2590]" office:value-type="float" office:value="-0.2488156" calcext:value-type="float">
            <text:p>-0.2488156</text:p>
          </table:table-cell>
          <table:table-cell table:formula="of:=ABS([.C2590])" office:value-type="float" office:value="0.2488156" calcext:value-type="float">
            <text:p>0.2488156</text:p>
          </table:table-cell>
          <table:table-cell table:formula="of:=[.C2590]^2" office:value-type="float" office:value="0.06190920280336" calcext:value-type="float">
            <text:p>0.06190920280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9015572" calcext:value-type="float">
            <text:p>0.089015572</text:p>
          </table:table-cell>
          <table:table-cell table:formula="of:=[.A2591]-[.B2591]" office:value-type="float" office:value="-0.089015572" calcext:value-type="float">
            <text:p>-0.089015572</text:p>
          </table:table-cell>
          <table:table-cell table:formula="of:=ABS([.C2591])" office:value-type="float" office:value="0.089015572" calcext:value-type="float">
            <text:p>0.089015572</text:p>
          </table:table-cell>
          <table:table-cell table:formula="of:=[.C2591]^2" office:value-type="float" office:value="0.00792377205848718" calcext:value-type="float">
            <text:p>0.007923772058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592]-[.B2592]" office:value-type="float" office:value="-0.114544926" calcext:value-type="float">
            <text:p>-0.114544926</text:p>
          </table:table-cell>
          <table:table-cell table:formula="of:=ABS([.C2592])" office:value-type="float" office:value="0.114544926" calcext:value-type="float">
            <text:p>0.114544926</text:p>
          </table:table-cell>
          <table:table-cell table:formula="of:=[.C2592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8121696" calcext:value-type="float">
            <text:p>0.778121696</text:p>
          </table:table-cell>
          <table:table-cell table:formula="of:=[.A2593]-[.B2593]" office:value-type="float" office:value="-0.778121696" calcext:value-type="float">
            <text:p>-0.778121696</text:p>
          </table:table-cell>
          <table:table-cell table:formula="of:=ABS([.C2593])" office:value-type="float" office:value="0.778121696" calcext:value-type="float">
            <text:p>0.778121696</text:p>
          </table:table-cell>
          <table:table-cell table:formula="of:=[.C2593]^2" office:value-type="float" office:value="0.605473373785916" calcext:value-type="float">
            <text:p>0.605473373785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594]-[.B2594]" office:value-type="float" office:value="-0.018165366" calcext:value-type="float">
            <text:p>-0.018165366</text:p>
          </table:table-cell>
          <table:table-cell table:formula="of:=ABS([.C2594])" office:value-type="float" office:value="0.018165366" calcext:value-type="float">
            <text:p>0.018165366</text:p>
          </table:table-cell>
          <table:table-cell table:formula="of:=[.C2594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8055271" calcext:value-type="float">
            <text:p>0.338055271</text:p>
          </table:table-cell>
          <table:table-cell table:formula="of:=[.A2595]-[.B2595]" office:value-type="float" office:value="-0.338055271" calcext:value-type="float">
            <text:p>-0.338055271</text:p>
          </table:table-cell>
          <table:table-cell table:formula="of:=ABS([.C2595])" office:value-type="float" office:value="0.338055271" calcext:value-type="float">
            <text:p>0.338055271</text:p>
          </table:table-cell>
          <table:table-cell table:formula="of:=[.C2595]^2" office:value-type="float" office:value="0.114281366250883" calcext:value-type="float">
            <text:p>0.114281366250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0186425" calcext:value-type="float">
            <text:p>0.310186425</text:p>
          </table:table-cell>
          <table:table-cell table:formula="of:=[.A2596]-[.B2596]" office:value-type="float" office:value="0.689813575" calcext:value-type="float">
            <text:p>0.689813575</text:p>
          </table:table-cell>
          <table:table-cell table:formula="of:=ABS([.C2596])" office:value-type="float" office:value="0.689813575" calcext:value-type="float">
            <text:p>0.689813575</text:p>
          </table:table-cell>
          <table:table-cell table:formula="of:=[.C2596]^2" office:value-type="float" office:value="0.475842768254281" calcext:value-type="float">
            <text:p>0.475842768254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4289783" calcext:value-type="float">
            <text:p>0.084289783</text:p>
          </table:table-cell>
          <table:table-cell table:formula="of:=[.A2597]-[.B2597]" office:value-type="float" office:value="-0.084289783" calcext:value-type="float">
            <text:p>-0.084289783</text:p>
          </table:table-cell>
          <table:table-cell table:formula="of:=ABS([.C2597])" office:value-type="float" office:value="0.084289783" calcext:value-type="float">
            <text:p>0.084289783</text:p>
          </table:table-cell>
          <table:table-cell table:formula="of:=[.C2597]^2" office:value-type="float" office:value="0.00710476751818709" calcext:value-type="float">
            <text:p>0.00710476751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598]-[.B2598]" office:value-type="float" office:value="-0.039448943" calcext:value-type="float">
            <text:p>-0.039448943</text:p>
          </table:table-cell>
          <table:table-cell table:formula="of:=ABS([.C2598])" office:value-type="float" office:value="0.039448943" calcext:value-type="float">
            <text:p>0.039448943</text:p>
          </table:table-cell>
          <table:table-cell table:formula="of:=[.C2598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4560811" calcext:value-type="float">
            <text:p>0.834560811</text:p>
          </table:table-cell>
          <table:table-cell table:formula="of:=[.A2599]-[.B2599]" office:value-type="float" office:value="-0.834560811" calcext:value-type="float">
            <text:p>-0.834560811</text:p>
          </table:table-cell>
          <table:table-cell table:formula="of:=ABS([.C2599])" office:value-type="float" office:value="0.834560811" calcext:value-type="float">
            <text:p>0.834560811</text:p>
          </table:table-cell>
          <table:table-cell table:formula="of:=[.C2599]^2" office:value-type="float" office:value="0.696491747256978" calcext:value-type="float">
            <text:p>0.696491747256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503563" calcext:value-type="float">
            <text:p>0.15503563</text:p>
          </table:table-cell>
          <table:table-cell table:formula="of:=[.A2600]-[.B2600]" office:value-type="float" office:value="-0.15503563" calcext:value-type="float">
            <text:p>-0.15503563</text:p>
          </table:table-cell>
          <table:table-cell table:formula="of:=ABS([.C2600])" office:value-type="float" office:value="0.15503563" calcext:value-type="float">
            <text:p>0.15503563</text:p>
          </table:table-cell>
          <table:table-cell table:formula="of:=[.C2600]^2" office:value-type="float" office:value="0.0240360465694969" calcext:value-type="float">
            <text:p>0.024036046569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7786693" calcext:value-type="float">
            <text:p>0.097786693</text:p>
          </table:table-cell>
          <table:table-cell table:formula="of:=[.A2601]-[.B2601]" office:value-type="float" office:value="-0.097786693" calcext:value-type="float">
            <text:p>-0.097786693</text:p>
          </table:table-cell>
          <table:table-cell table:formula="of:=ABS([.C2601])" office:value-type="float" office:value="0.097786693" calcext:value-type="float">
            <text:p>0.097786693</text:p>
          </table:table-cell>
          <table:table-cell table:formula="of:=[.C2601]^2" office:value-type="float" office:value="0.00956223732787625" calcext:value-type="float">
            <text:p>0.009562237327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8765086" calcext:value-type="float">
            <text:p>0.418765086</text:p>
          </table:table-cell>
          <table:table-cell table:formula="of:=[.A2602]-[.B2602]" office:value-type="float" office:value="-0.418765086" calcext:value-type="float">
            <text:p>-0.418765086</text:p>
          </table:table-cell>
          <table:table-cell table:formula="of:=ABS([.C2602])" office:value-type="float" office:value="0.418765086" calcext:value-type="float">
            <text:p>0.418765086</text:p>
          </table:table-cell>
          <table:table-cell table:formula="of:=[.C2602]^2" office:value-type="float" office:value="0.175364197252587" calcext:value-type="float">
            <text:p>0.175364197252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8519643" calcext:value-type="float">
            <text:p>0.378519643</text:p>
          </table:table-cell>
          <table:table-cell table:formula="of:=[.A2603]-[.B2603]" office:value-type="float" office:value="-0.378519643" calcext:value-type="float">
            <text:p>-0.378519643</text:p>
          </table:table-cell>
          <table:table-cell table:formula="of:=ABS([.C2603])" office:value-type="float" office:value="0.378519643" calcext:value-type="float">
            <text:p>0.378519643</text:p>
          </table:table-cell>
          <table:table-cell table:formula="of:=[.C2603]^2" office:value-type="float" office:value="0.143277120136847" calcext:value-type="float">
            <text:p>0.143277120136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604]-[.B2604]" office:value-type="float" office:value="-0.037131564" calcext:value-type="float">
            <text:p>-0.037131564</text:p>
          </table:table-cell>
          <table:table-cell table:formula="of:=ABS([.C2604])" office:value-type="float" office:value="0.037131564" calcext:value-type="float">
            <text:p>0.037131564</text:p>
          </table:table-cell>
          <table:table-cell table:formula="of:=[.C2604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9218012" calcext:value-type="float">
            <text:p>0.169218012</text:p>
          </table:table-cell>
          <table:table-cell table:formula="of:=[.A2605]-[.B2605]" office:value-type="float" office:value="-0.169218012" calcext:value-type="float">
            <text:p>-0.169218012</text:p>
          </table:table-cell>
          <table:table-cell table:formula="of:=ABS([.C2605])" office:value-type="float" office:value="0.169218012" calcext:value-type="float">
            <text:p>0.169218012</text:p>
          </table:table-cell>
          <table:table-cell table:formula="of:=[.C2605]^2" office:value-type="float" office:value="0.0286347355852321" calcext:value-type="float">
            <text:p>0.028634735585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27170979" calcext:value-type="float">
            <text:p>1.227170979</text:p>
          </table:table-cell>
          <table:table-cell table:formula="of:=[.A2606]-[.B2606]" office:value-type="float" office:value="-1.227170979" calcext:value-type="float">
            <text:p>-1.227170979</text:p>
          </table:table-cell>
          <table:table-cell table:formula="of:=ABS([.C2606])" office:value-type="float" office:value="1.227170979" calcext:value-type="float">
            <text:p>1.227170979</text:p>
          </table:table-cell>
          <table:table-cell table:formula="of:=[.C2606]^2" office:value-type="float" office:value="1.50594861169982" calcext:value-type="float">
            <text:p>1.50594861169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607]-[.B2607]" office:value-type="float" office:value="-0.023052766" calcext:value-type="float">
            <text:p>-0.023052766</text:p>
          </table:table-cell>
          <table:table-cell table:formula="of:=ABS([.C2607])" office:value-type="float" office:value="0.023052766" calcext:value-type="float">
            <text:p>0.023052766</text:p>
          </table:table-cell>
          <table:table-cell table:formula="of:=[.C2607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5523273" calcext:value-type="float">
            <text:p>0.045523273</text:p>
          </table:table-cell>
          <table:table-cell table:formula="of:=[.A2608]-[.B2608]" office:value-type="float" office:value="-0.045523273" calcext:value-type="float">
            <text:p>-0.045523273</text:p>
          </table:table-cell>
          <table:table-cell table:formula="of:=ABS([.C2608])" office:value-type="float" office:value="0.045523273" calcext:value-type="float">
            <text:p>0.045523273</text:p>
          </table:table-cell>
          <table:table-cell table:formula="of:=[.C2608]^2" office:value-type="float" office:value="0.00207236838463253" calcext:value-type="float">
            <text:p>0.002072368384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9015572" calcext:value-type="float">
            <text:p>0.089015572</text:p>
          </table:table-cell>
          <table:table-cell table:formula="of:=[.A2609]-[.B2609]" office:value-type="float" office:value="-0.089015572" calcext:value-type="float">
            <text:p>-0.089015572</text:p>
          </table:table-cell>
          <table:table-cell table:formula="of:=ABS([.C2609])" office:value-type="float" office:value="0.089015572" calcext:value-type="float">
            <text:p>0.089015572</text:p>
          </table:table-cell>
          <table:table-cell table:formula="of:=[.C2609]^2" office:value-type="float" office:value="0.00792377205848718" calcext:value-type="float">
            <text:p>0.007923772058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610]-[.B2610]" office:value-type="float" office:value="-0.114544926" calcext:value-type="float">
            <text:p>-0.114544926</text:p>
          </table:table-cell>
          <table:table-cell table:formula="of:=ABS([.C2610])" office:value-type="float" office:value="0.114544926" calcext:value-type="float">
            <text:p>0.114544926</text:p>
          </table:table-cell>
          <table:table-cell table:formula="of:=[.C2610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2847719" calcext:value-type="float">
            <text:p>0.882847719</text:p>
          </table:table-cell>
          <table:table-cell table:formula="of:=[.A2611]-[.B2611]" office:value-type="float" office:value="-0.882847719" calcext:value-type="float">
            <text:p>-0.882847719</text:p>
          </table:table-cell>
          <table:table-cell table:formula="of:=ABS([.C2611])" office:value-type="float" office:value="0.882847719" calcext:value-type="float">
            <text:p>0.882847719</text:p>
          </table:table-cell>
          <table:table-cell table:formula="of:=[.C2611]^2" office:value-type="float" office:value="0.779420094943503" calcext:value-type="float">
            <text:p>0.779420094943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612]-[.B2612]" office:value-type="float" office:value="-0.018165366" calcext:value-type="float">
            <text:p>-0.018165366</text:p>
          </table:table-cell>
          <table:table-cell table:formula="of:=ABS([.C2612])" office:value-type="float" office:value="0.018165366" calcext:value-type="float">
            <text:p>0.018165366</text:p>
          </table:table-cell>
          <table:table-cell table:formula="of:=[.C2612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9052105" calcext:value-type="float">
            <text:p>0.909052105</text:p>
          </table:table-cell>
          <table:table-cell table:formula="of:=[.A2613]-[.B2613]" office:value-type="float" office:value="0.0909478949999999" calcext:value-type="float">
            <text:p>0.090947895</text:p>
          </table:table-cell>
          <table:table-cell table:formula="of:=ABS([.C2613])" office:value-type="float" office:value="0.0909478949999999" calcext:value-type="float">
            <text:p>0.090947895</text:p>
          </table:table-cell>
          <table:table-cell table:formula="of:=[.C2613]^2" office:value-type="float" office:value="0.008271519604931" calcext:value-type="float">
            <text:p>0.008271519604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0186425" calcext:value-type="float">
            <text:p>0.310186425</text:p>
          </table:table-cell>
          <table:table-cell table:formula="of:=[.A2614]-[.B2614]" office:value-type="float" office:value="-0.310186425" calcext:value-type="float">
            <text:p>-0.310186425</text:p>
          </table:table-cell>
          <table:table-cell table:formula="of:=ABS([.C2614])" office:value-type="float" office:value="0.310186425" calcext:value-type="float">
            <text:p>0.310186425</text:p>
          </table:table-cell>
          <table:table-cell table:formula="of:=[.C2614]^2" office:value-type="float" office:value="0.0962156182542807" calcext:value-type="float">
            <text:p>0.096215618254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327891" calcext:value-type="float">
            <text:p>0.39327891</text:p>
          </table:table-cell>
          <table:table-cell table:formula="of:=[.A2615]-[.B2615]" office:value-type="float" office:value="0.60672109" calcext:value-type="float">
            <text:p>0.60672109</text:p>
          </table:table-cell>
          <table:table-cell table:formula="of:=ABS([.C2615])" office:value-type="float" office:value="0.60672109" calcext:value-type="float">
            <text:p>0.60672109</text:p>
          </table:table-cell>
          <table:table-cell table:formula="of:=[.C2615]^2" office:value-type="float" office:value="0.368110481050788" calcext:value-type="float">
            <text:p>0.368110481050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616]-[.B2616]" office:value-type="float" office:value="-0.039448943" calcext:value-type="float">
            <text:p>-0.039448943</text:p>
          </table:table-cell>
          <table:table-cell table:formula="of:=ABS([.C2616])" office:value-type="float" office:value="0.039448943" calcext:value-type="float">
            <text:p>0.039448943</text:p>
          </table:table-cell>
          <table:table-cell table:formula="of:=[.C2616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587758" calcext:value-type="float">
            <text:p>0.667587758</text:p>
          </table:table-cell>
          <table:table-cell table:formula="of:=[.A2617]-[.B2617]" office:value-type="float" office:value="-0.667587758" calcext:value-type="float">
            <text:p>-0.667587758</text:p>
          </table:table-cell>
          <table:table-cell table:formula="of:=ABS([.C2617])" office:value-type="float" office:value="0.667587758" calcext:value-type="float">
            <text:p>0.667587758</text:p>
          </table:table-cell>
          <table:table-cell table:formula="of:=[.C2617]^2" office:value-type="float" office:value="0.445673414631467" calcext:value-type="float">
            <text:p>0.445673414631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8361301" calcext:value-type="float">
            <text:p>0.978361301</text:p>
          </table:table-cell>
          <table:table-cell table:formula="of:=[.A2618]-[.B2618]" office:value-type="float" office:value="-0.978361301" calcext:value-type="float">
            <text:p>-0.978361301</text:p>
          </table:table-cell>
          <table:table-cell table:formula="of:=ABS([.C2618])" office:value-type="float" office:value="0.978361301" calcext:value-type="float">
            <text:p>0.978361301</text:p>
          </table:table-cell>
          <table:table-cell table:formula="of:=[.C2618]^2" office:value-type="float" office:value="0.957190835294413" calcext:value-type="float">
            <text:p>0.957190835294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786805" calcext:value-type="float">
            <text:p>0.34786805</text:p>
          </table:table-cell>
          <table:table-cell table:formula="of:=[.A2619]-[.B2619]" office:value-type="float" office:value="-0.34786805" calcext:value-type="float">
            <text:p>-0.34786805</text:p>
          </table:table-cell>
          <table:table-cell table:formula="of:=ABS([.C2619])" office:value-type="float" office:value="0.34786805" calcext:value-type="float">
            <text:p>0.34786805</text:p>
          </table:table-cell>
          <table:table-cell table:formula="of:=[.C2619]^2" office:value-type="float" office:value="0.121012180210802" calcext:value-type="float">
            <text:p>0.121012180210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3512923" calcext:value-type="float">
            <text:p>0.123512923</text:p>
          </table:table-cell>
          <table:table-cell table:formula="of:=[.A2620]-[.B2620]" office:value-type="float" office:value="-0.123512923" calcext:value-type="float">
            <text:p>-0.123512923</text:p>
          </table:table-cell>
          <table:table-cell table:formula="of:=ABS([.C2620])" office:value-type="float" office:value="0.123512923" calcext:value-type="float">
            <text:p>0.123512923</text:p>
          </table:table-cell>
          <table:table-cell table:formula="of:=[.C2620]^2" office:value-type="float" office:value="0.0152554421480039" calcext:value-type="float">
            <text:p>0.0152554421480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3817396" calcext:value-type="float">
            <text:p>0.943817396</text:p>
          </table:table-cell>
          <table:table-cell table:formula="of:=[.A2621]-[.B2621]" office:value-type="float" office:value="0.056182604" calcext:value-type="float">
            <text:p>0.056182604</text:p>
          </table:table-cell>
          <table:table-cell table:formula="of:=ABS([.C2621])" office:value-type="float" office:value="0.056182604" calcext:value-type="float">
            <text:p>0.056182604</text:p>
          </table:table-cell>
          <table:table-cell table:formula="of:=[.C2621]^2" office:value-type="float" office:value="0.00315648499222081" calcext:value-type="float">
            <text:p>0.003156484992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622]-[.B2622]" office:value-type="float" office:value="-0.037131564" calcext:value-type="float">
            <text:p>-0.037131564</text:p>
          </table:table-cell>
          <table:table-cell table:formula="of:=ABS([.C2622])" office:value-type="float" office:value="0.037131564" calcext:value-type="float">
            <text:p>0.037131564</text:p>
          </table:table-cell>
          <table:table-cell table:formula="of:=[.C2622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071218" calcext:value-type="float">
            <text:p>0.25071218</text:p>
          </table:table-cell>
          <table:table-cell table:formula="of:=[.A2623]-[.B2623]" office:value-type="float" office:value="-0.25071218" calcext:value-type="float">
            <text:p>-0.25071218</text:p>
          </table:table-cell>
          <table:table-cell table:formula="of:=ABS([.C2623])" office:value-type="float" office:value="0.25071218" calcext:value-type="float">
            <text:p>0.25071218</text:p>
          </table:table-cell>
          <table:table-cell table:formula="of:=[.C2623]^2" office:value-type="float" office:value="0.0628565972003524" calcext:value-type="float">
            <text:p>0.062856597200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44568454" calcext:value-type="float">
            <text:p>1.244568454</text:p>
          </table:table-cell>
          <table:table-cell table:formula="of:=[.A2624]-[.B2624]" office:value-type="float" office:value="-0.244568454" calcext:value-type="float">
            <text:p>-0.244568454</text:p>
          </table:table-cell>
          <table:table-cell table:formula="of:=ABS([.C2624])" office:value-type="float" office:value="0.244568454" calcext:value-type="float">
            <text:p>0.244568454</text:p>
          </table:table-cell>
          <table:table-cell table:formula="of:=[.C2624]^2" office:value-type="float" office:value="0.0598137286919501" calcext:value-type="float">
            <text:p>0.05981372869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625]-[.B2625]" office:value-type="float" office:value="-0.023052766" calcext:value-type="float">
            <text:p>-0.023052766</text:p>
          </table:table-cell>
          <table:table-cell table:formula="of:=ABS([.C2625])" office:value-type="float" office:value="0.023052766" calcext:value-type="float">
            <text:p>0.023052766</text:p>
          </table:table-cell>
          <table:table-cell table:formula="of:=[.C2625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6733035" calcext:value-type="float">
            <text:p>0.386733035</text:p>
          </table:table-cell>
          <table:table-cell table:formula="of:=[.A2626]-[.B2626]" office:value-type="float" office:value="-0.386733035" calcext:value-type="float">
            <text:p>-0.386733035</text:p>
          </table:table-cell>
          <table:table-cell table:formula="of:=ABS([.C2626])" office:value-type="float" office:value="0.386733035" calcext:value-type="float">
            <text:p>0.386733035</text:p>
          </table:table-cell>
          <table:table-cell table:formula="of:=[.C2626]^2" office:value-type="float" office:value="0.149562440360311" calcext:value-type="float">
            <text:p>0.149562440360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1114431" calcext:value-type="float">
            <text:p>0.191114431</text:p>
          </table:table-cell>
          <table:table-cell table:formula="of:=[.A2627]-[.B2627]" office:value-type="float" office:value="-0.191114431" calcext:value-type="float">
            <text:p>-0.191114431</text:p>
          </table:table-cell>
          <table:table-cell table:formula="of:=ABS([.C2627])" office:value-type="float" office:value="0.191114431" calcext:value-type="float">
            <text:p>0.191114431</text:p>
          </table:table-cell>
          <table:table-cell table:formula="of:=[.C2627]^2" office:value-type="float" office:value="0.0365247257364538" calcext:value-type="float">
            <text:p>0.036524725736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628]-[.B2628]" office:value-type="float" office:value="-0.114544926" calcext:value-type="float">
            <text:p>-0.114544926</text:p>
          </table:table-cell>
          <table:table-cell table:formula="of:=ABS([.C2628])" office:value-type="float" office:value="0.114544926" calcext:value-type="float">
            <text:p>0.114544926</text:p>
          </table:table-cell>
          <table:table-cell table:formula="of:=[.C2628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7681978" calcext:value-type="float">
            <text:p>1.187681978</text:p>
          </table:table-cell>
          <table:table-cell table:formula="of:=[.A2629]-[.B2629]" office:value-type="float" office:value="0.812318022" calcext:value-type="float">
            <text:p>0.812318022</text:p>
          </table:table-cell>
          <table:table-cell table:formula="of:=ABS([.C2629])" office:value-type="float" office:value="0.812318022" calcext:value-type="float">
            <text:p>0.812318022</text:p>
          </table:table-cell>
          <table:table-cell table:formula="of:=[.C2629]^2" office:value-type="float" office:value="0.659860568865992" calcext:value-type="float">
            <text:p>0.659860568865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630]-[.B2630]" office:value-type="float" office:value="-0.018165366" calcext:value-type="float">
            <text:p>-0.018165366</text:p>
          </table:table-cell>
          <table:table-cell table:formula="of:=ABS([.C2630])" office:value-type="float" office:value="0.018165366" calcext:value-type="float">
            <text:p>0.018165366</text:p>
          </table:table-cell>
          <table:table-cell table:formula="of:=[.C2630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3716881" calcext:value-type="float">
            <text:p>0.573716881</text:p>
          </table:table-cell>
          <table:table-cell table:formula="of:=[.A2631]-[.B2631]" office:value-type="float" office:value="-0.573716881" calcext:value-type="float">
            <text:p>-0.573716881</text:p>
          </table:table-cell>
          <table:table-cell table:formula="of:=ABS([.C2631])" office:value-type="float" office:value="0.573716881" calcext:value-type="float">
            <text:p>0.573716881</text:p>
          </table:table-cell>
          <table:table-cell table:formula="of:=[.C2631]^2" office:value-type="float" office:value="0.329151059544368" calcext:value-type="float">
            <text:p>0.329151059544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0186425" calcext:value-type="float">
            <text:p>0.310186425</text:p>
          </table:table-cell>
          <table:table-cell table:formula="of:=[.A2632]-[.B2632]" office:value-type="float" office:value="0.689813575" calcext:value-type="float">
            <text:p>0.689813575</text:p>
          </table:table-cell>
          <table:table-cell table:formula="of:=ABS([.C2632])" office:value-type="float" office:value="0.689813575" calcext:value-type="float">
            <text:p>0.689813575</text:p>
          </table:table-cell>
          <table:table-cell table:formula="of:=[.C2632]^2" office:value-type="float" office:value="0.475842768254281" calcext:value-type="float">
            <text:p>0.475842768254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4405107" calcext:value-type="float">
            <text:p>0.514405107</text:p>
          </table:table-cell>
          <table:table-cell table:formula="of:=[.A2633]-[.B2633]" office:value-type="float" office:value="0.485594893" calcext:value-type="float">
            <text:p>0.485594893</text:p>
          </table:table-cell>
          <table:table-cell table:formula="of:=ABS([.C2633])" office:value-type="float" office:value="0.485594893" calcext:value-type="float">
            <text:p>0.485594893</text:p>
          </table:table-cell>
          <table:table-cell table:formula="of:=[.C2633]^2" office:value-type="float" office:value="0.235802400107681" calcext:value-type="float">
            <text:p>0.235802400107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634]-[.B2634]" office:value-type="float" office:value="-0.039448943" calcext:value-type="float">
            <text:p>-0.039448943</text:p>
          </table:table-cell>
          <table:table-cell table:formula="of:=ABS([.C2634])" office:value-type="float" office:value="0.039448943" calcext:value-type="float">
            <text:p>0.039448943</text:p>
          </table:table-cell>
          <table:table-cell table:formula="of:=[.C2634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7410199" calcext:value-type="float">
            <text:p>1.127410199</text:p>
          </table:table-cell>
          <table:table-cell table:formula="of:=[.A2635]-[.B2635]" office:value-type="float" office:value="-1.127410199" calcext:value-type="float">
            <text:p>-1.127410199</text:p>
          </table:table-cell>
          <table:table-cell table:formula="of:=ABS([.C2635])" office:value-type="float" office:value="1.127410199" calcext:value-type="float">
            <text:p>1.127410199</text:p>
          </table:table-cell>
          <table:table-cell table:formula="of:=[.C2635]^2" office:value-type="float" office:value="1.27105375680922" calcext:value-type="float">
            <text:p>1.27105375680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2213659" calcext:value-type="float">
            <text:p>0.822213659</text:p>
          </table:table-cell>
          <table:table-cell table:formula="of:=[.A2636]-[.B2636]" office:value-type="float" office:value="-0.822213659" calcext:value-type="float">
            <text:p>-0.822213659</text:p>
          </table:table-cell>
          <table:table-cell table:formula="of:=ABS([.C2636])" office:value-type="float" office:value="0.822213659" calcext:value-type="float">
            <text:p>0.822213659</text:p>
          </table:table-cell>
          <table:table-cell table:formula="of:=[.C2636]^2" office:value-type="float" office:value="0.676035301046168" calcext:value-type="float">
            <text:p>0.676035301046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779406" calcext:value-type="float">
            <text:p>0.47779406</text:p>
          </table:table-cell>
          <table:table-cell table:formula="of:=[.A2637]-[.B2637]" office:value-type="float" office:value="-0.47779406" calcext:value-type="float">
            <text:p>-0.47779406</text:p>
          </table:table-cell>
          <table:table-cell table:formula="of:=ABS([.C2637])" office:value-type="float" office:value="0.47779406" calcext:value-type="float">
            <text:p>0.47779406</text:p>
          </table:table-cell>
          <table:table-cell table:formula="of:=[.C2637]^2" office:value-type="float" office:value="0.228287163771284" calcext:value-type="float">
            <text:p>0.228287163771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145477" calcext:value-type="float">
            <text:p>0.654145477</text:p>
          </table:table-cell>
          <table:table-cell table:formula="of:=[.A2638]-[.B2638]" office:value-type="float" office:value="-0.654145477" calcext:value-type="float">
            <text:p>-0.654145477</text:p>
          </table:table-cell>
          <table:table-cell table:formula="of:=ABS([.C2638])" office:value-type="float" office:value="0.654145477" calcext:value-type="float">
            <text:p>0.654145477</text:p>
          </table:table-cell>
          <table:table-cell table:formula="of:=[.C2638]^2" office:value-type="float" office:value="0.427906305079558" calcext:value-type="float">
            <text:p>0.427906305079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2222093" calcext:value-type="float">
            <text:p>1.112222093</text:p>
          </table:table-cell>
          <table:table-cell table:formula="of:=[.A2639]-[.B2639]" office:value-type="float" office:value="-1.112222093" calcext:value-type="float">
            <text:p>-1.112222093</text:p>
          </table:table-cell>
          <table:table-cell table:formula="of:=ABS([.C2639])" office:value-type="float" office:value="1.112222093" calcext:value-type="float">
            <text:p>1.112222093</text:p>
          </table:table-cell>
          <table:table-cell table:formula="of:=[.C2639]^2" office:value-type="float" office:value="1.2370379841573" calcext:value-type="float">
            <text:p>1.2370379841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640]-[.B2640]" office:value-type="float" office:value="-0.037131564" calcext:value-type="float">
            <text:p>-0.037131564</text:p>
          </table:table-cell>
          <table:table-cell table:formula="of:=ABS([.C2640])" office:value-type="float" office:value="0.037131564" calcext:value-type="float">
            <text:p>0.037131564</text:p>
          </table:table-cell>
          <table:table-cell table:formula="of:=[.C2640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8738839" calcext:value-type="float">
            <text:p>0.288738839</text:p>
          </table:table-cell>
          <table:table-cell table:formula="of:=[.A2641]-[.B2641]" office:value-type="float" office:value="-0.288738839" calcext:value-type="float">
            <text:p>-0.288738839</text:p>
          </table:table-cell>
          <table:table-cell table:formula="of:=ABS([.C2641])" office:value-type="float" office:value="0.288738839" calcext:value-type="float">
            <text:p>0.288738839</text:p>
          </table:table-cell>
          <table:table-cell table:formula="of:=[.C2641]^2" office:value-type="float" office:value="0.0833701171470679" calcext:value-type="float">
            <text:p>0.0833701171470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97286858" calcext:value-type="float">
            <text:p>1.797286858</text:p>
          </table:table-cell>
          <table:table-cell table:formula="of:=[.A2642]-[.B2642]" office:value-type="float" office:value="3.202713142" calcext:value-type="float">
            <text:p>3.202713142</text:p>
          </table:table-cell>
          <table:table-cell table:formula="of:=ABS([.C2642])" office:value-type="float" office:value="3.202713142" calcext:value-type="float">
            <text:p>3.202713142</text:p>
          </table:table-cell>
          <table:table-cell table:formula="of:=[.C2642]^2" office:value-type="float" office:value="10.2573714699395" calcext:value-type="float">
            <text:p>10.2573714699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643]-[.B2643]" office:value-type="float" office:value="-0.023052766" calcext:value-type="float">
            <text:p>-0.023052766</text:p>
          </table:table-cell>
          <table:table-cell table:formula="of:=ABS([.C2643])" office:value-type="float" office:value="0.023052766" calcext:value-type="float">
            <text:p>0.023052766</text:p>
          </table:table-cell>
          <table:table-cell table:formula="of:=[.C2643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5523273" calcext:value-type="float">
            <text:p>0.045523273</text:p>
          </table:table-cell>
          <table:table-cell table:formula="of:=[.A2644]-[.B2644]" office:value-type="float" office:value="-0.045523273" calcext:value-type="float">
            <text:p>-0.045523273</text:p>
          </table:table-cell>
          <table:table-cell table:formula="of:=ABS([.C2644])" office:value-type="float" office:value="0.045523273" calcext:value-type="float">
            <text:p>0.045523273</text:p>
          </table:table-cell>
          <table:table-cell table:formula="of:=[.C2644]^2" office:value-type="float" office:value="0.00207236838463253" calcext:value-type="float">
            <text:p>0.002072368384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9015572" calcext:value-type="float">
            <text:p>0.089015572</text:p>
          </table:table-cell>
          <table:table-cell table:formula="of:=[.A2645]-[.B2645]" office:value-type="float" office:value="-0.089015572" calcext:value-type="float">
            <text:p>-0.089015572</text:p>
          </table:table-cell>
          <table:table-cell table:formula="of:=ABS([.C2645])" office:value-type="float" office:value="0.089015572" calcext:value-type="float">
            <text:p>0.089015572</text:p>
          </table:table-cell>
          <table:table-cell table:formula="of:=[.C2645]^2" office:value-type="float" office:value="0.00792377205848718" calcext:value-type="float">
            <text:p>0.007923772058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646]-[.B2646]" office:value-type="float" office:value="-0.114544926" calcext:value-type="float">
            <text:p>-0.114544926</text:p>
          </table:table-cell>
          <table:table-cell table:formula="of:=ABS([.C2646])" office:value-type="float" office:value="0.114544926" calcext:value-type="float">
            <text:p>0.114544926</text:p>
          </table:table-cell>
          <table:table-cell table:formula="of:=[.C2646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0479595" calcext:value-type="float">
            <text:p>0.710479595</text:p>
          </table:table-cell>
          <table:table-cell table:formula="of:=[.A2647]-[.B2647]" office:value-type="float" office:value="0.289520405" calcext:value-type="float">
            <text:p>0.289520405</text:p>
          </table:table-cell>
          <table:table-cell table:formula="of:=ABS([.C2647])" office:value-type="float" office:value="0.289520405" calcext:value-type="float">
            <text:p>0.289520405</text:p>
          </table:table-cell>
          <table:table-cell table:formula="of:=[.C2647]^2" office:value-type="float" office:value="0.083822064911364" calcext:value-type="float">
            <text:p>0.083822064911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648]-[.B2648]" office:value-type="float" office:value="-0.018165366" calcext:value-type="float">
            <text:p>-0.018165366</text:p>
          </table:table-cell>
          <table:table-cell table:formula="of:=ABS([.C2648])" office:value-type="float" office:value="0.018165366" calcext:value-type="float">
            <text:p>0.018165366</text:p>
          </table:table-cell>
          <table:table-cell table:formula="of:=[.C2648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8055271" calcext:value-type="float">
            <text:p>0.338055271</text:p>
          </table:table-cell>
          <table:table-cell table:formula="of:=[.A2649]-[.B2649]" office:value-type="float" office:value="-0.338055271" calcext:value-type="float">
            <text:p>-0.338055271</text:p>
          </table:table-cell>
          <table:table-cell table:formula="of:=ABS([.C2649])" office:value-type="float" office:value="0.338055271" calcext:value-type="float">
            <text:p>0.338055271</text:p>
          </table:table-cell>
          <table:table-cell table:formula="of:=[.C2649]^2" office:value-type="float" office:value="0.114281366250883" calcext:value-type="float">
            <text:p>0.114281366250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0186425" calcext:value-type="float">
            <text:p>0.310186425</text:p>
          </table:table-cell>
          <table:table-cell table:formula="of:=[.A2650]-[.B2650]" office:value-type="float" office:value="0.689813575" calcext:value-type="float">
            <text:p>0.689813575</text:p>
          </table:table-cell>
          <table:table-cell table:formula="of:=ABS([.C2650])" office:value-type="float" office:value="0.689813575" calcext:value-type="float">
            <text:p>0.689813575</text:p>
          </table:table-cell>
          <table:table-cell table:formula="of:=[.C2650]^2" office:value-type="float" office:value="0.475842768254281" calcext:value-type="float">
            <text:p>0.475842768254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4289783" calcext:value-type="float">
            <text:p>0.084289783</text:p>
          </table:table-cell>
          <table:table-cell table:formula="of:=[.A2651]-[.B2651]" office:value-type="float" office:value="-0.084289783" calcext:value-type="float">
            <text:p>-0.084289783</text:p>
          </table:table-cell>
          <table:table-cell table:formula="of:=ABS([.C2651])" office:value-type="float" office:value="0.084289783" calcext:value-type="float">
            <text:p>0.084289783</text:p>
          </table:table-cell>
          <table:table-cell table:formula="of:=[.C2651]^2" office:value-type="float" office:value="0.00710476751818709" calcext:value-type="float">
            <text:p>0.00710476751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652]-[.B2652]" office:value-type="float" office:value="-0.039448943" calcext:value-type="float">
            <text:p>-0.039448943</text:p>
          </table:table-cell>
          <table:table-cell table:formula="of:=ABS([.C2652])" office:value-type="float" office:value="0.039448943" calcext:value-type="float">
            <text:p>0.039448943</text:p>
          </table:table-cell>
          <table:table-cell table:formula="of:=[.C2652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0357588" calcext:value-type="float">
            <text:p>0.630357588</text:p>
          </table:table-cell>
          <table:table-cell table:formula="of:=[.A2653]-[.B2653]" office:value-type="float" office:value="0.369642412" calcext:value-type="float">
            <text:p>0.369642412</text:p>
          </table:table-cell>
          <table:table-cell table:formula="of:=ABS([.C2653])" office:value-type="float" office:value="0.369642412" calcext:value-type="float">
            <text:p>0.369642412</text:p>
          </table:table-cell>
          <table:table-cell table:formula="of:=[.C2653]^2" office:value-type="float" office:value="0.136635512749178" calcext:value-type="float">
            <text:p>0.1366355127491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503563" calcext:value-type="float">
            <text:p>0.15503563</text:p>
          </table:table-cell>
          <table:table-cell table:formula="of:=[.A2654]-[.B2654]" office:value-type="float" office:value="0.84496437" calcext:value-type="float">
            <text:p>0.84496437</text:p>
          </table:table-cell>
          <table:table-cell table:formula="of:=ABS([.C2654])" office:value-type="float" office:value="0.84496437" calcext:value-type="float">
            <text:p>0.84496437</text:p>
          </table:table-cell>
          <table:table-cell table:formula="of:=[.C2654]^2" office:value-type="float" office:value="0.713964786569497" calcext:value-type="float">
            <text:p>0.713964786569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4639678" calcext:value-type="float">
            <text:p>0.404639678</text:p>
          </table:table-cell>
          <table:table-cell table:formula="of:=[.A2655]-[.B2655]" office:value-type="float" office:value="-0.404639678" calcext:value-type="float">
            <text:p>-0.404639678</text:p>
          </table:table-cell>
          <table:table-cell table:formula="of:=ABS([.C2655])" office:value-type="float" office:value="0.404639678" calcext:value-type="float">
            <text:p>0.404639678</text:p>
          </table:table-cell>
          <table:table-cell table:formula="of:=[.C2655]^2" office:value-type="float" office:value="0.163733269011944" calcext:value-type="float">
            <text:p>0.163733269011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3512923" calcext:value-type="float">
            <text:p>0.123512923</text:p>
          </table:table-cell>
          <table:table-cell table:formula="of:=[.A2656]-[.B2656]" office:value-type="float" office:value="-0.123512923" calcext:value-type="float">
            <text:p>-0.123512923</text:p>
          </table:table-cell>
          <table:table-cell table:formula="of:=ABS([.C2656])" office:value-type="float" office:value="0.123512923" calcext:value-type="float">
            <text:p>0.123512923</text:p>
          </table:table-cell>
          <table:table-cell table:formula="of:=[.C2656]^2" office:value-type="float" office:value="0.0152554421480039" calcext:value-type="float">
            <text:p>0.015255442148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8519643" calcext:value-type="float">
            <text:p>0.378519643</text:p>
          </table:table-cell>
          <table:table-cell table:formula="of:=[.A2657]-[.B2657]" office:value-type="float" office:value="-0.378519643" calcext:value-type="float">
            <text:p>-0.378519643</text:p>
          </table:table-cell>
          <table:table-cell table:formula="of:=ABS([.C2657])" office:value-type="float" office:value="0.378519643" calcext:value-type="float">
            <text:p>0.378519643</text:p>
          </table:table-cell>
          <table:table-cell table:formula="of:=[.C2657]^2" office:value-type="float" office:value="0.143277120136847" calcext:value-type="float">
            <text:p>0.143277120136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658]-[.B2658]" office:value-type="float" office:value="-0.037131564" calcext:value-type="float">
            <text:p>-0.037131564</text:p>
          </table:table-cell>
          <table:table-cell table:formula="of:=ABS([.C2658])" office:value-type="float" office:value="0.037131564" calcext:value-type="float">
            <text:p>0.037131564</text:p>
          </table:table-cell>
          <table:table-cell table:formula="of:=[.C2658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071218" calcext:value-type="float">
            <text:p>0.25071218</text:p>
          </table:table-cell>
          <table:table-cell table:formula="of:=[.A2659]-[.B2659]" office:value-type="float" office:value="-0.25071218" calcext:value-type="float">
            <text:p>-0.25071218</text:p>
          </table:table-cell>
          <table:table-cell table:formula="of:=ABS([.C2659])" office:value-type="float" office:value="0.25071218" calcext:value-type="float">
            <text:p>0.25071218</text:p>
          </table:table-cell>
          <table:table-cell table:formula="of:=[.C2659]^2" office:value-type="float" office:value="0.0628565972003524" calcext:value-type="float">
            <text:p>0.062856597200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86113386" calcext:value-type="float">
            <text:p>3.786113386</text:p>
          </table:table-cell>
          <table:table-cell table:formula="of:=[.A2660]-[.B2660]" office:value-type="float" office:value="-0.786113386" calcext:value-type="float">
            <text:p>-0.786113386</text:p>
          </table:table-cell>
          <table:table-cell table:formula="of:=ABS([.C2660])" office:value-type="float" office:value="0.786113386" calcext:value-type="float">
            <text:p>0.786113386</text:p>
          </table:table-cell>
          <table:table-cell table:formula="of:=[.C2660]^2" office:value-type="float" office:value="0.617974255648385" calcext:value-type="float">
            <text:p>0.617974255648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661]-[.B2661]" office:value-type="float" office:value="-0.023052766" calcext:value-type="float">
            <text:p>-0.023052766</text:p>
          </table:table-cell>
          <table:table-cell table:formula="of:=ABS([.C2661])" office:value-type="float" office:value="0.023052766" calcext:value-type="float">
            <text:p>0.023052766</text:p>
          </table:table-cell>
          <table:table-cell table:formula="of:=[.C2661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1249291" calcext:value-type="float">
            <text:p>0.281249291</text:p>
          </table:table-cell>
          <table:table-cell table:formula="of:=[.A2662]-[.B2662]" office:value-type="float" office:value="-0.281249291" calcext:value-type="float">
            <text:p>-0.281249291</text:p>
          </table:table-cell>
          <table:table-cell table:formula="of:=ABS([.C2662])" office:value-type="float" office:value="0.281249291" calcext:value-type="float">
            <text:p>0.281249291</text:p>
          </table:table-cell>
          <table:table-cell table:formula="of:=[.C2662]^2" office:value-type="float" office:value="0.0791011636880027" calcext:value-type="float">
            <text:p>0.079101163688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5162609" calcext:value-type="float">
            <text:p>0.145162609</text:p>
          </table:table-cell>
          <table:table-cell table:formula="of:=[.A2663]-[.B2663]" office:value-type="float" office:value="-0.145162609" calcext:value-type="float">
            <text:p>-0.145162609</text:p>
          </table:table-cell>
          <table:table-cell table:formula="of:=ABS([.C2663])" office:value-type="float" office:value="0.145162609" calcext:value-type="float">
            <text:p>0.145162609</text:p>
          </table:table-cell>
          <table:table-cell table:formula="of:=[.C2663]^2" office:value-type="float" office:value="0.0210721830516869" calcext:value-type="float">
            <text:p>0.021072183051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664]-[.B2664]" office:value-type="float" office:value="-0.114544926" calcext:value-type="float">
            <text:p>-0.114544926</text:p>
          </table:table-cell>
          <table:table-cell table:formula="of:=ABS([.C2664])" office:value-type="float" office:value="0.114544926" calcext:value-type="float">
            <text:p>0.114544926</text:p>
          </table:table-cell>
          <table:table-cell table:formula="of:=[.C2664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27612999" calcext:value-type="float">
            <text:p>1.327612999</text:p>
          </table:table-cell>
          <table:table-cell table:formula="of:=[.A2665]-[.B2665]" office:value-type="float" office:value="-0.327612999" calcext:value-type="float">
            <text:p>-0.327612999</text:p>
          </table:table-cell>
          <table:table-cell table:formula="of:=ABS([.C2665])" office:value-type="float" office:value="0.327612999" calcext:value-type="float">
            <text:p>0.327612999</text:p>
          </table:table-cell>
          <table:table-cell table:formula="of:=[.C2665]^2" office:value-type="float" office:value="0.107330277113774" calcext:value-type="float">
            <text:p>0.107330277113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666]-[.B2666]" office:value-type="float" office:value="-0.018165366" calcext:value-type="float">
            <text:p>-0.018165366</text:p>
          </table:table-cell>
          <table:table-cell table:formula="of:=ABS([.C2666])" office:value-type="float" office:value="0.018165366" calcext:value-type="float">
            <text:p>0.018165366</text:p>
          </table:table-cell>
          <table:table-cell table:formula="of:=[.C2666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129244" calcext:value-type="float">
            <text:p>0.41129244</text:p>
          </table:table-cell>
          <table:table-cell table:formula="of:=[.A2667]-[.B2667]" office:value-type="float" office:value="-0.41129244" calcext:value-type="float">
            <text:p>-0.41129244</text:p>
          </table:table-cell>
          <table:table-cell table:formula="of:=ABS([.C2667])" office:value-type="float" office:value="0.41129244" calcext:value-type="float">
            <text:p>0.41129244</text:p>
          </table:table-cell>
          <table:table-cell table:formula="of:=[.C2667]^2" office:value-type="float" office:value="0.169161471201154" calcext:value-type="float">
            <text:p>0.169161471201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0186425" calcext:value-type="float">
            <text:p>0.310186425</text:p>
          </table:table-cell>
          <table:table-cell table:formula="of:=[.A2668]-[.B2668]" office:value-type="float" office:value="-0.310186425" calcext:value-type="float">
            <text:p>-0.310186425</text:p>
          </table:table-cell>
          <table:table-cell table:formula="of:=ABS([.C2668])" office:value-type="float" office:value="0.310186425" calcext:value-type="float">
            <text:p>0.310186425</text:p>
          </table:table-cell>
          <table:table-cell table:formula="of:=[.C2668]^2" office:value-type="float" office:value="0.0962156182542807" calcext:value-type="float">
            <text:p>0.096215618254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4289783" calcext:value-type="float">
            <text:p>0.084289783</text:p>
          </table:table-cell>
          <table:table-cell table:formula="of:=[.A2669]-[.B2669]" office:value-type="float" office:value="-0.084289783" calcext:value-type="float">
            <text:p>-0.084289783</text:p>
          </table:table-cell>
          <table:table-cell table:formula="of:=ABS([.C2669])" office:value-type="float" office:value="0.084289783" calcext:value-type="float">
            <text:p>0.084289783</text:p>
          </table:table-cell>
          <table:table-cell table:formula="of:=[.C2669]^2" office:value-type="float" office:value="0.00710476751818709" calcext:value-type="float">
            <text:p>0.00710476751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670]-[.B2670]" office:value-type="float" office:value="-0.039448943" calcext:value-type="float">
            <text:p>-0.039448943</text:p>
          </table:table-cell>
          <table:table-cell table:formula="of:=ABS([.C2670])" office:value-type="float" office:value="0.039448943" calcext:value-type="float">
            <text:p>0.039448943</text:p>
          </table:table-cell>
          <table:table-cell table:formula="of:=[.C2670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6445745" calcext:value-type="float">
            <text:p>0.186445745</text:p>
          </table:table-cell>
          <table:table-cell table:formula="of:=[.A2671]-[.B2671]" office:value-type="float" office:value="-0.186445745" calcext:value-type="float">
            <text:p>-0.186445745</text:p>
          </table:table-cell>
          <table:table-cell table:formula="of:=ABS([.C2671])" office:value-type="float" office:value="0.186445745" calcext:value-type="float">
            <text:p>0.186445745</text:p>
          </table:table-cell>
          <table:table-cell table:formula="of:=[.C2671]^2" office:value-type="float" office:value="0.034762015828605" calcext:value-type="float">
            <text:p>0.034762015828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7281851" calcext:value-type="float">
            <text:p>0.917281851</text:p>
          </table:table-cell>
          <table:table-cell table:formula="of:=[.A2672]-[.B2672]" office:value-type="float" office:value="0.082718149" calcext:value-type="float">
            <text:p>0.082718149</text:p>
          </table:table-cell>
          <table:table-cell table:formula="of:=ABS([.C2672])" office:value-type="float" office:value="0.082718149" calcext:value-type="float">
            <text:p>0.082718149</text:p>
          </table:table-cell>
          <table:table-cell table:formula="of:=[.C2672]^2" office:value-type="float" office:value="0.0068422921739862" calcext:value-type="float">
            <text:p>0.006842292173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7786693" calcext:value-type="float">
            <text:p>0.097786693</text:p>
          </table:table-cell>
          <table:table-cell table:formula="of:=[.A2673]-[.B2673]" office:value-type="float" office:value="-0.097786693" calcext:value-type="float">
            <text:p>-0.097786693</text:p>
          </table:table-cell>
          <table:table-cell table:formula="of:=ABS([.C2673])" office:value-type="float" office:value="0.097786693" calcext:value-type="float">
            <text:p>0.097786693</text:p>
          </table:table-cell>
          <table:table-cell table:formula="of:=[.C2673]^2" office:value-type="float" office:value="0.00956223732787625" calcext:value-type="float">
            <text:p>0.0095622373278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2056303" calcext:value-type="float">
            <text:p>0.502056303</text:p>
          </table:table-cell>
          <table:table-cell table:formula="of:=[.A2674]-[.B2674]" office:value-type="float" office:value="0.497943697" calcext:value-type="float">
            <text:p>0.497943697</text:p>
          </table:table-cell>
          <table:table-cell table:formula="of:=ABS([.C2674])" office:value-type="float" office:value="0.497943697" calcext:value-type="float">
            <text:p>0.497943697</text:p>
          </table:table-cell>
          <table:table-cell table:formula="of:=[.C2674]^2" office:value-type="float" office:value="0.247947925382028" calcext:value-type="float">
            <text:p>0.247947925382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75019159" calcext:value-type="float">
            <text:p>1.375019159</text:p>
          </table:table-cell>
          <table:table-cell table:formula="of:=[.A2675]-[.B2675]" office:value-type="float" office:value="-1.375019159" calcext:value-type="float">
            <text:p>-1.375019159</text:p>
          </table:table-cell>
          <table:table-cell table:formula="of:=ABS([.C2675])" office:value-type="float" office:value="1.375019159" calcext:value-type="float">
            <text:p>1.375019159</text:p>
          </table:table-cell>
          <table:table-cell table:formula="of:=[.C2675]^2" office:value-type="float" office:value="1.89067768761707" calcext:value-type="float">
            <text:p>1.890677687617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676]-[.B2676]" office:value-type="float" office:value="-0.037131564" calcext:value-type="float">
            <text:p>-0.037131564</text:p>
          </table:table-cell>
          <table:table-cell table:formula="of:=ABS([.C2676])" office:value-type="float" office:value="0.037131564" calcext:value-type="float">
            <text:p>0.037131564</text:p>
          </table:table-cell>
          <table:table-cell table:formula="of:=[.C2676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9218012" calcext:value-type="float">
            <text:p>0.169218012</text:p>
          </table:table-cell>
          <table:table-cell table:formula="of:=[.A2677]-[.B2677]" office:value-type="float" office:value="-0.169218012" calcext:value-type="float">
            <text:p>-0.169218012</text:p>
          </table:table-cell>
          <table:table-cell table:formula="of:=ABS([.C2677])" office:value-type="float" office:value="0.169218012" calcext:value-type="float">
            <text:p>0.169218012</text:p>
          </table:table-cell>
          <table:table-cell table:formula="of:=[.C2677]^2" office:value-type="float" office:value="0.0286347355852321" calcext:value-type="float">
            <text:p>0.028634735585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59337887" calcext:value-type="float">
            <text:p>2.159337887</text:p>
          </table:table-cell>
          <table:table-cell table:formula="of:=[.A2678]-[.B2678]" office:value-type="float" office:value="1.840662113" calcext:value-type="float">
            <text:p>1.840662113</text:p>
          </table:table-cell>
          <table:table-cell table:formula="of:=ABS([.C2678])" office:value-type="float" office:value="1.840662113" calcext:value-type="float">
            <text:p>1.840662113</text:p>
          </table:table-cell>
          <table:table-cell table:formula="of:=[.C2678]^2" office:value-type="float" office:value="3.38803701423363" calcext:value-type="float">
            <text:p>3.38803701423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679]-[.B2679]" office:value-type="float" office:value="-0.023052766" calcext:value-type="float">
            <text:p>-0.023052766</text:p>
          </table:table-cell>
          <table:table-cell table:formula="of:=ABS([.C2679])" office:value-type="float" office:value="0.023052766" calcext:value-type="float">
            <text:p>0.023052766</text:p>
          </table:table-cell>
          <table:table-cell table:formula="of:=[.C2679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5523273" calcext:value-type="float">
            <text:p>0.045523273</text:p>
          </table:table-cell>
          <table:table-cell table:formula="of:=[.A2680]-[.B2680]" office:value-type="float" office:value="-0.045523273" calcext:value-type="float">
            <text:p>-0.045523273</text:p>
          </table:table-cell>
          <table:table-cell table:formula="of:=ABS([.C2680])" office:value-type="float" office:value="0.045523273" calcext:value-type="float">
            <text:p>0.045523273</text:p>
          </table:table-cell>
          <table:table-cell table:formula="of:=[.C2680]^2" office:value-type="float" office:value="0.00207236838463253" calcext:value-type="float">
            <text:p>0.002072368384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4912721" calcext:value-type="float">
            <text:p>0.224912721</text:p>
          </table:table-cell>
          <table:table-cell table:formula="of:=[.A2681]-[.B2681]" office:value-type="float" office:value="-0.224912721" calcext:value-type="float">
            <text:p>-0.224912721</text:p>
          </table:table-cell>
          <table:table-cell table:formula="of:=ABS([.C2681])" office:value-type="float" office:value="0.224912721" calcext:value-type="float">
            <text:p>0.224912721</text:p>
          </table:table-cell>
          <table:table-cell table:formula="of:=[.C2681]^2" office:value-type="float" office:value="0.0505857320676238" calcext:value-type="float">
            <text:p>0.050585732067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682]-[.B2682]" office:value-type="float" office:value="-0.114544926" calcext:value-type="float">
            <text:p>-0.114544926</text:p>
          </table:table-cell>
          <table:table-cell table:formula="of:=ABS([.C2682])" office:value-type="float" office:value="0.114544926" calcext:value-type="float">
            <text:p>0.114544926</text:p>
          </table:table-cell>
          <table:table-cell table:formula="of:=[.C2682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55771167" calcext:value-type="float">
            <text:p>2.555771167</text:p>
          </table:table-cell>
          <table:table-cell table:formula="of:=[.A2683]-[.B2683]" office:value-type="float" office:value="3.444228833" calcext:value-type="float">
            <text:p>3.444228833</text:p>
          </table:table-cell>
          <table:table-cell table:formula="of:=ABS([.C2683])" office:value-type="float" office:value="3.444228833" calcext:value-type="float">
            <text:p>3.444228833</text:p>
          </table:table-cell>
          <table:table-cell table:formula="of:=[.C2683]^2" office:value-type="float" office:value="11.8627122540685" calcext:value-type="float">
            <text:p>11.8627122540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684]-[.B2684]" office:value-type="float" office:value="-0.018165366" calcext:value-type="float">
            <text:p>-0.018165366</text:p>
          </table:table-cell>
          <table:table-cell table:formula="of:=ABS([.C2684])" office:value-type="float" office:value="0.018165366" calcext:value-type="float">
            <text:p>0.018165366</text:p>
          </table:table-cell>
          <table:table-cell table:formula="of:=[.C2684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8903586" calcext:value-type="float">
            <text:p>0.678903586</text:p>
          </table:table-cell>
          <table:table-cell table:formula="of:=[.A2685]-[.B2685]" office:value-type="float" office:value="1.321096414" calcext:value-type="float">
            <text:p>1.321096414</text:p>
          </table:table-cell>
          <table:table-cell table:formula="of:=ABS([.C2685])" office:value-type="float" office:value="1.321096414" calcext:value-type="float">
            <text:p>1.321096414</text:p>
          </table:table-cell>
          <table:table-cell table:formula="of:=[.C2685]^2" office:value-type="float" office:value="1.74529573508366" calcext:value-type="float">
            <text:p>1.74529573508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6156425" calcext:value-type="float">
            <text:p>0.576156425</text:p>
          </table:table-cell>
          <table:table-cell table:formula="of:=[.A2686]-[.B2686]" office:value-type="float" office:value="0.423843575" calcext:value-type="float">
            <text:p>0.423843575</text:p>
          </table:table-cell>
          <table:table-cell table:formula="of:=ABS([.C2686])" office:value-type="float" office:value="0.423843575" calcext:value-type="float">
            <text:p>0.423843575</text:p>
          </table:table-cell>
          <table:table-cell table:formula="of:=[.C2686]^2" office:value-type="float" office:value="0.179643376068781" calcext:value-type="float">
            <text:p>0.179643376068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4289783" calcext:value-type="float">
            <text:p>0.084289783</text:p>
          </table:table-cell>
          <table:table-cell table:formula="of:=[.A2687]-[.B2687]" office:value-type="float" office:value="-0.084289783" calcext:value-type="float">
            <text:p>-0.084289783</text:p>
          </table:table-cell>
          <table:table-cell table:formula="of:=ABS([.C2687])" office:value-type="float" office:value="0.084289783" calcext:value-type="float">
            <text:p>0.084289783</text:p>
          </table:table-cell>
          <table:table-cell table:formula="of:=[.C2687]^2" office:value-type="float" office:value="0.00710476751818709" calcext:value-type="float">
            <text:p>0.00710476751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688]-[.B2688]" office:value-type="float" office:value="-0.039448943" calcext:value-type="float">
            <text:p>-0.039448943</text:p>
          </table:table-cell>
          <table:table-cell table:formula="of:=ABS([.C2688])" office:value-type="float" office:value="0.039448943" calcext:value-type="float">
            <text:p>0.039448943</text:p>
          </table:table-cell>
          <table:table-cell table:formula="of:=[.C2688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654345" calcext:value-type="float">
            <text:p>0.99654345</text:p>
          </table:table-cell>
          <table:table-cell table:formula="of:=[.A2689]-[.B2689]" office:value-type="float" office:value="0.00345655" calcext:value-type="float">
            <text:p>0.00345655</text:p>
          </table:table-cell>
          <table:table-cell table:formula="of:=ABS([.C2689])" office:value-type="float" office:value="0.00345655" calcext:value-type="float">
            <text:p>0.00345655</text:p>
          </table:table-cell>
          <table:table-cell table:formula="of:=[.C2689]^2" office:value-type="float" office:value="0.0000119477379025" calcext:value-type="float">
            <text:p>1.19477379025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26953766" calcext:value-type="float">
            <text:p>3.726953766</text:p>
          </table:table-cell>
          <table:table-cell table:formula="of:=[.A2690]-[.B2690]" office:value-type="float" office:value="-0.726953766" calcext:value-type="float">
            <text:p>-0.726953766</text:p>
          </table:table-cell>
          <table:table-cell table:formula="of:=ABS([.C2690])" office:value-type="float" office:value="0.726953766" calcext:value-type="float">
            <text:p>0.726953766</text:p>
          </table:table-cell>
          <table:table-cell table:formula="of:=[.C2690]^2" office:value-type="float" office:value="0.528461777901583" calcext:value-type="float">
            <text:p>0.528461777901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9471772" calcext:value-type="float">
            <text:p>0.889471772</text:p>
          </table:table-cell>
          <table:table-cell table:formula="of:=[.A2691]-[.B2691]" office:value-type="float" office:value="-0.889471772" calcext:value-type="float">
            <text:p>-0.889471772</text:p>
          </table:table-cell>
          <table:table-cell table:formula="of:=ABS([.C2691])" office:value-type="float" office:value="0.889471772" calcext:value-type="float">
            <text:p>0.889471772</text:p>
          </table:table-cell>
          <table:table-cell table:formula="of:=[.C2691]^2" office:value-type="float" office:value="0.79116003318482" calcext:value-type="float">
            <text:p>0.791160033184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0182379" calcext:value-type="float">
            <text:p>0.740182379</text:p>
          </table:table-cell>
          <table:table-cell table:formula="of:=[.A2692]-[.B2692]" office:value-type="float" office:value="0.259817621" calcext:value-type="float">
            <text:p>0.259817621</text:p>
          </table:table-cell>
          <table:table-cell table:formula="of:=ABS([.C2692])" office:value-type="float" office:value="0.259817621" calcext:value-type="float">
            <text:p>0.259817621</text:p>
          </table:table-cell>
          <table:table-cell table:formula="of:=[.C2692]^2" office:value-type="float" office:value="0.0675051961820996" calcext:value-type="float">
            <text:p>0.06750519618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47124485" calcext:value-type="float">
            <text:p>2.547124485</text:p>
          </table:table-cell>
          <table:table-cell table:formula="of:=[.A2693]-[.B2693]" office:value-type="float" office:value="-1.547124485" calcext:value-type="float">
            <text:p>-1.547124485</text:p>
          </table:table-cell>
          <table:table-cell table:formula="of:=ABS([.C2693])" office:value-type="float" office:value="1.547124485" calcext:value-type="float">
            <text:p>1.547124485</text:p>
          </table:table-cell>
          <table:table-cell table:formula="of:=[.C2693]^2" office:value-type="float" office:value="2.39359417208651" calcext:value-type="float">
            <text:p>2.39359417208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694]-[.B2694]" office:value-type="float" office:value="-0.037131564" calcext:value-type="float">
            <text:p>-0.037131564</text:p>
          </table:table-cell>
          <table:table-cell table:formula="of:=ABS([.C2694])" office:value-type="float" office:value="0.037131564" calcext:value-type="float">
            <text:p>0.037131564</text:p>
          </table:table-cell>
          <table:table-cell table:formula="of:=[.C2694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9218012" calcext:value-type="float">
            <text:p>0.169218012</text:p>
          </table:table-cell>
          <table:table-cell table:formula="of:=[.A2695]-[.B2695]" office:value-type="float" office:value="-0.169218012" calcext:value-type="float">
            <text:p>-0.169218012</text:p>
          </table:table-cell>
          <table:table-cell table:formula="of:=ABS([.C2695])" office:value-type="float" office:value="0.169218012" calcext:value-type="float">
            <text:p>0.169218012</text:p>
          </table:table-cell>
          <table:table-cell table:formula="of:=[.C2695]^2" office:value-type="float" office:value="0.0286347355852321" calcext:value-type="float">
            <text:p>0.028634735585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63151567" calcext:value-type="float">
            <text:p>2.063151567</text:p>
          </table:table-cell>
          <table:table-cell table:formula="of:=[.A2696]-[.B2696]" office:value-type="float" office:value="2.936848433" calcext:value-type="float">
            <text:p>2.936848433</text:p>
          </table:table-cell>
          <table:table-cell table:formula="of:=ABS([.C2696])" office:value-type="float" office:value="2.936848433" calcext:value-type="float">
            <text:p>2.936848433</text:p>
          </table:table-cell>
          <table:table-cell table:formula="of:=[.C2696]^2" office:value-type="float" office:value="8.62507871841456" calcext:value-type="float">
            <text:p>8.62507871841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697]-[.B2697]" office:value-type="float" office:value="-0.023052766" calcext:value-type="float">
            <text:p>-0.023052766</text:p>
          </table:table-cell>
          <table:table-cell table:formula="of:=ABS([.C2697])" office:value-type="float" office:value="0.023052766" calcext:value-type="float">
            <text:p>0.023052766</text:p>
          </table:table-cell>
          <table:table-cell table:formula="of:=[.C2697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5523273" calcext:value-type="float">
            <text:p>0.045523273</text:p>
          </table:table-cell>
          <table:table-cell table:formula="of:=[.A2698]-[.B2698]" office:value-type="float" office:value="-0.045523273" calcext:value-type="float">
            <text:p>-0.045523273</text:p>
          </table:table-cell>
          <table:table-cell table:formula="of:=ABS([.C2698])" office:value-type="float" office:value="0.045523273" calcext:value-type="float">
            <text:p>0.045523273</text:p>
          </table:table-cell>
          <table:table-cell table:formula="of:=[.C2698]^2" office:value-type="float" office:value="0.00207236838463253" calcext:value-type="float">
            <text:p>0.002072368384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4950506" calcext:value-type="float">
            <text:p>0.224950506</text:p>
          </table:table-cell>
          <table:table-cell table:formula="of:=[.A2699]-[.B2699]" office:value-type="float" office:value="-0.224950506" calcext:value-type="float">
            <text:p>-0.224950506</text:p>
          </table:table-cell>
          <table:table-cell table:formula="of:=ABS([.C2699])" office:value-type="float" office:value="0.224950506" calcext:value-type="float">
            <text:p>0.224950506</text:p>
          </table:table-cell>
          <table:table-cell table:formula="of:=[.C2699]^2" office:value-type="float" office:value="0.050602730149656" calcext:value-type="float">
            <text:p>0.050602730149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700]-[.B2700]" office:value-type="float" office:value="-0.114544926" calcext:value-type="float">
            <text:p>-0.114544926</text:p>
          </table:table-cell>
          <table:table-cell table:formula="of:=ABS([.C2700])" office:value-type="float" office:value="0.114544926" calcext:value-type="float">
            <text:p>0.114544926</text:p>
          </table:table-cell>
          <table:table-cell table:formula="of:=[.C2700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76823585" calcext:value-type="float">
            <text:p>0.876823585</text:p>
          </table:table-cell>
          <table:table-cell table:formula="of:=[.A2701]-[.B2701]" office:value-type="float" office:value="1.123176415" calcext:value-type="float">
            <text:p>1.123176415</text:p>
          </table:table-cell>
          <table:table-cell table:formula="of:=ABS([.C2701])" office:value-type="float" office:value="1.123176415" calcext:value-type="float">
            <text:p>1.123176415</text:p>
          </table:table-cell>
          <table:table-cell table:formula="of:=[.C2701]^2" office:value-type="float" office:value="1.26152525921225" calcext:value-type="float">
            <text:p>1.26152525921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702]-[.B2702]" office:value-type="float" office:value="-0.018165366" calcext:value-type="float">
            <text:p>-0.018165366</text:p>
          </table:table-cell>
          <table:table-cell table:formula="of:=ABS([.C2702])" office:value-type="float" office:value="0.018165366" calcext:value-type="float">
            <text:p>0.018165366</text:p>
          </table:table-cell>
          <table:table-cell table:formula="of:=[.C2702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15469" calcext:value-type="float">
            <text:p>0.4115469</text:p>
          </table:table-cell>
          <table:table-cell table:formula="of:=[.A2703]-[.B2703]" office:value-type="float" office:value="-0.4115469" calcext:value-type="float">
            <text:p>-0.4115469</text:p>
          </table:table-cell>
          <table:table-cell table:formula="of:=ABS([.C2703])" office:value-type="float" office:value="0.4115469" calcext:value-type="float">
            <text:p>0.4115469</text:p>
          </table:table-cell>
          <table:table-cell table:formula="of:=[.C2703]^2" office:value-type="float" office:value="0.16937085089961" calcext:value-type="float">
            <text:p>0.16937085089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0186425" calcext:value-type="float">
            <text:p>0.310186425</text:p>
          </table:table-cell>
          <table:table-cell table:formula="of:=[.A2704]-[.B2704]" office:value-type="float" office:value="0.689813575" calcext:value-type="float">
            <text:p>0.689813575</text:p>
          </table:table-cell>
          <table:table-cell table:formula="of:=ABS([.C2704])" office:value-type="float" office:value="0.689813575" calcext:value-type="float">
            <text:p>0.689813575</text:p>
          </table:table-cell>
          <table:table-cell table:formula="of:=[.C2704]^2" office:value-type="float" office:value="0.475842768254281" calcext:value-type="float">
            <text:p>0.475842768254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4289783" calcext:value-type="float">
            <text:p>0.084289783</text:p>
          </table:table-cell>
          <table:table-cell table:formula="of:=[.A2705]-[.B2705]" office:value-type="float" office:value="-0.084289783" calcext:value-type="float">
            <text:p>-0.084289783</text:p>
          </table:table-cell>
          <table:table-cell table:formula="of:=ABS([.C2705])" office:value-type="float" office:value="0.084289783" calcext:value-type="float">
            <text:p>0.084289783</text:p>
          </table:table-cell>
          <table:table-cell table:formula="of:=[.C2705]^2" office:value-type="float" office:value="0.00710476751818709" calcext:value-type="float">
            <text:p>0.00710476751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706]-[.B2706]" office:value-type="float" office:value="-0.039448943" calcext:value-type="float">
            <text:p>-0.039448943</text:p>
          </table:table-cell>
          <table:table-cell table:formula="of:=ABS([.C2706])" office:value-type="float" office:value="0.039448943" calcext:value-type="float">
            <text:p>0.039448943</text:p>
          </table:table-cell>
          <table:table-cell table:formula="of:=[.C2706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6445745" calcext:value-type="float">
            <text:p>0.186445745</text:p>
          </table:table-cell>
          <table:table-cell table:formula="of:=[.A2707]-[.B2707]" office:value-type="float" office:value="0.813554255" calcext:value-type="float">
            <text:p>0.813554255</text:p>
          </table:table-cell>
          <table:table-cell table:formula="of:=ABS([.C2707])" office:value-type="float" office:value="0.813554255" calcext:value-type="float">
            <text:p>0.813554255</text:p>
          </table:table-cell>
          <table:table-cell table:formula="of:=[.C2707]^2" office:value-type="float" office:value="0.661870525828605" calcext:value-type="float">
            <text:p>0.6618705258286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2712224" calcext:value-type="float">
            <text:p>0.942712224</text:p>
          </table:table-cell>
          <table:table-cell table:formula="of:=[.A2708]-[.B2708]" office:value-type="float" office:value="1.057287776" calcext:value-type="float">
            <text:p>1.057287776</text:p>
          </table:table-cell>
          <table:table-cell table:formula="of:=ABS([.C2708])" office:value-type="float" office:value="1.057287776" calcext:value-type="float">
            <text:p>1.057287776</text:p>
          </table:table-cell>
          <table:table-cell table:formula="of:=[.C2708]^2" office:value-type="float" office:value="1.11785744127903" calcext:value-type="float">
            <text:p>1.11785744127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2120861" calcext:value-type="float">
            <text:p>0.442120861</text:p>
          </table:table-cell>
          <table:table-cell table:formula="of:=[.A2709]-[.B2709]" office:value-type="float" office:value="-0.442120861" calcext:value-type="float">
            <text:p>-0.442120861</text:p>
          </table:table-cell>
          <table:table-cell table:formula="of:=ABS([.C2709])" office:value-type="float" office:value="0.442120861" calcext:value-type="float">
            <text:p>0.442120861</text:p>
          </table:table-cell>
          <table:table-cell table:formula="of:=[.C2709]^2" office:value-type="float" office:value="0.195470855731381" calcext:value-type="float">
            <text:p>0.1954708557313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1964761" calcext:value-type="float">
            <text:p>0.621964761</text:p>
          </table:table-cell>
          <table:table-cell table:formula="of:=[.A2710]-[.B2710]" office:value-type="float" office:value="0.378035239" calcext:value-type="float">
            <text:p>0.378035239</text:p>
          </table:table-cell>
          <table:table-cell table:formula="of:=ABS([.C2710])" office:value-type="float" office:value="0.378035239" calcext:value-type="float">
            <text:p>0.378035239</text:p>
          </table:table-cell>
          <table:table-cell table:formula="of:=[.C2710]^2" office:value-type="float" office:value="0.142910641925787" calcext:value-type="float">
            <text:p>0.1429106419257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78519643" calcext:value-type="float">
            <text:p>0.378519643</text:p>
          </table:table-cell>
          <table:table-cell table:formula="of:=[.A2711]-[.B2711]" office:value-type="float" office:value="2.621480357" calcext:value-type="float">
            <text:p>2.621480357</text:p>
          </table:table-cell>
          <table:table-cell table:formula="of:=ABS([.C2711])" office:value-type="float" office:value="2.621480357" calcext:value-type="float">
            <text:p>2.621480357</text:p>
          </table:table-cell>
          <table:table-cell table:formula="of:=[.C2711]^2" office:value-type="float" office:value="6.87215926213685" calcext:value-type="float">
            <text:p>6.87215926213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712]-[.B2712]" office:value-type="float" office:value="-0.037131564" calcext:value-type="float">
            <text:p>-0.037131564</text:p>
          </table:table-cell>
          <table:table-cell table:formula="of:=ABS([.C2712])" office:value-type="float" office:value="0.037131564" calcext:value-type="float">
            <text:p>0.037131564</text:p>
          </table:table-cell>
          <table:table-cell table:formula="of:=[.C2712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9218012" calcext:value-type="float">
            <text:p>0.169218012</text:p>
          </table:table-cell>
          <table:table-cell table:formula="of:=[.A2713]-[.B2713]" office:value-type="float" office:value="-0.169218012" calcext:value-type="float">
            <text:p>-0.169218012</text:p>
          </table:table-cell>
          <table:table-cell table:formula="of:=ABS([.C2713])" office:value-type="float" office:value="0.169218012" calcext:value-type="float">
            <text:p>0.169218012</text:p>
          </table:table-cell>
          <table:table-cell table:formula="of:=[.C2713]^2" office:value-type="float" office:value="0.0286347355852321" calcext:value-type="float">
            <text:p>0.028634735585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96001385" calcext:value-type="float">
            <text:p>2.096001385</text:p>
          </table:table-cell>
          <table:table-cell table:formula="of:=[.A2714]-[.B2714]" office:value-type="float" office:value="1.903998615" calcext:value-type="float">
            <text:p>1.903998615</text:p>
          </table:table-cell>
          <table:table-cell table:formula="of:=ABS([.C2714])" office:value-type="float" office:value="1.903998615" calcext:value-type="float">
            <text:p>1.903998615</text:p>
          </table:table-cell>
          <table:table-cell table:formula="of:=[.C2714]^2" office:value-type="float" office:value="3.62521072592192" calcext:value-type="float">
            <text:p>3.62521072592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715]-[.B2715]" office:value-type="float" office:value="-0.023052766" calcext:value-type="float">
            <text:p>-0.023052766</text:p>
          </table:table-cell>
          <table:table-cell table:formula="of:=ABS([.C2715])" office:value-type="float" office:value="0.023052766" calcext:value-type="float">
            <text:p>0.023052766</text:p>
          </table:table-cell>
          <table:table-cell table:formula="of:=[.C2715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4384573" calcext:value-type="float">
            <text:p>0.374384573</text:p>
          </table:table-cell>
          <table:table-cell table:formula="of:=[.A2716]-[.B2716]" office:value-type="float" office:value="-0.374384573" calcext:value-type="float">
            <text:p>-0.374384573</text:p>
          </table:table-cell>
          <table:table-cell table:formula="of:=ABS([.C2716])" office:value-type="float" office:value="0.374384573" calcext:value-type="float">
            <text:p>0.374384573</text:p>
          </table:table-cell>
          <table:table-cell table:formula="of:=[.C2716]^2" office:value-type="float" office:value="0.140163808500392" calcext:value-type="float">
            <text:p>0.140163808500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5017846" calcext:value-type="float">
            <text:p>0.255017846</text:p>
          </table:table-cell>
          <table:table-cell table:formula="of:=[.A2717]-[.B2717]" office:value-type="float" office:value="0.744982154" calcext:value-type="float">
            <text:p>0.744982154</text:p>
          </table:table-cell>
          <table:table-cell table:formula="of:=ABS([.C2717])" office:value-type="float" office:value="0.744982154" calcext:value-type="float">
            <text:p>0.744982154</text:p>
          </table:table-cell>
          <table:table-cell table:formula="of:=[.C2717]^2" office:value-type="float" office:value="0.55499840977848" calcext:value-type="float">
            <text:p>0.55499840977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718]-[.B2718]" office:value-type="float" office:value="-0.114544926" calcext:value-type="float">
            <text:p>-0.114544926</text:p>
          </table:table-cell>
          <table:table-cell table:formula="of:=ABS([.C2718])" office:value-type="float" office:value="0.114544926" calcext:value-type="float">
            <text:p>0.114544926</text:p>
          </table:table-cell>
          <table:table-cell table:formula="of:=[.C2718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7462282" calcext:value-type="float">
            <text:p>0.777462282</text:p>
          </table:table-cell>
          <table:table-cell table:formula="of:=[.A2719]-[.B2719]" office:value-type="float" office:value="-0.777462282" calcext:value-type="float">
            <text:p>-0.777462282</text:p>
          </table:table-cell>
          <table:table-cell table:formula="of:=ABS([.C2719])" office:value-type="float" office:value="0.777462282" calcext:value-type="float">
            <text:p>0.777462282</text:p>
          </table:table-cell>
          <table:table-cell table:formula="of:=[.C2719]^2" office:value-type="float" office:value="0.604447599932648" calcext:value-type="float">
            <text:p>0.604447599932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720]-[.B2720]" office:value-type="float" office:value="-0.018165366" calcext:value-type="float">
            <text:p>-0.018165366</text:p>
          </table:table-cell>
          <table:table-cell table:formula="of:=ABS([.C2720])" office:value-type="float" office:value="0.018165366" calcext:value-type="float">
            <text:p>0.018165366</text:p>
          </table:table-cell>
          <table:table-cell table:formula="of:=[.C2720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8055271" calcext:value-type="float">
            <text:p>0.338055271</text:p>
          </table:table-cell>
          <table:table-cell table:formula="of:=[.A2721]-[.B2721]" office:value-type="float" office:value="-0.338055271" calcext:value-type="float">
            <text:p>-0.338055271</text:p>
          </table:table-cell>
          <table:table-cell table:formula="of:=ABS([.C2721])" office:value-type="float" office:value="0.338055271" calcext:value-type="float">
            <text:p>0.338055271</text:p>
          </table:table-cell>
          <table:table-cell table:formula="of:=[.C2721]^2" office:value-type="float" office:value="0.114281366250883" calcext:value-type="float">
            <text:p>0.114281366250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0186425" calcext:value-type="float">
            <text:p>0.310186425</text:p>
          </table:table-cell>
          <table:table-cell table:formula="of:=[.A2722]-[.B2722]" office:value-type="float" office:value="-0.310186425" calcext:value-type="float">
            <text:p>-0.310186425</text:p>
          </table:table-cell>
          <table:table-cell table:formula="of:=ABS([.C2722])" office:value-type="float" office:value="0.310186425" calcext:value-type="float">
            <text:p>0.310186425</text:p>
          </table:table-cell>
          <table:table-cell table:formula="of:=[.C2722]^2" office:value-type="float" office:value="0.0962156182542807" calcext:value-type="float">
            <text:p>0.096215618254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289783" calcext:value-type="float">
            <text:p>0.084289783</text:p>
          </table:table-cell>
          <table:table-cell table:formula="of:=[.A2723]-[.B2723]" office:value-type="float" office:value="0.915710217" calcext:value-type="float">
            <text:p>0.915710217</text:p>
          </table:table-cell>
          <table:table-cell table:formula="of:=ABS([.C2723])" office:value-type="float" office:value="0.915710217" calcext:value-type="float">
            <text:p>0.915710217</text:p>
          </table:table-cell>
          <table:table-cell table:formula="of:=[.C2723]^2" office:value-type="float" office:value="0.838525201518187" calcext:value-type="float">
            <text:p>0.83852520151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724]-[.B2724]" office:value-type="float" office:value="-0.039448943" calcext:value-type="float">
            <text:p>-0.039448943</text:p>
          </table:table-cell>
          <table:table-cell table:formula="of:=ABS([.C2724])" office:value-type="float" office:value="0.039448943" calcext:value-type="float">
            <text:p>0.039448943</text:p>
          </table:table-cell>
          <table:table-cell table:formula="of:=[.C2724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236899" calcext:value-type="float">
            <text:p>0.664236899</text:p>
          </table:table-cell>
          <table:table-cell table:formula="of:=[.A2725]-[.B2725]" office:value-type="float" office:value="-0.664236899" calcext:value-type="float">
            <text:p>-0.664236899</text:p>
          </table:table-cell>
          <table:table-cell table:formula="of:=ABS([.C2725])" office:value-type="float" office:value="0.664236899" calcext:value-type="float">
            <text:p>0.664236899</text:p>
          </table:table-cell>
          <table:table-cell table:formula="of:=[.C2725]^2" office:value-type="float" office:value="0.441210657993136" calcext:value-type="float">
            <text:p>0.441210657993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3800882" calcext:value-type="float">
            <text:p>0.753800882</text:p>
          </table:table-cell>
          <table:table-cell table:formula="of:=[.A2726]-[.B2726]" office:value-type="float" office:value="-0.753800882" calcext:value-type="float">
            <text:p>-0.753800882</text:p>
          </table:table-cell>
          <table:table-cell table:formula="of:=ABS([.C2726])" office:value-type="float" office:value="0.753800882" calcext:value-type="float">
            <text:p>0.753800882</text:p>
          </table:table-cell>
          <table:table-cell table:formula="of:=[.C2726]^2" office:value-type="float" office:value="0.568215769703978" calcext:value-type="float">
            <text:p>0.568215769703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786805" calcext:value-type="float">
            <text:p>0.34786805</text:p>
          </table:table-cell>
          <table:table-cell table:formula="of:=[.A2727]-[.B2727]" office:value-type="float" office:value="-0.34786805" calcext:value-type="float">
            <text:p>-0.34786805</text:p>
          </table:table-cell>
          <table:table-cell table:formula="of:=ABS([.C2727])" office:value-type="float" office:value="0.34786805" calcext:value-type="float">
            <text:p>0.34786805</text:p>
          </table:table-cell>
          <table:table-cell table:formula="of:=[.C2727]^2" office:value-type="float" office:value="0.121012180210802" calcext:value-type="float">
            <text:p>0.121012180210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3775089" calcext:value-type="float">
            <text:p>0.483775089</text:p>
          </table:table-cell>
          <table:table-cell table:formula="of:=[.A2728]-[.B2728]" office:value-type="float" office:value="-0.483775089" calcext:value-type="float">
            <text:p>-0.483775089</text:p>
          </table:table-cell>
          <table:table-cell table:formula="of:=ABS([.C2728])" office:value-type="float" office:value="0.483775089" calcext:value-type="float">
            <text:p>0.483775089</text:p>
          </table:table-cell>
          <table:table-cell table:formula="of:=[.C2728]^2" office:value-type="float" office:value="0.234038336736958" calcext:value-type="float">
            <text:p>0.2340383367369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3817396" calcext:value-type="float">
            <text:p>0.943817396</text:p>
          </table:table-cell>
          <table:table-cell table:formula="of:=[.A2729]-[.B2729]" office:value-type="float" office:value="0.056182604" calcext:value-type="float">
            <text:p>0.056182604</text:p>
          </table:table-cell>
          <table:table-cell table:formula="of:=ABS([.C2729])" office:value-type="float" office:value="0.056182604" calcext:value-type="float">
            <text:p>0.056182604</text:p>
          </table:table-cell>
          <table:table-cell table:formula="of:=[.C2729]^2" office:value-type="float" office:value="0.00315648499222081" calcext:value-type="float">
            <text:p>0.003156484992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730]-[.B2730]" office:value-type="float" office:value="-0.037131564" calcext:value-type="float">
            <text:p>-0.037131564</text:p>
          </table:table-cell>
          <table:table-cell table:formula="of:=ABS([.C2730])" office:value-type="float" office:value="0.037131564" calcext:value-type="float">
            <text:p>0.037131564</text:p>
          </table:table-cell>
          <table:table-cell table:formula="of:=[.C2730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9218012" calcext:value-type="float">
            <text:p>0.169218012</text:p>
          </table:table-cell>
          <table:table-cell table:formula="of:=[.A2731]-[.B2731]" office:value-type="float" office:value="-0.169218012" calcext:value-type="float">
            <text:p>-0.169218012</text:p>
          </table:table-cell>
          <table:table-cell table:formula="of:=ABS([.C2731])" office:value-type="float" office:value="0.169218012" calcext:value-type="float">
            <text:p>0.169218012</text:p>
          </table:table-cell>
          <table:table-cell table:formula="of:=[.C2731]^2" office:value-type="float" office:value="0.0286347355852321" calcext:value-type="float">
            <text:p>0.028634735585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05903415" calcext:value-type="float">
            <text:p>2.605903415</text:p>
          </table:table-cell>
          <table:table-cell table:formula="of:=[.A2732]-[.B2732]" office:value-type="float" office:value="-1.605903415" calcext:value-type="float">
            <text:p>-1.605903415</text:p>
          </table:table-cell>
          <table:table-cell table:formula="of:=ABS([.C2732])" office:value-type="float" office:value="1.605903415" calcext:value-type="float">
            <text:p>1.605903415</text:p>
          </table:table-cell>
          <table:table-cell table:formula="of:=[.C2732]^2" office:value-type="float" office:value="2.57892577830866" calcext:value-type="float">
            <text:p>2.57892577830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733]-[.B2733]" office:value-type="float" office:value="-0.023052766" calcext:value-type="float">
            <text:p>-0.023052766</text:p>
          </table:table-cell>
          <table:table-cell table:formula="of:=ABS([.C2733])" office:value-type="float" office:value="0.023052766" calcext:value-type="float">
            <text:p>0.023052766</text:p>
          </table:table-cell>
          <table:table-cell table:formula="of:=[.C2733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5290196" calcext:value-type="float">
            <text:p>0.175290196</text:p>
          </table:table-cell>
          <table:table-cell table:formula="of:=[.A2734]-[.B2734]" office:value-type="float" office:value="-0.175290196" calcext:value-type="float">
            <text:p>-0.175290196</text:p>
          </table:table-cell>
          <table:table-cell table:formula="of:=ABS([.C2734])" office:value-type="float" office:value="0.175290196" calcext:value-type="float">
            <text:p>0.175290196</text:p>
          </table:table-cell>
          <table:table-cell table:formula="of:=[.C2734]^2" office:value-type="float" office:value="0.0307266528137184" calcext:value-type="float">
            <text:p>0.030726652813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9015572" calcext:value-type="float">
            <text:p>0.089015572</text:p>
          </table:table-cell>
          <table:table-cell table:formula="of:=[.A2735]-[.B2735]" office:value-type="float" office:value="-0.089015572" calcext:value-type="float">
            <text:p>-0.089015572</text:p>
          </table:table-cell>
          <table:table-cell table:formula="of:=ABS([.C2735])" office:value-type="float" office:value="0.089015572" calcext:value-type="float">
            <text:p>0.089015572</text:p>
          </table:table-cell>
          <table:table-cell table:formula="of:=[.C2735]^2" office:value-type="float" office:value="0.00792377205848718" calcext:value-type="float">
            <text:p>0.007923772058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736]-[.B2736]" office:value-type="float" office:value="-0.114544926" calcext:value-type="float">
            <text:p>-0.114544926</text:p>
          </table:table-cell>
          <table:table-cell table:formula="of:=ABS([.C2736])" office:value-type="float" office:value="0.114544926" calcext:value-type="float">
            <text:p>0.114544926</text:p>
          </table:table-cell>
          <table:table-cell table:formula="of:=[.C2736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[.A2737]-[.B2737]" office:value-type="float" office:value="-15" calcext:value-type="float">
            <text:p>-15</text:p>
          </table:table-cell>
          <table:table-cell table:formula="of:=ABS([.C2737])" office:value-type="float" office:value="15" calcext:value-type="float">
            <text:p>15</text:p>
          </table:table-cell>
          <table:table-cell table:formula="of:=[.C2737]^2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2738]-[.B2738]" office:value-type="float" office:value="-4" calcext:value-type="float">
            <text:p>-4</text:p>
          </table:table-cell>
          <table:table-cell table:formula="of:=ABS([.C2738])" office:value-type="float" office:value="4" calcext:value-type="float">
            <text:p>4</text:p>
          </table:table-cell>
          <table:table-cell table:formula="of:=[.C2738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A2739]-[.B2739]" office:value-type="float" office:value="6" calcext:value-type="float">
            <text:p>6</text:p>
          </table:table-cell>
          <table:table-cell table:formula="of:=ABS([.C2739])" office:value-type="float" office:value="6" calcext:value-type="float">
            <text:p>6</text:p>
          </table:table-cell>
          <table:table-cell table:formula="of:=[.C2739]^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[.A2740]-[.B2740]" office:value-type="float" office:value="7" calcext:value-type="float">
            <text:p>7</text:p>
          </table:table-cell>
          <table:table-cell table:formula="of:=ABS([.C2740])" office:value-type="float" office:value="7" calcext:value-type="float">
            <text:p>7</text:p>
          </table:table-cell>
          <table:table-cell table:formula="of:=[.C2740]^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A2741]-[.B2741]" office:value-type="float" office:value="10" calcext:value-type="float">
            <text:p>10</text:p>
          </table:table-cell>
          <table:table-cell table:formula="of:=ABS([.C2741])" office:value-type="float" office:value="10" calcext:value-type="float">
            <text:p>10</text:p>
          </table:table-cell>
          <table:table-cell table:formula="of:=[.C2741]^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A2742]-[.B2742]" office:value-type="float" office:value="3" calcext:value-type="float">
            <text:p>3</text:p>
          </table:table-cell>
          <table:table-cell table:formula="of:=ABS([.C2742])" office:value-type="float" office:value="3" calcext:value-type="float">
            <text:p>3</text:p>
          </table:table-cell>
          <table:table-cell table:formula="of:=[.C2742]^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A2743]-[.B2743]" office:value-type="float" office:value="5" calcext:value-type="float">
            <text:p>5</text:p>
          </table:table-cell>
          <table:table-cell table:formula="of:=ABS([.C2743])" office:value-type="float" office:value="5" calcext:value-type="float">
            <text:p>5</text:p>
          </table:table-cell>
          <table:table-cell table:formula="of:=[.C2743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A2744]-[.B2744]" office:value-type="float" office:value="-5" calcext:value-type="float">
            <text:p>-5</text:p>
          </table:table-cell>
          <table:table-cell table:formula="of:=ABS([.C2744])" office:value-type="float" office:value="5" calcext:value-type="float">
            <text:p>5</text:p>
          </table:table-cell>
          <table:table-cell table:formula="of:=[.C2744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A2745]-[.B2745]" office:value-type="float" office:value="-7" calcext:value-type="float">
            <text:p>-7</text:p>
          </table:table-cell>
          <table:table-cell table:formula="of:=ABS([.C2745])" office:value-type="float" office:value="7" calcext:value-type="float">
            <text:p>7</text:p>
          </table:table-cell>
          <table:table-cell table:formula="of:=[.C2745]^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A2746]-[.B2746]" office:value-type="float" office:value="7" calcext:value-type="float">
            <text:p>7</text:p>
          </table:table-cell>
          <table:table-cell table:formula="of:=ABS([.C2746])" office:value-type="float" office:value="7" calcext:value-type="float">
            <text:p>7</text:p>
          </table:table-cell>
          <table:table-cell table:formula="of:=[.C2746]^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A2747]-[.B2747]" office:value-type="float" office:value="-5" calcext:value-type="float">
            <text:p>-5</text:p>
          </table:table-cell>
          <table:table-cell table:formula="of:=ABS([.C2747])" office:value-type="float" office:value="5" calcext:value-type="float">
            <text:p>5</text:p>
          </table:table-cell>
          <table:table-cell table:formula="of:=[.C2747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2748]-[.B2748]" office:value-type="float" office:value="-5" calcext:value-type="float">
            <text:p>-5</text:p>
          </table:table-cell>
          <table:table-cell table:formula="of:=ABS([.C2748])" office:value-type="float" office:value="5" calcext:value-type="float">
            <text:p>5</text:p>
          </table:table-cell>
          <table:table-cell table:formula="of:=[.C2748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2749]-[.B2749]" office:value-type="float" office:value="-6" calcext:value-type="float">
            <text:p>-6</text:p>
          </table:table-cell>
          <table:table-cell table:formula="of:=ABS([.C2749])" office:value-type="float" office:value="6" calcext:value-type="float">
            <text:p>6</text:p>
          </table:table-cell>
          <table:table-cell table:formula="of:=[.C2749]^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A2750]-[.B2750]" office:value-type="float" office:value="9" calcext:value-type="float">
            <text:p>9</text:p>
          </table:table-cell>
          <table:table-cell table:formula="of:=ABS([.C2750])" office:value-type="float" office:value="9" calcext:value-type="float">
            <text:p>9</text:p>
          </table:table-cell>
          <table:table-cell table:formula="of:=[.C2750]^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A2751]-[.B2751]" office:value-type="float" office:value="-3" calcext:value-type="float">
            <text:p>-3</text:p>
          </table:table-cell>
          <table:table-cell table:formula="of:=ABS([.C2751])" office:value-type="float" office:value="3" calcext:value-type="float">
            <text:p>3</text:p>
          </table:table-cell>
          <table:table-cell table:formula="of:=[.C2751]^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2752]-[.B2752]" office:value-type="float" office:value="-2" calcext:value-type="float">
            <text:p>-2</text:p>
          </table:table-cell>
          <table:table-cell table:formula="of:=ABS([.C2752])" office:value-type="float" office:value="2" calcext:value-type="float">
            <text:p>2</text:p>
          </table:table-cell>
          <table:table-cell table:formula="of:=[.C2752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A2753]-[.B2753]" office:value-type="float" office:value="9" calcext:value-type="float">
            <text:p>9</text:p>
          </table:table-cell>
          <table:table-cell table:formula="of:=ABS([.C2753])" office:value-type="float" office:value="9" calcext:value-type="float">
            <text:p>9</text:p>
          </table:table-cell>
          <table:table-cell table:formula="of:=[.C2753]^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A2754]-[.B2754]" office:value-type="float" office:value="-6" calcext:value-type="float">
            <text:p>-6</text:p>
          </table:table-cell>
          <table:table-cell table:formula="of:=ABS([.C2754])" office:value-type="float" office:value="6" calcext:value-type="float">
            <text:p>6</text:p>
          </table:table-cell>
          <table:table-cell table:formula="of:=[.C2754]^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87410656" calcext:value-type="float">
            <text:p>5.687410656</text:p>
          </table:table-cell>
          <table:table-cell table:formula="of:=[.A2755]-[.B2755]" office:value-type="float" office:value="-5.687410656" calcext:value-type="float">
            <text:p>-5.687410656</text:p>
          </table:table-cell>
          <table:table-cell table:formula="of:=ABS([.C2755])" office:value-type="float" office:value="5.687410656" calcext:value-type="float">
            <text:p>5.687410656</text:p>
          </table:table-cell>
          <table:table-cell table:formula="of:=[.C2755]^2" office:value-type="float" office:value="32.3466399699823" calcext:value-type="float">
            <text:p>32.3466399699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29891312" calcext:value-type="float">
            <text:p>2.829891312</text:p>
          </table:table-cell>
          <table:table-cell table:formula="of:=[.A2756]-[.B2756]" office:value-type="float" office:value="-0.829891312" calcext:value-type="float">
            <text:p>-0.829891312</text:p>
          </table:table-cell>
          <table:table-cell table:formula="of:=ABS([.C2756])" office:value-type="float" office:value="0.829891312" calcext:value-type="float">
            <text:p>0.829891312</text:p>
          </table:table-cell>
          <table:table-cell table:formula="of:=[.C2756]^2" office:value-type="float" office:value="0.688719589733081" calcext:value-type="float">
            <text:p>0.6887195897330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05907319" calcext:value-type="float">
            <text:p>7.05907319</text:p>
          </table:table-cell>
          <table:table-cell table:formula="of:=[.A2757]-[.B2757]" office:value-type="float" office:value="-4.05907319" calcext:value-type="float">
            <text:p>-4.05907319</text:p>
          </table:table-cell>
          <table:table-cell table:formula="of:=ABS([.C2757])" office:value-type="float" office:value="4.05907319" calcext:value-type="float">
            <text:p>4.05907319</text:p>
          </table:table-cell>
          <table:table-cell table:formula="of:=[.C2757]^2" office:value-type="float" office:value="16.4760751617768" calcext:value-type="float">
            <text:p>16.4760751617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056173576" calcext:value-type="float">
            <text:p>5.056173576</text:p>
          </table:table-cell>
          <table:table-cell table:formula="of:=[.A2758]-[.B2758]" office:value-type="float" office:value="-3.056173576" calcext:value-type="float">
            <text:p>-3.056173576</text:p>
          </table:table-cell>
          <table:table-cell table:formula="of:=ABS([.C2758])" office:value-type="float" office:value="3.056173576" calcext:value-type="float">
            <text:p>3.056173576</text:p>
          </table:table-cell>
          <table:table-cell table:formula="of:=[.C2758]^2" office:value-type="float" office:value="9.34019692664063" calcext:value-type="float">
            <text:p>9.34019692664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634982" calcext:value-type="float">
            <text:p>5.88634982</text:p>
          </table:table-cell>
          <table:table-cell table:formula="of:=[.A2759]-[.B2759]" office:value-type="float" office:value="-4.88634982" calcext:value-type="float">
            <text:p>-4.88634982</text:p>
          </table:table-cell>
          <table:table-cell table:formula="of:=ABS([.C2759])" office:value-type="float" office:value="4.88634982" calcext:value-type="float">
            <text:p>4.88634982</text:p>
          </table:table-cell>
          <table:table-cell table:formula="of:=[.C2759]^2" office:value-type="float" office:value="23.876414563414" calcext:value-type="float">
            <text:p>23.876414563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36955542" calcext:value-type="float">
            <text:p>6.036955542</text:p>
          </table:table-cell>
          <table:table-cell table:formula="of:=[.A2760]-[.B2760]" office:value-type="float" office:value="-4.036955542" calcext:value-type="float">
            <text:p>-4.036955542</text:p>
          </table:table-cell>
          <table:table-cell table:formula="of:=ABS([.C2760])" office:value-type="float" office:value="4.036955542" calcext:value-type="float">
            <text:p>4.036955542</text:p>
          </table:table-cell>
          <table:table-cell table:formula="of:=[.C2760]^2" office:value-type="float" office:value="16.2970100480845" calcext:value-type="float">
            <text:p>16.29701004808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8965807" calcext:value-type="float">
            <text:p>6.08965807</text:p>
          </table:table-cell>
          <table:table-cell table:formula="of:=[.A2761]-[.B2761]" office:value-type="float" office:value="-0.0896580699999996" calcext:value-type="float">
            <text:p>-0.08965807</text:p>
          </table:table-cell>
          <table:table-cell table:formula="of:=ABS([.C2761])" office:value-type="float" office:value="0.0896580699999996" calcext:value-type="float">
            <text:p>0.08965807</text:p>
          </table:table-cell>
          <table:table-cell table:formula="of:=[.C2761]^2" office:value-type="float" office:value="0.00803856951612483" calcext:value-type="float">
            <text:p>0.008038569516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70741068" calcext:value-type="float">
            <text:p>6.970741068</text:p>
          </table:table-cell>
          <table:table-cell table:formula="of:=[.A2762]-[.B2762]" office:value-type="float" office:value="-3.970741068" calcext:value-type="float">
            <text:p>-3.970741068</text:p>
          </table:table-cell>
          <table:table-cell table:formula="of:=ABS([.C2762])" office:value-type="float" office:value="3.970741068" calcext:value-type="float">
            <text:p>3.970741068</text:p>
          </table:table-cell>
          <table:table-cell table:formula="of:=[.C2762]^2" office:value-type="float" office:value="15.7667846291018" calcext:value-type="float">
            <text:p>15.7667846291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80351528" calcext:value-type="float">
            <text:p>2.380351528</text:p>
          </table:table-cell>
          <table:table-cell table:formula="of:=[.A2763]-[.B2763]" office:value-type="float" office:value="-1.380351528" calcext:value-type="float">
            <text:p>-1.380351528</text:p>
          </table:table-cell>
          <table:table-cell table:formula="of:=ABS([.C2763])" office:value-type="float" office:value="1.380351528" calcext:value-type="float">
            <text:p>1.380351528</text:p>
          </table:table-cell>
          <table:table-cell table:formula="of:=[.C2763]^2" office:value-type="float" office:value="1.90537034085194" calcext:value-type="float">
            <text:p>1.905370340851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894445056" calcext:value-type="float">
            <text:p>5.894445056</text:p>
          </table:table-cell>
          <table:table-cell table:formula="of:=[.A2764]-[.B2764]" office:value-type="float" office:value="-2.894445056" calcext:value-type="float">
            <text:p>-2.894445056</text:p>
          </table:table-cell>
          <table:table-cell table:formula="of:=ABS([.C2764])" office:value-type="float" office:value="2.894445056" calcext:value-type="float">
            <text:p>2.894445056</text:p>
          </table:table-cell>
          <table:table-cell table:formula="of:=[.C2764]^2" office:value-type="float" office:value="8.37781218220285" calcext:value-type="float">
            <text:p>8.37781218220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703944269" calcext:value-type="float">
            <text:p>5.703944269</text:p>
          </table:table-cell>
          <table:table-cell table:formula="of:=[.A2765]-[.B2765]" office:value-type="float" office:value="-2.703944269" calcext:value-type="float">
            <text:p>-2.703944269</text:p>
          </table:table-cell>
          <table:table-cell table:formula="of:=ABS([.C2765])" office:value-type="float" office:value="2.703944269" calcext:value-type="float">
            <text:p>2.703944269</text:p>
          </table:table-cell>
          <table:table-cell table:formula="of:=[.C2765]^2" office:value-type="float" office:value="7.31131460985794" calcext:value-type="float">
            <text:p>7.311314609857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89401438" calcext:value-type="float">
            <text:p>2.489401438</text:p>
          </table:table-cell>
          <table:table-cell table:formula="of:=[.A2766]-[.B2766]" office:value-type="float" office:value="0.510598562" calcext:value-type="float">
            <text:p>0.510598562</text:p>
          </table:table-cell>
          <table:table-cell table:formula="of:=ABS([.C2766])" office:value-type="float" office:value="0.510598562" calcext:value-type="float">
            <text:p>0.510598562</text:p>
          </table:table-cell>
          <table:table-cell table:formula="of:=[.C2766]^2" office:value-type="float" office:value="0.260710891516468" calcext:value-type="float">
            <text:p>0.2607108915164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811061409" calcext:value-type="float">
            <text:p>6.811061409</text:p>
          </table:table-cell>
          <table:table-cell table:formula="of:=[.A2767]-[.B2767]" office:value-type="float" office:value="-0.811061409" calcext:value-type="float">
            <text:p>-0.811061409</text:p>
          </table:table-cell>
          <table:table-cell table:formula="of:=ABS([.C2767])" office:value-type="float" office:value="0.811061409" calcext:value-type="float">
            <text:p>0.811061409</text:p>
          </table:table-cell>
          <table:table-cell table:formula="of:=[.C2767]^2" office:value-type="float" office:value="0.657820609169065" calcext:value-type="float">
            <text:p>0.657820609169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806677539" calcext:value-type="float">
            <text:p>5.806677539</text:p>
          </table:table-cell>
          <table:table-cell table:formula="of:=[.A2768]-[.B2768]" office:value-type="float" office:value="-3.806677539" calcext:value-type="float">
            <text:p>-3.806677539</text:p>
          </table:table-cell>
          <table:table-cell table:formula="of:=ABS([.C2768])" office:value-type="float" office:value="3.806677539" calcext:value-type="float">
            <text:p>3.806677539</text:p>
          </table:table-cell>
          <table:table-cell table:formula="of:=[.C2768]^2" office:value-type="float" office:value="14.4907938859271" calcext:value-type="float">
            <text:p>14.49079388592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94032454" calcext:value-type="float">
            <text:p>3.294032454</text:p>
          </table:table-cell>
          <table:table-cell table:formula="of:=[.A2769]-[.B2769]" office:value-type="float" office:value="2.705967546" calcext:value-type="float">
            <text:p>2.705967546</text:p>
          </table:table-cell>
          <table:table-cell table:formula="of:=ABS([.C2769])" office:value-type="float" office:value="2.705967546" calcext:value-type="float">
            <text:p>2.705967546</text:p>
          </table:table-cell>
          <table:table-cell table:formula="of:=[.C2769]^2" office:value-type="float" office:value="7.32226036000526" calcext:value-type="float">
            <text:p>7.32226036000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95955117" calcext:value-type="float">
            <text:p>1.695955117</text:p>
          </table:table-cell>
          <table:table-cell table:formula="of:=[.A2770]-[.B2770]" office:value-type="float" office:value="-0.695955117" calcext:value-type="float">
            <text:p>-0.695955117</text:p>
          </table:table-cell>
          <table:table-cell table:formula="of:=ABS([.C2770])" office:value-type="float" office:value="0.695955117" calcext:value-type="float">
            <text:p>0.695955117</text:p>
          </table:table-cell>
          <table:table-cell table:formula="of:=[.C2770]^2" office:value-type="float" office:value="0.484353524878484" calcext:value-type="float">
            <text:p>0.4843535248784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263497027" calcext:value-type="float">
            <text:p>5.263497027</text:p>
          </table:table-cell>
          <table:table-cell table:formula="of:=[.A2771]-[.B2771]" office:value-type="float" office:value="-1.263497027" calcext:value-type="float">
            <text:p>-1.263497027</text:p>
          </table:table-cell>
          <table:table-cell table:formula="of:=ABS([.C2771])" office:value-type="float" office:value="1.263497027" calcext:value-type="float">
            <text:p>1.263497027</text:p>
          </table:table-cell>
          <table:table-cell table:formula="of:=[.C2771]^2" office:value-type="float" office:value="1.59642473723784" calcext:value-type="float">
            <text:p>1.59642473723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07840392" calcext:value-type="float">
            <text:p>5.07840392</text:p>
          </table:table-cell>
          <table:table-cell table:formula="of:=[.A2772]-[.B2772]" office:value-type="float" office:value="-2.07840392" calcext:value-type="float">
            <text:p>-2.07840392</text:p>
          </table:table-cell>
          <table:table-cell table:formula="of:=ABS([.C2772])" office:value-type="float" office:value="2.07840392" calcext:value-type="float">
            <text:p>2.07840392</text:p>
          </table:table-cell>
          <table:table-cell table:formula="of:=[.C2772]^2" office:value-type="float" office:value="4.31976285467137" calcext:value-type="float">
            <text:p>4.31976285467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92986303" calcext:value-type="float">
            <text:p>2.192986303</text:p>
          </table:table-cell>
          <table:table-cell table:formula="of:=[.A2773]-[.B2773]" office:value-type="float" office:value="0.807013697" calcext:value-type="float">
            <text:p>0.807013697</text:p>
          </table:table-cell>
          <table:table-cell table:formula="of:=ABS([.C2773])" office:value-type="float" office:value="0.807013697" calcext:value-type="float">
            <text:p>0.807013697</text:p>
          </table:table-cell>
          <table:table-cell table:formula="of:=[.C2773]^2" office:value-type="float" office:value="0.651271107145608" calcext:value-type="float">
            <text:p>0.651271107145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8626368" calcext:value-type="float">
            <text:p>0.418626368</text:p>
          </table:table-cell>
          <table:table-cell table:formula="of:=[.A2774]-[.B2774]" office:value-type="float" office:value="-0.418626368" calcext:value-type="float">
            <text:p>-0.418626368</text:p>
          </table:table-cell>
          <table:table-cell table:formula="of:=ABS([.C2774])" office:value-type="float" office:value="0.418626368" calcext:value-type="float">
            <text:p>0.418626368</text:p>
          </table:table-cell>
          <table:table-cell table:formula="of:=[.C2774]^2" office:value-type="float" office:value="0.175248035984871" calcext:value-type="float">
            <text:p>0.175248035984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5609105" calcext:value-type="float">
            <text:p>3.35609105</text:p>
          </table:table-cell>
          <table:table-cell table:formula="of:=[.A2775]-[.B2775]" office:value-type="float" office:value="-3.35609105" calcext:value-type="float">
            <text:p>-3.35609105</text:p>
          </table:table-cell>
          <table:table-cell table:formula="of:=ABS([.C2775])" office:value-type="float" office:value="3.35609105" calcext:value-type="float">
            <text:p>3.35609105</text:p>
          </table:table-cell>
          <table:table-cell table:formula="of:=[.C2775]^2" office:value-type="float" office:value="11.2633471358901" calcext:value-type="float">
            <text:p>11.2633471358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65517856" calcext:value-type="float">
            <text:p>3.865517856</text:p>
          </table:table-cell>
          <table:table-cell table:formula="of:=[.A2776]-[.B2776]" office:value-type="float" office:value="0.134482144" calcext:value-type="float">
            <text:p>0.134482144</text:p>
          </table:table-cell>
          <table:table-cell table:formula="of:=ABS([.C2776])" office:value-type="float" office:value="0.134482144" calcext:value-type="float">
            <text:p>0.134482144</text:p>
          </table:table-cell>
          <table:table-cell table:formula="of:=[.C2776]^2" office:value-type="float" office:value="0.0180854470548367" calcext:value-type="float">
            <text:p>0.018085447054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84737531" calcext:value-type="float">
            <text:p>1.184737531</text:p>
          </table:table-cell>
          <table:table-cell table:formula="of:=[.A2777]-[.B2777]" office:value-type="float" office:value="-1.184737531" calcext:value-type="float">
            <text:p>-1.184737531</text:p>
          </table:table-cell>
          <table:table-cell table:formula="of:=ABS([.C2777])" office:value-type="float" office:value="1.184737531" calcext:value-type="float">
            <text:p>1.184737531</text:p>
          </table:table-cell>
          <table:table-cell table:formula="of:=[.C2777]^2" office:value-type="float" office:value="1.40360301735998" calcext:value-type="float">
            <text:p>1.40360301735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594636" calcext:value-type="float">
            <text:p>0.037594636</text:p>
          </table:table-cell>
          <table:table-cell table:formula="of:=[.A2778]-[.B2778]" office:value-type="float" office:value="-0.037594636" calcext:value-type="float">
            <text:p>-0.037594636</text:p>
          </table:table-cell>
          <table:table-cell table:formula="of:=ABS([.C2778])" office:value-type="float" office:value="0.037594636" calcext:value-type="float">
            <text:p>0.037594636</text:p>
          </table:table-cell>
          <table:table-cell table:formula="of:=[.C2778]^2" office:value-type="float" office:value="0.0014133566559725" calcext:value-type="float">
            <text:p>0.0014133566559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5119082" calcext:value-type="float">
            <text:p>0.825119082</text:p>
          </table:table-cell>
          <table:table-cell table:formula="of:=[.A2779]-[.B2779]" office:value-type="float" office:value="0.174880918" calcext:value-type="float">
            <text:p>0.174880918</text:p>
          </table:table-cell>
          <table:table-cell table:formula="of:=ABS([.C2779])" office:value-type="float" office:value="0.174880918" calcext:value-type="float">
            <text:p>0.174880918</text:p>
          </table:table-cell>
          <table:table-cell table:formula="of:=[.C2779]^2" office:value-type="float" office:value="0.0305833354805227" calcext:value-type="float">
            <text:p>0.0305833354805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65618991" calcext:value-type="float">
            <text:p>3.265618991</text:p>
          </table:table-cell>
          <table:table-cell table:formula="of:=[.A2780]-[.B2780]" office:value-type="float" office:value="1.734381009" calcext:value-type="float">
            <text:p>1.734381009</text:p>
          </table:table-cell>
          <table:table-cell table:formula="of:=ABS([.C2780])" office:value-type="float" office:value="1.734381009" calcext:value-type="float">
            <text:p>1.734381009</text:p>
          </table:table-cell>
          <table:table-cell table:formula="of:=[.C2780]^2" office:value-type="float" office:value="3.00807748437986" calcext:value-type="float">
            <text:p>3.00807748437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44702" calcext:value-type="float">
            <text:p>0.037144702</text:p>
          </table:table-cell>
          <table:table-cell table:formula="of:=[.A2781]-[.B2781]" office:value-type="float" office:value="-0.037144702" calcext:value-type="float">
            <text:p>-0.037144702</text:p>
          </table:table-cell>
          <table:table-cell table:formula="of:=ABS([.C2781])" office:value-type="float" office:value="0.037144702" calcext:value-type="float">
            <text:p>0.037144702</text:p>
          </table:table-cell>
          <table:table-cell table:formula="of:=[.C2781]^2" office:value-type="float" office:value="0.0013797288866688" calcext:value-type="float">
            <text:p>0.0013797288866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25197694" calcext:value-type="float">
            <text:p>4.925197694</text:p>
          </table:table-cell>
          <table:table-cell table:formula="of:=[.A2782]-[.B2782]" office:value-type="float" office:value="-3.925197694" calcext:value-type="float">
            <text:p>-3.925197694</text:p>
          </table:table-cell>
          <table:table-cell table:formula="of:=ABS([.C2782])" office:value-type="float" office:value="3.925197694" calcext:value-type="float">
            <text:p>3.925197694</text:p>
          </table:table-cell>
          <table:table-cell table:formula="of:=[.C2782]^2" office:value-type="float" office:value="15.4071769369829" calcext:value-type="float">
            <text:p>15.4071769369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3773815" calcext:value-type="float">
            <text:p>0.093773815</text:p>
          </table:table-cell>
          <table:table-cell table:formula="of:=[.A2783]-[.B2783]" office:value-type="float" office:value="0.906226185" calcext:value-type="float">
            <text:p>0.906226185</text:p>
          </table:table-cell>
          <table:table-cell table:formula="of:=ABS([.C2783])" office:value-type="float" office:value="0.906226185" calcext:value-type="float">
            <text:p>0.906226185</text:p>
          </table:table-cell>
          <table:table-cell table:formula="of:=[.C2783]^2" office:value-type="float" office:value="0.821245898379654" calcext:value-type="float">
            <text:p>0.821245898379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086804" calcext:value-type="float">
            <text:p>0.037086804</text:p>
          </table:table-cell>
          <table:table-cell table:formula="of:=[.A2784]-[.B2784]" office:value-type="float" office:value="-0.037086804" calcext:value-type="float">
            <text:p>-0.037086804</text:p>
          </table:table-cell>
          <table:table-cell table:formula="of:=ABS([.C2784])" office:value-type="float" office:value="0.037086804" calcext:value-type="float">
            <text:p>0.037086804</text:p>
          </table:table-cell>
          <table:table-cell table:formula="of:=[.C2784]^2" office:value-type="float" office:value="0.00137543103093442" calcext:value-type="float">
            <text:p>0.0013754310309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43955" calcext:value-type="float">
            <text:p>0.6343955</text:p>
          </table:table-cell>
          <table:table-cell table:formula="of:=[.A2785]-[.B2785]" office:value-type="float" office:value="1.3656045" calcext:value-type="float">
            <text:p>1.3656045</text:p>
          </table:table-cell>
          <table:table-cell table:formula="of:=ABS([.C2785])" office:value-type="float" office:value="1.3656045" calcext:value-type="float">
            <text:p>1.3656045</text:p>
          </table:table-cell>
          <table:table-cell table:formula="of:=[.C2785]^2" office:value-type="float" office:value="1.86487565042025" calcext:value-type="float">
            <text:p>1.86487565042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54257637" calcext:value-type="float">
            <text:p>2.054257637</text:p>
          </table:table-cell>
          <table:table-cell table:formula="of:=[.A2786]-[.B2786]" office:value-type="float" office:value="-0.0542576370000001" calcext:value-type="float">
            <text:p>-0.054257637</text:p>
          </table:table-cell>
          <table:table-cell table:formula="of:=ABS([.C2786])" office:value-type="float" office:value="0.0542576370000001" calcext:value-type="float">
            <text:p>0.054257637</text:p>
          </table:table-cell>
          <table:table-cell table:formula="of:=[.C2786]^2" office:value-type="float" office:value="0.00294389117282378" calcext:value-type="float">
            <text:p>0.002943891172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969039" calcext:value-type="float">
            <text:p>0.020969039</text:p>
          </table:table-cell>
          <table:table-cell table:formula="of:=[.A2787]-[.B2787]" office:value-type="float" office:value="0.979030961" calcext:value-type="float">
            <text:p>0.979030961</text:p>
          </table:table-cell>
          <table:table-cell table:formula="of:=ABS([.C2787])" office:value-type="float" office:value="0.979030961" calcext:value-type="float">
            <text:p>0.979030961</text:p>
          </table:table-cell>
          <table:table-cell table:formula="of:=[.C2787]^2" office:value-type="float" office:value="0.958501622596583" calcext:value-type="float">
            <text:p>0.958501622596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1817437" calcext:value-type="float">
            <text:p>0.041817437</text:p>
          </table:table-cell>
          <table:table-cell table:formula="of:=[.A2788]-[.B2788]" office:value-type="float" office:value="-0.041817437" calcext:value-type="float">
            <text:p>-0.041817437</text:p>
          </table:table-cell>
          <table:table-cell table:formula="of:=ABS([.C2788])" office:value-type="float" office:value="0.041817437" calcext:value-type="float">
            <text:p>0.041817437</text:p>
          </table:table-cell>
          <table:table-cell table:formula="of:=[.C2788]^2" office:value-type="float" office:value="0.00174869803724897" calcext:value-type="float">
            <text:p>0.001748698037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1700115" calcext:value-type="float">
            <text:p>0.051700115</text:p>
          </table:table-cell>
          <table:table-cell table:formula="of:=[.A2789]-[.B2789]" office:value-type="float" office:value="-0.051700115" calcext:value-type="float">
            <text:p>-0.051700115</text:p>
          </table:table-cell>
          <table:table-cell table:formula="of:=ABS([.C2789])" office:value-type="float" office:value="0.051700115" calcext:value-type="float">
            <text:p>0.051700115</text:p>
          </table:table-cell>
          <table:table-cell table:formula="of:=[.C2789]^2" office:value-type="float" office:value="0.00267290189101323" calcext:value-type="float">
            <text:p>0.002672901891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48715" calcext:value-type="float">
            <text:p>0.037148715</text:p>
          </table:table-cell>
          <table:table-cell table:formula="of:=[.A2790]-[.B2790]" office:value-type="float" office:value="-0.037148715" calcext:value-type="float">
            <text:p>-0.037148715</text:p>
          </table:table-cell>
          <table:table-cell table:formula="of:=ABS([.C2790])" office:value-type="float" office:value="0.037148715" calcext:value-type="float">
            <text:p>0.037148715</text:p>
          </table:table-cell>
          <table:table-cell table:formula="of:=[.C2790]^2" office:value-type="float" office:value="0.00138002702615123" calcext:value-type="float">
            <text:p>0.001380027026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97652223" calcext:value-type="float">
            <text:p>1.397652223</text:p>
          </table:table-cell>
          <table:table-cell table:formula="of:=[.A2791]-[.B2791]" office:value-type="float" office:value="2.602347777" calcext:value-type="float">
            <text:p>2.602347777</text:p>
          </table:table-cell>
          <table:table-cell table:formula="of:=ABS([.C2791])" office:value-type="float" office:value="2.602347777" calcext:value-type="float">
            <text:p>2.602347777</text:p>
          </table:table-cell>
          <table:table-cell table:formula="of:=[.C2791]^2" office:value-type="float" office:value="6.77221395245684" calcext:value-type="float">
            <text:p>6.77221395245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4291546" calcext:value-type="float">
            <text:p>0.354291546</text:p>
          </table:table-cell>
          <table:table-cell table:formula="of:=[.A2792]-[.B2792]" office:value-type="float" office:value="-0.354291546" calcext:value-type="float">
            <text:p>-0.354291546</text:p>
          </table:table-cell>
          <table:table-cell table:formula="of:=ABS([.C2792])" office:value-type="float" office:value="0.354291546" calcext:value-type="float">
            <text:p>0.354291546</text:p>
          </table:table-cell>
          <table:table-cell table:formula="of:=[.C2792]^2" office:value-type="float" office:value="0.12552249956707" calcext:value-type="float">
            <text:p>0.125522499567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32439483" calcext:value-type="float">
            <text:p>2.932439483</text:p>
          </table:table-cell>
          <table:table-cell table:formula="of:=[.A2793]-[.B2793]" office:value-type="float" office:value="-1.932439483" calcext:value-type="float">
            <text:p>-1.932439483</text:p>
          </table:table-cell>
          <table:table-cell table:formula="of:=ABS([.C2793])" office:value-type="float" office:value="1.932439483" calcext:value-type="float">
            <text:p>1.932439483</text:p>
          </table:table-cell>
          <table:table-cell table:formula="of:=[.C2793]^2" office:value-type="float" office:value="3.73432235545731" calcext:value-type="float">
            <text:p>3.734322355457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55684888" calcext:value-type="float">
            <text:p>2.055684888</text:p>
          </table:table-cell>
          <table:table-cell table:formula="of:=[.A2794]-[.B2794]" office:value-type="float" office:value="3.944315112" calcext:value-type="float">
            <text:p>3.944315112</text:p>
          </table:table-cell>
          <table:table-cell table:formula="of:=ABS([.C2794])" office:value-type="float" office:value="3.944315112" calcext:value-type="float">
            <text:p>3.944315112</text:p>
          </table:table-cell>
          <table:table-cell table:formula="of:=[.C2794]^2" office:value-type="float" office:value="15.5576217027516" calcext:value-type="float">
            <text:p>15.55762170275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64669903" calcext:value-type="float">
            <text:p>3.464669903</text:p>
          </table:table-cell>
          <table:table-cell table:formula="of:=[.A2795]-[.B2795]" office:value-type="float" office:value="-0.464669903" calcext:value-type="float">
            <text:p>-0.464669903</text:p>
          </table:table-cell>
          <table:table-cell table:formula="of:=ABS([.C2795])" office:value-type="float" office:value="0.464669903" calcext:value-type="float">
            <text:p>0.464669903</text:p>
          </table:table-cell>
          <table:table-cell table:formula="of:=[.C2795]^2" office:value-type="float" office:value="0.215918118754029" calcext:value-type="float">
            <text:p>0.2159181187540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67951515" calcext:value-type="float">
            <text:p>2.467951515</text:p>
          </table:table-cell>
          <table:table-cell table:formula="of:=[.A2796]-[.B2796]" office:value-type="float" office:value="-2.467951515" calcext:value-type="float">
            <text:p>-2.467951515</text:p>
          </table:table-cell>
          <table:table-cell table:formula="of:=ABS([.C2796])" office:value-type="float" office:value="2.467951515" calcext:value-type="float">
            <text:p>2.467951515</text:p>
          </table:table-cell>
          <table:table-cell table:formula="of:=[.C2796]^2" office:value-type="float" office:value="6.0907846803908" calcext:value-type="float">
            <text:p>6.09078468039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95622353" calcext:value-type="float">
            <text:p>2.495622353</text:p>
          </table:table-cell>
          <table:table-cell table:formula="of:=[.A2797]-[.B2797]" office:value-type="float" office:value="1.504377647" calcext:value-type="float">
            <text:p>1.504377647</text:p>
          </table:table-cell>
          <table:table-cell table:formula="of:=ABS([.C2797])" office:value-type="float" office:value="1.504377647" calcext:value-type="float">
            <text:p>1.504377647</text:p>
          </table:table-cell>
          <table:table-cell table:formula="of:=[.C2797]^2" office:value-type="float" office:value="2.26315210479326" calcext:value-type="float">
            <text:p>2.263152104793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28607589" calcext:value-type="float">
            <text:p>3.928607589</text:p>
          </table:table-cell>
          <table:table-cell table:formula="of:=[.A2798]-[.B2798]" office:value-type="float" office:value="-1.928607589" calcext:value-type="float">
            <text:p>-1.928607589</text:p>
          </table:table-cell>
          <table:table-cell table:formula="of:=ABS([.C2798])" office:value-type="float" office:value="1.928607589" calcext:value-type="float">
            <text:p>1.928607589</text:p>
          </table:table-cell>
          <table:table-cell table:formula="of:=[.C2798]^2" office:value-type="float" office:value="3.71952723234839" calcext:value-type="float">
            <text:p>3.71952723234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15656768" calcext:value-type="float">
            <text:p>1.715656768</text:p>
          </table:table-cell>
          <table:table-cell table:formula="of:=[.A2799]-[.B2799]" office:value-type="float" office:value="-0.715656768" calcext:value-type="float">
            <text:p>-0.715656768</text:p>
          </table:table-cell>
          <table:table-cell table:formula="of:=ABS([.C2799])" office:value-type="float" office:value="0.715656768" calcext:value-type="float">
            <text:p>0.715656768</text:p>
          </table:table-cell>
          <table:table-cell table:formula="of:=[.C2799]^2" office:value-type="float" office:value="0.512164609584206" calcext:value-type="float">
            <text:p>0.5121646095842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64703964" calcext:value-type="float">
            <text:p>2.364703964</text:p>
          </table:table-cell>
          <table:table-cell table:formula="of:=[.A2800]-[.B2800]" office:value-type="float" office:value="0.635296036" calcext:value-type="float">
            <text:p>0.635296036</text:p>
          </table:table-cell>
          <table:table-cell table:formula="of:=ABS([.C2800])" office:value-type="float" office:value="0.635296036" calcext:value-type="float">
            <text:p>0.635296036</text:p>
          </table:table-cell>
          <table:table-cell table:formula="of:=[.C2800]^2" office:value-type="float" office:value="0.403601053357313" calcext:value-type="float">
            <text:p>0.403601053357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805614" calcext:value-type="float">
            <text:p>0.857805614</text:p>
          </table:table-cell>
          <table:table-cell table:formula="of:=[.A2801]-[.B2801]" office:value-type="float" office:value="-0.857805614" calcext:value-type="float">
            <text:p>-0.857805614</text:p>
          </table:table-cell>
          <table:table-cell table:formula="of:=ABS([.C2801])" office:value-type="float" office:value="0.857805614" calcext:value-type="float">
            <text:p>0.857805614</text:p>
          </table:table-cell>
          <table:table-cell table:formula="of:=[.C2801]^2" office:value-type="float" office:value="0.735830471409917" calcext:value-type="float">
            <text:p>0.735830471409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0067635" calcext:value-type="float">
            <text:p>0.500067635</text:p>
          </table:table-cell>
          <table:table-cell table:formula="of:=[.A2802]-[.B2802]" office:value-type="float" office:value="-0.500067635" calcext:value-type="float">
            <text:p>-0.500067635</text:p>
          </table:table-cell>
          <table:table-cell table:formula="of:=ABS([.C2802])" office:value-type="float" office:value="0.500067635" calcext:value-type="float">
            <text:p>0.500067635</text:p>
          </table:table-cell>
          <table:table-cell table:formula="of:=[.C2802]^2" office:value-type="float" office:value="0.250067639574493" calcext:value-type="float">
            <text:p>0.2500676395744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66906859" calcext:value-type="float">
            <text:p>2.866906859</text:p>
          </table:table-cell>
          <table:table-cell table:formula="of:=[.A2803]-[.B2803]" office:value-type="float" office:value="-1.866906859" calcext:value-type="float">
            <text:p>-1.866906859</text:p>
          </table:table-cell>
          <table:table-cell table:formula="of:=ABS([.C2803])" office:value-type="float" office:value="1.866906859" calcext:value-type="float">
            <text:p>1.866906859</text:p>
          </table:table-cell>
          <table:table-cell table:formula="of:=[.C2803]^2" office:value-type="float" office:value="3.48534122018125" calcext:value-type="float">
            <text:p>3.48534122018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62244028" calcext:value-type="float">
            <text:p>3.862244028</text:p>
          </table:table-cell>
          <table:table-cell table:formula="of:=[.A2804]-[.B2804]" office:value-type="float" office:value="0.137755972" calcext:value-type="float">
            <text:p>0.137755972</text:p>
          </table:table-cell>
          <table:table-cell table:formula="of:=ABS([.C2804])" office:value-type="float" office:value="0.137755972" calcext:value-type="float">
            <text:p>0.137755972</text:p>
          </table:table-cell>
          <table:table-cell table:formula="of:=[.C2804]^2" office:value-type="float" office:value="0.0189767078216648" calcext:value-type="float">
            <text:p>0.018976707821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8629397" calcext:value-type="float">
            <text:p>1.478629397</text:p>
          </table:table-cell>
          <table:table-cell table:formula="of:=[.A2805]-[.B2805]" office:value-type="float" office:value="0.521370603" calcext:value-type="float">
            <text:p>0.521370603</text:p>
          </table:table-cell>
          <table:table-cell table:formula="of:=ABS([.C2805])" office:value-type="float" office:value="0.521370603" calcext:value-type="float">
            <text:p>0.521370603</text:p>
          </table:table-cell>
          <table:table-cell table:formula="of:=[.C2805]^2" office:value-type="float" office:value="0.271827305672584" calcext:value-type="float">
            <text:p>0.271827305672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0309344" calcext:value-type="float">
            <text:p>0.460309344</text:p>
          </table:table-cell>
          <table:table-cell table:formula="of:=[.A2806]-[.B2806]" office:value-type="float" office:value="0.539690656" calcext:value-type="float">
            <text:p>0.539690656</text:p>
          </table:table-cell>
          <table:table-cell table:formula="of:=ABS([.C2806])" office:value-type="float" office:value="0.539690656" calcext:value-type="float">
            <text:p>0.539690656</text:p>
          </table:table-cell>
          <table:table-cell table:formula="of:=[.C2806]^2" office:value-type="float" office:value="0.29126600417371" calcext:value-type="float">
            <text:p>0.291266004173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7283088" calcext:value-type="float">
            <text:p>0.677283088</text:p>
          </table:table-cell>
          <table:table-cell table:formula="of:=[.A2807]-[.B2807]" office:value-type="float" office:value="0.322716912" calcext:value-type="float">
            <text:p>0.322716912</text:p>
          </table:table-cell>
          <table:table-cell table:formula="of:=ABS([.C2807])" office:value-type="float" office:value="0.322716912" calcext:value-type="float">
            <text:p>0.322716912</text:p>
          </table:table-cell>
          <table:table-cell table:formula="of:=[.C2807]^2" office:value-type="float" office:value="0.104146205290816" calcext:value-type="float">
            <text:p>0.104146205290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38706563" calcext:value-type="float">
            <text:p>1.738706563</text:p>
          </table:table-cell>
          <table:table-cell table:formula="of:=[.A2808]-[.B2808]" office:value-type="float" office:value="-0.738706563" calcext:value-type="float">
            <text:p>-0.738706563</text:p>
          </table:table-cell>
          <table:table-cell table:formula="of:=ABS([.C2808])" office:value-type="float" office:value="0.738706563" calcext:value-type="float">
            <text:p>0.738706563</text:p>
          </table:table-cell>
          <table:table-cell table:formula="of:=[.C2808]^2" office:value-type="float" office:value="0.545687386219273" calcext:value-type="float">
            <text:p>0.545687386219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9825594" calcext:value-type="float">
            <text:p>0.889825594</text:p>
          </table:table-cell>
          <table:table-cell table:formula="of:=[.A2809]-[.B2809]" office:value-type="float" office:value="1.110174406" calcext:value-type="float">
            <text:p>1.110174406</text:p>
          </table:table-cell>
          <table:table-cell table:formula="of:=ABS([.C2809])" office:value-type="float" office:value="1.110174406" calcext:value-type="float">
            <text:p>1.110174406</text:p>
          </table:table-cell>
          <table:table-cell table:formula="of:=[.C2809]^2" office:value-type="float" office:value="1.23248721173745" calcext:value-type="float">
            <text:p>1.23248721173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535726" calcext:value-type="float">
            <text:p>0.029535726</text:p>
          </table:table-cell>
          <table:table-cell table:formula="of:=[.A2810]-[.B2810]" office:value-type="float" office:value="-0.029535726" calcext:value-type="float">
            <text:p>-0.029535726</text:p>
          </table:table-cell>
          <table:table-cell table:formula="of:=ABS([.C2810])" office:value-type="float" office:value="0.029535726" calcext:value-type="float">
            <text:p>0.029535726</text:p>
          </table:table-cell>
          <table:table-cell table:formula="of:=[.C2810]^2" office:value-type="float" office:value="0.000872359110347076" calcext:value-type="float">
            <text:p>0.000872359110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5945154" calcext:value-type="float">
            <text:p>0.385945154</text:p>
          </table:table-cell>
          <table:table-cell table:formula="of:=[.A2811]-[.B2811]" office:value-type="float" office:value="0.614054846" calcext:value-type="float">
            <text:p>0.614054846</text:p>
          </table:table-cell>
          <table:table-cell table:formula="of:=ABS([.C2811])" office:value-type="float" office:value="0.614054846" calcext:value-type="float">
            <text:p>0.614054846</text:p>
          </table:table-cell>
          <table:table-cell table:formula="of:=[.C2811]^2" office:value-type="float" office:value="0.377063353896084" calcext:value-type="float">
            <text:p>0.3770633538960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19775045" calcext:value-type="float">
            <text:p>1.819775045</text:p>
          </table:table-cell>
          <table:table-cell table:formula="of:=[.A2812]-[.B2812]" office:value-type="float" office:value="6.180224955" calcext:value-type="float">
            <text:p>6.180224955</text:p>
          </table:table-cell>
          <table:table-cell table:formula="of:=ABS([.C2812])" office:value-type="float" office:value="6.180224955" calcext:value-type="float">
            <text:p>6.180224955</text:p>
          </table:table-cell>
          <table:table-cell table:formula="of:=[.C2812]^2" office:value-type="float" office:value="38.1951804944048" calcext:value-type="float">
            <text:p>38.1951804944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8466631" calcext:value-type="float">
            <text:p>0.978466631</text:p>
          </table:table-cell>
          <table:table-cell table:formula="of:=[.A2813]-[.B2813]" office:value-type="float" office:value="0.0215333689999999" calcext:value-type="float">
            <text:p>0.021533369</text:p>
          </table:table-cell>
          <table:table-cell table:formula="of:=ABS([.C2813])" office:value-type="float" office:value="0.0215333689999999" calcext:value-type="float">
            <text:p>0.021533369</text:p>
          </table:table-cell>
          <table:table-cell table:formula="of:=[.C2813]^2" office:value-type="float" office:value="0.000463685980490157" calcext:value-type="float">
            <text:p>0.000463685980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8661441" calcext:value-type="float">
            <text:p>0.078661441</text:p>
          </table:table-cell>
          <table:table-cell table:formula="of:=[.A2814]-[.B2814]" office:value-type="float" office:value="2.921338559" calcext:value-type="float">
            <text:p>2.921338559</text:p>
          </table:table-cell>
          <table:table-cell table:formula="of:=ABS([.C2814])" office:value-type="float" office:value="2.921338559" calcext:value-type="float">
            <text:p>2.921338559</text:p>
          </table:table-cell>
          <table:table-cell table:formula="of:=[.C2814]^2" office:value-type="float" office:value="8.5342189763002" calcext:value-type="float">
            <text:p>8.5342189763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6010854" calcext:value-type="float">
            <text:p>0.636010854</text:p>
          </table:table-cell>
          <table:table-cell table:formula="of:=[.A2815]-[.B2815]" office:value-type="float" office:value="0.363989146" calcext:value-type="float">
            <text:p>0.363989146</text:p>
          </table:table-cell>
          <table:table-cell table:formula="of:=ABS([.C2815])" office:value-type="float" office:value="0.363989146" calcext:value-type="float">
            <text:p>0.363989146</text:p>
          </table:table-cell>
          <table:table-cell table:formula="of:=[.C2815]^2" office:value-type="float" office:value="0.132488098405809" calcext:value-type="float">
            <text:p>0.132488098405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849658" calcext:value-type="float">
            <text:p>0.20849658</text:p>
          </table:table-cell>
          <table:table-cell table:formula="of:=[.A2816]-[.B2816]" office:value-type="float" office:value="0.79150342" calcext:value-type="float">
            <text:p>0.79150342</text:p>
          </table:table-cell>
          <table:table-cell table:formula="of:=ABS([.C2816])" office:value-type="float" office:value="0.79150342" calcext:value-type="float">
            <text:p>0.79150342</text:p>
          </table:table-cell>
          <table:table-cell table:formula="of:=[.C2816]^2" office:value-type="float" office:value="0.626477663871696" calcext:value-type="float">
            <text:p>0.62647766387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4006343" calcext:value-type="float">
            <text:p>0.454006343</text:p>
          </table:table-cell>
          <table:table-cell table:formula="of:=[.A2817]-[.B2817]" office:value-type="float" office:value="2.545993657" calcext:value-type="float">
            <text:p>2.545993657</text:p>
          </table:table-cell>
          <table:table-cell table:formula="of:=ABS([.C2817])" office:value-type="float" office:value="2.545993657" calcext:value-type="float">
            <text:p>2.545993657</text:p>
          </table:table-cell>
          <table:table-cell table:formula="of:=[.C2817]^2" office:value-type="float" office:value="6.48208370148423" calcext:value-type="float">
            <text:p>6.48208370148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3967191" calcext:value-type="float">
            <text:p>0.163967191</text:p>
          </table:table-cell>
          <table:table-cell table:formula="of:=[.A2818]-[.B2818]" office:value-type="float" office:value="0.836032809" calcext:value-type="float">
            <text:p>0.836032809</text:p>
          </table:table-cell>
          <table:table-cell table:formula="of:=ABS([.C2818])" office:value-type="float" office:value="0.836032809" calcext:value-type="float">
            <text:p>0.836032809</text:p>
          </table:table-cell>
          <table:table-cell table:formula="of:=[.C2818]^2" office:value-type="float" office:value="0.69895085772443" calcext:value-type="float">
            <text:p>0.698950857724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0210688" calcext:value-type="float">
            <text:p>0.880210688</text:p>
          </table:table-cell>
          <table:table-cell table:formula="of:=[.A2819]-[.B2819]" office:value-type="float" office:value="6.119789312" calcext:value-type="float">
            <text:p>6.119789312</text:p>
          </table:table-cell>
          <table:table-cell table:formula="of:=ABS([.C2819])" office:value-type="float" office:value="6.119789312" calcext:value-type="float">
            <text:p>6.119789312</text:p>
          </table:table-cell>
          <table:table-cell table:formula="of:=[.C2819]^2" office:value-type="float" office:value="37.4518212232694" calcext:value-type="float">
            <text:p>37.45182122326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4304404" calcext:value-type="float">
            <text:p>0.324304404</text:p>
          </table:table-cell>
          <table:table-cell table:formula="of:=[.A2820]-[.B2820]" office:value-type="float" office:value="0.675695596" calcext:value-type="float">
            <text:p>0.675695596</text:p>
          </table:table-cell>
          <table:table-cell table:formula="of:=ABS([.C2820])" office:value-type="float" office:value="0.675695596" calcext:value-type="float">
            <text:p>0.675695596</text:p>
          </table:table-cell>
          <table:table-cell table:formula="of:=[.C2820]^2" office:value-type="float" office:value="0.456564538453795" calcext:value-type="float">
            <text:p>0.456564538453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0473014" calcext:value-type="float">
            <text:p>0.140473014</text:p>
          </table:table-cell>
          <table:table-cell table:formula="of:=[.A2821]-[.B2821]" office:value-type="float" office:value="2.859526986" calcext:value-type="float">
            <text:p>2.859526986</text:p>
          </table:table-cell>
          <table:table-cell table:formula="of:=ABS([.C2821])" office:value-type="float" office:value="2.859526986" calcext:value-type="float">
            <text:p>2.859526986</text:p>
          </table:table-cell>
          <table:table-cell table:formula="of:=[.C2821]^2" office:value-type="float" office:value="8.17689458366224" calcext:value-type="float">
            <text:p>8.17689458366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78281739" calcext:value-type="float">
            <text:p>1.378281739</text:p>
          </table:table-cell>
          <table:table-cell table:formula="of:=[.A2822]-[.B2822]" office:value-type="float" office:value="-1.378281739" calcext:value-type="float">
            <text:p>-1.378281739</text:p>
          </table:table-cell>
          <table:table-cell table:formula="of:=ABS([.C2822])" office:value-type="float" office:value="1.378281739" calcext:value-type="float">
            <text:p>1.378281739</text:p>
          </table:table-cell>
          <table:table-cell table:formula="of:=[.C2822]^2" office:value-type="float" office:value="1.89966055206086" calcext:value-type="float">
            <text:p>1.89966055206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7331554" calcext:value-type="float">
            <text:p>0.427331554</text:p>
          </table:table-cell>
          <table:table-cell table:formula="of:=[.A2823]-[.B2823]" office:value-type="float" office:value="-0.427331554" calcext:value-type="float">
            <text:p>-0.427331554</text:p>
          </table:table-cell>
          <table:table-cell table:formula="of:=ABS([.C2823])" office:value-type="float" office:value="0.427331554" calcext:value-type="float">
            <text:p>0.427331554</text:p>
          </table:table-cell>
          <table:table-cell table:formula="of:=[.C2823]^2" office:value-type="float" office:value="0.182612257044055" calcext:value-type="float">
            <text:p>0.182612257044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061853" calcext:value-type="float">
            <text:p>0.26061853</text:p>
          </table:table-cell>
          <table:table-cell table:formula="of:=[.A2824]-[.B2824]" office:value-type="float" office:value="0.73938147" calcext:value-type="float">
            <text:p>0.73938147</text:p>
          </table:table-cell>
          <table:table-cell table:formula="of:=ABS([.C2824])" office:value-type="float" office:value="0.73938147" calcext:value-type="float">
            <text:p>0.73938147</text:p>
          </table:table-cell>
          <table:table-cell table:formula="of:=[.C2824]^2" office:value-type="float" office:value="0.546684958179361" calcext:value-type="float">
            <text:p>0.546684958179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1674348" calcext:value-type="float">
            <text:p>0.171674348</text:p>
          </table:table-cell>
          <table:table-cell table:formula="of:=[.A2825]-[.B2825]" office:value-type="float" office:value="0.828325652" calcext:value-type="float">
            <text:p>0.828325652</text:p>
          </table:table-cell>
          <table:table-cell table:formula="of:=ABS([.C2825])" office:value-type="float" office:value="0.828325652" calcext:value-type="float">
            <text:p>0.828325652</text:p>
          </table:table-cell>
          <table:table-cell table:formula="of:=[.C2825]^2" office:value-type="float" office:value="0.686123385761225" calcext:value-type="float">
            <text:p>0.686123385761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0478782" calcext:value-type="float">
            <text:p>0.680478782</text:p>
          </table:table-cell>
          <table:table-cell table:formula="of:=[.A2826]-[.B2826]" office:value-type="float" office:value="1.319521218" calcext:value-type="float">
            <text:p>1.319521218</text:p>
          </table:table-cell>
          <table:table-cell table:formula="of:=ABS([.C2826])" office:value-type="float" office:value="1.319521218" calcext:value-type="float">
            <text:p>1.319521218</text:p>
          </table:table-cell>
          <table:table-cell table:formula="of:=[.C2826]^2" office:value-type="float" office:value="1.7411362447522" calcext:value-type="float">
            <text:p>1.7411362447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6024705" calcext:value-type="float">
            <text:p>0.696024705</text:p>
          </table:table-cell>
          <table:table-cell table:formula="of:=[.A2827]-[.B2827]" office:value-type="float" office:value="1.303975295" calcext:value-type="float">
            <text:p>1.303975295</text:p>
          </table:table-cell>
          <table:table-cell table:formula="of:=ABS([.C2827])" office:value-type="float" office:value="1.303975295" calcext:value-type="float">
            <text:p>1.303975295</text:p>
          </table:table-cell>
          <table:table-cell table:formula="of:=[.C2827]^2" office:value-type="float" office:value="1.70035156997034" calcext:value-type="float">
            <text:p>1.70035156997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535726" calcext:value-type="float">
            <text:p>0.029535726</text:p>
          </table:table-cell>
          <table:table-cell table:formula="of:=[.A2828]-[.B2828]" office:value-type="float" office:value="-0.029535726" calcext:value-type="float">
            <text:p>-0.029535726</text:p>
          </table:table-cell>
          <table:table-cell table:formula="of:=ABS([.C2828])" office:value-type="float" office:value="0.029535726" calcext:value-type="float">
            <text:p>0.029535726</text:p>
          </table:table-cell>
          <table:table-cell table:formula="of:=[.C2828]^2" office:value-type="float" office:value="0.000872359110347076" calcext:value-type="float">
            <text:p>0.0008723591103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1089677" calcext:value-type="float">
            <text:p>0.531089677</text:p>
          </table:table-cell>
          <table:table-cell table:formula="of:=[.A2829]-[.B2829]" office:value-type="float" office:value="2.468910323" calcext:value-type="float">
            <text:p>2.468910323</text:p>
          </table:table-cell>
          <table:table-cell table:formula="of:=ABS([.C2829])" office:value-type="float" office:value="2.468910323" calcext:value-type="float">
            <text:p>2.468910323</text:p>
          </table:table-cell>
          <table:table-cell table:formula="of:=[.C2829]^2" office:value-type="float" office:value="6.09551818301597" calcext:value-type="float">
            <text:p>6.095518183015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84401604" calcext:value-type="float">
            <text:p>1.084401604</text:p>
          </table:table-cell>
          <table:table-cell table:formula="of:=[.A2830]-[.B2830]" office:value-type="float" office:value="3.915598396" calcext:value-type="float">
            <text:p>3.915598396</text:p>
          </table:table-cell>
          <table:table-cell table:formula="of:=ABS([.C2830])" office:value-type="float" office:value="3.915598396" calcext:value-type="float">
            <text:p>3.915598396</text:p>
          </table:table-cell>
          <table:table-cell table:formula="of:=[.C2830]^2" office:value-type="float" office:value="15.3319107987578" calcext:value-type="float">
            <text:p>15.33191079875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553991" calcext:value-type="float">
            <text:p>0.67553991</text:p>
          </table:table-cell>
          <table:table-cell table:formula="of:=[.A2831]-[.B2831]" office:value-type="float" office:value="2.32446009" calcext:value-type="float">
            <text:p>2.32446009</text:p>
          </table:table-cell>
          <table:table-cell table:formula="of:=ABS([.C2831])" office:value-type="float" office:value="2.32446009" calcext:value-type="float">
            <text:p>2.32446009</text:p>
          </table:table-cell>
          <table:table-cell table:formula="of:=[.C2831]^2" office:value-type="float" office:value="5.40311471000281" calcext:value-type="float">
            <text:p>5.40311471000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661441" calcext:value-type="float">
            <text:p>0.078661441</text:p>
          </table:table-cell>
          <table:table-cell table:formula="of:=[.A2832]-[.B2832]" office:value-type="float" office:value="-0.078661441" calcext:value-type="float">
            <text:p>-0.078661441</text:p>
          </table:table-cell>
          <table:table-cell table:formula="of:=ABS([.C2832])" office:value-type="float" office:value="0.078661441" calcext:value-type="float">
            <text:p>0.078661441</text:p>
          </table:table-cell>
          <table:table-cell table:formula="of:=[.C2832]^2" office:value-type="float" office:value="0.00618762230019648" calcext:value-type="float">
            <text:p>0.006187622300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9994561" calcext:value-type="float">
            <text:p>0.189994561</text:p>
          </table:table-cell>
          <table:table-cell table:formula="of:=[.A2833]-[.B2833]" office:value-type="float" office:value="3.810005439" calcext:value-type="float">
            <text:p>3.810005439</text:p>
          </table:table-cell>
          <table:table-cell table:formula="of:=ABS([.C2833])" office:value-type="float" office:value="3.810005439" calcext:value-type="float">
            <text:p>3.810005439</text:p>
          </table:table-cell>
          <table:table-cell table:formula="of:=[.C2833]^2" office:value-type="float" office:value="14.5161414452096" calcext:value-type="float">
            <text:p>14.5161414452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4805603" calcext:value-type="float">
            <text:p>1.34805603</text:p>
          </table:table-cell>
          <table:table-cell table:formula="of:=[.A2834]-[.B2834]" office:value-type="float" office:value="3.65194397" calcext:value-type="float">
            <text:p>3.65194397</text:p>
          </table:table-cell>
          <table:table-cell table:formula="of:=ABS([.C2834])" office:value-type="float" office:value="3.65194397" calcext:value-type="float">
            <text:p>3.65194397</text:p>
          </table:table-cell>
          <table:table-cell table:formula="of:=[.C2834]^2" office:value-type="float" office:value="13.3366947600194" calcext:value-type="float">
            <text:p>13.3366947600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1899151" calcext:value-type="float">
            <text:p>0.111899151</text:p>
          </table:table-cell>
          <table:table-cell table:formula="of:=[.A2835]-[.B2835]" office:value-type="float" office:value="-0.111899151" calcext:value-type="float">
            <text:p>-0.111899151</text:p>
          </table:table-cell>
          <table:table-cell table:formula="of:=ABS([.C2835])" office:value-type="float" office:value="0.111899151" calcext:value-type="float">
            <text:p>0.111899151</text:p>
          </table:table-cell>
          <table:table-cell table:formula="of:=[.C2835]^2" office:value-type="float" office:value="0.0125214199945208" calcext:value-type="float">
            <text:p>0.012521419994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3967191" calcext:value-type="float">
            <text:p>0.163967191</text:p>
          </table:table-cell>
          <table:table-cell table:formula="of:=[.A2836]-[.B2836]" office:value-type="float" office:value="0.836032809" calcext:value-type="float">
            <text:p>0.836032809</text:p>
          </table:table-cell>
          <table:table-cell table:formula="of:=ABS([.C2836])" office:value-type="float" office:value="0.836032809" calcext:value-type="float">
            <text:p>0.836032809</text:p>
          </table:table-cell>
          <table:table-cell table:formula="of:=[.C2836]^2" office:value-type="float" office:value="0.69895085772443" calcext:value-type="float">
            <text:p>0.698950857724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2484638" calcext:value-type="float">
            <text:p>0.222484638</text:p>
          </table:table-cell>
          <table:table-cell table:formula="of:=[.A2837]-[.B2837]" office:value-type="float" office:value="6.777515362" calcext:value-type="float">
            <text:p>6.777515362</text:p>
          </table:table-cell>
          <table:table-cell table:formula="of:=ABS([.C2837])" office:value-type="float" office:value="6.777515362" calcext:value-type="float">
            <text:p>6.777515362</text:p>
          </table:table-cell>
          <table:table-cell table:formula="of:=[.C2837]^2" office:value-type="float" office:value="45.934714482146" calcext:value-type="float">
            <text:p>45.934714482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8957346" calcext:value-type="float">
            <text:p>0.068957346</text:p>
          </table:table-cell>
          <table:table-cell table:formula="of:=[.A2838]-[.B2838]" office:value-type="float" office:value="-0.068957346" calcext:value-type="float">
            <text:p>-0.068957346</text:p>
          </table:table-cell>
          <table:table-cell table:formula="of:=ABS([.C2838])" office:value-type="float" office:value="0.068957346" calcext:value-type="float">
            <text:p>0.068957346</text:p>
          </table:table-cell>
          <table:table-cell table:formula="of:=[.C2838]^2" office:value-type="float" office:value="0.00475511556736372" calcext:value-type="float">
            <text:p>0.0047551155673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1771182" calcext:value-type="float">
            <text:p>0.531771182</text:p>
          </table:table-cell>
          <table:table-cell table:formula="of:=[.A2839]-[.B2839]" office:value-type="float" office:value="1.468228818" calcext:value-type="float">
            <text:p>1.468228818</text:p>
          </table:table-cell>
          <table:table-cell table:formula="of:=ABS([.C2839])" office:value-type="float" office:value="1.468228818" calcext:value-type="float">
            <text:p>1.468228818</text:p>
          </table:table-cell>
          <table:table-cell table:formula="of:=[.C2839]^2" office:value-type="float" office:value="2.15569586200568" calcext:value-type="float">
            <text:p>2.155695862005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59630128" calcext:value-type="float">
            <text:p>1.259630128</text:p>
          </table:table-cell>
          <table:table-cell table:formula="of:=[.A2840]-[.B2840]" office:value-type="float" office:value="1.740369872" calcext:value-type="float">
            <text:p>1.740369872</text:p>
          </table:table-cell>
          <table:table-cell table:formula="of:=ABS([.C2840])" office:value-type="float" office:value="1.740369872" calcext:value-type="float">
            <text:p>1.740369872</text:p>
          </table:table-cell>
          <table:table-cell table:formula="of:=[.C2840]^2" office:value-type="float" office:value="3.0288872913653" calcext:value-type="float">
            <text:p>3.0288872913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7302549" calcext:value-type="float">
            <text:p>0.387302549</text:p>
          </table:table-cell>
          <table:table-cell table:formula="of:=[.A2841]-[.B2841]" office:value-type="float" office:value="-0.387302549" calcext:value-type="float">
            <text:p>-0.387302549</text:p>
          </table:table-cell>
          <table:table-cell table:formula="of:=ABS([.C2841])" office:value-type="float" office:value="0.387302549" calcext:value-type="float">
            <text:p>0.387302549</text:p>
          </table:table-cell>
          <table:table-cell table:formula="of:=[.C2841]^2" office:value-type="float" office:value="0.150003264461897" calcext:value-type="float">
            <text:p>0.150003264461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3277336" calcext:value-type="float">
            <text:p>0.353277336</text:p>
          </table:table-cell>
          <table:table-cell table:formula="of:=[.A2842]-[.B2842]" office:value-type="float" office:value="-0.353277336" calcext:value-type="float">
            <text:p>-0.353277336</text:p>
          </table:table-cell>
          <table:table-cell table:formula="of:=ABS([.C2842])" office:value-type="float" office:value="0.353277336" calcext:value-type="float">
            <text:p>0.353277336</text:p>
          </table:table-cell>
          <table:table-cell table:formula="of:=[.C2842]^2" office:value-type="float" office:value="0.124804876131257" calcext:value-type="float">
            <text:p>0.124804876131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6879519" calcext:value-type="float">
            <text:p>0.306879519</text:p>
          </table:table-cell>
          <table:table-cell table:formula="of:=[.A2843]-[.B2843]" office:value-type="float" office:value="-0.306879519" calcext:value-type="float">
            <text:p>-0.306879519</text:p>
          </table:table-cell>
          <table:table-cell table:formula="of:=ABS([.C2843])" office:value-type="float" office:value="0.306879519" calcext:value-type="float">
            <text:p>0.306879519</text:p>
          </table:table-cell>
          <table:table-cell table:formula="of:=[.C2843]^2" office:value-type="float" office:value="0.0941750391816714" calcext:value-type="float">
            <text:p>0.094175039181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467201" calcext:value-type="float">
            <text:p>0.650467201</text:p>
          </table:table-cell>
          <table:table-cell table:formula="of:=[.A2844]-[.B2844]" office:value-type="float" office:value="-0.650467201" calcext:value-type="float">
            <text:p>-0.650467201</text:p>
          </table:table-cell>
          <table:table-cell table:formula="of:=ABS([.C2844])" office:value-type="float" office:value="0.650467201" calcext:value-type="float">
            <text:p>0.650467201</text:p>
          </table:table-cell>
          <table:table-cell table:formula="of:=[.C2844]^2" office:value-type="float" office:value="0.423107579576774" calcext:value-type="float">
            <text:p>0.423107579576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9773496" calcext:value-type="float">
            <text:p>0.219773496</text:p>
          </table:table-cell>
          <table:table-cell table:formula="of:=[.A2845]-[.B2845]" office:value-type="float" office:value="-0.219773496" calcext:value-type="float">
            <text:p>-0.219773496</text:p>
          </table:table-cell>
          <table:table-cell table:formula="of:=ABS([.C2845])" office:value-type="float" office:value="0.219773496" calcext:value-type="float">
            <text:p>0.219773496</text:p>
          </table:table-cell>
          <table:table-cell table:formula="of:=[.C2845]^2" office:value-type="float" office:value="0.048300389544062" calcext:value-type="float">
            <text:p>0.04830038954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535726" calcext:value-type="float">
            <text:p>0.029535726</text:p>
          </table:table-cell>
          <table:table-cell table:formula="of:=[.A2846]-[.B2846]" office:value-type="float" office:value="-0.029535726" calcext:value-type="float">
            <text:p>-0.029535726</text:p>
          </table:table-cell>
          <table:table-cell table:formula="of:=ABS([.C2846])" office:value-type="float" office:value="0.029535726" calcext:value-type="float">
            <text:p>0.029535726</text:p>
          </table:table-cell>
          <table:table-cell table:formula="of:=[.C2846]^2" office:value-type="float" office:value="0.000872359110347076" calcext:value-type="float">
            <text:p>0.000872359110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3942097" calcext:value-type="float">
            <text:p>0.143942097</text:p>
          </table:table-cell>
          <table:table-cell table:formula="of:=[.A2847]-[.B2847]" office:value-type="float" office:value="-0.143942097" calcext:value-type="float">
            <text:p>-0.143942097</text:p>
          </table:table-cell>
          <table:table-cell table:formula="of:=ABS([.C2847])" office:value-type="float" office:value="0.143942097" calcext:value-type="float">
            <text:p>0.143942097</text:p>
          </table:table-cell>
          <table:table-cell table:formula="of:=[.C2847]^2" office:value-type="float" office:value="0.0207193272887574" calcext:value-type="float">
            <text:p>0.020719327288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0150392" calcext:value-type="float">
            <text:p>1.110150392</text:p>
          </table:table-cell>
          <table:table-cell table:formula="of:=[.A2848]-[.B2848]" office:value-type="float" office:value="0.889849608" calcext:value-type="float">
            <text:p>0.889849608</text:p>
          </table:table-cell>
          <table:table-cell table:formula="of:=ABS([.C2848])" office:value-type="float" office:value="0.889849608" calcext:value-type="float">
            <text:p>0.889849608</text:p>
          </table:table-cell>
          <table:table-cell table:formula="of:=[.C2848]^2" office:value-type="float" office:value="0.791832324857754" calcext:value-type="float">
            <text:p>0.7918323248577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9890162" calcext:value-type="float">
            <text:p>0.849890162</text:p>
          </table:table-cell>
          <table:table-cell table:formula="of:=[.A2849]-[.B2849]" office:value-type="float" office:value="2.150109838" calcext:value-type="float">
            <text:p>2.150109838</text:p>
          </table:table-cell>
          <table:table-cell table:formula="of:=ABS([.C2849])" office:value-type="float" office:value="2.150109838" calcext:value-type="float">
            <text:p>2.150109838</text:p>
          </table:table-cell>
          <table:table-cell table:formula="of:=[.C2849]^2" office:value-type="float" office:value="4.62297231546439" calcext:value-type="float">
            <text:p>4.62297231546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8661441" calcext:value-type="float">
            <text:p>0.078661441</text:p>
          </table:table-cell>
          <table:table-cell table:formula="of:=[.A2850]-[.B2850]" office:value-type="float" office:value="3.921338559" calcext:value-type="float">
            <text:p>3.921338559</text:p>
          </table:table-cell>
          <table:table-cell table:formula="of:=ABS([.C2850])" office:value-type="float" office:value="3.921338559" calcext:value-type="float">
            <text:p>3.921338559</text:p>
          </table:table-cell>
          <table:table-cell table:formula="of:=[.C2850]^2" office:value-type="float" office:value="15.3768960943002" calcext:value-type="float">
            <text:p>15.3768960943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4422579" calcext:value-type="float">
            <text:p>0.644422579</text:p>
          </table:table-cell>
          <table:table-cell table:formula="of:=[.A2851]-[.B2851]" office:value-type="float" office:value="1.355577421" calcext:value-type="float">
            <text:p>1.355577421</text:p>
          </table:table-cell>
          <table:table-cell table:formula="of:=ABS([.C2851])" office:value-type="float" office:value="1.355577421" calcext:value-type="float">
            <text:p>1.355577421</text:p>
          </table:table-cell>
          <table:table-cell table:formula="of:=[.C2851]^2" office:value-type="float" office:value="1.83759014432501" calcext:value-type="float">
            <text:p>1.83759014432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849658" calcext:value-type="float">
            <text:p>0.20849658</text:p>
          </table:table-cell>
          <table:table-cell table:formula="of:=[.A2852]-[.B2852]" office:value-type="float" office:value="0.79150342" calcext:value-type="float">
            <text:p>0.79150342</text:p>
          </table:table-cell>
          <table:table-cell table:formula="of:=ABS([.C2852])" office:value-type="float" office:value="0.79150342" calcext:value-type="float">
            <text:p>0.79150342</text:p>
          </table:table-cell>
          <table:table-cell table:formula="of:=[.C2852]^2" office:value-type="float" office:value="0.626477663871696" calcext:value-type="float">
            <text:p>0.626477663871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1899151" calcext:value-type="float">
            <text:p>0.111899151</text:p>
          </table:table-cell>
          <table:table-cell table:formula="of:=[.A2853]-[.B2853]" office:value-type="float" office:value="-0.111899151" calcext:value-type="float">
            <text:p>-0.111899151</text:p>
          </table:table-cell>
          <table:table-cell table:formula="of:=ABS([.C2853])" office:value-type="float" office:value="0.111899151" calcext:value-type="float">
            <text:p>0.111899151</text:p>
          </table:table-cell>
          <table:table-cell table:formula="of:=[.C2853]^2" office:value-type="float" office:value="0.0125214199945208" calcext:value-type="float">
            <text:p>0.012521419994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3967191" calcext:value-type="float">
            <text:p>0.163967191</text:p>
          </table:table-cell>
          <table:table-cell table:formula="of:=[.A2854]-[.B2854]" office:value-type="float" office:value="-0.163967191" calcext:value-type="float">
            <text:p>-0.163967191</text:p>
          </table:table-cell>
          <table:table-cell table:formula="of:=ABS([.C2854])" office:value-type="float" office:value="0.163967191" calcext:value-type="float">
            <text:p>0.163967191</text:p>
          </table:table-cell>
          <table:table-cell table:formula="of:=[.C2854]^2" office:value-type="float" office:value="0.0268852397244305" calcext:value-type="float">
            <text:p>0.026885239724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6294838" calcext:value-type="float">
            <text:p>0.706294838</text:p>
          </table:table-cell>
          <table:table-cell table:formula="of:=[.A2855]-[.B2855]" office:value-type="float" office:value="1.293705162" calcext:value-type="float">
            <text:p>1.293705162</text:p>
          </table:table-cell>
          <table:table-cell table:formula="of:=ABS([.C2855])" office:value-type="float" office:value="1.293705162" calcext:value-type="float">
            <text:p>1.293705162</text:p>
          </table:table-cell>
          <table:table-cell table:formula="of:=[.C2855]^2" office:value-type="float" office:value="1.67367304618545" calcext:value-type="float">
            <text:p>1.67367304618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6936865" calcext:value-type="float">
            <text:p>0.386936865</text:p>
          </table:table-cell>
          <table:table-cell table:formula="of:=[.A2856]-[.B2856]" office:value-type="float" office:value="0.613063135" calcext:value-type="float">
            <text:p>0.613063135</text:p>
          </table:table-cell>
          <table:table-cell table:formula="of:=ABS([.C2856])" office:value-type="float" office:value="0.613063135" calcext:value-type="float">
            <text:p>0.613063135</text:p>
          </table:table-cell>
          <table:table-cell table:formula="of:=[.C2856]^2" office:value-type="float" office:value="0.375846407496028" calcext:value-type="float">
            <text:p>0.375846407496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0473014" calcext:value-type="float">
            <text:p>0.140473014</text:p>
          </table:table-cell>
          <table:table-cell table:formula="of:=[.A2857]-[.B2857]" office:value-type="float" office:value="0.859526986" calcext:value-type="float">
            <text:p>0.859526986</text:p>
          </table:table-cell>
          <table:table-cell table:formula="of:=ABS([.C2857])" office:value-type="float" office:value="0.859526986" calcext:value-type="float">
            <text:p>0.859526986</text:p>
          </table:table-cell>
          <table:table-cell table:formula="of:=[.C2857]^2" office:value-type="float" office:value="0.738786639662244" calcext:value-type="float">
            <text:p>0.7387866396622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5815122" calcext:value-type="float">
            <text:p>0.445815122</text:p>
          </table:table-cell>
          <table:table-cell table:formula="of:=[.A2858]-[.B2858]" office:value-type="float" office:value="4.554184878" calcext:value-type="float">
            <text:p>4.554184878</text:p>
          </table:table-cell>
          <table:table-cell table:formula="of:=ABS([.C2858])" office:value-type="float" office:value="4.554184878" calcext:value-type="float">
            <text:p>4.554184878</text:p>
          </table:table-cell>
          <table:table-cell table:formula="of:=[.C2858]^2" office:value-type="float" office:value="20.7405999030039" calcext:value-type="float">
            <text:p>20.7405999030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7432761" calcext:value-type="float">
            <text:p>0.327432761</text:p>
          </table:table-cell>
          <table:table-cell table:formula="of:=[.A2859]-[.B2859]" office:value-type="float" office:value="-0.327432761" calcext:value-type="float">
            <text:p>-0.327432761</text:p>
          </table:table-cell>
          <table:table-cell table:formula="of:=ABS([.C2859])" office:value-type="float" office:value="0.327432761" calcext:value-type="float">
            <text:p>0.327432761</text:p>
          </table:table-cell>
          <table:table-cell table:formula="of:=[.C2859]^2" office:value-type="float" office:value="0.107212212976083" calcext:value-type="float">
            <text:p>0.1072122129760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2978048" calcext:value-type="float">
            <text:p>0.362978048</text:p>
          </table:table-cell>
          <table:table-cell table:formula="of:=[.A2860]-[.B2860]" office:value-type="float" office:value="0.637021952" calcext:value-type="float">
            <text:p>0.637021952</text:p>
          </table:table-cell>
          <table:table-cell table:formula="of:=ABS([.C2860])" office:value-type="float" office:value="0.637021952" calcext:value-type="float">
            <text:p>0.637021952</text:p>
          </table:table-cell>
          <table:table-cell table:formula="of:=[.C2860]^2" office:value-type="float" office:value="0.40579696732989" calcext:value-type="float">
            <text:p>0.40579696732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1674348" calcext:value-type="float">
            <text:p>0.171674348</text:p>
          </table:table-cell>
          <table:table-cell table:formula="of:=[.A2861]-[.B2861]" office:value-type="float" office:value="0.828325652" calcext:value-type="float">
            <text:p>0.828325652</text:p>
          </table:table-cell>
          <table:table-cell table:formula="of:=ABS([.C2861])" office:value-type="float" office:value="0.828325652" calcext:value-type="float">
            <text:p>0.828325652</text:p>
          </table:table-cell>
          <table:table-cell table:formula="of:=[.C2861]^2" office:value-type="float" office:value="0.686123385761225" calcext:value-type="float">
            <text:p>0.686123385761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5468284" calcext:value-type="float">
            <text:p>0.505468284</text:p>
          </table:table-cell>
          <table:table-cell table:formula="of:=[.A2862]-[.B2862]" office:value-type="float" office:value="1.494531716" calcext:value-type="float">
            <text:p>1.494531716</text:p>
          </table:table-cell>
          <table:table-cell table:formula="of:=ABS([.C2862])" office:value-type="float" office:value="1.494531716" calcext:value-type="float">
            <text:p>1.494531716</text:p>
          </table:table-cell>
          <table:table-cell table:formula="of:=[.C2862]^2" office:value-type="float" office:value="2.2336250501299" calcext:value-type="float">
            <text:p>2.23362505012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4.60689813" calcext:value-type="float">
            <text:p>44.60689813</text:p>
          </table:table-cell>
          <table:table-cell table:formula="of:=[.A2863]-[.B2863]" office:value-type="float" office:value="20.39310187" calcext:value-type="float">
            <text:p>20.39310187</text:p>
          </table:table-cell>
          <table:table-cell table:formula="of:=ABS([.C2863])" office:value-type="float" office:value="20.39310187" calcext:value-type="float">
            <text:p>20.39310187</text:p>
          </table:table-cell>
          <table:table-cell table:formula="of:=[.C2863]^2" office:value-type="float" office:value="415.878603880198" calcext:value-type="float">
            <text:p>415.8786038801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.66071642" calcext:value-type="float">
            <text:p>33.66071642</text:p>
          </table:table-cell>
          <table:table-cell table:formula="of:=[.A2864]-[.B2864]" office:value-type="float" office:value="-4.66071642" calcext:value-type="float">
            <text:p>-4.66071642</text:p>
          </table:table-cell>
          <table:table-cell table:formula="of:=ABS([.C2864])" office:value-type="float" office:value="4.66071642" calcext:value-type="float">
            <text:p>4.66071642</text:p>
          </table:table-cell>
          <table:table-cell table:formula="of:=[.C2864]^2" office:value-type="float" office:value="21.7222775476576" calcext:value-type="float">
            <text:p>21.72227754765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.29778095" calcext:value-type="float">
            <text:p>44.29778095</text:p>
          </table:table-cell>
          <table:table-cell table:formula="of:=[.A2865]-[.B2865]" office:value-type="float" office:value="-8.29778095" calcext:value-type="float">
            <text:p>-8.29778095</text:p>
          </table:table-cell>
          <table:table-cell table:formula="of:=ABS([.C2865])" office:value-type="float" office:value="8.29778095" calcext:value-type="float">
            <text:p>8.29778095</text:p>
          </table:table-cell>
          <table:table-cell table:formula="of:=[.C2865]^2" office:value-type="float" office:value="68.853168694183" calcext:value-type="float">
            <text:p>68.8531686941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.4197189" calcext:value-type="float">
            <text:p>44.4197189</text:p>
          </table:table-cell>
          <table:table-cell table:formula="of:=[.A2866]-[.B2866]" office:value-type="float" office:value="28.5802811" calcext:value-type="float">
            <text:p>28.5802811</text:p>
          </table:table-cell>
          <table:table-cell table:formula="of:=ABS([.C2866])" office:value-type="float" office:value="28.5802811" calcext:value-type="float">
            <text:p>28.5802811</text:p>
          </table:table-cell>
          <table:table-cell table:formula="of:=[.C2866]^2" office:value-type="float" office:value="816.832467755017" calcext:value-type="float">
            <text:p>816.8324677550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.07225563" calcext:value-type="float">
            <text:p>44.07225563</text:p>
          </table:table-cell>
          <table:table-cell table:formula="of:=[.A2867]-[.B2867]" office:value-type="float" office:value="-6.07225563" calcext:value-type="float">
            <text:p>-6.07225563</text:p>
          </table:table-cell>
          <table:table-cell table:formula="of:=ABS([.C2867])" office:value-type="float" office:value="6.07225563" calcext:value-type="float">
            <text:p>6.07225563</text:p>
          </table:table-cell>
          <table:table-cell table:formula="of:=[.C2867]^2" office:value-type="float" office:value="36.8722884360667" calcext:value-type="float">
            <text:p>36.8722884360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.69146009" calcext:value-type="float">
            <text:p>43.69146009</text:p>
          </table:table-cell>
          <table:table-cell table:formula="of:=[.A2868]-[.B2868]" office:value-type="float" office:value="-15.69146009" calcext:value-type="float">
            <text:p>-15.69146009</text:p>
          </table:table-cell>
          <table:table-cell table:formula="of:=ABS([.C2868])" office:value-type="float" office:value="15.69146009" calcext:value-type="float">
            <text:p>15.69146009</text:p>
          </table:table-cell>
          <table:table-cell table:formula="of:=[.C2868]^2" office:value-type="float" office:value="246.221919756063" calcext:value-type="float">
            <text:p>246.2219197560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.27322532" calcext:value-type="float">
            <text:p>44.27322532</text:p>
          </table:table-cell>
          <table:table-cell table:formula="of:=[.A2869]-[.B2869]" office:value-type="float" office:value="-9.27322532" calcext:value-type="float">
            <text:p>-9.27322532</text:p>
          </table:table-cell>
          <table:table-cell table:formula="of:=ABS([.C2869])" office:value-type="float" office:value="9.27322532" calcext:value-type="float">
            <text:p>9.27322532</text:p>
          </table:table-cell>
          <table:table-cell table:formula="of:=[.C2869]^2" office:value-type="float" office:value="85.9927078354891" calcext:value-type="float">
            <text:p>85.99270783548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.51146592" calcext:value-type="float">
            <text:p>44.51146592</text:p>
          </table:table-cell>
          <table:table-cell table:formula="of:=[.A2870]-[.B2870]" office:value-type="float" office:value="15.48853408" calcext:value-type="float">
            <text:p>15.48853408</text:p>
          </table:table-cell>
          <table:table-cell table:formula="of:=ABS([.C2870])" office:value-type="float" office:value="15.48853408" calcext:value-type="float">
            <text:p>15.48853408</text:p>
          </table:table-cell>
          <table:table-cell table:formula="of:=[.C2870]^2" office:value-type="float" office:value="239.894687947321" calcext:value-type="float">
            <text:p>239.8946879473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.35912938" calcext:value-type="float">
            <text:p>44.35912938</text:p>
          </table:table-cell>
          <table:table-cell table:formula="of:=[.A2871]-[.B2871]" office:value-type="float" office:value="-8.35912938" calcext:value-type="float">
            <text:p>-8.35912938</text:p>
          </table:table-cell>
          <table:table-cell table:formula="of:=ABS([.C2871])" office:value-type="float" office:value="8.35912938" calcext:value-type="float">
            <text:p>8.35912938</text:p>
          </table:table-cell>
          <table:table-cell table:formula="of:=[.C2871]^2" office:value-type="float" office:value="69.8750439915792" calcext:value-type="float">
            <text:p>69.87504399157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.52248006" calcext:value-type="float">
            <text:p>44.52248006</text:p>
          </table:table-cell>
          <table:table-cell table:formula="of:=[.A2872]-[.B2872]" office:value-type="float" office:value="-5.52248006" calcext:value-type="float">
            <text:p>-5.52248006</text:p>
          </table:table-cell>
          <table:table-cell table:formula="of:=ABS([.C2872])" office:value-type="float" office:value="5.52248006" calcext:value-type="float">
            <text:p>5.52248006</text:p>
          </table:table-cell>
          <table:table-cell table:formula="of:=[.C2872]^2" office:value-type="float" office:value="30.4977860130976" calcext:value-type="float">
            <text:p>30.49778601309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.73556211" calcext:value-type="float">
            <text:p>49.73556211</text:p>
          </table:table-cell>
          <table:table-cell table:formula="of:=[.A2873]-[.B2873]" office:value-type="float" office:value="15.26443789" calcext:value-type="float">
            <text:p>15.26443789</text:p>
          </table:table-cell>
          <table:table-cell table:formula="of:=ABS([.C2873])" office:value-type="float" office:value="15.26443789" calcext:value-type="float">
            <text:p>15.26443789</text:p>
          </table:table-cell>
          <table:table-cell table:formula="of:=[.C2873]^2" office:value-type="float" office:value="233.003064097668" calcext:value-type="float">
            <text:p>233.0030640976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.21822381" calcext:value-type="float">
            <text:p>44.21822381</text:p>
          </table:table-cell>
          <table:table-cell table:formula="of:=[.A2874]-[.B2874]" office:value-type="float" office:value="8.78177619" calcext:value-type="float">
            <text:p>8.78177619</text:p>
          </table:table-cell>
          <table:table-cell table:formula="of:=ABS([.C2874])" office:value-type="float" office:value="8.78177619" calcext:value-type="float">
            <text:p>8.78177619</text:p>
          </table:table-cell>
          <table:table-cell table:formula="of:=[.C2874]^2" office:value-type="float" office:value="77.119593051251" calcext:value-type="float">
            <text:p>77.1195930512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.1215302" calcext:value-type="float">
            <text:p>34.1215302</text:p>
          </table:table-cell>
          <table:table-cell table:formula="of:=[.A2875]-[.B2875]" office:value-type="float" office:value="11.8784698" calcext:value-type="float">
            <text:p>11.8784698</text:p>
          </table:table-cell>
          <table:table-cell table:formula="of:=ABS([.C2875])" office:value-type="float" office:value="11.8784698" calcext:value-type="float">
            <text:p>11.8784698</text:p>
          </table:table-cell>
          <table:table-cell table:formula="of:=[.C2875]^2" office:value-type="float" office:value="141.098044789512" calcext:value-type="float">
            <text:p>141.0980447895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.65141456" calcext:value-type="float">
            <text:p>54.65141456</text:p>
          </table:table-cell>
          <table:table-cell table:formula="of:=[.A2876]-[.B2876]" office:value-type="float" office:value="-1.65141456" calcext:value-type="float">
            <text:p>-1.65141456</text:p>
          </table:table-cell>
          <table:table-cell table:formula="of:=ABS([.C2876])" office:value-type="float" office:value="1.65141456" calcext:value-type="float">
            <text:p>1.65141456</text:p>
          </table:table-cell>
          <table:table-cell table:formula="of:=[.C2876]^2" office:value-type="float" office:value="2.72717004897999" calcext:value-type="float">
            <text:p>2.72717004897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.11131334" calcext:value-type="float">
            <text:p>34.11131334</text:p>
          </table:table-cell>
          <table:table-cell table:formula="of:=[.A2877]-[.B2877]" office:value-type="float" office:value="-15.11131334" calcext:value-type="float">
            <text:p>-15.11131334</text:p>
          </table:table-cell>
          <table:table-cell table:formula="of:=ABS([.C2877])" office:value-type="float" office:value="15.11131334" calcext:value-type="float">
            <text:p>15.11131334</text:p>
          </table:table-cell>
          <table:table-cell table:formula="of:=[.C2877]^2" office:value-type="float" office:value="228.351790859662" calcext:value-type="float">
            <text:p>228.3517908596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.81323769" calcext:value-type="float">
            <text:p>43.81323769</text:p>
          </table:table-cell>
          <table:table-cell table:formula="of:=[.A2878]-[.B2878]" office:value-type="float" office:value="-25.81323769" calcext:value-type="float">
            <text:p>-25.81323769</text:p>
          </table:table-cell>
          <table:table-cell table:formula="of:=ABS([.C2878])" office:value-type="float" office:value="25.81323769" calcext:value-type="float">
            <text:p>25.81323769</text:p>
          </table:table-cell>
          <table:table-cell table:formula="of:=[.C2878]^2" office:value-type="float" office:value="666.323240040437" calcext:value-type="float">
            <text:p>666.3232400404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.78597747" calcext:value-type="float">
            <text:p>33.78597747</text:p>
          </table:table-cell>
          <table:table-cell table:formula="of:=[.A2879]-[.B2879]" office:value-type="float" office:value="-11.78597747" calcext:value-type="float">
            <text:p>-11.78597747</text:p>
          </table:table-cell>
          <table:table-cell table:formula="of:=ABS([.C2879])" office:value-type="float" office:value="11.78597747" calcext:value-type="float">
            <text:p>11.78597747</text:p>
          </table:table-cell>
          <table:table-cell table:formula="of:=[.C2879]^2" office:value-type="float" office:value="138.909264923348" calcext:value-type="float">
            <text:p>138.9092649233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.03539706" calcext:value-type="float">
            <text:p>44.03539706</text:p>
          </table:table-cell>
          <table:table-cell table:formula="of:=[.A2880]-[.B2880]" office:value-type="float" office:value="21.96460294" calcext:value-type="float">
            <text:p>21.96460294</text:p>
          </table:table-cell>
          <table:table-cell table:formula="of:=ABS([.C2880])" office:value-type="float" office:value="21.96460294" calcext:value-type="float">
            <text:p>21.96460294</text:p>
          </table:table-cell>
          <table:table-cell table:formula="of:=[.C2880]^2" office:value-type="float" office:value="482.443782311857" calcext:value-type="float">
            <text:p>482.443782311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0225586" calcext:value-type="float">
            <text:p>0.220225586</text:p>
          </table:table-cell>
          <table:table-cell table:formula="of:=[.A2881]-[.B2881]" office:value-type="float" office:value="-0.220225586" calcext:value-type="float">
            <text:p>-0.220225586</text:p>
          </table:table-cell>
          <table:table-cell table:formula="of:=ABS([.C2881])" office:value-type="float" office:value="0.220225586" calcext:value-type="float">
            <text:p>0.220225586</text:p>
          </table:table-cell>
          <table:table-cell table:formula="of:=[.C2881]^2" office:value-type="float" office:value="0.0484993087290434" calcext:value-type="float">
            <text:p>0.048499308729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6672453" calcext:value-type="float">
            <text:p>0.136672453</text:p>
          </table:table-cell>
          <table:table-cell table:formula="of:=[.A2882]-[.B2882]" office:value-type="float" office:value="-0.136672453" calcext:value-type="float">
            <text:p>-0.136672453</text:p>
          </table:table-cell>
          <table:table-cell table:formula="of:=ABS([.C2882])" office:value-type="float" office:value="0.136672453" calcext:value-type="float">
            <text:p>0.136672453</text:p>
          </table:table-cell>
          <table:table-cell table:formula="of:=[.C2882]^2" office:value-type="float" office:value="0.0186793594090372" calcext:value-type="float">
            <text:p>0.018679359409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6015452" calcext:value-type="float">
            <text:p>0.056015452</text:p>
          </table:table-cell>
          <table:table-cell table:formula="of:=[.A2883]-[.B2883]" office:value-type="float" office:value="-0.056015452" calcext:value-type="float">
            <text:p>-0.056015452</text:p>
          </table:table-cell>
          <table:table-cell table:formula="of:=ABS([.C2883])" office:value-type="float" office:value="0.056015452" calcext:value-type="float">
            <text:p>0.056015452</text:p>
          </table:table-cell>
          <table:table-cell table:formula="of:=[.C2883]^2" office:value-type="float" office:value="0.0031377308627643" calcext:value-type="float">
            <text:p>0.003137730862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8833509" calcext:value-type="float">
            <text:p>0.148833509</text:p>
          </table:table-cell>
          <table:table-cell table:formula="of:=[.A2884]-[.B2884]" office:value-type="float" office:value="-0.148833509" calcext:value-type="float">
            <text:p>-0.148833509</text:p>
          </table:table-cell>
          <table:table-cell table:formula="of:=ABS([.C2884])" office:value-type="float" office:value="0.148833509" calcext:value-type="float">
            <text:p>0.148833509</text:p>
          </table:table-cell>
          <table:table-cell table:formula="of:=[.C2884]^2" office:value-type="float" office:value="0.0221514134012531" calcext:value-type="float">
            <text:p>0.0221514134012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6145145" calcext:value-type="float">
            <text:p>0.916145145</text:p>
          </table:table-cell>
          <table:table-cell table:formula="of:=[.A2885]-[.B2885]" office:value-type="float" office:value="0.0838548549999999" calcext:value-type="float">
            <text:p>0.083854855</text:p>
          </table:table-cell>
          <table:table-cell table:formula="of:=ABS([.C2885])" office:value-type="float" office:value="0.0838548549999999" calcext:value-type="float">
            <text:p>0.083854855</text:p>
          </table:table-cell>
          <table:table-cell table:formula="of:=[.C2885]^2" office:value-type="float" office:value="0.00703163670707101" calcext:value-type="float">
            <text:p>0.007031636707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875909" calcext:value-type="float">
            <text:p>0.018875909</text:p>
          </table:table-cell>
          <table:table-cell table:formula="of:=[.A2886]-[.B2886]" office:value-type="float" office:value="-0.018875909" calcext:value-type="float">
            <text:p>-0.018875909</text:p>
          </table:table-cell>
          <table:table-cell table:formula="of:=ABS([.C2886])" office:value-type="float" office:value="0.018875909" calcext:value-type="float">
            <text:p>0.018875909</text:p>
          </table:table-cell>
          <table:table-cell table:formula="of:=[.C2886]^2" office:value-type="float" office:value="0.000356299940576281" calcext:value-type="float">
            <text:p>0.000356299940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297548" calcext:value-type="float">
            <text:p>0.63297548</text:p>
          </table:table-cell>
          <table:table-cell table:formula="of:=[.A2887]-[.B2887]" office:value-type="float" office:value="0.36702452" calcext:value-type="float">
            <text:p>0.36702452</text:p>
          </table:table-cell>
          <table:table-cell table:formula="of:=ABS([.C2887])" office:value-type="float" office:value="0.36702452" calcext:value-type="float">
            <text:p>0.36702452</text:p>
          </table:table-cell>
          <table:table-cell table:formula="of:=[.C2887]^2" office:value-type="float" office:value="0.13470699828123" calcext:value-type="float">
            <text:p>0.13470699828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04727375" calcext:value-type="float">
            <text:p>1.304727375</text:p>
          </table:table-cell>
          <table:table-cell table:formula="of:=[.A2888]-[.B2888]" office:value-type="float" office:value="-0.304727375" calcext:value-type="float">
            <text:p>-0.304727375</text:p>
          </table:table-cell>
          <table:table-cell table:formula="of:=ABS([.C2888])" office:value-type="float" office:value="0.304727375" calcext:value-type="float">
            <text:p>0.304727375</text:p>
          </table:table-cell>
          <table:table-cell table:formula="of:=[.C2888]^2" office:value-type="float" office:value="0.0928587730743907" calcext:value-type="float">
            <text:p>0.092858773074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4149712" calcext:value-type="float">
            <text:p>0.034149712</text:p>
          </table:table-cell>
          <table:table-cell table:formula="of:=[.A2889]-[.B2889]" office:value-type="float" office:value="-0.034149712" calcext:value-type="float">
            <text:p>-0.034149712</text:p>
          </table:table-cell>
          <table:table-cell table:formula="of:=ABS([.C2889])" office:value-type="float" office:value="0.034149712" calcext:value-type="float">
            <text:p>0.034149712</text:p>
          </table:table-cell>
          <table:table-cell table:formula="of:=[.C2889]^2" office:value-type="float" office:value="0.00116620282968294" calcext:value-type="float">
            <text:p>0.001166202829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8568342" calcext:value-type="float">
            <text:p>0.448568342</text:p>
          </table:table-cell>
          <table:table-cell table:formula="of:=[.A2890]-[.B2890]" office:value-type="float" office:value="-0.448568342" calcext:value-type="float">
            <text:p>-0.448568342</text:p>
          </table:table-cell>
          <table:table-cell table:formula="of:=ABS([.C2890])" office:value-type="float" office:value="0.448568342" calcext:value-type="float">
            <text:p>0.448568342</text:p>
          </table:table-cell>
          <table:table-cell table:formula="of:=[.C2890]^2" office:value-type="float" office:value="0.201213557444629" calcext:value-type="float">
            <text:p>0.201213557444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6904601" calcext:value-type="float">
            <text:p>0.126904601</text:p>
          </table:table-cell>
          <table:table-cell table:formula="of:=[.A2891]-[.B2891]" office:value-type="float" office:value="-0.126904601" calcext:value-type="float">
            <text:p>-0.126904601</text:p>
          </table:table-cell>
          <table:table-cell table:formula="of:=ABS([.C2891])" office:value-type="float" office:value="0.126904601" calcext:value-type="float">
            <text:p>0.126904601</text:p>
          </table:table-cell>
          <table:table-cell table:formula="of:=[.C2891]^2" office:value-type="float" office:value="0.0161047777549692" calcext:value-type="float">
            <text:p>0.016104777754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0925638" calcext:value-type="float">
            <text:p>0.020925638</text:p>
          </table:table-cell>
          <table:table-cell table:formula="of:=[.A2892]-[.B2892]" office:value-type="float" office:value="-0.020925638" calcext:value-type="float">
            <text:p>-0.020925638</text:p>
          </table:table-cell>
          <table:table-cell table:formula="of:=ABS([.C2892])" office:value-type="float" office:value="0.020925638" calcext:value-type="float">
            <text:p>0.020925638</text:p>
          </table:table-cell>
          <table:table-cell table:formula="of:=[.C2892]^2" office:value-type="float" office:value="0.000437882325707044" calcext:value-type="float">
            <text:p>0.0004378823257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8473739" calcext:value-type="float">
            <text:p>1.258473739</text:p>
          </table:table-cell>
          <table:table-cell table:formula="of:=[.A2893]-[.B2893]" office:value-type="float" office:value="-0.258473739" calcext:value-type="float">
            <text:p>-0.258473739</text:p>
          </table:table-cell>
          <table:table-cell table:formula="of:=ABS([.C2893])" office:value-type="float" office:value="0.258473739" calcext:value-type="float">
            <text:p>0.258473739</text:p>
          </table:table-cell>
          <table:table-cell table:formula="of:=[.C2893]^2" office:value-type="float" office:value="0.0668086737526401" calcext:value-type="float">
            <text:p>0.06680867375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02948958" calcext:value-type="float">
            <text:p>1.002948958</text:p>
          </table:table-cell>
          <table:table-cell table:formula="of:=[.A2894]-[.B2894]" office:value-type="float" office:value="0.997051042" calcext:value-type="float">
            <text:p>0.997051042</text:p>
          </table:table-cell>
          <table:table-cell table:formula="of:=ABS([.C2894])" office:value-type="float" office:value="0.997051042" calcext:value-type="float">
            <text:p>0.997051042</text:p>
          </table:table-cell>
          <table:table-cell table:formula="of:=[.C2894]^2" office:value-type="float" office:value="0.994110780353286" calcext:value-type="float">
            <text:p>0.994110780353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7233882" calcext:value-type="float">
            <text:p>0.017233882</text:p>
          </table:table-cell>
          <table:table-cell table:formula="of:=[.A2895]-[.B2895]" office:value-type="float" office:value="-0.017233882" calcext:value-type="float">
            <text:p>-0.017233882</text:p>
          </table:table-cell>
          <table:table-cell table:formula="of:=ABS([.C2895])" office:value-type="float" office:value="0.017233882" calcext:value-type="float">
            <text:p>0.017233882</text:p>
          </table:table-cell>
          <table:table-cell table:formula="of:=[.C2895]^2" office:value-type="float" office:value="0.000297006688789924" calcext:value-type="float">
            <text:p>0.00029700668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9297895" calcext:value-type="float">
            <text:p>0.019297895</text:p>
          </table:table-cell>
          <table:table-cell table:formula="of:=[.A2896]-[.B2896]" office:value-type="float" office:value="-0.019297895" calcext:value-type="float">
            <text:p>-0.019297895</text:p>
          </table:table-cell>
          <table:table-cell table:formula="of:=ABS([.C2896])" office:value-type="float" office:value="0.019297895" calcext:value-type="float">
            <text:p>0.019297895</text:p>
          </table:table-cell>
          <table:table-cell table:formula="of:=[.C2896]^2" office:value-type="float" office:value="0.000372408751431025" calcext:value-type="float">
            <text:p>0.000372408751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961005" calcext:value-type="float">
            <text:p>0.104961005</text:p>
          </table:table-cell>
          <table:table-cell table:formula="of:=[.A2897]-[.B2897]" office:value-type="float" office:value="-0.104961005" calcext:value-type="float">
            <text:p>-0.104961005</text:p>
          </table:table-cell>
          <table:table-cell table:formula="of:=ABS([.C2897])" office:value-type="float" office:value="0.104961005" calcext:value-type="float">
            <text:p>0.104961005</text:p>
          </table:table-cell>
          <table:table-cell table:formula="of:=[.C2897]^2" office:value-type="float" office:value="0.01101681257061" calcext:value-type="float">
            <text:p>0.01101681257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3378562" calcext:value-type="float">
            <text:p>0.043378562</text:p>
          </table:table-cell>
          <table:table-cell table:formula="of:=[.A2898]-[.B2898]" office:value-type="float" office:value="-0.043378562" calcext:value-type="float">
            <text:p>-0.043378562</text:p>
          </table:table-cell>
          <table:table-cell table:formula="of:=ABS([.C2898])" office:value-type="float" office:value="0.043378562" calcext:value-type="float">
            <text:p>0.043378562</text:p>
          </table:table-cell>
          <table:table-cell table:formula="of:=[.C2898]^2" office:value-type="float" office:value="0.00188169964118784" calcext:value-type="float">
            <text:p>0.001881699641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2595691" calcext:value-type="float">
            <text:p>0.442595691</text:p>
          </table:table-cell>
          <table:table-cell table:formula="of:=[.A2899]-[.B2899]" office:value-type="float" office:value="-0.442595691" calcext:value-type="float">
            <text:p>-0.442595691</text:p>
          </table:table-cell>
          <table:table-cell table:formula="of:=ABS([.C2899])" office:value-type="float" office:value="0.442595691" calcext:value-type="float">
            <text:p>0.442595691</text:p>
          </table:table-cell>
          <table:table-cell table:formula="of:=[.C2899]^2" office:value-type="float" office:value="0.195890945691767" calcext:value-type="float">
            <text:p>0.195890945691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372624" calcext:value-type="float">
            <text:p>0.015372624</text:p>
          </table:table-cell>
          <table:table-cell table:formula="of:=[.A2900]-[.B2900]" office:value-type="float" office:value="-0.015372624" calcext:value-type="float">
            <text:p>-0.015372624</text:p>
          </table:table-cell>
          <table:table-cell table:formula="of:=ABS([.C2900])" office:value-type="float" office:value="0.015372624" calcext:value-type="float">
            <text:p>0.015372624</text:p>
          </table:table-cell>
          <table:table-cell table:formula="of:=[.C2900]^2" office:value-type="float" office:value="0.000236317568645376" calcext:value-type="float">
            <text:p>0.000236317568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2744182" calcext:value-type="float">
            <text:p>0.362744182</text:p>
          </table:table-cell>
          <table:table-cell table:formula="of:=[.A2901]-[.B2901]" office:value-type="float" office:value="-0.362744182" calcext:value-type="float">
            <text:p>-0.362744182</text:p>
          </table:table-cell>
          <table:table-cell table:formula="of:=ABS([.C2901])" office:value-type="float" office:value="0.362744182" calcext:value-type="float">
            <text:p>0.362744182</text:p>
          </table:table-cell>
          <table:table-cell table:formula="of:=[.C2901]^2" office:value-type="float" office:value="0.131583341574849" calcext:value-type="float">
            <text:p>0.131583341574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6265165" calcext:value-type="float">
            <text:p>0.496265165</text:p>
          </table:table-cell>
          <table:table-cell table:formula="of:=[.A2902]-[.B2902]" office:value-type="float" office:value="-0.496265165" calcext:value-type="float">
            <text:p>-0.496265165</text:p>
          </table:table-cell>
          <table:table-cell table:formula="of:=ABS([.C2902])" office:value-type="float" office:value="0.496265165" calcext:value-type="float">
            <text:p>0.496265165</text:p>
          </table:table-cell>
          <table:table-cell table:formula="of:=[.C2902]^2" office:value-type="float" office:value="0.246279113992477" calcext:value-type="float">
            <text:p>0.2462791139924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94955269" calcext:value-type="float">
            <text:p>2.594955269</text:p>
          </table:table-cell>
          <table:table-cell table:formula="of:=[.A2903]-[.B2903]" office:value-type="float" office:value="1.405044731" calcext:value-type="float">
            <text:p>1.405044731</text:p>
          </table:table-cell>
          <table:table-cell table:formula="of:=ABS([.C2903])" office:value-type="float" office:value="1.405044731" calcext:value-type="float">
            <text:p>1.405044731</text:p>
          </table:table-cell>
          <table:table-cell table:formula="of:=[.C2903]^2" office:value-type="float" office:value="1.97415069611086" calcext:value-type="float">
            <text:p>1.97415069611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875909" calcext:value-type="float">
            <text:p>0.018875909</text:p>
          </table:table-cell>
          <table:table-cell table:formula="of:=[.A2904]-[.B2904]" office:value-type="float" office:value="-0.018875909" calcext:value-type="float">
            <text:p>-0.018875909</text:p>
          </table:table-cell>
          <table:table-cell table:formula="of:=ABS([.C2904])" office:value-type="float" office:value="0.018875909" calcext:value-type="float">
            <text:p>0.018875909</text:p>
          </table:table-cell>
          <table:table-cell table:formula="of:=[.C2904]^2" office:value-type="float" office:value="0.000356299940576281" calcext:value-type="float">
            <text:p>0.000356299940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9601411" calcext:value-type="float">
            <text:p>0.099601411</text:p>
          </table:table-cell>
          <table:table-cell table:formula="of:=[.A2905]-[.B2905]" office:value-type="float" office:value="-0.099601411" calcext:value-type="float">
            <text:p>-0.099601411</text:p>
          </table:table-cell>
          <table:table-cell table:formula="of:=ABS([.C2905])" office:value-type="float" office:value="0.099601411" calcext:value-type="float">
            <text:p>0.099601411</text:p>
          </table:table-cell>
          <table:table-cell table:formula="of:=[.C2905]^2" office:value-type="float" office:value="0.00992044107319092" calcext:value-type="float">
            <text:p>0.009920441073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65168917" calcext:value-type="float">
            <text:p>2.165168917</text:p>
          </table:table-cell>
          <table:table-cell table:formula="of:=[.A2906]-[.B2906]" office:value-type="float" office:value="-2.165168917" calcext:value-type="float">
            <text:p>-2.165168917</text:p>
          </table:table-cell>
          <table:table-cell table:formula="of:=ABS([.C2906])" office:value-type="float" office:value="2.165168917" calcext:value-type="float">
            <text:p>2.165168917</text:p>
          </table:table-cell>
          <table:table-cell table:formula="of:=[.C2906]^2" office:value-type="float" office:value="4.68795643914295" calcext:value-type="float">
            <text:p>4.68795643914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4149712" calcext:value-type="float">
            <text:p>0.034149712</text:p>
          </table:table-cell>
          <table:table-cell table:formula="of:=[.A2907]-[.B2907]" office:value-type="float" office:value="-0.034149712" calcext:value-type="float">
            <text:p>-0.034149712</text:p>
          </table:table-cell>
          <table:table-cell table:formula="of:=ABS([.C2907])" office:value-type="float" office:value="0.034149712" calcext:value-type="float">
            <text:p>0.034149712</text:p>
          </table:table-cell>
          <table:table-cell table:formula="of:=[.C2907]^2" office:value-type="float" office:value="0.00116620282968294" calcext:value-type="float">
            <text:p>0.001166202829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5488591" calcext:value-type="float">
            <text:p>0.095488591</text:p>
          </table:table-cell>
          <table:table-cell table:formula="of:=[.A2908]-[.B2908]" office:value-type="float" office:value="-0.095488591" calcext:value-type="float">
            <text:p>-0.095488591</text:p>
          </table:table-cell>
          <table:table-cell table:formula="of:=ABS([.C2908])" office:value-type="float" office:value="0.095488591" calcext:value-type="float">
            <text:p>0.095488591</text:p>
          </table:table-cell>
          <table:table-cell table:formula="of:=[.C2908]^2" office:value-type="float" office:value="0.00911807101116528" calcext:value-type="float">
            <text:p>0.009118071011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6904601" calcext:value-type="float">
            <text:p>0.126904601</text:p>
          </table:table-cell>
          <table:table-cell table:formula="of:=[.A2909]-[.B2909]" office:value-type="float" office:value="-0.126904601" calcext:value-type="float">
            <text:p>-0.126904601</text:p>
          </table:table-cell>
          <table:table-cell table:formula="of:=ABS([.C2909])" office:value-type="float" office:value="0.126904601" calcext:value-type="float">
            <text:p>0.126904601</text:p>
          </table:table-cell>
          <table:table-cell table:formula="of:=[.C2909]^2" office:value-type="float" office:value="0.0161047777549692" calcext:value-type="float">
            <text:p>0.016104777754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4045886" calcext:value-type="float">
            <text:p>0.134045886</text:p>
          </table:table-cell>
          <table:table-cell table:formula="of:=[.A2910]-[.B2910]" office:value-type="float" office:value="-0.134045886" calcext:value-type="float">
            <text:p>-0.134045886</text:p>
          </table:table-cell>
          <table:table-cell table:formula="of:=ABS([.C2910])" office:value-type="float" office:value="0.134045886" calcext:value-type="float">
            <text:p>0.134045886</text:p>
          </table:table-cell>
          <table:table-cell table:formula="of:=[.C2910]^2" office:value-type="float" office:value="0.017968299553525" calcext:value-type="float">
            <text:p>0.017968299553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74944282" calcext:value-type="float">
            <text:p>2.774944282</text:p>
          </table:table-cell>
          <table:table-cell table:formula="of:=[.A2911]-[.B2911]" office:value-type="float" office:value="-2.774944282" calcext:value-type="float">
            <text:p>-2.774944282</text:p>
          </table:table-cell>
          <table:table-cell table:formula="of:=ABS([.C2911])" office:value-type="float" office:value="2.774944282" calcext:value-type="float">
            <text:p>2.774944282</text:p>
          </table:table-cell>
          <table:table-cell table:formula="of:=[.C2911]^2" office:value-type="float" office:value="7.70031576820449" calcext:value-type="float">
            <text:p>7.70031576820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888122" calcext:value-type="float">
            <text:p>0.104888122</text:p>
          </table:table-cell>
          <table:table-cell table:formula="of:=[.A2912]-[.B2912]" office:value-type="float" office:value="-0.104888122" calcext:value-type="float">
            <text:p>-0.104888122</text:p>
          </table:table-cell>
          <table:table-cell table:formula="of:=ABS([.C2912])" office:value-type="float" office:value="0.104888122" calcext:value-type="float">
            <text:p>0.104888122</text:p>
          </table:table-cell>
          <table:table-cell table:formula="of:=[.C2912]^2" office:value-type="float" office:value="0.0110015181366869" calcext:value-type="float">
            <text:p>0.011001518136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7233882" calcext:value-type="float">
            <text:p>0.017233882</text:p>
          </table:table-cell>
          <table:table-cell table:formula="of:=[.A2913]-[.B2913]" office:value-type="float" office:value="-0.017233882" calcext:value-type="float">
            <text:p>-0.017233882</text:p>
          </table:table-cell>
          <table:table-cell table:formula="of:=ABS([.C2913])" office:value-type="float" office:value="0.017233882" calcext:value-type="float">
            <text:p>0.017233882</text:p>
          </table:table-cell>
          <table:table-cell table:formula="of:=[.C2913]^2" office:value-type="float" office:value="0.000297006688789924" calcext:value-type="float">
            <text:p>0.00029700668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9297895" calcext:value-type="float">
            <text:p>0.019297895</text:p>
          </table:table-cell>
          <table:table-cell table:formula="of:=[.A2914]-[.B2914]" office:value-type="float" office:value="-0.019297895" calcext:value-type="float">
            <text:p>-0.019297895</text:p>
          </table:table-cell>
          <table:table-cell table:formula="of:=ABS([.C2914])" office:value-type="float" office:value="0.019297895" calcext:value-type="float">
            <text:p>0.019297895</text:p>
          </table:table-cell>
          <table:table-cell table:formula="of:=[.C2914]^2" office:value-type="float" office:value="0.000372408751431025" calcext:value-type="float">
            <text:p>0.000372408751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3015204" calcext:value-type="float">
            <text:p>0.313015204</text:p>
          </table:table-cell>
          <table:table-cell table:formula="of:=[.A2915]-[.B2915]" office:value-type="float" office:value="-0.313015204" calcext:value-type="float">
            <text:p>-0.313015204</text:p>
          </table:table-cell>
          <table:table-cell table:formula="of:=ABS([.C2915])" office:value-type="float" office:value="0.313015204" calcext:value-type="float">
            <text:p>0.313015204</text:p>
          </table:table-cell>
          <table:table-cell table:formula="of:=[.C2915]^2" office:value-type="float" office:value="0.0979785179351616" calcext:value-type="float">
            <text:p>0.097978517935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3378562" calcext:value-type="float">
            <text:p>0.043378562</text:p>
          </table:table-cell>
          <table:table-cell table:formula="of:=[.A2916]-[.B2916]" office:value-type="float" office:value="-0.043378562" calcext:value-type="float">
            <text:p>-0.043378562</text:p>
          </table:table-cell>
          <table:table-cell table:formula="of:=ABS([.C2916])" office:value-type="float" office:value="0.043378562" calcext:value-type="float">
            <text:p>0.043378562</text:p>
          </table:table-cell>
          <table:table-cell table:formula="of:=[.C2916]^2" office:value-type="float" office:value="0.00188169964118784" calcext:value-type="float">
            <text:p>0.001881699641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9032458" calcext:value-type="float">
            <text:p>0.869032458</text:p>
          </table:table-cell>
          <table:table-cell table:formula="of:=[.A2917]-[.B2917]" office:value-type="float" office:value="0.130967542" calcext:value-type="float">
            <text:p>0.130967542</text:p>
          </table:table-cell>
          <table:table-cell table:formula="of:=ABS([.C2917])" office:value-type="float" office:value="0.130967542" calcext:value-type="float">
            <text:p>0.130967542</text:p>
          </table:table-cell>
          <table:table-cell table:formula="of:=[.C2917]^2" office:value-type="float" office:value="0.0171524970575217" calcext:value-type="float">
            <text:p>0.017152497057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6445866" calcext:value-type="float">
            <text:p>0.566445866</text:p>
          </table:table-cell>
          <table:table-cell table:formula="of:=[.A2918]-[.B2918]" office:value-type="float" office:value="-0.566445866" calcext:value-type="float">
            <text:p>-0.566445866</text:p>
          </table:table-cell>
          <table:table-cell table:formula="of:=ABS([.C2918])" office:value-type="float" office:value="0.566445866" calcext:value-type="float">
            <text:p>0.566445866</text:p>
          </table:table-cell>
          <table:table-cell table:formula="of:=[.C2918]^2" office:value-type="float" office:value="0.32086091910849" calcext:value-type="float">
            <text:p>0.32086091910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484033" calcext:value-type="float">
            <text:p>0.537484033</text:p>
          </table:table-cell>
          <table:table-cell table:formula="of:=[.A2919]-[.B2919]" office:value-type="float" office:value="-0.537484033" calcext:value-type="float">
            <text:p>-0.537484033</text:p>
          </table:table-cell>
          <table:table-cell table:formula="of:=ABS([.C2919])" office:value-type="float" office:value="0.537484033" calcext:value-type="float">
            <text:p>0.537484033</text:p>
          </table:table-cell>
          <table:table-cell table:formula="of:=[.C2919]^2" office:value-type="float" office:value="0.288889085729945" calcext:value-type="float">
            <text:p>0.288889085729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34213986" calcext:value-type="float">
            <text:p>1.434213986</text:p>
          </table:table-cell>
          <table:table-cell table:formula="of:=[.A2920]-[.B2920]" office:value-type="float" office:value="-0.434213986" calcext:value-type="float">
            <text:p>-0.434213986</text:p>
          </table:table-cell>
          <table:table-cell table:formula="of:=ABS([.C2920])" office:value-type="float" office:value="0.434213986" calcext:value-type="float">
            <text:p>0.434213986</text:p>
          </table:table-cell>
          <table:table-cell table:formula="of:=[.C2920]^2" office:value-type="float" office:value="0.188541785638008" calcext:value-type="float">
            <text:p>0.188541785638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8591053" calcext:value-type="float">
            <text:p>1.258591053</text:p>
          </table:table-cell>
          <table:table-cell table:formula="of:=[.A2921]-[.B2921]" office:value-type="float" office:value="-0.258591053" calcext:value-type="float">
            <text:p>-0.258591053</text:p>
          </table:table-cell>
          <table:table-cell table:formula="of:=ABS([.C2921])" office:value-type="float" office:value="0.258591053" calcext:value-type="float">
            <text:p>0.258591053</text:p>
          </table:table-cell>
          <table:table-cell table:formula="of:=[.C2921]^2" office:value-type="float" office:value="0.0668693326916488" calcext:value-type="float">
            <text:p>0.066869332691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547231" calcext:value-type="float">
            <text:p>0.09547231</text:p>
          </table:table-cell>
          <table:table-cell table:formula="of:=[.A2922]-[.B2922]" office:value-type="float" office:value="0.90452769" calcext:value-type="float">
            <text:p>0.90452769</text:p>
          </table:table-cell>
          <table:table-cell table:formula="of:=ABS([.C2922])" office:value-type="float" office:value="0.90452769" calcext:value-type="float">
            <text:p>0.90452769</text:p>
          </table:table-cell>
          <table:table-cell table:formula="of:=[.C2922]^2" office:value-type="float" office:value="0.818170341976736" calcext:value-type="float">
            <text:p>0.818170341976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3100198" calcext:value-type="float">
            <text:p>0.893100198</text:p>
          </table:table-cell>
          <table:table-cell table:formula="of:=[.A2923]-[.B2923]" office:value-type="float" office:value="-0.893100198" calcext:value-type="float">
            <text:p>-0.893100198</text:p>
          </table:table-cell>
          <table:table-cell table:formula="of:=ABS([.C2923])" office:value-type="float" office:value="0.893100198" calcext:value-type="float">
            <text:p>0.893100198</text:p>
          </table:table-cell>
          <table:table-cell table:formula="of:=[.C2923]^2" office:value-type="float" office:value="0.797627963667639" calcext:value-type="float">
            <text:p>0.797627963667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5025494" calcext:value-type="float">
            <text:p>1.85025494</text:p>
          </table:table-cell>
          <table:table-cell table:formula="of:=[.A2924]-[.B2924]" office:value-type="float" office:value="-1.85025494" calcext:value-type="float">
            <text:p>-1.85025494</text:p>
          </table:table-cell>
          <table:table-cell table:formula="of:=ABS([.C2924])" office:value-type="float" office:value="1.85025494" calcext:value-type="float">
            <text:p>1.85025494</text:p>
          </table:table-cell>
          <table:table-cell table:formula="of:=[.C2924]^2" office:value-type="float" office:value="3.4234433429944" calcext:value-type="float">
            <text:p>3.4234433429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0049635" calcext:value-type="float">
            <text:p>0.480049635</text:p>
          </table:table-cell>
          <table:table-cell table:formula="of:=[.A2925]-[.B2925]" office:value-type="float" office:value="-0.480049635" calcext:value-type="float">
            <text:p>-0.480049635</text:p>
          </table:table-cell>
          <table:table-cell table:formula="of:=ABS([.C2925])" office:value-type="float" office:value="0.480049635" calcext:value-type="float">
            <text:p>0.480049635</text:p>
          </table:table-cell>
          <table:table-cell table:formula="of:=[.C2925]^2" office:value-type="float" office:value="0.230447652063633" calcext:value-type="float">
            <text:p>0.230447652063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062551" calcext:value-type="float">
            <text:p>0.209062551</text:p>
          </table:table-cell>
          <table:table-cell table:formula="of:=[.A2926]-[.B2926]" office:value-type="float" office:value="-0.209062551" calcext:value-type="float">
            <text:p>-0.209062551</text:p>
          </table:table-cell>
          <table:table-cell table:formula="of:=ABS([.C2926])" office:value-type="float" office:value="0.209062551" calcext:value-type="float">
            <text:p>0.209062551</text:p>
          </table:table-cell>
          <table:table-cell table:formula="of:=[.C2926]^2" office:value-type="float" office:value="0.0437071502306276" calcext:value-type="float">
            <text:p>0.043707150230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9400395" calcext:value-type="float">
            <text:p>0.279400395</text:p>
          </table:table-cell>
          <table:table-cell table:formula="of:=[.A2927]-[.B2927]" office:value-type="float" office:value="-0.279400395" calcext:value-type="float">
            <text:p>-0.279400395</text:p>
          </table:table-cell>
          <table:table-cell table:formula="of:=ABS([.C2927])" office:value-type="float" office:value="0.279400395" calcext:value-type="float">
            <text:p>0.279400395</text:p>
          </table:table-cell>
          <table:table-cell table:formula="of:=[.C2927]^2" office:value-type="float" office:value="0.078064580726156" calcext:value-type="float">
            <text:p>0.078064580726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1135102" calcext:value-type="float">
            <text:p>0.541135102</text:p>
          </table:table-cell>
          <table:table-cell table:formula="of:=[.A2928]-[.B2928]" office:value-type="float" office:value="-0.541135102" calcext:value-type="float">
            <text:p>-0.541135102</text:p>
          </table:table-cell>
          <table:table-cell table:formula="of:=ABS([.C2928])" office:value-type="float" office:value="0.541135102" calcext:value-type="float">
            <text:p>0.541135102</text:p>
          </table:table-cell>
          <table:table-cell table:formula="of:=[.C2928]^2" office:value-type="float" office:value="0.29282719861655" calcext:value-type="float">
            <text:p>0.292827198616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679697" calcext:value-type="float">
            <text:p>0.10679697</text:p>
          </table:table-cell>
          <table:table-cell table:formula="of:=[.A2929]-[.B2929]" office:value-type="float" office:value="0.89320303" calcext:value-type="float">
            <text:p>0.89320303</text:p>
          </table:table-cell>
          <table:table-cell table:formula="of:=ABS([.C2929])" office:value-type="float" office:value="0.89320303" calcext:value-type="float">
            <text:p>0.89320303</text:p>
          </table:table-cell>
          <table:table-cell table:formula="of:=[.C2929]^2" office:value-type="float" office:value="0.797811652801181" calcext:value-type="float">
            <text:p>0.7978116528011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350011" calcext:value-type="float">
            <text:p>2.5350011</text:p>
          </table:table-cell>
          <table:table-cell table:formula="of:=[.A2930]-[.B2930]" office:value-type="float" office:value="-1.5350011" calcext:value-type="float">
            <text:p>-1.5350011</text:p>
          </table:table-cell>
          <table:table-cell table:formula="of:=ABS([.C2930])" office:value-type="float" office:value="1.5350011" calcext:value-type="float">
            <text:p>1.5350011</text:p>
          </table:table-cell>
          <table:table-cell table:formula="of:=[.C2930]^2" office:value-type="float" office:value="2.35622837700121" calcext:value-type="float">
            <text:p>2.35622837700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2486395" calcext:value-type="float">
            <text:p>0.082486395</text:p>
          </table:table-cell>
          <table:table-cell table:formula="of:=[.A2931]-[.B2931]" office:value-type="float" office:value="-0.082486395" calcext:value-type="float">
            <text:p>-0.082486395</text:p>
          </table:table-cell>
          <table:table-cell table:formula="of:=ABS([.C2931])" office:value-type="float" office:value="0.082486395" calcext:value-type="float">
            <text:p>0.082486395</text:p>
          </table:table-cell>
          <table:table-cell table:formula="of:=[.C2931]^2" office:value-type="float" office:value="0.00680400536009603" calcext:value-type="float">
            <text:p>0.006804005360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3574402" calcext:value-type="float">
            <text:p>0.083574402</text:p>
          </table:table-cell>
          <table:table-cell table:formula="of:=[.A2932]-[.B2932]" office:value-type="float" office:value="-0.083574402" calcext:value-type="float">
            <text:p>-0.083574402</text:p>
          </table:table-cell>
          <table:table-cell table:formula="of:=ABS([.C2932])" office:value-type="float" office:value="0.083574402" calcext:value-type="float">
            <text:p>0.083574402</text:p>
          </table:table-cell>
          <table:table-cell table:formula="of:=[.C2932]^2" office:value-type="float" office:value="0.0069846806696576" calcext:value-type="float">
            <text:p>0.006984680669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1712539" calcext:value-type="float">
            <text:p>0.361712539</text:p>
          </table:table-cell>
          <table:table-cell table:formula="of:=[.A2933]-[.B2933]" office:value-type="float" office:value="-0.361712539" calcext:value-type="float">
            <text:p>-0.361712539</text:p>
          </table:table-cell>
          <table:table-cell table:formula="of:=ABS([.C2933])" office:value-type="float" office:value="0.361712539" calcext:value-type="float">
            <text:p>0.361712539</text:p>
          </table:table-cell>
          <table:table-cell table:formula="of:=[.C2933]^2" office:value-type="float" office:value="0.130835960869827" calcext:value-type="float">
            <text:p>0.130835960869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3761239" calcext:value-type="float">
            <text:p>0.503761239</text:p>
          </table:table-cell>
          <table:table-cell table:formula="of:=[.A2934]-[.B2934]" office:value-type="float" office:value="-0.503761239" calcext:value-type="float">
            <text:p>-0.503761239</text:p>
          </table:table-cell>
          <table:table-cell table:formula="of:=ABS([.C2934])" office:value-type="float" office:value="0.503761239" calcext:value-type="float">
            <text:p>0.503761239</text:p>
          </table:table-cell>
          <table:table-cell table:formula="of:=[.C2934]^2" office:value-type="float" office:value="0.253775385918815" calcext:value-type="float">
            <text:p>0.253775385918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2784332" calcext:value-type="float">
            <text:p>0.912784332</text:p>
          </table:table-cell>
          <table:table-cell table:formula="of:=[.A2935]-[.B2935]" office:value-type="float" office:value="-0.912784332" calcext:value-type="float">
            <text:p>-0.912784332</text:p>
          </table:table-cell>
          <table:table-cell table:formula="of:=ABS([.C2935])" office:value-type="float" office:value="0.912784332" calcext:value-type="float">
            <text:p>0.912784332</text:p>
          </table:table-cell>
          <table:table-cell table:formula="of:=[.C2935]^2" office:value-type="float" office:value="0.833175236744686" calcext:value-type="float">
            <text:p>0.833175236744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124364" calcext:value-type="float">
            <text:p>0.682124364</text:p>
          </table:table-cell>
          <table:table-cell table:formula="of:=[.A2936]-[.B2936]" office:value-type="float" office:value="-0.682124364" calcext:value-type="float">
            <text:p>-0.682124364</text:p>
          </table:table-cell>
          <table:table-cell table:formula="of:=ABS([.C2936])" office:value-type="float" office:value="0.682124364" calcext:value-type="float">
            <text:p>0.682124364</text:p>
          </table:table-cell>
          <table:table-cell table:formula="of:=[.C2936]^2" office:value-type="float" office:value="0.465293647962405" calcext:value-type="float">
            <text:p>0.465293647962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704303" calcext:value-type="float">
            <text:p>0.83704303</text:p>
          </table:table-cell>
          <table:table-cell table:formula="of:=[.A2937]-[.B2937]" office:value-type="float" office:value="-0.83704303" calcext:value-type="float">
            <text:p>-0.83704303</text:p>
          </table:table-cell>
          <table:table-cell table:formula="of:=ABS([.C2937])" office:value-type="float" office:value="0.83704303" calcext:value-type="float">
            <text:p>0.83704303</text:p>
          </table:table-cell>
          <table:table-cell table:formula="of:=[.C2937]^2" office:value-type="float" office:value="0.700641034071581" calcext:value-type="float">
            <text:p>0.700641034071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24036103" calcext:value-type="float">
            <text:p>1.424036103</text:p>
          </table:table-cell>
          <table:table-cell table:formula="of:=[.A2938]-[.B2938]" office:value-type="float" office:value="-1.424036103" calcext:value-type="float">
            <text:p>-1.424036103</text:p>
          </table:table-cell>
          <table:table-cell table:formula="of:=ABS([.C2938])" office:value-type="float" office:value="1.424036103" calcext:value-type="float">
            <text:p>1.424036103</text:p>
          </table:table-cell>
          <table:table-cell table:formula="of:=[.C2938]^2" office:value-type="float" office:value="2.02787882264743" calcext:value-type="float">
            <text:p>2.027878822647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8716281" calcext:value-type="float">
            <text:p>0.788716281</text:p>
          </table:table-cell>
          <table:table-cell table:formula="of:=[.A2939]-[.B2939]" office:value-type="float" office:value="1.211283719" calcext:value-type="float">
            <text:p>1.211283719</text:p>
          </table:table-cell>
          <table:table-cell table:formula="of:=ABS([.C2939])" office:value-type="float" office:value="1.211283719" calcext:value-type="float">
            <text:p>1.211283719</text:p>
          </table:table-cell>
          <table:table-cell table:formula="of:=[.C2939]^2" office:value-type="float" office:value="1.46720824791447" calcext:value-type="float">
            <text:p>1.467208247914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7207468" calcext:value-type="float">
            <text:p>0.047207468</text:p>
          </table:table-cell>
          <table:table-cell table:formula="of:=[.A2940]-[.B2940]" office:value-type="float" office:value="0.952792532" calcext:value-type="float">
            <text:p>0.952792532</text:p>
          </table:table-cell>
          <table:table-cell table:formula="of:=ABS([.C2940])" office:value-type="float" office:value="0.952792532" calcext:value-type="float">
            <text:p>0.952792532</text:p>
          </table:table-cell>
          <table:table-cell table:formula="of:=[.C2940]^2" office:value-type="float" office:value="0.907813609034971" calcext:value-type="float">
            <text:p>0.907813609034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6463704" calcext:value-type="float">
            <text:p>0.996463704</text:p>
          </table:table-cell>
          <table:table-cell table:formula="of:=[.A2941]-[.B2941]" office:value-type="float" office:value="-0.996463704" calcext:value-type="float">
            <text:p>-0.996463704</text:p>
          </table:table-cell>
          <table:table-cell table:formula="of:=ABS([.C2941])" office:value-type="float" office:value="0.996463704" calcext:value-type="float">
            <text:p>0.996463704</text:p>
          </table:table-cell>
          <table:table-cell table:formula="of:=[.C2941]^2" office:value-type="float" office:value="0.9929399133894" calcext:value-type="float">
            <text:p>0.9929399133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01775969" calcext:value-type="float">
            <text:p>1.701775969</text:p>
          </table:table-cell>
          <table:table-cell table:formula="of:=[.A2942]-[.B2942]" office:value-type="float" office:value="-0.701775969" calcext:value-type="float">
            <text:p>-0.701775969</text:p>
          </table:table-cell>
          <table:table-cell table:formula="of:=ABS([.C2942])" office:value-type="float" office:value="0.701775969" calcext:value-type="float">
            <text:p>0.701775969</text:p>
          </table:table-cell>
          <table:table-cell table:formula="of:=[.C2942]^2" office:value-type="float" office:value="0.492489510665889" calcext:value-type="float">
            <text:p>0.4924895106658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6791726" calcext:value-type="float">
            <text:p>0.056791726</text:p>
          </table:table-cell>
          <table:table-cell table:formula="of:=[.A2943]-[.B2943]" office:value-type="float" office:value="0.943208274" calcext:value-type="float">
            <text:p>0.943208274</text:p>
          </table:table-cell>
          <table:table-cell table:formula="of:=ABS([.C2943])" office:value-type="float" office:value="0.943208274" calcext:value-type="float">
            <text:p>0.943208274</text:p>
          </table:table-cell>
          <table:table-cell table:formula="of:=[.C2943]^2" office:value-type="float" office:value="0.889641848142059" calcext:value-type="float">
            <text:p>0.889641848142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5792896" calcext:value-type="float">
            <text:p>0.985792896</text:p>
          </table:table-cell>
          <table:table-cell table:formula="of:=[.A2944]-[.B2944]" office:value-type="float" office:value="0.0142071039999999" calcext:value-type="float">
            <text:p>0.014207104</text:p>
          </table:table-cell>
          <table:table-cell table:formula="of:=ABS([.C2944])" office:value-type="float" office:value="0.0142071039999999" calcext:value-type="float">
            <text:p>0.014207104</text:p>
          </table:table-cell>
          <table:table-cell table:formula="of:=[.C2944]^2" office:value-type="float" office:value="0.000201841804066814" calcext:value-type="float">
            <text:p>0.000201841804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85377031" calcext:value-type="float">
            <text:p>1.685377031</text:p>
          </table:table-cell>
          <table:table-cell table:formula="of:=[.A2945]-[.B2945]" office:value-type="float" office:value="-1.685377031" calcext:value-type="float">
            <text:p>-1.685377031</text:p>
          </table:table-cell>
          <table:table-cell table:formula="of:=ABS([.C2945])" office:value-type="float" office:value="1.685377031" calcext:value-type="float">
            <text:p>1.685377031</text:p>
          </table:table-cell>
          <table:table-cell table:formula="of:=[.C2945]^2" office:value-type="float" office:value="2.84049573662237" calcext:value-type="float">
            <text:p>2.84049573662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6901975" calcext:value-type="float">
            <text:p>0.496901975</text:p>
          </table:table-cell>
          <table:table-cell table:formula="of:=[.A2946]-[.B2946]" office:value-type="float" office:value="-0.496901975" calcext:value-type="float">
            <text:p>-0.496901975</text:p>
          </table:table-cell>
          <table:table-cell table:formula="of:=ABS([.C2946])" office:value-type="float" office:value="0.496901975" calcext:value-type="float">
            <text:p>0.496901975</text:p>
          </table:table-cell>
          <table:table-cell table:formula="of:=[.C2946]^2" office:value-type="float" office:value="0.246911572758901" calcext:value-type="float">
            <text:p>0.246911572758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2293588" calcext:value-type="float">
            <text:p>0.662293588</text:p>
          </table:table-cell>
          <table:table-cell table:formula="of:=[.A2947]-[.B2947]" office:value-type="float" office:value="-0.662293588" calcext:value-type="float">
            <text:p>-0.662293588</text:p>
          </table:table-cell>
          <table:table-cell table:formula="of:=ABS([.C2947])" office:value-type="float" office:value="0.662293588" calcext:value-type="float">
            <text:p>0.662293588</text:p>
          </table:table-cell>
          <table:table-cell table:formula="of:=[.C2947]^2" office:value-type="float" office:value="0.438632796705914" calcext:value-type="float">
            <text:p>0.438632796705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9778284" calcext:value-type="float">
            <text:p>0.819778284</text:p>
          </table:table-cell>
          <table:table-cell table:formula="of:=[.A2948]-[.B2948]" office:value-type="float" office:value="-0.819778284" calcext:value-type="float">
            <text:p>-0.819778284</text:p>
          </table:table-cell>
          <table:table-cell table:formula="of:=ABS([.C2948])" office:value-type="float" office:value="0.819778284" calcext:value-type="float">
            <text:p>0.819778284</text:p>
          </table:table-cell>
          <table:table-cell table:formula="of:=[.C2948]^2" office:value-type="float" office:value="0.672036434917985" calcext:value-type="float">
            <text:p>0.672036434917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3752212" calcext:value-type="float">
            <text:p>0.453752212</text:p>
          </table:table-cell>
          <table:table-cell table:formula="of:=[.A2949]-[.B2949]" office:value-type="float" office:value="-0.453752212" calcext:value-type="float">
            <text:p>-0.453752212</text:p>
          </table:table-cell>
          <table:table-cell table:formula="of:=ABS([.C2949])" office:value-type="float" office:value="0.453752212" calcext:value-type="float">
            <text:p>0.453752212</text:p>
          </table:table-cell>
          <table:table-cell table:formula="of:=[.C2949]^2" office:value-type="float" office:value="0.205891069894893" calcext:value-type="float">
            <text:p>0.2058910698948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6539078" calcext:value-type="float">
            <text:p>0.436539078</text:p>
          </table:table-cell>
          <table:table-cell table:formula="of:=[.A2950]-[.B2950]" office:value-type="float" office:value="0.563460922" calcext:value-type="float">
            <text:p>0.563460922</text:p>
          </table:table-cell>
          <table:table-cell table:formula="of:=ABS([.C2950])" office:value-type="float" office:value="0.563460922" calcext:value-type="float">
            <text:p>0.563460922</text:p>
          </table:table-cell>
          <table:table-cell table:formula="of:=[.C2950]^2" office:value-type="float" office:value="0.31748821062109" calcext:value-type="float">
            <text:p>0.31748821062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7032645" calcext:value-type="float">
            <text:p>0.107032645</text:p>
          </table:table-cell>
          <table:table-cell table:formula="of:=[.A2951]-[.B2951]" office:value-type="float" office:value="-0.107032645" calcext:value-type="float">
            <text:p>-0.107032645</text:p>
          </table:table-cell>
          <table:table-cell table:formula="of:=ABS([.C2951])" office:value-type="float" office:value="0.107032645" calcext:value-type="float">
            <text:p>0.107032645</text:p>
          </table:table-cell>
          <table:table-cell table:formula="of:=[.C2951]^2" office:value-type="float" office:value="0.011455987095696" calcext:value-type="float">
            <text:p>0.011455987095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5215537" calcext:value-type="float">
            <text:p>1.065215537</text:p>
          </table:table-cell>
          <table:table-cell table:formula="of:=[.A2952]-[.B2952]" office:value-type="float" office:value="-1.065215537" calcext:value-type="float">
            <text:p>-1.065215537</text:p>
          </table:table-cell>
          <table:table-cell table:formula="of:=ABS([.C2952])" office:value-type="float" office:value="1.065215537" calcext:value-type="float">
            <text:p>1.065215537</text:p>
          </table:table-cell>
          <table:table-cell table:formula="of:=[.C2952]^2" office:value-type="float" office:value="1.1346841402662" calcext:value-type="float">
            <text:p>1.13468414026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87770719" calcext:value-type="float">
            <text:p>2.287770719</text:p>
          </table:table-cell>
          <table:table-cell table:formula="of:=[.A2953]-[.B2953]" office:value-type="float" office:value="0.712229281" calcext:value-type="float">
            <text:p>0.712229281</text:p>
          </table:table-cell>
          <table:table-cell table:formula="of:=ABS([.C2953])" office:value-type="float" office:value="0.712229281" calcext:value-type="float">
            <text:p>0.712229281</text:p>
          </table:table-cell>
          <table:table-cell table:formula="of:=[.C2953]^2" office:value-type="float" office:value="0.507270548713777" calcext:value-type="float">
            <text:p>0.5072705487137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2852603" calcext:value-type="float">
            <text:p>1.182852603</text:p>
          </table:table-cell>
          <table:table-cell table:formula="of:=[.A2954]-[.B2954]" office:value-type="float" office:value="0.817147397" calcext:value-type="float">
            <text:p>0.817147397</text:p>
          </table:table-cell>
          <table:table-cell table:formula="of:=ABS([.C2954])" office:value-type="float" office:value="0.817147397" calcext:value-type="float">
            <text:p>0.817147397</text:p>
          </table:table-cell>
          <table:table-cell table:formula="of:=[.C2954]^2" office:value-type="float" office:value="0.667729868423876" calcext:value-type="float">
            <text:p>0.6677298684238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82156028" calcext:value-type="float">
            <text:p>1.282156028</text:p>
          </table:table-cell>
          <table:table-cell table:formula="of:=[.A2955]-[.B2955]" office:value-type="float" office:value="0.717843972" calcext:value-type="float">
            <text:p>0.717843972</text:p>
          </table:table-cell>
          <table:table-cell table:formula="of:=ABS([.C2955])" office:value-type="float" office:value="0.717843972" calcext:value-type="float">
            <text:p>0.717843972</text:p>
          </table:table-cell>
          <table:table-cell table:formula="of:=[.C2955]^2" office:value-type="float" office:value="0.515299968136737" calcext:value-type="float">
            <text:p>0.5152999681367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67337818" calcext:value-type="float">
            <text:p>2.867337818</text:p>
          </table:table-cell>
          <table:table-cell table:formula="of:=[.A2956]-[.B2956]" office:value-type="float" office:value="2.132662182" calcext:value-type="float">
            <text:p>2.132662182</text:p>
          </table:table-cell>
          <table:table-cell table:formula="of:=ABS([.C2956])" office:value-type="float" office:value="2.132662182" calcext:value-type="float">
            <text:p>2.132662182</text:p>
          </table:table-cell>
          <table:table-cell table:formula="of:=[.C2956]^2" office:value-type="float" office:value="4.548247982533" calcext:value-type="float">
            <text:p>4.548247982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24389569" calcext:value-type="float">
            <text:p>2.824389569</text:p>
          </table:table-cell>
          <table:table-cell table:formula="of:=[.A2957]-[.B2957]" office:value-type="float" office:value="1.175610431" calcext:value-type="float">
            <text:p>1.175610431</text:p>
          </table:table-cell>
          <table:table-cell table:formula="of:=ABS([.C2957])" office:value-type="float" office:value="1.175610431" calcext:value-type="float">
            <text:p>1.175610431</text:p>
          </table:table-cell>
          <table:table-cell table:formula="of:=[.C2957]^2" office:value-type="float" office:value="1.38205988547601" calcext:value-type="float">
            <text:p>1.382059885476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4853552" calcext:value-type="float">
            <text:p>0.364853552</text:p>
          </table:table-cell>
          <table:table-cell table:formula="of:=[.A2958]-[.B2958]" office:value-type="float" office:value="-0.364853552" calcext:value-type="float">
            <text:p>-0.364853552</text:p>
          </table:table-cell>
          <table:table-cell table:formula="of:=ABS([.C2958])" office:value-type="float" office:value="0.364853552" calcext:value-type="float">
            <text:p>0.364853552</text:p>
          </table:table-cell>
          <table:table-cell table:formula="of:=[.C2958]^2" office:value-type="float" office:value="0.133118114407017" calcext:value-type="float">
            <text:p>0.133118114407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95538296" calcext:value-type="float">
            <text:p>1.495538296</text:p>
          </table:table-cell>
          <table:table-cell table:formula="of:=[.A2959]-[.B2959]" office:value-type="float" office:value="-0.495538296" calcext:value-type="float">
            <text:p>-0.495538296</text:p>
          </table:table-cell>
          <table:table-cell table:formula="of:=ABS([.C2959])" office:value-type="float" office:value="0.495538296" calcext:value-type="float">
            <text:p>0.495538296</text:p>
          </table:table-cell>
          <table:table-cell table:formula="of:=[.C2959]^2" office:value-type="float" office:value="0.245558202802584" calcext:value-type="float">
            <text:p>0.2455582028025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05050153" calcext:value-type="float">
            <text:p>5.905050153</text:p>
          </table:table-cell>
          <table:table-cell table:formula="of:=[.A2960]-[.B2960]" office:value-type="float" office:value="0.0949498469999996" calcext:value-type="float">
            <text:p>0.094949847</text:p>
          </table:table-cell>
          <table:table-cell table:formula="of:=ABS([.C2960])" office:value-type="float" office:value="0.0949498469999996" calcext:value-type="float">
            <text:p>0.094949847</text:p>
          </table:table-cell>
          <table:table-cell table:formula="of:=[.C2960]^2" office:value-type="float" office:value="0.00901547344532334" calcext:value-type="float">
            <text:p>0.009015473445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8187297" calcext:value-type="float">
            <text:p>0.478187297</text:p>
          </table:table-cell>
          <table:table-cell table:formula="of:=[.A2961]-[.B2961]" office:value-type="float" office:value="-0.478187297" calcext:value-type="float">
            <text:p>-0.478187297</text:p>
          </table:table-cell>
          <table:table-cell table:formula="of:=ABS([.C2961])" office:value-type="float" office:value="0.478187297" calcext:value-type="float">
            <text:p>0.478187297</text:p>
          </table:table-cell>
          <table:table-cell table:formula="of:=[.C2961]^2" office:value-type="float" office:value="0.228663091012166" calcext:value-type="float">
            <text:p>0.2286630910121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4484118" calcext:value-type="float">
            <text:p>1.84484118</text:p>
          </table:table-cell>
          <table:table-cell table:formula="of:=[.A2962]-[.B2962]" office:value-type="float" office:value="3.15515882" calcext:value-type="float">
            <text:p>3.15515882</text:p>
          </table:table-cell>
          <table:table-cell table:formula="of:=ABS([.C2962])" office:value-type="float" office:value="3.15515882" calcext:value-type="float">
            <text:p>3.15515882</text:p>
          </table:table-cell>
          <table:table-cell table:formula="of:=[.C2962]^2" office:value-type="float" office:value="9.95502717942379" calcext:value-type="float">
            <text:p>9.95502717942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16064899" calcext:value-type="float">
            <text:p>2.216064899</text:p>
          </table:table-cell>
          <table:table-cell table:formula="of:=[.A2963]-[.B2963]" office:value-type="float" office:value="-0.216064899" calcext:value-type="float">
            <text:p>-0.216064899</text:p>
          </table:table-cell>
          <table:table-cell table:formula="of:=ABS([.C2963])" office:value-type="float" office:value="0.216064899" calcext:value-type="float">
            <text:p>0.216064899</text:p>
          </table:table-cell>
          <table:table-cell table:formula="of:=[.C2963]^2" office:value-type="float" office:value="0.0466840405798802" calcext:value-type="float">
            <text:p>0.046684040579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4476188" calcext:value-type="float">
            <text:p>0.884476188</text:p>
          </table:table-cell>
          <table:table-cell table:formula="of:=[.A2964]-[.B2964]" office:value-type="float" office:value="1.115523812" calcext:value-type="float">
            <text:p>1.115523812</text:p>
          </table:table-cell>
          <table:table-cell table:formula="of:=ABS([.C2964])" office:value-type="float" office:value="1.115523812" calcext:value-type="float">
            <text:p>1.115523812</text:p>
          </table:table-cell>
          <table:table-cell table:formula="of:=[.C2964]^2" office:value-type="float" office:value="1.24439337513901" calcext:value-type="float">
            <text:p>1.244393375139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11123683" calcext:value-type="float">
            <text:p>1.111123683</text:p>
          </table:table-cell>
          <table:table-cell table:formula="of:=[.A2965]-[.B2965]" office:value-type="float" office:value="3.888876317" calcext:value-type="float">
            <text:p>3.888876317</text:p>
          </table:table-cell>
          <table:table-cell table:formula="of:=ABS([.C2965])" office:value-type="float" office:value="3.888876317" calcext:value-type="float">
            <text:p>3.888876317</text:p>
          </table:table-cell>
          <table:table-cell table:formula="of:=[.C2965]^2" office:value-type="float" office:value="15.1233590089235" calcext:value-type="float">
            <text:p>15.12335900892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71254297" calcext:value-type="float">
            <text:p>2.471254297</text:p>
          </table:table-cell>
          <table:table-cell table:formula="of:=[.A2966]-[.B2966]" office:value-type="float" office:value="2.528745703" calcext:value-type="float">
            <text:p>2.528745703</text:p>
          </table:table-cell>
          <table:table-cell table:formula="of:=ABS([.C2966])" office:value-type="float" office:value="2.528745703" calcext:value-type="float">
            <text:p>2.528745703</text:p>
          </table:table-cell>
          <table:table-cell table:formula="of:=[.C2966]^2" office:value-type="float" office:value="6.39455483044096" calcext:value-type="float">
            <text:p>6.39455483044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685604" calcext:value-type="float">
            <text:p>0.92685604</text:p>
          </table:table-cell>
          <table:table-cell table:formula="of:=[.A2967]-[.B2967]" office:value-type="float" office:value="-0.92685604" calcext:value-type="float">
            <text:p>-0.92685604</text:p>
          </table:table-cell>
          <table:table-cell table:formula="of:=ABS([.C2967])" office:value-type="float" office:value="0.92685604" calcext:value-type="float">
            <text:p>0.92685604</text:p>
          </table:table-cell>
          <table:table-cell table:formula="of:=[.C2967]^2" office:value-type="float" office:value="0.859062118884482" calcext:value-type="float">
            <text:p>0.859062118884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62251091" calcext:value-type="float">
            <text:p>3.062251091</text:p>
          </table:table-cell>
          <table:table-cell table:formula="of:=[.A2968]-[.B2968]" office:value-type="float" office:value="1.937748909" calcext:value-type="float">
            <text:p>1.937748909</text:p>
          </table:table-cell>
          <table:table-cell table:formula="of:=ABS([.C2968])" office:value-type="float" office:value="1.937748909" calcext:value-type="float">
            <text:p>1.937748909</text:p>
          </table:table-cell>
          <table:table-cell table:formula="of:=[.C2968]^2" office:value-type="float" office:value="3.75487083433069" calcext:value-type="float">
            <text:p>3.754870834330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1300644" calcext:value-type="float">
            <text:p>0.471300644</text:p>
          </table:table-cell>
          <table:table-cell table:formula="of:=[.A2969]-[.B2969]" office:value-type="float" office:value="0.528699356" calcext:value-type="float">
            <text:p>0.528699356</text:p>
          </table:table-cell>
          <table:table-cell table:formula="of:=ABS([.C2969])" office:value-type="float" office:value="0.528699356" calcext:value-type="float">
            <text:p>0.528699356</text:p>
          </table:table-cell>
          <table:table-cell table:formula="of:=[.C2969]^2" office:value-type="float" office:value="0.279523009034815" calcext:value-type="float">
            <text:p>0.2795230090348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49128892" calcext:value-type="float">
            <text:p>2.449128892</text:p>
          </table:table-cell>
          <table:table-cell table:formula="of:=[.A2970]-[.B2970]" office:value-type="float" office:value="2.550871108" calcext:value-type="float">
            <text:p>2.550871108</text:p>
          </table:table-cell>
          <table:table-cell table:formula="of:=ABS([.C2970])" office:value-type="float" office:value="2.550871108" calcext:value-type="float">
            <text:p>2.550871108</text:p>
          </table:table-cell>
          <table:table-cell table:formula="of:=[.C2970]^2" office:value-type="float" office:value="6.50694340962915" calcext:value-type="float">
            <text:p>6.50694340962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8794889" calcext:value-type="float">
            <text:p>0.968794889</text:p>
          </table:table-cell>
          <table:table-cell table:formula="of:=[.A2971]-[.B2971]" office:value-type="float" office:value="2.031205111" calcext:value-type="float">
            <text:p>2.031205111</text:p>
          </table:table-cell>
          <table:table-cell table:formula="of:=ABS([.C2971])" office:value-type="float" office:value="2.031205111" calcext:value-type="float">
            <text:p>2.031205111</text:p>
          </table:table-cell>
          <table:table-cell table:formula="of:=[.C2971]^2" office:value-type="float" office:value="4.12579420295252" calcext:value-type="float">
            <text:p>4.12579420295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0694732" calcext:value-type="float">
            <text:p>0.130694732</text:p>
          </table:table-cell>
          <table:table-cell table:formula="of:=[.A2972]-[.B2972]" office:value-type="float" office:value="-0.130694732" calcext:value-type="float">
            <text:p>-0.130694732</text:p>
          </table:table-cell>
          <table:table-cell table:formula="of:=ABS([.C2972])" office:value-type="float" office:value="0.130694732" calcext:value-type="float">
            <text:p>0.130694732</text:p>
          </table:table-cell>
          <table:table-cell table:formula="of:=[.C2972]^2" office:value-type="float" office:value="0.0170811129725518" calcext:value-type="float">
            <text:p>0.017081112972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32738" calcext:value-type="float">
            <text:p>0.06532738</text:p>
          </table:table-cell>
          <table:table-cell table:formula="of:=[.A2973]-[.B2973]" office:value-type="float" office:value="-0.06532738" calcext:value-type="float">
            <text:p>-0.06532738</text:p>
          </table:table-cell>
          <table:table-cell table:formula="of:=ABS([.C2973])" office:value-type="float" office:value="0.06532738" calcext:value-type="float">
            <text:p>0.06532738</text:p>
          </table:table-cell>
          <table:table-cell table:formula="of:=[.C2973]^2" office:value-type="float" office:value="0.0042676665776644" calcext:value-type="float">
            <text:p>0.0042676665776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0309715" calcext:value-type="float">
            <text:p>1.010309715</text:p>
          </table:table-cell>
          <table:table-cell table:formula="of:=[.A2974]-[.B2974]" office:value-type="float" office:value="-0.010309715" calcext:value-type="float">
            <text:p>-0.010309715</text:p>
          </table:table-cell>
          <table:table-cell table:formula="of:=ABS([.C2974])" office:value-type="float" office:value="0.010309715" calcext:value-type="float">
            <text:p>0.010309715</text:p>
          </table:table-cell>
          <table:table-cell table:formula="of:=[.C2974]^2" office:value-type="float" office:value="0.000106290223381225" calcext:value-type="float">
            <text:p>0.000106290223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643434" calcext:value-type="float">
            <text:p>0.062643434</text:p>
          </table:table-cell>
          <table:table-cell table:formula="of:=[.A2975]-[.B2975]" office:value-type="float" office:value="-0.062643434" calcext:value-type="float">
            <text:p>-0.062643434</text:p>
          </table:table-cell>
          <table:table-cell table:formula="of:=ABS([.C2975])" office:value-type="float" office:value="0.062643434" calcext:value-type="float">
            <text:p>0.062643434</text:p>
          </table:table-cell>
          <table:table-cell table:formula="of:=[.C2975]^2" office:value-type="float" office:value="0.00392419982331236" calcext:value-type="float">
            <text:p>0.003924199823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317473" calcext:value-type="float">
            <text:p>0.03317473</text:p>
          </table:table-cell>
          <table:table-cell table:formula="of:=[.A2976]-[.B2976]" office:value-type="float" office:value="-0.03317473" calcext:value-type="float">
            <text:p>-0.03317473</text:p>
          </table:table-cell>
          <table:table-cell table:formula="of:=ABS([.C2976])" office:value-type="float" office:value="0.03317473" calcext:value-type="float">
            <text:p>0.03317473</text:p>
          </table:table-cell>
          <table:table-cell table:formula="of:=[.C2976]^2" office:value-type="float" office:value="0.0011005627105729" calcext:value-type="float">
            <text:p>0.001100562710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62386765" calcext:value-type="float">
            <text:p>1.362386765</text:p>
          </table:table-cell>
          <table:table-cell table:formula="of:=[.A2977]-[.B2977]" office:value-type="float" office:value="0.637613235" calcext:value-type="float">
            <text:p>0.637613235</text:p>
          </table:table-cell>
          <table:table-cell table:formula="of:=ABS([.C2977])" office:value-type="float" office:value="0.637613235" calcext:value-type="float">
            <text:p>0.637613235</text:p>
          </table:table-cell>
          <table:table-cell table:formula="of:=[.C2977]^2" office:value-type="float" office:value="0.406550637447165" calcext:value-type="float">
            <text:p>0.4065506374471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35673186" calcext:value-type="float">
            <text:p>2.935673186</text:p>
          </table:table-cell>
          <table:table-cell table:formula="of:=[.A2978]-[.B2978]" office:value-type="float" office:value="4.064326814" calcext:value-type="float">
            <text:p>4.064326814</text:p>
          </table:table-cell>
          <table:table-cell table:formula="of:=ABS([.C2978])" office:value-type="float" office:value="4.064326814" calcext:value-type="float">
            <text:p>4.064326814</text:p>
          </table:table-cell>
          <table:table-cell table:formula="of:=[.C2978]^2" office:value-type="float" office:value="16.5187524509994" calcext:value-type="float">
            <text:p>16.5187524509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810813" calcext:value-type="float">
            <text:p>0.04810813</text:p>
          </table:table-cell>
          <table:table-cell table:formula="of:=[.A2979]-[.B2979]" office:value-type="float" office:value="-0.04810813" calcext:value-type="float">
            <text:p>-0.04810813</text:p>
          </table:table-cell>
          <table:table-cell table:formula="of:=ABS([.C2979])" office:value-type="float" office:value="0.04810813" calcext:value-type="float">
            <text:p>0.04810813</text:p>
          </table:table-cell>
          <table:table-cell table:formula="of:=[.C2979]^2" office:value-type="float" office:value="0.0023143921720969" calcext:value-type="float">
            <text:p>0.002314392172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0720224" calcext:value-type="float">
            <text:p>0.100720224</text:p>
          </table:table-cell>
          <table:table-cell table:formula="of:=[.A2980]-[.B2980]" office:value-type="float" office:value="0.899279776" calcext:value-type="float">
            <text:p>0.899279776</text:p>
          </table:table-cell>
          <table:table-cell table:formula="of:=ABS([.C2980])" office:value-type="float" office:value="0.899279776" calcext:value-type="float">
            <text:p>0.899279776</text:p>
          </table:table-cell>
          <table:table-cell table:formula="of:=[.C2980]^2" office:value-type="float" office:value="0.80870411552261" calcext:value-type="float">
            <text:p>0.808704115522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48048253" calcext:value-type="float">
            <text:p>1.448048253</text:p>
          </table:table-cell>
          <table:table-cell table:formula="of:=[.A2981]-[.B2981]" office:value-type="float" office:value="2.551951747" calcext:value-type="float">
            <text:p>2.551951747</text:p>
          </table:table-cell>
          <table:table-cell table:formula="of:=ABS([.C2981])" office:value-type="float" office:value="2.551951747" calcext:value-type="float">
            <text:p>2.551951747</text:p>
          </table:table-cell>
          <table:table-cell table:formula="of:=[.C2981]^2" office:value-type="float" office:value="6.51245771901635" calcext:value-type="float">
            <text:p>6.51245771901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4814343" calcext:value-type="float">
            <text:p>0.034814343</text:p>
          </table:table-cell>
          <table:table-cell table:formula="of:=[.A2982]-[.B2982]" office:value-type="float" office:value="-0.034814343" calcext:value-type="float">
            <text:p>-0.034814343</text:p>
          </table:table-cell>
          <table:table-cell table:formula="of:=ABS([.C2982])" office:value-type="float" office:value="0.034814343" calcext:value-type="float">
            <text:p>0.034814343</text:p>
          </table:table-cell>
          <table:table-cell table:formula="of:=[.C2982]^2" office:value-type="float" office:value="0.00121203847852165" calcext:value-type="float">
            <text:p>0.001212038478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018688" calcext:value-type="float">
            <text:p>0.14018688</text:p>
          </table:table-cell>
          <table:table-cell table:formula="of:=[.A2983]-[.B2983]" office:value-type="float" office:value="1.85981312" calcext:value-type="float">
            <text:p>1.85981312</text:p>
          </table:table-cell>
          <table:table-cell table:formula="of:=ABS([.C2983])" office:value-type="float" office:value="1.85981312" calcext:value-type="float">
            <text:p>1.85981312</text:p>
          </table:table-cell>
          <table:table-cell table:formula="of:=[.C2983]^2" office:value-type="float" office:value="3.45890484132413" calcext:value-type="float">
            <text:p>3.45890484132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3835596" calcext:value-type="float">
            <text:p>0.063835596</text:p>
          </table:table-cell>
          <table:table-cell table:formula="of:=[.A2984]-[.B2984]" office:value-type="float" office:value="-0.063835596" calcext:value-type="float">
            <text:p>-0.063835596</text:p>
          </table:table-cell>
          <table:table-cell table:formula="of:=ABS([.C2984])" office:value-type="float" office:value="0.063835596" calcext:value-type="float">
            <text:p>0.063835596</text:p>
          </table:table-cell>
          <table:table-cell table:formula="of:=[.C2984]^2" office:value-type="float" office:value="0.00407498331667522" calcext:value-type="float">
            <text:p>0.004074983316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033353" calcext:value-type="float">
            <text:p>0.030033353</text:p>
          </table:table-cell>
          <table:table-cell table:formula="of:=[.A2985]-[.B2985]" office:value-type="float" office:value="-0.030033353" calcext:value-type="float">
            <text:p>-0.030033353</text:p>
          </table:table-cell>
          <table:table-cell table:formula="of:=ABS([.C2985])" office:value-type="float" office:value="0.030033353" calcext:value-type="float">
            <text:p>0.030033353</text:p>
          </table:table-cell>
          <table:table-cell table:formula="of:=[.C2985]^2" office:value-type="float" office:value="0.000902002292422609" calcext:value-type="float">
            <text:p>0.000902002292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1363407" calcext:value-type="float">
            <text:p>0.021363407</text:p>
          </table:table-cell>
          <table:table-cell table:formula="of:=[.A2986]-[.B2986]" office:value-type="float" office:value="-0.021363407" calcext:value-type="float">
            <text:p>-0.021363407</text:p>
          </table:table-cell>
          <table:table-cell table:formula="of:=ABS([.C2986])" office:value-type="float" office:value="0.021363407" calcext:value-type="float">
            <text:p>0.021363407</text:p>
          </table:table-cell>
          <table:table-cell table:formula="of:=[.C2986]^2" office:value-type="float" office:value="0.000456395158647649" calcext:value-type="float">
            <text:p>0.000456395158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7407086" calcext:value-type="float">
            <text:p>0.057407086</text:p>
          </table:table-cell>
          <table:table-cell table:formula="of:=[.A2987]-[.B2987]" office:value-type="float" office:value="-0.057407086" calcext:value-type="float">
            <text:p>-0.057407086</text:p>
          </table:table-cell>
          <table:table-cell table:formula="of:=ABS([.C2987])" office:value-type="float" office:value="0.057407086" calcext:value-type="float">
            <text:p>0.057407086</text:p>
          </table:table-cell>
          <table:table-cell table:formula="of:=[.C2987]^2" office:value-type="float" office:value="0.0032955735230114" calcext:value-type="float">
            <text:p>0.003295573523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1976164" calcext:value-type="float">
            <text:p>0.611976164</text:p>
          </table:table-cell>
          <table:table-cell table:formula="of:=[.A2988]-[.B2988]" office:value-type="float" office:value="0.388023836" calcext:value-type="float">
            <text:p>0.388023836</text:p>
          </table:table-cell>
          <table:table-cell table:formula="of:=ABS([.C2988])" office:value-type="float" office:value="0.388023836" calcext:value-type="float">
            <text:p>0.388023836</text:p>
          </table:table-cell>
          <table:table-cell table:formula="of:=[.C2988]^2" office:value-type="float" office:value="0.150562497304155" calcext:value-type="float">
            <text:p>0.150562497304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97041974" calcext:value-type="float">
            <text:p>1.997041974</text:p>
          </table:table-cell>
          <table:table-cell table:formula="of:=[.A2989]-[.B2989]" office:value-type="float" office:value="-0.997041974" calcext:value-type="float">
            <text:p>-0.997041974</text:p>
          </table:table-cell>
          <table:table-cell table:formula="of:=ABS([.C2989])" office:value-type="float" office:value="0.997041974" calcext:value-type="float">
            <text:p>0.997041974</text:p>
          </table:table-cell>
          <table:table-cell table:formula="of:=[.C2989]^2" office:value-type="float" office:value="0.994092697917817" calcext:value-type="float">
            <text:p>0.994092697917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0671738" calcext:value-type="float">
            <text:p>0.940671738</text:p>
          </table:table-cell>
          <table:table-cell table:formula="of:=[.A2990]-[.B2990]" office:value-type="float" office:value="-0.940671738" calcext:value-type="float">
            <text:p>-0.940671738</text:p>
          </table:table-cell>
          <table:table-cell table:formula="of:=ABS([.C2990])" office:value-type="float" office:value="0.940671738" calcext:value-type="float">
            <text:p>0.940671738</text:p>
          </table:table-cell>
          <table:table-cell table:formula="of:=[.C2990]^2" office:value-type="float" office:value="0.884863318671941" calcext:value-type="float">
            <text:p>0.884863318671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525972" calcext:value-type="float">
            <text:p>0.786525972</text:p>
          </table:table-cell>
          <table:table-cell table:formula="of:=[.A2991]-[.B2991]" office:value-type="float" office:value="-0.786525972" calcext:value-type="float">
            <text:p>-0.786525972</text:p>
          </table:table-cell>
          <table:table-cell table:formula="of:=ABS([.C2991])" office:value-type="float" office:value="0.786525972" calcext:value-type="float">
            <text:p>0.786525972</text:p>
          </table:table-cell>
          <table:table-cell table:formula="of:=[.C2991]^2" office:value-type="float" office:value="0.618623104630545" calcext:value-type="float">
            <text:p>0.618623104630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5944621" calcext:value-type="float">
            <text:p>1.075944621</text:p>
          </table:table-cell>
          <table:table-cell table:formula="of:=[.A2992]-[.B2992]" office:value-type="float" office:value="-0.0759446210000001" calcext:value-type="float">
            <text:p>-0.075944621</text:p>
          </table:table-cell>
          <table:table-cell table:formula="of:=ABS([.C2992])" office:value-type="float" office:value="0.0759446210000001" calcext:value-type="float">
            <text:p>0.075944621</text:p>
          </table:table-cell>
          <table:table-cell table:formula="of:=[.C2992]^2" office:value-type="float" office:value="0.00576758545883366" calcext:value-type="float">
            <text:p>0.0057675854588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84167975" calcext:value-type="float">
            <text:p>1.484167975</text:p>
          </table:table-cell>
          <table:table-cell table:formula="of:=[.A2993]-[.B2993]" office:value-type="float" office:value="0.515832025" calcext:value-type="float">
            <text:p>0.515832025</text:p>
          </table:table-cell>
          <table:table-cell table:formula="of:=ABS([.C2993])" office:value-type="float" office:value="0.515832025" calcext:value-type="float">
            <text:p>0.515832025</text:p>
          </table:table-cell>
          <table:table-cell table:formula="of:=[.C2993]^2" office:value-type="float" office:value="0.266082678015601" calcext:value-type="float">
            <text:p>0.266082678015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939772" calcext:value-type="float">
            <text:p>1.18939772</text:p>
          </table:table-cell>
          <table:table-cell table:formula="of:=[.A2994]-[.B2994]" office:value-type="float" office:value="0.81060228" calcext:value-type="float">
            <text:p>0.81060228</text:p>
          </table:table-cell>
          <table:table-cell table:formula="of:=ABS([.C2994])" office:value-type="float" office:value="0.81060228" calcext:value-type="float">
            <text:p>0.81060228</text:p>
          </table:table-cell>
          <table:table-cell table:formula="of:=[.C2994]^2" office:value-type="float" office:value="0.657076056341198" calcext:value-type="float">
            <text:p>0.657076056341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044902597" calcext:value-type="float">
            <text:p>4.044902597</text:p>
          </table:table-cell>
          <table:table-cell table:formula="of:=[.A2995]-[.B2995]" office:value-type="float" office:value="-2.044902597" calcext:value-type="float">
            <text:p>-2.044902597</text:p>
          </table:table-cell>
          <table:table-cell table:formula="of:=ABS([.C2995])" office:value-type="float" office:value="2.044902597" calcext:value-type="float">
            <text:p>2.044902597</text:p>
          </table:table-cell>
          <table:table-cell table:formula="of:=[.C2995]^2" office:value-type="float" office:value="4.18162663121735" calcext:value-type="float">
            <text:p>4.18162663121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60089734" calcext:value-type="float">
            <text:p>4.660089734</text:p>
          </table:table-cell>
          <table:table-cell table:formula="of:=[.A2996]-[.B2996]" office:value-type="float" office:value="-3.660089734" calcext:value-type="float">
            <text:p>-3.660089734</text:p>
          </table:table-cell>
          <table:table-cell table:formula="of:=ABS([.C2996])" office:value-type="float" office:value="3.660089734" calcext:value-type="float">
            <text:p>3.660089734</text:p>
          </table:table-cell>
          <table:table-cell table:formula="of:=[.C2996]^2" office:value-type="float" office:value="13.3962568609322" calcext:value-type="float">
            <text:p>13.3962568609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4660136" calcext:value-type="float">
            <text:p>0.324660136</text:p>
          </table:table-cell>
          <table:table-cell table:formula="of:=[.A2997]-[.B2997]" office:value-type="float" office:value="0.675339864" calcext:value-type="float">
            <text:p>0.675339864</text:p>
          </table:table-cell>
          <table:table-cell table:formula="of:=ABS([.C2997])" office:value-type="float" office:value="0.675339864" calcext:value-type="float">
            <text:p>0.675339864</text:p>
          </table:table-cell>
          <table:table-cell table:formula="of:=[.C2997]^2" office:value-type="float" office:value="0.456083931907538" calcext:value-type="float">
            <text:p>0.4560839319075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40420889" calcext:value-type="float">
            <text:p>1.340420889</text:p>
          </table:table-cell>
          <table:table-cell table:formula="of:=[.A2998]-[.B2998]" office:value-type="float" office:value="3.659579111" calcext:value-type="float">
            <text:p>3.659579111</text:p>
          </table:table-cell>
          <table:table-cell table:formula="of:=ABS([.C2998])" office:value-type="float" office:value="3.659579111" calcext:value-type="float">
            <text:p>3.659579111</text:p>
          </table:table-cell>
          <table:table-cell table:formula="of:=[.C2998]^2" office:value-type="float" office:value="13.3925192696676" calcext:value-type="float">
            <text:p>13.39251926966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4541372" calcext:value-type="float">
            <text:p>0.974541372</text:p>
          </table:table-cell>
          <table:table-cell table:formula="of:=[.A2999]-[.B2999]" office:value-type="float" office:value="2.025458628" calcext:value-type="float">
            <text:p>2.025458628</text:p>
          </table:table-cell>
          <table:table-cell table:formula="of:=ABS([.C2999])" office:value-type="float" office:value="2.025458628" calcext:value-type="float">
            <text:p>2.025458628</text:p>
          </table:table-cell>
          <table:table-cell table:formula="of:=[.C2999]^2" office:value-type="float" office:value="4.10248265373964" calcext:value-type="float">
            <text:p>4.102482653739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82948506" calcext:value-type="float">
            <text:p>1.282948506</text:p>
          </table:table-cell>
          <table:table-cell table:formula="of:=[.A3000]-[.B3000]" office:value-type="float" office:value="0.717051494" calcext:value-type="float">
            <text:p>0.717051494</text:p>
          </table:table-cell>
          <table:table-cell table:formula="of:=ABS([.C3000])" office:value-type="float" office:value="0.717051494" calcext:value-type="float">
            <text:p>0.717051494</text:p>
          </table:table-cell>
          <table:table-cell table:formula="of:=[.C3000]^2" office:value-type="float" office:value="0.514162845047632" calcext:value-type="float">
            <text:p>0.5141628450476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16106739" calcext:value-type="float">
            <text:p>1.816106739</text:p>
          </table:table-cell>
          <table:table-cell table:formula="of:=[.A3001]-[.B3001]" office:value-type="float" office:value="-0.816106739" calcext:value-type="float">
            <text:p>-0.816106739</text:p>
          </table:table-cell>
          <table:table-cell table:formula="of:=ABS([.C3001])" office:value-type="float" office:value="0.816106739" calcext:value-type="float">
            <text:p>0.816106739</text:p>
          </table:table-cell>
          <table:table-cell table:formula="of:=[.C3001]^2" office:value-type="float" office:value="0.666030209441214" calcext:value-type="float">
            <text:p>0.666030209441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9731126" calcext:value-type="float">
            <text:p>1.009731126</text:p>
          </table:table-cell>
          <table:table-cell table:formula="of:=[.A3002]-[.B3002]" office:value-type="float" office:value="-0.00973112599999992" calcext:value-type="float">
            <text:p>-0.009731126</text:p>
          </table:table-cell>
          <table:table-cell table:formula="of:=ABS([.C3002])" office:value-type="float" office:value="0.00973112599999992" calcext:value-type="float">
            <text:p>0.009731126</text:p>
          </table:table-cell>
          <table:table-cell table:formula="of:=[.C3002]^2" office:value-type="float" office:value="0.0000946948132278745" calcext:value-type="float">
            <text:p>9.46948132278745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33532072" calcext:value-type="float">
            <text:p>1.433532072</text:p>
          </table:table-cell>
          <table:table-cell table:formula="of:=[.A3003]-[.B3003]" office:value-type="float" office:value="-0.433532072" calcext:value-type="float">
            <text:p>-0.433532072</text:p>
          </table:table-cell>
          <table:table-cell table:formula="of:=ABS([.C3003])" office:value-type="float" office:value="0.433532072" calcext:value-type="float">
            <text:p>0.433532072</text:p>
          </table:table-cell>
          <table:table-cell table:formula="of:=[.C3003]^2" office:value-type="float" office:value="0.187950057452613" calcext:value-type="float">
            <text:p>0.1879500574526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7422949" calcext:value-type="float">
            <text:p>0.597422949</text:p>
          </table:table-cell>
          <table:table-cell table:formula="of:=[.A3004]-[.B3004]" office:value-type="float" office:value="0.402577051" calcext:value-type="float">
            <text:p>0.402577051</text:p>
          </table:table-cell>
          <table:table-cell table:formula="of:=ABS([.C3004])" office:value-type="float" office:value="0.402577051" calcext:value-type="float">
            <text:p>0.402577051</text:p>
          </table:table-cell>
          <table:table-cell table:formula="of:=[.C3004]^2" office:value-type="float" office:value="0.162068281991857" calcext:value-type="float">
            <text:p>0.162068281991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00274862" calcext:value-type="float">
            <text:p>0.600274862</text:p>
          </table:table-cell>
          <table:table-cell table:formula="of:=[.A3005]-[.B3005]" office:value-type="float" office:value="1.399725138" calcext:value-type="float">
            <text:p>1.399725138</text:p>
          </table:table-cell>
          <table:table-cell table:formula="of:=ABS([.C3005])" office:value-type="float" office:value="1.399725138" calcext:value-type="float">
            <text:p>1.399725138</text:p>
          </table:table-cell>
          <table:table-cell table:formula="of:=[.C3005]^2" office:value-type="float" office:value="1.95923046194912" calcext:value-type="float">
            <text:p>1.95923046194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9275783" calcext:value-type="float">
            <text:p>0.809275783</text:p>
          </table:table-cell>
          <table:table-cell table:formula="of:=[.A3006]-[.B3006]" office:value-type="float" office:value="-0.809275783" calcext:value-type="float">
            <text:p>-0.809275783</text:p>
          </table:table-cell>
          <table:table-cell table:formula="of:=ABS([.C3006])" office:value-type="float" office:value="0.809275783" calcext:value-type="float">
            <text:p>0.809275783</text:p>
          </table:table-cell>
          <table:table-cell table:formula="of:=[.C3006]^2" office:value-type="float" office:value="0.654927292950263" calcext:value-type="float">
            <text:p>0.654927292950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51355577" calcext:value-type="float">
            <text:p>1.351355577</text:p>
          </table:table-cell>
          <table:table-cell table:formula="of:=[.A3007]-[.B3007]" office:value-type="float" office:value="-1.351355577" calcext:value-type="float">
            <text:p>-1.351355577</text:p>
          </table:table-cell>
          <table:table-cell table:formula="of:=ABS([.C3007])" office:value-type="float" office:value="1.351355577" calcext:value-type="float">
            <text:p>1.351355577</text:p>
          </table:table-cell>
          <table:table-cell table:formula="of:=[.C3007]^2" office:value-type="float" office:value="1.826161895489" calcext:value-type="float">
            <text:p>1.826161895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22065" calcext:value-type="float">
            <text:p>0.62722065</text:p>
          </table:table-cell>
          <table:table-cell table:formula="of:=[.A3008]-[.B3008]" office:value-type="float" office:value="-0.62722065" calcext:value-type="float">
            <text:p>-0.62722065</text:p>
          </table:table-cell>
          <table:table-cell table:formula="of:=ABS([.C3008])" office:value-type="float" office:value="0.62722065" calcext:value-type="float">
            <text:p>0.62722065</text:p>
          </table:table-cell>
          <table:table-cell table:formula="of:=[.C3008]^2" office:value-type="float" office:value="0.393405743786423" calcext:value-type="float">
            <text:p>0.393405743786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03142341" calcext:value-type="float">
            <text:p>1.303142341</text:p>
          </table:table-cell>
          <table:table-cell table:formula="of:=[.A3009]-[.B3009]" office:value-type="float" office:value="-1.303142341" calcext:value-type="float">
            <text:p>-1.303142341</text:p>
          </table:table-cell>
          <table:table-cell table:formula="of:=ABS([.C3009])" office:value-type="float" office:value="1.303142341" calcext:value-type="float">
            <text:p>1.303142341</text:p>
          </table:table-cell>
          <table:table-cell table:formula="of:=[.C3009]^2" office:value-type="float" office:value="1.69817996090696" calcext:value-type="float">
            <text:p>1.69817996090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23825374" calcext:value-type="float">
            <text:p>1.323825374</text:p>
          </table:table-cell>
          <table:table-cell table:formula="of:=[.A3010]-[.B3010]" office:value-type="float" office:value="0.676174626" calcext:value-type="float">
            <text:p>0.676174626</text:p>
          </table:table-cell>
          <table:table-cell table:formula="of:=ABS([.C3010])" office:value-type="float" office:value="0.676174626" calcext:value-type="float">
            <text:p>0.676174626</text:p>
          </table:table-cell>
          <table:table-cell table:formula="of:=[.C3010]^2" office:value-type="float" office:value="0.45721212484624" calcext:value-type="float">
            <text:p>0.45721212484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7827615" calcext:value-type="float">
            <text:p>0.47827615</text:p>
          </table:table-cell>
          <table:table-cell table:formula="of:=[.A3011]-[.B3011]" office:value-type="float" office:value="1.52172385" calcext:value-type="float">
            <text:p>1.52172385</text:p>
          </table:table-cell>
          <table:table-cell table:formula="of:=ABS([.C3011])" office:value-type="float" office:value="1.52172385" calcext:value-type="float">
            <text:p>1.52172385</text:p>
          </table:table-cell>
          <table:table-cell table:formula="of:=[.C3011]^2" office:value-type="float" office:value="2.31564347565882" calcext:value-type="float">
            <text:p>2.31564347565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64075961" calcext:value-type="float">
            <text:p>1.264075961</text:p>
          </table:table-cell>
          <table:table-cell table:formula="of:=[.A3012]-[.B3012]" office:value-type="float" office:value="-0.264075961" calcext:value-type="float">
            <text:p>-0.264075961</text:p>
          </table:table-cell>
          <table:table-cell table:formula="of:=ABS([.C3012])" office:value-type="float" office:value="0.264075961" calcext:value-type="float">
            <text:p>0.264075961</text:p>
          </table:table-cell>
          <table:table-cell table:formula="of:=[.C3012]^2" office:value-type="float" office:value="0.0697361131780736" calcext:value-type="float">
            <text:p>0.069736113178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08975136" calcext:value-type="float">
            <text:p>2.108975136</text:p>
          </table:table-cell>
          <table:table-cell table:formula="of:=[.A3013]-[.B3013]" office:value-type="float" office:value="-1.108975136" calcext:value-type="float">
            <text:p>-1.108975136</text:p>
          </table:table-cell>
          <table:table-cell table:formula="of:=ABS([.C3013])" office:value-type="float" office:value="1.108975136" calcext:value-type="float">
            <text:p>1.108975136</text:p>
          </table:table-cell>
          <table:table-cell table:formula="of:=[.C3013]^2" office:value-type="float" office:value="1.22982585226622" calcext:value-type="float">
            <text:p>1.22982585226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22014614" calcext:value-type="float">
            <text:p>1.322014614</text:p>
          </table:table-cell>
          <table:table-cell table:formula="of:=[.A3014]-[.B3014]" office:value-type="float" office:value="0.677985386" calcext:value-type="float">
            <text:p>0.677985386</text:p>
          </table:table-cell>
          <table:table-cell table:formula="of:=ABS([.C3014])" office:value-type="float" office:value="0.677985386" calcext:value-type="float">
            <text:p>0.677985386</text:p>
          </table:table-cell>
          <table:table-cell table:formula="of:=[.C3014]^2" office:value-type="float" office:value="0.459664183629569" calcext:value-type="float">
            <text:p>0.459664183629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509817" calcext:value-type="float">
            <text:p>0.62509817</text:p>
          </table:table-cell>
          <table:table-cell table:formula="of:=[.A3015]-[.B3015]" office:value-type="float" office:value="0.37490183" calcext:value-type="float">
            <text:p>0.37490183</text:p>
          </table:table-cell>
          <table:table-cell table:formula="of:=ABS([.C3015])" office:value-type="float" office:value="0.37490183" calcext:value-type="float">
            <text:p>0.37490183</text:p>
          </table:table-cell>
          <table:table-cell table:formula="of:=[.C3015]^2" office:value-type="float" office:value="0.140551382137349" calcext:value-type="float">
            <text:p>0.140551382137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9930236" calcext:value-type="float">
            <text:p>0.939930236</text:p>
          </table:table-cell>
          <table:table-cell table:formula="of:=[.A3016]-[.B3016]" office:value-type="float" office:value="-0.939930236" calcext:value-type="float">
            <text:p>-0.939930236</text:p>
          </table:table-cell>
          <table:table-cell table:formula="of:=ABS([.C3016])" office:value-type="float" office:value="0.939930236" calcext:value-type="float">
            <text:p>0.939930236</text:p>
          </table:table-cell>
          <table:table-cell table:formula="of:=[.C3016]^2" office:value-type="float" office:value="0.883468848547016" calcext:value-type="float">
            <text:p>0.883468848547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67519207" calcext:value-type="float">
            <text:p>1.567519207</text:p>
          </table:table-cell>
          <table:table-cell table:formula="of:=[.A3017]-[.B3017]" office:value-type="float" office:value="-1.567519207" calcext:value-type="float">
            <text:p>-1.567519207</text:p>
          </table:table-cell>
          <table:table-cell table:formula="of:=ABS([.C3017])" office:value-type="float" office:value="1.567519207" calcext:value-type="float">
            <text:p>1.567519207</text:p>
          </table:table-cell>
          <table:table-cell table:formula="of:=[.C3017]^2" office:value-type="float" office:value="2.45711646431391" calcext:value-type="float">
            <text:p>2.45711646431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07481013" calcext:value-type="float">
            <text:p>1.107481013</text:p>
          </table:table-cell>
          <table:table-cell table:formula="of:=[.A3018]-[.B3018]" office:value-type="float" office:value="-1.107481013" calcext:value-type="float">
            <text:p>-1.107481013</text:p>
          </table:table-cell>
          <table:table-cell table:formula="of:=ABS([.C3018])" office:value-type="float" office:value="1.107481013" calcext:value-type="float">
            <text:p>1.107481013</text:p>
          </table:table-cell>
          <table:table-cell table:formula="of:=[.C3018]^2" office:value-type="float" office:value="1.22651419415551" calcext:value-type="float">
            <text:p>1.22651419415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1887041" calcext:value-type="float">
            <text:p>0.961887041</text:p>
          </table:table-cell>
          <table:table-cell table:formula="of:=[.A3019]-[.B3019]" office:value-type="float" office:value="0.0381129589999999" calcext:value-type="float">
            <text:p>0.038112959</text:p>
          </table:table-cell>
          <table:table-cell table:formula="of:=ABS([.C3019])" office:value-type="float" office:value="0.0381129589999999" calcext:value-type="float">
            <text:p>0.038112959</text:p>
          </table:table-cell>
          <table:table-cell table:formula="of:=[.C3019]^2" office:value-type="float" office:value="0.00145259764373567" calcext:value-type="float">
            <text:p>0.001452597643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58101667" calcext:value-type="float">
            <text:p>1.658101667</text:p>
          </table:table-cell>
          <table:table-cell table:formula="of:=[.A3020]-[.B3020]" office:value-type="float" office:value="-1.658101667" calcext:value-type="float">
            <text:p>-1.658101667</text:p>
          </table:table-cell>
          <table:table-cell table:formula="of:=ABS([.C3020])" office:value-type="float" office:value="1.658101667" calcext:value-type="float">
            <text:p>1.658101667</text:p>
          </table:table-cell>
          <table:table-cell table:formula="of:=[.C3020]^2" office:value-type="float" office:value="2.74930113810818" calcext:value-type="float">
            <text:p>2.74930113810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9460916" calcext:value-type="float">
            <text:p>0.579460916</text:p>
          </table:table-cell>
          <table:table-cell table:formula="of:=[.A3021]-[.B3021]" office:value-type="float" office:value="-0.579460916" calcext:value-type="float">
            <text:p>-0.579460916</text:p>
          </table:table-cell>
          <table:table-cell table:formula="of:=ABS([.C3021])" office:value-type="float" office:value="0.579460916" calcext:value-type="float">
            <text:p>0.579460916</text:p>
          </table:table-cell>
          <table:table-cell table:formula="of:=[.C3021]^2" office:value-type="float" office:value="0.335774953171559" calcext:value-type="float">
            <text:p>0.335774953171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9458078" calcext:value-type="float">
            <text:p>0.569458078</text:p>
          </table:table-cell>
          <table:table-cell table:formula="of:=[.A3022]-[.B3022]" office:value-type="float" office:value="-0.569458078" calcext:value-type="float">
            <text:p>-0.569458078</text:p>
          </table:table-cell>
          <table:table-cell table:formula="of:=ABS([.C3022])" office:value-type="float" office:value="0.569458078" calcext:value-type="float">
            <text:p>0.569458078</text:p>
          </table:table-cell>
          <table:table-cell table:formula="of:=[.C3022]^2" office:value-type="float" office:value="0.324282502599454" calcext:value-type="float">
            <text:p>0.324282502599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9255243" calcext:value-type="float">
            <text:p>0.829255243</text:p>
          </table:table-cell>
          <table:table-cell table:formula="of:=[.A3023]-[.B3023]" office:value-type="float" office:value="-0.829255243" calcext:value-type="float">
            <text:p>-0.829255243</text:p>
          </table:table-cell>
          <table:table-cell table:formula="of:=ABS([.C3023])" office:value-type="float" office:value="0.829255243" calcext:value-type="float">
            <text:p>0.829255243</text:p>
          </table:table-cell>
          <table:table-cell table:formula="of:=[.C3023]^2" office:value-type="float" office:value="0.687664258042989" calcext:value-type="float">
            <text:p>0.687664258042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65803321" calcext:value-type="float">
            <text:p>1.265803321</text:p>
          </table:table-cell>
          <table:table-cell table:formula="of:=[.A3024]-[.B3024]" office:value-type="float" office:value="-1.265803321" calcext:value-type="float">
            <text:p>-1.265803321</text:p>
          </table:table-cell>
          <table:table-cell table:formula="of:=ABS([.C3024])" office:value-type="float" office:value="1.265803321" calcext:value-type="float">
            <text:p>1.265803321</text:p>
          </table:table-cell>
          <table:table-cell table:formula="of:=[.C3024]^2" office:value-type="float" office:value="1.60225804745463" calcext:value-type="float">
            <text:p>1.60225804745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84868487" calcext:value-type="float">
            <text:p>1.684868487</text:p>
          </table:table-cell>
          <table:table-cell table:formula="of:=[.A3025]-[.B3025]" office:value-type="float" office:value="0.315131513" calcext:value-type="float">
            <text:p>0.315131513</text:p>
          </table:table-cell>
          <table:table-cell table:formula="of:=ABS([.C3025])" office:value-type="float" office:value="0.315131513" calcext:value-type="float">
            <text:p>0.315131513</text:p>
          </table:table-cell>
          <table:table-cell table:formula="of:=[.C3025]^2" office:value-type="float" office:value="0.0993078704856691" calcext:value-type="float">
            <text:p>0.099307870485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2830697" calcext:value-type="float">
            <text:p>0.342830697</text:p>
          </table:table-cell>
          <table:table-cell table:formula="of:=[.A3026]-[.B3026]" office:value-type="float" office:value="-0.342830697" calcext:value-type="float">
            <text:p>-0.342830697</text:p>
          </table:table-cell>
          <table:table-cell table:formula="of:=ABS([.C3026])" office:value-type="float" office:value="0.342830697" calcext:value-type="float">
            <text:p>0.342830697</text:p>
          </table:table-cell>
          <table:table-cell table:formula="of:=[.C3026]^2" office:value-type="float" office:value="0.117532886805506" calcext:value-type="float">
            <text:p>0.117532886805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5268434" calcext:value-type="float">
            <text:p>0.455268434</text:p>
          </table:table-cell>
          <table:table-cell table:formula="of:=[.A3027]-[.B3027]" office:value-type="float" office:value="1.544731566" calcext:value-type="float">
            <text:p>1.544731566</text:p>
          </table:table-cell>
          <table:table-cell table:formula="of:=ABS([.C3027])" office:value-type="float" office:value="1.544731566" calcext:value-type="float">
            <text:p>1.544731566</text:p>
          </table:table-cell>
          <table:table-cell table:formula="of:=[.C3027]^2" office:value-type="float" office:value="2.38619561099681" calcext:value-type="float">
            <text:p>2.38619561099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72790215" calcext:value-type="float">
            <text:p>1.872790215</text:p>
          </table:table-cell>
          <table:table-cell table:formula="of:=[.A3028]-[.B3028]" office:value-type="float" office:value="0.127209785" calcext:value-type="float">
            <text:p>0.127209785</text:p>
          </table:table-cell>
          <table:table-cell table:formula="of:=ABS([.C3028])" office:value-type="float" office:value="0.127209785" calcext:value-type="float">
            <text:p>0.127209785</text:p>
          </table:table-cell>
          <table:table-cell table:formula="of:=[.C3028]^2" office:value-type="float" office:value="0.0161823293997462" calcext:value-type="float">
            <text:p>0.016182329399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72218882" calcext:value-type="float">
            <text:p>1.772218882</text:p>
          </table:table-cell>
          <table:table-cell table:formula="of:=[.A3029]-[.B3029]" office:value-type="float" office:value="0.227781118" calcext:value-type="float">
            <text:p>0.227781118</text:p>
          </table:table-cell>
          <table:table-cell table:formula="of:=ABS([.C3029])" office:value-type="float" office:value="0.227781118" calcext:value-type="float">
            <text:p>0.227781118</text:p>
          </table:table-cell>
          <table:table-cell table:formula="of:=[.C3029]^2" office:value-type="float" office:value="0.0518842377173299" calcext:value-type="float">
            <text:p>0.051884237717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3560061" calcext:value-type="float">
            <text:p>0.653560061</text:p>
          </table:table-cell>
          <table:table-cell table:formula="of:=[.A3030]-[.B3030]" office:value-type="float" office:value="0.346439939" calcext:value-type="float">
            <text:p>0.346439939</text:p>
          </table:table-cell>
          <table:table-cell table:formula="of:=ABS([.C3030])" office:value-type="float" office:value="0.346439939" calcext:value-type="float">
            <text:p>0.346439939</text:p>
          </table:table-cell>
          <table:table-cell table:formula="of:=[.C3030]^2" office:value-type="float" office:value="0.120020631334324" calcext:value-type="float">
            <text:p>0.1200206313343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6420969" calcext:value-type="float">
            <text:p>5.16420969</text:p>
          </table:table-cell>
          <table:table-cell table:formula="of:=[.A3031]-[.B3031]" office:value-type="float" office:value="0.83579031" calcext:value-type="float">
            <text:p>0.83579031</text:p>
          </table:table-cell>
          <table:table-cell table:formula="of:=ABS([.C3031])" office:value-type="float" office:value="0.83579031" calcext:value-type="float">
            <text:p>0.83579031</text:p>
          </table:table-cell>
          <table:table-cell table:formula="of:=[.C3031]^2" office:value-type="float" office:value="0.698545442289896" calcext:value-type="float">
            <text:p>0.698545442289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90406415" calcext:value-type="float">
            <text:p>2.090406415</text:p>
          </table:table-cell>
          <table:table-cell table:formula="of:=[.A3032]-[.B3032]" office:value-type="float" office:value="2.909593585" calcext:value-type="float">
            <text:p>2.909593585</text:p>
          </table:table-cell>
          <table:table-cell table:formula="of:=ABS([.C3032])" office:value-type="float" office:value="2.909593585" calcext:value-type="float">
            <text:p>2.909593585</text:p>
          </table:table-cell>
          <table:table-cell table:formula="of:=[.C3032]^2" office:value-type="float" office:value="8.46573482987315" calcext:value-type="float">
            <text:p>8.46573482987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334429" calcext:value-type="float">
            <text:p>0.615334429</text:p>
          </table:table-cell>
          <table:table-cell table:formula="of:=[.A3033]-[.B3033]" office:value-type="float" office:value="-0.615334429" calcext:value-type="float">
            <text:p>-0.615334429</text:p>
          </table:table-cell>
          <table:table-cell table:formula="of:=ABS([.C3033])" office:value-type="float" office:value="0.615334429" calcext:value-type="float">
            <text:p>0.615334429</text:p>
          </table:table-cell>
          <table:table-cell table:formula="of:=[.C3033]^2" office:value-type="float" office:value="0.378636459512756" calcext:value-type="float">
            <text:p>0.378636459512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04149646" calcext:value-type="float">
            <text:p>1.304149646</text:p>
          </table:table-cell>
          <table:table-cell table:formula="of:=[.A3034]-[.B3034]" office:value-type="float" office:value="1.695850354" calcext:value-type="float">
            <text:p>1.695850354</text:p>
          </table:table-cell>
          <table:table-cell table:formula="of:=ABS([.C3034])" office:value-type="float" office:value="1.695850354" calcext:value-type="float">
            <text:p>1.695850354</text:p>
          </table:table-cell>
          <table:table-cell table:formula="of:=[.C3034]^2" office:value-type="float" office:value="2.87590842316193" calcext:value-type="float">
            <text:p>2.875908423161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68140167" calcext:value-type="float">
            <text:p>2.068140167</text:p>
          </table:table-cell>
          <table:table-cell table:formula="of:=[.A3035]-[.B3035]" office:value-type="float" office:value="3.931859833" calcext:value-type="float">
            <text:p>3.931859833</text:p>
          </table:table-cell>
          <table:table-cell table:formula="of:=ABS([.C3035])" office:value-type="float" office:value="3.931859833" calcext:value-type="float">
            <text:p>3.931859833</text:p>
          </table:table-cell>
          <table:table-cell table:formula="of:=[.C3035]^2" office:value-type="float" office:value="15.4595217463588" calcext:value-type="float">
            <text:p>15.4595217463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2569482" calcext:value-type="float">
            <text:p>1.122569482</text:p>
          </table:table-cell>
          <table:table-cell table:formula="of:=[.A3036]-[.B3036]" office:value-type="float" office:value="-1.122569482" calcext:value-type="float">
            <text:p>-1.122569482</text:p>
          </table:table-cell>
          <table:table-cell table:formula="of:=ABS([.C3036])" office:value-type="float" office:value="1.122569482" calcext:value-type="float">
            <text:p>1.122569482</text:p>
          </table:table-cell>
          <table:table-cell table:formula="of:=[.C3036]^2" office:value-type="float" office:value="1.26016224191775" calcext:value-type="float">
            <text:p>1.26016224191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9271941" calcext:value-type="float">
            <text:p>0.939271941</text:p>
          </table:table-cell>
          <table:table-cell table:formula="of:=[.A3037]-[.B3037]" office:value-type="float" office:value="1.060728059" calcext:value-type="float">
            <text:p>1.060728059</text:p>
          </table:table-cell>
          <table:table-cell table:formula="of:=ABS([.C3037])" office:value-type="float" office:value="1.060728059" calcext:value-type="float">
            <text:p>1.060728059</text:p>
          </table:table-cell>
          <table:table-cell table:formula="of:=[.C3037]^2" office:value-type="float" office:value="1.12514401514991" calcext:value-type="float">
            <text:p>1.125144015149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42284949" calcext:value-type="float">
            <text:p>1.942284949</text:p>
          </table:table-cell>
          <table:table-cell table:formula="of:=[.A3038]-[.B3038]" office:value-type="float" office:value="5.057715051" calcext:value-type="float">
            <text:p>5.057715051</text:p>
          </table:table-cell>
          <table:table-cell table:formula="of:=ABS([.C3038])" office:value-type="float" office:value="5.057715051" calcext:value-type="float">
            <text:p>5.057715051</text:p>
          </table:table-cell>
          <table:table-cell table:formula="of:=[.C3038]^2" office:value-type="float" office:value="25.5804815371119" calcext:value-type="float">
            <text:p>25.5804815371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5417331" calcext:value-type="float">
            <text:p>0.555417331</text:p>
          </table:table-cell>
          <table:table-cell table:formula="of:=[.A3039]-[.B3039]" office:value-type="float" office:value="-0.555417331" calcext:value-type="float">
            <text:p>-0.555417331</text:p>
          </table:table-cell>
          <table:table-cell table:formula="of:=ABS([.C3039])" office:value-type="float" office:value="0.555417331" calcext:value-type="float">
            <text:p>0.555417331</text:p>
          </table:table-cell>
          <table:table-cell table:formula="of:=[.C3039]^2" office:value-type="float" office:value="0.308488411575164" calcext:value-type="float">
            <text:p>0.308488411575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958748" calcext:value-type="float">
            <text:p>0.15958748</text:p>
          </table:table-cell>
          <table:table-cell table:formula="of:=[.A3040]-[.B3040]" office:value-type="float" office:value="1.84041252" calcext:value-type="float">
            <text:p>1.84041252</text:p>
          </table:table-cell>
          <table:table-cell table:formula="of:=ABS([.C3040])" office:value-type="float" office:value="1.84041252" calcext:value-type="float">
            <text:p>1.84041252</text:p>
          </table:table-cell>
          <table:table-cell table:formula="of:=[.C3040]^2" office:value-type="float" office:value="3.38711824377275" calcext:value-type="float">
            <text:p>3.38711824377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698782" calcext:value-type="float">
            <text:p>0.73698782</text:p>
          </table:table-cell>
          <table:table-cell table:formula="of:=[.A3041]-[.B3041]" office:value-type="float" office:value="-0.73698782" calcext:value-type="float">
            <text:p>-0.73698782</text:p>
          </table:table-cell>
          <table:table-cell table:formula="of:=ABS([.C3041])" office:value-type="float" office:value="0.73698782" calcext:value-type="float">
            <text:p>0.73698782</text:p>
          </table:table-cell>
          <table:table-cell table:formula="of:=[.C3041]^2" office:value-type="float" office:value="0.543151046828352" calcext:value-type="float">
            <text:p>0.543151046828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27857401" calcext:value-type="float">
            <text:p>1.727857401</text:p>
          </table:table-cell>
          <table:table-cell table:formula="of:=[.A3042]-[.B3042]" office:value-type="float" office:value="1.272142599" calcext:value-type="float">
            <text:p>1.272142599</text:p>
          </table:table-cell>
          <table:table-cell table:formula="of:=ABS([.C3042])" office:value-type="float" office:value="1.272142599" calcext:value-type="float">
            <text:p>1.272142599</text:p>
          </table:table-cell>
          <table:table-cell table:formula="of:=[.C3042]^2" office:value-type="float" office:value="1.61834679219047" calcext:value-type="float">
            <text:p>1.61834679219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2187621" calcext:value-type="float">
            <text:p>0.582187621</text:p>
          </table:table-cell>
          <table:table-cell table:formula="of:=[.A3043]-[.B3043]" office:value-type="float" office:value="-0.582187621" calcext:value-type="float">
            <text:p>-0.582187621</text:p>
          </table:table-cell>
          <table:table-cell table:formula="of:=ABS([.C3043])" office:value-type="float" office:value="0.582187621" calcext:value-type="float">
            <text:p>0.582187621</text:p>
          </table:table-cell>
          <table:table-cell table:formula="of:=[.C3043]^2" office:value-type="float" office:value="0.33894242604564" calcext:value-type="float">
            <text:p>0.33894242604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1411627" calcext:value-type="float">
            <text:p>0.111411627</text:p>
          </table:table-cell>
          <table:table-cell table:formula="of:=[.A3044]-[.B3044]" office:value-type="float" office:value="-0.111411627" calcext:value-type="float">
            <text:p>-0.111411627</text:p>
          </table:table-cell>
          <table:table-cell table:formula="of:=ABS([.C3044])" office:value-type="float" office:value="0.111411627" calcext:value-type="float">
            <text:p>0.111411627</text:p>
          </table:table-cell>
          <table:table-cell table:formula="of:=[.C3044]^2" office:value-type="float" office:value="0.0124125506307871" calcext:value-type="float">
            <text:p>0.012412550630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9953687" calcext:value-type="float">
            <text:p>0.119953687</text:p>
          </table:table-cell>
          <table:table-cell table:formula="of:=[.A3045]-[.B3045]" office:value-type="float" office:value="-0.119953687" calcext:value-type="float">
            <text:p>-0.119953687</text:p>
          </table:table-cell>
          <table:table-cell table:formula="of:=ABS([.C3045])" office:value-type="float" office:value="0.119953687" calcext:value-type="float">
            <text:p>0.119953687</text:p>
          </table:table-cell>
          <table:table-cell table:formula="of:=[.C3045]^2" office:value-type="float" office:value="0.014388887024894" calcext:value-type="float">
            <text:p>0.014388887024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3109624" calcext:value-type="float">
            <text:p>0.423109624</text:p>
          </table:table-cell>
          <table:table-cell table:formula="of:=[.A3046]-[.B3046]" office:value-type="float" office:value="-0.423109624" calcext:value-type="float">
            <text:p>-0.423109624</text:p>
          </table:table-cell>
          <table:table-cell table:formula="of:=ABS([.C3046])" office:value-type="float" office:value="0.423109624" calcext:value-type="float">
            <text:p>0.423109624</text:p>
          </table:table-cell>
          <table:table-cell table:formula="of:=[.C3046]^2" office:value-type="float" office:value="0.179021753921421" calcext:value-type="float">
            <text:p>0.179021753921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34343" calcext:value-type="float">
            <text:p>0.85734343</text:p>
          </table:table-cell>
          <table:table-cell table:formula="of:=[.A3047]-[.B3047]" office:value-type="float" office:value="-0.85734343" calcext:value-type="float">
            <text:p>-0.85734343</text:p>
          </table:table-cell>
          <table:table-cell table:formula="of:=ABS([.C3047])" office:value-type="float" office:value="0.85734343" calcext:value-type="float">
            <text:p>0.85734343</text:p>
          </table:table-cell>
          <table:table-cell table:formula="of:=[.C3047]^2" office:value-type="float" office:value="0.735037756964165" calcext:value-type="float">
            <text:p>0.735037756964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2183223" calcext:value-type="float">
            <text:p>0.072183223</text:p>
          </table:table-cell>
          <table:table-cell table:formula="of:=[.A3048]-[.B3048]" office:value-type="float" office:value="-0.072183223" calcext:value-type="float">
            <text:p>-0.072183223</text:p>
          </table:table-cell>
          <table:table-cell table:formula="of:=ABS([.C3048])" office:value-type="float" office:value="0.072183223" calcext:value-type="float">
            <text:p>0.072183223</text:p>
          </table:table-cell>
          <table:table-cell table:formula="of:=[.C3048]^2" office:value-type="float" office:value="0.00521041768266773" calcext:value-type="float">
            <text:p>0.005210417682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0129484" calcext:value-type="float">
            <text:p>0.220129484</text:p>
          </table:table-cell>
          <table:table-cell table:formula="of:=[.A3049]-[.B3049]" office:value-type="float" office:value="-0.220129484" calcext:value-type="float">
            <text:p>-0.220129484</text:p>
          </table:table-cell>
          <table:table-cell table:formula="of:=ABS([.C3049])" office:value-type="float" office:value="0.220129484" calcext:value-type="float">
            <text:p>0.220129484</text:p>
          </table:table-cell>
          <table:table-cell table:formula="of:=[.C3049]^2" office:value-type="float" office:value="0.0484569897261063" calcext:value-type="float">
            <text:p>0.048456989726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0756228" calcext:value-type="float">
            <text:p>0.730756228</text:p>
          </table:table-cell>
          <table:table-cell table:formula="of:=[.A3050]-[.B3050]" office:value-type="float" office:value="-0.730756228" calcext:value-type="float">
            <text:p>-0.730756228</text:p>
          </table:table-cell>
          <table:table-cell table:formula="of:=ABS([.C3050])" office:value-type="float" office:value="0.730756228" calcext:value-type="float">
            <text:p>0.730756228</text:p>
          </table:table-cell>
          <table:table-cell table:formula="of:=[.C3050]^2" office:value-type="float" office:value="0.534004664760788" calcext:value-type="float">
            <text:p>0.534004664760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9535874" calcext:value-type="float">
            <text:p>0.089535874</text:p>
          </table:table-cell>
          <table:table-cell table:formula="of:=[.A3051]-[.B3051]" office:value-type="float" office:value="-0.089535874" calcext:value-type="float">
            <text:p>-0.089535874</text:p>
          </table:table-cell>
          <table:table-cell table:formula="of:=ABS([.C3051])" office:value-type="float" office:value="0.089535874" calcext:value-type="float">
            <text:p>0.089535874</text:p>
          </table:table-cell>
          <table:table-cell table:formula="of:=[.C3051]^2" office:value-type="float" office:value="0.00801667273294388" calcext:value-type="float">
            <text:p>0.008016672732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2673944" calcext:value-type="float">
            <text:p>0.392673944</text:p>
          </table:table-cell>
          <table:table-cell table:formula="of:=[.A3052]-[.B3052]" office:value-type="float" office:value="-0.392673944" calcext:value-type="float">
            <text:p>-0.392673944</text:p>
          </table:table-cell>
          <table:table-cell table:formula="of:=ABS([.C3052])" office:value-type="float" office:value="0.392673944" calcext:value-type="float">
            <text:p>0.392673944</text:p>
          </table:table-cell>
          <table:table-cell table:formula="of:=[.C3052]^2" office:value-type="float" office:value="0.154192826296515" calcext:value-type="float">
            <text:p>0.154192826296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511734" calcext:value-type="float">
            <text:p>0.602511734</text:p>
          </table:table-cell>
          <table:table-cell table:formula="of:=[.A3053]-[.B3053]" office:value-type="float" office:value="-0.602511734" calcext:value-type="float">
            <text:p>-0.602511734</text:p>
          </table:table-cell>
          <table:table-cell table:formula="of:=ABS([.C3053])" office:value-type="float" office:value="0.602511734" calcext:value-type="float">
            <text:p>0.602511734</text:p>
          </table:table-cell>
          <table:table-cell table:formula="of:=[.C3053]^2" office:value-type="float" office:value="0.363020389607687" calcext:value-type="float">
            <text:p>0.363020389607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3559729" calcext:value-type="float">
            <text:p>0.063559729</text:p>
          </table:table-cell>
          <table:table-cell table:formula="of:=[.A3054]-[.B3054]" office:value-type="float" office:value="-0.063559729" calcext:value-type="float">
            <text:p>-0.063559729</text:p>
          </table:table-cell>
          <table:table-cell table:formula="of:=ABS([.C3054])" office:value-type="float" office:value="0.063559729" calcext:value-type="float">
            <text:p>0.063559729</text:p>
          </table:table-cell>
          <table:table-cell table:formula="of:=[.C3054]^2" office:value-type="float" office:value="0.00403983915055344" calcext:value-type="float">
            <text:p>0.004039839150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1668578" calcext:value-type="float">
            <text:p>0.201668578</text:p>
          </table:table-cell>
          <table:table-cell table:formula="of:=[.A3055]-[.B3055]" office:value-type="float" office:value="-0.201668578" calcext:value-type="float">
            <text:p>-0.201668578</text:p>
          </table:table-cell>
          <table:table-cell table:formula="of:=ABS([.C3055])" office:value-type="float" office:value="0.201668578" calcext:value-type="float">
            <text:p>0.201668578</text:p>
          </table:table-cell>
          <table:table-cell table:formula="of:=[.C3055]^2" office:value-type="float" office:value="0.0406702153525421" calcext:value-type="float">
            <text:p>0.040670215352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73126656" calcext:value-type="float">
            <text:p>2.073126656</text:p>
          </table:table-cell>
          <table:table-cell table:formula="of:=[.A3056]-[.B3056]" office:value-type="float" office:value="-0.0731266559999999" calcext:value-type="float">
            <text:p>-0.073126656</text:p>
          </table:table-cell>
          <table:table-cell table:formula="of:=ABS([.C3056])" office:value-type="float" office:value="0.0731266559999999" calcext:value-type="float">
            <text:p>0.073126656</text:p>
          </table:table-cell>
          <table:table-cell table:formula="of:=[.C3056]^2" office:value-type="float" office:value="0.00534750781774232" calcext:value-type="float">
            <text:p>0.005347507817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0291" calcext:value-type="float">
            <text:p>0.1350291</text:p>
          </table:table-cell>
          <table:table-cell table:formula="of:=[.A3057]-[.B3057]" office:value-type="float" office:value="-0.1350291" calcext:value-type="float">
            <text:p>-0.1350291</text:p>
          </table:table-cell>
          <table:table-cell table:formula="of:=ABS([.C3057])" office:value-type="float" office:value="0.1350291" calcext:value-type="float">
            <text:p>0.1350291</text:p>
          </table:table-cell>
          <table:table-cell table:formula="of:=[.C3057]^2" office:value-type="float" office:value="0.01823285784681" calcext:value-type="float">
            <text:p>0.01823285784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5452683" calcext:value-type="float">
            <text:p>0.045452683</text:p>
          </table:table-cell>
          <table:table-cell table:formula="of:=[.A3058]-[.B3058]" office:value-type="float" office:value="-0.045452683" calcext:value-type="float">
            <text:p>-0.045452683</text:p>
          </table:table-cell>
          <table:table-cell table:formula="of:=ABS([.C3058])" office:value-type="float" office:value="0.045452683" calcext:value-type="float">
            <text:p>0.045452683</text:p>
          </table:table-cell>
          <table:table-cell table:formula="of:=[.C3058]^2" office:value-type="float" office:value="0.00206594639189849" calcext:value-type="float">
            <text:p>0.002065946391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9989062" calcext:value-type="float">
            <text:p>0.109989062</text:p>
          </table:table-cell>
          <table:table-cell table:formula="of:=[.A3059]-[.B3059]" office:value-type="float" office:value="-0.109989062" calcext:value-type="float">
            <text:p>-0.109989062</text:p>
          </table:table-cell>
          <table:table-cell table:formula="of:=ABS([.C3059])" office:value-type="float" office:value="0.109989062" calcext:value-type="float">
            <text:p>0.109989062</text:p>
          </table:table-cell>
          <table:table-cell table:formula="of:=[.C3059]^2" office:value-type="float" office:value="0.0120975937596398" calcext:value-type="float">
            <text:p>0.01209759375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8224547" calcext:value-type="float">
            <text:p>0.198224547</text:p>
          </table:table-cell>
          <table:table-cell table:formula="of:=[.A3060]-[.B3060]" office:value-type="float" office:value="-0.198224547" calcext:value-type="float">
            <text:p>-0.198224547</text:p>
          </table:table-cell>
          <table:table-cell table:formula="of:=ABS([.C3060])" office:value-type="float" office:value="0.198224547" calcext:value-type="float">
            <text:p>0.198224547</text:p>
          </table:table-cell>
          <table:table-cell table:formula="of:=[.C3060]^2" office:value-type="float" office:value="0.0392929710333552" calcext:value-type="float">
            <text:p>0.039292971033355</text:p>
          </table:table-cell>
        </table:table-row>
        <table:table-row table:style-name="ro1">
          <table:table-cell table:formula="of:=SUM([.A1:.A3060])" office:value-type="float" office:value="5129" calcext:value-type="float">
            <text:p>5129</text:p>
          </table:table-cell>
          <table:table-cell table:formula="of:=SUM([.B1:.B3060])" office:value-type="float" office:value="4545.497157052" calcext:value-type="float">
            <text:p>4545.497157052</text:p>
          </table:table-cell>
          <table:table-cell/>
          <table:table-cell table:formula="of:=SUM([.D1:.D3060])" office:value-type="float" office:value="3448.621427166" calcext:value-type="float">
            <text:p>3448.621427166</text:p>
          </table:table-cell>
          <table:table-cell table:formula="of:=SUM([.E1:.E3060])" office:value-type="float" office:value="14138.5200852148" calcext:value-type="float">
            <text:p>14138.5200852148</text:p>
          </table:table-cell>
        </table:table-row>
        <table:table-row table:style-name="ro1">
          <table:table-cell table:number-columns-repeated="3"/>
          <table:table-cell table:formula="of:=[.D3061]/3060" office:value-type="float" office:value="1.12700046639412" calcext:value-type="float">
            <text:p>1.12700046639412</text:p>
          </table:table-cell>
          <table:table-cell table:formula="of:=[.E3061]/3060" office:value-type="float" office:value="4.62043140039698" calcext:value-type="float">
            <text:p>4.62043140039698</text:p>
          </table:table-cell>
        </table:table-row>
        <table:table-row table:style-name="ro1">
          <table:table-cell table:number-columns-repeated="4"/>
          <table:table-cell table:formula="of:=SQRT([.E3062])" office:value-type="float" office:value="2.14951887649236" calcext:value-type="float">
            <text:p>2.14951887649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7:00:04.374134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8T17:17:46.268727408</dc:date>
    <meta:editing-duration>PT14M5S</meta:editing-duration>
    <meta:editing-cycles>3</meta:editing-cycles>
    <meta:generator>LibreOffice/6.4.6.2$Linux_X86_64 LibreOffice_project/40$Build-2</meta:generator>
    <meta:document-statistic meta:table-count="2" meta:cell-count="15345" meta:object-count="0"/>
  </office:meta>
</office:document-meta>
</file>